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638in"/>
    </style:style>
    <style:style style:name="co2" style:family="table-column">
      <style:table-column-properties fo:break-before="auto" style:column-width="3.8957in"/>
    </style:style>
    <style:style style:name="co3" style:family="table-column">
      <style:table-column-properties fo:break-before="auto" style:column-width="2.7591in"/>
    </style:style>
    <style:style style:name="co4" style:family="table-column">
      <style:table-column-properties fo:break-before="auto" style:column-width="1.7618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4" style:family="table-cell" style:parent-style-name="Default"/>
    <style:style style:name="ce6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2" style:family="table-cell" style:parent-style-name="Default"/>
    <style:style style:name="ce1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телеграм-бот-wordsta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Default" office:value-type="string" calcext:value-type="string">
            <text:p>Поисковые запросы</text:p>
          </table:table-cell>
          <table:table-cell office:value-type="string" calcext:value-type="string">
            <text:p>Название группы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Суммарная частотность кластера</text:p>
          </table:table-cell>
          <table:table-cell office:value-type="string" calcext:value-type="string">
            <text:p>% Агрегаторов</text:p>
          </table:table-cell>
          <table:table-cell office:value-type="string" calcext:value-type="string">
            <text:p>Главных страниц</text:p>
          </table:table-cell>
          <table:table-cell office:value-type="string" calcext:value-type="string">
            <text:p>Топоним в запросе</text:p>
          </table:table-cell>
          <table:table-cell office:value-type="string" calcext:value-type="string">
            <text:p>URLs группы</text:p>
          </table:table-cell>
        </table:table-row>
        <table:table-row table:style-name="ro1">
          <table:table-cell office:value-type="string" calcext:value-type="string">
            <text:p>телеграм бот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41575" calcext:value-type="float">
            <text:p>41575</text:p>
          </table:table-cell>
          <table:table-cell office:value-type="float" office:value="45794" calcext:value-type="float">
            <text:p>45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бот в телеграме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2336" calcext:value-type="float">
            <text:p>2336</text:p>
          </table:table-cell>
          <table:table-cell office:value-type="float" office:value="45794" calcext:value-type="float">
            <text:p>45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лучшие телеграм боты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481" calcext:value-type="float">
            <text:p>481</text:p>
          </table:table-cell>
          <table:table-cell office:value-type="float" office:value="45794" calcext:value-type="float">
            <text:p>457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телеграм пользователь бот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337" calcext:value-type="float">
            <text:p>337</text:p>
          </table:table-cell>
          <table:table-cell office:value-type="float" office:value="45794" calcext:value-type="float">
            <text:p>45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лучшие боты для телеграма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318" calcext:value-type="float">
            <text:p>318</text:p>
          </table:table-cell>
          <table:table-cell office:value-type="float" office:value="45794" calcext:value-type="float">
            <text:p>457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топ ботов телеграм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138" calcext:value-type="float">
            <text:p>138</text:p>
          </table:table-cell>
          <table:table-cell office:value-type="float" office:value="45794" calcext:value-type="float">
            <text:p>457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телеграм бот для телеграмма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113" calcext:value-type="float">
            <text:p>113</text:p>
          </table:table-cell>
          <table:table-cell office:value-type="float" office:value="45794" calcext:value-type="float">
            <text:p>4579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сделать чат бота в телеграм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94" calcext:value-type="float">
            <text:p>94</text:p>
          </table:table-cell>
          <table:table-cell office:value-type="float" office:value="45794" calcext:value-type="float">
            <text:p>4579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проект телеграм бот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52" calcext:value-type="float">
            <text:p>52</text:p>
          </table:table-cell>
          <table:table-cell office:value-type="float" office:value="45794" calcext:value-type="float">
            <text:p>45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бот мессенджер телеграм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37" calcext:value-type="float">
            <text:p>37</text:p>
          </table:table-cell>
          <table:table-cell office:value-type="float" office:value="45794" calcext:value-type="float">
            <text:p>4579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как выглядит телеграм бот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36" calcext:value-type="float">
            <text:p>36</text:p>
          </table:table-cell>
          <table:table-cell office:value-type="float" office:value="45794" calcext:value-type="float">
            <text:p>45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телеграм бот telegram bot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36" calcext:value-type="float">
            <text:p>36</text:p>
          </table:table-cell>
          <table:table-cell office:value-type="float" office:value="45794" calcext:value-type="float">
            <text:p>45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телеграм бот использование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28" calcext:value-type="float">
            <text:p>28</text:p>
          </table:table-cell>
          <table:table-cell office:value-type="float" office:value="45794" calcext:value-type="float">
            <text:p>45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телеграм бот статья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26" calcext:value-type="float">
            <text:p>26</text:p>
          </table:table-cell>
          <table:table-cell office:value-type="float" office:value="45794" calcext:value-type="float">
            <text:p>45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примеры чат ботов в телеграм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24" calcext:value-type="float">
            <text:p>24</text:p>
          </table:table-cell>
          <table:table-cell office:value-type="float" office:value="45794" calcext:value-type="float">
            <text:p>45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телеграм боты рейтинг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24" calcext:value-type="float">
            <text:p>24</text:p>
          </table:table-cell>
          <table:table-cell office:value-type="float" office:value="45794" calcext:value-type="float">
            <text:p>457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телеграм бот платформа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23" calcext:value-type="float">
            <text:p>23</text:p>
          </table:table-cell>
          <table:table-cell office:value-type="float" office:value="45794" calcext:value-type="float">
            <text:p>45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популярные боты в телеграм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21" calcext:value-type="float">
            <text:p>21</text:p>
          </table:table-cell>
          <table:table-cell office:value-type="float" office:value="45794" calcext:value-type="float">
            <text:p>457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разные боты в телеграм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19" calcext:value-type="float">
            <text:p>19</text:p>
          </table:table-cell>
          <table:table-cell office:value-type="float" office:value="45794" calcext:value-type="float">
            <text:p>457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бот для телеграма канала создать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15" calcext:value-type="float">
            <text:p>15</text:p>
          </table:table-cell>
          <table:table-cell office:value-type="float" office:value="45794" calcext:value-type="float">
            <text:p>45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какие боты нужны в телеграм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12" calcext:value-type="float">
            <text:p>12</text:p>
          </table:table-cell>
          <table:table-cell office:value-type="float" office:value="45794" calcext:value-type="float">
            <text:p>4579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информация через телеграм бот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11" calcext:value-type="float">
            <text:p>11</text:p>
          </table:table-cell>
          <table:table-cell office:value-type="float" office:value="45794" calcext:value-type="float">
            <text:p>45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телегра м боты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11" calcext:value-type="float">
            <text:p>11</text:p>
          </table:table-cell>
          <table:table-cell office:value-type="float" office:value="45794" calcext:value-type="float">
            <text:p>457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бот робот телеграм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10" calcext:value-type="float">
            <text:p>10</text:p>
          </table:table-cell>
          <table:table-cell office:value-type="float" office:value="45794" calcext:value-type="float">
            <text:p>45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телеграм боти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9" calcext:value-type="float">
            <text:p>9</text:p>
          </table:table-cell>
          <table:table-cell office:value-type="float" office:value="45794" calcext:value-type="float">
            <text:p>4579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какие бывают телеграм боты</text:p>
          </table:table-cell>
          <table:table-cell office:value-type="string" calcext:value-type="string">
            <text:p>телеграм бот (26)</text:p>
          </table:table-cell>
          <table:table-cell office:value-type="float" office:value="8" calcext:value-type="float">
            <text:p>8</text:p>
          </table:table-cell>
          <table:table-cell office:value-type="float" office:value="45794" calcext:value-type="float">
            <text:p>457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telegram/1886555-top-200-telegram-botov-2025-dlya-grupp-kanalov-chatov-znakomstv-ii-i-biznesa, https://habr.com/ru/companies/click/articles/684182/, https://practicum.yandex.ru/blog/telegram-boty-kak-rabotayut-i-kak-nastroit/, https://core.telegram.org/bots, https://www.sravni.ru/text/boty-dlya-telegrama/, https://smmplanner.com/blog/boty-pomoshchniki-podborka-samykh-polieznykh-chat-botov-v-tielieghramie/, https://skillbox.ru/media/code/telegram-bot-api/, https://www.carrotquest.io/blog/telegram-bots/, https://dtf.ru/life/3614568-telegram-bot-chto-eto-vidy-telegram-botov-kak-sdelat-polnoe-rukovodstvo-2025, https://hi-tech.mail.ru/review/117282-kak-sozdat-bota-v-telegram/</text:p>
          </table:table-cell>
        </table:table-row>
        <table:table-row table:style-name="ro1">
          <table:table-cell office:value-type="string" calcext:value-type="string">
            <text:p>бот телеграм номер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1177" calcext:value-type="float">
            <text:p>1177</text:p>
          </table:table-cell>
          <table:table-cell office:value-type="float" office:value="5447" calcext:value-type="float">
            <text:p>54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телефоны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794" calcext:value-type="float">
            <text:p>794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узнать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471" calcext:value-type="float">
            <text:p>471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данные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419" calcext:value-type="float">
            <text:p>419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по номеру телефона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401" calcext:value-type="float">
            <text:p>401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для поиска людей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191" calcext:value-type="float">
            <text:p>191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ы поиск по номеру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186" calcext:value-type="float">
            <text:p>186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боты для телеграма информации о людях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134" calcext:value-type="float">
            <text:p>134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узнать номер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121" calcext:value-type="float">
            <text:p>121</text:p>
          </table:table-cell>
          <table:table-cell office:value-type="float" office:value="5447" calcext:value-type="float">
            <text:p>54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бот для телеграма по номеру телефона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117" calcext:value-type="float">
            <text:p>117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найти номер телеграм бот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114" calcext:value-type="float">
            <text:p>114</text:p>
          </table:table-cell>
          <table:table-cell office:value-type="float" office:value="5447" calcext:value-type="float">
            <text:p>54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боты телеграм для поиска информации о человеке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111" calcext:value-type="float">
            <text:p>111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поиск по номеру телефона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111" calcext:value-type="float">
            <text:p>111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найти телефон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77" calcext:value-type="float">
            <text:p>77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 бот узнает телефон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75" calcext:value-type="float">
            <text:p>75</text:p>
          </table:table-cell>
          <table:table-cell office:value-type="float" office:value="5447" calcext:value-type="float">
            <text:p>54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найти номер телефона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69" calcext:value-type="float">
            <text:p>69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информация по номеру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69" calcext:value-type="float">
            <text:p>69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бот телеграм информация по телефону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56" calcext:value-type="float">
            <text:p>56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узнать по номеру телефона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51" calcext:value-type="float">
            <text:p>51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бот телеграм бесплатно по номеру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47" calcext:value-type="float">
            <text:p>47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бот телеграм найти человека по номеру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46" calcext:value-type="float">
            <text:p>46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найти человека по телефону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39" calcext:value-type="float">
            <text:p>39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информация по номеру телефона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36" calcext:value-type="float">
            <text:p>36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поиск по номеру телефона человека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34" calcext:value-type="float">
            <text:p>34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найти человека по номеру телефона телеграм бот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34" calcext:value-type="float">
            <text:p>34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для поиска людей по номеру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32" calcext:value-type="float">
            <text:p>32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проверка телефона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27" calcext:value-type="float">
            <text:p>27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узнать номер человека телеграм бот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26" calcext:value-type="float">
            <text:p>26</text:p>
          </table:table-cell>
          <table:table-cell office:value-type="float" office:value="5447" calcext:value-type="float">
            <text:p>544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боты в телеграм для поиска по телефону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24" calcext:value-type="float">
            <text:p>24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бот телеграм узнать владельца по номеру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23" calcext:value-type="float">
            <text:p>23</text:p>
          </table:table-cell>
          <table:table-cell office:value-type="float" office:value="5447" calcext:value-type="float">
            <text:p>54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для поиска информации по номеру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23" calcext:value-type="float">
            <text:p>23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поиск информации по телефону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22" calcext:value-type="float">
            <text:p>22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боты телеграм для проверки по номеру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21" calcext:value-type="float">
            <text:p>21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для поиска человека по телефону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20" calcext:value-type="float">
            <text:p>20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поиск информации по номеру телефона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20" calcext:value-type="float">
            <text:p>20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информация по телефону о человеке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20" calcext:value-type="float">
            <text:p>20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бот телеграм поиск по телефону бесплатно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18" calcext:value-type="float">
            <text:p>18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персональные данные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18" calcext:value-type="float">
            <text:p>18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для проверки номера телефонов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18" calcext:value-type="float">
            <text:p>18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следит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16" calcext:value-type="float">
            <text:p>16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поиск по номеру бесплатно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14" calcext:value-type="float">
            <text:p>14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ы для слежки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13" calcext:value-type="float">
            <text:p>13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номер телефона данные телеграм бот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12" calcext:value-type="float">
            <text:p>12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чей номер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11" calcext:value-type="float">
            <text:p>11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адрес человека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11" calcext:value-type="float">
            <text:p>11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чат бот телеграм номер телефона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11" calcext:value-type="float">
            <text:p>11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деанон бот телеграм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11" calcext:value-type="float">
            <text:p>11</text:p>
          </table:table-cell>
          <table:table-cell office:value-type="float" office:value="5447" calcext:value-type="float">
            <text:p>54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бесплатный бот в телеграм по номеру телефона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10" calcext:value-type="float">
            <text:p>10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определитель номера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10" calcext:value-type="float">
            <text:p>10</text:p>
          </table:table-cell>
          <table:table-cell office:value-type="float" office:value="5447" calcext:value-type="float">
            <text:p>54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вк по номеру телефона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9" calcext:value-type="float">
            <text:p>9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проверить телефон телеграм бот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6" calcext:value-type="float">
            <text:p>6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чтобы узнать информацию о человеке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6" calcext:value-type="float">
            <text:p>6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по номеру телефона телеграмм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5" calcext:value-type="float">
            <text:p>5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бот телеграм определение по номеру телефона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3" calcext:value-type="float">
            <text:p>3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узнающий информацию по номеру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2" calcext:value-type="float">
            <text:p>2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телеграм бот проверка по номеру телефона человека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2" calcext:value-type="float">
            <text:p>2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проверка бот телеграм отзывы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2" calcext:value-type="float">
            <text:p>2</text:p>
          </table:table-cell>
          <table:table-cell office:value-type="float" office:value="5447" calcext:value-type="float">
            <text:p>54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бот в телеграм для определения номера</text:p>
          </table:table-cell>
          <table:table-cell office:value-type="string" calcext:value-type="string">
            <text:p>бот телеграм номер (58)</text:p>
          </table:table-cell>
          <table:table-cell office:value-type="float" office:value="1" calcext:value-type="float">
            <text:p>1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github.com/OSINTyou/Probiv_bots_phone, https://lumpics.ru/telegram-bots-for-searching-information-about-a-person/, https://telegra.ph/Podborka-OSINT-botov-Telegram-03-02, https://www.securitylab.ru/blog/personal/SimlpeHacker/353432.php, https://otvet.mail.ru/question/238297752, https://t.me/probit81, https://habr.com/ru/users/UniversalSearchBot/, https://xakep.ru/2020/12/28/telegram-bots/, https://checklic.ru/articles/probit-cheloveka/telegramm-bot-dlya-probiva-informacii/</text:p>
          </table:table-cell>
        </table:table-row>
        <table:table-row table:style-name="ro1">
          <table:table-cell office:value-type="string" calcext:value-type="string">
            <text:p>бот видео телеграм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1269" calcext:value-type="float">
            <text:p>1269</text:p>
          </table:table-cell>
          <table:table-cell office:value-type="float" office:value="3420" calcext:value-type="float">
            <text:p>34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телеграм бот для скачивания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425" calcext:value-type="float">
            <text:p>425</text:p>
          </table:table-cell>
          <table:table-cell office:value-type="float" office:value="3420" calcext:value-type="float">
            <text:p>34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скачать видео бот телеграм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387" calcext:value-type="float">
            <text:p>387</text:p>
          </table:table-cell>
          <table:table-cell office:value-type="float" office:value="3420" calcext:value-type="float">
            <text:p>34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боты телеграм ютуб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386" calcext:value-type="float">
            <text:p>386</text:p>
          </table:table-cell>
          <table:table-cell office:value-type="float" office:value="3420" calcext:value-type="float">
            <text:p>34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телеграм бот видео ютуб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272" calcext:value-type="float">
            <text:p>272</text:p>
          </table:table-cell>
          <table:table-cell office:value-type="float" office:value="3420" calcext:value-type="float">
            <text:p>34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бот телеграм для скачивания видео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224" calcext:value-type="float">
            <text:p>224</text:p>
          </table:table-cell>
          <table:table-cell office:value-type="float" office:value="3420" calcext:value-type="float">
            <text:p>34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скачать видео с ютуба телеграм бот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129" calcext:value-type="float">
            <text:p>129</text:p>
          </table:table-cell>
          <table:table-cell office:value-type="float" office:value="3420" calcext:value-type="float">
            <text:p>34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телеграм бот для скачивания с ютуб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82" calcext:value-type="float">
            <text:p>82</text:p>
          </table:table-cell>
          <table:table-cell office:value-type="float" office:value="3420" calcext:value-type="float">
            <text:p>34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телеграм бот для скачивания видео с ютуба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71" calcext:value-type="float">
            <text:p>71</text:p>
          </table:table-cell>
          <table:table-cell office:value-type="float" office:value="3420" calcext:value-type="float">
            <text:p>34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бот для скачивания из телеграм канала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21" calcext:value-type="float">
            <text:p>21</text:p>
          </table:table-cell>
          <table:table-cell office:value-type="float" office:value="3420" calcext:value-type="float">
            <text:p>34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телеграм бот для скачивания инстаграм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18" calcext:value-type="float">
            <text:p>18</text:p>
          </table:table-cell>
          <table:table-cell office:value-type="float" office:value="3420" calcext:value-type="float">
            <text:p>3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телеграм чат бот видео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18" calcext:value-type="float">
            <text:p>18</text:p>
          </table:table-cell>
          <table:table-cell office:value-type="float" office:value="3420" calcext:value-type="float">
            <text:p>34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скачать с ютуба бот в телеграм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17" calcext:value-type="float">
            <text:p>17</text:p>
          </table:table-cell>
          <table:table-cell office:value-type="float" office:value="3420" calcext:value-type="float">
            <text:p>34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телеграм бот видео с инстаграм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16" calcext:value-type="float">
            <text:p>16</text:p>
          </table:table-cell>
          <table:table-cell office:value-type="float" office:value="3420" calcext:value-type="float">
            <text:p>3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телеграм бот сохранить видео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12" calcext:value-type="float">
            <text:p>12</text:p>
          </table:table-cell>
          <table:table-cell office:value-type="float" office:value="3420" calcext:value-type="float">
            <text:p>34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youtube бот телеграм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4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телеграм бот одноклассники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8" calcext:value-type="float">
            <text:p>8</text:p>
          </table:table-cell>
          <table:table-cell office:value-type="float" office:value="3420" calcext:value-type="float">
            <text:p>34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бот телеграм для скачивания видео с вк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8" calcext:value-type="float">
            <text:p>8</text:p>
          </table:table-cell>
          <table:table-cell office:value-type="float" office:value="3420" calcext:value-type="float">
            <text:p>34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бот в телеграме скачать видео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7" calcext:value-type="float">
            <text:p>7</text:p>
          </table:table-cell>
          <table:table-cell office:value-type="float" office:value="3420" calcext:value-type="float">
            <text:p>34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скачать видео через бота телеграм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7" calcext:value-type="float">
            <text:p>7</text:p>
          </table:table-cell>
          <table:table-cell office:value-type="float" office:value="3420" calcext:value-type="float">
            <text:p>34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скачать видео с ютуба 1080 телеграм бот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7" calcext:value-type="float">
            <text:p>7</text:p>
          </table:table-cell>
          <table:table-cell office:value-type="float" office:value="3420" calcext:value-type="float">
            <text:p>34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телеграм бот для сохранения видео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7" calcext:value-type="float">
            <text:p>7</text:p>
          </table:table-cell>
          <table:table-cell office:value-type="float" office:value="3420" calcext:value-type="float">
            <text:p>34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телеграм бот для скачивания видео с инстаграм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6" calcext:value-type="float">
            <text:p>6</text:p>
          </table:table-cell>
          <table:table-cell office:value-type="float" office:value="3420" calcext:value-type="float">
            <text:p>34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бот в телеграме для скачивания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5" calcext:value-type="float">
            <text:p>5</text:p>
          </table:table-cell>
          <table:table-cell office:value-type="float" office:value="3420" calcext:value-type="float">
            <text:p>34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телеграм бот для скачки видео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4" calcext:value-type="float">
            <text:p>4</text:p>
          </table:table-cell>
          <table:table-cell office:value-type="float" office:value="3420" calcext:value-type="float">
            <text:p>34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скачать видео инстаграм бот в телеграм</text:p>
          </table:table-cell>
          <table:table-cell office:value-type="string" calcext:value-type="string">
            <text:p>бот видео телеграм (26)</text:p>
          </table:table-cell>
          <table:table-cell office:value-type="float" office:value="3" calcext:value-type="float">
            <text:p>3</text:p>
          </table:table-cell>
          <table:table-cell office:value-type="float" office:value="3420" calcext:value-type="float">
            <text:p>34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tgland.ru/telegram/catalog/bot/rsdu-skachat-video-iz-youtube-tiktok-instagram, https://dzen.ru/a/ZXbHHlxVgj3M4pDT, https://t.me/SaveFromVkBot, https://dtf.ru/nenanimalsia/3603854-telegram-bot-dlya-skachivaniya-video-iz-vk-youtube-instagram-tiktok, https://pikabu.ru/story/telegrambot_dlya_skachivaniya_video_iz_vk_i_youtube_10264156, https://retext.ai/ru/blog/telegram-boty-dlya-skacivaniya-foto-video-muzyki-knig, https://tgdyk.com/bots/ytviewnow_bot, https://otzyvmarketing.ru/articles/telegram-boty-dlya-skachivaniya-video-instagram/, https://www.iguides.ru/main/other/kak_skachat_video_s_youtube_instagram_tiktok_i_drugikh_populyarnykh_servisov_s_pomoshchyu_telegram/</text:p>
          </table:table-cell>
        </table:table-row>
        <table:table-row table:style-name="ro1">
          <table:table-cell office:value-type="string" calcext:value-type="string">
            <text:p>бот для телеграма канала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493" calcext:value-type="float">
            <text:p>493</text:p>
          </table:table-cell>
          <table:table-cell office:value-type="float" office:value="3155" calcext:value-type="float">
            <text:p>3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боты для телеграм канала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493" calcext:value-type="float">
            <text:p>493</text:p>
          </table:table-cell>
          <table:table-cell office:value-type="float" office:value="3155" calcext:value-type="float">
            <text:p>3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боты для группы телеграм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295" calcext:value-type="float">
            <text:p>295</text:p>
          </table:table-cell>
          <table:table-cell office:value-type="float" office:value="3155" calcext:value-type="float">
            <text:p>3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боты для телеграма группы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295" calcext:value-type="float">
            <text:p>295</text:p>
          </table:table-cell>
          <table:table-cell office:value-type="float" office:value="3155" calcext:value-type="float">
            <text:p>31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телеграм боты онлайн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204" calcext:value-type="float">
            <text:p>204</text:p>
          </table:table-cell>
          <table:table-cell office:value-type="float" office:value="3155" calcext:value-type="float">
            <text:p>3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бот для сообщений в телеграм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193" calcext:value-type="float">
            <text:p>193</text:p>
          </table:table-cell>
          <table:table-cell office:value-type="float" office:value="3155" calcext:value-type="float">
            <text:p>3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тг боты телеграм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141" calcext:value-type="float">
            <text:p>141</text:p>
          </table:table-cell>
          <table:table-cell office:value-type="float" office:value="3155" calcext:value-type="float">
            <text:p>3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новые боты телеграм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104" calcext:value-type="float">
            <text:p>104</text:p>
          </table:table-cell>
          <table:table-cell office:value-type="float" office:value="3155" calcext:value-type="float">
            <text:p>3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готовые телеграм боты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94" calcext:value-type="float">
            <text:p>94</text:p>
          </table:table-cell>
          <table:table-cell office:value-type="float" office:value="3155" calcext:value-type="float">
            <text:p>3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проверенный бот в телеграм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90" calcext:value-type="float">
            <text:p>90</text:p>
          </table:table-cell>
          <table:table-cell office:value-type="float" office:value="3155" calcext:value-type="float">
            <text:p>3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платные боты телеграм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82" calcext:value-type="float">
            <text:p>82</text:p>
          </table:table-cell>
          <table:table-cell office:value-type="float" office:value="3155" calcext:value-type="float">
            <text:p>31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полезные боты в телеграм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54" calcext:value-type="float">
            <text:p>54</text:p>
          </table:table-cell>
          <table:table-cell office:value-type="float" office:value="3155" calcext:value-type="float">
            <text:p>3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список ботов в телеграм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52" calcext:value-type="float">
            <text:p>52</text:p>
          </table:table-cell>
          <table:table-cell office:value-type="float" office:value="3155" calcext:value-type="float">
            <text:p>3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телеграм бот сообщение в канал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51" calcext:value-type="float">
            <text:p>51</text:p>
          </table:table-cell>
          <table:table-cell office:value-type="float" office:value="3155" calcext:value-type="float">
            <text:p>3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боты в телеграм канал бесплатно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40" calcext:value-type="float">
            <text:p>40</text:p>
          </table:table-cell>
          <table:table-cell office:value-type="float" office:value="3155" calcext:value-type="float">
            <text:p>3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бот для телеграма канала бесплатно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35" calcext:value-type="float">
            <text:p>35</text:p>
          </table:table-cell>
          <table:table-cell office:value-type="float" office:value="3155" calcext:value-type="float">
            <text:p>3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полезные боты для телеграма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32" calcext:value-type="float">
            <text:p>32</text:p>
          </table:table-cell>
          <table:table-cell office:value-type="float" office:value="3155" calcext:value-type="float">
            <text:p>31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персональные боты телеграм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28" calcext:value-type="float">
            <text:p>28</text:p>
          </table:table-cell>
          <table:table-cell office:value-type="float" office:value="3155" calcext:value-type="float">
            <text:p>31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телеграм боты для публикаций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27" calcext:value-type="float">
            <text:p>27</text:p>
          </table:table-cell>
          <table:table-cell office:value-type="float" office:value="3155" calcext:value-type="float">
            <text:p>31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боты для закрытых каналов телеграм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27" calcext:value-type="float">
            <text:p>27</text:p>
          </table:table-cell>
          <table:table-cell office:value-type="float" office:value="3155" calcext:value-type="float">
            <text:p>315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боты для телеграма каналов телеграмма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26" calcext:value-type="float">
            <text:p>26</text:p>
          </table:table-cell>
          <table:table-cell office:value-type="float" office:value="3155" calcext:value-type="float">
            <text:p>31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телеграм боты для канала телеграмм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26" calcext:value-type="float">
            <text:p>26</text:p>
          </table:table-cell>
          <table:table-cell office:value-type="float" office:value="3155" calcext:value-type="float">
            <text:p>3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какие боты есть в телеграме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25" calcext:value-type="float">
            <text:p>25</text:p>
          </table:table-cell>
          <table:table-cell office:value-type="float" office:value="3155" calcext:value-type="float">
            <text:p>3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телеграм бот канал группа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24" calcext:value-type="float">
            <text:p>24</text:p>
          </table:table-cell>
          <table:table-cell office:value-type="float" office:value="3155" calcext:value-type="float">
            <text:p>3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контент бот телеграм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23" calcext:value-type="float">
            <text:p>23</text:p>
          </table:table-cell>
          <table:table-cell office:value-type="float" office:value="3155" calcext:value-type="float">
            <text:p>3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лучшие чат боты телеграм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22" calcext:value-type="float">
            <text:p>22</text:p>
          </table:table-cell>
          <table:table-cell office:value-type="float" office:value="3155" calcext:value-type="float">
            <text:p>3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скачать телеграм канал телеграм бота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19" calcext:value-type="float">
            <text:p>19</text:p>
          </table:table-cell>
          <table:table-cell office:value-type="float" office:value="3155" calcext:value-type="float">
            <text:p>3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полезные чат боты в телеграм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18" calcext:value-type="float">
            <text:p>18</text:p>
          </table:table-cell>
          <table:table-cell office:value-type="float" office:value="3155" calcext:value-type="float">
            <text:p>3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какие боты для телеграм канала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15" calcext:value-type="float">
            <text:p>15</text:p>
          </table:table-cell>
          <table:table-cell office:value-type="float" office:value="3155" calcext:value-type="float">
            <text:p>31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боты для телеграма для модерации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14" calcext:value-type="float">
            <text:p>14</text:p>
          </table:table-cell>
          <table:table-cell office:value-type="float" office:value="3155" calcext:value-type="float">
            <text:p>31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самые лучшие боты телеграм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14" calcext:value-type="float">
            <text:p>14</text:p>
          </table:table-cell>
          <table:table-cell office:value-type="float" office:value="3155" calcext:value-type="float">
            <text:p>3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готовые чат боты телеграм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12" calcext:value-type="float">
            <text:p>12</text:p>
          </table:table-cell>
          <table:table-cell office:value-type="float" office:value="3155" calcext:value-type="float">
            <text:p>3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какой бот лучше для телеграм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11" calcext:value-type="float">
            <text:p>11</text:p>
          </table:table-cell>
          <table:table-cell office:value-type="float" office:value="3155" calcext:value-type="float">
            <text:p>3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полезные боты телеграм канал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11" calcext:value-type="float">
            <text:p>11</text:p>
          </table:table-cell>
          <table:table-cell office:value-type="float" office:value="3155" calcext:value-type="float">
            <text:p>31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бот для тг канала в телеграм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10" calcext:value-type="float">
            <text:p>10</text:p>
          </table:table-cell>
          <table:table-cell office:value-type="float" office:value="3155" calcext:value-type="float">
            <text:p>31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подборки ботов телеграм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9" calcext:value-type="float">
            <text:p>9</text:p>
          </table:table-cell>
          <table:table-cell office:value-type="float" office:value="3155" calcext:value-type="float">
            <text:p>3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необходимые телеграм боты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9" calcext:value-type="float">
            <text:p>9</text:p>
          </table:table-cell>
          <table:table-cell office:value-type="float" office:value="3155" calcext:value-type="float">
            <text:p>3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бот group телеграм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8" calcext:value-type="float">
            <text:p>8</text:p>
          </table:table-cell>
          <table:table-cell office:value-type="float" office:value="3155" calcext:value-type="float">
            <text:p>31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какие боты можно добавить в телеграм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7" calcext:value-type="float">
            <text:p>7</text:p>
          </table:table-cell>
          <table:table-cell office:value-type="float" office:value="3155" calcext:value-type="float">
            <text:p>315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бесплатный бот для группы телеграм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6" calcext:value-type="float">
            <text:p>6</text:p>
          </table:table-cell>
          <table:table-cell office:value-type="float" office:value="3155" calcext:value-type="float">
            <text:p>31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подтвержденные боты телеграм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5" calcext:value-type="float">
            <text:p>5</text:p>
          </table:table-cell>
          <table:table-cell office:value-type="float" office:value="3155" calcext:value-type="float">
            <text:p>315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бот для создания телеграм канала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4" calcext:value-type="float">
            <text:p>4</text:p>
          </table:table-cell>
          <table:table-cell office:value-type="float" office:value="3155" calcext:value-type="float">
            <text:p>31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бот для телеграм для управления чатом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4" calcext:value-type="float">
            <text:p>4</text:p>
          </table:table-cell>
          <table:table-cell office:value-type="float" office:value="3155" calcext:value-type="float">
            <text:p>3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каких ботов добавить в телеграм группу</text:p>
          </table:table-cell>
          <table:table-cell office:value-type="string" calcext:value-type="string">
            <text:p>бот для телеграма канала (44)</text:p>
          </table:table-cell>
          <table:table-cell office:value-type="float" office:value="3" calcext:value-type="float">
            <text:p>3</text:p>
          </table:table-cell>
          <table:table-cell office:value-type="float" office:value="3155" calcext:value-type="float">
            <text:p>3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text.ai/ru/blog/top-30-lucsix-botov-dlya-catov-i-kanalov-v-telegram, https://habr.com/ru/companies/click/articles/684182/, https://vc.ru/telegram/1886555-top-200-telegram-botov-2025-dlya-grupp-kanalov-chatov-znakomstv-ii-i-biznesa, https://pr-cy.ru/news/p/10569-telegram-bots, https://smmplanner.com/blog/boty-pomoshchniki-podborka-samykh-polieznykh-chat-botov-v-tielieghramie/, https://partnerkin.com/blog/articles/40-poleznyx-botov, https://www.unisender.com/ru/blog/boty-v-telegram/, https://pikabu.ru/story/190_botov_dlya_admina_telegramkanala_2025_moderatsiya_konkursyi_platnaya_podpiska_platezhi_posting_zashchita_ot_nakrutki_12426788, https://beget.com/ru/news/2024/boty-v-tg-top-20-besplatnyh-i-populyarnyh-dlya-telegram, https://www.sravni.ru/text/boty-dlya-telegrama/</text:p>
          </table:table-cell>
        </table:table-row>
        <table:table-row table:style-name="ro1">
          <table:table-cell office:value-type="string" calcext:value-type="string">
            <text:p>как сделать бота в телеграм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874" calcext:value-type="float">
            <text:p>874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как создать бота в телеграм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715" calcext:value-type="float">
            <text:p>715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создание бота в телеграм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456" calcext:value-type="float">
            <text:p>456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как сделать бота в телеграме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118" calcext:value-type="float">
            <text:p>118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как создать бота в телеграме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110" calcext:value-type="float">
            <text:p>110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как делать телеграм боты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73" calcext:value-type="float">
            <text:p>73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бот телеграм инструкция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72" calcext:value-type="float">
            <text:p>72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запуск телеграм бота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65" calcext:value-type="float">
            <text:p>65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собрать телеграм бота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44" calcext:value-type="float">
            <text:p>44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создание бота в телеграме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39" calcext:value-type="float">
            <text:p>39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телеграм бот пишет как сделать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37" calcext:value-type="float">
            <text:p>37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как создать тг бота в телеграм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36" calcext:value-type="float">
            <text:p>36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как сделать телеграм бота бесплатно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33" calcext:value-type="float">
            <text:p>33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как написать бота для телеграма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28" calcext:value-type="float">
            <text:p>28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как создать телеграм бот самому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28" calcext:value-type="float">
            <text:p>28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телеграм бот start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26" calcext:value-type="float">
            <text:p>26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как писать бота для телеграма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25" calcext:value-type="float">
            <text:p>25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как создать бота в телеграм канале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25" calcext:value-type="float">
            <text:p>25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как создать телеграм бота в телеграмме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23" calcext:value-type="float">
            <text:p>23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как сделать бота в телеграм для канала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21" calcext:value-type="float">
            <text:p>21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телеграм бот как пишется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21" calcext:value-type="float">
            <text:p>21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как сделать текст в боте телеграм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18" calcext:value-type="float">
            <text:p>18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создать телеграм бота на русском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18" calcext:value-type="float">
            <text:p>18</text:p>
          </table:table-cell>
          <table:table-cell office:value-type="float" office:value="3124" calcext:value-type="float">
            <text:p>31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как открыть телеграм бот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17" calcext:value-type="float">
            <text:p>17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создание бота в телеграм бесплатно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16" calcext:value-type="float">
            <text:p>16</text:p>
          </table:table-cell>
          <table:table-cell office:value-type="float" office:value="3124" calcext:value-type="float">
            <text:p>31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инструкция как создать телеграм бота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15" calcext:value-type="float">
            <text:p>15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бот в личном чате телеграм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15" calcext:value-type="float">
            <text:p>15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создать телеграм бота с нуля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15" calcext:value-type="float">
            <text:p>15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как создать своего бота в телеграм бесплатно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13" calcext:value-type="float">
            <text:p>13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телеграм бот гайд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12" calcext:value-type="float">
            <text:p>12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как создать чат бот в телеграме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11" calcext:value-type="float">
            <text:p>11</text:p>
          </table:table-cell>
          <table:table-cell office:value-type="float" office:value="3124" calcext:value-type="float">
            <text:p>31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создание телеграм бота с нуля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11" calcext:value-type="float">
            <text:p>11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телеграм бот научиться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11" calcext:value-type="float">
            <text:p>11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обучение создание ботов в телеграм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10" calcext:value-type="float">
            <text:p>10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как сделать телеграм бот самому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10" calcext:value-type="float">
            <text:p>10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создание простого телеграм бота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9" calcext:value-type="float">
            <text:p>9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телеграм бот на пк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8" calcext:value-type="float">
            <text:p>8</text:p>
          </table:table-cell>
          <table:table-cell office:value-type="float" office:value="3124" calcext:value-type="float">
            <text:p>31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как настроить бота в телеграме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7" calcext:value-type="float">
            <text:p>7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создание бота в телеграм инструкция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7" calcext:value-type="float">
            <text:p>7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как делать бота в телеграме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6" calcext:value-type="float">
            <text:p>6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создать телеграм бот самостоятельно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6" calcext:value-type="float">
            <text:p>6</text:p>
          </table:table-cell>
          <table:table-cell office:value-type="float" office:value="3124" calcext:value-type="float">
            <text:p>31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создать бота телеграм сайт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6" calcext:value-type="float">
            <text:p>6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собственный бот в телеграм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6" calcext:value-type="float">
            <text:p>6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запрограммировать бота в телеграм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5" calcext:value-type="float">
            <text:p>5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как можно создать телеграм бот</text:p>
          </table:table-cell>
          <table:table-cell office:value-type="string" calcext:value-type="string">
            <text:p>как сделать бота в телеграм (45)</text:p>
          </table:table-cell>
          <table:table-cell office:value-type="float" office:value="3" calcext:value-type="float">
            <text:p>3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gaid-kak-sozdat-i-nastroit-bota-v-tielieghramie/, https://hi-tech.mail.ru/review/117282-kak-sozdat-bota-v-telegram/, https://skillbox.ru/media/code/telegram-bot-api/, https://habr.com/ru/articles/262247/, https://lenta.ru/articles/2024/11/08/kak-sozdat-bota-v-telegram/, https://timeweb.cloud/tutorials/python/chat-bot-v-telegram-kak-sozdat, https://core.telegram.org/bots/tutorial, https://blog.skillfactory.ru/kak-sozdat-bota-v-telegram/, https://vc.ru/services/1836022-gaid-kak-sozdat-telegram-bota-za-5-minut-bez-programmirovaniya-poshagovaya-instrukciya, https://ru.hexlet.io/blog/posts/kak-sozdat-bota-v-telegram-bolshaya-instruktsiya</text:p>
          </table:table-cell>
        </table:table-row>
        <table:table-row table:style-name="ro1">
          <table:table-cell office:value-type="string" calcext:value-type="string">
            <text:p>телеграм бот бесплатно</text:p>
          </table:table-cell>
          <table:table-cell office:value-type="string" calcext:value-type="string">
            <text:p>телеграм бот бесплатно (11)</text:p>
          </table:table-cell>
          <table:table-cell office:value-type="float" office:value="1946" calcext:value-type="float">
            <text:p>1946</text:p>
          </table:table-cell>
          <table:table-cell office:value-type="float" office:value="2815" calcext:value-type="float">
            <text:p>28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51240/, https://beget.com/ru/news/2024/boty-v-tg-top-20-besplatnyh-i-populyarnyh-dlya-telegram, https://www.cossa.ru/trends/320764/, https://smmplanner.com/blog/boty-pomoshchniki-podborka-samykh-polieznykh-chat-botov-v-tielieghramie/, https://bot-t.com/site/free, https://retext.ai/ru/blog/top-30-lucsix-botov-dlya-catov-i-kanalov-v-telegram, https://www.sravni.ru/text/boty-dlya-telegrama/, https://vc.ru/telegram/1886555-top-200-telegram-botov-2025-dlya-grupp-kanalov-chatov-znakomstv-ii-i-biznesa, https://vc.ru/dev/1813970-besplatnyi-chat-bot-v-telegram-top-5-konstruktorov-kak-sdelat-samomu-besplatno-v-2025-godu, https://pikabu.ru/story/top15_konstruktorov_chat_botov_v_telegram_kak_sozdat_bota_samostoyatelno_za_15_minut_11183848</text:p>
          </table:table-cell>
        </table:table-row>
        <table:table-row table:style-name="ro1">
          <table:table-cell office:value-type="string" calcext:value-type="string">
            <text:p>бот для телеграма бесплатный</text:p>
          </table:table-cell>
          <table:table-cell office:value-type="string" calcext:value-type="string">
            <text:p>телеграм бот бесплатно (11)</text:p>
          </table:table-cell>
          <table:table-cell office:value-type="float" office:value="657" calcext:value-type="float">
            <text:p>657</text:p>
          </table:table-cell>
          <table:table-cell office:value-type="float" office:value="2815" calcext:value-type="float">
            <text:p>28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51240/, https://beget.com/ru/news/2024/boty-v-tg-top-20-besplatnyh-i-populyarnyh-dlya-telegram, https://www.cossa.ru/trends/320764/, https://smmplanner.com/blog/boty-pomoshchniki-podborka-samykh-polieznykh-chat-botov-v-tielieghramie/, https://bot-t.com/site/free, https://retext.ai/ru/blog/top-30-lucsix-botov-dlya-catov-i-kanalov-v-telegram, https://www.sravni.ru/text/boty-dlya-telegrama/, https://vc.ru/telegram/1886555-top-200-telegram-botov-2025-dlya-grupp-kanalov-chatov-znakomstv-ii-i-biznesa, https://vc.ru/dev/1813970-besplatnyi-chat-bot-v-telegram-top-5-konstruktorov-kak-sdelat-samomu-besplatno-v-2025-godu, https://pikabu.ru/story/top15_konstruktorov_chat_botov_v_telegram_kak_sozdat_bota_samostoyatelno_za_15_minut_11183848</text:p>
          </table:table-cell>
        </table:table-row>
        <table:table-row table:style-name="ro1">
          <table:table-cell office:value-type="string" calcext:value-type="string">
            <text:p>чат боты для телеграма бесплатно</text:p>
          </table:table-cell>
          <table:table-cell office:value-type="string" calcext:value-type="string">
            <text:p>телеграм бот бесплатно (11)</text:p>
          </table:table-cell>
          <table:table-cell office:value-type="float" office:value="92" calcext:value-type="float">
            <text:p>92</text:p>
          </table:table-cell>
          <table:table-cell office:value-type="float" office:value="2815" calcext:value-type="float">
            <text:p>28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51240/, https://beget.com/ru/news/2024/boty-v-tg-top-20-besplatnyh-i-populyarnyh-dlya-telegram, https://www.cossa.ru/trends/320764/, https://smmplanner.com/blog/boty-pomoshchniki-podborka-samykh-polieznykh-chat-botov-v-tielieghramie/, https://bot-t.com/site/free, https://retext.ai/ru/blog/top-30-lucsix-botov-dlya-catov-i-kanalov-v-telegram, https://www.sravni.ru/text/boty-dlya-telegrama/, https://vc.ru/telegram/1886555-top-200-telegram-botov-2025-dlya-grupp-kanalov-chatov-znakomstv-ii-i-biznesa, https://vc.ru/dev/1813970-besplatnyi-chat-bot-v-telegram-top-5-konstruktorov-kak-sdelat-samomu-besplatno-v-2025-godu, https://pikabu.ru/story/top15_konstruktorov_chat_botov_v_telegram_kak_sozdat_bota_samostoyatelno_za_15_minut_11183848</text:p>
          </table:table-cell>
        </table:table-row>
        <table:table-row table:style-name="ro1">
          <table:table-cell office:value-type="string" calcext:value-type="string">
            <text:p>боты для телеграма скачать</text:p>
          </table:table-cell>
          <table:table-cell office:value-type="string" calcext:value-type="string">
            <text:p>телеграм бот бесплатно (11)</text:p>
          </table:table-cell>
          <table:table-cell office:value-type="float" office:value="32" calcext:value-type="float">
            <text:p>32</text:p>
          </table:table-cell>
          <table:table-cell office:value-type="float" office:value="2815" calcext:value-type="float">
            <text:p>28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51240/, https://beget.com/ru/news/2024/boty-v-tg-top-20-besplatnyh-i-populyarnyh-dlya-telegram, https://www.cossa.ru/trends/320764/, https://smmplanner.com/blog/boty-pomoshchniki-podborka-samykh-polieznykh-chat-botov-v-tielieghramie/, https://bot-t.com/site/free, https://retext.ai/ru/blog/top-30-lucsix-botov-dlya-catov-i-kanalov-v-telegram, https://www.sravni.ru/text/boty-dlya-telegrama/, https://vc.ru/telegram/1886555-top-200-telegram-botov-2025-dlya-grupp-kanalov-chatov-znakomstv-ii-i-biznesa, https://vc.ru/dev/1813970-besplatnyi-chat-bot-v-telegram-top-5-konstruktorov-kak-sdelat-samomu-besplatno-v-2025-godu, https://pikabu.ru/story/top15_konstruktorov_chat_botov_v_telegram_kak_sozdat_bota_samostoyatelno_za_15_minut_11183848</text:p>
          </table:table-cell>
        </table:table-row>
        <table:table-row table:style-name="ro1">
          <table:table-cell office:value-type="string" calcext:value-type="string">
            <text:p>лучшие бесплатные телеграм боты</text:p>
          </table:table-cell>
          <table:table-cell office:value-type="string" calcext:value-type="string">
            <text:p>телеграм бот бесплатно (11)</text:p>
          </table:table-cell>
          <table:table-cell office:value-type="float" office:value="23" calcext:value-type="float">
            <text:p>23</text:p>
          </table:table-cell>
          <table:table-cell office:value-type="float" office:value="2815" calcext:value-type="float">
            <text:p>28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51240/, https://beget.com/ru/news/2024/boty-v-tg-top-20-besplatnyh-i-populyarnyh-dlya-telegram, https://www.cossa.ru/trends/320764/, https://smmplanner.com/blog/boty-pomoshchniki-podborka-samykh-polieznykh-chat-botov-v-tielieghramie/, https://bot-t.com/site/free, https://retext.ai/ru/blog/top-30-lucsix-botov-dlya-catov-i-kanalov-v-telegram, https://www.sravni.ru/text/boty-dlya-telegrama/, https://vc.ru/telegram/1886555-top-200-telegram-botov-2025-dlya-grupp-kanalov-chatov-znakomstv-ii-i-biznesa, https://vc.ru/dev/1813970-besplatnyi-chat-bot-v-telegram-top-5-konstruktorov-kak-sdelat-samomu-besplatno-v-2025-godu, https://pikabu.ru/story/top15_konstruktorov_chat_botov_v_telegram_kak_sozdat_bota_samostoyatelno_za_15_minut_11183848</text:p>
          </table:table-cell>
        </table:table-row>
        <table:table-row table:style-name="ro1">
          <table:table-cell office:value-type="string" calcext:value-type="string">
            <text:p>боты для телеграма на русском</text:p>
          </table:table-cell>
          <table:table-cell office:value-type="string" calcext:value-type="string">
            <text:p>телеграм бот бесплатно (11)</text:p>
          </table:table-cell>
          <table:table-cell office:value-type="float" office:value="20" calcext:value-type="float">
            <text:p>20</text:p>
          </table:table-cell>
          <table:table-cell office:value-type="float" office:value="2815" calcext:value-type="float">
            <text:p>28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51240/, https://beget.com/ru/news/2024/boty-v-tg-top-20-besplatnyh-i-populyarnyh-dlya-telegram, https://www.cossa.ru/trends/320764/, https://smmplanner.com/blog/boty-pomoshchniki-podborka-samykh-polieznykh-chat-botov-v-tielieghramie/, https://bot-t.com/site/free, https://retext.ai/ru/blog/top-30-lucsix-botov-dlya-catov-i-kanalov-v-telegram, https://www.sravni.ru/text/boty-dlya-telegrama/, https://vc.ru/telegram/1886555-top-200-telegram-botov-2025-dlya-grupp-kanalov-chatov-znakomstv-ii-i-biznesa, https://vc.ru/dev/1813970-besplatnyi-chat-bot-v-telegram-top-5-konstruktorov-kak-sdelat-samomu-besplatno-v-2025-godu, https://pikabu.ru/story/top15_konstruktorov_chat_botov_v_telegram_kak_sozdat_bota_samostoyatelno_za_15_minut_11183848</text:p>
          </table:table-cell>
        </table:table-row>
        <table:table-row table:style-name="ro1">
          <table:table-cell office:value-type="string" calcext:value-type="string">
            <text:p>умный телеграм бот</text:p>
          </table:table-cell>
          <table:table-cell office:value-type="string" calcext:value-type="string">
            <text:p>телеграм бот бесплатно (11)</text:p>
          </table:table-cell>
          <table:table-cell office:value-type="float" office:value="18" calcext:value-type="float">
            <text:p>18</text:p>
          </table:table-cell>
          <table:table-cell office:value-type="float" office:value="2815" calcext:value-type="float">
            <text:p>28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51240/, https://beget.com/ru/news/2024/boty-v-tg-top-20-besplatnyh-i-populyarnyh-dlya-telegram, https://www.cossa.ru/trends/320764/, https://smmplanner.com/blog/boty-pomoshchniki-podborka-samykh-polieznykh-chat-botov-v-tielieghramie/, https://bot-t.com/site/free, https://retext.ai/ru/blog/top-30-lucsix-botov-dlya-catov-i-kanalov-v-telegram, https://www.sravni.ru/text/boty-dlya-telegrama/, https://vc.ru/telegram/1886555-top-200-telegram-botov-2025-dlya-grupp-kanalov-chatov-znakomstv-ii-i-biznesa, https://vc.ru/dev/1813970-besplatnyi-chat-bot-v-telegram-top-5-konstruktorov-kak-sdelat-samomu-besplatno-v-2025-godu, https://pikabu.ru/story/top15_konstruktorov_chat_botov_v_telegram_kak_sozdat_bota_samostoyatelno_za_15_minut_11183848</text:p>
          </table:table-cell>
        </table:table-row>
        <table:table-row table:style-name="ro1">
          <table:table-cell office:value-type="string" calcext:value-type="string">
            <text:p>чат бот телеграм скачать</text:p>
          </table:table-cell>
          <table:table-cell office:value-type="string" calcext:value-type="string">
            <text:p>телеграм бот бесплатно (11)</text:p>
          </table:table-cell>
          <table:table-cell office:value-type="float" office:value="8" calcext:value-type="float">
            <text:p>8</text:p>
          </table:table-cell>
          <table:table-cell office:value-type="float" office:value="2815" calcext:value-type="float">
            <text:p>28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51240/, https://beget.com/ru/news/2024/boty-v-tg-top-20-besplatnyh-i-populyarnyh-dlya-telegram, https://www.cossa.ru/trends/320764/, https://smmplanner.com/blog/boty-pomoshchniki-podborka-samykh-polieznykh-chat-botov-v-tielieghramie/, https://bot-t.com/site/free, https://retext.ai/ru/blog/top-30-lucsix-botov-dlya-catov-i-kanalov-v-telegram, https://www.sravni.ru/text/boty-dlya-telegrama/, https://vc.ru/telegram/1886555-top-200-telegram-botov-2025-dlya-grupp-kanalov-chatov-znakomstv-ii-i-biznesa, https://vc.ru/dev/1813970-besplatnyi-chat-bot-v-telegram-top-5-konstruktorov-kak-sdelat-samomu-besplatno-v-2025-godu, https://pikabu.ru/story/top15_konstruktorov_chat_botov_v_telegram_kak_sozdat_bota_samostoyatelno_za_15_minut_11183848</text:p>
          </table:table-cell>
        </table:table-row>
        <table:table-row table:style-name="ro1">
          <table:table-cell office:value-type="string" calcext:value-type="string">
            <text:p>делать ботов бесплатно в телеграм</text:p>
          </table:table-cell>
          <table:table-cell office:value-type="string" calcext:value-type="string">
            <text:p>телеграм бот бесплатно (11)</text:p>
          </table:table-cell>
          <table:table-cell office:value-type="float" office:value="8" calcext:value-type="float">
            <text:p>8</text:p>
          </table:table-cell>
          <table:table-cell office:value-type="float" office:value="2815" calcext:value-type="float">
            <text:p>28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51240/, https://beget.com/ru/news/2024/boty-v-tg-top-20-besplatnyh-i-populyarnyh-dlya-telegram, https://www.cossa.ru/trends/320764/, https://smmplanner.com/blog/boty-pomoshchniki-podborka-samykh-polieznykh-chat-botov-v-tielieghramie/, https://bot-t.com/site/free, https://retext.ai/ru/blog/top-30-lucsix-botov-dlya-catov-i-kanalov-v-telegram, https://www.sravni.ru/text/boty-dlya-telegrama/, https://vc.ru/telegram/1886555-top-200-telegram-botov-2025-dlya-grupp-kanalov-chatov-znakomstv-ii-i-biznesa, https://vc.ru/dev/1813970-besplatnyi-chat-bot-v-telegram-top-5-konstruktorov-kak-sdelat-samomu-besplatno-v-2025-godu, https://pikabu.ru/story/top15_konstruktorov_chat_botov_v_telegram_kak_sozdat_bota_samostoyatelno_za_15_minut_11183848</text:p>
          </table:table-cell>
        </table:table-row>
        <table:table-row table:style-name="ro1">
          <table:table-cell office:value-type="string" calcext:value-type="string">
            <text:p>сделать чат бота в телеграм бесплатно</text:p>
          </table:table-cell>
          <table:table-cell office:value-type="string" calcext:value-type="string">
            <text:p>телеграм бот бесплатно (11)</text:p>
          </table:table-cell>
          <table:table-cell office:value-type="float" office:value="6" calcext:value-type="float">
            <text:p>6</text:p>
          </table:table-cell>
          <table:table-cell office:value-type="float" office:value="2815" calcext:value-type="float">
            <text:p>28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51240/, https://beget.com/ru/news/2024/boty-v-tg-top-20-besplatnyh-i-populyarnyh-dlya-telegram, https://www.cossa.ru/trends/320764/, https://smmplanner.com/blog/boty-pomoshchniki-podborka-samykh-polieznykh-chat-botov-v-tielieghramie/, https://bot-t.com/site/free, https://retext.ai/ru/blog/top-30-lucsix-botov-dlya-catov-i-kanalov-v-telegram, https://www.sravni.ru/text/boty-dlya-telegrama/, https://vc.ru/telegram/1886555-top-200-telegram-botov-2025-dlya-grupp-kanalov-chatov-znakomstv-ii-i-biznesa, https://vc.ru/dev/1813970-besplatnyi-chat-bot-v-telegram-top-5-konstruktorov-kak-sdelat-samomu-besplatno-v-2025-godu, https://pikabu.ru/story/top15_konstruktorov_chat_botov_v_telegram_kak_sozdat_bota_samostoyatelno_za_15_minut_11183848</text:p>
          </table:table-cell>
        </table:table-row>
        <table:table-row table:style-name="ro1">
          <table:table-cell office:value-type="string" calcext:value-type="string">
            <text:p>телеграм бот без рекламы</text:p>
          </table:table-cell>
          <table:table-cell office:value-type="string" calcext:value-type="string">
            <text:p>телеграм бот бесплатно (11)</text:p>
          </table:table-cell>
          <table:table-cell office:value-type="float" office:value="5" calcext:value-type="float">
            <text:p>5</text:p>
          </table:table-cell>
          <table:table-cell office:value-type="float" office:value="2815" calcext:value-type="float">
            <text:p>28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51240/, https://beget.com/ru/news/2024/boty-v-tg-top-20-besplatnyh-i-populyarnyh-dlya-telegram, https://www.cossa.ru/trends/320764/, https://smmplanner.com/blog/boty-pomoshchniki-podborka-samykh-polieznykh-chat-botov-v-tielieghramie/, https://bot-t.com/site/free, https://retext.ai/ru/blog/top-30-lucsix-botov-dlya-catov-i-kanalov-v-telegram, https://www.sravni.ru/text/boty-dlya-telegrama/, https://vc.ru/telegram/1886555-top-200-telegram-botov-2025-dlya-grupp-kanalov-chatov-znakomstv-ii-i-biznesa, https://vc.ru/dev/1813970-besplatnyi-chat-bot-v-telegram-top-5-konstruktorov-kak-sdelat-samomu-besplatno-v-2025-godu, https://pikabu.ru/story/top15_konstruktorov_chat_botov_v_telegram_kak_sozdat_bota_samostoyatelno_za_15_minut_11183848</text:p>
          </table:table-cell>
        </table:table-row>
        <table:table-row table:style-name="ro1">
          <table:table-cell office:value-type="string" calcext:value-type="string">
            <text:p>код телеграм бота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419" calcext:value-type="float">
            <text:p>419</text:p>
          </table:table-cell>
          <table:table-cell office:value-type="float" office:value="1826" calcext:value-type="float">
            <text:p>18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телеграм бот на python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301" calcext:value-type="float">
            <text:p>301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телеграм бот на питоне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272" calcext:value-type="float">
            <text:p>272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боты для телеграма коды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144" calcext:value-type="float">
            <text:p>144</text:p>
          </table:table-cell>
          <table:table-cell office:value-type="float" office:value="1826" calcext:value-type="float">
            <text:p>18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телеграм бот через питон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69" calcext:value-type="float">
            <text:p>69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телеграм бот на пайтон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62" calcext:value-type="float">
            <text:p>62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бот для телеграма на питоне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46" calcext:value-type="float">
            <text:p>46</text:p>
          </table:table-cell>
          <table:table-cell office:value-type="float" office:value="1826" calcext:value-type="float">
            <text:p>18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программирование телеграм бота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46" calcext:value-type="float">
            <text:p>46</text:p>
          </table:table-cell>
          <table:table-cell office:value-type="float" office:value="1826" calcext:value-type="float">
            <text:p>18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бот для телеграма на python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35" calcext:value-type="float">
            <text:p>35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как сделать телеграм бота на python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29" calcext:value-type="float">
            <text:p>29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первый телеграм бот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28" calcext:value-type="float">
            <text:p>28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как создать телеграм бота на python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27" calcext:value-type="float">
            <text:p>27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создание телеграм бота на python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22" calcext:value-type="float">
            <text:p>22</text:p>
          </table:table-cell>
          <table:table-cell office:value-type="float" office:value="1826" calcext:value-type="float">
            <text:p>18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телеграм бот через python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21" calcext:value-type="float">
            <text:p>21</text:p>
          </table:table-cell>
          <table:table-cell office:value-type="float" office:value="1826" calcext:value-type="float">
            <text:p>18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pycharm бот телеграм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20" calcext:value-type="float">
            <text:p>20</text:p>
          </table:table-cell>
          <table:table-cell office:value-type="float" office:value="1826" calcext:value-type="float">
            <text:p>18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написать телеграм бота на питон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20" calcext:value-type="float">
            <text:p>20</text:p>
          </table:table-cell>
          <table:table-cell office:value-type="float" office:value="1826" calcext:value-type="float">
            <text:p>18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написать код для телеграм бота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19" calcext:value-type="float">
            <text:p>19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как создать телеграм бота на питон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19" calcext:value-type="float">
            <text:p>19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код чат бота телеграм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19" calcext:value-type="float">
            <text:p>19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чат бот телеграм python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18" calcext:value-type="float">
            <text:p>18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как написать телеграм бота на python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18" calcext:value-type="float">
            <text:p>18</text:p>
          </table:table-cell>
          <table:table-cell office:value-type="float" office:value="1826" calcext:value-type="float">
            <text:p>18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пишем телеграм бота на python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15" calcext:value-type="float">
            <text:p>15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как сделать бота в телеграм на питоне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14" calcext:value-type="float">
            <text:p>14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код для телеграм бота на питоне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14" calcext:value-type="float">
            <text:p>14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телеграм бот примеры кода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14" calcext:value-type="float">
            <text:p>14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как запустить бота телеграм python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14" calcext:value-type="float">
            <text:p>14</text:p>
          </table:table-cell>
          <table:table-cell office:value-type="float" office:value="1826" calcext:value-type="float">
            <text:p>18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код для телеграм бота на python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13" calcext:value-type="float">
            <text:p>13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легкий бот телеграм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12" calcext:value-type="float">
            <text:p>12</text:p>
          </table:table-cell>
          <table:table-cell office:value-type="float" office:value="1826" calcext:value-type="float">
            <text:p>18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пайтон как сделать телеграм бота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11" calcext:value-type="float">
            <text:p>11</text:p>
          </table:table-cell>
          <table:table-cell office:value-type="float" office:value="1826" calcext:value-type="float">
            <text:p>18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исходные коды телеграм ботов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11" calcext:value-type="float">
            <text:p>11</text:p>
          </table:table-cell>
          <table:table-cell office:value-type="float" office:value="1826" calcext:value-type="float">
            <text:p>18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телеграм бот уроки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10" calcext:value-type="float">
            <text:p>10</text:p>
          </table:table-cell>
          <table:table-cell office:value-type="float" office:value="1826" calcext:value-type="float">
            <text:p>18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как сделать телеграм бота кодом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8" calcext:value-type="float">
            <text:p>8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коды для создания телеграм бота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7" calcext:value-type="float">
            <text:p>7</text:p>
          </table:table-cell>
          <table:table-cell office:value-type="float" office:value="1826" calcext:value-type="float">
            <text:p>18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телеграм бот через пайтон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6" calcext:value-type="float">
            <text:p>6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телеграм бот с нуля на python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6" calcext:value-type="float">
            <text:p>6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код пайтон для телеграм бота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5" calcext:value-type="float">
            <text:p>5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разработка телеграм ботов на python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4" calcext:value-type="float">
            <text:p>4</text:p>
          </table:table-cell>
          <table:table-cell office:value-type="float" office:value="1826" calcext:value-type="float">
            <text:p>18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телеграм бот python telegram bot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4" calcext:value-type="float">
            <text:p>4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команды бота телеграм python</text:p>
          </table:table-cell>
          <table:table-cell office:value-type="string" calcext:value-type="string">
            <text:p>код телеграм бота (39)</text:p>
          </table:table-cell>
          <table:table-cell office:value-type="float" office:value="4" calcext:value-type="float">
            <text:p>4</text:p>
          </table:table-cell>
          <table:table-cell office:value-type="float" office:value="1826" calcext:value-type="float">
            <text:p>18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chatboty-v-telegram-na-python-chast-1/, https://timeweb.cloud/tutorials/python/kak-sozdat-telegram-bota-na-python, https://habr.com/ru/articles/442800/, https://timeweb.com/ru/community/articles/chat-boty-v-telegram-na-python-i-aiogram-pishem-pervogo-bota, https://thecode.media/python-bot/, https://vc.ru/u/1254044-milan-agmioli/994401-sozdanie-telegramm-bota-s-nulya-na-python-poshagovaya-instrukciya-dlya-novichkov-chainikov, https://sky.pro/wiki/python/kak-napisat-i-zapustit-bota-v-telegram-na-python/, https://xakep.ru/2021/11/28/python-telegram-bots/, https://yandex.ru/q/quadd4rv1n7/12721566722/, https://pikabu.ru/story/osnovyi_sozdaniya_telegrambota_na_python_urok_dlya_nachinayushchikhchaynikov_izuchaem_sredu_razrabotki_python_zapustit_kod_iz_python_v_telegram_11042897</text:p>
          </table:table-cell>
        </table:table-row>
        <table:table-row table:style-name="ro1">
          <table:table-cell office:value-type="string" calcext:value-type="string">
            <text:p>телеграм бот поиск</text:p>
          </table:table-cell>
          <table:table-cell office:value-type="string" calcext:value-type="string">
            <text:p>телеграм бот поиск (13)</text:p>
          </table:table-cell>
          <table:table-cell office:value-type="float" office:value="1160" calcext:value-type="float">
            <text:p>1160</text:p>
          </table:table-cell>
          <table:table-cell office:value-type="float" office:value="1567" calcext:value-type="float">
            <text:p>1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61616/, https://dzen.ru/a/Zx6qq9S6x3QUWEJg, https://lumpics.ru/telegram-bots-for-searching-information-about-a-person/, https://botiprobiva.blog/, https://100wmz.com/bots-catalog/%D0%B1%D0%BE%D1%82%D1%8B-%D0%B4%D0%BB%D1%8F-%D0%BF%D0%BE%D0%B8%D1%81%D0%BA%D0%B0/, https://telegra.ph/Podborka-OSINT-botov-Telegram-03-02, https://t.me/HimeraSeBot, https://checklic.ru/articles/probit-cheloveka/telegramm-bot-dlya-probiva-informacii/, https://ichip.ru/sovety/ekspluataciya/kak-najti-kanal-v-telegrame-s-pomoshchyu-messendzhera-poiskovikov-i-katalogov-793002, https://t.me/SearcheeBot</text:p>
          </table:table-cell>
        </table:table-row>
        <table:table-row table:style-name="ro1">
          <table:table-cell office:value-type="string" calcext:value-type="string">
            <text:p>боты для телеграма для поиска информации</text:p>
          </table:table-cell>
          <table:table-cell office:value-type="string" calcext:value-type="string">
            <text:p>телеграм бот поиск (13)</text:p>
          </table:table-cell>
          <table:table-cell office:value-type="float" office:value="147" calcext:value-type="float">
            <text:p>147</text:p>
          </table:table-cell>
          <table:table-cell office:value-type="float" office:value="1567" calcext:value-type="float">
            <text:p>15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61616/, https://dzen.ru/a/Zx6qq9S6x3QUWEJg, https://lumpics.ru/telegram-bots-for-searching-information-about-a-person/, https://botiprobiva.blog/, https://100wmz.com/bots-catalog/%D0%B1%D0%BE%D1%82%D1%8B-%D0%B4%D0%BB%D1%8F-%D0%BF%D0%BE%D0%B8%D1%81%D0%BA%D0%B0/, https://telegra.ph/Podborka-OSINT-botov-Telegram-03-02, https://t.me/HimeraSeBot, https://checklic.ru/articles/probit-cheloveka/telegramm-bot-dlya-probiva-informacii/, https://ichip.ru/sovety/ekspluataciya/kak-najti-kanal-v-telegrame-s-pomoshchyu-messendzhera-poiskovikov-i-katalogov-793002, https://t.me/SearcheeBot</text:p>
          </table:table-cell>
        </table:table-row>
        <table:table-row table:style-name="ro1">
          <table:table-cell office:value-type="string" calcext:value-type="string">
            <text:p>бот о людях в телеграм</text:p>
          </table:table-cell>
          <table:table-cell office:value-type="string" calcext:value-type="string">
            <text:p>телеграм бот поиск (13)</text:p>
          </table:table-cell>
          <table:table-cell office:value-type="float" office:value="72" calcext:value-type="float">
            <text:p>72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61616/, https://dzen.ru/a/Zx6qq9S6x3QUWEJg, https://lumpics.ru/telegram-bots-for-searching-information-about-a-person/, https://botiprobiva.blog/, https://100wmz.com/bots-catalog/%D0%B1%D0%BE%D1%82%D1%8B-%D0%B4%D0%BB%D1%8F-%D0%BF%D0%BE%D0%B8%D1%81%D0%BA%D0%B0/, https://telegra.ph/Podborka-OSINT-botov-Telegram-03-02, https://t.me/HimeraSeBot, https://checklic.ru/articles/probit-cheloveka/telegramm-bot-dlya-probiva-informacii/, https://ichip.ru/sovety/ekspluataciya/kak-najti-kanal-v-telegrame-s-pomoshchyu-messendzhera-poiskovikov-i-katalogov-793002, https://t.me/SearcheeBot</text:p>
          </table:table-cell>
        </table:table-row>
        <table:table-row table:style-name="ro1">
          <table:table-cell office:value-type="string" calcext:value-type="string">
            <text:p>бот поиск чатов телеграм</text:p>
          </table:table-cell>
          <table:table-cell office:value-type="string" calcext:value-type="string">
            <text:p>телеграм бот поиск (13)</text:p>
          </table:table-cell>
          <table:table-cell office:value-type="float" office:value="60" calcext:value-type="float">
            <text:p>60</text:p>
          </table:table-cell>
          <table:table-cell office:value-type="float" office:value="1567" calcext:value-type="float">
            <text:p>1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61616/, https://dzen.ru/a/Zx6qq9S6x3QUWEJg, https://lumpics.ru/telegram-bots-for-searching-information-about-a-person/, https://botiprobiva.blog/, https://100wmz.com/bots-catalog/%D0%B1%D0%BE%D1%82%D1%8B-%D0%B4%D0%BB%D1%8F-%D0%BF%D0%BE%D0%B8%D1%81%D0%BA%D0%B0/, https://telegra.ph/Podborka-OSINT-botov-Telegram-03-02, https://t.me/HimeraSeBot, https://checklic.ru/articles/probit-cheloveka/telegramm-bot-dlya-probiva-informacii/, https://ichip.ru/sovety/ekspluataciya/kak-najti-kanal-v-telegrame-s-pomoshchyu-messendzhera-poiskovikov-i-katalogov-793002, https://t.me/SearcheeBot</text:p>
          </table:table-cell>
        </table:table-row>
        <table:table-row table:style-name="ro1">
          <table:table-cell office:value-type="string" calcext:value-type="string">
            <text:p>бесплатные телеграм боты для поиска информации</text:p>
          </table:table-cell>
          <table:table-cell office:value-type="string" calcext:value-type="string">
            <text:p>телеграм бот поиск (13)</text:p>
          </table:table-cell>
          <table:table-cell office:value-type="float" office:value="42" calcext:value-type="float">
            <text:p>42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61616/, https://dzen.ru/a/Zx6qq9S6x3QUWEJg, https://lumpics.ru/telegram-bots-for-searching-information-about-a-person/, https://botiprobiva.blog/, https://100wmz.com/bots-catalog/%D0%B1%D0%BE%D1%82%D1%8B-%D0%B4%D0%BB%D1%8F-%D0%BF%D0%BE%D0%B8%D1%81%D0%BA%D0%B0/, https://telegra.ph/Podborka-OSINT-botov-Telegram-03-02, https://t.me/HimeraSeBot, https://checklic.ru/articles/probit-cheloveka/telegramm-bot-dlya-probiva-informacii/, https://ichip.ru/sovety/ekspluataciya/kak-najti-kanal-v-telegrame-s-pomoshchyu-messendzhera-poiskovikov-i-katalogov-793002, https://t.me/SearcheeBot</text:p>
          </table:table-cell>
        </table:table-row>
        <table:table-row table:style-name="ro1">
          <table:table-cell office:value-type="string" calcext:value-type="string">
            <text:p>телеграм бот для поиска каналов</text:p>
          </table:table-cell>
          <table:table-cell office:value-type="string" calcext:value-type="string">
            <text:p>телеграм бот поиск (13)</text:p>
          </table:table-cell>
          <table:table-cell office:value-type="float" office:value="20" calcext:value-type="float">
            <text:p>20</text:p>
          </table:table-cell>
          <table:table-cell office:value-type="float" office:value="1567" calcext:value-type="float">
            <text:p>1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61616/, https://dzen.ru/a/Zx6qq9S6x3QUWEJg, https://lumpics.ru/telegram-bots-for-searching-information-about-a-person/, https://botiprobiva.blog/, https://100wmz.com/bots-catalog/%D0%B1%D0%BE%D1%82%D1%8B-%D0%B4%D0%BB%D1%8F-%D0%BF%D0%BE%D0%B8%D1%81%D0%BA%D0%B0/, https://telegra.ph/Podborka-OSINT-botov-Telegram-03-02, https://t.me/HimeraSeBot, https://checklic.ru/articles/probit-cheloveka/telegramm-bot-dlya-probiva-informacii/, https://ichip.ru/sovety/ekspluataciya/kak-najti-kanal-v-telegrame-s-pomoshchyu-messendzhera-poiskovikov-i-katalogov-793002, https://t.me/SearcheeBot</text:p>
          </table:table-cell>
        </table:table-row>
        <table:table-row table:style-name="ro1">
          <table:table-cell office:value-type="string" calcext:value-type="string">
            <text:p>боты для информации о человеке в телеграм</text:p>
          </table:table-cell>
          <table:table-cell office:value-type="string" calcext:value-type="string">
            <text:p>телеграм бот поиск (13)</text:p>
          </table:table-cell>
          <table:table-cell office:value-type="float" office:value="19" calcext:value-type="float">
            <text:p>19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61616/, https://dzen.ru/a/Zx6qq9S6x3QUWEJg, https://lumpics.ru/telegram-bots-for-searching-information-about-a-person/, https://botiprobiva.blog/, https://100wmz.com/bots-catalog/%D0%B1%D0%BE%D1%82%D1%8B-%D0%B4%D0%BB%D1%8F-%D0%BF%D0%BE%D0%B8%D1%81%D0%BA%D0%B0/, https://telegra.ph/Podborka-OSINT-botov-Telegram-03-02, https://t.me/HimeraSeBot, https://checklic.ru/articles/probit-cheloveka/telegramm-bot-dlya-probiva-informacii/, https://ichip.ru/sovety/ekspluataciya/kak-najti-kanal-v-telegrame-s-pomoshchyu-messendzhera-poiskovikov-i-katalogov-793002, https://t.me/SearcheeBot</text:p>
          </table:table-cell>
        </table:table-row>
        <table:table-row table:style-name="ro1">
          <table:table-cell office:value-type="string" calcext:value-type="string">
            <text:p>телеграм бот чтобы найти человека</text:p>
          </table:table-cell>
          <table:table-cell office:value-type="string" calcext:value-type="string">
            <text:p>телеграм бот поиск (13)</text:p>
          </table:table-cell>
          <table:table-cell office:value-type="float" office:value="15" calcext:value-type="float">
            <text:p>15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61616/, https://dzen.ru/a/Zx6qq9S6x3QUWEJg, https://lumpics.ru/telegram-bots-for-searching-information-about-a-person/, https://botiprobiva.blog/, https://100wmz.com/bots-catalog/%D0%B1%D0%BE%D1%82%D1%8B-%D0%B4%D0%BB%D1%8F-%D0%BF%D0%BE%D0%B8%D1%81%D0%BA%D0%B0/, https://telegra.ph/Podborka-OSINT-botov-Telegram-03-02, https://t.me/HimeraSeBot, https://checklic.ru/articles/probit-cheloveka/telegramm-bot-dlya-probiva-informacii/, https://ichip.ru/sovety/ekspluataciya/kak-najti-kanal-v-telegrame-s-pomoshchyu-messendzhera-poiskovikov-i-katalogov-793002, https://t.me/SearcheeBot</text:p>
          </table:table-cell>
        </table:table-row>
        <table:table-row table:style-name="ro1">
          <table:table-cell office:value-type="string" calcext:value-type="string">
            <text:p>поиск групп телеграм бот</text:p>
          </table:table-cell>
          <table:table-cell office:value-type="string" calcext:value-type="string">
            <text:p>телеграм бот поиск (13)</text:p>
          </table:table-cell>
          <table:table-cell office:value-type="float" office:value="11" calcext:value-type="float">
            <text:p>11</text:p>
          </table:table-cell>
          <table:table-cell office:value-type="float" office:value="1567" calcext:value-type="float">
            <text:p>1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61616/, https://dzen.ru/a/Zx6qq9S6x3QUWEJg, https://lumpics.ru/telegram-bots-for-searching-information-about-a-person/, https://botiprobiva.blog/, https://100wmz.com/bots-catalog/%D0%B1%D0%BE%D1%82%D1%8B-%D0%B4%D0%BB%D1%8F-%D0%BF%D0%BE%D0%B8%D1%81%D0%BA%D0%B0/, https://telegra.ph/Podborka-OSINT-botov-Telegram-03-02, https://t.me/HimeraSeBot, https://checklic.ru/articles/probit-cheloveka/telegramm-bot-dlya-probiva-informacii/, https://ichip.ru/sovety/ekspluataciya/kak-najti-kanal-v-telegrame-s-pomoshchyu-messendzhera-poiskovikov-i-katalogov-793002, https://t.me/SearcheeBot</text:p>
          </table:table-cell>
        </table:table-row>
        <table:table-row table:style-name="ro1">
          <table:table-cell office:value-type="string" calcext:value-type="string">
            <text:p>телеграм бот поисковик</text:p>
          </table:table-cell>
          <table:table-cell office:value-type="string" calcext:value-type="string">
            <text:p>телеграм бот поиск (13)</text:p>
          </table:table-cell>
          <table:table-cell office:value-type="float" office:value="10" calcext:value-type="float">
            <text:p>10</text:p>
          </table:table-cell>
          <table:table-cell office:value-type="float" office:value="1567" calcext:value-type="float">
            <text:p>1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61616/, https://dzen.ru/a/Zx6qq9S6x3QUWEJg, https://lumpics.ru/telegram-bots-for-searching-information-about-a-person/, https://botiprobiva.blog/, https://100wmz.com/bots-catalog/%D0%B1%D0%BE%D1%82%D1%8B-%D0%B4%D0%BB%D1%8F-%D0%BF%D0%BE%D0%B8%D1%81%D0%BA%D0%B0/, https://telegra.ph/Podborka-OSINT-botov-Telegram-03-02, https://t.me/HimeraSeBot, https://checklic.ru/articles/probit-cheloveka/telegramm-bot-dlya-probiva-informacii/, https://ichip.ru/sovety/ekspluataciya/kak-najti-kanal-v-telegrame-s-pomoshchyu-messendzhera-poiskovikov-i-katalogov-793002, https://t.me/SearcheeBot</text:p>
          </table:table-cell>
        </table:table-row>
        <table:table-row table:style-name="ro1">
          <table:table-cell office:value-type="string" calcext:value-type="string">
            <text:p>поиск людей в телеграме бот</text:p>
          </table:table-cell>
          <table:table-cell office:value-type="string" calcext:value-type="string">
            <text:p>телеграм бот поиск (13)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61616/, https://dzen.ru/a/Zx6qq9S6x3QUWEJg, https://lumpics.ru/telegram-bots-for-searching-information-about-a-person/, https://botiprobiva.blog/, https://100wmz.com/bots-catalog/%D0%B1%D0%BE%D1%82%D1%8B-%D0%B4%D0%BB%D1%8F-%D0%BF%D0%BE%D0%B8%D1%81%D0%BA%D0%B0/, https://telegra.ph/Podborka-OSINT-botov-Telegram-03-02, https://t.me/HimeraSeBot, https://checklic.ru/articles/probit-cheloveka/telegramm-bot-dlya-probiva-informacii/, https://ichip.ru/sovety/ekspluataciya/kak-najti-kanal-v-telegrame-s-pomoshchyu-messendzhera-poiskovikov-i-katalogov-793002, https://t.me/SearcheeBot</text:p>
          </table:table-cell>
        </table:table-row>
        <table:table-row table:style-name="ro1">
          <table:table-cell office:value-type="string" calcext:value-type="string">
            <text:p>телеграм бот который ищет людей</text:p>
          </table:table-cell>
          <table:table-cell office:value-type="string" calcext:value-type="string">
            <text:p>телеграм бот поиск (13)</text:p>
          </table:table-cell>
          <table:table-cell office:value-type="float" office:value="3" calcext:value-type="float">
            <text:p>3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61616/, https://dzen.ru/a/Zx6qq9S6x3QUWEJg, https://lumpics.ru/telegram-bots-for-searching-information-about-a-person/, https://botiprobiva.blog/, https://100wmz.com/bots-catalog/%D0%B1%D0%BE%D1%82%D1%8B-%D0%B4%D0%BB%D1%8F-%D0%BF%D0%BE%D0%B8%D1%81%D0%BA%D0%B0/, https://telegra.ph/Podborka-OSINT-botov-Telegram-03-02, https://t.me/HimeraSeBot, https://checklic.ru/articles/probit-cheloveka/telegramm-bot-dlya-probiva-informacii/, https://ichip.ru/sovety/ekspluataciya/kak-najti-kanal-v-telegrame-s-pomoshchyu-messendzhera-poiskovikov-i-katalogov-793002, https://t.me/SearcheeBot</text:p>
          </table:table-cell>
        </table:table-row>
        <table:table-row table:style-name="ro1">
          <table:table-cell office:value-type="string" calcext:value-type="string">
            <text:p>телеграм бот ищет информацию</text:p>
          </table:table-cell>
          <table:table-cell office:value-type="string" calcext:value-type="string">
            <text:p>телеграм бот поиск (13)</text:p>
          </table:table-cell>
          <table:table-cell office:value-type="float" office:value="3" calcext:value-type="float">
            <text:p>3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61616/, https://dzen.ru/a/Zx6qq9S6x3QUWEJg, https://lumpics.ru/telegram-bots-for-searching-information-about-a-person/, https://botiprobiva.blog/, https://100wmz.com/bots-catalog/%D0%B1%D0%BE%D1%82%D1%8B-%D0%B4%D0%BB%D1%8F-%D0%BF%D0%BE%D0%B8%D1%81%D0%BA%D0%B0/, https://telegra.ph/Podborka-OSINT-botov-Telegram-03-02, https://t.me/HimeraSeBot, https://checklic.ru/articles/probit-cheloveka/telegramm-bot-dlya-probiva-informacii/, https://ichip.ru/sovety/ekspluataciya/kak-najti-kanal-v-telegrame-s-pomoshchyu-messendzhera-poiskovikov-i-katalogov-793002, https://t.me/SearcheeBot</text:p>
          </table:table-cell>
        </table:table-row>
        <table:table-row table:style-name="ro1">
          <table:table-cell office:value-type="string" calcext:value-type="string">
            <text:p>суть телеграм ботов</text:p>
          </table:table-cell>
          <table:table-cell office:value-type="string" calcext:value-type="string">
            <text:p>суть телеграм ботов (14)</text:p>
          </table:table-cell>
          <table:table-cell office:value-type="float" office:value="607" calcext:value-type="float">
            <text:p>607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614568-telegram-bot-chto-eto-vidy-telegram-botov-kak-sdelat-polnoe-rukovodstvo-2025, https://gb.ru/blog/chto-takoe-telegram/, https://practicum.yandex.ru/blog/telegram-boty-kak-rabotayut-i-kak-nastroit/, https://dzen.ru/a/aAIHLfmQPTeF2GTG, https://habr.com/ru/companies/otus/articles/759368/, https://iqbot.ru/blog/boty-v-telegram/, https://vc.ru/id967194/417833-chat-bot-boty-dlya-telegram-vk-chto-eto-takoe-kak-ih-napisat, https://skillbox.ru/media/marketing/boty-v-telegram-kakimi-oni-byvayut-kak-rabotayut-i-kak-sdelat-svoego/, https://timeweb.com/ru/community/articles/vidy-botov-v-telegram-funkcii-kak-sozdavat-instrukciya-po-nastroyke-scenariya-bota, https://rskrf.ru/tips/eksperty-obyasnyayut/chat-boty-v-telegram-zachem-nuzhny-i-kak-ispolzovat-bezopasno/</text:p>
          </table:table-cell>
        </table:table-row>
        <table:table-row table:style-name="ro1">
          <table:table-cell office:value-type="string" calcext:value-type="string">
            <text:p>как называется телеграм бот</text:p>
          </table:table-cell>
          <table:table-cell office:value-type="string" calcext:value-type="string">
            <text:p>суть телеграм ботов (14)</text:p>
          </table:table-cell>
          <table:table-cell office:value-type="float" office:value="160" calcext:value-type="float">
            <text:p>160</text:p>
          </table:table-cell>
          <table:table-cell office:value-type="float" office:value="1158" calcext:value-type="float">
            <text:p>11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614568-telegram-bot-chto-eto-vidy-telegram-botov-kak-sdelat-polnoe-rukovodstvo-2025, https://gb.ru/blog/chto-takoe-telegram/, https://practicum.yandex.ru/blog/telegram-boty-kak-rabotayut-i-kak-nastroit/, https://dzen.ru/a/aAIHLfmQPTeF2GTG, https://habr.com/ru/companies/otus/articles/759368/, https://iqbot.ru/blog/boty-v-telegram/, https://vc.ru/id967194/417833-chat-bot-boty-dlya-telegram-vk-chto-eto-takoe-kak-ih-napisat, https://skillbox.ru/media/marketing/boty-v-telegram-kakimi-oni-byvayut-kak-rabotayut-i-kak-sdelat-svoego/, https://timeweb.com/ru/community/articles/vidy-botov-v-telegram-funkcii-kak-sozdavat-instrukciya-po-nastroyke-scenariya-bota, https://rskrf.ru/tips/eksperty-obyasnyayut/chat-boty-v-telegram-zachem-nuzhny-i-kak-ispolzovat-bezopasno/</text:p>
          </table:table-cell>
        </table:table-row>
        <table:table-row table:style-name="ro1">
          <table:table-cell office:value-type="string" calcext:value-type="string">
            <text:p>телеграм боты описание</text:p>
          </table:table-cell>
          <table:table-cell office:value-type="string" calcext:value-type="string">
            <text:p>суть телеграм ботов (14)</text:p>
          </table:table-cell>
          <table:table-cell office:value-type="float" office:value="52" calcext:value-type="float">
            <text:p>52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614568-telegram-bot-chto-eto-vidy-telegram-botov-kak-sdelat-polnoe-rukovodstvo-2025, https://gb.ru/blog/chto-takoe-telegram/, https://practicum.yandex.ru/blog/telegram-boty-kak-rabotayut-i-kak-nastroit/, https://dzen.ru/a/aAIHLfmQPTeF2GTG, https://habr.com/ru/companies/otus/articles/759368/, https://iqbot.ru/blog/boty-v-telegram/, https://vc.ru/id967194/417833-chat-bot-boty-dlya-telegram-vk-chto-eto-takoe-kak-ih-napisat, https://skillbox.ru/media/marketing/boty-v-telegram-kakimi-oni-byvayut-kak-rabotayut-i-kak-sdelat-svoego/, https://timeweb.com/ru/community/articles/vidy-botov-v-telegram-funkcii-kak-sozdavat-instrukciya-po-nastroyke-scenariya-bota, https://rskrf.ru/tips/eksperty-obyasnyayut/chat-boty-v-telegram-zachem-nuzhny-i-kak-ispolzovat-bezopasno/</text:p>
          </table:table-cell>
        </table:table-row>
        <table:table-row table:style-name="ro1">
          <table:table-cell office:value-type="string" calcext:value-type="string">
            <text:p>виды телеграм ботов</text:p>
          </table:table-cell>
          <table:table-cell office:value-type="string" calcext:value-type="string">
            <text:p>суть телеграм ботов (14)</text:p>
          </table:table-cell>
          <table:table-cell office:value-type="float" office:value="50" calcext:value-type="float">
            <text:p>50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614568-telegram-bot-chto-eto-vidy-telegram-botov-kak-sdelat-polnoe-rukovodstvo-2025, https://gb.ru/blog/chto-takoe-telegram/, https://practicum.yandex.ru/blog/telegram-boty-kak-rabotayut-i-kak-nastroit/, https://dzen.ru/a/aAIHLfmQPTeF2GTG, https://habr.com/ru/companies/otus/articles/759368/, https://iqbot.ru/blog/boty-v-telegram/, https://vc.ru/id967194/417833-chat-bot-boty-dlya-telegram-vk-chto-eto-takoe-kak-ih-napisat, https://skillbox.ru/media/marketing/boty-v-telegram-kakimi-oni-byvayut-kak-rabotayut-i-kak-sdelat-svoego/, https://timeweb.com/ru/community/articles/vidy-botov-v-telegram-funkcii-kak-sozdavat-instrukciya-po-nastroyke-scenariya-bota, https://rskrf.ru/tips/eksperty-obyasnyayut/chat-boty-v-telegram-zachem-nuzhny-i-kak-ispolzovat-bezopasno/</text:p>
          </table:table-cell>
        </table:table-row>
        <table:table-row table:style-name="ro1">
          <table:table-cell office:value-type="string" calcext:value-type="string">
            <text:p>зачем телеграм боты</text:p>
          </table:table-cell>
          <table:table-cell office:value-type="string" calcext:value-type="string">
            <text:p>суть телеграм ботов (14)</text:p>
          </table:table-cell>
          <table:table-cell office:value-type="float" office:value="47" calcext:value-type="float">
            <text:p>47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614568-telegram-bot-chto-eto-vidy-telegram-botov-kak-sdelat-polnoe-rukovodstvo-2025, https://gb.ru/blog/chto-takoe-telegram/, https://practicum.yandex.ru/blog/telegram-boty-kak-rabotayut-i-kak-nastroit/, https://dzen.ru/a/aAIHLfmQPTeF2GTG, https://habr.com/ru/companies/otus/articles/759368/, https://iqbot.ru/blog/boty-v-telegram/, https://vc.ru/id967194/417833-chat-bot-boty-dlya-telegram-vk-chto-eto-takoe-kak-ih-napisat, https://skillbox.ru/media/marketing/boty-v-telegram-kakimi-oni-byvayut-kak-rabotayut-i-kak-sdelat-svoego/, https://timeweb.com/ru/community/articles/vidy-botov-v-telegram-funkcii-kak-sozdavat-instrukciya-po-nastroyke-scenariya-bota, https://rskrf.ru/tips/eksperty-obyasnyayut/chat-boty-v-telegram-zachem-nuzhny-i-kak-ispolzovat-bezopasno/</text:p>
          </table:table-cell>
        </table:table-row>
        <table:table-row table:style-name="ro1">
          <table:table-cell office:value-type="string" calcext:value-type="string">
            <text:p>телеграм бот определение</text:p>
          </table:table-cell>
          <table:table-cell office:value-type="string" calcext:value-type="string">
            <text:p>суть телеграм ботов (14)</text:p>
          </table:table-cell>
          <table:table-cell office:value-type="float" office:value="43" calcext:value-type="float">
            <text:p>43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614568-telegram-bot-chto-eto-vidy-telegram-botov-kak-sdelat-polnoe-rukovodstvo-2025, https://gb.ru/blog/chto-takoe-telegram/, https://practicum.yandex.ru/blog/telegram-boty-kak-rabotayut-i-kak-nastroit/, https://dzen.ru/a/aAIHLfmQPTeF2GTG, https://habr.com/ru/companies/otus/articles/759368/, https://iqbot.ru/blog/boty-v-telegram/, https://vc.ru/id967194/417833-chat-bot-boty-dlya-telegram-vk-chto-eto-takoe-kak-ih-napisat, https://skillbox.ru/media/marketing/boty-v-telegram-kakimi-oni-byvayut-kak-rabotayut-i-kak-sdelat-svoego/, https://timeweb.com/ru/community/articles/vidy-botov-v-telegram-funkcii-kak-sozdavat-instrukciya-po-nastroyke-scenariya-bota, https://rskrf.ru/tips/eksperty-obyasnyayut/chat-boty-v-telegram-zachem-nuzhny-i-kak-ispolzovat-bezopasno/</text:p>
          </table:table-cell>
        </table:table-row>
        <table:table-row table:style-name="ro1">
          <table:table-cell office:value-type="string" calcext:value-type="string">
            <text:p>телеграм бот функции</text:p>
          </table:table-cell>
          <table:table-cell office:value-type="string" calcext:value-type="string">
            <text:p>суть телеграм ботов (14)</text:p>
          </table:table-cell>
          <table:table-cell office:value-type="float" office:value="41" calcext:value-type="float">
            <text:p>41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614568-telegram-bot-chto-eto-vidy-telegram-botov-kak-sdelat-polnoe-rukovodstvo-2025, https://gb.ru/blog/chto-takoe-telegram/, https://practicum.yandex.ru/blog/telegram-boty-kak-rabotayut-i-kak-nastroit/, https://dzen.ru/a/aAIHLfmQPTeF2GTG, https://habr.com/ru/companies/otus/articles/759368/, https://iqbot.ru/blog/boty-v-telegram/, https://vc.ru/id967194/417833-chat-bot-boty-dlya-telegram-vk-chto-eto-takoe-kak-ih-napisat, https://skillbox.ru/media/marketing/boty-v-telegram-kakimi-oni-byvayut-kak-rabotayut-i-kak-sdelat-svoego/, https://timeweb.com/ru/community/articles/vidy-botov-v-telegram-funkcii-kak-sozdavat-instrukciya-po-nastroyke-scenariya-bota, https://rskrf.ru/tips/eksperty-obyasnyayut/chat-boty-v-telegram-zachem-nuzhny-i-kak-ispolzovat-bezopasno/</text:p>
          </table:table-cell>
        </table:table-row>
        <table:table-row table:style-name="ro1">
          <table:table-cell office:value-type="string" calcext:value-type="string">
            <text:p>телеграм бот в сети</text:p>
          </table:table-cell>
          <table:table-cell office:value-type="string" calcext:value-type="string">
            <text:p>суть телеграм ботов (14)</text:p>
          </table:table-cell>
          <table:table-cell office:value-type="float" office:value="40" calcext:value-type="float">
            <text:p>40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614568-telegram-bot-chto-eto-vidy-telegram-botov-kak-sdelat-polnoe-rukovodstvo-2025, https://gb.ru/blog/chto-takoe-telegram/, https://practicum.yandex.ru/blog/telegram-boty-kak-rabotayut-i-kak-nastroit/, https://dzen.ru/a/aAIHLfmQPTeF2GTG, https://habr.com/ru/companies/otus/articles/759368/, https://iqbot.ru/blog/boty-v-telegram/, https://vc.ru/id967194/417833-chat-bot-boty-dlya-telegram-vk-chto-eto-takoe-kak-ih-napisat, https://skillbox.ru/media/marketing/boty-v-telegram-kakimi-oni-byvayut-kak-rabotayut-i-kak-sdelat-svoego/, https://timeweb.com/ru/community/articles/vidy-botov-v-telegram-funkcii-kak-sozdavat-instrukciya-po-nastroyke-scenariya-bota, https://rskrf.ru/tips/eksperty-obyasnyayut/chat-boty-v-telegram-zachem-nuzhny-i-kak-ispolzovat-bezopasno/</text:p>
          </table:table-cell>
        </table:table-row>
        <table:table-row table:style-name="ro1">
          <table:table-cell office:value-type="string" calcext:value-type="string">
            <text:p>возможности телеграм бота</text:p>
          </table:table-cell>
          <table:table-cell office:value-type="string" calcext:value-type="string">
            <text:p>суть телеграм ботов (14)</text:p>
          </table:table-cell>
          <table:table-cell office:value-type="float" office:value="37" calcext:value-type="float">
            <text:p>37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614568-telegram-bot-chto-eto-vidy-telegram-botov-kak-sdelat-polnoe-rukovodstvo-2025, https://gb.ru/blog/chto-takoe-telegram/, https://practicum.yandex.ru/blog/telegram-boty-kak-rabotayut-i-kak-nastroit/, https://dzen.ru/a/aAIHLfmQPTeF2GTG, https://habr.com/ru/companies/otus/articles/759368/, https://iqbot.ru/blog/boty-v-telegram/, https://vc.ru/id967194/417833-chat-bot-boty-dlya-telegram-vk-chto-eto-takoe-kak-ih-napisat, https://skillbox.ru/media/marketing/boty-v-telegram-kakimi-oni-byvayut-kak-rabotayut-i-kak-sdelat-svoego/, https://timeweb.com/ru/community/articles/vidy-botov-v-telegram-funkcii-kak-sozdavat-instrukciya-po-nastroyke-scenariya-bota, https://rskrf.ru/tips/eksperty-obyasnyayut/chat-boty-v-telegram-zachem-nuzhny-i-kak-ispolzovat-bezopasno/</text:p>
          </table:table-cell>
        </table:table-row>
        <table:table-row table:style-name="ro1">
          <table:table-cell office:value-type="string" calcext:value-type="string">
            <text:p>типы телеграм ботов</text:p>
          </table:table-cell>
          <table:table-cell office:value-type="string" calcext:value-type="string">
            <text:p>суть телеграм ботов (14)</text:p>
          </table:table-cell>
          <table:table-cell office:value-type="float" office:value="29" calcext:value-type="float">
            <text:p>29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614568-telegram-bot-chto-eto-vidy-telegram-botov-kak-sdelat-polnoe-rukovodstvo-2025, https://gb.ru/blog/chto-takoe-telegram/, https://practicum.yandex.ru/blog/telegram-boty-kak-rabotayut-i-kak-nastroit/, https://dzen.ru/a/aAIHLfmQPTeF2GTG, https://habr.com/ru/companies/otus/articles/759368/, https://iqbot.ru/blog/boty-v-telegram/, https://vc.ru/id967194/417833-chat-bot-boty-dlya-telegram-vk-chto-eto-takoe-kak-ih-napisat, https://skillbox.ru/media/marketing/boty-v-telegram-kakimi-oni-byvayut-kak-rabotayut-i-kak-sdelat-svoego/, https://timeweb.com/ru/community/articles/vidy-botov-v-telegram-funkcii-kak-sozdavat-instrukciya-po-nastroyke-scenariya-bota, https://rskrf.ru/tips/eksperty-obyasnyayut/chat-boty-v-telegram-zachem-nuzhny-i-kak-ispolzovat-bezopasno/</text:p>
          </table:table-cell>
        </table:table-row>
        <table:table-row table:style-name="ro1">
          <table:table-cell office:value-type="string" calcext:value-type="string">
            <text:p>для чего нужен телеграм бот</text:p>
          </table:table-cell>
          <table:table-cell office:value-type="string" calcext:value-type="string">
            <text:p>суть телеграм ботов (14)</text:p>
          </table:table-cell>
          <table:table-cell office:value-type="float" office:value="17" calcext:value-type="float">
            <text:p>17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614568-telegram-bot-chto-eto-vidy-telegram-botov-kak-sdelat-polnoe-rukovodstvo-2025, https://gb.ru/blog/chto-takoe-telegram/, https://practicum.yandex.ru/blog/telegram-boty-kak-rabotayut-i-kak-nastroit/, https://dzen.ru/a/aAIHLfmQPTeF2GTG, https://habr.com/ru/companies/otus/articles/759368/, https://iqbot.ru/blog/boty-v-telegram/, https://vc.ru/id967194/417833-chat-bot-boty-dlya-telegram-vk-chto-eto-takoe-kak-ih-napisat, https://skillbox.ru/media/marketing/boty-v-telegram-kakimi-oni-byvayut-kak-rabotayut-i-kak-sdelat-svoego/, https://timeweb.com/ru/community/articles/vidy-botov-v-telegram-funkcii-kak-sozdavat-instrukciya-po-nastroyke-scenariya-bota, https://rskrf.ru/tips/eksperty-obyasnyayut/chat-boty-v-telegram-zachem-nuzhny-i-kak-ispolzovat-bezopasno/</text:p>
          </table:table-cell>
        </table:table-row>
        <table:table-row table:style-name="ro1">
          <table:table-cell office:value-type="string" calcext:value-type="string">
            <text:p>телеграм бот функционал</text:p>
          </table:table-cell>
          <table:table-cell office:value-type="string" calcext:value-type="string">
            <text:p>суть телеграм ботов (14)</text:p>
          </table:table-cell>
          <table:table-cell office:value-type="float" office:value="16" calcext:value-type="float">
            <text:p>16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614568-telegram-bot-chto-eto-vidy-telegram-botov-kak-sdelat-polnoe-rukovodstvo-2025, https://gb.ru/blog/chto-takoe-telegram/, https://practicum.yandex.ru/blog/telegram-boty-kak-rabotayut-i-kak-nastroit/, https://dzen.ru/a/aAIHLfmQPTeF2GTG, https://habr.com/ru/companies/otus/articles/759368/, https://iqbot.ru/blog/boty-v-telegram/, https://vc.ru/id967194/417833-chat-bot-boty-dlya-telegram-vk-chto-eto-takoe-kak-ih-napisat, https://skillbox.ru/media/marketing/boty-v-telegram-kakimi-oni-byvayut-kak-rabotayut-i-kak-sdelat-svoego/, https://timeweb.com/ru/community/articles/vidy-botov-v-telegram-funkcii-kak-sozdavat-instrukciya-po-nastroyke-scenariya-bota, https://rskrf.ru/tips/eksperty-obyasnyayut/chat-boty-v-telegram-zachem-nuzhny-i-kak-ispolzovat-bezopasno/</text:p>
          </table:table-cell>
        </table:table-row>
        <table:table-row table:style-name="ro1">
          <table:table-cell office:value-type="string" calcext:value-type="string">
            <text:p>как работает чат бот в телеграм</text:p>
          </table:table-cell>
          <table:table-cell office:value-type="string" calcext:value-type="string">
            <text:p>суть телеграм ботов (14)</text:p>
          </table:table-cell>
          <table:table-cell office:value-type="float" office:value="13" calcext:value-type="float">
            <text:p>13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614568-telegram-bot-chto-eto-vidy-telegram-botov-kak-sdelat-polnoe-rukovodstvo-2025, https://gb.ru/blog/chto-takoe-telegram/, https://practicum.yandex.ru/blog/telegram-boty-kak-rabotayut-i-kak-nastroit/, https://dzen.ru/a/aAIHLfmQPTeF2GTG, https://habr.com/ru/companies/otus/articles/759368/, https://iqbot.ru/blog/boty-v-telegram/, https://vc.ru/id967194/417833-chat-bot-boty-dlya-telegram-vk-chto-eto-takoe-kak-ih-napisat, https://skillbox.ru/media/marketing/boty-v-telegram-kakimi-oni-byvayut-kak-rabotayut-i-kak-sdelat-svoego/, https://timeweb.com/ru/community/articles/vidy-botov-v-telegram-funkcii-kak-sozdavat-instrukciya-po-nastroyke-scenariya-bota, https://rskrf.ru/tips/eksperty-obyasnyayut/chat-boty-v-telegram-zachem-nuzhny-i-kak-ispolzovat-bezopasno/</text:p>
          </table:table-cell>
        </table:table-row>
        <table:table-row table:style-name="ro1">
          <table:table-cell office:value-type="string" calcext:value-type="string">
            <text:p>что умеют телеграм боты</text:p>
          </table:table-cell>
          <table:table-cell office:value-type="string" calcext:value-type="string">
            <text:p>суть телеграм ботов (14)</text:p>
          </table:table-cell>
          <table:table-cell office:value-type="float" office:value="6" calcext:value-type="float">
            <text:p>6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614568-telegram-bot-chto-eto-vidy-telegram-botov-kak-sdelat-polnoe-rukovodstvo-2025, https://gb.ru/blog/chto-takoe-telegram/, https://practicum.yandex.ru/blog/telegram-boty-kak-rabotayut-i-kak-nastroit/, https://dzen.ru/a/aAIHLfmQPTeF2GTG, https://habr.com/ru/companies/otus/articles/759368/, https://iqbot.ru/blog/boty-v-telegram/, https://vc.ru/id967194/417833-chat-bot-boty-dlya-telegram-vk-chto-eto-takoe-kak-ih-napisat, https://skillbox.ru/media/marketing/boty-v-telegram-kakimi-oni-byvayut-kak-rabotayut-i-kak-sdelat-svoego/, https://timeweb.com/ru/community/articles/vidy-botov-v-telegram-funkcii-kak-sozdavat-instrukciya-po-nastroyke-scenariya-bota, https://rskrf.ru/tips/eksperty-obyasnyayut/chat-boty-v-telegram-zachem-nuzhny-i-kak-ispolzovat-bezopasno/</text:p>
          </table:table-cell>
        </table:table-row>
        <table:table-row table:style-name="ro1">
          <table:table-cell office:value-type="string" calcext:value-type="string">
            <text:p>конструктор телеграм ботов</text:p>
          </table:table-cell>
          <table:table-cell office:value-type="string" calcext:value-type="string">
            <text:p>конструктор телеграм ботов (19)</text:p>
          </table:table-cell>
          <table:table-cell office:value-type="float" office:value="523" calcext:value-type="float">
            <text:p>523</text:p>
          </table:table-cell>
          <table:table-cell office:value-type="float" office:value="1138" calcext:value-type="float">
            <text:p>113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top15_konstruktorov_chat_botov_v_telegram_kak_sozdat_bota_samostoyatelno_za_15_minut_11183848, https://bot-t.com/site/free, https://www.unisender.com/ru/features/chat-bot/telegram/, https://watbot.ru/telegram, https://smmplanner.com/blog/top-konstruktorov-dlia-sozdaniia-chat-botov-v-tielieghramie-v-etom-ghodu/, https://botmaker.ru/, https://puzzlebot.top/, https://www.cossa.ru/trends/320764/, https://borisbot.com/, https://vc.ru/links/1808248-kak-sozdat-bota-v-telegram-top-10-konstruktorov-prostaya-i-ponyatnaya-poshagovaya-instrukciya-lichnyi-opyt-v-2025-godu</text:p>
          </table:table-cell>
        </table:table-row>
        <table:table-row table:style-name="ro1">
          <table:table-cell office:value-type="string" calcext:value-type="string">
            <text:p>телеграм бот сайт</text:p>
          </table:table-cell>
          <table:table-cell office:value-type="string" calcext:value-type="string">
            <text:p>конструктор телеграм ботов (19)</text:p>
          </table:table-cell>
          <table:table-cell office:value-type="float" office:value="179" calcext:value-type="float">
            <text:p>179</text:p>
          </table:table-cell>
          <table:table-cell office:value-type="float" office:value="1138" calcext:value-type="float">
            <text:p>1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top15_konstruktorov_chat_botov_v_telegram_kak_sozdat_bota_samostoyatelno_za_15_minut_11183848, https://bot-t.com/site/free, https://www.unisender.com/ru/features/chat-bot/telegram/, https://watbot.ru/telegram, https://smmplanner.com/blog/top-konstruktorov-dlia-sozdaniia-chat-botov-v-tielieghramie-v-etom-ghodu/, https://botmaker.ru/, https://puzzlebot.top/, https://www.cossa.ru/trends/320764/, https://borisbot.com/, https://vc.ru/links/1808248-kak-sozdat-bota-v-telegram-top-10-konstruktorov-prostaya-i-ponyatnaya-poshagovaya-instrukciya-lichnyi-opyt-v-2025-godu</text:p>
          </table:table-cell>
        </table:table-row>
        <table:table-row table:style-name="ro1">
          <table:table-cell office:value-type="string" calcext:value-type="string">
            <text:p>конструктор чат ботов телеграм</text:p>
          </table:table-cell>
          <table:table-cell office:value-type="string" calcext:value-type="string">
            <text:p>конструктор телеграм ботов (19)</text:p>
          </table:table-cell>
          <table:table-cell office:value-type="float" office:value="108" calcext:value-type="float">
            <text:p>108</text:p>
          </table:table-cell>
          <table:table-cell office:value-type="float" office:value="1138" calcext:value-type="float">
            <text:p>113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top15_konstruktorov_chat_botov_v_telegram_kak_sozdat_bota_samostoyatelno_za_15_minut_11183848, https://bot-t.com/site/free, https://www.unisender.com/ru/features/chat-bot/telegram/, https://watbot.ru/telegram, https://smmplanner.com/blog/top-konstruktorov-dlia-sozdaniia-chat-botov-v-tielieghramie-v-etom-ghodu/, https://botmaker.ru/, https://puzzlebot.top/, https://www.cossa.ru/trends/320764/, https://borisbot.com/, https://vc.ru/links/1808248-kak-sozdat-bota-v-telegram-top-10-konstruktorov-prostaya-i-ponyatnaya-poshagovaya-instrukciya-lichnyi-opyt-v-2025-godu</text:p>
          </table:table-cell>
        </table:table-row>
        <table:table-row table:style-name="ro1">
          <table:table-cell office:value-type="string" calcext:value-type="string">
            <text:p>конструктор ботов для телеграма</text:p>
          </table:table-cell>
          <table:table-cell office:value-type="string" calcext:value-type="string">
            <text:p>конструктор телеграм ботов (19)</text:p>
          </table:table-cell>
          <table:table-cell office:value-type="float" office:value="55" calcext:value-type="float">
            <text:p>55</text:p>
          </table:table-cell>
          <table:table-cell office:value-type="float" office:value="1138" calcext:value-type="float">
            <text:p>113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top15_konstruktorov_chat_botov_v_telegram_kak_sozdat_bota_samostoyatelno_za_15_minut_11183848, https://bot-t.com/site/free, https://www.unisender.com/ru/features/chat-bot/telegram/, https://watbot.ru/telegram, https://smmplanner.com/blog/top-konstruktorov-dlia-sozdaniia-chat-botov-v-tielieghramie-v-etom-ghodu/, https://botmaker.ru/, https://puzzlebot.top/, https://www.cossa.ru/trends/320764/, https://borisbot.com/, https://vc.ru/links/1808248-kak-sozdat-bota-v-telegram-top-10-konstruktorov-prostaya-i-ponyatnaya-poshagovaya-instrukciya-lichnyi-opyt-v-2025-godu</text:p>
          </table:table-cell>
        </table:table-row>
        <table:table-row table:style-name="ro1">
          <table:table-cell office:value-type="string" calcext:value-type="string">
            <text:p>генератор бота телеграм</text:p>
          </table:table-cell>
          <table:table-cell office:value-type="string" calcext:value-type="string">
            <text:p>конструктор телеграм ботов (19)</text:p>
          </table:table-cell>
          <table:table-cell office:value-type="float" office:value="39" calcext:value-type="float">
            <text:p>39</text:p>
          </table:table-cell>
          <table:table-cell office:value-type="float" office:value="1138" calcext:value-type="float">
            <text:p>1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top15_konstruktorov_chat_botov_v_telegram_kak_sozdat_bota_samostoyatelno_za_15_minut_11183848, https://bot-t.com/site/free, https://www.unisender.com/ru/features/chat-bot/telegram/, https://watbot.ru/telegram, https://smmplanner.com/blog/top-konstruktorov-dlia-sozdaniia-chat-botov-v-tielieghramie-v-etom-ghodu/, https://botmaker.ru/, https://puzzlebot.top/, https://www.cossa.ru/trends/320764/, https://borisbot.com/, https://vc.ru/links/1808248-kak-sozdat-bota-v-telegram-top-10-konstruktorov-prostaya-i-ponyatnaya-poshagovaya-instrukciya-lichnyi-opyt-v-2025-godu</text:p>
          </table:table-cell>
        </table:table-row>
        <table:table-row table:style-name="ro1">
          <table:table-cell office:value-type="string" calcext:value-type="string">
            <text:p>создатель ботов телеграм</text:p>
          </table:table-cell>
          <table:table-cell office:value-type="string" calcext:value-type="string">
            <text:p>конструктор телеграм ботов (19)</text:p>
          </table:table-cell>
          <table:table-cell office:value-type="float" office:value="37" calcext:value-type="float">
            <text:p>37</text:p>
          </table:table-cell>
          <table:table-cell office:value-type="float" office:value="1138" calcext:value-type="float">
            <text:p>11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top15_konstruktorov_chat_botov_v_telegram_kak_sozdat_bota_samostoyatelno_za_15_minut_11183848, https://bot-t.com/site/free, https://www.unisender.com/ru/features/chat-bot/telegram/, https://watbot.ru/telegram, https://smmplanner.com/blog/top-konstruktorov-dlia-sozdaniia-chat-botov-v-tielieghramie-v-etom-ghodu/, https://botmaker.ru/, https://puzzlebot.top/, https://www.cossa.ru/trends/320764/, https://borisbot.com/, https://vc.ru/links/1808248-kak-sozdat-bota-v-telegram-top-10-konstruktorov-prostaya-i-ponyatnaya-poshagovaya-instrukciya-lichnyi-opyt-v-2025-godu</text:p>
          </table:table-cell>
        </table:table-row>
        <table:table-row table:style-name="ro1">
          <table:table-cell office:value-type="string" calcext:value-type="string">
            <text:p>создать телеграм бота онлайн</text:p>
          </table:table-cell>
          <table:table-cell office:value-type="string" calcext:value-type="string">
            <text:p>конструктор телеграм ботов (19)</text:p>
          </table:table-cell>
          <table:table-cell office:value-type="float" office:value="28" calcext:value-type="float">
            <text:p>28</text:p>
          </table:table-cell>
          <table:table-cell office:value-type="float" office:value="1138" calcext:value-type="float">
            <text:p>1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top15_konstruktorov_chat_botov_v_telegram_kak_sozdat_bota_samostoyatelno_za_15_minut_11183848, https://bot-t.com/site/free, https://www.unisender.com/ru/features/chat-bot/telegram/, https://watbot.ru/telegram, https://smmplanner.com/blog/top-konstruktorov-dlia-sozdaniia-chat-botov-v-tielieghramie-v-etom-ghodu/, https://botmaker.ru/, https://puzzlebot.top/, https://www.cossa.ru/trends/320764/, https://borisbot.com/, https://vc.ru/links/1808248-kak-sozdat-bota-v-telegram-top-10-konstruktorov-prostaya-i-ponyatnaya-poshagovaya-instrukciya-lichnyi-opyt-v-2025-godu</text:p>
          </table:table-cell>
        </table:table-row>
        <table:table-row table:style-name="ro1">
          <table:table-cell office:value-type="string" calcext:value-type="string">
            <text:p>бесплатный конструктор ботов в телеграм</text:p>
          </table:table-cell>
          <table:table-cell office:value-type="string" calcext:value-type="string">
            <text:p>конструктор телеграм ботов (19)</text:p>
          </table:table-cell>
          <table:table-cell office:value-type="float" office:value="27" calcext:value-type="float">
            <text:p>27</text:p>
          </table:table-cell>
          <table:table-cell office:value-type="float" office:value="1138" calcext:value-type="float">
            <text:p>1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top15_konstruktorov_chat_botov_v_telegram_kak_sozdat_bota_samostoyatelno_za_15_minut_11183848, https://bot-t.com/site/free, https://www.unisender.com/ru/features/chat-bot/telegram/, https://watbot.ru/telegram, https://smmplanner.com/blog/top-konstruktorov-dlia-sozdaniia-chat-botov-v-tielieghramie-v-etom-ghodu/, https://botmaker.ru/, https://puzzlebot.top/, https://www.cossa.ru/trends/320764/, https://borisbot.com/, https://vc.ru/links/1808248-kak-sozdat-bota-v-telegram-top-10-konstruktorov-prostaya-i-ponyatnaya-poshagovaya-instrukciya-lichnyi-opyt-v-2025-godu</text:p>
          </table:table-cell>
        </table:table-row>
        <table:table-row table:style-name="ro1">
          <table:table-cell office:value-type="string" calcext:value-type="string">
            <text:p>онлайн чат бот телеграм</text:p>
          </table:table-cell>
          <table:table-cell office:value-type="string" calcext:value-type="string">
            <text:p>конструктор телеграм ботов (19)</text:p>
          </table:table-cell>
          <table:table-cell office:value-type="float" office:value="25" calcext:value-type="float">
            <text:p>25</text:p>
          </table:table-cell>
          <table:table-cell office:value-type="float" office:value="1138" calcext:value-type="float">
            <text:p>113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top15_konstruktorov_chat_botov_v_telegram_kak_sozdat_bota_samostoyatelno_za_15_minut_11183848, https://bot-t.com/site/free, https://www.unisender.com/ru/features/chat-bot/telegram/, https://watbot.ru/telegram, https://smmplanner.com/blog/top-konstruktorov-dlia-sozdaniia-chat-botov-v-tielieghramie-v-etom-ghodu/, https://botmaker.ru/, https://puzzlebot.top/, https://www.cossa.ru/trends/320764/, https://borisbot.com/, https://vc.ru/links/1808248-kak-sozdat-bota-v-telegram-top-10-konstruktorov-prostaya-i-ponyatnaya-poshagovaya-instrukciya-lichnyi-opyt-v-2025-godu</text:p>
          </table:table-cell>
        </table:table-row>
        <table:table-row table:style-name="ro1">
          <table:table-cell office:value-type="string" calcext:value-type="string">
            <text:p>готовый бот для телеграма</text:p>
          </table:table-cell>
          <table:table-cell office:value-type="string" calcext:value-type="string">
            <text:p>конструктор телеграм ботов (19)</text:p>
          </table:table-cell>
          <table:table-cell office:value-type="float" office:value="23" calcext:value-type="float">
            <text:p>23</text:p>
          </table:table-cell>
          <table:table-cell office:value-type="float" office:value="1138" calcext:value-type="float">
            <text:p>113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top15_konstruktorov_chat_botov_v_telegram_kak_sozdat_bota_samostoyatelno_za_15_minut_11183848, https://bot-t.com/site/free, https://www.unisender.com/ru/features/chat-bot/telegram/, https://watbot.ru/telegram, https://smmplanner.com/blog/top-konstruktorov-dlia-sozdaniia-chat-botov-v-tielieghramie-v-etom-ghodu/, https://botmaker.ru/, https://puzzlebot.top/, https://www.cossa.ru/trends/320764/, https://borisbot.com/, https://vc.ru/links/1808248-kak-sozdat-bota-v-telegram-top-10-konstruktorov-prostaya-i-ponyatnaya-poshagovaya-instrukciya-lichnyi-opyt-v-2025-godu</text:p>
          </table:table-cell>
        </table:table-row>
        <table:table-row table:style-name="ro1">
          <table:table-cell office:value-type="string" calcext:value-type="string">
            <text:p>создать чат бот в телеграм бесплатно</text:p>
          </table:table-cell>
          <table:table-cell office:value-type="string" calcext:value-type="string">
            <text:p>конструктор телеграм ботов (19)</text:p>
          </table:table-cell>
          <table:table-cell office:value-type="float" office:value="17" calcext:value-type="float">
            <text:p>17</text:p>
          </table:table-cell>
          <table:table-cell office:value-type="float" office:value="1138" calcext:value-type="float">
            <text:p>11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top15_konstruktorov_chat_botov_v_telegram_kak_sozdat_bota_samostoyatelno_za_15_minut_11183848, https://bot-t.com/site/free, https://www.unisender.com/ru/features/chat-bot/telegram/, https://watbot.ru/telegram, https://smmplanner.com/blog/top-konstruktorov-dlia-sozdaniia-chat-botov-v-tielieghramie-v-etom-ghodu/, https://botmaker.ru/, https://puzzlebot.top/, https://www.cossa.ru/trends/320764/, https://borisbot.com/, https://vc.ru/links/1808248-kak-sozdat-bota-v-telegram-top-10-konstruktorov-prostaya-i-ponyatnaya-poshagovaya-instrukciya-lichnyi-opyt-v-2025-godu</text:p>
          </table:table-cell>
        </table:table-row>
        <table:table-row table:style-name="ro1">
          <table:table-cell office:value-type="string" calcext:value-type="string">
            <text:p>сделать телеграм бота онлайн</text:p>
          </table:table-cell>
          <table:table-cell office:value-type="string" calcext:value-type="string">
            <text:p>конструктор телеграм ботов (19)</text:p>
          </table:table-cell>
          <table:table-cell office:value-type="float" office:value="16" calcext:value-type="float">
            <text:p>16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top15_konstruktorov_chat_botov_v_telegram_kak_sozdat_bota_samostoyatelno_za_15_minut_11183848, https://bot-t.com/site/free, https://www.unisender.com/ru/features/chat-bot/telegram/, https://watbot.ru/telegram, https://smmplanner.com/blog/top-konstruktorov-dlia-sozdaniia-chat-botov-v-tielieghramie-v-etom-ghodu/, https://botmaker.ru/, https://puzzlebot.top/, https://www.cossa.ru/trends/320764/, https://borisbot.com/, https://vc.ru/links/1808248-kak-sozdat-bota-v-telegram-top-10-konstruktorov-prostaya-i-ponyatnaya-poshagovaya-instrukciya-lichnyi-opyt-v-2025-godu</text:p>
          </table:table-cell>
        </table:table-row>
        <table:table-row table:style-name="ro1">
          <table:table-cell office:value-type="string" calcext:value-type="string">
            <text:p>создать телеграм бот бесплатно онлайн</text:p>
          </table:table-cell>
          <table:table-cell office:value-type="string" calcext:value-type="string">
            <text:p>конструктор телеграм ботов (19)</text:p>
          </table:table-cell>
          <table:table-cell office:value-type="float" office:value="14" calcext:value-type="float">
            <text:p>14</text:p>
          </table:table-cell>
          <table:table-cell office:value-type="float" office:value="1138" calcext:value-type="float">
            <text:p>113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top15_konstruktorov_chat_botov_v_telegram_kak_sozdat_bota_samostoyatelno_za_15_minut_11183848, https://bot-t.com/site/free, https://www.unisender.com/ru/features/chat-bot/telegram/, https://watbot.ru/telegram, https://smmplanner.com/blog/top-konstruktorov-dlia-sozdaniia-chat-botov-v-tielieghramie-v-etom-ghodu/, https://botmaker.ru/, https://puzzlebot.top/, https://www.cossa.ru/trends/320764/, https://borisbot.com/, https://vc.ru/links/1808248-kak-sozdat-bota-v-telegram-top-10-konstruktorov-prostaya-i-ponyatnaya-poshagovaya-instrukciya-lichnyi-opyt-v-2025-godu</text:p>
          </table:table-cell>
        </table:table-row>
        <table:table-row table:style-name="ro1">
          <table:table-cell office:value-type="string" calcext:value-type="string">
            <text:p>сервис чат бот телеграм</text:p>
          </table:table-cell>
          <table:table-cell office:value-type="string" calcext:value-type="string">
            <text:p>конструктор телеграм ботов (19)</text:p>
          </table:table-cell>
          <table:table-cell office:value-type="float" office:value="14" calcext:value-type="float">
            <text:p>14</text:p>
          </table:table-cell>
          <table:table-cell office:value-type="float" office:value="1138" calcext:value-type="float">
            <text:p>113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top15_konstruktorov_chat_botov_v_telegram_kak_sozdat_bota_samostoyatelno_za_15_minut_11183848, https://bot-t.com/site/free, https://www.unisender.com/ru/features/chat-bot/telegram/, https://watbot.ru/telegram, https://smmplanner.com/blog/top-konstruktorov-dlia-sozdaniia-chat-botov-v-tielieghramie-v-etom-ghodu/, https://botmaker.ru/, https://puzzlebot.top/, https://www.cossa.ru/trends/320764/, https://borisbot.com/, https://vc.ru/links/1808248-kak-sozdat-bota-v-telegram-top-10-konstruktorov-prostaya-i-ponyatnaya-poshagovaya-instrukciya-lichnyi-opyt-v-2025-godu</text:p>
          </table:table-cell>
        </table:table-row>
        <table:table-row table:style-name="ro1">
          <table:table-cell office:value-type="string" calcext:value-type="string">
            <text:p>конструктор чат ботов телеграм бесплатно</text:p>
          </table:table-cell>
          <table:table-cell office:value-type="string" calcext:value-type="string">
            <text:p>конструктор телеграм ботов (19)</text:p>
          </table:table-cell>
          <table:table-cell office:value-type="float" office:value="13" calcext:value-type="float">
            <text:p>13</text:p>
          </table:table-cell>
          <table:table-cell office:value-type="float" office:value="1138" calcext:value-type="float">
            <text:p>113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top15_konstruktorov_chat_botov_v_telegram_kak_sozdat_bota_samostoyatelno_za_15_minut_11183848, https://bot-t.com/site/free, https://www.unisender.com/ru/features/chat-bot/telegram/, https://watbot.ru/telegram, https://smmplanner.com/blog/top-konstruktorov-dlia-sozdaniia-chat-botov-v-tielieghramie-v-etom-ghodu/, https://botmaker.ru/, https://puzzlebot.top/, https://www.cossa.ru/trends/320764/, https://borisbot.com/, https://vc.ru/links/1808248-kak-sozdat-bota-v-telegram-top-10-konstruktorov-prostaya-i-ponyatnaya-poshagovaya-instrukciya-lichnyi-opyt-v-2025-godu</text:p>
          </table:table-cell>
        </table:table-row>
        <table:table-row table:style-name="ro1">
          <table:table-cell office:value-type="string" calcext:value-type="string">
            <text:p>конструктор для создания бота в телеграм</text:p>
          </table:table-cell>
          <table:table-cell office:value-type="string" calcext:value-type="string">
            <text:p>конструктор телеграм ботов (19)</text:p>
          </table:table-cell>
          <table:table-cell office:value-type="float" office:value="10" calcext:value-type="float">
            <text:p>10</text:p>
          </table:table-cell>
          <table:table-cell office:value-type="float" office:value="1138" calcext:value-type="float">
            <text:p>113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top15_konstruktorov_chat_botov_v_telegram_kak_sozdat_bota_samostoyatelno_za_15_minut_11183848, https://bot-t.com/site/free, https://www.unisender.com/ru/features/chat-bot/telegram/, https://watbot.ru/telegram, https://smmplanner.com/blog/top-konstruktorov-dlia-sozdaniia-chat-botov-v-tielieghramie-v-etom-ghodu/, https://botmaker.ru/, https://puzzlebot.top/, https://www.cossa.ru/trends/320764/, https://borisbot.com/, https://vc.ru/links/1808248-kak-sozdat-bota-v-telegram-top-10-konstruktorov-prostaya-i-ponyatnaya-poshagovaya-instrukciya-lichnyi-opyt-v-2025-godu</text:p>
          </table:table-cell>
        </table:table-row>
        <table:table-row table:style-name="ro1">
          <table:table-cell office:value-type="string" calcext:value-type="string">
            <text:p>где сделать телеграм бота</text:p>
          </table:table-cell>
          <table:table-cell office:value-type="string" calcext:value-type="string">
            <text:p>конструктор телеграм ботов (19)</text:p>
          </table:table-cell>
          <table:table-cell office:value-type="float" office:value="6" calcext:value-type="float">
            <text:p>6</text:p>
          </table:table-cell>
          <table:table-cell office:value-type="float" office:value="1138" calcext:value-type="float">
            <text:p>11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top15_konstruktorov_chat_botov_v_telegram_kak_sozdat_bota_samostoyatelno_za_15_minut_11183848, https://bot-t.com/site/free, https://www.unisender.com/ru/features/chat-bot/telegram/, https://watbot.ru/telegram, https://smmplanner.com/blog/top-konstruktorov-dlia-sozdaniia-chat-botov-v-tielieghramie-v-etom-ghodu/, https://botmaker.ru/, https://puzzlebot.top/, https://www.cossa.ru/trends/320764/, https://borisbot.com/, https://vc.ru/links/1808248-kak-sozdat-bota-v-telegram-top-10-konstruktorov-prostaya-i-ponyatnaya-poshagovaya-instrukciya-lichnyi-opyt-v-2025-godu</text:p>
          </table:table-cell>
        </table:table-row>
        <table:table-row table:style-name="ro1">
          <table:table-cell office:value-type="string" calcext:value-type="string">
            <text:p>создать бота в телеграм конструктор</text:p>
          </table:table-cell>
          <table:table-cell office:value-type="string" calcext:value-type="string">
            <text:p>конструктор телеграм ботов (19)</text:p>
          </table:table-cell>
          <table:table-cell office:value-type="float" office:value="2" calcext:value-type="float">
            <text:p>2</text:p>
          </table:table-cell>
          <table:table-cell office:value-type="float" office:value="1138" calcext:value-type="float">
            <text:p>113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top15_konstruktorov_chat_botov_v_telegram_kak_sozdat_bota_samostoyatelno_za_15_minut_11183848, https://bot-t.com/site/free, https://www.unisender.com/ru/features/chat-bot/telegram/, https://watbot.ru/telegram, https://smmplanner.com/blog/top-konstruktorov-dlia-sozdaniia-chat-botov-v-tielieghramie-v-etom-ghodu/, https://botmaker.ru/, https://puzzlebot.top/, https://www.cossa.ru/trends/320764/, https://borisbot.com/, https://vc.ru/links/1808248-kak-sozdat-bota-v-telegram-top-10-konstruktorov-prostaya-i-ponyatnaya-poshagovaya-instrukciya-lichnyi-opyt-v-2025-godu</text:p>
          </table:table-cell>
        </table:table-row>
        <table:table-row table:style-name="ro1">
          <table:table-cell office:value-type="string" calcext:value-type="string">
            <text:p>сделать бота телеграм конструктор</text:p>
          </table:table-cell>
          <table:table-cell office:value-type="string" calcext:value-type="string">
            <text:p>конструктор телеграм ботов (19)</text:p>
          </table:table-cell>
          <table:table-cell office:value-type="float" office:value="2" calcext:value-type="float">
            <text:p>2</text:p>
          </table:table-cell>
          <table:table-cell office:value-type="float" office:value="1138" calcext:value-type="float">
            <text:p>113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top15_konstruktorov_chat_botov_v_telegram_kak_sozdat_bota_samostoyatelno_za_15_minut_11183848, https://bot-t.com/site/free, https://www.unisender.com/ru/features/chat-bot/telegram/, https://watbot.ru/telegram, https://smmplanner.com/blog/top-konstruktorov-dlia-sozdaniia-chat-botov-v-tielieghramie-v-etom-ghodu/, https://botmaker.ru/, https://puzzlebot.top/, https://www.cossa.ru/trends/320764/, https://borisbot.com/, https://vc.ru/links/1808248-kak-sozdat-bota-v-telegram-top-10-konstruktorov-prostaya-i-ponyatnaya-poshagovaya-instrukciya-lichnyi-opyt-v-2025-godu</text:p>
          </table:table-cell>
        </table:table-row>
        <table:table-row table:style-name="ro1">
          <table:table-cell office:value-type="string" calcext:value-type="string">
            <text:p>анонимный бот телеграм</text:p>
          </table:table-cell>
          <table:table-cell office:value-type="string" calcext:value-type="string">
            <text:p>анонимный бот телеграм (14)</text:p>
          </table:table-cell>
          <table:table-cell office:value-type="float" office:value="440" calcext:value-type="float">
            <text:p>44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irl.ru/articles/8-telegram-botov-dlya-tekh-komu-odinoko-i-khochetsya-obsheniya/, https://lumpics.ru/telegram-dating-bots/, https://skillbox.ru/media/marketing/30-poleznykh-telegrambotov-ot-napominalok-do-anonimnykh-chatov/, https://telegram.me/TalkMe_chat_bot, https://dzen.ru/a/YLT0n1Pt7DbySzJn, https://tgdyk.com/lists/anon-chat, https://vc.ru/telegram/1343436-anonimnye-znakomstva-v-telegram-boty-bez-registracii-i-besplatnye-onlain-chaty, https://techstro.co/blog/stranger-chatbots-for-telegram/, https://anonchat.io/bot/telegram, https://t.me/anonrubot</text:p>
          </table:table-cell>
        </table:table-row>
        <table:table-row table:style-name="ro1">
          <table:table-cell office:value-type="string" calcext:value-type="string">
            <text:p>анонимный чат бот телеграм</text:p>
          </table:table-cell>
          <table:table-cell office:value-type="string" calcext:value-type="string">
            <text:p>анонимный бот телеграм (14)</text:p>
          </table:table-cell>
          <table:table-cell office:value-type="float" office:value="146" calcext:value-type="float">
            <text:p>146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irl.ru/articles/8-telegram-botov-dlya-tekh-komu-odinoko-i-khochetsya-obsheniya/, https://lumpics.ru/telegram-dating-bots/, https://skillbox.ru/media/marketing/30-poleznykh-telegrambotov-ot-napominalok-do-anonimnykh-chatov/, https://telegram.me/TalkMe_chat_bot, https://dzen.ru/a/YLT0n1Pt7DbySzJn, https://tgdyk.com/lists/anon-chat, https://vc.ru/telegram/1343436-anonimnye-znakomstva-v-telegram-boty-bez-registracii-i-besplatnye-onlain-chaty, https://techstro.co/blog/stranger-chatbots-for-telegram/, https://anonchat.io/bot/telegram, https://t.me/anonrubot</text:p>
          </table:table-cell>
        </table:table-row>
        <table:table-row table:style-name="ro1">
          <table:table-cell office:value-type="string" calcext:value-type="string">
            <text:p>анонимные боты для телеграма</text:p>
          </table:table-cell>
          <table:table-cell office:value-type="string" calcext:value-type="string">
            <text:p>анонимный бот телеграм (14)</text:p>
          </table:table-cell>
          <table:table-cell office:value-type="float" office:value="115" calcext:value-type="float">
            <text:p>115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irl.ru/articles/8-telegram-botov-dlya-tekh-komu-odinoko-i-khochetsya-obsheniya/, https://lumpics.ru/telegram-dating-bots/, https://skillbox.ru/media/marketing/30-poleznykh-telegrambotov-ot-napominalok-do-anonimnykh-chatov/, https://telegram.me/TalkMe_chat_bot, https://dzen.ru/a/YLT0n1Pt7DbySzJn, https://tgdyk.com/lists/anon-chat, https://vc.ru/telegram/1343436-anonimnye-znakomstva-v-telegram-boty-bez-registracii-i-besplatnye-onlain-chaty, https://techstro.co/blog/stranger-chatbots-for-telegram/, https://anonchat.io/bot/telegram, https://t.me/anonrubot</text:p>
          </table:table-cell>
        </table:table-row>
        <table:table-row table:style-name="ro1">
          <table:table-cell office:value-type="string" calcext:value-type="string">
            <text:p>бот для общения в телеграм</text:p>
          </table:table-cell>
          <table:table-cell office:value-type="string" calcext:value-type="string">
            <text:p>анонимный бот телеграм (14)</text:p>
          </table:table-cell>
          <table:table-cell office:value-type="float" office:value="57" calcext:value-type="float">
            <text:p>57</text:p>
          </table:table-cell>
          <table:table-cell office:value-type="float" office:value="1022" calcext:value-type="float">
            <text:p>10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irl.ru/articles/8-telegram-botov-dlya-tekh-komu-odinoko-i-khochetsya-obsheniya/, https://lumpics.ru/telegram-dating-bots/, https://skillbox.ru/media/marketing/30-poleznykh-telegrambotov-ot-napominalok-do-anonimnykh-chatov/, https://telegram.me/TalkMe_chat_bot, https://dzen.ru/a/YLT0n1Pt7DbySzJn, https://tgdyk.com/lists/anon-chat, https://vc.ru/telegram/1343436-anonimnye-znakomstva-v-telegram-boty-bez-registracii-i-besplatnye-onlain-chaty, https://techstro.co/blog/stranger-chatbots-for-telegram/, https://anonchat.io/bot/telegram, https://t.me/anonrubot</text:p>
          </table:table-cell>
        </table:table-row>
        <table:table-row table:style-name="ro1">
          <table:table-cell office:value-type="string" calcext:value-type="string">
            <text:p>телеграм бот с перепиской</text:p>
          </table:table-cell>
          <table:table-cell office:value-type="string" calcext:value-type="string">
            <text:p>анонимный бот телеграм (14)</text:p>
          </table:table-cell>
          <table:table-cell office:value-type="float" office:value="57" calcext:value-type="float">
            <text:p>57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irl.ru/articles/8-telegram-botov-dlya-tekh-komu-odinoko-i-khochetsya-obsheniya/, https://lumpics.ru/telegram-dating-bots/, https://skillbox.ru/media/marketing/30-poleznykh-telegrambotov-ot-napominalok-do-anonimnykh-chatov/, https://telegram.me/TalkMe_chat_bot, https://dzen.ru/a/YLT0n1Pt7DbySzJn, https://tgdyk.com/lists/anon-chat, https://vc.ru/telegram/1343436-anonimnye-znakomstva-v-telegram-boty-bez-registracii-i-besplatnye-onlain-chaty, https://techstro.co/blog/stranger-chatbots-for-telegram/, https://anonchat.io/bot/telegram, https://t.me/anonrubot</text:p>
          </table:table-cell>
        </table:table-row>
        <table:table-row table:style-name="ro1">
          <table:table-cell office:value-type="string" calcext:value-type="string">
            <text:p>телеграм бот собеседник</text:p>
          </table:table-cell>
          <table:table-cell office:value-type="string" calcext:value-type="string">
            <text:p>анонимный бот телеграм (14)</text:p>
          </table:table-cell>
          <table:table-cell office:value-type="float" office:value="47" calcext:value-type="float">
            <text:p>47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irl.ru/articles/8-telegram-botov-dlya-tekh-komu-odinoko-i-khochetsya-obsheniya/, https://lumpics.ru/telegram-dating-bots/, https://skillbox.ru/media/marketing/30-poleznykh-telegrambotov-ot-napominalok-do-anonimnykh-chatov/, https://telegram.me/TalkMe_chat_bot, https://dzen.ru/a/YLT0n1Pt7DbySzJn, https://tgdyk.com/lists/anon-chat, https://vc.ru/telegram/1343436-anonimnye-znakomstva-v-telegram-boty-bez-registracii-i-besplatnye-onlain-chaty, https://techstro.co/blog/stranger-chatbots-for-telegram/, https://anonchat.io/bot/telegram, https://t.me/anonrubot</text:p>
          </table:table-cell>
        </table:table-row>
        <table:table-row table:style-name="ro1">
          <table:table-cell office:value-type="string" calcext:value-type="string">
            <text:p>телеграм бот общаться</text:p>
          </table:table-cell>
          <table:table-cell office:value-type="string" calcext:value-type="string">
            <text:p>анонимный бот телеграм (14)</text:p>
          </table:table-cell>
          <table:table-cell office:value-type="float" office:value="36" calcext:value-type="float">
            <text:p>36</text:p>
          </table:table-cell>
          <table:table-cell office:value-type="float" office:value="1022" calcext:value-type="float">
            <text:p>10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irl.ru/articles/8-telegram-botov-dlya-tekh-komu-odinoko-i-khochetsya-obsheniya/, https://lumpics.ru/telegram-dating-bots/, https://skillbox.ru/media/marketing/30-poleznykh-telegrambotov-ot-napominalok-do-anonimnykh-chatov/, https://telegram.me/TalkMe_chat_bot, https://dzen.ru/a/YLT0n1Pt7DbySzJn, https://tgdyk.com/lists/anon-chat, https://vc.ru/telegram/1343436-anonimnye-znakomstva-v-telegram-boty-bez-registracii-i-besplatnye-onlain-chaty, https://techstro.co/blog/stranger-chatbots-for-telegram/, https://anonchat.io/bot/telegram, https://t.me/anonrubot</text:p>
          </table:table-cell>
        </table:table-row>
        <table:table-row table:style-name="ro1">
          <table:table-cell office:value-type="string" calcext:value-type="string">
            <text:p>телеграм бот анонимного общения</text:p>
          </table:table-cell>
          <table:table-cell office:value-type="string" calcext:value-type="string">
            <text:p>анонимный бот телеграм (14)</text:p>
          </table:table-cell>
          <table:table-cell office:value-type="float" office:value="32" calcext:value-type="float">
            <text:p>32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irl.ru/articles/8-telegram-botov-dlya-tekh-komu-odinoko-i-khochetsya-obsheniya/, https://lumpics.ru/telegram-dating-bots/, https://skillbox.ru/media/marketing/30-poleznykh-telegrambotov-ot-napominalok-do-anonimnykh-chatov/, https://telegram.me/TalkMe_chat_bot, https://dzen.ru/a/YLT0n1Pt7DbySzJn, https://tgdyk.com/lists/anon-chat, https://vc.ru/telegram/1343436-anonimnye-znakomstva-v-telegram-boty-bez-registracii-i-besplatnye-onlain-chaty, https://techstro.co/blog/stranger-chatbots-for-telegram/, https://anonchat.io/bot/telegram, https://t.me/anonrubot</text:p>
          </table:table-cell>
        </table:table-row>
        <table:table-row table:style-name="ro1">
          <table:table-cell office:value-type="string" calcext:value-type="string">
            <text:p>бот друг в телеграм</text:p>
          </table:table-cell>
          <table:table-cell office:value-type="string" calcext:value-type="string">
            <text:p>анонимный бот телеграм (14)</text:p>
          </table:table-cell>
          <table:table-cell office:value-type="float" office:value="30" calcext:value-type="float">
            <text:p>3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irl.ru/articles/8-telegram-botov-dlya-tekh-komu-odinoko-i-khochetsya-obsheniya/, https://lumpics.ru/telegram-dating-bots/, https://skillbox.ru/media/marketing/30-poleznykh-telegrambotov-ot-napominalok-do-anonimnykh-chatov/, https://telegram.me/TalkMe_chat_bot, https://dzen.ru/a/YLT0n1Pt7DbySzJn, https://tgdyk.com/lists/anon-chat, https://vc.ru/telegram/1343436-anonimnye-znakomstva-v-telegram-boty-bez-registracii-i-besplatnye-onlain-chaty, https://techstro.co/blog/stranger-chatbots-for-telegram/, https://anonchat.io/bot/telegram, https://t.me/anonrubot</text:p>
          </table:table-cell>
        </table:table-row>
        <table:table-row table:style-name="ro1">
          <table:table-cell office:value-type="string" calcext:value-type="string">
            <text:p>анонимные сообщения в телеграм бот</text:p>
          </table:table-cell>
          <table:table-cell office:value-type="string" calcext:value-type="string">
            <text:p>анонимный бот телеграм (14)</text:p>
          </table:table-cell>
          <table:table-cell office:value-type="float" office:value="30" calcext:value-type="float">
            <text:p>3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irl.ru/articles/8-telegram-botov-dlya-tekh-komu-odinoko-i-khochetsya-obsheniya/, https://lumpics.ru/telegram-dating-bots/, https://skillbox.ru/media/marketing/30-poleznykh-telegrambotov-ot-napominalok-do-anonimnykh-chatov/, https://telegram.me/TalkMe_chat_bot, https://dzen.ru/a/YLT0n1Pt7DbySzJn, https://tgdyk.com/lists/anon-chat, https://vc.ru/telegram/1343436-anonimnye-znakomstva-v-telegram-boty-bez-registracii-i-besplatnye-onlain-chaty, https://techstro.co/blog/stranger-chatbots-for-telegram/, https://anonchat.io/bot/telegram, https://t.me/anonrubot</text:p>
          </table:table-cell>
        </table:table-row>
        <table:table-row table:style-name="ro1">
          <table:table-cell office:value-type="string" calcext:value-type="string">
            <text:p>анон бот телеграм</text:p>
          </table:table-cell>
          <table:table-cell office:value-type="string" calcext:value-type="string">
            <text:p>анонимный бот телеграм (14)</text:p>
          </table:table-cell>
          <table:table-cell office:value-type="float" office:value="13" calcext:value-type="float">
            <text:p>13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irl.ru/articles/8-telegram-botov-dlya-tekh-komu-odinoko-i-khochetsya-obsheniya/, https://lumpics.ru/telegram-dating-bots/, https://skillbox.ru/media/marketing/30-poleznykh-telegrambotov-ot-napominalok-do-anonimnykh-chatov/, https://telegram.me/TalkMe_chat_bot, https://dzen.ru/a/YLT0n1Pt7DbySzJn, https://tgdyk.com/lists/anon-chat, https://vc.ru/telegram/1343436-anonimnye-znakomstva-v-telegram-boty-bez-registracii-i-besplatnye-onlain-chaty, https://techstro.co/blog/stranger-chatbots-for-telegram/, https://anonchat.io/bot/telegram, https://t.me/anonrubot</text:p>
          </table:table-cell>
        </table:table-row>
        <table:table-row table:style-name="ro1">
          <table:table-cell office:value-type="string" calcext:value-type="string">
            <text:p>аноним боты телеграм</text:p>
          </table:table-cell>
          <table:table-cell office:value-type="string" calcext:value-type="string">
            <text:p>анонимный бот телеграм (14)</text:p>
          </table:table-cell>
          <table:table-cell office:value-type="float" office:value="8" calcext:value-type="float">
            <text:p>8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irl.ru/articles/8-telegram-botov-dlya-tekh-komu-odinoko-i-khochetsya-obsheniya/, https://lumpics.ru/telegram-dating-bots/, https://skillbox.ru/media/marketing/30-poleznykh-telegrambotov-ot-napominalok-do-anonimnykh-chatov/, https://telegram.me/TalkMe_chat_bot, https://dzen.ru/a/YLT0n1Pt7DbySzJn, https://tgdyk.com/lists/anon-chat, https://vc.ru/telegram/1343436-anonimnye-znakomstva-v-telegram-boty-bez-registracii-i-besplatnye-onlain-chaty, https://techstro.co/blog/stranger-chatbots-for-telegram/, https://anonchat.io/bot/telegram, https://t.me/anonrubot</text:p>
          </table:table-cell>
        </table:table-row>
        <table:table-row table:style-name="ro1">
          <table:table-cell office:value-type="string" calcext:value-type="string">
            <text:p>чат боты для общения в телеграм</text:p>
          </table:table-cell>
          <table:table-cell office:value-type="string" calcext:value-type="string">
            <text:p>анонимный бот телеграм (14)</text:p>
          </table:table-cell>
          <table:table-cell office:value-type="float" office:value="8" calcext:value-type="float">
            <text:p>8</text:p>
          </table:table-cell>
          <table:table-cell office:value-type="float" office:value="1022" calcext:value-type="float">
            <text:p>10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irl.ru/articles/8-telegram-botov-dlya-tekh-komu-odinoko-i-khochetsya-obsheniya/, https://lumpics.ru/telegram-dating-bots/, https://skillbox.ru/media/marketing/30-poleznykh-telegrambotov-ot-napominalok-do-anonimnykh-chatov/, https://telegram.me/TalkMe_chat_bot, https://dzen.ru/a/YLT0n1Pt7DbySzJn, https://tgdyk.com/lists/anon-chat, https://vc.ru/telegram/1343436-anonimnye-znakomstva-v-telegram-boty-bez-registracii-i-besplatnye-onlain-chaty, https://techstro.co/blog/stranger-chatbots-for-telegram/, https://anonchat.io/bot/telegram, https://t.me/anonrubot</text:p>
          </table:table-cell>
        </table:table-row>
        <table:table-row table:style-name="ro1">
          <table:table-cell office:value-type="string" calcext:value-type="string">
            <text:p>телеграм бот с которым можно общаться</text:p>
          </table:table-cell>
          <table:table-cell office:value-type="string" calcext:value-type="string">
            <text:p>анонимный бот телеграм (14)</text:p>
          </table:table-cell>
          <table:table-cell office:value-type="float" office:value="3" calcext:value-type="float">
            <text:p>3</text:p>
          </table:table-cell>
          <table:table-cell office:value-type="float" office:value="1022" calcext:value-type="float">
            <text:p>10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irl.ru/articles/8-telegram-botov-dlya-tekh-komu-odinoko-i-khochetsya-obsheniya/, https://lumpics.ru/telegram-dating-bots/, https://skillbox.ru/media/marketing/30-poleznykh-telegrambotov-ot-napominalok-do-anonimnykh-chatov/, https://telegram.me/TalkMe_chat_bot, https://dzen.ru/a/YLT0n1Pt7DbySzJn, https://tgdyk.com/lists/anon-chat, https://vc.ru/telegram/1343436-anonimnye-znakomstva-v-telegram-boty-bez-registracii-i-besplatnye-onlain-chaty, https://techstro.co/blog/stranger-chatbots-for-telegram/, https://anonchat.io/bot/telegram, https://t.me/anonrubot</text:p>
          </table:table-cell>
        </table:table-row>
        <table:table-row table:style-name="ro1">
          <table:table-cell office:value-type="string" calcext:value-type="string">
            <text:p>телеграм бот музыка</text:p>
          </table:table-cell>
          <table:table-cell office:value-type="string" calcext:value-type="string">
            <text:p>телеграм бот музыка (16)</text:p>
          </table:table-cell>
          <table:table-cell office:value-type="float" office:value="362" calcext:value-type="float">
            <text:p>362</text:p>
          </table:table-cell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music-in-telegram/, https://dzen.ru/a/Z93F56EvNRi0c3kP, https://gotechug.com/all-you-need-to-know-about-telegram-bot-for-music/, https://dtf.ru/music/3710358-luchshie-boty-v-telegram-dlya-muzyki, https://vc.ru/life/1157658-ubiica-spotify-muzykalnyi-bot-v-telegram-dlya-skachivaniya-i-proslushivaniya-muzyki, https://vk.com/wall-23944244_10775, https://pikabu.ru/story/top_5_poleznyikh_botov_dlya_telegram_9937679, https://t.me/Shazambot, https://retext.ai/ru/blog/telegram-boty-dlya-skacivaniya-foto-video-muzyki-knig, https://hipolink.net/ru/blog/skachivaem-muzyku-iz-telegram</text:p>
          </table:table-cell>
        </table:table-row>
        <table:table-row table:style-name="ro1">
          <table:table-cell office:value-type="string" calcext:value-type="string">
            <text:p>аудио бот телеграм</text:p>
          </table:table-cell>
          <table:table-cell office:value-type="string" calcext:value-type="string">
            <text:p>телеграм бот музыка (16)</text:p>
          </table:table-cell>
          <table:table-cell office:value-type="float" office:value="168" calcext:value-type="float">
            <text:p>168</text:p>
          </table:table-cell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music-in-telegram/, https://dzen.ru/a/Z93F56EvNRi0c3kP, https://gotechug.com/all-you-need-to-know-about-telegram-bot-for-music/, https://dtf.ru/music/3710358-luchshie-boty-v-telegram-dlya-muzyki, https://vc.ru/life/1157658-ubiica-spotify-muzykalnyi-bot-v-telegram-dlya-skachivaniya-i-proslushivaniya-muzyki, https://vk.com/wall-23944244_10775, https://pikabu.ru/story/top_5_poleznyikh_botov_dlya_telegram_9937679, https://t.me/Shazambot, https://retext.ai/ru/blog/telegram-boty-dlya-skacivaniya-foto-video-muzyki-knig, https://hipolink.net/ru/blog/skachivaem-muzyku-iz-telegram</text:p>
          </table:table-cell>
        </table:table-row>
        <table:table-row table:style-name="ro1">
          <table:table-cell office:value-type="string" calcext:value-type="string">
            <text:p>бот для телеграма для музыки</text:p>
          </table:table-cell>
          <table:table-cell office:value-type="string" calcext:value-type="string">
            <text:p>телеграм бот музыка (16)</text:p>
          </table:table-cell>
          <table:table-cell office:value-type="float" office:value="129" calcext:value-type="float">
            <text:p>129</text:p>
          </table:table-cell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music-in-telegram/, https://dzen.ru/a/Z93F56EvNRi0c3kP, https://gotechug.com/all-you-need-to-know-about-telegram-bot-for-music/, https://dtf.ru/music/3710358-luchshie-boty-v-telegram-dlya-muzyki, https://vc.ru/life/1157658-ubiica-spotify-muzykalnyi-bot-v-telegram-dlya-skachivaniya-i-proslushivaniya-muzyki, https://vk.com/wall-23944244_10775, https://pikabu.ru/story/top_5_poleznyikh_botov_dlya_telegram_9937679, https://t.me/Shazambot, https://retext.ai/ru/blog/telegram-boty-dlya-skacivaniya-foto-video-muzyki-knig, https://hipolink.net/ru/blog/skachivaem-muzyku-iz-telegram</text:p>
          </table:table-cell>
        </table:table-row>
        <table:table-row table:style-name="ro1">
          <table:table-cell office:value-type="string" calcext:value-type="string">
            <text:p>звуки бот телеграм</text:p>
          </table:table-cell>
          <table:table-cell office:value-type="string" calcext:value-type="string">
            <text:p>телеграм бот музыка (16)</text:p>
          </table:table-cell>
          <table:table-cell office:value-type="float" office:value="60" calcext:value-type="float">
            <text:p>60</text:p>
          </table:table-cell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music-in-telegram/, https://dzen.ru/a/Z93F56EvNRi0c3kP, https://gotechug.com/all-you-need-to-know-about-telegram-bot-for-music/, https://dtf.ru/music/3710358-luchshie-boty-v-telegram-dlya-muzyki, https://vc.ru/life/1157658-ubiica-spotify-muzykalnyi-bot-v-telegram-dlya-skachivaniya-i-proslushivaniya-muzyki, https://vk.com/wall-23944244_10775, https://pikabu.ru/story/top_5_poleznyikh_botov_dlya_telegram_9937679, https://t.me/Shazambot, https://retext.ai/ru/blog/telegram-boty-dlya-skacivaniya-foto-video-muzyki-knig, https://hipolink.net/ru/blog/skachivaem-muzyku-iz-telegram</text:p>
          </table:table-cell>
        </table:table-row>
        <table:table-row table:style-name="ro1">
          <table:table-cell office:value-type="string" calcext:value-type="string">
            <text:p>телеграм бот скачать музыку</text:p>
          </table:table-cell>
          <table:table-cell office:value-type="string" calcext:value-type="string">
            <text:p>телеграм бот музыка (16)</text:p>
          </table:table-cell>
          <table:table-cell office:value-type="float" office:value="35" calcext:value-type="float">
            <text:p>35</text:p>
          </table:table-cell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music-in-telegram/, https://dzen.ru/a/Z93F56EvNRi0c3kP, https://gotechug.com/all-you-need-to-know-about-telegram-bot-for-music/, https://dtf.ru/music/3710358-luchshie-boty-v-telegram-dlya-muzyki, https://vc.ru/life/1157658-ubiica-spotify-muzykalnyi-bot-v-telegram-dlya-skachivaniya-i-proslushivaniya-muzyki, https://vk.com/wall-23944244_10775, https://pikabu.ru/story/top_5_poleznyikh_botov_dlya_telegram_9937679, https://t.me/Shazambot, https://retext.ai/ru/blog/telegram-boty-dlya-skacivaniya-foto-video-muzyki-knig, https://hipolink.net/ru/blog/skachivaem-muzyku-iz-telegram</text:p>
          </table:table-cell>
        </table:table-row>
        <table:table-row table:style-name="ro1">
          <table:table-cell office:value-type="string" calcext:value-type="string">
            <text:p>музыкальные боты телеграм</text:p>
          </table:table-cell>
          <table:table-cell office:value-type="string" calcext:value-type="string">
            <text:p>телеграм бот музыка (16)</text:p>
          </table:table-cell>
          <table:table-cell office:value-type="float" office:value="33" calcext:value-type="float">
            <text:p>33</text:p>
          </table:table-cell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music-in-telegram/, https://dzen.ru/a/Z93F56EvNRi0c3kP, https://gotechug.com/all-you-need-to-know-about-telegram-bot-for-music/, https://dtf.ru/music/3710358-luchshie-boty-v-telegram-dlya-muzyki, https://vc.ru/life/1157658-ubiica-spotify-muzykalnyi-bot-v-telegram-dlya-skachivaniya-i-proslushivaniya-muzyki, https://vk.com/wall-23944244_10775, https://pikabu.ru/story/top_5_poleznyikh_botov_dlya_telegram_9937679, https://t.me/Shazambot, https://retext.ai/ru/blog/telegram-boty-dlya-skacivaniya-foto-video-muzyki-knig, https://hipolink.net/ru/blog/skachivaem-muzyku-iz-telegram</text:p>
          </table:table-cell>
        </table:table-row>
        <table:table-row table:style-name="ro1">
          <table:table-cell office:value-type="string" calcext:value-type="string">
            <text:p>трек бот телеграм</text:p>
          </table:table-cell>
          <table:table-cell office:value-type="string" calcext:value-type="string">
            <text:p>телеграм бот музыка (16)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music-in-telegram/, https://dzen.ru/a/Z93F56EvNRi0c3kP, https://gotechug.com/all-you-need-to-know-about-telegram-bot-for-music/, https://dtf.ru/music/3710358-luchshie-boty-v-telegram-dlya-muzyki, https://vc.ru/life/1157658-ubiica-spotify-muzykalnyi-bot-v-telegram-dlya-skachivaniya-i-proslushivaniya-muzyki, https://vk.com/wall-23944244_10775, https://pikabu.ru/story/top_5_poleznyikh_botov_dlya_telegram_9937679, https://t.me/Shazambot, https://retext.ai/ru/blog/telegram-boty-dlya-skacivaniya-foto-video-muzyki-knig, https://hipolink.net/ru/blog/skachivaem-muzyku-iz-telegram</text:p>
          </table:table-cell>
        </table:table-row>
        <table:table-row table:style-name="ro1">
          <table:table-cell office:value-type="string" calcext:value-type="string">
            <text:p>скачать аудио телеграм бот</text:p>
          </table:table-cell>
          <table:table-cell office:value-type="string" calcext:value-type="string">
            <text:p>телеграм бот музыка (16)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music-in-telegram/, https://dzen.ru/a/Z93F56EvNRi0c3kP, https://gotechug.com/all-you-need-to-know-about-telegram-bot-for-music/, https://dtf.ru/music/3710358-luchshie-boty-v-telegram-dlya-muzyki, https://vc.ru/life/1157658-ubiica-spotify-muzykalnyi-bot-v-telegram-dlya-skachivaniya-i-proslushivaniya-muzyki, https://vk.com/wall-23944244_10775, https://pikabu.ru/story/top_5_poleznyikh_botov_dlya_telegram_9937679, https://t.me/Shazambot, https://retext.ai/ru/blog/telegram-boty-dlya-skacivaniya-foto-video-muzyki-knig, https://hipolink.net/ru/blog/skachivaem-muzyku-iz-telegram</text:p>
          </table:table-cell>
        </table:table-row>
        <table:table-row table:style-name="ro1">
          <table:table-cell office:value-type="string" calcext:value-type="string">
            <text:p>телеграм бот mp3</text:p>
          </table:table-cell>
          <table:table-cell office:value-type="string" calcext:value-type="string">
            <text:p>телеграм бот музыка (16)</text:p>
          </table:table-cell>
          <table:table-cell office:value-type="float" office:value="13" calcext:value-type="float">
            <text:p>13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music-in-telegram/, https://dzen.ru/a/Z93F56EvNRi0c3kP, https://gotechug.com/all-you-need-to-know-about-telegram-bot-for-music/, https://dtf.ru/music/3710358-luchshie-boty-v-telegram-dlya-muzyki, https://vc.ru/life/1157658-ubiica-spotify-muzykalnyi-bot-v-telegram-dlya-skachivaniya-i-proslushivaniya-muzyki, https://vk.com/wall-23944244_10775, https://pikabu.ru/story/top_5_poleznyikh_botov_dlya_telegram_9937679, https://t.me/Shazambot, https://retext.ai/ru/blog/telegram-boty-dlya-skacivaniya-foto-video-muzyki-knig, https://hipolink.net/ru/blog/skachivaem-muzyku-iz-telegram</text:p>
          </table:table-cell>
        </table:table-row>
        <table:table-row table:style-name="ro1">
          <table:table-cell office:value-type="string" calcext:value-type="string">
            <text:p>боты для скачивания музыки в телеграм</text:p>
          </table:table-cell>
          <table:table-cell office:value-type="string" calcext:value-type="string">
            <text:p>телеграм бот музыка (16)</text:p>
          </table:table-cell>
          <table:table-cell office:value-type="float" office:value="13" calcext:value-type="float">
            <text:p>13</text:p>
          </table:table-cell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music-in-telegram/, https://dzen.ru/a/Z93F56EvNRi0c3kP, https://gotechug.com/all-you-need-to-know-about-telegram-bot-for-music/, https://dtf.ru/music/3710358-luchshie-boty-v-telegram-dlya-muzyki, https://vc.ru/life/1157658-ubiica-spotify-muzykalnyi-bot-v-telegram-dlya-skachivaniya-i-proslushivaniya-muzyki, https://vk.com/wall-23944244_10775, https://pikabu.ru/story/top_5_poleznyikh_botov_dlya_telegram_9937679, https://t.me/Shazambot, https://retext.ai/ru/blog/telegram-boty-dlya-skacivaniya-foto-video-muzyki-knig, https://hipolink.net/ru/blog/skachivaem-muzyku-iz-telegram</text:p>
          </table:table-cell>
        </table:table-row>
        <table:table-row table:style-name="ro1">
          <table:table-cell office:value-type="string" calcext:value-type="string">
            <text:p>телеграм канал бот музыка</text:p>
          </table:table-cell>
          <table:table-cell office:value-type="string" calcext:value-type="string">
            <text:p>телеграм бот музыка (16)</text:p>
          </table:table-cell>
          <table:table-cell office:value-type="float" office:value="12" calcext:value-type="float">
            <text:p>12</text:p>
          </table:table-cell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music-in-telegram/, https://dzen.ru/a/Z93F56EvNRi0c3kP, https://gotechug.com/all-you-need-to-know-about-telegram-bot-for-music/, https://dtf.ru/music/3710358-luchshie-boty-v-telegram-dlya-muzyki, https://vc.ru/life/1157658-ubiica-spotify-muzykalnyi-bot-v-telegram-dlya-skachivaniya-i-proslushivaniya-muzyki, https://vk.com/wall-23944244_10775, https://pikabu.ru/story/top_5_poleznyikh_botov_dlya_telegram_9937679, https://t.me/Shazambot, https://retext.ai/ru/blog/telegram-boty-dlya-skacivaniya-foto-video-muzyki-knig, https://hipolink.net/ru/blog/skachivaem-muzyku-iz-telegram</text:p>
          </table:table-cell>
        </table:table-row>
        <table:table-row table:style-name="ro1">
          <table:table-cell office:value-type="string" calcext:value-type="string">
            <text:p>скачать песню телеграм бот</text:p>
          </table:table-cell>
          <table:table-cell office:value-type="string" calcext:value-type="string">
            <text:p>телеграм бот музыка (16)</text:p>
          </table:table-cell>
          <table:table-cell office:value-type="float" office:value="10" calcext:value-type="float">
            <text:p>10</text:p>
          </table:table-cell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music-in-telegram/, https://dzen.ru/a/Z93F56EvNRi0c3kP, https://gotechug.com/all-you-need-to-know-about-telegram-bot-for-music/, https://dtf.ru/music/3710358-luchshie-boty-v-telegram-dlya-muzyki, https://vc.ru/life/1157658-ubiica-spotify-muzykalnyi-bot-v-telegram-dlya-skachivaniya-i-proslushivaniya-muzyki, https://vk.com/wall-23944244_10775, https://pikabu.ru/story/top_5_poleznyikh_botov_dlya_telegram_9937679, https://t.me/Shazambot, https://retext.ai/ru/blog/telegram-boty-dlya-skacivaniya-foto-video-muzyki-knig, https://hipolink.net/ru/blog/skachivaem-muzyku-iz-telegram</text:p>
          </table:table-cell>
        </table:table-row>
        <table:table-row table:style-name="ro1">
          <table:table-cell office:value-type="string" calcext:value-type="string">
            <text:p>бот для поиска музыки в телеграм</text:p>
          </table:table-cell>
          <table:table-cell office:value-type="string" calcext:value-type="string">
            <text:p>телеграм бот музыка (16)</text:p>
          </table:table-cell>
          <table:table-cell office:value-type="float" office:value="7" calcext:value-type="float">
            <text:p>7</text:p>
          </table:table-cell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music-in-telegram/, https://dzen.ru/a/Z93F56EvNRi0c3kP, https://gotechug.com/all-you-need-to-know-about-telegram-bot-for-music/, https://dtf.ru/music/3710358-luchshie-boty-v-telegram-dlya-muzyki, https://vc.ru/life/1157658-ubiica-spotify-muzykalnyi-bot-v-telegram-dlya-skachivaniya-i-proslushivaniya-muzyki, https://vk.com/wall-23944244_10775, https://pikabu.ru/story/top_5_poleznyikh_botov_dlya_telegram_9937679, https://t.me/Shazambot, https://retext.ai/ru/blog/telegram-boty-dlya-skacivaniya-foto-video-muzyki-knig, https://hipolink.net/ru/blog/skachivaem-muzyku-iz-telegram</text:p>
          </table:table-cell>
        </table:table-row>
        <table:table-row table:style-name="ro1">
          <table:table-cell office:value-type="string" calcext:value-type="string">
            <text:p>бот телеграм искать музыку</text:p>
          </table:table-cell>
          <table:table-cell office:value-type="string" calcext:value-type="string">
            <text:p>телеграм бот музыка (16)</text:p>
          </table:table-cell>
          <table:table-cell office:value-type="float" office:value="5" calcext:value-type="float">
            <text:p>5</text:p>
          </table:table-cell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music-in-telegram/, https://dzen.ru/a/Z93F56EvNRi0c3kP, https://gotechug.com/all-you-need-to-know-about-telegram-bot-for-music/, https://dtf.ru/music/3710358-luchshie-boty-v-telegram-dlya-muzyki, https://vc.ru/life/1157658-ubiica-spotify-muzykalnyi-bot-v-telegram-dlya-skachivaniya-i-proslushivaniya-muzyki, https://vk.com/wall-23944244_10775, https://pikabu.ru/story/top_5_poleznyikh_botov_dlya_telegram_9937679, https://t.me/Shazambot, https://retext.ai/ru/blog/telegram-boty-dlya-skacivaniya-foto-video-muzyki-knig, https://hipolink.net/ru/blog/skachivaem-muzyku-iz-telegram</text:p>
          </table:table-cell>
        </table:table-row>
        <table:table-row table:style-name="ro1">
          <table:table-cell office:value-type="string" calcext:value-type="string">
            <text:p>бот слушать музыку телеграм</text:p>
          </table:table-cell>
          <table:table-cell office:value-type="string" calcext:value-type="string">
            <text:p>телеграм бот музыка (16)</text:p>
          </table:table-cell>
          <table:table-cell office:value-type="float" office:value="3" calcext:value-type="float">
            <text:p>3</text:p>
          </table:table-cell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music-in-telegram/, https://dzen.ru/a/Z93F56EvNRi0c3kP, https://gotechug.com/all-you-need-to-know-about-telegram-bot-for-music/, https://dtf.ru/music/3710358-luchshie-boty-v-telegram-dlya-muzyki, https://vc.ru/life/1157658-ubiica-spotify-muzykalnyi-bot-v-telegram-dlya-skachivaniya-i-proslushivaniya-muzyki, https://vk.com/wall-23944244_10775, https://pikabu.ru/story/top_5_poleznyikh_botov_dlya_telegram_9937679, https://t.me/Shazambot, https://retext.ai/ru/blog/telegram-boty-dlya-skacivaniya-foto-video-muzyki-knig, https://hipolink.net/ru/blog/skachivaem-muzyku-iz-telegram</text:p>
          </table:table-cell>
        </table:table-row>
        <table:table-row table:style-name="ro1">
          <table:table-cell office:value-type="string" calcext:value-type="string">
            <text:p>найти песню телеграм бот</text:p>
          </table:table-cell>
          <table:table-cell office:value-type="string" calcext:value-type="string">
            <text:p>телеграм бот музыка (16)</text:p>
          </table:table-cell>
          <table:table-cell office:value-type="float" office:value="2" calcext:value-type="float">
            <text:p>2</text:p>
          </table:table-cell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music-in-telegram/, https://dzen.ru/a/Z93F56EvNRi0c3kP, https://gotechug.com/all-you-need-to-know-about-telegram-bot-for-music/, https://dtf.ru/music/3710358-luchshie-boty-v-telegram-dlya-muzyki, https://vc.ru/life/1157658-ubiica-spotify-muzykalnyi-bot-v-telegram-dlya-skachivaniya-i-proslushivaniya-muzyki, https://vk.com/wall-23944244_10775, https://pikabu.ru/story/top_5_poleznyikh_botov_dlya_telegram_9937679, https://t.me/Shazambot, https://retext.ai/ru/blog/telegram-boty-dlya-skacivaniya-foto-video-muzyki-knig, https://hipolink.net/ru/blog/skachivaem-muzyku-iz-telegram</text:p>
          </table:table-cell>
        </table:table-row>
        <table:table-row table:style-name="ro1">
          <table:table-cell office:value-type="string" calcext:value-type="string">
            <text:p>как добавить бота в телеграм</text:p>
          </table:table-cell>
          <table:table-cell office:value-type="string" calcext:value-type="string">
            <text:p>как добавить бота в телеграм (24)</text:p>
          </table:table-cell>
          <table:table-cell office:value-type="float" office:value="268" calcext:value-type="float">
            <text:p>268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adding-to-telegram, https://smmplanner.com/blog/kak-dobavit-ghotovogho-bota-v-tielieghram-instruktsiia-i-nastroiki/, https://watbot.ru/blog/telegram/kak-dobavit-bota-v-cat-telegram, https://vc.ru/niksolovov/1393656-kak-dobavit-bota-v-telegrame-instrukciya-dlya-polzovatelya-i-besplatnye-sposoby, https://appfox.ru/blog/kak-dobavit-bota-v-chat-telegram/, https://dzen.ru/a/Z788KJSBABwAmG3L, https://doc.tgtrack.ru/doc/podklyuchenie_bota/, https://timeweb.com/ru/community/articles/kak-dobavit-bota-v-telegram-kanal-ili-gruppu-administratorom, https://elama.ru/blog/kak-podklyuchit-i-ispolzovat-chat-bot-v-telegram-i-pochemu-vam-eto-nuzhno/, https://timeweb.com/ru/community/articles/kak-dobavit-bota-v-telegram-instrukciya-dlya-polzovatelya</text:p>
          </table:table-cell>
        </table:table-row>
        <table:table-row table:style-name="ro1">
          <table:table-cell office:value-type="string" calcext:value-type="string">
            <text:p>как подключить бота в телеграм</text:p>
          </table:table-cell>
          <table:table-cell office:value-type="string" calcext:value-type="string">
            <text:p>как добавить бота в телеграм (24)</text:p>
          </table:table-cell>
          <table:table-cell office:value-type="float" office:value="121" calcext:value-type="float">
            <text:p>121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adding-to-telegram, https://smmplanner.com/blog/kak-dobavit-ghotovogho-bota-v-tielieghram-instruktsiia-i-nastroiki/, https://watbot.ru/blog/telegram/kak-dobavit-bota-v-cat-telegram, https://vc.ru/niksolovov/1393656-kak-dobavit-bota-v-telegrame-instrukciya-dlya-polzovatelya-i-besplatnye-sposoby, https://appfox.ru/blog/kak-dobavit-bota-v-chat-telegram/, https://dzen.ru/a/Z788KJSBABwAmG3L, https://doc.tgtrack.ru/doc/podklyuchenie_bota/, https://timeweb.com/ru/community/articles/kak-dobavit-bota-v-telegram-kanal-ili-gruppu-administratorom, https://elama.ru/blog/kak-podklyuchit-i-ispolzovat-chat-bot-v-telegram-i-pochemu-vam-eto-nuzhno/, https://timeweb.com/ru/community/articles/kak-dobavit-bota-v-telegram-instrukciya-dlya-polzovatelya</text:p>
          </table:table-cell>
        </table:table-row>
        <table:table-row table:style-name="ro1">
          <table:table-cell office:value-type="string" calcext:value-type="string">
            <text:p>как установить бот в телеграм</text:p>
          </table:table-cell>
          <table:table-cell office:value-type="string" calcext:value-type="string">
            <text:p>как добавить бота в телеграм (24)</text:p>
          </table:table-cell>
          <table:table-cell office:value-type="float" office:value="51" calcext:value-type="float">
            <text:p>51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adding-to-telegram, https://smmplanner.com/blog/kak-dobavit-ghotovogho-bota-v-tielieghram-instruktsiia-i-nastroiki/, https://watbot.ru/blog/telegram/kak-dobavit-bota-v-cat-telegram, https://vc.ru/niksolovov/1393656-kak-dobavit-bota-v-telegrame-instrukciya-dlya-polzovatelya-i-besplatnye-sposoby, https://appfox.ru/blog/kak-dobavit-bota-v-chat-telegram/, https://dzen.ru/a/Z788KJSBABwAmG3L, https://doc.tgtrack.ru/doc/podklyuchenie_bota/, https://timeweb.com/ru/community/articles/kak-dobavit-bota-v-telegram-kanal-ili-gruppu-administratorom, https://elama.ru/blog/kak-podklyuchit-i-ispolzovat-chat-bot-v-telegram-i-pochemu-vam-eto-nuzhno/, https://timeweb.com/ru/community/articles/kak-dobavit-bota-v-telegram-instrukciya-dlya-polzovatelya</text:p>
          </table:table-cell>
        </table:table-row>
        <table:table-row table:style-name="ro1">
          <table:table-cell office:value-type="string" calcext:value-type="string">
            <text:p>как добавить ботов в телеграм канал</text:p>
          </table:table-cell>
          <table:table-cell office:value-type="string" calcext:value-type="string">
            <text:p>как добавить бота в телеграм (24)</text:p>
          </table:table-cell>
          <table:table-cell office:value-type="float" office:value="50" calcext:value-type="float">
            <text:p>50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adding-to-telegram, https://smmplanner.com/blog/kak-dobavit-ghotovogho-bota-v-tielieghram-instruktsiia-i-nastroiki/, https://watbot.ru/blog/telegram/kak-dobavit-bota-v-cat-telegram, https://vc.ru/niksolovov/1393656-kak-dobavit-bota-v-telegrame-instrukciya-dlya-polzovatelya-i-besplatnye-sposoby, https://appfox.ru/blog/kak-dobavit-bota-v-chat-telegram/, https://dzen.ru/a/Z788KJSBABwAmG3L, https://doc.tgtrack.ru/doc/podklyuchenie_bota/, https://timeweb.com/ru/community/articles/kak-dobavit-bota-v-telegram-kanal-ili-gruppu-administratorom, https://elama.ru/blog/kak-podklyuchit-i-ispolzovat-chat-bot-v-telegram-i-pochemu-vam-eto-nuzhno/, https://timeweb.com/ru/community/articles/kak-dobavit-bota-v-telegram-instrukciya-dlya-polzovatelya</text:p>
          </table:table-cell>
        </table:table-row>
        <table:table-row table:style-name="ro1">
          <table:table-cell office:value-type="string" calcext:value-type="string">
            <text:p>добавление бота в телеграм</text:p>
          </table:table-cell>
          <table:table-cell office:value-type="string" calcext:value-type="string">
            <text:p>как добавить бота в телеграм (24)</text:p>
          </table:table-cell>
          <table:table-cell office:value-type="float" office:value="49" calcext:value-type="float">
            <text:p>49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adding-to-telegram, https://smmplanner.com/blog/kak-dobavit-ghotovogho-bota-v-tielieghram-instruktsiia-i-nastroiki/, https://watbot.ru/blog/telegram/kak-dobavit-bota-v-cat-telegram, https://vc.ru/niksolovov/1393656-kak-dobavit-bota-v-telegrame-instrukciya-dlya-polzovatelya-i-besplatnye-sposoby, https://appfox.ru/blog/kak-dobavit-bota-v-chat-telegram/, https://dzen.ru/a/Z788KJSBABwAmG3L, https://doc.tgtrack.ru/doc/podklyuchenie_bota/, https://timeweb.com/ru/community/articles/kak-dobavit-bota-v-telegram-kanal-ili-gruppu-administratorom, https://elama.ru/blog/kak-podklyuchit-i-ispolzovat-chat-bot-v-telegram-i-pochemu-vam-eto-nuzhno/, https://timeweb.com/ru/community/articles/kak-dobavit-bota-v-telegram-instrukciya-dlya-polzovatelya</text:p>
          </table:table-cell>
        </table:table-row>
        <table:table-row table:style-name="ro1">
          <table:table-cell office:value-type="string" calcext:value-type="string">
            <text:p>как подключить бота к каналу в телеграм</text:p>
          </table:table-cell>
          <table:table-cell office:value-type="string" calcext:value-type="string">
            <text:p>как добавить бота в телеграм (24)</text:p>
          </table:table-cell>
          <table:table-cell office:value-type="float" office:value="46" calcext:value-type="float">
            <text:p>46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adding-to-telegram, https://smmplanner.com/blog/kak-dobavit-ghotovogho-bota-v-tielieghram-instruktsiia-i-nastroiki/, https://watbot.ru/blog/telegram/kak-dobavit-bota-v-cat-telegram, https://vc.ru/niksolovov/1393656-kak-dobavit-bota-v-telegrame-instrukciya-dlya-polzovatelya-i-besplatnye-sposoby, https://appfox.ru/blog/kak-dobavit-bota-v-chat-telegram/, https://dzen.ru/a/Z788KJSBABwAmG3L, https://doc.tgtrack.ru/doc/podklyuchenie_bota/, https://timeweb.com/ru/community/articles/kak-dobavit-bota-v-telegram-kanal-ili-gruppu-administratorom, https://elama.ru/blog/kak-podklyuchit-i-ispolzovat-chat-bot-v-telegram-i-pochemu-vam-eto-nuzhno/, https://timeweb.com/ru/community/articles/kak-dobavit-bota-v-telegram-instrukciya-dlya-polzovatelya</text:p>
          </table:table-cell>
        </table:table-row>
        <table:table-row table:style-name="ro1">
          <table:table-cell office:value-type="string" calcext:value-type="string">
            <text:p>подключение телеграм бота</text:p>
          </table:table-cell>
          <table:table-cell office:value-type="string" calcext:value-type="string">
            <text:p>как добавить бота в телеграм (24)</text:p>
          </table:table-cell>
          <table:table-cell office:value-type="float" office:value="44" calcext:value-type="float">
            <text:p>44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adding-to-telegram, https://smmplanner.com/blog/kak-dobavit-ghotovogho-bota-v-tielieghram-instruktsiia-i-nastroiki/, https://watbot.ru/blog/telegram/kak-dobavit-bota-v-cat-telegram, https://vc.ru/niksolovov/1393656-kak-dobavit-bota-v-telegrame-instrukciya-dlya-polzovatelya-i-besplatnye-sposoby, https://appfox.ru/blog/kak-dobavit-bota-v-chat-telegram/, https://dzen.ru/a/Z788KJSBABwAmG3L, https://doc.tgtrack.ru/doc/podklyuchenie_bota/, https://timeweb.com/ru/community/articles/kak-dobavit-bota-v-telegram-kanal-ili-gruppu-administratorom, https://elama.ru/blog/kak-podklyuchit-i-ispolzovat-chat-bot-v-telegram-i-pochemu-vam-eto-nuzhno/, https://timeweb.com/ru/community/articles/kak-dobavit-bota-v-telegram-instrukciya-dlya-polzovatelya</text:p>
          </table:table-cell>
        </table:table-row>
        <table:table-row table:style-name="ro1">
          <table:table-cell office:value-type="string" calcext:value-type="string">
            <text:p>установка бота телеграм</text:p>
          </table:table-cell>
          <table:table-cell office:value-type="string" calcext:value-type="string">
            <text:p>как добавить бота в телеграм (24)</text:p>
          </table:table-cell>
          <table:table-cell office:value-type="float" office:value="22" calcext:value-type="float">
            <text:p>22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adding-to-telegram, https://smmplanner.com/blog/kak-dobavit-ghotovogho-bota-v-tielieghram-instruktsiia-i-nastroiki/, https://watbot.ru/blog/telegram/kak-dobavit-bota-v-cat-telegram, https://vc.ru/niksolovov/1393656-kak-dobavit-bota-v-telegrame-instrukciya-dlya-polzovatelya-i-besplatnye-sposoby, https://appfox.ru/blog/kak-dobavit-bota-v-chat-telegram/, https://dzen.ru/a/Z788KJSBABwAmG3L, https://doc.tgtrack.ru/doc/podklyuchenie_bota/, https://timeweb.com/ru/community/articles/kak-dobavit-bota-v-telegram-kanal-ili-gruppu-administratorom, https://elama.ru/blog/kak-podklyuchit-i-ispolzovat-chat-bot-v-telegram-i-pochemu-vam-eto-nuzhno/, https://timeweb.com/ru/community/articles/kak-dobavit-bota-v-telegram-instrukciya-dlya-polzovatelya</text:p>
          </table:table-cell>
        </table:table-row>
        <table:table-row table:style-name="ro1">
          <table:table-cell office:value-type="string" calcext:value-type="string">
            <text:p>как поставить бот в телеграм</text:p>
          </table:table-cell>
          <table:table-cell office:value-type="string" calcext:value-type="string">
            <text:p>как добавить бота в телеграм (24)</text:p>
          </table:table-cell>
          <table:table-cell office:value-type="float" office:value="22" calcext:value-type="float">
            <text:p>22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adding-to-telegram, https://smmplanner.com/blog/kak-dobavit-ghotovogho-bota-v-tielieghram-instruktsiia-i-nastroiki/, https://watbot.ru/blog/telegram/kak-dobavit-bota-v-cat-telegram, https://vc.ru/niksolovov/1393656-kak-dobavit-bota-v-telegrame-instrukciya-dlya-polzovatelya-i-besplatnye-sposoby, https://appfox.ru/blog/kak-dobavit-bota-v-chat-telegram/, https://dzen.ru/a/Z788KJSBABwAmG3L, https://doc.tgtrack.ru/doc/podklyuchenie_bota/, https://timeweb.com/ru/community/articles/kak-dobavit-bota-v-telegram-kanal-ili-gruppu-administratorom, https://elama.ru/blog/kak-podklyuchit-i-ispolzovat-chat-bot-v-telegram-i-pochemu-vam-eto-nuzhno/, https://timeweb.com/ru/community/articles/kak-dobavit-bota-v-telegram-instrukciya-dlya-polzovatelya</text:p>
          </table:table-cell>
        </table:table-row>
        <table:table-row table:style-name="ro1">
          <table:table-cell office:value-type="string" calcext:value-type="string">
            <text:p>как добавить бота в группу телеграм</text:p>
          </table:table-cell>
          <table:table-cell office:value-type="string" calcext:value-type="string">
            <text:p>как добавить бота в телеграм (24)</text:p>
          </table:table-cell>
          <table:table-cell office:value-type="float" office:value="22" calcext:value-type="float">
            <text:p>22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adding-to-telegram, https://smmplanner.com/blog/kak-dobavit-ghotovogho-bota-v-tielieghram-instruktsiia-i-nastroiki/, https://watbot.ru/blog/telegram/kak-dobavit-bota-v-cat-telegram, https://vc.ru/niksolovov/1393656-kak-dobavit-bota-v-telegrame-instrukciya-dlya-polzovatelya-i-besplatnye-sposoby, https://appfox.ru/blog/kak-dobavit-bota-v-chat-telegram/, https://dzen.ru/a/Z788KJSBABwAmG3L, https://doc.tgtrack.ru/doc/podklyuchenie_bota/, https://timeweb.com/ru/community/articles/kak-dobavit-bota-v-telegram-kanal-ili-gruppu-administratorom, https://elama.ru/blog/kak-podklyuchit-i-ispolzovat-chat-bot-v-telegram-i-pochemu-vam-eto-nuzhno/, https://timeweb.com/ru/community/articles/kak-dobavit-bota-v-telegram-instrukciya-dlya-polzovatelya</text:p>
          </table:table-cell>
        </table:table-row>
        <table:table-row table:style-name="ro1">
          <table:table-cell office:value-type="string" calcext:value-type="string">
            <text:p>как добавить бота в телеграме</text:p>
          </table:table-cell>
          <table:table-cell office:value-type="string" calcext:value-type="string">
            <text:p>как добавить бота в телеграм (24)</text:p>
          </table:table-cell>
          <table:table-cell office:value-type="float" office:value="21" calcext:value-type="float">
            <text:p>21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adding-to-telegram, https://smmplanner.com/blog/kak-dobavit-ghotovogho-bota-v-tielieghram-instruktsiia-i-nastroiki/, https://watbot.ru/blog/telegram/kak-dobavit-bota-v-cat-telegram, https://vc.ru/niksolovov/1393656-kak-dobavit-bota-v-telegrame-instrukciya-dlya-polzovatelya-i-besplatnye-sposoby, https://appfox.ru/blog/kak-dobavit-bota-v-chat-telegram/, https://dzen.ru/a/Z788KJSBABwAmG3L, https://doc.tgtrack.ru/doc/podklyuchenie_bota/, https://timeweb.com/ru/community/articles/kak-dobavit-bota-v-telegram-kanal-ili-gruppu-administratorom, https://elama.ru/blog/kak-podklyuchit-i-ispolzovat-chat-bot-v-telegram-i-pochemu-vam-eto-nuzhno/, https://timeweb.com/ru/community/articles/kak-dobavit-bota-v-telegram-instrukciya-dlya-polzovatelya</text:p>
          </table:table-cell>
        </table:table-row>
        <table:table-row table:style-name="ro1">
          <table:table-cell office:value-type="string" calcext:value-type="string">
            <text:p>как добавить бота в чат телеграм</text:p>
          </table:table-cell>
          <table:table-cell office:value-type="string" calcext:value-type="string">
            <text:p>как добавить бота в телеграм (24)</text:p>
          </table:table-cell>
          <table:table-cell office:value-type="float" office:value="18" calcext:value-type="float">
            <text:p>18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adding-to-telegram, https://smmplanner.com/blog/kak-dobavit-ghotovogho-bota-v-tielieghram-instruktsiia-i-nastroiki/, https://watbot.ru/blog/telegram/kak-dobavit-bota-v-cat-telegram, https://vc.ru/niksolovov/1393656-kak-dobavit-bota-v-telegrame-instrukciya-dlya-polzovatelya-i-besplatnye-sposoby, https://appfox.ru/blog/kak-dobavit-bota-v-chat-telegram/, https://dzen.ru/a/Z788KJSBABwAmG3L, https://doc.tgtrack.ru/doc/podklyuchenie_bota/, https://timeweb.com/ru/community/articles/kak-dobavit-bota-v-telegram-kanal-ili-gruppu-administratorom, https://elama.ru/blog/kak-podklyuchit-i-ispolzovat-chat-bot-v-telegram-i-pochemu-vam-eto-nuzhno/, https://timeweb.com/ru/community/articles/kak-dobavit-bota-v-telegram-instrukciya-dlya-polzovatelya</text:p>
          </table:table-cell>
        </table:table-row>
        <table:table-row table:style-name="ro1">
          <table:table-cell office:value-type="string" calcext:value-type="string">
            <text:p>как установить бот в телеграм канал</text:p>
          </table:table-cell>
          <table:table-cell office:value-type="string" calcext:value-type="string">
            <text:p>как добавить бота в телеграм (24)</text:p>
          </table:table-cell>
          <table:table-cell office:value-type="float" office:value="18" calcext:value-type="float">
            <text:p>18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adding-to-telegram, https://smmplanner.com/blog/kak-dobavit-ghotovogho-bota-v-tielieghram-instruktsiia-i-nastroiki/, https://watbot.ru/blog/telegram/kak-dobavit-bota-v-cat-telegram, https://vc.ru/niksolovov/1393656-kak-dobavit-bota-v-telegrame-instrukciya-dlya-polzovatelya-i-besplatnye-sposoby, https://appfox.ru/blog/kak-dobavit-bota-v-chat-telegram/, https://dzen.ru/a/Z788KJSBABwAmG3L, https://doc.tgtrack.ru/doc/podklyuchenie_bota/, https://timeweb.com/ru/community/articles/kak-dobavit-bota-v-telegram-kanal-ili-gruppu-administratorom, https://elama.ru/blog/kak-podklyuchit-i-ispolzovat-chat-bot-v-telegram-i-pochemu-vam-eto-nuzhno/, https://timeweb.com/ru/community/articles/kak-dobavit-bota-v-telegram-instrukciya-dlya-polzovatelya</text:p>
          </table:table-cell>
        </table:table-row>
        <table:table-row table:style-name="ro1">
          <table:table-cell office:value-type="string" calcext:value-type="string">
            <text:p>телеграм пригласить бот</text:p>
          </table:table-cell>
          <table:table-cell office:value-type="string" calcext:value-type="string">
            <text:p>как добавить бота в телеграм (24)</text:p>
          </table:table-cell>
          <table:table-cell office:value-type="float" office:value="14" calcext:value-type="float">
            <text:p>14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adding-to-telegram, https://smmplanner.com/blog/kak-dobavit-ghotovogho-bota-v-tielieghram-instruktsiia-i-nastroiki/, https://watbot.ru/blog/telegram/kak-dobavit-bota-v-cat-telegram, https://vc.ru/niksolovov/1393656-kak-dobavit-bota-v-telegrame-instrukciya-dlya-polzovatelya-i-besplatnye-sposoby, https://appfox.ru/blog/kak-dobavit-bota-v-chat-telegram/, https://dzen.ru/a/Z788KJSBABwAmG3L, https://doc.tgtrack.ru/doc/podklyuchenie_bota/, https://timeweb.com/ru/community/articles/kak-dobavit-bota-v-telegram-kanal-ili-gruppu-administratorom, https://elama.ru/blog/kak-podklyuchit-i-ispolzovat-chat-bot-v-telegram-i-pochemu-vam-eto-nuzhno/, https://timeweb.com/ru/community/articles/kak-dobavit-bota-v-telegram-instrukciya-dlya-polzovatelya</text:p>
          </table:table-cell>
        </table:table-row>
        <table:table-row table:style-name="ro1">
          <table:table-cell office:value-type="string" calcext:value-type="string">
            <text:p>как вставить бота в телеграм</text:p>
          </table:table-cell>
          <table:table-cell office:value-type="string" calcext:value-type="string">
            <text:p>как добавить бота в телеграм (24)</text:p>
          </table:table-cell>
          <table:table-cell office:value-type="float" office:value="13" calcext:value-type="float">
            <text:p>13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adding-to-telegram, https://smmplanner.com/blog/kak-dobavit-ghotovogho-bota-v-tielieghram-instruktsiia-i-nastroiki/, https://watbot.ru/blog/telegram/kak-dobavit-bota-v-cat-telegram, https://vc.ru/niksolovov/1393656-kak-dobavit-bota-v-telegrame-instrukciya-dlya-polzovatelya-i-besplatnye-sposoby, https://appfox.ru/blog/kak-dobavit-bota-v-chat-telegram/, https://dzen.ru/a/Z788KJSBABwAmG3L, https://doc.tgtrack.ru/doc/podklyuchenie_bota/, https://timeweb.com/ru/community/articles/kak-dobavit-bota-v-telegram-kanal-ili-gruppu-administratorom, https://elama.ru/blog/kak-podklyuchit-i-ispolzovat-chat-bot-v-telegram-i-pochemu-vam-eto-nuzhno/, https://timeweb.com/ru/community/articles/kak-dobavit-bota-v-telegram-instrukciya-dlya-polzovatelya</text:p>
          </table:table-cell>
        </table:table-row>
        <table:table-row table:style-name="ro1">
          <table:table-cell office:value-type="string" calcext:value-type="string">
            <text:p>как загрузить бота в телеграм</text:p>
          </table:table-cell>
          <table:table-cell office:value-type="string" calcext:value-type="string">
            <text:p>как добавить бота в телеграм (24)</text:p>
          </table:table-cell>
          <table:table-cell office:value-type="float" office:value="12" calcext:value-type="float">
            <text:p>12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adding-to-telegram, https://smmplanner.com/blog/kak-dobavit-ghotovogho-bota-v-tielieghram-instruktsiia-i-nastroiki/, https://watbot.ru/blog/telegram/kak-dobavit-bota-v-cat-telegram, https://vc.ru/niksolovov/1393656-kak-dobavit-bota-v-telegrame-instrukciya-dlya-polzovatelya-i-besplatnye-sposoby, https://appfox.ru/blog/kak-dobavit-bota-v-chat-telegram/, https://dzen.ru/a/Z788KJSBABwAmG3L, https://doc.tgtrack.ru/doc/podklyuchenie_bota/, https://timeweb.com/ru/community/articles/kak-dobavit-bota-v-telegram-kanal-ili-gruppu-administratorom, https://elama.ru/blog/kak-podklyuchit-i-ispolzovat-chat-bot-v-telegram-i-pochemu-vam-eto-nuzhno/, https://timeweb.com/ru/community/articles/kak-dobavit-bota-v-telegram-instrukciya-dlya-polzovatelya</text:p>
          </table:table-cell>
        </table:table-row>
        <table:table-row table:style-name="ro1">
          <table:table-cell office:value-type="string" calcext:value-type="string">
            <text:p>телеграм добавление бота в группу</text:p>
          </table:table-cell>
          <table:table-cell office:value-type="string" calcext:value-type="string">
            <text:p>как добавить бота в телеграм (24)</text:p>
          </table:table-cell>
          <table:table-cell office:value-type="float" office:value="9" calcext:value-type="float">
            <text:p>9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adding-to-telegram, https://smmplanner.com/blog/kak-dobavit-ghotovogho-bota-v-tielieghram-instruktsiia-i-nastroiki/, https://watbot.ru/blog/telegram/kak-dobavit-bota-v-cat-telegram, https://vc.ru/niksolovov/1393656-kak-dobavit-bota-v-telegrame-instrukciya-dlya-polzovatelya-i-besplatnye-sposoby, https://appfox.ru/blog/kak-dobavit-bota-v-chat-telegram/, https://dzen.ru/a/Z788KJSBABwAmG3L, https://doc.tgtrack.ru/doc/podklyuchenie_bota/, https://timeweb.com/ru/community/articles/kak-dobavit-bota-v-telegram-kanal-ili-gruppu-administratorom, https://elama.ru/blog/kak-podklyuchit-i-ispolzovat-chat-bot-v-telegram-i-pochemu-vam-eto-nuzhno/, https://timeweb.com/ru/community/articles/kak-dobavit-bota-v-telegram-instrukciya-dlya-polzovatelya</text:p>
          </table:table-cell>
        </table:table-row>
        <table:table-row table:style-name="ro1">
          <table:table-cell office:value-type="string" calcext:value-type="string">
            <text:p>как включить бота в телеграм</text:p>
          </table:table-cell>
          <table:table-cell office:value-type="string" calcext:value-type="string">
            <text:p>как добавить бота в телеграм (24)</text:p>
          </table:table-cell>
          <table:table-cell office:value-type="float" office:value="8" calcext:value-type="float">
            <text:p>8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adding-to-telegram, https://smmplanner.com/blog/kak-dobavit-ghotovogho-bota-v-tielieghram-instruktsiia-i-nastroiki/, https://watbot.ru/blog/telegram/kak-dobavit-bota-v-cat-telegram, https://vc.ru/niksolovov/1393656-kak-dobavit-bota-v-telegrame-instrukciya-dlya-polzovatelya-i-besplatnye-sposoby, https://appfox.ru/blog/kak-dobavit-bota-v-chat-telegram/, https://dzen.ru/a/Z788KJSBABwAmG3L, https://doc.tgtrack.ru/doc/podklyuchenie_bota/, https://timeweb.com/ru/community/articles/kak-dobavit-bota-v-telegram-kanal-ili-gruppu-administratorom, https://elama.ru/blog/kak-podklyuchit-i-ispolzovat-chat-bot-v-telegram-i-pochemu-vam-eto-nuzhno/, https://timeweb.com/ru/community/articles/kak-dobavit-bota-v-telegram-instrukciya-dlya-polzovatelya</text:p>
          </table:table-cell>
        </table:table-row>
        <table:table-row table:style-name="ro1">
          <table:table-cell office:value-type="string" calcext:value-type="string">
            <text:p>как подключить чат бот в телеграм</text:p>
          </table:table-cell>
          <table:table-cell office:value-type="string" calcext:value-type="string">
            <text:p>как добавить бота в телеграм (24)</text:p>
          </table:table-cell>
          <table:table-cell office:value-type="float" office:value="6" calcext:value-type="float">
            <text:p>6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adding-to-telegram, https://smmplanner.com/blog/kak-dobavit-ghotovogho-bota-v-tielieghram-instruktsiia-i-nastroiki/, https://watbot.ru/blog/telegram/kak-dobavit-bota-v-cat-telegram, https://vc.ru/niksolovov/1393656-kak-dobavit-bota-v-telegrame-instrukciya-dlya-polzovatelya-i-besplatnye-sposoby, https://appfox.ru/blog/kak-dobavit-bota-v-chat-telegram/, https://dzen.ru/a/Z788KJSBABwAmG3L, https://doc.tgtrack.ru/doc/podklyuchenie_bota/, https://timeweb.com/ru/community/articles/kak-dobavit-bota-v-telegram-kanal-ili-gruppu-administratorom, https://elama.ru/blog/kak-podklyuchit-i-ispolzovat-chat-bot-v-telegram-i-pochemu-vam-eto-nuzhno/, https://timeweb.com/ru/community/articles/kak-dobavit-bota-v-telegram-instrukciya-dlya-polzovatelya</text:p>
          </table:table-cell>
        </table:table-row>
        <table:table-row table:style-name="ro1">
          <table:table-cell office:value-type="string" calcext:value-type="string">
            <text:p>как активировать телеграм бота</text:p>
          </table:table-cell>
          <table:table-cell office:value-type="string" calcext:value-type="string">
            <text:p>как добавить бота в телеграм (24)</text:p>
          </table:table-cell>
          <table:table-cell office:value-type="float" office:value="6" calcext:value-type="float">
            <text:p>6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adding-to-telegram, https://smmplanner.com/blog/kak-dobavit-ghotovogho-bota-v-tielieghram-instruktsiia-i-nastroiki/, https://watbot.ru/blog/telegram/kak-dobavit-bota-v-cat-telegram, https://vc.ru/niksolovov/1393656-kak-dobavit-bota-v-telegrame-instrukciya-dlya-polzovatelya-i-besplatnye-sposoby, https://appfox.ru/blog/kak-dobavit-bota-v-chat-telegram/, https://dzen.ru/a/Z788KJSBABwAmG3L, https://doc.tgtrack.ru/doc/podklyuchenie_bota/, https://timeweb.com/ru/community/articles/kak-dobavit-bota-v-telegram-kanal-ili-gruppu-administratorom, https://elama.ru/blog/kak-podklyuchit-i-ispolzovat-chat-bot-v-telegram-i-pochemu-vam-eto-nuzhno/, https://timeweb.com/ru/community/articles/kak-dobavit-bota-v-telegram-instrukciya-dlya-polzovatelya</text:p>
          </table:table-cell>
        </table:table-row>
        <table:table-row table:style-name="ro1">
          <table:table-cell office:value-type="string" calcext:value-type="string">
            <text:p>как запустить бота в телеграме</text:p>
          </table:table-cell>
          <table:table-cell office:value-type="string" calcext:value-type="string">
            <text:p>как добавить бота в телеграм (24)</text:p>
          </table:table-cell>
          <table:table-cell office:value-type="float" office:value="6" calcext:value-type="float">
            <text:p>6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adding-to-telegram, https://smmplanner.com/blog/kak-dobavit-ghotovogho-bota-v-tielieghram-instruktsiia-i-nastroiki/, https://watbot.ru/blog/telegram/kak-dobavit-bota-v-cat-telegram, https://vc.ru/niksolovov/1393656-kak-dobavit-bota-v-telegrame-instrukciya-dlya-polzovatelya-i-besplatnye-sposoby, https://appfox.ru/blog/kak-dobavit-bota-v-chat-telegram/, https://dzen.ru/a/Z788KJSBABwAmG3L, https://doc.tgtrack.ru/doc/podklyuchenie_bota/, https://timeweb.com/ru/community/articles/kak-dobavit-bota-v-telegram-kanal-ili-gruppu-administratorom, https://elama.ru/blog/kak-podklyuchit-i-ispolzovat-chat-bot-v-telegram-i-pochemu-vam-eto-nuzhno/, https://timeweb.com/ru/community/articles/kak-dobavit-bota-v-telegram-instrukciya-dlya-polzovatelya</text:p>
          </table:table-cell>
        </table:table-row>
        <table:table-row table:style-name="ro1">
          <table:table-cell office:value-type="string" calcext:value-type="string">
            <text:p>как установить чат бот в телеграм</text:p>
          </table:table-cell>
          <table:table-cell office:value-type="string" calcext:value-type="string">
            <text:p>как добавить бота в телеграм (24)</text:p>
          </table:table-cell>
          <table:table-cell office:value-type="float" office:value="5" calcext:value-type="float">
            <text:p>5</text:p>
          </table:table-cell>
          <table:table-cell office:value-type="float" office:value="838" calcext:value-type="float">
            <text:p>8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adding-to-telegram, https://smmplanner.com/blog/kak-dobavit-ghotovogho-bota-v-tielieghram-instruktsiia-i-nastroiki/, https://watbot.ru/blog/telegram/kak-dobavit-bota-v-cat-telegram, https://vc.ru/niksolovov/1393656-kak-dobavit-bota-v-telegrame-instrukciya-dlya-polzovatelya-i-besplatnye-sposoby, https://appfox.ru/blog/kak-dobavit-bota-v-chat-telegram/, https://dzen.ru/a/Z788KJSBABwAmG3L, https://doc.tgtrack.ru/doc/podklyuchenie_bota/, https://timeweb.com/ru/community/articles/kak-dobavit-bota-v-telegram-kanal-ili-gruppu-administratorom, https://elama.ru/blog/kak-podklyuchit-i-ispolzovat-chat-bot-v-telegram-i-pochemu-vam-eto-nuzhno/, https://timeweb.com/ru/community/articles/kak-dobavit-bota-v-telegram-instrukciya-dlya-polzovatelya</text:p>
          </table:table-cell>
        </table:table-row>
        <table:table-row table:style-name="ro1">
          <table:table-cell office:value-type="string" calcext:value-type="string">
            <text:p>бот в телеграм канале как настроить</text:p>
          </table:table-cell>
          <table:table-cell office:value-type="string" calcext:value-type="string">
            <text:p>как добавить бота в телеграм (24)</text:p>
          </table:table-cell>
          <table:table-cell office:value-type="float" office:value="5" calcext:value-type="float">
            <text:p>5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adding-to-telegram, https://smmplanner.com/blog/kak-dobavit-ghotovogho-bota-v-tielieghram-instruktsiia-i-nastroiki/, https://watbot.ru/blog/telegram/kak-dobavit-bota-v-cat-telegram, https://vc.ru/niksolovov/1393656-kak-dobavit-bota-v-telegrame-instrukciya-dlya-polzovatelya-i-besplatnye-sposoby, https://appfox.ru/blog/kak-dobavit-bota-v-chat-telegram/, https://dzen.ru/a/Z788KJSBABwAmG3L, https://doc.tgtrack.ru/doc/podklyuchenie_bota/, https://timeweb.com/ru/community/articles/kak-dobavit-bota-v-telegram-kanal-ili-gruppu-administratorom, https://elama.ru/blog/kak-podklyuchit-i-ispolzovat-chat-bot-v-telegram-i-pochemu-vam-eto-nuzhno/, https://timeweb.com/ru/community/articles/kak-dobavit-bota-v-telegram-instrukciya-dlya-polzovatelya</text:p>
          </table:table-cell>
        </table:table-row>
        <table:table-row table:style-name="ro1">
          <table:table-cell office:value-type="string" calcext:value-type="string">
            <text:p>добавление бота в телеграм канал</text:p>
          </table:table-cell>
          <table:table-cell office:value-type="string" calcext:value-type="string">
            <text:p>как добавить бота в телеграм (24)</text:p>
          </table:table-cell>
          <table:table-cell office:value-type="float" office:value="2" calcext:value-type="float">
            <text:p>2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adding-to-telegram, https://smmplanner.com/blog/kak-dobavit-ghotovogho-bota-v-tielieghram-instruktsiia-i-nastroiki/, https://watbot.ru/blog/telegram/kak-dobavit-bota-v-cat-telegram, https://vc.ru/niksolovov/1393656-kak-dobavit-bota-v-telegrame-instrukciya-dlya-polzovatelya-i-besplatnye-sposoby, https://appfox.ru/blog/kak-dobavit-bota-v-chat-telegram/, https://dzen.ru/a/Z788KJSBABwAmG3L, https://doc.tgtrack.ru/doc/podklyuchenie_bota/, https://timeweb.com/ru/community/articles/kak-dobavit-bota-v-telegram-kanal-ili-gruppu-administratorom, https://elama.ru/blog/kak-podklyuchit-i-ispolzovat-chat-bot-v-telegram-i-pochemu-vam-eto-nuzhno/, https://timeweb.com/ru/community/articles/kak-dobavit-bota-v-telegram-instrukciya-dlya-polzovatelya</text:p>
          </table:table-cell>
        </table:table-row>
        <table:table-row table:style-name="ro1">
          <table:table-cell office:value-type="string" calcext:value-type="string">
            <text:p>скачать телеграм бот</text:p>
          </table:table-cell>
          <table:table-cell office:value-type="string" calcext:value-type="string">
            <text:p>скачать телеграм бот (3)</text:p>
          </table:table-cell>
          <table:table-cell office:value-type="float" office:value="760" calcext:value-type="float">
            <text:p>760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kpure.net/ru/telegram-bots/com.infotelbot.botlist/download, https://sourceforge.net/projects/telegram-bot-for-windows/, https://www.onworks.net/ru/software/windows/app-telegram-bot-for-windows, https://github.com/topics/telegram-bots?l=python, https://telegram-group-bot.softonic.ru/, https://tgdyk.com/, https://www.nuget.org/packages/Telegram.Bot/</text:p>
          </table:table-cell>
        </table:table-row>
        <table:table-row table:style-name="ro1">
          <table:table-cell office:value-type="string" calcext:value-type="string">
            <text:p>телеграм бот скачать бесплатно</text:p>
          </table:table-cell>
          <table:table-cell office:value-type="string" calcext:value-type="string">
            <text:p>скачать телеграм бот (3)</text:p>
          </table:table-cell>
          <table:table-cell office:value-type="float" office:value="29" calcext:value-type="float">
            <text:p>29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kpure.net/ru/telegram-bots/com.infotelbot.botlist/download, https://sourceforge.net/projects/telegram-bot-for-windows/, https://www.onworks.net/ru/software/windows/app-telegram-bot-for-windows, https://github.com/topics/telegram-bots?l=python, https://telegram-group-bot.softonic.ru/, https://tgdyk.com/, https://www.nuget.org/packages/Telegram.Bot/</text:p>
          </table:table-cell>
        </table:table-row>
        <table:table-row table:style-name="ro1">
          <table:table-cell office:value-type="string" calcext:value-type="string">
            <text:p>можно скачать телеграм бота</text:p>
          </table:table-cell>
          <table:table-cell office:value-type="string" calcext:value-type="string">
            <text:p>скачать телеграм бот (3)</text:p>
          </table:table-cell>
          <table:table-cell office:value-type="float" office:value="15" calcext:value-type="float">
            <text:p>15</text:p>
          </table:table-cell>
          <table:table-cell office:value-type="float" office:value="804" calcext:value-type="float">
            <text:p>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kpure.net/ru/telegram-bots/com.infotelbot.botlist/download, https://sourceforge.net/projects/telegram-bot-for-windows/, https://www.onworks.net/ru/software/windows/app-telegram-bot-for-windows, https://github.com/topics/telegram-bots?l=python, https://telegram-group-bot.softonic.ru/, https://tgdyk.com/, https://www.nuget.org/packages/Telegram.Bot/</text:p>
          </table:table-cell>
        </table:table-row>
        <table:table-row table:style-name="ro1">
          <table:table-cell office:value-type="string" calcext:value-type="string">
            <text:p>бот обратной связи в телеграм</text:p>
          </table:table-cell>
          <table:table-cell office:value-type="string" calcext:value-type="string">
            <text:p>бот обратной связи в телеграм (10)</text:p>
          </table:table-cell>
          <table:table-cell office:value-type="float" office:value="345" calcext:value-type="float">
            <text:p>345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otline.tg/telegram-feedback-bot, https://tenchat.ru/media/127706-prostoy-chatbot-v-telegram-dlya-obratnoy-svyazi-i-podderzhki-polzovateley, https://timeweb.com/ru/community/articles/kak-sdelat-bot-obratnoy-svyazi-v-telegram-poshagovaya-instrukciya-dlya-besplatnogo-sozdaniya-chat-bota, https://blogger-tolstoy.ru/2019/02/16/bot-obratnoy-svyazi-v-telegram/, https://crelab.ru/bot-obratnoj-svyazi-v-telegram/, https://t.me/LivegramBot, https://matvey.best/blog/kak-sdelat-bota-dlya-obratnoj-svyazi-v-telegrame/, https://vc.ru/telegram/1539474-kak-sdelat-bota-obratnoi-svyazi-telegram, https://vc.ru/tribuna/1656991-kak-legko-sozdat-svoego-bota-obratnoi-svyazi-v-telegram, https://dzen.ru/video/watch/67093094b3c7744490fecb15</text:p>
          </table:table-cell>
        </table:table-row>
        <table:table-row table:style-name="ro1">
          <table:table-cell office:value-type="string" calcext:value-type="string">
            <text:p>создать бота обратной связи в телеграм</text:p>
          </table:table-cell>
          <table:table-cell office:value-type="string" calcext:value-type="string">
            <text:p>бот обратной связи в телеграм (10)</text:p>
          </table:table-cell>
          <table:table-cell office:value-type="float" office:value="90" calcext:value-type="float">
            <text:p>90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otline.tg/telegram-feedback-bot, https://tenchat.ru/media/127706-prostoy-chatbot-v-telegram-dlya-obratnoy-svyazi-i-podderzhki-polzovateley, https://timeweb.com/ru/community/articles/kak-sdelat-bot-obratnoy-svyazi-v-telegram-poshagovaya-instrukciya-dlya-besplatnogo-sozdaniya-chat-bota, https://blogger-tolstoy.ru/2019/02/16/bot-obratnoy-svyazi-v-telegram/, https://crelab.ru/bot-obratnoj-svyazi-v-telegram/, https://t.me/LivegramBot, https://matvey.best/blog/kak-sdelat-bota-dlya-obratnoj-svyazi-v-telegrame/, https://vc.ru/telegram/1539474-kak-sdelat-bota-obratnoi-svyazi-telegram, https://vc.ru/tribuna/1656991-kak-legko-sozdat-svoego-bota-obratnoi-svyazi-v-telegram, https://dzen.ru/video/watch/67093094b3c7744490fecb15</text:p>
          </table:table-cell>
        </table:table-row>
        <table:table-row table:style-name="ro1">
          <table:table-cell office:value-type="string" calcext:value-type="string">
            <text:p>как сделать бота обратной связи в телеграм</text:p>
          </table:table-cell>
          <table:table-cell office:value-type="string" calcext:value-type="string">
            <text:p>бот обратной связи в телеграм (10)</text:p>
          </table:table-cell>
          <table:table-cell office:value-type="float" office:value="80" calcext:value-type="float">
            <text:p>80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otline.tg/telegram-feedback-bot, https://tenchat.ru/media/127706-prostoy-chatbot-v-telegram-dlya-obratnoy-svyazi-i-podderzhki-polzovateley, https://timeweb.com/ru/community/articles/kak-sdelat-bot-obratnoy-svyazi-v-telegram-poshagovaya-instrukciya-dlya-besplatnogo-sozdaniya-chat-bota, https://blogger-tolstoy.ru/2019/02/16/bot-obratnoy-svyazi-v-telegram/, https://crelab.ru/bot-obratnoj-svyazi-v-telegram/, https://t.me/LivegramBot, https://matvey.best/blog/kak-sdelat-bota-dlya-obratnoj-svyazi-v-telegrame/, https://vc.ru/telegram/1539474-kak-sdelat-bota-obratnoi-svyazi-telegram, https://vc.ru/tribuna/1656991-kak-legko-sozdat-svoego-bota-obratnoi-svyazi-v-telegram, https://dzen.ru/video/watch/67093094b3c7744490fecb15</text:p>
          </table:table-cell>
        </table:table-row>
        <table:table-row table:style-name="ro1">
          <table:table-cell office:value-type="string" calcext:value-type="string">
            <text:p>бот для связи в телеграм</text:p>
          </table:table-cell>
          <table:table-cell office:value-type="string" calcext:value-type="string">
            <text:p>бот обратной связи в телеграм (10)</text:p>
          </table:table-cell>
          <table:table-cell office:value-type="float" office:value="75" calcext:value-type="float">
            <text:p>75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otline.tg/telegram-feedback-bot, https://tenchat.ru/media/127706-prostoy-chatbot-v-telegram-dlya-obratnoy-svyazi-i-podderzhki-polzovateley, https://timeweb.com/ru/community/articles/kak-sdelat-bot-obratnoy-svyazi-v-telegram-poshagovaya-instrukciya-dlya-besplatnogo-sozdaniya-chat-bota, https://blogger-tolstoy.ru/2019/02/16/bot-obratnoy-svyazi-v-telegram/, https://crelab.ru/bot-obratnoj-svyazi-v-telegram/, https://t.me/LivegramBot, https://matvey.best/blog/kak-sdelat-bota-dlya-obratnoj-svyazi-v-telegrame/, https://vc.ru/telegram/1539474-kak-sdelat-bota-obratnoi-svyazi-telegram, https://vc.ru/tribuna/1656991-kak-legko-sozdat-svoego-bota-obratnoi-svyazi-v-telegram, https://dzen.ru/video/watch/67093094b3c7744490fecb15</text:p>
          </table:table-cell>
        </table:table-row>
        <table:table-row table:style-name="ro1">
          <table:table-cell office:value-type="string" calcext:value-type="string">
            <text:p>бот обратной связи в телеграм бесплатно</text:p>
          </table:table-cell>
          <table:table-cell office:value-type="string" calcext:value-type="string">
            <text:p>бот обратной связи в телеграм (10)</text:p>
          </table:table-cell>
          <table:table-cell office:value-type="float" office:value="52" calcext:value-type="float">
            <text:p>52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otline.tg/telegram-feedback-bot, https://tenchat.ru/media/127706-prostoy-chatbot-v-telegram-dlya-obratnoy-svyazi-i-podderzhki-polzovateley, https://timeweb.com/ru/community/articles/kak-sdelat-bot-obratnoy-svyazi-v-telegram-poshagovaya-instrukciya-dlya-besplatnogo-sozdaniya-chat-bota, https://blogger-tolstoy.ru/2019/02/16/bot-obratnoy-svyazi-v-telegram/, https://crelab.ru/bot-obratnoj-svyazi-v-telegram/, https://t.me/LivegramBot, https://matvey.best/blog/kak-sdelat-bota-dlya-obratnoj-svyazi-v-telegrame/, https://vc.ru/telegram/1539474-kak-sdelat-bota-obratnoi-svyazi-telegram, https://vc.ru/tribuna/1656991-kak-legko-sozdat-svoego-bota-obratnoi-svyazi-v-telegram, https://dzen.ru/video/watch/67093094b3c7744490fecb15</text:p>
          </table:table-cell>
        </table:table-row>
        <table:table-row table:style-name="ro1">
          <table:table-cell office:value-type="string" calcext:value-type="string">
            <text:p>телеграм бот для ответов</text:p>
          </table:table-cell>
          <table:table-cell office:value-type="string" calcext:value-type="string">
            <text:p>бот обратной связи в телеграм (10)</text:p>
          </table:table-cell>
          <table:table-cell office:value-type="float" office:value="47" calcext:value-type="float">
            <text:p>47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otline.tg/telegram-feedback-bot, https://tenchat.ru/media/127706-prostoy-chatbot-v-telegram-dlya-obratnoy-svyazi-i-podderzhki-polzovateley, https://timeweb.com/ru/community/articles/kak-sdelat-bot-obratnoy-svyazi-v-telegram-poshagovaya-instrukciya-dlya-besplatnogo-sozdaniya-chat-bota, https://blogger-tolstoy.ru/2019/02/16/bot-obratnoy-svyazi-v-telegram/, https://crelab.ru/bot-obratnoj-svyazi-v-telegram/, https://t.me/LivegramBot, https://matvey.best/blog/kak-sdelat-bota-dlya-obratnoj-svyazi-v-telegrame/, https://vc.ru/telegram/1539474-kak-sdelat-bota-obratnoi-svyazi-telegram, https://vc.ru/tribuna/1656991-kak-legko-sozdat-svoego-bota-obratnoi-svyazi-v-telegram, https://dzen.ru/video/watch/67093094b3c7744490fecb15</text:p>
          </table:table-cell>
        </table:table-row>
        <table:table-row table:style-name="ro1">
          <table:table-cell office:value-type="string" calcext:value-type="string">
            <text:p>бот обратная связь в телеграме бесплатно</text:p>
          </table:table-cell>
          <table:table-cell office:value-type="string" calcext:value-type="string">
            <text:p>бот обратной связи в телеграм (10)</text:p>
          </table:table-cell>
          <table:table-cell office:value-type="float" office:value="46" calcext:value-type="float">
            <text:p>46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otline.tg/telegram-feedback-bot, https://tenchat.ru/media/127706-prostoy-chatbot-v-telegram-dlya-obratnoy-svyazi-i-podderzhki-polzovateley, https://timeweb.com/ru/community/articles/kak-sdelat-bot-obratnoy-svyazi-v-telegram-poshagovaya-instrukciya-dlya-besplatnogo-sozdaniya-chat-bota, https://blogger-tolstoy.ru/2019/02/16/bot-obratnoy-svyazi-v-telegram/, https://crelab.ru/bot-obratnoj-svyazi-v-telegram/, https://t.me/LivegramBot, https://matvey.best/blog/kak-sdelat-bota-dlya-obratnoj-svyazi-v-telegrame/, https://vc.ru/telegram/1539474-kak-sdelat-bota-obratnoi-svyazi-telegram, https://vc.ru/tribuna/1656991-kak-legko-sozdat-svoego-bota-obratnoi-svyazi-v-telegram, https://dzen.ru/video/watch/67093094b3c7744490fecb15</text:p>
          </table:table-cell>
        </table:table-row>
        <table:table-row table:style-name="ro1">
          <table:table-cell office:value-type="string" calcext:value-type="string">
            <text:p>как создать бота для связи в телеграм</text:p>
          </table:table-cell>
          <table:table-cell office:value-type="string" calcext:value-type="string">
            <text:p>бот обратной связи в телеграм (10)</text:p>
          </table:table-cell>
          <table:table-cell office:value-type="float" office:value="39" calcext:value-type="float">
            <text:p>39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otline.tg/telegram-feedback-bot, https://tenchat.ru/media/127706-prostoy-chatbot-v-telegram-dlya-obratnoy-svyazi-i-podderzhki-polzovateley, https://timeweb.com/ru/community/articles/kak-sdelat-bot-obratnoy-svyazi-v-telegram-poshagovaya-instrukciya-dlya-besplatnogo-sozdaniya-chat-bota, https://blogger-tolstoy.ru/2019/02/16/bot-obratnoy-svyazi-v-telegram/, https://crelab.ru/bot-obratnoj-svyazi-v-telegram/, https://t.me/LivegramBot, https://matvey.best/blog/kak-sdelat-bota-dlya-obratnoj-svyazi-v-telegrame/, https://vc.ru/telegram/1539474-kak-sdelat-bota-obratnoi-svyazi-telegram, https://vc.ru/tribuna/1656991-kak-legko-sozdat-svoego-bota-obratnoi-svyazi-v-telegram, https://dzen.ru/video/watch/67093094b3c7744490fecb15</text:p>
          </table:table-cell>
        </table:table-row>
        <table:table-row table:style-name="ro1">
          <table:table-cell office:value-type="string" calcext:value-type="string">
            <text:p>бот отвечающий на сообщения телеграм</text:p>
          </table:table-cell>
          <table:table-cell office:value-type="string" calcext:value-type="string">
            <text:p>бот обратной связи в телеграм (10)</text:p>
          </table:table-cell>
          <table:table-cell office:value-type="float" office:value="22" calcext:value-type="float">
            <text:p>22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otline.tg/telegram-feedback-bot, https://tenchat.ru/media/127706-prostoy-chatbot-v-telegram-dlya-obratnoy-svyazi-i-podderzhki-polzovateley, https://timeweb.com/ru/community/articles/kak-sdelat-bot-obratnoy-svyazi-v-telegram-poshagovaya-instrukciya-dlya-besplatnogo-sozdaniya-chat-bota, https://blogger-tolstoy.ru/2019/02/16/bot-obratnoy-svyazi-v-telegram/, https://crelab.ru/bot-obratnoj-svyazi-v-telegram/, https://t.me/LivegramBot, https://matvey.best/blog/kak-sdelat-bota-dlya-obratnoj-svyazi-v-telegrame/, https://vc.ru/telegram/1539474-kak-sdelat-bota-obratnoi-svyazi-telegram, https://vc.ru/tribuna/1656991-kak-legko-sozdat-svoego-bota-obratnoi-svyazi-v-telegram, https://dzen.ru/video/watch/67093094b3c7744490fecb15</text:p>
          </table:table-cell>
        </table:table-row>
        <table:table-row table:style-name="ro1">
          <table:table-cell office:value-type="string" calcext:value-type="string">
            <text:p>как писать телеграм ботов</text:p>
          </table:table-cell>
          <table:table-cell office:value-type="string" calcext:value-type="string">
            <text:p>как писать телеграм ботов (17)</text:p>
          </table:table-cell>
          <table:table-cell office:value-type="float" office:value="169" calcext:value-type="float">
            <text:p>169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loud/tutorials/python/chat-bot-v-telegram-kak-sozdat, https://hi-tech.mail.ru/review/117282-kak-sozdat-bota-v-telegram/, https://blog.skillfactory.ru/kak-sozdat-bota-v-telegram/, https://habr.com/ru/articles/844236/, https://core.telegram.org/bots/tutorial, https://ru.hexlet.io/blog/posts/kak-sozdat-bota-v-telegram-bolshaya-instruktsiya, https://business.yandex/prodvizhenie/kak-sozdat-chat-bota-v-telegrame/, https://skillbox.ru/media/code/telegram-bot-api/, https://timeweb.com/ru/community/articles/kak-sdelat-bot-v-telegram-dlya-obshcheniya-poshagovaya-instrukciya, https://vc.ru/services/1836022-gaid-kak-sozdat-telegram-bota-za-5-minut-bez-programmirovaniya-poshagovaya-instrukciya</text:p>
          </table:table-cell>
        </table:table-row>
        <table:table-row table:style-name="ro1">
          <table:table-cell office:value-type="string" calcext:value-type="string">
            <text:p>разработка ботов в телеграм</text:p>
          </table:table-cell>
          <table:table-cell office:value-type="string" calcext:value-type="string">
            <text:p>как писать телеграм ботов (17)</text:p>
          </table:table-cell>
          <table:table-cell office:value-type="float" office:value="101" calcext:value-type="float">
            <text:p>101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loud/tutorials/python/chat-bot-v-telegram-kak-sozdat, https://hi-tech.mail.ru/review/117282-kak-sozdat-bota-v-telegram/, https://blog.skillfactory.ru/kak-sozdat-bota-v-telegram/, https://habr.com/ru/articles/844236/, https://core.telegram.org/bots/tutorial, https://ru.hexlet.io/blog/posts/kak-sozdat-bota-v-telegram-bolshaya-instruktsiya, https://business.yandex/prodvizhenie/kak-sozdat-chat-bota-v-telegrame/, https://skillbox.ru/media/code/telegram-bot-api/, https://timeweb.com/ru/community/articles/kak-sdelat-bot-v-telegram-dlya-obshcheniya-poshagovaya-instrukciya, https://vc.ru/services/1836022-gaid-kak-sozdat-telegram-bota-za-5-minut-bez-programmirovaniya-poshagovaya-instrukciya</text:p>
          </table:table-cell>
        </table:table-row>
        <table:table-row table:style-name="ro1">
          <table:table-cell office:value-type="string" calcext:value-type="string">
            <text:p>написание телеграм бота</text:p>
          </table:table-cell>
          <table:table-cell office:value-type="string" calcext:value-type="string">
            <text:p>как писать телеграм ботов (17)</text:p>
          </table:table-cell>
          <table:table-cell office:value-type="float" office:value="100" calcext:value-type="float">
            <text:p>100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loud/tutorials/python/chat-bot-v-telegram-kak-sozdat, https://hi-tech.mail.ru/review/117282-kak-sozdat-bota-v-telegram/, https://blog.skillfactory.ru/kak-sozdat-bota-v-telegram/, https://habr.com/ru/articles/844236/, https://core.telegram.org/bots/tutorial, https://ru.hexlet.io/blog/posts/kak-sozdat-bota-v-telegram-bolshaya-instruktsiya, https://business.yandex/prodvizhenie/kak-sozdat-chat-bota-v-telegrame/, https://skillbox.ru/media/code/telegram-bot-api/, https://timeweb.com/ru/community/articles/kak-sdelat-bot-v-telegram-dlya-obshcheniya-poshagovaya-instrukciya, https://vc.ru/services/1836022-gaid-kak-sozdat-telegram-bota-za-5-minut-bez-programmirovaniya-poshagovaya-instrukciya</text:p>
          </table:table-cell>
        </table:table-row>
        <table:table-row table:style-name="ro1">
          <table:table-cell office:value-type="string" calcext:value-type="string">
            <text:p>создать чат бот в телеграм</text:p>
          </table:table-cell>
          <table:table-cell office:value-type="string" calcext:value-type="string">
            <text:p>как писать телеграм ботов (17)</text:p>
          </table:table-cell>
          <table:table-cell office:value-type="float" office:value="93" calcext:value-type="float">
            <text:p>93</text:p>
          </table:table-cell>
          <table:table-cell office:value-type="float" office:value="765" calcext:value-type="float">
            <text:p>7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loud/tutorials/python/chat-bot-v-telegram-kak-sozdat, https://hi-tech.mail.ru/review/117282-kak-sozdat-bota-v-telegram/, https://blog.skillfactory.ru/kak-sozdat-bota-v-telegram/, https://habr.com/ru/articles/844236/, https://core.telegram.org/bots/tutorial, https://ru.hexlet.io/blog/posts/kak-sozdat-bota-v-telegram-bolshaya-instruktsiya, https://business.yandex/prodvizhenie/kak-sozdat-chat-bota-v-telegrame/, https://skillbox.ru/media/code/telegram-bot-api/, https://timeweb.com/ru/community/articles/kak-sdelat-bot-v-telegram-dlya-obshcheniya-poshagovaya-instrukciya, https://vc.ru/services/1836022-gaid-kak-sozdat-telegram-bota-za-5-minut-bez-programmirovaniya-poshagovaya-instrukciya</text:p>
          </table:table-cell>
        </table:table-row>
        <table:table-row table:style-name="ro1">
          <table:table-cell office:value-type="string" calcext:value-type="string">
            <text:p>разработка чат бота в телеграм</text:p>
          </table:table-cell>
          <table:table-cell office:value-type="string" calcext:value-type="string">
            <text:p>как писать телеграм ботов (17)</text:p>
          </table:table-cell>
          <table:table-cell office:value-type="float" office:value="72" calcext:value-type="float">
            <text:p>72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loud/tutorials/python/chat-bot-v-telegram-kak-sozdat, https://hi-tech.mail.ru/review/117282-kak-sozdat-bota-v-telegram/, https://blog.skillfactory.ru/kak-sozdat-bota-v-telegram/, https://habr.com/ru/articles/844236/, https://core.telegram.org/bots/tutorial, https://ru.hexlet.io/blog/posts/kak-sozdat-bota-v-telegram-bolshaya-instruktsiya, https://business.yandex/prodvizhenie/kak-sozdat-chat-bota-v-telegrame/, https://skillbox.ru/media/code/telegram-bot-api/, https://timeweb.com/ru/community/articles/kak-sdelat-bot-v-telegram-dlya-obshcheniya-poshagovaya-instrukciya, https://vc.ru/services/1836022-gaid-kak-sozdat-telegram-bota-za-5-minut-bez-programmirovaniya-poshagovaya-instrukciya</text:p>
          </table:table-cell>
        </table:table-row>
        <table:table-row table:style-name="ro1">
          <table:table-cell office:value-type="string" calcext:value-type="string">
            <text:p>создание чат бота в телеграм</text:p>
          </table:table-cell>
          <table:table-cell office:value-type="string" calcext:value-type="string">
            <text:p>как писать телеграм ботов (17)</text:p>
          </table:table-cell>
          <table:table-cell office:value-type="float" office:value="65" calcext:value-type="float">
            <text:p>65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loud/tutorials/python/chat-bot-v-telegram-kak-sozdat, https://hi-tech.mail.ru/review/117282-kak-sozdat-bota-v-telegram/, https://blog.skillfactory.ru/kak-sozdat-bota-v-telegram/, https://habr.com/ru/articles/844236/, https://core.telegram.org/bots/tutorial, https://ru.hexlet.io/blog/posts/kak-sozdat-bota-v-telegram-bolshaya-instruktsiya, https://business.yandex/prodvizhenie/kak-sozdat-chat-bota-v-telegrame/, https://skillbox.ru/media/code/telegram-bot-api/, https://timeweb.com/ru/community/articles/kak-sdelat-bot-v-telegram-dlya-obshcheniya-poshagovaya-instrukciya, https://vc.ru/services/1836022-gaid-kak-sozdat-telegram-bota-za-5-minut-bez-programmirovaniya-poshagovaya-instrukciya</text:p>
          </table:table-cell>
        </table:table-row>
        <table:table-row table:style-name="ro1">
          <table:table-cell office:value-type="string" calcext:value-type="string">
            <text:p>телеграм бот с нуля</text:p>
          </table:table-cell>
          <table:table-cell office:value-type="string" calcext:value-type="string">
            <text:p>как писать телеграм ботов (17)</text:p>
          </table:table-cell>
          <table:table-cell office:value-type="float" office:value="41" calcext:value-type="float">
            <text:p>41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loud/tutorials/python/chat-bot-v-telegram-kak-sozdat, https://hi-tech.mail.ru/review/117282-kak-sozdat-bota-v-telegram/, https://blog.skillfactory.ru/kak-sozdat-bota-v-telegram/, https://habr.com/ru/articles/844236/, https://core.telegram.org/bots/tutorial, https://ru.hexlet.io/blog/posts/kak-sozdat-bota-v-telegram-bolshaya-instruktsiya, https://business.yandex/prodvizhenie/kak-sozdat-chat-bota-v-telegrame/, https://skillbox.ru/media/code/telegram-bot-api/, https://timeweb.com/ru/community/articles/kak-sdelat-bot-v-telegram-dlya-obshcheniya-poshagovaya-instrukciya, https://vc.ru/services/1836022-gaid-kak-sozdat-telegram-bota-za-5-minut-bez-programmirovaniya-poshagovaya-instrukciya</text:p>
          </table:table-cell>
        </table:table-row>
        <table:table-row table:style-name="ro1">
          <table:table-cell office:value-type="string" calcext:value-type="string">
            <text:p>как написать бота для телеграм</text:p>
          </table:table-cell>
          <table:table-cell office:value-type="string" calcext:value-type="string">
            <text:p>как писать телеграм ботов (17)</text:p>
          </table:table-cell>
          <table:table-cell office:value-type="float" office:value="28" calcext:value-type="float">
            <text:p>28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loud/tutorials/python/chat-bot-v-telegram-kak-sozdat, https://hi-tech.mail.ru/review/117282-kak-sozdat-bota-v-telegram/, https://blog.skillfactory.ru/kak-sozdat-bota-v-telegram/, https://habr.com/ru/articles/844236/, https://core.telegram.org/bots/tutorial, https://ru.hexlet.io/blog/posts/kak-sozdat-bota-v-telegram-bolshaya-instruktsiya, https://business.yandex/prodvizhenie/kak-sozdat-chat-bota-v-telegrame/, https://skillbox.ru/media/code/telegram-bot-api/, https://timeweb.com/ru/community/articles/kak-sdelat-bot-v-telegram-dlya-obshcheniya-poshagovaya-instrukciya, https://vc.ru/services/1836022-gaid-kak-sozdat-telegram-bota-za-5-minut-bez-programmirovaniya-poshagovaya-instrukciya</text:p>
          </table:table-cell>
        </table:table-row>
        <table:table-row table:style-name="ro1">
          <table:table-cell office:value-type="string" calcext:value-type="string">
            <text:p>схема телеграм бота</text:p>
          </table:table-cell>
          <table:table-cell office:value-type="string" calcext:value-type="string">
            <text:p>как писать телеграм ботов (17)</text:p>
          </table:table-cell>
          <table:table-cell office:value-type="float" office:value="20" calcext:value-type="float">
            <text:p>20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loud/tutorials/python/chat-bot-v-telegram-kak-sozdat, https://hi-tech.mail.ru/review/117282-kak-sozdat-bota-v-telegram/, https://blog.skillfactory.ru/kak-sozdat-bota-v-telegram/, https://habr.com/ru/articles/844236/, https://core.telegram.org/bots/tutorial, https://ru.hexlet.io/blog/posts/kak-sozdat-bota-v-telegram-bolshaya-instruktsiya, https://business.yandex/prodvizhenie/kak-sozdat-chat-bota-v-telegrame/, https://skillbox.ru/media/code/telegram-bot-api/, https://timeweb.com/ru/community/articles/kak-sdelat-bot-v-telegram-dlya-obshcheniya-poshagovaya-instrukciya, https://vc.ru/services/1836022-gaid-kak-sozdat-telegram-bota-za-5-minut-bez-programmirovaniya-poshagovaya-instrukciya</text:p>
          </table:table-cell>
        </table:table-row>
        <table:table-row table:style-name="ro1">
          <table:table-cell office:value-type="string" calcext:value-type="string">
            <text:p>написать чат бот в телеграм</text:p>
          </table:table-cell>
          <table:table-cell office:value-type="string" calcext:value-type="string">
            <text:p>как писать телеграм ботов (17)</text:p>
          </table:table-cell>
          <table:table-cell office:value-type="float" office:value="17" calcext:value-type="float">
            <text:p>17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loud/tutorials/python/chat-bot-v-telegram-kak-sozdat, https://hi-tech.mail.ru/review/117282-kak-sozdat-bota-v-telegram/, https://blog.skillfactory.ru/kak-sozdat-bota-v-telegram/, https://habr.com/ru/articles/844236/, https://core.telegram.org/bots/tutorial, https://ru.hexlet.io/blog/posts/kak-sozdat-bota-v-telegram-bolshaya-instruktsiya, https://business.yandex/prodvizhenie/kak-sozdat-chat-bota-v-telegrame/, https://skillbox.ru/media/code/telegram-bot-api/, https://timeweb.com/ru/community/articles/kak-sdelat-bot-v-telegram-dlya-obshcheniya-poshagovaya-instrukciya, https://vc.ru/services/1836022-gaid-kak-sozdat-telegram-bota-za-5-minut-bez-programmirovaniya-poshagovaya-instrukciya</text:p>
          </table:table-cell>
        </table:table-row>
        <table:table-row table:style-name="ro1">
          <table:table-cell office:value-type="string" calcext:value-type="string">
            <text:p>разработать телеграм бота</text:p>
          </table:table-cell>
          <table:table-cell office:value-type="string" calcext:value-type="string">
            <text:p>как писать телеграм ботов (17)</text:p>
          </table:table-cell>
          <table:table-cell office:value-type="float" office:value="15" calcext:value-type="float">
            <text:p>15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loud/tutorials/python/chat-bot-v-telegram-kak-sozdat, https://hi-tech.mail.ru/review/117282-kak-sozdat-bota-v-telegram/, https://blog.skillfactory.ru/kak-sozdat-bota-v-telegram/, https://habr.com/ru/articles/844236/, https://core.telegram.org/bots/tutorial, https://ru.hexlet.io/blog/posts/kak-sozdat-bota-v-telegram-bolshaya-instruktsiya, https://business.yandex/prodvizhenie/kak-sozdat-chat-bota-v-telegrame/, https://skillbox.ru/media/code/telegram-bot-api/, https://timeweb.com/ru/community/articles/kak-sdelat-bot-v-telegram-dlya-obshcheniya-poshagovaya-instrukciya, https://vc.ru/services/1836022-gaid-kak-sozdat-telegram-bota-za-5-minut-bez-programmirovaniya-poshagovaya-instrukciya</text:p>
          </table:table-cell>
        </table:table-row>
        <table:table-row table:style-name="ro1">
          <table:table-cell office:value-type="string" calcext:value-type="string">
            <text:p>телеграм бот команда start</text:p>
          </table:table-cell>
          <table:table-cell office:value-type="string" calcext:value-type="string">
            <text:p>как писать телеграм ботов (17)</text:p>
          </table:table-cell>
          <table:table-cell office:value-type="float" office:value="11" calcext:value-type="float">
            <text:p>11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loud/tutorials/python/chat-bot-v-telegram-kak-sozdat, https://hi-tech.mail.ru/review/117282-kak-sozdat-bota-v-telegram/, https://blog.skillfactory.ru/kak-sozdat-bota-v-telegram/, https://habr.com/ru/articles/844236/, https://core.telegram.org/bots/tutorial, https://ru.hexlet.io/blog/posts/kak-sozdat-bota-v-telegram-bolshaya-instruktsiya, https://business.yandex/prodvizhenie/kak-sozdat-chat-bota-v-telegrame/, https://skillbox.ru/media/code/telegram-bot-api/, https://timeweb.com/ru/community/articles/kak-sdelat-bot-v-telegram-dlya-obshcheniya-poshagovaya-instrukciya, https://vc.ru/services/1836022-gaid-kak-sozdat-telegram-bota-za-5-minut-bez-programmirovaniya-poshagovaya-instrukciya</text:p>
          </table:table-cell>
        </table:table-row>
        <table:table-row table:style-name="ro1">
          <table:table-cell office:value-type="string" calcext:value-type="string">
            <text:p>создание бота через телеграм</text:p>
          </table:table-cell>
          <table:table-cell office:value-type="string" calcext:value-type="string">
            <text:p>как писать телеграм ботов (17)</text:p>
          </table:table-cell>
          <table:table-cell office:value-type="float" office:value="9" calcext:value-type="float">
            <text:p>9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loud/tutorials/python/chat-bot-v-telegram-kak-sozdat, https://hi-tech.mail.ru/review/117282-kak-sozdat-bota-v-telegram/, https://blog.skillfactory.ru/kak-sozdat-bota-v-telegram/, https://habr.com/ru/articles/844236/, https://core.telegram.org/bots/tutorial, https://ru.hexlet.io/blog/posts/kak-sozdat-bota-v-telegram-bolshaya-instruktsiya, https://business.yandex/prodvizhenie/kak-sozdat-chat-bota-v-telegrame/, https://skillbox.ru/media/code/telegram-bot-api/, https://timeweb.com/ru/community/articles/kak-sdelat-bot-v-telegram-dlya-obshcheniya-poshagovaya-instrukciya, https://vc.ru/services/1836022-gaid-kak-sozdat-telegram-bota-za-5-minut-bez-programmirovaniya-poshagovaya-instrukciya</text:p>
          </table:table-cell>
        </table:table-row>
        <table:table-row table:style-name="ro1">
          <table:table-cell office:value-type="string" calcext:value-type="string">
            <text:p>как делать чат ботов в телеграм</text:p>
          </table:table-cell>
          <table:table-cell office:value-type="string" calcext:value-type="string">
            <text:p>как писать телеграм ботов (17)</text:p>
          </table:table-cell>
          <table:table-cell office:value-type="float" office:value="9" calcext:value-type="float">
            <text:p>9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loud/tutorials/python/chat-bot-v-telegram-kak-sozdat, https://hi-tech.mail.ru/review/117282-kak-sozdat-bota-v-telegram/, https://blog.skillfactory.ru/kak-sozdat-bota-v-telegram/, https://habr.com/ru/articles/844236/, https://core.telegram.org/bots/tutorial, https://ru.hexlet.io/blog/posts/kak-sozdat-bota-v-telegram-bolshaya-instruktsiya, https://business.yandex/prodvizhenie/kak-sozdat-chat-bota-v-telegrame/, https://skillbox.ru/media/code/telegram-bot-api/, https://timeweb.com/ru/community/articles/kak-sdelat-bot-v-telegram-dlya-obshcheniya-poshagovaya-instrukciya, https://vc.ru/services/1836022-gaid-kak-sozdat-telegram-bota-za-5-minut-bez-programmirovaniya-poshagovaya-instrukciya</text:p>
          </table:table-cell>
        </table:table-row>
        <table:table-row table:style-name="ro1">
          <table:table-cell office:value-type="string" calcext:value-type="string">
            <text:p>как сделать чат бот в телеграме</text:p>
          </table:table-cell>
          <table:table-cell office:value-type="string" calcext:value-type="string">
            <text:p>как писать телеграм ботов (17)</text:p>
          </table:table-cell>
          <table:table-cell office:value-type="float" office:value="8" calcext:value-type="float">
            <text:p>8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loud/tutorials/python/chat-bot-v-telegram-kak-sozdat, https://hi-tech.mail.ru/review/117282-kak-sozdat-bota-v-telegram/, https://blog.skillfactory.ru/kak-sozdat-bota-v-telegram/, https://habr.com/ru/articles/844236/, https://core.telegram.org/bots/tutorial, https://ru.hexlet.io/blog/posts/kak-sozdat-bota-v-telegram-bolshaya-instruktsiya, https://business.yandex/prodvizhenie/kak-sozdat-chat-bota-v-telegrame/, https://skillbox.ru/media/code/telegram-bot-api/, https://timeweb.com/ru/community/articles/kak-sdelat-bot-v-telegram-dlya-obshcheniya-poshagovaya-instrukciya, https://vc.ru/services/1836022-gaid-kak-sozdat-telegram-bota-za-5-minut-bez-programmirovaniya-poshagovaya-instrukciya</text:p>
          </table:table-cell>
        </table:table-row>
        <table:table-row table:style-name="ro1">
          <table:table-cell office:value-type="string" calcext:value-type="string">
            <text:p>чат бот в телеграм создать самому</text:p>
          </table:table-cell>
          <table:table-cell office:value-type="string" calcext:value-type="string">
            <text:p>как писать телеграм ботов (17)</text:p>
          </table:table-cell>
          <table:table-cell office:value-type="float" office:value="7" calcext:value-type="float">
            <text:p>7</text:p>
          </table:table-cell>
          <table:table-cell office:value-type="float" office:value="765" calcext:value-type="float">
            <text:p>7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loud/tutorials/python/chat-bot-v-telegram-kak-sozdat, https://hi-tech.mail.ru/review/117282-kak-sozdat-bota-v-telegram/, https://blog.skillfactory.ru/kak-sozdat-bota-v-telegram/, https://habr.com/ru/articles/844236/, https://core.telegram.org/bots/tutorial, https://ru.hexlet.io/blog/posts/kak-sozdat-bota-v-telegram-bolshaya-instruktsiya, https://business.yandex/prodvizhenie/kak-sozdat-chat-bota-v-telegrame/, https://skillbox.ru/media/code/telegram-bot-api/, https://timeweb.com/ru/community/articles/kak-sdelat-bot-v-telegram-dlya-obshcheniya-poshagovaya-instrukciya, https://vc.ru/services/1836022-gaid-kak-sozdat-telegram-bota-za-5-minut-bez-programmirovaniya-poshagovaya-instrukciya</text:p>
          </table:table-cell>
        </table:table-row>
        <table:table-row table:style-name="ro1">
          <table:table-cell office:value-type="string" calcext:value-type="string">
            <text:p>телеграм бот для создания проекта</text:p>
          </table:table-cell>
          <table:table-cell office:value-type="string" calcext:value-type="string">
            <text:p>как писать телеграм ботов (17)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loud/tutorials/python/chat-bot-v-telegram-kak-sozdat, https://hi-tech.mail.ru/review/117282-kak-sozdat-bota-v-telegram/, https://blog.skillfactory.ru/kak-sozdat-bota-v-telegram/, https://habr.com/ru/articles/844236/, https://core.telegram.org/bots/tutorial, https://ru.hexlet.io/blog/posts/kak-sozdat-bota-v-telegram-bolshaya-instruktsiya, https://business.yandex/prodvizhenie/kak-sozdat-chat-bota-v-telegrame/, https://skillbox.ru/media/code/telegram-bot-api/, https://timeweb.com/ru/community/articles/kak-sdelat-bot-v-telegram-dlya-obshcheniya-poshagovaya-instrukciya, https://vc.ru/services/1836022-gaid-kak-sozdat-telegram-bota-za-5-minut-bez-programmirovaniya-poshagovaya-instrukciya</text:p>
          </table:table-cell>
        </table:table-row>
        <table:table-row table:style-name="ro1">
          <table:table-cell office:value-type="string" calcext:value-type="string">
            <text:p>текст бот телеграм</text:p>
          </table:table-cell>
          <table:table-cell office:value-type="string" calcext:value-type="string">
            <text:p>текст бот телеграм (7)</text:p>
          </table:table-cell>
          <table:table-cell office:value-type="float" office:value="480" calcext:value-type="float">
            <text:p>480</text:p>
          </table:table-cell>
          <table:table-cell office:value-type="float" office:value="557" calcext:value-type="float">
            <text:p>5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ews.pressfeed.ru/15-telegram-botov-dlya-raboty-s-tekstom-kartinkami-postami-oplatoj-i-podpiskami/, https://dtf.ru/luchshii-rating/3253260-luchshie-boty-dlya-napisaniya-tekstov-generaciya-korrektirovka-i-sozdanie-unikalnogo-kontenta-telegram-boty, https://pikabu.ru/story/neyroseti_v_telegram_5_besplatnyikh_telegrambotov_dlya_generatsii_teksta_foto_video_12378071, https://rusability.ru/articles/ai-dlya-teksta-10-poleznih-telegram-botov-dlya-raboti-s-kontentom, https://vc.ru/life/1329866-top-6-telegram-botov-na-neirosetyah-dlya-generacii-tekstov-2024, https://text.ru/blog/10-poleznyh-telegram-botov-dlya-sozdaniya-i-obrabotki-kontenta, https://vk.com/wall-61873072_368, https://telegra.ph/88-poleznyh-veb-servisov-i-botov-v-Telegram-dlya-raboty-s-kontentom-10-19, https://www.likeni.ru/analytics/10-botov-s-neyrosetyu-v-telegrame-dlya-digital-spetsialistov/, https://t.me/goodcopy_bot</text:p>
          </table:table-cell>
        </table:table-row>
        <table:table-row table:style-name="ro1">
          <table:table-cell office:value-type="string" calcext:value-type="string">
            <text:p>бот в телеграме текст</text:p>
          </table:table-cell>
          <table:table-cell office:value-type="string" calcext:value-type="string">
            <text:p>текст бот телеграм (7)</text:p>
          </table:table-cell>
          <table:table-cell office:value-type="float" office:value="32" calcext:value-type="float">
            <text:p>32</text:p>
          </table:table-cell>
          <table:table-cell office:value-type="float" office:value="557" calcext:value-type="float">
            <text:p>5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ews.pressfeed.ru/15-telegram-botov-dlya-raboty-s-tekstom-kartinkami-postami-oplatoj-i-podpiskami/, https://dtf.ru/luchshii-rating/3253260-luchshie-boty-dlya-napisaniya-tekstov-generaciya-korrektirovka-i-sozdanie-unikalnogo-kontenta-telegram-boty, https://pikabu.ru/story/neyroseti_v_telegram_5_besplatnyikh_telegrambotov_dlya_generatsii_teksta_foto_video_12378071, https://rusability.ru/articles/ai-dlya-teksta-10-poleznih-telegram-botov-dlya-raboti-s-kontentom, https://vc.ru/life/1329866-top-6-telegram-botov-na-neirosetyah-dlya-generacii-tekstov-2024, https://text.ru/blog/10-poleznyh-telegram-botov-dlya-sozdaniya-i-obrabotki-kontenta, https://vk.com/wall-61873072_368, https://telegra.ph/88-poleznyh-veb-servisov-i-botov-v-Telegram-dlya-raboty-s-kontentom-10-19, https://www.likeni.ru/analytics/10-botov-s-neyrosetyu-v-telegrame-dlya-digital-spetsialistov/, https://t.me/goodcopy_bot</text:p>
          </table:table-cell>
        </table:table-row>
        <table:table-row table:style-name="ro1">
          <table:table-cell office:value-type="string" calcext:value-type="string">
            <text:p>бот для телеграм для редактирования</text:p>
          </table:table-cell>
          <table:table-cell office:value-type="string" calcext:value-type="string">
            <text:p>текст бот телеграм (7)</text:p>
          </table:table-cell>
          <table:table-cell office:value-type="float" office:value="15" calcext:value-type="float">
            <text:p>15</text:p>
          </table:table-cell>
          <table:table-cell office:value-type="float" office:value="557" calcext:value-type="float">
            <text:p>5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ews.pressfeed.ru/15-telegram-botov-dlya-raboty-s-tekstom-kartinkami-postami-oplatoj-i-podpiskami/, https://dtf.ru/luchshii-rating/3253260-luchshie-boty-dlya-napisaniya-tekstov-generaciya-korrektirovka-i-sozdanie-unikalnogo-kontenta-telegram-boty, https://pikabu.ru/story/neyroseti_v_telegram_5_besplatnyikh_telegrambotov_dlya_generatsii_teksta_foto_video_12378071, https://rusability.ru/articles/ai-dlya-teksta-10-poleznih-telegram-botov-dlya-raboti-s-kontentom, https://vc.ru/life/1329866-top-6-telegram-botov-na-neirosetyah-dlya-generacii-tekstov-2024, https://text.ru/blog/10-poleznyh-telegram-botov-dlya-sozdaniya-i-obrabotki-kontenta, https://vk.com/wall-61873072_368, https://telegra.ph/88-poleznyh-veb-servisov-i-botov-v-Telegram-dlya-raboty-s-kontentom-10-19, https://www.likeni.ru/analytics/10-botov-s-neyrosetyu-v-telegrame-dlya-digital-spetsialistov/, https://t.me/goodcopy_bot</text:p>
          </table:table-cell>
        </table:table-row>
        <table:table-row table:style-name="ro1">
          <table:table-cell office:value-type="string" calcext:value-type="string">
            <text:p>телеграм бот для написания текстов</text:p>
          </table:table-cell>
          <table:table-cell office:value-type="string" calcext:value-type="string">
            <text:p>текст бот телеграм (7)</text:p>
          </table:table-cell>
          <table:table-cell office:value-type="float" office:value="14" calcext:value-type="float">
            <text:p>14</text:p>
          </table:table-cell>
          <table:table-cell office:value-type="float" office:value="557" calcext:value-type="float">
            <text:p>5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ews.pressfeed.ru/15-telegram-botov-dlya-raboty-s-tekstom-kartinkami-postami-oplatoj-i-podpiskami/, https://dtf.ru/luchshii-rating/3253260-luchshie-boty-dlya-napisaniya-tekstov-generaciya-korrektirovka-i-sozdanie-unikalnogo-kontenta-telegram-boty, https://pikabu.ru/story/neyroseti_v_telegram_5_besplatnyikh_telegrambotov_dlya_generatsii_teksta_foto_video_12378071, https://rusability.ru/articles/ai-dlya-teksta-10-poleznih-telegram-botov-dlya-raboti-s-kontentom, https://vc.ru/life/1329866-top-6-telegram-botov-na-neirosetyah-dlya-generacii-tekstov-2024, https://text.ru/blog/10-poleznyh-telegram-botov-dlya-sozdaniya-i-obrabotki-kontenta, https://vk.com/wall-61873072_368, https://telegra.ph/88-poleznyh-veb-servisov-i-botov-v-Telegram-dlya-raboty-s-kontentom-10-19, https://www.likeni.ru/analytics/10-botov-s-neyrosetyu-v-telegrame-dlya-digital-spetsialistov/, https://t.me/goodcopy_bot</text:p>
          </table:table-cell>
        </table:table-row>
        <table:table-row table:style-name="ro1">
          <table:table-cell office:value-type="string" calcext:value-type="string">
            <text:p>телеграм бот написать текст</text:p>
          </table:table-cell>
          <table:table-cell office:value-type="string" calcext:value-type="string">
            <text:p>текст бот телеграм (7)</text:p>
          </table:table-cell>
          <table:table-cell office:value-type="float" office:value="7" calcext:value-type="float">
            <text:p>7</text:p>
          </table:table-cell>
          <table:table-cell office:value-type="float" office:value="557" calcext:value-type="float">
            <text:p>5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ews.pressfeed.ru/15-telegram-botov-dlya-raboty-s-tekstom-kartinkami-postami-oplatoj-i-podpiskami/, https://dtf.ru/luchshii-rating/3253260-luchshie-boty-dlya-napisaniya-tekstov-generaciya-korrektirovka-i-sozdanie-unikalnogo-kontenta-telegram-boty, https://pikabu.ru/story/neyroseti_v_telegram_5_besplatnyikh_telegrambotov_dlya_generatsii_teksta_foto_video_12378071, https://rusability.ru/articles/ai-dlya-teksta-10-poleznih-telegram-botov-dlya-raboti-s-kontentom, https://vc.ru/life/1329866-top-6-telegram-botov-na-neirosetyah-dlya-generacii-tekstov-2024, https://text.ru/blog/10-poleznyh-telegram-botov-dlya-sozdaniya-i-obrabotki-kontenta, https://vk.com/wall-61873072_368, https://telegra.ph/88-poleznyh-veb-servisov-i-botov-v-Telegram-dlya-raboty-s-kontentom-10-19, https://www.likeni.ru/analytics/10-botov-s-neyrosetyu-v-telegrame-dlya-digital-spetsialistov/, https://t.me/goodcopy_bot</text:p>
          </table:table-cell>
        </table:table-row>
        <table:table-row table:style-name="ro1">
          <table:table-cell office:value-type="string" calcext:value-type="string">
            <text:p>телеграм бот для создания текста</text:p>
          </table:table-cell>
          <table:table-cell office:value-type="string" calcext:value-type="string">
            <text:p>текст бот телеграм (7)</text:p>
          </table:table-cell>
          <table:table-cell office:value-type="float" office:value="6" calcext:value-type="float">
            <text:p>6</text:p>
          </table:table-cell>
          <table:table-cell office:value-type="float" office:value="557" calcext:value-type="float">
            <text:p>5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ews.pressfeed.ru/15-telegram-botov-dlya-raboty-s-tekstom-kartinkami-postami-oplatoj-i-podpiskami/, https://dtf.ru/luchshii-rating/3253260-luchshie-boty-dlya-napisaniya-tekstov-generaciya-korrektirovka-i-sozdanie-unikalnogo-kontenta-telegram-boty, https://pikabu.ru/story/neyroseti_v_telegram_5_besplatnyikh_telegrambotov_dlya_generatsii_teksta_foto_video_12378071, https://rusability.ru/articles/ai-dlya-teksta-10-poleznih-telegram-botov-dlya-raboti-s-kontentom, https://vc.ru/life/1329866-top-6-telegram-botov-na-neirosetyah-dlya-generacii-tekstov-2024, https://text.ru/blog/10-poleznyh-telegram-botov-dlya-sozdaniya-i-obrabotki-kontenta, https://vk.com/wall-61873072_368, https://telegra.ph/88-poleznyh-veb-servisov-i-botov-v-Telegram-dlya-raboty-s-kontentom-10-19, https://www.likeni.ru/analytics/10-botov-s-neyrosetyu-v-telegrame-dlya-digital-spetsialistov/, https://t.me/goodcopy_bot</text:p>
          </table:table-cell>
        </table:table-row>
        <table:table-row table:style-name="ro1">
          <table:table-cell office:value-type="string" calcext:value-type="string">
            <text:p>текстовый бот в телеграм</text:p>
          </table:table-cell>
          <table:table-cell office:value-type="string" calcext:value-type="string">
            <text:p>текст бот телеграм (7)</text:p>
          </table:table-cell>
          <table:table-cell office:value-type="float" office:value="3" calcext:value-type="float">
            <text:p>3</text:p>
          </table:table-cell>
          <table:table-cell office:value-type="float" office:value="557" calcext:value-type="float">
            <text:p>5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ews.pressfeed.ru/15-telegram-botov-dlya-raboty-s-tekstom-kartinkami-postami-oplatoj-i-podpiskami/, https://dtf.ru/luchshii-rating/3253260-luchshie-boty-dlya-napisaniya-tekstov-generaciya-korrektirovka-i-sozdanie-unikalnogo-kontenta-telegram-boty, https://pikabu.ru/story/neyroseti_v_telegram_5_besplatnyikh_telegrambotov_dlya_generatsii_teksta_foto_video_12378071, https://rusability.ru/articles/ai-dlya-teksta-10-poleznih-telegram-botov-dlya-raboti-s-kontentom, https://vc.ru/life/1329866-top-6-telegram-botov-na-neirosetyah-dlya-generacii-tekstov-2024, https://text.ru/blog/10-poleznyh-telegram-botov-dlya-sozdaniya-i-obrabotki-kontenta, https://vk.com/wall-61873072_368, https://telegra.ph/88-poleznyh-veb-servisov-i-botov-v-Telegram-dlya-raboty-s-kontentom-10-19, https://www.likeni.ru/analytics/10-botov-s-neyrosetyu-v-telegrame-dlya-digital-spetsialistov/, https://t.me/goodcopy_bot</text:p>
          </table:table-cell>
        </table:table-row>
        <table:table-row table:style-name="ro1">
          <table:table-cell office:value-type="string" calcext:value-type="string">
            <text:p>хостинг телеграм бота</text:p>
          </table:table-cell>
          <table:table-cell office:value-type="string" calcext:value-type="string">
            <text:p>хостинг телеграм бота (13)</text:p>
          </table:table-cell>
          <table:table-cell office:value-type="float" office:value="196" calcext:value-type="float">
            <text:p>196</text:p>
          </table:table-cell>
          <table:table-cell office:value-type="float" office:value="546" calcext:value-type="float">
            <text:p>5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1019506-kursfinder/2569092-luchshie-hostingi-dlya-telegram-bota-besplatnye-i-platnye, https://vc.ru/dev/1932737-luchshie-hostingi-dlya-telegram-botov-2025, https://pikabu.ru/story/luchshie_khostingi_dlya_telegram_bota_v_2024_godu_besplatnyie_i_platnyie_11871267, https://habr.com/ru/companies/amvera/articles/733010/, https://timeweb.com/ru/community/articles/razmeshchaem-bota-dlya-telegram-ot-vybora-hostinga-do-zapuska, https://www.directline.pro/blog/hosting-dlya-telegram-bota/, https://otzyvmarketing.ru/articles/hostingi-dlya-telegram-bota/, https://www.pella.app/free-telegram-bot-hosting, https://help.reg.ru/support/servery-vps/oblachnyye-servery/zakaz-i-upravleniye-uslugoy-oblachnyye-servery/kak-vybrat-hosting-dlya-telegram-bota, https://timeweb.cloud/tutorials/servers/kak-sozdat-telegram-bota-na-oblachnom-servere</text:p>
          </table:table-cell>
        </table:table-row>
        <table:table-row table:style-name="ro1">
          <table:table-cell office:value-type="string" calcext:value-type="string">
            <text:p>сервер для телеграм бота</text:p>
          </table:table-cell>
          <table:table-cell office:value-type="string" calcext:value-type="string">
            <text:p>хостинг телеграм бота (13)</text:p>
          </table:table-cell>
          <table:table-cell office:value-type="float" office:value="117" calcext:value-type="float">
            <text:p>117</text:p>
          </table:table-cell>
          <table:table-cell office:value-type="float" office:value="546" calcext:value-type="float">
            <text:p>5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1019506-kursfinder/2569092-luchshie-hostingi-dlya-telegram-bota-besplatnye-i-platnye, https://vc.ru/dev/1932737-luchshie-hostingi-dlya-telegram-botov-2025, https://pikabu.ru/story/luchshie_khostingi_dlya_telegram_bota_v_2024_godu_besplatnyie_i_platnyie_11871267, https://habr.com/ru/companies/amvera/articles/733010/, https://timeweb.com/ru/community/articles/razmeshchaem-bota-dlya-telegram-ot-vybora-hostinga-do-zapuska, https://www.directline.pro/blog/hosting-dlya-telegram-bota/, https://otzyvmarketing.ru/articles/hostingi-dlya-telegram-bota/, https://www.pella.app/free-telegram-bot-hosting, https://help.reg.ru/support/servery-vps/oblachnyye-servery/zakaz-i-upravleniye-uslugoy-oblachnyye-servery/kak-vybrat-hosting-dlya-telegram-bota, https://timeweb.cloud/tutorials/servers/kak-sozdat-telegram-bota-na-oblachnom-servere</text:p>
          </table:table-cell>
        </table:table-row>
        <table:table-row table:style-name="ro1">
          <table:table-cell office:value-type="string" calcext:value-type="string">
            <text:p>разместить телеграм бота</text:p>
          </table:table-cell>
          <table:table-cell office:value-type="string" calcext:value-type="string">
            <text:p>хостинг телеграм бота (13)</text:p>
          </table:table-cell>
          <table:table-cell office:value-type="float" office:value="48" calcext:value-type="float">
            <text:p>48</text:p>
          </table:table-cell>
          <table:table-cell office:value-type="float" office:value="546" calcext:value-type="float">
            <text:p>5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1019506-kursfinder/2569092-luchshie-hostingi-dlya-telegram-bota-besplatnye-i-platnye, https://vc.ru/dev/1932737-luchshie-hostingi-dlya-telegram-botov-2025, https://pikabu.ru/story/luchshie_khostingi_dlya_telegram_bota_v_2024_godu_besplatnyie_i_platnyie_11871267, https://habr.com/ru/companies/amvera/articles/733010/, https://timeweb.com/ru/community/articles/razmeshchaem-bota-dlya-telegram-ot-vybora-hostinga-do-zapuska, https://www.directline.pro/blog/hosting-dlya-telegram-bota/, https://otzyvmarketing.ru/articles/hostingi-dlya-telegram-bota/, https://www.pella.app/free-telegram-bot-hosting, https://help.reg.ru/support/servery-vps/oblachnyye-servery/zakaz-i-upravleniye-uslugoy-oblachnyye-servery/kak-vybrat-hosting-dlya-telegram-bota, https://timeweb.cloud/tutorials/servers/kak-sozdat-telegram-bota-na-oblachnom-servere</text:p>
          </table:table-cell>
        </table:table-row>
        <table:table-row table:style-name="ro1">
          <table:table-cell office:value-type="string" calcext:value-type="string">
            <text:p>бесплатный сервер для телеграм бота</text:p>
          </table:table-cell>
          <table:table-cell office:value-type="string" calcext:value-type="string">
            <text:p>хостинг телеграм бота (13)</text:p>
          </table:table-cell>
          <table:table-cell office:value-type="float" office:value="33" calcext:value-type="float">
            <text:p>33</text:p>
          </table:table-cell>
          <table:table-cell office:value-type="float" office:value="546" calcext:value-type="float">
            <text:p>5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1019506-kursfinder/2569092-luchshie-hostingi-dlya-telegram-bota-besplatnye-i-platnye, https://vc.ru/dev/1932737-luchshie-hostingi-dlya-telegram-botov-2025, https://pikabu.ru/story/luchshie_khostingi_dlya_telegram_bota_v_2024_godu_besplatnyie_i_platnyie_11871267, https://habr.com/ru/companies/amvera/articles/733010/, https://timeweb.com/ru/community/articles/razmeshchaem-bota-dlya-telegram-ot-vybora-hostinga-do-zapuska, https://www.directline.pro/blog/hosting-dlya-telegram-bota/, https://otzyvmarketing.ru/articles/hostingi-dlya-telegram-bota/, https://www.pella.app/free-telegram-bot-hosting, https://help.reg.ru/support/servery-vps/oblachnyye-servery/zakaz-i-upravleniye-uslugoy-oblachnyye-servery/kak-vybrat-hosting-dlya-telegram-bota, https://timeweb.cloud/tutorials/servers/kak-sozdat-telegram-bota-na-oblachnom-servere</text:p>
          </table:table-cell>
        </table:table-row>
        <table:table-row table:style-name="ro1">
          <table:table-cell office:value-type="string" calcext:value-type="string">
            <text:p>бесплатный хостинг для телеграм бота</text:p>
          </table:table-cell>
          <table:table-cell office:value-type="string" calcext:value-type="string">
            <text:p>хостинг телеграм бота (13)</text:p>
          </table:table-cell>
          <table:table-cell office:value-type="float" office:value="28" calcext:value-type="float">
            <text:p>28</text:p>
          </table:table-cell>
          <table:table-cell office:value-type="float" office:value="546" calcext:value-type="float">
            <text:p>5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1019506-kursfinder/2569092-luchshie-hostingi-dlya-telegram-bota-besplatnye-i-platnye, https://vc.ru/dev/1932737-luchshie-hostingi-dlya-telegram-botov-2025, https://pikabu.ru/story/luchshie_khostingi_dlya_telegram_bota_v_2024_godu_besplatnyie_i_platnyie_11871267, https://habr.com/ru/companies/amvera/articles/733010/, https://timeweb.com/ru/community/articles/razmeshchaem-bota-dlya-telegram-ot-vybora-hostinga-do-zapuska, https://www.directline.pro/blog/hosting-dlya-telegram-bota/, https://otzyvmarketing.ru/articles/hostingi-dlya-telegram-bota/, https://www.pella.app/free-telegram-bot-hosting, https://help.reg.ru/support/servery-vps/oblachnyye-servery/zakaz-i-upravleniye-uslugoy-oblachnyye-servery/kak-vybrat-hosting-dlya-telegram-bota, https://timeweb.cloud/tutorials/servers/kak-sozdat-telegram-bota-na-oblachnom-servere</text:p>
          </table:table-cell>
        </table:table-row>
        <table:table-row table:style-name="ro1">
          <table:table-cell office:value-type="string" calcext:value-type="string">
            <text:p>хост для телеграм бота</text:p>
          </table:table-cell>
          <table:table-cell office:value-type="string" calcext:value-type="string">
            <text:p>хостинг телеграм бота (13)</text:p>
          </table:table-cell>
          <table:table-cell office:value-type="float" office:value="27" calcext:value-type="float">
            <text:p>27</text:p>
          </table:table-cell>
          <table:table-cell office:value-type="float" office:value="546" calcext:value-type="float">
            <text:p>5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1019506-kursfinder/2569092-luchshie-hostingi-dlya-telegram-bota-besplatnye-i-platnye, https://vc.ru/dev/1932737-luchshie-hostingi-dlya-telegram-botov-2025, https://pikabu.ru/story/luchshie_khostingi_dlya_telegram_bota_v_2024_godu_besplatnyie_i_platnyie_11871267, https://habr.com/ru/companies/amvera/articles/733010/, https://timeweb.com/ru/community/articles/razmeshchaem-bota-dlya-telegram-ot-vybora-hostinga-do-zapuska, https://www.directline.pro/blog/hosting-dlya-telegram-bota/, https://otzyvmarketing.ru/articles/hostingi-dlya-telegram-bota/, https://www.pella.app/free-telegram-bot-hosting, https://help.reg.ru/support/servery-vps/oblachnyye-servery/zakaz-i-upravleniye-uslugoy-oblachnyye-servery/kak-vybrat-hosting-dlya-telegram-bota, https://timeweb.cloud/tutorials/servers/kak-sozdat-telegram-bota-na-oblachnom-servere</text:p>
          </table:table-cell>
        </table:table-row>
        <table:table-row table:style-name="ro1">
          <table:table-cell office:value-type="string" calcext:value-type="string">
            <text:p>боты аренда телеграм</text:p>
          </table:table-cell>
          <table:table-cell office:value-type="string" calcext:value-type="string">
            <text:p>хостинг телеграм бота (13)</text:p>
          </table:table-cell>
          <table:table-cell office:value-type="float" office:value="22" calcext:value-type="float">
            <text:p>22</text:p>
          </table:table-cell>
          <table:table-cell office:value-type="float" office:value="546" calcext:value-type="float">
            <text:p>54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1019506-kursfinder/2569092-luchshie-hostingi-dlya-telegram-bota-besplatnye-i-platnye, https://vc.ru/dev/1932737-luchshie-hostingi-dlya-telegram-botov-2025, https://pikabu.ru/story/luchshie_khostingi_dlya_telegram_bota_v_2024_godu_besplatnyie_i_platnyie_11871267, https://habr.com/ru/companies/amvera/articles/733010/, https://timeweb.com/ru/community/articles/razmeshchaem-bota-dlya-telegram-ot-vybora-hostinga-do-zapuska, https://www.directline.pro/blog/hosting-dlya-telegram-bota/, https://otzyvmarketing.ru/articles/hostingi-dlya-telegram-bota/, https://www.pella.app/free-telegram-bot-hosting, https://help.reg.ru/support/servery-vps/oblachnyye-servery/zakaz-i-upravleniye-uslugoy-oblachnyye-servery/kak-vybrat-hosting-dlya-telegram-bota, https://timeweb.cloud/tutorials/servers/kak-sozdat-telegram-bota-na-oblachnom-servere</text:p>
          </table:table-cell>
        </table:table-row>
        <table:table-row table:style-name="ro1">
          <table:table-cell office:value-type="string" calcext:value-type="string">
            <text:p>бесплатный хостинг телеграм бота python</text:p>
          </table:table-cell>
          <table:table-cell office:value-type="string" calcext:value-type="string">
            <text:p>хостинг телеграм бота (13)</text:p>
          </table:table-cell>
          <table:table-cell office:value-type="float" office:value="16" calcext:value-type="float">
            <text:p>16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1019506-kursfinder/2569092-luchshie-hostingi-dlya-telegram-bota-besplatnye-i-platnye, https://vc.ru/dev/1932737-luchshie-hostingi-dlya-telegram-botov-2025, https://pikabu.ru/story/luchshie_khostingi_dlya_telegram_bota_v_2024_godu_besplatnyie_i_platnyie_11871267, https://habr.com/ru/companies/amvera/articles/733010/, https://timeweb.com/ru/community/articles/razmeshchaem-bota-dlya-telegram-ot-vybora-hostinga-do-zapuska, https://www.directline.pro/blog/hosting-dlya-telegram-bota/, https://otzyvmarketing.ru/articles/hostingi-dlya-telegram-bota/, https://www.pella.app/free-telegram-bot-hosting, https://help.reg.ru/support/servery-vps/oblachnyye-servery/zakaz-i-upravleniye-uslugoy-oblachnyye-servery/kak-vybrat-hosting-dlya-telegram-bota, https://timeweb.cloud/tutorials/servers/kak-sozdat-telegram-bota-na-oblachnom-servere</text:p>
          </table:table-cell>
        </table:table-row>
        <table:table-row table:style-name="ro1">
          <table:table-cell office:value-type="string" calcext:value-type="string">
            <text:p>timeweb телеграм бот</text:p>
          </table:table-cell>
          <table:table-cell office:value-type="string" calcext:value-type="string">
            <text:p>хостинг телеграм бота (13)</text:p>
          </table:table-cell>
          <table:table-cell office:value-type="float" office:value="15" calcext:value-type="float">
            <text:p>15</text:p>
          </table:table-cell>
          <table:table-cell office:value-type="float" office:value="546" calcext:value-type="float">
            <text:p>5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1019506-kursfinder/2569092-luchshie-hostingi-dlya-telegram-bota-besplatnye-i-platnye, https://vc.ru/dev/1932737-luchshie-hostingi-dlya-telegram-botov-2025, https://pikabu.ru/story/luchshie_khostingi_dlya_telegram_bota_v_2024_godu_besplatnyie_i_platnyie_11871267, https://habr.com/ru/companies/amvera/articles/733010/, https://timeweb.com/ru/community/articles/razmeshchaem-bota-dlya-telegram-ot-vybora-hostinga-do-zapuska, https://www.directline.pro/blog/hosting-dlya-telegram-bota/, https://otzyvmarketing.ru/articles/hostingi-dlya-telegram-bota/, https://www.pella.app/free-telegram-bot-hosting, https://help.reg.ru/support/servery-vps/oblachnyye-servery/zakaz-i-upravleniye-uslugoy-oblachnyye-servery/kak-vybrat-hosting-dlya-telegram-bota, https://timeweb.cloud/tutorials/servers/kak-sozdat-telegram-bota-na-oblachnom-servere</text:p>
          </table:table-cell>
        </table:table-row>
        <table:table-row table:style-name="ro1">
          <table:table-cell office:value-type="string" calcext:value-type="string">
            <text:p>аренда сервера для бота телеграм</text:p>
          </table:table-cell>
          <table:table-cell office:value-type="string" calcext:value-type="string">
            <text:p>хостинг телеграм бота (13)</text:p>
          </table:table-cell>
          <table:table-cell office:value-type="float" office:value="12" calcext:value-type="float">
            <text:p>12</text:p>
          </table:table-cell>
          <table:table-cell office:value-type="float" office:value="546" calcext:value-type="float">
            <text:p>5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1019506-kursfinder/2569092-luchshie-hostingi-dlya-telegram-bota-besplatnye-i-platnye, https://vc.ru/dev/1932737-luchshie-hostingi-dlya-telegram-botov-2025, https://pikabu.ru/story/luchshie_khostingi_dlya_telegram_bota_v_2024_godu_besplatnyie_i_platnyie_11871267, https://habr.com/ru/companies/amvera/articles/733010/, https://timeweb.com/ru/community/articles/razmeshchaem-bota-dlya-telegram-ot-vybora-hostinga-do-zapuska, https://www.directline.pro/blog/hosting-dlya-telegram-bota/, https://otzyvmarketing.ru/articles/hostingi-dlya-telegram-bota/, https://www.pella.app/free-telegram-bot-hosting, https://help.reg.ru/support/servery-vps/oblachnyye-servery/zakaz-i-upravleniye-uslugoy-oblachnyye-servery/kak-vybrat-hosting-dlya-telegram-bota, https://timeweb.cloud/tutorials/servers/kak-sozdat-telegram-bota-na-oblachnom-servere</text:p>
          </table:table-cell>
        </table:table-row>
        <table:table-row table:style-name="ro1">
          <table:table-cell office:value-type="string" calcext:value-type="string">
            <text:p>бесплатный хост телеграм бота</text:p>
          </table:table-cell>
          <table:table-cell office:value-type="string" calcext:value-type="string">
            <text:p>хостинг телеграм бота (13)</text:p>
          </table:table-cell>
          <table:table-cell office:value-type="float" office:value="11" calcext:value-type="float">
            <text:p>11</text:p>
          </table:table-cell>
          <table:table-cell office:value-type="float" office:value="546" calcext:value-type="float">
            <text:p>5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1019506-kursfinder/2569092-luchshie-hostingi-dlya-telegram-bota-besplatnye-i-platnye, https://vc.ru/dev/1932737-luchshie-hostingi-dlya-telegram-botov-2025, https://pikabu.ru/story/luchshie_khostingi_dlya_telegram_bota_v_2024_godu_besplatnyie_i_platnyie_11871267, https://habr.com/ru/companies/amvera/articles/733010/, https://timeweb.com/ru/community/articles/razmeshchaem-bota-dlya-telegram-ot-vybora-hostinga-do-zapuska, https://www.directline.pro/blog/hosting-dlya-telegram-bota/, https://otzyvmarketing.ru/articles/hostingi-dlya-telegram-bota/, https://www.pella.app/free-telegram-bot-hosting, https://help.reg.ru/support/servery-vps/oblachnyye-servery/zakaz-i-upravleniye-uslugoy-oblachnyye-servery/kak-vybrat-hosting-dlya-telegram-bota, https://timeweb.cloud/tutorials/servers/kak-sozdat-telegram-bota-na-oblachnom-servere</text:p>
          </table:table-cell>
        </table:table-row>
        <table:table-row table:style-name="ro1">
          <table:table-cell office:value-type="string" calcext:value-type="string">
            <text:p>vps для телеграм бота</text:p>
          </table:table-cell>
          <table:table-cell office:value-type="string" calcext:value-type="string">
            <text:p>хостинг телеграм бота (13)</text:p>
          </table:table-cell>
          <table:table-cell office:value-type="float" office:value="11" calcext:value-type="float">
            <text:p>11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1019506-kursfinder/2569092-luchshie-hostingi-dlya-telegram-bota-besplatnye-i-platnye, https://vc.ru/dev/1932737-luchshie-hostingi-dlya-telegram-botov-2025, https://pikabu.ru/story/luchshie_khostingi_dlya_telegram_bota_v_2024_godu_besplatnyie_i_platnyie_11871267, https://habr.com/ru/companies/amvera/articles/733010/, https://timeweb.com/ru/community/articles/razmeshchaem-bota-dlya-telegram-ot-vybora-hostinga-do-zapuska, https://www.directline.pro/blog/hosting-dlya-telegram-bota/, https://otzyvmarketing.ru/articles/hostingi-dlya-telegram-bota/, https://www.pella.app/free-telegram-bot-hosting, https://help.reg.ru/support/servery-vps/oblachnyye-servery/zakaz-i-upravleniye-uslugoy-oblachnyye-servery/kak-vybrat-hosting-dlya-telegram-bota, https://timeweb.cloud/tutorials/servers/kak-sozdat-telegram-bota-na-oblachnom-servere</text:p>
          </table:table-cell>
        </table:table-row>
        <table:table-row table:style-name="ro1">
          <table:table-cell office:value-type="string" calcext:value-type="string">
            <text:p>бесплатные хосты для телеграм ботов</text:p>
          </table:table-cell>
          <table:table-cell office:value-type="string" calcext:value-type="string">
            <text:p>хостинг телеграм бота (13)</text:p>
          </table:table-cell>
          <table:table-cell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1019506-kursfinder/2569092-luchshie-hostingi-dlya-telegram-bota-besplatnye-i-platnye, https://vc.ru/dev/1932737-luchshie-hostingi-dlya-telegram-botov-2025, https://pikabu.ru/story/luchshie_khostingi_dlya_telegram_bota_v_2024_godu_besplatnyie_i_platnyie_11871267, https://habr.com/ru/companies/amvera/articles/733010/, https://timeweb.com/ru/community/articles/razmeshchaem-bota-dlya-telegram-ot-vybora-hostinga-do-zapuska, https://www.directline.pro/blog/hosting-dlya-telegram-bota/, https://otzyvmarketing.ru/articles/hostingi-dlya-telegram-bota/, https://www.pella.app/free-telegram-bot-hosting, https://help.reg.ru/support/servery-vps/oblachnyye-servery/zakaz-i-upravleniye-uslugoy-oblachnyye-servery/kak-vybrat-hosting-dlya-telegram-bota, https://timeweb.cloud/tutorials/servers/kak-sozdat-telegram-bota-na-oblachnom-servere</text:p>
          </table:table-cell>
        </table:table-row>
        <table:table-row table:style-name="ro1">
          <table:table-cell office:value-type="string" calcext:value-type="string">
            <text:p>телеграм бот чат gpt</text:p>
          </table:table-cell>
          <table:table-cell office:value-type="string" calcext:value-type="string">
            <text:p>телеграм бот чат gpt (11)</text:p>
          </table:table-cell>
          <table:table-cell office:value-type="float" office:value="101" calcext:value-type="float">
            <text:p>101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kak-sozdat-telegram-bota-na-osnove-chatgpt/, https://otzyvmarketing.ru/articles/boty-chatgpt-v-telegram/, https://dzen.ru/a/Y_chPSCGcVQwiMfC, https://kod.ru/chatgpt-telegram-bot, https://t.me/ChatGPT_General_Bot, https://smmplanner.com/blog/kak-sozdat-svoiegho-tielieghram-bota-s-chatgpt/, https://pikabu.ru/story/besplatnyiy_chat_gpt_v_telegram_top15_botov_2025_goda_s_neyrosetyami_grok_chat_gpt_45_na_russkom_yazyike_12599571, https://dtf.ru/u/2257804-radmil-ismagilov/3313019-obzor-chat-botov-chatgpt-v-telegram-kakoi-vybrat, https://habr.com/ru/articles/743706/, https://habr.com/ru/articles/851240/</text:p>
          </table:table-cell>
        </table:table-row>
        <table:table-row table:style-name="ro1">
          <table:table-cell office:value-type="string" calcext:value-type="string">
            <text:p>телеграм бот chatgpt</text:p>
          </table:table-cell>
          <table:table-cell office:value-type="string" calcext:value-type="string">
            <text:p>телеграм бот чат gpt (11)</text:p>
          </table:table-cell>
          <table:table-cell office:value-type="float" office:value="96" calcext:value-type="float">
            <text:p>96</text:p>
          </table:table-cell>
          <table:table-cell office:value-type="float" office:value="499" calcext:value-type="float">
            <text:p>4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kak-sozdat-telegram-bota-na-osnove-chatgpt/, https://otzyvmarketing.ru/articles/boty-chatgpt-v-telegram/, https://dzen.ru/a/Y_chPSCGcVQwiMfC, https://kod.ru/chatgpt-telegram-bot, https://t.me/ChatGPT_General_Bot, https://smmplanner.com/blog/kak-sozdat-svoiegho-tielieghram-bota-s-chatgpt/, https://pikabu.ru/story/besplatnyiy_chat_gpt_v_telegram_top15_botov_2025_goda_s_neyrosetyami_grok_chat_gpt_45_na_russkom_yazyike_12599571, https://dtf.ru/u/2257804-radmil-ismagilov/3313019-obzor-chat-botov-chatgpt-v-telegram-kakoi-vybrat, https://habr.com/ru/articles/743706/, https://habr.com/ru/articles/851240/</text:p>
          </table:table-cell>
        </table:table-row>
        <table:table-row table:style-name="ro1">
          <table:table-cell office:value-type="string" calcext:value-type="string">
            <text:p>gpt бот в телеграм</text:p>
          </table:table-cell>
          <table:table-cell office:value-type="string" calcext:value-type="string">
            <text:p>телеграм бот чат gpt (11)</text:p>
          </table:table-cell>
          <table:table-cell office:value-type="float" office:value="95" calcext:value-type="float">
            <text:p>95</text:p>
          </table:table-cell>
          <table:table-cell office:value-type="float" office:value="499" calcext:value-type="float">
            <text:p>4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kak-sozdat-telegram-bota-na-osnove-chatgpt/, https://otzyvmarketing.ru/articles/boty-chatgpt-v-telegram/, https://dzen.ru/a/Y_chPSCGcVQwiMfC, https://kod.ru/chatgpt-telegram-bot, https://t.me/ChatGPT_General_Bot, https://smmplanner.com/blog/kak-sozdat-svoiegho-tielieghram-bota-s-chatgpt/, https://pikabu.ru/story/besplatnyiy_chat_gpt_v_telegram_top15_botov_2025_goda_s_neyrosetyami_grok_chat_gpt_45_na_russkom_yazyike_12599571, https://dtf.ru/u/2257804-radmil-ismagilov/3313019-obzor-chat-botov-chatgpt-v-telegram-kakoi-vybrat, https://habr.com/ru/articles/743706/, https://habr.com/ru/articles/851240/</text:p>
          </table:table-cell>
        </table:table-row>
        <table:table-row table:style-name="ro1">
          <table:table-cell office:value-type="string" calcext:value-type="string">
            <text:p>chat gpt телеграм бот</text:p>
          </table:table-cell>
          <table:table-cell office:value-type="string" calcext:value-type="string">
            <text:p>телеграм бот чат gpt (11)</text:p>
          </table:table-cell>
          <table:table-cell office:value-type="float" office:value="50" calcext:value-type="float">
            <text:p>50</text:p>
          </table:table-cell>
          <table:table-cell office:value-type="float" office:value="499" calcext:value-type="float">
            <text:p>4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kak-sozdat-telegram-bota-na-osnove-chatgpt/, https://otzyvmarketing.ru/articles/boty-chatgpt-v-telegram/, https://dzen.ru/a/Y_chPSCGcVQwiMfC, https://kod.ru/chatgpt-telegram-bot, https://t.me/ChatGPT_General_Bot, https://smmplanner.com/blog/kak-sozdat-svoiegho-tielieghram-bota-s-chatgpt/, https://pikabu.ru/story/besplatnyiy_chat_gpt_v_telegram_top15_botov_2025_goda_s_neyrosetyami_grok_chat_gpt_45_na_russkom_yazyike_12599571, https://dtf.ru/u/2257804-radmil-ismagilov/3313019-obzor-chat-botov-chatgpt-v-telegram-kakoi-vybrat, https://habr.com/ru/articles/743706/, https://habr.com/ru/articles/851240/</text:p>
          </table:table-cell>
        </table:table-row>
        <table:table-row table:style-name="ro1">
          <table:table-cell office:value-type="string" calcext:value-type="string">
            <text:p>гпт чат бот телеграм</text:p>
          </table:table-cell>
          <table:table-cell office:value-type="string" calcext:value-type="string">
            <text:p>телеграм бот чат gpt (11)</text:p>
          </table:table-cell>
          <table:table-cell office:value-type="float" office:value="34" calcext:value-type="float">
            <text:p>34</text:p>
          </table:table-cell>
          <table:table-cell office:value-type="float" office:value="499" calcext:value-type="float">
            <text:p>4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kak-sozdat-telegram-bota-na-osnove-chatgpt/, https://otzyvmarketing.ru/articles/boty-chatgpt-v-telegram/, https://dzen.ru/a/Y_chPSCGcVQwiMfC, https://kod.ru/chatgpt-telegram-bot, https://t.me/ChatGPT_General_Bot, https://smmplanner.com/blog/kak-sozdat-svoiegho-tielieghram-bota-s-chatgpt/, https://pikabu.ru/story/besplatnyiy_chat_gpt_v_telegram_top15_botov_2025_goda_s_neyrosetyami_grok_chat_gpt_45_na_russkom_yazyike_12599571, https://dtf.ru/u/2257804-radmil-ismagilov/3313019-obzor-chat-botov-chatgpt-v-telegram-kakoi-vybrat, https://habr.com/ru/articles/743706/, https://habr.com/ru/articles/851240/</text:p>
          </table:table-cell>
        </table:table-row>
        <table:table-row table:style-name="ro1">
          <table:table-cell office:value-type="string" calcext:value-type="string">
            <text:p>бот джипити в телеграм</text:p>
          </table:table-cell>
          <table:table-cell office:value-type="string" calcext:value-type="string">
            <text:p>телеграм бот чат gpt (11)</text:p>
          </table:table-cell>
          <table:table-cell office:value-type="float" office:value="33" calcext:value-type="float">
            <text:p>33</text:p>
          </table:table-cell>
          <table:table-cell office:value-type="float" office:value="499" calcext:value-type="float">
            <text:p>4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kak-sozdat-telegram-bota-na-osnove-chatgpt/, https://otzyvmarketing.ru/articles/boty-chatgpt-v-telegram/, https://dzen.ru/a/Y_chPSCGcVQwiMfC, https://kod.ru/chatgpt-telegram-bot, https://t.me/ChatGPT_General_Bot, https://smmplanner.com/blog/kak-sozdat-svoiegho-tielieghram-bota-s-chatgpt/, https://pikabu.ru/story/besplatnyiy_chat_gpt_v_telegram_top15_botov_2025_goda_s_neyrosetyami_grok_chat_gpt_45_na_russkom_yazyike_12599571, https://dtf.ru/u/2257804-radmil-ismagilov/3313019-obzor-chat-botov-chatgpt-v-telegram-kakoi-vybrat, https://habr.com/ru/articles/743706/, https://habr.com/ru/articles/851240/</text:p>
          </table:table-cell>
        </table:table-row>
        <table:table-row table:style-name="ro1">
          <table:table-cell office:value-type="string" calcext:value-type="string">
            <text:p>джипити бот телеграм бесплатный</text:p>
          </table:table-cell>
          <table:table-cell office:value-type="string" calcext:value-type="string">
            <text:p>телеграм бот чат gpt (11)</text:p>
          </table:table-cell>
          <table:table-cell office:value-type="float" office:value="33" calcext:value-type="float">
            <text:p>33</text:p>
          </table:table-cell>
          <table:table-cell office:value-type="float" office:value="499" calcext:value-type="float">
            <text:p>49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kak-sozdat-telegram-bota-na-osnove-chatgpt/, https://otzyvmarketing.ru/articles/boty-chatgpt-v-telegram/, https://dzen.ru/a/Y_chPSCGcVQwiMfC, https://kod.ru/chatgpt-telegram-bot, https://t.me/ChatGPT_General_Bot, https://smmplanner.com/blog/kak-sozdat-svoiegho-tielieghram-bota-s-chatgpt/, https://pikabu.ru/story/besplatnyiy_chat_gpt_v_telegram_top15_botov_2025_goda_s_neyrosetyami_grok_chat_gpt_45_na_russkom_yazyike_12599571, https://dtf.ru/u/2257804-radmil-ismagilov/3313019-obzor-chat-botov-chatgpt-v-telegram-kakoi-vybrat, https://habr.com/ru/articles/743706/, https://habr.com/ru/articles/851240/</text:p>
          </table:table-cell>
        </table:table-row>
        <table:table-row table:style-name="ro1">
          <table:table-cell office:value-type="string" calcext:value-type="string">
            <text:p>чат джипити в телеграм бот</text:p>
          </table:table-cell>
          <table:table-cell office:value-type="string" calcext:value-type="string">
            <text:p>телеграм бот чат gpt (11)</text:p>
          </table:table-cell>
          <table:table-cell office:value-type="float" office:value="26" calcext:value-type="float">
            <text:p>26</text:p>
          </table:table-cell>
          <table:table-cell office:value-type="float" office:value="499" calcext:value-type="float">
            <text:p>4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kak-sozdat-telegram-bota-na-osnove-chatgpt/, https://otzyvmarketing.ru/articles/boty-chatgpt-v-telegram/, https://dzen.ru/a/Y_chPSCGcVQwiMfC, https://kod.ru/chatgpt-telegram-bot, https://t.me/ChatGPT_General_Bot, https://smmplanner.com/blog/kak-sozdat-svoiegho-tielieghram-bota-s-chatgpt/, https://pikabu.ru/story/besplatnyiy_chat_gpt_v_telegram_top15_botov_2025_goda_s_neyrosetyami_grok_chat_gpt_45_na_russkom_yazyike_12599571, https://dtf.ru/u/2257804-radmil-ismagilov/3313019-obzor-chat-botov-chatgpt-v-telegram-kakoi-vybrat, https://habr.com/ru/articles/743706/, https://habr.com/ru/articles/851240/</text:p>
          </table:table-cell>
        </table:table-row>
        <table:table-row table:style-name="ro1">
          <table:table-cell office:value-type="string" calcext:value-type="string">
            <text:p>подключить gpt к телеграм боту</text:p>
          </table:table-cell>
          <table:table-cell office:value-type="string" calcext:value-type="string">
            <text:p>телеграм бот чат gpt (11)</text:p>
          </table:table-cell>
          <table:table-cell office:value-type="float" office:value="15" calcext:value-type="float">
            <text:p>15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kak-sozdat-telegram-bota-na-osnove-chatgpt/, https://otzyvmarketing.ru/articles/boty-chatgpt-v-telegram/, https://dzen.ru/a/Y_chPSCGcVQwiMfC, https://kod.ru/chatgpt-telegram-bot, https://t.me/ChatGPT_General_Bot, https://smmplanner.com/blog/kak-sozdat-svoiegho-tielieghram-bota-s-chatgpt/, https://pikabu.ru/story/besplatnyiy_chat_gpt_v_telegram_top15_botov_2025_goda_s_neyrosetyami_grok_chat_gpt_45_na_russkom_yazyike_12599571, https://dtf.ru/u/2257804-radmil-ismagilov/3313019-obzor-chat-botov-chatgpt-v-telegram-kakoi-vybrat, https://habr.com/ru/articles/743706/, https://habr.com/ru/articles/851240/</text:p>
          </table:table-cell>
        </table:table-row>
        <table:table-row table:style-name="ro1">
          <table:table-cell office:value-type="string" calcext:value-type="string">
            <text:p>gpt нейросеть телеграм бот</text:p>
          </table:table-cell>
          <table:table-cell office:value-type="string" calcext:value-type="string">
            <text:p>телеграм бот чат gpt (11)</text:p>
          </table:table-cell>
          <table:table-cell office:value-type="float" office:value="8" calcext:value-type="float">
            <text:p>8</text:p>
          </table:table-cell>
          <table:table-cell office:value-type="float" office:value="499" calcext:value-type="float">
            <text:p>4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kak-sozdat-telegram-bota-na-osnove-chatgpt/, https://otzyvmarketing.ru/articles/boty-chatgpt-v-telegram/, https://dzen.ru/a/Y_chPSCGcVQwiMfC, https://kod.ru/chatgpt-telegram-bot, https://t.me/ChatGPT_General_Bot, https://smmplanner.com/blog/kak-sozdat-svoiegho-tielieghram-bota-s-chatgpt/, https://pikabu.ru/story/besplatnyiy_chat_gpt_v_telegram_top15_botov_2025_goda_s_neyrosetyami_grok_chat_gpt_45_na_russkom_yazyike_12599571, https://dtf.ru/u/2257804-radmil-ismagilov/3313019-obzor-chat-botov-chatgpt-v-telegram-kakoi-vybrat, https://habr.com/ru/articles/743706/, https://habr.com/ru/articles/851240/</text:p>
          </table:table-cell>
        </table:table-row>
        <table:table-row table:style-name="ro1">
          <table:table-cell office:value-type="string" calcext:value-type="string">
            <text:p>чат gpt нейросеть телеграм бот</text:p>
          </table:table-cell>
          <table:table-cell office:value-type="string" calcext:value-type="string">
            <text:p>телеграм бот чат gpt (11)</text:p>
          </table:table-cell>
          <table:table-cell office:value-type="float" office:value="8" calcext:value-type="float">
            <text:p>8</text:p>
          </table:table-cell>
          <table:table-cell office:value-type="float" office:value="499" calcext:value-type="float">
            <text:p>4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kak-sozdat-telegram-bota-na-osnove-chatgpt/, https://otzyvmarketing.ru/articles/boty-chatgpt-v-telegram/, https://dzen.ru/a/Y_chPSCGcVQwiMfC, https://kod.ru/chatgpt-telegram-bot, https://t.me/ChatGPT_General_Bot, https://smmplanner.com/blog/kak-sozdat-svoiegho-tielieghram-bota-s-chatgpt/, https://pikabu.ru/story/besplatnyiy_chat_gpt_v_telegram_top15_botov_2025_goda_s_neyrosetyami_grok_chat_gpt_45_na_russkom_yazyike_12599571, https://dtf.ru/u/2257804-radmil-ismagilov/3313019-obzor-chat-botov-chatgpt-v-telegram-kakoi-vybrat, https://habr.com/ru/articles/743706/, https://habr.com/ru/articles/851240/</text:p>
          </table:table-cell>
        </table:table-row>
        <table:table-row table:style-name="ro1">
          <table:table-cell office:value-type="string" calcext:value-type="string">
            <text:p>телеграм бот картинка</text:p>
          </table:table-cell>
          <table:table-cell office:value-type="string" calcext:value-type="string">
            <text:p>телеграм бот картинка (20)</text:p>
          </table:table-cell>
          <table:table-cell office:value-type="float" office:value="199" calcext:value-type="float">
            <text:p>199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36856/, https://timeweb.com/ru/community/articles/telegram-boty-dlya-sozdaniya-kartinok-5-luchshih-ii-pomoshchnikov, https://dtf.ru/u/1564746-eclick/2630729-boty-dlya-sozdaniya-kartinok-besplatno-v-telegramme, https://www.unisender.com/ru/blog/telegram-boty-s-nejrosetyami/, https://vc.ru/services/1401468-podborka-telegram-boty-dlya-sozdaniya-kartinok-top-10-botov, https://yagla.ru/blog/drugoe-o-marketinge/neyroseti-dlya-sozdaniya-kartinok-v-telegrame-top-9-luchshih-botov--2411u114537/, https://t.me/RegensonBot, https://dzen.ru/a/Zt6dKZ_-9h6zA9yN, https://tgdyk.com/lists/photo-editors, https://retouchbot.ru/</text:p>
          </table:table-cell>
        </table:table-row>
        <table:table-row table:style-name="ro1">
          <table:table-cell office:value-type="string" calcext:value-type="string">
            <text:p>телеграм бот для изображений</text:p>
          </table:table-cell>
          <table:table-cell office:value-type="string" calcext:value-type="string">
            <text:p>телеграм бот картинка (20)</text:p>
          </table:table-cell>
          <table:table-cell office:value-type="float" office:value="60" calcext:value-type="float">
            <text:p>60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36856/, https://timeweb.com/ru/community/articles/telegram-boty-dlya-sozdaniya-kartinok-5-luchshih-ii-pomoshchnikov, https://dtf.ru/u/1564746-eclick/2630729-boty-dlya-sozdaniya-kartinok-besplatno-v-telegramme, https://www.unisender.com/ru/blog/telegram-boty-s-nejrosetyami/, https://vc.ru/services/1401468-podborka-telegram-boty-dlya-sozdaniya-kartinok-top-10-botov, https://yagla.ru/blog/drugoe-o-marketinge/neyroseti-dlya-sozdaniya-kartinok-v-telegrame-top-9-luchshih-botov--2411u114537/, https://t.me/RegensonBot, https://dzen.ru/a/Zt6dKZ_-9h6zA9yN, https://tgdyk.com/lists/photo-editors, https://retouchbot.ru/</text:p>
          </table:table-cell>
        </table:table-row>
        <table:table-row table:style-name="ro1">
          <table:table-cell office:value-type="string" calcext:value-type="string">
            <text:p>телеграм бот для генерации изображений</text:p>
          </table:table-cell>
          <table:table-cell office:value-type="string" calcext:value-type="string">
            <text:p>телеграм бот картинка (20)</text:p>
          </table:table-cell>
          <table:table-cell office:value-type="float" office:value="47" calcext:value-type="float">
            <text:p>47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36856/, https://timeweb.com/ru/community/articles/telegram-boty-dlya-sozdaniya-kartinok-5-luchshih-ii-pomoshchnikov, https://dtf.ru/u/1564746-eclick/2630729-boty-dlya-sozdaniya-kartinok-besplatno-v-telegramme, https://www.unisender.com/ru/blog/telegram-boty-s-nejrosetyami/, https://vc.ru/services/1401468-podborka-telegram-boty-dlya-sozdaniya-kartinok-top-10-botov, https://yagla.ru/blog/drugoe-o-marketinge/neyroseti-dlya-sozdaniya-kartinok-v-telegrame-top-9-luchshih-botov--2411u114537/, https://t.me/RegensonBot, https://dzen.ru/a/Zt6dKZ_-9h6zA9yN, https://tgdyk.com/lists/photo-editors, https://retouchbot.ru/</text:p>
          </table:table-cell>
        </table:table-row>
        <table:table-row table:style-name="ro1">
          <table:table-cell office:value-type="string" calcext:value-type="string">
            <text:p>телеграм бот нейросеть фото</text:p>
          </table:table-cell>
          <table:table-cell office:value-type="string" calcext:value-type="string">
            <text:p>телеграм бот картинка (20)</text:p>
          </table:table-cell>
          <table:table-cell office:value-type="float" office:value="24" calcext:value-type="float">
            <text:p>24</text:p>
          </table:table-cell>
          <table:table-cell office:value-type="float" office:value="492" calcext:value-type="float">
            <text:p>4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36856/, https://timeweb.com/ru/community/articles/telegram-boty-dlya-sozdaniya-kartinok-5-luchshih-ii-pomoshchnikov, https://dtf.ru/u/1564746-eclick/2630729-boty-dlya-sozdaniya-kartinok-besplatno-v-telegramme, https://www.unisender.com/ru/blog/telegram-boty-s-nejrosetyami/, https://vc.ru/services/1401468-podborka-telegram-boty-dlya-sozdaniya-kartinok-top-10-botov, https://yagla.ru/blog/drugoe-o-marketinge/neyroseti-dlya-sozdaniya-kartinok-v-telegrame-top-9-luchshih-botov--2411u114537/, https://t.me/RegensonBot, https://dzen.ru/a/Zt6dKZ_-9h6zA9yN, https://tgdyk.com/lists/photo-editors, https://retouchbot.ru/</text:p>
          </table:table-cell>
        </table:table-row>
        <table:table-row table:style-name="ro1">
          <table:table-cell office:value-type="string" calcext:value-type="string">
            <text:p>чат бот телеграм фото</text:p>
          </table:table-cell>
          <table:table-cell office:value-type="string" calcext:value-type="string">
            <text:p>телеграм бот картинка (20)</text:p>
          </table:table-cell>
          <table:table-cell office:value-type="float" office:value="23" calcext:value-type="float">
            <text:p>23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36856/, https://timeweb.com/ru/community/articles/telegram-boty-dlya-sozdaniya-kartinok-5-luchshih-ii-pomoshchnikov, https://dtf.ru/u/1564746-eclick/2630729-boty-dlya-sozdaniya-kartinok-besplatno-v-telegramme, https://www.unisender.com/ru/blog/telegram-boty-s-nejrosetyami/, https://vc.ru/services/1401468-podborka-telegram-boty-dlya-sozdaniya-kartinok-top-10-botov, https://yagla.ru/blog/drugoe-o-marketinge/neyroseti-dlya-sozdaniya-kartinok-v-telegrame-top-9-luchshih-botov--2411u114537/, https://t.me/RegensonBot, https://dzen.ru/a/Zt6dKZ_-9h6zA9yN, https://tgdyk.com/lists/photo-editors, https://retouchbot.ru/</text:p>
          </table:table-cell>
        </table:table-row>
        <table:table-row table:style-name="ro1">
          <table:table-cell office:value-type="string" calcext:value-type="string">
            <text:p>телеграм боты для создания картинок</text:p>
          </table:table-cell>
          <table:table-cell office:value-type="string" calcext:value-type="string">
            <text:p>телеграм бот картинка (20)</text:p>
          </table:table-cell>
          <table:table-cell office:value-type="float" office:value="20" calcext:value-type="float">
            <text:p>20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36856/, https://timeweb.com/ru/community/articles/telegram-boty-dlya-sozdaniya-kartinok-5-luchshih-ii-pomoshchnikov, https://dtf.ru/u/1564746-eclick/2630729-boty-dlya-sozdaniya-kartinok-besplatno-v-telegramme, https://www.unisender.com/ru/blog/telegram-boty-s-nejrosetyami/, https://vc.ru/services/1401468-podborka-telegram-boty-dlya-sozdaniya-kartinok-top-10-botov, https://yagla.ru/blog/drugoe-o-marketinge/neyroseti-dlya-sozdaniya-kartinok-v-telegrame-top-9-luchshih-botov--2411u114537/, https://t.me/RegensonBot, https://dzen.ru/a/Zt6dKZ_-9h6zA9yN, https://tgdyk.com/lists/photo-editors, https://retouchbot.ru/</text:p>
          </table:table-cell>
        </table:table-row>
        <table:table-row table:style-name="ro1">
          <table:table-cell office:value-type="string" calcext:value-type="string">
            <text:p>бесплатный телеграм бот для генерации изображений</text:p>
          </table:table-cell>
          <table:table-cell office:value-type="string" calcext:value-type="string">
            <text:p>телеграм бот картинка (20)</text:p>
          </table:table-cell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36856/, https://timeweb.com/ru/community/articles/telegram-boty-dlya-sozdaniya-kartinok-5-luchshih-ii-pomoshchnikov, https://dtf.ru/u/1564746-eclick/2630729-boty-dlya-sozdaniya-kartinok-besplatno-v-telegramme, https://www.unisender.com/ru/blog/telegram-boty-s-nejrosetyami/, https://vc.ru/services/1401468-podborka-telegram-boty-dlya-sozdaniya-kartinok-top-10-botov, https://yagla.ru/blog/drugoe-o-marketinge/neyroseti-dlya-sozdaniya-kartinok-v-telegrame-top-9-luchshih-botov--2411u114537/, https://t.me/RegensonBot, https://dzen.ru/a/Zt6dKZ_-9h6zA9yN, https://tgdyk.com/lists/photo-editors, https://retouchbot.ru/</text:p>
          </table:table-cell>
        </table:table-row>
        <table:table-row table:style-name="ro1">
          <table:table-cell office:value-type="string" calcext:value-type="string">
            <text:p>телеграм бот с фотками</text:p>
          </table:table-cell>
          <table:table-cell office:value-type="string" calcext:value-type="string">
            <text:p>телеграм бот картинка (20)</text:p>
          </table:table-cell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36856/, https://timeweb.com/ru/community/articles/telegram-boty-dlya-sozdaniya-kartinok-5-luchshih-ii-pomoshchnikov, https://dtf.ru/u/1564746-eclick/2630729-boty-dlya-sozdaniya-kartinok-besplatno-v-telegramme, https://www.unisender.com/ru/blog/telegram-boty-s-nejrosetyami/, https://vc.ru/services/1401468-podborka-telegram-boty-dlya-sozdaniya-kartinok-top-10-botov, https://yagla.ru/blog/drugoe-o-marketinge/neyroseti-dlya-sozdaniya-kartinok-v-telegrame-top-9-luchshih-botov--2411u114537/, https://t.me/RegensonBot, https://dzen.ru/a/Zt6dKZ_-9h6zA9yN, https://tgdyk.com/lists/photo-editors, https://retouchbot.ru/</text:p>
          </table:table-cell>
        </table:table-row>
        <table:table-row table:style-name="ro1">
          <table:table-cell office:value-type="string" calcext:value-type="string">
            <text:p>телеграм боты создающие картинки</text:p>
          </table:table-cell>
          <table:table-cell office:value-type="string" calcext:value-type="string">
            <text:p>телеграм бот картинка (20)</text:p>
          </table:table-cell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36856/, https://timeweb.com/ru/community/articles/telegram-boty-dlya-sozdaniya-kartinok-5-luchshih-ii-pomoshchnikov, https://dtf.ru/u/1564746-eclick/2630729-boty-dlya-sozdaniya-kartinok-besplatno-v-telegramme, https://www.unisender.com/ru/blog/telegram-boty-s-nejrosetyami/, https://vc.ru/services/1401468-podborka-telegram-boty-dlya-sozdaniya-kartinok-top-10-botov, https://yagla.ru/blog/drugoe-o-marketinge/neyroseti-dlya-sozdaniya-kartinok-v-telegrame-top-9-luchshih-botov--2411u114537/, https://t.me/RegensonBot, https://dzen.ru/a/Zt6dKZ_-9h6zA9yN, https://tgdyk.com/lists/photo-editors, https://retouchbot.ru/</text:p>
          </table:table-cell>
        </table:table-row>
        <table:table-row table:style-name="ro1">
          <table:table-cell office:value-type="string" calcext:value-type="string">
            <text:p>телеграм бот фотосессия</text:p>
          </table:table-cell>
          <table:table-cell office:value-type="string" calcext:value-type="string">
            <text:p>телеграм бот картинка (20)</text:p>
          </table:table-cell>
          <table:table-cell office:value-type="float" office:value="11" calcext:value-type="float">
            <text:p>11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36856/, https://timeweb.com/ru/community/articles/telegram-boty-dlya-sozdaniya-kartinok-5-luchshih-ii-pomoshchnikov, https://dtf.ru/u/1564746-eclick/2630729-boty-dlya-sozdaniya-kartinok-besplatno-v-telegramme, https://www.unisender.com/ru/blog/telegram-boty-s-nejrosetyami/, https://vc.ru/services/1401468-podborka-telegram-boty-dlya-sozdaniya-kartinok-top-10-botov, https://yagla.ru/blog/drugoe-o-marketinge/neyroseti-dlya-sozdaniya-kartinok-v-telegrame-top-9-luchshih-botov--2411u114537/, https://t.me/RegensonBot, https://dzen.ru/a/Zt6dKZ_-9h6zA9yN, https://tgdyk.com/lists/photo-editors, https://retouchbot.ru/</text:p>
          </table:table-cell>
        </table:table-row>
        <table:table-row table:style-name="ro1">
          <table:table-cell office:value-type="string" calcext:value-type="string">
            <text:p>бот для генерации картинок в телеграм</text:p>
          </table:table-cell>
          <table:table-cell office:value-type="string" calcext:value-type="string">
            <text:p>телеграм бот картинка (20)</text:p>
          </table:table-cell>
          <table:table-cell office:value-type="float" office:value="11" calcext:value-type="float">
            <text:p>11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36856/, https://timeweb.com/ru/community/articles/telegram-boty-dlya-sozdaniya-kartinok-5-luchshih-ii-pomoshchnikov, https://dtf.ru/u/1564746-eclick/2630729-boty-dlya-sozdaniya-kartinok-besplatno-v-telegramme, https://www.unisender.com/ru/blog/telegram-boty-s-nejrosetyami/, https://vc.ru/services/1401468-podborka-telegram-boty-dlya-sozdaniya-kartinok-top-10-botov, https://yagla.ru/blog/drugoe-o-marketinge/neyroseti-dlya-sozdaniya-kartinok-v-telegrame-top-9-luchshih-botov--2411u114537/, https://t.me/RegensonBot, https://dzen.ru/a/Zt6dKZ_-9h6zA9yN, https://tgdyk.com/lists/photo-editors, https://retouchbot.ru/</text:p>
          </table:table-cell>
        </table:table-row>
        <table:table-row table:style-name="ro1">
          <table:table-cell office:value-type="string" calcext:value-type="string">
            <text:p>телеграм бот генерирующий картинки</text:p>
          </table:table-cell>
          <table:table-cell office:value-type="string" calcext:value-type="string">
            <text:p>телеграм бот картинка (20)</text:p>
          </table:table-cell>
          <table:table-cell office:value-type="float" office:value="11" calcext:value-type="float">
            <text:p>11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36856/, https://timeweb.com/ru/community/articles/telegram-boty-dlya-sozdaniya-kartinok-5-luchshih-ii-pomoshchnikov, https://dtf.ru/u/1564746-eclick/2630729-boty-dlya-sozdaniya-kartinok-besplatno-v-telegramme, https://www.unisender.com/ru/blog/telegram-boty-s-nejrosetyami/, https://vc.ru/services/1401468-podborka-telegram-boty-dlya-sozdaniya-kartinok-top-10-botov, https://yagla.ru/blog/drugoe-o-marketinge/neyroseti-dlya-sozdaniya-kartinok-v-telegrame-top-9-luchshih-botov--2411u114537/, https://t.me/RegensonBot, https://dzen.ru/a/Zt6dKZ_-9h6zA9yN, https://tgdyk.com/lists/photo-editors, https://retouchbot.ru/</text:p>
          </table:table-cell>
        </table:table-row>
        <table:table-row table:style-name="ro1">
          <table:table-cell office:value-type="string" calcext:value-type="string">
            <text:p>телеграм бот для создания фото</text:p>
          </table:table-cell>
          <table:table-cell office:value-type="string" calcext:value-type="string">
            <text:p>телеграм бот картинка (20)</text:p>
          </table:table-cell>
          <table:table-cell office:value-type="float" office:value="9" calcext:value-type="float">
            <text:p>9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36856/, https://timeweb.com/ru/community/articles/telegram-boty-dlya-sozdaniya-kartinok-5-luchshih-ii-pomoshchnikov, https://dtf.ru/u/1564746-eclick/2630729-boty-dlya-sozdaniya-kartinok-besplatno-v-telegramme, https://www.unisender.com/ru/blog/telegram-boty-s-nejrosetyami/, https://vc.ru/services/1401468-podborka-telegram-boty-dlya-sozdaniya-kartinok-top-10-botov, https://yagla.ru/blog/drugoe-o-marketinge/neyroseti-dlya-sozdaniya-kartinok-v-telegrame-top-9-luchshih-botov--2411u114537/, https://t.me/RegensonBot, https://dzen.ru/a/Zt6dKZ_-9h6zA9yN, https://tgdyk.com/lists/photo-editors, https://retouchbot.ru/</text:p>
          </table:table-cell>
        </table:table-row>
        <table:table-row table:style-name="ro1">
          <table:table-cell office:value-type="string" calcext:value-type="string">
            <text:p>телеграм боты для фона</text:p>
          </table:table-cell>
          <table:table-cell office:value-type="string" calcext:value-type="string">
            <text:p>телеграм бот картинка (20)</text:p>
          </table:table-cell>
          <table:table-cell office:value-type="float" office:value="9" calcext:value-type="float">
            <text:p>9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36856/, https://timeweb.com/ru/community/articles/telegram-boty-dlya-sozdaniya-kartinok-5-luchshih-ii-pomoshchnikov, https://dtf.ru/u/1564746-eclick/2630729-boty-dlya-sozdaniya-kartinok-besplatno-v-telegramme, https://www.unisender.com/ru/blog/telegram-boty-s-nejrosetyami/, https://vc.ru/services/1401468-podborka-telegram-boty-dlya-sozdaniya-kartinok-top-10-botov, https://yagla.ru/blog/drugoe-o-marketinge/neyroseti-dlya-sozdaniya-kartinok-v-telegrame-top-9-luchshih-botov--2411u114537/, https://t.me/RegensonBot, https://dzen.ru/a/Zt6dKZ_-9h6zA9yN, https://tgdyk.com/lists/photo-editors, https://retouchbot.ru/</text:p>
          </table:table-cell>
        </table:table-row>
        <table:table-row table:style-name="ro1">
          <table:table-cell office:value-type="string" calcext:value-type="string">
            <text:p>бот для фотографий в телеграм</text:p>
          </table:table-cell>
          <table:table-cell office:value-type="string" calcext:value-type="string">
            <text:p>телеграм бот картинка (20)</text:p>
          </table:table-cell>
          <table:table-cell office:value-type="float" office:value="8" calcext:value-type="float">
            <text:p>8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36856/, https://timeweb.com/ru/community/articles/telegram-boty-dlya-sozdaniya-kartinok-5-luchshih-ii-pomoshchnikov, https://dtf.ru/u/1564746-eclick/2630729-boty-dlya-sozdaniya-kartinok-besplatno-v-telegramme, https://www.unisender.com/ru/blog/telegram-boty-s-nejrosetyami/, https://vc.ru/services/1401468-podborka-telegram-boty-dlya-sozdaniya-kartinok-top-10-botov, https://yagla.ru/blog/drugoe-o-marketinge/neyroseti-dlya-sozdaniya-kartinok-v-telegrame-top-9-luchshih-botov--2411u114537/, https://t.me/RegensonBot, https://dzen.ru/a/Zt6dKZ_-9h6zA9yN, https://tgdyk.com/lists/photo-editors, https://retouchbot.ru/</text:p>
          </table:table-cell>
        </table:table-row>
        <table:table-row table:style-name="ro1">
          <table:table-cell office:value-type="string" calcext:value-type="string">
            <text:p>бот в телеграм делает фото</text:p>
          </table:table-cell>
          <table:table-cell office:value-type="string" calcext:value-type="string">
            <text:p>телеграм бот картинка (20)</text:p>
          </table:table-cell>
          <table:table-cell office:value-type="float" office:value="7" calcext:value-type="float">
            <text:p>7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36856/, https://timeweb.com/ru/community/articles/telegram-boty-dlya-sozdaniya-kartinok-5-luchshih-ii-pomoshchnikov, https://dtf.ru/u/1564746-eclick/2630729-boty-dlya-sozdaniya-kartinok-besplatno-v-telegramme, https://www.unisender.com/ru/blog/telegram-boty-s-nejrosetyami/, https://vc.ru/services/1401468-podborka-telegram-boty-dlya-sozdaniya-kartinok-top-10-botov, https://yagla.ru/blog/drugoe-o-marketinge/neyroseti-dlya-sozdaniya-kartinok-v-telegrame-top-9-luchshih-botov--2411u114537/, https://t.me/RegensonBot, https://dzen.ru/a/Zt6dKZ_-9h6zA9yN, https://tgdyk.com/lists/photo-editors, https://retouchbot.ru/</text:p>
          </table:table-cell>
        </table:table-row>
        <table:table-row table:style-name="ro1">
          <table:table-cell office:value-type="string" calcext:value-type="string">
            <text:p>бот телеграм нейросеть картинки</text:p>
          </table:table-cell>
          <table:table-cell office:value-type="string" calcext:value-type="string">
            <text:p>телеграм бот картинка (20)</text:p>
          </table:table-cell>
          <table:table-cell office:value-type="float" office:value="7" calcext:value-type="float">
            <text:p>7</text:p>
          </table:table-cell>
          <table:table-cell office:value-type="float" office:value="492" calcext:value-type="float">
            <text:p>4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36856/, https://timeweb.com/ru/community/articles/telegram-boty-dlya-sozdaniya-kartinok-5-luchshih-ii-pomoshchnikov, https://dtf.ru/u/1564746-eclick/2630729-boty-dlya-sozdaniya-kartinok-besplatno-v-telegramme, https://www.unisender.com/ru/blog/telegram-boty-s-nejrosetyami/, https://vc.ru/services/1401468-podborka-telegram-boty-dlya-sozdaniya-kartinok-top-10-botov, https://yagla.ru/blog/drugoe-o-marketinge/neyroseti-dlya-sozdaniya-kartinok-v-telegrame-top-9-luchshih-botov--2411u114537/, https://t.me/RegensonBot, https://dzen.ru/a/Zt6dKZ_-9h6zA9yN, https://tgdyk.com/lists/photo-editors, https://retouchbot.ru/</text:p>
          </table:table-cell>
        </table:table-row>
        <table:table-row table:style-name="ro1">
          <table:table-cell office:value-type="string" calcext:value-type="string">
            <text:p>бот для генерации фото в телеграм</text:p>
          </table:table-cell>
          <table:table-cell office:value-type="string" calcext:value-type="string">
            <text:p>телеграм бот картинка (20)</text:p>
          </table:table-cell>
          <table:table-cell office:value-type="float" office:value="5" calcext:value-type="float">
            <text:p>5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36856/, https://timeweb.com/ru/community/articles/telegram-boty-dlya-sozdaniya-kartinok-5-luchshih-ii-pomoshchnikov, https://dtf.ru/u/1564746-eclick/2630729-boty-dlya-sozdaniya-kartinok-besplatno-v-telegramme, https://www.unisender.com/ru/blog/telegram-boty-s-nejrosetyami/, https://vc.ru/services/1401468-podborka-telegram-boty-dlya-sozdaniya-kartinok-top-10-botov, https://yagla.ru/blog/drugoe-o-marketinge/neyroseti-dlya-sozdaniya-kartinok-v-telegrame-top-9-luchshih-botov--2411u114537/, https://t.me/RegensonBot, https://dzen.ru/a/Zt6dKZ_-9h6zA9yN, https://tgdyk.com/lists/photo-editors, https://retouchbot.ru/</text:p>
          </table:table-cell>
        </table:table-row>
        <table:table-row table:style-name="ro1">
          <table:table-cell office:value-type="string" calcext:value-type="string">
            <text:p>телеграм бот для создания изображений</text:p>
          </table:table-cell>
          <table:table-cell office:value-type="string" calcext:value-type="string">
            <text:p>телеграм бот картинка (20)</text:p>
          </table:table-cell>
          <table:table-cell office:value-type="float" office:value="4" calcext:value-type="float">
            <text:p>4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36856/, https://timeweb.com/ru/community/articles/telegram-boty-dlya-sozdaniya-kartinok-5-luchshih-ii-pomoshchnikov, https://dtf.ru/u/1564746-eclick/2630729-boty-dlya-sozdaniya-kartinok-besplatno-v-telegramme, https://www.unisender.com/ru/blog/telegram-boty-s-nejrosetyami/, https://vc.ru/services/1401468-podborka-telegram-boty-dlya-sozdaniya-kartinok-top-10-botov, https://yagla.ru/blog/drugoe-o-marketinge/neyroseti-dlya-sozdaniya-kartinok-v-telegrame-top-9-luchshih-botov--2411u114537/, https://t.me/RegensonBot, https://dzen.ru/a/Zt6dKZ_-9h6zA9yN, https://tgdyk.com/lists/photo-editors, https://retouchbot.ru/</text:p>
          </table:table-cell>
        </table:table-row>
        <table:table-row table:style-name="ro1">
          <table:table-cell office:value-type="string" calcext:value-type="string">
            <text:p>телеграм бот для создания изображений нейросеть</text:p>
          </table:table-cell>
          <table:table-cell office:value-type="string" calcext:value-type="string">
            <text:p>телеграм бот картинка (20)</text:p>
          </table:table-cell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36856/, https://timeweb.com/ru/community/articles/telegram-boty-dlya-sozdaniya-kartinok-5-luchshih-ii-pomoshchnikov, https://dtf.ru/u/1564746-eclick/2630729-boty-dlya-sozdaniya-kartinok-besplatno-v-telegramme, https://www.unisender.com/ru/blog/telegram-boty-s-nejrosetyami/, https://vc.ru/services/1401468-podborka-telegram-boty-dlya-sozdaniya-kartinok-top-10-botov, https://yagla.ru/blog/drugoe-o-marketinge/neyroseti-dlya-sozdaniya-kartinok-v-telegrame-top-9-luchshih-botov--2411u114537/, https://t.me/RegensonBot, https://dzen.ru/a/Zt6dKZ_-9h6zA9yN, https://tgdyk.com/lists/photo-editors, https://retouchbot.ru/</text:p>
          </table:table-cell>
        </table:table-row>
        <table:table-row table:style-name="ro1">
          <table:table-cell office:value-type="string" calcext:value-type="string">
            <text:p>бизнес боты для телеграма</text:p>
          </table:table-cell>
          <table:table-cell office:value-type="string" calcext:value-type="string">
            <text:p>бизнес боты для телеграма (7)</text:p>
          </table:table-cell>
          <table:table-cell office:value-type="float" office:value="114" calcext:value-type="float">
            <text:p>114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artbotpro.ru/blog/top-20-telegram-botov-kotorye-tochno-prigodyatsya-vashemu-biznesu, https://secrets.tbank.ru/blogi-kompanij/podborka-telegram-botov-dlya-predprinimatelej/, https://sberbusiness.live/publications/telegram-boty-top, https://habr.com/ru/articles/313724/, https://business.yandex/prodvizhenie/kak-sozdat-chat-bota-v-telegrame/, https://marketolog.mts.ru/blog/ot-konsultanta-do-vizitki-8-idei-telegram-botov-dlya-biznesa, https://seller.ozon.ru/media/boost/12-poleznyh-telegram-botov-dlya-predprinimatelej/, https://timeweb.com/ru/community/articles/top-50-botov-v-telegram-dlya-biznesa-reyting-poleznyh-botov, https://vc.ru/services/1119199-15-luchshih-botov-v-telegram-dlya-raboty-i-biznesa, https://blog.chatplace.io/telegram-bot-dlya-biznesa-vidy-komu-podojdet/</text:p>
          </table:table-cell>
        </table:table-row>
        <table:table-row table:style-name="ro1">
          <table:table-cell office:value-type="string" calcext:value-type="string">
            <text:p>телеграм бот для бизнеса</text:p>
          </table:table-cell>
          <table:table-cell office:value-type="string" calcext:value-type="string">
            <text:p>бизнес боты для телеграма (7)</text:p>
          </table:table-cell>
          <table:table-cell office:value-type="float" office:value="114" calcext:value-type="float">
            <text:p>114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artbotpro.ru/blog/top-20-telegram-botov-kotorye-tochno-prigodyatsya-vashemu-biznesu, https://secrets.tbank.ru/blogi-kompanij/podborka-telegram-botov-dlya-predprinimatelej/, https://sberbusiness.live/publications/telegram-boty-top, https://habr.com/ru/articles/313724/, https://business.yandex/prodvizhenie/kak-sozdat-chat-bota-v-telegrame/, https://marketolog.mts.ru/blog/ot-konsultanta-do-vizitki-8-idei-telegram-botov-dlya-biznesa, https://seller.ozon.ru/media/boost/12-poleznyh-telegram-botov-dlya-predprinimatelej/, https://timeweb.com/ru/community/articles/top-50-botov-v-telegram-dlya-biznesa-reyting-poleznyh-botov, https://vc.ru/services/1119199-15-luchshih-botov-v-telegram-dlya-raboty-i-biznesa, https://blog.chatplace.io/telegram-bot-dlya-biznesa-vidy-komu-podojdet/</text:p>
          </table:table-cell>
        </table:table-row>
        <table:table-row table:style-name="ro1">
          <table:table-cell office:value-type="string" calcext:value-type="string">
            <text:p>телеграм бот для телеграма для бизнеса</text:p>
          </table:table-cell>
          <table:table-cell office:value-type="string" calcext:value-type="string">
            <text:p>бизнес боты для телеграма (7)</text:p>
          </table:table-cell>
          <table:table-cell office:value-type="float" office:value="114" calcext:value-type="float">
            <text:p>114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artbotpro.ru/blog/top-20-telegram-botov-kotorye-tochno-prigodyatsya-vashemu-biznesu, https://secrets.tbank.ru/blogi-kompanij/podborka-telegram-botov-dlya-predprinimatelej/, https://sberbusiness.live/publications/telegram-boty-top, https://habr.com/ru/articles/313724/, https://business.yandex/prodvizhenie/kak-sozdat-chat-bota-v-telegrame/, https://marketolog.mts.ru/blog/ot-konsultanta-do-vizitki-8-idei-telegram-botov-dlya-biznesa, https://seller.ozon.ru/media/boost/12-poleznyh-telegram-botov-dlya-predprinimatelej/, https://timeweb.com/ru/community/articles/top-50-botov-v-telegram-dlya-biznesa-reyting-poleznyh-botov, https://vc.ru/services/1119199-15-luchshih-botov-v-telegram-dlya-raboty-i-biznesa, https://blog.chatplace.io/telegram-bot-dlya-biznesa-vidy-komu-podojdet/</text:p>
          </table:table-cell>
        </table:table-row>
        <table:table-row table:style-name="ro1">
          <table:table-cell office:value-type="string" calcext:value-type="string">
            <text:p>чат боты для телеграм бизнес</text:p>
          </table:table-cell>
          <table:table-cell office:value-type="string" calcext:value-type="string">
            <text:p>бизнес боты для телеграма (7)</text:p>
          </table:table-cell>
          <table:table-cell office:value-type="float" office:value="73" calcext:value-type="float">
            <text:p>73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artbotpro.ru/blog/top-20-telegram-botov-kotorye-tochno-prigodyatsya-vashemu-biznesu, https://secrets.tbank.ru/blogi-kompanij/podborka-telegram-botov-dlya-predprinimatelej/, https://sberbusiness.live/publications/telegram-boty-top, https://habr.com/ru/articles/313724/, https://business.yandex/prodvizhenie/kak-sozdat-chat-bota-v-telegrame/, https://marketolog.mts.ru/blog/ot-konsultanta-do-vizitki-8-idei-telegram-botov-dlya-biznesa, https://seller.ozon.ru/media/boost/12-poleznyh-telegram-botov-dlya-predprinimatelej/, https://timeweb.com/ru/community/articles/top-50-botov-v-telegram-dlya-biznesa-reyting-poleznyh-botov, https://vc.ru/services/1119199-15-luchshih-botov-v-telegram-dlya-raboty-i-biznesa, https://blog.chatplace.io/telegram-bot-dlya-biznesa-vidy-komu-podojdet/</text:p>
          </table:table-cell>
        </table:table-row>
        <table:table-row table:style-name="ro1">
          <table:table-cell office:value-type="string" calcext:value-type="string">
            <text:p>телеграм бот для переписки с клиентами</text:p>
          </table:table-cell>
          <table:table-cell office:value-type="string" calcext:value-type="string">
            <text:p>бизнес боты для телеграма (7)</text:p>
          </table:table-cell>
          <table:table-cell office:value-type="float" office:value="41" calcext:value-type="float">
            <text:p>41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artbotpro.ru/blog/top-20-telegram-botov-kotorye-tochno-prigodyatsya-vashemu-biznesu, https://secrets.tbank.ru/blogi-kompanij/podborka-telegram-botov-dlya-predprinimatelej/, https://sberbusiness.live/publications/telegram-boty-top, https://habr.com/ru/articles/313724/, https://business.yandex/prodvizhenie/kak-sozdat-chat-bota-v-telegrame/, https://marketolog.mts.ru/blog/ot-konsultanta-do-vizitki-8-idei-telegram-botov-dlya-biznesa, https://seller.ozon.ru/media/boost/12-poleznyh-telegram-botov-dlya-predprinimatelej/, https://timeweb.com/ru/community/articles/top-50-botov-v-telegram-dlya-biznesa-reyting-poleznyh-botov, https://vc.ru/services/1119199-15-luchshih-botov-v-telegram-dlya-raboty-i-biznesa, https://blog.chatplace.io/telegram-bot-dlya-biznesa-vidy-komu-podojdet/</text:p>
          </table:table-cell>
        </table:table-row>
        <table:table-row table:style-name="ro1">
          <table:table-cell office:value-type="string" calcext:value-type="string">
            <text:p>телеграм бот компании</text:p>
          </table:table-cell>
          <table:table-cell office:value-type="string" calcext:value-type="string">
            <text:p>бизнес боты для телеграма (7)</text:p>
          </table:table-cell>
          <table:table-cell office:value-type="float" office:value="24" calcext:value-type="float">
            <text:p>24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artbotpro.ru/blog/top-20-telegram-botov-kotorye-tochno-prigodyatsya-vashemu-biznesu, https://secrets.tbank.ru/blogi-kompanij/podborka-telegram-botov-dlya-predprinimatelej/, https://sberbusiness.live/publications/telegram-boty-top, https://habr.com/ru/articles/313724/, https://business.yandex/prodvizhenie/kak-sozdat-chat-bota-v-telegrame/, https://marketolog.mts.ru/blog/ot-konsultanta-do-vizitki-8-idei-telegram-botov-dlya-biznesa, https://seller.ozon.ru/media/boost/12-poleznyh-telegram-botov-dlya-predprinimatelej/, https://timeweb.com/ru/community/articles/top-50-botov-v-telegram-dlya-biznesa-reyting-poleznyh-botov, https://vc.ru/services/1119199-15-luchshih-botov-v-telegram-dlya-raboty-i-biznesa, https://blog.chatplace.io/telegram-bot-dlya-biznesa-vidy-komu-podojdet/</text:p>
          </table:table-cell>
        </table:table-row>
        <table:table-row table:style-name="ro1">
          <table:table-cell office:value-type="string" calcext:value-type="string">
            <text:p>телеграм бот для услуг</text:p>
          </table:table-cell>
          <table:table-cell office:value-type="string" calcext:value-type="string">
            <text:p>бизнес боты для телеграма (7)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artbotpro.ru/blog/top-20-telegram-botov-kotorye-tochno-prigodyatsya-vashemu-biznesu, https://secrets.tbank.ru/blogi-kompanij/podborka-telegram-botov-dlya-predprinimatelej/, https://sberbusiness.live/publications/telegram-boty-top, https://habr.com/ru/articles/313724/, https://business.yandex/prodvizhenie/kak-sozdat-chat-bota-v-telegrame/, https://marketolog.mts.ru/blog/ot-konsultanta-do-vizitki-8-idei-telegram-botov-dlya-biznesa, https://seller.ozon.ru/media/boost/12-poleznyh-telegram-botov-dlya-predprinimatelej/, https://timeweb.com/ru/community/articles/top-50-botov-v-telegram-dlya-biznesa-reyting-poleznyh-botov, https://vc.ru/services/1119199-15-luchshih-botov-v-telegram-dlya-raboty-i-biznesa, https://blog.chatplace.io/telegram-bot-dlya-biznesa-vidy-komu-podojdet/</text:p>
          </table:table-cell>
        </table:table-row>
        <table:table-row table:style-name="ro1">
          <table:table-cell office:value-type="string" calcext:value-type="string">
            <text:p>ии бот в телеграм</text:p>
          </table:table-cell>
          <table:table-cell office:value-type="string" calcext:value-type="string">
            <text:p>ии бот в телеграм (13)</text:p>
          </table:table-cell>
          <table:table-cell office:value-type="float" office:value="144" calcext:value-type="float">
            <text:p>144</text:p>
          </table:table-cell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51240/, https://pikabu.ru/story/neyroseti_v_telegram_5_besplatnyikh_telegrambotov_dlya_generatsii_teksta_foto_video_12378071, https://postium.ru/telegram-boty-nejrosetej/, https://yagla.ru/blog/drugoe-o-marketinge/neyroseti-dlya-sozdaniya-kartinok-v-telegrame-top-9-luchshih-botov--2411u114537/, https://www.unisender.com/ru/blog/telegram-boty-s-nejrosetyami/, https://chataibot.ru/blog/create_ai_assistant/, https://dzen.ru/a/Z-6SNWBDVBOduXrz, https://vc.ru/u/512437-aleksandr-marketolog/642906-top-5-botov-chatgpt-v-telegram, https://otzyvmarketing.ru/articles/boty-chatgpt-v-telegram/, https://timeweb.com/ru/community/articles/telegram-boty-dlya-sozdaniya-kartinok-5-luchshih-ii-pomoshchnikov</text:p>
          </table:table-cell>
        </table:table-row>
        <table:table-row table:style-name="ro1">
          <table:table-cell office:value-type="string" calcext:value-type="string">
            <text:p>нейросеть бот в телеграм</text:p>
          </table:table-cell>
          <table:table-cell office:value-type="string" calcext:value-type="string">
            <text:p>ии бот в телеграм (13)</text:p>
          </table:table-cell>
          <table:table-cell office:value-type="float" office:value="89" calcext:value-type="float">
            <text:p>89</text:p>
          </table:table-cell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51240/, https://pikabu.ru/story/neyroseti_v_telegram_5_besplatnyikh_telegrambotov_dlya_generatsii_teksta_foto_video_12378071, https://postium.ru/telegram-boty-nejrosetej/, https://yagla.ru/blog/drugoe-o-marketinge/neyroseti-dlya-sozdaniya-kartinok-v-telegrame-top-9-luchshih-botov--2411u114537/, https://www.unisender.com/ru/blog/telegram-boty-s-nejrosetyami/, https://chataibot.ru/blog/create_ai_assistant/, https://dzen.ru/a/Z-6SNWBDVBOduXrz, https://vc.ru/u/512437-aleksandr-marketolog/642906-top-5-botov-chatgpt-v-telegram, https://otzyvmarketing.ru/articles/boty-chatgpt-v-telegram/, https://timeweb.com/ru/community/articles/telegram-boty-dlya-sozdaniya-kartinok-5-luchshih-ii-pomoshchnikov</text:p>
          </table:table-cell>
        </table:table-row>
        <table:table-row table:style-name="ro1">
          <table:table-cell office:value-type="string" calcext:value-type="string">
            <text:p>боты для телеграма ии</text:p>
          </table:table-cell>
          <table:table-cell office:value-type="string" calcext:value-type="string">
            <text:p>ии бот в телеграм (13)</text:p>
          </table:table-cell>
          <table:table-cell office:value-type="float" office:value="86" calcext:value-type="float">
            <text:p>86</text:p>
          </table:table-cell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51240/, https://pikabu.ru/story/neyroseti_v_telegram_5_besplatnyikh_telegrambotov_dlya_generatsii_teksta_foto_video_12378071, https://postium.ru/telegram-boty-nejrosetej/, https://yagla.ru/blog/drugoe-o-marketinge/neyroseti-dlya-sozdaniya-kartinok-v-telegrame-top-9-luchshih-botov--2411u114537/, https://www.unisender.com/ru/blog/telegram-boty-s-nejrosetyami/, https://chataibot.ru/blog/create_ai_assistant/, https://dzen.ru/a/Z-6SNWBDVBOduXrz, https://vc.ru/u/512437-aleksandr-marketolog/642906-top-5-botov-chatgpt-v-telegram, https://otzyvmarketing.ru/articles/boty-chatgpt-v-telegram/, https://timeweb.com/ru/community/articles/telegram-boty-dlya-sozdaniya-kartinok-5-luchshih-ii-pomoshchnikov</text:p>
          </table:table-cell>
        </table:table-row>
        <table:table-row table:style-name="ro1">
          <table:table-cell office:value-type="string" calcext:value-type="string">
            <text:p>нейросеть чат бот телеграм</text:p>
          </table:table-cell>
          <table:table-cell office:value-type="string" calcext:value-type="string">
            <text:p>ии бот в телеграм (13)</text:p>
          </table:table-cell>
          <table:table-cell office:value-type="float" office:value="22" calcext:value-type="float">
            <text:p>22</text:p>
          </table:table-cell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51240/, https://pikabu.ru/story/neyroseti_v_telegram_5_besplatnyikh_telegrambotov_dlya_generatsii_teksta_foto_video_12378071, https://postium.ru/telegram-boty-nejrosetej/, https://yagla.ru/blog/drugoe-o-marketinge/neyroseti-dlya-sozdaniya-kartinok-v-telegrame-top-9-luchshih-botov--2411u114537/, https://www.unisender.com/ru/blog/telegram-boty-s-nejrosetyami/, https://chataibot.ru/blog/create_ai_assistant/, https://dzen.ru/a/Z-6SNWBDVBOduXrz, https://vc.ru/u/512437-aleksandr-marketolog/642906-top-5-botov-chatgpt-v-telegram, https://otzyvmarketing.ru/articles/boty-chatgpt-v-telegram/, https://timeweb.com/ru/community/articles/telegram-boty-dlya-sozdaniya-kartinok-5-luchshih-ii-pomoshchnikov</text:p>
          </table:table-cell>
        </table:table-row>
        <table:table-row table:style-name="ro1">
          <table:table-cell office:value-type="string" calcext:value-type="string">
            <text:p>бесплатный ии бот в телеграм</text:p>
          </table:table-cell>
          <table:table-cell office:value-type="string" calcext:value-type="string">
            <text:p>ии бот в телеграм (13)</text:p>
          </table:table-cell>
          <table:table-cell office:value-type="float" office:value="22" calcext:value-type="float">
            <text:p>22</text:p>
          </table:table-cell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51240/, https://pikabu.ru/story/neyroseti_v_telegram_5_besplatnyikh_telegrambotov_dlya_generatsii_teksta_foto_video_12378071, https://postium.ru/telegram-boty-nejrosetej/, https://yagla.ru/blog/drugoe-o-marketinge/neyroseti-dlya-sozdaniya-kartinok-v-telegrame-top-9-luchshih-botov--2411u114537/, https://www.unisender.com/ru/blog/telegram-boty-s-nejrosetyami/, https://chataibot.ru/blog/create_ai_assistant/, https://dzen.ru/a/Z-6SNWBDVBOduXrz, https://vc.ru/u/512437-aleksandr-marketolog/642906-top-5-botov-chatgpt-v-telegram, https://otzyvmarketing.ru/articles/boty-chatgpt-v-telegram/, https://timeweb.com/ru/community/articles/telegram-boty-dlya-sozdaniya-kartinok-5-luchshih-ii-pomoshchnikov</text:p>
          </table:table-cell>
        </table:table-row>
        <table:table-row table:style-name="ro1">
          <table:table-cell office:value-type="string" calcext:value-type="string">
            <text:p>аи бот телеграм</text:p>
          </table:table-cell>
          <table:table-cell office:value-type="string" calcext:value-type="string">
            <text:p>ии бот в телеграм (13)</text:p>
          </table:table-cell>
          <table:table-cell office:value-type="float" office:value="21" calcext:value-type="float">
            <text:p>21</text:p>
          </table:table-cell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51240/, https://pikabu.ru/story/neyroseti_v_telegram_5_besplatnyikh_telegrambotov_dlya_generatsii_teksta_foto_video_12378071, https://postium.ru/telegram-boty-nejrosetej/, https://yagla.ru/blog/drugoe-o-marketinge/neyroseti-dlya-sozdaniya-kartinok-v-telegrame-top-9-luchshih-botov--2411u114537/, https://www.unisender.com/ru/blog/telegram-boty-s-nejrosetyami/, https://chataibot.ru/blog/create_ai_assistant/, https://dzen.ru/a/Z-6SNWBDVBOduXrz, https://vc.ru/u/512437-aleksandr-marketolog/642906-top-5-botov-chatgpt-v-telegram, https://otzyvmarketing.ru/articles/boty-chatgpt-v-telegram/, https://timeweb.com/ru/community/articles/telegram-boty-dlya-sozdaniya-kartinok-5-luchshih-ii-pomoshchnikov</text:p>
          </table:table-cell>
        </table:table-row>
        <table:table-row table:style-name="ro1">
          <table:table-cell office:value-type="string" calcext:value-type="string">
            <text:p>ai боты в телеграм</text:p>
          </table:table-cell>
          <table:table-cell office:value-type="string" calcext:value-type="string">
            <text:p>ии бот в телеграм (13)</text:p>
          </table:table-cell>
          <table:table-cell office:value-type="float" office:value="21" calcext:value-type="float">
            <text:p>21</text:p>
          </table:table-cell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51240/, https://pikabu.ru/story/neyroseti_v_telegram_5_besplatnyikh_telegrambotov_dlya_generatsii_teksta_foto_video_12378071, https://postium.ru/telegram-boty-nejrosetej/, https://yagla.ru/blog/drugoe-o-marketinge/neyroseti-dlya-sozdaniya-kartinok-v-telegrame-top-9-luchshih-botov--2411u114537/, https://www.unisender.com/ru/blog/telegram-boty-s-nejrosetyami/, https://chataibot.ru/blog/create_ai_assistant/, https://dzen.ru/a/Z-6SNWBDVBOduXrz, https://vc.ru/u/512437-aleksandr-marketolog/642906-top-5-botov-chatgpt-v-telegram, https://otzyvmarketing.ru/articles/boty-chatgpt-v-telegram/, https://timeweb.com/ru/community/articles/telegram-boty-dlya-sozdaniya-kartinok-5-luchshih-ii-pomoshchnikov</text:p>
          </table:table-cell>
        </table:table-row>
        <table:table-row table:style-name="ro1">
          <table:table-cell office:value-type="string" calcext:value-type="string">
            <text:p>бот с интеллектом телеграм</text:p>
          </table:table-cell>
          <table:table-cell office:value-type="string" calcext:value-type="string">
            <text:p>ии бот в телеграм (13)</text:p>
          </table:table-cell>
          <table:table-cell office:value-type="float" office:value="20" calcext:value-type="float">
            <text:p>20</text:p>
          </table:table-cell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51240/, https://pikabu.ru/story/neyroseti_v_telegram_5_besplatnyikh_telegrambotov_dlya_generatsii_teksta_foto_video_12378071, https://postium.ru/telegram-boty-nejrosetej/, https://yagla.ru/blog/drugoe-o-marketinge/neyroseti-dlya-sozdaniya-kartinok-v-telegrame-top-9-luchshih-botov--2411u114537/, https://www.unisender.com/ru/blog/telegram-boty-s-nejrosetyami/, https://chataibot.ru/blog/create_ai_assistant/, https://dzen.ru/a/Z-6SNWBDVBOduXrz, https://vc.ru/u/512437-aleksandr-marketolog/642906-top-5-botov-chatgpt-v-telegram, https://otzyvmarketing.ru/articles/boty-chatgpt-v-telegram/, https://timeweb.com/ru/community/articles/telegram-boty-dlya-sozdaniya-kartinok-5-luchshih-ii-pomoshchnikov</text:p>
          </table:table-cell>
        </table:table-row>
        <table:table-row table:style-name="ro1">
          <table:table-cell office:value-type="string" calcext:value-type="string">
            <text:p>бот искусственный интеллект в телеграм</text:p>
          </table:table-cell>
          <table:table-cell office:value-type="string" calcext:value-type="string">
            <text:p>ии бот в телеграм (13)</text:p>
          </table:table-cell>
          <table:table-cell office:value-type="float" office:value="17" calcext:value-type="float">
            <text:p>17</text:p>
          </table:table-cell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51240/, https://pikabu.ru/story/neyroseti_v_telegram_5_besplatnyikh_telegrambotov_dlya_generatsii_teksta_foto_video_12378071, https://postium.ru/telegram-boty-nejrosetej/, https://yagla.ru/blog/drugoe-o-marketinge/neyroseti-dlya-sozdaniya-kartinok-v-telegrame-top-9-luchshih-botov--2411u114537/, https://www.unisender.com/ru/blog/telegram-boty-s-nejrosetyami/, https://chataibot.ru/blog/create_ai_assistant/, https://dzen.ru/a/Z-6SNWBDVBOduXrz, https://vc.ru/u/512437-aleksandr-marketolog/642906-top-5-botov-chatgpt-v-telegram, https://otzyvmarketing.ru/articles/boty-chatgpt-v-telegram/, https://timeweb.com/ru/community/articles/telegram-boty-dlya-sozdaniya-kartinok-5-luchshih-ii-pomoshchnikov</text:p>
          </table:table-cell>
        </table:table-row>
        <table:table-row table:style-name="ro1">
          <table:table-cell office:value-type="string" calcext:value-type="string">
            <text:p>нейросеть бот в телеграм бесплатно</text:p>
          </table:table-cell>
          <table:table-cell office:value-type="string" calcext:value-type="string">
            <text:p>ии бот в телеграм (13)</text:p>
          </table:table-cell>
          <table:table-cell office:value-type="float" office:value="13" calcext:value-type="float">
            <text:p>13</text:p>
          </table:table-cell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51240/, https://pikabu.ru/story/neyroseti_v_telegram_5_besplatnyikh_telegrambotov_dlya_generatsii_teksta_foto_video_12378071, https://postium.ru/telegram-boty-nejrosetej/, https://yagla.ru/blog/drugoe-o-marketinge/neyroseti-dlya-sozdaniya-kartinok-v-telegrame-top-9-luchshih-botov--2411u114537/, https://www.unisender.com/ru/blog/telegram-boty-s-nejrosetyami/, https://chataibot.ru/blog/create_ai_assistant/, https://dzen.ru/a/Z-6SNWBDVBOduXrz, https://vc.ru/u/512437-aleksandr-marketolog/642906-top-5-botov-chatgpt-v-telegram, https://otzyvmarketing.ru/articles/boty-chatgpt-v-telegram/, https://timeweb.com/ru/community/articles/telegram-boty-dlya-sozdaniya-kartinok-5-luchshih-ii-pomoshchnikov</text:p>
          </table:table-cell>
        </table:table-row>
        <table:table-row table:style-name="ro1">
          <table:table-cell office:value-type="string" calcext:value-type="string">
            <text:p>ии боты телеграм для чатов</text:p>
          </table:table-cell>
          <table:table-cell office:value-type="string" calcext:value-type="string">
            <text:p>ии бот в телеграм (13)</text:p>
          </table:table-cell>
          <table:table-cell office:value-type="float" office:value="12" calcext:value-type="float">
            <text:p>12</text:p>
          </table:table-cell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51240/, https://pikabu.ru/story/neyroseti_v_telegram_5_besplatnyikh_telegrambotov_dlya_generatsii_teksta_foto_video_12378071, https://postium.ru/telegram-boty-nejrosetej/, https://yagla.ru/blog/drugoe-o-marketinge/neyroseti-dlya-sozdaniya-kartinok-v-telegrame-top-9-luchshih-botov--2411u114537/, https://www.unisender.com/ru/blog/telegram-boty-s-nejrosetyami/, https://chataibot.ru/blog/create_ai_assistant/, https://dzen.ru/a/Z-6SNWBDVBOduXrz, https://vc.ru/u/512437-aleksandr-marketolog/642906-top-5-botov-chatgpt-v-telegram, https://otzyvmarketing.ru/articles/boty-chatgpt-v-telegram/, https://timeweb.com/ru/community/articles/telegram-boty-dlya-sozdaniya-kartinok-5-luchshih-ii-pomoshchnikov</text:p>
          </table:table-cell>
        </table:table-row>
        <table:table-row table:style-name="ro1">
          <table:table-cell office:value-type="string" calcext:value-type="string">
            <text:p>нейронка телеграм боты</text:p>
          </table:table-cell>
          <table:table-cell office:value-type="string" calcext:value-type="string">
            <text:p>ии бот в телеграм (13)</text:p>
          </table:table-cell>
          <table:table-cell office:value-type="float" office:value="8" calcext:value-type="float">
            <text:p>8</text:p>
          </table:table-cell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51240/, https://pikabu.ru/story/neyroseti_v_telegram_5_besplatnyikh_telegrambotov_dlya_generatsii_teksta_foto_video_12378071, https://postium.ru/telegram-boty-nejrosetej/, https://yagla.ru/blog/drugoe-o-marketinge/neyroseti-dlya-sozdaniya-kartinok-v-telegrame-top-9-luchshih-botov--2411u114537/, https://www.unisender.com/ru/blog/telegram-boty-s-nejrosetyami/, https://chataibot.ru/blog/create_ai_assistant/, https://dzen.ru/a/Z-6SNWBDVBOduXrz, https://vc.ru/u/512437-aleksandr-marketolog/642906-top-5-botov-chatgpt-v-telegram, https://otzyvmarketing.ru/articles/boty-chatgpt-v-telegram/, https://timeweb.com/ru/community/articles/telegram-boty-dlya-sozdaniya-kartinok-5-luchshih-ii-pomoshchnikov</text:p>
          </table:table-cell>
        </table:table-row>
        <table:table-row table:style-name="ro1">
          <table:table-cell office:value-type="string" calcext:value-type="string">
            <text:p>телеграм бот чат ai</text:p>
          </table:table-cell>
          <table:table-cell office:value-type="string" calcext:value-type="string">
            <text:p>ии бот в телеграм (13)</text:p>
          </table:table-cell>
          <table:table-cell office:value-type="float" office:value="6" calcext:value-type="float">
            <text:p>6</text:p>
          </table:table-cell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51240/, https://pikabu.ru/story/neyroseti_v_telegram_5_besplatnyikh_telegrambotov_dlya_generatsii_teksta_foto_video_12378071, https://postium.ru/telegram-boty-nejrosetej/, https://yagla.ru/blog/drugoe-o-marketinge/neyroseti-dlya-sozdaniya-kartinok-v-telegrame-top-9-luchshih-botov--2411u114537/, https://www.unisender.com/ru/blog/telegram-boty-s-nejrosetyami/, https://chataibot.ru/blog/create_ai_assistant/, https://dzen.ru/a/Z-6SNWBDVBOduXrz, https://vc.ru/u/512437-aleksandr-marketolog/642906-top-5-botov-chatgpt-v-telegram, https://otzyvmarketing.ru/articles/boty-chatgpt-v-telegram/, https://timeweb.com/ru/community/articles/telegram-boty-dlya-sozdaniya-kartinok-5-luchshih-ii-pomoshchnikov</text:p>
          </table:table-cell>
        </table:table-row>
        <table:table-row table:style-name="ro1">
          <table:table-cell office:value-type="string" calcext:value-type="string">
            <text:p>бот рассылки для телеграма</text:p>
          </table:table-cell>
          <table:table-cell office:value-type="string" calcext:value-type="string">
            <text:p>бот рассылки для телеграма (10)</text:p>
          </table:table-cell>
          <table:table-cell office:value-type="float" office:value="155" calcext:value-type="float">
            <text:p>155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om/ru/community/articles/top-15-servisov-dlya-rassylok-telegram-v-2024-godu, https://www.unisender.com/ru/blog/servisy-dlya-rassylki-v-telegram/, https://www.calltouch.ru/blog/kak-sdelat-rassylku-v-telegram-boty-i-servisy/, https://revvy.ai/blog/kak_sdelat_massovuyu_rassylku_soobshenij_v_telegram_5_botov_i_servisov, https://sendsay.ru/blog/boty-dlya-rassylok-v-telegrame/, https://www.mango-office.ru/journal/for-marketing/messendzher/rassylka-v-telegram/, https://vc.ru/id3898785/1574916-bot-rassylki-kommentariev-v-kanaly-dlya-telegrama-na-python-2025, https://smmplanner.com/blog/siervisy-dlia-rassylok-v-tielieghramie-top-instrumientov-instruktsiia-dlia-novichkov/, https://marketolog.mts.ru/blog/instruktsiya-kak-delat-rassilki-v-telegram, https://otzyvmarketing.ru/best/rassylki-v-telegram/</text:p>
          </table:table-cell>
        </table:table-row>
        <table:table-row table:style-name="ro1">
          <table:table-cell office:value-type="string" calcext:value-type="string">
            <text:p>боты для рассылок в телеграм</text:p>
          </table:table-cell>
          <table:table-cell office:value-type="string" calcext:value-type="string">
            <text:p>бот рассылки для телеграма (10)</text:p>
          </table:table-cell>
          <table:table-cell office:value-type="float" office:value="129" calcext:value-type="float">
            <text:p>129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om/ru/community/articles/top-15-servisov-dlya-rassylok-telegram-v-2024-godu, https://www.unisender.com/ru/blog/servisy-dlya-rassylki-v-telegram/, https://www.calltouch.ru/blog/kak-sdelat-rassylku-v-telegram-boty-i-servisy/, https://revvy.ai/blog/kak_sdelat_massovuyu_rassylku_soobshenij_v_telegram_5_botov_i_servisov, https://sendsay.ru/blog/boty-dlya-rassylok-v-telegrame/, https://www.mango-office.ru/journal/for-marketing/messendzher/rassylka-v-telegram/, https://vc.ru/id3898785/1574916-bot-rassylki-kommentariev-v-kanaly-dlya-telegrama-na-python-2025, https://smmplanner.com/blog/siervisy-dlia-rassylok-v-tielieghramie-top-instrumientov-instruktsiia-dlia-novichkov/, https://marketolog.mts.ru/blog/instruktsiya-kak-delat-rassilki-v-telegram, https://otzyvmarketing.ru/best/rassylki-v-telegram/</text:p>
          </table:table-cell>
        </table:table-row>
        <table:table-row table:style-name="ro1">
          <table:table-cell office:value-type="string" calcext:value-type="string">
            <text:p>бот для рассылки сообщений в телеграм</text:p>
          </table:table-cell>
          <table:table-cell office:value-type="string" calcext:value-type="string">
            <text:p>бот рассылки для телеграма (10)</text:p>
          </table:table-cell>
          <table:table-cell office:value-type="float" office:value="77" calcext:value-type="float">
            <text:p>77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om/ru/community/articles/top-15-servisov-dlya-rassylok-telegram-v-2024-godu, https://www.unisender.com/ru/blog/servisy-dlya-rassylki-v-telegram/, https://www.calltouch.ru/blog/kak-sdelat-rassylku-v-telegram-boty-i-servisy/, https://revvy.ai/blog/kak_sdelat_massovuyu_rassylku_soobshenij_v_telegram_5_botov_i_servisov, https://sendsay.ru/blog/boty-dlya-rassylok-v-telegrame/, https://www.mango-office.ru/journal/for-marketing/messendzher/rassylka-v-telegram/, https://vc.ru/id3898785/1574916-bot-rassylki-kommentariev-v-kanaly-dlya-telegrama-na-python-2025, https://smmplanner.com/blog/siervisy-dlia-rassylok-v-tielieghramie-top-instrumientov-instruktsiia-dlia-novichkov/, https://marketolog.mts.ru/blog/instruktsiya-kak-delat-rassilki-v-telegram, https://otzyvmarketing.ru/best/rassylki-v-telegram/</text:p>
          </table:table-cell>
        </table:table-row>
        <table:table-row table:style-name="ro1">
          <table:table-cell office:value-type="string" calcext:value-type="string">
            <text:p>бесплатная рассылка телеграм бот</text:p>
          </table:table-cell>
          <table:table-cell office:value-type="string" calcext:value-type="string">
            <text:p>бот рассылки для телеграма (10)</text:p>
          </table:table-cell>
          <table:table-cell office:value-type="float" office:value="20" calcext:value-type="float">
            <text:p>2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om/ru/community/articles/top-15-servisov-dlya-rassylok-telegram-v-2024-godu, https://www.unisender.com/ru/blog/servisy-dlya-rassylki-v-telegram/, https://www.calltouch.ru/blog/kak-sdelat-rassylku-v-telegram-boty-i-servisy/, https://revvy.ai/blog/kak_sdelat_massovuyu_rassylku_soobshenij_v_telegram_5_botov_i_servisov, https://sendsay.ru/blog/boty-dlya-rassylok-v-telegrame/, https://www.mango-office.ru/journal/for-marketing/messendzher/rassylka-v-telegram/, https://vc.ru/id3898785/1574916-bot-rassylki-kommentariev-v-kanaly-dlya-telegrama-na-python-2025, https://smmplanner.com/blog/siervisy-dlia-rassylok-v-tielieghramie-top-instrumientov-instruktsiia-dlia-novichkov/, https://marketolog.mts.ru/blog/instruktsiya-kak-delat-rassilki-v-telegram, https://otzyvmarketing.ru/best/rassylki-v-telegram/</text:p>
          </table:table-cell>
        </table:table-row>
        <table:table-row table:style-name="ro1">
          <table:table-cell office:value-type="string" calcext:value-type="string">
            <text:p>чат бот для рассылки в телеграм</text:p>
          </table:table-cell>
          <table:table-cell office:value-type="string" calcext:value-type="string">
            <text:p>бот рассылки для телеграма (10)</text:p>
          </table:table-cell>
          <table:table-cell office:value-type="float" office:value="19" calcext:value-type="float">
            <text:p>19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om/ru/community/articles/top-15-servisov-dlya-rassylok-telegram-v-2024-godu, https://www.unisender.com/ru/blog/servisy-dlya-rassylki-v-telegram/, https://www.calltouch.ru/blog/kak-sdelat-rassylku-v-telegram-boty-i-servisy/, https://revvy.ai/blog/kak_sdelat_massovuyu_rassylku_soobshenij_v_telegram_5_botov_i_servisov, https://sendsay.ru/blog/boty-dlya-rassylok-v-telegrame/, https://www.mango-office.ru/journal/for-marketing/messendzher/rassylka-v-telegram/, https://vc.ru/id3898785/1574916-bot-rassylki-kommentariev-v-kanaly-dlya-telegrama-na-python-2025, https://smmplanner.com/blog/siervisy-dlia-rassylok-v-tielieghramie-top-instrumientov-instruktsiia-dlia-novichkov/, https://marketolog.mts.ru/blog/instruktsiya-kak-delat-rassilki-v-telegram, https://otzyvmarketing.ru/best/rassylki-v-telegram/</text:p>
          </table:table-cell>
        </table:table-row>
        <table:table-row table:style-name="ro1">
          <table:table-cell office:value-type="string" calcext:value-type="string">
            <text:p>бот который присылает сообщения телеграм</text:p>
          </table:table-cell>
          <table:table-cell office:value-type="string" calcext:value-type="string">
            <text:p>бот рассылки для телеграма (10)</text:p>
          </table:table-cell>
          <table:table-cell office:value-type="float" office:value="16" calcext:value-type="float">
            <text:p>16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om/ru/community/articles/top-15-servisov-dlya-rassylok-telegram-v-2024-godu, https://www.unisender.com/ru/blog/servisy-dlya-rassylki-v-telegram/, https://www.calltouch.ru/blog/kak-sdelat-rassylku-v-telegram-boty-i-servisy/, https://revvy.ai/blog/kak_sdelat_massovuyu_rassylku_soobshenij_v_telegram_5_botov_i_servisov, https://sendsay.ru/blog/boty-dlya-rassylok-v-telegrame/, https://www.mango-office.ru/journal/for-marketing/messendzher/rassylka-v-telegram/, https://vc.ru/id3898785/1574916-bot-rassylki-kommentariev-v-kanaly-dlya-telegrama-na-python-2025, https://smmplanner.com/blog/siervisy-dlia-rassylok-v-tielieghramie-top-instrumientov-instruktsiia-dlia-novichkov/, https://marketolog.mts.ru/blog/instruktsiya-kak-delat-rassilki-v-telegram, https://otzyvmarketing.ru/best/rassylki-v-telegram/</text:p>
          </table:table-cell>
        </table:table-row>
        <table:table-row table:style-name="ro1">
          <table:table-cell office:value-type="string" calcext:value-type="string">
            <text:p>рассылки в телеграм через бота</text:p>
          </table:table-cell>
          <table:table-cell office:value-type="string" calcext:value-type="string">
            <text:p>бот рассылки для телеграма (10)</text:p>
          </table:table-cell>
          <table:table-cell office:value-type="float" office:value="14" calcext:value-type="float">
            <text:p>14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om/ru/community/articles/top-15-servisov-dlya-rassylok-telegram-v-2024-godu, https://www.unisender.com/ru/blog/servisy-dlya-rassylki-v-telegram/, https://www.calltouch.ru/blog/kak-sdelat-rassylku-v-telegram-boty-i-servisy/, https://revvy.ai/blog/kak_sdelat_massovuyu_rassylku_soobshenij_v_telegram_5_botov_i_servisov, https://sendsay.ru/blog/boty-dlya-rassylok-v-telegrame/, https://www.mango-office.ru/journal/for-marketing/messendzher/rassylka-v-telegram/, https://vc.ru/id3898785/1574916-bot-rassylki-kommentariev-v-kanaly-dlya-telegrama-na-python-2025, https://smmplanner.com/blog/siervisy-dlia-rassylok-v-tielieghramie-top-instrumientov-instruktsiia-dlia-novichkov/, https://marketolog.mts.ru/blog/instruktsiya-kak-delat-rassilki-v-telegram, https://otzyvmarketing.ru/best/rassylki-v-telegram/</text:p>
          </table:table-cell>
        </table:table-row>
        <table:table-row table:style-name="ro1">
          <table:table-cell office:value-type="string" calcext:value-type="string">
            <text:p>телеграм бот для рассылки в группы</text:p>
          </table:table-cell>
          <table:table-cell office:value-type="string" calcext:value-type="string">
            <text:p>бот рассылки для телеграма (10)</text:p>
          </table:table-cell>
          <table:table-cell office:value-type="float" office:value="13" calcext:value-type="float">
            <text:p>13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om/ru/community/articles/top-15-servisov-dlya-rassylok-telegram-v-2024-godu, https://www.unisender.com/ru/blog/servisy-dlya-rassylki-v-telegram/, https://www.calltouch.ru/blog/kak-sdelat-rassylku-v-telegram-boty-i-servisy/, https://revvy.ai/blog/kak_sdelat_massovuyu_rassylku_soobshenij_v_telegram_5_botov_i_servisov, https://sendsay.ru/blog/boty-dlya-rassylok-v-telegrame/, https://www.mango-office.ru/journal/for-marketing/messendzher/rassylka-v-telegram/, https://vc.ru/id3898785/1574916-bot-rassylki-kommentariev-v-kanaly-dlya-telegrama-na-python-2025, https://smmplanner.com/blog/siervisy-dlia-rassylok-v-tielieghramie-top-instrumientov-instruktsiia-dlia-novichkov/, https://marketolog.mts.ru/blog/instruktsiya-kak-delat-rassilki-v-telegram, https://otzyvmarketing.ru/best/rassylki-v-telegram/</text:p>
          </table:table-cell>
        </table:table-row>
        <table:table-row table:style-name="ro1">
          <table:table-cell office:value-type="string" calcext:value-type="string">
            <text:p>бот для рассылки сообщений в телеграм бесплатно</text:p>
          </table:table-cell>
          <table:table-cell office:value-type="string" calcext:value-type="string">
            <text:p>бот рассылки для телеграма (10)</text:p>
          </table:table-cell>
          <table:table-cell office:value-type="float" office:value="11" calcext:value-type="float">
            <text:p>11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om/ru/community/articles/top-15-servisov-dlya-rassylok-telegram-v-2024-godu, https://www.unisender.com/ru/blog/servisy-dlya-rassylki-v-telegram/, https://www.calltouch.ru/blog/kak-sdelat-rassylku-v-telegram-boty-i-servisy/, https://revvy.ai/blog/kak_sdelat_massovuyu_rassylku_soobshenij_v_telegram_5_botov_i_servisov, https://sendsay.ru/blog/boty-dlya-rassylok-v-telegrame/, https://www.mango-office.ru/journal/for-marketing/messendzher/rassylka-v-telegram/, https://vc.ru/id3898785/1574916-bot-rassylki-kommentariev-v-kanaly-dlya-telegrama-na-python-2025, https://smmplanner.com/blog/siervisy-dlia-rassylok-v-tielieghramie-top-instrumientov-instruktsiia-dlia-novichkov/, https://marketolog.mts.ru/blog/instruktsiya-kak-delat-rassilki-v-telegram, https://otzyvmarketing.ru/best/rassylki-v-telegram/</text:p>
          </table:table-cell>
        </table:table-row>
        <table:table-row table:style-name="ro1">
          <table:table-cell office:value-type="string" calcext:value-type="string">
            <text:p>как сделать рассылку в телеграм через бота</text:p>
          </table:table-cell>
          <table:table-cell office:value-type="string" calcext:value-type="string">
            <text:p>бот рассылки для телеграма (10)</text:p>
          </table:table-cell>
          <table:table-cell office:value-type="float" office:value="7" calcext:value-type="float">
            <text:p>7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om/ru/community/articles/top-15-servisov-dlya-rassylok-telegram-v-2024-godu, https://www.unisender.com/ru/blog/servisy-dlya-rassylki-v-telegram/, https://www.calltouch.ru/blog/kak-sdelat-rassylku-v-telegram-boty-i-servisy/, https://revvy.ai/blog/kak_sdelat_massovuyu_rassylku_soobshenij_v_telegram_5_botov_i_servisov, https://sendsay.ru/blog/boty-dlya-rassylok-v-telegrame/, https://www.mango-office.ru/journal/for-marketing/messendzher/rassylka-v-telegram/, https://vc.ru/id3898785/1574916-bot-rassylki-kommentariev-v-kanaly-dlya-telegrama-na-python-2025, https://smmplanner.com/blog/siervisy-dlia-rassylok-v-tielieghramie-top-instrumientov-instruktsiia-dlia-novichkov/, https://marketolog.mts.ru/blog/instruktsiya-kak-delat-rassilki-v-telegram, https://otzyvmarketing.ru/best/rassylki-v-telegram/</text:p>
          </table:table-cell>
        </table:table-row>
        <table:table-row table:style-name="ro1">
          <table:table-cell office:value-type="string" calcext:value-type="string">
            <text:p>купить ботов в телеграм</text:p>
          </table:table-cell>
          <table:table-cell office:value-type="string" calcext:value-type="string">
            <text:p>купить ботов в телеграм (8)</text:p>
          </table:table-cell>
          <table:table-cell office:value-type="float" office:value="181" calcext:value-type="float">
            <text:p>181</text:p>
          </table:table-cell>
          <table:table-cell office:value-type="float" office:value="459" calcext:value-type="float">
            <text:p>45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bots.ru/, https://kwork.ru/categories/script-programming/chat-boty-gotovie, https://www.telderi.ru/ru/search/telegrambot, https://vc.ru/niksolovov/1219817-kupit-botov-v-telegram-20-servisov-v-2025-godu-top-luchshih-i-sposoby-nash-opyt, https://bottec.ru/, https://developers.sber.ru/portal/solutions/chat-bot/telegram, https://www.avito.ru/all/predlozheniya_uslug/IT_dizayn_marketing-ASgBAgICAUSYC6afAQ?q=%D1%82%D0%B5%D0%BB%D0%B5%D0%B3%D1%80%D0%B0%D0%BC+%D0%B1%D0%BE%D1%82+%D0%BD%D0%B0+%D0%B7%D0%B0%D0%BA%D0%B0%D0%B7, https://dtf.ru/top-smm/2905229-kupit-botov-v-telegram-26-luchshih-servisov-v-2024-godu, https://it-marketplace.ru/telegram-bots, https://www.botobot.ru/price/</text:p>
          </table:table-cell>
        </table:table-row>
        <table:table-row table:style-name="ro1">
          <table:table-cell office:value-type="string" calcext:value-type="string">
            <text:p>покупка ботов для телеграма</text:p>
          </table:table-cell>
          <table:table-cell office:value-type="string" calcext:value-type="string">
            <text:p>купить ботов в телеграм (8)</text:p>
          </table:table-cell>
          <table:table-cell office:value-type="float" office:value="107" calcext:value-type="float">
            <text:p>107</text:p>
          </table:table-cell>
          <table:table-cell office:value-type="float" office:value="459" calcext:value-type="float">
            <text:p>4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bots.ru/, https://kwork.ru/categories/script-programming/chat-boty-gotovie, https://www.telderi.ru/ru/search/telegrambot, https://vc.ru/niksolovov/1219817-kupit-botov-v-telegram-20-servisov-v-2025-godu-top-luchshih-i-sposoby-nash-opyt, https://bottec.ru/, https://developers.sber.ru/portal/solutions/chat-bot/telegram, https://www.avito.ru/all/predlozheniya_uslug/IT_dizayn_marketing-ASgBAgICAUSYC6afAQ?q=%D1%82%D0%B5%D0%BB%D0%B5%D0%B3%D1%80%D0%B0%D0%BC+%D0%B1%D0%BE%D1%82+%D0%BD%D0%B0+%D0%B7%D0%B0%D0%BA%D0%B0%D0%B7, https://dtf.ru/top-smm/2905229-kupit-botov-v-telegram-26-luchshih-servisov-v-2024-godu, https://it-marketplace.ru/telegram-bots, https://www.botobot.ru/price/</text:p>
          </table:table-cell>
        </table:table-row>
        <table:table-row table:style-name="ro1">
          <table:table-cell office:value-type="string" calcext:value-type="string">
            <text:p>заказать телеграм бота</text:p>
          </table:table-cell>
          <table:table-cell office:value-type="string" calcext:value-type="string">
            <text:p>купить ботов в телеграм (8)</text:p>
          </table:table-cell>
          <table:table-cell office:value-type="float" office:value="49" calcext:value-type="float">
            <text:p>49</text:p>
          </table:table-cell>
          <table:table-cell office:value-type="float" office:value="459" calcext:value-type="float">
            <text:p>45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bots.ru/, https://kwork.ru/categories/script-programming/chat-boty-gotovie, https://www.telderi.ru/ru/search/telegrambot, https://vc.ru/niksolovov/1219817-kupit-botov-v-telegram-20-servisov-v-2025-godu-top-luchshih-i-sposoby-nash-opyt, https://bottec.ru/, https://developers.sber.ru/portal/solutions/chat-bot/telegram, https://www.avito.ru/all/predlozheniya_uslug/IT_dizayn_marketing-ASgBAgICAUSYC6afAQ?q=%D1%82%D0%B5%D0%BB%D0%B5%D0%B3%D1%80%D0%B0%D0%BC+%D0%B1%D0%BE%D1%82+%D0%BD%D0%B0+%D0%B7%D0%B0%D0%BA%D0%B0%D0%B7, https://dtf.ru/top-smm/2905229-kupit-botov-v-telegram-26-luchshih-servisov-v-2024-godu, https://it-marketplace.ru/telegram-bots, https://www.botobot.ru/price/</text:p>
          </table:table-cell>
        </table:table-row>
        <table:table-row table:style-name="ro1">
          <table:table-cell office:value-type="string" calcext:value-type="string">
            <text:p>телеграм боты на заказ</text:p>
          </table:table-cell>
          <table:table-cell office:value-type="string" calcext:value-type="string">
            <text:p>купить ботов в телеграм (8)</text:p>
          </table:table-cell>
          <table:table-cell office:value-type="float" office:value="48" calcext:value-type="float">
            <text:p>48</text:p>
          </table:table-cell>
          <table:table-cell office:value-type="float" office:value="459" calcext:value-type="float">
            <text:p>45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bots.ru/, https://kwork.ru/categories/script-programming/chat-boty-gotovie, https://www.telderi.ru/ru/search/telegrambot, https://vc.ru/niksolovov/1219817-kupit-botov-v-telegram-20-servisov-v-2025-godu-top-luchshih-i-sposoby-nash-opyt, https://bottec.ru/, https://developers.sber.ru/portal/solutions/chat-bot/telegram, https://www.avito.ru/all/predlozheniya_uslug/IT_dizayn_marketing-ASgBAgICAUSYC6afAQ?q=%D1%82%D0%B5%D0%BB%D0%B5%D0%B3%D1%80%D0%B0%D0%BC+%D0%B1%D0%BE%D1%82+%D0%BD%D0%B0+%D0%B7%D0%B0%D0%BA%D0%B0%D0%B7, https://dtf.ru/top-smm/2905229-kupit-botov-v-telegram-26-luchshih-servisov-v-2024-godu, https://it-marketplace.ru/telegram-bots, https://www.botobot.ru/price/</text:p>
          </table:table-cell>
        </table:table-row>
        <table:table-row table:style-name="ro1">
          <table:table-cell office:value-type="string" calcext:value-type="string">
            <text:p>купить бот для телеграма</text:p>
          </table:table-cell>
          <table:table-cell office:value-type="string" calcext:value-type="string">
            <text:p>купить ботов в телеграм (8)</text:p>
          </table:table-cell>
          <table:table-cell office:value-type="float" office:value="35" calcext:value-type="float">
            <text:p>35</text:p>
          </table:table-cell>
          <table:table-cell office:value-type="float" office:value="459" calcext:value-type="float">
            <text:p>45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bots.ru/, https://kwork.ru/categories/script-programming/chat-boty-gotovie, https://www.telderi.ru/ru/search/telegrambot, https://vc.ru/niksolovov/1219817-kupit-botov-v-telegram-20-servisov-v-2025-godu-top-luchshih-i-sposoby-nash-opyt, https://bottec.ru/, https://developers.sber.ru/portal/solutions/chat-bot/telegram, https://www.avito.ru/all/predlozheniya_uslug/IT_dizayn_marketing-ASgBAgICAUSYC6afAQ?q=%D1%82%D0%B5%D0%BB%D0%B5%D0%B3%D1%80%D0%B0%D0%BC+%D0%B1%D0%BE%D1%82+%D0%BD%D0%B0+%D0%B7%D0%B0%D0%BA%D0%B0%D0%B7, https://dtf.ru/top-smm/2905229-kupit-botov-v-telegram-26-luchshih-servisov-v-2024-godu, https://it-marketplace.ru/telegram-bots, https://www.botobot.ru/price/</text:p>
          </table:table-cell>
        </table:table-row>
        <table:table-row table:style-name="ro1">
          <table:table-cell office:value-type="string" calcext:value-type="string">
            <text:p>дешевые боты в телеграм</text:p>
          </table:table-cell>
          <table:table-cell office:value-type="string" calcext:value-type="string">
            <text:p>купить ботов в телеграм (8)</text:p>
          </table:table-cell>
          <table:table-cell office:value-type="float" office:value="29" calcext:value-type="float">
            <text:p>29</text:p>
          </table:table-cell>
          <table:table-cell office:value-type="float" office:value="459" calcext:value-type="float">
            <text:p>4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bots.ru/, https://kwork.ru/categories/script-programming/chat-boty-gotovie, https://www.telderi.ru/ru/search/telegrambot, https://vc.ru/niksolovov/1219817-kupit-botov-v-telegram-20-servisov-v-2025-godu-top-luchshih-i-sposoby-nash-opyt, https://bottec.ru/, https://developers.sber.ru/portal/solutions/chat-bot/telegram, https://www.avito.ru/all/predlozheniya_uslug/IT_dizayn_marketing-ASgBAgICAUSYC6afAQ?q=%D1%82%D0%B5%D0%BB%D0%B5%D0%B3%D1%80%D0%B0%D0%BC+%D0%B1%D0%BE%D1%82+%D0%BD%D0%B0+%D0%B7%D0%B0%D0%BA%D0%B0%D0%B7, https://dtf.ru/top-smm/2905229-kupit-botov-v-telegram-26-luchshih-servisov-v-2024-godu, https://it-marketplace.ru/telegram-bots, https://www.botobot.ru/price/</text:p>
          </table:table-cell>
        </table:table-row>
        <table:table-row table:style-name="ro1">
          <table:table-cell office:value-type="string" calcext:value-type="string">
            <text:p>готовые телеграм боты купить</text:p>
          </table:table-cell>
          <table:table-cell office:value-type="string" calcext:value-type="string">
            <text:p>купить ботов в телеграм (8)</text:p>
          </table:table-cell>
          <table:table-cell office:value-type="float" office:value="8" calcext:value-type="float">
            <text:p>8</text:p>
          </table:table-cell>
          <table:table-cell office:value-type="float" office:value="459" calcext:value-type="float">
            <text:p>45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bots.ru/, https://kwork.ru/categories/script-programming/chat-boty-gotovie, https://www.telderi.ru/ru/search/telegrambot, https://vc.ru/niksolovov/1219817-kupit-botov-v-telegram-20-servisov-v-2025-godu-top-luchshih-i-sposoby-nash-opyt, https://bottec.ru/, https://developers.sber.ru/portal/solutions/chat-bot/telegram, https://www.avito.ru/all/predlozheniya_uslug/IT_dizayn_marketing-ASgBAgICAUSYC6afAQ?q=%D1%82%D0%B5%D0%BB%D0%B5%D0%B3%D1%80%D0%B0%D0%BC+%D0%B1%D0%BE%D1%82+%D0%BD%D0%B0+%D0%B7%D0%B0%D0%BA%D0%B0%D0%B7, https://dtf.ru/top-smm/2905229-kupit-botov-v-telegram-26-luchshih-servisov-v-2024-godu, https://it-marketplace.ru/telegram-bots, https://www.botobot.ru/price/</text:p>
          </table:table-cell>
        </table:table-row>
        <table:table-row table:style-name="ro1">
          <table:table-cell office:value-type="string" calcext:value-type="string">
            <text:p>где купить телеграм бот</text:p>
          </table:table-cell>
          <table:table-cell office:value-type="string" calcext:value-type="string">
            <text:p>купить ботов в телеграм (8)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bots.ru/, https://kwork.ru/categories/script-programming/chat-boty-gotovie, https://www.telderi.ru/ru/search/telegrambot, https://vc.ru/niksolovov/1219817-kupit-botov-v-telegram-20-servisov-v-2025-godu-top-luchshih-i-sposoby-nash-opyt, https://bottec.ru/, https://developers.sber.ru/portal/solutions/chat-bot/telegram, https://www.avito.ru/all/predlozheniya_uslug/IT_dizayn_marketing-ASgBAgICAUSYC6afAQ?q=%D1%82%D0%B5%D0%BB%D0%B5%D0%B3%D1%80%D0%B0%D0%BC+%D0%B1%D0%BE%D1%82+%D0%BD%D0%B0+%D0%B7%D0%B0%D0%BA%D0%B0%D0%B7, https://dtf.ru/top-smm/2905229-kupit-botov-v-telegram-26-luchshih-servisov-v-2024-godu, https://it-marketplace.ru/telegram-bots, https://www.botobot.ru/price/</text:p>
          </table:table-cell>
        </table:table-row>
        <table:table-row table:style-name="ro1">
          <table:table-cell office:value-type="string" calcext:value-type="string">
            <text:p>телеграм бот голоса</text:p>
          </table:table-cell>
          <table:table-cell office:value-type="string" calcext:value-type="string">
            <text:p>телеграм бот голоса (15)</text:p>
          </table:table-cell>
          <table:table-cell office:value-type="float" office:value="127" calcext:value-type="float">
            <text:p>127</text:p>
          </table:table-cell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botyi_dlya_ozvuchki_teksta__golosovoy_dipfeyk_v_telegram_11661620, https://tgdyk.com/lists/text-to-speech, https://dtf.ru/s/595875-neiroiskusstvo/3183000-mozhno-ozvuchit-lyuboi-tekst-v-telegram-za-minutu, https://otvet.mail.ru/question/239892060, https://cybervoice.io/ru/telegram-bot.html, https://t.me/BigVoicyBot, https://dzen.ru/a/ZEoEA6NphjD1Pc8q, https://vc.ru/id734587/1318248-neiroset-v-telegrame-top-10-klassnyh-botov-dlya-raboty-s-tekstom, https://botson.ru/blog/neyroset-dlya-ozvuchki-teksta-v-telegramm-bote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голосовые боты в телеграм</text:p>
          </table:table-cell>
          <table:table-cell office:value-type="string" calcext:value-type="string">
            <text:p>телеграм бот голоса (15)</text:p>
          </table:table-cell>
          <table:table-cell office:value-type="float" office:value="125" calcext:value-type="float">
            <text:p>125</text:p>
          </table:table-cell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botyi_dlya_ozvuchki_teksta__golosovoy_dipfeyk_v_telegram_11661620, https://tgdyk.com/lists/text-to-speech, https://dtf.ru/s/595875-neiroiskusstvo/3183000-mozhno-ozvuchit-lyuboi-tekst-v-telegram-za-minutu, https://otvet.mail.ru/question/239892060, https://cybervoice.io/ru/telegram-bot.html, https://t.me/BigVoicyBot, https://dzen.ru/a/ZEoEA6NphjD1Pc8q, https://vc.ru/id734587/1318248-neiroset-v-telegrame-top-10-klassnyh-botov-dlya-raboty-s-tekstom, https://botson.ru/blog/neyroset-dlya-ozvuchki-teksta-v-telegramm-bote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телеграм бот для озвучки</text:p>
          </table:table-cell>
          <table:table-cell office:value-type="string" calcext:value-type="string">
            <text:p>телеграм бот голоса (15)</text:p>
          </table:table-cell>
          <table:table-cell office:value-type="float" office:value="35" calcext:value-type="float">
            <text:p>35</text:p>
          </table:table-cell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botyi_dlya_ozvuchki_teksta__golosovoy_dipfeyk_v_telegram_11661620, https://tgdyk.com/lists/text-to-speech, https://dtf.ru/s/595875-neiroiskusstvo/3183000-mozhno-ozvuchit-lyuboi-tekst-v-telegram-za-minutu, https://otvet.mail.ru/question/239892060, https://cybervoice.io/ru/telegram-bot.html, https://t.me/BigVoicyBot, https://dzen.ru/a/ZEoEA6NphjD1Pc8q, https://vc.ru/id734587/1318248-neiroset-v-telegrame-top-10-klassnyh-botov-dlya-raboty-s-tekstom, https://botson.ru/blog/neyroset-dlya-ozvuchki-teksta-v-telegramm-bote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голосовой бот в телеграме</text:p>
          </table:table-cell>
          <table:table-cell office:value-type="string" calcext:value-type="string">
            <text:p>телеграм бот голоса (15)</text:p>
          </table:table-cell>
          <table:table-cell office:value-type="float" office:value="21" calcext:value-type="float">
            <text:p>21</text:p>
          </table:table-cell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botyi_dlya_ozvuchki_teksta__golosovoy_dipfeyk_v_telegram_11661620, https://tgdyk.com/lists/text-to-speech, https://dtf.ru/s/595875-neiroiskusstvo/3183000-mozhno-ozvuchit-lyuboi-tekst-v-telegram-za-minutu, https://otvet.mail.ru/question/239892060, https://cybervoice.io/ru/telegram-bot.html, https://t.me/BigVoicyBot, https://dzen.ru/a/ZEoEA6NphjD1Pc8q, https://vc.ru/id734587/1318248-neiroset-v-telegrame-top-10-klassnyh-botov-dlya-raboty-s-tekstom, https://botson.ru/blog/neyroset-dlya-ozvuchki-teksta-v-telegramm-bote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говорящий бот телеграм</text:p>
          </table:table-cell>
          <table:table-cell office:value-type="string" calcext:value-type="string">
            <text:p>телеграм бот голоса (15)</text:p>
          </table:table-cell>
          <table:table-cell office:value-type="float" office:value="17" calcext:value-type="float">
            <text:p>17</text:p>
          </table:table-cell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botyi_dlya_ozvuchki_teksta__golosovoy_dipfeyk_v_telegram_11661620, https://tgdyk.com/lists/text-to-speech, https://dtf.ru/s/595875-neiroiskusstvo/3183000-mozhno-ozvuchit-lyuboi-tekst-v-telegram-za-minutu, https://otvet.mail.ru/question/239892060, https://cybervoice.io/ru/telegram-bot.html, https://t.me/BigVoicyBot, https://dzen.ru/a/ZEoEA6NphjD1Pc8q, https://vc.ru/id734587/1318248-neiroset-v-telegrame-top-10-klassnyh-botov-dlya-raboty-s-tekstom, https://botson.ru/blog/neyroset-dlya-ozvuchki-teksta-v-telegramm-bote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телеграм бот читающий сообщения</text:p>
          </table:table-cell>
          <table:table-cell office:value-type="string" calcext:value-type="string">
            <text:p>телеграм бот голоса (15)</text:p>
          </table:table-cell>
          <table:table-cell office:value-type="float" office:value="15" calcext:value-type="float">
            <text:p>15</text:p>
          </table:table-cell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botyi_dlya_ozvuchki_teksta__golosovoy_dipfeyk_v_telegram_11661620, https://tgdyk.com/lists/text-to-speech, https://dtf.ru/s/595875-neiroiskusstvo/3183000-mozhno-ozvuchit-lyuboi-tekst-v-telegram-za-minutu, https://otvet.mail.ru/question/239892060, https://cybervoice.io/ru/telegram-bot.html, https://t.me/BigVoicyBot, https://dzen.ru/a/ZEoEA6NphjD1Pc8q, https://vc.ru/id734587/1318248-neiroset-v-telegrame-top-10-klassnyh-botov-dlya-raboty-s-tekstom, https://botson.ru/blog/neyroset-dlya-ozvuchki-teksta-v-telegramm-bote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текст в голос бот телеграм</text:p>
          </table:table-cell>
          <table:table-cell office:value-type="string" calcext:value-type="string">
            <text:p>телеграм бот голоса (15)</text:p>
          </table:table-cell>
          <table:table-cell office:value-type="float" office:value="14" calcext:value-type="float">
            <text:p>14</text:p>
          </table:table-cell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botyi_dlya_ozvuchki_teksta__golosovoy_dipfeyk_v_telegram_11661620, https://tgdyk.com/lists/text-to-speech, https://dtf.ru/s/595875-neiroiskusstvo/3183000-mozhno-ozvuchit-lyuboi-tekst-v-telegram-za-minutu, https://otvet.mail.ru/question/239892060, https://cybervoice.io/ru/telegram-bot.html, https://t.me/BigVoicyBot, https://dzen.ru/a/ZEoEA6NphjD1Pc8q, https://vc.ru/id734587/1318248-neiroset-v-telegrame-top-10-klassnyh-botov-dlya-raboty-s-tekstom, https://botson.ru/blog/neyroset-dlya-ozvuchki-teksta-v-telegramm-bote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бот который озвучивает текст телеграм</text:p>
          </table:table-cell>
          <table:table-cell office:value-type="string" calcext:value-type="string">
            <text:p>телеграм бот голоса (15)</text:p>
          </table:table-cell>
          <table:table-cell office:value-type="float" office:value="13" calcext:value-type="float">
            <text:p>13</text:p>
          </table:table-cell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botyi_dlya_ozvuchki_teksta__golosovoy_dipfeyk_v_telegram_11661620, https://tgdyk.com/lists/text-to-speech, https://dtf.ru/s/595875-neiroiskusstvo/3183000-mozhno-ozvuchit-lyuboi-tekst-v-telegram-za-minutu, https://otvet.mail.ru/question/239892060, https://cybervoice.io/ru/telegram-bot.html, https://t.me/BigVoicyBot, https://dzen.ru/a/ZEoEA6NphjD1Pc8q, https://vc.ru/id734587/1318248-neiroset-v-telegrame-top-10-klassnyh-botov-dlya-raboty-s-tekstom, https://botson.ru/blog/neyroset-dlya-ozvuchki-teksta-v-telegramm-bote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телеграм бот озвучка голосом</text:p>
          </table:table-cell>
          <table:table-cell office:value-type="string" calcext:value-type="string">
            <text:p>телеграм бот голоса (15)</text:p>
          </table:table-cell>
          <table:table-cell office:value-type="float" office:value="11" calcext:value-type="float">
            <text:p>11</text:p>
          </table:table-cell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botyi_dlya_ozvuchki_teksta__golosovoy_dipfeyk_v_telegram_11661620, https://tgdyk.com/lists/text-to-speech, https://dtf.ru/s/595875-neiroiskusstvo/3183000-mozhno-ozvuchit-lyuboi-tekst-v-telegram-za-minutu, https://otvet.mail.ru/question/239892060, https://cybervoice.io/ru/telegram-bot.html, https://t.me/BigVoicyBot, https://dzen.ru/a/ZEoEA6NphjD1Pc8q, https://vc.ru/id734587/1318248-neiroset-v-telegrame-top-10-klassnyh-botov-dlya-raboty-s-tekstom, https://botson.ru/blog/neyroset-dlya-ozvuchki-teksta-v-telegramm-bote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боты для озвучки текста в телеграм</text:p>
          </table:table-cell>
          <table:table-cell office:value-type="string" calcext:value-type="string">
            <text:p>телеграм бот голоса (15)</text:p>
          </table:table-cell>
          <table:table-cell office:value-type="float" office:value="10" calcext:value-type="float">
            <text:p>10</text:p>
          </table:table-cell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botyi_dlya_ozvuchki_teksta__golosovoy_dipfeyk_v_telegram_11661620, https://tgdyk.com/lists/text-to-speech, https://dtf.ru/s/595875-neiroiskusstvo/3183000-mozhno-ozvuchit-lyuboi-tekst-v-telegram-za-minutu, https://otvet.mail.ru/question/239892060, https://cybervoice.io/ru/telegram-bot.html, https://t.me/BigVoicyBot, https://dzen.ru/a/ZEoEA6NphjD1Pc8q, https://vc.ru/id734587/1318248-neiroset-v-telegrame-top-10-klassnyh-botov-dlya-raboty-s-tekstom, https://botson.ru/blog/neyroset-dlya-ozvuchki-teksta-v-telegramm-bote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войс бот телеграм</text:p>
          </table:table-cell>
          <table:table-cell office:value-type="string" calcext:value-type="string">
            <text:p>телеграм бот голоса (15)</text:p>
          </table:table-cell>
          <table:table-cell office:value-type="float" office:value="8" calcext:value-type="float">
            <text:p>8</text:p>
          </table:table-cell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botyi_dlya_ozvuchki_teksta__golosovoy_dipfeyk_v_telegram_11661620, https://tgdyk.com/lists/text-to-speech, https://dtf.ru/s/595875-neiroiskusstvo/3183000-mozhno-ozvuchit-lyuboi-tekst-v-telegram-za-minutu, https://otvet.mail.ru/question/239892060, https://cybervoice.io/ru/telegram-bot.html, https://t.me/BigVoicyBot, https://dzen.ru/a/ZEoEA6NphjD1Pc8q, https://vc.ru/id734587/1318248-neiroset-v-telegrame-top-10-klassnyh-botov-dlya-raboty-s-tekstom, https://botson.ru/blog/neyroset-dlya-ozvuchki-teksta-v-telegramm-bote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телеграм бот озвучка бесплатно</text:p>
          </table:table-cell>
          <table:table-cell office:value-type="string" calcext:value-type="string">
            <text:p>телеграм бот голоса (15)</text:p>
          </table:table-cell>
          <table:table-cell office:value-type="float" office:value="7" calcext:value-type="float">
            <text:p>7</text:p>
          </table:table-cell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botyi_dlya_ozvuchki_teksta__golosovoy_dipfeyk_v_telegram_11661620, https://tgdyk.com/lists/text-to-speech, https://dtf.ru/s/595875-neiroiskusstvo/3183000-mozhno-ozvuchit-lyuboi-tekst-v-telegram-za-minutu, https://otvet.mail.ru/question/239892060, https://cybervoice.io/ru/telegram-bot.html, https://t.me/BigVoicyBot, https://dzen.ru/a/ZEoEA6NphjD1Pc8q, https://vc.ru/id734587/1318248-neiroset-v-telegrame-top-10-klassnyh-botov-dlya-raboty-s-tekstom, https://botson.ru/blog/neyroset-dlya-ozvuchki-teksta-v-telegramm-bote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голос боты телеграм бесплатно</text:p>
          </table:table-cell>
          <table:table-cell office:value-type="string" calcext:value-type="string">
            <text:p>телеграм бот голоса (15)</text:p>
          </table:table-cell>
          <table:table-cell office:value-type="float" office:value="7" calcext:value-type="float">
            <text:p>7</text:p>
          </table:table-cell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botyi_dlya_ozvuchki_teksta__golosovoy_dipfeyk_v_telegram_11661620, https://tgdyk.com/lists/text-to-speech, https://dtf.ru/s/595875-neiroiskusstvo/3183000-mozhno-ozvuchit-lyuboi-tekst-v-telegram-za-minutu, https://otvet.mail.ru/question/239892060, https://cybervoice.io/ru/telegram-bot.html, https://t.me/BigVoicyBot, https://dzen.ru/a/ZEoEA6NphjD1Pc8q, https://vc.ru/id734587/1318248-neiroset-v-telegrame-top-10-klassnyh-botov-dlya-raboty-s-tekstom, https://botson.ru/blog/neyroset-dlya-ozvuchki-teksta-v-telegramm-bote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бот озвучивает голос телеграм</text:p>
          </table:table-cell>
          <table:table-cell office:value-type="string" calcext:value-type="string">
            <text:p>телеграм бот голоса (15)</text:p>
          </table:table-cell>
          <table:table-cell office:value-type="float" office:value="7" calcext:value-type="float">
            <text:p>7</text:p>
          </table:table-cell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botyi_dlya_ozvuchki_teksta__golosovoy_dipfeyk_v_telegram_11661620, https://tgdyk.com/lists/text-to-speech, https://dtf.ru/s/595875-neiroiskusstvo/3183000-mozhno-ozvuchit-lyuboi-tekst-v-telegram-za-minutu, https://otvet.mail.ru/question/239892060, https://cybervoice.io/ru/telegram-bot.html, https://t.me/BigVoicyBot, https://dzen.ru/a/ZEoEA6NphjD1Pc8q, https://vc.ru/id734587/1318248-neiroset-v-telegrame-top-10-klassnyh-botov-dlya-raboty-s-tekstom, https://botson.ru/blog/neyroset-dlya-ozvuchki-teksta-v-telegramm-bote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телеграм бот который делает голосовые</text:p>
          </table:table-cell>
          <table:table-cell office:value-type="string" calcext:value-type="string">
            <text:p>телеграм бот голоса (15)</text:p>
          </table:table-cell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botyi_dlya_ozvuchki_teksta__golosovoy_dipfeyk_v_telegram_11661620, https://tgdyk.com/lists/text-to-speech, https://dtf.ru/s/595875-neiroiskusstvo/3183000-mozhno-ozvuchit-lyuboi-tekst-v-telegram-za-minutu, https://otvet.mail.ru/question/239892060, https://cybervoice.io/ru/telegram-bot.html, https://t.me/BigVoicyBot, https://dzen.ru/a/ZEoEA6NphjD1Pc8q, https://vc.ru/id734587/1318248-neiroset-v-telegrame-top-10-klassnyh-botov-dlya-raboty-s-tekstom, https://botson.ru/blog/neyroset-dlya-ozvuchki-teksta-v-telegramm-bote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бот телеграм аудио в текст</text:p>
          </table:table-cell>
          <table:table-cell office:value-type="string" calcext:value-type="string">
            <text:p>бот телеграм аудио в текст (15)</text:p>
          </table:table-cell>
          <table:table-cell office:value-type="float" office:value="74" calcext:value-type="float">
            <text:p>74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amlogs.ru/blog/bots-dlya-perevoda-audio-i-video, https://developers.sber.ru/help/salutespeech/telegram-voice-recognition, https://appleinsider.ru/tips-tricks/kak-prevratit-golosovye-soobshheniya-v-tekst-v-telegram-samyj-luchshij-sposob.html, https://vc.ru/tribuna/700168-udobnyi-telegram-bot-dlya-raspoznavaniya-rechi-v-golosovyh-i-video-soobsheniyah, https://t.me/my_voice_messages_bot, https://pikabu.ru/story/telegrambot_dlya_mgnovennogo_preobrazovaniya_audio_i_video_v_tekst_12513942, https://habr.com/ru/articles/591563/, https://lifehacker.ru/telegram-voicy/, https://dzen.ru/a/Y-Sz-ZEr1HRs_Lhd, https://habr.com/ru/companies/sberdevices/articles/658575/</text:p>
          </table:table-cell>
        </table:table-row>
        <table:table-row table:style-name="ro1">
          <table:table-cell office:value-type="string" calcext:value-type="string">
            <text:p>бот расшифровка телеграм</text:p>
          </table:table-cell>
          <table:table-cell office:value-type="string" calcext:value-type="string">
            <text:p>бот телеграм аудио в текст (15)</text:p>
          </table:table-cell>
          <table:table-cell office:value-type="float" office:value="72" calcext:value-type="float">
            <text:p>72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amlogs.ru/blog/bots-dlya-perevoda-audio-i-video, https://developers.sber.ru/help/salutespeech/telegram-voice-recognition, https://appleinsider.ru/tips-tricks/kak-prevratit-golosovye-soobshheniya-v-tekst-v-telegram-samyj-luchshij-sposob.html, https://vc.ru/tribuna/700168-udobnyi-telegram-bot-dlya-raspoznavaniya-rechi-v-golosovyh-i-video-soobsheniyah, https://t.me/my_voice_messages_bot, https://pikabu.ru/story/telegrambot_dlya_mgnovennogo_preobrazovaniya_audio_i_video_v_tekst_12513942, https://habr.com/ru/articles/591563/, https://lifehacker.ru/telegram-voicy/, https://dzen.ru/a/Y-Sz-ZEr1HRs_Lhd, https://habr.com/ru/companies/sberdevices/articles/658575/</text:p>
          </table:table-cell>
        </table:table-row>
        <table:table-row table:style-name="ro1">
          <table:table-cell office:value-type="string" calcext:value-type="string">
            <text:p>телеграм бот голосовых сообщений</text:p>
          </table:table-cell>
          <table:table-cell office:value-type="string" calcext:value-type="string">
            <text:p>бот телеграм аудио в текст (15)</text:p>
          </table:table-cell>
          <table:table-cell office:value-type="float" office:value="66" calcext:value-type="float">
            <text:p>66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amlogs.ru/blog/bots-dlya-perevoda-audio-i-video, https://developers.sber.ru/help/salutespeech/telegram-voice-recognition, https://appleinsider.ru/tips-tricks/kak-prevratit-golosovye-soobshheniya-v-tekst-v-telegram-samyj-luchshij-sposob.html, https://vc.ru/tribuna/700168-udobnyi-telegram-bot-dlya-raspoznavaniya-rechi-v-golosovyh-i-video-soobsheniyah, https://t.me/my_voice_messages_bot, https://pikabu.ru/story/telegrambot_dlya_mgnovennogo_preobrazovaniya_audio_i_video_v_tekst_12513942, https://habr.com/ru/articles/591563/, https://lifehacker.ru/telegram-voicy/, https://dzen.ru/a/Y-Sz-ZEr1HRs_Lhd, https://habr.com/ru/companies/sberdevices/articles/658575/</text:p>
          </table:table-cell>
        </table:table-row>
        <table:table-row table:style-name="ro1">
          <table:table-cell office:value-type="string" calcext:value-type="string">
            <text:p>бот телеграм голосовое в текст</text:p>
          </table:table-cell>
          <table:table-cell office:value-type="string" calcext:value-type="string">
            <text:p>бот телеграм аудио в текст (15)</text:p>
          </table:table-cell>
          <table:table-cell office:value-type="float" office:value="34" calcext:value-type="float">
            <text:p>34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amlogs.ru/blog/bots-dlya-perevoda-audio-i-video, https://developers.sber.ru/help/salutespeech/telegram-voice-recognition, https://appleinsider.ru/tips-tricks/kak-prevratit-golosovye-soobshheniya-v-tekst-v-telegram-samyj-luchshij-sposob.html, https://vc.ru/tribuna/700168-udobnyi-telegram-bot-dlya-raspoznavaniya-rechi-v-golosovyh-i-video-soobsheniyah, https://t.me/my_voice_messages_bot, https://pikabu.ru/story/telegrambot_dlya_mgnovennogo_preobrazovaniya_audio_i_video_v_tekst_12513942, https://habr.com/ru/articles/591563/, https://lifehacker.ru/telegram-voicy/, https://dzen.ru/a/Y-Sz-ZEr1HRs_Lhd, https://habr.com/ru/companies/sberdevices/articles/658575/</text:p>
          </table:table-cell>
        </table:table-row>
        <table:table-row table:style-name="ro1">
          <table:table-cell office:value-type="string" calcext:value-type="string">
            <text:p>перевод аудио в текст телеграм бот</text:p>
          </table:table-cell>
          <table:table-cell office:value-type="string" calcext:value-type="string">
            <text:p>бот телеграм аудио в текст (15)</text:p>
          </table:table-cell>
          <table:table-cell office:value-type="float" office:value="20" calcext:value-type="float">
            <text:p>20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amlogs.ru/blog/bots-dlya-perevoda-audio-i-video, https://developers.sber.ru/help/salutespeech/telegram-voice-recognition, https://appleinsider.ru/tips-tricks/kak-prevratit-golosovye-soobshheniya-v-tekst-v-telegram-samyj-luchshij-sposob.html, https://vc.ru/tribuna/700168-udobnyi-telegram-bot-dlya-raspoznavaniya-rechi-v-golosovyh-i-video-soobsheniyah, https://t.me/my_voice_messages_bot, https://pikabu.ru/story/telegrambot_dlya_mgnovennogo_preobrazovaniya_audio_i_video_v_tekst_12513942, https://habr.com/ru/articles/591563/, https://lifehacker.ru/telegram-voicy/, https://dzen.ru/a/Y-Sz-ZEr1HRs_Lhd, https://habr.com/ru/companies/sberdevices/articles/658575/</text:p>
          </table:table-cell>
        </table:table-row>
        <table:table-row table:style-name="ro1">
          <table:table-cell office:value-type="string" calcext:value-type="string">
            <text:p>бот гс телеграм</text:p>
          </table:table-cell>
          <table:table-cell office:value-type="string" calcext:value-type="string">
            <text:p>бот телеграм аудио в текст (15)</text:p>
          </table:table-cell>
          <table:table-cell office:value-type="float" office:value="18" calcext:value-type="float">
            <text:p>18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amlogs.ru/blog/bots-dlya-perevoda-audio-i-video, https://developers.sber.ru/help/salutespeech/telegram-voice-recognition, https://appleinsider.ru/tips-tricks/kak-prevratit-golosovye-soobshheniya-v-tekst-v-telegram-samyj-luchshij-sposob.html, https://vc.ru/tribuna/700168-udobnyi-telegram-bot-dlya-raspoznavaniya-rechi-v-golosovyh-i-video-soobsheniyah, https://t.me/my_voice_messages_bot, https://pikabu.ru/story/telegrambot_dlya_mgnovennogo_preobrazovaniya_audio_i_video_v_tekst_12513942, https://habr.com/ru/articles/591563/, https://lifehacker.ru/telegram-voicy/, https://dzen.ru/a/Y-Sz-ZEr1HRs_Lhd, https://habr.com/ru/companies/sberdevices/articles/658575/</text:p>
          </table:table-cell>
        </table:table-row>
        <table:table-row table:style-name="ro1">
          <table:table-cell office:value-type="string" calcext:value-type="string">
            <text:p>телеграм бот расшифровка голосовых</text:p>
          </table:table-cell>
          <table:table-cell office:value-type="string" calcext:value-type="string">
            <text:p>бот телеграм аудио в текст (15)</text:p>
          </table:table-cell>
          <table:table-cell office:value-type="float" office:value="18" calcext:value-type="float">
            <text:p>18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amlogs.ru/blog/bots-dlya-perevoda-audio-i-video, https://developers.sber.ru/help/salutespeech/telegram-voice-recognition, https://appleinsider.ru/tips-tricks/kak-prevratit-golosovye-soobshheniya-v-tekst-v-telegram-samyj-luchshij-sposob.html, https://vc.ru/tribuna/700168-udobnyi-telegram-bot-dlya-raspoznavaniya-rechi-v-golosovyh-i-video-soobsheniyah, https://t.me/my_voice_messages_bot, https://pikabu.ru/story/telegrambot_dlya_mgnovennogo_preobrazovaniya_audio_i_video_v_tekst_12513942, https://habr.com/ru/articles/591563/, https://lifehacker.ru/telegram-voicy/, https://dzen.ru/a/Y-Sz-ZEr1HRs_Lhd, https://habr.com/ru/companies/sberdevices/articles/658575/</text:p>
          </table:table-cell>
        </table:table-row>
        <table:table-row table:style-name="ro1">
          <table:table-cell office:value-type="string" calcext:value-type="string">
            <text:p>транскрибация бот телеграм</text:p>
          </table:table-cell>
          <table:table-cell office:value-type="string" calcext:value-type="string">
            <text:p>бот телеграм аудио в текст (15)</text:p>
          </table:table-cell>
          <table:table-cell office:value-type="float" office:value="16" calcext:value-type="float">
            <text:p>16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amlogs.ru/blog/bots-dlya-perevoda-audio-i-video, https://developers.sber.ru/help/salutespeech/telegram-voice-recognition, https://appleinsider.ru/tips-tricks/kak-prevratit-golosovye-soobshheniya-v-tekst-v-telegram-samyj-luchshij-sposob.html, https://vc.ru/tribuna/700168-udobnyi-telegram-bot-dlya-raspoznavaniya-rechi-v-golosovyh-i-video-soobsheniyah, https://t.me/my_voice_messages_bot, https://pikabu.ru/story/telegrambot_dlya_mgnovennogo_preobrazovaniya_audio_i_video_v_tekst_12513942, https://habr.com/ru/articles/591563/, https://lifehacker.ru/telegram-voicy/, https://dzen.ru/a/Y-Sz-ZEr1HRs_Lhd, https://habr.com/ru/companies/sberdevices/articles/658575/</text:p>
          </table:table-cell>
        </table:table-row>
        <table:table-row table:style-name="ro1">
          <table:table-cell office:value-type="string" calcext:value-type="string">
            <text:p>бот телеграм переводит аудио в текст</text:p>
          </table:table-cell>
          <table:table-cell office:value-type="string" calcext:value-type="string">
            <text:p>бот телеграм аудио в текст (15)</text:p>
          </table:table-cell>
          <table:table-cell office:value-type="float" office:value="14" calcext:value-type="float">
            <text:p>14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amlogs.ru/blog/bots-dlya-perevoda-audio-i-video, https://developers.sber.ru/help/salutespeech/telegram-voice-recognition, https://appleinsider.ru/tips-tricks/kak-prevratit-golosovye-soobshheniya-v-tekst-v-telegram-samyj-luchshij-sposob.html, https://vc.ru/tribuna/700168-udobnyi-telegram-bot-dlya-raspoznavaniya-rechi-v-golosovyh-i-video-soobsheniyah, https://t.me/my_voice_messages_bot, https://pikabu.ru/story/telegrambot_dlya_mgnovennogo_preobrazovaniya_audio_i_video_v_tekst_12513942, https://habr.com/ru/articles/591563/, https://lifehacker.ru/telegram-voicy/, https://dzen.ru/a/Y-Sz-ZEr1HRs_Lhd, https://habr.com/ru/companies/sberdevices/articles/658575/</text:p>
          </table:table-cell>
        </table:table-row>
        <table:table-row table:style-name="ro1">
          <table:table-cell office:value-type="string" calcext:value-type="string">
            <text:p>перевести аудио в текст телеграм бот</text:p>
          </table:table-cell>
          <table:table-cell office:value-type="string" calcext:value-type="string">
            <text:p>бот телеграм аудио в текст (15)</text:p>
          </table:table-cell>
          <table:table-cell office:value-type="float" office:value="14" calcext:value-type="float">
            <text:p>14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amlogs.ru/blog/bots-dlya-perevoda-audio-i-video, https://developers.sber.ru/help/salutespeech/telegram-voice-recognition, https://appleinsider.ru/tips-tricks/kak-prevratit-golosovye-soobshheniya-v-tekst-v-telegram-samyj-luchshij-sposob.html, https://vc.ru/tribuna/700168-udobnyi-telegram-bot-dlya-raspoznavaniya-rechi-v-golosovyh-i-video-soobsheniyah, https://t.me/my_voice_messages_bot, https://pikabu.ru/story/telegrambot_dlya_mgnovennogo_preobrazovaniya_audio_i_video_v_tekst_12513942, https://habr.com/ru/articles/591563/, https://lifehacker.ru/telegram-voicy/, https://dzen.ru/a/Y-Sz-ZEr1HRs_Lhd, https://habr.com/ru/companies/sberdevices/articles/658575/</text:p>
          </table:table-cell>
        </table:table-row>
        <table:table-row table:style-name="ro1">
          <table:table-cell office:value-type="string" calcext:value-type="string">
            <text:p>телеграм бот текст голосового сообщения</text:p>
          </table:table-cell>
          <table:table-cell office:value-type="string" calcext:value-type="string">
            <text:p>бот телеграм аудио в текст (15)</text:p>
          </table:table-cell>
          <table:table-cell office:value-type="float" office:value="12" calcext:value-type="float">
            <text:p>12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amlogs.ru/blog/bots-dlya-perevoda-audio-i-video, https://developers.sber.ru/help/salutespeech/telegram-voice-recognition, https://appleinsider.ru/tips-tricks/kak-prevratit-golosovye-soobshheniya-v-tekst-v-telegram-samyj-luchshij-sposob.html, https://vc.ru/tribuna/700168-udobnyi-telegram-bot-dlya-raspoznavaniya-rechi-v-golosovyh-i-video-soobsheniyah, https://t.me/my_voice_messages_bot, https://pikabu.ru/story/telegrambot_dlya_mgnovennogo_preobrazovaniya_audio_i_video_v_tekst_12513942, https://habr.com/ru/articles/591563/, https://lifehacker.ru/telegram-voicy/, https://dzen.ru/a/Y-Sz-ZEr1HRs_Lhd, https://habr.com/ru/companies/sberdevices/articles/658575/</text:p>
          </table:table-cell>
        </table:table-row>
        <table:table-row table:style-name="ro1">
          <table:table-cell office:value-type="string" calcext:value-type="string">
            <text:p>бот транскрибатор телеграм</text:p>
          </table:table-cell>
          <table:table-cell office:value-type="string" calcext:value-type="string">
            <text:p>бот телеграм аудио в текст (15)</text:p>
          </table:table-cell>
          <table:table-cell office:value-type="float" office:value="12" calcext:value-type="float">
            <text:p>12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amlogs.ru/blog/bots-dlya-perevoda-audio-i-video, https://developers.sber.ru/help/salutespeech/telegram-voice-recognition, https://appleinsider.ru/tips-tricks/kak-prevratit-golosovye-soobshheniya-v-tekst-v-telegram-samyj-luchshij-sposob.html, https://vc.ru/tribuna/700168-udobnyi-telegram-bot-dlya-raspoznavaniya-rechi-v-golosovyh-i-video-soobsheniyah, https://t.me/my_voice_messages_bot, https://pikabu.ru/story/telegrambot_dlya_mgnovennogo_preobrazovaniya_audio_i_video_v_tekst_12513942, https://habr.com/ru/articles/591563/, https://lifehacker.ru/telegram-voicy/, https://dzen.ru/a/Y-Sz-ZEr1HRs_Lhd, https://habr.com/ru/companies/sberdevices/articles/658575/</text:p>
          </table:table-cell>
        </table:table-row>
        <table:table-row table:style-name="ro1">
          <table:table-cell office:value-type="string" calcext:value-type="string">
            <text:p>перевод голосовых телеграм бот</text:p>
          </table:table-cell>
          <table:table-cell office:value-type="string" calcext:value-type="string">
            <text:p>бот телеграм аудио в текст (15)</text:p>
          </table:table-cell>
          <table:table-cell office:value-type="float" office:value="11" calcext:value-type="float">
            <text:p>11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amlogs.ru/blog/bots-dlya-perevoda-audio-i-video, https://developers.sber.ru/help/salutespeech/telegram-voice-recognition, https://appleinsider.ru/tips-tricks/kak-prevratit-golosovye-soobshheniya-v-tekst-v-telegram-samyj-luchshij-sposob.html, https://vc.ru/tribuna/700168-udobnyi-telegram-bot-dlya-raspoznavaniya-rechi-v-golosovyh-i-video-soobsheniyah, https://t.me/my_voice_messages_bot, https://pikabu.ru/story/telegrambot_dlya_mgnovennogo_preobrazovaniya_audio_i_video_v_tekst_12513942, https://habr.com/ru/articles/591563/, https://lifehacker.ru/telegram-voicy/, https://dzen.ru/a/Y-Sz-ZEr1HRs_Lhd, https://habr.com/ru/companies/sberdevices/articles/658575/</text:p>
          </table:table-cell>
        </table:table-row>
        <table:table-row table:style-name="ro1">
          <table:table-cell office:value-type="string" calcext:value-type="string">
            <text:p>из видео в текст телеграм бот</text:p>
          </table:table-cell>
          <table:table-cell office:value-type="string" calcext:value-type="string">
            <text:p>бот телеграм аудио в текст (15)</text:p>
          </table:table-cell>
          <table:table-cell office:value-type="float" office:value="11" calcext:value-type="float">
            <text:p>11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amlogs.ru/blog/bots-dlya-perevoda-audio-i-video, https://developers.sber.ru/help/salutespeech/telegram-voice-recognition, https://appleinsider.ru/tips-tricks/kak-prevratit-golosovye-soobshheniya-v-tekst-v-telegram-samyj-luchshij-sposob.html, https://vc.ru/tribuna/700168-udobnyi-telegram-bot-dlya-raspoznavaniya-rechi-v-golosovyh-i-video-soobsheniyah, https://t.me/my_voice_messages_bot, https://pikabu.ru/story/telegrambot_dlya_mgnovennogo_preobrazovaniya_audio_i_video_v_tekst_12513942, https://habr.com/ru/articles/591563/, https://lifehacker.ru/telegram-voicy/, https://dzen.ru/a/Y-Sz-ZEr1HRs_Lhd, https://habr.com/ru/companies/sberdevices/articles/658575/</text:p>
          </table:table-cell>
        </table:table-row>
        <table:table-row table:style-name="ro1">
          <table:table-cell office:value-type="string" calcext:value-type="string">
            <text:p>бот в голосовой чат телеграм</text:p>
          </table:table-cell>
          <table:table-cell office:value-type="string" calcext:value-type="string">
            <text:p>бот телеграм аудио в текст (15)</text:p>
          </table:table-cell>
          <table:table-cell office:value-type="float" office:value="9" calcext:value-type="float">
            <text:p>9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amlogs.ru/blog/bots-dlya-perevoda-audio-i-video, https://developers.sber.ru/help/salutespeech/telegram-voice-recognition, https://appleinsider.ru/tips-tricks/kak-prevratit-golosovye-soobshheniya-v-tekst-v-telegram-samyj-luchshij-sposob.html, https://vc.ru/tribuna/700168-udobnyi-telegram-bot-dlya-raspoznavaniya-rechi-v-golosovyh-i-video-soobsheniyah, https://t.me/my_voice_messages_bot, https://pikabu.ru/story/telegrambot_dlya_mgnovennogo_preobrazovaniya_audio_i_video_v_tekst_12513942, https://habr.com/ru/articles/591563/, https://lifehacker.ru/telegram-voicy/, https://dzen.ru/a/Y-Sz-ZEr1HRs_Lhd, https://habr.com/ru/companies/sberdevices/articles/658575/</text:p>
          </table:table-cell>
        </table:table-row>
        <table:table-row table:style-name="ro1">
          <table:table-cell office:value-type="string" calcext:value-type="string">
            <text:p>как отправить бота телеграм</text:p>
          </table:table-cell>
          <table:table-cell office:value-type="string" calcext:value-type="string">
            <text:p>как отправить бота телеграм (5)</text:p>
          </table:table-cell>
          <table:table-cell office:value-type="float" office:value="173" calcext:value-type="float">
            <text:p>173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elp.cloud.just-ai.com/aimylogic/publication_channels/telegram/send_message/, https://coderun.ru/blog/samyjj-prostojj-sposob-otpravki-soobshheniya-telegram-botu/, https://selesnow.github.io/build_telegram_bot_using_r/%D1%81%D0%BE%D0%B7%D0%B4%D0%B0%D1%91%D0%BC-%D0%B1%D0%BE%D1%82%D0%B0-%D0%B8-%D0%BE%D1%82%D0%BF%D1%80%D0%B0%D0%B2%D0%BB%D1%8F%D0%B5%D0%BC-%D1%81-%D0%B5%D0%B3%D0%BE-%D0%BF%D0%BE%D0%BC%D0%BE%D1%89%D1%8C%D1%8E-%D1%81%D0%BE%D0%BE%D0%B1%D1%89%D0%B5%D0%BD%D0%B8%D1%8F-%D0%B2-telegram.html, https://pythonist.ru/otpravka-soobshhenij-v-telegram-pri-pomoshhi-python/, https://dzen.ru/a/XuuyWxUXzh1fpiRj, https://danshin.ms/Telegram-Bot-From-Scratch/, https://docs.salebot.pro/messendzhery-i-chaty/kak-sozdat-bota-v-telegram/api-telegram-funkcii-dlya-ispolzovaniya-vsekh-vozmozhnostei-telegram/funkcii-dlya-otpravki-i-redaktirovaniya-soobshenii, https://docs.salebot.pro/messendzhery-i-chaty/kak-sozdat-bota-v-telegram/osnovy-raboty-s-botom-v-telegram, https://habr.com/ru/articles/697000/, https://infostart.ru/1c/articles/1217332/</text:p>
          </table:table-cell>
        </table:table-row>
        <table:table-row table:style-name="ro1">
          <table:table-cell office:value-type="string" calcext:value-type="string">
            <text:p>отправить сообщение телеграм боту</text:p>
          </table:table-cell>
          <table:table-cell office:value-type="string" calcext:value-type="string">
            <text:p>как отправить бота телеграм (5)</text:p>
          </table:table-cell>
          <table:table-cell office:value-type="float" office:value="140" calcext:value-type="float">
            <text:p>14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elp.cloud.just-ai.com/aimylogic/publication_channels/telegram/send_message/, https://coderun.ru/blog/samyjj-prostojj-sposob-otpravki-soobshheniya-telegram-botu/, https://selesnow.github.io/build_telegram_bot_using_r/%D1%81%D0%BE%D0%B7%D0%B4%D0%B0%D1%91%D0%BC-%D0%B1%D0%BE%D1%82%D0%B0-%D0%B8-%D0%BE%D1%82%D0%BF%D1%80%D0%B0%D0%B2%D0%BB%D1%8F%D0%B5%D0%BC-%D1%81-%D0%B5%D0%B3%D0%BE-%D0%BF%D0%BE%D0%BC%D0%BE%D1%89%D1%8C%D1%8E-%D1%81%D0%BE%D0%BE%D0%B1%D1%89%D0%B5%D0%BD%D0%B8%D1%8F-%D0%B2-telegram.html, https://pythonist.ru/otpravka-soobshhenij-v-telegram-pri-pomoshhi-python/, https://dzen.ru/a/XuuyWxUXzh1fpiRj, https://danshin.ms/Telegram-Bot-From-Scratch/, https://docs.salebot.pro/messendzhery-i-chaty/kak-sozdat-bota-v-telegram/api-telegram-funkcii-dlya-ispolzovaniya-vsekh-vozmozhnostei-telegram/funkcii-dlya-otpravki-i-redaktirovaniya-soobshenii, https://docs.salebot.pro/messendzhery-i-chaty/kak-sozdat-bota-v-telegram/osnovy-raboty-s-botom-v-telegram, https://habr.com/ru/articles/697000/, https://infostart.ru/1c/articles/1217332/</text:p>
          </table:table-cell>
        </table:table-row>
        <table:table-row table:style-name="ro1">
          <table:table-cell office:value-type="string" calcext:value-type="string">
            <text:p>как написать сообщение телеграм боту</text:p>
          </table:table-cell>
          <table:table-cell office:value-type="string" calcext:value-type="string">
            <text:p>как отправить бота телеграм (5)</text:p>
          </table:table-cell>
          <table:table-cell office:value-type="float" office:value="14" calcext:value-type="float">
            <text:p>14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elp.cloud.just-ai.com/aimylogic/publication_channels/telegram/send_message/, https://coderun.ru/blog/samyjj-prostojj-sposob-otpravki-soobshheniya-telegram-botu/, https://selesnow.github.io/build_telegram_bot_using_r/%D1%81%D0%BE%D0%B7%D0%B4%D0%B0%D1%91%D0%BC-%D0%B1%D0%BE%D1%82%D0%B0-%D0%B8-%D0%BE%D1%82%D0%BF%D1%80%D0%B0%D0%B2%D0%BB%D1%8F%D0%B5%D0%BC-%D1%81-%D0%B5%D0%B3%D0%BE-%D0%BF%D0%BE%D0%BC%D0%BE%D1%89%D1%8C%D1%8E-%D1%81%D0%BE%D0%BE%D0%B1%D1%89%D0%B5%D0%BD%D0%B8%D1%8F-%D0%B2-telegram.html, https://pythonist.ru/otpravka-soobshhenij-v-telegram-pri-pomoshhi-python/, https://dzen.ru/a/XuuyWxUXzh1fpiRj, https://danshin.ms/Telegram-Bot-From-Scratch/, https://docs.salebot.pro/messendzhery-i-chaty/kak-sozdat-bota-v-telegram/api-telegram-funkcii-dlya-ispolzovaniya-vsekh-vozmozhnostei-telegram/funkcii-dlya-otpravki-i-redaktirovaniya-soobshenii, https://docs.salebot.pro/messendzhery-i-chaty/kak-sozdat-bota-v-telegram/osnovy-raboty-s-botom-v-telegram, https://habr.com/ru/articles/697000/, https://infostart.ru/1c/articles/1217332/</text:p>
          </table:table-cell>
        </table:table-row>
        <table:table-row table:style-name="ro1">
          <table:table-cell office:value-type="string" calcext:value-type="string">
            <text:p>телеграм бот отправить сообщение в чат</text:p>
          </table:table-cell>
          <table:table-cell office:value-type="string" calcext:value-type="string">
            <text:p>как отправить бота телеграм (5)</text:p>
          </table:table-cell>
          <table:table-cell office:value-type="float" office:value="11" calcext:value-type="float">
            <text:p>11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elp.cloud.just-ai.com/aimylogic/publication_channels/telegram/send_message/, https://coderun.ru/blog/samyjj-prostojj-sposob-otpravki-soobshheniya-telegram-botu/, https://selesnow.github.io/build_telegram_bot_using_r/%D1%81%D0%BE%D0%B7%D0%B4%D0%B0%D1%91%D0%BC-%D0%B1%D0%BE%D1%82%D0%B0-%D0%B8-%D0%BE%D1%82%D0%BF%D1%80%D0%B0%D0%B2%D0%BB%D1%8F%D0%B5%D0%BC-%D1%81-%D0%B5%D0%B3%D0%BE-%D0%BF%D0%BE%D0%BC%D0%BE%D1%89%D1%8C%D1%8E-%D1%81%D0%BE%D0%BE%D0%B1%D1%89%D0%B5%D0%BD%D0%B8%D1%8F-%D0%B2-telegram.html, https://pythonist.ru/otpravka-soobshhenij-v-telegram-pri-pomoshhi-python/, https://dzen.ru/a/XuuyWxUXzh1fpiRj, https://danshin.ms/Telegram-Bot-From-Scratch/, https://docs.salebot.pro/messendzhery-i-chaty/kak-sozdat-bota-v-telegram/api-telegram-funkcii-dlya-ispolzovaniya-vsekh-vozmozhnostei-telegram/funkcii-dlya-otpravki-i-redaktirovaniya-soobshenii, https://docs.salebot.pro/messendzhery-i-chaty/kak-sozdat-bota-v-telegram/osnovy-raboty-s-botom-v-telegram, https://habr.com/ru/articles/697000/, https://infostart.ru/1c/articles/1217332/</text:p>
          </table:table-cell>
        </table:table-row>
        <table:table-row table:style-name="ro1">
          <table:table-cell office:value-type="string" calcext:value-type="string">
            <text:p>как отправить сообщение через бота в телеграм</text:p>
          </table:table-cell>
          <table:table-cell office:value-type="string" calcext:value-type="string">
            <text:p>как отправить бота телеграм (5)</text:p>
          </table:table-cell>
          <table:table-cell office:value-type="float" office:value="10" calcext:value-type="float">
            <text:p>1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elp.cloud.just-ai.com/aimylogic/publication_channels/telegram/send_message/, https://coderun.ru/blog/samyjj-prostojj-sposob-otpravki-soobshheniya-telegram-botu/, https://selesnow.github.io/build_telegram_bot_using_r/%D1%81%D0%BE%D0%B7%D0%B4%D0%B0%D1%91%D0%BC-%D0%B1%D0%BE%D1%82%D0%B0-%D0%B8-%D0%BE%D1%82%D0%BF%D1%80%D0%B0%D0%B2%D0%BB%D1%8F%D0%B5%D0%BC-%D1%81-%D0%B5%D0%B3%D0%BE-%D0%BF%D0%BE%D0%BC%D0%BE%D1%89%D1%8C%D1%8E-%D1%81%D0%BE%D0%BE%D0%B1%D1%89%D0%B5%D0%BD%D0%B8%D1%8F-%D0%B2-telegram.html, https://pythonist.ru/otpravka-soobshhenij-v-telegram-pri-pomoshhi-python/, https://dzen.ru/a/XuuyWxUXzh1fpiRj, https://danshin.ms/Telegram-Bot-From-Scratch/, https://docs.salebot.pro/messendzhery-i-chaty/kak-sozdat-bota-v-telegram/api-telegram-funkcii-dlya-ispolzovaniya-vsekh-vozmozhnostei-telegram/funkcii-dlya-otpravki-i-redaktirovaniya-soobshenii, https://docs.salebot.pro/messendzhery-i-chaty/kak-sozdat-bota-v-telegram/osnovy-raboty-s-botom-v-telegram, https://habr.com/ru/articles/697000/, https://infostart.ru/1c/articles/1217332/</text:p>
          </table:table-cell>
        </table:table-row>
        <table:table-row table:style-name="ro1">
          <table:table-cell office:value-type="string" calcext:value-type="string">
            <text:p>телеграм бот книги</text:p>
          </table:table-cell>
          <table:table-cell office:value-type="string" calcext:value-type="string">
            <text:p>телеграм бот книги (10)</text:p>
          </table:table-cell>
          <table:table-cell office:value-type="float" office:value="173" calcext:value-type="float">
            <text:p>173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books-on-telegram/, https://otvet.mail.ru/question/233442469, https://pikabu.ru/story/telegram_bot_dlya_poiska_knig_fb2_9866119, https://retext.ai/ru/blog/telegram-boty-dlya-skacivaniya-foto-video-muzyki-knig, https://vc.ru/u/1506087-oleg-tolchek/969920-poisk-knig-v-tg-gde-i-kak-ya-chitayu-elektronnye-knigi-kak-dostat-besplatno-lyubuyu-knigu, https://www.youtube.com/watch?v=TFAEuNwQJ_I, https://t.me/Flibustal_bot, https://dzen.ru/a/ZCWREk2Lwi5O7VRT, https://vk.com/wall-66649263_1116, https://pixelbox.ru/top-10-botov-telegram-dlya-skachivaniya-knig</text:p>
          </table:table-cell>
        </table:table-row>
        <table:table-row table:style-name="ro1">
          <table:table-cell office:value-type="string" calcext:value-type="string">
            <text:p>бот для телеграма книг телеграм скачивания</text:p>
          </table:table-cell>
          <table:table-cell office:value-type="string" calcext:value-type="string">
            <text:p>телеграм бот книги (10)</text:p>
          </table:table-cell>
          <table:table-cell office:value-type="float" office:value="36" calcext:value-type="float">
            <text:p>36</text:p>
          </table:table-cell>
          <table:table-cell office:value-type="float" office:value="347" calcext:value-type="float">
            <text:p>3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books-on-telegram/, https://otvet.mail.ru/question/233442469, https://pikabu.ru/story/telegram_bot_dlya_poiska_knig_fb2_9866119, https://retext.ai/ru/blog/telegram-boty-dlya-skacivaniya-foto-video-muzyki-knig, https://vc.ru/u/1506087-oleg-tolchek/969920-poisk-knig-v-tg-gde-i-kak-ya-chitayu-elektronnye-knigi-kak-dostat-besplatno-lyubuyu-knigu, https://www.youtube.com/watch?v=TFAEuNwQJ_I, https://t.me/Flibustal_bot, https://dzen.ru/a/ZCWREk2Lwi5O7VRT, https://vk.com/wall-66649263_1116, https://pixelbox.ru/top-10-botov-telegram-dlya-skachivaniya-knig</text:p>
          </table:table-cell>
        </table:table-row>
        <table:table-row table:style-name="ro1">
          <table:table-cell office:value-type="string" calcext:value-type="string">
            <text:p>телеграм бот для скачивания книг</text:p>
          </table:table-cell>
          <table:table-cell office:value-type="string" calcext:value-type="string">
            <text:p>телеграм бот книги (10)</text:p>
          </table:table-cell>
          <table:table-cell office:value-type="float" office:value="36" calcext:value-type="float">
            <text:p>36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books-on-telegram/, https://otvet.mail.ru/question/233442469, https://pikabu.ru/story/telegram_bot_dlya_poiska_knig_fb2_9866119, https://retext.ai/ru/blog/telegram-boty-dlya-skacivaniya-foto-video-muzyki-knig, https://vc.ru/u/1506087-oleg-tolchek/969920-poisk-knig-v-tg-gde-i-kak-ya-chitayu-elektronnye-knigi-kak-dostat-besplatno-lyubuyu-knigu, https://www.youtube.com/watch?v=TFAEuNwQJ_I, https://t.me/Flibustal_bot, https://dzen.ru/a/ZCWREk2Lwi5O7VRT, https://vk.com/wall-66649263_1116, https://pixelbox.ru/top-10-botov-telegram-dlya-skachivaniya-knig</text:p>
          </table:table-cell>
        </table:table-row>
        <table:table-row table:style-name="ro1">
          <table:table-cell office:value-type="string" calcext:value-type="string">
            <text:p>телеграм бот скачивающий книги</text:p>
          </table:table-cell>
          <table:table-cell office:value-type="string" calcext:value-type="string">
            <text:p>телеграм бот книги (10)</text:p>
          </table:table-cell>
          <table:table-cell office:value-type="float" office:value="34" calcext:value-type="float">
            <text:p>34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books-on-telegram/, https://otvet.mail.ru/question/233442469, https://pikabu.ru/story/telegram_bot_dlya_poiska_knig_fb2_9866119, https://retext.ai/ru/blog/telegram-boty-dlya-skacivaniya-foto-video-muzyki-knig, https://vc.ru/u/1506087-oleg-tolchek/969920-poisk-knig-v-tg-gde-i-kak-ya-chitayu-elektronnye-knigi-kak-dostat-besplatno-lyubuyu-knigu, https://www.youtube.com/watch?v=TFAEuNwQJ_I, https://t.me/Flibustal_bot, https://dzen.ru/a/ZCWREk2Lwi5O7VRT, https://vk.com/wall-66649263_1116, https://pixelbox.ru/top-10-botov-telegram-dlya-skachivaniya-knig</text:p>
          </table:table-cell>
        </table:table-row>
        <table:table-row table:style-name="ro1">
          <table:table-cell office:value-type="string" calcext:value-type="string">
            <text:p>аудиокниги телеграм бот</text:p>
          </table:table-cell>
          <table:table-cell office:value-type="string" calcext:value-type="string">
            <text:p>телеграм бот книги (10)</text:p>
          </table:table-cell>
          <table:table-cell office:value-type="float" office:value="29" calcext:value-type="float">
            <text:p>29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books-on-telegram/, https://otvet.mail.ru/question/233442469, https://pikabu.ru/story/telegram_bot_dlya_poiska_knig_fb2_9866119, https://retext.ai/ru/blog/telegram-boty-dlya-skacivaniya-foto-video-muzyki-knig, https://vc.ru/u/1506087-oleg-tolchek/969920-poisk-knig-v-tg-gde-i-kak-ya-chitayu-elektronnye-knigi-kak-dostat-besplatno-lyubuyu-knigu, https://www.youtube.com/watch?v=TFAEuNwQJ_I, https://t.me/Flibustal_bot, https://dzen.ru/a/ZCWREk2Lwi5O7VRT, https://vk.com/wall-66649263_1116, https://pixelbox.ru/top-10-botov-telegram-dlya-skachivaniya-knig</text:p>
          </table:table-cell>
        </table:table-row>
        <table:table-row table:style-name="ro1">
          <table:table-cell office:value-type="string" calcext:value-type="string">
            <text:p>телеграм бот который читает</text:p>
          </table:table-cell>
          <table:table-cell office:value-type="string" calcext:value-type="string">
            <text:p>телеграм бот книги (10)</text:p>
          </table:table-cell>
          <table:table-cell office:value-type="float" office:value="12" calcext:value-type="float">
            <text:p>12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books-on-telegram/, https://otvet.mail.ru/question/233442469, https://pikabu.ru/story/telegram_bot_dlya_poiska_knig_fb2_9866119, https://retext.ai/ru/blog/telegram-boty-dlya-skacivaniya-foto-video-muzyki-knig, https://vc.ru/u/1506087-oleg-tolchek/969920-poisk-knig-v-tg-gde-i-kak-ya-chitayu-elektronnye-knigi-kak-dostat-besplatno-lyubuyu-knigu, https://www.youtube.com/watch?v=TFAEuNwQJ_I, https://t.me/Flibustal_bot, https://dzen.ru/a/ZCWREk2Lwi5O7VRT, https://vk.com/wall-66649263_1116, https://pixelbox.ru/top-10-botov-telegram-dlya-skachivaniya-knig</text:p>
          </table:table-cell>
        </table:table-row>
        <table:table-row table:style-name="ro1">
          <table:table-cell office:value-type="string" calcext:value-type="string">
            <text:p>телеграм бот для чтения</text:p>
          </table:table-cell>
          <table:table-cell office:value-type="string" calcext:value-type="string">
            <text:p>телеграм бот книги (10)</text:p>
          </table:table-cell>
          <table:table-cell office:value-type="float" office:value="11" calcext:value-type="float">
            <text:p>11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books-on-telegram/, https://otvet.mail.ru/question/233442469, https://pikabu.ru/story/telegram_bot_dlya_poiska_knig_fb2_9866119, https://retext.ai/ru/blog/telegram-boty-dlya-skacivaniya-foto-video-muzyki-knig, https://vc.ru/u/1506087-oleg-tolchek/969920-poisk-knig-v-tg-gde-i-kak-ya-chitayu-elektronnye-knigi-kak-dostat-besplatno-lyubuyu-knigu, https://www.youtube.com/watch?v=TFAEuNwQJ_I, https://t.me/Flibustal_bot, https://dzen.ru/a/ZCWREk2Lwi5O7VRT, https://vk.com/wall-66649263_1116, https://pixelbox.ru/top-10-botov-telegram-dlya-skachivaniya-knig</text:p>
          </table:table-cell>
        </table:table-row>
        <table:table-row table:style-name="ro1">
          <table:table-cell office:value-type="string" calcext:value-type="string">
            <text:p>телеграм бот с книгами бесплатно</text:p>
          </table:table-cell>
          <table:table-cell office:value-type="string" calcext:value-type="string">
            <text:p>телеграм бот книги (10)</text:p>
          </table:table-cell>
          <table:table-cell office:value-type="float" office:value="9" calcext:value-type="float">
            <text:p>9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books-on-telegram/, https://otvet.mail.ru/question/233442469, https://pikabu.ru/story/telegram_bot_dlya_poiska_knig_fb2_9866119, https://retext.ai/ru/blog/telegram-boty-dlya-skacivaniya-foto-video-muzyki-knig, https://vc.ru/u/1506087-oleg-tolchek/969920-poisk-knig-v-tg-gde-i-kak-ya-chitayu-elektronnye-knigi-kak-dostat-besplatno-lyubuyu-knigu, https://www.youtube.com/watch?v=TFAEuNwQJ_I, https://t.me/Flibustal_bot, https://dzen.ru/a/ZCWREk2Lwi5O7VRT, https://vk.com/wall-66649263_1116, https://pixelbox.ru/top-10-botov-telegram-dlya-skachivaniya-knig</text:p>
          </table:table-cell>
        </table:table-row>
        <table:table-row table:style-name="ro1">
          <table:table-cell office:value-type="string" calcext:value-type="string">
            <text:p>бот телеграм скачивание книг бесплатно</text:p>
          </table:table-cell>
          <table:table-cell office:value-type="string" calcext:value-type="string">
            <text:p>телеграм бот книги (10)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books-on-telegram/, https://otvet.mail.ru/question/233442469, https://pikabu.ru/story/telegram_bot_dlya_poiska_knig_fb2_9866119, https://retext.ai/ru/blog/telegram-boty-dlya-skacivaniya-foto-video-muzyki-knig, https://vc.ru/u/1506087-oleg-tolchek/969920-poisk-knig-v-tg-gde-i-kak-ya-chitayu-elektronnye-knigi-kak-dostat-besplatno-lyubuyu-knigu, https://www.youtube.com/watch?v=TFAEuNwQJ_I, https://t.me/Flibustal_bot, https://dzen.ru/a/ZCWREk2Lwi5O7VRT, https://vk.com/wall-66649263_1116, https://pixelbox.ru/top-10-botov-telegram-dlya-skachivaniya-knig</text:p>
          </table:table-cell>
        </table:table-row>
        <table:table-row table:style-name="ro1">
          <table:table-cell office:value-type="string" calcext:value-type="string">
            <text:p>бот книг в телеграме</text:p>
          </table:table-cell>
          <table:table-cell office:value-type="string" calcext:value-type="string">
            <text:p>телеграм бот книги (10)</text:p>
          </table:table-cell>
          <table:table-cell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umpics.ru/bots-for-downloading-books-on-telegram/, https://otvet.mail.ru/question/233442469, https://pikabu.ru/story/telegram_bot_dlya_poiska_knig_fb2_9866119, https://retext.ai/ru/blog/telegram-boty-dlya-skacivaniya-foto-video-muzyki-knig, https://vc.ru/u/1506087-oleg-tolchek/969920-poisk-knig-v-tg-gde-i-kak-ya-chitayu-elektronnye-knigi-kak-dostat-besplatno-lyubuyu-knigu, https://www.youtube.com/watch?v=TFAEuNwQJ_I, https://t.me/Flibustal_bot, https://dzen.ru/a/ZCWREk2Lwi5O7VRT, https://vk.com/wall-66649263_1116, https://pixelbox.ru/top-10-botov-telegram-dlya-skachivaniya-knig</text:p>
          </table:table-cell>
        </table:table-row>
        <table:table-row table:style-name="ro1">
          <table:table-cell office:value-type="string" calcext:value-type="string">
            <text:p>телеграм бот без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i2crm.ru/kak-sozdat-chat-bota-v-telegram-bez-storonnih-servisov-instrukcziya-dlya-novichkov/, https://bot-t.com/site/free, https://dzen.ru/a/ZhawzEKsqWaOkf4a, https://imakebots.ru/article/bot-obratnoy-svyazi-bez-hostinga-google-apps-script-telegram-bot-api, https://pikabu.ru/story/telegram_bot_bez_yavnogo_ispolzovaniya_servera_8019104, https://thecode.media/telebot/, https://umi.ru/blog/bot_v_telegram/, https://vc.ru/id114381/1094124-kak-sdelat-telegram-bota-bez-programmirovaniya, https://www.bitrix24.ru/apps/app/swebs.tg/, https://www.cossa.ru/trends/320764/</text:p>
          </table:table-cell>
        </table:table-row>
        <table:table-row table:style-name="ro1">
          <table:table-cell office:value-type="string" calcext:value-type="string">
            <text:p>телеграм бот для оплаты</text:p>
          </table:table-cell>
          <table:table-cell office:value-type="string" calcext:value-type="string">
            <text:p>телеграм бот для оплаты (11)</text:p>
          </table:table-cell>
          <table:table-cell office:value-type="float" office:value="66" calcext:value-type="float">
            <text:p>66</text:p>
          </table:table-cell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payments, https://timeweb.com/ru/community/articles/kak-sdelat-bota-v-telegram-s-funkciey-oplaty-servis-programmirovanie, https://botphp.ru/docs/payments, https://vc.ru/services/734221-priem-platezhei-v-telegram-kak-nastroit-oplatu-v-chate, https://yookassa.ru/docs/support/payments/onboarding/integration/cms-module/telegram, https://cloudpayments.ru/blog/kak-prinimat-platezhi-v-telegram/, https://pikabu.ru/story/urok_12_podklyuchenie_sistemyi_oplatyi_v_telegram_bote_11061804, https://selectel.ru/blog/tutorials/telegram-bot-with-monetization/, https://iqbot.ru/blog/priem-platezhej-v-telegram-kak-podklyuchit-i-prinimat-platezhi-v-telegram-bote/, https://smartbotpro.ru/blog/kak-prinimat-platezhi-v-telegram-bote</text:p>
          </table:table-cell>
        </table:table-row>
        <table:table-row table:style-name="ro1">
          <table:table-cell office:value-type="string" calcext:value-type="string">
            <text:p>оплатить телеграм через бота</text:p>
          </table:table-cell>
          <table:table-cell office:value-type="string" calcext:value-type="string">
            <text:p>телеграм бот для оплаты (11)</text:p>
          </table:table-cell>
          <table:table-cell office:value-type="float" office:value="62" calcext:value-type="float">
            <text:p>62</text:p>
          </table:table-cell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payments, https://timeweb.com/ru/community/articles/kak-sdelat-bota-v-telegram-s-funkciey-oplaty-servis-programmirovanie, https://botphp.ru/docs/payments, https://vc.ru/services/734221-priem-platezhei-v-telegram-kak-nastroit-oplatu-v-chate, https://yookassa.ru/docs/support/payments/onboarding/integration/cms-module/telegram, https://cloudpayments.ru/blog/kak-prinimat-platezhi-v-telegram/, https://pikabu.ru/story/urok_12_podklyuchenie_sistemyi_oplatyi_v_telegram_bote_11061804, https://selectel.ru/blog/tutorials/telegram-bot-with-monetization/, https://iqbot.ru/blog/priem-platezhej-v-telegram-kak-podklyuchit-i-prinimat-platezhi-v-telegram-bote/, https://smartbotpro.ru/blog/kak-prinimat-platezhi-v-telegram-bote</text:p>
          </table:table-cell>
        </table:table-row>
        <table:table-row table:style-name="ro1">
          <table:table-cell office:value-type="string" calcext:value-type="string">
            <text:p>оплата через телеграм бота</text:p>
          </table:table-cell>
          <table:table-cell office:value-type="string" calcext:value-type="string">
            <text:p>телеграм бот для оплаты (11)</text:p>
          </table:table-cell>
          <table:table-cell office:value-type="float" office:value="56" calcext:value-type="float">
            <text:p>56</text:p>
          </table:table-cell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payments, https://timeweb.com/ru/community/articles/kak-sdelat-bota-v-telegram-s-funkciey-oplaty-servis-programmirovanie, https://botphp.ru/docs/payments, https://vc.ru/services/734221-priem-platezhei-v-telegram-kak-nastroit-oplatu-v-chate, https://yookassa.ru/docs/support/payments/onboarding/integration/cms-module/telegram, https://cloudpayments.ru/blog/kak-prinimat-platezhi-v-telegram/, https://pikabu.ru/story/urok_12_podklyuchenie_sistemyi_oplatyi_v_telegram_bote_11061804, https://selectel.ru/blog/tutorials/telegram-bot-with-monetization/, https://iqbot.ru/blog/priem-platezhej-v-telegram-kak-podklyuchit-i-prinimat-platezhi-v-telegram-bote/, https://smartbotpro.ru/blog/kak-prinimat-platezhi-v-telegram-bote</text:p>
          </table:table-cell>
        </table:table-row>
        <table:table-row table:style-name="ro1">
          <table:table-cell office:value-type="string" calcext:value-type="string">
            <text:p>платежи в телеграм боте</text:p>
          </table:table-cell>
          <table:table-cell office:value-type="string" calcext:value-type="string">
            <text:p>телеграм бот для оплаты (11)</text:p>
          </table:table-cell>
          <table:table-cell office:value-type="float" office:value="29" calcext:value-type="float">
            <text:p>29</text:p>
          </table:table-cell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payments, https://timeweb.com/ru/community/articles/kak-sdelat-bota-v-telegram-s-funkciey-oplaty-servis-programmirovanie, https://botphp.ru/docs/payments, https://vc.ru/services/734221-priem-platezhei-v-telegram-kak-nastroit-oplatu-v-chate, https://yookassa.ru/docs/support/payments/onboarding/integration/cms-module/telegram, https://cloudpayments.ru/blog/kak-prinimat-platezhi-v-telegram/, https://pikabu.ru/story/urok_12_podklyuchenie_sistemyi_oplatyi_v_telegram_bote_11061804, https://selectel.ru/blog/tutorials/telegram-bot-with-monetization/, https://iqbot.ru/blog/priem-platezhej-v-telegram-kak-podklyuchit-i-prinimat-platezhi-v-telegram-bote/, https://smartbotpro.ru/blog/kak-prinimat-platezhi-v-telegram-bote</text:p>
          </table:table-cell>
        </table:table-row>
        <table:table-row table:style-name="ro1">
          <table:table-cell office:value-type="string" calcext:value-type="string">
            <text:p>оплата в телеграм боте как сделать</text:p>
          </table:table-cell>
          <table:table-cell office:value-type="string" calcext:value-type="string">
            <text:p>телеграм бот для оплаты (11)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payments, https://timeweb.com/ru/community/articles/kak-sdelat-bota-v-telegram-s-funkciey-oplaty-servis-programmirovanie, https://botphp.ru/docs/payments, https://vc.ru/services/734221-priem-platezhei-v-telegram-kak-nastroit-oplatu-v-chate, https://yookassa.ru/docs/support/payments/onboarding/integration/cms-module/telegram, https://cloudpayments.ru/blog/kak-prinimat-platezhi-v-telegram/, https://pikabu.ru/story/urok_12_podklyuchenie_sistemyi_oplatyi_v_telegram_bote_11061804, https://selectel.ru/blog/tutorials/telegram-bot-with-monetization/, https://iqbot.ru/blog/priem-platezhej-v-telegram-kak-podklyuchit-i-prinimat-platezhi-v-telegram-bote/, https://smartbotpro.ru/blog/kak-prinimat-platezhi-v-telegram-bote</text:p>
          </table:table-cell>
        </table:table-row>
        <table:table-row table:style-name="ro1">
          <table:table-cell office:value-type="string" calcext:value-type="string">
            <text:p>телеграм бот приема платежей</text:p>
          </table:table-cell>
          <table:table-cell office:value-type="string" calcext:value-type="string">
            <text:p>телеграм бот для оплаты (11)</text:p>
          </table:table-cell>
          <table:table-cell office:value-type="float" office:value="17" calcext:value-type="float">
            <text:p>17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payments, https://timeweb.com/ru/community/articles/kak-sdelat-bota-v-telegram-s-funkciey-oplaty-servis-programmirovanie, https://botphp.ru/docs/payments, https://vc.ru/services/734221-priem-platezhei-v-telegram-kak-nastroit-oplatu-v-chate, https://yookassa.ru/docs/support/payments/onboarding/integration/cms-module/telegram, https://cloudpayments.ru/blog/kak-prinimat-platezhi-v-telegram/, https://pikabu.ru/story/urok_12_podklyuchenie_sistemyi_oplatyi_v_telegram_bote_11061804, https://selectel.ru/blog/tutorials/telegram-bot-with-monetization/, https://iqbot.ru/blog/priem-platezhej-v-telegram-kak-podklyuchit-i-prinimat-platezhi-v-telegram-bote/, https://smartbotpro.ru/blog/kak-prinimat-platezhi-v-telegram-bote</text:p>
          </table:table-cell>
        </table:table-row>
        <table:table-row table:style-name="ro1">
          <table:table-cell office:value-type="string" calcext:value-type="string">
            <text:p>платежная система для телеграм бота</text:p>
          </table:table-cell>
          <table:table-cell office:value-type="string" calcext:value-type="string">
            <text:p>телеграм бот для оплаты (11)</text:p>
          </table:table-cell>
          <table:table-cell office:value-type="float" office:value="16" calcext:value-type="float">
            <text:p>16</text:p>
          </table:table-cell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payments, https://timeweb.com/ru/community/articles/kak-sdelat-bota-v-telegram-s-funkciey-oplaty-servis-programmirovanie, https://botphp.ru/docs/payments, https://vc.ru/services/734221-priem-platezhei-v-telegram-kak-nastroit-oplatu-v-chate, https://yookassa.ru/docs/support/payments/onboarding/integration/cms-module/telegram, https://cloudpayments.ru/blog/kak-prinimat-platezhi-v-telegram/, https://pikabu.ru/story/urok_12_podklyuchenie_sistemyi_oplatyi_v_telegram_bote_11061804, https://selectel.ru/blog/tutorials/telegram-bot-with-monetization/, https://iqbot.ru/blog/priem-platezhej-v-telegram-kak-podklyuchit-i-prinimat-platezhi-v-telegram-bote/, https://smartbotpro.ru/blog/kak-prinimat-platezhi-v-telegram-bote</text:p>
          </table:table-cell>
        </table:table-row>
        <table:table-row table:style-name="ro1">
          <table:table-cell office:value-type="string" calcext:value-type="string">
            <text:p>как подключить оплату в боте телеграм</text:p>
          </table:table-cell>
          <table:table-cell office:value-type="string" calcext:value-type="string">
            <text:p>телеграм бот для оплаты (11)</text:p>
          </table:table-cell>
          <table:table-cell office:value-type="float" office:value="16" calcext:value-type="float">
            <text:p>16</text:p>
          </table:table-cell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payments, https://timeweb.com/ru/community/articles/kak-sdelat-bota-v-telegram-s-funkciey-oplaty-servis-programmirovanie, https://botphp.ru/docs/payments, https://vc.ru/services/734221-priem-platezhei-v-telegram-kak-nastroit-oplatu-v-chate, https://yookassa.ru/docs/support/payments/onboarding/integration/cms-module/telegram, https://cloudpayments.ru/blog/kak-prinimat-platezhi-v-telegram/, https://pikabu.ru/story/urok_12_podklyuchenie_sistemyi_oplatyi_v_telegram_bote_11061804, https://selectel.ru/blog/tutorials/telegram-bot-with-monetization/, https://iqbot.ru/blog/priem-platezhej-v-telegram-kak-podklyuchit-i-prinimat-platezhi-v-telegram-bote/, https://smartbotpro.ru/blog/kak-prinimat-platezhi-v-telegram-bote</text:p>
          </table:table-cell>
        </table:table-row>
        <table:table-row table:style-name="ro1">
          <table:table-cell office:value-type="string" calcext:value-type="string">
            <text:p>как оплатить телеграм бот</text:p>
          </table:table-cell>
          <table:table-cell office:value-type="string" calcext:value-type="string">
            <text:p>телеграм бот для оплаты (11)</text:p>
          </table:table-cell>
          <table:table-cell office:value-type="float" office:value="14" calcext:value-type="float">
            <text:p>14</text:p>
          </table:table-cell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payments, https://timeweb.com/ru/community/articles/kak-sdelat-bota-v-telegram-s-funkciey-oplaty-servis-programmirovanie, https://botphp.ru/docs/payments, https://vc.ru/services/734221-priem-platezhei-v-telegram-kak-nastroit-oplatu-v-chate, https://yookassa.ru/docs/support/payments/onboarding/integration/cms-module/telegram, https://cloudpayments.ru/blog/kak-prinimat-platezhi-v-telegram/, https://pikabu.ru/story/urok_12_podklyuchenie_sistemyi_oplatyi_v_telegram_bote_11061804, https://selectel.ru/blog/tutorials/telegram-bot-with-monetization/, https://iqbot.ru/blog/priem-platezhej-v-telegram-kak-podklyuchit-i-prinimat-platezhi-v-telegram-bote/, https://smartbotpro.ru/blog/kak-prinimat-platezhi-v-telegram-bote</text:p>
          </table:table-cell>
        </table:table-row>
        <table:table-row table:style-name="ro1">
          <table:table-cell office:value-type="string" calcext:value-type="string">
            <text:p>платежный бот в телеграм</text:p>
          </table:table-cell>
          <table:table-cell office:value-type="string" calcext:value-type="string">
            <text:p>телеграм бот для оплаты (11)</text:p>
          </table:table-cell>
          <table:table-cell office:value-type="float" office:value="12" calcext:value-type="float">
            <text:p>12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payments, https://timeweb.com/ru/community/articles/kak-sdelat-bota-v-telegram-s-funkciey-oplaty-servis-programmirovanie, https://botphp.ru/docs/payments, https://vc.ru/services/734221-priem-platezhei-v-telegram-kak-nastroit-oplatu-v-chate, https://yookassa.ru/docs/support/payments/onboarding/integration/cms-module/telegram, https://cloudpayments.ru/blog/kak-prinimat-platezhi-v-telegram/, https://pikabu.ru/story/urok_12_podklyuchenie_sistemyi_oplatyi_v_telegram_bote_11061804, https://selectel.ru/blog/tutorials/telegram-bot-with-monetization/, https://iqbot.ru/blog/priem-platezhej-v-telegram-kak-podklyuchit-i-prinimat-platezhi-v-telegram-bote/, https://smartbotpro.ru/blog/kak-prinimat-platezhi-v-telegram-bote</text:p>
          </table:table-cell>
        </table:table-row>
        <table:table-row table:style-name="ro1">
          <table:table-cell office:value-type="string" calcext:value-type="string">
            <text:p>как подключить платежную систему к телеграм боту</text:p>
          </table:table-cell>
          <table:table-cell office:value-type="string" calcext:value-type="string">
            <text:p>телеграм бот для оплаты (11)</text:p>
          </table:table-cell>
          <table:table-cell office:value-type="float" office:value="8" calcext:value-type="float">
            <text:p>8</text:p>
          </table:table-cell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payments, https://timeweb.com/ru/community/articles/kak-sdelat-bota-v-telegram-s-funkciey-oplaty-servis-programmirovanie, https://botphp.ru/docs/payments, https://vc.ru/services/734221-priem-platezhei-v-telegram-kak-nastroit-oplatu-v-chate, https://yookassa.ru/docs/support/payments/onboarding/integration/cms-module/telegram, https://cloudpayments.ru/blog/kak-prinimat-platezhi-v-telegram/, https://pikabu.ru/story/urok_12_podklyuchenie_sistemyi_oplatyi_v_telegram_bote_11061804, https://selectel.ru/blog/tutorials/telegram-bot-with-monetization/, https://iqbot.ru/blog/priem-platezhej-v-telegram-kak-podklyuchit-i-prinimat-platezhi-v-telegram-bote/, https://smartbotpro.ru/blog/kak-prinimat-platezhi-v-telegram-bote</text:p>
          </table:table-cell>
        </table:table-row>
        <table:table-row table:style-name="ro1">
          <table:table-cell office:value-type="string" calcext:value-type="string">
            <text:p>бот история телеграм</text:p>
          </table:table-cell>
          <table:table-cell office:value-type="string" calcext:value-type="string">
            <text:p>бот история телеграм (8)</text:p>
          </table:table-cell>
          <table:table-cell office:value-type="float" office:value="184" calcext:value-type="float">
            <text:p>184</text:p>
          </table:table-cell>
          <table:table-cell office:value-type="float" office:value="314" calcext:value-type="float">
            <text:p>3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stabro.bot/, https://vc.ru/services/788468-v-telegram-poyavilsya-pervyi-bot-dlya-anonimnogo-prosmotra-stories, https://postium.ru/telegram-boty-dlya-instagram/, https://texterra.ru/blog/poleznykh-telegram-botov-dlya-raboty-s-instagram.html, https://hi-tech.mail.ru/review/62523-kak-anonimno-smotret-istorii-v-instagram/, https://martrending.ru/smm/kak-skachat-storis-iz-instagram, https://pikabu.ru/story/skachat_storis_telegram_11030131, https://www.youtube.com/watch?v=MiZIwBqg_1I, https://tenchat.ru/media/1832999-bot-v-telegram-kotoriy-sam-smotrit-storis-za-tebya, https://otzyvmarketing.ru/articles/telegram-boty-dlya-skachivaniya-video-instagram/</text:p>
          </table:table-cell>
        </table:table-row>
        <table:table-row table:style-name="ro1">
          <table:table-cell office:value-type="string" calcext:value-type="string">
            <text:p>телеграм бот сторис</text:p>
          </table:table-cell>
          <table:table-cell office:value-type="string" calcext:value-type="string">
            <text:p>бот история телеграм (8)</text:p>
          </table:table-cell>
          <table:table-cell office:value-type="float" office:value="61" calcext:value-type="float">
            <text:p>61</text:p>
          </table:table-cell>
          <table:table-cell office:value-type="float" office:value="314" calcext:value-type="float">
            <text:p>3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stabro.bot/, https://vc.ru/services/788468-v-telegram-poyavilsya-pervyi-bot-dlya-anonimnogo-prosmotra-stories, https://postium.ru/telegram-boty-dlya-instagram/, https://texterra.ru/blog/poleznykh-telegram-botov-dlya-raboty-s-instagram.html, https://hi-tech.mail.ru/review/62523-kak-anonimno-smotret-istorii-v-instagram/, https://martrending.ru/smm/kak-skachat-storis-iz-instagram, https://pikabu.ru/story/skachat_storis_telegram_11030131, https://www.youtube.com/watch?v=MiZIwBqg_1I, https://tenchat.ru/media/1832999-bot-v-telegram-kotoriy-sam-smotrit-storis-za-tebya, https://otzyvmarketing.ru/articles/telegram-boty-dlya-skachivaniya-video-instagram/</text:p>
          </table:table-cell>
        </table:table-row>
        <table:table-row table:style-name="ro1">
          <table:table-cell office:value-type="string" calcext:value-type="string">
            <text:p>просмотр историй телеграм бот</text:p>
          </table:table-cell>
          <table:table-cell office:value-type="string" calcext:value-type="string">
            <text:p>бот история телеграм (8)</text:p>
          </table:table-cell>
          <table:table-cell office:value-type="float" office:value="27" calcext:value-type="float">
            <text:p>27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stabro.bot/, https://vc.ru/services/788468-v-telegram-poyavilsya-pervyi-bot-dlya-anonimnogo-prosmotra-stories, https://postium.ru/telegram-boty-dlya-instagram/, https://texterra.ru/blog/poleznykh-telegram-botov-dlya-raboty-s-instagram.html, https://hi-tech.mail.ru/review/62523-kak-anonimno-smotret-istorii-v-instagram/, https://martrending.ru/smm/kak-skachat-storis-iz-instagram, https://pikabu.ru/story/skachat_storis_telegram_11030131, https://www.youtube.com/watch?v=MiZIwBqg_1I, https://tenchat.ru/media/1832999-bot-v-telegram-kotoriy-sam-smotrit-storis-za-tebya, https://otzyvmarketing.ru/articles/telegram-boty-dlya-skachivaniya-video-instagram/</text:p>
          </table:table-cell>
        </table:table-row>
        <table:table-row table:style-name="ro1">
          <table:table-cell office:value-type="string" calcext:value-type="string">
            <text:p>телеграм бот смотреть сторис</text:p>
          </table:table-cell>
          <table:table-cell office:value-type="string" calcext:value-type="string">
            <text:p>бот история телеграм (8)</text:p>
          </table:table-cell>
          <table:table-cell office:value-type="float" office:value="13" calcext:value-type="float">
            <text:p>13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stabro.bot/, https://vc.ru/services/788468-v-telegram-poyavilsya-pervyi-bot-dlya-anonimnogo-prosmotra-stories, https://postium.ru/telegram-boty-dlya-instagram/, https://texterra.ru/blog/poleznykh-telegram-botov-dlya-raboty-s-instagram.html, https://hi-tech.mail.ru/review/62523-kak-anonimno-smotret-istorii-v-instagram/, https://martrending.ru/smm/kak-skachat-storis-iz-instagram, https://pikabu.ru/story/skachat_storis_telegram_11030131, https://www.youtube.com/watch?v=MiZIwBqg_1I, https://tenchat.ru/media/1832999-bot-v-telegram-kotoriy-sam-smotrit-storis-za-tebya, https://otzyvmarketing.ru/articles/telegram-boty-dlya-skachivaniya-video-instagram/</text:p>
          </table:table-cell>
        </table:table-row>
        <table:table-row table:style-name="ro1">
          <table:table-cell office:value-type="string" calcext:value-type="string">
            <text:p>телеграм бот скачать сторисы</text:p>
          </table:table-cell>
          <table:table-cell office:value-type="string" calcext:value-type="string">
            <text:p>бот история телеграм (8)</text:p>
          </table:table-cell>
          <table:table-cell office:value-type="float" office:value="11" calcext:value-type="float">
            <text:p>11</text:p>
          </table:table-cell>
          <table:table-cell office:value-type="float" office:value="314" calcext:value-type="float">
            <text:p>3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stabro.bot/, https://vc.ru/services/788468-v-telegram-poyavilsya-pervyi-bot-dlya-anonimnogo-prosmotra-stories, https://postium.ru/telegram-boty-dlya-instagram/, https://texterra.ru/blog/poleznykh-telegram-botov-dlya-raboty-s-instagram.html, https://hi-tech.mail.ru/review/62523-kak-anonimno-smotret-istorii-v-instagram/, https://martrending.ru/smm/kak-skachat-storis-iz-instagram, https://pikabu.ru/story/skachat_storis_telegram_11030131, https://www.youtube.com/watch?v=MiZIwBqg_1I, https://tenchat.ru/media/1832999-bot-v-telegram-kotoriy-sam-smotrit-storis-za-tebya, https://otzyvmarketing.ru/articles/telegram-boty-dlya-skachivaniya-video-instagram/</text:p>
          </table:table-cell>
        </table:table-row>
        <table:table-row table:style-name="ro1">
          <table:table-cell office:value-type="string" calcext:value-type="string">
            <text:p>телеграм бот истории инстаграм</text:p>
          </table:table-cell>
          <table:table-cell office:value-type="string" calcext:value-type="string">
            <text:p>бот история телеграм (8)</text:p>
          </table:table-cell>
          <table:table-cell office:value-type="float" office:value="7" calcext:value-type="float">
            <text:p>7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stabro.bot/, https://vc.ru/services/788468-v-telegram-poyavilsya-pervyi-bot-dlya-anonimnogo-prosmotra-stories, https://postium.ru/telegram-boty-dlya-instagram/, https://texterra.ru/blog/poleznykh-telegram-botov-dlya-raboty-s-instagram.html, https://hi-tech.mail.ru/review/62523-kak-anonimno-smotret-istorii-v-instagram/, https://martrending.ru/smm/kak-skachat-storis-iz-instagram, https://pikabu.ru/story/skachat_storis_telegram_11030131, https://www.youtube.com/watch?v=MiZIwBqg_1I, https://tenchat.ru/media/1832999-bot-v-telegram-kotoriy-sam-smotrit-storis-za-tebya, https://otzyvmarketing.ru/articles/telegram-boty-dlya-skachivaniya-video-instagram/</text:p>
          </table:table-cell>
        </table:table-row>
        <table:table-row table:style-name="ro1">
          <table:table-cell office:value-type="string" calcext:value-type="string">
            <text:p>бот для просмотра инстаграм в телеграм</text:p>
          </table:table-cell>
          <table:table-cell office:value-type="string" calcext:value-type="string">
            <text:p>бот история телеграм (8)</text:p>
          </table:table-cell>
          <table:table-cell office:value-type="float" office:value="7" calcext:value-type="float">
            <text:p>7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stabro.bot/, https://vc.ru/services/788468-v-telegram-poyavilsya-pervyi-bot-dlya-anonimnogo-prosmotra-stories, https://postium.ru/telegram-boty-dlya-instagram/, https://texterra.ru/blog/poleznykh-telegram-botov-dlya-raboty-s-instagram.html, https://hi-tech.mail.ru/review/62523-kak-anonimno-smotret-istorii-v-instagram/, https://martrending.ru/smm/kak-skachat-storis-iz-instagram, https://pikabu.ru/story/skachat_storis_telegram_11030131, https://www.youtube.com/watch?v=MiZIwBqg_1I, https://tenchat.ru/media/1832999-bot-v-telegram-kotoriy-sam-smotrit-storis-za-tebya, https://otzyvmarketing.ru/articles/telegram-boty-dlya-skachivaniya-video-instagram/</text:p>
          </table:table-cell>
        </table:table-row>
        <table:table-row table:style-name="ro1">
          <table:table-cell office:value-type="string" calcext:value-type="string">
            <text:p>скачать истории телеграм бот</text:p>
          </table:table-cell>
          <table:table-cell office:value-type="string" calcext:value-type="string">
            <text:p>бот история телеграм (8)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stabro.bot/, https://vc.ru/services/788468-v-telegram-poyavilsya-pervyi-bot-dlya-anonimnogo-prosmotra-stories, https://postium.ru/telegram-boty-dlya-instagram/, https://texterra.ru/blog/poleznykh-telegram-botov-dlya-raboty-s-instagram.html, https://hi-tech.mail.ru/review/62523-kak-anonimno-smotret-istorii-v-instagram/, https://martrending.ru/smm/kak-skachat-storis-iz-instagram, https://pikabu.ru/story/skachat_storis_telegram_11030131, https://www.youtube.com/watch?v=MiZIwBqg_1I, https://tenchat.ru/media/1832999-bot-v-telegram-kotoriy-sam-smotrit-storis-za-tebya, https://otzyvmarketing.ru/articles/telegram-boty-dlya-skachivaniya-video-instagram/</text:p>
          </table:table-cell>
        </table:table-row>
        <table:table-row table:style-name="ro1">
          <table:table-cell office:value-type="string" calcext:value-type="string">
            <text:p>меню бота в телеграм</text:p>
          </table:table-cell>
          <table:table-cell office:value-type="string" calcext:value-type="string">
            <text:p>меню бота в телеграм (9)</text:p>
          </table:table-cell>
          <table:table-cell office:value-type="float" office:value="127" calcext:value-type="float">
            <text:p>127</text:p>
          </table:table-cell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534642-sozdanie-menyu-v-telegram-bote-za-5-minut-poshagovoe-rukovodstvo-2025-obnovleno, https://dzen.ru/a/YvPrvmLcSF6UAHRz, https://habr.com/ru/articles/757236/, https://instahero.pro/blog/kak-sdelat-menju-v-telegram-bote/, https://timeweb.com/ru/community/articles/kak-sdelat-menyu-v-telegram-bote-za-5-minut-instrukciya-dlya-novichka, https://www.unisender.com/ru/blog/kak-dobavit-knopku-menyu-botu-v-telegram/, https://pikabu.ru/story/kak_byistro_i_prosto_sozdat_menyu_dlya_chat_bota_v_telegram_poshagovaya_instruktsiya_11920106, https://smm.targethunter.help/platforms/telegram/features/menyu-dlya-chat-botov-v-telegram, https://skillbox.ru/media/code/chatboty-v-telegram-na-python-chast-2-sozdayem-i-nastraivaem-menyu/, https://sendpulse.com/ru/knowledge-base/chatbot/telegram/menu</text:p>
          </table:table-cell>
        </table:table-row>
        <table:table-row table:style-name="ro1">
          <table:table-cell office:value-type="string" calcext:value-type="string">
            <text:p>как сделать меню в боте телеграм</text:p>
          </table:table-cell>
          <table:table-cell office:value-type="string" calcext:value-type="string">
            <text:p>меню бота в телеграм (9)</text:p>
          </table:table-cell>
          <table:table-cell office:value-type="float" office:value="61" calcext:value-type="float">
            <text:p>61</text:p>
          </table:table-cell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534642-sozdanie-menyu-v-telegram-bote-za-5-minut-poshagovoe-rukovodstvo-2025-obnovleno, https://dzen.ru/a/YvPrvmLcSF6UAHRz, https://habr.com/ru/articles/757236/, https://instahero.pro/blog/kak-sdelat-menju-v-telegram-bote/, https://timeweb.com/ru/community/articles/kak-sdelat-menyu-v-telegram-bote-za-5-minut-instrukciya-dlya-novichka, https://www.unisender.com/ru/blog/kak-dobavit-knopku-menyu-botu-v-telegram/, https://pikabu.ru/story/kak_byistro_i_prosto_sozdat_menyu_dlya_chat_bota_v_telegram_poshagovaya_instruktsiya_11920106, https://smm.targethunter.help/platforms/telegram/features/menyu-dlya-chat-botov-v-telegram, https://skillbox.ru/media/code/chatboty-v-telegram-na-python-chast-2-sozdayem-i-nastraivaem-menyu/, https://sendpulse.com/ru/knowledge-base/chatbot/telegram/menu</text:p>
          </table:table-cell>
        </table:table-row>
        <table:table-row table:style-name="ro1">
          <table:table-cell office:value-type="string" calcext:value-type="string">
            <text:p>кнопка меню в телеграм боте</text:p>
          </table:table-cell>
          <table:table-cell office:value-type="string" calcext:value-type="string">
            <text:p>меню бота в телеграм (9)</text:p>
          </table:table-cell>
          <table:table-cell office:value-type="float" office:value="31" calcext:value-type="float">
            <text:p>31</text:p>
          </table:table-cell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534642-sozdanie-menyu-v-telegram-bote-za-5-minut-poshagovoe-rukovodstvo-2025-obnovleno, https://dzen.ru/a/YvPrvmLcSF6UAHRz, https://habr.com/ru/articles/757236/, https://instahero.pro/blog/kak-sdelat-menju-v-telegram-bote/, https://timeweb.com/ru/community/articles/kak-sdelat-menyu-v-telegram-bote-za-5-minut-instrukciya-dlya-novichka, https://www.unisender.com/ru/blog/kak-dobavit-knopku-menyu-botu-v-telegram/, https://pikabu.ru/story/kak_byistro_i_prosto_sozdat_menyu_dlya_chat_bota_v_telegram_poshagovaya_instruktsiya_11920106, https://smm.targethunter.help/platforms/telegram/features/menyu-dlya-chat-botov-v-telegram, https://skillbox.ru/media/code/chatboty-v-telegram-na-python-chast-2-sozdayem-i-nastraivaem-menyu/, https://sendpulse.com/ru/knowledge-base/chatbot/telegram/menu</text:p>
          </table:table-cell>
        </table:table-row>
        <table:table-row table:style-name="ro1">
          <table:table-cell office:value-type="string" calcext:value-type="string">
            <text:p>меню команд телеграм бот</text:p>
          </table:table-cell>
          <table:table-cell office:value-type="string" calcext:value-type="string">
            <text:p>меню бота в телеграм (9)</text:p>
          </table:table-cell>
          <table:table-cell office:value-type="float" office:value="22" calcext:value-type="float">
            <text:p>22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534642-sozdanie-menyu-v-telegram-bote-za-5-minut-poshagovoe-rukovodstvo-2025-obnovleno, https://dzen.ru/a/YvPrvmLcSF6UAHRz, https://habr.com/ru/articles/757236/, https://instahero.pro/blog/kak-sdelat-menju-v-telegram-bote/, https://timeweb.com/ru/community/articles/kak-sdelat-menyu-v-telegram-bote-za-5-minut-instrukciya-dlya-novichka, https://www.unisender.com/ru/blog/kak-dobavit-knopku-menyu-botu-v-telegram/, https://pikabu.ru/story/kak_byistro_i_prosto_sozdat_menyu_dlya_chat_bota_v_telegram_poshagovaya_instruktsiya_11920106, https://smm.targethunter.help/platforms/telegram/features/menyu-dlya-chat-botov-v-telegram, https://skillbox.ru/media/code/chatboty-v-telegram-na-python-chast-2-sozdayem-i-nastraivaem-menyu/, https://sendpulse.com/ru/knowledge-base/chatbot/telegram/menu</text:p>
          </table:table-cell>
        </table:table-row>
        <table:table-row table:style-name="ro1">
          <table:table-cell office:value-type="string" calcext:value-type="string">
            <text:p>меню в чат боте телеграм</text:p>
          </table:table-cell>
          <table:table-cell office:value-type="string" calcext:value-type="string">
            <text:p>меню бота в телеграм (9)</text:p>
          </table:table-cell>
          <table:table-cell office:value-type="float" office:value="18" calcext:value-type="float">
            <text:p>18</text:p>
          </table:table-cell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534642-sozdanie-menyu-v-telegram-bote-za-5-minut-poshagovoe-rukovodstvo-2025-obnovleno, https://dzen.ru/a/YvPrvmLcSF6UAHRz, https://habr.com/ru/articles/757236/, https://instahero.pro/blog/kak-sdelat-menju-v-telegram-bote/, https://timeweb.com/ru/community/articles/kak-sdelat-menyu-v-telegram-bote-za-5-minut-instrukciya-dlya-novichka, https://www.unisender.com/ru/blog/kak-dobavit-knopku-menyu-botu-v-telegram/, https://pikabu.ru/story/kak_byistro_i_prosto_sozdat_menyu_dlya_chat_bota_v_telegram_poshagovaya_instruktsiya_11920106, https://smm.targethunter.help/platforms/telegram/features/menyu-dlya-chat-botov-v-telegram, https://skillbox.ru/media/code/chatboty-v-telegram-na-python-chast-2-sozdayem-i-nastraivaem-menyu/, https://sendpulse.com/ru/knowledge-base/chatbot/telegram/menu</text:p>
          </table:table-cell>
        </table:table-row>
        <table:table-row table:style-name="ro1">
          <table:table-cell office:value-type="string" calcext:value-type="string">
            <text:p>как сделать кнопку меню в телеграм боте</text:p>
          </table:table-cell>
          <table:table-cell office:value-type="string" calcext:value-type="string">
            <text:p>меню бота в телеграм (9)</text:p>
          </table:table-cell>
          <table:table-cell office:value-type="float" office:value="13" calcext:value-type="float">
            <text:p>13</text:p>
          </table:table-cell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534642-sozdanie-menyu-v-telegram-bote-za-5-minut-poshagovoe-rukovodstvo-2025-obnovleno, https://dzen.ru/a/YvPrvmLcSF6UAHRz, https://habr.com/ru/articles/757236/, https://instahero.pro/blog/kak-sdelat-menju-v-telegram-bote/, https://timeweb.com/ru/community/articles/kak-sdelat-menyu-v-telegram-bote-za-5-minut-instrukciya-dlya-novichka, https://www.unisender.com/ru/blog/kak-dobavit-knopku-menyu-botu-v-telegram/, https://pikabu.ru/story/kak_byistro_i_prosto_sozdat_menyu_dlya_chat_bota_v_telegram_poshagovaya_instruktsiya_11920106, https://smm.targethunter.help/platforms/telegram/features/menyu-dlya-chat-botov-v-telegram, https://skillbox.ru/media/code/chatboty-v-telegram-na-python-chast-2-sozdayem-i-nastraivaem-menyu/, https://sendpulse.com/ru/knowledge-base/chatbot/telegram/menu</text:p>
          </table:table-cell>
        </table:table-row>
        <table:table-row table:style-name="ro1">
          <table:table-cell office:value-type="string" calcext:value-type="string">
            <text:p>как сделать меню команд в телеграм боте</text:p>
          </table:table-cell>
          <table:table-cell office:value-type="string" calcext:value-type="string">
            <text:p>меню бота в телеграм (9)</text:p>
          </table:table-cell>
          <table:table-cell office:value-type="float" office:value="12" calcext:value-type="float">
            <text:p>12</text:p>
          </table:table-cell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534642-sozdanie-menyu-v-telegram-bote-za-5-minut-poshagovoe-rukovodstvo-2025-obnovleno, https://dzen.ru/a/YvPrvmLcSF6UAHRz, https://habr.com/ru/articles/757236/, https://instahero.pro/blog/kak-sdelat-menju-v-telegram-bote/, https://timeweb.com/ru/community/articles/kak-sdelat-menyu-v-telegram-bote-za-5-minut-instrukciya-dlya-novichka, https://www.unisender.com/ru/blog/kak-dobavit-knopku-menyu-botu-v-telegram/, https://pikabu.ru/story/kak_byistro_i_prosto_sozdat_menyu_dlya_chat_bota_v_telegram_poshagovaya_instruktsiya_11920106, https://smm.targethunter.help/platforms/telegram/features/menyu-dlya-chat-botov-v-telegram, https://skillbox.ru/media/code/chatboty-v-telegram-na-python-chast-2-sozdayem-i-nastraivaem-menyu/, https://sendpulse.com/ru/knowledge-base/chatbot/telegram/menu</text:p>
          </table:table-cell>
        </table:table-row>
        <table:table-row table:style-name="ro1">
          <table:table-cell office:value-type="string" calcext:value-type="string">
            <text:p>как добавить меню в телеграм бот</text:p>
          </table:table-cell>
          <table:table-cell office:value-type="string" calcext:value-type="string">
            <text:p>меню бота в телеграм (9)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534642-sozdanie-menyu-v-telegram-bote-za-5-minut-poshagovoe-rukovodstvo-2025-obnovleno, https://dzen.ru/a/YvPrvmLcSF6UAHRz, https://habr.com/ru/articles/757236/, https://instahero.pro/blog/kak-sdelat-menju-v-telegram-bote/, https://timeweb.com/ru/community/articles/kak-sdelat-menyu-v-telegram-bote-za-5-minut-instrukciya-dlya-novichka, https://www.unisender.com/ru/blog/kak-dobavit-knopku-menyu-botu-v-telegram/, https://pikabu.ru/story/kak_byistro_i_prosto_sozdat_menyu_dlya_chat_bota_v_telegram_poshagovaya_instruktsiya_11920106, https://smm.targethunter.help/platforms/telegram/features/menyu-dlya-chat-botov-v-telegram, https://skillbox.ru/media/code/chatboty-v-telegram-na-python-chast-2-sozdayem-i-nastraivaem-menyu/, https://sendpulse.com/ru/knowledge-base/chatbot/telegram/menu</text:p>
          </table:table-cell>
        </table:table-row>
        <table:table-row table:style-name="ro1">
          <table:table-cell office:value-type="string" calcext:value-type="string">
            <text:p>как создать меню в боте телеграм</text:p>
          </table:table-cell>
          <table:table-cell office:value-type="string" calcext:value-type="string">
            <text:p>меню бота в телеграм (9)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534642-sozdanie-menyu-v-telegram-bote-za-5-minut-poshagovoe-rukovodstvo-2025-obnovleno, https://dzen.ru/a/YvPrvmLcSF6UAHRz, https://habr.com/ru/articles/757236/, https://instahero.pro/blog/kak-sdelat-menju-v-telegram-bote/, https://timeweb.com/ru/community/articles/kak-sdelat-menyu-v-telegram-bote-za-5-minut-instrukciya-dlya-novichka, https://www.unisender.com/ru/blog/kak-dobavit-knopku-menyu-botu-v-telegram/, https://pikabu.ru/story/kak_byistro_i_prosto_sozdat_menyu_dlya_chat_bota_v_telegram_poshagovaya_instruktsiya_11920106, https://smm.targethunter.help/platforms/telegram/features/menyu-dlya-chat-botov-v-telegram, https://skillbox.ru/media/code/chatboty-v-telegram-na-python-chast-2-sozdayem-i-nastraivaem-menyu/, https://sendpulse.com/ru/knowledge-base/chatbot/telegram/menu</text:p>
          </table:table-cell>
        </table:table-row>
        <table:table-row table:style-name="ro1">
          <table:table-cell office:value-type="string" calcext:value-type="string">
            <text:p>проверить телеграм бота</text:p>
          </table:table-cell>
          <table:table-cell office:value-type="string" calcext:value-type="string">
            <text:p>проверить телеграм бота (3)</text:p>
          </table:table-cell>
          <table:table-cell office:value-type="float" office:value="214" calcext:value-type="float">
            <text:p>214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beeline_cloud/articles/734164/, https://mrcheck.ru/blog/detail/testirovanie-telegram-botov-obespechenie-nadezhnosti-i-kachestva/, https://botstat.io/, https://dev.to/shallowdepth/end-to-end-testing-for-telegram-bots-18d4, https://ru.stackoverflow.com/questions/1593927/%D0%9A%D0%B0%D0%BA-%D0%BF%D1%80%D0%BE%D1%82%D0%B5%D1%81%D1%82%D0%B8%D1%80%D0%BE%D0%B2%D0%B0%D1%82%D1%8C-%D1%82%D0%B5%D0%BB%D0%B5%D0%B3%D1%80%D0%B0%D0%BC-%D0%B1%D0%BE%D1%82%D0%B0-%D0%BF%D0%BE%D0%B4-%D0%BD%D0%B0%D0%B3%D1%80%D1%83%D0%B7%D0%BA%D0%BE%D0%B9-%D0%B1%D0%B5%D0%B7-%D0%B8%D1%81%D0%BF%D0%BE%D0%BB%D1%8C%D0%B7%D0%BE%D0%B2%D0%B0%D0%BD%D0%B8%D1%8F-%D1%80%D0%B5%D0%B0%D0%BB%D1%8C%D0%BD%D1%8B%D1%85-%D0%B0%D0%BA%D0%BA%D0%B0%D1%83, https://rubenlagus.github.io/TelegramBotsDocumentation/bot-testing.html, https://vc.ru/marketing/1317699-kak-kontrolirovat-rabotu-telegram-bota-i-poluchat-otchety-v-udobnom-formate-instrukciya-po-nastroike, https://www.bolshoyvopros.ru/questions/4332638-kak-proverit-nalichie-ustanovlennyh-botov-v-telegramme.html, https://www.youtube.com/watch?v=o9WMWYJtyWU</text:p>
          </table:table-cell>
        </table:table-row>
        <table:table-row table:style-name="ro1">
          <table:table-cell office:value-type="string" calcext:value-type="string">
            <text:p>проверка бота в телеграме</text:p>
          </table:table-cell>
          <table:table-cell office:value-type="string" calcext:value-type="string">
            <text:p>проверить телеграм бота (3)</text:p>
          </table:table-cell>
          <table:table-cell office:value-type="float" office:value="22" calcext:value-type="float">
            <text:p>22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beeline_cloud/articles/734164/, https://mrcheck.ru/blog/detail/testirovanie-telegram-botov-obespechenie-nadezhnosti-i-kachestva/, https://botstat.io/, https://dev.to/shallowdepth/end-to-end-testing-for-telegram-bots-18d4, https://ru.stackoverflow.com/questions/1593927/%D0%9A%D0%B0%D0%BA-%D0%BF%D1%80%D0%BE%D1%82%D0%B5%D1%81%D1%82%D0%B8%D1%80%D0%BE%D0%B2%D0%B0%D1%82%D1%8C-%D1%82%D0%B5%D0%BB%D0%B5%D0%B3%D1%80%D0%B0%D0%BC-%D0%B1%D0%BE%D1%82%D0%B0-%D0%BF%D0%BE%D0%B4-%D0%BD%D0%B0%D0%B3%D1%80%D1%83%D0%B7%D0%BA%D0%BE%D0%B9-%D0%B1%D0%B5%D0%B7-%D0%B8%D1%81%D0%BF%D0%BE%D0%BB%D1%8C%D0%B7%D0%BE%D0%B2%D0%B0%D0%BD%D0%B8%D1%8F-%D1%80%D0%B5%D0%B0%D0%BB%D1%8C%D0%BD%D1%8B%D1%85-%D0%B0%D0%BA%D0%BA%D0%B0%D1%83, https://rubenlagus.github.io/TelegramBotsDocumentation/bot-testing.html, https://vc.ru/marketing/1317699-kak-kontrolirovat-rabotu-telegram-bota-i-poluchat-otchety-v-udobnom-formate-instrukciya-po-nastroike, https://www.bolshoyvopros.ru/questions/4332638-kak-proverit-nalichie-ustanovlennyh-botov-v-telegramme.html, https://www.youtube.com/watch?v=o9WMWYJtyWU</text:p>
          </table:table-cell>
        </table:table-row>
        <table:table-row table:style-name="ro1">
          <table:table-cell office:value-type="string" calcext:value-type="string">
            <text:p>тестирование телеграм бота</text:p>
          </table:table-cell>
          <table:table-cell office:value-type="string" calcext:value-type="string">
            <text:p>проверить телеграм бота (3)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beeline_cloud/articles/734164/, https://mrcheck.ru/blog/detail/testirovanie-telegram-botov-obespechenie-nadezhnosti-i-kachestva/, https://botstat.io/, https://dev.to/shallowdepth/end-to-end-testing-for-telegram-bots-18d4, https://ru.stackoverflow.com/questions/1593927/%D0%9A%D0%B0%D0%BA-%D0%BF%D1%80%D0%BE%D1%82%D0%B5%D1%81%D1%82%D0%B8%D1%80%D0%BE%D0%B2%D0%B0%D1%82%D1%8C-%D1%82%D0%B5%D0%BB%D0%B5%D0%B3%D1%80%D0%B0%D0%BC-%D0%B1%D0%BE%D1%82%D0%B0-%D0%BF%D0%BE%D0%B4-%D0%BD%D0%B0%D0%B3%D1%80%D1%83%D0%B7%D0%BA%D0%BE%D0%B9-%D0%B1%D0%B5%D0%B7-%D0%B8%D1%81%D0%BF%D0%BE%D0%BB%D1%8C%D0%B7%D0%BE%D0%B2%D0%B0%D0%BD%D0%B8%D1%8F-%D1%80%D0%B5%D0%B0%D0%BB%D1%8C%D0%BD%D1%8B%D1%85-%D0%B0%D0%BA%D0%BA%D0%B0%D1%83, https://rubenlagus.github.io/TelegramBotsDocumentation/bot-testing.html, https://vc.ru/marketing/1317699-kak-kontrolirovat-rabotu-telegram-bota-i-poluchat-otchety-v-udobnom-formate-instrukciya-po-nastroike, https://www.bolshoyvopros.ru/questions/4332638-kak-proverit-nalichie-ustanovlennyh-botov-v-telegramme.html, https://www.youtube.com/watch?v=o9WMWYJtyWU</text:p>
          </table:table-cell>
        </table:table-row>
        <table:table-row table:style-name="ro1">
          <table:table-cell office:value-type="string" calcext:value-type="string">
            <text:p>бот кружочек телеграм</text:p>
          </table:table-cell>
          <table:table-cell office:value-type="string" calcext:value-type="string">
            <text:p>бот кружочек телеграм (8)</text:p>
          </table:table-cell>
          <table:table-cell office:value-type="float" office:value="81" calcext:value-type="float">
            <text:p>81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2688015-maksim/3693007-kak-sozdat-telegram-kruzhok-iz-video-s-pomoshchyu-bota-roundify, https://dzen.ru/a/Z0cq3NRDkgtT-IIC, https://tgdyk.com/bots/round_robot, https://circlematic.app/, https://github.com/Dizro/Telegram-Video-Circle-Bot, https://skillbox.ru/media/marketing/kak-zapisat-kruzhok-v-telegram-poshagovaya-instrukciya-so-skrinshotami/, https://t.me/CircleMaticBot, https://vc.ru/tribuna/787004-roundgram-bot-kotoryi-sdelaet-iz-video-kruzhok-v-telegramme, https://aif.ru/techno/technology/kak-sdelat-kruzhok-video-v-telegram-s-pomoshchyu-bota, https://telegram.me/toround_bot</text:p>
          </table:table-cell>
        </table:table-row>
        <table:table-row table:style-name="ro1">
          <table:table-cell office:value-type="string" calcext:value-type="string">
            <text:p>бот телеграм кружок</text:p>
          </table:table-cell>
          <table:table-cell office:value-type="string" calcext:value-type="string">
            <text:p>бот кружочек телеграм (8)</text:p>
          </table:table-cell>
          <table:table-cell office:value-type="float" office:value="74" calcext:value-type="float">
            <text:p>74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2688015-maksim/3693007-kak-sozdat-telegram-kruzhok-iz-video-s-pomoshchyu-bota-roundify, https://dzen.ru/a/Z0cq3NRDkgtT-IIC, https://tgdyk.com/bots/round_robot, https://circlematic.app/, https://github.com/Dizro/Telegram-Video-Circle-Bot, https://skillbox.ru/media/marketing/kak-zapisat-kruzhok-v-telegram-poshagovaya-instrukciya-so-skrinshotami/, https://t.me/CircleMaticBot, https://vc.ru/tribuna/787004-roundgram-bot-kotoryi-sdelaet-iz-video-kruzhok-v-telegramme, https://aif.ru/techno/technology/kak-sdelat-kruzhok-video-v-telegram-s-pomoshchyu-bota, https://telegram.me/toround_bot</text:p>
          </table:table-cell>
        </table:table-row>
        <table:table-row table:style-name="ro1">
          <table:table-cell office:value-type="string" calcext:value-type="string">
            <text:p>бот кружочек телеграм видео</text:p>
          </table:table-cell>
          <table:table-cell office:value-type="string" calcext:value-type="string">
            <text:p>бот кружочек телеграм (8)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2688015-maksim/3693007-kak-sozdat-telegram-kruzhok-iz-video-s-pomoshchyu-bota-roundify, https://dzen.ru/a/Z0cq3NRDkgtT-IIC, https://tgdyk.com/bots/round_robot, https://circlematic.app/, https://github.com/Dizro/Telegram-Video-Circle-Bot, https://skillbox.ru/media/marketing/kak-zapisat-kruzhok-v-telegram-poshagovaya-instrukciya-so-skrinshotami/, https://t.me/CircleMaticBot, https://vc.ru/tribuna/787004-roundgram-bot-kotoryi-sdelaet-iz-video-kruzhok-v-telegramme, https://aif.ru/techno/technology/kak-sdelat-kruzhok-video-v-telegram-s-pomoshchyu-bota, https://telegram.me/toround_bot</text:p>
          </table:table-cell>
        </table:table-row>
        <table:table-row table:style-name="ro1">
          <table:table-cell office:value-type="string" calcext:value-type="string">
            <text:p>телеграм бот видео в кружок</text:p>
          </table:table-cell>
          <table:table-cell office:value-type="string" calcext:value-type="string">
            <text:p>бот кружочек телеграм (8)</text:p>
          </table:table-cell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2688015-maksim/3693007-kak-sozdat-telegram-kruzhok-iz-video-s-pomoshchyu-bota-roundify, https://dzen.ru/a/Z0cq3NRDkgtT-IIC, https://tgdyk.com/bots/round_robot, https://circlematic.app/, https://github.com/Dizro/Telegram-Video-Circle-Bot, https://skillbox.ru/media/marketing/kak-zapisat-kruzhok-v-telegram-poshagovaya-instrukciya-so-skrinshotami/, https://t.me/CircleMaticBot, https://vc.ru/tribuna/787004-roundgram-bot-kotoryi-sdelaet-iz-video-kruzhok-v-telegramme, https://aif.ru/techno/technology/kak-sdelat-kruzhok-video-v-telegram-s-pomoshchyu-bota, https://telegram.me/toround_bot</text:p>
          </table:table-cell>
        </table:table-row>
        <table:table-row table:style-name="ro1">
          <table:table-cell office:value-type="string" calcext:value-type="string">
            <text:p>телеграм бот кружки делает</text:p>
          </table:table-cell>
          <table:table-cell office:value-type="string" calcext:value-type="string">
            <text:p>бот кружочек телеграм (8)</text:p>
          </table:table-cell>
          <table:table-cell office:value-type="float" office:value="15" calcext:value-type="float">
            <text:p>15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2688015-maksim/3693007-kak-sozdat-telegram-kruzhok-iz-video-s-pomoshchyu-bota-roundify, https://dzen.ru/a/Z0cq3NRDkgtT-IIC, https://tgdyk.com/bots/round_robot, https://circlematic.app/, https://github.com/Dizro/Telegram-Video-Circle-Bot, https://skillbox.ru/media/marketing/kak-zapisat-kruzhok-v-telegram-poshagovaya-instrukciya-so-skrinshotami/, https://t.me/CircleMaticBot, https://vc.ru/tribuna/787004-roundgram-bot-kotoryi-sdelaet-iz-video-kruzhok-v-telegramme, https://aif.ru/techno/technology/kak-sdelat-kruzhok-video-v-telegram-s-pomoshchyu-bota, https://telegram.me/toround_bot</text:p>
          </table:table-cell>
        </table:table-row>
        <table:table-row table:style-name="ro1">
          <table:table-cell office:value-type="string" calcext:value-type="string">
            <text:p>телеграм бот который делает кружочки</text:p>
          </table:table-cell>
          <table:table-cell office:value-type="string" calcext:value-type="string">
            <text:p>бот кружочек телеграм (8)</text:p>
          </table:table-cell>
          <table:table-cell office:value-type="float" office:value="14" calcext:value-type="float">
            <text:p>14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2688015-maksim/3693007-kak-sozdat-telegram-kruzhok-iz-video-s-pomoshchyu-bota-roundify, https://dzen.ru/a/Z0cq3NRDkgtT-IIC, https://tgdyk.com/bots/round_robot, https://circlematic.app/, https://github.com/Dizro/Telegram-Video-Circle-Bot, https://skillbox.ru/media/marketing/kak-zapisat-kruzhok-v-telegram-poshagovaya-instrukciya-so-skrinshotami/, https://t.me/CircleMaticBot, https://vc.ru/tribuna/787004-roundgram-bot-kotoryi-sdelaet-iz-video-kruzhok-v-telegramme, https://aif.ru/techno/technology/kak-sdelat-kruzhok-video-v-telegram-s-pomoshchyu-bota, https://telegram.me/toround_bot</text:p>
          </table:table-cell>
        </table:table-row>
        <table:table-row table:style-name="ro1">
          <table:table-cell office:value-type="string" calcext:value-type="string">
            <text:p>телеграм бот который делает из видео кружочки</text:p>
          </table:table-cell>
          <table:table-cell office:value-type="string" calcext:value-type="string">
            <text:p>бот кружочек телеграм (8)</text:p>
          </table:table-cell>
          <table:table-cell office:value-type="float" office:value="11" calcext:value-type="float">
            <text:p>11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2688015-maksim/3693007-kak-sozdat-telegram-kruzhok-iz-video-s-pomoshchyu-bota-roundify, https://dzen.ru/a/Z0cq3NRDkgtT-IIC, https://tgdyk.com/bots/round_robot, https://circlematic.app/, https://github.com/Dizro/Telegram-Video-Circle-Bot, https://skillbox.ru/media/marketing/kak-zapisat-kruzhok-v-telegram-poshagovaya-instrukciya-so-skrinshotami/, https://t.me/CircleMaticBot, https://vc.ru/tribuna/787004-roundgram-bot-kotoryi-sdelaet-iz-video-kruzhok-v-telegramme, https://aif.ru/techno/technology/kak-sdelat-kruzhok-video-v-telegram-s-pomoshchyu-bota, https://telegram.me/toround_bot</text:p>
          </table:table-cell>
        </table:table-row>
        <table:table-row table:style-name="ro1">
          <table:table-cell office:value-type="string" calcext:value-type="string">
            <text:p>телеграм бот который из видео делает кружок</text:p>
          </table:table-cell>
          <table:table-cell office:value-type="string" calcext:value-type="string">
            <text:p>бот кружочек телеграм (8)</text:p>
          </table:table-cell>
          <table:table-cell office:value-type="float" office:value="8" calcext:value-type="float">
            <text:p>8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2688015-maksim/3693007-kak-sozdat-telegram-kruzhok-iz-video-s-pomoshchyu-bota-roundify, https://dzen.ru/a/Z0cq3NRDkgtT-IIC, https://tgdyk.com/bots/round_robot, https://circlematic.app/, https://github.com/Dizro/Telegram-Video-Circle-Bot, https://skillbox.ru/media/marketing/kak-zapisat-kruzhok-v-telegram-poshagovaya-instrukciya-so-skrinshotami/, https://t.me/CircleMaticBot, https://vc.ru/tribuna/787004-roundgram-bot-kotoryi-sdelaet-iz-video-kruzhok-v-telegramme, https://aif.ru/techno/technology/kak-sdelat-kruzhok-video-v-telegram-s-pomoshchyu-bota, https://telegram.me/toround_bot</text:p>
          </table:table-cell>
        </table:table-row>
        <table:table-row table:style-name="ro1">
          <table:table-cell office:value-type="string" calcext:value-type="string">
            <text:p>стикер бот телеграм</text:p>
          </table:table-cell>
          <table:table-cell office:value-type="string" calcext:value-type="string">
            <text:p>стикер бот телеграм (8)</text:p>
          </table:table-cell>
          <table:table-cell office:value-type="float" office:value="147" calcext:value-type="float">
            <text:p>147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pamonstro.com/base-article/top-5-luchshikh-botov-dlya-sozdaniya-stikerov-v-tg/, https://journal.citilink.ru/articles/kak-sdelat-svoi-stikery-v-telegram-3-prostyh-sposoba/, https://partnerkin.com/blog/articles/boty-dlya-stikerov-v-telegram, https://lumpics.ru/bots-for-creating-stickers-on-telegram/, https://t.me/Stickers, https://vc.ru/u/2338368-olga-domestova/840594-boty-dlya-sozdaniya-stikerov, https://skyeng.ru/it-industry/design/sozdaniye-sobstvennykh-stikerov-dlya-telegram-poshagovaya-instruktsiya/, https://www.calltouch.ru/blog/kak-sdelat-sobstvennye-stikery-i-zagruzit-v-telegram/, https://dzen.ru/a/YshVfJBHmC25Nni9, https://hipolink.net/ru/blog/bot-dlya-sozdaniya-stikerov-v-telegramme-poshagovye-instrukcii-po-ispolzovaniyu</text:p>
          </table:table-cell>
        </table:table-row>
        <table:table-row table:style-name="ro1">
          <table:table-cell office:value-type="string" calcext:value-type="string">
            <text:p>бот для создания стикеров в телеграм</text:p>
          </table:table-cell>
          <table:table-cell office:value-type="string" calcext:value-type="string">
            <text:p>стикер бот телеграм (8)</text:p>
          </table:table-cell>
          <table:table-cell office:value-type="float" office:value="33" calcext:value-type="float">
            <text:p>33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pamonstro.com/base-article/top-5-luchshikh-botov-dlya-sozdaniya-stikerov-v-tg/, https://journal.citilink.ru/articles/kak-sdelat-svoi-stikery-v-telegram-3-prostyh-sposoba/, https://partnerkin.com/blog/articles/boty-dlya-stikerov-v-telegram, https://lumpics.ru/bots-for-creating-stickers-on-telegram/, https://t.me/Stickers, https://vc.ru/u/2338368-olga-domestova/840594-boty-dlya-sozdaniya-stikerov, https://skyeng.ru/it-industry/design/sozdaniye-sobstvennykh-stikerov-dlya-telegram-poshagovaya-instruktsiya/, https://www.calltouch.ru/blog/kak-sdelat-sobstvennye-stikery-i-zagruzit-v-telegram/, https://dzen.ru/a/YshVfJBHmC25Nni9, https://hipolink.net/ru/blog/bot-dlya-sozdaniya-stikerov-v-telegramme-poshagovye-instrukcii-po-ispolzovaniyu</text:p>
          </table:table-cell>
        </table:table-row>
        <table:table-row table:style-name="ro1">
          <table:table-cell office:value-type="string" calcext:value-type="string">
            <text:p>стикерпак бот телеграм</text:p>
          </table:table-cell>
          <table:table-cell office:value-type="string" calcext:value-type="string">
            <text:p>стикер бот телеграм (8)</text:p>
          </table:table-cell>
          <table:table-cell office:value-type="float" office:value="15" calcext:value-type="float">
            <text:p>15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pamonstro.com/base-article/top-5-luchshikh-botov-dlya-sozdaniya-stikerov-v-tg/, https://journal.citilink.ru/articles/kak-sdelat-svoi-stikery-v-telegram-3-prostyh-sposoba/, https://partnerkin.com/blog/articles/boty-dlya-stikerov-v-telegram, https://lumpics.ru/bots-for-creating-stickers-on-telegram/, https://t.me/Stickers, https://vc.ru/u/2338368-olga-domestova/840594-boty-dlya-sozdaniya-stikerov, https://skyeng.ru/it-industry/design/sozdaniye-sobstvennykh-stikerov-dlya-telegram-poshagovaya-instruktsiya/, https://www.calltouch.ru/blog/kak-sdelat-sobstvennye-stikery-i-zagruzit-v-telegram/, https://dzen.ru/a/YshVfJBHmC25Nni9, https://hipolink.net/ru/blog/bot-dlya-sozdaniya-stikerov-v-telegramme-poshagovye-instrukcii-po-ispolzovaniyu</text:p>
          </table:table-cell>
        </table:table-row>
        <table:table-row table:style-name="ro1">
          <table:table-cell office:value-type="string" calcext:value-type="string">
            <text:p>создать стикер в телеграм бот</text:p>
          </table:table-cell>
          <table:table-cell office:value-type="string" calcext:value-type="string">
            <text:p>стикер бот телеграм (8)</text:p>
          </table:table-cell>
          <table:table-cell office:value-type="float" office:value="11" calcext:value-type="float">
            <text:p>11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pamonstro.com/base-article/top-5-luchshikh-botov-dlya-sozdaniya-stikerov-v-tg/, https://journal.citilink.ru/articles/kak-sdelat-svoi-stikery-v-telegram-3-prostyh-sposoba/, https://partnerkin.com/blog/articles/boty-dlya-stikerov-v-telegram, https://lumpics.ru/bots-for-creating-stickers-on-telegram/, https://t.me/Stickers, https://vc.ru/u/2338368-olga-domestova/840594-boty-dlya-sozdaniya-stikerov, https://skyeng.ru/it-industry/design/sozdaniye-sobstvennykh-stikerov-dlya-telegram-poshagovaya-instruktsiya/, https://www.calltouch.ru/blog/kak-sdelat-sobstvennye-stikery-i-zagruzit-v-telegram/, https://dzen.ru/a/YshVfJBHmC25Nni9, https://hipolink.net/ru/blog/bot-dlya-sozdaniya-stikerov-v-telegramme-poshagovye-instrukcii-po-ispolzovaniyu</text:p>
          </table:table-cell>
        </table:table-row>
        <table:table-row table:style-name="ro1">
          <table:table-cell office:value-type="string" calcext:value-type="string">
            <text:p>телеграм бот сделай стикер</text:p>
          </table:table-cell>
          <table:table-cell office:value-type="string" calcext:value-type="string">
            <text:p>стикер бот телеграм (8)</text:p>
          </table:table-cell>
          <table:table-cell office:value-type="float" office:value="10" calcext:value-type="float">
            <text:p>10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pamonstro.com/base-article/top-5-luchshikh-botov-dlya-sozdaniya-stikerov-v-tg/, https://journal.citilink.ru/articles/kak-sdelat-svoi-stikery-v-telegram-3-prostyh-sposoba/, https://partnerkin.com/blog/articles/boty-dlya-stikerov-v-telegram, https://lumpics.ru/bots-for-creating-stickers-on-telegram/, https://t.me/Stickers, https://vc.ru/u/2338368-olga-domestova/840594-boty-dlya-sozdaniya-stikerov, https://skyeng.ru/it-industry/design/sozdaniye-sobstvennykh-stikerov-dlya-telegram-poshagovaya-instruktsiya/, https://www.calltouch.ru/blog/kak-sdelat-sobstvennye-stikery-i-zagruzit-v-telegram/, https://dzen.ru/a/YshVfJBHmC25Nni9, https://hipolink.net/ru/blog/bot-dlya-sozdaniya-stikerov-v-telegramme-poshagovye-instrukcii-po-ispolzovaniyu</text:p>
          </table:table-cell>
        </table:table-row>
        <table:table-row table:style-name="ro1">
          <table:table-cell office:value-type="string" calcext:value-type="string">
            <text:p>стикер бот в телеграме</text:p>
          </table:table-cell>
          <table:table-cell office:value-type="string" calcext:value-type="string">
            <text:p>стикер бот телеграм (8)</text:p>
          </table:table-cell>
          <table:table-cell office:value-type="float" office:value="7" calcext:value-type="float">
            <text:p>7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pamonstro.com/base-article/top-5-luchshikh-botov-dlya-sozdaniya-stikerov-v-tg/, https://journal.citilink.ru/articles/kak-sdelat-svoi-stikery-v-telegram-3-prostyh-sposoba/, https://partnerkin.com/blog/articles/boty-dlya-stikerov-v-telegram, https://lumpics.ru/bots-for-creating-stickers-on-telegram/, https://t.me/Stickers, https://vc.ru/u/2338368-olga-domestova/840594-boty-dlya-sozdaniya-stikerov, https://skyeng.ru/it-industry/design/sozdaniye-sobstvennykh-stikerov-dlya-telegram-poshagovaya-instruktsiya/, https://www.calltouch.ru/blog/kak-sdelat-sobstvennye-stikery-i-zagruzit-v-telegram/, https://dzen.ru/a/YshVfJBHmC25Nni9, https://hipolink.net/ru/blog/bot-dlya-sozdaniya-stikerov-v-telegramme-poshagovye-instrukcii-po-ispolzovaniyu</text:p>
          </table:table-cell>
        </table:table-row>
        <table:table-row table:style-name="ro1">
          <table:table-cell office:value-type="string" calcext:value-type="string">
            <text:p>телеграм бот стикеры из фото</text:p>
          </table:table-cell>
          <table:table-cell office:value-type="string" calcext:value-type="string">
            <text:p>стикер бот телеграм (8)</text:p>
          </table:table-cell>
          <table:table-cell office:value-type="float" office:value="7" calcext:value-type="float">
            <text:p>7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pamonstro.com/base-article/top-5-luchshikh-botov-dlya-sozdaniya-stikerov-v-tg/, https://journal.citilink.ru/articles/kak-sdelat-svoi-stikery-v-telegram-3-prostyh-sposoba/, https://partnerkin.com/blog/articles/boty-dlya-stikerov-v-telegram, https://lumpics.ru/bots-for-creating-stickers-on-telegram/, https://t.me/Stickers, https://vc.ru/u/2338368-olga-domestova/840594-boty-dlya-sozdaniya-stikerov, https://skyeng.ru/it-industry/design/sozdaniye-sobstvennykh-stikerov-dlya-telegram-poshagovaya-instruktsiya/, https://www.calltouch.ru/blog/kak-sdelat-sobstvennye-stikery-i-zagruzit-v-telegram/, https://dzen.ru/a/YshVfJBHmC25Nni9, https://hipolink.net/ru/blog/bot-dlya-sozdaniya-stikerov-v-telegramme-poshagovye-instrukcii-po-ispolzovaniyu</text:p>
          </table:table-cell>
        </table:table-row>
        <table:table-row table:style-name="ro1">
          <table:table-cell office:value-type="string" calcext:value-type="string">
            <text:p>телеграм бот делает стикеры</text:p>
          </table:table-cell>
          <table:table-cell office:value-type="string" calcext:value-type="string">
            <text:p>стикер бот телеграм (8)</text:p>
          </table:table-cell>
          <table:table-cell office:value-type="float" office:value="6" calcext:value-type="float">
            <text:p>6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pamonstro.com/base-article/top-5-luchshikh-botov-dlya-sozdaniya-stikerov-v-tg/, https://journal.citilink.ru/articles/kak-sdelat-svoi-stikery-v-telegram-3-prostyh-sposoba/, https://partnerkin.com/blog/articles/boty-dlya-stikerov-v-telegram, https://lumpics.ru/bots-for-creating-stickers-on-telegram/, https://t.me/Stickers, https://vc.ru/u/2338368-olga-domestova/840594-boty-dlya-sozdaniya-stikerov, https://skyeng.ru/it-industry/design/sozdaniye-sobstvennykh-stikerov-dlya-telegram-poshagovaya-instruktsiya/, https://www.calltouch.ru/blog/kak-sdelat-sobstvennye-stikery-i-zagruzit-v-telegram/, https://dzen.ru/a/YshVfJBHmC25Nni9, https://hipolink.net/ru/blog/bot-dlya-sozdaniya-stikerov-v-telegramme-poshagovye-instrukcii-po-ispolzovaniyu</text:p>
          </table:table-cell>
        </table:table-row>
        <table:table-row table:style-name="ro1">
          <table:table-cell office:value-type="string" calcext:value-type="string">
            <text:p>бот смотрящий телеграм</text:p>
          </table:table-cell>
          <table:table-cell office:value-type="string" calcext:value-type="string">
            <text:p>бот смотрящий телеграм (10)</text:p>
          </table:table-cell>
          <table:table-cell office:value-type="float" office:value="85" calcext:value-type="float">
            <text:p>85</text:p>
          </table:table-cell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m.botlist.ru/telegram/telegram-bots/telegram-bots-movie/, https://otvet.mail.ru/question/235510064, https://t.me/KinoS_mebot, https://lumpics.ru/bots-for-watching-movies-in-telegram/, https://peopletalk.ru/article/kak-vybrat-kino-za-pyat-minut-13-samyh-poleznyh-botov-sajtov-i-grupp/, https://pikabu.ru/story/top3_luchshikh_kinobotov_dlya_prosmotra_filmov_v_telegram_11091052, https://dzen.ru/a/Z39u4rlrEhpKxhuL, https://vc.ru/id932804/322161-10-poleznyh-botov-dlya-telegram-na-vse-sluchai-zhizni, https://vk.com/wall-177557504_267, https://github.com/torkvata87/telegram_bot_kinopoisk</text:p>
          </table:table-cell>
        </table:table-row>
        <table:table-row table:style-name="ro1">
          <table:table-cell office:value-type="string" calcext:value-type="string">
            <text:p>боты для телеграма фильмы</text:p>
          </table:table-cell>
          <table:table-cell office:value-type="string" calcext:value-type="string">
            <text:p>бот смотрящий телеграм (10)</text:p>
          </table:table-cell>
          <table:table-cell office:value-type="float" office:value="58" calcext:value-type="float">
            <text:p>58</text:p>
          </table:table-cell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m.botlist.ru/telegram/telegram-bots/telegram-bots-movie/, https://otvet.mail.ru/question/235510064, https://t.me/KinoS_mebot, https://lumpics.ru/bots-for-watching-movies-in-telegram/, https://peopletalk.ru/article/kak-vybrat-kino-za-pyat-minut-13-samyh-poleznyh-botov-sajtov-i-grupp/, https://pikabu.ru/story/top3_luchshikh_kinobotov_dlya_prosmotra_filmov_v_telegram_11091052, https://dzen.ru/a/Z39u4rlrEhpKxhuL, https://vc.ru/id932804/322161-10-poleznyh-botov-dlya-telegram-na-vse-sluchai-zhizni, https://vk.com/wall-177557504_267, https://github.com/torkvata87/telegram_bot_kinopoisk</text:p>
          </table:table-cell>
        </table:table-row>
        <table:table-row table:style-name="ro1">
          <table:table-cell office:value-type="string" calcext:value-type="string">
            <text:p>телеграм бот с фильмами</text:p>
          </table:table-cell>
          <table:table-cell office:value-type="string" calcext:value-type="string">
            <text:p>бот смотрящий телеграм (10)</text:p>
          </table:table-cell>
          <table:table-cell office:value-type="float" office:value="28" calcext:value-type="float">
            <text:p>28</text:p>
          </table:table-cell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m.botlist.ru/telegram/telegram-bots/telegram-bots-movie/, https://otvet.mail.ru/question/235510064, https://t.me/KinoS_mebot, https://lumpics.ru/bots-for-watching-movies-in-telegram/, https://peopletalk.ru/article/kak-vybrat-kino-za-pyat-minut-13-samyh-poleznyh-botov-sajtov-i-grupp/, https://pikabu.ru/story/top3_luchshikh_kinobotov_dlya_prosmotra_filmov_v_telegram_11091052, https://dzen.ru/a/Z39u4rlrEhpKxhuL, https://vc.ru/id932804/322161-10-poleznyh-botov-dlya-telegram-na-vse-sluchai-zhizni, https://vk.com/wall-177557504_267, https://github.com/torkvata87/telegram_bot_kinopoisk</text:p>
          </table:table-cell>
        </table:table-row>
        <table:table-row table:style-name="ro1">
          <table:table-cell office:value-type="string" calcext:value-type="string">
            <text:p>телеграм бот для просмотра фильмов</text:p>
          </table:table-cell>
          <table:table-cell office:value-type="string" calcext:value-type="string">
            <text:p>бот смотрящий телеграм (10)</text:p>
          </table:table-cell>
          <table:table-cell office:value-type="float" office:value="23" calcext:value-type="float">
            <text:p>23</text:p>
          </table:table-cell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m.botlist.ru/telegram/telegram-bots/telegram-bots-movie/, https://otvet.mail.ru/question/235510064, https://t.me/KinoS_mebot, https://lumpics.ru/bots-for-watching-movies-in-telegram/, https://peopletalk.ru/article/kak-vybrat-kino-za-pyat-minut-13-samyh-poleznyh-botov-sajtov-i-grupp/, https://pikabu.ru/story/top3_luchshikh_kinobotov_dlya_prosmotra_filmov_v_telegram_11091052, https://dzen.ru/a/Z39u4rlrEhpKxhuL, https://vc.ru/id932804/322161-10-poleznyh-botov-dlya-telegram-na-vse-sluchai-zhizni, https://vk.com/wall-177557504_267, https://github.com/torkvata87/telegram_bot_kinopoisk</text:p>
          </table:table-cell>
        </table:table-row>
        <table:table-row table:style-name="ro1">
          <table:table-cell office:value-type="string" calcext:value-type="string">
            <text:p>бот с сериалами в телеграм</text:p>
          </table:table-cell>
          <table:table-cell office:value-type="string" calcext:value-type="string">
            <text:p>бот смотрящий телеграм (10)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m.botlist.ru/telegram/telegram-bots/telegram-bots-movie/, https://otvet.mail.ru/question/235510064, https://t.me/KinoS_mebot, https://lumpics.ru/bots-for-watching-movies-in-telegram/, https://peopletalk.ru/article/kak-vybrat-kino-za-pyat-minut-13-samyh-poleznyh-botov-sajtov-i-grupp/, https://pikabu.ru/story/top3_luchshikh_kinobotov_dlya_prosmotra_filmov_v_telegram_11091052, https://dzen.ru/a/Z39u4rlrEhpKxhuL, https://vc.ru/id932804/322161-10-poleznyh-botov-dlya-telegram-na-vse-sluchai-zhizni, https://vk.com/wall-177557504_267, https://github.com/torkvata87/telegram_bot_kinopoisk</text:p>
          </table:table-cell>
        </table:table-row>
        <table:table-row table:style-name="ro1">
          <table:table-cell office:value-type="string" calcext:value-type="string">
            <text:p>телеграм бот для просмотра сериалов</text:p>
          </table:table-cell>
          <table:table-cell office:value-type="string" calcext:value-type="string">
            <text:p>бот смотрящий телеграм (10)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m.botlist.ru/telegram/telegram-bots/telegram-bots-movie/, https://otvet.mail.ru/question/235510064, https://t.me/KinoS_mebot, https://lumpics.ru/bots-for-watching-movies-in-telegram/, https://peopletalk.ru/article/kak-vybrat-kino-za-pyat-minut-13-samyh-poleznyh-botov-sajtov-i-grupp/, https://pikabu.ru/story/top3_luchshikh_kinobotov_dlya_prosmotra_filmov_v_telegram_11091052, https://dzen.ru/a/Z39u4rlrEhpKxhuL, https://vc.ru/id932804/322161-10-poleznyh-botov-dlya-telegram-na-vse-sluchai-zhizni, https://vk.com/wall-177557504_267, https://github.com/torkvata87/telegram_bot_kinopoisk</text:p>
          </table:table-cell>
        </table:table-row>
        <table:table-row table:style-name="ro1">
          <table:table-cell office:value-type="string" calcext:value-type="string">
            <text:p>телеграм боты для просмотра фильмов и сериалов</text:p>
          </table:table-cell>
          <table:table-cell office:value-type="string" calcext:value-type="string">
            <text:p>бот смотрящий телеграм (10)</text:p>
          </table:table-cell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m.botlist.ru/telegram/telegram-bots/telegram-bots-movie/, https://otvet.mail.ru/question/235510064, https://t.me/KinoS_mebot, https://lumpics.ru/bots-for-watching-movies-in-telegram/, https://peopletalk.ru/article/kak-vybrat-kino-za-pyat-minut-13-samyh-poleznyh-botov-sajtov-i-grupp/, https://pikabu.ru/story/top3_luchshikh_kinobotov_dlya_prosmotra_filmov_v_telegram_11091052, https://dzen.ru/a/Z39u4rlrEhpKxhuL, https://vc.ru/id932804/322161-10-poleznyh-botov-dlya-telegram-na-vse-sluchai-zhizni, https://vk.com/wall-177557504_267, https://github.com/torkvata87/telegram_bot_kinopoisk</text:p>
          </table:table-cell>
        </table:table-row>
        <table:table-row table:style-name="ro1">
          <table:table-cell office:value-type="string" calcext:value-type="string">
            <text:p>телеграм бот для просмотра видео</text:p>
          </table:table-cell>
          <table:table-cell office:value-type="string" calcext:value-type="string">
            <text:p>бот смотрящий телеграм (10)</text:p>
          </table:table-cell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m.botlist.ru/telegram/telegram-bots/telegram-bots-movie/, https://otvet.mail.ru/question/235510064, https://t.me/KinoS_mebot, https://lumpics.ru/bots-for-watching-movies-in-telegram/, https://peopletalk.ru/article/kak-vybrat-kino-za-pyat-minut-13-samyh-poleznyh-botov-sajtov-i-grupp/, https://pikabu.ru/story/top3_luchshikh_kinobotov_dlya_prosmotra_filmov_v_telegram_11091052, https://dzen.ru/a/Z39u4rlrEhpKxhuL, https://vc.ru/id932804/322161-10-poleznyh-botov-dlya-telegram-na-vse-sluchai-zhizni, https://vk.com/wall-177557504_267, https://github.com/torkvata87/telegram_bot_kinopoisk</text:p>
          </table:table-cell>
        </table:table-row>
        <table:table-row table:style-name="ro1">
          <table:table-cell office:value-type="string" calcext:value-type="string">
            <text:p>телеграм бот сериалы бесплатно</text:p>
          </table:table-cell>
          <table:table-cell office:value-type="string" calcext:value-type="string">
            <text:p>бот смотрящий телеграм (10)</text:p>
          </table:table-cell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m.botlist.ru/telegram/telegram-bots/telegram-bots-movie/, https://otvet.mail.ru/question/235510064, https://t.me/KinoS_mebot, https://lumpics.ru/bots-for-watching-movies-in-telegram/, https://peopletalk.ru/article/kak-vybrat-kino-za-pyat-minut-13-samyh-poleznyh-botov-sajtov-i-grupp/, https://pikabu.ru/story/top3_luchshikh_kinobotov_dlya_prosmotra_filmov_v_telegram_11091052, https://dzen.ru/a/Z39u4rlrEhpKxhuL, https://vc.ru/id932804/322161-10-poleznyh-botov-dlya-telegram-na-vse-sluchai-zhizni, https://vk.com/wall-177557504_267, https://github.com/torkvata87/telegram_bot_kinopoisk</text:p>
          </table:table-cell>
        </table:table-row>
        <table:table-row table:style-name="ro1">
          <table:table-cell office:value-type="string" calcext:value-type="string">
            <text:p>телеграм бот для поиска фильмов</text:p>
          </table:table-cell>
          <table:table-cell office:value-type="string" calcext:value-type="string">
            <text:p>бот смотрящий телеграм (10)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m.botlist.ru/telegram/telegram-bots/telegram-bots-movie/, https://otvet.mail.ru/question/235510064, https://t.me/KinoS_mebot, https://lumpics.ru/bots-for-watching-movies-in-telegram/, https://peopletalk.ru/article/kak-vybrat-kino-za-pyat-minut-13-samyh-poleznyh-botov-sajtov-i-grupp/, https://pikabu.ru/story/top3_luchshikh_kinobotov_dlya_prosmotra_filmov_v_telegram_11091052, https://dzen.ru/a/Z39u4rlrEhpKxhuL, https://vc.ru/id932804/322161-10-poleznyh-botov-dlya-telegram-na-vse-sluchai-zhizni, https://vk.com/wall-177557504_267, https://github.com/torkvata87/telegram_bot_kinopoisk</text:p>
          </table:table-cell>
        </table:table-row>
        <table:table-row table:style-name="ro1">
          <table:table-cell office:value-type="string" calcext:value-type="string">
            <text:p>телеграм бот магазин</text:p>
          </table:table-cell>
          <table:table-cell office:value-type="string" calcext:value-type="string">
            <text:p>телеграм бот магазин (7)</text:p>
          </table:table-cell>
          <table:table-cell office:value-type="float" office:value="165" calcext:value-type="float">
            <text:p>165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-t.com/?%25RAND%25, https://partnerkin.com/blog/articles/kak-sdelat-magazin-v-telegram, https://vc.ru/services/182007-devyat-platform-dlya-sozdaniya-chat-bot-magazina-v-telegram, https://developers.sber.ru/help/salutebot/telegram-shop-development, https://habr.com/ru/companies/amvera/articles/836604/, https://smmplanner.com/blog/sozdaniie-intierniet-maghazina-v-tielieghramie-s-pomoshchiu-bota-i-konstruktora/, https://webbot.shop/, https://www.ucoz.ru/bot/instrukciya/, https://pikabu.ru/story/pyat_platform_dlya_sozdaniya_bota_magazina_v_telegram_10001293, https://timeweb.com/ru/community/articles/kak-sozdat-bota-v-telegram-dlya-prodazh-prostaya-instrukciya-ot-a-do-ya</text:p>
          </table:table-cell>
        </table:table-row>
        <table:table-row table:style-name="ro1">
          <table:table-cell office:value-type="string" calcext:value-type="string">
            <text:p>телеграм бот для продажи товара</text:p>
          </table:table-cell>
          <table:table-cell office:value-type="string" calcext:value-type="string">
            <text:p>телеграм бот магазин (7)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-t.com/?%25RAND%25, https://partnerkin.com/blog/articles/kak-sdelat-magazin-v-telegram, https://vc.ru/services/182007-devyat-platform-dlya-sozdaniya-chat-bot-magazina-v-telegram, https://developers.sber.ru/help/salutebot/telegram-shop-development, https://habr.com/ru/companies/amvera/articles/836604/, https://smmplanner.com/blog/sozdaniie-intierniet-maghazina-v-tielieghramie-s-pomoshchiu-bota-i-konstruktora/, https://webbot.shop/, https://www.ucoz.ru/bot/instrukciya/, https://pikabu.ru/story/pyat_platform_dlya_sozdaniya_bota_magazina_v_telegram_10001293, https://timeweb.com/ru/community/articles/kak-sozdat-bota-v-telegram-dlya-prodazh-prostaya-instrukciya-ot-a-do-ya</text:p>
          </table:table-cell>
        </table:table-row>
        <table:table-row table:style-name="ro1">
          <table:table-cell office:value-type="string" calcext:value-type="string">
            <text:p>телеграм бот магазин конструктор</text:p>
          </table:table-cell>
          <table:table-cell office:value-type="string" calcext:value-type="string">
            <text:p>телеграм бот магазин (7)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-t.com/?%25RAND%25, https://partnerkin.com/blog/articles/kak-sdelat-magazin-v-telegram, https://vc.ru/services/182007-devyat-platform-dlya-sozdaniya-chat-bot-magazina-v-telegram, https://developers.sber.ru/help/salutebot/telegram-shop-development, https://habr.com/ru/companies/amvera/articles/836604/, https://smmplanner.com/blog/sozdaniie-intierniet-maghazina-v-tielieghramie-s-pomoshchiu-bota-i-konstruktora/, https://webbot.shop/, https://www.ucoz.ru/bot/instrukciya/, https://pikabu.ru/story/pyat_platform_dlya_sozdaniya_bota_magazina_v_telegram_10001293, https://timeweb.com/ru/community/articles/kak-sozdat-bota-v-telegram-dlya-prodazh-prostaya-instrukciya-ot-a-do-ya</text:p>
          </table:table-cell>
        </table:table-row>
        <table:table-row table:style-name="ro1">
          <table:table-cell office:value-type="string" calcext:value-type="string">
            <text:p>сделать телеграм бот магазин</text:p>
          </table:table-cell>
          <table:table-cell office:value-type="string" calcext:value-type="string">
            <text:p>телеграм бот магазин (7)</text:p>
          </table:table-cell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-t.com/?%25RAND%25, https://partnerkin.com/blog/articles/kak-sdelat-magazin-v-telegram, https://vc.ru/services/182007-devyat-platform-dlya-sozdaniya-chat-bot-magazina-v-telegram, https://developers.sber.ru/help/salutebot/telegram-shop-development, https://habr.com/ru/companies/amvera/articles/836604/, https://smmplanner.com/blog/sozdaniie-intierniet-maghazina-v-tielieghramie-s-pomoshchiu-bota-i-konstruktora/, https://webbot.shop/, https://www.ucoz.ru/bot/instrukciya/, https://pikabu.ru/story/pyat_platform_dlya_sozdaniya_bota_magazina_v_telegram_10001293, https://timeweb.com/ru/community/articles/kak-sozdat-bota-v-telegram-dlya-prodazh-prostaya-instrukciya-ot-a-do-ya</text:p>
          </table:table-cell>
        </table:table-row>
        <table:table-row table:style-name="ro1">
          <table:table-cell office:value-type="string" calcext:value-type="string">
            <text:p>покупка через бота телеграм</text:p>
          </table:table-cell>
          <table:table-cell office:value-type="string" calcext:value-type="string">
            <text:p>телеграм бот магазин (7)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-t.com/?%25RAND%25, https://partnerkin.com/blog/articles/kak-sdelat-magazin-v-telegram, https://vc.ru/services/182007-devyat-platform-dlya-sozdaniya-chat-bot-magazina-v-telegram, https://developers.sber.ru/help/salutebot/telegram-shop-development, https://habr.com/ru/companies/amvera/articles/836604/, https://smmplanner.com/blog/sozdaniie-intierniet-maghazina-v-tielieghramie-s-pomoshchiu-bota-i-konstruktora/, https://webbot.shop/, https://www.ucoz.ru/bot/instrukciya/, https://pikabu.ru/story/pyat_platform_dlya_sozdaniya_bota_magazina_v_telegram_10001293, https://timeweb.com/ru/community/articles/kak-sozdat-bota-v-telegram-dlya-prodazh-prostaya-instrukciya-ot-a-do-ya</text:p>
          </table:table-cell>
        </table:table-row>
        <table:table-row table:style-name="ro1">
          <table:table-cell office:value-type="string" calcext:value-type="string">
            <text:p>телеграм бот магазин бесплатно</text:p>
          </table:table-cell>
          <table:table-cell office:value-type="string" calcext:value-type="string">
            <text:p>телеграм бот магазин (7)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-t.com/?%25RAND%25, https://partnerkin.com/blog/articles/kak-sdelat-magazin-v-telegram, https://vc.ru/services/182007-devyat-platform-dlya-sozdaniya-chat-bot-magazina-v-telegram, https://developers.sber.ru/help/salutebot/telegram-shop-development, https://habr.com/ru/companies/amvera/articles/836604/, https://smmplanner.com/blog/sozdaniie-intierniet-maghazina-v-tielieghramie-s-pomoshchiu-bota-i-konstruktora/, https://webbot.shop/, https://www.ucoz.ru/bot/instrukciya/, https://pikabu.ru/story/pyat_platform_dlya_sozdaniya_bota_magazina_v_telegram_10001293, https://timeweb.com/ru/community/articles/kak-sozdat-bota-v-telegram-dlya-prodazh-prostaya-instrukciya-ot-a-do-ya</text:p>
          </table:table-cell>
        </table:table-row>
        <table:table-row table:style-name="ro1">
          <table:table-cell office:value-type="string" calcext:value-type="string">
            <text:p>телеграм шоп бот</text:p>
          </table:table-cell>
          <table:table-cell office:value-type="string" calcext:value-type="string">
            <text:p>телеграм бот магазин (7)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-t.com/?%25RAND%25, https://partnerkin.com/blog/articles/kak-sdelat-magazin-v-telegram, https://vc.ru/services/182007-devyat-platform-dlya-sozdaniya-chat-bot-magazina-v-telegram, https://developers.sber.ru/help/salutebot/telegram-shop-development, https://habr.com/ru/companies/amvera/articles/836604/, https://smmplanner.com/blog/sozdaniie-intierniet-maghazina-v-tielieghramie-s-pomoshchiu-bota-i-konstruktora/, https://webbot.shop/, https://www.ucoz.ru/bot/instrukciya/, https://pikabu.ru/story/pyat_platform_dlya_sozdaniya_bota_magazina_v_telegram_10001293, https://timeweb.com/ru/community/articles/kak-sozdat-bota-v-telegram-dlya-prodazh-prostaya-instrukciya-ot-a-do-ya</text:p>
          </table:table-cell>
        </table:table-row>
        <table:table-row table:style-name="ro1">
          <table:table-cell office:value-type="string" calcext:value-type="string">
            <text:p>продажа телеграм ботов</text:p>
          </table:table-cell>
          <table:table-cell office:value-type="string" calcext:value-type="string">
            <text:p>продажа телеграм ботов (3)</text:p>
          </table:table-cell>
          <table:table-cell office:value-type="float" office:value="160" calcext:value-type="float">
            <text:p>160</text:p>
          </table:table-cell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.ph/Kak-ya-sozdal-i-prodal-Telegram-bot-za-150-000-09-16, https://www.telderi.ru/ru/search/telegrambot, https://kwork.ru/categories/script-programming/chat-boty-gotovie, https://partnerkin.com/blog/stati/chat_bot_telegram, https://vc.ru/u/2664122-nikita/1194966-biznes-na-ii-chat-botah-v-telegrame-polnyi-gaid-kak-na-etom-zarabotat-2024, https://www.youtube.com/watch?v=khkNZ3XtjjI, https://yandex.ru/q/question/kak_mne_prodat_svoi_uslugi_napisaniia_55acc288/</text:p>
          </table:table-cell>
        </table:table-row>
        <table:table-row table:style-name="ro1">
          <table:table-cell office:value-type="string" calcext:value-type="string">
            <text:p>продать телеграм бота</text:p>
          </table:table-cell>
          <table:table-cell office:value-type="string" calcext:value-type="string">
            <text:p>продажа телеграм ботов (3)</text:p>
          </table:table-cell>
          <table:table-cell office:value-type="float" office:value="52" calcext:value-type="float">
            <text:p>52</text:p>
          </table:table-cell>
          <table:table-cell office:value-type="float" office:value="218" calcext:value-type="float">
            <text:p>2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.ph/Kak-ya-sozdal-i-prodal-Telegram-bot-za-150-000-09-16, https://www.telderi.ru/ru/search/telegrambot, https://kwork.ru/categories/script-programming/chat-boty-gotovie, https://partnerkin.com/blog/stati/chat_bot_telegram, https://vc.ru/u/2664122-nikita/1194966-biznes-na-ii-chat-botah-v-telegrame-polnyi-gaid-kak-na-etom-zarabotat-2024, https://www.youtube.com/watch?v=khkNZ3XtjjI, https://yandex.ru/q/question/kak_mne_prodat_svoi_uslugi_napisaniia_55acc288/</text:p>
          </table:table-cell>
        </table:table-row>
        <table:table-row table:style-name="ro1">
          <table:table-cell office:value-type="string" calcext:value-type="string">
            <text:p>рынок телеграм ботов</text:p>
          </table:table-cell>
          <table:table-cell office:value-type="string" calcext:value-type="string">
            <text:p>продажа телеграм ботов (3)</text:p>
          </table:table-cell>
          <table:table-cell office:value-type="float" office:value="6" calcext:value-type="float">
            <text:p>6</text:p>
          </table:table-cell>
          <table:table-cell office:value-type="float" office:value="218" calcext:value-type="float">
            <text:p>2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.ph/Kak-ya-sozdal-i-prodal-Telegram-bot-za-150-000-09-16, https://www.telderi.ru/ru/search/telegrambot, https://kwork.ru/categories/script-programming/chat-boty-gotovie, https://partnerkin.com/blog/stati/chat_bot_telegram, https://vc.ru/u/2664122-nikita/1194966-biznes-na-ii-chat-botah-v-telegrame-polnyi-gaid-kak-na-etom-zarabotat-2024, https://www.youtube.com/watch?v=khkNZ3XtjjI, https://yandex.ru/q/question/kak_mne_prodat_svoi_uslugi_napisaniia_55acc288/</text:p>
          </table:table-cell>
        </table:table-row>
        <table:table-row table:style-name="ro1">
          <table:table-cell office:value-type="string" calcext:value-type="string">
            <text:p>цена телеграм бота</text:p>
          </table:table-cell>
          <table:table-cell office:value-type="string" calcext:value-type="string">
            <text:p>цена телеграм бота (11)</text:p>
          </table:table-cell>
          <table:table-cell office:value-type="float" office:value="64" calcext:value-type="float">
            <text:p>64</text:p>
          </table:table-cell>
          <table:table-cell office:value-type="float" office:value="217" calcext:value-type="float">
            <text:p>2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portal/solutions/chat-bot/telegram, https://evmservice.ru/telegram-bot/, https://watbot.ru/blog/telegram/skolko-stoit-chat-bot-v-telegram, https://www.avito.ru/all/predlozheniya_uslug?q=%D1%80%D0%B0%D0%B7%D1%80%D0%B0%D0%B1%D0%BE%D1%82%D0%BA%D0%B0+%D1%82%D0%B5%D0%BB%D0%B5%D0%B3%D1%80%D0%B0%D0%BC+%D0%B1%D0%BE%D1%82%D0%B0, https://kwork.ru/land/sozdat-telegram-bota, https://www.cossa.ru/instahero/325790/, https://borisbot.com/tariff, https://fireseo.ru/blog/o-stoimosti-razrabotki-bota-v-telegram/, https://sky.pro/wiki/profession/razrabotka-chat-bota-dlya-telegram-cena-i-faktory/, https://profi.ru/it_freelance/razrabotka-botov-telegram/</text:p>
          </table:table-cell>
        </table:table-row>
        <table:table-row table:style-name="ro1">
          <table:table-cell office:value-type="string" calcext:value-type="string">
            <text:p>сколько стоит бот в телеграм</text:p>
          </table:table-cell>
          <table:table-cell office:value-type="string" calcext:value-type="string">
            <text:p>цена телеграм бота (11)</text:p>
          </table:table-cell>
          <table:table-cell office:value-type="float" office:value="45" calcext:value-type="float">
            <text:p>45</text:p>
          </table:table-cell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portal/solutions/chat-bot/telegram, https://evmservice.ru/telegram-bot/, https://watbot.ru/blog/telegram/skolko-stoit-chat-bot-v-telegram, https://www.avito.ru/all/predlozheniya_uslug?q=%D1%80%D0%B0%D0%B7%D1%80%D0%B0%D0%B1%D0%BE%D1%82%D0%BA%D0%B0+%D1%82%D0%B5%D0%BB%D0%B5%D0%B3%D1%80%D0%B0%D0%BC+%D0%B1%D0%BE%D1%82%D0%B0, https://kwork.ru/land/sozdat-telegram-bota, https://www.cossa.ru/instahero/325790/, https://borisbot.com/tariff, https://fireseo.ru/blog/o-stoimosti-razrabotki-bota-v-telegram/, https://sky.pro/wiki/profession/razrabotka-chat-bota-dlya-telegram-cena-i-faktory/, https://profi.ru/it_freelance/razrabotka-botov-telegram/</text:p>
          </table:table-cell>
        </table:table-row>
        <table:table-row table:style-name="ro1">
          <table:table-cell office:value-type="string" calcext:value-type="string">
            <text:p>стоимость бота в телеграм</text:p>
          </table:table-cell>
          <table:table-cell office:value-type="string" calcext:value-type="string">
            <text:p>цена телеграм бота (11)</text:p>
          </table:table-cell>
          <table:table-cell office:value-type="float" office:value="30" calcext:value-type="float">
            <text:p>30</text:p>
          </table:table-cell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portal/solutions/chat-bot/telegram, https://evmservice.ru/telegram-bot/, https://watbot.ru/blog/telegram/skolko-stoit-chat-bot-v-telegram, https://www.avito.ru/all/predlozheniya_uslug?q=%D1%80%D0%B0%D0%B7%D1%80%D0%B0%D0%B1%D0%BE%D1%82%D0%BA%D0%B0+%D1%82%D0%B5%D0%BB%D0%B5%D0%B3%D1%80%D0%B0%D0%BC+%D0%B1%D0%BE%D1%82%D0%B0, https://kwork.ru/land/sozdat-telegram-bota, https://www.cossa.ru/instahero/325790/, https://borisbot.com/tariff, https://fireseo.ru/blog/o-stoimosti-razrabotki-bota-v-telegram/, https://sky.pro/wiki/profession/razrabotka-chat-bota-dlya-telegram-cena-i-faktory/, https://profi.ru/it_freelance/razrabotka-botov-telegram/</text:p>
          </table:table-cell>
        </table:table-row>
        <table:table-row table:style-name="ro1">
          <table:table-cell office:value-type="string" calcext:value-type="string">
            <text:p>сколько стоит сделать телеграм бота</text:p>
          </table:table-cell>
          <table:table-cell office:value-type="string" calcext:value-type="string">
            <text:p>цена телеграм бота (11)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portal/solutions/chat-bot/telegram, https://evmservice.ru/telegram-bot/, https://watbot.ru/blog/telegram/skolko-stoit-chat-bot-v-telegram, https://www.avito.ru/all/predlozheniya_uslug?q=%D1%80%D0%B0%D0%B7%D1%80%D0%B0%D0%B1%D0%BE%D1%82%D0%BA%D0%B0+%D1%82%D0%B5%D0%BB%D0%B5%D0%B3%D1%80%D0%B0%D0%BC+%D0%B1%D0%BE%D1%82%D0%B0, https://kwork.ru/land/sozdat-telegram-bota, https://www.cossa.ru/instahero/325790/, https://borisbot.com/tariff, https://fireseo.ru/blog/o-stoimosti-razrabotki-bota-v-telegram/, https://sky.pro/wiki/profession/razrabotka-chat-bota-dlya-telegram-cena-i-faktory/, https://profi.ru/it_freelance/razrabotka-botov-telegram/</text:p>
          </table:table-cell>
        </table:table-row>
        <table:table-row table:style-name="ro1">
          <table:table-cell office:value-type="string" calcext:value-type="string">
            <text:p>сколько стоит чат бот в телеграм</text:p>
          </table:table-cell>
          <table:table-cell office:value-type="string" calcext:value-type="string">
            <text:p>цена телеграм бота (11)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portal/solutions/chat-bot/telegram, https://evmservice.ru/telegram-bot/, https://watbot.ru/blog/telegram/skolko-stoit-chat-bot-v-telegram, https://www.avito.ru/all/predlozheniya_uslug?q=%D1%80%D0%B0%D0%B7%D1%80%D0%B0%D0%B1%D0%BE%D1%82%D0%BA%D0%B0+%D1%82%D0%B5%D0%BB%D0%B5%D0%B3%D1%80%D0%B0%D0%BC+%D0%B1%D0%BE%D1%82%D0%B0, https://kwork.ru/land/sozdat-telegram-bota, https://www.cossa.ru/instahero/325790/, https://borisbot.com/tariff, https://fireseo.ru/blog/o-stoimosti-razrabotki-bota-v-telegram/, https://sky.pro/wiki/profession/razrabotka-chat-bota-dlya-telegram-cena-i-faktory/, https://profi.ru/it_freelance/razrabotka-botov-telegram/</text:p>
          </table:table-cell>
        </table:table-row>
        <table:table-row table:style-name="ro1">
          <table:table-cell office:value-type="string" calcext:value-type="string">
            <text:p>стоимость разработки бота в телеграм</text:p>
          </table:table-cell>
          <table:table-cell office:value-type="string" calcext:value-type="string">
            <text:p>цена телеграм бота (11)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portal/solutions/chat-bot/telegram, https://evmservice.ru/telegram-bot/, https://watbot.ru/blog/telegram/skolko-stoit-chat-bot-v-telegram, https://www.avito.ru/all/predlozheniya_uslug?q=%D1%80%D0%B0%D0%B7%D1%80%D0%B0%D0%B1%D0%BE%D1%82%D0%BA%D0%B0+%D1%82%D0%B5%D0%BB%D0%B5%D0%B3%D1%80%D0%B0%D0%BC+%D0%B1%D0%BE%D1%82%D0%B0, https://kwork.ru/land/sozdat-telegram-bota, https://www.cossa.ru/instahero/325790/, https://borisbot.com/tariff, https://fireseo.ru/blog/o-stoimosti-razrabotki-bota-v-telegram/, https://sky.pro/wiki/profession/razrabotka-chat-bota-dlya-telegram-cena-i-faktory/, https://profi.ru/it_freelance/razrabotka-botov-telegram/</text:p>
          </table:table-cell>
        </table:table-row>
        <table:table-row table:style-name="ro1">
          <table:table-cell office:value-type="string" calcext:value-type="string">
            <text:p>создание телеграм бота цена</text:p>
          </table:table-cell>
          <table:table-cell office:value-type="string" calcext:value-type="string">
            <text:p>цена телеграм бота (11)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portal/solutions/chat-bot/telegram, https://evmservice.ru/telegram-bot/, https://watbot.ru/blog/telegram/skolko-stoit-chat-bot-v-telegram, https://www.avito.ru/all/predlozheniya_uslug?q=%D1%80%D0%B0%D0%B7%D1%80%D0%B0%D0%B1%D0%BE%D1%82%D0%BA%D0%B0+%D1%82%D0%B5%D0%BB%D0%B5%D0%B3%D1%80%D0%B0%D0%BC+%D0%B1%D0%BE%D1%82%D0%B0, https://kwork.ru/land/sozdat-telegram-bota, https://www.cossa.ru/instahero/325790/, https://borisbot.com/tariff, https://fireseo.ru/blog/o-stoimosti-razrabotki-bota-v-telegram/, https://sky.pro/wiki/profession/razrabotka-chat-bota-dlya-telegram-cena-i-faktory/, https://profi.ru/it_freelance/razrabotka-botov-telegram/</text:p>
          </table:table-cell>
        </table:table-row>
        <table:table-row table:style-name="ro1">
          <table:table-cell office:value-type="string" calcext:value-type="string">
            <text:p>телеграм бот тариф</text:p>
          </table:table-cell>
          <table:table-cell office:value-type="string" calcext:value-type="string">
            <text:p>цена телеграм бота (11)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portal/solutions/chat-bot/telegram, https://evmservice.ru/telegram-bot/, https://watbot.ru/blog/telegram/skolko-stoit-chat-bot-v-telegram, https://www.avito.ru/all/predlozheniya_uslug?q=%D1%80%D0%B0%D0%B7%D1%80%D0%B0%D0%B1%D0%BE%D1%82%D0%BA%D0%B0+%D1%82%D0%B5%D0%BB%D0%B5%D0%B3%D1%80%D0%B0%D0%BC+%D0%B1%D0%BE%D1%82%D0%B0, https://kwork.ru/land/sozdat-telegram-bota, https://www.cossa.ru/instahero/325790/, https://borisbot.com/tariff, https://fireseo.ru/blog/o-stoimosti-razrabotki-bota-v-telegram/, https://sky.pro/wiki/profession/razrabotka-chat-bota-dlya-telegram-cena-i-faktory/, https://profi.ru/it_freelance/razrabotka-botov-telegram/</text:p>
          </table:table-cell>
        </table:table-row>
        <table:table-row table:style-name="ro1">
          <table:table-cell office:value-type="string" calcext:value-type="string">
            <text:p>боты для телеграма цена</text:p>
          </table:table-cell>
          <table:table-cell office:value-type="string" calcext:value-type="string">
            <text:p>цена телеграм бота (11)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portal/solutions/chat-bot/telegram, https://evmservice.ru/telegram-bot/, https://watbot.ru/blog/telegram/skolko-stoit-chat-bot-v-telegram, https://www.avito.ru/all/predlozheniya_uslug?q=%D1%80%D0%B0%D0%B7%D1%80%D0%B0%D0%B1%D0%BE%D1%82%D0%BA%D0%B0+%D1%82%D0%B5%D0%BB%D0%B5%D0%B3%D1%80%D0%B0%D0%BC+%D0%B1%D0%BE%D1%82%D0%B0, https://kwork.ru/land/sozdat-telegram-bota, https://www.cossa.ru/instahero/325790/, https://borisbot.com/tariff, https://fireseo.ru/blog/o-stoimosti-razrabotki-bota-v-telegram/, https://sky.pro/wiki/profession/razrabotka-chat-bota-dlya-telegram-cena-i-faktory/, https://profi.ru/it_freelance/razrabotka-botov-telegram/</text:p>
          </table:table-cell>
        </table:table-row>
        <table:table-row table:style-name="ro1">
          <table:table-cell office:value-type="string" calcext:value-type="string">
            <text:p>телеграм бот под ключ</text:p>
          </table:table-cell>
          <table:table-cell office:value-type="string" calcext:value-type="string">
            <text:p>цена телеграм бота (11)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portal/solutions/chat-bot/telegram, https://evmservice.ru/telegram-bot/, https://watbot.ru/blog/telegram/skolko-stoit-chat-bot-v-telegram, https://www.avito.ru/all/predlozheniya_uslug?q=%D1%80%D0%B0%D0%B7%D1%80%D0%B0%D0%B1%D0%BE%D1%82%D0%BA%D0%B0+%D1%82%D0%B5%D0%BB%D0%B5%D0%B3%D1%80%D0%B0%D0%BC+%D0%B1%D0%BE%D1%82%D0%B0, https://kwork.ru/land/sozdat-telegram-bota, https://www.cossa.ru/instahero/325790/, https://borisbot.com/tariff, https://fireseo.ru/blog/o-stoimosti-razrabotki-bota-v-telegram/, https://sky.pro/wiki/profession/razrabotka-chat-bota-dlya-telegram-cena-i-faktory/, https://profi.ru/it_freelance/razrabotka-botov-telegram/</text:p>
          </table:table-cell>
        </table:table-row>
        <table:table-row table:style-name="ro1">
          <table:table-cell office:value-type="string" calcext:value-type="string">
            <text:p>сколько стоит разработка телеграм бота</text:p>
          </table:table-cell>
          <table:table-cell office:value-type="string" calcext:value-type="string">
            <text:p>цена телеграм бота (11)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portal/solutions/chat-bot/telegram, https://evmservice.ru/telegram-bot/, https://watbot.ru/blog/telegram/skolko-stoit-chat-bot-v-telegram, https://www.avito.ru/all/predlozheniya_uslug?q=%D1%80%D0%B0%D0%B7%D1%80%D0%B0%D0%B1%D0%BE%D1%82%D0%BA%D0%B0+%D1%82%D0%B5%D0%BB%D0%B5%D0%B3%D1%80%D0%B0%D0%BC+%D0%B1%D0%BE%D1%82%D0%B0, https://kwork.ru/land/sozdat-telegram-bota, https://www.cossa.ru/instahero/325790/, https://borisbot.com/tariff, https://fireseo.ru/blog/o-stoimosti-razrabotki-bota-v-telegram/, https://sky.pro/wiki/profession/razrabotka-chat-bota-dlya-telegram-cena-i-faktory/, https://profi.ru/it_freelance/razrabotka-botov-telegram/</text:p>
          </table:table-cell>
        </table:table-row>
        <table:table-row table:style-name="ro1">
          <table:table-cell table:style-name="ce4" office:value-type="string" calcext:value-type="string">
            <text:p>где боты в телеграм</text:p>
          </table:table-cell>
          <table:table-cell office:value-type="string" calcext:value-type="string">
            <text:p>где боты в телеграм (10)</text:p>
          </table:table-cell>
          <table:table-cell office:value-type="float" office:value="87" calcext:value-type="float">
            <text:p>87</text:p>
          </table:table-cell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qbot.ru/blog/kak-nayti-bota-v-telegrame/, https://lumpics.ru/how-to-find-a-bot-in-telegram/, https://martrending.ru/smm/gde-iskat-chaty-i-botov-v-telegram, https://www.bolshoyvopros.ru/questions/4332638-kak-proverit-nalichie-ustanovlennyh-botov-v-telegramme.html, https://www.youtube.com/watch?v=D-rUQNhO9wc, https://www.carrotquest.io/blog/telegram-bots/, https://tgrm.su/blog/faq/roboty-v-telegram/, https://dzen.ru/list/questions/kak-iskat-bota-v-telegramme, https://rutube.ru/video/4b1c60e482ac1f8a616f063730803643/, https://beget.com/ru/news/2024/boty-v-tg-top-20-besplatnyh-i-populyarnyh-dlya-telegram</text:p>
          </table:table-cell>
        </table:table-row>
        <table:table-row table:style-name="ro1">
          <table:table-cell office:value-type="string" calcext:value-type="string">
            <text:p>как найти бота в телеграм</text:p>
          </table:table-cell>
          <table:table-cell office:value-type="string" calcext:value-type="string">
            <text:p>где боты в телеграм (10)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qbot.ru/blog/kak-nayti-bota-v-telegrame/, https://lumpics.ru/how-to-find-a-bot-in-telegram/, https://martrending.ru/smm/gde-iskat-chaty-i-botov-v-telegram, https://www.bolshoyvopros.ru/questions/4332638-kak-proverit-nalichie-ustanovlennyh-botov-v-telegramme.html, https://www.youtube.com/watch?v=D-rUQNhO9wc, https://www.carrotquest.io/blog/telegram-bots/, https://tgrm.su/blog/faq/roboty-v-telegram/, https://dzen.ru/list/questions/kak-iskat-bota-v-telegramme, https://rutube.ru/video/4b1c60e482ac1f8a616f063730803643/, https://beget.com/ru/news/2024/boty-v-tg-top-20-besplatnyh-i-populyarnyh-dlya-telegram</text:p>
          </table:table-cell>
        </table:table-row>
        <table:table-row table:style-name="ro1">
          <table:table-cell office:value-type="string" calcext:value-type="string">
            <text:p>найти бота в телеграме</text:p>
          </table:table-cell>
          <table:table-cell office:value-type="string" calcext:value-type="string">
            <text:p>где боты в телеграм (10)</text:p>
          </table:table-cell>
          <table:table-cell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qbot.ru/blog/kak-nayti-bota-v-telegrame/, https://lumpics.ru/how-to-find-a-bot-in-telegram/, https://martrending.ru/smm/gde-iskat-chaty-i-botov-v-telegram, https://www.bolshoyvopros.ru/questions/4332638-kak-proverit-nalichie-ustanovlennyh-botov-v-telegramme.html, https://www.youtube.com/watch?v=D-rUQNhO9wc, https://www.carrotquest.io/blog/telegram-bots/, https://tgrm.su/blog/faq/roboty-v-telegram/, https://dzen.ru/list/questions/kak-iskat-bota-v-telegramme, https://rutube.ru/video/4b1c60e482ac1f8a616f063730803643/, https://beget.com/ru/news/2024/boty-v-tg-top-20-besplatnyh-i-populyarnyh-dlya-telegram</text:p>
          </table:table-cell>
        </table:table-row>
        <table:table-row table:style-name="ro1">
          <table:table-cell office:value-type="string" calcext:value-type="string">
            <text:p>как найти чат бот в телеграм</text:p>
          </table:table-cell>
          <table:table-cell office:value-type="string" calcext:value-type="string">
            <text:p>где боты в телеграм (10)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qbot.ru/blog/kak-nayti-bota-v-telegrame/, https://lumpics.ru/how-to-find-a-bot-in-telegram/, https://martrending.ru/smm/gde-iskat-chaty-i-botov-v-telegram, https://www.bolshoyvopros.ru/questions/4332638-kak-proverit-nalichie-ustanovlennyh-botov-v-telegramme.html, https://www.youtube.com/watch?v=D-rUQNhO9wc, https://www.carrotquest.io/blog/telegram-bots/, https://tgrm.su/blog/faq/roboty-v-telegram/, https://dzen.ru/list/questions/kak-iskat-bota-v-telegramme, https://rutube.ru/video/4b1c60e482ac1f8a616f063730803643/, https://beget.com/ru/news/2024/boty-v-tg-top-20-besplatnyh-i-populyarnyh-dlya-telegram</text:p>
          </table:table-cell>
        </table:table-row>
        <table:table-row table:style-name="ro1">
          <table:table-cell office:value-type="string" calcext:value-type="string">
            <text:p>где скачать телеграм боты</text:p>
          </table:table-cell>
          <table:table-cell office:value-type="string" calcext:value-type="string">
            <text:p>где боты в телеграм (10)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qbot.ru/blog/kak-nayti-bota-v-telegrame/, https://lumpics.ru/how-to-find-a-bot-in-telegram/, https://martrending.ru/smm/gde-iskat-chaty-i-botov-v-telegram, https://www.bolshoyvopros.ru/questions/4332638-kak-proverit-nalichie-ustanovlennyh-botov-v-telegramme.html, https://www.youtube.com/watch?v=D-rUQNhO9wc, https://www.carrotquest.io/blog/telegram-bots/, https://tgrm.su/blog/faq/roboty-v-telegram/, https://dzen.ru/list/questions/kak-iskat-bota-v-telegramme, https://rutube.ru/video/4b1c60e482ac1f8a616f063730803643/, https://beget.com/ru/news/2024/boty-v-tg-top-20-besplatnyh-i-populyarnyh-dlya-telegram</text:p>
          </table:table-cell>
        </table:table-row>
        <table:table-row table:style-name="ro1">
          <table:table-cell office:value-type="string" calcext:value-type="string">
            <text:p>телеграм бот хочу найти</text:p>
          </table:table-cell>
          <table:table-cell office:value-type="string" calcext:value-type="string">
            <text:p>где боты в телеграм (10)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qbot.ru/blog/kak-nayti-bota-v-telegrame/, https://lumpics.ru/how-to-find-a-bot-in-telegram/, https://martrending.ru/smm/gde-iskat-chaty-i-botov-v-telegram, https://www.bolshoyvopros.ru/questions/4332638-kak-proverit-nalichie-ustanovlennyh-botov-v-telegramme.html, https://www.youtube.com/watch?v=D-rUQNhO9wc, https://www.carrotquest.io/blog/telegram-bots/, https://tgrm.su/blog/faq/roboty-v-telegram/, https://dzen.ru/list/questions/kak-iskat-bota-v-telegramme, https://rutube.ru/video/4b1c60e482ac1f8a616f063730803643/, https://beget.com/ru/news/2024/boty-v-tg-top-20-besplatnyh-i-populyarnyh-dlya-telegram</text:p>
          </table:table-cell>
        </table:table-row>
        <table:table-row table:style-name="ro1">
          <table:table-cell office:value-type="string" calcext:value-type="string">
            <text:p>где найти бота в телеграм</text:p>
          </table:table-cell>
          <table:table-cell office:value-type="string" calcext:value-type="string">
            <text:p>где боты в телеграм (10)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qbot.ru/blog/kak-nayti-bota-v-telegrame/, https://lumpics.ru/how-to-find-a-bot-in-telegram/, https://martrending.ru/smm/gde-iskat-chaty-i-botov-v-telegram, https://www.bolshoyvopros.ru/questions/4332638-kak-proverit-nalichie-ustanovlennyh-botov-v-telegramme.html, https://www.youtube.com/watch?v=D-rUQNhO9wc, https://www.carrotquest.io/blog/telegram-bots/, https://tgrm.su/blog/faq/roboty-v-telegram/, https://dzen.ru/list/questions/kak-iskat-bota-v-telegramme, https://rutube.ru/video/4b1c60e482ac1f8a616f063730803643/, https://beget.com/ru/news/2024/boty-v-tg-top-20-besplatnyh-i-populyarnyh-dlya-telegram</text:p>
          </table:table-cell>
        </table:table-row>
        <table:table-row table:style-name="ro1">
          <table:table-cell office:value-type="string" calcext:value-type="string">
            <text:p>где находится телеграм бот</text:p>
          </table:table-cell>
          <table:table-cell office:value-type="string" calcext:value-type="string">
            <text:p>где боты в телеграм (10)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qbot.ru/blog/kak-nayti-bota-v-telegrame/, https://lumpics.ru/how-to-find-a-bot-in-telegram/, https://martrending.ru/smm/gde-iskat-chaty-i-botov-v-telegram, https://www.bolshoyvopros.ru/questions/4332638-kak-proverit-nalichie-ustanovlennyh-botov-v-telegramme.html, https://www.youtube.com/watch?v=D-rUQNhO9wc, https://www.carrotquest.io/blog/telegram-bots/, https://tgrm.su/blog/faq/roboty-v-telegram/, https://dzen.ru/list/questions/kak-iskat-bota-v-telegramme, https://rutube.ru/video/4b1c60e482ac1f8a616f063730803643/, https://beget.com/ru/news/2024/boty-v-tg-top-20-besplatnyh-i-populyarnyh-dlya-telegram</text:p>
          </table:table-cell>
        </table:table-row>
        <table:table-row table:style-name="ro1">
          <table:table-cell office:value-type="string" calcext:value-type="string">
            <text:p>как искать боты в телеграм</text:p>
          </table:table-cell>
          <table:table-cell office:value-type="string" calcext:value-type="string">
            <text:p>где боты в телеграм (10)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qbot.ru/blog/kak-nayti-bota-v-telegrame/, https://lumpics.ru/how-to-find-a-bot-in-telegram/, https://martrending.ru/smm/gde-iskat-chaty-i-botov-v-telegram, https://www.bolshoyvopros.ru/questions/4332638-kak-proverit-nalichie-ustanovlennyh-botov-v-telegramme.html, https://www.youtube.com/watch?v=D-rUQNhO9wc, https://www.carrotquest.io/blog/telegram-bots/, https://tgrm.su/blog/faq/roboty-v-telegram/, https://dzen.ru/list/questions/kak-iskat-bota-v-telegramme, https://rutube.ru/video/4b1c60e482ac1f8a616f063730803643/, https://beget.com/ru/news/2024/boty-v-tg-top-20-besplatnyh-i-populyarnyh-dlya-telegram</text:p>
          </table:table-cell>
        </table:table-row>
        <table:table-row table:style-name="ro1">
          <table:table-cell office:value-type="string" calcext:value-type="string">
            <text:p>чат бот хочу найти телеграм</text:p>
          </table:table-cell>
          <table:table-cell office:value-type="string" calcext:value-type="string">
            <text:p>где боты в телеграм (10)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qbot.ru/blog/kak-nayti-bota-v-telegrame/, https://lumpics.ru/how-to-find-a-bot-in-telegram/, https://martrending.ru/smm/gde-iskat-chaty-i-botov-v-telegram, https://www.bolshoyvopros.ru/questions/4332638-kak-proverit-nalichie-ustanovlennyh-botov-v-telegramme.html, https://www.youtube.com/watch?v=D-rUQNhO9wc, https://www.carrotquest.io/blog/telegram-bots/, https://tgrm.su/blog/faq/roboty-v-telegram/, https://dzen.ru/list/questions/kak-iskat-bota-v-telegramme, https://rutube.ru/video/4b1c60e482ac1f8a616f063730803643/, https://beget.com/ru/news/2024/boty-v-tg-top-20-besplatnyh-i-populyarnyh-dlya-telegram</text:p>
          </table:table-cell>
        </table:table-row>
        <table:table-row table:style-name="ro1">
          <table:table-cell office:value-type="string" calcext:value-type="string">
            <text:p>какие есть телеграм боты</text:p>
          </table:table-cell>
          <table:table-cell office:value-type="string" calcext:value-type="string">
            <text:p>какие есть телеграм боты (6)</text:p>
          </table:table-cell>
          <table:table-cell office:value-type="float" office:value="77" calcext:value-type="float">
            <text:p>77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boty-pomoshchniki-podborka-samykh-polieznykh-chat-botov-v-tielieghramie/, https://habr.com/ru/companies/click/articles/684182/, https://beget.com/ru/news/2024/boty-v-tg-top-20-besplatnyh-i-populyarnyh-dlya-telegram, https://netology.ru/blog/bots-45, https://t-j.ru/short/productivity-bots/, https://timeweb.com/ru/community/articles/top-50-botov-v-telegram-dlya-biznesa-reyting-poleznyh-botov, https://vc.ru/telegram/1886555-top-200-telegram-botov-2025-dlya-grupp-kanalov-chatov-znakomstv-ii-i-biznesa, https://www.carrotquest.io/blog/telegram-bots/, https://chataibot.ru/blog/create_ai_assistant/, https://dzen.ru/a/YF-M3D2RHhilA4_t</text:p>
          </table:table-cell>
        </table:table-row>
        <table:table-row table:style-name="ro1">
          <table:table-cell office:value-type="string" calcext:value-type="string">
            <text:p>бот дня в телеграм</text:p>
          </table:table-cell>
          <table:table-cell office:value-type="string" calcext:value-type="string">
            <text:p>какие есть телеграм боты (6)</text:p>
          </table:table-cell>
          <table:table-cell office:value-type="float" office:value="65" calcext:value-type="float">
            <text:p>65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boty-pomoshchniki-podborka-samykh-polieznykh-chat-botov-v-tielieghramie/, https://habr.com/ru/companies/click/articles/684182/, https://beget.com/ru/news/2024/boty-v-tg-top-20-besplatnyh-i-populyarnyh-dlya-telegram, https://netology.ru/blog/bots-45, https://t-j.ru/short/productivity-bots/, https://timeweb.com/ru/community/articles/top-50-botov-v-telegram-dlya-biznesa-reyting-poleznyh-botov, https://vc.ru/telegram/1886555-top-200-telegram-botov-2025-dlya-grupp-kanalov-chatov-znakomstv-ii-i-biznesa, https://www.carrotquest.io/blog/telegram-bots/, https://chataibot.ru/blog/create_ai_assistant/, https://dzen.ru/a/YF-M3D2RHhilA4_t</text:p>
          </table:table-cell>
        </table:table-row>
        <table:table-row table:style-name="ro1">
          <table:table-cell office:value-type="string" calcext:value-type="string">
            <text:p>телеграм бот помощник</text:p>
          </table:table-cell>
          <table:table-cell office:value-type="string" calcext:value-type="string">
            <text:p>какие есть телеграм боты (6)</text:p>
          </table:table-cell>
          <table:table-cell office:value-type="float" office:value="24" calcext:value-type="float">
            <text:p>24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boty-pomoshchniki-podborka-samykh-polieznykh-chat-botov-v-tielieghramie/, https://habr.com/ru/companies/click/articles/684182/, https://beget.com/ru/news/2024/boty-v-tg-top-20-besplatnyh-i-populyarnyh-dlya-telegram, https://netology.ru/blog/bots-45, https://t-j.ru/short/productivity-bots/, https://timeweb.com/ru/community/articles/top-50-botov-v-telegram-dlya-biznesa-reyting-poleznyh-botov, https://vc.ru/telegram/1886555-top-200-telegram-botov-2025-dlya-grupp-kanalov-chatov-znakomstv-ii-i-biznesa, https://www.carrotquest.io/blog/telegram-bots/, https://chataibot.ru/blog/create_ai_assistant/, https://dzen.ru/a/YF-M3D2RHhilA4_t</text:p>
          </table:table-cell>
        </table:table-row>
        <table:table-row table:style-name="ro1">
          <table:table-cell office:value-type="string" calcext:value-type="string">
            <text:p>боты ассистенты телеграм</text:p>
          </table:table-cell>
          <table:table-cell office:value-type="string" calcext:value-type="string">
            <text:p>какие есть телеграм боты (6)</text:p>
          </table:table-cell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boty-pomoshchniki-podborka-samykh-polieznykh-chat-botov-v-tielieghramie/, https://habr.com/ru/companies/click/articles/684182/, https://beget.com/ru/news/2024/boty-v-tg-top-20-besplatnyh-i-populyarnyh-dlya-telegram, https://netology.ru/blog/bots-45, https://t-j.ru/short/productivity-bots/, https://timeweb.com/ru/community/articles/top-50-botov-v-telegram-dlya-biznesa-reyting-poleznyh-botov, https://vc.ru/telegram/1886555-top-200-telegram-botov-2025-dlya-grupp-kanalov-chatov-znakomstv-ii-i-biznesa, https://www.carrotquest.io/blog/telegram-bots/, https://chataibot.ru/blog/create_ai_assistant/, https://dzen.ru/a/YF-M3D2RHhilA4_t</text:p>
          </table:table-cell>
        </table:table-row>
        <table:table-row table:style-name="ro1">
          <table:table-cell office:value-type="string" calcext:value-type="string">
            <text:p>актуальные телеграм боты</text:p>
          </table:table-cell>
          <table:table-cell office:value-type="string" calcext:value-type="string">
            <text:p>какие есть телеграм боты (6)</text:p>
          </table:table-cell>
          <table:table-cell office:value-type="float" office:value="13" calcext:value-type="float">
            <text:p>13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boty-pomoshchniki-podborka-samykh-polieznykh-chat-botov-v-tielieghramie/, https://habr.com/ru/companies/click/articles/684182/, https://beget.com/ru/news/2024/boty-v-tg-top-20-besplatnyh-i-populyarnyh-dlya-telegram, https://netology.ru/blog/bots-45, https://t-j.ru/short/productivity-bots/, https://timeweb.com/ru/community/articles/top-50-botov-v-telegram-dlya-biznesa-reyting-poleznyh-botov, https://vc.ru/telegram/1886555-top-200-telegram-botov-2025-dlya-grupp-kanalov-chatov-znakomstv-ii-i-biznesa, https://www.carrotquest.io/blog/telegram-bots/, https://chataibot.ru/blog/create_ai_assistant/, https://dzen.ru/a/YF-M3D2RHhilA4_t</text:p>
          </table:table-cell>
        </table:table-row>
        <table:table-row table:style-name="ro1">
          <table:table-cell office:value-type="string" calcext:value-type="string">
            <text:p>боты для работы в телеграм</text:p>
          </table:table-cell>
          <table:table-cell office:value-type="string" calcext:value-type="string">
            <text:p>какие есть телеграм боты (6)</text:p>
          </table:table-cell>
          <table:table-cell office:value-type="float" office:value="11" calcext:value-type="float">
            <text:p>11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planner.com/blog/boty-pomoshchniki-podborka-samykh-polieznykh-chat-botov-v-tielieghramie/, https://habr.com/ru/companies/click/articles/684182/, https://beget.com/ru/news/2024/boty-v-tg-top-20-besplatnyh-i-populyarnyh-dlya-telegram, https://netology.ru/blog/bots-45, https://t-j.ru/short/productivity-bots/, https://timeweb.com/ru/community/articles/top-50-botov-v-telegram-dlya-biznesa-reyting-poleznyh-botov, https://vc.ru/telegram/1886555-top-200-telegram-botov-2025-dlya-grupp-kanalov-chatov-znakomstv-ii-i-biznesa, https://www.carrotquest.io/blog/telegram-bots/, https://chataibot.ru/blog/create_ai_assistant/, https://dzen.ru/a/YF-M3D2RHhilA4_t</text:p>
          </table:table-cell>
        </table:table-row>
        <table:table-row table:style-name="ro1">
          <table:table-cell office:value-type="string" calcext:value-type="string">
            <text:p>телеграм бот aiogram</text:p>
          </table:table-cell>
          <table:table-cell office:value-type="string" calcext:value-type="string">
            <text:p>телеграм бот aiogram (5)</text:p>
          </table:table-cell>
          <table:table-cell office:value-type="float" office:value="121" calcext:value-type="float">
            <text:p>121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amvera/articles/820527/, https://vc.ru/dev/1799947-sozdai-svoego-telegram-bota-na-python-s-aiogram-3-polnyi-gaid-sekrety-professionalov, https://aiogram.dev/, https://timeweb.com/ru/community/articles/chat-boty-v-telegram-na-python-i-aiogram-pishem-pervogo-bota, https://tproger.ru/articles/telegram-bot-create-and-deploy, https://dzen.ru/a/Z3r3uaJA-1Yo5lsN, https://mastergroosha.github.io/aiogram-3-guide/quickstart/, https://skillbox.ru/media/code/chatboty-v-telegram-na-python-chast-1/, https://sky.pro/wiki/python/sozdanie-botov-na-python-s-ispolzovaniem-aiogram/, https://github.com/DenisKa2004/-Telegram--Python-Aiogram</text:p>
          </table:table-cell>
        </table:table-row>
        <table:table-row table:style-name="ro1">
          <table:table-cell office:value-type="string" calcext:value-type="string">
            <text:p>телеграм бот на python aiogram</text:p>
          </table:table-cell>
          <table:table-cell office:value-type="string" calcext:value-type="string">
            <text:p>телеграм бот aiogram (5)</text:p>
          </table:table-cell>
          <table:table-cell office:value-type="float" office:value="26" calcext:value-type="float">
            <text:p>26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amvera/articles/820527/, https://vc.ru/dev/1799947-sozdai-svoego-telegram-bota-na-python-s-aiogram-3-polnyi-gaid-sekrety-professionalov, https://aiogram.dev/, https://timeweb.com/ru/community/articles/chat-boty-v-telegram-na-python-i-aiogram-pishem-pervogo-bota, https://tproger.ru/articles/telegram-bot-create-and-deploy, https://dzen.ru/a/Z3r3uaJA-1Yo5lsN, https://mastergroosha.github.io/aiogram-3-guide/quickstart/, https://skillbox.ru/media/code/chatboty-v-telegram-na-python-chast-1/, https://sky.pro/wiki/python/sozdanie-botov-na-python-s-ispolzovaniem-aiogram/, https://github.com/DenisKa2004/-Telegram--Python-Aiogram</text:p>
          </table:table-cell>
        </table:table-row>
        <table:table-row table:style-name="ro1">
          <table:table-cell office:value-type="string" calcext:value-type="string">
            <text:p>телеграм бот aiogram 3</text:p>
          </table:table-cell>
          <table:table-cell office:value-type="string" calcext:value-type="string">
            <text:p>телеграм бот aiogram (5)</text:p>
          </table:table-cell>
          <table:table-cell office:value-type="float" office:value="19" calcext:value-type="float">
            <text:p>19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amvera/articles/820527/, https://vc.ru/dev/1799947-sozdai-svoego-telegram-bota-na-python-s-aiogram-3-polnyi-gaid-sekrety-professionalov, https://aiogram.dev/, https://timeweb.com/ru/community/articles/chat-boty-v-telegram-na-python-i-aiogram-pishem-pervogo-bota, https://tproger.ru/articles/telegram-bot-create-and-deploy, https://dzen.ru/a/Z3r3uaJA-1Yo5lsN, https://mastergroosha.github.io/aiogram-3-guide/quickstart/, https://skillbox.ru/media/code/chatboty-v-telegram-na-python-chast-1/, https://sky.pro/wiki/python/sozdanie-botov-na-python-s-ispolzovaniem-aiogram/, https://github.com/DenisKa2004/-Telegram--Python-Aiogram</text:p>
          </table:table-cell>
        </table:table-row>
        <table:table-row table:style-name="ro1">
          <table:table-cell office:value-type="string" calcext:value-type="string">
            <text:p>бот для телеграма aiogram</text:p>
          </table:table-cell>
          <table:table-cell office:value-type="string" calcext:value-type="string">
            <text:p>телеграм бот aiogram (5)</text:p>
          </table:table-cell>
          <table:table-cell office:value-type="float" office:value="13" calcext:value-type="float">
            <text:p>1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amvera/articles/820527/, https://vc.ru/dev/1799947-sozdai-svoego-telegram-bota-na-python-s-aiogram-3-polnyi-gaid-sekrety-professionalov, https://aiogram.dev/, https://timeweb.com/ru/community/articles/chat-boty-v-telegram-na-python-i-aiogram-pishem-pervogo-bota, https://tproger.ru/articles/telegram-bot-create-and-deploy, https://dzen.ru/a/Z3r3uaJA-1Yo5lsN, https://mastergroosha.github.io/aiogram-3-guide/quickstart/, https://skillbox.ru/media/code/chatboty-v-telegram-na-python-chast-1/, https://sky.pro/wiki/python/sozdanie-botov-na-python-s-ispolzovaniem-aiogram/, https://github.com/DenisKa2004/-Telegram--Python-Aiogram</text:p>
          </table:table-cell>
        </table:table-row>
        <table:table-row table:style-name="ro1">
          <table:table-cell office:value-type="string" calcext:value-type="string">
            <text:p>как сделать телеграм бота aiogram</text:p>
          </table:table-cell>
          <table:table-cell office:value-type="string" calcext:value-type="string">
            <text:p>телеграм бот aiogram (5)</text:p>
          </table:table-cell>
          <table:table-cell office:value-type="float" office:value="12" calcext:value-type="float">
            <text:p>12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amvera/articles/820527/, https://vc.ru/dev/1799947-sozdai-svoego-telegram-bota-na-python-s-aiogram-3-polnyi-gaid-sekrety-professionalov, https://aiogram.dev/, https://timeweb.com/ru/community/articles/chat-boty-v-telegram-na-python-i-aiogram-pishem-pervogo-bota, https://tproger.ru/articles/telegram-bot-create-and-deploy, https://dzen.ru/a/Z3r3uaJA-1Yo5lsN, https://mastergroosha.github.io/aiogram-3-guide/quickstart/, https://skillbox.ru/media/code/chatboty-v-telegram-na-python-chast-1/, https://sky.pro/wiki/python/sozdanie-botov-na-python-s-ispolzovaniem-aiogram/, https://github.com/DenisKa2004/-Telegram--Python-Aiogram</text:p>
          </table:table-cell>
        </table:table-row>
        <table:table-row table:style-name="ro1">
          <table:table-cell office:value-type="string" calcext:value-type="string">
            <text:p>телеграм бот приложения</text:p>
          </table:table-cell>
          <table:table-cell office:value-type="string" calcext:value-type="string">
            <text:p>телеграм бот приложения (5)</text:p>
          </table:table-cell>
          <table:table-cell office:value-type="float" office:value="131" calcext:value-type="float">
            <text:p>131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i-tech.mail.ru/review/119191-telegram-mini-apps/, https://core.telegram.org/bots/webapps, https://habr.com/ru/articles/666278/, https://help.puzzlebot.top/article?r=5&amp;a=169, https://cloud.ru/blog/kak-sozdat-telegram-web-app, https://habr.com/ru/companies/amvera/articles/838180/, https://kod.ru/mini-apps-telegram-trend, https://selectel.ru/blog/tutorials/telegram-mini-apps/, https://smmplanner.com/blog/boty-pomoshchniki-podborka-samykh-polieznykh-chat-botov-v-tielieghramie/, https://vc.ru/u/2092914-codecash/775509-urok-o11-veb-prilozhenie-v-telegram-bote</text:p>
          </table:table-cell>
        </table:table-row>
        <table:table-row table:style-name="ro1">
          <table:table-cell office:value-type="string" calcext:value-type="string">
            <text:p>как создать приложение в телеграм боте</text:p>
          </table:table-cell>
          <table:table-cell office:value-type="string" calcext:value-type="string">
            <text:p>телеграм бот приложения (5)</text:p>
          </table:table-cell>
          <table:table-cell office:value-type="float" office:value="21" calcext:value-type="float">
            <text:p>2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i-tech.mail.ru/review/119191-telegram-mini-apps/, https://core.telegram.org/bots/webapps, https://habr.com/ru/articles/666278/, https://help.puzzlebot.top/article?r=5&amp;a=169, https://cloud.ru/blog/kak-sozdat-telegram-web-app, https://habr.com/ru/companies/amvera/articles/838180/, https://kod.ru/mini-apps-telegram-trend, https://selectel.ru/blog/tutorials/telegram-mini-apps/, https://smmplanner.com/blog/boty-pomoshchniki-podborka-samykh-polieznykh-chat-botov-v-tielieghramie/, https://vc.ru/u/2092914-codecash/775509-urok-o11-veb-prilozhenie-v-telegram-bote</text:p>
          </table:table-cell>
        </table:table-row>
        <table:table-row table:style-name="ro1">
          <table:table-cell office:value-type="string" calcext:value-type="string">
            <text:p>мини приложения в телеграм ботах</text:p>
          </table:table-cell>
          <table:table-cell office:value-type="string" calcext:value-type="string">
            <text:p>телеграм бот приложения (5)</text:p>
          </table:table-cell>
          <table:table-cell office:value-type="float" office:value="18" calcext:value-type="float">
            <text:p>18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i-tech.mail.ru/review/119191-telegram-mini-apps/, https://core.telegram.org/bots/webapps, https://habr.com/ru/articles/666278/, https://help.puzzlebot.top/article?r=5&amp;a=169, https://cloud.ru/blog/kak-sozdat-telegram-web-app, https://habr.com/ru/companies/amvera/articles/838180/, https://kod.ru/mini-apps-telegram-trend, https://selectel.ru/blog/tutorials/telegram-mini-apps/, https://smmplanner.com/blog/boty-pomoshchniki-podborka-samykh-polieznykh-chat-botov-v-tielieghramie/, https://vc.ru/u/2092914-codecash/775509-urok-o11-veb-prilozhenie-v-telegram-bote</text:p>
          </table:table-cell>
        </table:table-row>
        <table:table-row table:style-name="ro1">
          <table:table-cell office:value-type="string" calcext:value-type="string">
            <text:p>как сделать приложение в телеграм боте</text:p>
          </table:table-cell>
          <table:table-cell office:value-type="string" calcext:value-type="string">
            <text:p>телеграм бот приложения (5)</text:p>
          </table:table-cell>
          <table:table-cell office:value-type="float" office:value="14" calcext:value-type="float">
            <text:p>14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i-tech.mail.ru/review/119191-telegram-mini-apps/, https://core.telegram.org/bots/webapps, https://habr.com/ru/articles/666278/, https://help.puzzlebot.top/article?r=5&amp;a=169, https://cloud.ru/blog/kak-sozdat-telegram-web-app, https://habr.com/ru/companies/amvera/articles/838180/, https://kod.ru/mini-apps-telegram-trend, https://selectel.ru/blog/tutorials/telegram-mini-apps/, https://smmplanner.com/blog/boty-pomoshchniki-podborka-samykh-polieznykh-chat-botov-v-tielieghramie/, https://vc.ru/u/2092914-codecash/775509-urok-o11-veb-prilozhenie-v-telegram-bote</text:p>
          </table:table-cell>
        </table:table-row>
        <table:table-row table:style-name="ro1">
          <table:table-cell office:value-type="string" calcext:value-type="string">
            <text:p>боты в телеграм мины</text:p>
          </table:table-cell>
          <table:table-cell office:value-type="string" calcext:value-type="string">
            <text:p>телеграм бот приложения (5)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i-tech.mail.ru/review/119191-telegram-mini-apps/, https://core.telegram.org/bots/webapps, https://habr.com/ru/articles/666278/, https://help.puzzlebot.top/article?r=5&amp;a=169, https://cloud.ru/blog/kak-sozdat-telegram-web-app, https://habr.com/ru/companies/amvera/articles/838180/, https://kod.ru/mini-apps-telegram-trend, https://selectel.ru/blog/tutorials/telegram-mini-apps/, https://smmplanner.com/blog/boty-pomoshchniki-podborka-samykh-polieznykh-chat-botov-v-tielieghramie/, https://vc.ru/u/2092914-codecash/775509-urok-o11-veb-prilozhenie-v-telegram-bote</text:p>
          </table:table-cell>
        </table:table-row>
        <table:table-row table:style-name="ro1">
          <table:table-cell office:value-type="string" calcext:value-type="string">
            <text:p>покупка телеграм бота</text:p>
          </table:table-cell>
          <table:table-cell office:value-type="string" calcext:value-type="string">
            <text:p>покупка телеграм бота (2)</text:p>
          </table:table-cell>
          <table:table-cell office:value-type="float" office:value="157" calcext:value-type="float">
            <text:p>157</text:p>
          </table:table-cell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top-smm/2905229-kupit-botov-v-telegram-26-luchshih-servisov-v-2024-godu, https://kwork.ru/categories/script-programming/chat-boty-gotovie, https://t.me/botscity, https://www.telderi.ru/ru/search/telegrambot</text:p>
          </table:table-cell>
        </table:table-row>
        <table:table-row table:style-name="ro1">
          <table:table-cell office:value-type="string" calcext:value-type="string">
            <text:p>биржа телеграм ботов</text:p>
          </table:table-cell>
          <table:table-cell office:value-type="string" calcext:value-type="string">
            <text:p>покупка телеграм бота (2)</text:p>
          </table:table-cell>
          <table:table-cell office:value-type="float" office:value="31" calcext:value-type="float">
            <text:p>31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top-smm/2905229-kupit-botov-v-telegram-26-luchshih-servisov-v-2024-godu, https://kwork.ru/categories/script-programming/chat-boty-gotovie, https://t.me/botscity, https://www.telderi.ru/ru/search/telegrambot</text:p>
          </table:table-cell>
        </table:table-row>
        <table:table-row table:style-name="ro1">
          <table:table-cell office:value-type="string" calcext:value-type="string">
            <text:p>ссылка на бота в телеграм</text:p>
          </table:table-cell>
          <table:table-cell office:value-type="string" calcext:value-type="string">
            <text:p>ссылка на бота в телеграм (6)</text:p>
          </table:table-cell>
          <table:table-cell office:value-type="float" office:value="98" calcext:value-type="float">
            <text:p>98</text:p>
          </table:table-cell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4329/, https://handbook.tmat.me/ru/interaction/links, https://www.bolshoyvopros.ru/questions/4530841-kak-podelitsja-ssylkoj-na-bota-v-telegram.html, https://skillbox.ru/media/marketing/kak-podelitsya-ssylkoy-na-akkaunt-post-kanal-ili-gruppu-v-telegram/, https://smm.targethunter.help/platforms/telegram/features/zapusk-bota-po-ssylke, https://vc.ru/marketing/1275922-kak-sdelat-priglasitelnye-ssylki-na-tg-bota-2-elementa-vedeniya-statistiki-podrobnyi-gaid, https://help.bothelp.io/pryamaya-ssylka-na-zapusk-bota/, https://spark.ru/startup/it-agenstvo-index/blog/69967/kak-sdelat-ssilku-na-telegram, https://help.cleverapp.pro/poleznoe/laifkhaki/dlya-telegram/giperssylka-v-tekste-bota, https://martrending.ru/smm/ssylki-v-telegram</text:p>
          </table:table-cell>
        </table:table-row>
        <table:table-row table:style-name="ro1">
          <table:table-cell office:value-type="string" calcext:value-type="string">
            <text:p>ссылка на бота в телеграм как сделать</text:p>
          </table:table-cell>
          <table:table-cell office:value-type="string" calcext:value-type="string">
            <text:p>ссылка на бота в телеграм (6)</text:p>
          </table:table-cell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4329/, https://handbook.tmat.me/ru/interaction/links, https://www.bolshoyvopros.ru/questions/4530841-kak-podelitsja-ssylkoj-na-bota-v-telegram.html, https://skillbox.ru/media/marketing/kak-podelitsya-ssylkoy-na-akkaunt-post-kanal-ili-gruppu-v-telegram/, https://smm.targethunter.help/platforms/telegram/features/zapusk-bota-po-ssylke, https://vc.ru/marketing/1275922-kak-sdelat-priglasitelnye-ssylki-na-tg-bota-2-elementa-vedeniya-statistiki-podrobnyi-gaid, https://help.bothelp.io/pryamaya-ssylka-na-zapusk-bota/, https://spark.ru/startup/it-agenstvo-index/blog/69967/kak-sdelat-ssilku-na-telegram, https://help.cleverapp.pro/poleznoe/laifkhaki/dlya-telegram/giperssylka-v-tekste-bota, https://martrending.ru/smm/ssylki-v-telegram</text:p>
          </table:table-cell>
        </table:table-row>
        <table:table-row table:style-name="ro1">
          <table:table-cell office:value-type="string" calcext:value-type="string">
            <text:p>ссылка на чат бот в телеграм</text:p>
          </table:table-cell>
          <table:table-cell office:value-type="string" calcext:value-type="string">
            <text:p>ссылка на бота в телеграм (6)</text:p>
          </table:table-cell>
          <table:table-cell office:value-type="float" office:value="14" calcext:value-type="float">
            <text:p>14</text:p>
          </table:table-cell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4329/, https://handbook.tmat.me/ru/interaction/links, https://www.bolshoyvopros.ru/questions/4530841-kak-podelitsja-ssylkoj-na-bota-v-telegram.html, https://skillbox.ru/media/marketing/kak-podelitsya-ssylkoy-na-akkaunt-post-kanal-ili-gruppu-v-telegram/, https://smm.targethunter.help/platforms/telegram/features/zapusk-bota-po-ssylke, https://vc.ru/marketing/1275922-kak-sdelat-priglasitelnye-ssylki-na-tg-bota-2-elementa-vedeniya-statistiki-podrobnyi-gaid, https://help.bothelp.io/pryamaya-ssylka-na-zapusk-bota/, https://spark.ru/startup/it-agenstvo-index/blog/69967/kak-sdelat-ssilku-na-telegram, https://help.cleverapp.pro/poleznoe/laifkhaki/dlya-telegram/giperssylka-v-tekste-bota, https://martrending.ru/smm/ssylki-v-telegram</text:p>
          </table:table-cell>
        </table:table-row>
        <table:table-row table:style-name="ro1">
          <table:table-cell office:value-type="string" calcext:value-type="string">
            <text:p>отправить ссылку в телеграм бот</text:p>
          </table:table-cell>
          <table:table-cell office:value-type="string" calcext:value-type="string">
            <text:p>ссылка на бота в телеграм (6)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4329/, https://handbook.tmat.me/ru/interaction/links, https://www.bolshoyvopros.ru/questions/4530841-kak-podelitsja-ssylkoj-na-bota-v-telegram.html, https://skillbox.ru/media/marketing/kak-podelitsya-ssylkoy-na-akkaunt-post-kanal-ili-gruppu-v-telegram/, https://smm.targethunter.help/platforms/telegram/features/zapusk-bota-po-ssylke, https://vc.ru/marketing/1275922-kak-sdelat-priglasitelnye-ssylki-na-tg-bota-2-elementa-vedeniya-statistiki-podrobnyi-gaid, https://help.bothelp.io/pryamaya-ssylka-na-zapusk-bota/, https://spark.ru/startup/it-agenstvo-index/blog/69967/kak-sdelat-ssilku-na-telegram, https://help.cleverapp.pro/poleznoe/laifkhaki/dlya-telegram/giperssylka-v-tekste-bota, https://martrending.ru/smm/ssylki-v-telegram</text:p>
          </table:table-cell>
        </table:table-row>
        <table:table-row table:style-name="ro1">
          <table:table-cell office:value-type="string" calcext:value-type="string">
            <text:p>телеграм бот ссылка в сообщении</text:p>
          </table:table-cell>
          <table:table-cell office:value-type="string" calcext:value-type="string">
            <text:p>ссылка на бота в телеграм (6)</text:p>
          </table:table-cell>
          <table:table-cell office:value-type="float" office:value="11" calcext:value-type="float">
            <text:p>11</text:p>
          </table:table-cell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4329/, https://handbook.tmat.me/ru/interaction/links, https://www.bolshoyvopros.ru/questions/4530841-kak-podelitsja-ssylkoj-na-bota-v-telegram.html, https://skillbox.ru/media/marketing/kak-podelitsya-ssylkoy-na-akkaunt-post-kanal-ili-gruppu-v-telegram/, https://smm.targethunter.help/platforms/telegram/features/zapusk-bota-po-ssylke, https://vc.ru/marketing/1275922-kak-sdelat-priglasitelnye-ssylki-na-tg-bota-2-elementa-vedeniya-statistiki-podrobnyi-gaid, https://help.bothelp.io/pryamaya-ssylka-na-zapusk-bota/, https://spark.ru/startup/it-agenstvo-index/blog/69967/kak-sdelat-ssilku-na-telegram, https://help.cleverapp.pro/poleznoe/laifkhaki/dlya-telegram/giperssylka-v-tekste-bota, https://martrending.ru/smm/ssylki-v-telegram</text:p>
          </table:table-cell>
        </table:table-row>
        <table:table-row table:style-name="ro1">
          <table:table-cell office:value-type="string" calcext:value-type="string">
            <text:p>как поделиться телеграм ботом</text:p>
          </table:table-cell>
          <table:table-cell office:value-type="string" calcext:value-type="string">
            <text:p>ссылка на бота в телеграм (6)</text:p>
          </table:table-cell>
          <table:table-cell office:value-type="float" office:value="11" calcext:value-type="float">
            <text:p>11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4329/, https://handbook.tmat.me/ru/interaction/links, https://www.bolshoyvopros.ru/questions/4530841-kak-podelitsja-ssylkoj-na-bota-v-telegram.html, https://skillbox.ru/media/marketing/kak-podelitsya-ssylkoy-na-akkaunt-post-kanal-ili-gruppu-v-telegram/, https://smm.targethunter.help/platforms/telegram/features/zapusk-bota-po-ssylke, https://vc.ru/marketing/1275922-kak-sdelat-priglasitelnye-ssylki-na-tg-bota-2-elementa-vedeniya-statistiki-podrobnyi-gaid, https://help.bothelp.io/pryamaya-ssylka-na-zapusk-bota/, https://spark.ru/startup/it-agenstvo-index/blog/69967/kak-sdelat-ssilku-na-telegram, https://help.cleverapp.pro/poleznoe/laifkhaki/dlya-telegram/giperssylka-v-tekste-bota, https://martrending.ru/smm/ssylki-v-telegram</text:p>
          </table:table-cell>
        </table:table-row>
        <table:table-row table:style-name="ro1">
          <table:table-cell office:value-type="string" calcext:value-type="string">
            <text:p>телеграм бот примеры</text:p>
          </table:table-cell>
          <table:table-cell office:value-type="string" calcext:value-type="string">
            <text:p>телеграм бот примеры (3)</text:p>
          </table:table-cell>
          <table:table-cell office:value-type="float" office:value="126" calcext:value-type="float">
            <text:p>126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python-telegram-bot.org/en/stable/examples.html, https://thecode.media/python-bot/, https://xakep.ru/2021/11/28/python-telegram-bots/, https://core.telegram.org/bots/samples, https://skillbox.ru/media/code/chatboty-v-telegram-na-python-chast-1/, https://timeweb.com/ru/community/articles/chat-boty-v-telegram-na-python-i-aiogram-pishem-pervogo-bota</text:p>
          </table:table-cell>
        </table:table-row>
        <table:table-row table:style-name="ro1">
          <table:table-cell office:value-type="string" calcext:value-type="string">
            <text:p>готовые коды телеграм ботов</text:p>
          </table:table-cell>
          <table:table-cell office:value-type="string" calcext:value-type="string">
            <text:p>телеграм бот примеры (3)</text:p>
          </table:table-cell>
          <table:table-cell office:value-type="float" office:value="22" calcext:value-type="float">
            <text:p>22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python-telegram-bot.org/en/stable/examples.html, https://thecode.media/python-bot/, https://xakep.ru/2021/11/28/python-telegram-bots/, https://core.telegram.org/bots/samples, https://skillbox.ru/media/code/chatboty-v-telegram-na-python-chast-1/, https://timeweb.com/ru/community/articles/chat-boty-v-telegram-na-python-i-aiogram-pishem-pervogo-bota</text:p>
          </table:table-cell>
        </table:table-row>
        <table:table-row table:style-name="ro1">
          <table:table-cell office:value-type="string" calcext:value-type="string">
            <text:p>примеры телеграм ботов python</text:p>
          </table:table-cell>
          <table:table-cell office:value-type="string" calcext:value-type="string">
            <text:p>телеграм бот примеры (3)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python-telegram-bot.org/en/stable/examples.html, https://thecode.media/python-bot/, https://xakep.ru/2021/11/28/python-telegram-bots/, https://core.telegram.org/bots/samples, https://skillbox.ru/media/code/chatboty-v-telegram-na-python-chast-1/, https://timeweb.com/ru/community/articles/chat-boty-v-telegram-na-python-i-aiogram-pishem-pervogo-bota</text:p>
          </table:table-cell>
        </table:table-row>
        <table:table-row table:style-name="ro1">
          <table:table-cell office:value-type="string" calcext:value-type="string">
            <text:p>смешные боты для телеграма</text:p>
          </table:table-cell>
          <table:table-cell office:value-type="string" calcext:value-type="string">
            <text:p>смешные боты для телеграма (9)</text:p>
          </table:table-cell>
          <table:table-cell office:value-type="float" office:value="27" calcext:value-type="float">
            <text:p>27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c/entertainment?page=2, https://botspulse.com/bots/1439-razvlekatelnye, https://thegirl.ru/articles/25-samykh-prikolnykh-i-poleznykh-botov-v-telegram/, https://tgrm.su/bots/humor/sort=id, https://dzen.ru/a/YBUJaBfTn3jfDNQN, https://pikabu.ru/story/podborka_besplatnyikh_razvlekatelnyikh_botov_dlya_gruppovyikh_chatov_v_telegram_12546146, https://dzen.ru/a/YmltPQCUoCwcPjS2, https://vc.ru/id4475943/1766620-telegram-boty-dlya-prankov-rozygryshei-o-kotoryh-vy-ne-znali, https://telegram.botlist.ru/telegram/telegram-bots/telegram-bots-humor/, https://pchela.media/entertaining-bots/</text:p>
          </table:table-cell>
        </table:table-row>
        <table:table-row table:style-name="ro1">
          <table:table-cell office:value-type="string" calcext:value-type="string">
            <text:p>смешные боты в телеграм</text:p>
          </table:table-cell>
          <table:table-cell office:value-type="string" calcext:value-type="string">
            <text:p>смешные боты для телеграма (9)</text:p>
          </table:table-cell>
          <table:table-cell office:value-type="float" office:value="26" calcext:value-type="float">
            <text:p>26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c/entertainment?page=2, https://botspulse.com/bots/1439-razvlekatelnye, https://thegirl.ru/articles/25-samykh-prikolnykh-i-poleznykh-botov-v-telegram/, https://tgrm.su/bots/humor/sort=id, https://dzen.ru/a/YBUJaBfTn3jfDNQN, https://pikabu.ru/story/podborka_besplatnyikh_razvlekatelnyikh_botov_dlya_gruppovyikh_chatov_v_telegram_12546146, https://dzen.ru/a/YmltPQCUoCwcPjS2, https://vc.ru/id4475943/1766620-telegram-boty-dlya-prankov-rozygryshei-o-kotoryh-vy-ne-znali, https://telegram.botlist.ru/telegram/telegram-bots/telegram-bots-humor/, https://pchela.media/entertaining-bots/</text:p>
          </table:table-cell>
        </table:table-row>
        <table:table-row table:style-name="ro1">
          <table:table-cell office:value-type="string" calcext:value-type="string">
            <text:p>развлекательные боты в телеграм</text:p>
          </table:table-cell>
          <table:table-cell office:value-type="string" calcext:value-type="string">
            <text:p>смешные боты для телеграма (9)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c/entertainment?page=2, https://botspulse.com/bots/1439-razvlekatelnye, https://thegirl.ru/articles/25-samykh-prikolnykh-i-poleznykh-botov-v-telegram/, https://tgrm.su/bots/humor/sort=id, https://dzen.ru/a/YBUJaBfTn3jfDNQN, https://pikabu.ru/story/podborka_besplatnyikh_razvlekatelnyikh_botov_dlya_gruppovyikh_chatov_v_telegram_12546146, https://dzen.ru/a/YmltPQCUoCwcPjS2, https://vc.ru/id4475943/1766620-telegram-boty-dlya-prankov-rozygryshei-o-kotoryh-vy-ne-znali, https://telegram.botlist.ru/telegram/telegram-bots/telegram-bots-humor/, https://pchela.media/entertaining-bots/</text:p>
          </table:table-cell>
        </table:table-row>
        <table:table-row table:style-name="ro1">
          <table:table-cell office:value-type="string" calcext:value-type="string">
            <text:p>развлекательные боты для телеграма</text:p>
          </table:table-cell>
          <table:table-cell office:value-type="string" calcext:value-type="string">
            <text:p>смешные боты для телеграма (9)</text:p>
          </table:table-cell>
          <table:table-cell office:value-type="float" office:value="20" calcext:value-type="float">
            <text:p>20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c/entertainment?page=2, https://botspulse.com/bots/1439-razvlekatelnye, https://thegirl.ru/articles/25-samykh-prikolnykh-i-poleznykh-botov-v-telegram/, https://tgrm.su/bots/humor/sort=id, https://dzen.ru/a/YBUJaBfTn3jfDNQN, https://pikabu.ru/story/podborka_besplatnyikh_razvlekatelnyikh_botov_dlya_gruppovyikh_chatov_v_telegram_12546146, https://dzen.ru/a/YmltPQCUoCwcPjS2, https://vc.ru/id4475943/1766620-telegram-boty-dlya-prankov-rozygryshei-o-kotoryh-vy-ne-znali, https://telegram.botlist.ru/telegram/telegram-bots/telegram-bots-humor/, https://pchela.media/entertaining-bots/</text:p>
          </table:table-cell>
        </table:table-row>
        <table:table-row table:style-name="ro1">
          <table:table-cell office:value-type="string" calcext:value-type="string">
            <text:p>развлекательные боты в телеграм для чатов</text:p>
          </table:table-cell>
          <table:table-cell office:value-type="string" calcext:value-type="string">
            <text:p>смешные боты для телеграма (9)</text:p>
          </table:table-cell>
          <table:table-cell office:value-type="float" office:value="15" calcext:value-type="float">
            <text:p>15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c/entertainment?page=2, https://botspulse.com/bots/1439-razvlekatelnye, https://thegirl.ru/articles/25-samykh-prikolnykh-i-poleznykh-botov-v-telegram/, https://tgrm.su/bots/humor/sort=id, https://dzen.ru/a/YBUJaBfTn3jfDNQN, https://pikabu.ru/story/podborka_besplatnyikh_razvlekatelnyikh_botov_dlya_gruppovyikh_chatov_v_telegram_12546146, https://dzen.ru/a/YmltPQCUoCwcPjS2, https://vc.ru/id4475943/1766620-telegram-boty-dlya-prankov-rozygryshei-o-kotoryh-vy-ne-znali, https://telegram.botlist.ru/telegram/telegram-bots/telegram-bots-humor/, https://pchela.media/entertaining-bots/</text:p>
          </table:table-cell>
        </table:table-row>
        <table:table-row table:style-name="ro1">
          <table:table-cell office:value-type="string" calcext:value-type="string">
            <text:p>смешные боты в телеграм для чата</text:p>
          </table:table-cell>
          <table:table-cell office:value-type="string" calcext:value-type="string">
            <text:p>смешные боты для телеграма (9)</text:p>
          </table:table-cell>
          <table:table-cell office:value-type="float" office:value="14" calcext:value-type="float">
            <text:p>14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c/entertainment?page=2, https://botspulse.com/bots/1439-razvlekatelnye, https://thegirl.ru/articles/25-samykh-prikolnykh-i-poleznykh-botov-v-telegram/, https://tgrm.su/bots/humor/sort=id, https://dzen.ru/a/YBUJaBfTn3jfDNQN, https://pikabu.ru/story/podborka_besplatnyikh_razvlekatelnyikh_botov_dlya_gruppovyikh_chatov_v_telegram_12546146, https://dzen.ru/a/YmltPQCUoCwcPjS2, https://vc.ru/id4475943/1766620-telegram-boty-dlya-prankov-rozygryshei-o-kotoryh-vy-ne-znali, https://telegram.botlist.ru/telegram/telegram-bots/telegram-bots-humor/, https://pchela.media/entertaining-bots/</text:p>
          </table:table-cell>
        </table:table-row>
        <table:table-row table:style-name="ro1">
          <table:table-cell office:value-type="string" calcext:value-type="string">
            <text:p>бот развлечений телеграм</text:p>
          </table:table-cell>
          <table:table-cell office:value-type="string" calcext:value-type="string">
            <text:p>смешные боты для телеграма (9)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c/entertainment?page=2, https://botspulse.com/bots/1439-razvlekatelnye, https://thegirl.ru/articles/25-samykh-prikolnykh-i-poleznykh-botov-v-telegram/, https://tgrm.su/bots/humor/sort=id, https://dzen.ru/a/YBUJaBfTn3jfDNQN, https://pikabu.ru/story/podborka_besplatnyikh_razvlekatelnyikh_botov_dlya_gruppovyikh_chatov_v_telegram_12546146, https://dzen.ru/a/YmltPQCUoCwcPjS2, https://vc.ru/id4475943/1766620-telegram-boty-dlya-prankov-rozygryshei-o-kotoryh-vy-ne-znali, https://telegram.botlist.ru/telegram/telegram-bots/telegram-bots-humor/, https://pchela.media/entertaining-bots/</text:p>
          </table:table-cell>
        </table:table-row>
        <table:table-row table:style-name="ro1">
          <table:table-cell office:value-type="string" calcext:value-type="string">
            <text:p>телеграм боты прикол</text:p>
          </table:table-cell>
          <table:table-cell office:value-type="string" calcext:value-type="string">
            <text:p>смешные боты для телеграма (9)</text:p>
          </table:table-cell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c/entertainment?page=2, https://botspulse.com/bots/1439-razvlekatelnye, https://thegirl.ru/articles/25-samykh-prikolnykh-i-poleznykh-botov-v-telegram/, https://tgrm.su/bots/humor/sort=id, https://dzen.ru/a/YBUJaBfTn3jfDNQN, https://pikabu.ru/story/podborka_besplatnyikh_razvlekatelnyikh_botov_dlya_gruppovyikh_chatov_v_telegram_12546146, https://dzen.ru/a/YmltPQCUoCwcPjS2, https://vc.ru/id4475943/1766620-telegram-boty-dlya-prankov-rozygryshei-o-kotoryh-vy-ne-znali, https://telegram.botlist.ru/telegram/telegram-bots/telegram-bots-humor/, https://pchela.media/entertaining-bots/</text:p>
          </table:table-cell>
        </table:table-row>
        <table:table-row table:style-name="ro1">
          <table:table-cell office:value-type="string" calcext:value-type="string">
            <text:p>прикольные боты в телеграм</text:p>
          </table:table-cell>
          <table:table-cell office:value-type="string" calcext:value-type="string">
            <text:p>смешные боты для телеграма (9)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c/entertainment?page=2, https://botspulse.com/bots/1439-razvlekatelnye, https://thegirl.ru/articles/25-samykh-prikolnykh-i-poleznykh-botov-v-telegram/, https://tgrm.su/bots/humor/sort=id, https://dzen.ru/a/YBUJaBfTn3jfDNQN, https://pikabu.ru/story/podborka_besplatnyikh_razvlekatelnyikh_botov_dlya_gruppovyikh_chatov_v_telegram_12546146, https://dzen.ru/a/YmltPQCUoCwcPjS2, https://vc.ru/id4475943/1766620-telegram-boty-dlya-prankov-rozygryshei-o-kotoryh-vy-ne-znali, https://telegram.botlist.ru/telegram/telegram-bots/telegram-bots-humor/, https://pchela.media/entertaining-bots/</text:p>
          </table:table-cell>
        </table:table-row>
        <table:table-row table:style-name="ro1">
          <table:table-cell office:value-type="string" calcext:value-type="string">
            <text:p>как использовать телеграм бота</text:p>
          </table:table-cell>
          <table:table-cell office:value-type="string" calcext:value-type="string">
            <text:p>как использовать телеграм бота (8)</text:p>
          </table:table-cell>
          <table:table-cell office:value-type="float" office:value="47" calcext:value-type="float">
            <text:p>47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igmtBRfXFm7Kyun, https://elama.ru/blog/kak-podklyuchit-i-ispolzovat-chat-bot-v-telegram-i-pochemu-vam-eto-nuzhno/, https://practicum.yandex.ru/blog/telegram-boty-kak-rabotayut-i-kak-nastroit/, https://rskrf.ru/tips/eksperty-obyasnyayut/chat-boty-v-telegram-zachem-nuzhny-i-kak-ispolzovat-bezopasno/, https://blog.smm.school/vse-o-botax-v-telegrame-chem-polezny-kak-sozdavat-i-ispolzovat-gotovye/, https://gb.ru/blog/chto-takoe-telegram/, https://core.telegram.org/bots, https://lumpics.ru/how-to-use-bots-in-telegram/, https://botphp.ru/docs/features, https://360-media.ru/blog/telegram/chto-takoe-telegram-bot/</text:p>
          </table:table-cell>
        </table:table-row>
        <table:table-row table:style-name="ro1">
          <table:table-cell office:value-type="string" calcext:value-type="string">
            <text:p>телеграм бот знает</text:p>
          </table:table-cell>
          <table:table-cell office:value-type="string" calcext:value-type="string">
            <text:p>как использовать телеграм бота (8)</text:p>
          </table:table-cell>
          <table:table-cell office:value-type="float" office:value="25" calcext:value-type="float">
            <text:p>2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igmtBRfXFm7Kyun, https://elama.ru/blog/kak-podklyuchit-i-ispolzovat-chat-bot-v-telegram-i-pochemu-vam-eto-nuzhno/, https://practicum.yandex.ru/blog/telegram-boty-kak-rabotayut-i-kak-nastroit/, https://rskrf.ru/tips/eksperty-obyasnyayut/chat-boty-v-telegram-zachem-nuzhny-i-kak-ispolzovat-bezopasno/, https://blog.smm.school/vse-o-botax-v-telegrame-chem-polezny-kak-sozdavat-i-ispolzovat-gotovye/, https://gb.ru/blog/chto-takoe-telegram/, https://core.telegram.org/bots, https://lumpics.ru/how-to-use-bots-in-telegram/, https://botphp.ru/docs/features, https://360-media.ru/blog/telegram/chto-takoe-telegram-bot/</text:p>
          </table:table-cell>
        </table:table-row>
        <table:table-row table:style-name="ro1">
          <table:table-cell office:value-type="string" calcext:value-type="string">
            <text:p>перейти в телеграм бот</text:p>
          </table:table-cell>
          <table:table-cell office:value-type="string" calcext:value-type="string">
            <text:p>как использовать телеграм бота (8)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igmtBRfXFm7Kyun, https://elama.ru/blog/kak-podklyuchit-i-ispolzovat-chat-bot-v-telegram-i-pochemu-vam-eto-nuzhno/, https://practicum.yandex.ru/blog/telegram-boty-kak-rabotayut-i-kak-nastroit/, https://rskrf.ru/tips/eksperty-obyasnyayut/chat-boty-v-telegram-zachem-nuzhny-i-kak-ispolzovat-bezopasno/, https://blog.smm.school/vse-o-botax-v-telegrame-chem-polezny-kak-sozdavat-i-ispolzovat-gotovye/, https://gb.ru/blog/chto-takoe-telegram/, https://core.telegram.org/bots, https://lumpics.ru/how-to-use-bots-in-telegram/, https://botphp.ru/docs/features, https://360-media.ru/blog/telegram/chto-takoe-telegram-bot/</text:p>
          </table:table-cell>
        </table:table-row>
        <table:table-row table:style-name="ro1">
          <table:table-cell office:value-type="string" calcext:value-type="string">
            <text:p>как пользоваться ботом в телеграм</text:p>
          </table:table-cell>
          <table:table-cell office:value-type="string" calcext:value-type="string">
            <text:p>как использовать телеграм бота (8)</text:p>
          </table:table-cell>
          <table:table-cell office:value-type="float" office:value="19" calcext:value-type="float">
            <text:p>19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igmtBRfXFm7Kyun, https://elama.ru/blog/kak-podklyuchit-i-ispolzovat-chat-bot-v-telegram-i-pochemu-vam-eto-nuzhno/, https://practicum.yandex.ru/blog/telegram-boty-kak-rabotayut-i-kak-nastroit/, https://rskrf.ru/tips/eksperty-obyasnyayut/chat-boty-v-telegram-zachem-nuzhny-i-kak-ispolzovat-bezopasno/, https://blog.smm.school/vse-o-botax-v-telegrame-chem-polezny-kak-sozdavat-i-ispolzovat-gotovye/, https://gb.ru/blog/chto-takoe-telegram/, https://core.telegram.org/bots, https://lumpics.ru/how-to-use-bots-in-telegram/, https://botphp.ru/docs/features, https://360-media.ru/blog/telegram/chto-takoe-telegram-bot/</text:p>
          </table:table-cell>
        </table:table-row>
        <table:table-row table:style-name="ro1">
          <table:table-cell office:value-type="string" calcext:value-type="string">
            <text:p>что значит телеграм бот</text:p>
          </table:table-cell>
          <table:table-cell office:value-type="string" calcext:value-type="string">
            <text:p>как использовать телеграм бота (8)</text:p>
          </table:table-cell>
          <table:table-cell office:value-type="float" office:value="18" calcext:value-type="float">
            <text:p>18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igmtBRfXFm7Kyun, https://elama.ru/blog/kak-podklyuchit-i-ispolzovat-chat-bot-v-telegram-i-pochemu-vam-eto-nuzhno/, https://practicum.yandex.ru/blog/telegram-boty-kak-rabotayut-i-kak-nastroit/, https://rskrf.ru/tips/eksperty-obyasnyayut/chat-boty-v-telegram-zachem-nuzhny-i-kak-ispolzovat-bezopasno/, https://blog.smm.school/vse-o-botax-v-telegrame-chem-polezny-kak-sozdavat-i-ispolzovat-gotovye/, https://gb.ru/blog/chto-takoe-telegram/, https://core.telegram.org/bots, https://lumpics.ru/how-to-use-bots-in-telegram/, https://botphp.ru/docs/features, https://360-media.ru/blog/telegram/chto-takoe-telegram-bot/</text:p>
          </table:table-cell>
        </table:table-row>
        <table:table-row table:style-name="ro1">
          <table:table-cell office:value-type="string" calcext:value-type="string">
            <text:p>как пользоваться ботом в телеграме</text:p>
          </table:table-cell>
          <table:table-cell office:value-type="string" calcext:value-type="string">
            <text:p>как использовать телеграм бота (8)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igmtBRfXFm7Kyun, https://elama.ru/blog/kak-podklyuchit-i-ispolzovat-chat-bot-v-telegram-i-pochemu-vam-eto-nuzhno/, https://practicum.yandex.ru/blog/telegram-boty-kak-rabotayut-i-kak-nastroit/, https://rskrf.ru/tips/eksperty-obyasnyayut/chat-boty-v-telegram-zachem-nuzhny-i-kak-ispolzovat-bezopasno/, https://blog.smm.school/vse-o-botax-v-telegrame-chem-polezny-kak-sozdavat-i-ispolzovat-gotovye/, https://gb.ru/blog/chto-takoe-telegram/, https://core.telegram.org/bots, https://lumpics.ru/how-to-use-bots-in-telegram/, https://botphp.ru/docs/features, https://360-media.ru/blog/telegram/chto-takoe-telegram-bot/</text:p>
          </table:table-cell>
        </table:table-row>
        <table:table-row table:style-name="ro1">
          <table:table-cell office:value-type="string" calcext:value-type="string">
            <text:p>что делает бот в телеграм канале</text:p>
          </table:table-cell>
          <table:table-cell office:value-type="string" calcext:value-type="string">
            <text:p>как использовать телеграм бота (8)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igmtBRfXFm7Kyun, https://elama.ru/blog/kak-podklyuchit-i-ispolzovat-chat-bot-v-telegram-i-pochemu-vam-eto-nuzhno/, https://practicum.yandex.ru/blog/telegram-boty-kak-rabotayut-i-kak-nastroit/, https://rskrf.ru/tips/eksperty-obyasnyayut/chat-boty-v-telegram-zachem-nuzhny-i-kak-ispolzovat-bezopasno/, https://blog.smm.school/vse-o-botax-v-telegrame-chem-polezny-kak-sozdavat-i-ispolzovat-gotovye/, https://gb.ru/blog/chto-takoe-telegram/, https://core.telegram.org/bots, https://lumpics.ru/how-to-use-bots-in-telegram/, https://botphp.ru/docs/features, https://360-media.ru/blog/telegram/chto-takoe-telegram-bot/</text:p>
          </table:table-cell>
        </table:table-row>
        <table:table-row table:style-name="ro1">
          <table:table-cell office:value-type="string" calcext:value-type="string">
            <text:p>зачем нужен телеграм бот</text:p>
          </table:table-cell>
          <table:table-cell office:value-type="string" calcext:value-type="string">
            <text:p>как использовать телеграм бота (8)</text:p>
          </table:table-cell>
          <table:table-cell office:value-type="float" office:value="6" calcext:value-type="float">
            <text:p>6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igmtBRfXFm7Kyun, https://elama.ru/blog/kak-podklyuchit-i-ispolzovat-chat-bot-v-telegram-i-pochemu-vam-eto-nuzhno/, https://practicum.yandex.ru/blog/telegram-boty-kak-rabotayut-i-kak-nastroit/, https://rskrf.ru/tips/eksperty-obyasnyayut/chat-boty-v-telegram-zachem-nuzhny-i-kak-ispolzovat-bezopasno/, https://blog.smm.school/vse-o-botax-v-telegrame-chem-polezny-kak-sozdavat-i-ispolzovat-gotovye/, https://gb.ru/blog/chto-takoe-telegram/, https://core.telegram.org/bots, https://lumpics.ru/how-to-use-bots-in-telegram/, https://botphp.ru/docs/features, https://360-media.ru/blog/telegram/chto-takoe-telegram-bot/</text:p>
          </table:table-cell>
        </table:table-row>
        <table:table-row table:style-name="ro1">
          <table:table-cell office:value-type="string" calcext:value-type="string">
            <text:p>защита телеграм бота</text:p>
          </table:table-cell>
          <table:table-cell office:value-type="string" calcext:value-type="string">
            <text:p>защита телеграм бота (3)</text:p>
          </table:table-cell>
          <table:table-cell office:value-type="float" office:value="124" calcext:value-type="float">
            <text:p>124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company.ru/articles/Telegram_Bot_Security/, https://developers.sber.ru/help/salutebot/how-to-protect-chatbot, https://tproger.ru/articles/obespechenie-bezopasnosti-telegram-botov, https://mrcheck.ru/blog/detail/bezopasnost-v-telegram-botakh-zashchita-informatsii-i-privatnosti-polzovateley/, https://portamur.ru/texts/statio/bezopasnost-telegram-botov-luchshie-praktiki-i-sovety-ot-evgeniya-kasyanenko/, https://qna.habr.com/q/798075, https://vc.ru/u/4102895-gramm-telegrama/1833009-kak-zashitit-telegram-bota-v-2025-godu-luchshie-praktiki-kiberbezopasnosti, https://www.youtube.com/watch?v=CcsT4C7CC_0</text:p>
          </table:table-cell>
        </table:table-row>
        <table:table-row table:style-name="ro1">
          <table:table-cell office:value-type="string" calcext:value-type="string">
            <text:p>как защитить телеграм бота</text:p>
          </table:table-cell>
          <table:table-cell office:value-type="string" calcext:value-type="string">
            <text:p>защита телеграм бота (3)</text:p>
          </table:table-cell>
          <table:table-cell office:value-type="float" office:value="17" calcext:value-type="float">
            <text:p>17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company.ru/articles/Telegram_Bot_Security/, https://developers.sber.ru/help/salutebot/how-to-protect-chatbot, https://tproger.ru/articles/obespechenie-bezopasnosti-telegram-botov, https://mrcheck.ru/blog/detail/bezopasnost-v-telegram-botakh-zashchita-informatsii-i-privatnosti-polzovateley/, https://portamur.ru/texts/statio/bezopasnost-telegram-botov-luchshie-praktiki-i-sovety-ot-evgeniya-kasyanenko/, https://qna.habr.com/q/798075, https://vc.ru/u/4102895-gramm-telegrama/1833009-kak-zashitit-telegram-bota-v-2025-godu-luchshie-praktiki-kiberbezopasnosti, https://www.youtube.com/watch?v=CcsT4C7CC_0</text:p>
          </table:table-cell>
        </table:table-row>
        <table:table-row table:style-name="ro1">
          <table:table-cell office:value-type="string" calcext:value-type="string">
            <text:p>бот безопасность телеграм</text:p>
          </table:table-cell>
          <table:table-cell office:value-type="string" calcext:value-type="string">
            <text:p>защита телеграм бота (3)</text:p>
          </table:table-cell>
          <table:table-cell office:value-type="float" office:value="11" calcext:value-type="float">
            <text:p>11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company.ru/articles/Telegram_Bot_Security/, https://developers.sber.ru/help/salutebot/how-to-protect-chatbot, https://tproger.ru/articles/obespechenie-bezopasnosti-telegram-botov, https://mrcheck.ru/blog/detail/bezopasnost-v-telegram-botakh-zashchita-informatsii-i-privatnosti-polzovateley/, https://portamur.ru/texts/statio/bezopasnost-telegram-botov-luchshie-praktiki-i-sovety-ot-evgeniya-kasyanenko/, https://qna.habr.com/q/798075, https://vc.ru/u/4102895-gramm-telegrama/1833009-kak-zashitit-telegram-bota-v-2025-godu-luchshie-praktiki-kiberbezopasnosti, https://www.youtube.com/watch?v=CcsT4C7CC_0</text:p>
          </table:table-cell>
        </table:table-row>
        <table:table-row table:style-name="ro1">
          <table:table-cell office:value-type="string" calcext:value-type="string">
            <text:p>база телеграм бота</text:p>
          </table:table-cell>
          <table:table-cell office:value-type="string" calcext:value-type="string">
            <text:p>база телеграм бота (2)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amvera/articles/844092/, https://ru.stackoverflow.com/questions/1188409/%D0%9A%D0%B0%D0%BA%D1%83%D1%8E-%D0%B1%D0%B4-%D0%B2%D1%8B%D0%B1%D1%80%D0%B0%D1%82%D1%8C-%D0%B4%D0%BB%D1%8F-%D1%82%D0%B5%D0%BB%D0%B5%D0%B3%D1%80%D0%B0%D0%BC-%D0%B1%D0%BE%D1%82%D0%B0, https://rutube.ru/video/1c2783af3125c74c06f6cf47f01cc2b1/, https://thecode.media/front-back-2/, https://vc.ru/dev/1205698-manual-po-sozdaniyu-telegram-bota-chast-5-vzaimodeistvie-s-bazoi-dannyh, https://www.youtube.com/watch?v=5aARIkjY7H8</text:p>
          </table:table-cell>
        </table:table-row>
        <table:table-row table:style-name="ro1">
          <table:table-cell office:value-type="string" calcext:value-type="string">
            <text:p>база данных для телеграм бота</text:p>
          </table:table-cell>
          <table:table-cell office:value-type="string" calcext:value-type="string">
            <text:p>база телеграм бота (2)</text:p>
          </table:table-cell>
          <table:table-cell office:value-type="float" office:value="21" calcext:value-type="float">
            <text:p>2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amvera/articles/844092/, https://ru.stackoverflow.com/questions/1188409/%D0%9A%D0%B0%D0%BA%D1%83%D1%8E-%D0%B1%D0%B4-%D0%B2%D1%8B%D0%B1%D1%80%D0%B0%D1%82%D1%8C-%D0%B4%D0%BB%D1%8F-%D1%82%D0%B5%D0%BB%D0%B5%D0%B3%D1%80%D0%B0%D0%BC-%D0%B1%D0%BE%D1%82%D0%B0, https://rutube.ru/video/1c2783af3125c74c06f6cf47f01cc2b1/, https://thecode.media/front-back-2/, https://vc.ru/dev/1205698-manual-po-sozdaniyu-telegram-bota-chast-5-vzaimodeistvie-s-bazoi-dannyh, https://www.youtube.com/watch?v=5aARIkjY7H8</text:p>
          </table:table-cell>
        </table:table-row>
        <table:table-row table:style-name="ro1">
          <table:table-cell office:value-type="string" calcext:value-type="string">
            <text:p>телеграм бот для инстаграм</text:p>
          </table:table-cell>
          <table:table-cell office:value-type="string" calcext:value-type="string">
            <text:p>телеграм бот для инстаграм (7)</text:p>
          </table:table-cell>
          <table:table-cell office:value-type="float" office:value="63" calcext:value-type="float">
            <text:p>63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xterra.ru/blog/poleznykh-telegram-botov-dlya-raboty-s-instagram.html, https://vc.ru/smmli/1923076-luchshie-telegram-boty-dlya-skachivaniya-iz-instagram, https://otzyvmarketing.ru/articles/telegram-boty-dlya-skachivaniya-video-instagram/, https://supa.ru/blog/posts/10-telegram-botov-polieznykh-v-rabotie-s-instagram, https://livedune.com/ru/blog/telegram_boty_dlya_instagram, https://dzen.ru/a/X4sW2qcNRRXnqgTC, https://smmplanner.com/blog/8-polieznykh-tielieghram-botov-dlia-instaghrama/, https://netology.ru/blog/09-2019-9-telegram-botov-instagram, https://postium.ru/telegram-boty-dlya-instagram/, https://telegra.ph/19-Telegram-botov-dlya-Instagram-v-pomoshch-SMM-shchiku-04-01</text:p>
          </table:table-cell>
        </table:table-row>
        <table:table-row table:style-name="ro1">
          <table:table-cell office:value-type="string" calcext:value-type="string">
            <text:p>инст бот телеграм</text:p>
          </table:table-cell>
          <table:table-cell office:value-type="string" calcext:value-type="string">
            <text:p>телеграм бот для инстаграм (7)</text:p>
          </table:table-cell>
          <table:table-cell office:value-type="float" office:value="31" calcext:value-type="float">
            <text:p>31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xterra.ru/blog/poleznykh-telegram-botov-dlya-raboty-s-instagram.html, https://vc.ru/smmli/1923076-luchshie-telegram-boty-dlya-skachivaniya-iz-instagram, https://otzyvmarketing.ru/articles/telegram-boty-dlya-skachivaniya-video-instagram/, https://supa.ru/blog/posts/10-telegram-botov-polieznykh-v-rabotie-s-instagram, https://livedune.com/ru/blog/telegram_boty_dlya_instagram, https://dzen.ru/a/X4sW2qcNRRXnqgTC, https://smmplanner.com/blog/8-polieznykh-tielieghram-botov-dlia-instaghrama/, https://netology.ru/blog/09-2019-9-telegram-botov-instagram, https://postium.ru/telegram-boty-dlya-instagram/, https://telegra.ph/19-Telegram-botov-dlya-Instagram-v-pomoshch-SMM-shchiku-04-01</text:p>
          </table:table-cell>
        </table:table-row>
        <table:table-row table:style-name="ro1">
          <table:table-cell office:value-type="string" calcext:value-type="string">
            <text:p>телеграм бот инстаграмм</text:p>
          </table:table-cell>
          <table:table-cell office:value-type="string" calcext:value-type="string">
            <text:p>телеграм бот для инстаграм (7)</text:p>
          </table:table-cell>
          <table:table-cell office:value-type="float" office:value="19" calcext:value-type="float">
            <text:p>19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xterra.ru/blog/poleznykh-telegram-botov-dlya-raboty-s-instagram.html, https://vc.ru/smmli/1923076-luchshie-telegram-boty-dlya-skachivaniya-iz-instagram, https://otzyvmarketing.ru/articles/telegram-boty-dlya-skachivaniya-video-instagram/, https://supa.ru/blog/posts/10-telegram-botov-polieznykh-v-rabotie-s-instagram, https://livedune.com/ru/blog/telegram_boty_dlya_instagram, https://dzen.ru/a/X4sW2qcNRRXnqgTC, https://smmplanner.com/blog/8-polieznykh-tielieghram-botov-dlia-instaghrama/, https://netology.ru/blog/09-2019-9-telegram-botov-instagram, https://postium.ru/telegram-boty-dlya-instagram/, https://telegra.ph/19-Telegram-botov-dlya-Instagram-v-pomoshch-SMM-shchiku-04-01</text:p>
          </table:table-cell>
        </table:table-row>
        <table:table-row table:style-name="ro1">
          <table:table-cell office:value-type="string" calcext:value-type="string">
            <text:p>инстаграм сторис бот телеграм</text:p>
          </table:table-cell>
          <table:table-cell office:value-type="string" calcext:value-type="string">
            <text:p>телеграм бот для инстаграм (7)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xterra.ru/blog/poleznykh-telegram-botov-dlya-raboty-s-instagram.html, https://vc.ru/smmli/1923076-luchshie-telegram-boty-dlya-skachivaniya-iz-instagram, https://otzyvmarketing.ru/articles/telegram-boty-dlya-skachivaniya-video-instagram/, https://supa.ru/blog/posts/10-telegram-botov-polieznykh-v-rabotie-s-instagram, https://livedune.com/ru/blog/telegram_boty_dlya_instagram, https://dzen.ru/a/X4sW2qcNRRXnqgTC, https://smmplanner.com/blog/8-polieznykh-tielieghram-botov-dlia-instaghrama/, https://netology.ru/blog/09-2019-9-telegram-botov-instagram, https://postium.ru/telegram-boty-dlya-instagram/, https://telegra.ph/19-Telegram-botov-dlya-Instagram-v-pomoshch-SMM-shchiku-04-01</text:p>
          </table:table-cell>
        </table:table-row>
        <table:table-row table:style-name="ro1">
          <table:table-cell office:value-type="string" calcext:value-type="string">
            <text:p>телеграм бот фото инстаграм</text:p>
          </table:table-cell>
          <table:table-cell office:value-type="string" calcext:value-type="string">
            <text:p>телеграм бот для инстаграм (7)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xterra.ru/blog/poleznykh-telegram-botov-dlya-raboty-s-instagram.html, https://vc.ru/smmli/1923076-luchshie-telegram-boty-dlya-skachivaniya-iz-instagram, https://otzyvmarketing.ru/articles/telegram-boty-dlya-skachivaniya-video-instagram/, https://supa.ru/blog/posts/10-telegram-botov-polieznykh-v-rabotie-s-instagram, https://livedune.com/ru/blog/telegram_boty_dlya_instagram, https://dzen.ru/a/X4sW2qcNRRXnqgTC, https://smmplanner.com/blog/8-polieznykh-tielieghram-botov-dlia-instaghrama/, https://netology.ru/blog/09-2019-9-telegram-botov-instagram, https://postium.ru/telegram-boty-dlya-instagram/, https://telegra.ph/19-Telegram-botov-dlya-Instagram-v-pomoshch-SMM-shchiku-04-01</text:p>
          </table:table-cell>
        </table:table-row>
        <table:table-row table:style-name="ro1">
          <table:table-cell office:value-type="string" calcext:value-type="string">
            <text:p>бот телеграм instagram</text:p>
          </table:table-cell>
          <table:table-cell office:value-type="string" calcext:value-type="string">
            <text:p>телеграм бот для инстаграм (7)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xterra.ru/blog/poleznykh-telegram-botov-dlya-raboty-s-instagram.html, https://vc.ru/smmli/1923076-luchshie-telegram-boty-dlya-skachivaniya-iz-instagram, https://otzyvmarketing.ru/articles/telegram-boty-dlya-skachivaniya-video-instagram/, https://supa.ru/blog/posts/10-telegram-botov-polieznykh-v-rabotie-s-instagram, https://livedune.com/ru/blog/telegram_boty_dlya_instagram, https://dzen.ru/a/X4sW2qcNRRXnqgTC, https://smmplanner.com/blog/8-polieznykh-tielieghram-botov-dlia-instaghrama/, https://netology.ru/blog/09-2019-9-telegram-botov-instagram, https://postium.ru/telegram-boty-dlya-instagram/, https://telegra.ph/19-Telegram-botov-dlya-Instagram-v-pomoshch-SMM-shchiku-04-01</text:p>
          </table:table-cell>
        </table:table-row>
        <table:table-row table:style-name="ro1">
          <table:table-cell office:value-type="string" calcext:value-type="string">
            <text:p>в телеграме боты инстаграм</text:p>
          </table:table-cell>
          <table:table-cell office:value-type="string" calcext:value-type="string">
            <text:p>телеграм бот для инстаграм (7)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xterra.ru/blog/poleznykh-telegram-botov-dlya-raboty-s-instagram.html, https://vc.ru/smmli/1923076-luchshie-telegram-boty-dlya-skachivaniya-iz-instagram, https://otzyvmarketing.ru/articles/telegram-boty-dlya-skachivaniya-video-instagram/, https://supa.ru/blog/posts/10-telegram-botov-polieznykh-v-rabotie-s-instagram, https://livedune.com/ru/blog/telegram_boty_dlya_instagram, https://dzen.ru/a/X4sW2qcNRRXnqgTC, https://smmplanner.com/blog/8-polieznykh-tielieghram-botov-dlia-instaghrama/, https://netology.ru/blog/09-2019-9-telegram-botov-instagram, https://postium.ru/telegram-boty-dlya-instagram/, https://telegra.ph/19-Telegram-botov-dlya-Instagram-v-pomoshch-SMM-shchiku-04-01</text:p>
          </table:table-cell>
        </table:table-row>
        <table:table-row table:style-name="ro1">
          <table:table-cell office:value-type="string" calcext:value-type="string">
            <text:p>библиотека телеграм бот</text:p>
          </table:table-cell>
          <table:table-cell office:value-type="string" calcext:value-type="string">
            <text:p>библиотека телеграм бот (4)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razrabotka-telegram-botov-na-python/, https://habr.com/ru/companies/otus/articles/771110/, https://skyeng.ru/it-industry/programming/biblioteka-telebot-dlya-sozdaniya-telegram-botov/, https://core.telegram.org/bots/samples, https://pypi.org/project/pyTelegramBotAPI/, https://timeweb.com/ru/community/articles/chat-boty-v-telegram-na-python-i-aiogram-pishem-pervogo-bota, https://yandex.ru/q/quadd4rv1n7/12721566722/, https://docs.python-telegram-bot.org/en/stable/index.html, https://handbook.tmat.me/ru/dev/libraries, https://skillbox.ru/media/code/chatboty-v-telegram-na-python-chast-1/</text:p>
          </table:table-cell>
        </table:table-row>
        <table:table-row table:style-name="ro1">
          <table:table-cell office:value-type="string" calcext:value-type="string">
            <text:p>библиотеки python для телеграм ботов</text:p>
          </table:table-cell>
          <table:table-cell office:value-type="string" calcext:value-type="string">
            <text:p>библиотека телеграм бот (4)</text:p>
          </table:table-cell>
          <table:table-cell office:value-type="float" office:value="24" calcext:value-type="float">
            <text:p>24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razrabotka-telegram-botov-na-python/, https://habr.com/ru/companies/otus/articles/771110/, https://skyeng.ru/it-industry/programming/biblioteka-telebot-dlya-sozdaniya-telegram-botov/, https://core.telegram.org/bots/samples, https://pypi.org/project/pyTelegramBotAPI/, https://timeweb.com/ru/community/articles/chat-boty-v-telegram-na-python-i-aiogram-pishem-pervogo-bota, https://yandex.ru/q/quadd4rv1n7/12721566722/, https://docs.python-telegram-bot.org/en/stable/index.html, https://handbook.tmat.me/ru/dev/libraries, https://skillbox.ru/media/code/chatboty-v-telegram-na-python-chast-1/</text:p>
          </table:table-cell>
        </table:table-row>
        <table:table-row table:style-name="ro1">
          <table:table-cell office:value-type="string" calcext:value-type="string">
            <text:p>библиотеки для создания телеграм бота</text:p>
          </table:table-cell>
          <table:table-cell office:value-type="string" calcext:value-type="string">
            <text:p>библиотека телеграм бот (4)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razrabotka-telegram-botov-na-python/, https://habr.com/ru/companies/otus/articles/771110/, https://skyeng.ru/it-industry/programming/biblioteka-telebot-dlya-sozdaniya-telegram-botov/, https://core.telegram.org/bots/samples, https://pypi.org/project/pyTelegramBotAPI/, https://timeweb.com/ru/community/articles/chat-boty-v-telegram-na-python-i-aiogram-pishem-pervogo-bota, https://yandex.ru/q/quadd4rv1n7/12721566722/, https://docs.python-telegram-bot.org/en/stable/index.html, https://handbook.tmat.me/ru/dev/libraries, https://skillbox.ru/media/code/chatboty-v-telegram-na-python-chast-1/</text:p>
          </table:table-cell>
        </table:table-row>
        <table:table-row table:style-name="ro1">
          <table:table-cell office:value-type="string" calcext:value-type="string">
            <text:p>библиотека для телеграм бота на питоне</text:p>
          </table:table-cell>
          <table:table-cell office:value-type="string" calcext:value-type="string">
            <text:p>библиотека телеграм бот (4)</text:p>
          </table:table-cell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razrabotka-telegram-botov-na-python/, https://habr.com/ru/companies/otus/articles/771110/, https://skyeng.ru/it-industry/programming/biblioteka-telebot-dlya-sozdaniya-telegram-botov/, https://core.telegram.org/bots/samples, https://pypi.org/project/pyTelegramBotAPI/, https://timeweb.com/ru/community/articles/chat-boty-v-telegram-na-python-i-aiogram-pishem-pervogo-bota, https://yandex.ru/q/quadd4rv1n7/12721566722/, https://docs.python-telegram-bot.org/en/stable/index.html, https://handbook.tmat.me/ru/dev/libraries, https://skillbox.ru/media/code/chatboty-v-telegram-na-python-chast-1/</text:p>
          </table:table-cell>
        </table:table-row>
        <table:table-row table:style-name="ro1">
          <table:table-cell office:value-type="string" calcext:value-type="string">
            <text:p>vpn боты в телеграм</text:p>
          </table:table-cell>
          <table:table-cell office:value-type="string" calcext:value-type="string">
            <text:p>vpn боты в телеграм (5)</text:p>
          </table:table-cell>
          <table:table-cell office:value-type="float" office:value="54" calcext:value-type="float">
            <text:p>54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b/addvpn_bot, https://hitvpn.me/, https://pikabu.ru/story/sravnenie_vpn_telegram_botov_i_nuzhnyi_li_oni_voobshche_10803505, https://vc.ru/services/1921642-vpn-bot-v-telegram-obhod-blokirovok, https://pqovpnbot.ru/, https://tgland.ru/telegram/catalog/bot/msg-groza-vpn-besplatnyi-i-bystryi, https://dtf.ru/id877964/3019166-vpn-boty-v-telegrame, https://bot.liberator.one/, https://habr.com/ru/articles/756860/, https://www.youtube.com/watch?v=Z8aYvqe7FXU</text:p>
          </table:table-cell>
        </table:table-row>
        <table:table-row table:style-name="ro1">
          <table:table-cell office:value-type="string" calcext:value-type="string">
            <text:p>впн телеграм бот бесплатный</text:p>
          </table:table-cell>
          <table:table-cell office:value-type="string" calcext:value-type="string">
            <text:p>vpn боты в телеграм (5)</text:p>
          </table:table-cell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b/addvpn_bot, https://hitvpn.me/, https://pikabu.ru/story/sravnenie_vpn_telegram_botov_i_nuzhnyi_li_oni_voobshche_10803505, https://vc.ru/services/1921642-vpn-bot-v-telegram-obhod-blokirovok, https://pqovpnbot.ru/, https://tgland.ru/telegram/catalog/bot/msg-groza-vpn-besplatnyi-i-bystryi, https://dtf.ru/id877964/3019166-vpn-boty-v-telegrame, https://bot.liberator.one/, https://habr.com/ru/articles/756860/, https://www.youtube.com/watch?v=Z8aYvqe7FXU</text:p>
          </table:table-cell>
        </table:table-row>
        <table:table-row table:style-name="ro1">
          <table:table-cell office:value-type="string" calcext:value-type="string">
            <text:p>впн бот в телеграм</text:p>
          </table:table-cell>
          <table:table-cell office:value-type="string" calcext:value-type="string">
            <text:p>vpn боты в телеграм (5)</text:p>
          </table:table-cell>
          <table:table-cell office:value-type="float" office:value="29" calcext:value-type="float">
            <text:p>29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b/addvpn_bot, https://hitvpn.me/, https://pikabu.ru/story/sravnenie_vpn_telegram_botov_i_nuzhnyi_li_oni_voobshche_10803505, https://vc.ru/services/1921642-vpn-bot-v-telegram-obhod-blokirovok, https://pqovpnbot.ru/, https://tgland.ru/telegram/catalog/bot/msg-groza-vpn-besplatnyi-i-bystryi, https://dtf.ru/id877964/3019166-vpn-boty-v-telegrame, https://bot.liberator.one/, https://habr.com/ru/articles/756860/, https://www.youtube.com/watch?v=Z8aYvqe7FXU</text:p>
          </table:table-cell>
        </table:table-row>
        <table:table-row table:style-name="ro1">
          <table:table-cell office:value-type="string" calcext:value-type="string">
            <text:p>впн через телеграм бот</text:p>
          </table:table-cell>
          <table:table-cell office:value-type="string" calcext:value-type="string">
            <text:p>vpn боты в телеграм (5)</text:p>
          </table:table-cell>
          <table:table-cell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b/addvpn_bot, https://hitvpn.me/, https://pikabu.ru/story/sravnenie_vpn_telegram_botov_i_nuzhnyi_li_oni_voobshche_10803505, https://vc.ru/services/1921642-vpn-bot-v-telegram-obhod-blokirovok, https://pqovpnbot.ru/, https://tgland.ru/telegram/catalog/bot/msg-groza-vpn-besplatnyi-i-bystryi, https://dtf.ru/id877964/3019166-vpn-boty-v-telegrame, https://bot.liberator.one/, https://habr.com/ru/articles/756860/, https://www.youtube.com/watch?v=Z8aYvqe7FXU</text:p>
          </table:table-cell>
        </table:table-row>
        <table:table-row table:style-name="ro1">
          <table:table-cell office:value-type="string" calcext:value-type="string">
            <text:p>хит впн бот телеграм</text:p>
          </table:table-cell>
          <table:table-cell office:value-type="string" calcext:value-type="string">
            <text:p>vpn боты в телеграм (5)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b/addvpn_bot, https://hitvpn.me/, https://pikabu.ru/story/sravnenie_vpn_telegram_botov_i_nuzhnyi_li_oni_voobshche_10803505, https://vc.ru/services/1921642-vpn-bot-v-telegram-obhod-blokirovok, https://pqovpnbot.ru/, https://tgland.ru/telegram/catalog/bot/msg-groza-vpn-besplatnyi-i-bystryi, https://dtf.ru/id877964/3019166-vpn-boty-v-telegrame, https://bot.liberator.one/, https://habr.com/ru/articles/756860/, https://www.youtube.com/watch?v=Z8aYvqe7FXU</text:p>
          </table:table-cell>
        </table:table-row>
        <table:table-row table:style-name="ro1">
          <table:table-cell office:value-type="string" calcext:value-type="string">
            <text:p>бот телеграм запись</text:p>
          </table:table-cell>
          <table:table-cell office:value-type="string" calcext:value-type="string">
            <text:p>бот телеграм запись (3)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k.notibot.ru/, https://pikabu.ru/story/telegram_bot_dlya_zapisi_klientov_12295043, https://timeweb.com/ru/community/articles/kak-sdelat-telegram-bot-dlya-zapisi-na-priem, https://vc.ru/services/966398-besplatnyi-telegram-bot-dlya-onlain-zapisi-klientov, https://zabot24.ru/, https://bot-t.com/faq/HELP/kak_sozdat_svoego_bota_v_tg_dlya_zapisi_klientov, https://productradar.ru/product/naznach/</text:p>
          </table:table-cell>
        </table:table-row>
        <table:table-row table:style-name="ro1">
          <table:table-cell office:value-type="string" calcext:value-type="string">
            <text:p>телеграм бот для записи в салон</text:p>
          </table:table-cell>
          <table:table-cell office:value-type="string" calcext:value-type="string">
            <text:p>бот телеграм запись (3)</text:p>
          </table:table-cell>
          <table:table-cell office:value-type="float" office:value="16" calcext:value-type="float">
            <text:p>16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k.notibot.ru/, https://pikabu.ru/story/telegram_bot_dlya_zapisi_klientov_12295043, https://timeweb.com/ru/community/articles/kak-sdelat-telegram-bot-dlya-zapisi-na-priem, https://vc.ru/services/966398-besplatnyi-telegram-bot-dlya-onlain-zapisi-klientov, https://zabot24.ru/, https://bot-t.com/faq/HELP/kak_sozdat_svoego_bota_v_tg_dlya_zapisi_klientov, https://productradar.ru/product/naznach/</text:p>
          </table:table-cell>
        </table:table-row>
        <table:table-row table:style-name="ro1">
          <table:table-cell office:value-type="string" calcext:value-type="string">
            <text:p>бот телеграм запись клиентов</text:p>
          </table:table-cell>
          <table:table-cell office:value-type="string" calcext:value-type="string">
            <text:p>бот телеграм запись (3)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k.notibot.ru/, https://pikabu.ru/story/telegram_bot_dlya_zapisi_klientov_12295043, https://timeweb.com/ru/community/articles/kak-sdelat-telegram-bot-dlya-zapisi-na-priem, https://vc.ru/services/966398-besplatnyi-telegram-bot-dlya-onlain-zapisi-klientov, https://zabot24.ru/, https://bot-t.com/faq/HELP/kak_sozdat_svoego_bota_v_tg_dlya_zapisi_klientov, https://productradar.ru/product/naznach/</text:p>
          </table:table-cell>
        </table:table-row>
        <table:table-row table:style-name="ro1">
          <table:table-cell office:value-type="string" calcext:value-type="string">
            <text:p>токен телеграм бота</text:p>
          </table:table-cell>
          <table:table-cell office:value-type="string" calcext:value-type="string">
            <text:p>токен телеграм бота (4)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telegram-bot-api/, https://core.telegram.org/bots/tutorial, https://timeweb.com/ru/community/articles/token-bota-telegram-kak-sdelat-gde-vzyat-i-kuda-vstavlyat, https://www.cossa.ru/instahero/321374/, https://helpdesk.bitrix24.ru/open/17538378/, https://lumpics.ru/how-to-find-out-the-bot-token-in-telegram/, https://pikabu.ru/story/kak_poluchit_token_dlya_sozdaniya_bota_v_telegram_za_2_minutyi_11627023, https://vc.ru/milov/1313135-kak-sdelat-token-bota-v-telegram, https://habr.com/ru/articles/543676/, https://instahero.pro/blog/chto-takoe-token-bota-v-telegram/</text:p>
          </table:table-cell>
        </table:table-row>
        <table:table-row table:style-name="ro1">
          <table:table-cell office:value-type="string" calcext:value-type="string">
            <text:p>token телеграм бота</text:p>
          </table:table-cell>
          <table:table-cell office:value-type="string" calcext:value-type="string">
            <text:p>токен телеграм бота (4)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telegram-bot-api/, https://core.telegram.org/bots/tutorial, https://timeweb.com/ru/community/articles/token-bota-telegram-kak-sdelat-gde-vzyat-i-kuda-vstavlyat, https://www.cossa.ru/instahero/321374/, https://helpdesk.bitrix24.ru/open/17538378/, https://lumpics.ru/how-to-find-out-the-bot-token-in-telegram/, https://pikabu.ru/story/kak_poluchit_token_dlya_sozdaniya_bota_v_telegram_za_2_minutyi_11627023, https://vc.ru/milov/1313135-kak-sdelat-token-bota-v-telegram, https://habr.com/ru/articles/543676/, https://instahero.pro/blog/chto-takoe-token-bota-v-telegram/</text:p>
          </table:table-cell>
        </table:table-row>
        <table:table-row table:style-name="ro1">
          <table:table-cell office:value-type="string" calcext:value-type="string">
            <text:p>как выглядит токен бота в телеграм</text:p>
          </table:table-cell>
          <table:table-cell office:value-type="string" calcext:value-type="string">
            <text:p>токен телеграм бота (4)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telegram-bot-api/, https://core.telegram.org/bots/tutorial, https://timeweb.com/ru/community/articles/token-bota-telegram-kak-sdelat-gde-vzyat-i-kuda-vstavlyat, https://www.cossa.ru/instahero/321374/, https://helpdesk.bitrix24.ru/open/17538378/, https://lumpics.ru/how-to-find-out-the-bot-token-in-telegram/, https://pikabu.ru/story/kak_poluchit_token_dlya_sozdaniya_bota_v_telegram_za_2_minutyi_11627023, https://vc.ru/milov/1313135-kak-sdelat-token-bota-v-telegram, https://habr.com/ru/articles/543676/, https://instahero.pro/blog/chto-takoe-token-bota-v-telegram/</text:p>
          </table:table-cell>
        </table:table-row>
        <table:table-row table:style-name="ro1">
          <table:table-cell office:value-type="string" calcext:value-type="string">
            <text:p>где токен бота в телеграм</text:p>
          </table:table-cell>
          <table:table-cell office:value-type="string" calcext:value-type="string">
            <text:p>токен телеграм бота (4)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telegram-bot-api/, https://core.telegram.org/bots/tutorial, https://timeweb.com/ru/community/articles/token-bota-telegram-kak-sdelat-gde-vzyat-i-kuda-vstavlyat, https://www.cossa.ru/instahero/321374/, https://helpdesk.bitrix24.ru/open/17538378/, https://lumpics.ru/how-to-find-out-the-bot-token-in-telegram/, https://pikabu.ru/story/kak_poluchit_token_dlya_sozdaniya_bota_v_telegram_za_2_minutyi_11627023, https://vc.ru/milov/1313135-kak-sdelat-token-bota-v-telegram, https://habr.com/ru/articles/543676/, https://instahero.pro/blog/chto-takoe-token-bota-v-telegram/</text:p>
          </table:table-cell>
        </table:table-row>
        <table:table-row table:style-name="ro1">
          <table:table-cell office:value-type="string" calcext:value-type="string">
            <text:p>телеграм бот заявка</text:p>
          </table:table-cell>
          <table:table-cell office:value-type="string" calcext:value-type="string">
            <text:p>телеграм бот заявка (5)</text:p>
          </table:table-cell>
          <table:table-cell office:value-type="float" office:value="102" calcext:value-type="float">
            <text:p>10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ggrow.com/blog/bot_avtopriem_zayavok_telegram, https://t.me/Acceptuserbot, https://timeweb.com/ru/community/articles/kak-sdelat-telegram-bot-dlya-priema-zayavok-samostoyatelno, https://bot-t.com/faq/HELP/kak_sozdat_bota_po_priemu_zayavok, https://habr.com/ru/companies/amvera/articles/848644/, https://instahero.pro/blog/telegram-bot-dlja-priema-zajavok/, https://vc.ru/services/563705-avtomaticheskii-priem-zayavok-na-kanal-v-telegram-subers, https://help.telemetr.me/drugie-instrumenty-analitiki/avtoprinyatie-zayavok, https://otvet.mail.ru/question/234880029, https://admin24.ru/blog/kak-prinimat-zayavki-cherez-telegram-bot</text:p>
          </table:table-cell>
        </table:table-row>
        <table:table-row table:style-name="ro1">
          <table:table-cell office:value-type="string" calcext:value-type="string">
            <text:p>бот приема заявок в телеграм</text:p>
          </table:table-cell>
          <table:table-cell office:value-type="string" calcext:value-type="string">
            <text:p>телеграм бот заявка (5)</text:p>
          </table:table-cell>
          <table:table-cell office:value-type="float" office:value="14" calcext:value-type="float">
            <text:p>14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ggrow.com/blog/bot_avtopriem_zayavok_telegram, https://t.me/Acceptuserbot, https://timeweb.com/ru/community/articles/kak-sdelat-telegram-bot-dlya-priema-zayavok-samostoyatelno, https://bot-t.com/faq/HELP/kak_sozdat_bota_po_priemu_zayavok, https://habr.com/ru/companies/amvera/articles/848644/, https://instahero.pro/blog/telegram-bot-dlja-priema-zajavok/, https://vc.ru/services/563705-avtomaticheskii-priem-zayavok-na-kanal-v-telegram-subers, https://help.telemetr.me/drugie-instrumenty-analitiki/avtoprinyatie-zayavok, https://otvet.mail.ru/question/234880029, https://admin24.ru/blog/kak-prinimat-zayavki-cherez-telegram-bot</text:p>
          </table:table-cell>
        </table:table-row>
        <table:table-row table:style-name="ro1">
          <table:table-cell office:value-type="string" calcext:value-type="string">
            <text:p>бот заявок в канал телеграм</text:p>
          </table:table-cell>
          <table:table-cell office:value-type="string" calcext:value-type="string">
            <text:p>телеграм бот заявка (5)</text:p>
          </table:table-cell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ggrow.com/blog/bot_avtopriem_zayavok_telegram, https://t.me/Acceptuserbot, https://timeweb.com/ru/community/articles/kak-sdelat-telegram-bot-dlya-priema-zayavok-samostoyatelno, https://bot-t.com/faq/HELP/kak_sozdat_bota_po_priemu_zayavok, https://habr.com/ru/companies/amvera/articles/848644/, https://instahero.pro/blog/telegram-bot-dlja-priema-zajavok/, https://vc.ru/services/563705-avtomaticheskii-priem-zayavok-na-kanal-v-telegram-subers, https://help.telemetr.me/drugie-instrumenty-analitiki/avtoprinyatie-zayavok, https://otvet.mail.ru/question/234880029, https://admin24.ru/blog/kak-prinimat-zayavki-cherez-telegram-bot</text:p>
          </table:table-cell>
        </table:table-row>
        <table:table-row table:style-name="ro1">
          <table:table-cell office:value-type="string" calcext:value-type="string">
            <text:p>бот который принимает заявки в телеграм</text:p>
          </table:table-cell>
          <table:table-cell office:value-type="string" calcext:value-type="string">
            <text:p>телеграм бот заявка (5)</text:p>
          </table:table-cell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ggrow.com/blog/bot_avtopriem_zayavok_telegram, https://t.me/Acceptuserbot, https://timeweb.com/ru/community/articles/kak-sdelat-telegram-bot-dlya-priema-zayavok-samostoyatelno, https://bot-t.com/faq/HELP/kak_sozdat_bota_po_priemu_zayavok, https://habr.com/ru/companies/amvera/articles/848644/, https://instahero.pro/blog/telegram-bot-dlja-priema-zajavok/, https://vc.ru/services/563705-avtomaticheskii-priem-zayavok-na-kanal-v-telegram-subers, https://help.telemetr.me/drugie-instrumenty-analitiki/avtoprinyatie-zayavok, https://otvet.mail.ru/question/234880029, https://admin24.ru/blog/kak-prinimat-zayavki-cherez-telegram-bot</text:p>
          </table:table-cell>
        </table:table-row>
        <table:table-row table:style-name="ro1">
          <table:table-cell office:value-type="string" calcext:value-type="string">
            <text:p>бот для автоматического приема заявок в телеграм</text:p>
          </table:table-cell>
          <table:table-cell office:value-type="string" calcext:value-type="string">
            <text:p>телеграм бот заявка (5)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ggrow.com/blog/bot_avtopriem_zayavok_telegram, https://t.me/Acceptuserbot, https://timeweb.com/ru/community/articles/kak-sdelat-telegram-bot-dlya-priema-zayavok-samostoyatelno, https://bot-t.com/faq/HELP/kak_sozdat_bota_po_priemu_zayavok, https://habr.com/ru/companies/amvera/articles/848644/, https://instahero.pro/blog/telegram-bot-dlja-priema-zajavok/, https://vc.ru/services/563705-avtomaticheskii-priem-zayavok-na-kanal-v-telegram-subers, https://help.telemetr.me/drugie-instrumenty-analitiki/avtoprinyatie-zayavok, https://otvet.mail.ru/question/234880029, https://admin24.ru/blog/kak-prinimat-zayavki-cherez-telegram-bot</text:p>
          </table:table-cell>
        </table:table-row>
        <table:table-row table:style-name="ro1">
          <table:table-cell office:value-type="string" calcext:value-type="string">
            <text:p>телеграм бот карт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dnews.ru/1113101/20-uselful-telegram-bots-for-travelers, https://botostore.com/bots/telegram/nav/, https://dzen.ru/a/Y0ribejC61K3k2GJ, https://github.com/KodlandLVL3/M5L2_bot-map, https://gitverse.ru/WhenYouAreStrange/YandexMapTelegramBot, https://t.me/openmap_bot, https://tgdyk.com/bc/maps, https://www.youtube.com/watch?v=u_0cG0jSyl8, https://yandex.ru/blog/mapsapi/59338, https://zoom.cnews.ru/publication/item/64709</text:p>
          </table:table-cell>
        </table:table-row>
        <table:table-row table:style-name="ro1">
          <table:table-cell office:value-type="string" calcext:value-type="string">
            <text:p>бот аналитики телеграм</text:p>
          </table:table-cell>
          <table:table-cell office:value-type="string" calcext:value-type="string">
            <text:p>бот аналитики телеграм (4)</text:p>
          </table:table-cell>
          <table:table-cell office:value-type="float" office:value="51" calcext:value-type="float">
            <text:p>51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684182/, https://retext.ai/ru/blog/top-30-lucsix-botov-dlya-catov-i-kanalov-v-telegram, https://otzyvmarketing.ru/articles/top-10-servisov-i-botov-analitiki-telegram-kanalov/, https://postium.ru/servisy-analiza-telegram-kanalov/, https://t.me/TGStat_Bot, https://timeweb.com/ru/community/articles/top-15-poleznyh-botov-v-telegram-dlya-marketinga-i-analitiki, https://vc.ru/social/1458420-instrumenty-kotorye-delayut-analitiku-telegram-proshe, https://www.unisender.com/ru/blog/analitika-telegram-pokazateli-instrumenty/, https://martrending.ru/smm/poleznye-servisy-i-boty-dlya-telegram, https://tgstat.ru/analytics</text:p>
          </table:table-cell>
        </table:table-row>
        <table:table-row table:style-name="ro1">
          <table:table-cell office:value-type="string" calcext:value-type="string">
            <text:p>бот активности в телеграм</text:p>
          </table:table-cell>
          <table:table-cell office:value-type="string" calcext:value-type="string">
            <text:p>бот аналитики телеграм (4)</text:p>
          </table:table-cell>
          <table:table-cell office:value-type="float" office:value="48" calcext:value-type="float">
            <text:p>4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684182/, https://retext.ai/ru/blog/top-30-lucsix-botov-dlya-catov-i-kanalov-v-telegram, https://otzyvmarketing.ru/articles/top-10-servisov-i-botov-analitiki-telegram-kanalov/, https://postium.ru/servisy-analiza-telegram-kanalov/, https://t.me/TGStat_Bot, https://timeweb.com/ru/community/articles/top-15-poleznyh-botov-v-telegram-dlya-marketinga-i-analitiki, https://vc.ru/social/1458420-instrumenty-kotorye-delayut-analitiku-telegram-proshe, https://www.unisender.com/ru/blog/analitika-telegram-pokazateli-instrumenty/, https://martrending.ru/smm/poleznye-servisy-i-boty-dlya-telegram, https://tgstat.ru/analytics</text:p>
          </table:table-cell>
        </table:table-row>
        <table:table-row table:style-name="ro1">
          <table:table-cell office:value-type="string" calcext:value-type="string">
            <text:p>бот статистики в телеграм</text:p>
          </table:table-cell>
          <table:table-cell office:value-type="string" calcext:value-type="string">
            <text:p>бот аналитики телеграм (4)</text:p>
          </table:table-cell>
          <table:table-cell office:value-type="float" office:value="29" calcext:value-type="float">
            <text:p>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684182/, https://retext.ai/ru/blog/top-30-lucsix-botov-dlya-catov-i-kanalov-v-telegram, https://otzyvmarketing.ru/articles/top-10-servisov-i-botov-analitiki-telegram-kanalov/, https://postium.ru/servisy-analiza-telegram-kanalov/, https://t.me/TGStat_Bot, https://timeweb.com/ru/community/articles/top-15-poleznyh-botov-v-telegram-dlya-marketinga-i-analitiki, https://vc.ru/social/1458420-instrumenty-kotorye-delayut-analitiku-telegram-proshe, https://www.unisender.com/ru/blog/analitika-telegram-pokazateli-instrumenty/, https://martrending.ru/smm/poleznye-servisy-i-boty-dlya-telegram, https://tgstat.ru/analytics</text:p>
          </table:table-cell>
        </table:table-row>
        <table:table-row table:style-name="ro1">
          <table:table-cell office:value-type="string" calcext:value-type="string">
            <text:p>бот для отслеживания активности в телеграм</text:p>
          </table:table-cell>
          <table:table-cell office:value-type="string" calcext:value-type="string">
            <text:p>бот аналитики телеграм (4)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684182/, https://retext.ai/ru/blog/top-30-lucsix-botov-dlya-catov-i-kanalov-v-telegram, https://otzyvmarketing.ru/articles/top-10-servisov-i-botov-analitiki-telegram-kanalov/, https://postium.ru/servisy-analiza-telegram-kanalov/, https://t.me/TGStat_Bot, https://timeweb.com/ru/community/articles/top-15-poleznyh-botov-v-telegram-dlya-marketinga-i-analitiki, https://vc.ru/social/1458420-instrumenty-kotorye-delayut-analitiku-telegram-proshe, https://www.unisender.com/ru/blog/analitika-telegram-pokazateli-instrumenty/, https://martrending.ru/smm/poleznye-servisy-i-boty-dlya-telegram, https://tgstat.ru/analytics</text:p>
          </table:table-cell>
        </table:table-row>
        <table:table-row table:style-name="ro1">
          <table:table-cell office:value-type="string" calcext:value-type="string">
            <text:p>боты игры в телеграм</text:p>
          </table:table-cell>
          <table:table-cell office:value-type="string" calcext:value-type="string">
            <text:p>боты игры в телеграм (4)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i-tech.mail.ru/review/62412-top-12-igr-dlya-telegram/, https://news.rambler.ru/games/50724110-igry-v-telegram-luchshie-igrovye-boty-kak-ih-nayti-i-zapustit/, https://protelegram.ru/2017/02/11/telegram_game_bot_top_2016/, https://pikabu.ru/story/10_igrovyikh_botov_v_telegrame_kotoryie_vas_razvlekut_4126280, https://t.me/Bots_TG/392, https://tgdyk.com/lists/rpg, https://tgrm.su/bots/games/, https://appleinsider.ru/tips-tricks/kak-igrat-v-igry-v-telegram.html, https://botstat.io/c/game/</text:p>
          </table:table-cell>
        </table:table-row>
        <table:table-row table:style-name="ro1">
          <table:table-cell office:value-type="string" calcext:value-type="string">
            <text:p>игровые боты в телеграм</text:p>
          </table:table-cell>
          <table:table-cell office:value-type="string" calcext:value-type="string">
            <text:p>боты игры в телеграм (4)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i-tech.mail.ru/review/62412-top-12-igr-dlya-telegram/, https://news.rambler.ru/games/50724110-igry-v-telegram-luchshie-igrovye-boty-kak-ih-nayti-i-zapustit/, https://protelegram.ru/2017/02/11/telegram_game_bot_top_2016/, https://pikabu.ru/story/10_igrovyikh_botov_v_telegrame_kotoryie_vas_razvlekut_4126280, https://t.me/Bots_TG/392, https://tgdyk.com/lists/rpg, https://tgrm.su/bots/games/, https://appleinsider.ru/tips-tricks/kak-igrat-v-igry-v-telegram.html, https://botstat.io/c/game/</text:p>
          </table:table-cell>
        </table:table-row>
        <table:table-row table:style-name="ro1">
          <table:table-cell office:value-type="string" calcext:value-type="string">
            <text:p>игровые боты для телеграма</text:p>
          </table:table-cell>
          <table:table-cell office:value-type="string" calcext:value-type="string">
            <text:p>боты игры в телеграм (4)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i-tech.mail.ru/review/62412-top-12-igr-dlya-telegram/, https://news.rambler.ru/games/50724110-igry-v-telegram-luchshie-igrovye-boty-kak-ih-nayti-i-zapustit/, https://protelegram.ru/2017/02/11/telegram_game_bot_top_2016/, https://pikabu.ru/story/10_igrovyikh_botov_v_telegrame_kotoryie_vas_razvlekut_4126280, https://t.me/Bots_TG/392, https://tgdyk.com/lists/rpg, https://tgrm.su/bots/games/, https://appleinsider.ru/tips-tricks/kak-igrat-v-igry-v-telegram.html, https://botstat.io/c/game/</text:p>
          </table:table-cell>
        </table:table-row>
        <table:table-row table:style-name="ro1">
          <table:table-cell office:value-type="string" calcext:value-type="string">
            <text:p>боты игры в телеграм для группы</text:p>
          </table:table-cell>
          <table:table-cell office:value-type="string" calcext:value-type="string">
            <text:p>боты игры в телеграм (4)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i-tech.mail.ru/review/62412-top-12-igr-dlya-telegram/, https://news.rambler.ru/games/50724110-igry-v-telegram-luchshie-igrovye-boty-kak-ih-nayti-i-zapustit/, https://protelegram.ru/2017/02/11/telegram_game_bot_top_2016/, https://pikabu.ru/story/10_igrovyikh_botov_v_telegrame_kotoryie_vas_razvlekut_4126280, https://t.me/Bots_TG/392, https://tgdyk.com/lists/rpg, https://tgrm.su/bots/games/, https://appleinsider.ru/tips-tricks/kak-igrat-v-igry-v-telegram.html, https://botstat.io/c/game/</text:p>
          </table:table-cell>
        </table:table-row>
        <table:table-row table:style-name="ro1">
          <table:table-cell office:value-type="string" calcext:value-type="string">
            <text:p>курс по телеграм ботам</text:p>
          </table:table-cell>
          <table:table-cell office:value-type="string" calcext:value-type="string">
            <text:p>курс по телеграм ботам (5)</text:p>
          </table:table-cell>
          <table:table-cell office:value-type="float" office:value="47" calcext:value-type="float">
            <text:p>47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course/python-basic-stage-1/, https://habr.com/ru/articles/833696/, https://stepik.org/course/176862/promo, https://vc.ru/edu/681207-25-luchshih-kursov-po-sozdaniyu-chat-botov-v-telegram-platnye-i-besplatnye, https://www.cossa.ru/instahero/321624/, https://www.specialist.ru/course/openai, https://itproger.com/course/telegram-bot, https://timeweb.com/ru/community/articles/top-15-kursov-po-sozdaniyu-chat-botov-bez-navykov-programmirovaniya-besplatno, https://dtf.ru/obzorchik/3662877-top-15-kursov-po-sozdaniyu-chat-botov-v-telegram-bez-programmirovaniya, https://itcapit.com/tgbot</text:p>
          </table:table-cell>
        </table:table-row>
        <table:table-row table:style-name="ro1">
          <table:table-cell office:value-type="string" calcext:value-type="string">
            <text:p>курс чат бот телеграм</text:p>
          </table:table-cell>
          <table:table-cell office:value-type="string" calcext:value-type="string">
            <text:p>курс по телеграм ботам (5)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course/python-basic-stage-1/, https://habr.com/ru/articles/833696/, https://stepik.org/course/176862/promo, https://vc.ru/edu/681207-25-luchshih-kursov-po-sozdaniyu-chat-botov-v-telegram-platnye-i-besplatnye, https://www.cossa.ru/instahero/321624/, https://www.specialist.ru/course/openai, https://itproger.com/course/telegram-bot, https://timeweb.com/ru/community/articles/top-15-kursov-po-sozdaniyu-chat-botov-bez-navykov-programmirovaniya-besplatno, https://dtf.ru/obzorchik/3662877-top-15-kursov-po-sozdaniyu-chat-botov-v-telegram-bez-programmirovaniya, https://itcapit.com/tgbot</text:p>
          </table:table-cell>
        </table:table-row>
        <table:table-row table:style-name="ro1">
          <table:table-cell office:value-type="string" calcext:value-type="string">
            <text:p>курс по созданию чат ботов телеграм</text:p>
          </table:table-cell>
          <table:table-cell office:value-type="string" calcext:value-type="string">
            <text:p>курс по телеграм ботам (5)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course/python-basic-stage-1/, https://habr.com/ru/articles/833696/, https://stepik.org/course/176862/promo, https://vc.ru/edu/681207-25-luchshih-kursov-po-sozdaniyu-chat-botov-v-telegram-platnye-i-besplatnye, https://www.cossa.ru/instahero/321624/, https://www.specialist.ru/course/openai, https://itproger.com/course/telegram-bot, https://timeweb.com/ru/community/articles/top-15-kursov-po-sozdaniyu-chat-botov-bez-navykov-programmirovaniya-besplatno, https://dtf.ru/obzorchik/3662877-top-15-kursov-po-sozdaniyu-chat-botov-v-telegram-bez-programmirovaniya, https://itcapit.com/tgbot</text:p>
          </table:table-cell>
        </table:table-row>
        <table:table-row table:style-name="ro1">
          <table:table-cell office:value-type="string" calcext:value-type="string">
            <text:p>курсы по созданию бота в телеграм</text:p>
          </table:table-cell>
          <table:table-cell office:value-type="string" calcext:value-type="string">
            <text:p>курс по телеграм ботам (5)</text:p>
          </table:table-cell>
          <table:table-cell office:value-type="float" office:value="17" calcext:value-type="float">
            <text:p>17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course/python-basic-stage-1/, https://habr.com/ru/articles/833696/, https://stepik.org/course/176862/promo, https://vc.ru/edu/681207-25-luchshih-kursov-po-sozdaniyu-chat-botov-v-telegram-platnye-i-besplatnye, https://www.cossa.ru/instahero/321624/, https://www.specialist.ru/course/openai, https://itproger.com/course/telegram-bot, https://timeweb.com/ru/community/articles/top-15-kursov-po-sozdaniyu-chat-botov-bez-navykov-programmirovaniya-besplatno, https://dtf.ru/obzorchik/3662877-top-15-kursov-po-sozdaniyu-chat-botov-v-telegram-bez-programmirovaniya, https://itcapit.com/tgbot</text:p>
          </table:table-cell>
        </table:table-row>
        <table:table-row table:style-name="ro1">
          <table:table-cell office:value-type="string" calcext:value-type="string">
            <text:p>курс python телеграм бот</text:p>
          </table:table-cell>
          <table:table-cell office:value-type="string" calcext:value-type="string">
            <text:p>курс по телеграм ботам (5)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course/python-basic-stage-1/, https://habr.com/ru/articles/833696/, https://stepik.org/course/176862/promo, https://vc.ru/edu/681207-25-luchshih-kursov-po-sozdaniyu-chat-botov-v-telegram-platnye-i-besplatnye, https://www.cossa.ru/instahero/321624/, https://www.specialist.ru/course/openai, https://itproger.com/course/telegram-bot, https://timeweb.com/ru/community/articles/top-15-kursov-po-sozdaniyu-chat-botov-bez-navykov-programmirovaniya-besplatno, https://dtf.ru/obzorchik/3662877-top-15-kursov-po-sozdaniyu-chat-botov-v-telegram-bez-programmirovaniya, https://itcapit.com/tgbot</text:p>
          </table:table-cell>
        </table:table-row>
        <table:table-row table:style-name="ro1">
          <table:table-cell office:value-type="string" calcext:value-type="string">
            <text:p>телеграм бот переслать сообщение</text:p>
          </table:table-cell>
          <table:table-cell office:value-type="string" calcext:value-type="string">
            <text:p>телеграм бот переслать сообщение (4)</text:p>
          </table:table-cell>
          <table:table-cell office:value-type="float" office:value="47" calcext:value-type="float">
            <text:p>47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lowin.click/, https://github.com/bearpro/telegram-message-forwarder, https://redirect-bot.com/manual/, https://rutube.ru/video/309e9abefbe5f1fc9825c19980a78908/, https://t.me/Auto_Forward_Messages_Bot, https://telespace.me/ru/apps/multifeed_bot, https://tr-page.yandex.ru/translate?lang=en-ru&amp;url=https%3A%2F%2Fgithub.com%2Fviperadnan-git%2Ftelegram-message-forwarder-bot%2Fblob%2Fmain%2FREADME.md, https://pikabu.ru/story/peresyilka_sms_v_telegram_10433136, https://vc.ru/u/500069-alexey-starcev/379356-podborka-telegram-botov-dlya-kanalov-i-grupp, https://www.junctionbot.io/ru/features/message-forwarding</text:p>
          </table:table-cell>
        </table:table-row>
        <table:table-row table:style-name="ro1">
          <table:table-cell office:value-type="string" calcext:value-type="string">
            <text:p>бот пересылка телеграм</text:p>
          </table:table-cell>
          <table:table-cell office:value-type="string" calcext:value-type="string">
            <text:p>телеграм бот переслать сообщение (4)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lowin.click/, https://github.com/bearpro/telegram-message-forwarder, https://redirect-bot.com/manual/, https://rutube.ru/video/309e9abefbe5f1fc9825c19980a78908/, https://t.me/Auto_Forward_Messages_Bot, https://telespace.me/ru/apps/multifeed_bot, https://tr-page.yandex.ru/translate?lang=en-ru&amp;url=https%3A%2F%2Fgithub.com%2Fviperadnan-git%2Ftelegram-message-forwarder-bot%2Fblob%2Fmain%2FREADME.md, https://pikabu.ru/story/peresyilka_sms_v_telegram_10433136, https://vc.ru/u/500069-alexey-starcev/379356-podborka-telegram-botov-dlya-kanalov-i-grupp, https://www.junctionbot.io/ru/features/message-forwarding</text:p>
          </table:table-cell>
        </table:table-row>
        <table:table-row table:style-name="ro1">
          <table:table-cell office:value-type="string" calcext:value-type="string">
            <text:p>бот для пересылки сообщений в телеграм</text:p>
          </table:table-cell>
          <table:table-cell office:value-type="string" calcext:value-type="string">
            <text:p>телеграм бот переслать сообщение (4)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lowin.click/, https://github.com/bearpro/telegram-message-forwarder, https://redirect-bot.com/manual/, https://rutube.ru/video/309e9abefbe5f1fc9825c19980a78908/, https://t.me/Auto_Forward_Messages_Bot, https://telespace.me/ru/apps/multifeed_bot, https://tr-page.yandex.ru/translate?lang=en-ru&amp;url=https%3A%2F%2Fgithub.com%2Fviperadnan-git%2Ftelegram-message-forwarder-bot%2Fblob%2Fmain%2FREADME.md, https://pikabu.ru/story/peresyilka_sms_v_telegram_10433136, https://vc.ru/u/500069-alexey-starcev/379356-podborka-telegram-botov-dlya-kanalov-i-grupp, https://www.junctionbot.io/ru/features/message-forwarding</text:p>
          </table:table-cell>
        </table:table-row>
        <table:table-row table:style-name="ro1">
          <table:table-cell office:value-type="string" calcext:value-type="string">
            <text:p>телеграм бот пересылка сообщений в канал</text:p>
          </table:table-cell>
          <table:table-cell office:value-type="string" calcext:value-type="string">
            <text:p>телеграм бот переслать сообщение (4)</text:p>
          </table:table-cell>
          <table:table-cell office:value-type="float" office:value="14" calcext:value-type="float">
            <text:p>14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lowin.click/, https://github.com/bearpro/telegram-message-forwarder, https://redirect-bot.com/manual/, https://rutube.ru/video/309e9abefbe5f1fc9825c19980a78908/, https://t.me/Auto_Forward_Messages_Bot, https://telespace.me/ru/apps/multifeed_bot, https://tr-page.yandex.ru/translate?lang=en-ru&amp;url=https%3A%2F%2Fgithub.com%2Fviperadnan-git%2Ftelegram-message-forwarder-bot%2Fblob%2Fmain%2FREADME.md, https://pikabu.ru/story/peresyilka_sms_v_telegram_10433136, https://vc.ru/u/500069-alexey-starcev/379356-podborka-telegram-botov-dlya-kanalov-i-grupp, https://www.junctionbot.io/ru/features/message-forwarding</text:p>
          </table:table-cell>
        </table:table-row>
        <table:table-row table:style-name="ro1">
          <table:table-cell office:value-type="string" calcext:value-type="string">
            <text:p>телеграм бот не отвечает</text:p>
          </table:table-cell>
          <table:table-cell office:value-type="string" calcext:value-type="string">
            <text:p>телеграм бот не отвечает (8)</text:p>
          </table:table-cell>
          <table:table-cell office:value-type="float" office:value="34" calcext:value-type="float">
            <text:p>3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andex.ru/q/question/ni_odin_bot_v_telegram_ne_reagiruet_na_884e291b/, https://ru.stackoverflow.com/questions/1256165/telegram-%D0%B1%D0%BE%D1%82-%D0%BD%D0%B5-%D1%80%D0%B5%D0%B0%D0%B3%D0%B8%D1%80%D1%83%D0%B5%D1%82-%D0%BD%D0%B0-%D0%BA%D0%BE%D0%BC%D0%B0%D0%BD%D0%B4%D1%8B-python-telebot, https://docs.botmother.ru/article/41095, https://support.google.com/googleplay/thread/274177187/%D0%BF%D0%BE%D1%87%D0%B5%D0%BC%D1%83-%D0%BD%D0%B5-%D0%B7%D0%B0%D0%BF%D1%83%D1%81%D0%BA%D0%B0%D1%8E%D1%82%D1%81%D1%8F-%D0%B1%D0%BE%D1%82%D1%8B-%D0%B2-%D1%82%D0%B5%D0%BB%D0%B5%D0%B3%D1%80%D0%B0%D0%BC%D0%B5?hl=ru, https://www.youtube.com/watch?v=khXXoCz65N8, https://otvet.mail.ru/question/232615780, https://tr-page.yandex.ru/translate?lang=en-ru&amp;url=https%3A%2F%2Fstackoverflow.com%2Fquestions%2F37243303%2Ftelegram-bot-doesnt-respond-in-group-chats, https://docs.amvera.ru/general/FAQ/tgbot.html, https://onlinehelpguide.com/telegram-bots-are-not-responding/, https://zenno.club/discussion/threads/ne-zagruzhajutsja-boty-v-telegramm.120040/</text:p>
          </table:table-cell>
        </table:table-row>
        <table:table-row table:style-name="ro1">
          <table:table-cell office:value-type="string" calcext:value-type="string">
            <text:p>не работают боты в телеграм</text:p>
          </table:table-cell>
          <table:table-cell office:value-type="string" calcext:value-type="string">
            <text:p>телеграм бот не отвечает (8)</text:p>
          </table:table-cell>
          <table:table-cell office:value-type="float" office:value="33" calcext:value-type="float">
            <text:p>33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andex.ru/q/question/ni_odin_bot_v_telegram_ne_reagiruet_na_884e291b/, https://ru.stackoverflow.com/questions/1256165/telegram-%D0%B1%D0%BE%D1%82-%D0%BD%D0%B5-%D1%80%D0%B5%D0%B0%D0%B3%D0%B8%D1%80%D1%83%D0%B5%D1%82-%D0%BD%D0%B0-%D0%BA%D0%BE%D0%BC%D0%B0%D0%BD%D0%B4%D1%8B-python-telebot, https://docs.botmother.ru/article/41095, https://support.google.com/googleplay/thread/274177187/%D0%BF%D0%BE%D1%87%D0%B5%D0%BC%D1%83-%D0%BD%D0%B5-%D0%B7%D0%B0%D0%BF%D1%83%D1%81%D0%BA%D0%B0%D1%8E%D1%82%D1%81%D1%8F-%D0%B1%D0%BE%D1%82%D1%8B-%D0%B2-%D1%82%D0%B5%D0%BB%D0%B5%D0%B3%D1%80%D0%B0%D0%BC%D0%B5?hl=ru, https://www.youtube.com/watch?v=khXXoCz65N8, https://otvet.mail.ru/question/232615780, https://tr-page.yandex.ru/translate?lang=en-ru&amp;url=https%3A%2F%2Fstackoverflow.com%2Fquestions%2F37243303%2Ftelegram-bot-doesnt-respond-in-group-chats, https://docs.amvera.ru/general/FAQ/tgbot.html, https://onlinehelpguide.com/telegram-bots-are-not-responding/, https://zenno.club/discussion/threads/ne-zagruzhajutsja-boty-v-telegramm.120040/</text:p>
          </table:table-cell>
        </table:table-row>
        <table:table-row table:style-name="ro1">
          <table:table-cell office:value-type="string" calcext:value-type="string">
            <text:p>перестали работать боты в телеграм</text:p>
          </table:table-cell>
          <table:table-cell office:value-type="string" calcext:value-type="string">
            <text:p>телеграм бот не отвечает (8)</text:p>
          </table:table-cell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andex.ru/q/question/ni_odin_bot_v_telegram_ne_reagiruet_na_884e291b/, https://ru.stackoverflow.com/questions/1256165/telegram-%D0%B1%D0%BE%D1%82-%D0%BD%D0%B5-%D1%80%D0%B5%D0%B0%D0%B3%D0%B8%D1%80%D1%83%D0%B5%D1%82-%D0%BD%D0%B0-%D0%BA%D0%BE%D0%BC%D0%B0%D0%BD%D0%B4%D1%8B-python-telebot, https://docs.botmother.ru/article/41095, https://support.google.com/googleplay/thread/274177187/%D0%BF%D0%BE%D1%87%D0%B5%D0%BC%D1%83-%D0%BD%D0%B5-%D0%B7%D0%B0%D0%BF%D1%83%D1%81%D0%BA%D0%B0%D1%8E%D1%82%D1%81%D1%8F-%D0%B1%D0%BE%D1%82%D1%8B-%D0%B2-%D1%82%D0%B5%D0%BB%D0%B5%D0%B3%D1%80%D0%B0%D0%BC%D0%B5?hl=ru, https://www.youtube.com/watch?v=khXXoCz65N8, https://otvet.mail.ru/question/232615780, https://tr-page.yandex.ru/translate?lang=en-ru&amp;url=https%3A%2F%2Fstackoverflow.com%2Fquestions%2F37243303%2Ftelegram-bot-doesnt-respond-in-group-chats, https://docs.amvera.ru/general/FAQ/tgbot.html, https://onlinehelpguide.com/telegram-bots-are-not-responding/, https://zenno.club/discussion/threads/ne-zagruzhajutsja-boty-v-telegramm.120040/</text:p>
          </table:table-cell>
        </table:table-row>
        <table:table-row table:style-name="ro1">
          <table:table-cell office:value-type="string" calcext:value-type="string">
            <text:p>почему не работает телеграм бот</text:p>
          </table:table-cell>
          <table:table-cell office:value-type="string" calcext:value-type="string">
            <text:p>телеграм бот не отвечает (8)</text:p>
          </table:table-cell>
          <table:table-cell office:value-type="float" office:value="13" calcext:value-type="float">
            <text:p>13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andex.ru/q/question/ni_odin_bot_v_telegram_ne_reagiruet_na_884e291b/, https://ru.stackoverflow.com/questions/1256165/telegram-%D0%B1%D0%BE%D1%82-%D0%BD%D0%B5-%D1%80%D0%B5%D0%B0%D0%B3%D0%B8%D1%80%D1%83%D0%B5%D1%82-%D0%BD%D0%B0-%D0%BA%D0%BE%D0%BC%D0%B0%D0%BD%D0%B4%D1%8B-python-telebot, https://docs.botmother.ru/article/41095, https://support.google.com/googleplay/thread/274177187/%D0%BF%D0%BE%D1%87%D0%B5%D0%BC%D1%83-%D0%BD%D0%B5-%D0%B7%D0%B0%D0%BF%D1%83%D1%81%D0%BA%D0%B0%D1%8E%D1%82%D1%81%D1%8F-%D0%B1%D0%BE%D1%82%D1%8B-%D0%B2-%D1%82%D0%B5%D0%BB%D0%B5%D0%B3%D1%80%D0%B0%D0%BC%D0%B5?hl=ru, https://www.youtube.com/watch?v=khXXoCz65N8, https://otvet.mail.ru/question/232615780, https://tr-page.yandex.ru/translate?lang=en-ru&amp;url=https%3A%2F%2Fstackoverflow.com%2Fquestions%2F37243303%2Ftelegram-bot-doesnt-respond-in-group-chats, https://docs.amvera.ru/general/FAQ/tgbot.html, https://onlinehelpguide.com/telegram-bots-are-not-responding/, https://zenno.club/discussion/threads/ne-zagruzhajutsja-boty-v-telegramm.120040/</text:p>
          </table:table-cell>
        </table:table-row>
        <table:table-row table:style-name="ro1">
          <table:table-cell office:value-type="string" calcext:value-type="string">
            <text:p>бот телеграм не реагирует</text:p>
          </table:table-cell>
          <table:table-cell office:value-type="string" calcext:value-type="string">
            <text:p>телеграм бот не отвечает (8)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andex.ru/q/question/ni_odin_bot_v_telegram_ne_reagiruet_na_884e291b/, https://ru.stackoverflow.com/questions/1256165/telegram-%D0%B1%D0%BE%D1%82-%D0%BD%D0%B5-%D1%80%D0%B5%D0%B0%D0%B3%D0%B8%D1%80%D1%83%D0%B5%D1%82-%D0%BD%D0%B0-%D0%BA%D0%BE%D0%BC%D0%B0%D0%BD%D0%B4%D1%8B-python-telebot, https://docs.botmother.ru/article/41095, https://support.google.com/googleplay/thread/274177187/%D0%BF%D0%BE%D1%87%D0%B5%D0%BC%D1%83-%D0%BD%D0%B5-%D0%B7%D0%B0%D0%BF%D1%83%D1%81%D0%BA%D0%B0%D1%8E%D1%82%D1%81%D1%8F-%D0%B1%D0%BE%D1%82%D1%8B-%D0%B2-%D1%82%D0%B5%D0%BB%D0%B5%D0%B3%D1%80%D0%B0%D0%BC%D0%B5?hl=ru, https://www.youtube.com/watch?v=khXXoCz65N8, https://otvet.mail.ru/question/232615780, https://tr-page.yandex.ru/translate?lang=en-ru&amp;url=https%3A%2F%2Fstackoverflow.com%2Fquestions%2F37243303%2Ftelegram-bot-doesnt-respond-in-group-chats, https://docs.amvera.ru/general/FAQ/tgbot.html, https://onlinehelpguide.com/telegram-bots-are-not-responding/, https://zenno.club/discussion/threads/ne-zagruzhajutsja-boty-v-telegramm.120040/</text:p>
          </table:table-cell>
        </table:table-row>
        <table:table-row table:style-name="ro1">
          <table:table-cell office:value-type="string" calcext:value-type="string">
            <text:p>не запускаются боты в телеграм</text:p>
          </table:table-cell>
          <table:table-cell office:value-type="string" calcext:value-type="string">
            <text:p>телеграм бот не отвечает (8)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andex.ru/q/question/ni_odin_bot_v_telegram_ne_reagiruet_na_884e291b/, https://ru.stackoverflow.com/questions/1256165/telegram-%D0%B1%D0%BE%D1%82-%D0%BD%D0%B5-%D1%80%D0%B5%D0%B0%D0%B3%D0%B8%D1%80%D1%83%D0%B5%D1%82-%D0%BD%D0%B0-%D0%BA%D0%BE%D0%BC%D0%B0%D0%BD%D0%B4%D1%8B-python-telebot, https://docs.botmother.ru/article/41095, https://support.google.com/googleplay/thread/274177187/%D0%BF%D0%BE%D1%87%D0%B5%D0%BC%D1%83-%D0%BD%D0%B5-%D0%B7%D0%B0%D0%BF%D1%83%D1%81%D0%BA%D0%B0%D1%8E%D1%82%D1%81%D1%8F-%D0%B1%D0%BE%D1%82%D1%8B-%D0%B2-%D1%82%D0%B5%D0%BB%D0%B5%D0%B3%D1%80%D0%B0%D0%BC%D0%B5?hl=ru, https://www.youtube.com/watch?v=khXXoCz65N8, https://otvet.mail.ru/question/232615780, https://tr-page.yandex.ru/translate?lang=en-ru&amp;url=https%3A%2F%2Fstackoverflow.com%2Fquestions%2F37243303%2Ftelegram-bot-doesnt-respond-in-group-chats, https://docs.amvera.ru/general/FAQ/tgbot.html, https://onlinehelpguide.com/telegram-bots-are-not-responding/, https://zenno.club/discussion/threads/ne-zagruzhajutsja-boty-v-telegramm.120040/</text:p>
          </table:table-cell>
        </table:table-row>
        <table:table-row table:style-name="ro1">
          <table:table-cell office:value-type="string" calcext:value-type="string">
            <text:p>бот телеграм проблемы</text:p>
          </table:table-cell>
          <table:table-cell office:value-type="string" calcext:value-type="string">
            <text:p>телеграм бот не отвечает (8)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andex.ru/q/question/ni_odin_bot_v_telegram_ne_reagiruet_na_884e291b/, https://ru.stackoverflow.com/questions/1256165/telegram-%D0%B1%D0%BE%D1%82-%D0%BD%D0%B5-%D1%80%D0%B5%D0%B0%D0%B3%D0%B8%D1%80%D1%83%D0%B5%D1%82-%D0%BD%D0%B0-%D0%BA%D0%BE%D0%BC%D0%B0%D0%BD%D0%B4%D1%8B-python-telebot, https://docs.botmother.ru/article/41095, https://support.google.com/googleplay/thread/274177187/%D0%BF%D0%BE%D1%87%D0%B5%D0%BC%D1%83-%D0%BD%D0%B5-%D0%B7%D0%B0%D0%BF%D1%83%D1%81%D0%BA%D0%B0%D1%8E%D1%82%D1%81%D1%8F-%D0%B1%D0%BE%D1%82%D1%8B-%D0%B2-%D1%82%D0%B5%D0%BB%D0%B5%D0%B3%D1%80%D0%B0%D0%BC%D0%B5?hl=ru, https://www.youtube.com/watch?v=khXXoCz65N8, https://otvet.mail.ru/question/232615780, https://tr-page.yandex.ru/translate?lang=en-ru&amp;url=https%3A%2F%2Fstackoverflow.com%2Fquestions%2F37243303%2Ftelegram-bot-doesnt-respond-in-group-chats, https://docs.amvera.ru/general/FAQ/tgbot.html, https://onlinehelpguide.com/telegram-bots-are-not-responding/, https://zenno.club/discussion/threads/ne-zagruzhajutsja-boty-v-telegramm.120040/</text:p>
          </table:table-cell>
        </table:table-row>
        <table:table-row table:style-name="ro1">
          <table:table-cell office:value-type="string" calcext:value-type="string">
            <text:p>не работают боты в телеграме</text:p>
          </table:table-cell>
          <table:table-cell office:value-type="string" calcext:value-type="string">
            <text:p>телеграм бот не отвечает (8)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andex.ru/q/question/ni_odin_bot_v_telegram_ne_reagiruet_na_884e291b/, https://ru.stackoverflow.com/questions/1256165/telegram-%D0%B1%D0%BE%D1%82-%D0%BD%D0%B5-%D1%80%D0%B5%D0%B0%D0%B3%D0%B8%D1%80%D1%83%D0%B5%D1%82-%D0%BD%D0%B0-%D0%BA%D0%BE%D0%BC%D0%B0%D0%BD%D0%B4%D1%8B-python-telebot, https://docs.botmother.ru/article/41095, https://support.google.com/googleplay/thread/274177187/%D0%BF%D0%BE%D1%87%D0%B5%D0%BC%D1%83-%D0%BD%D0%B5-%D0%B7%D0%B0%D0%BF%D1%83%D1%81%D0%BA%D0%B0%D1%8E%D1%82%D1%81%D1%8F-%D0%B1%D0%BE%D1%82%D1%8B-%D0%B2-%D1%82%D0%B5%D0%BB%D0%B5%D0%B3%D1%80%D0%B0%D0%BC%D0%B5?hl=ru, https://www.youtube.com/watch?v=khXXoCz65N8, https://otvet.mail.ru/question/232615780, https://tr-page.yandex.ru/translate?lang=en-ru&amp;url=https%3A%2F%2Fstackoverflow.com%2Fquestions%2F37243303%2Ftelegram-bot-doesnt-respond-in-group-chats, https://docs.amvera.ru/general/FAQ/tgbot.html, https://onlinehelpguide.com/telegram-bots-are-not-responding/, https://zenno.club/discussion/threads/ne-zagruzhajutsja-boty-v-telegramm.120040/</text:p>
          </table:table-cell>
        </table:table-row>
        <table:table-row table:style-name="ro1">
          <table:table-cell office:value-type="string" calcext:value-type="string">
            <text:p>аналитика телеграм ботов</text:p>
          </table:table-cell>
          <table:table-cell office:value-type="string" calcext:value-type="string">
            <text:p>аналитика телеграм ботов (3)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raspil.com/, https://botstat.io/, https://habr.com/ru/companies/otus/articles/762768/, https://pikabu.ru/story/servisyi_analitiki_telegrambotov_10145905, https://t.me/s/botstat, https://www.unisender.com/ru/blog/analitika-telegram-pokazateli-instrumenty/</text:p>
          </table:table-cell>
        </table:table-row>
        <table:table-row table:style-name="ro1">
          <table:table-cell office:value-type="string" calcext:value-type="string">
            <text:p>анализ ботов телеграм</text:p>
          </table:table-cell>
          <table:table-cell office:value-type="string" calcext:value-type="string">
            <text:p>аналитика телеграм ботов (3)</text:p>
          </table:table-cell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raspil.com/, https://botstat.io/, https://habr.com/ru/companies/otus/articles/762768/, https://pikabu.ru/story/servisyi_analitiki_telegrambotov_10145905, https://t.me/s/botstat, https://www.unisender.com/ru/blog/analitika-telegram-pokazateli-instrumenty/</text:p>
          </table:table-cell>
        </table:table-row>
        <table:table-row table:style-name="ro1">
          <table:table-cell office:value-type="string" calcext:value-type="string">
            <text:p>телеграм бот количество пользователей</text:p>
          </table:table-cell>
          <table:table-cell office:value-type="string" calcext:value-type="string">
            <text:p>аналитика телеграм ботов (3)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raspil.com/, https://botstat.io/, https://habr.com/ru/companies/otus/articles/762768/, https://pikabu.ru/story/servisyi_analitiki_telegrambotov_10145905, https://t.me/s/botstat, https://www.unisender.com/ru/blog/analitika-telegram-pokazateli-instrumenty/</text:p>
          </table:table-cell>
        </table:table-row>
        <table:table-row table:style-name="ro1">
          <table:table-cell office:value-type="string" calcext:value-type="string">
            <text:p>телеграм бот перевод</text:p>
          </table:table-cell>
          <table:table-cell office:value-type="string" calcext:value-type="string">
            <text:p>телеграм бот перевод (3)</text:p>
          </table:table-cell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sandbox/186222/, https://hipolink.net/ru/blog/kak-vklyuchit-perevodchik-soobshchenij-v-telegramme, https://lifehacker.ru/translateme-perevodchik-v-telegram/, https://t.me/YTranslateBot, https://timeweb.com/ru/community/articles/top-7-botov-perevodchikov-s-iskusstvennym-intellektom, https://vc.ru/services/415555-gid-po-perevodchikam-v-telegram, https://www.bothive.ru/bots/pdf-translator, https://www.etxt.ru/subscribes/perevodchik-v-telegrame-kak-vklyuchit/, https://bestoftelegram.com/bots/translator-telegram-bots, https://yandex.ru/support/translate-desktop/ru/bot</text:p>
          </table:table-cell>
        </table:table-row>
        <table:table-row table:style-name="ro1">
          <table:table-cell office:value-type="string" calcext:value-type="string">
            <text:p>бот переводчик телеграм</text:p>
          </table:table-cell>
          <table:table-cell office:value-type="string" calcext:value-type="string">
            <text:p>телеграм бот перевод (3)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sandbox/186222/, https://hipolink.net/ru/blog/kak-vklyuchit-perevodchik-soobshchenij-v-telegramme, https://lifehacker.ru/translateme-perevodchik-v-telegram/, https://t.me/YTranslateBot, https://timeweb.com/ru/community/articles/top-7-botov-perevodchikov-s-iskusstvennym-intellektom, https://vc.ru/services/415555-gid-po-perevodchikam-v-telegram, https://www.bothive.ru/bots/pdf-translator, https://www.etxt.ru/subscribes/perevodchik-v-telegrame-kak-vklyuchit/, https://bestoftelegram.com/bots/translator-telegram-bots, https://yandex.ru/support/translate-desktop/ru/bot</text:p>
          </table:table-cell>
        </table:table-row>
        <table:table-row table:style-name="ro1">
          <table:table-cell office:value-type="string" calcext:value-type="string">
            <text:p>бот для перевода текста телеграм</text:p>
          </table:table-cell>
          <table:table-cell office:value-type="string" calcext:value-type="string">
            <text:p>телеграм бот перевод (3)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sandbox/186222/, https://hipolink.net/ru/blog/kak-vklyuchit-perevodchik-soobshchenij-v-telegramme, https://lifehacker.ru/translateme-perevodchik-v-telegram/, https://t.me/YTranslateBot, https://timeweb.com/ru/community/articles/top-7-botov-perevodchikov-s-iskusstvennym-intellektom, https://vc.ru/services/415555-gid-po-perevodchikam-v-telegram, https://www.bothive.ru/bots/pdf-translator, https://www.etxt.ru/subscribes/perevodchik-v-telegrame-kak-vklyuchit/, https://bestoftelegram.com/bots/translator-telegram-bots, https://yandex.ru/support/translate-desktop/ru/bot</text:p>
          </table:table-cell>
        </table:table-row>
        <table:table-row table:style-name="ro1">
          <table:table-cell office:value-type="string" calcext:value-type="string">
            <text:p>боты гпт телеграм</text:p>
          </table:table-cell>
          <table:table-cell office:value-type="string" calcext:value-type="string">
            <text:p>боты гпт телеграм (9)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ChatGPT_General_Bot, https://otzyvmarketing.ru/articles/boty-chatgpt-v-telegram/, https://pikabu.ru/story/besplatnyiy_chat_gpt_v_telegram_top15_botov_2025_goda_s_neyrosetyami_grok_chat_gpt_45_na_russkom_yazyike_12599571, https://dzen.ru/a/Y_chPSCGcVQwiMfC, https://habr.com/ru/articles/851240/, https://postium.ru/telegram-boty-chatgpt/, https://dtf.ru/u/2257804-radmil-ismagilov/3313019-obzor-chat-botov-chatgpt-v-telegram-kakoi-vybrat, https://spark.ru/user/144382/blog/107363/5-botov-chatgpt-v-telegram-dlya-obscheniya-s-nejrosetiu-na-russkom-yazike, https://vc.ru/chatgpt/1365272-top-5-besplatnyh-botov-chatgpt-v-telegram, https://www.unisender.com/ru/blog/kak-sozdat-telegram-bota-na-osnove-chatgpt/</text:p>
          </table:table-cell>
        </table:table-row>
        <table:table-row table:style-name="ro1">
          <table:table-cell office:value-type="string" calcext:value-type="string">
            <text:p>чат gpt телеграм бот бесплатно</text:p>
          </table:table-cell>
          <table:table-cell office:value-type="string" calcext:value-type="string">
            <text:p>боты гпт телеграм (9)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ChatGPT_General_Bot, https://otzyvmarketing.ru/articles/boty-chatgpt-v-telegram/, https://pikabu.ru/story/besplatnyiy_chat_gpt_v_telegram_top15_botov_2025_goda_s_neyrosetyami_grok_chat_gpt_45_na_russkom_yazyike_12599571, https://dzen.ru/a/Y_chPSCGcVQwiMfC, https://habr.com/ru/articles/851240/, https://postium.ru/telegram-boty-chatgpt/, https://dtf.ru/u/2257804-radmil-ismagilov/3313019-obzor-chat-botov-chatgpt-v-telegram-kakoi-vybrat, https://spark.ru/user/144382/blog/107363/5-botov-chatgpt-v-telegram-dlya-obscheniya-s-nejrosetiu-na-russkom-yazike, https://vc.ru/chatgpt/1365272-top-5-besplatnyh-botov-chatgpt-v-telegram, https://www.unisender.com/ru/blog/kak-sozdat-telegram-bota-na-osnove-chatgpt/</text:p>
          </table:table-cell>
        </table:table-row>
        <table:table-row table:style-name="ro1">
          <table:table-cell office:value-type="string" calcext:value-type="string">
            <text:p>лучший телеграм бот gpt</text:p>
          </table:table-cell>
          <table:table-cell office:value-type="string" calcext:value-type="string">
            <text:p>боты гпт телеграм (9)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ChatGPT_General_Bot, https://otzyvmarketing.ru/articles/boty-chatgpt-v-telegram/, https://pikabu.ru/story/besplatnyiy_chat_gpt_v_telegram_top15_botov_2025_goda_s_neyrosetyami_grok_chat_gpt_45_na_russkom_yazyike_12599571, https://dzen.ru/a/Y_chPSCGcVQwiMfC, https://habr.com/ru/articles/851240/, https://postium.ru/telegram-boty-chatgpt/, https://dtf.ru/u/2257804-radmil-ismagilov/3313019-obzor-chat-botov-chatgpt-v-telegram-kakoi-vybrat, https://spark.ru/user/144382/blog/107363/5-botov-chatgpt-v-telegram-dlya-obscheniya-s-nejrosetiu-na-russkom-yazike, https://vc.ru/chatgpt/1365272-top-5-besplatnyh-botov-chatgpt-v-telegram, https://www.unisender.com/ru/blog/kak-sozdat-telegram-bota-na-osnove-chatgpt/</text:p>
          </table:table-cell>
        </table:table-row>
        <table:table-row table:style-name="ro1">
          <table:table-cell office:value-type="string" calcext:value-type="string">
            <text:p>бесплатные телеграм боты chatgpt</text:p>
          </table:table-cell>
          <table:table-cell office:value-type="string" calcext:value-type="string">
            <text:p>боты гпт телеграм (9)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ChatGPT_General_Bot, https://otzyvmarketing.ru/articles/boty-chatgpt-v-telegram/, https://pikabu.ru/story/besplatnyiy_chat_gpt_v_telegram_top15_botov_2025_goda_s_neyrosetyami_grok_chat_gpt_45_na_russkom_yazyike_12599571, https://dzen.ru/a/Y_chPSCGcVQwiMfC, https://habr.com/ru/articles/851240/, https://postium.ru/telegram-boty-chatgpt/, https://dtf.ru/u/2257804-radmil-ismagilov/3313019-obzor-chat-botov-chatgpt-v-telegram-kakoi-vybrat, https://spark.ru/user/144382/blog/107363/5-botov-chatgpt-v-telegram-dlya-obscheniya-s-nejrosetiu-na-russkom-yazike, https://vc.ru/chatgpt/1365272-top-5-besplatnyh-botov-chatgpt-v-telegram, https://www.unisender.com/ru/blog/kak-sozdat-telegram-bota-na-osnove-chatgpt/</text:p>
          </table:table-cell>
        </table:table-row>
        <table:table-row table:style-name="ro1">
          <table:table-cell office:value-type="string" calcext:value-type="string">
            <text:p>бот гпт телеграм бесплатный</text:p>
          </table:table-cell>
          <table:table-cell office:value-type="string" calcext:value-type="string">
            <text:p>боты гпт телеграм (9)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ChatGPT_General_Bot, https://otzyvmarketing.ru/articles/boty-chatgpt-v-telegram/, https://pikabu.ru/story/besplatnyiy_chat_gpt_v_telegram_top15_botov_2025_goda_s_neyrosetyami_grok_chat_gpt_45_na_russkom_yazyike_12599571, https://dzen.ru/a/Y_chPSCGcVQwiMfC, https://habr.com/ru/articles/851240/, https://postium.ru/telegram-boty-chatgpt/, https://dtf.ru/u/2257804-radmil-ismagilov/3313019-obzor-chat-botov-chatgpt-v-telegram-kakoi-vybrat, https://spark.ru/user/144382/blog/107363/5-botov-chatgpt-v-telegram-dlya-obscheniya-s-nejrosetiu-na-russkom-yazike, https://vc.ru/chatgpt/1365272-top-5-besplatnyh-botov-chatgpt-v-telegram, https://www.unisender.com/ru/blog/kak-sozdat-telegram-bota-na-osnove-chatgpt/</text:p>
          </table:table-cell>
        </table:table-row>
        <table:table-row table:style-name="ro1">
          <table:table-cell office:value-type="string" calcext:value-type="string">
            <text:p>бесплатный бот gpt в телеграм</text:p>
          </table:table-cell>
          <table:table-cell office:value-type="string" calcext:value-type="string">
            <text:p>боты гпт телеграм (9)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ChatGPT_General_Bot, https://otzyvmarketing.ru/articles/boty-chatgpt-v-telegram/, https://pikabu.ru/story/besplatnyiy_chat_gpt_v_telegram_top15_botov_2025_goda_s_neyrosetyami_grok_chat_gpt_45_na_russkom_yazyike_12599571, https://dzen.ru/a/Y_chPSCGcVQwiMfC, https://habr.com/ru/articles/851240/, https://postium.ru/telegram-boty-chatgpt/, https://dtf.ru/u/2257804-radmil-ismagilov/3313019-obzor-chat-botov-chatgpt-v-telegram-kakoi-vybrat, https://spark.ru/user/144382/blog/107363/5-botov-chatgpt-v-telegram-dlya-obscheniya-s-nejrosetiu-na-russkom-yazike, https://vc.ru/chatgpt/1365272-top-5-besplatnyh-botov-chatgpt-v-telegram, https://www.unisender.com/ru/blog/kak-sozdat-telegram-bota-na-osnove-chatgpt/</text:p>
          </table:table-cell>
        </table:table-row>
        <table:table-row table:style-name="ro1">
          <table:table-cell office:value-type="string" calcext:value-type="string">
            <text:p>ии бот для общения телеграм</text:p>
          </table:table-cell>
          <table:table-cell office:value-type="string" calcext:value-type="string">
            <text:p>боты гпт телеграм (9)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ChatGPT_General_Bot, https://otzyvmarketing.ru/articles/boty-chatgpt-v-telegram/, https://pikabu.ru/story/besplatnyiy_chat_gpt_v_telegram_top15_botov_2025_goda_s_neyrosetyami_grok_chat_gpt_45_na_russkom_yazyike_12599571, https://dzen.ru/a/Y_chPSCGcVQwiMfC, https://habr.com/ru/articles/851240/, https://postium.ru/telegram-boty-chatgpt/, https://dtf.ru/u/2257804-radmil-ismagilov/3313019-obzor-chat-botov-chatgpt-v-telegram-kakoi-vybrat, https://spark.ru/user/144382/blog/107363/5-botov-chatgpt-v-telegram-dlya-obscheniya-s-nejrosetiu-na-russkom-yazike, https://vc.ru/chatgpt/1365272-top-5-besplatnyh-botov-chatgpt-v-telegram, https://www.unisender.com/ru/blog/kak-sozdat-telegram-bota-na-osnove-chatgpt/</text:p>
          </table:table-cell>
        </table:table-row>
        <table:table-row table:style-name="ro1">
          <table:table-cell office:value-type="string" calcext:value-type="string">
            <text:p>чат гпт телеграм бот бесплатно</text:p>
          </table:table-cell>
          <table:table-cell office:value-type="string" calcext:value-type="string">
            <text:p>боты гпт телеграм (9)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ChatGPT_General_Bot, https://otzyvmarketing.ru/articles/boty-chatgpt-v-telegram/, https://pikabu.ru/story/besplatnyiy_chat_gpt_v_telegram_top15_botov_2025_goda_s_neyrosetyami_grok_chat_gpt_45_na_russkom_yazyike_12599571, https://dzen.ru/a/Y_chPSCGcVQwiMfC, https://habr.com/ru/articles/851240/, https://postium.ru/telegram-boty-chatgpt/, https://dtf.ru/u/2257804-radmil-ismagilov/3313019-obzor-chat-botov-chatgpt-v-telegram-kakoi-vybrat, https://spark.ru/user/144382/blog/107363/5-botov-chatgpt-v-telegram-dlya-obscheniya-s-nejrosetiu-na-russkom-yazike, https://vc.ru/chatgpt/1365272-top-5-besplatnyh-botov-chatgpt-v-telegram, https://www.unisender.com/ru/blog/kak-sozdat-telegram-bota-na-osnove-chatgpt/</text:p>
          </table:table-cell>
        </table:table-row>
        <table:table-row table:style-name="ro1">
          <table:table-cell office:value-type="string" calcext:value-type="string">
            <text:p>chat gpt телеграм бот бесплатный</text:p>
          </table:table-cell>
          <table:table-cell office:value-type="string" calcext:value-type="string">
            <text:p>боты гпт телеграм (9)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ChatGPT_General_Bot, https://otzyvmarketing.ru/articles/boty-chatgpt-v-telegram/, https://pikabu.ru/story/besplatnyiy_chat_gpt_v_telegram_top15_botov_2025_goda_s_neyrosetyami_grok_chat_gpt_45_na_russkom_yazyike_12599571, https://dzen.ru/a/Y_chPSCGcVQwiMfC, https://habr.com/ru/articles/851240/, https://postium.ru/telegram-boty-chatgpt/, https://dtf.ru/u/2257804-radmil-ismagilov/3313019-obzor-chat-botov-chatgpt-v-telegram-kakoi-vybrat, https://spark.ru/user/144382/blog/107363/5-botov-chatgpt-v-telegram-dlya-obscheniya-s-nejrosetiu-na-russkom-yazike, https://vc.ru/chatgpt/1365272-top-5-besplatnyh-botov-chatgpt-v-telegram, https://www.unisender.com/ru/blog/kak-sozdat-telegram-bota-na-osnove-chatgpt/</text:p>
          </table:table-cell>
        </table:table-row>
        <table:table-row table:style-name="ro1">
          <table:table-cell office:value-type="string" calcext:value-type="string">
            <text:p>телеграм бот товары</text:p>
          </table:table-cell>
          <table:table-cell office:value-type="string" calcext:value-type="string">
            <text:p>телеграм бот товары (5)</text:p>
          </table:table-cell>
          <table:table-cell office:value-type="float" office:value="54" calcext:value-type="float">
            <text:p>54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kak-sdelat-magazin-v-telegram, https://smmplanner.com/blog/sozdaniie-intierniet-maghazina-v-tielieghramie-s-pomoshchiu-bota-i-konstruktora/, https://timeweb.com/ru/community/articles/kak-sozdat-bota-v-telegram-dlya-prodazh-prostaya-instrukciya-ot-a-do-ya, https://dzen.ru/a/Z4-y20KySTiCJv-e, https://texterra.ru/blog/prodazhi-cherez-telegram-kak-samostoyatelno-sozdat-bot-internet-magazina-bez-kodinga.html, https://www.uplab.ru/blog/e-comm-v-telegram-kak-nastroit-botov-dlya-prodazh-v-telege/, https://developers.sber.ru/help/salutebot/telegram-shop-development, https://habr.com/ru/companies/amvera/articles/836604/, https://habr.com/ru/companies/amvera/articles/869136/, https://vc.ru/services/182007-devyat-platform-dlya-sozdaniya-chat-bot-magazina-v-telegram</text:p>
          </table:table-cell>
        </table:table-row>
        <table:table-row table:style-name="ro1">
          <table:table-cell office:value-type="string" calcext:value-type="string">
            <text:p>телеграм бот торговля</text:p>
          </table:table-cell>
          <table:table-cell office:value-type="string" calcext:value-type="string">
            <text:p>телеграм бот товары (5)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kak-sdelat-magazin-v-telegram, https://smmplanner.com/blog/sozdaniie-intierniet-maghazina-v-tielieghramie-s-pomoshchiu-bota-i-konstruktora/, https://timeweb.com/ru/community/articles/kak-sozdat-bota-v-telegram-dlya-prodazh-prostaya-instrukciya-ot-a-do-ya, https://dzen.ru/a/Z4-y20KySTiCJv-e, https://texterra.ru/blog/prodazhi-cherez-telegram-kak-samostoyatelno-sozdat-bot-internet-magazina-bez-kodinga.html, https://www.uplab.ru/blog/e-comm-v-telegram-kak-nastroit-botov-dlya-prodazh-v-telege/, https://developers.sber.ru/help/salutebot/telegram-shop-development, https://habr.com/ru/companies/amvera/articles/836604/, https://habr.com/ru/companies/amvera/articles/869136/, https://vc.ru/services/182007-devyat-platform-dlya-sozdaniya-chat-bot-magazina-v-telegram</text:p>
          </table:table-cell>
        </table:table-row>
        <table:table-row table:style-name="ro1">
          <table:table-cell office:value-type="string" calcext:value-type="string">
            <text:p>телеграм бот интернет магазина</text:p>
          </table:table-cell>
          <table:table-cell office:value-type="string" calcext:value-type="string">
            <text:p>телеграм бот товары (5)</text:p>
          </table:table-cell>
          <table:table-cell office:value-type="float" office:value="17" calcext:value-type="float">
            <text:p>17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kak-sdelat-magazin-v-telegram, https://smmplanner.com/blog/sozdaniie-intierniet-maghazina-v-tielieghramie-s-pomoshchiu-bota-i-konstruktora/, https://timeweb.com/ru/community/articles/kak-sozdat-bota-v-telegram-dlya-prodazh-prostaya-instrukciya-ot-a-do-ya, https://dzen.ru/a/Z4-y20KySTiCJv-e, https://texterra.ru/blog/prodazhi-cherez-telegram-kak-samostoyatelno-sozdat-bot-internet-magazina-bez-kodinga.html, https://www.uplab.ru/blog/e-comm-v-telegram-kak-nastroit-botov-dlya-prodazh-v-telege/, https://developers.sber.ru/help/salutebot/telegram-shop-development, https://habr.com/ru/companies/amvera/articles/836604/, https://habr.com/ru/companies/amvera/articles/869136/, https://vc.ru/services/182007-devyat-platform-dlya-sozdaniya-chat-bot-magazina-v-telegram</text:p>
          </table:table-cell>
        </table:table-row>
        <table:table-row table:style-name="ro1">
          <table:table-cell office:value-type="string" calcext:value-type="string">
            <text:p>создать бота для продаж в телеграм</text:p>
          </table:table-cell>
          <table:table-cell office:value-type="string" calcext:value-type="string">
            <text:p>телеграм бот товары (5)</text:p>
          </table:table-cell>
          <table:table-cell office:value-type="float" office:value="13" calcext:value-type="float">
            <text:p>1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kak-sdelat-magazin-v-telegram, https://smmplanner.com/blog/sozdaniie-intierniet-maghazina-v-tielieghramie-s-pomoshchiu-bota-i-konstruktora/, https://timeweb.com/ru/community/articles/kak-sozdat-bota-v-telegram-dlya-prodazh-prostaya-instrukciya-ot-a-do-ya, https://dzen.ru/a/Z4-y20KySTiCJv-e, https://texterra.ru/blog/prodazhi-cherez-telegram-kak-samostoyatelno-sozdat-bot-internet-magazina-bez-kodinga.html, https://www.uplab.ru/blog/e-comm-v-telegram-kak-nastroit-botov-dlya-prodazh-v-telege/, https://developers.sber.ru/help/salutebot/telegram-shop-development, https://habr.com/ru/companies/amvera/articles/836604/, https://habr.com/ru/companies/amvera/articles/869136/, https://vc.ru/services/182007-devyat-platform-dlya-sozdaniya-chat-bot-magazina-v-telegram</text:p>
          </table:table-cell>
        </table:table-row>
        <table:table-row table:style-name="ro1">
          <table:table-cell office:value-type="string" calcext:value-type="string">
            <text:p>телеграм бот маркетплейс</text:p>
          </table:table-cell>
          <table:table-cell office:value-type="string" calcext:value-type="string">
            <text:p>телеграм бот товары (5)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kak-sdelat-magazin-v-telegram, https://smmplanner.com/blog/sozdaniie-intierniet-maghazina-v-tielieghramie-s-pomoshchiu-bota-i-konstruktora/, https://timeweb.com/ru/community/articles/kak-sozdat-bota-v-telegram-dlya-prodazh-prostaya-instrukciya-ot-a-do-ya, https://dzen.ru/a/Z4-y20KySTiCJv-e, https://texterra.ru/blog/prodazhi-cherez-telegram-kak-samostoyatelno-sozdat-bot-internet-magazina-bez-kodinga.html, https://www.uplab.ru/blog/e-comm-v-telegram-kak-nastroit-botov-dlya-prodazh-v-telege/, https://developers.sber.ru/help/salutebot/telegram-shop-development, https://habr.com/ru/companies/amvera/articles/836604/, https://habr.com/ru/companies/amvera/articles/869136/, https://vc.ru/services/182007-devyat-platform-dlya-sozdaniya-chat-bot-magazina-v-telegram</text:p>
          </table:table-cell>
        </table:table-row>
        <table:table-row table:style-name="ro1">
          <table:table-cell office:value-type="string" calcext:value-type="string">
            <text:p>телеграм бот веб</text:p>
          </table:table-cell>
          <table:table-cell office:value-type="string" calcext:value-type="string">
            <text:p>телеграм бот веб (4)</text:p>
          </table:table-cell>
          <table:table-cell office:value-type="float" office:value="58" calcext:value-type="float">
            <text:p>58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666278/, https://marketolog.mts.ru/blog/telegram-web-app-chto-eto-i-kak-pomogaet-biznesu, https://vc.ru/id2092914/775509-urok-o11-veb-prilozhenie-v-telegram-bote, https://cloud.ru/blog/kak-sozdat-telegram-web-app, https://core.telegram.org/bots/webapps, https://proga.space/news/webapp, https://tginfo.me/web-bots/, https://www.youtube.com/watch?v=y65BZbNB0YA, https://blog.tochkadostupa.pro/osnovnye-funktsii-webapp-v-telegram-kak-prigoditsya-prilozhenie-onlajn-biznesu/</text:p>
          </table:table-cell>
        </table:table-row>
        <table:table-row table:style-name="ro1">
          <table:table-cell office:value-type="string" calcext:value-type="string">
            <text:p>веб приложение в телеграм боте</text:p>
          </table:table-cell>
          <table:table-cell office:value-type="string" calcext:value-type="string">
            <text:p>телеграм бот веб (4)</text:p>
          </table:table-cell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666278/, https://marketolog.mts.ru/blog/telegram-web-app-chto-eto-i-kak-pomogaet-biznesu, https://vc.ru/id2092914/775509-urok-o11-veb-prilozhenie-v-telegram-bote, https://cloud.ru/blog/kak-sozdat-telegram-web-app, https://core.telegram.org/bots/webapps, https://proga.space/news/webapp, https://tginfo.me/web-bots/, https://www.youtube.com/watch?v=y65BZbNB0YA, https://blog.tochkadostupa.pro/osnovnye-funktsii-webapp-v-telegram-kak-prigoditsya-prilozhenie-onlajn-biznesu/</text:p>
          </table:table-cell>
        </table:table-row>
        <table:table-row table:style-name="ro1">
          <table:table-cell office:value-type="string" calcext:value-type="string">
            <text:p>бот браузер в телеграм</text:p>
          </table:table-cell>
          <table:table-cell office:value-type="string" calcext:value-type="string">
            <text:p>телеграм бот веб (4)</text:p>
          </table:table-cell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666278/, https://marketolog.mts.ru/blog/telegram-web-app-chto-eto-i-kak-pomogaet-biznesu, https://vc.ru/id2092914/775509-urok-o11-veb-prilozhenie-v-telegram-bote, https://cloud.ru/blog/kak-sozdat-telegram-web-app, https://core.telegram.org/bots/webapps, https://proga.space/news/webapp, https://tginfo.me/web-bots/, https://www.youtube.com/watch?v=y65BZbNB0YA, https://blog.tochkadostupa.pro/osnovnye-funktsii-webapp-v-telegram-kak-prigoditsya-prilozhenie-onlajn-biznesu/</text:p>
          </table:table-cell>
        </table:table-row>
        <table:table-row table:style-name="ro1">
          <table:table-cell office:value-type="string" calcext:value-type="string">
            <text:p>web боты телеграм</text:p>
          </table:table-cell>
          <table:table-cell office:value-type="string" calcext:value-type="string">
            <text:p>телеграм бот веб (4)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666278/, https://marketolog.mts.ru/blog/telegram-web-app-chto-eto-i-kak-pomogaet-biznesu, https://vc.ru/id2092914/775509-urok-o11-veb-prilozhenie-v-telegram-bote, https://cloud.ru/blog/kak-sozdat-telegram-web-app, https://core.telegram.org/bots/webapps, https://proga.space/news/webapp, https://tginfo.me/web-bots/, https://www.youtube.com/watch?v=y65BZbNB0YA, https://blog.tochkadostupa.pro/osnovnye-funktsii-webapp-v-telegram-kak-prigoditsya-prilozhenie-onlajn-biznesu/</text:p>
          </table:table-cell>
        </table:table-row>
        <table:table-row table:style-name="ro1">
          <table:table-cell office:value-type="string" calcext:value-type="string">
            <text:p>боты телеграм делать видео</text:p>
          </table:table-cell>
          <table:table-cell office:value-type="string" calcext:value-type="string">
            <text:p>боты телеграм делать видео (5)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turbocheck.ru/generator-video-v-telegram-nejroset-ozhivlyaet-kartinki-i-sozdaet-video-po-tekstovomu-zaprosu/, https://dtf.ru/s/595875-neiroiskusstvo/3195145-kak-generirovat-lyuboe-video-v-telegram-za-minutu, https://dzen.ru/a/Zt6dKZ_-9h6zA9yN, https://pupstore.ru/instrumentydliageneratsiivideoeditov.php, https://t.me/textinvideo_bot, https://vc.ru/ai/1870549-telegram-bot-kotoryi-delaet-krutye-ii-video-obzor-creator-ai, https://courses.sberuniversity.ru/video_generation/32, https://kolersky.com/luma_video_bot, https://pikabu.ru/story/neyroseti_v_telegram_5_besplatnyikh_telegrambotov_dlya_generatsii_teksta_foto_video_12378071, https://telegram.me/videoeditbot</text:p>
          </table:table-cell>
        </table:table-row>
        <table:table-row table:style-name="ro1">
          <table:table-cell office:value-type="string" calcext:value-type="string">
            <text:p>телеграм бот для создания видео</text:p>
          </table:table-cell>
          <table:table-cell office:value-type="string" calcext:value-type="string">
            <text:p>боты телеграм делать видео (5)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turbocheck.ru/generator-video-v-telegram-nejroset-ozhivlyaet-kartinki-i-sozdaet-video-po-tekstovomu-zaprosu/, https://dtf.ru/s/595875-neiroiskusstvo/3195145-kak-generirovat-lyuboe-video-v-telegram-za-minutu, https://dzen.ru/a/Zt6dKZ_-9h6zA9yN, https://pupstore.ru/instrumentydliageneratsiivideoeditov.php, https://t.me/textinvideo_bot, https://vc.ru/ai/1870549-telegram-bot-kotoryi-delaet-krutye-ii-video-obzor-creator-ai, https://courses.sberuniversity.ru/video_generation/32, https://kolersky.com/luma_video_bot, https://pikabu.ru/story/neyroseti_v_telegram_5_besplatnyikh_telegrambotov_dlya_generatsii_teksta_foto_video_12378071, https://telegram.me/videoeditbot</text:p>
          </table:table-cell>
        </table:table-row>
        <table:table-row table:style-name="ro1">
          <table:table-cell office:value-type="string" calcext:value-type="string">
            <text:p>бот создать видео телеграм</text:p>
          </table:table-cell>
          <table:table-cell office:value-type="string" calcext:value-type="string">
            <text:p>боты телеграм делать видео (5)</text:p>
          </table:table-cell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turbocheck.ru/generator-video-v-telegram-nejroset-ozhivlyaet-kartinki-i-sozdaet-video-po-tekstovomu-zaprosu/, https://dtf.ru/s/595875-neiroiskusstvo/3195145-kak-generirovat-lyuboe-video-v-telegram-za-minutu, https://dzen.ru/a/Zt6dKZ_-9h6zA9yN, https://pupstore.ru/instrumentydliageneratsiivideoeditov.php, https://t.me/textinvideo_bot, https://vc.ru/ai/1870549-telegram-bot-kotoryi-delaet-krutye-ii-video-obzor-creator-ai, https://courses.sberuniversity.ru/video_generation/32, https://kolersky.com/luma_video_bot, https://pikabu.ru/story/neyroseti_v_telegram_5_besplatnyikh_telegrambotov_dlya_generatsii_teksta_foto_video_12378071, https://telegram.me/videoeditbot</text:p>
          </table:table-cell>
        </table:table-row>
        <table:table-row table:style-name="ro1">
          <table:table-cell office:value-type="string" calcext:value-type="string">
            <text:p>телеграм бот для генерации видео</text:p>
          </table:table-cell>
          <table:table-cell office:value-type="string" calcext:value-type="string">
            <text:p>боты телеграм делать видео (5)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turbocheck.ru/generator-video-v-telegram-nejroset-ozhivlyaet-kartinki-i-sozdaet-video-po-tekstovomu-zaprosu/, https://dtf.ru/s/595875-neiroiskusstvo/3195145-kak-generirovat-lyuboe-video-v-telegram-za-minutu, https://dzen.ru/a/Zt6dKZ_-9h6zA9yN, https://pupstore.ru/instrumentydliageneratsiivideoeditov.php, https://t.me/textinvideo_bot, https://vc.ru/ai/1870549-telegram-bot-kotoryi-delaet-krutye-ii-video-obzor-creator-ai, https://courses.sberuniversity.ru/video_generation/32, https://kolersky.com/luma_video_bot, https://pikabu.ru/story/neyroseti_v_telegram_5_besplatnyikh_telegrambotov_dlya_generatsii_teksta_foto_video_12378071, https://telegram.me/videoeditbot</text:p>
          </table:table-cell>
        </table:table-row>
        <table:table-row table:style-name="ro1">
          <table:table-cell office:value-type="string" calcext:value-type="string">
            <text:p>телеграм бот нейросеть видео</text:p>
          </table:table-cell>
          <table:table-cell office:value-type="string" calcext:value-type="string">
            <text:p>боты телеграм делать видео (5)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turbocheck.ru/generator-video-v-telegram-nejroset-ozhivlyaet-kartinki-i-sozdaet-video-po-tekstovomu-zaprosu/, https://dtf.ru/s/595875-neiroiskusstvo/3195145-kak-generirovat-lyuboe-video-v-telegram-za-minutu, https://dzen.ru/a/Zt6dKZ_-9h6zA9yN, https://pupstore.ru/instrumentydliageneratsiivideoeditov.php, https://t.me/textinvideo_bot, https://vc.ru/ai/1870549-telegram-bot-kotoryi-delaet-krutye-ii-video-obzor-creator-ai, https://courses.sberuniversity.ru/video_generation/32, https://kolersky.com/luma_video_bot, https://pikabu.ru/story/neyroseti_v_telegram_5_besplatnyikh_telegrambotov_dlya_generatsii_teksta_foto_video_12378071, https://telegram.me/videoeditbot</text:p>
          </table:table-cell>
        </table:table-row>
        <table:table-row table:style-name="ro1">
          <table:table-cell office:value-type="string" calcext:value-type="string">
            <text:p>телеграм бот для вопросов</text:p>
          </table:table-cell>
          <table:table-cell office:value-type="string" calcext:value-type="string">
            <text:p>телеграм бот для вопросов (2)</text:p>
          </table:table-cell>
          <table:table-cell office:value-type="float" office:value="67" calcext:value-type="float">
            <text:p>67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swsXKAz2gQwBZy9, https://skillbox.ru/media/marketing/30-poleznykh-telegrambotov-ot-napominalok-do-anonimnykh-chatov/, https://t.me/askifybot, https://vc.ru/id4036788/1916951-anonimnye-voprosy-v-telegram</text:p>
          </table:table-cell>
        </table:table-row>
        <table:table-row table:style-name="ro1">
          <table:table-cell office:value-type="string" calcext:value-type="string">
            <text:p>бот для анонимных вопросов в телеграм</text:p>
          </table:table-cell>
          <table:table-cell office:value-type="string" calcext:value-type="string">
            <text:p>телеграм бот для вопросов (2)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swsXKAz2gQwBZy9, https://skillbox.ru/media/marketing/30-poleznykh-telegrambotov-ot-napominalok-do-anonimnykh-chatov/, https://t.me/askifybot, https://vc.ru/id4036788/1916951-anonimnye-voprosy-v-telegram</text:p>
          </table:table-cell>
        </table:table-row>
        <table:table-row table:style-name="ro1">
          <table:table-cell office:value-type="string" calcext:value-type="string">
            <text:p>аниме бот телеграм</text:p>
          </table:table-cell>
          <table:table-cell office:value-type="string" calcext:value-type="string">
            <text:p>аниме бот телеграм (3)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trYJPl8QyLc5dHX, https://pikabu.ru/story/bot_telegramm_animetka__bot_dlya_prosmotra_anime_v_telegram_10505249, https://shikimori.one/forum/animanga/466873-sdelal-telegramm-bota-dlya-prosmotra-anime, https://telegram.botlist.ru/6238-anime-bot.html, https://tgdyk.com/bots/animoviebot, https://vc.ru/u/2069780-leonid-syusin/752339-bot-dlya-prosmotra-anime-v-telegram, https://t.me/MainAnimeBot, https://telega.place/bot/anilibria_bot</text:p>
          </table:table-cell>
        </table:table-row>
        <table:table-row table:style-name="ro1">
          <table:table-cell office:value-type="string" calcext:value-type="string">
            <text:p>телеграм бот для просмотра аниме</text:p>
          </table:table-cell>
          <table:table-cell office:value-type="string" calcext:value-type="string">
            <text:p>аниме бот телеграм (3)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trYJPl8QyLc5dHX, https://pikabu.ru/story/bot_telegramm_animetka__bot_dlya_prosmotra_anime_v_telegram_10505249, https://shikimori.one/forum/animanga/466873-sdelal-telegramm-bota-dlya-prosmotra-anime, https://telegram.botlist.ru/6238-anime-bot.html, https://tgdyk.com/bots/animoviebot, https://vc.ru/u/2069780-leonid-syusin/752339-bot-dlya-prosmotra-anime-v-telegram, https://t.me/MainAnimeBot, https://telega.place/bot/anilibria_bot</text:p>
          </table:table-cell>
        </table:table-row>
        <table:table-row table:style-name="ro1">
          <table:table-cell office:value-type="string" calcext:value-type="string">
            <text:p>бот в телеграме аниме</text:p>
          </table:table-cell>
          <table:table-cell office:value-type="string" calcext:value-type="string">
            <text:p>аниме бот телеграм (3)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trYJPl8QyLc5dHX, https://pikabu.ru/story/bot_telegramm_animetka__bot_dlya_prosmotra_anime_v_telegram_10505249, https://shikimori.one/forum/animanga/466873-sdelal-telegramm-bota-dlya-prosmotra-anime, https://telegram.botlist.ru/6238-anime-bot.html, https://tgdyk.com/bots/animoviebot, https://vc.ru/u/2069780-leonid-syusin/752339-bot-dlya-prosmotra-anime-v-telegram, https://t.me/MainAnimeBot, https://telega.place/bot/anilibria_bot</text:p>
          </table:table-cell>
        </table:table-row>
        <table:table-row table:style-name="ro1">
          <table:table-cell office:value-type="string" calcext:value-type="string">
            <text:p>как добавить кнопки в телеграм бот</text:p>
          </table:table-cell>
          <table:table-cell office:value-type="string" calcext:value-type="string">
            <text:p>как добавить кнопки в телеграм бот (6)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sandbox/163347/, https://skillbox.ru/media/code/chatboty-v-telegram-na-python-chast-2-sozdayem-i-nastraivaem-menyu/, https://timeweb.com/ru/community/articles/kak-sdelat-knopki-v-telegram-bote-poshagovaya-instrukciya-dlya-polzovatelya, https://vc.ru/id2100563/762057-urok-o4-sozdanie-knopok-v-telegram-bote, https://handbook.tmat.me/ru/messages/buttons, https://core.telegram.org/api/bots/buttons, https://mastergroosha.github.io/aiogram-2-guide/buttons/, https://www.geeksforgeeks.org/keyboard-buttons-in-telegram-bot-using-python/, https://www.unisender.com/ru/blog/kak-dobavit-knopku-menyu-botu-v-telegram/, https://otzyvmarketing.ru/articles/knopka-ssylka-v-telegram-kanale/</text:p>
          </table:table-cell>
        </table:table-row>
        <table:table-row table:style-name="ro1">
          <table:table-cell office:value-type="string" calcext:value-type="string">
            <text:p>как создать кнопки в боте телеграм</text:p>
          </table:table-cell>
          <table:table-cell office:value-type="string" calcext:value-type="string">
            <text:p>как добавить кнопки в телеграм бот (6)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sandbox/163347/, https://skillbox.ru/media/code/chatboty-v-telegram-na-python-chast-2-sozdayem-i-nastraivaem-menyu/, https://timeweb.com/ru/community/articles/kak-sdelat-knopki-v-telegram-bote-poshagovaya-instrukciya-dlya-polzovatelya, https://vc.ru/id2100563/762057-urok-o4-sozdanie-knopok-v-telegram-bote, https://handbook.tmat.me/ru/messages/buttons, https://core.telegram.org/api/bots/buttons, https://mastergroosha.github.io/aiogram-2-guide/buttons/, https://www.geeksforgeeks.org/keyboard-buttons-in-telegram-bot-using-python/, https://www.unisender.com/ru/blog/kak-dobavit-knopku-menyu-botu-v-telegram/, https://otzyvmarketing.ru/articles/knopka-ssylka-v-telegram-kanale/</text:p>
          </table:table-cell>
        </table:table-row>
        <table:table-row table:style-name="ro1">
          <table:table-cell office:value-type="string" calcext:value-type="string">
            <text:p>бот для кнопок в телеграм</text:p>
          </table:table-cell>
          <table:table-cell office:value-type="string" calcext:value-type="string">
            <text:p>как добавить кнопки в телеграм бот (6)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sandbox/163347/, https://skillbox.ru/media/code/chatboty-v-telegram-na-python-chast-2-sozdayem-i-nastraivaem-menyu/, https://timeweb.com/ru/community/articles/kak-sdelat-knopki-v-telegram-bote-poshagovaya-instrukciya-dlya-polzovatelya, https://vc.ru/id2100563/762057-urok-o4-sozdanie-knopok-v-telegram-bote, https://handbook.tmat.me/ru/messages/buttons, https://core.telegram.org/api/bots/buttons, https://mastergroosha.github.io/aiogram-2-guide/buttons/, https://www.geeksforgeeks.org/keyboard-buttons-in-telegram-bot-using-python/, https://www.unisender.com/ru/blog/kak-dobavit-knopku-menyu-botu-v-telegram/, https://otzyvmarketing.ru/articles/knopka-ssylka-v-telegram-kanale/</text:p>
          </table:table-cell>
        </table:table-row>
        <table:table-row table:style-name="ro1">
          <table:table-cell office:value-type="string" calcext:value-type="string">
            <text:p>python телеграм бот кнопки</text:p>
          </table:table-cell>
          <table:table-cell office:value-type="string" calcext:value-type="string">
            <text:p>как добавить кнопки в телеграм бот (6)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sandbox/163347/, https://skillbox.ru/media/code/chatboty-v-telegram-na-python-chast-2-sozdayem-i-nastraivaem-menyu/, https://timeweb.com/ru/community/articles/kak-sdelat-knopki-v-telegram-bote-poshagovaya-instrukciya-dlya-polzovatelya, https://vc.ru/id2100563/762057-urok-o4-sozdanie-knopok-v-telegram-bote, https://handbook.tmat.me/ru/messages/buttons, https://core.telegram.org/api/bots/buttons, https://mastergroosha.github.io/aiogram-2-guide/buttons/, https://www.geeksforgeeks.org/keyboard-buttons-in-telegram-bot-using-python/, https://www.unisender.com/ru/blog/kak-dobavit-knopku-menyu-botu-v-telegram/, https://otzyvmarketing.ru/articles/knopka-ssylka-v-telegram-kanale/</text:p>
          </table:table-cell>
        </table:table-row>
        <table:table-row table:style-name="ro1">
          <table:table-cell office:value-type="string" calcext:value-type="string">
            <text:p>как сделать бота в телеграм с кнопками</text:p>
          </table:table-cell>
          <table:table-cell office:value-type="string" calcext:value-type="string">
            <text:p>как добавить кнопки в телеграм бот (6)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sandbox/163347/, https://skillbox.ru/media/code/chatboty-v-telegram-na-python-chast-2-sozdayem-i-nastraivaem-menyu/, https://timeweb.com/ru/community/articles/kak-sdelat-knopki-v-telegram-bote-poshagovaya-instrukciya-dlya-polzovatelya, https://vc.ru/id2100563/762057-urok-o4-sozdanie-knopok-v-telegram-bote, https://handbook.tmat.me/ru/messages/buttons, https://core.telegram.org/api/bots/buttons, https://mastergroosha.github.io/aiogram-2-guide/buttons/, https://www.geeksforgeeks.org/keyboard-buttons-in-telegram-bot-using-python/, https://www.unisender.com/ru/blog/kak-dobavit-knopku-menyu-botu-v-telegram/, https://otzyvmarketing.ru/articles/knopka-ssylka-v-telegram-kanale/</text:p>
          </table:table-cell>
        </table:table-row>
        <table:table-row table:style-name="ro1">
          <table:table-cell office:value-type="string" calcext:value-type="string">
            <text:p>телеграм бот кнопка ссылка</text:p>
          </table:table-cell>
          <table:table-cell office:value-type="string" calcext:value-type="string">
            <text:p>как добавить кнопки в телеграм бот (6)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sandbox/163347/, https://skillbox.ru/media/code/chatboty-v-telegram-na-python-chast-2-sozdayem-i-nastraivaem-menyu/, https://timeweb.com/ru/community/articles/kak-sdelat-knopki-v-telegram-bote-poshagovaya-instrukciya-dlya-polzovatelya, https://vc.ru/id2100563/762057-urok-o4-sozdanie-knopok-v-telegram-bote, https://handbook.tmat.me/ru/messages/buttons, https://core.telegram.org/api/bots/buttons, https://mastergroosha.github.io/aiogram-2-guide/buttons/, https://www.geeksforgeeks.org/keyboard-buttons-in-telegram-bot-using-python/, https://www.unisender.com/ru/blog/kak-dobavit-knopku-menyu-botu-v-telegram/, https://otzyvmarketing.ru/articles/knopka-ssylka-v-telegram-kanale/</text:p>
          </table:table-cell>
        </table:table-row>
        <table:table-row table:style-name="ro1">
          <table:table-cell office:value-type="string" calcext:value-type="string">
            <text:p>бот для постинга в телеграм</text:p>
          </table:table-cell>
          <table:table-cell office:value-type="string" calcext:value-type="string">
            <text:p>бот для постинга в телеграм (5)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684182/, https://old.junctionbot.io/ru/bot-dlya-avtopostinga-v-telegram/, https://otzyvmarketing.ru/articles/boty-dlya-postinga-v-telegram/, https://smmpanele.ru/articles/boty-dlya-postinga-v-telegram, https://smmplanner.com/blog/avtopostingh-v-tielieghramie-boty-siervisy-vozmozhnosti/, https://vc.ru/marketing/1676296-poleznye-boty-dlya-postinga-v-telegram-kanal, https://retext.ai/ru/blog/top-30-lucsix-botov-dlya-catov-i-kanalov-v-telegram, https://www.calltouch.ru/blog/kak-nastroit-avtoposting-v-telegrame/, https://insanusmokrassar.github.io/AutoPostTelegramBot/, https://www.unisender.com/ru/blog/boty-v-telegram/</text:p>
          </table:table-cell>
        </table:table-row>
        <table:table-row table:style-name="ro1">
          <table:table-cell office:value-type="string" calcext:value-type="string">
            <text:p>посты из телеграм каналов бот</text:p>
          </table:table-cell>
          <table:table-cell office:value-type="string" calcext:value-type="string">
            <text:p>бот для постинга в телеграм (5)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684182/, https://old.junctionbot.io/ru/bot-dlya-avtopostinga-v-telegram/, https://otzyvmarketing.ru/articles/boty-dlya-postinga-v-telegram/, https://smmpanele.ru/articles/boty-dlya-postinga-v-telegram, https://smmplanner.com/blog/avtopostingh-v-tielieghramie-boty-siervisy-vozmozhnosti/, https://vc.ru/marketing/1676296-poleznye-boty-dlya-postinga-v-telegram-kanal, https://retext.ai/ru/blog/top-30-lucsix-botov-dlya-catov-i-kanalov-v-telegram, https://www.calltouch.ru/blog/kak-nastroit-avtoposting-v-telegrame/, https://insanusmokrassar.github.io/AutoPostTelegramBot/, https://www.unisender.com/ru/blog/boty-v-telegram/</text:p>
          </table:table-cell>
        </table:table-row>
        <table:table-row table:style-name="ro1">
          <table:table-cell office:value-type="string" calcext:value-type="string">
            <text:p>бот для публикации постов в телеграм</text:p>
          </table:table-cell>
          <table:table-cell office:value-type="string" calcext:value-type="string">
            <text:p>бот для постинга в телеграм (5)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684182/, https://old.junctionbot.io/ru/bot-dlya-avtopostinga-v-telegram/, https://otzyvmarketing.ru/articles/boty-dlya-postinga-v-telegram/, https://smmpanele.ru/articles/boty-dlya-postinga-v-telegram, https://smmplanner.com/blog/avtopostingh-v-tielieghramie-boty-siervisy-vozmozhnosti/, https://vc.ru/marketing/1676296-poleznye-boty-dlya-postinga-v-telegram-kanal, https://retext.ai/ru/blog/top-30-lucsix-botov-dlya-catov-i-kanalov-v-telegram, https://www.calltouch.ru/blog/kak-nastroit-avtoposting-v-telegrame/, https://insanusmokrassar.github.io/AutoPostTelegramBot/, https://www.unisender.com/ru/blog/boty-v-telegram/</text:p>
          </table:table-cell>
        </table:table-row>
        <table:table-row table:style-name="ro1">
          <table:table-cell office:value-type="string" calcext:value-type="string">
            <text:p>бот для автопостинга в телеграм</text:p>
          </table:table-cell>
          <table:table-cell office:value-type="string" calcext:value-type="string">
            <text:p>бот для постинга в телеграм (5)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684182/, https://old.junctionbot.io/ru/bot-dlya-avtopostinga-v-telegram/, https://otzyvmarketing.ru/articles/boty-dlya-postinga-v-telegram/, https://smmpanele.ru/articles/boty-dlya-postinga-v-telegram, https://smmplanner.com/blog/avtopostingh-v-tielieghramie-boty-siervisy-vozmozhnosti/, https://vc.ru/marketing/1676296-poleznye-boty-dlya-postinga-v-telegram-kanal, https://retext.ai/ru/blog/top-30-lucsix-botov-dlya-catov-i-kanalov-v-telegram, https://www.calltouch.ru/blog/kak-nastroit-avtoposting-v-telegrame/, https://insanusmokrassar.github.io/AutoPostTelegramBot/, https://www.unisender.com/ru/blog/boty-v-telegram/</text:p>
          </table:table-cell>
        </table:table-row>
        <table:table-row table:style-name="ro1">
          <table:table-cell office:value-type="string" calcext:value-type="string">
            <text:p>боты для публикации в телеграм канале</text:p>
          </table:table-cell>
          <table:table-cell office:value-type="string" calcext:value-type="string">
            <text:p>бот для постинга в телеграм (5)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684182/, https://old.junctionbot.io/ru/bot-dlya-avtopostinga-v-telegram/, https://otzyvmarketing.ru/articles/boty-dlya-postinga-v-telegram/, https://smmpanele.ru/articles/boty-dlya-postinga-v-telegram, https://smmplanner.com/blog/avtopostingh-v-tielieghramie-boty-siervisy-vozmozhnosti/, https://vc.ru/marketing/1676296-poleznye-boty-dlya-postinga-v-telegram-kanal, https://retext.ai/ru/blog/top-30-lucsix-botov-dlya-catov-i-kanalov-v-telegram, https://www.calltouch.ru/blog/kak-nastroit-avtoposting-v-telegrame/, https://insanusmokrassar.github.io/AutoPostTelegramBot/, https://www.unisender.com/ru/blog/boty-v-telegram/</text:p>
          </table:table-cell>
        </table:table-row>
        <table:table-row table:style-name="ro1">
          <table:table-cell office:value-type="string" calcext:value-type="string">
            <text:p>бот телеграм админ</text:p>
          </table:table-cell>
          <table:table-cell office:value-type="string" calcext:value-type="string">
            <text:p>бот телеграм админ (4)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ld.junctionbot.io/ru/boty-dlya-adminov-telegram/, https://pikabu.ru/story/190_botov_dlya_admina_telegramkanala_2025_moderatsiya_konkursyi_platnaya_podpiska_platezhi_posting_zashchita_ot_nakrutki_12426788, https://pr-cy.ru/news/p/10569-telegram-bots, https://www.likeni.ru/analytics/17-poleznykh-botov-dlya-tekh-kto-vedet-kanaly-i-chaty-v-telegram/, https://blog.icontextgroup.ru/articles/20-nezamenimyh-telegram-botov-dlya-administratorov-kanalov-i-chatov, https://vc.ru/services/194614-podborka-botov-telegram-dlya-admina, https://zismo.biz/topic/1108717-polnyj-spisok-poleznykh-botov-dlia-adminov-teleg/, https://timeweb.com/ru/community/articles/kak-dobavit-bota-v-telegram-kanal-ili-gruppu-administratorom, https://www.youtube.com/watch?v=UoAvV_LmFUo</text:p>
          </table:table-cell>
        </table:table-row>
        <table:table-row table:style-name="ro1">
          <table:table-cell office:value-type="string" calcext:value-type="string">
            <text:p>боты администраторы в телеграм</text:p>
          </table:table-cell>
          <table:table-cell office:value-type="string" calcext:value-type="string">
            <text:p>бот телеграм админ (4)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ld.junctionbot.io/ru/boty-dlya-adminov-telegram/, https://pikabu.ru/story/190_botov_dlya_admina_telegramkanala_2025_moderatsiya_konkursyi_platnaya_podpiska_platezhi_posting_zashchita_ot_nakrutki_12426788, https://pr-cy.ru/news/p/10569-telegram-bots, https://www.likeni.ru/analytics/17-poleznykh-botov-dlya-tekh-kto-vedet-kanaly-i-chaty-v-telegram/, https://blog.icontextgroup.ru/articles/20-nezamenimyh-telegram-botov-dlya-administratorov-kanalov-i-chatov, https://vc.ru/services/194614-podborka-botov-telegram-dlya-admina, https://zismo.biz/topic/1108717-polnyj-spisok-poleznykh-botov-dlia-adminov-teleg/, https://timeweb.com/ru/community/articles/kak-dobavit-bota-v-telegram-kanal-ili-gruppu-administratorom, https://www.youtube.com/watch?v=UoAvV_LmFUo</text:p>
          </table:table-cell>
        </table:table-row>
        <table:table-row table:style-name="ro1">
          <table:table-cell office:value-type="string" calcext:value-type="string">
            <text:p>боты для телеграма админам</text:p>
          </table:table-cell>
          <table:table-cell office:value-type="string" calcext:value-type="string">
            <text:p>бот телеграм админ (4)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ld.junctionbot.io/ru/boty-dlya-adminov-telegram/, https://pikabu.ru/story/190_botov_dlya_admina_telegramkanala_2025_moderatsiya_konkursyi_platnaya_podpiska_platezhi_posting_zashchita_ot_nakrutki_12426788, https://pr-cy.ru/news/p/10569-telegram-bots, https://www.likeni.ru/analytics/17-poleznykh-botov-dlya-tekh-kto-vedet-kanaly-i-chaty-v-telegram/, https://blog.icontextgroup.ru/articles/20-nezamenimyh-telegram-botov-dlya-administratorov-kanalov-i-chatov, https://vc.ru/services/194614-podborka-botov-telegram-dlya-admina, https://zismo.biz/topic/1108717-polnyj-spisok-poleznykh-botov-dlia-adminov-teleg/, https://timeweb.com/ru/community/articles/kak-dobavit-bota-v-telegram-kanal-ili-gruppu-administratorom, https://www.youtube.com/watch?v=UoAvV_LmFUo</text:p>
          </table:table-cell>
        </table:table-row>
        <table:table-row table:style-name="ro1">
          <table:table-cell office:value-type="string" calcext:value-type="string">
            <text:p>телеграм бот контроль</text:p>
          </table:table-cell>
          <table:table-cell office:value-type="string" calcext:value-type="string">
            <text:p>бот телеграм админ (4)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ld.junctionbot.io/ru/boty-dlya-adminov-telegram/, https://pikabu.ru/story/190_botov_dlya_admina_telegramkanala_2025_moderatsiya_konkursyi_platnaya_podpiska_platezhi_posting_zashchita_ot_nakrutki_12426788, https://pr-cy.ru/news/p/10569-telegram-bots, https://www.likeni.ru/analytics/17-poleznykh-botov-dlya-tekh-kto-vedet-kanaly-i-chaty-v-telegram/, https://blog.icontextgroup.ru/articles/20-nezamenimyh-telegram-botov-dlya-administratorov-kanalov-i-chatov, https://vc.ru/services/194614-podborka-botov-telegram-dlya-admina, https://zismo.biz/topic/1108717-polnyj-spisok-poleznykh-botov-dlia-adminov-teleg/, https://timeweb.com/ru/community/articles/kak-dobavit-bota-v-telegram-kanal-ili-gruppu-administratorom, https://www.youtube.com/watch?v=UoAvV_LmFUo</text:p>
          </table:table-cell>
        </table:table-row>
        <table:table-row table:style-name="ro1">
          <table:table-cell office:value-type="string" calcext:value-type="string">
            <text:p>бот темы для телеграма</text:p>
          </table:table-cell>
          <table:table-cell office:value-type="string" calcext:value-type="string">
            <text:p>бот темы для телеграма (4)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stoftelegram.com/bots/telegram-themes-bots, https://github.com/ThemerBot/ThemerBot, https://t.me/my_themes_bot, https://tgdyk.com/bots/tgthemesrobot, https://www.tiktok.com/discover/%D0%B1%D0%BE%D1%82-%D0%B4%D0%BB%D1%8F-%D1%81%D0%BE%D0%B7%D0%B4%D0%B0%D0%BD%D0%B8%D1%8F-%D1%82%D0%B5%D0%BC-%D0%B2-%D1%82%D0%B3, https://botostore.com/c/createatthemebot/, https://postium.ru/temy-v-telegram/, https://telega.place/bot/my_themes_bot, https://www.findmini.app/ru/my_themes_bot/, https://vc.ru/u/1325277-krotov-roman/1454668-kak-sozdat-svoyu-temu-oformleniya-v-telegram</text:p>
          </table:table-cell>
        </table:table-row>
        <table:table-row table:style-name="ro1">
          <table:table-cell office:value-type="string" calcext:value-type="string">
            <text:p>темы для телеграм бота</text:p>
          </table:table-cell>
          <table:table-cell office:value-type="string" calcext:value-type="string">
            <text:p>бот темы для телеграма (4)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stoftelegram.com/bots/telegram-themes-bots, https://github.com/ThemerBot/ThemerBot, https://t.me/my_themes_bot, https://tgdyk.com/bots/tgthemesrobot, https://www.tiktok.com/discover/%D0%B1%D0%BE%D1%82-%D0%B4%D0%BB%D1%8F-%D1%81%D0%BE%D0%B7%D0%B4%D0%B0%D0%BD%D0%B8%D1%8F-%D1%82%D0%B5%D0%BC-%D0%B2-%D1%82%D0%B3, https://botostore.com/c/createatthemebot/, https://postium.ru/temy-v-telegram/, https://telega.place/bot/my_themes_bot, https://www.findmini.app/ru/my_themes_bot/, https://vc.ru/u/1325277-krotov-roman/1454668-kak-sozdat-svoyu-temu-oformleniya-v-telegram</text:p>
          </table:table-cell>
        </table:table-row>
        <table:table-row table:style-name="ro1">
          <table:table-cell office:value-type="string" calcext:value-type="string">
            <text:p>бот для создания темы в телеграм</text:p>
          </table:table-cell>
          <table:table-cell office:value-type="string" calcext:value-type="string">
            <text:p>бот темы для телеграма (4)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stoftelegram.com/bots/telegram-themes-bots, https://github.com/ThemerBot/ThemerBot, https://t.me/my_themes_bot, https://tgdyk.com/bots/tgthemesrobot, https://www.tiktok.com/discover/%D0%B1%D0%BE%D1%82-%D0%B4%D0%BB%D1%8F-%D1%81%D0%BE%D0%B7%D0%B4%D0%B0%D0%BD%D0%B8%D1%8F-%D1%82%D0%B5%D0%BC-%D0%B2-%D1%82%D0%B3, https://botostore.com/c/createatthemebot/, https://postium.ru/temy-v-telegram/, https://telega.place/bot/my_themes_bot, https://www.findmini.app/ru/my_themes_bot/, https://vc.ru/u/1325277-krotov-roman/1454668-kak-sozdat-svoyu-temu-oformleniya-v-telegram</text:p>
          </table:table-cell>
        </table:table-row>
        <table:table-row table:style-name="ro1">
          <table:table-cell office:value-type="string" calcext:value-type="string">
            <text:p>создать темы в телеграм бот</text:p>
          </table:table-cell>
          <table:table-cell office:value-type="string" calcext:value-type="string">
            <text:p>бот темы для телеграма (4)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stoftelegram.com/bots/telegram-themes-bots, https://github.com/ThemerBot/ThemerBot, https://t.me/my_themes_bot, https://tgdyk.com/bots/tgthemesrobot, https://www.tiktok.com/discover/%D0%B1%D0%BE%D1%82-%D0%B4%D0%BB%D1%8F-%D1%81%D0%BE%D0%B7%D0%B4%D0%B0%D0%BD%D0%B8%D1%8F-%D1%82%D0%B5%D0%BC-%D0%B2-%D1%82%D0%B3, https://botostore.com/c/createatthemebot/, https://postium.ru/temy-v-telegram/, https://telega.place/bot/my_themes_bot, https://www.findmini.app/ru/my_themes_bot/, https://vc.ru/u/1325277-krotov-roman/1454668-kak-sozdat-svoyu-temu-oformleniya-v-telegram</text:p>
          </table:table-cell>
        </table:table-row>
        <table:table-row table:style-name="ro1">
          <table:table-cell office:value-type="string" calcext:value-type="string">
            <text:p>телеграм бот google</text:p>
          </table:table-cell>
          <table:table-cell office:value-type="string" calcext:value-type="string">
            <text:p>телеграм бот google (3)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okRdli17iueywn6, https://htmlacademy.ru/blog/js/telegram-plus-google-sheets, https://rutube.ru/video/4aa415d05a7e4a138da7168cc03b3f33/, https://t.me/google_sheets/317, https://www.youtube.com/watch?v=QVBVlx2NotM, https://github.com/AppleIpx/telegram-bot-google-sheets, https://habr.com/ru/articles/585456/, https://imakebots.ru/article/bot-obratnoy-svyazi-bez-hostinga-google-apps-script-telegram-bot-api</text:p>
          </table:table-cell>
        </table:table-row>
        <table:table-row table:style-name="ro1">
          <table:table-cell office:value-type="string" calcext:value-type="string">
            <text:p>телеграм бот гугл таблицы</text:p>
          </table:table-cell>
          <table:table-cell office:value-type="string" calcext:value-type="string">
            <text:p>телеграм бот google (3)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okRdli17iueywn6, https://htmlacademy.ru/blog/js/telegram-plus-google-sheets, https://rutube.ru/video/4aa415d05a7e4a138da7168cc03b3f33/, https://t.me/google_sheets/317, https://www.youtube.com/watch?v=QVBVlx2NotM, https://github.com/AppleIpx/telegram-bot-google-sheets, https://habr.com/ru/articles/585456/, https://imakebots.ru/article/bot-obratnoy-svyazi-bez-hostinga-google-apps-script-telegram-bot-api</text:p>
          </table:table-cell>
        </table:table-row>
        <table:table-row table:style-name="ro1">
          <table:table-cell office:value-type="string" calcext:value-type="string">
            <text:p>бот таблица в телеграм</text:p>
          </table:table-cell>
          <table:table-cell office:value-type="string" calcext:value-type="string">
            <text:p>телеграм бот google (3)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okRdli17iueywn6, https://htmlacademy.ru/blog/js/telegram-plus-google-sheets, https://rutube.ru/video/4aa415d05a7e4a138da7168cc03b3f33/, https://t.me/google_sheets/317, https://www.youtube.com/watch?v=QVBVlx2NotM, https://github.com/AppleIpx/telegram-bot-google-sheets, https://habr.com/ru/articles/585456/, https://imakebots.ru/article/bot-obratnoy-svyazi-bez-hostinga-google-apps-script-telegram-bot-api</text:p>
          </table:table-cell>
        </table:table-row>
        <table:table-row table:style-name="ro1">
          <table:table-cell office:value-type="string" calcext:value-type="string">
            <text:p>скрипты телеграм ботов</text:p>
          </table:table-cell>
          <table:table-cell office:value-type="string" calcext:value-type="string">
            <text:p>скрипты телеграм ботов (2)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rectoryweb.ru/telegram-bot/, https://endway.org/tags/bot/, https://github.com/topics/python-telegram-bot, https://t.me/End_Soft/5528, https://tradarena.ru/bot-tg-vk/, https://v-h.guru/forums/%D0%A1%D0%BA%D1%80%D0%B8%D0%BF%D1%82%D1%8B-%D0%B1%D0%BE%D1%82%D0%BE%D0%B2-%D0%B4%D0%BB%D1%8F-telegram-%D0%B8-vk.163/, https://vipadmin.club/telegram-boty/</text:p>
          </table:table-cell>
        </table:table-row>
        <table:table-row table:style-name="ro1">
          <table:table-cell office:value-type="string" calcext:value-type="string">
            <text:p>скрипты телеграм ботов скачать</text:p>
          </table:table-cell>
          <table:table-cell office:value-type="string" calcext:value-type="string">
            <text:p>скрипты телеграм ботов (2)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rectoryweb.ru/telegram-bot/, https://endway.org/tags/bot/, https://github.com/topics/python-telegram-bot, https://t.me/End_Soft/5528, https://tradarena.ru/bot-tg-vk/, https://v-h.guru/forums/%D0%A1%D0%BA%D1%80%D0%B8%D0%BF%D1%82%D1%8B-%D0%B1%D0%BE%D1%82%D0%BE%D0%B2-%D0%B4%D0%BB%D1%8F-telegram-%D0%B8-vk.163/, https://vipadmin.club/telegram-boty/</text:p>
          </table:table-cell>
        </table:table-row>
        <table:table-row table:style-name="ro1">
          <table:table-cell office:value-type="string" calcext:value-type="string">
            <text:p>гифка бот телеграм</text:p>
          </table:table-cell>
          <table:table-cell office:value-type="string" calcext:value-type="string">
            <text:p>гифка бот телеграм (2)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stoftelegram.com/bots/GIF-download-telegram-bots, https://convertmonster.ru/blog/design-and-ux-ui/gif-animatsiya/, https://dzen.ru/a/Ze7njOoVMDonO4fK, https://letteros.com/blog/sovety/kak-sdelat-gif-v-telegrame-poshagovoe-rukovodstvo/, https://lumpics.ru/how-to-create-gif-on-telegram/, https://sci.rambler.ru/soft/54330543-kak-sdelat-gif-v-telegram/, https://t.me/VideoToGifConverterBot, https://vc.ru/telegram/1680175-udobnyi-telegram-bot-dlya-sozdaniya-gif-i-luchshee-szhatie-video</text:p>
          </table:table-cell>
        </table:table-row>
        <table:table-row table:style-name="ro1">
          <table:table-cell office:value-type="string" calcext:value-type="string">
            <text:p>гиф бот телеграм</text:p>
          </table:table-cell>
          <table:table-cell office:value-type="string" calcext:value-type="string">
            <text:p>гифка бот телеграм (2)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stoftelegram.com/bots/GIF-download-telegram-bots, https://convertmonster.ru/blog/design-and-ux-ui/gif-animatsiya/, https://dzen.ru/a/Ze7njOoVMDonO4fK, https://letteros.com/blog/sovety/kak-sdelat-gif-v-telegrame-poshagovoe-rukovodstvo/, https://lumpics.ru/how-to-create-gif-on-telegram/, https://sci.rambler.ru/soft/54330543-kak-sdelat-gif-v-telegram/, https://t.me/VideoToGifConverterBot, https://vc.ru/telegram/1680175-udobnyi-telegram-bot-dlya-sozdaniya-gif-i-luchshee-szhatie-video</text:p>
          </table:table-cell>
        </table:table-row>
        <table:table-row table:style-name="ro1">
          <table:table-cell office:value-type="string" calcext:value-type="string">
            <text:p>рутуб бот телеграм</text:p>
          </table:table-cell>
          <table:table-cell office:value-type="string" calcext:value-type="string">
            <text:p>рутуб бот телеграм (5)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vet.mail.ru/question/241689093, https://telepot.ru/bot/dnvideobot, https://video-editor.su/kak-skachat-video-s-rutube.php, https://dtf.ru/u/2164790-beginych/3370353-164-servisa-dlya-zagruzki-video-s-youtube-vk-rutube-tiktok-coub-saity-telegram-boty-rasshireniya-programmy-epichnaya-podborka, https://dzen.ru/a/ZzTx1jF7F2GP6Hp7, https://pikabu.ru/story/telegrambot_dlya_skachivaniya_video_iz_vk_i_youtube_10264156, https://tgdyk.com/bots/rutubebot, https://vc.ru/social/1860023-skachat-video-s-yutuba-vk-instagram-rutub-tik-toka-pri-pomoshi-telegram-bota-legko, https://botcreators.ru/blog/podborka-botov-kotorye-pomogut-skachat-video-s-raznyh-ploshhadok/, https://github.com/Justxd22/rutubeXD</text:p>
          </table:table-cell>
        </table:table-row>
        <table:table-row table:style-name="ro1">
          <table:table-cell office:value-type="string" calcext:value-type="string">
            <text:p>рутуб телеграм бот скачать</text:p>
          </table:table-cell>
          <table:table-cell office:value-type="string" calcext:value-type="string">
            <text:p>рутуб бот телеграм (5)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vet.mail.ru/question/241689093, https://telepot.ru/bot/dnvideobot, https://video-editor.su/kak-skachat-video-s-rutube.php, https://dtf.ru/u/2164790-beginych/3370353-164-servisa-dlya-zagruzki-video-s-youtube-vk-rutube-tiktok-coub-saity-telegram-boty-rasshireniya-programmy-epichnaya-podborka, https://dzen.ru/a/ZzTx1jF7F2GP6Hp7, https://pikabu.ru/story/telegrambot_dlya_skachivaniya_video_iz_vk_i_youtube_10264156, https://tgdyk.com/bots/rutubebot, https://vc.ru/social/1860023-skachat-video-s-yutuba-vk-instagram-rutub-tik-toka-pri-pomoshi-telegram-bota-legko, https://botcreators.ru/blog/podborka-botov-kotorye-pomogut-skachat-video-s-raznyh-ploshhadok/, https://github.com/Justxd22/rutubeXD</text:p>
          </table:table-cell>
        </table:table-row>
        <table:table-row table:style-name="ro1">
          <table:table-cell office:value-type="string" calcext:value-type="string">
            <text:p>бот телеграм для скачивания с рутуб</text:p>
          </table:table-cell>
          <table:table-cell office:value-type="string" calcext:value-type="string">
            <text:p>рутуб бот телеграм (5)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vet.mail.ru/question/241689093, https://telepot.ru/bot/dnvideobot, https://video-editor.su/kak-skachat-video-s-rutube.php, https://dtf.ru/u/2164790-beginych/3370353-164-servisa-dlya-zagruzki-video-s-youtube-vk-rutube-tiktok-coub-saity-telegram-boty-rasshireniya-programmy-epichnaya-podborka, https://dzen.ru/a/ZzTx1jF7F2GP6Hp7, https://pikabu.ru/story/telegrambot_dlya_skachivaniya_video_iz_vk_i_youtube_10264156, https://tgdyk.com/bots/rutubebot, https://vc.ru/social/1860023-skachat-video-s-yutuba-vk-instagram-rutub-tik-toka-pri-pomoshi-telegram-bota-legko, https://botcreators.ru/blog/podborka-botov-kotorye-pomogut-skachat-video-s-raznyh-ploshhadok/, https://github.com/Justxd22/rutubeXD</text:p>
          </table:table-cell>
        </table:table-row>
        <table:table-row table:style-name="ro1">
          <table:table-cell office:value-type="string" calcext:value-type="string">
            <text:p>телеграм бот для скачивания видео с рутуба</text:p>
          </table:table-cell>
          <table:table-cell office:value-type="string" calcext:value-type="string">
            <text:p>рутуб бот телеграм (5)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vet.mail.ru/question/241689093, https://telepot.ru/bot/dnvideobot, https://video-editor.su/kak-skachat-video-s-rutube.php, https://dtf.ru/u/2164790-beginych/3370353-164-servisa-dlya-zagruzki-video-s-youtube-vk-rutube-tiktok-coub-saity-telegram-boty-rasshireniya-programmy-epichnaya-podborka, https://dzen.ru/a/ZzTx1jF7F2GP6Hp7, https://pikabu.ru/story/telegrambot_dlya_skachivaniya_video_iz_vk_i_youtube_10264156, https://tgdyk.com/bots/rutubebot, https://vc.ru/social/1860023-skachat-video-s-yutuba-vk-instagram-rutub-tik-toka-pri-pomoshi-telegram-bota-legko, https://botcreators.ru/blog/podborka-botov-kotorye-pomogut-skachat-video-s-raznyh-ploshhadok/, https://github.com/Justxd22/rutubeXD</text:p>
          </table:table-cell>
        </table:table-row>
        <table:table-row table:style-name="ro1">
          <table:table-cell office:value-type="string" calcext:value-type="string">
            <text:p>скачать видео с рутуба телеграм бот</text:p>
          </table:table-cell>
          <table:table-cell office:value-type="string" calcext:value-type="string">
            <text:p>рутуб бот телеграм (5)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vet.mail.ru/question/241689093, https://telepot.ru/bot/dnvideobot, https://video-editor.su/kak-skachat-video-s-rutube.php, https://dtf.ru/u/2164790-beginych/3370353-164-servisa-dlya-zagruzki-video-s-youtube-vk-rutube-tiktok-coub-saity-telegram-boty-rasshireniya-programmy-epichnaya-podborka, https://dzen.ru/a/ZzTx1jF7F2GP6Hp7, https://pikabu.ru/story/telegrambot_dlya_skachivaniya_video_iz_vk_i_youtube_10264156, https://tgdyk.com/bots/rutubebot, https://vc.ru/social/1860023-skachat-video-s-yutuba-vk-instagram-rutub-tik-toka-pri-pomoshi-telegram-bota-legko, https://botcreators.ru/blog/podborka-botov-kotorye-pomogut-skachat-video-s-raznyh-ploshhadok/, https://github.com/Justxd22/rutubeXD</text:p>
          </table:table-cell>
        </table:table-row>
        <table:table-row table:style-name="ro1">
          <table:table-cell office:value-type="string" calcext:value-type="string">
            <text:p>бот даты телеграм</text:p>
          </table:table-cell>
          <table:table-cell office:value-type="string" calcext:value-type="string">
            <text:p>бот даты телеграм (2)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rtembakhanov/python-telegram-bot-calendar, https://infostart.ru/1c/articles/2129265/, https://rutube.ru/video/cab7921f3878cae5d39d360918a6b490/, https://t-j.ru/apps-calendar-bot-in-telegram/</text:p>
          </table:table-cell>
        </table:table-row>
        <table:table-row table:style-name="ro1">
          <table:table-cell office:value-type="string" calcext:value-type="string">
            <text:p>календарь бот телеграм</text:p>
          </table:table-cell>
          <table:table-cell office:value-type="string" calcext:value-type="string">
            <text:p>бот даты телеграм (2)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rtembakhanov/python-telegram-bot-calendar, https://infostart.ru/1c/articles/2129265/, https://rutube.ru/video/cab7921f3878cae5d39d360918a6b490/, https://t-j.ru/apps-calendar-bot-in-telegram/</text:p>
          </table:table-cell>
        </table:table-row>
        <table:table-row table:style-name="ro1">
          <table:table-cell office:value-type="string" calcext:value-type="string">
            <text:p>тест бот в телеграм</text:p>
          </table:table-cell>
          <table:table-cell office:value-type="string" calcext:value-type="string">
            <text:p>тест бот в телеграм (3)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delano.media/quizbot/, https://t.me/QuizBot, https://telegram.org/tour/quizbot, https://github.com/slychagin/telegram-test-bot, https://habr.com/ru/articles/847436/, https://rutube.ru/video/5eb6f0764c1251d77aa2678f23c11e3a/, https://vc.ru/telegram/1905471-sozdanie-telegram-bota-dlya-testov</text:p>
          </table:table-cell>
        </table:table-row>
        <table:table-row table:style-name="ro1">
          <table:table-cell office:value-type="string" calcext:value-type="string">
            <text:p>квиз бот телеграм</text:p>
          </table:table-cell>
          <table:table-cell office:value-type="string" calcext:value-type="string">
            <text:p>тест бот в телеграм (3)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delano.media/quizbot/, https://t.me/QuizBot, https://telegram.org/tour/quizbot, https://github.com/slychagin/telegram-test-bot, https://habr.com/ru/articles/847436/, https://rutube.ru/video/5eb6f0764c1251d77aa2678f23c11e3a/, https://vc.ru/telegram/1905471-sozdanie-telegram-bota-dlya-testov</text:p>
          </table:table-cell>
        </table:table-row>
        <table:table-row table:style-name="ro1">
          <table:table-cell office:value-type="string" calcext:value-type="string">
            <text:p>бот для теста в телеграм</text:p>
          </table:table-cell>
          <table:table-cell office:value-type="string" calcext:value-type="string">
            <text:p>тест бот в телеграм (3)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delano.media/quizbot/, https://t.me/QuizBot, https://telegram.org/tour/quizbot, https://github.com/slychagin/telegram-test-bot, https://habr.com/ru/articles/847436/, https://rutube.ru/video/5eb6f0764c1251d77aa2678f23c11e3a/, https://vc.ru/telegram/1905471-sozdanie-telegram-bota-dlya-testov</text:p>
          </table:table-cell>
        </table:table-row>
        <table:table-row table:style-name="ro1">
          <table:table-cell office:value-type="string" calcext:value-type="string">
            <text:p>телеграм бот новости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44lz6QJdz3CfWox, https://givemenews.media/, https://jrnlst.ru/2024/03/06/147416/, https://lifehacker.ru/feedler/, https://ru.botostore.com/collections/read_news_and_rss/, https://sdelano.media/botgivemenews/, https://t.me/test_newsreader_bot, https://telegram-rating.ru/novosti/, https://tgrm.su/bots/news/, https://vc.ru/telegram/1750938-moi-telegram-bot-dlya-agregirovaniya-novostei-opyt-sozdaniya-i-ispolzovaniya</text:p>
          </table:table-cell>
        </table:table-row>
        <table:table-row table:style-name="ro1">
          <table:table-cell office:value-type="string" calcext:value-type="string">
            <text:p>крипто бот телеграм</text:p>
          </table:table-cell>
          <table:table-cell office:value-type="string" calcext:value-type="string">
            <text:p>крипто бот телеграм (3)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crypto-top/3701804-luchshie-telegram-boty-dlya-torgovli-kriptovalyutoy-v-2025-godu, https://pikabu.ru/story/podborka_15_topovyikh_telegram_botov_po_kriptovalyute_9962739, https://workspace.ru/blog/luchshie-kripto-koshelki-v-telegram-podborka-kriptovalyutnyh-telegram-botov/, https://profinvestment.com/crypto-bot/, https://tokeninsight.com/ru/research/analysts-pick/top-telegram-bots-for-cryptocurrency, https://www.binance.com/ru/square/post/2244804260249, https://www.datawallet.com/ru/%D0%BA%D1%80%D0%B8%D0%BF%D1%82%D0%BE%D0%B2%D0%B0%D0%BB%D1%8E%D1%82%D0%B0/best-telegram-crypto-trading-bots</text:p>
          </table:table-cell>
        </table:table-row>
        <table:table-row table:style-name="ro1">
          <table:table-cell office:value-type="string" calcext:value-type="string">
            <text:p>боты криптовалют в телеграм</text:p>
          </table:table-cell>
          <table:table-cell office:value-type="string" calcext:value-type="string">
            <text:p>крипто бот телеграм (3)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crypto-top/3701804-luchshie-telegram-boty-dlya-torgovli-kriptovalyutoy-v-2025-godu, https://pikabu.ru/story/podborka_15_topovyikh_telegram_botov_po_kriptovalyute_9962739, https://workspace.ru/blog/luchshie-kripto-koshelki-v-telegram-podborka-kriptovalyutnyh-telegram-botov/, https://profinvestment.com/crypto-bot/, https://tokeninsight.com/ru/research/analysts-pick/top-telegram-bots-for-cryptocurrency, https://www.binance.com/ru/square/post/2244804260249, https://www.datawallet.com/ru/%D0%BA%D1%80%D0%B8%D0%BF%D1%82%D0%BE%D0%B2%D0%B0%D0%BB%D1%8E%D1%82%D0%B0/best-telegram-crypto-trading-bots</text:p>
          </table:table-cell>
        </table:table-row>
        <table:table-row table:style-name="ro1">
          <table:table-cell office:value-type="string" calcext:value-type="string">
            <text:p>бот крипты в телеграм</text:p>
          </table:table-cell>
          <table:table-cell office:value-type="string" calcext:value-type="string">
            <text:p>крипто бот телеграм (3)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crypto-top/3701804-luchshie-telegram-boty-dlya-torgovli-kriptovalyutoy-v-2025-godu, https://pikabu.ru/story/podborka_15_topovyikh_telegram_botov_po_kriptovalyute_9962739, https://workspace.ru/blog/luchshie-kripto-koshelki-v-telegram-podborka-kriptovalyutnyh-telegram-botov/, https://profinvestment.com/crypto-bot/, https://tokeninsight.com/ru/research/analysts-pick/top-telegram-bots-for-cryptocurrency, https://www.binance.com/ru/square/post/2244804260249, https://www.datawallet.com/ru/%D0%BA%D1%80%D0%B8%D0%BF%D1%82%D0%BE%D0%B2%D0%B0%D0%BB%D1%8E%D1%82%D0%B0/best-telegram-crypto-trading-bots</text:p>
          </table:table-cell>
        </table:table-row>
        <table:table-row table:style-name="ro1">
          <table:table-cell office:value-type="string" calcext:value-type="string">
            <text:p>github телеграм бот</text:p>
          </table:table-cell>
          <table:table-cell office:value-type="string" calcext:value-type="string">
            <text:p>github телеграм бот (2)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gh-campus-experts/connecting-github-to-telegram-with-github-actions-1pbe, https://dzen.ru/a/XblpMASvHwCtH2Qm, https://github.com/topics/telegram-bot, https://rutube.ru/video/04120e53fc644ebeffdde63704d309ef/, https://selectel.ru/blog/tutorials/github-actions/, https://www.youtube.com/watch?v=Klkje2TEmQI</text:p>
          </table:table-cell>
        </table:table-row>
        <table:table-row table:style-name="ro1">
          <table:table-cell office:value-type="string" calcext:value-type="string">
            <text:p>телеграм боты гитхаб</text:p>
          </table:table-cell>
          <table:table-cell office:value-type="string" calcext:value-type="string">
            <text:p>github телеграм бот (2)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gh-campus-experts/connecting-github-to-telegram-with-github-actions-1pbe, https://dzen.ru/a/XblpMASvHwCtH2Qm, https://github.com/topics/telegram-bot, https://rutube.ru/video/04120e53fc644ebeffdde63704d309ef/, https://selectel.ru/blog/tutorials/github-actions/, https://www.youtube.com/watch?v=Klkje2TEmQI</text:p>
          </table:table-cell>
        </table:table-row>
        <table:table-row table:style-name="ro1">
          <table:table-cell office:value-type="string" calcext:value-type="string">
            <text:p>интеграция телеграм бот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albato.ru/kak-nastroit-telegram-bota-s-albato/, https://bv.intradesk.ru/public/28117, https://docs.radist.online/radist.online-docs/nashi-produkty/radist-web/modul-prodazhi/magaziny/podklyuchenie-magazina-k-telegram-bot, https://dzen.ru/a/Z34zXpNrdH4SBbKp, https://help.carrotquest.io/article/164, https://help.vsdesk.ru/integratsiya-s-telegram-botom, https://itilium.ru/manual/admin/integration/telegram, https://kb.comindware.ru/article/%D0%98%D0%BD%D1%82%D0%B5%D0%B3%D1%80%D0%B0%D1%86%D0%B8%D1%8F-%D1%81-telegram-%D0%B1%D0%BE%D1%82%D0%BE%D0%BC-%D0%9F%D1%80%D0%B8%D0%BC%D0%B5%D1%80-%D0%BD%D0%B0%D1%81%D1%82%D1%80%D0%BE%D0%B9%D0%BA%D0%B0-%D0%BF%D1%80%D0%B8%D0%BB%D0%BE%D0%B6%D0%B5%D0%BD%D0%B8%D1%8F-telegram-%D0%B8-%D0%BA%D0%BE%D0%B4%D0%B0-%D0%B1%D0%BE%D1%82%D0%B0-2071.html, https://longcatdev.com/blog/telegram-bot, https://roboposting.ru/blog/kak-integrirovat-bota-s-telegram-kanalom</text:p>
          </table:table-cell>
        </table:table-row>
        <table:table-row table:style-name="ro1">
          <table:table-cell office:value-type="string" calcext:value-type="string">
            <text:p>каталог телеграм ботов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pulse.com/bots, https://botstat.io/catalog, https://t.me/s/easybotcollections?q=%23inline, https://telegram.botlist.ru/telegram/telegram-bots/telegram-bots-services/, https://telepot.ru/bots, https://tgdyk.com/bots, https://tglib.net/ru/bots, https://tgrm.su/bots/humor/sort=id, https://tgstat.ru/tag/tg-catalogs, https://vc.ru/telegram/1886555-top-200-telegram-botov-2025-dlya-grupp-kanalov-chatov-znakomstv-ii-i-biznesa</text:p>
          </table:table-cell>
        </table:table-row>
        <table:table-row table:style-name="ro1">
          <table:table-cell office:value-type="string" calcext:value-type="string">
            <text:p>телеграм бот для презентаций</text:p>
          </table:table-cell>
          <table:table-cell office:value-type="string" calcext:value-type="string">
            <text:p>телеграм бот для презентаций (6)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prezaprobot, https://prezentum.tech/, https://tenchat.ru/media/2924701-sozdayte-prezentatsiyu-za-5-minut-s-pomoschyu-telegrambota, https://dtf.ru/luchshii-rating/3212741-boty-dlya-sozdaniya-referatov-i-dokladov-luchshie-neiroseti-i-telegram-boty-dlya-nauchnyh-i-laboratornyh-rabot, https://presentationrobot.ru/, https://tgdyk.com/bots/prezaprobot, https://vc.ru/id1614096/1915852-bot-dlya-sozdaniya-prezentatsiy-v-telegram, https://www.findmini.app/ru/prezaprobot/, https://pikabu.ru/story/kak_sdelat_prezentatsiyu_s_pomoshchyu_chat_gpt_10681198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бот для создания презентаций телеграм</text:p>
          </table:table-cell>
          <table:table-cell office:value-type="string" calcext:value-type="string">
            <text:p>телеграм бот для презентаций (6)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prezaprobot, https://prezentum.tech/, https://tenchat.ru/media/2924701-sozdayte-prezentatsiyu-za-5-minut-s-pomoschyu-telegrambota, https://dtf.ru/luchshii-rating/3212741-boty-dlya-sozdaniya-referatov-i-dokladov-luchshie-neiroseti-i-telegram-boty-dlya-nauchnyh-i-laboratornyh-rabot, https://presentationrobot.ru/, https://tgdyk.com/bots/prezaprobot, https://vc.ru/id1614096/1915852-bot-dlya-sozdaniya-prezentatsiy-v-telegram, https://www.findmini.app/ru/prezaprobot/, https://pikabu.ru/story/kak_sdelat_prezentatsiyu_s_pomoshchyu_chat_gpt_10681198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презентация бот телеграм бесплатно</text:p>
          </table:table-cell>
          <table:table-cell office:value-type="string" calcext:value-type="string">
            <text:p>телеграм бот для презентаций (6)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prezaprobot, https://prezentum.tech/, https://tenchat.ru/media/2924701-sozdayte-prezentatsiyu-za-5-minut-s-pomoschyu-telegrambota, https://dtf.ru/luchshii-rating/3212741-boty-dlya-sozdaniya-referatov-i-dokladov-luchshie-neiroseti-i-telegram-boty-dlya-nauchnyh-i-laboratornyh-rabot, https://presentationrobot.ru/, https://tgdyk.com/bots/prezaprobot, https://vc.ru/id1614096/1915852-bot-dlya-sozdaniya-prezentatsiy-v-telegram, https://www.findmini.app/ru/prezaprobot/, https://pikabu.ru/story/kak_sdelat_prezentatsiyu_s_pomoshchyu_chat_gpt_10681198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телеграм бот который делает презентации</text:p>
          </table:table-cell>
          <table:table-cell office:value-type="string" calcext:value-type="string">
            <text:p>телеграм бот для презентаций (6)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prezaprobot, https://prezentum.tech/, https://tenchat.ru/media/2924701-sozdayte-prezentatsiyu-za-5-minut-s-pomoschyu-telegrambota, https://dtf.ru/luchshii-rating/3212741-boty-dlya-sozdaniya-referatov-i-dokladov-luchshie-neiroseti-i-telegram-boty-dlya-nauchnyh-i-laboratornyh-rabot, https://presentationrobot.ru/, https://tgdyk.com/bots/prezaprobot, https://vc.ru/id1614096/1915852-bot-dlya-sozdaniya-prezentatsiy-v-telegram, https://www.findmini.app/ru/prezaprobot/, https://pikabu.ru/story/kak_sdelat_prezentatsiyu_s_pomoshchyu_chat_gpt_10681198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телеграм бот создать презентацию</text:p>
          </table:table-cell>
          <table:table-cell office:value-type="string" calcext:value-type="string">
            <text:p>телеграм бот для презентаций (6)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prezaprobot, https://prezentum.tech/, https://tenchat.ru/media/2924701-sozdayte-prezentatsiyu-za-5-minut-s-pomoschyu-telegrambota, https://dtf.ru/luchshii-rating/3212741-boty-dlya-sozdaniya-referatov-i-dokladov-luchshie-neiroseti-i-telegram-boty-dlya-nauchnyh-i-laboratornyh-rabot, https://presentationrobot.ru/, https://tgdyk.com/bots/prezaprobot, https://vc.ru/id1614096/1915852-bot-dlya-sozdaniya-prezentatsiy-v-telegram, https://www.findmini.app/ru/prezaprobot/, https://pikabu.ru/story/kak_sdelat_prezentatsiyu_s_pomoshchyu_chat_gpt_10681198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бот для создания презентаций телеграм бесплатно</text:p>
          </table:table-cell>
          <table:table-cell office:value-type="string" calcext:value-type="string">
            <text:p>телеграм бот для презентаций (6)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prezaprobot, https://prezentum.tech/, https://tenchat.ru/media/2924701-sozdayte-prezentatsiyu-za-5-minut-s-pomoschyu-telegrambota, https://dtf.ru/luchshii-rating/3212741-boty-dlya-sozdaniya-referatov-i-dokladov-luchshie-neiroseti-i-telegram-boty-dlya-nauchnyh-i-laboratornyh-rabot, https://presentationrobot.ru/, https://tgdyk.com/bots/prezaprobot, https://vc.ru/id1614096/1915852-bot-dlya-sozdaniya-prezentatsiy-v-telegram, https://www.findmini.app/ru/prezaprobot/, https://pikabu.ru/story/kak_sdelat_prezentatsiyu_s_pomoshchyu_chat_gpt_10681198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бот телеграм водяной знак</text:p>
          </table:table-cell>
          <table:table-cell office:value-type="string" calcext:value-type="string">
            <text:p>бот телеграм водяной знак (2)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ostore.com/c/wmarkprobot/, https://dzen.ru/a/Zv-1qNQGS0b7SoOV, https://t.me/wmarkbot, https://tgdyk.com/bots/wmarkbot, https://vk.com/wall189391755_1619</text:p>
          </table:table-cell>
        </table:table-row>
        <table:table-row table:style-name="ro1">
          <table:table-cell office:value-type="string" calcext:value-type="string">
            <text:p>телеграм бот водяной знак видео</text:p>
          </table:table-cell>
          <table:table-cell office:value-type="string" calcext:value-type="string">
            <text:p>бот телеграм водяной знак (2)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ostore.com/c/wmarkprobot/, https://dzen.ru/a/Zv-1qNQGS0b7SoOV, https://t.me/wmarkbot, https://tgdyk.com/bots/wmarkbot, https://vk.com/wall189391755_1619</text:p>
          </table:table-cell>
        </table:table-row>
        <table:table-row table:style-name="ro1">
          <table:table-cell office:value-type="string" calcext:value-type="string">
            <text:p>тик ток бот телеграм</text:p>
          </table:table-cell>
          <table:table-cell office:value-type="string" calcext:value-type="string">
            <text:p>тик ток бот телеграм (5)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I2jSepDTRLfAiBW, https://t.me/ttsavebot, https://tgdyk.com/bots/ttdownsbot, https://smmplanner.com/blog/kak-vyghruzit-chuzhiie-vidieo-iz-tiktoka-instruktsiia/, https://tgland.ru/telegram/catalog/bot/rsdu-skachat-video-iz-youtube-tiktok-instagram, https://gusarov-group.by/kak-skachat-video-iz-tik-tok-bez-vodyanogo-znaka/, https://trafopedia.ru/journal/zarabotok-v-internete/chto-takoe-boty-tik-toka-v-telegram-i-dlya-chego-oni-ispolzuyutsya, https://github.com/sero01000/tiktok-downloader-bot, https://trafficcardinal.com/post/boty-tik-toka-v-telegram, https://vc.ru/u/2589165-zeykanm/918895-telegram-bot-dlya-skachivaniya-muzyki-iz-tiktok-i-video-bez-vodyanogo-znaka</text:p>
          </table:table-cell>
        </table:table-row>
        <table:table-row table:style-name="ro1">
          <table:table-cell office:value-type="string" calcext:value-type="string">
            <text:p>бот телеграм тикток</text:p>
          </table:table-cell>
          <table:table-cell office:value-type="string" calcext:value-type="string">
            <text:p>тик ток бот телеграм (5)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I2jSepDTRLfAiBW, https://t.me/ttsavebot, https://tgdyk.com/bots/ttdownsbot, https://smmplanner.com/blog/kak-vyghruzit-chuzhiie-vidieo-iz-tiktoka-instruktsiia/, https://tgland.ru/telegram/catalog/bot/rsdu-skachat-video-iz-youtube-tiktok-instagram, https://gusarov-group.by/kak-skachat-video-iz-tik-tok-bez-vodyanogo-znaka/, https://trafopedia.ru/journal/zarabotok-v-internete/chto-takoe-boty-tik-toka-v-telegram-i-dlya-chego-oni-ispolzuyutsya, https://github.com/sero01000/tiktok-downloader-bot, https://trafficcardinal.com/post/boty-tik-toka-v-telegram, https://vc.ru/u/2589165-zeykanm/918895-telegram-bot-dlya-skachivaniya-muzyki-iz-tiktok-i-video-bez-vodyanogo-znaka</text:p>
          </table:table-cell>
        </table:table-row>
        <table:table-row table:style-name="ro1">
          <table:table-cell office:value-type="string" calcext:value-type="string">
            <text:p>телеграм бот для видео тик ток</text:p>
          </table:table-cell>
          <table:table-cell office:value-type="string" calcext:value-type="string">
            <text:p>тик ток бот телеграм (5)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I2jSepDTRLfAiBW, https://t.me/ttsavebot, https://tgdyk.com/bots/ttdownsbot, https://smmplanner.com/blog/kak-vyghruzit-chuzhiie-vidieo-iz-tiktoka-instruktsiia/, https://tgland.ru/telegram/catalog/bot/rsdu-skachat-video-iz-youtube-tiktok-instagram, https://gusarov-group.by/kak-skachat-video-iz-tik-tok-bez-vodyanogo-znaka/, https://trafopedia.ru/journal/zarabotok-v-internete/chto-takoe-boty-tik-toka-v-telegram-i-dlya-chego-oni-ispolzuyutsya, https://github.com/sero01000/tiktok-downloader-bot, https://trafficcardinal.com/post/boty-tik-toka-v-telegram, https://vc.ru/u/2589165-zeykanm/918895-telegram-bot-dlya-skachivaniya-muzyki-iz-tiktok-i-video-bez-vodyanogo-znaka</text:p>
          </table:table-cell>
        </table:table-row>
        <table:table-row table:style-name="ro1">
          <table:table-cell office:value-type="string" calcext:value-type="string">
            <text:p>тик ток бот в телеграме</text:p>
          </table:table-cell>
          <table:table-cell office:value-type="string" calcext:value-type="string">
            <text:p>тик ток бот телеграм (5)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I2jSepDTRLfAiBW, https://t.me/ttsavebot, https://tgdyk.com/bots/ttdownsbot, https://smmplanner.com/blog/kak-vyghruzit-chuzhiie-vidieo-iz-tiktoka-instruktsiia/, https://tgland.ru/telegram/catalog/bot/rsdu-skachat-video-iz-youtube-tiktok-instagram, https://gusarov-group.by/kak-skachat-video-iz-tik-tok-bez-vodyanogo-znaka/, https://trafopedia.ru/journal/zarabotok-v-internete/chto-takoe-boty-tik-toka-v-telegram-i-dlya-chego-oni-ispolzuyutsya, https://github.com/sero01000/tiktok-downloader-bot, https://trafficcardinal.com/post/boty-tik-toka-v-telegram, https://vc.ru/u/2589165-zeykanm/918895-telegram-bot-dlya-skachivaniya-muzyki-iz-tiktok-i-video-bez-vodyanogo-znaka</text:p>
          </table:table-cell>
        </table:table-row>
        <table:table-row table:style-name="ro1">
          <table:table-cell office:value-type="string" calcext:value-type="string">
            <text:p>скачать с тик ток бот телеграм</text:p>
          </table:table-cell>
          <table:table-cell office:value-type="string" calcext:value-type="string">
            <text:p>тик ток бот телеграм (5)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I2jSepDTRLfAiBW, https://t.me/ttsavebot, https://tgdyk.com/bots/ttdownsbot, https://smmplanner.com/blog/kak-vyghruzit-chuzhiie-vidieo-iz-tiktoka-instruktsiia/, https://tgland.ru/telegram/catalog/bot/rsdu-skachat-video-iz-youtube-tiktok-instagram, https://gusarov-group.by/kak-skachat-video-iz-tik-tok-bez-vodyanogo-znaka/, https://trafopedia.ru/journal/zarabotok-v-internete/chto-takoe-boty-tik-toka-v-telegram-i-dlya-chego-oni-ispolzuyutsya, https://github.com/sero01000/tiktok-downloader-bot, https://trafficcardinal.com/post/boty-tik-toka-v-telegram, https://vc.ru/u/2589165-zeykanm/918895-telegram-bot-dlya-skachivaniya-muzyki-iz-tiktok-i-video-bez-vodyanogo-znaka</text:p>
          </table:table-cell>
        </table:table-row>
        <table:table-row table:style-name="ro1">
          <table:table-cell office:value-type="string" calcext:value-type="string">
            <text:p>телеграм бот можно ли заработать</text:p>
          </table:table-cell>
          <table:table-cell office:value-type="string" calcext:value-type="string">
            <text:p>телеграм бот можно ли заработать (5)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89486/, https://edu.affiliate.admitad.com/ru/telegram-bot-kak-sozdat-i-zarabotat-na-nem/, https://partnerkin.com/blog/articles/top-7-telegram-botov, https://vc.ru/id3176022/1127995-zarabotat-na-botah-v-telegram-legko-chitai, https://www.youtube.com/watch?v=-usEaPZkStA, https://docs.menubuilder.cc/books/9-castye-voprosy/page/kak-zarabotat-na-svoem-bote-v-telegram, https://synergytimes.ru/evolve/telegram-boty-zachem-oni-nuzhny-i-kak-na-nikh-zarabotat, https://dzen.ru/a/YpCO7pkjGn6r0DOQ, https://spark.ru/startup/aff1-ru/blog/204195/10-luchshih-telegram-botov-dlya-zarabotka-na-prostih-zadaniyah, https://tproger.ru/articles/realno-li-zarabatyvat-na-sborke-chat-botov-500k-v-mesyac</text:p>
          </table:table-cell>
        </table:table-row>
        <table:table-row table:style-name="ro1">
          <table:table-cell office:value-type="string" calcext:value-type="string">
            <text:p>телеграм бот зарабатывает деньги</text:p>
          </table:table-cell>
          <table:table-cell office:value-type="string" calcext:value-type="string">
            <text:p>телеграм бот можно ли заработать (5)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89486/, https://edu.affiliate.admitad.com/ru/telegram-bot-kak-sozdat-i-zarabotat-na-nem/, https://partnerkin.com/blog/articles/top-7-telegram-botov, https://vc.ru/id3176022/1127995-zarabotat-na-botah-v-telegram-legko-chitai, https://www.youtube.com/watch?v=-usEaPZkStA, https://docs.menubuilder.cc/books/9-castye-voprosy/page/kak-zarabotat-na-svoem-bote-v-telegram, https://synergytimes.ru/evolve/telegram-boty-zachem-oni-nuzhny-i-kak-na-nikh-zarabotat, https://dzen.ru/a/YpCO7pkjGn6r0DOQ, https://spark.ru/startup/aff1-ru/blog/204195/10-luchshih-telegram-botov-dlya-zarabotka-na-prostih-zadaniyah, https://tproger.ru/articles/realno-li-zarabatyvat-na-sborke-chat-botov-500k-v-mesyac</text:p>
          </table:table-cell>
        </table:table-row>
        <table:table-row table:style-name="ro1">
          <table:table-cell office:value-type="string" calcext:value-type="string">
            <text:p>зарабатывать на создании телеграм ботов</text:p>
          </table:table-cell>
          <table:table-cell office:value-type="string" calcext:value-type="string">
            <text:p>телеграм бот можно ли заработать (5)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89486/, https://edu.affiliate.admitad.com/ru/telegram-bot-kak-sozdat-i-zarabotat-na-nem/, https://partnerkin.com/blog/articles/top-7-telegram-botov, https://vc.ru/id3176022/1127995-zarabotat-na-botah-v-telegram-legko-chitai, https://www.youtube.com/watch?v=-usEaPZkStA, https://docs.menubuilder.cc/books/9-castye-voprosy/page/kak-zarabotat-na-svoem-bote-v-telegram, https://synergytimes.ru/evolve/telegram-boty-zachem-oni-nuzhny-i-kak-na-nikh-zarabotat, https://dzen.ru/a/YpCO7pkjGn6r0DOQ, https://spark.ru/startup/aff1-ru/blog/204195/10-luchshih-telegram-botov-dlya-zarabotka-na-prostih-zadaniyah, https://tproger.ru/articles/realno-li-zarabatyvat-na-sborke-chat-botov-500k-v-mesyac</text:p>
          </table:table-cell>
        </table:table-row>
        <table:table-row table:style-name="ro1">
          <table:table-cell office:value-type="string" calcext:value-type="string">
            <text:p>как зарабатывать на телеграм ботах</text:p>
          </table:table-cell>
          <table:table-cell office:value-type="string" calcext:value-type="string">
            <text:p>телеграм бот можно ли заработать (5)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89486/, https://edu.affiliate.admitad.com/ru/telegram-bot-kak-sozdat-i-zarabotat-na-nem/, https://partnerkin.com/blog/articles/top-7-telegram-botov, https://vc.ru/id3176022/1127995-zarabotat-na-botah-v-telegram-legko-chitai, https://www.youtube.com/watch?v=-usEaPZkStA, https://docs.menubuilder.cc/books/9-castye-voprosy/page/kak-zarabotat-na-svoem-bote-v-telegram, https://synergytimes.ru/evolve/telegram-boty-zachem-oni-nuzhny-i-kak-na-nikh-zarabotat, https://dzen.ru/a/YpCO7pkjGn6r0DOQ, https://spark.ru/startup/aff1-ru/blog/204195/10-luchshih-telegram-botov-dlya-zarabotka-na-prostih-zadaniyah, https://tproger.ru/articles/realno-li-zarabatyvat-na-sborke-chat-botov-500k-v-mesyac</text:p>
          </table:table-cell>
        </table:table-row>
        <table:table-row table:style-name="ro1">
          <table:table-cell office:value-type="string" calcext:value-type="string">
            <text:p>как заработать на телеграм боте</text:p>
          </table:table-cell>
          <table:table-cell office:value-type="string" calcext:value-type="string">
            <text:p>телеграм бот можно ли заработать (5)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89486/, https://edu.affiliate.admitad.com/ru/telegram-bot-kak-sozdat-i-zarabotat-na-nem/, https://partnerkin.com/blog/articles/top-7-telegram-botov, https://vc.ru/id3176022/1127995-zarabotat-na-botah-v-telegram-legko-chitai, https://www.youtube.com/watch?v=-usEaPZkStA, https://docs.menubuilder.cc/books/9-castye-voprosy/page/kak-zarabotat-na-svoem-bote-v-telegram, https://synergytimes.ru/evolve/telegram-boty-zachem-oni-nuzhny-i-kak-na-nikh-zarabotat, https://dzen.ru/a/YpCO7pkjGn6r0DOQ, https://spark.ru/startup/aff1-ru/blog/204195/10-luchshih-telegram-botov-dlya-zarabotka-na-prostih-zadaniyah, https://tproger.ru/articles/realno-li-zarabatyvat-na-sborke-chat-botov-500k-v-mesyac</text:p>
          </table:table-cell>
        </table:table-row>
        <table:table-row table:style-name="ro1">
          <table:table-cell office:value-type="string" calcext:value-type="string">
            <text:p>телеграм бот погода</text:p>
          </table:table-cell>
          <table:table-cell office:value-type="string" calcext:value-type="string">
            <text:p>телеграм бот погода (3)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i-tech.mail.ru/review/58835-15-poleznyh-botov-dlya-telegram-pogoda-napominaniya-kursy-valyut/, https://thecode.media/weather-3/, https://weatherbottg.tb.ru/, https://github.com/nsbarsukov/weather-telegram-bot, https://habr.com/ru/companies/selectel/articles/734194/, https://pikabu.ru/story/telegramm__bot_dlya_monitoringa_pogodyi_8015868, https://pogodnik.com/telegram-bot-pogodnik, https://www.meteonova.ru/fan/telegram.htm, https://yandex.ru/q/question/posovetuite_normalnyi_pogodnyi_bot_dlia_8c8e1d02/</text:p>
          </table:table-cell>
        </table:table-row>
        <table:table-row table:style-name="ro1">
          <table:table-cell office:value-type="string" calcext:value-type="string">
            <text:p>погода бот для телеграма</text:p>
          </table:table-cell>
          <table:table-cell office:value-type="string" calcext:value-type="string">
            <text:p>телеграм бот погода (3)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i-tech.mail.ru/review/58835-15-poleznyh-botov-dlya-telegram-pogoda-napominaniya-kursy-valyut/, https://thecode.media/weather-3/, https://weatherbottg.tb.ru/, https://github.com/nsbarsukov/weather-telegram-bot, https://habr.com/ru/companies/selectel/articles/734194/, https://pikabu.ru/story/telegramm__bot_dlya_monitoringa_pogodyi_8015868, https://pogodnik.com/telegram-bot-pogodnik, https://www.meteonova.ru/fan/telegram.htm, https://yandex.ru/q/question/posovetuite_normalnyi_pogodnyi_bot_dlia_8c8e1d02/</text:p>
          </table:table-cell>
        </table:table-row>
        <table:table-row table:style-name="ro1">
          <table:table-cell office:value-type="string" calcext:value-type="string">
            <text:p>телеграм бот солнце</text:p>
          </table:table-cell>
          <table:table-cell office:value-type="string" calcext:value-type="string">
            <text:p>телеграм бот погода (3)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i-tech.mail.ru/review/58835-15-poleznyh-botov-dlya-telegram-pogoda-napominaniya-kursy-valyut/, https://thecode.media/weather-3/, https://weatherbottg.tb.ru/, https://github.com/nsbarsukov/weather-telegram-bot, https://habr.com/ru/companies/selectel/articles/734194/, https://pikabu.ru/story/telegramm__bot_dlya_monitoringa_pogodyi_8015868, https://pogodnik.com/telegram-bot-pogodnik, https://www.meteonova.ru/fan/telegram.htm, https://yandex.ru/q/question/posovetuite_normalnyi_pogodnyi_bot_dlia_8c8e1d02/</text:p>
          </table:table-cell>
        </table:table-row>
        <table:table-row table:style-name="ro1">
          <table:table-cell office:value-type="string" calcext:value-type="string">
            <text:p>передать бота в телеграм</text:p>
          </table:table-cell>
          <table:table-cell office:value-type="string" calcext:value-type="string">
            <text:p>передать бота в телеграм (2)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fleep.bot/transfer-ownership-telegram, https://help.bothelp.io/smena-vladelcza-telegram-bota/, https://help.cleverapp.pro/messendzhery-i-soc.-seti/telegram/kak-peredat-prava-na-telegram-bota-v-botfather, https://knopka.com/blog/category/yuridicheskie-momenty/tpost/60fr9xpd11-vladelets-chat-bota-v-telegrame-kto-im-y, https://vc.ru/services/221101-kak-menyat-vladelca-telegram-bota, https://vk.com/wall-187822477_11592, https://www.unisender.com/ru/blog/kak-smenit-vladelca-chat-bota-v-telegrame/, https://www.youtube.com/watch?v=YY_zrk79nL4, https://yandex.ru/q/tech/8316924674/</text:p>
          </table:table-cell>
        </table:table-row>
        <table:table-row table:style-name="ro1">
          <table:table-cell office:value-type="string" calcext:value-type="string">
            <text:p>передача бота телеграм</text:p>
          </table:table-cell>
          <table:table-cell office:value-type="string" calcext:value-type="string">
            <text:p>передать бота в телеграм (2)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fleep.bot/transfer-ownership-telegram, https://help.bothelp.io/smena-vladelcza-telegram-bota/, https://help.cleverapp.pro/messendzhery-i-soc.-seti/telegram/kak-peredat-prava-na-telegram-bota-v-botfather, https://knopka.com/blog/category/yuridicheskie-momenty/tpost/60fr9xpd11-vladelets-chat-bota-v-telegrame-kto-im-y, https://vc.ru/services/221101-kak-menyat-vladelca-telegram-bota, https://vk.com/wall-187822477_11592, https://www.unisender.com/ru/blog/kak-smenit-vladelca-chat-bota-v-telegrame/, https://www.youtube.com/watch?v=YY_zrk79nL4, https://yandex.ru/q/tech/8316924674/</text:p>
          </table:table-cell>
        </table:table-row>
        <table:table-row table:style-name="ro1">
          <table:table-cell office:value-type="string" calcext:value-type="string">
            <text:p>бот телеграм задачи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6R5PGvPGA64LYxx, https://github.com/Jiger275/telegram-task-bot, https://journal.zennolab.com/luchshie-telegram-boty-kak-avtomatizirovat-rutinu-i-povysit-produktivnost/, https://okbob.app/, https://pikabu.ru/story/top_5_poleznyikh_botov_v_telegram_ot_planerov_do_poiskovikov_12165960, https://singularity-app.ru/blog/telegram-bot/, https://t-j.ru/short/productivity-bots/, https://t.me/UTasksBot, https://tenchat.ru/media/1365920-25-botov-v-telegram-dlya-trudogolikov, https://vc.ru/services/1544345-task-menedzher-vnutri-telegram-zadachi-v-chatah-bolshe-ne-poteryayutsya</text:p>
          </table:table-cell>
        </table:table-row>
        <table:table-row table:style-name="ro1">
          <table:table-cell office:value-type="string" calcext:value-type="string">
            <text:p>бот улучшение качества телеграм</text:p>
          </table:table-cell>
          <table:table-cell office:value-type="string" calcext:value-type="string">
            <text:p>бот улучшение качества телеграм (9)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gdyk.com/lists/photo-editors, https://dzen.ru/a/Z7nyI-imFR91sOEL, https://vc.ru/u/2789524-dmitrii-mugstel/1481940-uluchshai-svoi-fotografii-s-telegram-botom-bystroe-vosstanovlenie-kachestva-izobrazhenii, https://www.ixbt.com/live/sw/kak-zamenit-lico-udalit-fon-ili-prosto-uluchshit-fotografiyu-s-pomoschyu-telegramm-bota.html, https://intrast74.ru/blog/bot-dlya-obrabotki-foto, https://retouchbot.ru/, https://t.me/PhotoFixerBot, https://pikabu.ru/story/uluchshaem_foto_s_pomoshchyu_bota_v_telegram_9698773, https://botsila.ru/telegram-bot/improve-photo-bot/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телеграм бот улучшает качество</text:p>
          </table:table-cell>
          <table:table-cell office:value-type="string" calcext:value-type="string">
            <text:p>бот улучшение качества телеграм (9)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gdyk.com/lists/photo-editors, https://dzen.ru/a/Z7nyI-imFR91sOEL, https://vc.ru/u/2789524-dmitrii-mugstel/1481940-uluchshai-svoi-fotografii-s-telegram-botom-bystroe-vosstanovlenie-kachestva-izobrazhenii, https://www.ixbt.com/live/sw/kak-zamenit-lico-udalit-fon-ili-prosto-uluchshit-fotografiyu-s-pomoschyu-telegramm-bota.html, https://intrast74.ru/blog/bot-dlya-obrabotki-foto, https://retouchbot.ru/, https://t.me/PhotoFixerBot, https://pikabu.ru/story/uluchshaem_foto_s_pomoshchyu_bota_v_telegram_9698773, https://botsila.ru/telegram-bot/improve-photo-bot/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телеграм бот для фото качестве</text:p>
          </table:table-cell>
          <table:table-cell office:value-type="string" calcext:value-type="string">
            <text:p>бот улучшение качества телеграм (9)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gdyk.com/lists/photo-editors, https://dzen.ru/a/Z7nyI-imFR91sOEL, https://vc.ru/u/2789524-dmitrii-mugstel/1481940-uluchshai-svoi-fotografii-s-telegram-botom-bystroe-vosstanovlenie-kachestva-izobrazhenii, https://www.ixbt.com/live/sw/kak-zamenit-lico-udalit-fon-ili-prosto-uluchshit-fotografiyu-s-pomoschyu-telegramm-bota.html, https://intrast74.ru/blog/bot-dlya-obrabotki-foto, https://retouchbot.ru/, https://t.me/PhotoFixerBot, https://pikabu.ru/story/uluchshaem_foto_s_pomoshchyu_bota_v_telegram_9698773, https://botsila.ru/telegram-bot/improve-photo-bot/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телеграм бот для улучшения фото</text:p>
          </table:table-cell>
          <table:table-cell office:value-type="string" calcext:value-type="string">
            <text:p>бот улучшение качества телеграм (9)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gdyk.com/lists/photo-editors, https://dzen.ru/a/Z7nyI-imFR91sOEL, https://vc.ru/u/2789524-dmitrii-mugstel/1481940-uluchshai-svoi-fotografii-s-telegram-botom-bystroe-vosstanovlenie-kachestva-izobrazhenii, https://www.ixbt.com/live/sw/kak-zamenit-lico-udalit-fon-ili-prosto-uluchshit-fotografiyu-s-pomoschyu-telegramm-bota.html, https://intrast74.ru/blog/bot-dlya-obrabotki-foto, https://retouchbot.ru/, https://t.me/PhotoFixerBot, https://pikabu.ru/story/uluchshaem_foto_s_pomoshchyu_bota_v_telegram_9698773, https://botsila.ru/telegram-bot/improve-photo-bot/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телеграм боты для улучшения качества фото</text:p>
          </table:table-cell>
          <table:table-cell office:value-type="string" calcext:value-type="string">
            <text:p>бот улучшение качества телеграм (9)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gdyk.com/lists/photo-editors, https://dzen.ru/a/Z7nyI-imFR91sOEL, https://vc.ru/u/2789524-dmitrii-mugstel/1481940-uluchshai-svoi-fotografii-s-telegram-botom-bystroe-vosstanovlenie-kachestva-izobrazhenii, https://www.ixbt.com/live/sw/kak-zamenit-lico-udalit-fon-ili-prosto-uluchshit-fotografiyu-s-pomoschyu-telegramm-bota.html, https://intrast74.ru/blog/bot-dlya-obrabotki-foto, https://retouchbot.ru/, https://t.me/PhotoFixerBot, https://pikabu.ru/story/uluchshaem_foto_s_pomoshchyu_bota_v_telegram_9698773, https://botsila.ru/telegram-bot/improve-photo-bot/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телеграм бот улучшает фото</text:p>
          </table:table-cell>
          <table:table-cell office:value-type="string" calcext:value-type="string">
            <text:p>бот улучшение качества телеграм (9)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gdyk.com/lists/photo-editors, https://dzen.ru/a/Z7nyI-imFR91sOEL, https://vc.ru/u/2789524-dmitrii-mugstel/1481940-uluchshai-svoi-fotografii-s-telegram-botom-bystroe-vosstanovlenie-kachestva-izobrazhenii, https://www.ixbt.com/live/sw/kak-zamenit-lico-udalit-fon-ili-prosto-uluchshit-fotografiyu-s-pomoschyu-telegramm-bota.html, https://intrast74.ru/blog/bot-dlya-obrabotki-foto, https://retouchbot.ru/, https://t.me/PhotoFixerBot, https://pikabu.ru/story/uluchshaem_foto_s_pomoshchyu_bota_v_telegram_9698773, https://botsila.ru/telegram-bot/improve-photo-bot/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бот фотошопа телеграм</text:p>
          </table:table-cell>
          <table:table-cell office:value-type="string" calcext:value-type="string">
            <text:p>бот улучшение качества телеграм (9)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gdyk.com/lists/photo-editors, https://dzen.ru/a/Z7nyI-imFR91sOEL, https://vc.ru/u/2789524-dmitrii-mugstel/1481940-uluchshai-svoi-fotografii-s-telegram-botom-bystroe-vosstanovlenie-kachestva-izobrazhenii, https://www.ixbt.com/live/sw/kak-zamenit-lico-udalit-fon-ili-prosto-uluchshit-fotografiyu-s-pomoschyu-telegramm-bota.html, https://intrast74.ru/blog/bot-dlya-obrabotki-foto, https://retouchbot.ru/, https://t.me/PhotoFixerBot, https://pikabu.ru/story/uluchshaem_foto_s_pomoshchyu_bota_v_telegram_9698773, https://botsila.ru/telegram-bot/improve-photo-bot/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улучшить качество фото бот телеграм</text:p>
          </table:table-cell>
          <table:table-cell office:value-type="string" calcext:value-type="string">
            <text:p>бот улучшение качества телеграм (9)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gdyk.com/lists/photo-editors, https://dzen.ru/a/Z7nyI-imFR91sOEL, https://vc.ru/u/2789524-dmitrii-mugstel/1481940-uluchshai-svoi-fotografii-s-telegram-botom-bystroe-vosstanovlenie-kachestva-izobrazhenii, https://www.ixbt.com/live/sw/kak-zamenit-lico-udalit-fon-ili-prosto-uluchshit-fotografiyu-s-pomoschyu-telegramm-bota.html, https://intrast74.ru/blog/bot-dlya-obrabotki-foto, https://retouchbot.ru/, https://t.me/PhotoFixerBot, https://pikabu.ru/story/uluchshaem_foto_s_pomoshchyu_bota_v_telegram_9698773, https://botsila.ru/telegram-bot/improve-photo-bot/, https://www.unisender.com/ru/blog/telegram-boty-s-nejrosetyami/</text:p>
          </table:table-cell>
        </table:table-row>
        <table:table-row table:style-name="ro1">
          <table:table-cell office:value-type="string" calcext:value-type="string">
            <text:p>бесплатный телеграм бот без размытия</text:p>
          </table:table-cell>
          <table:table-cell office:value-type="string" calcext:value-type="string">
            <text:p>бот улучшение качества телеграм (9)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gdyk.com/lists/photo-editors, https://dzen.ru/a/Z7nyI-imFR91sOEL, https://vc.ru/u/2789524-dmitrii-mugstel/1481940-uluchshai-svoi-fotografii-s-telegram-botom-bystroe-vosstanovlenie-kachestva-izobrazhenii, https://www.ixbt.com/live/sw/kak-zamenit-lico-udalit-fon-ili-prosto-uluchshit-fotografiyu-s-pomoschyu-telegramm-bota.html, https://intrast74.ru/blog/bot-dlya-obrabotki-foto, https://retouchbot.ru/, https://t.me/PhotoFixerBot, https://pikabu.ru/story/uluchshaem_foto_s_pomoshchyu_bota_v_telegram_9698773, https://botsila.ru/telegram-bot/improve-photo-bot/, https://www.unisender.com/ru/blog/telegram-boty-s-nejrosetyami/</text:p>
          </table:table-cell>
        </table:table-row>
        <table:table-row table:style-name="ro1">
          <table:table-cell table:style-name="ce6" office:value-type="string" calcext:value-type="string">
            <text:p>бот телеграм владелец авто</text:p>
          </table:table-cell>
          <table:table-cell office:value-type="string" calcext:value-type="string">
            <text:p>бот телеграм владелец авто (3)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vinfobot.online/, https://dzen.ru/a/ZQ1y8tdOLiBeNHUb, https://himera-search.store/articles/proverka-avtomobilya-po-nomeru-cherez-telegram-boty, https://t.me/AVinfo, https://www.drive2.ru/l/456242351019393790/, https://github.com/OSINTyou/Probiv_bots_phone, https://habr.com/ru/articles/349528/, https://learnician.com/cyprus/ru/blog/find-info-by-car-plate-number, https://pikabu.ru/story/8_fishek_dlya_sbora_informatsii_ob_avtomobile_po_gosnomeru_i_vin_5736981, https://yandex.ru/q/question/privet_kak_uznat_po_nomeru_mashiny_0d31cc61/</text:p>
          </table:table-cell>
        </table:table-row>
        <table:table-row table:style-name="ro1">
          <table:table-cell table:style-name="ce6" office:value-type="string" calcext:value-type="string">
            <text:p>номер телефона по номеру авто телеграм бот</text:p>
          </table:table-cell>
          <table:table-cell office:value-type="string" calcext:value-type="string">
            <text:p>бот телеграм владелец авто (3)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vinfobot.online/, https://dzen.ru/a/ZQ1y8tdOLiBeNHUb, https://himera-search.store/articles/proverka-avtomobilya-po-nomeru-cherez-telegram-boty, https://t.me/AVinfo, https://www.drive2.ru/l/456242351019393790/, https://github.com/OSINTyou/Probiv_bots_phone, https://habr.com/ru/articles/349528/, https://learnician.com/cyprus/ru/blog/find-info-by-car-plate-number, https://pikabu.ru/story/8_fishek_dlya_sbora_informatsii_ob_avtomobile_po_gosnomeru_i_vin_5736981, https://yandex.ru/q/question/privet_kak_uznat_po_nomeru_mashiny_0d31cc61/</text:p>
          </table:table-cell>
        </table:table-row>
        <table:table-row table:style-name="ro1">
          <table:table-cell table:style-name="ce6" office:value-type="string" calcext:value-type="string">
            <text:p>телеграм бот владелец по номеру авто</text:p>
          </table:table-cell>
          <table:table-cell office:value-type="string" calcext:value-type="string">
            <text:p>бот телеграм владелец авто (3)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vinfobot.online/, https://dzen.ru/a/ZQ1y8tdOLiBeNHUb, https://himera-search.store/articles/proverka-avtomobilya-po-nomeru-cherez-telegram-boty, https://t.me/AVinfo, https://www.drive2.ru/l/456242351019393790/, https://github.com/OSINTyou/Probiv_bots_phone, https://habr.com/ru/articles/349528/, https://learnician.com/cyprus/ru/blog/find-info-by-car-plate-number, https://pikabu.ru/story/8_fishek_dlya_sbora_informatsii_ob_avtomobile_po_gosnomeru_i_vin_5736981, https://yandex.ru/q/question/privet_kak_uznat_po_nomeru_mashiny_0d31cc61/</text:p>
          </table:table-cell>
        </table:table-row>
        <table:table-row table:style-name="ro1">
          <table:table-cell office:value-type="string" calcext:value-type="string">
            <text:p>телеграм бот авито</text:p>
          </table:table-cell>
          <table:table-cell office:value-type="string" calcext:value-type="string">
            <text:p>телеграм бот авито (2)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bato.ru/integration-telegram-avito, https://dzen.ru/a/ZL7jkIgJyC9b1VyU, https://github.com/blohinn/telegram-avito-bot, https://t.me/AvitoBuyerBot</text:p>
          </table:table-cell>
        </table:table-row>
        <table:table-row table:style-name="ro1">
          <table:table-cell office:value-type="string" calcext:value-type="string">
            <text:p>телеграм бот авито объявления</text:p>
          </table:table-cell>
          <table:table-cell office:value-type="string" calcext:value-type="string">
            <text:p>телеграм бот авито (2)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bato.ru/integration-telegram-avito, https://dzen.ru/a/ZL7jkIgJyC9b1VyU, https://github.com/blohinn/telegram-avito-bot, https://t.me/AvitoBuyerBot</text:p>
          </table:table-cell>
        </table:table-row>
        <table:table-row table:style-name="ro1">
          <table:table-cell office:value-type="string" calcext:value-type="string">
            <text:p>идеи для телеграм бота</text:p>
          </table:table-cell>
          <table:table-cell office:value-type="string" calcext:value-type="string">
            <text:p>идеи для телеграм бота (4)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kBtzu0pCiHK3_fJ, https://for24.ru/bot/telegram/telegramfor/, https://habr.com/ru/articles/757448/, https://otvet.mail.ru/question/241300701, https://dtf.ru/life/3614568-telegram-bot-chto-eto-vidy-telegram-botov-kak-sdelat-polnoe-rukovodstvo-2025, https://skillbox.ru/media/marketing/boty-v-telegram-kakimi-oni-byvayut-kak-rabotayut-i-kak-sdelat-svoego/, https://t-j.ru/guide/howto-telegram-bot/, https://timeweb.com/ru/community/articles/vidy-botov-v-telegram-funkcii-kak-sozdavat-instrukciya-po-nastroyke-scenariya-bota, https://vc.ru/dev/1387933-chat-boty-pod-klyuch-6-prostyh-receptov-dlya-sozdaniya-mini-prilozhenii-v-telegram, https://www.cossa.ru/trends/320764/</text:p>
          </table:table-cell>
        </table:table-row>
        <table:table-row table:style-name="ro1">
          <table:table-cell office:value-type="string" calcext:value-type="string">
            <text:p>какого телеграм бота сделать</text:p>
          </table:table-cell>
          <table:table-cell office:value-type="string" calcext:value-type="string">
            <text:p>идеи для телеграм бота (4)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kBtzu0pCiHK3_fJ, https://for24.ru/bot/telegram/telegramfor/, https://habr.com/ru/articles/757448/, https://otvet.mail.ru/question/241300701, https://dtf.ru/life/3614568-telegram-bot-chto-eto-vidy-telegram-botov-kak-sdelat-polnoe-rukovodstvo-2025, https://skillbox.ru/media/marketing/boty-v-telegram-kakimi-oni-byvayut-kak-rabotayut-i-kak-sdelat-svoego/, https://t-j.ru/guide/howto-telegram-bot/, https://timeweb.com/ru/community/articles/vidy-botov-v-telegram-funkcii-kak-sozdavat-instrukciya-po-nastroyke-scenariya-bota, https://vc.ru/dev/1387933-chat-boty-pod-klyuch-6-prostyh-receptov-dlya-sozdaniya-mini-prilozhenii-v-telegram, https://www.cossa.ru/trends/320764/</text:p>
          </table:table-cell>
        </table:table-row>
        <table:table-row table:style-name="ro1">
          <table:table-cell office:value-type="string" calcext:value-type="string">
            <text:p>какого бота можно создать в телеграм</text:p>
          </table:table-cell>
          <table:table-cell office:value-type="string" calcext:value-type="string">
            <text:p>идеи для телеграм бота (4)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kBtzu0pCiHK3_fJ, https://for24.ru/bot/telegram/telegramfor/, https://habr.com/ru/articles/757448/, https://otvet.mail.ru/question/241300701, https://dtf.ru/life/3614568-telegram-bot-chto-eto-vidy-telegram-botov-kak-sdelat-polnoe-rukovodstvo-2025, https://skillbox.ru/media/marketing/boty-v-telegram-kakimi-oni-byvayut-kak-rabotayut-i-kak-sdelat-svoego/, https://t-j.ru/guide/howto-telegram-bot/, https://timeweb.com/ru/community/articles/vidy-botov-v-telegram-funkcii-kak-sozdavat-instrukciya-po-nastroyke-scenariya-bota, https://vc.ru/dev/1387933-chat-boty-pod-klyuch-6-prostyh-receptov-dlya-sozdaniya-mini-prilozhenii-v-telegram, https://www.cossa.ru/trends/320764/</text:p>
          </table:table-cell>
        </table:table-row>
        <table:table-row table:style-name="ro1">
          <table:table-cell office:value-type="string" calcext:value-type="string">
            <text:p>какого телеграм бота можно сделать</text:p>
          </table:table-cell>
          <table:table-cell office:value-type="string" calcext:value-type="string">
            <text:p>идеи для телеграм бота (4)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kBtzu0pCiHK3_fJ, https://for24.ru/bot/telegram/telegramfor/, https://habr.com/ru/articles/757448/, https://otvet.mail.ru/question/241300701, https://dtf.ru/life/3614568-telegram-bot-chto-eto-vidy-telegram-botov-kak-sdelat-polnoe-rukovodstvo-2025, https://skillbox.ru/media/marketing/boty-v-telegram-kakimi-oni-byvayut-kak-rabotayut-i-kak-sdelat-svoego/, https://t-j.ru/guide/howto-telegram-bot/, https://timeweb.com/ru/community/articles/vidy-botov-v-telegram-funkcii-kak-sozdavat-instrukciya-po-nastroyke-scenariya-bota, https://vc.ru/dev/1387933-chat-boty-pod-klyuch-6-prostyh-receptov-dlya-sozdaniya-mini-prilozhenii-v-telegram, https://www.cossa.ru/trends/320764/</text:p>
          </table:table-cell>
        </table:table-row>
        <table:table-row table:style-name="ro1">
          <table:table-cell office:value-type="string" calcext:value-type="string">
            <text:p>клавиатура телеграм бот</text:p>
          </table:table-cell>
          <table:table-cell office:value-type="string" calcext:value-type="string">
            <text:p>клавиатура телеграм бот (3)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astergroosha.github.io/aiogram-3-guide/buttons/, https://skillbox.ru/media/code/chatboty-v-telegram-na-python-chast-2-sozdayem-i-nastraivaem-menyu/, https://surik00.gitbooks.io/aiogram-lessons/content/chapter5.html, https://telegra.ph/Pishem-svoego-telegram-bota-na-Python-ch2-12-13, https://dzen.ru/a/Z6C-zRZAWFk_jTaD, https://www.geeksforgeeks.org/keyboard-buttons-in-telegram-bot-using-python/</text:p>
          </table:table-cell>
        </table:table-row>
        <table:table-row table:style-name="ro1">
          <table:table-cell office:value-type="string" calcext:value-type="string">
            <text:p>кнопка телеграм бот питон</text:p>
          </table:table-cell>
          <table:table-cell office:value-type="string" calcext:value-type="string">
            <text:p>клавиатура телеграм бот (3)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astergroosha.github.io/aiogram-3-guide/buttons/, https://skillbox.ru/media/code/chatboty-v-telegram-na-python-chast-2-sozdayem-i-nastraivaem-menyu/, https://surik00.gitbooks.io/aiogram-lessons/content/chapter5.html, https://telegra.ph/Pishem-svoego-telegram-bota-na-Python-ch2-12-13, https://dzen.ru/a/Z6C-zRZAWFk_jTaD, https://www.geeksforgeeks.org/keyboard-buttons-in-telegram-bot-using-python/</text:p>
          </table:table-cell>
        </table:table-row>
        <table:table-row table:style-name="ro1">
          <table:table-cell office:value-type="string" calcext:value-type="string">
            <text:p>телеграм бот инлайн кнопки</text:p>
          </table:table-cell>
          <table:table-cell office:value-type="string" calcext:value-type="string">
            <text:p>клавиатура телеграм бот (3)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astergroosha.github.io/aiogram-3-guide/buttons/, https://skillbox.ru/media/code/chatboty-v-telegram-na-python-chast-2-sozdayem-i-nastraivaem-menyu/, https://surik00.gitbooks.io/aiogram-lessons/content/chapter5.html, https://telegra.ph/Pishem-svoego-telegram-bota-na-Python-ch2-12-13, https://dzen.ru/a/Z6C-zRZAWFk_jTaD, https://www.geeksforgeeks.org/keyboard-buttons-in-telegram-bot-using-python/</text:p>
          </table:table-cell>
        </table:table-row>
        <table:table-row table:style-name="ro1">
          <table:table-cell office:value-type="string" calcext:value-type="string">
            <text:p>почта бот в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od.ru/obzor-wwpager-email-to-telegram, https://lifehacker.ru/letters-from-gmail-to-telegram/, https://moytop.com/optimizaciya-raboty/peresylka-pochty-v-telegram, https://otzyvmarketing.ru/articles/how-send-newsletter-telegram-bots-services/, https://ru.botostore.com/collections/email-in-messenger/, https://t.me/gmailbot, https://tgdyk.com/bots/gmailbot, https://vc.ru/tribuna/835845-senthybot-pochtovyi-servis-kak-gmail-tolko-v-telegramme, https://www.sostav.ru/blogs/263448/41137, https://www.youtube.com/watch?v=UuXy_zXXFsQ</text:p>
          </table:table-cell>
        </table:table-row>
        <table:table-row table:style-name="ro1">
          <table:table-cell office:value-type="string" calcext:value-type="string">
            <text:p>бот уведомления в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telderi.ru/bot-opoveshhenij-v-telegram, https://cmdf5.ru/manual/bpmn/tg-bot, https://dzen.ru/a/ZO254Sxgh3swqaIZ, https://habr.com/ru/articles/831768/, https://help.yougile.com/books/baza-znanii-yougile/page/uvedomleniia-v-telegram, https://pikabu.ru/story/bot_dlya_uvedomleniy_v_telegram_9337392, https://support.omnidesk.ru/knowledge_base/item/294520?sid=43103, https://telegra.ph/Kak-sdelat-bota-opoveshcheniya-v-Telegram-Sozdaem-Bota-Opoveshchenij-v-Telegram-Poshagovaya-Instrukciya-i-Sovety-11-19, https://telegram.org/blog/notifications-bots/id?setln=ru, https://www.uiscom.ru/blog/operativnyy-kontrol-uvedomleniya-o-zvonkakh-i-zayavkakh-v-telegram/</text:p>
          </table:table-cell>
        </table:table-row>
        <table:table-row table:style-name="ro1">
          <table:table-cell office:value-type="string" calcext:value-type="string">
            <text:p>ии бот картинки телеграм</text:p>
          </table:table-cell>
          <table:table-cell office:value-type="string" calcext:value-type="string">
            <text:p>ии бот картинки телеграм (6)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om/ru/community/articles/telegram-boty-dlya-sozdaniya-kartinok-5-luchshih-ii-pomoshchnikov, https://habr.com/ru/articles/836856/, https://vc.ru/services/657975-podborka-telegram-boty-dlya-sozdaniya-kartinok, https://yagla.ru/blog/drugoe-o-marketinge/neyroseti-dlya-sozdaniya-kartinok-v-telegrame-top-9-luchshih-botov--2411u114537/, https://postium.ru/telegram-boty-nejrosetej/, https://dtf.ru/u/1564746-eclick/2630729-boty-dlya-sozdaniya-kartinok-besplatno-v-telegramme, https://dzen.ru/a/Zt6dKZ_-9h6zA9yN, https://pikabu.ru/story/podborka_telegrambotyi_dlya_sozdaniya_kartinok_top10_botov_11715715, https://t.me/AiArtG_bot, https://t.me/Midjo_art_bot</text:p>
          </table:table-cell>
        </table:table-row>
        <table:table-row table:style-name="ro1">
          <table:table-cell office:value-type="string" calcext:value-type="string">
            <text:p>телеграм боты ии для создания картинок</text:p>
          </table:table-cell>
          <table:table-cell office:value-type="string" calcext:value-type="string">
            <text:p>ии бот картинки телеграм (6)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om/ru/community/articles/telegram-boty-dlya-sozdaniya-kartinok-5-luchshih-ii-pomoshchnikov, https://habr.com/ru/articles/836856/, https://vc.ru/services/657975-podborka-telegram-boty-dlya-sozdaniya-kartinok, https://yagla.ru/blog/drugoe-o-marketinge/neyroseti-dlya-sozdaniya-kartinok-v-telegrame-top-9-luchshih-botov--2411u114537/, https://postium.ru/telegram-boty-nejrosetej/, https://dtf.ru/u/1564746-eclick/2630729-boty-dlya-sozdaniya-kartinok-besplatno-v-telegramme, https://dzen.ru/a/Zt6dKZ_-9h6zA9yN, https://pikabu.ru/story/podborka_telegrambotyi_dlya_sozdaniya_kartinok_top10_botov_11715715, https://t.me/AiArtG_bot, https://t.me/Midjo_art_bot</text:p>
          </table:table-cell>
        </table:table-row>
        <table:table-row table:style-name="ro1">
          <table:table-cell office:value-type="string" calcext:value-type="string">
            <text:p>бот рисовать телеграм</text:p>
          </table:table-cell>
          <table:table-cell office:value-type="string" calcext:value-type="string">
            <text:p>ии бот картинки телеграм (6)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om/ru/community/articles/telegram-boty-dlya-sozdaniya-kartinok-5-luchshih-ii-pomoshchnikov, https://habr.com/ru/articles/836856/, https://vc.ru/services/657975-podborka-telegram-boty-dlya-sozdaniya-kartinok, https://yagla.ru/blog/drugoe-o-marketinge/neyroseti-dlya-sozdaniya-kartinok-v-telegrame-top-9-luchshih-botov--2411u114537/, https://postium.ru/telegram-boty-nejrosetej/, https://dtf.ru/u/1564746-eclick/2630729-boty-dlya-sozdaniya-kartinok-besplatno-v-telegramme, https://dzen.ru/a/Zt6dKZ_-9h6zA9yN, https://pikabu.ru/story/podborka_telegrambotyi_dlya_sozdaniya_kartinok_top10_botov_11715715, https://t.me/AiArtG_bot, https://t.me/Midjo_art_bot</text:p>
          </table:table-cell>
        </table:table-row>
        <table:table-row table:style-name="ro1">
          <table:table-cell office:value-type="string" calcext:value-type="string">
            <text:p>арт бот телеграм</text:p>
          </table:table-cell>
          <table:table-cell office:value-type="string" calcext:value-type="string">
            <text:p>ии бот картинки телеграм (6)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om/ru/community/articles/telegram-boty-dlya-sozdaniya-kartinok-5-luchshih-ii-pomoshchnikov, https://habr.com/ru/articles/836856/, https://vc.ru/services/657975-podborka-telegram-boty-dlya-sozdaniya-kartinok, https://yagla.ru/blog/drugoe-o-marketinge/neyroseti-dlya-sozdaniya-kartinok-v-telegrame-top-9-luchshih-botov--2411u114537/, https://postium.ru/telegram-boty-nejrosetej/, https://dtf.ru/u/1564746-eclick/2630729-boty-dlya-sozdaniya-kartinok-besplatno-v-telegramme, https://dzen.ru/a/Zt6dKZ_-9h6zA9yN, https://pikabu.ru/story/podborka_telegrambotyi_dlya_sozdaniya_kartinok_top10_botov_11715715, https://t.me/AiArtG_bot, https://t.me/Midjo_art_bot</text:p>
          </table:table-cell>
        </table:table-row>
        <table:table-row table:style-name="ro1">
          <table:table-cell office:value-type="string" calcext:value-type="string">
            <text:p>ботов телеграм нарисуй</text:p>
          </table:table-cell>
          <table:table-cell office:value-type="string" calcext:value-type="string">
            <text:p>ии бот картинки телеграм (6)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om/ru/community/articles/telegram-boty-dlya-sozdaniya-kartinok-5-luchshih-ii-pomoshchnikov, https://habr.com/ru/articles/836856/, https://vc.ru/services/657975-podborka-telegram-boty-dlya-sozdaniya-kartinok, https://yagla.ru/blog/drugoe-o-marketinge/neyroseti-dlya-sozdaniya-kartinok-v-telegrame-top-9-luchshih-botov--2411u114537/, https://postium.ru/telegram-boty-nejrosetej/, https://dtf.ru/u/1564746-eclick/2630729-boty-dlya-sozdaniya-kartinok-besplatno-v-telegramme, https://dzen.ru/a/Zt6dKZ_-9h6zA9yN, https://pikabu.ru/story/podborka_telegrambotyi_dlya_sozdaniya_kartinok_top10_botov_11715715, https://t.me/AiArtG_bot, https://t.me/Midjo_art_bot</text:p>
          </table:table-cell>
        </table:table-row>
        <table:table-row table:style-name="ro1">
          <table:table-cell office:value-type="string" calcext:value-type="string">
            <text:p>бот телеграм нейросеть изображение</text:p>
          </table:table-cell>
          <table:table-cell office:value-type="string" calcext:value-type="string">
            <text:p>ии бот картинки телеграм (6)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om/ru/community/articles/telegram-boty-dlya-sozdaniya-kartinok-5-luchshih-ii-pomoshchnikov, https://habr.com/ru/articles/836856/, https://vc.ru/services/657975-podborka-telegram-boty-dlya-sozdaniya-kartinok, https://yagla.ru/blog/drugoe-o-marketinge/neyroseti-dlya-sozdaniya-kartinok-v-telegrame-top-9-luchshih-botov--2411u114537/, https://postium.ru/telegram-boty-nejrosetej/, https://dtf.ru/u/1564746-eclick/2630729-boty-dlya-sozdaniya-kartinok-besplatno-v-telegramme, https://dzen.ru/a/Zt6dKZ_-9h6zA9yN, https://pikabu.ru/story/podborka_telegrambotyi_dlya_sozdaniya_kartinok_top10_botov_11715715, https://t.me/AiArtG_bot, https://t.me/Midjo_art_bot</text:p>
          </table:table-cell>
        </table:table-row>
        <table:table-row table:style-name="ro1">
          <table:table-cell office:value-type="string" calcext:value-type="string">
            <text:p>телеграм запрещенные боты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ily.afisha.ru/news/12444-v-telegram-nachali-blokirovat-botov-kotorye-torguyut-narkotikami/, https://habr.com/ru/news/546112/, https://overclockers.ru/blog/ProKino/show/220122/Aferisty-ispol-zujut-pashal-nye-yajca-dlya-obmana-rossijskih-pol-zovatelej-v-Telegram, https://puzzlebot.top/blog/2PNYJDYRJN, https://t.me/user_it_channel/9, https://texterra.ru/blog/nekotorye-telegram-boty-okazalis-pod-zapretom-v-rossii.html, https://vc.ru/services/1237567-telegram-zablokiroval-nebolshoe-kolichestvo-botov-kotorye-prinimali-platezhi-za-cifrovye-tovary-bez-ispolzovaniya-telegram-stars, https://vk.com/wall-46449114_2483, https://www.unisender.com/ru/blog/kak-borotsya-s-botami-v-telegram/, https://www.youtube.com/watch?v=AtTP41NjDHw</text:p>
          </table:table-cell>
        </table:table-row>
        <table:table-row table:style-name="ro1">
          <table:table-cell office:value-type="string" calcext:value-type="string">
            <text:p>обучение боты телеграм</text:p>
          </table:table-cell>
          <table:table-cell office:value-type="string" calcext:value-type="string">
            <text:p>обучение боты телеграм (3)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61562/, https://news.itmo.ru/ru/education/trend/news/5942/, https://thegirl.ru/articles/shkolnikam-i-studentam-v-pomosh-10-poleznykh-telegram-botov-dlya-ucheby/, https://zoom.cnews.ru/publication/item/64721, https://adukar.com/ru/news/abiturientu/15-poleznyh-telegram-botov-kotorye-pomogut-tebe-uchitsya-na-otlichno, https://blog.rt.ru/b2c/8-telegram-botov-dlya-effektivnogo-obucheniya.htm, https://dtf.ru/top-smm/3418906-neiroseti-v-telegram-dlya-ucheby-besplatno-top-15-luchshih-ii-v-2025-godu</text:p>
          </table:table-cell>
        </table:table-row>
        <table:table-row table:style-name="ro1">
          <table:table-cell office:value-type="string" calcext:value-type="string">
            <text:p>телеграм бот для учебы</text:p>
          </table:table-cell>
          <table:table-cell office:value-type="string" calcext:value-type="string">
            <text:p>обучение боты телеграм (3)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61562/, https://news.itmo.ru/ru/education/trend/news/5942/, https://thegirl.ru/articles/shkolnikam-i-studentam-v-pomosh-10-poleznykh-telegram-botov-dlya-ucheby/, https://zoom.cnews.ru/publication/item/64721, https://adukar.com/ru/news/abiturientu/15-poleznyh-telegram-botov-kotorye-pomogut-tebe-uchitsya-na-otlichno, https://blog.rt.ru/b2c/8-telegram-botov-dlya-effektivnogo-obucheniya.htm, https://dtf.ru/top-smm/3418906-neiroseti-v-telegram-dlya-ucheby-besplatno-top-15-luchshih-ii-v-2025-godu</text:p>
          </table:table-cell>
        </table:table-row>
        <table:table-row table:style-name="ro1">
          <table:table-cell office:value-type="string" calcext:value-type="string">
            <text:p>бесплатный чат бот в телеграм для учебы</text:p>
          </table:table-cell>
          <table:table-cell office:value-type="string" calcext:value-type="string">
            <text:p>обучение боты телеграм (3)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61562/, https://news.itmo.ru/ru/education/trend/news/5942/, https://thegirl.ru/articles/shkolnikam-i-studentam-v-pomosh-10-poleznykh-telegram-botov-dlya-ucheby/, https://zoom.cnews.ru/publication/item/64721, https://adukar.com/ru/news/abiturientu/15-poleznyh-telegram-botov-kotorye-pomogut-tebe-uchitsya-na-otlichno, https://blog.rt.ru/b2c/8-telegram-botov-dlya-effektivnogo-obucheniya.htm, https://dtf.ru/top-smm/3418906-neiroseti-v-telegram-dlya-ucheby-besplatno-top-15-luchshih-ii-v-2025-godu</text:p>
          </table:table-cell>
        </table:table-row>
        <table:table-row table:style-name="ro1">
          <table:table-cell office:value-type="string" calcext:value-type="string">
            <text:p>телеграм боты английский</text:p>
          </table:table-cell>
          <table:table-cell office:value-type="string" calcext:value-type="string">
            <text:p>телеграм боты английский (3)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ufirst.ru/boty-i-kanaly-v-telegram-dlia-izuceniia-angliiskogo, https://dzen.ru/a/Z69L1janbRLqp1eU, https://habr.com/ru/companies/englishdom/articles/542162/, https://navigram.ru/englishbots/, https://pikabu.ru/story/5_poleznyikh_telegram_botov_dlya_tekh_kto_izuchaet_angliyskiy_5249722, https://skysmart.ru/articles/english/telegram-boty, https://t.me/wordichbot, https://vc.ru/services/1701903-5-telegram-botov-dlya-izucheniya-angliiskogo, https://lifehacker.ru/chattyenglishbot/, https://tgdyk.com/lists/learn_english</text:p>
          </table:table-cell>
        </table:table-row>
        <table:table-row table:style-name="ro1">
          <table:table-cell office:value-type="string" calcext:value-type="string">
            <text:p>телеграм бот английский язык</text:p>
          </table:table-cell>
          <table:table-cell office:value-type="string" calcext:value-type="string">
            <text:p>телеграм боты английский (3)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ufirst.ru/boty-i-kanaly-v-telegram-dlia-izuceniia-angliiskogo, https://dzen.ru/a/Z69L1janbRLqp1eU, https://habr.com/ru/companies/englishdom/articles/542162/, https://navigram.ru/englishbots/, https://pikabu.ru/story/5_poleznyikh_telegram_botov_dlya_tekh_kto_izuchaet_angliyskiy_5249722, https://skysmart.ru/articles/english/telegram-boty, https://t.me/wordichbot, https://vc.ru/services/1701903-5-telegram-botov-dlya-izucheniya-angliiskogo, https://lifehacker.ru/chattyenglishbot/, https://tgdyk.com/lists/learn_english</text:p>
          </table:table-cell>
        </table:table-row>
        <table:table-row table:style-name="ro1">
          <table:table-cell office:value-type="string" calcext:value-type="string">
            <text:p>телеграм бот для изучения</text:p>
          </table:table-cell>
          <table:table-cell office:value-type="string" calcext:value-type="string">
            <text:p>телеграм боты английский (3)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ufirst.ru/boty-i-kanaly-v-telegram-dlia-izuceniia-angliiskogo, https://dzen.ru/a/Z69L1janbRLqp1eU, https://habr.com/ru/companies/englishdom/articles/542162/, https://navigram.ru/englishbots/, https://pikabu.ru/story/5_poleznyikh_telegram_botov_dlya_tekh_kto_izuchaet_angliyskiy_5249722, https://skysmart.ru/articles/english/telegram-boty, https://t.me/wordichbot, https://vc.ru/services/1701903-5-telegram-botov-dlya-izucheniya-angliiskogo, https://lifehacker.ru/chattyenglishbot/, https://tgdyk.com/lists/learn_english</text:p>
          </table:table-cell>
        </table:table-row>
        <table:table-row table:style-name="ro1">
          <table:table-cell office:value-type="string" calcext:value-type="string">
            <text:p>разработчик телеграм ботов</text:p>
          </table:table-cell>
          <table:table-cell office:value-type="string" calcext:value-type="string">
            <text:p>разработчик телеграм ботов (2)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work.ru/land/sozdat-telegram-bota, https://vc.ru/services/1785926-gde-zakazat-razrabotku-telegram-bota-top-5-birzh-i-saitov-gde-mozhno-zakazat-ili-kupit-telegram-botov-v-2025-godu, https://www.avito.ru/all/predlozheniya_uslug?q=%D1%80%D0%B0%D0%B7%D1%80%D0%B0%D0%B1%D0%BE%D1%82%D0%BA%D0%B0+%D1%82%D0%B5%D0%BB%D0%B5%D0%B3%D1%80%D0%B0%D0%BC+%D0%B1%D0%BE%D1%82%D0%B0, https://www.fl.ru/projects/category/programmirovanie/razrabotka-chat-botov/</text:p>
          </table:table-cell>
        </table:table-row>
        <table:table-row table:style-name="ro1">
          <table:table-cell office:value-type="string" calcext:value-type="string">
            <text:p>фриланс телеграм бот</text:p>
          </table:table-cell>
          <table:table-cell office:value-type="string" calcext:value-type="string">
            <text:p>разработчик телеграм ботов (2)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work.ru/land/sozdat-telegram-bota, https://vc.ru/services/1785926-gde-zakazat-razrabotku-telegram-bota-top-5-birzh-i-saitov-gde-mozhno-zakazat-ili-kupit-telegram-botov-v-2025-godu, https://www.avito.ru/all/predlozheniya_uslug?q=%D1%80%D0%B0%D0%B7%D1%80%D0%B0%D0%B1%D0%BE%D1%82%D0%BA%D0%B0+%D1%82%D0%B5%D0%BB%D0%B5%D0%B3%D1%80%D0%B0%D0%BC+%D0%B1%D0%BE%D1%82%D0%B0, https://www.fl.ru/projects/category/programmirovanie/razrabotka-chat-botov/</text:p>
          </table:table-cell>
        </table:table-row>
        <table:table-row table:style-name="ro1">
          <table:table-cell office:value-type="string" calcext:value-type="string">
            <text:p>как определить бота в телеграм</text:p>
          </table:table-cell>
          <table:table-cell office:value-type="string" calcext:value-type="string">
            <text:p>как определить бота в телеграм (3)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ntsev.ru/kak-raspoznat-botov-v-telegram-pgt, https://vc.ru/telegram/1903769-kak-raspoznat-bota-v-telegram, https://www.techinsider.ru/popmem/1545423-5-sposobov-kotorye-pomogut-otlichit-chatbota-ot-zhivogo-cheloveka/, https://megavtogal.com/prilozheniya/kak-otlichit-bota-ot-cheloveka-v-telegram.html, https://t.me/cpartisans_security/245, https://tr-page.yandex.ru/translate?lang=en-ru&amp;url=https%3A%2F%2Fstackoverflow.com%2Fquestions%2F52439986%2Fhow-to-check-if-telegram-user-is-bot-and-not-an-user, https://www.bolshoyvopros.ru/questions/3677023-a-kak-ponjat-chto-ty-razgovarivaesh-s-botom-v-seti-a-ne-s-zhivym-chelovekom.html, https://www.calltouch.ru/blog/kak-otlichit-bota-ot-cheloveka-i-chto-s-nim-delat/, https://www.unisender.com/ru/blog/kak-borotsya-s-botami-v-telegram/</text:p>
          </table:table-cell>
        </table:table-row>
        <table:table-row table:style-name="ro1">
          <table:table-cell office:value-type="string" calcext:value-type="string">
            <text:p>как отличить бота в телеграм</text:p>
          </table:table-cell>
          <table:table-cell office:value-type="string" calcext:value-type="string">
            <text:p>как определить бота в телеграм (3)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ntsev.ru/kak-raspoznat-botov-v-telegram-pgt, https://vc.ru/telegram/1903769-kak-raspoznat-bota-v-telegram, https://www.techinsider.ru/popmem/1545423-5-sposobov-kotorye-pomogut-otlichit-chatbota-ot-zhivogo-cheloveka/, https://megavtogal.com/prilozheniya/kak-otlichit-bota-ot-cheloveka-v-telegram.html, https://t.me/cpartisans_security/245, https://tr-page.yandex.ru/translate?lang=en-ru&amp;url=https%3A%2F%2Fstackoverflow.com%2Fquestions%2F52439986%2Fhow-to-check-if-telegram-user-is-bot-and-not-an-user, https://www.bolshoyvopros.ru/questions/3677023-a-kak-ponjat-chto-ty-razgovarivaesh-s-botom-v-seti-a-ne-s-zhivym-chelovekom.html, https://www.calltouch.ru/blog/kak-otlichit-bota-ot-cheloveka-i-chto-s-nim-delat/, https://www.unisender.com/ru/blog/kak-borotsya-s-botami-v-telegram/</text:p>
          </table:table-cell>
        </table:table-row>
        <table:table-row table:style-name="ro1">
          <table:table-cell office:value-type="string" calcext:value-type="string">
            <text:p>как отличить бота от человека в телеграм</text:p>
          </table:table-cell>
          <table:table-cell office:value-type="string" calcext:value-type="string">
            <text:p>как определить бота в телеграм (3)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ntsev.ru/kak-raspoznat-botov-v-telegram-pgt, https://vc.ru/telegram/1903769-kak-raspoznat-bota-v-telegram, https://www.techinsider.ru/popmem/1545423-5-sposobov-kotorye-pomogut-otlichit-chatbota-ot-zhivogo-cheloveka/, https://megavtogal.com/prilozheniya/kak-otlichit-bota-ot-cheloveka-v-telegram.html, https://t.me/cpartisans_security/245, https://tr-page.yandex.ru/translate?lang=en-ru&amp;url=https%3A%2F%2Fstackoverflow.com%2Fquestions%2F52439986%2Fhow-to-check-if-telegram-user-is-bot-and-not-an-user, https://www.bolshoyvopros.ru/questions/3677023-a-kak-ponjat-chto-ty-razgovarivaesh-s-botom-v-seti-a-ne-s-zhivym-chelovekom.html, https://www.calltouch.ru/blog/kak-otlichit-bota-ot-cheloveka-i-chto-s-nim-delat/, https://www.unisender.com/ru/blog/kak-borotsya-s-botami-v-telegram/</text:p>
          </table:table-cell>
        </table:table-row>
        <table:table-row table:style-name="ro1">
          <table:table-cell office:value-type="string" calcext:value-type="string">
            <text:p>дипфейки бот телеграм бот</text:p>
          </table:table-cell>
          <table:table-cell office:value-type="string" calcext:value-type="string">
            <text:p>дипфейки бот телеграм бот (5)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mojo.io/ru/deepfake-telegram-bots/, https://nsfwmojo.com/deepfake-telegram-bots/, https://t.me/DeepFake_Free_roBot, https://vc.ru/yesai/1154864-zamena-lica-na-foto-onlain-instrukciya-deepfake-v-telegram-bote, https://aisextingchatbots.com/deepfake-telegram-bots/, https://googelecom.net/deepfake-bots-on-telegram/, https://learnician.com/cyprus/ru/blog/deepfake-tg-bots, https://pikabu.ru/story/kak_legko_pomenyat_litso_na_foto_prostoy_gayd_po_ispolzovaniyu_telegrambota_deepfake_11510910, https://tgdyk.com/bots/fakefacebot, https://astridai.co/</text:p>
          </table:table-cell>
        </table:table-row>
        <table:table-row table:style-name="ro1">
          <table:table-cell office:value-type="string" calcext:value-type="string">
            <text:p>дипфейк боты телеграм</text:p>
          </table:table-cell>
          <table:table-cell office:value-type="string" calcext:value-type="string">
            <text:p>дипфейки бот телеграм бот (5)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mojo.io/ru/deepfake-telegram-bots/, https://nsfwmojo.com/deepfake-telegram-bots/, https://t.me/DeepFake_Free_roBot, https://vc.ru/yesai/1154864-zamena-lica-na-foto-onlain-instrukciya-deepfake-v-telegram-bote, https://aisextingchatbots.com/deepfake-telegram-bots/, https://googelecom.net/deepfake-bots-on-telegram/, https://learnician.com/cyprus/ru/blog/deepfake-tg-bots, https://pikabu.ru/story/kak_legko_pomenyat_litso_na_foto_prostoy_gayd_po_ispolzovaniyu_telegrambota_deepfake_11510910, https://tgdyk.com/bots/fakefacebot, https://astridai.co/</text:p>
          </table:table-cell>
        </table:table-row>
        <table:table-row table:style-name="ro1">
          <table:table-cell office:value-type="string" calcext:value-type="string">
            <text:p>телеграм бот дипфейки бесплатно</text:p>
          </table:table-cell>
          <table:table-cell office:value-type="string" calcext:value-type="string">
            <text:p>дипфейки бот телеграм бот (5)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mojo.io/ru/deepfake-telegram-bots/, https://nsfwmojo.com/deepfake-telegram-bots/, https://t.me/DeepFake_Free_roBot, https://vc.ru/yesai/1154864-zamena-lica-na-foto-onlain-instrukciya-deepfake-v-telegram-bote, https://aisextingchatbots.com/deepfake-telegram-bots/, https://googelecom.net/deepfake-bots-on-telegram/, https://learnician.com/cyprus/ru/blog/deepfake-tg-bots, https://pikabu.ru/story/kak_legko_pomenyat_litso_na_foto_prostoy_gayd_po_ispolzovaniyu_telegrambota_deepfake_11510910, https://tgdyk.com/bots/fakefacebot, https://astridai.co/</text:p>
          </table:table-cell>
        </table:table-row>
        <table:table-row table:style-name="ro1">
          <table:table-cell office:value-type="string" calcext:value-type="string">
            <text:p>бесплатный дипфейк бот телеграм</text:p>
          </table:table-cell>
          <table:table-cell office:value-type="string" calcext:value-type="string">
            <text:p>дипфейки бот телеграм бот (5)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mojo.io/ru/deepfake-telegram-bots/, https://nsfwmojo.com/deepfake-telegram-bots/, https://t.me/DeepFake_Free_roBot, https://vc.ru/yesai/1154864-zamena-lica-na-foto-onlain-instrukciya-deepfake-v-telegram-bote, https://aisextingchatbots.com/deepfake-telegram-bots/, https://googelecom.net/deepfake-bots-on-telegram/, https://learnician.com/cyprus/ru/blog/deepfake-tg-bots, https://pikabu.ru/story/kak_legko_pomenyat_litso_na_foto_prostoy_gayd_po_ispolzovaniyu_telegrambota_deepfake_11510910, https://tgdyk.com/bots/fakefacebot, https://astridai.co/</text:p>
          </table:table-cell>
        </table:table-row>
        <table:table-row table:style-name="ro1">
          <table:table-cell office:value-type="string" calcext:value-type="string">
            <text:p>дип бот телеграм</text:p>
          </table:table-cell>
          <table:table-cell office:value-type="string" calcext:value-type="string">
            <text:p>дипфейки бот телеграм бот (5)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mojo.io/ru/deepfake-telegram-bots/, https://nsfwmojo.com/deepfake-telegram-bots/, https://t.me/DeepFake_Free_roBot, https://vc.ru/yesai/1154864-zamena-lica-na-foto-onlain-instrukciya-deepfake-v-telegram-bote, https://aisextingchatbots.com/deepfake-telegram-bots/, https://googelecom.net/deepfake-bots-on-telegram/, https://learnician.com/cyprus/ru/blog/deepfake-tg-bots, https://pikabu.ru/story/kak_legko_pomenyat_litso_na_foto_prostoy_gayd_po_ispolzovaniyu_telegrambota_deepfake_11510910, https://tgdyk.com/bots/fakefacebot, https://astridai.co/</text:p>
          </table:table-cell>
        </table:table-row>
        <table:table-row table:style-name="ro1">
          <table:table-cell office:value-type="string" calcext:value-type="string">
            <text:p>бот для розыгрыша в телеграм</text:p>
          </table:table-cell>
          <table:table-cell office:value-type="string" calcext:value-type="string">
            <text:p>бот для розыгрыша в телеграм (4)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ostium.ru/bot-dlya-provedeniya-rozygryshey-v-telegram/, https://tggrow.com/ru, https://blog.callibri.ru/kak-provesti-rozygrysh-v-telegrame-2024, https://borisbot.com/marketplace/bot-dlya-rozygrysha, https://giveshare.ru/, https://t.me/GiveShareBot, https://teletype.in/@detresher/giveaway, https://blog.chatplace.io/kak-sozdat-rozygrysh-v-telegram-boty-dlya-konkursa-rekomendacii/, https://otzyvmarketing.ru/articles/kak-provesti-konkurs-v-telegram/, https://tenchat.ru/media/711297-3-telegrambota-dlya-provedeniya-rozygryshey-na-vashem-kanale</text:p>
          </table:table-cell>
        </table:table-row>
        <table:table-row table:style-name="ro1">
          <table:table-cell office:value-type="string" calcext:value-type="string">
            <text:p>розыгрыш в телеграме бот</text:p>
          </table:table-cell>
          <table:table-cell office:value-type="string" calcext:value-type="string">
            <text:p>бот для розыгрыша в телеграм (4)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ostium.ru/bot-dlya-provedeniya-rozygryshey-v-telegram/, https://tggrow.com/ru, https://blog.callibri.ru/kak-provesti-rozygrysh-v-telegrame-2024, https://borisbot.com/marketplace/bot-dlya-rozygrysha, https://giveshare.ru/, https://t.me/GiveShareBot, https://teletype.in/@detresher/giveaway, https://blog.chatplace.io/kak-sozdat-rozygrysh-v-telegram-boty-dlya-konkursa-rekomendacii/, https://otzyvmarketing.ru/articles/kak-provesti-konkurs-v-telegram/, https://tenchat.ru/media/711297-3-telegrambota-dlya-provedeniya-rozygryshey-na-vashem-kanale</text:p>
          </table:table-cell>
        </table:table-row>
        <table:table-row table:style-name="ro1">
          <table:table-cell office:value-type="string" calcext:value-type="string">
            <text:p>бот для конкурса в телеграм</text:p>
          </table:table-cell>
          <table:table-cell office:value-type="string" calcext:value-type="string">
            <text:p>бот для розыгрыша в телеграм (4)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ostium.ru/bot-dlya-provedeniya-rozygryshey-v-telegram/, https://tggrow.com/ru, https://blog.callibri.ru/kak-provesti-rozygrysh-v-telegrame-2024, https://borisbot.com/marketplace/bot-dlya-rozygrysha, https://giveshare.ru/, https://t.me/GiveShareBot, https://teletype.in/@detresher/giveaway, https://blog.chatplace.io/kak-sozdat-rozygrysh-v-telegram-boty-dlya-konkursa-rekomendacii/, https://otzyvmarketing.ru/articles/kak-provesti-konkurs-v-telegram/, https://tenchat.ru/media/711297-3-telegrambota-dlya-provedeniya-rozygryshey-na-vashem-kanale</text:p>
          </table:table-cell>
        </table:table-row>
        <table:table-row table:style-name="ro1">
          <table:table-cell office:value-type="string" calcext:value-type="string">
            <text:p>розыгрыши в телеграм канале ботов</text:p>
          </table:table-cell>
          <table:table-cell office:value-type="string" calcext:value-type="string">
            <text:p>бот для розыгрыша в телеграм (4)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ostium.ru/bot-dlya-provedeniya-rozygryshey-v-telegram/, https://tggrow.com/ru, https://blog.callibri.ru/kak-provesti-rozygrysh-v-telegrame-2024, https://borisbot.com/marketplace/bot-dlya-rozygrysha, https://giveshare.ru/, https://t.me/GiveShareBot, https://teletype.in/@detresher/giveaway, https://blog.chatplace.io/kak-sozdat-rozygrysh-v-telegram-boty-dlya-konkursa-rekomendacii/, https://otzyvmarketing.ru/articles/kak-provesti-konkurs-v-telegram/, https://tenchat.ru/media/711297-3-telegrambota-dlya-provedeniya-rozygryshey-na-vashem-kanale</text:p>
          </table:table-cell>
        </table:table-row>
        <table:table-row table:style-name="ro1">
          <table:table-cell office:value-type="string" calcext:value-type="string">
            <text:p>телеграм бот как сделать подписку</text:p>
          </table:table-cell>
          <table:table-cell office:value-type="string" calcext:value-type="string">
            <text:p>телеграм бот как сделать подписку (2)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mm.school/kak-sdelat-platnyj-telegram-kanal-za-polchasa/, https://in-scale.ru/blog/kak-sdelat-platnyj-telegram-kanal/, https://seo-profik.ru/blog/post/sozdanie-chat-bota-v-telegrame-s-platnoj-podpiskoj/, https://smmplanner.com/blog/platnaia-podpiska-v-tielieghramie-poshaghovaia-instruktsiia-po-nastroikie/</text:p>
          </table:table-cell>
        </table:table-row>
        <table:table-row table:style-name="ro1">
          <table:table-cell office:value-type="string" calcext:value-type="string">
            <text:p>бот платный телеграм канал</text:p>
          </table:table-cell>
          <table:table-cell office:value-type="string" calcext:value-type="string">
            <text:p>телеграм бот как сделать подписку (2)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mm.school/kak-sdelat-platnyj-telegram-kanal-za-polchasa/, https://in-scale.ru/blog/kak-sdelat-platnyj-telegram-kanal/, https://seo-profik.ru/blog/post/sozdanie-chat-bota-v-telegrame-s-platnoj-podpiskoj/, https://smmplanner.com/blog/platnaia-podpiska-v-tielieghramie-poshaghovaia-instruktsiia-po-nastroikie/</text:p>
          </table:table-cell>
        </table:table-row>
        <table:table-row table:style-name="ro1">
          <table:table-cell office:value-type="string" calcext:value-type="string">
            <text:p>обмен ботами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ytwork.com/articles/telegram-bot, https://dtf.ru/top-smm/3317458-top-5-chat-botov-telegram-s-p2p-spisok-luchshih-p2p-botov, https://dzen.ru/a/ZcEUnBs96Qu6qKA7, https://fsr-develop.ru/blog_cscalp/tpost/49mmefiul1-p2p-boti-podborka, https://lumpics.ru/telegram-dating-bots/, https://partnerkin.com/blog/articles/40-poleznyx-botov, https://telegra.ph/Otkryvaem-sobstvennyj-bot-obmennik-v-Telegram-Skript-i-manual-po-ustanovke-prilagayutsya-11-03, https://vc.ru/crypto/1857277-luchshie-boty-v-telegram-dlya-obmena-i-torgovli-kriptovalyutoi-v-2025-godu, https://www.youtube.com/watch?v=JcJpHG0-KHs, https://yandex.ru/q/tech/8316924674/</text:p>
          </table:table-cell>
        </table:table-row>
        <table:table-row table:style-name="ro1">
          <table:table-cell office:value-type="string" calcext:value-type="string">
            <text:p>телеграм боты мошенники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dpass.ru/moshennichestvo-v-telegram-v-2025-godu/, https://bloknot-novorossiysk.ru/news/nakanune-paskhi-moshenniki-pridumali-obman-rossiya-1848452, https://habr.com/ru/companies/F6/news/901774/, https://lifehacker.ru/moshenniki-v-telegramme-soobshheniya/, https://mayaksbor.ru/news/society/mogut_postradat_deti_paskhalnye_moshenniki_dobralis_do_rossiyan_cherez_telegram_/, https://ria.ru/20250305/telegram-2003147829.html, https://tass.ru/proisshestviya/23715791, https://vc.ru/id601086/1438655-novaya-shema-po-ugonu-imen-telegram-botov-i-yuzerneimov, https://www.bfm.ru/news/571824, https://www.kaspersky.ru/blog/russian-post-telegram-scam/39383/</text:p>
          </table:table-cell>
        </table:table-row>
        <table:table-row table:style-name="ro1">
          <table:table-cell office:value-type="string" calcext:value-type="string">
            <text:p>отправить файл боту телеграм</text:p>
          </table:table-cell>
          <table:table-cell office:value-type="string" calcext:value-type="string">
            <text:p>отправить файл боту телеграм (4)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mbots.github.io/book/2/send-msg/media-msg.html, https://vc.ru/dev/1201562-manual-po-sozdaniyu-telegram-bota-chast-4-rabota-s-mediafailami, https://seolik.ru/blog/telegram-bot-na-php-otpravka-faylov-i-izobragheniy-v-telegram-218, https://docs.salebot.pro/messendzhery-i-chaty/kak-sozdat-bota-v-telegram/api-telegram-funkcii-dlya-ispolzovaniya-vsekh-vozmozhnostei-telegram/funkcii-otpravki-vlozhenii-v-soobshenii, https://dzen.ru/a/Xcc-A7GLOTgYf7zQ, https://habr.com/ru/articles/697010/, https://habr.com/ru/articles/821961/, https://otvet.mail.ru/question/231943218, https://ramziv.com/article/19, https://tr-page.yandex.ru/translate?lang=en-ru&amp;url=https%3A%2F%2Fstackoverflow.com%2Fquestions%2F32296272%2Ftelegram-bot-api-how-to-send-a-photo-using-php</text:p>
          </table:table-cell>
        </table:table-row>
        <table:table-row table:style-name="ro1">
          <table:table-cell office:value-type="string" calcext:value-type="string">
            <text:p>отправить видео телеграм бот</text:p>
          </table:table-cell>
          <table:table-cell office:value-type="string" calcext:value-type="string">
            <text:p>отправить файл боту телеграм (4)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mbots.github.io/book/2/send-msg/media-msg.html, https://vc.ru/dev/1201562-manual-po-sozdaniyu-telegram-bota-chast-4-rabota-s-mediafailami, https://seolik.ru/blog/telegram-bot-na-php-otpravka-faylov-i-izobragheniy-v-telegram-218, https://docs.salebot.pro/messendzhery-i-chaty/kak-sozdat-bota-v-telegram/api-telegram-funkcii-dlya-ispolzovaniya-vsekh-vozmozhnostei-telegram/funkcii-otpravki-vlozhenii-v-soobshenii, https://dzen.ru/a/Xcc-A7GLOTgYf7zQ, https://habr.com/ru/articles/697010/, https://habr.com/ru/articles/821961/, https://otvet.mail.ru/question/231943218, https://ramziv.com/article/19, https://tr-page.yandex.ru/translate?lang=en-ru&amp;url=https%3A%2F%2Fstackoverflow.com%2Fquestions%2F32296272%2Ftelegram-bot-api-how-to-send-a-photo-using-php</text:p>
          </table:table-cell>
        </table:table-row>
        <table:table-row table:style-name="ro1">
          <table:table-cell office:value-type="string" calcext:value-type="string">
            <text:p>телеграм бот отправляет фото</text:p>
          </table:table-cell>
          <table:table-cell office:value-type="string" calcext:value-type="string">
            <text:p>отправить файл боту телеграм (4)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mbots.github.io/book/2/send-msg/media-msg.html, https://vc.ru/dev/1201562-manual-po-sozdaniyu-telegram-bota-chast-4-rabota-s-mediafailami, https://seolik.ru/blog/telegram-bot-na-php-otpravka-faylov-i-izobragheniy-v-telegram-218, https://docs.salebot.pro/messendzhery-i-chaty/kak-sozdat-bota-v-telegram/api-telegram-funkcii-dlya-ispolzovaniya-vsekh-vozmozhnostei-telegram/funkcii-otpravki-vlozhenii-v-soobshenii, https://dzen.ru/a/Xcc-A7GLOTgYf7zQ, https://habr.com/ru/articles/697010/, https://habr.com/ru/articles/821961/, https://otvet.mail.ru/question/231943218, https://ramziv.com/article/19, https://tr-page.yandex.ru/translate?lang=en-ru&amp;url=https%3A%2F%2Fstackoverflow.com%2Fquestions%2F32296272%2Ftelegram-bot-api-how-to-send-a-photo-using-php</text:p>
          </table:table-cell>
        </table:table-row>
        <table:table-row table:style-name="ro1">
          <table:table-cell office:value-type="string" calcext:value-type="string">
            <text:p>телеграм бот отправить картинку</text:p>
          </table:table-cell>
          <table:table-cell office:value-type="string" calcext:value-type="string">
            <text:p>отправить файл боту телеграм (4)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mbots.github.io/book/2/send-msg/media-msg.html, https://vc.ru/dev/1201562-manual-po-sozdaniyu-telegram-bota-chast-4-rabota-s-mediafailami, https://seolik.ru/blog/telegram-bot-na-php-otpravka-faylov-i-izobragheniy-v-telegram-218, https://docs.salebot.pro/messendzhery-i-chaty/kak-sozdat-bota-v-telegram/api-telegram-funkcii-dlya-ispolzovaniya-vsekh-vozmozhnostei-telegram/funkcii-otpravki-vlozhenii-v-soobshenii, https://dzen.ru/a/Xcc-A7GLOTgYf7zQ, https://habr.com/ru/articles/697010/, https://habr.com/ru/articles/821961/, https://otvet.mail.ru/question/231943218, https://ramziv.com/article/19, https://tr-page.yandex.ru/translate?lang=en-ru&amp;url=https%3A%2F%2Fstackoverflow.com%2Fquestions%2F32296272%2Ftelegram-bot-api-how-to-send-a-photo-using-php</text:p>
          </table:table-cell>
        </table:table-row>
        <table:table-row table:style-name="ro1">
          <table:table-cell office:value-type="string" calcext:value-type="string">
            <text:p>бот парсер телеграм</text:p>
          </table:table-cell>
          <table:table-cell office:value-type="string" calcext:value-type="string">
            <text:p>бот парсер телеграм (2)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topraiting/3247511-luchshie-programmy-i-boty-dlya-parsinga-v-telegram-top-10-reiting-2024, https://leadpanda.media/ru/blog/parsing-telegram-kanaliv-7-botiv-dlya-parsingy/, https://partnerkin.com/blog/articles/parsing-telegram-chaty-kanaly, https://resize-web.ru/blog/parsery-telegram-top-10-servisov-i-botov-dlya-parsinga/, https://t.me/parsetgbot, https://vc.ru/id1422837/616324-besplatnyi-parser-chatov-i-kanalov-v-telegram-parser-pro, https://www.calltouch.ru/blog/luchshie-servisy-i-boty-dlya-parsinga-telegram/</text:p>
          </table:table-cell>
        </table:table-row>
        <table:table-row table:style-name="ro1">
          <table:table-cell office:value-type="string" calcext:value-type="string">
            <text:p>бот парсинг телеграм</text:p>
          </table:table-cell>
          <table:table-cell office:value-type="string" calcext:value-type="string">
            <text:p>бот парсер телеграм (2)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topraiting/3247511-luchshie-programmy-i-boty-dlya-parsinga-v-telegram-top-10-reiting-2024, https://leadpanda.media/ru/blog/parsing-telegram-kanaliv-7-botiv-dlya-parsingy/, https://partnerkin.com/blog/articles/parsing-telegram-chaty-kanaly, https://resize-web.ru/blog/parsery-telegram-top-10-servisov-i-botov-dlya-parsinga/, https://t.me/parsetgbot, https://vc.ru/id1422837/616324-besplatnyi-parser-chatov-i-kanalov-v-telegram-parser-pro, https://www.calltouch.ru/blog/luchshie-servisy-i-boty-dlya-parsinga-telegram/</text:p>
          </table:table-cell>
        </table:table-row>
        <table:table-row table:style-name="ro1">
          <table:table-cell office:value-type="string" calcext:value-type="string">
            <text:p>хостинг телеграм бота python</text:p>
          </table:table-cell>
          <table:table-cell office:value-type="string" calcext:value-type="string">
            <text:p>хостинг телеграм бота python (2)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sSD0YpjXVSAksi0, https://hosting-telegram-bota.ru/python/, https://thecode.media/bot-online/, https://vc.ru/services/1460670-top-10-hostingov-dlya-razmesheniya-telegram-botov-na-python-luchshie-hosting-dlya-telegram-reiting-2024</text:p>
          </table:table-cell>
        </table:table-row>
        <table:table-row table:style-name="ro1">
          <table:table-cell office:value-type="string" calcext:value-type="string">
            <text:p>сервер для телеграм бота python</text:p>
          </table:table-cell>
          <table:table-cell office:value-type="string" calcext:value-type="string">
            <text:p>хостинг телеграм бота python (2)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sSD0YpjXVSAksi0, https://hosting-telegram-bota.ru/python/, https://thecode.media/bot-online/, https://vc.ru/services/1460670-top-10-hostingov-dlya-razmesheniya-telegram-botov-na-python-luchshie-hosting-dlya-telegram-reiting-2024</text:p>
          </table:table-cell>
        </table:table-row>
        <table:table-row table:style-name="ro1">
          <table:table-cell office:value-type="string" calcext:value-type="string">
            <text:p>телеграм бот ограничения</text:p>
          </table:table-cell>
          <table:table-cell office:value-type="string" calcext:value-type="string">
            <text:p>телеграм бот ограничения (2)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tlab.ru/blog/kakie-limity-est-v-telegram/, https://core.telegram.org/bots/api, https://habr.com/ru/companies/tensor/articles/799565/, https://salebot.wiki/page/Telegram, https://skybots.ru/telegram-limity/, https://tr-page.yandex.ru/translate?lang=en-ru&amp;url=https%3A%2F%2Fstackoverflow.com%2Fquestions%2F45905266%2Fwhat-is-the-limit-of-sending-messages-from-a-telegram-bot, https://umnico.com/ru/blog/telegram-limits-guide/, https://www.unisender.com/ru/blog/kakie-limity-est-v-telegram/</text:p>
          </table:table-cell>
        </table:table-row>
        <table:table-row table:style-name="ro1">
          <table:table-cell office:value-type="string" calcext:value-type="string">
            <text:p>лимиты ботов телеграм</text:p>
          </table:table-cell>
          <table:table-cell office:value-type="string" calcext:value-type="string">
            <text:p>телеграм бот ограничения (2)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tlab.ru/blog/kakie-limity-est-v-telegram/, https://core.telegram.org/bots/api, https://habr.com/ru/companies/tensor/articles/799565/, https://salebot.wiki/page/Telegram, https://skybots.ru/telegram-limity/, https://tr-page.yandex.ru/translate?lang=en-ru&amp;url=https%3A%2F%2Fstackoverflow.com%2Fquestions%2F45905266%2Fwhat-is-the-limit-of-sending-messages-from-a-telegram-bot, https://umnico.com/ru/blog/telegram-limits-guide/, https://www.unisender.com/ru/blog/kakie-limity-est-v-telegram/</text:p>
          </table:table-cell>
        </table:table-row>
        <table:table-row table:style-name="ro1">
          <table:table-cell office:value-type="string" calcext:value-type="string">
            <text:p>бот персонажи телеграм</text:p>
          </table:table-cell>
          <table:table-cell office:value-type="string" calcext:value-type="string">
            <text:p>бот персонажи телеграм (2)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girl.one/en/blog/telegram, https://github.com/Dmitrii-Kopeikin/character-ai-tg-bot, https://www.findmini.app/category/character_ai/</text:p>
          </table:table-cell>
        </table:table-row>
        <table:table-row table:style-name="ro1">
          <table:table-cell office:value-type="string" calcext:value-type="string">
            <text:p>боты character ai телеграм</text:p>
          </table:table-cell>
          <table:table-cell office:value-type="string" calcext:value-type="string">
            <text:p>бот персонажи телеграм (2)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girl.one/en/blog/telegram, https://github.com/Dmitrii-Kopeikin/character-ai-tg-bot, https://www.findmini.app/category/character_ai/</text:p>
          </table:table-cell>
        </table:table-row>
        <table:table-row table:style-name="ro1">
          <table:table-cell office:value-type="string" calcext:value-type="string">
            <text:p>телеграм бот форм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rt.agency/blog/komponentyi/239-darttelegram-otpravka-zakazov,-form-i-soobshhenij-v-telegram.html, https://github.com/wathipol/TBForms, https://habr.com/ru/companies/amvera/articles/847346/, https://help-ru.tilda.cc/forms/telegram, https://igamov.ru/blog/otpravka-soobshhenie-s-formyi-v-telegram, https://it-land.by/webmasteram/svazat-formy-sayta-s-telegramm/, https://rutube.ru/video/0145a631a41a9678479c6c7f406f7523/, https://tr-page.yandex.ru/translate?lang=en-ru&amp;url=https%3A%2F%2Fstackoverflow.com%2Fquestions%2F40300600%2Fhow-create-forms-in-telegram-bots, https://valverde.agency/poleznoe/instruktsiya-po-sozdaniyu-telegram-bota-dlya-zayavok-s-sajta-wordpress/, https://vc.ru/services/1103064-mozhet-li-telegram-bot-zamenit-google-formy</text:p>
          </table:table-cell>
        </table:table-row>
        <table:table-row table:style-name="ro1">
          <table:table-cell office:value-type="string" calcext:value-type="string">
            <text:p>юкасса телеграм бот</text:p>
          </table:table-cell>
          <table:table-cell office:value-type="string" calcext:value-type="string">
            <text:p>юкасса телеграм бот (2)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shamaevnn/telegram-ukassa-bot, https://habr.com/ru/articles/855824/, https://pikabu.ru/story/urok_12_podklyuchenie_sistemyi_oplatyi_v_telegram_bote_11061804, https://rutube.ru/video/9abf89540fbb80d1e1829f279618d4eb/, https://vc.ru/dev/644495-delaem-donaty-dlya-telegram-bota-cherez-integraciyu-yukassa-dlya-samozanyatyh, https://www.youtube.com/watch?v=hP_8vVT-Dm4, https://yookassa.ru/docs/support/payments/onboarding/integration/cms-module/telegram</text:p>
          </table:table-cell>
        </table:table-row>
        <table:table-row table:style-name="ro1">
          <table:table-cell office:value-type="string" calcext:value-type="string">
            <text:p>как подключить юкасса к телеграм боту</text:p>
          </table:table-cell>
          <table:table-cell office:value-type="string" calcext:value-type="string">
            <text:p>юкасса телеграм бот (2)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shamaevnn/telegram-ukassa-bot, https://habr.com/ru/articles/855824/, https://pikabu.ru/story/urok_12_podklyuchenie_sistemyi_oplatyi_v_telegram_bote_11061804, https://rutube.ru/video/9abf89540fbb80d1e1829f279618d4eb/, https://vc.ru/dev/644495-delaem-donaty-dlya-telegram-bota-cherez-integraciyu-yukassa-dlya-samozanyatyh, https://www.youtube.com/watch?v=hP_8vVT-Dm4, https://yookassa.ru/docs/support/payments/onboarding/integration/cms-module/telegram</text:p>
          </table:table-cell>
        </table:table-row>
        <table:table-row table:style-name="ro1">
          <table:table-cell office:value-type="string" calcext:value-type="string">
            <text:p>встроенный бот телеграм</text:p>
          </table:table-cell>
          <table:table-cell office:value-type="string" calcext:value-type="string">
            <text:p>встроенный бот телеграм (3)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inline, https://docs.salebot.pro/messendzhery-i-chaty/kak-sozdat-bota-v-telegram/inlain-inline-rezhim-v-telegram, https://dzen.ru/a/XEMHDHIRyQCulkaL, https://handbook.tmat.me/ru/interaction/inline, https://botphp.ru/docs/inline, https://mastergroosha.github.io/aiogram-3-guide/inline-mode/, https://timthewebmaster.com/ru/articles/kak-sdelat-inlajn-telegram-bota/, https://vc.ru/telegram/1560181-chto-takoe-inline-knopki-v-telegram, https://www.dignited.com/19594/inline-telegram-bots/</text:p>
          </table:table-cell>
        </table:table-row>
        <table:table-row table:style-name="ro1">
          <table:table-cell office:value-type="string" calcext:value-type="string">
            <text:p>инлайн боты телеграм</text:p>
          </table:table-cell>
          <table:table-cell office:value-type="string" calcext:value-type="string">
            <text:p>встроенный бот телеграм (3)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inline, https://docs.salebot.pro/messendzhery-i-chaty/kak-sozdat-bota-v-telegram/inlain-inline-rezhim-v-telegram, https://dzen.ru/a/XEMHDHIRyQCulkaL, https://handbook.tmat.me/ru/interaction/inline, https://botphp.ru/docs/inline, https://mastergroosha.github.io/aiogram-3-guide/inline-mode/, https://timthewebmaster.com/ru/articles/kak-sdelat-inlajn-telegram-bota/, https://vc.ru/telegram/1560181-chto-takoe-inline-knopki-v-telegram, https://www.dignited.com/19594/inline-telegram-bots/</text:p>
          </table:table-cell>
        </table:table-row>
        <table:table-row table:style-name="ro1">
          <table:table-cell office:value-type="string" calcext:value-type="string">
            <text:p>inline бот телеграм</text:p>
          </table:table-cell>
          <table:table-cell office:value-type="string" calcext:value-type="string">
            <text:p>встроенный бот телеграм (3)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inline, https://docs.salebot.pro/messendzhery-i-chaty/kak-sozdat-bota-v-telegram/inlain-inline-rezhim-v-telegram, https://dzen.ru/a/XEMHDHIRyQCulkaL, https://handbook.tmat.me/ru/interaction/inline, https://botphp.ru/docs/inline, https://mastergroosha.github.io/aiogram-3-guide/inline-mode/, https://timthewebmaster.com/ru/articles/kak-sdelat-inlajn-telegram-bota/, https://vc.ru/telegram/1560181-chto-takoe-inline-knopki-v-telegram, https://www.dignited.com/19594/inline-telegram-bots/</text:p>
          </table:table-cell>
        </table:table-row>
        <table:table-row table:style-name="ro1">
          <table:table-cell office:value-type="string" calcext:value-type="string">
            <text:p>как запустить телеграм бота на сервере</text:p>
          </table:table-cell>
          <table:table-cell office:value-type="string" calcext:value-type="string">
            <text:p>как запустить телеграм бота на сервере (3)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ruvds/articles/786014/, https://mchost.ru/articles/kak-zagruzit-telegram-bota-na-hosting/, https://selectel.ru/blog/tutorials/how-to-deploy-a-telegram-bot/, https://timeweb.com/ru/community/articles/razmeshchaem-bota-dlya-telegram-ot-vybora-hostinga-do-zapuska, https://www.ixbt.com/live/sw/zagruzhaem-telegram-bota-na-virtualnyy-server.html, https://htmlacademy.ru/blog/js/bot-hosting, https://thecode.media/bot-online/</text:p>
          </table:table-cell>
        </table:table-row>
        <table:table-row table:style-name="ro1">
          <table:table-cell office:value-type="string" calcext:value-type="string">
            <text:p>размещение телеграм бота</text:p>
          </table:table-cell>
          <table:table-cell office:value-type="string" calcext:value-type="string">
            <text:p>как запустить телеграм бота на сервере (3)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ruvds/articles/786014/, https://mchost.ru/articles/kak-zagruzit-telegram-bota-na-hosting/, https://selectel.ru/blog/tutorials/how-to-deploy-a-telegram-bot/, https://timeweb.com/ru/community/articles/razmeshchaem-bota-dlya-telegram-ot-vybora-hostinga-do-zapuska, https://www.ixbt.com/live/sw/zagruzhaem-telegram-bota-na-virtualnyy-server.html, https://htmlacademy.ru/blog/js/bot-hosting, https://thecode.media/bot-online/</text:p>
          </table:table-cell>
        </table:table-row>
        <table:table-row table:style-name="ro1">
          <table:table-cell office:value-type="string" calcext:value-type="string">
            <text:p>как загружать телеграм бот на сервер</text:p>
          </table:table-cell>
          <table:table-cell office:value-type="string" calcext:value-type="string">
            <text:p>как запустить телеграм бота на сервере (3)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ruvds/articles/786014/, https://mchost.ru/articles/kak-zagruzit-telegram-bota-na-hosting/, https://selectel.ru/blog/tutorials/how-to-deploy-a-telegram-bot/, https://timeweb.com/ru/community/articles/razmeshchaem-bota-dlya-telegram-ot-vybora-hostinga-do-zapuska, https://www.ixbt.com/live/sw/zagruzhaem-telegram-bota-na-virtualnyy-server.html, https://htmlacademy.ru/blog/js/bot-hosting, https://thecode.media/bot-online/</text:p>
          </table:table-cell>
        </table:table-row>
        <table:table-row table:style-name="ro1">
          <table:table-cell office:value-type="string" calcext:value-type="string">
            <text:p>телеграм бот поиск вк</text:p>
          </table:table-cell>
          <table:table-cell office:value-type="string" calcext:value-type="string">
            <text:p>телеграм бот поиск вк (3)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habr.com/ru/articles/864414/, https://dzen.ru/a/XftOxEM-zJb0uCQa, https://t.me/VKHistoryRobot, https://vc.ru/smmli/1933454-boty-dlya-poiska-informacii-vk, https://vk.com/@greyteam-telegram-boty-dlya-probiva-i-poiska-informacii</text:p>
          </table:table-cell>
        </table:table-row>
        <table:table-row table:style-name="ro1">
          <table:table-cell office:value-type="string" calcext:value-type="string">
            <text:p>телеграм бот информация вк</text:p>
          </table:table-cell>
          <table:table-cell office:value-type="string" calcext:value-type="string">
            <text:p>телеграм бот поиск вк (3)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habr.com/ru/articles/864414/, https://dzen.ru/a/XftOxEM-zJb0uCQa, https://t.me/VKHistoryRobot, https://vc.ru/smmli/1933454-boty-dlya-poiska-informacii-vk, https://vk.com/@greyteam-telegram-boty-dlya-probiva-i-poiska-informacii</text:p>
          </table:table-cell>
        </table:table-row>
        <table:table-row table:style-name="ro1">
          <table:table-cell office:value-type="string" calcext:value-type="string">
            <text:p>телеграм бот вк профиль</text:p>
          </table:table-cell>
          <table:table-cell office:value-type="string" calcext:value-type="string">
            <text:p>телеграм бот поиск вк (3)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probiva.blog/, https://habr.com/ru/articles/864414/, https://dzen.ru/a/XftOxEM-zJb0uCQa, https://t.me/VKHistoryRobot, https://vc.ru/smmli/1933454-boty-dlya-poiska-informacii-vk, https://vk.com/@greyteam-telegram-boty-dlya-probiva-i-poiska-informacii</text:p>
          </table:table-cell>
        </table:table-row>
        <table:table-row table:style-name="ro1">
          <table:table-cell office:value-type="string" calcext:value-type="string">
            <text:p>телеграм бот видео без водяного знака</text:p>
          </table:table-cell>
          <table:table-cell office:value-type="string" calcext:value-type="string">
            <text:p>телеграм бот видео без водяного знака (3)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u/2913599-telegram-bot/1172375-skachai-video-bez-vodyanogo-znaka-youtube-tiktok-pinterest-instagram-vk, https://www.youtube.com/watch?v=3jRj9gSTzj8, https://botostore.com/c/del_text_bot/, https://postmypost.io/ru/resources/kak-skachat-video-iz-sotssetey-bez-vodyanogo-znaka/, https://www.findmini.app/ru/del_text_bot/, https://www.tiktok.com/discover/%D0%B1%D0%BE%D1%82%D1%8B-%D0%B2-%D1%82%D0%B3-%D0%B4%D0%BB%D1%8F-%D1%82%D0%BE%D0%B3%D0%BE-%D1%87%D1%82%D0%BE-%D0%B1%D1%8B-%D1%83%D0%B1%D1%80%D0%B0%D1%82%D1%8C-%D0%B2%D0%BE%D0%B4%D1%8F%D0%BD%D0%BE%D0%B9-%D0%B7%D0%BD%D0%B0%D0%BA-%D0%B2-, https://yagla.ru/blog/marketing/3-sposoba-skachat-video-iz-tiktok-bez-vodyanogo-znaka--2111m94955/</text:p>
          </table:table-cell>
        </table:table-row>
        <table:table-row table:style-name="ro1">
          <table:table-cell office:value-type="string" calcext:value-type="string">
            <text:p>телеграм бот убирающий водяные</text:p>
          </table:table-cell>
          <table:table-cell office:value-type="string" calcext:value-type="string">
            <text:p>телеграм бот видео без водяного знака (3)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u/2913599-telegram-bot/1172375-skachai-video-bez-vodyanogo-znaka-youtube-tiktok-pinterest-instagram-vk, https://www.youtube.com/watch?v=3jRj9gSTzj8, https://botostore.com/c/del_text_bot/, https://postmypost.io/ru/resources/kak-skachat-video-iz-sotssetey-bez-vodyanogo-znaka/, https://www.findmini.app/ru/del_text_bot/, https://www.tiktok.com/discover/%D0%B1%D0%BE%D1%82%D1%8B-%D0%B2-%D1%82%D0%B3-%D0%B4%D0%BB%D1%8F-%D1%82%D0%BE%D0%B3%D0%BE-%D1%87%D1%82%D0%BE-%D0%B1%D1%8B-%D1%83%D0%B1%D1%80%D0%B0%D1%82%D1%8C-%D0%B2%D0%BE%D0%B4%D1%8F%D0%BD%D0%BE%D0%B9-%D0%B7%D0%BD%D0%B0%D0%BA-%D0%B2-, https://yagla.ru/blog/marketing/3-sposoba-skachat-video-iz-tiktok-bez-vodyanogo-znaka--2111m94955/</text:p>
          </table:table-cell>
        </table:table-row>
        <table:table-row table:style-name="ro1">
          <table:table-cell office:value-type="string" calcext:value-type="string">
            <text:p>телеграм бот убрать водяной знак</text:p>
          </table:table-cell>
          <table:table-cell office:value-type="string" calcext:value-type="string">
            <text:p>телеграм бот видео без водяного знака (3)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u/2913599-telegram-bot/1172375-skachai-video-bez-vodyanogo-znaka-youtube-tiktok-pinterest-instagram-vk, https://www.youtube.com/watch?v=3jRj9gSTzj8, https://botostore.com/c/del_text_bot/, https://postmypost.io/ru/resources/kak-skachat-video-iz-sotssetey-bez-vodyanogo-znaka/, https://www.findmini.app/ru/del_text_bot/, https://www.tiktok.com/discover/%D0%B1%D0%BE%D1%82%D1%8B-%D0%B2-%D1%82%D0%B3-%D0%B4%D0%BB%D1%8F-%D1%82%D0%BE%D0%B3%D0%BE-%D1%87%D1%82%D0%BE-%D0%B1%D1%8B-%D1%83%D0%B1%D1%80%D0%B0%D1%82%D1%8C-%D0%B2%D0%BE%D0%B4%D1%8F%D0%BD%D0%BE%D0%B9-%D0%B7%D0%BD%D0%B0%D0%BA-%D0%B2-, https://yagla.ru/blog/marketing/3-sposoba-skachat-video-iz-tiktok-bez-vodyanogo-znaka--2111m94955/</text:p>
          </table:table-cell>
        </table:table-row>
        <table:table-row table:style-name="ro1">
          <table:table-cell office:value-type="string" calcext:value-type="string">
            <text:p>deepseek телеграм бот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t.deepseek.com/, https://dzen.ru/video/watch/679b356602225a70e48b5fcc, https://github.com/yincongcyincong/telegram-deepseek-bot, https://hi-tech.mail.ru/review/121607-mir-kipishuet-iz-za-deepseek-kak-polzovatsya-v-rossii/, https://pikabu.ru/story/deepseek_v_telegram_besplatnyiy_bot_s_golosovyim_obshcheniem_i_umnyim_analizom_12339277, https://t.me/deepseeksbot, https://timeweb.com/ru/community/articles/deepseek-kak-polzovatsya-kitayskoy-neyrosetyu-na-russkom-yazyke-instrukciya, https://tr-page.yandex.ru/translate?lang=en-ru&amp;url=https%3A%2F%2Fgithub.com%2Fkdevelooop%2FDeepSeek-Telegram-Integration%2Fblob%2Fmain%2FREADME.md, https://vc.ru/ai/1790113-deepseek-v-telegram-poleznye-boty-s-deepseek-na-russkom-yazyke-kak-polzovatsya-i-skolko-stoit, https://www.youtube.com/watch?v=lUy3ZqhnpKQ</text:p>
          </table:table-cell>
        </table:table-row>
        <table:table-row table:style-name="ro1">
          <table:table-cell office:value-type="string" calcext:value-type="string">
            <text:p>бот телеграм скачать пинтерест</text:p>
          </table:table-cell>
          <table:table-cell office:value-type="string" calcext:value-type="string">
            <text:p>бот телеграм скачать пинтерест (4)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b/fulldowbot, https://botostore.com/c/pinterest_downloaderbot/, https://t.me/pinDropBot, https://vc.ru/services/1846984-kak-skachat-video-s-pinterest-po-ssylke-rasskazyvayu-pro-moi-novyi-telegram-bot-vidboom, https://vk.com/wall-171949579_1116, https://dzen.ru/video/watch/64451be40e9cb730fc1e38e6, https://help.sortpin.com/features/telegram-bot-pinterest-images-video-and-story-downloader, https://telegram.me/pinterest_downloaderbot, https://www.youtube.com/watch?v=8UhBPegqKfM, https://github.com/Dineshkarthik/pinterest-telegram-bot</text:p>
          </table:table-cell>
        </table:table-row>
        <table:table-row table:style-name="ro1">
          <table:table-cell office:value-type="string" calcext:value-type="string">
            <text:p>скачать видео из пинтерест бот в телеграм</text:p>
          </table:table-cell>
          <table:table-cell office:value-type="string" calcext:value-type="string">
            <text:p>бот телеграм скачать пинтерест (4)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b/fulldowbot, https://botostore.com/c/pinterest_downloaderbot/, https://t.me/pinDropBot, https://vc.ru/services/1846984-kak-skachat-video-s-pinterest-po-ssylke-rasskazyvayu-pro-moi-novyi-telegram-bot-vidboom, https://vk.com/wall-171949579_1116, https://dzen.ru/video/watch/64451be40e9cb730fc1e38e6, https://help.sortpin.com/features/telegram-bot-pinterest-images-video-and-story-downloader, https://telegram.me/pinterest_downloaderbot, https://www.youtube.com/watch?v=8UhBPegqKfM, https://github.com/Dineshkarthik/pinterest-telegram-bot</text:p>
          </table:table-cell>
        </table:table-row>
        <table:table-row table:style-name="ro1">
          <table:table-cell office:value-type="string" calcext:value-type="string">
            <text:p>бот телеграм для пинтерест</text:p>
          </table:table-cell>
          <table:table-cell office:value-type="string" calcext:value-type="string">
            <text:p>бот телеграм скачать пинтерест (4)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b/fulldowbot, https://botostore.com/c/pinterest_downloaderbot/, https://t.me/pinDropBot, https://vc.ru/services/1846984-kak-skachat-video-s-pinterest-po-ssylke-rasskazyvayu-pro-moi-novyi-telegram-bot-vidboom, https://vk.com/wall-171949579_1116, https://dzen.ru/video/watch/64451be40e9cb730fc1e38e6, https://help.sortpin.com/features/telegram-bot-pinterest-images-video-and-story-downloader, https://telegram.me/pinterest_downloaderbot, https://www.youtube.com/watch?v=8UhBPegqKfM, https://github.com/Dineshkarthik/pinterest-telegram-bot</text:p>
          </table:table-cell>
        </table:table-row>
        <table:table-row table:style-name="ro1">
          <table:table-cell office:value-type="string" calcext:value-type="string">
            <text:p>телеграм бот для скачивания пинтерест</text:p>
          </table:table-cell>
          <table:table-cell office:value-type="string" calcext:value-type="string">
            <text:p>бот телеграм скачать пинтерест (4)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b/fulldowbot, https://botostore.com/c/pinterest_downloaderbot/, https://t.me/pinDropBot, https://vc.ru/services/1846984-kak-skachat-video-s-pinterest-po-ssylke-rasskazyvayu-pro-moi-novyi-telegram-bot-vidboom, https://vk.com/wall-171949579_1116, https://dzen.ru/video/watch/64451be40e9cb730fc1e38e6, https://help.sortpin.com/features/telegram-bot-pinterest-images-video-and-story-downloader, https://telegram.me/pinterest_downloaderbot, https://www.youtube.com/watch?v=8UhBPegqKfM, https://github.com/Dineshkarthik/pinterest-telegram-bot</text:p>
          </table:table-cell>
        </table:table-row>
        <table:table-row table:style-name="ro1">
          <table:table-cell office:value-type="string" calcext:value-type="string">
            <text:p>как сделать команды в телеграм боте</text:p>
          </table:table-cell>
          <table:table-cell office:value-type="string" calcext:value-type="string">
            <text:p>как сделать команды в телеграм боте (3)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1ps.ru/blog/smm-i-smo/2022/kak-sozdat-bota-v-telegram-poshagovaya-instrukcziya/, https://bot-t.com/faq/HELP/upravlenie_komandami, https://core.telegram.org/bots/tutorial, https://dtf.ru/life/3534642-sozdanie-menyu-v-telegram-bote-za-5-minut-poshagovoe-rukovodstvo-2025-obnovleno, https://habr.com/ru/articles/262247/, https://vc.ru/life/758091-kak-zapustit-bota-s-menyu-komand-v-telegram, https://www.youtube.com/watch?v=kuFZT1YV6rg, https://checkroi.ru/blog/kak-sdelat-bota-v-telegramm/, https://smmplanner.com/blog/gaid-kak-sozdat-i-nastroit-bota-v-tielieghramie/, https://www.kkm.ru/blog/telegram/</text:p>
          </table:table-cell>
        </table:table-row>
        <table:table-row table:style-name="ro1">
          <table:table-cell office:value-type="string" calcext:value-type="string">
            <text:p>как добавлять команды в телеграм бот</text:p>
          </table:table-cell>
          <table:table-cell office:value-type="string" calcext:value-type="string">
            <text:p>как сделать команды в телеграм боте (3)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1ps.ru/blog/smm-i-smo/2022/kak-sozdat-bota-v-telegram-poshagovaya-instrukcziya/, https://bot-t.com/faq/HELP/upravlenie_komandami, https://core.telegram.org/bots/tutorial, https://dtf.ru/life/3534642-sozdanie-menyu-v-telegram-bote-za-5-minut-poshagovoe-rukovodstvo-2025-obnovleno, https://habr.com/ru/articles/262247/, https://vc.ru/life/758091-kak-zapustit-bota-s-menyu-komand-v-telegram, https://www.youtube.com/watch?v=kuFZT1YV6rg, https://checkroi.ru/blog/kak-sdelat-bota-v-telegramm/, https://smmplanner.com/blog/gaid-kak-sozdat-i-nastroit-bota-v-tielieghramie/, https://www.kkm.ru/blog/telegram/</text:p>
          </table:table-cell>
        </table:table-row>
        <table:table-row table:style-name="ro1">
          <table:table-cell office:value-type="string" calcext:value-type="string">
            <text:p>как настроить команды в боте телеграм</text:p>
          </table:table-cell>
          <table:table-cell office:value-type="string" calcext:value-type="string">
            <text:p>как сделать команды в телеграм боте (3)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1ps.ru/blog/smm-i-smo/2022/kak-sozdat-bota-v-telegram-poshagovaya-instrukcziya/, https://bot-t.com/faq/HELP/upravlenie_komandami, https://core.telegram.org/bots/tutorial, https://dtf.ru/life/3534642-sozdanie-menyu-v-telegram-bote-za-5-minut-poshagovoe-rukovodstvo-2025-obnovleno, https://habr.com/ru/articles/262247/, https://vc.ru/life/758091-kak-zapustit-bota-s-menyu-komand-v-telegram, https://www.youtube.com/watch?v=kuFZT1YV6rg, https://checkroi.ru/blog/kak-sdelat-bota-v-telegramm/, https://smmplanner.com/blog/gaid-kak-sozdat-i-nastroit-bota-v-tielieghramie/, https://www.kkm.ru/blog/telegram/</text:p>
          </table:table-cell>
        </table:table-row>
        <table:table-row table:style-name="ro1">
          <table:table-cell office:value-type="string" calcext:value-type="string">
            <text:p>телеграм бот вебхуки</text:p>
          </table:table-cell>
          <table:table-cell office:value-type="string" calcext:value-type="string">
            <text:p>телеграм бот вебхуки (2)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webhooks, https://habr.com/ru/companies/digitalleague/articles/716760/, https://krllz.dev/posts/telegram-bot-webhook/, https://pikabu.ru/story/delaem_telegram_bot_na_webhooks_dlya_sebya_8556172, https://rollout.com/integration-guides/telegram-bot-api/quick-guide-to-implementing-webhooks-in-telegram-bot, https://telegram-bot-sdk.com/docs/guides/webhook-updates/, https://timeweb.cloud/tutorials/nodejs/otlichie-polling-i-webhook-v-telegram-botah, https://www.youtube.com/watch?v=it1Vb7Sdsyk</text:p>
          </table:table-cell>
        </table:table-row>
        <table:table-row table:style-name="ro1">
          <table:table-cell office:value-type="string" calcext:value-type="string">
            <text:p>телеграм бот webhook</text:p>
          </table:table-cell>
          <table:table-cell office:value-type="string" calcext:value-type="string">
            <text:p>телеграм бот вебхуки (2)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webhooks, https://habr.com/ru/companies/digitalleague/articles/716760/, https://krllz.dev/posts/telegram-bot-webhook/, https://pikabu.ru/story/delaem_telegram_bot_na_webhooks_dlya_sebya_8556172, https://rollout.com/integration-guides/telegram-bot-api/quick-guide-to-implementing-webhooks-in-telegram-bot, https://telegram-bot-sdk.com/docs/guides/webhook-updates/, https://timeweb.cloud/tutorials/nodejs/otlichie-polling-i-webhook-v-telegram-botah, https://www.youtube.com/watch?v=it1Vb7Sdsyk</text:p>
          </table:table-cell>
        </table:table-row>
        <table:table-row table:style-name="ro1">
          <table:table-cell office:value-type="string" calcext:value-type="string">
            <text:p>телеграм бот таро</text:p>
          </table:table-cell>
          <table:table-cell office:value-type="string" calcext:value-type="string">
            <text:p>телеграм бот таро (2)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-taro.ru/, https://dzen.ru/a/ZgzoPC0NMXEWW0FB, https://smmplanner.com/blog/tielieghram-bot-dlia-rasklada-i-rasshifrovki-taro-biesplatnyi-tarologh-v-vashiem-tieliefonie/, https://t.me/StarsVoice_bot, https://taroai.me/, https://tgdyk.com/bots/taroshaworldbot, https://www.findmini.app/ru/mariatarobot/, https://www.youtube.com/watch?v=xZqs0WHruYg</text:p>
          </table:table-cell>
        </table:table-row>
        <table:table-row table:style-name="ro1">
          <table:table-cell office:value-type="string" calcext:value-type="string">
            <text:p>расклады таро телеграм бот</text:p>
          </table:table-cell>
          <table:table-cell office:value-type="string" calcext:value-type="string">
            <text:p>телеграм бот таро (2)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-taro.ru/, https://dzen.ru/a/ZgzoPC0NMXEWW0FB, https://smmplanner.com/blog/tielieghram-bot-dlia-rasklada-i-rasshifrovki-taro-biesplatnyi-tarologh-v-vashiem-tieliefonie/, https://t.me/StarsVoice_bot, https://taroai.me/, https://tgdyk.com/bots/taroshaworldbot, https://www.findmini.app/ru/mariatarobot/, https://www.youtube.com/watch?v=xZqs0WHruYg</text:p>
          </table:table-cell>
        </table:table-row>
        <table:table-row table:style-name="ro1">
          <table:table-cell office:value-type="string" calcext:value-type="string">
            <text:p>трекер бот телеграм</text:p>
          </table:table-cell>
          <table:table-cell office:value-type="string" calcext:value-type="string">
            <text:p>трекер бот телеграм (2)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4pda.to/forum/index.php?showtopic=1081594, https://dzen.ru/a/Y_AfWWupYig62I3g, https://habr.com/ru/articles/826774/, https://overclockers.ru/blog/ITSKALA/show/37769/top-7-botov-telegram, https://t.me/TorrentSearchABot, https://www.iphones.ru/iNotes/555604</text:p>
          </table:table-cell>
        </table:table-row>
        <table:table-row table:style-name="ro1">
          <table:table-cell office:value-type="string" calcext:value-type="string">
            <text:p>телеграм бот торрентов</text:p>
          </table:table-cell>
          <table:table-cell office:value-type="string" calcext:value-type="string">
            <text:p>трекер бот телеграм (2)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4pda.to/forum/index.php?showtopic=1081594, https://dzen.ru/a/Y_AfWWupYig62I3g, https://habr.com/ru/articles/826774/, https://overclockers.ru/blog/ITSKALA/show/37769/top-7-botov-telegram, https://t.me/TorrentSearchABot, https://www.iphones.ru/iNotes/555604</text:p>
          </table:table-cell>
        </table:table-row>
        <table:table-row table:style-name="ro1">
          <table:table-cell office:value-type="string" calcext:value-type="string">
            <text:p>телеграм бот для файлов</text:p>
          </table:table-cell>
          <table:table-cell office:value-type="string" calcext:value-type="string">
            <text:p>телеграм бот для файлов (2)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netology.ru/blog/bots-45, https://retext.ai/ru/blog/telegram-boty-dlya-skacivaniya-foto-video-muzyki-knig, https://t.me/FileGramBot, https://www.sravni.ru/text/boty-dlya-telegrama/</text:p>
          </table:table-cell>
        </table:table-row>
        <table:table-row table:style-name="ro1">
          <table:table-cell office:value-type="string" calcext:value-type="string">
            <text:p>бот телеграм скачать файл</text:p>
          </table:table-cell>
          <table:table-cell office:value-type="string" calcext:value-type="string">
            <text:p>телеграм бот для файлов (2)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netology.ru/blog/bots-45, https://retext.ai/ru/blog/telegram-boty-dlya-skacivaniya-foto-video-muzyki-knig, https://t.me/FileGramBot, https://www.sravni.ru/text/boty-dlya-telegrama/</text:p>
          </table:table-cell>
        </table:table-row>
        <table:table-row table:style-name="ro1">
          <table:table-cell office:value-type="string" calcext:value-type="string">
            <text:p>телеграм бот напоминалка</text:p>
          </table:table-cell>
          <table:table-cell office:value-type="string" calcext:value-type="string">
            <text:p>телеграм бот напоминалка (2)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Thorch3n/telegram_reminder_bot, https://habr.com/ru/articles/327148/, https://hi-tech.mail.ru/review/58835-15-poleznyh-botov-dlya-telegram-pogoda-napominaniya-kursy-valyut/, https://pikabu.ru/story/bot_napominalka_v_telegram_notico_pomozhet_yeffektivno_upravlyat_napominaniyami_v_gruppovyikh_chatakh_12513313, https://skeddy.me/ru, https://t-j.ru/short/productivity-bots/</text:p>
          </table:table-cell>
        </table:table-row>
        <table:table-row table:style-name="ro1">
          <table:table-cell office:value-type="string" calcext:value-type="string">
            <text:p>бот напоминаний в телеграм</text:p>
          </table:table-cell>
          <table:table-cell office:value-type="string" calcext:value-type="string">
            <text:p>телеграм бот напоминалка (2)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Thorch3n/telegram_reminder_bot, https://habr.com/ru/articles/327148/, https://hi-tech.mail.ru/review/58835-15-poleznyh-botov-dlya-telegram-pogoda-napominaniya-kursy-valyut/, https://pikabu.ru/story/bot_napominalka_v_telegram_notico_pomozhet_yeffektivno_upravlyat_napominaniyami_v_gruppovyikh_chatakh_12513313, https://skeddy.me/ru, https://t-j.ru/short/productivity-bots/</text:p>
          </table:table-cell>
        </table:table-row>
        <table:table-row table:style-name="ro1">
          <table:table-cell office:value-type="string" calcext:value-type="string">
            <text:p>оформление бота телеграм</text:p>
          </table:table-cell>
          <table:table-cell office:value-type="string" calcext:value-type="string">
            <text:p>оформление бота телеграм (2)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tfood.ru/wiki/visual-design-bot, https://fatherbot.ru/article/kak-bystro-i-krasivo-oformit-bota-telegram, https://habr.com/ru/companies/dododev/articles/744670/, https://vc.ru/telegram/1610491-kak-sdelat-vash-telegram-bot-udobnym-i-krasivym-prostye-sovety</text:p>
          </table:table-cell>
        </table:table-row>
        <table:table-row table:style-name="ro1">
          <table:table-cell office:value-type="string" calcext:value-type="string">
            <text:p>телеграм бот дизайн</text:p>
          </table:table-cell>
          <table:table-cell office:value-type="string" calcext:value-type="string">
            <text:p>оформление бота телеграм (2)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tfood.ru/wiki/visual-design-bot, https://fatherbot.ru/article/kak-bystro-i-krasivo-oformit-bota-telegram, https://habr.com/ru/companies/dododev/articles/744670/, https://vc.ru/telegram/1610491-kak-sdelat-vash-telegram-bot-udobnym-i-krasivym-prostye-sovety</text:p>
          </table:table-cell>
        </table:table-row>
        <table:table-row table:style-name="ro1">
          <table:table-cell office:value-type="string" calcext:value-type="string">
            <text:p>телеграм бот водяной знак тик ток</text:p>
          </table:table-cell>
          <table:table-cell office:value-type="string" calcext:value-type="string">
            <text:p>телеграм бот водяной знак тик ток (3)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erfluence.net/blog/article/kak-sokhranit-video-iz-tiktok-bez-vodyanogo-znaka, https://t.me/ttdownsbot, https://vc.ru/u/3840326-vadim-zdes/1849785-kak-skachat-video-iz-tiktok-bystro-besplatno-i-bez-vodyanogo-znaka, https://dzen.ru/a/YI2jSepDTRLfAiBW, https://ichip.ru/sovety/ekspluataciya/kak-sohranit-tik-tok-bez-vodyanogo-znaka-instrukciya-dlya-smartfonov-770232, https://smmplanner.com/blog/sposoby-biesplatno-skachat-vidieo-iz-tiktoka-biez-vodianogho-znaka/, https://yandex.ru/q/life/2958291969/</text:p>
          </table:table-cell>
        </table:table-row>
        <table:table-row table:style-name="ro1">
          <table:table-cell office:value-type="string" calcext:value-type="string">
            <text:p>телеграм бот тик ток без водяных</text:p>
          </table:table-cell>
          <table:table-cell office:value-type="string" calcext:value-type="string">
            <text:p>телеграм бот водяной знак тик ток (3)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erfluence.net/blog/article/kak-sokhranit-video-iz-tiktok-bez-vodyanogo-znaka, https://t.me/ttdownsbot, https://vc.ru/u/3840326-vadim-zdes/1849785-kak-skachat-video-iz-tiktok-bystro-besplatno-i-bez-vodyanogo-znaka, https://dzen.ru/a/YI2jSepDTRLfAiBW, https://ichip.ru/sovety/ekspluataciya/kak-sohranit-tik-tok-bez-vodyanogo-znaka-instrukciya-dlya-smartfonov-770232, https://smmplanner.com/blog/sposoby-biesplatno-skachat-vidieo-iz-tiktoka-biez-vodianogho-znaka/, https://yandex.ru/q/life/2958291969/</text:p>
          </table:table-cell>
        </table:table-row>
        <table:table-row table:style-name="ro1">
          <table:table-cell office:value-type="string" calcext:value-type="string">
            <text:p>телеграм боты для скачивания тик тока</text:p>
          </table:table-cell>
          <table:table-cell office:value-type="string" calcext:value-type="string">
            <text:p>телеграм бот водяной знак тик ток (3)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erfluence.net/blog/article/kak-sokhranit-video-iz-tiktok-bez-vodyanogo-znaka, https://t.me/ttdownsbot, https://vc.ru/u/3840326-vadim-zdes/1849785-kak-skachat-video-iz-tiktok-bystro-besplatno-i-bez-vodyanogo-znaka, https://dzen.ru/a/YI2jSepDTRLfAiBW, https://ichip.ru/sovety/ekspluataciya/kak-sohranit-tik-tok-bez-vodyanogo-znaka-instrukciya-dlya-smartfonov-770232, https://smmplanner.com/blog/sposoby-biesplatno-skachat-vidieo-iz-tiktoka-biez-vodianogho-znaka/, https://yandex.ru/q/life/2958291969/</text:p>
          </table:table-cell>
        </table:table-row>
        <table:table-row table:style-name="ro1">
          <table:table-cell office:value-type="string" calcext:value-type="string">
            <text:p>как создать телеграм бота с ии</text:p>
          </table:table-cell>
          <table:table-cell office:value-type="string" calcext:value-type="string">
            <text:p>как создать телеграм бота с ии (3)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howto/3629118-kak-sozdat-telegram-bota-dlya-obsheniya-s-neirosetyu-poshagovoe-rukovodstvo-besplatno-i-platno, https://vc.ru/chatgpt/1046908-kak-sozdat-i-obuchit-ai-bota-v-telegram-na-baze-gpt-4-upd-na-iyul-2024-ispolzovanie-ii-stalo-platnym, https://chataibot.ru/blog/create_ai_assistant/, https://myjedai.ru/tpost/6ny6x9cjt1-kak-dobavit-iskusstvennii-intellekt-v-te, https://newtechaudit.ru/sozdanie-chat-bota-s-ii-v-telegram/, https://tr-page.yandex.ru/translate?lang=en-ru&amp;url=https%3A%2F%2Fwww.geeksforgeeks.org%2Fcreating-a-telegram-chatbot-powered-by-gemini-ai%2F</text:p>
          </table:table-cell>
        </table:table-row>
        <table:table-row table:style-name="ro1">
          <table:table-cell office:value-type="string" calcext:value-type="string">
            <text:p>ии для создания бота в телеграм</text:p>
          </table:table-cell>
          <table:table-cell office:value-type="string" calcext:value-type="string">
            <text:p>как создать телеграм бота с ии (3)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howto/3629118-kak-sozdat-telegram-bota-dlya-obsheniya-s-neirosetyu-poshagovoe-rukovodstvo-besplatno-i-platno, https://vc.ru/chatgpt/1046908-kak-sozdat-i-obuchit-ai-bota-v-telegram-na-baze-gpt-4-upd-na-iyul-2024-ispolzovanie-ii-stalo-platnym, https://chataibot.ru/blog/create_ai_assistant/, https://myjedai.ru/tpost/6ny6x9cjt1-kak-dobavit-iskusstvennii-intellekt-v-te, https://newtechaudit.ru/sozdanie-chat-bota-s-ii-v-telegram/, https://tr-page.yandex.ru/translate?lang=en-ru&amp;url=https%3A%2F%2Fwww.geeksforgeeks.org%2Fcreating-a-telegram-chatbot-powered-by-gemini-ai%2F</text:p>
          </table:table-cell>
        </table:table-row>
        <table:table-row table:style-name="ro1">
          <table:table-cell office:value-type="string" calcext:value-type="string">
            <text:p>нейросеть для создания телеграм ботов</text:p>
          </table:table-cell>
          <table:table-cell office:value-type="string" calcext:value-type="string">
            <text:p>как создать телеграм бота с ии (3)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howto/3629118-kak-sozdat-telegram-bota-dlya-obsheniya-s-neirosetyu-poshagovoe-rukovodstvo-besplatno-i-platno, https://vc.ru/chatgpt/1046908-kak-sozdat-i-obuchit-ai-bota-v-telegram-na-baze-gpt-4-upd-na-iyul-2024-ispolzovanie-ii-stalo-platnym, https://chataibot.ru/blog/create_ai_assistant/, https://myjedai.ru/tpost/6ny6x9cjt1-kak-dobavit-iskusstvennii-intellekt-v-te, https://newtechaudit.ru/sozdanie-chat-bota-s-ii-v-telegram/, https://tr-page.yandex.ru/translate?lang=en-ru&amp;url=https%3A%2F%2Fwww.geeksforgeeks.org%2Fcreating-a-telegram-chatbot-powered-by-gemini-ai%2F</text:p>
          </table:table-cell>
        </table:table-row>
        <table:table-row table:style-name="ro1">
          <table:table-cell office:value-type="string" calcext:value-type="string">
            <text:p>рандомайзер телеграм бот</text:p>
          </table:table-cell>
          <table:table-cell office:value-type="string" calcext:value-type="string">
            <text:p>рандомайзер телеграм бот (2)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b/randomgodbot, https://dzen.ru/a/ZaaIg0Oudlbvr0Fx, https://t.me/Random1zeBot, https://tggrow.com/ru, https://vc.ru/marketing/903168-bot-dlya-provedeniya-rozygrysha, https://www.findmini.app/ru/random1zebot/, https://www.youtube.com/watch?v=EgO-97cVm-8</text:p>
          </table:table-cell>
        </table:table-row>
        <table:table-row table:style-name="ro1">
          <table:table-cell office:value-type="string" calcext:value-type="string">
            <text:p>телеграм бот рандом</text:p>
          </table:table-cell>
          <table:table-cell office:value-type="string" calcext:value-type="string">
            <text:p>рандомайзер телеграм бот (2)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b/randomgodbot, https://dzen.ru/a/ZaaIg0Oudlbvr0Fx, https://t.me/Random1zeBot, https://tggrow.com/ru, https://vc.ru/marketing/903168-bot-dlya-provedeniya-rozygrysha, https://www.findmini.app/ru/random1zebot/, https://www.youtube.com/watch?v=EgO-97cVm-8</text:p>
          </table:table-cell>
        </table:table-row>
        <table:table-row table:style-name="ro1">
          <table:table-cell office:value-type="string" calcext:value-type="string">
            <text:p>телеграм бот мемы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c/entertainment?page=2, https://botostore.com/c/super_rjaka_demotivator_bot/, https://dzen.ru/a/ZtATItvwOCL3fTdW, https://habr.com/ru/sandbox/230752/, https://kanobu.ru/news/vtelegram-poyavilsya-bot-dlya-byistrogo-sozdaniya-memov-ikoubov-413381/, https://katkovan.com/meme-bots/, https://pikabu.ru/story/delaem_memyi_so_svoim_litsom_cherez_telegrambota_10845500, https://t.me/FaceMemBot, https://tgdyk.com/bots/memmachinebot, https://www.likeni.ru/analytics/10-botov-s-neyrosetyu-v-telegrame-dlya-digital-spetsialistov/</text:p>
          </table:table-cell>
        </table:table-row>
        <table:table-row table:style-name="ro1">
          <table:table-cell office:value-type="string" calcext:value-type="string">
            <text:p>бот с днем рождения телеграм</text:p>
          </table:table-cell>
          <table:table-cell office:value-type="string" calcext:value-type="string">
            <text:p>бот с днем рождения телеграм (2)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risbot.com/marketplace/pozdravlenie-s-dnem-rozhdeniya-v-gruppe, https://dzen.ru/a/Yvzx_Wr6nEJPco5X, https://sobirapp.ru/, https://vc.ru/life/409337-avtomaticheskie-pozdravleniya-v-gruppe-telegram, https://www.youtube.com/watch?v=7A1fKlQMg-w, https://поздравляка.рф/</text:p>
          </table:table-cell>
        </table:table-row>
        <table:table-row table:style-name="ro1">
          <table:table-cell office:value-type="string" calcext:value-type="string">
            <text:p>телеграм бот поздравления</text:p>
          </table:table-cell>
          <table:table-cell office:value-type="string" calcext:value-type="string">
            <text:p>бот с днем рождения телеграм (2)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risbot.com/marketplace/pozdravlenie-s-dnem-rozhdeniya-v-gruppe, https://dzen.ru/a/Yvzx_Wr6nEJPco5X, https://sobirapp.ru/, https://vc.ru/life/409337-avtomaticheskie-pozdravleniya-v-gruppe-telegram, https://www.youtube.com/watch?v=7A1fKlQMg-w, https://поздравляка.рф/</text:p>
          </table:table-cell>
        </table:table-row>
        <table:table-row table:style-name="ro1">
          <table:table-cell office:value-type="string" calcext:value-type="string">
            <text:p>телеграм бот акции</text:p>
          </table:table-cell>
          <table:table-cell office:value-type="string" calcext:value-type="string">
            <text:p>телеграм бот акции (3)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cademy.binance.com/ru/articles/what-are-telegram-trading-bots-and-how-to-use-them, https://profinvestment.com/trading-bots-telegram/, https://tr-page.yandex.ru/translate?lang=en-ru&amp;url=https%3A%2F%2Fwww.coingecko.com%2Flearn%2Ftop-telegram-trading-bots, https://bytwork.com/articles/telegram-bot, https://dtf.ru/crypto-top/3701804-luchshie-telegram-boty-dlya-torgovli-kriptovalyutoy-v-2025-godu, https://habr.com/ru/articles/743400/, https://journal.sovcombank.ru/investitsii/telegram-boti-dlya-investitsii-chem-oni-mogut-bit-polezni, https://vc.ru/money/1178891-7-botov-dlya-tg-kotorye-izmenyat-vashu-torgovlyu-i-sdelayut-vas-bogache, https://www.gate.io/ru/learn/articles/top-seven-telegram-bots/2017</text:p>
          </table:table-cell>
        </table:table-row>
        <table:table-row table:style-name="ro1">
          <table:table-cell office:value-type="string" calcext:value-type="string">
            <text:p>торговые боты телеграм</text:p>
          </table:table-cell>
          <table:table-cell office:value-type="string" calcext:value-type="string">
            <text:p>телеграм бот акции (3)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cademy.binance.com/ru/articles/what-are-telegram-trading-bots-and-how-to-use-them, https://profinvestment.com/trading-bots-telegram/, https://tr-page.yandex.ru/translate?lang=en-ru&amp;url=https%3A%2F%2Fwww.coingecko.com%2Flearn%2Ftop-telegram-trading-bots, https://bytwork.com/articles/telegram-bot, https://dtf.ru/crypto-top/3701804-luchshie-telegram-boty-dlya-torgovli-kriptovalyutoy-v-2025-godu, https://habr.com/ru/articles/743400/, https://journal.sovcombank.ru/investitsii/telegram-boti-dlya-investitsii-chem-oni-mogut-bit-polezni, https://vc.ru/money/1178891-7-botov-dlya-tg-kotorye-izmenyat-vashu-torgovlyu-i-sdelayut-vas-bogache, https://www.gate.io/ru/learn/articles/top-seven-telegram-bots/2017</text:p>
          </table:table-cell>
        </table:table-row>
        <table:table-row table:style-name="ro1">
          <table:table-cell office:value-type="string" calcext:value-type="string">
            <text:p>телеграм бот для трейдинга</text:p>
          </table:table-cell>
          <table:table-cell office:value-type="string" calcext:value-type="string">
            <text:p>телеграм бот акции (3)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cademy.binance.com/ru/articles/what-are-telegram-trading-bots-and-how-to-use-them, https://profinvestment.com/trading-bots-telegram/, https://tr-page.yandex.ru/translate?lang=en-ru&amp;url=https%3A%2F%2Fwww.coingecko.com%2Flearn%2Ftop-telegram-trading-bots, https://bytwork.com/articles/telegram-bot, https://dtf.ru/crypto-top/3701804-luchshie-telegram-boty-dlya-torgovli-kriptovalyutoy-v-2025-godu, https://habr.com/ru/articles/743400/, https://journal.sovcombank.ru/investitsii/telegram-boti-dlya-investitsii-chem-oni-mogut-bit-polezni, https://vc.ru/money/1178891-7-botov-dlya-tg-kotorye-izmenyat-vashu-torgovlyu-i-sdelayut-vas-bogache, https://www.gate.io/ru/learn/articles/top-seven-telegram-bots/2017</text:p>
          </table:table-cell>
        </table:table-row>
        <table:table-row table:style-name="ro1">
          <table:table-cell office:value-type="string" calcext:value-type="string">
            <text:p>nft бот телеграм</text:p>
          </table:table-cell>
          <table:table-cell office:value-type="string" calcext:value-type="string">
            <text:p>nft бот телеграм (2)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-5DEl8JPjLMLc-g, https://theblockopedia.com/top-nft-telegram-bot/, https://tokengram.ru/posts/519240, https://tonresear.ch/t/nft-sniper-pro-telegram-nft/19707, https://vk.com/wall-187282075_354, https://www.bitget.com/ru/blog/articles/nft-on-telegram, https://www.kaper.pro/%D1%81%D1%82%D0%B0%D1%82%D1%8C%D0%B8/%D0%BC%D0%BE%D1%88%D0%B5%D0%BD%D0%BD%D0%B8%D0%BA%D0%B8%D0%BE%D0%B1%D0%BC%D0%B0%D0%BD/foundation-nft-%D0%BE%D1%82%D0%B7%D1%8B%D0%B2%D1%8B/</text:p>
          </table:table-cell>
        </table:table-row>
        <table:table-row table:style-name="ro1">
          <table:table-cell office:value-type="string" calcext:value-type="string">
            <text:p>нфт бот в телеграм</text:p>
          </table:table-cell>
          <table:table-cell office:value-type="string" calcext:value-type="string">
            <text:p>nft бот телеграм (2)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-5DEl8JPjLMLc-g, https://theblockopedia.com/top-nft-telegram-bot/, https://tokengram.ru/posts/519240, https://tonresear.ch/t/nft-sniper-pro-telegram-nft/19707, https://vk.com/wall-187282075_354, https://www.bitget.com/ru/blog/articles/nft-on-telegram, https://www.kaper.pro/%D1%81%D1%82%D0%B0%D1%82%D1%8C%D0%B8/%D0%BC%D0%BE%D1%88%D0%B5%D0%BD%D0%BD%D0%B8%D0%BA%D0%B8%D0%BE%D0%B1%D0%BC%D0%B0%D0%BD/foundation-nft-%D0%BE%D1%82%D0%B7%D1%8B%D0%B2%D1%8B/</text:p>
          </table:table-cell>
        </table:table-row>
        <table:table-row table:style-name="ro1">
          <table:table-cell office:value-type="string" calcext:value-type="string">
            <text:p>телеграм бот для скачивания фильмов</text:p>
          </table:table-cell>
          <table:table-cell office:value-type="string" calcext:value-type="string">
            <text:p>телеграм бот для скачивания фильмов (2)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Hb8RhKmEC8WnQ2c, https://lumpics.ru/bots-for-watching-movies-in-telegram/, https://otvet.mail.ru/question/232431399, https://pikabu.ru/story/top3_luchshikh_kinobotov_dlya_prosmotra_filmov_v_telegram_11091052, https://retext.ai/ru/blog/telegram-boty-dlya-skacivaniya-foto-video-muzyki-knig, https://telepot.ru/bot/kinser4-bot, https://themobilehunt.com/best-telegram-bots-for-movies-and-series/, https://vc.ru/id932804/322161-10-poleznyh-botov-dlya-telegram-na-vse-sluchai-zhizni</text:p>
          </table:table-cell>
        </table:table-row>
        <table:table-row table:style-name="ro1">
          <table:table-cell office:value-type="string" calcext:value-type="string">
            <text:p>телеграм бот скачать фильм</text:p>
          </table:table-cell>
          <table:table-cell office:value-type="string" calcext:value-type="string">
            <text:p>телеграм бот для скачивания фильмов (2)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Hb8RhKmEC8WnQ2c, https://lumpics.ru/bots-for-watching-movies-in-telegram/, https://otvet.mail.ru/question/232431399, https://pikabu.ru/story/top3_luchshikh_kinobotov_dlya_prosmotra_filmov_v_telegram_11091052, https://retext.ai/ru/blog/telegram-boty-dlya-skacivaniya-foto-video-muzyki-knig, https://telepot.ru/bot/kinser4-bot, https://themobilehunt.com/best-telegram-bots-for-movies-and-series/, https://vc.ru/id932804/322161-10-poleznyh-botov-dlya-telegram-na-vse-sluchai-zhizni</text:p>
          </table:table-cell>
        </table:table-row>
        <table:table-row table:style-name="ro1">
          <table:table-cell office:value-type="string" calcext:value-type="string">
            <text:p>миджорни телеграм бот</text:p>
          </table:table-cell>
          <table:table-cell office:value-type="string" calcext:value-type="string">
            <text:p>миджорни телеграм бот (3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tanahub.com/ru/blog/top-botov-s-midjourney-v-telegram, https://midjorobot.ru/, https://sky.pro/wiki/digital-art/podklyuchenie-midjourney-k-telegram/, https://t.me/midjorobot, https://vc.ru/midjourney/1418094-top-botov-s-midjourney-v-telegram-obzor-funkcionalnyh-reshenii-dlya-novichkov-i-professionalov, https://yagla.ru/blog/drugoe-o-marketinge/top-5-besplatnyh-botov-s-midjourney-v-telegram--2410u114537/, https://dtf.ru/yesai/3101681-midjourney-neiroset-dlya-sozdaniya-kartinok-v-telegram-onlain, https://www.iguides.ru/blogs/midjourney-free/polzuemsya-besplatnym-midjourney-botom-v-telegram/</text:p>
          </table:table-cell>
        </table:table-row>
        <table:table-row table:style-name="ro1">
          <table:table-cell office:value-type="string" calcext:value-type="string">
            <text:p>бот миджорней телеграм</text:p>
          </table:table-cell>
          <table:table-cell office:value-type="string" calcext:value-type="string">
            <text:p>миджорни телеграм бот (3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tanahub.com/ru/blog/top-botov-s-midjourney-v-telegram, https://midjorobot.ru/, https://sky.pro/wiki/digital-art/podklyuchenie-midjourney-k-telegram/, https://t.me/midjorobot, https://vc.ru/midjourney/1418094-top-botov-s-midjourney-v-telegram-obzor-funkcionalnyh-reshenii-dlya-novichkov-i-professionalov, https://yagla.ru/blog/drugoe-o-marketinge/top-5-besplatnyh-botov-s-midjourney-v-telegram--2410u114537/, https://dtf.ru/yesai/3101681-midjourney-neiroset-dlya-sozdaniya-kartinok-v-telegram-onlain, https://www.iguides.ru/blogs/midjourney-free/polzuemsya-besplatnym-midjourney-botom-v-telegram/</text:p>
          </table:table-cell>
        </table:table-row>
        <table:table-row table:style-name="ro1">
          <table:table-cell office:value-type="string" calcext:value-type="string">
            <text:p>midjourney бот телеграм</text:p>
          </table:table-cell>
          <table:table-cell office:value-type="string" calcext:value-type="string">
            <text:p>миджорни телеграм бот (3)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tanahub.com/ru/blog/top-botov-s-midjourney-v-telegram, https://midjorobot.ru/, https://sky.pro/wiki/digital-art/podklyuchenie-midjourney-k-telegram/, https://t.me/midjorobot, https://vc.ru/midjourney/1418094-top-botov-s-midjourney-v-telegram-obzor-funkcionalnyh-reshenii-dlya-novichkov-i-professionalov, https://yagla.ru/blog/drugoe-o-marketinge/top-5-besplatnyh-botov-s-midjourney-v-telegram--2410u114537/, https://dtf.ru/yesai/3101681-midjourney-neiroset-dlya-sozdaniya-kartinok-v-telegram-onlain, https://www.iguides.ru/blogs/midjourney-free/polzuemsya-besplatnym-midjourney-botom-v-telegram/</text:p>
          </table:table-cell>
        </table:table-row>
        <table:table-row table:style-name="ro1">
          <table:table-cell office:value-type="string" calcext:value-type="string">
            <text:p>телеграм бот для учета</text:p>
          </table:table-cell>
          <table:table-cell office:value-type="string" calcext:value-type="string">
            <text:p>телеграм бот для учета (2)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intry.io/ru, https://dzen.ru/a/ZcT5cjioHwztx5eF, https://habr.com/ru/articles/463969/, https://mobsbot.ru/, https://pikabu.ru/story/telegram_bot_dlya_ucheta_raskhodov_10738620, https://vc.ru/services/1747883-idealnyi-telegram-bot-dlya-ucheta-dohodov-i-rashodov</text:p>
          </table:table-cell>
        </table:table-row>
        <table:table-row table:style-name="ro1">
          <table:table-cell office:value-type="string" calcext:value-type="string">
            <text:p>телеграм бот подсчет</text:p>
          </table:table-cell>
          <table:table-cell office:value-type="string" calcext:value-type="string">
            <text:p>телеграм бот для учета (2)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intry.io/ru, https://dzen.ru/a/ZcT5cjioHwztx5eF, https://habr.com/ru/articles/463969/, https://mobsbot.ru/, https://pikabu.ru/story/telegram_bot_dlya_ucheta_raskhodov_10738620, https://vc.ru/services/1747883-idealnyi-telegram-bot-dlya-ucheta-dohodov-i-rashodov</text:p>
          </table:table-cell>
        </table:table-row>
        <table:table-row table:style-name="ro1">
          <table:table-cell office:value-type="string" calcext:value-type="string">
            <text:p>телеграм бот для распознавания</text:p>
          </table:table-cell>
          <table:table-cell office:value-type="string" calcext:value-type="string">
            <text:p>телеграм бот для распознавания (2)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93460/, https://t.me/scannertext_bot, https://tgdyk.com/lists/ocr</text:p>
          </table:table-cell>
        </table:table-row>
        <table:table-row table:style-name="ro1">
          <table:table-cell office:value-type="string" calcext:value-type="string">
            <text:p>фото в текст бот в телеграм</text:p>
          </table:table-cell>
          <table:table-cell office:value-type="string" calcext:value-type="string">
            <text:p>телеграм бот для распознавания (2)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93460/, https://t.me/scannertext_bot, https://tgdyk.com/lists/ocr</text:p>
          </table:table-cell>
        </table:table-row>
        <table:table-row table:style-name="ro1">
          <table:table-cell office:value-type="string" calcext:value-type="string">
            <text:p>qr бот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-qr.ru/telegram, https://dzen.ru/b/YlAHvOgPGFz_X6y-, https://github.com/MBoretto/easy-qr-scan-bot, https://habr.com/ru/articles/591391/, https://qr-code-bot.ru/, https://support.kontur.ru/logistika-1s/54693-otpravka_qrkoda_v_telegram_bot, https://t.me/QRhelp_bot, https://tr-page.yandex.ru/translate?lang=en-ru&amp;url=https%3A%2F%2Fgithub.com%2FMBoretto%2Feasy-qr-scan-bot%2Fblob%2Fmaster%2FREADME.md, https://vc.ru/u/4219032-beskrokov-danila/1872840-kak-sozdat-qr-kod-s-pomoshyu-bota-v-telegram, https://www.youtube.com/watch?v=4t9nKVjNt60</text:p>
          </table:table-cell>
        </table:table-row>
        <table:table-row table:style-name="ro1">
          <table:table-cell office:value-type="string" calcext:value-type="string">
            <text:p>бот для опросов в телеграм</text:p>
          </table:table-cell>
          <table:table-cell office:value-type="string" calcext:value-type="string">
            <text:p>бот для опросов в телеграм (2)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click.ru/target/kak-sdelat-opros-v-telegram/, https://skillbox.ru/media/marketing/kak-sozdat-opros-v-telegram-poshagovaya-instruktsiya-so-skrinshotami/, https://sociogramm.ru/blog/kak-sozdat-opros-telegram, https://t.me/vote, https://vc.ru/niksolovov/1448080-luchshie-boty-dlya-golosovaniya-v-telegram-23-servisa-dlya-nakrutki-v-2025-godu</text:p>
          </table:table-cell>
        </table:table-row>
        <table:table-row table:style-name="ro1">
          <table:table-cell office:value-type="string" calcext:value-type="string">
            <text:p>бот для голосования в телеграм</text:p>
          </table:table-cell>
          <table:table-cell office:value-type="string" calcext:value-type="string">
            <text:p>бот для опросов в телеграм (2)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click.ru/target/kak-sdelat-opros-v-telegram/, https://skillbox.ru/media/marketing/kak-sozdat-opros-v-telegram-poshagovaya-instruktsiya-so-skrinshotami/, https://sociogramm.ru/blog/kak-sozdat-opros-telegram, https://t.me/vote, https://vc.ru/niksolovov/1448080-luchshie-boty-dlya-golosovaniya-v-telegram-23-servisa-dlya-nakrutki-v-2025-godu</text:p>
          </table:table-cell>
        </table:table-row>
        <table:table-row table:style-name="ro1">
          <table:table-cell office:value-type="string" calcext:value-type="string">
            <text:p>телеграм бот геолокация</text:p>
          </table:table-cell>
          <table:table-cell office:value-type="string" calcext:value-type="string">
            <text:p>телеграм бот геолокация (2)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botmother.ru/article/55564, https://docs.leadconverter.su/primery/primery-botov/otpravka-geolokacii-s-pomoshyu-telegram-bota, https://dzen.ru/a/Xb8D73TxvACud1ng, https://github.com/Voltorane/telegram-location-sharing-bot/blob/main/README.md, https://ramziv.com/article/29, https://vc.ru/dev/156853-telegram-bot-dlya-polucheniya-adresa-po-lokacii-ili-koordinatam-python</text:p>
          </table:table-cell>
        </table:table-row>
        <table:table-row table:style-name="ro1">
          <table:table-cell office:value-type="string" calcext:value-type="string">
            <text:p>телеграм бот местоположение</text:p>
          </table:table-cell>
          <table:table-cell office:value-type="string" calcext:value-type="string">
            <text:p>телеграм бот геолокация (2)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botmother.ru/article/55564, https://docs.leadconverter.su/primery/primery-botov/otpravka-geolokacii-s-pomoshyu-telegram-bota, https://dzen.ru/a/Xb8D73TxvACud1ng, https://github.com/Voltorane/telegram-location-sharing-bot/blob/main/README.md, https://ramziv.com/article/29, https://vc.ru/dev/156853-telegram-bot-dlya-polucheniya-adresa-po-lokacii-ili-koordinatam-python</text:p>
          </table:table-cell>
        </table:table-row>
        <table:table-row table:style-name="ro1">
          <table:table-cell office:value-type="string" calcext:value-type="string">
            <text:p>телеграм бот анкет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karukador/anketa_bot, https://habr.com/ru/articles/430314/, https://imakebots.ru/article/bot-oprosnik-dlya-organizacii-sbora-neobhodimyh-dannyh, https://lumpics.ru/telegram-dating-bots/, https://t.me/tindr_tele_bot, https://telega.place/bot/anketarubot, https://tr-page.yandex.ru/translate?lang=en-ru&amp;url=https%3A%2F%2Fstackoverflow.com%2Fquestions%2F45523145%2Fhow-to-make-a-questionnaire-with-a-telegram-bot-and-telepot-in-python, https://vc.ru/u/601086-andrei-leshev/1476691-kak-sozdat-telegram-bota-dlya-sbora-otchetov-i-anket-za-5-minut-legko-i-besplatno, https://www.youtube.com/watch?v=JgKqHQt-R_0, https://yandex.ru/video/preview/7820563380161419260</text:p>
          </table:table-cell>
        </table:table-row>
        <table:table-row table:style-name="ro1">
          <table:table-cell office:value-type="string" calcext:value-type="string">
            <text:p>панель ботов телеграм</text:p>
          </table:table-cell>
          <table:table-cell office:value-type="string" calcext:value-type="string">
            <text:p>панель ботов телеграм (2)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.stackoverflow.com/questions/1109155/%D0%90%D0%B4%D0%BC%D0%B8%D0%BD-%D0%BF%D0%B0%D0%BD%D0%B5%D0%BB%D1%8C-%D0%B4%D0%BB%D1%8F-%D1%82%D0%B5%D0%BB%D0%B5%D0%B3%D1%80%D0%B0%D0%BC-%D0%B1%D0%BE%D1%82%D0%B0, https://rutube.ru/video/eed6b38e61a5f214394de27befee578e/, https://tr-page.yandex.ru/translate?lang=en-ru&amp;url=https%3A%2F%2Fgithub.com%2Fusmanf07%2Fadmin-panel-telegram-bot%2Fblob%2Fmain%2FREADME.md, https://www.youtube.com/watch?v=MVsXC-M2THw</text:p>
          </table:table-cell>
        </table:table-row>
        <table:table-row table:style-name="ro1">
          <table:table-cell office:value-type="string" calcext:value-type="string">
            <text:p>админка телеграм бота</text:p>
          </table:table-cell>
          <table:table-cell office:value-type="string" calcext:value-type="string">
            <text:p>панель ботов телеграм (2)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.stackoverflow.com/questions/1109155/%D0%90%D0%B4%D0%BC%D0%B8%D0%BD-%D0%BF%D0%B0%D0%BD%D0%B5%D0%BB%D1%8C-%D0%B4%D0%BB%D1%8F-%D1%82%D0%B5%D0%BB%D0%B5%D0%B3%D1%80%D0%B0%D0%BC-%D0%B1%D0%BE%D1%82%D0%B0, https://rutube.ru/video/eed6b38e61a5f214394de27befee578e/, https://tr-page.yandex.ru/translate?lang=en-ru&amp;url=https%3A%2F%2Fgithub.com%2Fusmanf07%2Fadmin-panel-telegram-bot%2Fblob%2Fmain%2FREADME.md, https://www.youtube.com/watch?v=MVsXC-M2THw</text:p>
          </table:table-cell>
        </table:table-row>
        <table:table-row table:style-name="ro1">
          <table:table-cell table:style-name="ce8" office:value-type="string" calcext:value-type="string">
            <text:p>как сделать бота в телеграм на телефоне</text:p>
          </table:table-cell>
          <table:table-cell office:value-type="string" calcext:value-type="string">
            <text:p>как сделать бота в телеграм на телефоне (3)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eckroi.ru/blog/kak-sdelat-bota-v-telegramm/, https://hi-tech.mail.ru/review/117282-kak-sozdat-bota-v-telegram/, https://otvet.mail.ru/question/235615346, https://smmplanner.com/blog/gaid-kak-sozdat-i-nastroit-bota-v-tielieghramie/, https://zoom.cnews.ru/publication/item/64733, https://rutube.ru/video/0e8436fba4d50c113fe9ab815b668382/, https://vc.ru/telegram/1830965-kak-sozdat-telegramm-bota-besplatno, https://www.youtube.com/watch?v=lt9tlCO8WC4</text:p>
          </table:table-cell>
        </table:table-row>
        <table:table-row table:style-name="ro1">
          <table:table-cell table:style-name="ce8" office:value-type="string" calcext:value-type="string">
            <text:p>как создать бота в телеграм на телефоне</text:p>
          </table:table-cell>
          <table:table-cell office:value-type="string" calcext:value-type="string">
            <text:p>как сделать бота в телеграм на телефоне (3)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eckroi.ru/blog/kak-sdelat-bota-v-telegramm/, https://hi-tech.mail.ru/review/117282-kak-sozdat-bota-v-telegram/, https://otvet.mail.ru/question/235615346, https://smmplanner.com/blog/gaid-kak-sozdat-i-nastroit-bota-v-tielieghramie/, https://zoom.cnews.ru/publication/item/64733, https://rutube.ru/video/0e8436fba4d50c113fe9ab815b668382/, https://vc.ru/telegram/1830965-kak-sozdat-telegramm-bota-besplatno, https://www.youtube.com/watch?v=lt9tlCO8WC4</text:p>
          </table:table-cell>
        </table:table-row>
        <table:table-row table:style-name="ro1">
          <table:table-cell table:style-name="ce8" office:value-type="string" calcext:value-type="string">
            <text:p>создать телеграм бота бесплатно на телефоне</text:p>
          </table:table-cell>
          <table:table-cell office:value-type="string" calcext:value-type="string">
            <text:p>как сделать бота в телеграм на телефоне (3)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eckroi.ru/blog/kak-sdelat-bota-v-telegramm/, https://hi-tech.mail.ru/review/117282-kak-sozdat-bota-v-telegram/, https://otvet.mail.ru/question/235615346, https://smmplanner.com/blog/gaid-kak-sozdat-i-nastroit-bota-v-tielieghramie/, https://zoom.cnews.ru/publication/item/64733, https://rutube.ru/video/0e8436fba4d50c113fe9ab815b668382/, https://vc.ru/telegram/1830965-kak-sozdat-telegramm-bota-besplatno, https://www.youtube.com/watch?v=lt9tlCO8WC4</text:p>
          </table:table-cell>
        </table:table-row>
        <table:table-row table:style-name="ro1">
          <table:table-cell office:value-type="string" calcext:value-type="string">
            <text:p>посты через бота в телеграм</text:p>
          </table:table-cell>
          <table:table-cell office:value-type="string" calcext:value-type="string">
            <text:p>посты через бота в телеграм (2)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269819/, https://hub.setka.ru/teleport/, https://otzyvmarketing.ru/articles/boty-dlya-postinga-v-telegram/, https://sendpulse.com/ru/knowledge-base/chatbot/telegram/publish-telegram-post, https://telegue.com/blog/guides/howtopublish, https://www.youtube.com/watch?v=DN7pRDQ8eNI</text:p>
          </table:table-cell>
        </table:table-row>
        <table:table-row table:style-name="ro1">
          <table:table-cell office:value-type="string" calcext:value-type="string">
            <text:p>как сделать пост в боте телеграм</text:p>
          </table:table-cell>
          <table:table-cell office:value-type="string" calcext:value-type="string">
            <text:p>посты через бота в телеграм (2)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269819/, https://hub.setka.ru/teleport/, https://otzyvmarketing.ru/articles/boty-dlya-postinga-v-telegram/, https://sendpulse.com/ru/knowledge-base/chatbot/telegram/publish-telegram-post, https://telegue.com/blog/guides/howtopublish, https://www.youtube.com/watch?v=DN7pRDQ8eNI</text:p>
          </table:table-cell>
        </table:table-row>
        <table:table-row table:style-name="ro1">
          <table:table-cell office:value-type="string" calcext:value-type="string">
            <text:p>телеграм бот викторин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oF9XnWYCyQbnJX1, https://github.com/VanillaIcee/Telegram-Quiz-Bot/blob/main/README.md, https://otvet.mail.ru/question/238879165, https://pikabu.ru/story/6_botov_v_telegrame_kotoryie_ubyut_vremya_i_podnimut_nastroenie_12549441, https://t.me/quizzes_bot, https://telegram.org/tour/quizbot, https://telepot.ru/bot/erudiconbot, https://vc.ru/telegram/1738381-mini-prilozhenie-dlya-sozdaniya-viktorin-i-testov-v-telegram, https://vk.com/wall-38689596_2340, https://www.youtube.com/watch?v=FWxGRGGXZTE</text:p>
          </table:table-cell>
        </table:table-row>
        <table:table-row table:style-name="ro1">
          <table:table-cell office:value-type="string" calcext:value-type="string">
            <text:p>звук из видео телеграм бот</text:p>
          </table:table-cell>
          <table:table-cell office:value-type="string" calcext:value-type="string">
            <text:p>звук из видео телеграм бот (3)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musicdropbot, https://www.bolshoyvopros.ru/questions/4321274-kak-v-telegram-konvertirovat-video-v-audio.html, https://www.youtube.com/watch?v=xM5Cz6eoSqU, https://otvet.mail.ru/question/241843268, https://pikabu.ru/story/bot_dlya_izvlecheniya_audio_iz_video_12227933, https://tglib.net/en/bots/videotoaudiookbot, https://vc.ru/tribuna/1208076-kruzhkobot-bot-kotoryi-sdelaet-iz-video-golosovye-muzyku-ili-kruzhki-v-telegram</text:p>
          </table:table-cell>
        </table:table-row>
        <table:table-row table:style-name="ro1">
          <table:table-cell office:value-type="string" calcext:value-type="string">
            <text:p>телеграм бот видео в музыку</text:p>
          </table:table-cell>
          <table:table-cell office:value-type="string" calcext:value-type="string">
            <text:p>звук из видео телеграм бот (3)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musicdropbot, https://www.bolshoyvopros.ru/questions/4321274-kak-v-telegram-konvertirovat-video-v-audio.html, https://www.youtube.com/watch?v=xM5Cz6eoSqU, https://otvet.mail.ru/question/241843268, https://pikabu.ru/story/bot_dlya_izvlecheniya_audio_iz_video_12227933, https://tglib.net/en/bots/videotoaudiookbot, https://vc.ru/tribuna/1208076-kruzhkobot-bot-kotoryi-sdelaet-iz-video-golosovye-muzyku-ili-kruzhki-v-telegram</text:p>
          </table:table-cell>
        </table:table-row>
        <table:table-row table:style-name="ro1">
          <table:table-cell office:value-type="string" calcext:value-type="string">
            <text:p>телеграм бот голосовое из видео</text:p>
          </table:table-cell>
          <table:table-cell office:value-type="string" calcext:value-type="string">
            <text:p>звук из видео телеграм бот (3)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musicdropbot, https://www.bolshoyvopros.ru/questions/4321274-kak-v-telegram-konvertirovat-video-v-audio.html, https://www.youtube.com/watch?v=xM5Cz6eoSqU, https://otvet.mail.ru/question/241843268, https://pikabu.ru/story/bot_dlya_izvlecheniya_audio_iz_video_12227933, https://tglib.net/en/bots/videotoaudiookbot, https://vc.ru/tribuna/1208076-kruzhkobot-bot-kotoryi-sdelaet-iz-video-golosovye-muzyku-ili-kruzhki-v-telegram</text:p>
          </table:table-cell>
        </table:table-row>
        <table:table-row table:style-name="ro1">
          <table:table-cell office:value-type="string" calcext:value-type="string">
            <text:p>рп бот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Flagro/TelegramRPBot, https://lolz.live/threads/3985341/, https://otvet.mail.ru/question/232990632, https://rutube.ru/video/7380be1acc60df82b1431366366a5f1e/, https://t.me/TRolePlaybot, https://telegram.botlist.ru/8558-roleplay-bot-dlja-chata.html, https://telegramchannels.me/ru/bots/troleplaybot, https://tgbots.io/bots?query=roleplay, https://topmsg.ru/tbot/roleplay/, https://www.youtube.com/watch?v=8V1MPJPShAk</text:p>
          </table:table-cell>
        </table:table-row>
        <table:table-row table:style-name="ro1">
          <table:table-cell office:value-type="string" calcext:value-type="string">
            <text:p>телеграм боты гороскоп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horoscope/, https://dzen.ru/a/Z7Ht5t51d3yIo-ut, https://github.com/pervukhina-anna/aiogram_horoscope_bot, https://kwork.ru/script-programming/34789600/goroskop-bot-dlya-telegram-2024-novinka, https://t.me/DreamHoroscopeBot, https://tgdyk.com/lists/horoscope, https://tgrm.su/bots/ezo/, https://tgstat.ru/tag/horoscopes, https://vc.ru/u/1754166-saturnlove-dzhiotish-astrolog/674652-samyi-personificirovannyi-astro-bot-v-telegram, https://www.youtube.com/watch?v=qmDtK1Afkqo</text:p>
          </table:table-cell>
        </table:table-row>
        <table:table-row table:style-name="ro1">
          <table:table-cell office:value-type="string" calcext:value-type="string">
            <text:p>исходники ботов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samples, https://danyspin97.github.io/TelegramBotsList/, https://directoryweb.ru/telegram-bot/, https://endway.org/forums/python.141/, https://endway.su/threads/telegram-bot-kinobot-v1.11984/, https://github.com/python-telegram-bot/python-telegram-bot, https://habr.com/ru/articles/897802/, https://t.me/End_Soft/5528, https://wlux.net/threads/800/, https://www.blast.hk/threads/204270/</text:p>
          </table:table-cell>
        </table:table-row>
        <table:table-row table:style-name="ro1">
          <table:table-cell office:value-type="string" calcext:value-type="string">
            <text:p>деплой телеграм бот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Vivchy/example-deploy-telegram-bot, https://habr.com/ru/companies/selectel/articles/844814/, https://hosting-telegram-bota.ru/python/, https://optima740.github.io/imperative/2020/09/18/TG-bot-heroku-deploy/, https://pythonru.com/primery/deploj-telegram-bota-na-vps, https://selectel.ru/blog/tutorials/how-to-deploy-a-telegram-bot/, https://shahzaibchadhar.medium.com/how-to-create-deploy-telegram-bot-in-python-f67b1a4d7827?source=post_internal_links---------7----------------------------, https://telegra.ph/Telegram-Boty-na-Aiogram-3x-Deploj-bota-cherez-Docker-06-23-6, https://vc.ru/u/333531-kirill-kosolapov/1071475-deploi-telegram-bota-na-primere-pytelegrambotapi, https://www.youtube.com/watch?v=BPtiabGGOts</text:p>
          </table:table-cell>
        </table:table-row>
        <table:table-row table:style-name="ro1">
          <table:table-cell office:value-type="string" calcext:value-type="string">
            <text:p>плюсы телеграм ботов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1ps.ru/blog/dirs/2021/fenomen-telegram-botov-chto-eto-zachem-nuzhnyi-primeryi/, https://blog.socialjet.pro/chat-bot-v-telegrame-chto-eto-takoe-zachem-nuzhen-i-kak-rabotaet-vidy-primery-interesnyh-vozmozhnosti-i-preimushhestva/, https://dtf.ru/obzorchik/3595348-oblast-primeneniya-chat-botov-v-telegram-vidy-i-preimushestva, https://gb.ru/blog/boty-v-telegram/, https://kdelu.vtb.ru/articles/chto-takoe-telegram-boty-i-kakomu-biznesu-oni-podojdut/, https://practicum.yandex.ru/blog/telegram-boty-kak-rabotayut-i-kak-nastroit/, https://rb.ru/opinion/telegram-bots-for-user-engagement/, https://tenchat.ru/media/1905199-5-klyuchevykh-preimuschestv-i-nedostatkov-telegrambotov-dlya-biznesa, https://umnico.com/ru/blog/chatbot-for-telegram/, https://vc.ru/social/818851-7-prichin-sozdat-telegram-bota-dlya-vashei-kompanii</text:p>
          </table:table-cell>
        </table:table-row>
        <table:table-row table:style-name="ro1">
          <table:table-cell office:value-type="string" calcext:value-type="string">
            <text:p>минусы телеграм бота</text:p>
          </table:table-cell>
          <table:table-cell office:value-type="string" calcext:value-type="string">
            <text:p>минусы телеграм бота (2)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gs.ru/text/entertainment/2025/03/15/75215669/, https://rg.ru/2025/04/06/chem-polezny-i-opasny-grok-gigachat-i-drugie-chat-boty-v-telegram.html, https://secretmag.ru/technologies/opasnosti-i-podvodnye-kamni-telegram-botov.htm</text:p>
          </table:table-cell>
        </table:table-row>
        <table:table-row table:style-name="ro1">
          <table:table-cell office:value-type="string" calcext:value-type="string">
            <text:p>телеграм боты опасны ли</text:p>
          </table:table-cell>
          <table:table-cell office:value-type="string" calcext:value-type="string">
            <text:p>минусы телеграм бота (2)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gs.ru/text/entertainment/2025/03/15/75215669/, https://rg.ru/2025/04/06/chem-polezny-i-opasny-grok-gigachat-i-drugie-chat-boty-v-telegram.html, https://secretmag.ru/technologies/opasnosti-i-podvodnye-kamni-telegram-botov.htm</text:p>
          </table:table-cell>
        </table:table-row>
        <table:table-row table:style-name="ro1">
          <table:table-cell office:value-type="string" calcext:value-type="string">
            <text:p>бот дневник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creators.ru/blog/lichnyj-dnevnik-v-chat-bote/, https://github.com/GlazProject/School-bot, https://habr.com/ru/articles/895486/, https://t.me/diary_school_bot, https://tgdyk.com/bots/diary_school_bot, https://tgregion.com/old_collections/boty-dlya-planirovaniya-i-zametok/, https://vc.ru/tribuna/262957-video-diary-telegram-bot-dlya-vedeniya-lichnyh-videodnevnikov, https://vk.com/wall-44435911_136346, https://www.monday4.me/catalog/dnevnichok, https://www.youtube.com/watch?v=ZkL971FfLek</text:p>
          </table:table-cell>
        </table:table-row>
        <table:table-row table:style-name="ro1">
          <table:table-cell table:style-name="ce9" office:value-type="string" calcext:value-type="string">
            <text:p>бот телеграм валют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crypto-top/3701804-luchshie-telegram-boty-dlya-torgovli-kriptovalyutoy-v-2025-godu, https://github.com/ArtemKarmanov/TelegramBot_exchange_rates/blob/master/README.md, https://habr.com/ru/articles/575202/, https://hi-tech.mail.ru/review/58835-15-poleznyh-botov-dlya-telegram-pogoda-napominaniya-kursy-valyut/, https://profinvestment.com/trading-bots-telegram/, https://t.me/curns_bot, https://tgrm.su/bots/bank/, https://www.exdex.ru/useful1_finansy_991/luchshie-finansovye-boty-messendzhera-telegramm, https://www.okx.com/ru-eu/learn/what-are-telegram-trading-bots, https://www.sberometer.ru/telegram.php</text:p>
          </table:table-cell>
        </table:table-row>
        <table:table-row table:style-name="ro1">
          <table:table-cell office:value-type="string" calcext:value-type="string">
            <text:p>телеграм бот рулетк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b/chattrol_bot, https://botostore.com/c/chat_ruletka_bot/, https://github.com/cheatdestroy/TG-Chat-Roulette, https://pikabu.ru/story/telegrambot_play365_menyaem_rozyigryishi_prizov_v_chatakh_11028960, https://postium.ru/bot-dlya-provedeniya-rozygryshey-v-telegram/, https://t.me/miniroulette_bot, https://telepot.ru/bot/matchrusbot, https://tgdyk.com/bots/anonroulettebot, https://tggrow.com/ru, https://vk.com/wall-60072709_66138</text:p>
          </table:table-cell>
        </table:table-row>
        <table:table-row table:style-name="ro1">
          <table:table-cell office:value-type="string" calcext:value-type="string">
            <text:p>бот телеграм калории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loriebuddy.ru/, https://calorietracker.ru/, https://dietarybot.ru/, https://github.com/krabat7/HealthBuddyAPI-TG-Bot/blob/main/README.md, https://kcalc.ru/, https://photodiet.ru/, https://pikabu.ru/story/telegrambot_schitaet_kalorii_po_foto__redaktirovanie_golosom_i_nemnogo_o_tom_kak_yeto_rabotaet_12331357, https://productradar.ru/product/nutritrack/, https://t.me/Caloriemania_Bot, https://vc.ru/telegram/1705470-kak-bystro-schitat-kbzhu-s-pomoshyu-telegram-bota-calories-by-photo-bot</text:p>
          </table:table-cell>
        </table:table-row>
        <table:table-row table:style-name="ro1">
          <table:table-cell office:value-type="string" calcext:value-type="string">
            <text:p>монетизация телеграм бот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telderi.ru/kak-monetizirovat-telegram-bota, https://dzen.ru/a/Z9_AYOLsYA3bV2D3, https://habr.com/ru/articles/789486/, https://partnerkin.com/blog/articles/zarabotok-telegram-monetizacia, https://pikabu.ru/story/skolko_realno_zarabatyivayut_shatgpt_telegram_botyi_10659406, https://richads.com/blog/ru/gajd-po-monetizacii-telegram/, https://telega.in/blog/kak-monetizirovat-telegram-bot, https://vc.ru/telegram/1916841-sozdanie-i-monetizatsiya-telegram-botov-v-2025-godu, https://workspace.ru/blog/8-sposobov-monetizirovat-telegram-v-2023/, https://yandex.ru/adv/edu/materials/gajd-po-monetizacii-dlya-vladelcev-telegram-kanalov</text:p>
          </table:table-cell>
        </table:table-row>
        <table:table-row table:style-name="ro1">
          <table:table-cell office:value-type="string" calcext:value-type="string">
            <text:p>ролевые боты телеграм</text:p>
          </table:table-cell>
          <table:table-cell office:value-type="string" calcext:value-type="string">
            <text:p>ролевые боты телеграм (2)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games/2521533-rpg-v-telegram-mif-ili-realnost, https://habr.com/ru/articles/731826/, https://otvet.mail.ru/question/232990632, https://pikabu.ru/story/tekstovoe_rpg_v_telegramme_chast_vtoraya_4448457, https://t.me/tower_rpg_bot, https://telepot.ru/bot/rpgfarm-bot, https://tgbots.io/bots?query=roleplay, https://tgdyk.com/lists/rpg, https://vc.ru/telegram/1931581-anonimnye-rolovye-igry-v-telegrame</text:p>
          </table:table-cell>
        </table:table-row>
        <table:table-row table:style-name="ro1">
          <table:table-cell office:value-type="string" calcext:value-type="string">
            <text:p>телеграм бот ролевая игра</text:p>
          </table:table-cell>
          <table:table-cell office:value-type="string" calcext:value-type="string">
            <text:p>ролевые боты телеграм (2)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games/2521533-rpg-v-telegram-mif-ili-realnost, https://habr.com/ru/articles/731826/, https://otvet.mail.ru/question/232990632, https://pikabu.ru/story/tekstovoe_rpg_v_telegramme_chast_vtoraya_4448457, https://t.me/tower_rpg_bot, https://telepot.ru/bot/rpgfarm-bot, https://tgbots.io/bots?query=roleplay, https://tgdyk.com/lists/rpg, https://vc.ru/telegram/1931581-anonimnye-rolovye-igry-v-telegrame</text:p>
          </table:table-cell>
        </table:table-row>
        <table:table-row table:style-name="ro1">
          <table:table-cell office:value-type="string" calcext:value-type="string">
            <text:p>как вывести звезды с телеграм бот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yber.sports.ru/tech/blogs/3308510.html, https://dtf.ru/howto/3668635-kak-poluchit-besplatnye-telegram-zvyezdy, https://otvet.mail.ru/question/240953791, https://pikabu.ru/story/telegram_stars_limityi_i_vyivod_11729374, https://postium.ru/zvyozdy-v-telegram/, https://pressanybutton.ru/post/tips-tricks/telegram-stars-podrobnaya-instrukciya-po-vyvodu/?amp&amp;amp, https://vc.ru/telegram/1315894-telegram-stars, https://vk.com/wall-226372432_66460, https://wowblogger.ru/blog/vyvod-zvezd-telegram-toncoin, https://www.unisender.com/ru/blog/telegram-stars/</text:p>
          </table:table-cell>
        </table:table-row>
        <table:table-row table:style-name="ro1">
          <table:table-cell office:value-type="string" calcext:value-type="string">
            <text:p>бот цитат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ostore.com/c/bookquotebot/, https://botspulse.com/bots/5255-frazy-i-citaty, https://citaty.info/node/664508, https://dtf.ru/flood/3335533-bot-citatnik-dzheisona-steitema-v-telegram, https://github.com/shak2o/INSOMNIA_bot_TG, https://t.me/QuotLyBot, https://telegram.botlist.ru/telegram/telegram-bots/telegram-bots-citations/, https://telegram.me/LyBlog/575, https://tgdyk.com/bots/quotlybot, https://tgrm.su/bots/quotes/sort=id&amp;collating=asc</text:p>
          </table:table-cell>
        </table:table-row>
        <table:table-row table:style-name="ro1">
          <table:table-cell office:value-type="string" calcext:value-type="string">
            <text:p>конвертер бот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ostore.com/c/audioconvert_bot/, https://github.com/bipinkrish/File-Converter-Bot, https://linkbaza.com/catalog/7694696146, https://t.me/newfileconverterbot, https://tgbots.co/bot-category/converter/, https://tgdyk.com/bots/videoconverter_cbot, https://tgland.ru/telegram/catalog/bot/b7c0-file-converter, https://vc.ru/services/1657429-6-poleznyh-telegram-botov-dlya-raboty-i-ne-tolko, https://vk.com/wall-84197863_65157, https://www.findmini.app/ru/newfileconverterbot/</text:p>
          </table:table-cell>
        </table:table-row>
        <table:table-row table:style-name="ro1">
          <table:table-cell office:value-type="string" calcext:value-type="string">
            <text:p>бот для донатов в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P8A-pFydkDmErgq, https://github.com/l1v0n1/donation-bot, https://habr.com/ru/articles/724212/, https://linkbaza.com/blog/articles/kak-donatit-v-telegram, https://t.me/donate, https://teletype.in/@galchonog/teledonat, https://trashbox.ru/link/kak-poluchat-donaty-v-telegram, https://vc.ru/u/601033-artem-lebedev/315126-donat-bot-ili-kak-prinimat-pozhertvovaniya-v-telegram-besplatno-bez-ogranichenii-i-limitov, https://www.b17.ru/blog/kak_ustanovit_na_svoem_telegram-kanale/, https://www.youtube.com/watch?v=XdGajvWRbg4</text:p>
          </table:table-cell>
        </table:table-row>
        <table:table-row table:style-name="ro1">
          <table:table-cell office:value-type="string" calcext:value-type="string">
            <text:p>как подключить нейросеть к телеграм боту</text:p>
          </table:table-cell>
          <table:table-cell office:value-type="string" calcext:value-type="string">
            <text:p>как подключить нейросеть к телеграм боту (2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mm.school/kak-sozdat-v-telegrame-bota-s-nejrosetyu-bez-navykov-kodinga-instrukciya/, https://myjedai.ru/tpost/6ny6x9cjt1-kak-dobavit-iskusstvennii-intellekt-v-te, https://pikabu.ru/story/svoya_neyroset_v_telegramme_vsego_za_10_minut_11337238</text:p>
          </table:table-cell>
        </table:table-row>
        <table:table-row table:style-name="ro1">
          <table:table-cell office:value-type="string" calcext:value-type="string">
            <text:p>как создать бота с нейросетью в телеграм</text:p>
          </table:table-cell>
          <table:table-cell office:value-type="string" calcext:value-type="string">
            <text:p>как подключить нейросеть к телеграм боту (2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mm.school/kak-sozdat-v-telegrame-bota-s-nejrosetyu-bez-navykov-kodinga-instrukciya/, https://myjedai.ru/tpost/6ny6x9cjt1-kak-dobavit-iskusstvennii-intellekt-v-te, https://pikabu.ru/story/svoya_neyroset_v_telegramme_vsego_za_10_minut_11337238</text:p>
          </table:table-cell>
        </table:table-row>
        <table:table-row table:style-name="ro1">
          <table:table-cell office:value-type="string" calcext:value-type="string">
            <text:p>будущее телеграм ботов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dpass.ru/evolyutsiya-telegram-botov-dlya-biznesa/, https://dnative.ru/veb-boty-izmenyat-telegram-obzor-novoj-funktsii/, https://dzen.ru/a/Z8pACIsCJ2x2Dn8Q, https://habr.com/ru/companies/kislorod/articles/900970/, https://hmdw.me/telegram-bots/, https://news.rambler.ru/games/53425120-neobychnye-telegram-boty-na-kotorye-stoit-obratit-vnimanie-v-2024-g/, https://telegram.d3.ru/est-li-budushchee-u-botov-1329357/, https://tenchat.ru/media/1276278-buduscheye-telegrambotov, https://vc.ru/marketing/1836979-budushee-telegram-botov-kakie-trendy-reshayut-i-chto-nas-zhdet-dalshe, https://www.setters.media/post/superprilozhenie-telegram-kakim-messendzher-stanet-v-blizhayshem-budushchem</text:p>
          </table:table-cell>
        </table:table-row>
        <table:table-row table:style-name="ro1">
          <table:table-cell office:value-type="string" calcext:value-type="string">
            <text:p>бот облако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droidinsider.ru/polezno-znat/kak-prevratit-telegram-v-bezlimitnoe-oblachnoe-hranilishhe.html, https://diasp.pro/bot-tg/mycloudstore-bot-dlya-sortirovki-fajlov-v-telegram/, https://dzen.ru/a/YIKfoJAqNGhDGt-P, https://habr.com/ru/articles/862434/, https://otvet.mail.ru/question/233147400, https://t.me/MyTeleCloudBot, https://timeweb.cloud/tutorials/servers/kak-sozdat-telegram-bota-na-oblachnom-servere, https://trashbox.ru/link/2021-04-18-free-unlimited-cloud, https://www.youtube.com/watch?v=rT3EodUn6wg, https://yandex.cloud/ru/docs/cloud-apps/telegram-bot</text:p>
          </table:table-cell>
        </table:table-row>
        <table:table-row table:style-name="ro1">
          <table:table-cell office:value-type="string" calcext:value-type="string">
            <text:p>текст песни бот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stoftelegram.com/bots/lyrics-finder-telegram-bots, https://diasp.pro/bot-tg/telegram-bot-musixmatch-dlya-poiska-tekstov-pesen/, https://dtf.ru/id595875/3144657-telegram-bot-kotoryi-umeet-generirovat-vse-video-foto-tekst-golos-i-dazhe-pesni, https://github.com/allerter/geniust, https://pikabu.ru/story/telegramm_bot_dlya_poiska_pesen_po_slovam_10044694, https://protelegram.ru/2017/07/14/ilyricsbot/, https://smklift.ru/tekstpesnigenerator.php, https://t.me/TXTMusBot, https://tavasieva.ru/sozdanieoriginalnykhtekstovpesen.php, https://vk.com/wall-177534147_13996</text:p>
          </table:table-cell>
        </table:table-row>
        <table:table-row table:style-name="ro1">
          <table:table-cell office:value-type="string" calcext:value-type="string">
            <text:p>бот для изменения голоса в телеграм</text:p>
          </table:table-cell>
          <table:table-cell office:value-type="string" calcext:value-type="string">
            <text:p>бот для изменения голоса в телеграм (3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b/voiceeffectsbot, https://botostore.com/c/reeplbot/, https://pikabu.ru/story/samyie_neobyichnyie_telegram_botyi_dlya_obrabotki_audio_7510748, https://t.me/VoiceEffectsBot, https://tgdyk.com/bots/voice_changer_bot, https://voice.ai/apps/telegram</text:p>
          </table:table-cell>
        </table:table-row>
        <table:table-row table:style-name="ro1">
          <table:table-cell office:value-type="string" calcext:value-type="string">
            <text:p>изменить голос телеграм бот</text:p>
          </table:table-cell>
          <table:table-cell office:value-type="string" calcext:value-type="string">
            <text:p>бот для изменения голоса в телеграм (3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b/voiceeffectsbot, https://botostore.com/c/reeplbot/, https://pikabu.ru/story/samyie_neobyichnyie_telegram_botyi_dlya_obrabotki_audio_7510748, https://t.me/VoiceEffectsBot, https://tgdyk.com/bots/voice_changer_bot, https://voice.ai/apps/telegram</text:p>
          </table:table-cell>
        </table:table-row>
        <table:table-row table:style-name="ro1">
          <table:table-cell office:value-type="string" calcext:value-type="string">
            <text:p>телеграм бот изменяющий голос</text:p>
          </table:table-cell>
          <table:table-cell office:value-type="string" calcext:value-type="string">
            <text:p>бот для изменения голоса в телеграм (3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unt.ru/b/voiceeffectsbot, https://botostore.com/c/reeplbot/, https://pikabu.ru/story/samyie_neobyichnyie_telegram_botyi_dlya_obrabotki_audio_7510748, https://t.me/VoiceEffectsBot, https://tgdyk.com/bots/voice_changer_bot, https://voice.ai/apps/telegram</text:p>
          </table:table-cell>
        </table:table-row>
        <table:table-row table:style-name="ro1">
          <table:table-cell office:value-type="string" calcext:value-type="string">
            <text:p>создать телеграм бот игру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php.ru/docs/games, https://core.telegram.org/bots/games, https://docs.vscale.io/blog/telegram-game-bot/, https://dzen.ru/a/Z9_yibwgGEMwrylh, https://habr.com/ru/companies/amvera/articles/853870/, https://partnerkin.com/blog/articles/kak-sozdat-igru-v-telegrame, https://pikabu.ru/story/kak_sozdat_igru_tapalku_v_telegram_12096637, https://skyeng.ru/it-industry/it/sozdaniye-bota-igry-v-telegram-poshagovaya-instruktsiya/, https://vc.ru/services/527527-server-tower-JapBI0CXP, https://vk.com/video-38689596_456240023</text:p>
          </table:table-cell>
        </table:table-row>
        <table:table-row table:style-name="ro1">
          <table:table-cell office:value-type="string" calcext:value-type="string">
            <text:p>найти музыку по видео телеграм бот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music/3665944-muzykalnyy-telegram-bot-dlya-skachivaniya-muzyki-i-video, https://hi-tech.mail.ru/review/59200-kak-nayti-muzyku-iz-video-22-proverennyh-sposobov/, https://lifehacker.ru/kak-najti-muzyku-iz-video/, https://lumpics.ru/bots-for-downloading-music-in-telegram/, https://pikabu.ru/story/telegram__bot_kotoryiy_pomozhet_nayti_muzyiku_iz_video_iz_golosovogo_soobshcheniya_libo_naydet_pesnyu_po_klyuchevyim_slovam_iz_teksta_12539874, https://t.me/joingpoisk_bot, https://telegram.botlist.ru/7026-shazam-poisk-muzyki.html, https://vk.com/wall-23944244_10775, https://www.iguides.ru/main/os/kak_raspoznavat_muzyku_s_pomoshchyu_telegram_shazam_bolshe_ne_nuzhen/, https://www.tiktok.com/discover/%D0%B1%D0%BE%D1%82-%D0%B4%D0%BB%D1%8F-%D0%BF%D0%BE%D0%B8%D1%81%D0%BA%D0%B0-%D0%BC%D1%83%D0%B7%D1%8B%D0%BA%D0%B8-%D0%BF%D0%BE-%D0%B2%D0%B8%D0%B4%D0%B5%D0%BE-%D0%B2-%D1%82%D0%B3</text:p>
          </table:table-cell>
        </table:table-row>
        <table:table-row table:style-name="ro1">
          <table:table-cell office:value-type="string" calcext:value-type="string">
            <text:p>логин бота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-t.com/faq/HELP/kak_izmenit_ssylku_na_bota, https://core.telegram.org/api/bots, https://docs.botmother.ru/article/40977, https://docs.salebot.pro/messendzhery-i-chaty/kak-sozdat-bota-v-telegram/osnovy-raboty-s-botom-v-telegram, https://dzen.ru/a/XuSobElUuQxYffgF, https://habr.com/ru/articles/543676/, https://handbook.tmat.me/ru/dev/botfather, https://help.getblogger.ru/article/15429, https://help.puzzlebot.top/article?r=3&amp;a=14, https://vc.ru/telegram/1552569-kak-sozdat-zaregistrirovat-telegram-bota</text:p>
          </table:table-cell>
        </table:table-row>
        <table:table-row table:style-name="ro1">
          <table:table-cell office:value-type="string" calcext:value-type="string">
            <text:p>как заблокировать человека в боте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-t.com/faq/HELP/kak_upravlyat_polzovatelyami, https://linkbaza.com/blog/articles/chto-takoye-chernyy-spisok-v-telegram, https://martrending.ru/smm/chernyy-spisok-v-telegram, https://otvet.mail.ru/question/234688613, https://ru.stackoverflow.com/questions/1188510/%D0%9A%D0%B0%D0%BA-%D0%B4%D0%BE%D0%B1%D0%B0%D0%B2%D0%B8%D1%82%D1%8C-%D1%84%D1%83%D0%BD%D0%BA%D1%86%D0%B8%D1%8E-%D0%B1%D0%B0%D0%BD%D0%B0-%D0%BF%D0%BE%D0%BB%D1%8C%D0%B7%D0%BE%D0%B2%D0%B0%D1%82%D0%B5%D0%BB%D1%8F-%D0%B2-telegram-%D0%B1%D0%BE%D1%82%D0%B0, https://sendpulse.com/ru/knowledge-base/chatbot/telegram/block-unblock-telegram-group-channel-member, https://t.me/botmothercom/432, https://teletype.in/@telege/kak-zabanit-cheloveka-v-telegram-bote, https://tr-page.yandex.ru/translate?lang=en-ru&amp;url=https%3A%2F%2Fstackoverflow.com%2Fquestions%2F73633805%2Fhow-to-ban-a-telegram-chat-user-using-a-telebot, https://www.tiktok.com/discover/%D0%BA%D0%B0%D0%BA-%D0%B7%D0%B0%D0%B1%D0%BB%D0%BE%D0%BA%D0%B8%D1%80%D0%BE%D0%B2%D0%B0%D1%82%D1%8C-%D1%87%D0%B5%D0%BB%D0%BE%D0%B2%D0%B5%D0%BA%D0%B0-%D0%B2-%D0%B1%D0%BE%D1%82%D0%B5-%D0%B2-%D1%82%D0%B3</text:p>
          </table:table-cell>
        </table:table-row>
        <table:table-row table:style-name="ro1">
          <table:table-cell office:value-type="string" calcext:value-type="string">
            <text:p>где продать телеграм бот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work.ru/script-programming/26605229/prodazha-telegram-botov, https://otvet.mail.ru/question/241547542, https://t.me/botscity, https://tenchat.ru/media/594716-kak-prodat-bota, https://vc.ru/u/2695431-andrei-titov/1004704-prodat-telegram-bota-bezopasno-s-garantiei-bystraya-prodazha, https://work-zilla.com/promo/marketplaces/selling-telegram-bot, https://www.avito.ru/all/gotoviy_biznes?q=%D1%82%D0%B5%D0%BB%D0%B5%D0%B3%D1%80%D0%B0%D0%BC+%D0%B1%D0%BE%D1%82, https://www.telderi.ru/ru/system/howtoselltg, https://www.youtube.com/watch?v=khkNZ3XtjjI, https://yandex.ru/q/question/kak_mne_prodat_svoi_uslugi_napisaniia_55acc288/</text:p>
          </table:table-cell>
        </table:table-row>
        <table:table-row table:style-name="ro1">
          <table:table-cell office:value-type="string" calcext:value-type="string">
            <text:p>пазл бот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get.com/ru/news/2024/kak-my-poboroli-spam-v-telegram-pri-pomoshchi-puzzlebot, https://brodude.ru/kak-bot-v-telegram-pomogaet-prodvizheniyu-biznesa-razbiraemsya-vmeste-s-puzzlebot/, https://in-scale.ru/service/puzzlebot/, https://otzovik.com/reviews/puzzlebot-konstruktor_chat-botov/, https://partnerkin.com/services/puzzle-bot, https://puzzlebot.top/, https://rutube.ru/channel/23564751/videos/, https://vc.ru/tribuna/207567-puzzlebot-servis-dlya-sozdaniya-botov-upravleniya-chatami-i-vedeniya-kanalov-v-telegram, https://www.youtube.com/watch?v=rYfCdpKDp74, https://yandex.ru/q/org/puzzlebot_konstruktor_botov_v_telegram/</text:p>
          </table:table-cell>
        </table:table-row>
        <table:table-row table:style-name="ro1">
          <table:table-cell office:value-type="string" calcext:value-type="string">
            <text:p>бот стихи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ostore.com/c/poets_bot/, https://botprofi.ru/write-poems, https://boydoc.ru/rifmovaniestikhovbesplatno.php, https://iiship.ru/generatorstikhovnaosnoveii.php, https://kelijah.livejournal.com/314989.html, https://spark.ru/startup/surgebook/blog/43508/literaturnie-telegram-boti-surgebook, https://t.me/NeuralNoobs/392, https://textbot.ru/stihi-online, https://tgrm.su/bots/pushkin_bot, https://www.bolshoyvopros.ru/questions/4153969-kakie-boty-pishut-teksty-stihi-pesni-otzyvy-sochinenija-scenarii-kod.html</text:p>
          </table:table-cell>
        </table:table-row>
        <table:table-row table:style-name="ro1">
          <table:table-cell office:value-type="string" calcext:value-type="string">
            <text:p>телеграм бот ржд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7iRMzCGzVdrnEsq, https://kppk39.ru/passengers/telegram-bot/, https://postium.ru/rzhd-testiruet-telegram-bota-dlya-pokupki-biletov-na-elektrichki/, https://resize-web.ru/blog/news/rzhd-testiruet-telegram-bota-dlya-pokupki-biletov-na-elektrichki/, https://rzddigital.ru/events/v-rzhd-zapustili-telegram-bot-dlya-passazhirov/, https://svrpk.ru/pages/page/url/O_chatbote, https://t.me/RZDOfficialBot, https://trainbot.ru/static/DOCS/%D0%9E%D0%BF%D0%B8%D1%81%D0%B0%D0%BD%D0%B8%D0%B5%20%D1%80%D0%B0%D0%B1%D0%BE%D1%82%D1%8B%20%D1%81%20TrainBot.pdf, https://www.rzd.ru/ru/9269/page/2452802?id=311943, https://www.vbr.ru/sovety/help/kypit-bilet-rjd-cerez-telegram/</text:p>
          </table:table-cell>
        </table:table-row>
        <table:table-row table:style-name="ro1">
          <table:table-cell table:style-name="ce2" office:value-type="string" calcext:value-type="string">
            <text:p>бот для тг</text:p>
          </table:table-cell>
          <table:table-cell office:value-type="string" calcext:value-type="string">
            <text:p>бот для тг (78)</text:p>
          </table:table-cell>
          <table:table-cell office:value-type="float" office:value="120089" calcext:value-type="float">
            <text:p>120089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чат бот в телеграмм</text:p>
          </table:table-cell>
          <table:table-cell office:value-type="string" calcext:value-type="string">
            <text:p>бот для тг (78)</text:p>
          </table:table-cell>
          <table:table-cell office:value-type="float" office:value="21539" calcext:value-type="float">
            <text:p>21539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ы в чат телеграмм</text:p>
          </table:table-cell>
          <table:table-cell office:value-type="string" calcext:value-type="string">
            <text:p>бот для тг (78)</text:p>
          </table:table-cell>
          <table:table-cell office:value-type="float" office:value="21539" calcext:value-type="float">
            <text:p>21539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чат бот тг</text:p>
          </table:table-cell>
          <table:table-cell office:value-type="string" calcext:value-type="string">
            <text:p>бот для тг (78)</text:p>
          </table:table-cell>
          <table:table-cell office:value-type="float" office:value="21105" calcext:value-type="float">
            <text:p>21105</text:p>
          </table:table-cell>
          <table:table-cell office:value-type="float" office:value="303548" calcext:value-type="float">
            <text:p>303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в чат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8879" calcext:value-type="float">
            <text:p>8879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телеграмм боты для чатов</text:p>
          </table:table-cell>
          <table:table-cell office:value-type="string" calcext:value-type="string">
            <text:p>бот для тг (78)</text:p>
          </table:table-cell>
          <table:table-cell office:value-type="float" office:value="7111" calcext:value-type="float">
            <text:p>7111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тг чата</text:p>
          </table:table-cell>
          <table:table-cell office:value-type="string" calcext:value-type="string">
            <text:p>бот для тг (78)</text:p>
          </table:table-cell>
          <table:table-cell office:value-type="float" office:value="6117" calcext:value-type="float">
            <text:p>6117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ы в группу телеграмм</text:p>
          </table:table-cell>
          <table:table-cell office:value-type="string" calcext:value-type="string">
            <text:p>бот для тг (78)</text:p>
          </table:table-cell>
          <table:table-cell office:value-type="float" office:value="5806" calcext:value-type="float">
            <text:p>5806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в телеграм канале</text:p>
          </table:table-cell>
          <table:table-cell office:value-type="string" calcext:value-type="string">
            <text:p>бот для тг (78)</text:p>
          </table:table-cell>
          <table:table-cell office:value-type="float" office:value="5322" calcext:value-type="float">
            <text:p>5322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телеграм бот для чата</text:p>
          </table:table-cell>
          <table:table-cell office:value-type="string" calcext:value-type="string">
            <text:p>бот для тг (78)</text:p>
          </table:table-cell>
          <table:table-cell office:value-type="float" office:value="4290" calcext:value-type="float">
            <text:p>4290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телеграм чата</text:p>
          </table:table-cell>
          <table:table-cell office:value-type="string" calcext:value-type="string">
            <text:p>бот для тг (78)</text:p>
          </table:table-cell>
          <table:table-cell office:value-type="float" office:value="4290" calcext:value-type="float">
            <text:p>4290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чата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4290" calcext:value-type="float">
            <text:p>4290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чат бот для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4289" calcext:value-type="float">
            <text:p>4289</text:p>
          </table:table-cell>
          <table:table-cell office:value-type="float" office:value="303548" calcext:value-type="float">
            <text:p>303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чата в телеграмм</text:p>
          </table:table-cell>
          <table:table-cell office:value-type="string" calcext:value-type="string">
            <text:p>бот для тг (78)</text:p>
          </table:table-cell>
          <table:table-cell office:value-type="float" office:value="4168" calcext:value-type="float">
            <text:p>4168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ы для телеграмм каналов</text:p>
          </table:table-cell>
          <table:table-cell office:value-type="string" calcext:value-type="string">
            <text:p>бот для тг (78)</text:p>
          </table:table-cell>
          <table:table-cell office:value-type="float" office:value="3663" calcext:value-type="float">
            <text:p>3663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телеграмм канала</text:p>
          </table:table-cell>
          <table:table-cell office:value-type="string" calcext:value-type="string">
            <text:p>бот для тг (78)</text:p>
          </table:table-cell>
          <table:table-cell office:value-type="float" office:value="3663" calcext:value-type="float">
            <text:p>3663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тг канала</text:p>
          </table:table-cell>
          <table:table-cell office:value-type="string" calcext:value-type="string">
            <text:p>бот для тг (78)</text:p>
          </table:table-cell>
          <table:table-cell office:value-type="float" office:value="3612" calcext:value-type="float">
            <text:p>3612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ы для тг каналов</text:p>
          </table:table-cell>
          <table:table-cell office:value-type="string" calcext:value-type="string">
            <text:p>бот для тг (78)</text:p>
          </table:table-cell>
          <table:table-cell office:value-type="float" office:value="3610" calcext:value-type="float">
            <text:p>3610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ы тг для групп</text:p>
          </table:table-cell>
          <table:table-cell office:value-type="string" calcext:value-type="string">
            <text:p>бот для тг (78)</text:p>
          </table:table-cell>
          <table:table-cell office:value-type="float" office:value="3473" calcext:value-type="float">
            <text:p>3473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ы для тг групп</text:p>
          </table:table-cell>
          <table:table-cell office:value-type="string" calcext:value-type="string">
            <text:p>бот для тг (78)</text:p>
          </table:table-cell>
          <table:table-cell office:value-type="float" office:value="3473" calcext:value-type="float">
            <text:p>3473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ы для групп телеграмм</text:p>
          </table:table-cell>
          <table:table-cell office:value-type="string" calcext:value-type="string">
            <text:p>бот для тг (78)</text:p>
          </table:table-cell>
          <table:table-cell office:value-type="float" office:value="3067" calcext:value-type="float">
            <text:p>3067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телеграм боты для каналов</text:p>
          </table:table-cell>
          <table:table-cell office:value-type="string" calcext:value-type="string">
            <text:p>бот для тг (78)</text:p>
          </table:table-cell>
          <table:table-cell office:value-type="float" office:value="2969" calcext:value-type="float">
            <text:p>2969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телеграм бот для канала</text:p>
          </table:table-cell>
          <table:table-cell office:value-type="string" calcext:value-type="string">
            <text:p>бот для тг (78)</text:p>
          </table:table-cell>
          <table:table-cell office:value-type="float" office:value="2969" calcext:value-type="float">
            <text:p>2969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телеграм канала</text:p>
          </table:table-cell>
          <table:table-cell office:value-type="string" calcext:value-type="string">
            <text:p>бот для тг (78)</text:p>
          </table:table-cell>
          <table:table-cell office:value-type="float" office:value="2969" calcext:value-type="float">
            <text:p>2969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канала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2969" calcext:value-type="float">
            <text:p>2969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ы для телеграм каналов</text:p>
          </table:table-cell>
          <table:table-cell office:value-type="string" calcext:value-type="string">
            <text:p>бот для тг (78)</text:p>
          </table:table-cell>
          <table:table-cell office:value-type="float" office:value="2969" calcext:value-type="float">
            <text:p>2969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ы для каналов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2969" calcext:value-type="float">
            <text:p>2969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ы в группу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2412" calcext:value-type="float">
            <text:p>2412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ы в телеграмме для групп</text:p>
          </table:table-cell>
          <table:table-cell office:value-type="string" calcext:value-type="string">
            <text:p>бот для тг (78)</text:p>
          </table:table-cell>
          <table:table-cell office:value-type="float" office:value="2333" calcext:value-type="float">
            <text:p>2333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ы в тг для групп</text:p>
          </table:table-cell>
          <table:table-cell office:value-type="string" calcext:value-type="string">
            <text:p>бот для тг (78)</text:p>
          </table:table-cell>
          <table:table-cell office:value-type="float" office:value="2249" calcext:value-type="float">
            <text:p>2249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ы для чата в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2227" calcext:value-type="float">
            <text:p>2227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ы в телеграм для чатов</text:p>
          </table:table-cell>
          <table:table-cell office:value-type="string" calcext:value-type="string">
            <text:p>бот для тг (78)</text:p>
          </table:table-cell>
          <table:table-cell office:value-type="float" office:value="2227" calcext:value-type="float">
            <text:p>2227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группы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1356" calcext:value-type="float">
            <text:p>1356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телеграм группы</text:p>
          </table:table-cell>
          <table:table-cell office:value-type="string" calcext:value-type="string">
            <text:p>бот для тг (78)</text:p>
          </table:table-cell>
          <table:table-cell office:value-type="float" office:value="1356" calcext:value-type="float">
            <text:p>1356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телеграм бот для группы</text:p>
          </table:table-cell>
          <table:table-cell office:value-type="string" calcext:value-type="string">
            <text:p>бот для тг (78)</text:p>
          </table:table-cell>
          <table:table-cell office:value-type="float" office:value="1356" calcext:value-type="float">
            <text:p>1356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канала в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1344" calcext:value-type="float">
            <text:p>1344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ы в телеграм для групп</text:p>
          </table:table-cell>
          <table:table-cell office:value-type="string" calcext:value-type="string">
            <text:p>бот для тг (78)</text:p>
          </table:table-cell>
          <table:table-cell office:value-type="float" office:value="785" calcext:value-type="float">
            <text:p>785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помощник телеграмм</text:p>
          </table:table-cell>
          <table:table-cell office:value-type="string" calcext:value-type="string">
            <text:p>бот для тг (78)</text:p>
          </table:table-cell>
          <table:table-cell office:value-type="float" office:value="484" calcext:value-type="float">
            <text:p>484</text:p>
          </table:table-cell>
          <table:table-cell office:value-type="float" office:value="303548" calcext:value-type="float">
            <text:p>303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ссылок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425" calcext:value-type="float">
            <text:p>425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вопросов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398" calcext:value-type="float">
            <text:p>398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ы для бесед телеграмм</text:p>
          </table:table-cell>
          <table:table-cell office:value-type="string" calcext:value-type="string">
            <text:p>бот для тг (78)</text:p>
          </table:table-cell>
          <table:table-cell office:value-type="float" office:value="366" calcext:value-type="float">
            <text:p>366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ы телеграмм для бесед</text:p>
          </table:table-cell>
          <table:table-cell office:value-type="string" calcext:value-type="string">
            <text:p>бот для тг (78)</text:p>
          </table:table-cell>
          <table:table-cell office:value-type="float" office:value="366" calcext:value-type="float">
            <text:p>366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переписки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330" calcext:value-type="float">
            <text:p>330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активности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324" calcext:value-type="float">
            <text:p>324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ответов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252" calcext:value-type="float">
            <text:p>252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ы для телеграм бесед</text:p>
          </table:table-cell>
          <table:table-cell office:value-type="string" calcext:value-type="string">
            <text:p>бот для тг (78)</text:p>
          </table:table-cell>
          <table:table-cell office:value-type="float" office:value="153" calcext:value-type="float">
            <text:p>153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бесед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153" calcext:value-type="float">
            <text:p>153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ы в беседу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147" calcext:value-type="float">
            <text:p>147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чат бот для телеграм канала</text:p>
          </table:table-cell>
          <table:table-cell office:value-type="string" calcext:value-type="string">
            <text:p>бот для тг (78)</text:p>
          </table:table-cell>
          <table:table-cell office:value-type="float" office:value="121" calcext:value-type="float">
            <text:p>121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менеджер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120" calcext:value-type="float">
            <text:p>120</text:p>
          </table:table-cell>
          <table:table-cell office:value-type="float" office:value="303548" calcext:value-type="float">
            <text:p>3035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виртуальный чат телеграмм</text:p>
          </table:table-cell>
          <table:table-cell office:value-type="string" calcext:value-type="string">
            <text:p>бот для тг (78)</text:p>
          </table:table-cell>
          <table:table-cell office:value-type="float" office:value="113" calcext:value-type="float">
            <text:p>113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ы телеграмм для администраторов</text:p>
          </table:table-cell>
          <table:table-cell office:value-type="string" calcext:value-type="string">
            <text:p>бот для тг (78)</text:p>
          </table:table-cell>
          <table:table-cell office:value-type="float" office:value="96" calcext:value-type="float">
            <text:p>96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телеграм боты для админов</text:p>
          </table:table-cell>
          <table:table-cell office:value-type="string" calcext:value-type="string">
            <text:p>бот для тг (78)</text:p>
          </table:table-cell>
          <table:table-cell office:value-type="float" office:value="90" calcext:value-type="float">
            <text:p>90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админов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90" calcext:value-type="float">
            <text:p>90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телеграм бот для модерации</text:p>
          </table:table-cell>
          <table:table-cell office:value-type="string" calcext:value-type="string">
            <text:p>бот для тг (78)</text:p>
          </table:table-cell>
          <table:table-cell office:value-type="float" office:value="81" calcext:value-type="float">
            <text:p>81</text:p>
          </table:table-cell>
          <table:table-cell office:value-type="float" office:value="303548" calcext:value-type="float">
            <text:p>303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чат бот для группы телеграмм</text:p>
          </table:table-cell>
          <table:table-cell office:value-type="string" calcext:value-type="string">
            <text:p>бот для тг (78)</text:p>
          </table:table-cell>
          <table:table-cell office:value-type="float" office:value="75" calcext:value-type="float">
            <text:p>75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управления чатом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67" calcext:value-type="float">
            <text:p>67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ы для групповых чатов телеграмм</text:p>
          </table:table-cell>
          <table:table-cell office:value-type="string" calcext:value-type="string">
            <text:p>бот для тг (78)</text:p>
          </table:table-cell>
          <table:table-cell office:value-type="float" office:value="56" calcext:value-type="float">
            <text:p>56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полезные боты телеграм для канала</text:p>
          </table:table-cell>
          <table:table-cell office:value-type="string" calcext:value-type="string">
            <text:p>бот для тг (78)</text:p>
          </table:table-cell>
          <table:table-cell office:value-type="float" office:value="49" calcext:value-type="float">
            <text:p>49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полезные боты для телеграм канала</text:p>
          </table:table-cell>
          <table:table-cell office:value-type="string" calcext:value-type="string">
            <text:p>бот для тг (78)</text:p>
          </table:table-cell>
          <table:table-cell office:value-type="float" office:value="49" calcext:value-type="float">
            <text:p>49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телеграм боты для групповых чатов</text:p>
          </table:table-cell>
          <table:table-cell office:value-type="string" calcext:value-type="string">
            <text:p>бот для тг (78)</text:p>
          </table:table-cell>
          <table:table-cell office:value-type="float" office:value="40" calcext:value-type="float">
            <text:p>40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ведения телеграм канала</text:p>
          </table:table-cell>
          <table:table-cell office:value-type="string" calcext:value-type="string">
            <text:p>бот для тг (78)</text:p>
          </table:table-cell>
          <table:table-cell office:value-type="float" office:value="36" calcext:value-type="float">
            <text:p>36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ы в телеграм для общения в группе</text:p>
          </table:table-cell>
          <table:table-cell office:value-type="string" calcext:value-type="string">
            <text:p>бот для тг (78)</text:p>
          </table:table-cell>
          <table:table-cell office:value-type="float" office:value="33" calcext:value-type="float">
            <text:p>33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разговорный бот телеграмм</text:p>
          </table:table-cell>
          <table:table-cell office:value-type="string" calcext:value-type="string">
            <text:p>бот для тг (78)</text:p>
          </table:table-cell>
          <table:table-cell office:value-type="float" office:value="32" calcext:value-type="float">
            <text:p>32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мута в телеграмме</text:p>
          </table:table-cell>
          <table:table-cell office:value-type="string" calcext:value-type="string">
            <text:p>бот для тг (78)</text:p>
          </table:table-cell>
          <table:table-cell office:value-type="float" office:value="28" calcext:value-type="float">
            <text:p>28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приема сообщений телеграмм</text:p>
          </table:table-cell>
          <table:table-cell office:value-type="string" calcext:value-type="string">
            <text:p>бот для тг (78)</text:p>
          </table:table-cell>
          <table:table-cell office:value-type="float" office:value="27" calcext:value-type="float">
            <text:p>27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управления группой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18" calcext:value-type="float">
            <text:p>18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который добавляет людей в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17" calcext:value-type="float">
            <text:p>17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управления каналом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17" calcext:value-type="float">
            <text:p>17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созыва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9" calcext:value-type="float">
            <text:p>9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интересные боты для групп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8" calcext:value-type="float">
            <text:p>8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упоминания в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8" calcext:value-type="float">
            <text:p>8</text:p>
          </table:table-cell>
          <table:table-cell office:value-type="float" office:value="303548" calcext:value-type="float">
            <text:p>303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телеграм для подсчета сообщений</text:p>
          </table:table-cell>
          <table:table-cell office:value-type="string" calcext:value-type="string">
            <text:p>бот для тг (78)</text:p>
          </table:table-cell>
          <table:table-cell office:value-type="float" office:value="7" calcext:value-type="float">
            <text:p>7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ы для управления telegram каналами</text:p>
          </table:table-cell>
          <table:table-cell office:value-type="string" calcext:value-type="string">
            <text:p>бот для тг (78)</text:p>
          </table:table-cell>
          <table:table-cell office:value-type="float" office:value="6" calcext:value-type="float">
            <text:p>6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ы для груп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3" calcext:value-type="float">
            <text:p>3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добавления контактов в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0" calcext:value-type="float">
            <text:p>0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для добавления людей в группу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0" calcext:value-type="float">
            <text:p>0</text:p>
          </table:table-cell>
          <table:table-cell office:value-type="float" office:value="303548" calcext:value-type="float">
            <text:p>30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и для груп телеграм</text:p>
          </table:table-cell>
          <table:table-cell office:value-type="string" calcext:value-type="string">
            <text:p>бот для тг (78)</text:p>
          </table:table-cell>
          <table:table-cell office:value-type="float" office:value="0" calcext:value-type="float">
            <text:p>0</text:p>
          </table:table-cell>
          <table:table-cell office:value-type="float" office:value="303548" calcext:value-type="float">
            <text:p>303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boty-v-telegram/, https://pr-cy.ru/news/p/10569-telegram-bots, https://tomoru.ru/media/bots-for-telegram, https://blog.icontextgroup.ru/articles/20-nezamenimyh-telegram-botov-dlya-administratorov-kanalov-i-chatov, https://vc.ru/services/975660-boty-v-telegram-5-poleznyh-botov-dlya-kanala-i-chata, https://habr.com/ru/articles/759612/, https://sendpulse.com/ru/knowledge-base/chatbot/telegram/create-telegram-chatbot, https://skillbox.ru/media/marketing/30-poleznykh-telegrambotov-ot-napominalok-do-anonimnykh-chatov/, https://pikabu.ru/story/telegramm_botyi_dlya_grupp_10405662, https://sendpulse.com/ru/knowledge-base/chatbot/telegram</text:p>
          </table:table-cell>
        </table:table-row>
        <table:table-row table:style-name="ro1">
          <table:table-cell table:style-name="ce2" office:value-type="string" calcext:value-type="string">
            <text:p>бот по номеру телефона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16165" calcext:value-type="float">
            <text:p>16165</text:p>
          </table:table-cell>
          <table:table-cell office:value-type="float" office:value="54237" calcext:value-type="float">
            <text:p>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телеграмм бот по номеру телефона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4715" calcext:value-type="float">
            <text:p>4715</text:p>
          </table:table-cell>
          <table:table-cell office:value-type="float" office:value="54237" calcext:value-type="float">
            <text:p>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бот по поиску номера телефона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3805" calcext:value-type="float">
            <text:p>3805</text:p>
          </table:table-cell>
          <table:table-cell office:value-type="float" office:value="54237" calcext:value-type="float">
            <text:p>54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бот поиска по номеру телефона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3805" calcext:value-type="float">
            <text:p>3805</text:p>
          </table:table-cell>
          <table:table-cell office:value-type="float" office:value="54237" calcext:value-type="float">
            <text:p>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телеграмм бот для поиска людей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2884" calcext:value-type="float">
            <text:p>2884</text:p>
          </table:table-cell>
          <table:table-cell office:value-type="float" office:value="54237" calcext:value-type="float">
            <text:p>542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бот телеграм по номеру телефона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2412" calcext:value-type="float">
            <text:p>2412</text:p>
          </table:table-cell>
          <table:table-cell office:value-type="float" office:value="54237" calcext:value-type="float">
            <text:p>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бот для поиска номера телефона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2213" calcext:value-type="float">
            <text:p>2213</text:p>
          </table:table-cell>
          <table:table-cell office:value-type="float" office:value="54237" calcext:value-type="float">
            <text:p>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бот в телеграмме для поиска людей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2139" calcext:value-type="float">
            <text:p>2139</text:p>
          </table:table-cell>
          <table:table-cell office:value-type="float" office:value="54237" calcext:value-type="float">
            <text:p>542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бот для поиска людей в телеграмм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2139" calcext:value-type="float">
            <text:p>2139</text:p>
          </table:table-cell>
          <table:table-cell office:value-type="float" office:value="54237" calcext:value-type="float">
            <text:p>542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бот для поиска по номеру телефона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2034" calcext:value-type="float">
            <text:p>2034</text:p>
          </table:table-cell>
          <table:table-cell office:value-type="float" office:value="54237" calcext:value-type="float">
            <text:p>54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тг боты для поиска людей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1969" calcext:value-type="float">
            <text:p>1969</text:p>
          </table:table-cell>
          <table:table-cell office:value-type="float" office:value="54237" calcext:value-type="float">
            <text:p>542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бот проверки номера телефона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1651" calcext:value-type="float">
            <text:p>1651</text:p>
          </table:table-cell>
          <table:table-cell office:value-type="float" office:value="54237" calcext:value-type="float">
            <text:p>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бот телеграм для поиска людей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1109" calcext:value-type="float">
            <text:p>1109</text:p>
          </table:table-cell>
          <table:table-cell office:value-type="float" office:value="54237" calcext:value-type="float">
            <text:p>542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телеграм бот для номера телефона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1058" calcext:value-type="float">
            <text:p>1058</text:p>
          </table:table-cell>
          <table:table-cell office:value-type="float" office:value="54237" calcext:value-type="float">
            <text:p>542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бот в телеграмме для поиска информации о человеке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1056" calcext:value-type="float">
            <text:p>1056</text:p>
          </table:table-cell>
          <table:table-cell office:value-type="float" office:value="54237" calcext:value-type="float">
            <text:p>542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телеграм бот по поиску людей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884" calcext:value-type="float">
            <text:p>884</text:p>
          </table:table-cell>
          <table:table-cell office:value-type="float" office:value="54237" calcext:value-type="float">
            <text:p>542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бот для поиска людей по номеру телефона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883" calcext:value-type="float">
            <text:p>883</text:p>
          </table:table-cell>
          <table:table-cell office:value-type="float" office:value="54237" calcext:value-type="float">
            <text:p>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бот с номерами телефонов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676" calcext:value-type="float">
            <text:p>676</text:p>
          </table:table-cell>
          <table:table-cell office:value-type="float" office:value="54237" calcext:value-type="float">
            <text:p>542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телеграм боты для поиска информации о человеке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620" calcext:value-type="float">
            <text:p>620</text:p>
          </table:table-cell>
          <table:table-cell office:value-type="float" office:value="54237" calcext:value-type="float">
            <text:p>542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телеграм бот для поиска информации о человеке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620" calcext:value-type="float">
            <text:p>620</text:p>
          </table:table-cell>
          <table:table-cell office:value-type="float" office:value="54237" calcext:value-type="float">
            <text:p>542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бот в телеграмме для поиска людей по номеру телефона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416" calcext:value-type="float">
            <text:p>416</text:p>
          </table:table-cell>
          <table:table-cell office:value-type="float" office:value="54237" calcext:value-type="float">
            <text:p>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бот который ищет по номеру телефона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308" calcext:value-type="float">
            <text:p>308</text:p>
          </table:table-cell>
          <table:table-cell office:value-type="float" office:value="54237" calcext:value-type="float">
            <text:p>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боты в телеграм для поиска людей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272" calcext:value-type="float">
            <text:p>272</text:p>
          </table:table-cell>
          <table:table-cell office:value-type="float" office:value="54237" calcext:value-type="float">
            <text:p>542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поисковые боты телеграмм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224" calcext:value-type="float">
            <text:p>224</text:p>
          </table:table-cell>
          <table:table-cell office:value-type="float" office:value="54237" calcext:value-type="float">
            <text:p>542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бесплатные телеграм боты для поиска информации о человеке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152" calcext:value-type="float">
            <text:p>152</text:p>
          </table:table-cell>
          <table:table-cell office:value-type="float" office:value="54237" calcext:value-type="float">
            <text:p>542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найти инстаграм по номеру телефона телеграм бот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27" calcext:value-type="float">
            <text:p>27</text:p>
          </table:table-cell>
          <table:table-cell office:value-type="float" office:value="54237" calcext:value-type="float">
            <text:p>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бот шпион телеграм по номеру телефона</text:p>
          </table:table-cell>
          <table:table-cell office:value-type="string" calcext:value-type="string">
            <text:p>бот по номеру телефона (27)</text:p>
          </table:table-cell>
          <table:table-cell office:value-type="float" office:value="1" calcext:value-type="float">
            <text:p>1</text:p>
          </table:table-cell>
          <table:table-cell office:value-type="float" office:value="54237" calcext:value-type="float">
            <text:p>54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tus.eog.bz/, https://github.com/leakinfobot/probiv, https://otvet.mail.ru/question/238297752, https://habr.com/ru/articles/861616/, https://www.securitylab.ru/blog/personal/SimlpeHacker/353432.php, https://dzen.ru/b/ZL-BBYoKQgf3IqM1, https://postmypost.io/ru/resources/5-prostykh-sposobov-nayti-cheloveka-v-telegram/, https://learnician.com/cyprus/ru/blog/find-info, https://baj.media/ru/telegram-bot-glaz-boga-i-magnit-kak-milicionery-probivayut-telefonnye-nomera-pochty-i-2/, https://roboposting.ru/boty-v-telegram/boty-v-telegramme-dlya-poiska-lyudej</text:p>
          </table:table-cell>
        </table:table-row>
        <table:table-row table:style-name="ro1">
          <table:table-cell table:style-name="ce2" office:value-type="string" calcext:value-type="string">
            <text:p>бесплатный бот телеграм</text:p>
          </table:table-cell>
          <table:table-cell office:value-type="string" calcext:value-type="string">
            <text:p>бесплатный бот телеграм (24)</text:p>
          </table:table-cell>
          <table:table-cell office:value-type="float" office:value="13723" calcext:value-type="float">
            <text:p>13723</text:p>
          </table:table-cell>
          <table:table-cell office:value-type="float" office:value="73159" calcext:value-type="float">
            <text:p>73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integration, https://www.unisender.com/ru/features/chat-bot/telegram/, https://botmaker.ru/, https://puzzlebot.top/?lang=ru, https://sendpulse.com/ru/knowledge-base/chatbot/telegram/create-telegram-chatbot, https://blog.skillfactory.ru/kak-sozdat-bota-v-telegram/, https://habr.com/ru/articles/844236/, https://botmother.ru/blog/kak-sdelat-bota-v-telegram, https://robochat.io/, https://sendpulse.com/ru/features/chatbot/telegram</text:p>
          </table:table-cell>
        </table:table-row>
        <table:table-row table:style-name="ro1">
          <table:table-cell table:style-name="ce2" office:value-type="string" calcext:value-type="string">
            <text:p>создание бота телеграмм</text:p>
          </table:table-cell>
          <table:table-cell office:value-type="string" calcext:value-type="string">
            <text:p>бесплатный бот телеграм (24)</text:p>
          </table:table-cell>
          <table:table-cell office:value-type="float" office:value="11565" calcext:value-type="float">
            <text:p>11565</text:p>
          </table:table-cell>
          <table:table-cell office:value-type="float" office:value="73159" calcext:value-type="float">
            <text:p>73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integration, https://www.unisender.com/ru/features/chat-bot/telegram/, https://botmaker.ru/, https://puzzlebot.top/?lang=ru, https://sendpulse.com/ru/knowledge-base/chatbot/telegram/create-telegram-chatbot, https://blog.skillfactory.ru/kak-sozdat-bota-v-telegram/, https://habr.com/ru/articles/844236/, https://botmother.ru/blog/kak-sdelat-bota-v-telegram, https://robochat.io/, https://sendpulse.com/ru/features/chatbot/telegram</text:p>
          </table:table-cell>
        </table:table-row>
        <table:table-row table:style-name="ro1">
          <table:table-cell table:style-name="ce2" office:value-type="string" calcext:value-type="string">
            <text:p>создание телеграм бота</text:p>
          </table:table-cell>
          <table:table-cell office:value-type="string" calcext:value-type="string">
            <text:p>бесплатный бот телеграм (24)</text:p>
          </table:table-cell>
          <table:table-cell office:value-type="float" office:value="7262" calcext:value-type="float">
            <text:p>7262</text:p>
          </table:table-cell>
          <table:table-cell office:value-type="float" office:value="73159" calcext:value-type="float">
            <text:p>73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integration, https://www.unisender.com/ru/features/chat-bot/telegram/, https://botmaker.ru/, https://puzzlebot.top/?lang=ru, https://sendpulse.com/ru/knowledge-base/chatbot/telegram/create-telegram-chatbot, https://blog.skillfactory.ru/kak-sozdat-bota-v-telegram/, https://habr.com/ru/articles/844236/, https://botmother.ru/blog/kak-sdelat-bota-v-telegram, https://robochat.io/, https://sendpulse.com/ru/features/chatbot/telegram</text:p>
          </table:table-cell>
        </table:table-row>
        <table:table-row table:style-name="ro1">
          <table:table-cell table:style-name="ce2" office:value-type="string" calcext:value-type="string">
            <text:p>создание бота телеграм</text:p>
          </table:table-cell>
          <table:table-cell office:value-type="string" calcext:value-type="string">
            <text:p>бесплатный бот телеграм (24)</text:p>
          </table:table-cell>
          <table:table-cell office:value-type="float" office:value="7262" calcext:value-type="float">
            <text:p>7262</text:p>
          </table:table-cell>
          <table:table-cell office:value-type="float" office:value="73159" calcext:value-type="float">
            <text:p>731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integration, https://www.unisender.com/ru/features/chat-bot/telegram/, https://botmaker.ru/, https://puzzlebot.top/?lang=ru, https://sendpulse.com/ru/knowledge-base/chatbot/telegram/create-telegram-chatbot, https://blog.skillfactory.ru/kak-sozdat-bota-v-telegram/, https://habr.com/ru/articles/844236/, https://botmother.ru/blog/kak-sdelat-bota-v-telegram, https://robochat.io/, https://sendpulse.com/ru/features/chatbot/telegram</text:p>
          </table:table-cell>
        </table:table-row>
        <table:table-row table:style-name="ro1">
          <table:table-cell table:style-name="ce2" office:value-type="string" calcext:value-type="string">
            <text:p>создание ботов телеграм</text:p>
          </table:table-cell>
          <table:table-cell office:value-type="string" calcext:value-type="string">
            <text:p>бесплатный бот телеграм (24)</text:p>
          </table:table-cell>
          <table:table-cell office:value-type="float" office:value="7261" calcext:value-type="float">
            <text:p>7261</text:p>
          </table:table-cell>
          <table:table-cell office:value-type="float" office:value="73159" calcext:value-type="float">
            <text:p>73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integration, https://www.unisender.com/ru/features/chat-bot/telegram/, https://botmaker.ru/, https://puzzlebot.top/?lang=ru, https://sendpulse.com/ru/knowledge-base/chatbot/telegram/create-telegram-chatbot, https://blog.skillfactory.ru/kak-sozdat-bota-v-telegram/, https://habr.com/ru/articles/844236/, https://botmother.ru/blog/kak-sdelat-bota-v-telegram, https://robochat.io/, https://sendpulse.com/ru/features/chatbot/telegram</text:p>
          </table:table-cell>
        </table:table-row>
        <table:table-row table:style-name="ro1">
          <table:table-cell table:style-name="ce2" office:value-type="string" calcext:value-type="string">
            <text:p>создание бота для телеграм</text:p>
          </table:table-cell>
          <table:table-cell office:value-type="string" calcext:value-type="string">
            <text:p>бесплатный бот телеграм (24)</text:p>
          </table:table-cell>
          <table:table-cell office:value-type="float" office:value="3921" calcext:value-type="float">
            <text:p>3921</text:p>
          </table:table-cell>
          <table:table-cell office:value-type="float" office:value="73159" calcext:value-type="float">
            <text:p>731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integration, https://www.unisender.com/ru/features/chat-bot/telegram/, https://botmaker.ru/, https://puzzlebot.top/?lang=ru, https://sendpulse.com/ru/knowledge-base/chatbot/telegram/create-telegram-chatbot, https://blog.skillfactory.ru/kak-sozdat-bota-v-telegram/, https://habr.com/ru/articles/844236/, https://botmother.ru/blog/kak-sdelat-bota-v-telegram, https://robochat.io/, https://sendpulse.com/ru/features/chatbot/telegram</text:p>
          </table:table-cell>
        </table:table-row>
        <table:table-row table:style-name="ro1">
          <table:table-cell table:style-name="ce2" office:value-type="string" calcext:value-type="string">
            <text:p>бот для создания ботов телеграм</text:p>
          </table:table-cell>
          <table:table-cell office:value-type="string" calcext:value-type="string">
            <text:p>бесплатный бот телеграм (24)</text:p>
          </table:table-cell>
          <table:table-cell office:value-type="float" office:value="3920" calcext:value-type="float">
            <text:p>3920</text:p>
          </table:table-cell>
          <table:table-cell office:value-type="float" office:value="73159" calcext:value-type="float">
            <text:p>73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integration, https://www.unisender.com/ru/features/chat-bot/telegram/, https://botmaker.ru/, https://puzzlebot.top/?lang=ru, https://sendpulse.com/ru/knowledge-base/chatbot/telegram/create-telegram-chatbot, https://blog.skillfactory.ru/kak-sozdat-bota-v-telegram/, https://habr.com/ru/articles/844236/, https://botmother.ru/blog/kak-sdelat-bota-v-telegram, https://robochat.io/, https://sendpulse.com/ru/features/chatbot/telegram</text:p>
          </table:table-cell>
        </table:table-row>
        <table:table-row table:style-name="ro1">
          <table:table-cell table:style-name="ce2" office:value-type="string" calcext:value-type="string">
            <text:p>создание ботов в телеграм</text:p>
          </table:table-cell>
          <table:table-cell office:value-type="string" calcext:value-type="string">
            <text:p>бесплатный бот телеграм (24)</text:p>
          </table:table-cell>
          <table:table-cell office:value-type="float" office:value="3312" calcext:value-type="float">
            <text:p>3312</text:p>
          </table:table-cell>
          <table:table-cell office:value-type="float" office:value="73159" calcext:value-type="float">
            <text:p>73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integration, https://www.unisender.com/ru/features/chat-bot/telegram/, https://botmaker.ru/, https://puzzlebot.top/?lang=ru, https://sendpulse.com/ru/knowledge-base/chatbot/telegram/create-telegram-chatbot, https://blog.skillfactory.ru/kak-sozdat-bota-v-telegram/, https://habr.com/ru/articles/844236/, https://botmother.ru/blog/kak-sdelat-bota-v-telegram, https://robochat.io/, https://sendpulse.com/ru/features/chatbot/telegram</text:p>
          </table:table-cell>
        </table:table-row>
        <table:table-row table:style-name="ro1">
          <table:table-cell table:style-name="ce2" office:value-type="string" calcext:value-type="string">
            <text:p>делаем телеграм бота</text:p>
          </table:table-cell>
          <table:table-cell office:value-type="string" calcext:value-type="string">
            <text:p>бесплатный бот телеграм (24)</text:p>
          </table:table-cell>
          <table:table-cell office:value-type="float" office:value="3193" calcext:value-type="float">
            <text:p>3193</text:p>
          </table:table-cell>
          <table:table-cell office:value-type="float" office:value="73159" calcext:value-type="float">
            <text:p>73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integration, https://www.unisender.com/ru/features/chat-bot/telegram/, https://botmaker.ru/, https://puzzlebot.top/?lang=ru, https://sendpulse.com/ru/knowledge-base/chatbot/telegram/create-telegram-chatbot, https://blog.skillfactory.ru/kak-sozdat-bota-v-telegram/, https://habr.com/ru/articles/844236/, https://botmother.ru/blog/kak-sdelat-bota-v-telegram, https://robochat.io/, https://sendpulse.com/ru/features/chatbot/telegram</text:p>
          </table:table-cell>
        </table:table-row>
        <table:table-row table:style-name="ro1">
          <table:table-cell table:style-name="ce2" office:value-type="string" calcext:value-type="string">
            <text:p>телеграм бот конструктор</text:p>
          </table:table-cell>
          <table:table-cell office:value-type="string" calcext:value-type="string">
            <text:p>бесплатный бот телеграм (24)</text:p>
          </table:table-cell>
          <table:table-cell office:value-type="float" office:value="2795" calcext:value-type="float">
            <text:p>2795</text:p>
          </table:table-cell>
          <table:table-cell office:value-type="float" office:value="73159" calcext:value-type="float">
            <text:p>731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integration, https://www.unisender.com/ru/features/chat-bot/telegram/, https://botmaker.ru/, https://puzzlebot.top/?lang=ru, https://sendpulse.com/ru/knowledge-base/chatbot/telegram/create-telegram-chatbot, https://blog.skillfactory.ru/kak-sozdat-bota-v-telegram/, https://habr.com/ru/articles/844236/, https://botmother.ru/blog/kak-sdelat-bota-v-telegram, https://robochat.io/, https://sendpulse.com/ru/features/chatbot/telegram</text:p>
          </table:table-cell>
        </table:table-row>
        <table:table-row table:style-name="ro1">
          <table:table-cell table:style-name="ce2" office:value-type="string" calcext:value-type="string">
            <text:p>бот для создания бота в телеграм</text:p>
          </table:table-cell>
          <table:table-cell office:value-type="string" calcext:value-type="string">
            <text:p>бесплатный бот телеграм (24)</text:p>
          </table:table-cell>
          <table:table-cell office:value-type="float" office:value="2112" calcext:value-type="float">
            <text:p>2112</text:p>
          </table:table-cell>
          <table:table-cell office:value-type="float" office:value="73159" calcext:value-type="float">
            <text:p>73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integration, https://www.unisender.com/ru/features/chat-bot/telegram/, https://botmaker.ru/, https://puzzlebot.top/?lang=ru, https://sendpulse.com/ru/knowledge-base/chatbot/telegram/create-telegram-chatbot, https://blog.skillfactory.ru/kak-sozdat-bota-v-telegram/, https://habr.com/ru/articles/844236/, https://botmother.ru/blog/kak-sdelat-bota-v-telegram, https://robochat.io/, https://sendpulse.com/ru/features/chatbot/telegram</text:p>
          </table:table-cell>
        </table:table-row>
        <table:table-row table:style-name="ro1">
          <table:table-cell table:style-name="ce2" office:value-type="string" calcext:value-type="string">
            <text:p>создание telegram бота</text:p>
          </table:table-cell>
          <table:table-cell office:value-type="string" calcext:value-type="string">
            <text:p>бесплатный бот телеграм (24)</text:p>
          </table:table-cell>
          <table:table-cell office:value-type="float" office:value="1744" calcext:value-type="float">
            <text:p>1744</text:p>
          </table:table-cell>
          <table:table-cell office:value-type="float" office:value="73159" calcext:value-type="float">
            <text:p>73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integration, https://www.unisender.com/ru/features/chat-bot/telegram/, https://botmaker.ru/, https://puzzlebot.top/?lang=ru, https://sendpulse.com/ru/knowledge-base/chatbot/telegram/create-telegram-chatbot, https://blog.skillfactory.ru/kak-sozdat-bota-v-telegram/, https://habr.com/ru/articles/844236/, https://botmother.ru/blog/kak-sdelat-bota-v-telegram, https://robochat.io/, https://sendpulse.com/ru/features/chatbot/telegram</text:p>
          </table:table-cell>
        </table:table-row>
        <table:table-row table:style-name="ro1">
          <table:table-cell table:style-name="ce2" office:value-type="string" calcext:value-type="string">
            <text:p>телеграм бот онлайн</text:p>
          </table:table-cell>
          <table:table-cell office:value-type="string" calcext:value-type="string">
            <text:p>бесплатный бот телеграм (24)</text:p>
          </table:table-cell>
          <table:table-cell office:value-type="float" office:value="947" calcext:value-type="float">
            <text:p>947</text:p>
          </table:table-cell>
          <table:table-cell office:value-type="float" office:value="73159" calcext:value-type="float">
            <text:p>731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integration, https://www.unisender.com/ru/features/chat-bot/telegram/, https://botmaker.ru/, https://puzzlebot.top/?lang=ru, https://sendpulse.com/ru/knowledge-base/chatbot/telegram/create-telegram-chatbot, https://blog.skillfactory.ru/kak-sozdat-bota-v-telegram/, https://habr.com/ru/articles/844236/, https://botmother.ru/blog/kak-sdelat-bota-v-telegram, https://robochat.io/, https://sendpulse.com/ru/features/chatbot/telegram</text:p>
          </table:table-cell>
        </table:table-row>
        <table:table-row table:style-name="ro1">
          <table:table-cell table:style-name="ce2" office:value-type="string" calcext:value-type="string">
            <text:p>чат бот телеграмм конструктор</text:p>
          </table:table-cell>
          <table:table-cell office:value-type="string" calcext:value-type="string">
            <text:p>бесплатный бот телеграм (24)</text:p>
          </table:table-cell>
          <table:table-cell office:value-type="float" office:value="828" calcext:value-type="float">
            <text:p>828</text:p>
          </table:table-cell>
          <table:table-cell office:value-type="float" office:value="73159" calcext:value-type="float">
            <text:p>731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integration, https://www.unisender.com/ru/features/chat-bot/telegram/, https://botmaker.ru/, https://puzzlebot.top/?lang=ru, https://sendpulse.com/ru/knowledge-base/chatbot/telegram/create-telegram-chatbot, https://blog.skillfactory.ru/kak-sozdat-bota-v-telegram/, https://habr.com/ru/articles/844236/, https://botmother.ru/blog/kak-sdelat-bota-v-telegram, https://robochat.io/, https://sendpulse.com/ru/features/chatbot/telegram</text:p>
          </table:table-cell>
        </table:table-row>
        <table:table-row table:style-name="ro1">
          <table:table-cell table:style-name="ce2" office:value-type="string" calcext:value-type="string">
            <text:p>создание бота для telegram</text:p>
          </table:table-cell>
          <table:table-cell office:value-type="string" calcext:value-type="string">
            <text:p>бесплатный бот телеграм (24)</text:p>
          </table:table-cell>
          <table:table-cell office:value-type="float" office:value="772" calcext:value-type="float">
            <text:p>772</text:p>
          </table:table-cell>
          <table:table-cell office:value-type="float" office:value="73159" calcext:value-type="float">
            <text:p>731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integration, https://www.unisender.com/ru/features/chat-bot/telegram/, https://botmaker.ru/, https://puzzlebot.top/?lang=ru, https://sendpulse.com/ru/knowledge-base/chatbot/telegram/create-telegram-chatbot, https://blog.skillfactory.ru/kak-sozdat-bota-v-telegram/, https://habr.com/ru/articles/844236/, https://botmother.ru/blog/kak-sdelat-bota-v-telegram, https://robochat.io/, https://sendpulse.com/ru/features/chatbot/telegram</text:p>
          </table:table-cell>
        </table:table-row>
        <table:table-row table:style-name="ro1">
          <table:table-cell table:style-name="ce2" office:value-type="string" calcext:value-type="string">
            <text:p>готовые боты телеграм</text:p>
          </table:table-cell>
          <table:table-cell office:value-type="string" calcext:value-type="string">
            <text:p>бесплатный бот телеграм (24)</text:p>
          </table:table-cell>
          <table:table-cell office:value-type="float" office:value="563" calcext:value-type="float">
            <text:p>563</text:p>
          </table:table-cell>
          <table:table-cell office:value-type="float" office:value="73159" calcext:value-type="float">
            <text:p>731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integration, https://www.unisender.com/ru/features/chat-bot/telegram/, https://botmaker.ru/, https://puzzlebot.top/?lang=ru, https://sendpulse.com/ru/knowledge-base/chatbot/telegram/create-telegram-chatbot, https://blog.skillfactory.ru/kak-sozdat-bota-v-telegram/, https://habr.com/ru/articles/844236/, https://botmother.ru/blog/kak-sdelat-bota-v-telegram, https://robochat.io/, https://sendpulse.com/ru/features/chatbot/telegram</text:p>
          </table:table-cell>
        </table:table-row>
        <table:table-row table:style-name="ro1">
          <table:table-cell table:style-name="ce2" office:value-type="string" calcext:value-type="string">
            <text:p>готовый бот для телеграмм</text:p>
          </table:table-cell>
          <table:table-cell office:value-type="string" calcext:value-type="string">
            <text:p>бесплатный бот телеграм (24)</text:p>
          </table:table-cell>
          <table:table-cell office:value-type="float" office:value="466" calcext:value-type="float">
            <text:p>466</text:p>
          </table:table-cell>
          <table:table-cell office:value-type="float" office:value="73159" calcext:value-type="float">
            <text:p>731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integration, https://www.unisender.com/ru/features/chat-bot/telegram/, https://botmaker.ru/, https://puzzlebot.top/?lang=ru, https://sendpulse.com/ru/knowledge-base/chatbot/telegram/create-telegram-chatbot, https://blog.skillfactory.ru/kak-sozdat-bota-v-telegram/, https://habr.com/ru/articles/844236/, https://botmother.ru/blog/kak-sdelat-bota-v-telegram, https://robochat.io/, https://sendpulse.com/ru/features/chatbot/telegram</text:p>
          </table:table-cell>
        </table:table-row>
        <table:table-row table:style-name="ro1">
          <table:table-cell table:style-name="ce2" office:value-type="string" calcext:value-type="string">
            <text:p>бесплатный конструктор телеграм бота</text:p>
          </table:table-cell>
          <table:table-cell office:value-type="string" calcext:value-type="string">
            <text:p>бесплатный бот телеграм (24)</text:p>
          </table:table-cell>
          <table:table-cell office:value-type="float" office:value="445" calcext:value-type="float">
            <text:p>445</text:p>
          </table:table-cell>
          <table:table-cell office:value-type="float" office:value="73159" calcext:value-type="float">
            <text:p>731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integration, https://www.unisender.com/ru/features/chat-bot/telegram/, https://botmaker.ru/, https://puzzlebot.top/?lang=ru, https://sendpulse.com/ru/knowledge-base/chatbot/telegram/create-telegram-chatbot, https://blog.skillfactory.ru/kak-sozdat-bota-v-telegram/, https://habr.com/ru/articles/844236/, https://botmother.ru/blog/kak-sdelat-bota-v-telegram, https://robochat.io/, https://sendpulse.com/ru/features/chatbot/telegram</text:p>
          </table:table-cell>
        </table:table-row>
        <table:table-row table:style-name="ro1">
          <table:table-cell table:style-name="ce2" office:value-type="string" calcext:value-type="string">
            <text:p>разработка чат бота телеграм</text:p>
          </table:table-cell>
          <table:table-cell office:value-type="string" calcext:value-type="string">
            <text:p>бесплатный бот телеграм (24)</text:p>
          </table:table-cell>
          <table:table-cell office:value-type="float" office:value="279" calcext:value-type="float">
            <text:p>279</text:p>
          </table:table-cell>
          <table:table-cell office:value-type="float" office:value="73159" calcext:value-type="float">
            <text:p>73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integration, https://www.unisender.com/ru/features/chat-bot/telegram/, https://botmaker.ru/, https://puzzlebot.top/?lang=ru, https://sendpulse.com/ru/knowledge-base/chatbot/telegram/create-telegram-chatbot, https://blog.skillfactory.ru/kak-sozdat-bota-v-telegram/, https://habr.com/ru/articles/844236/, https://botmother.ru/blog/kak-sdelat-bota-v-telegram, https://robochat.io/, https://sendpulse.com/ru/features/chatbot/telegram</text:p>
          </table:table-cell>
        </table:table-row>
        <table:table-row table:style-name="ro1">
          <table:table-cell table:style-name="ce2" office:value-type="string" calcext:value-type="string">
            <text:p>шаблон бота телеграм</text:p>
          </table:table-cell>
          <table:table-cell office:value-type="string" calcext:value-type="string">
            <text:p>бесплатный бот телеграм (24)</text:p>
          </table:table-cell>
          <table:table-cell office:value-type="float" office:value="232" calcext:value-type="float">
            <text:p>232</text:p>
          </table:table-cell>
          <table:table-cell office:value-type="float" office:value="73159" calcext:value-type="float">
            <text:p>73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integration, https://www.unisender.com/ru/features/chat-bot/telegram/, https://botmaker.ru/, https://puzzlebot.top/?lang=ru, https://sendpulse.com/ru/knowledge-base/chatbot/telegram/create-telegram-chatbot, https://blog.skillfactory.ru/kak-sozdat-bota-v-telegram/, https://habr.com/ru/articles/844236/, https://botmother.ru/blog/kak-sdelat-bota-v-telegram, https://robochat.io/, https://sendpulse.com/ru/features/chatbot/telegram</text:p>
          </table:table-cell>
        </table:table-row>
        <table:table-row table:style-name="ro1">
          <table:table-cell table:style-name="ce2" office:value-type="string" calcext:value-type="string">
            <text:p>шаблон телеграм бота</text:p>
          </table:table-cell>
          <table:table-cell office:value-type="string" calcext:value-type="string">
            <text:p>бесплатный бот телеграм (24)</text:p>
          </table:table-cell>
          <table:table-cell office:value-type="float" office:value="232" calcext:value-type="float">
            <text:p>232</text:p>
          </table:table-cell>
          <table:table-cell office:value-type="float" office:value="73159" calcext:value-type="float">
            <text:p>73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integration, https://www.unisender.com/ru/features/chat-bot/telegram/, https://botmaker.ru/, https://puzzlebot.top/?lang=ru, https://sendpulse.com/ru/knowledge-base/chatbot/telegram/create-telegram-chatbot, https://blog.skillfactory.ru/kak-sozdat-bota-v-telegram/, https://habr.com/ru/articles/844236/, https://botmother.ru/blog/kak-sdelat-bota-v-telegram, https://robochat.io/, https://sendpulse.com/ru/features/chatbot/telegram</text:p>
          </table:table-cell>
        </table:table-row>
        <table:table-row table:style-name="ro1">
          <table:table-cell table:style-name="ce2" office:value-type="string" calcext:value-type="string">
            <text:p>готовые боты для телеграм</text:p>
          </table:table-cell>
          <table:table-cell office:value-type="string" calcext:value-type="string">
            <text:p>бесплатный бот телеграм (24)</text:p>
          </table:table-cell>
          <table:table-cell office:value-type="float" office:value="163" calcext:value-type="float">
            <text:p>163</text:p>
          </table:table-cell>
          <table:table-cell office:value-type="float" office:value="73159" calcext:value-type="float">
            <text:p>73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integration, https://www.unisender.com/ru/features/chat-bot/telegram/, https://botmaker.ru/, https://puzzlebot.top/?lang=ru, https://sendpulse.com/ru/knowledge-base/chatbot/telegram/create-telegram-chatbot, https://blog.skillfactory.ru/kak-sozdat-bota-v-telegram/, https://habr.com/ru/articles/844236/, https://botmother.ru/blog/kak-sdelat-bota-v-telegram, https://robochat.io/, https://sendpulse.com/ru/features/chatbot/telegram</text:p>
          </table:table-cell>
        </table:table-row>
        <table:table-row table:style-name="ro1">
          <table:table-cell table:style-name="ce2" office:value-type="string" calcext:value-type="string">
            <text:p>редактор бота телеграм</text:p>
          </table:table-cell>
          <table:table-cell office:value-type="string" calcext:value-type="string">
            <text:p>бесплатный бот телеграм (24)</text:p>
          </table:table-cell>
          <table:table-cell office:value-type="float" office:value="106" calcext:value-type="float">
            <text:p>106</text:p>
          </table:table-cell>
          <table:table-cell office:value-type="float" office:value="73159" calcext:value-type="float">
            <text:p>731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integration, https://www.unisender.com/ru/features/chat-bot/telegram/, https://botmaker.ru/, https://puzzlebot.top/?lang=ru, https://sendpulse.com/ru/knowledge-base/chatbot/telegram/create-telegram-chatbot, https://blog.skillfactory.ru/kak-sozdat-bota-v-telegram/, https://habr.com/ru/articles/844236/, https://botmother.ru/blog/kak-sdelat-bota-v-telegram, https://robochat.io/, https://sendpulse.com/ru/features/chatbot/telegram</text:p>
          </table:table-cell>
        </table:table-row>
        <table:table-row table:style-name="ro1">
          <table:table-cell table:style-name="ce2" office:value-type="string" calcext:value-type="string">
            <text:p>telegram bot конструктор</text:p>
          </table:table-cell>
          <table:table-cell office:value-type="string" calcext:value-type="string">
            <text:p>бесплатный бот телеграм (24)</text:p>
          </table:table-cell>
          <table:table-cell office:value-type="float" office:value="56" calcext:value-type="float">
            <text:p>56</text:p>
          </table:table-cell>
          <table:table-cell office:value-type="float" office:value="73159" calcext:value-type="float">
            <text:p>731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integration, https://www.unisender.com/ru/features/chat-bot/telegram/, https://botmaker.ru/, https://puzzlebot.top/?lang=ru, https://sendpulse.com/ru/knowledge-base/chatbot/telegram/create-telegram-chatbot, https://blog.skillfactory.ru/kak-sozdat-bota-v-telegram/, https://habr.com/ru/articles/844236/, https://botmother.ru/blog/kak-sdelat-bota-v-telegram, https://robochat.io/, https://sendpulse.com/ru/features/chatbot/telegram</text:p>
          </table:table-cell>
        </table:table-row>
        <table:table-row table:style-name="ro1">
          <table:table-cell table:style-name="ce2" office:value-type="string" calcext:value-type="string">
            <text:p>боты телеграмм игры</text:p>
          </table:table-cell>
          <table:table-cell office:value-type="string" calcext:value-type="string">
            <text:p>боты телеграмм игры (24)</text:p>
          </table:table-cell>
          <table:table-cell office:value-type="float" office:value="3122" calcext:value-type="float">
            <text:p>3122</text:p>
          </table:table-cell>
          <table:table-cell office:value-type="float" office:value="17129" calcext:value-type="float">
            <text:p>17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game/, https://news.rambler.ru/games/50724110-igry-v-telegram-luchshie-igrovye-boty-kak-ih-nayti-i-zapustit/, https://gerabot.com/ru/article/igrovi_chatboti_u_telegram, https://protelegram.ru/2017/02/11/telegram_game_bot_top_2016/, https://telega.in/catalog_bots/games, https://dzen.ru/a/ZbJ12WoqZwOA5FvK, https://t.me/s/Bots_TG?q=%23%D0%98%D0%B3%D1%80%D1%8B&amp;before=893, https://pikabu.ru/story/luchshie_igrovyie_botyi_telegramm_dlya_vashey_besedyi_gruppyi_10761230, https://github.com/Laiwer/Mini-Games_Bot, https://core.telegram.org/bots/games</text:p>
          </table:table-cell>
        </table:table-row>
        <table:table-row table:style-name="ro1">
          <table:table-cell table:style-name="ce2" office:value-type="string" calcext:value-type="string">
            <text:p>игры телеграмм бот</text:p>
          </table:table-cell>
          <table:table-cell office:value-type="string" calcext:value-type="string">
            <text:p>боты телеграмм игры (24)</text:p>
          </table:table-cell>
          <table:table-cell office:value-type="float" office:value="3122" calcext:value-type="float">
            <text:p>3122</text:p>
          </table:table-cell>
          <table:table-cell office:value-type="float" office:value="17129" calcext:value-type="float">
            <text:p>17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game/, https://news.rambler.ru/games/50724110-igry-v-telegram-luchshie-igrovye-boty-kak-ih-nayti-i-zapustit/, https://gerabot.com/ru/article/igrovi_chatboti_u_telegram, https://protelegram.ru/2017/02/11/telegram_game_bot_top_2016/, https://telega.in/catalog_bots/games, https://dzen.ru/a/ZbJ12WoqZwOA5FvK, https://t.me/s/Bots_TG?q=%23%D0%98%D0%B3%D1%80%D1%8B&amp;before=893, https://pikabu.ru/story/luchshie_igrovyie_botyi_telegramm_dlya_vashey_besedyi_gruppyi_10761230, https://github.com/Laiwer/Mini-Games_Bot, https://core.telegram.org/bots/games</text:p>
          </table:table-cell>
        </table:table-row>
        <table:table-row table:style-name="ro1">
          <table:table-cell table:style-name="ce2" office:value-type="string" calcext:value-type="string">
            <text:p>бот игры в телеграмме</text:p>
          </table:table-cell>
          <table:table-cell office:value-type="string" calcext:value-type="string">
            <text:p>боты телеграмм игры (24)</text:p>
          </table:table-cell>
          <table:table-cell office:value-type="float" office:value="2347" calcext:value-type="float">
            <text:p>2347</text:p>
          </table:table-cell>
          <table:table-cell office:value-type="float" office:value="17129" calcext:value-type="float">
            <text:p>17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game/, https://news.rambler.ru/games/50724110-igry-v-telegram-luchshie-igrovye-boty-kak-ih-nayti-i-zapustit/, https://gerabot.com/ru/article/igrovi_chatboti_u_telegram, https://protelegram.ru/2017/02/11/telegram_game_bot_top_2016/, https://telega.in/catalog_bots/games, https://dzen.ru/a/ZbJ12WoqZwOA5FvK, https://t.me/s/Bots_TG?q=%23%D0%98%D0%B3%D1%80%D1%8B&amp;before=893, https://pikabu.ru/story/luchshie_igrovyie_botyi_telegramm_dlya_vashey_besedyi_gruppyi_10761230, https://github.com/Laiwer/Mini-Games_Bot, https://core.telegram.org/bots/games</text:p>
          </table:table-cell>
        </table:table-row>
        <table:table-row table:style-name="ro1">
          <table:table-cell table:style-name="ce2" office:value-type="string" calcext:value-type="string">
            <text:p>телеграм бот игры</text:p>
          </table:table-cell>
          <table:table-cell office:value-type="string" calcext:value-type="string">
            <text:p>боты телеграмм игры (24)</text:p>
          </table:table-cell>
          <table:table-cell office:value-type="float" office:value="1752" calcext:value-type="float">
            <text:p>1752</text:p>
          </table:table-cell>
          <table:table-cell office:value-type="float" office:value="17129" calcext:value-type="float">
            <text:p>17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game/, https://news.rambler.ru/games/50724110-igry-v-telegram-luchshie-igrovye-boty-kak-ih-nayti-i-zapustit/, https://gerabot.com/ru/article/igrovi_chatboti_u_telegram, https://protelegram.ru/2017/02/11/telegram_game_bot_top_2016/, https://telega.in/catalog_bots/games, https://dzen.ru/a/ZbJ12WoqZwOA5FvK, https://t.me/s/Bots_TG?q=%23%D0%98%D0%B3%D1%80%D1%8B&amp;before=893, https://pikabu.ru/story/luchshie_igrovyie_botyi_telegramm_dlya_vashey_besedyi_gruppyi_10761230, https://github.com/Laiwer/Mini-Games_Bot, https://core.telegram.org/bots/games</text:p>
          </table:table-cell>
        </table:table-row>
        <table:table-row table:style-name="ro1">
          <table:table-cell table:style-name="ce2" office:value-type="string" calcext:value-type="string">
            <text:p>игры телеграм бот</text:p>
          </table:table-cell>
          <table:table-cell office:value-type="string" calcext:value-type="string">
            <text:p>боты телеграмм игры (24)</text:p>
          </table:table-cell>
          <table:table-cell office:value-type="float" office:value="1752" calcext:value-type="float">
            <text:p>1752</text:p>
          </table:table-cell>
          <table:table-cell office:value-type="float" office:value="17129" calcext:value-type="float">
            <text:p>17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game/, https://news.rambler.ru/games/50724110-igry-v-telegram-luchshie-igrovye-boty-kak-ih-nayti-i-zapustit/, https://gerabot.com/ru/article/igrovi_chatboti_u_telegram, https://protelegram.ru/2017/02/11/telegram_game_bot_top_2016/, https://telega.in/catalog_bots/games, https://dzen.ru/a/ZbJ12WoqZwOA5FvK, https://t.me/s/Bots_TG?q=%23%D0%98%D0%B3%D1%80%D1%8B&amp;before=893, https://pikabu.ru/story/luchshie_igrovyie_botyi_telegramm_dlya_vashey_besedyi_gruppyi_10761230, https://github.com/Laiwer/Mini-Games_Bot, https://core.telegram.org/bots/games</text:p>
          </table:table-cell>
        </table:table-row>
        <table:table-row table:style-name="ro1">
          <table:table-cell table:style-name="ce2" office:value-type="string" calcext:value-type="string">
            <text:p>бот игры телеграм</text:p>
          </table:table-cell>
          <table:table-cell office:value-type="string" calcext:value-type="string">
            <text:p>боты телеграмм игры (24)</text:p>
          </table:table-cell>
          <table:table-cell office:value-type="float" office:value="1752" calcext:value-type="float">
            <text:p>1752</text:p>
          </table:table-cell>
          <table:table-cell office:value-type="float" office:value="17129" calcext:value-type="float">
            <text:p>17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game/, https://news.rambler.ru/games/50724110-igry-v-telegram-luchshie-igrovye-boty-kak-ih-nayti-i-zapustit/, https://gerabot.com/ru/article/igrovi_chatboti_u_telegram, https://protelegram.ru/2017/02/11/telegram_game_bot_top_2016/, https://telega.in/catalog_bots/games, https://dzen.ru/a/ZbJ12WoqZwOA5FvK, https://t.me/s/Bots_TG?q=%23%D0%98%D0%B3%D1%80%D1%8B&amp;before=893, https://pikabu.ru/story/luchshie_igrovyie_botyi_telegramm_dlya_vashey_besedyi_gruppyi_10761230, https://github.com/Laiwer/Mini-Games_Bot, https://core.telegram.org/bots/games</text:p>
          </table:table-cell>
        </table:table-row>
        <table:table-row table:style-name="ro1">
          <table:table-cell table:style-name="ce2" office:value-type="string" calcext:value-type="string">
            <text:p>боты в тг для игр</text:p>
          </table:table-cell>
          <table:table-cell office:value-type="string" calcext:value-type="string">
            <text:p>боты телеграмм игры (24)</text:p>
          </table:table-cell>
          <table:table-cell office:value-type="float" office:value="1145" calcext:value-type="float">
            <text:p>1145</text:p>
          </table:table-cell>
          <table:table-cell office:value-type="float" office:value="17129" calcext:value-type="float">
            <text:p>17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game/, https://news.rambler.ru/games/50724110-igry-v-telegram-luchshie-igrovye-boty-kak-ih-nayti-i-zapustit/, https://gerabot.com/ru/article/igrovi_chatboti_u_telegram, https://protelegram.ru/2017/02/11/telegram_game_bot_top_2016/, https://telega.in/catalog_bots/games, https://dzen.ru/a/ZbJ12WoqZwOA5FvK, https://t.me/s/Bots_TG?q=%23%D0%98%D0%B3%D1%80%D1%8B&amp;before=893, https://pikabu.ru/story/luchshie_igrovyie_botyi_telegramm_dlya_vashey_besedyi_gruppyi_10761230, https://github.com/Laiwer/Mini-Games_Bot, https://core.telegram.org/bots/games</text:p>
          </table:table-cell>
        </table:table-row>
        <table:table-row table:style-name="ro1">
          <table:table-cell table:style-name="ce2" office:value-type="string" calcext:value-type="string">
            <text:p>игровые боты телеграмм</text:p>
          </table:table-cell>
          <table:table-cell office:value-type="string" calcext:value-type="string">
            <text:p>боты телеграмм игры (24)</text:p>
          </table:table-cell>
          <table:table-cell office:value-type="float" office:value="484" calcext:value-type="float">
            <text:p>484</text:p>
          </table:table-cell>
          <table:table-cell office:value-type="float" office:value="17129" calcext:value-type="float">
            <text:p>17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game/, https://news.rambler.ru/games/50724110-igry-v-telegram-luchshie-igrovye-boty-kak-ih-nayti-i-zapustit/, https://gerabot.com/ru/article/igrovi_chatboti_u_telegram, https://protelegram.ru/2017/02/11/telegram_game_bot_top_2016/, https://telega.in/catalog_bots/games, https://dzen.ru/a/ZbJ12WoqZwOA5FvK, https://t.me/s/Bots_TG?q=%23%D0%98%D0%B3%D1%80%D1%8B&amp;before=893, https://pikabu.ru/story/luchshie_igrovyie_botyi_telegramm_dlya_vashey_besedyi_gruppyi_10761230, https://github.com/Laiwer/Mini-Games_Bot, https://core.telegram.org/bots/games</text:p>
          </table:table-cell>
        </table:table-row>
        <table:table-row table:style-name="ro1">
          <table:table-cell table:style-name="ce2" office:value-type="string" calcext:value-type="string">
            <text:p>игровой бот телеграм</text:p>
          </table:table-cell>
          <table:table-cell office:value-type="string" calcext:value-type="string">
            <text:p>боты телеграмм игры (24)</text:p>
          </table:table-cell>
          <table:table-cell office:value-type="float" office:value="287" calcext:value-type="float">
            <text:p>287</text:p>
          </table:table-cell>
          <table:table-cell office:value-type="float" office:value="17129" calcext:value-type="float">
            <text:p>17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game/, https://news.rambler.ru/games/50724110-igry-v-telegram-luchshie-igrovye-boty-kak-ih-nayti-i-zapustit/, https://gerabot.com/ru/article/igrovi_chatboti_u_telegram, https://protelegram.ru/2017/02/11/telegram_game_bot_top_2016/, https://telega.in/catalog_bots/games, https://dzen.ru/a/ZbJ12WoqZwOA5FvK, https://t.me/s/Bots_TG?q=%23%D0%98%D0%B3%D1%80%D1%8B&amp;before=893, https://pikabu.ru/story/luchshie_igrovyie_botyi_telegramm_dlya_vashey_besedyi_gruppyi_10761230, https://github.com/Laiwer/Mini-Games_Bot, https://core.telegram.org/bots/games</text:p>
          </table:table-cell>
        </table:table-row>
        <table:table-row table:style-name="ro1">
          <table:table-cell table:style-name="ce2" office:value-type="string" calcext:value-type="string">
            <text:p>игровые телеграм боты</text:p>
          </table:table-cell>
          <table:table-cell office:value-type="string" calcext:value-type="string">
            <text:p>боты телеграмм игры (24)</text:p>
          </table:table-cell>
          <table:table-cell office:value-type="float" office:value="287" calcext:value-type="float">
            <text:p>287</text:p>
          </table:table-cell>
          <table:table-cell office:value-type="float" office:value="17129" calcext:value-type="float">
            <text:p>17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game/, https://news.rambler.ru/games/50724110-igry-v-telegram-luchshie-igrovye-boty-kak-ih-nayti-i-zapustit/, https://gerabot.com/ru/article/igrovi_chatboti_u_telegram, https://protelegram.ru/2017/02/11/telegram_game_bot_top_2016/, https://telega.in/catalog_bots/games, https://dzen.ru/a/ZbJ12WoqZwOA5FvK, https://t.me/s/Bots_TG?q=%23%D0%98%D0%B3%D1%80%D1%8B&amp;before=893, https://pikabu.ru/story/luchshie_igrovyie_botyi_telegramm_dlya_vashey_besedyi_gruppyi_10761230, https://github.com/Laiwer/Mini-Games_Bot, https://core.telegram.org/bots/games</text:p>
          </table:table-cell>
        </table:table-row>
        <table:table-row table:style-name="ro1">
          <table:table-cell table:style-name="ce2" office:value-type="string" calcext:value-type="string">
            <text:p>боты игры в телеграмме для чата</text:p>
          </table:table-cell>
          <table:table-cell office:value-type="string" calcext:value-type="string">
            <text:p>боты телеграмм игры (24)</text:p>
          </table:table-cell>
          <table:table-cell office:value-type="float" office:value="243" calcext:value-type="float">
            <text:p>243</text:p>
          </table:table-cell>
          <table:table-cell office:value-type="float" office:value="17129" calcext:value-type="float">
            <text:p>171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game/, https://news.rambler.ru/games/50724110-igry-v-telegram-luchshie-igrovye-boty-kak-ih-nayti-i-zapustit/, https://gerabot.com/ru/article/igrovi_chatboti_u_telegram, https://protelegram.ru/2017/02/11/telegram_game_bot_top_2016/, https://telega.in/catalog_bots/games, https://dzen.ru/a/ZbJ12WoqZwOA5FvK, https://t.me/s/Bots_TG?q=%23%D0%98%D0%B3%D1%80%D1%8B&amp;before=893, https://pikabu.ru/story/luchshie_igrovyie_botyi_telegramm_dlya_vashey_besedyi_gruppyi_10761230, https://github.com/Laiwer/Mini-Games_Bot, https://core.telegram.org/bots/games</text:p>
          </table:table-cell>
        </table:table-row>
        <table:table-row table:style-name="ro1">
          <table:table-cell table:style-name="ce2" office:value-type="string" calcext:value-type="string">
            <text:p>боты в телеграмме для игр в группе</text:p>
          </table:table-cell>
          <table:table-cell office:value-type="string" calcext:value-type="string">
            <text:p>боты телеграмм игры (24)</text:p>
          </table:table-cell>
          <table:table-cell office:value-type="float" office:value="223" calcext:value-type="float">
            <text:p>223</text:p>
          </table:table-cell>
          <table:table-cell office:value-type="float" office:value="17129" calcext:value-type="float">
            <text:p>171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game/, https://news.rambler.ru/games/50724110-igry-v-telegram-luchshie-igrovye-boty-kak-ih-nayti-i-zapustit/, https://gerabot.com/ru/article/igrovi_chatboti_u_telegram, https://protelegram.ru/2017/02/11/telegram_game_bot_top_2016/, https://telega.in/catalog_bots/games, https://dzen.ru/a/ZbJ12WoqZwOA5FvK, https://t.me/s/Bots_TG?q=%23%D0%98%D0%B3%D1%80%D1%8B&amp;before=893, https://pikabu.ru/story/luchshie_igrovyie_botyi_telegramm_dlya_vashey_besedyi_gruppyi_10761230, https://github.com/Laiwer/Mini-Games_Bot, https://core.telegram.org/bots/games</text:p>
          </table:table-cell>
        </table:table-row>
        <table:table-row table:style-name="ro1">
          <table:table-cell table:style-name="ce2" office:value-type="string" calcext:value-type="string">
            <text:p>боты с играми в телеграм</text:p>
          </table:table-cell>
          <table:table-cell office:value-type="string" calcext:value-type="string">
            <text:p>боты телеграмм игры (24)</text:p>
          </table:table-cell>
          <table:table-cell office:value-type="float" office:value="174" calcext:value-type="float">
            <text:p>174</text:p>
          </table:table-cell>
          <table:table-cell office:value-type="float" office:value="17129" calcext:value-type="float">
            <text:p>171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game/, https://news.rambler.ru/games/50724110-igry-v-telegram-luchshie-igrovye-boty-kak-ih-nayti-i-zapustit/, https://gerabot.com/ru/article/igrovi_chatboti_u_telegram, https://protelegram.ru/2017/02/11/telegram_game_bot_top_2016/, https://telega.in/catalog_bots/games, https://dzen.ru/a/ZbJ12WoqZwOA5FvK, https://t.me/s/Bots_TG?q=%23%D0%98%D0%B3%D1%80%D1%8B&amp;before=893, https://pikabu.ru/story/luchshie_igrovyie_botyi_telegramm_dlya_vashey_besedyi_gruppyi_10761230, https://github.com/Laiwer/Mini-Games_Bot, https://core.telegram.org/bots/games</text:p>
          </table:table-cell>
        </table:table-row>
        <table:table-row table:style-name="ro1">
          <table:table-cell table:style-name="ce2" office:value-type="string" calcext:value-type="string">
            <text:p>игры боты в телеграмме с друзьями</text:p>
          </table:table-cell>
          <table:table-cell office:value-type="string" calcext:value-type="string">
            <text:p>боты телеграмм игры (24)</text:p>
          </table:table-cell>
          <table:table-cell office:value-type="float" office:value="83" calcext:value-type="float">
            <text:p>83</text:p>
          </table:table-cell>
          <table:table-cell office:value-type="float" office:value="17129" calcext:value-type="float">
            <text:p>171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game/, https://news.rambler.ru/games/50724110-igry-v-telegram-luchshie-igrovye-boty-kak-ih-nayti-i-zapustit/, https://gerabot.com/ru/article/igrovi_chatboti_u_telegram, https://protelegram.ru/2017/02/11/telegram_game_bot_top_2016/, https://telega.in/catalog_bots/games, https://dzen.ru/a/ZbJ12WoqZwOA5FvK, https://t.me/s/Bots_TG?q=%23%D0%98%D0%B3%D1%80%D1%8B&amp;before=893, https://pikabu.ru/story/luchshie_igrovyie_botyi_telegramm_dlya_vashey_besedyi_gruppyi_10761230, https://github.com/Laiwer/Mini-Games_Bot, https://core.telegram.org/bots/games</text:p>
          </table:table-cell>
        </table:table-row>
        <table:table-row table:style-name="ro1">
          <table:table-cell table:style-name="ce2" office:value-type="string" calcext:value-type="string">
            <text:p>телеграм бот игры для чата</text:p>
          </table:table-cell>
          <table:table-cell office:value-type="string" calcext:value-type="string">
            <text:p>боты телеграмм игры (24)</text:p>
          </table:table-cell>
          <table:table-cell office:value-type="float" office:value="70" calcext:value-type="float">
            <text:p>70</text:p>
          </table:table-cell>
          <table:table-cell office:value-type="float" office:value="17129" calcext:value-type="float">
            <text:p>171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game/, https://news.rambler.ru/games/50724110-igry-v-telegram-luchshie-igrovye-boty-kak-ih-nayti-i-zapustit/, https://gerabot.com/ru/article/igrovi_chatboti_u_telegram, https://protelegram.ru/2017/02/11/telegram_game_bot_top_2016/, https://telega.in/catalog_bots/games, https://dzen.ru/a/ZbJ12WoqZwOA5FvK, https://t.me/s/Bots_TG?q=%23%D0%98%D0%B3%D1%80%D1%8B&amp;before=893, https://pikabu.ru/story/luchshie_igrovyie_botyi_telegramm_dlya_vashey_besedyi_gruppyi_10761230, https://github.com/Laiwer/Mini-Games_Bot, https://core.telegram.org/bots/games</text:p>
          </table:table-cell>
        </table:table-row>
        <table:table-row table:style-name="ro1">
          <table:table-cell table:style-name="ce2" office:value-type="string" calcext:value-type="string">
            <text:p>игровые боты для групп телеграмм</text:p>
          </table:table-cell>
          <table:table-cell office:value-type="string" calcext:value-type="string">
            <text:p>боты телеграмм игры (24)</text:p>
          </table:table-cell>
          <table:table-cell office:value-type="float" office:value="65" calcext:value-type="float">
            <text:p>65</text:p>
          </table:table-cell>
          <table:table-cell office:value-type="float" office:value="17129" calcext:value-type="float">
            <text:p>171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game/, https://news.rambler.ru/games/50724110-igry-v-telegram-luchshie-igrovye-boty-kak-ih-nayti-i-zapustit/, https://gerabot.com/ru/article/igrovi_chatboti_u_telegram, https://protelegram.ru/2017/02/11/telegram_game_bot_top_2016/, https://telega.in/catalog_bots/games, https://dzen.ru/a/ZbJ12WoqZwOA5FvK, https://t.me/s/Bots_TG?q=%23%D0%98%D0%B3%D1%80%D1%8B&amp;before=893, https://pikabu.ru/story/luchshie_igrovyie_botyi_telegramm_dlya_vashey_besedyi_gruppyi_10761230, https://github.com/Laiwer/Mini-Games_Bot, https://core.telegram.org/bots/games</text:p>
          </table:table-cell>
        </table:table-row>
        <table:table-row table:style-name="ro1">
          <table:table-cell table:style-name="ce2" office:value-type="string" calcext:value-type="string">
            <text:p>боты для игр в телеграмме с друзьями</text:p>
          </table:table-cell>
          <table:table-cell office:value-type="string" calcext:value-type="string">
            <text:p>боты телеграмм игры (24)</text:p>
          </table:table-cell>
          <table:table-cell office:value-type="float" office:value="65" calcext:value-type="float">
            <text:p>65</text:p>
          </table:table-cell>
          <table:table-cell office:value-type="float" office:value="17129" calcext:value-type="float">
            <text:p>171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game/, https://news.rambler.ru/games/50724110-igry-v-telegram-luchshie-igrovye-boty-kak-ih-nayti-i-zapustit/, https://gerabot.com/ru/article/igrovi_chatboti_u_telegram, https://protelegram.ru/2017/02/11/telegram_game_bot_top_2016/, https://telega.in/catalog_bots/games, https://dzen.ru/a/ZbJ12WoqZwOA5FvK, https://t.me/s/Bots_TG?q=%23%D0%98%D0%B3%D1%80%D1%8B&amp;before=893, https://pikabu.ru/story/luchshie_igrovyie_botyi_telegramm_dlya_vashey_besedyi_gruppyi_10761230, https://github.com/Laiwer/Mini-Games_Bot, https://core.telegram.org/bots/games</text:p>
          </table:table-cell>
        </table:table-row>
        <table:table-row table:style-name="ro1">
          <table:table-cell table:style-name="ce2" office:value-type="string" calcext:value-type="string">
            <text:p>игровые боты телеграмм для чатов</text:p>
          </table:table-cell>
          <table:table-cell office:value-type="string" calcext:value-type="string">
            <text:p>боты телеграмм игры (24)</text:p>
          </table:table-cell>
          <table:table-cell office:value-type="float" office:value="55" calcext:value-type="float">
            <text:p>55</text:p>
          </table:table-cell>
          <table:table-cell office:value-type="float" office:value="17129" calcext:value-type="float">
            <text:p>171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game/, https://news.rambler.ru/games/50724110-igry-v-telegram-luchshie-igrovye-boty-kak-ih-nayti-i-zapustit/, https://gerabot.com/ru/article/igrovi_chatboti_u_telegram, https://protelegram.ru/2017/02/11/telegram_game_bot_top_2016/, https://telega.in/catalog_bots/games, https://dzen.ru/a/ZbJ12WoqZwOA5FvK, https://t.me/s/Bots_TG?q=%23%D0%98%D0%B3%D1%80%D1%8B&amp;before=893, https://pikabu.ru/story/luchshie_igrovyie_botyi_telegramm_dlya_vashey_besedyi_gruppyi_10761230, https://github.com/Laiwer/Mini-Games_Bot, https://core.telegram.org/bots/games</text:p>
          </table:table-cell>
        </table:table-row>
        <table:table-row table:style-name="ro1">
          <table:table-cell table:style-name="ce2" office:value-type="string" calcext:value-type="string">
            <text:p>игровые боты в телеграмм для групп</text:p>
          </table:table-cell>
          <table:table-cell office:value-type="string" calcext:value-type="string">
            <text:p>боты телеграмм игры (24)</text:p>
          </table:table-cell>
          <table:table-cell office:value-type="float" office:value="45" calcext:value-type="float">
            <text:p>45</text:p>
          </table:table-cell>
          <table:table-cell office:value-type="float" office:value="17129" calcext:value-type="float">
            <text:p>171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game/, https://news.rambler.ru/games/50724110-igry-v-telegram-luchshie-igrovye-boty-kak-ih-nayti-i-zapustit/, https://gerabot.com/ru/article/igrovi_chatboti_u_telegram, https://protelegram.ru/2017/02/11/telegram_game_bot_top_2016/, https://telega.in/catalog_bots/games, https://dzen.ru/a/ZbJ12WoqZwOA5FvK, https://t.me/s/Bots_TG?q=%23%D0%98%D0%B3%D1%80%D1%8B&amp;before=893, https://pikabu.ru/story/luchshie_igrovyie_botyi_telegramm_dlya_vashey_besedyi_gruppyi_10761230, https://github.com/Laiwer/Mini-Games_Bot, https://core.telegram.org/bots/games</text:p>
          </table:table-cell>
        </table:table-row>
        <table:table-row table:style-name="ro1">
          <table:table-cell table:style-name="ce2" office:value-type="string" calcext:value-type="string">
            <text:p>игровые боты для чатов телеграм</text:p>
          </table:table-cell>
          <table:table-cell office:value-type="string" calcext:value-type="string">
            <text:p>боты телеграмм игры (24)</text:p>
          </table:table-cell>
          <table:table-cell office:value-type="float" office:value="36" calcext:value-type="float">
            <text:p>36</text:p>
          </table:table-cell>
          <table:table-cell office:value-type="float" office:value="17129" calcext:value-type="float">
            <text:p>171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game/, https://news.rambler.ru/games/50724110-igry-v-telegram-luchshie-igrovye-boty-kak-ih-nayti-i-zapustit/, https://gerabot.com/ru/article/igrovi_chatboti_u_telegram, https://protelegram.ru/2017/02/11/telegram_game_bot_top_2016/, https://telega.in/catalog_bots/games, https://dzen.ru/a/ZbJ12WoqZwOA5FvK, https://t.me/s/Bots_TG?q=%23%D0%98%D0%B3%D1%80%D1%8B&amp;before=893, https://pikabu.ru/story/luchshie_igrovyie_botyi_telegramm_dlya_vashey_besedyi_gruppyi_10761230, https://github.com/Laiwer/Mini-Games_Bot, https://core.telegram.org/bots/games</text:p>
          </table:table-cell>
        </table:table-row>
        <table:table-row table:style-name="ro1">
          <table:table-cell table:style-name="ce2" office:value-type="string" calcext:value-type="string">
            <text:p>боты игры телеграм для компании</text:p>
          </table:table-cell>
          <table:table-cell office:value-type="string" calcext:value-type="string">
            <text:p>боты телеграмм игры (24)</text:p>
          </table:table-cell>
          <table:table-cell office:value-type="float" office:value="13" calcext:value-type="float">
            <text:p>13</text:p>
          </table:table-cell>
          <table:table-cell office:value-type="float" office:value="17129" calcext:value-type="float">
            <text:p>171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game/, https://news.rambler.ru/games/50724110-igry-v-telegram-luchshie-igrovye-boty-kak-ih-nayti-i-zapustit/, https://gerabot.com/ru/article/igrovi_chatboti_u_telegram, https://protelegram.ru/2017/02/11/telegram_game_bot_top_2016/, https://telega.in/catalog_bots/games, https://dzen.ru/a/ZbJ12WoqZwOA5FvK, https://t.me/s/Bots_TG?q=%23%D0%98%D0%B3%D1%80%D1%8B&amp;before=893, https://pikabu.ru/story/luchshie_igrovyie_botyi_telegramm_dlya_vashey_besedyi_gruppyi_10761230, https://github.com/Laiwer/Mini-Games_Bot, https://core.telegram.org/bots/games</text:p>
          </table:table-cell>
        </table:table-row>
        <table:table-row table:style-name="ro1">
          <table:table-cell table:style-name="ce2" office:value-type="string" calcext:value-type="string">
            <text:p>игровые боты телеграмм с друзьями</text:p>
          </table:table-cell>
          <table:table-cell office:value-type="string" calcext:value-type="string">
            <text:p>боты телеграмм игры (24)</text:p>
          </table:table-cell>
          <table:table-cell office:value-type="float" office:value="4" calcext:value-type="float">
            <text:p>4</text:p>
          </table:table-cell>
          <table:table-cell office:value-type="float" office:value="17129" calcext:value-type="float">
            <text:p>171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game/, https://news.rambler.ru/games/50724110-igry-v-telegram-luchshie-igrovye-boty-kak-ih-nayti-i-zapustit/, https://gerabot.com/ru/article/igrovi_chatboti_u_telegram, https://protelegram.ru/2017/02/11/telegram_game_bot_top_2016/, https://telega.in/catalog_bots/games, https://dzen.ru/a/ZbJ12WoqZwOA5FvK, https://t.me/s/Bots_TG?q=%23%D0%98%D0%B3%D1%80%D1%8B&amp;before=893, https://pikabu.ru/story/luchshie_igrovyie_botyi_telegramm_dlya_vashey_besedyi_gruppyi_10761230, https://github.com/Laiwer/Mini-Games_Bot, https://core.telegram.org/bots/games</text:p>
          </table:table-cell>
        </table:table-row>
        <table:table-row table:style-name="ro1">
          <table:table-cell table:style-name="ce2" office:value-type="string" calcext:value-type="string">
            <text:p>боты для бесед телеграм игры</text:p>
          </table:table-cell>
          <table:table-cell office:value-type="string" calcext:value-type="string">
            <text:p>боты телеграмм игры (24)</text:p>
          </table:table-cell>
          <table:table-cell office:value-type="float" office:value="2" calcext:value-type="float">
            <text:p>2</text:p>
          </table:table-cell>
          <table:table-cell office:value-type="float" office:value="17129" calcext:value-type="float">
            <text:p>171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game/, https://news.rambler.ru/games/50724110-igry-v-telegram-luchshie-igrovye-boty-kak-ih-nayti-i-zapustit/, https://gerabot.com/ru/article/igrovi_chatboti_u_telegram, https://protelegram.ru/2017/02/11/telegram_game_bot_top_2016/, https://telega.in/catalog_bots/games, https://dzen.ru/a/ZbJ12WoqZwOA5FvK, https://t.me/s/Bots_TG?q=%23%D0%98%D0%B3%D1%80%D1%8B&amp;before=893, https://pikabu.ru/story/luchshie_igrovyie_botyi_telegramm_dlya_vashey_besedyi_gruppyi_10761230, https://github.com/Laiwer/Mini-Games_Bot, https://core.telegram.org/bots/games</text:p>
          </table:table-cell>
        </table:table-row>
        <table:table-row table:style-name="ro1">
          <table:table-cell table:style-name="ce2" office:value-type="string" calcext:value-type="string">
            <text:p>боты для групповых чатов телеграмм игры</text:p>
          </table:table-cell>
          <table:table-cell office:value-type="string" calcext:value-type="string">
            <text:p>боты телеграмм игры (24)</text:p>
          </table:table-cell>
          <table:table-cell office:value-type="float" office:value="1" calcext:value-type="float">
            <text:p>1</text:p>
          </table:table-cell>
          <table:table-cell office:value-type="float" office:value="17129" calcext:value-type="float">
            <text:p>171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c/game/, https://news.rambler.ru/games/50724110-igry-v-telegram-luchshie-igrovye-boty-kak-ih-nayti-i-zapustit/, https://gerabot.com/ru/article/igrovi_chatboti_u_telegram, https://protelegram.ru/2017/02/11/telegram_game_bot_top_2016/, https://telega.in/catalog_bots/games, https://dzen.ru/a/ZbJ12WoqZwOA5FvK, https://t.me/s/Bots_TG?q=%23%D0%98%D0%B3%D1%80%D1%8B&amp;before=893, https://pikabu.ru/story/luchshie_igrovyie_botyi_telegramm_dlya_vashey_besedyi_gruppyi_10761230, https://github.com/Laiwer/Mini-Games_Bot, https://core.telegram.org/bots/games</text:p>
          </table:table-cell>
        </table:table-row>
        <table:table-row table:style-name="ro1">
          <table:table-cell table:style-name="ce2" office:value-type="string" calcext:value-type="string">
            <text:p>бот музыки телеграм</text:p>
          </table:table-cell>
          <table:table-cell office:value-type="string" calcext:value-type="string">
            <text:p>бот музыки телеграм (19)</text:p>
          </table:table-cell>
          <table:table-cell office:value-type="float" office:value="2606" calcext:value-type="float">
            <text:p>2606</text:p>
          </table:table-cell>
          <table:table-cell office:value-type="float" office:value="9421" calcext:value-type="float">
            <text:p>94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life/1157658-ubiica-spotify-muzykalnyi-bot-v-telegram-dlya-skachivaniya-i-proslushivaniya-muzyki, https://dzen.ru/a/Y00dL2KkQTxe9r5Z, https://ti.ua/news/top_5_telegram_botov_v_2023/, https://t.me/thmusicbot, https://telega.in/catalog_bots/music, https://telegram.org.ru/telegram-bots/music/, https://t.me/fmusbot, https://vk.com/topic-125014542_34486473, https://dzen.ru/a/YI2iXt5W8Am8i35d, https://otvet.mail.ru/question/240476324</text:p>
          </table:table-cell>
        </table:table-row>
        <table:table-row table:style-name="ro1">
          <table:table-cell table:style-name="ce2" office:value-type="string" calcext:value-type="string">
            <text:p>телеграм бот для музыки</text:p>
          </table:table-cell>
          <table:table-cell office:value-type="string" calcext:value-type="string">
            <text:p>бот музыки телеграм (19)</text:p>
          </table:table-cell>
          <table:table-cell office:value-type="float" office:value="989" calcext:value-type="float">
            <text:p>989</text:p>
          </table:table-cell>
          <table:table-cell office:value-type="float" office:value="9421" calcext:value-type="float">
            <text:p>9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life/1157658-ubiica-spotify-muzykalnyi-bot-v-telegram-dlya-skachivaniya-i-proslushivaniya-muzyki, https://dzen.ru/a/Y00dL2KkQTxe9r5Z, https://ti.ua/news/top_5_telegram_botov_v_2023/, https://t.me/thmusicbot, https://telega.in/catalog_bots/music, https://telegram.org.ru/telegram-bots/music/, https://t.me/fmusbot, https://vk.com/topic-125014542_34486473, https://dzen.ru/a/YI2iXt5W8Am8i35d, https://otvet.mail.ru/question/240476324</text:p>
          </table:table-cell>
        </table:table-row>
        <table:table-row table:style-name="ro1">
          <table:table-cell table:style-name="ce2" office:value-type="string" calcext:value-type="string">
            <text:p>бот телеграм для музыки</text:p>
          </table:table-cell>
          <table:table-cell office:value-type="string" calcext:value-type="string">
            <text:p>бот музыки телеграм (19)</text:p>
          </table:table-cell>
          <table:table-cell office:value-type="float" office:value="989" calcext:value-type="float">
            <text:p>989</text:p>
          </table:table-cell>
          <table:table-cell office:value-type="float" office:value="9421" calcext:value-type="float">
            <text:p>9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life/1157658-ubiica-spotify-muzykalnyi-bot-v-telegram-dlya-skachivaniya-i-proslushivaniya-muzyki, https://dzen.ru/a/Y00dL2KkQTxe9r5Z, https://ti.ua/news/top_5_telegram_botov_v_2023/, https://t.me/thmusicbot, https://telega.in/catalog_bots/music, https://telegram.org.ru/telegram-bots/music/, https://t.me/fmusbot, https://vk.com/topic-125014542_34486473, https://dzen.ru/a/YI2iXt5W8Am8i35d, https://otvet.mail.ru/question/240476324</text:p>
          </table:table-cell>
        </table:table-row>
        <table:table-row table:style-name="ro1">
          <table:table-cell table:style-name="ce2" office:value-type="string" calcext:value-type="string">
            <text:p>бот для музыки телеграм</text:p>
          </table:table-cell>
          <table:table-cell office:value-type="string" calcext:value-type="string">
            <text:p>бот музыки телеграм (19)</text:p>
          </table:table-cell>
          <table:table-cell office:value-type="float" office:value="989" calcext:value-type="float">
            <text:p>989</text:p>
          </table:table-cell>
          <table:table-cell office:value-type="float" office:value="9421" calcext:value-type="float">
            <text:p>9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life/1157658-ubiica-spotify-muzykalnyi-bot-v-telegram-dlya-skachivaniya-i-proslushivaniya-muzyki, https://dzen.ru/a/Y00dL2KkQTxe9r5Z, https://ti.ua/news/top_5_telegram_botov_v_2023/, https://t.me/thmusicbot, https://telega.in/catalog_bots/music, https://telegram.org.ru/telegram-bots/music/, https://t.me/fmusbot, https://vk.com/topic-125014542_34486473, https://dzen.ru/a/YI2iXt5W8Am8i35d, https://otvet.mail.ru/question/240476324</text:p>
          </table:table-cell>
        </table:table-row>
        <table:table-row table:style-name="ro1">
          <table:table-cell table:style-name="ce2" office:value-type="string" calcext:value-type="string">
            <text:p>бот с музыкой телеграмм</text:p>
          </table:table-cell>
          <table:table-cell office:value-type="string" calcext:value-type="string">
            <text:p>бот музыки телеграм (19)</text:p>
          </table:table-cell>
          <table:table-cell office:value-type="float" office:value="547" calcext:value-type="float">
            <text:p>547</text:p>
          </table:table-cell>
          <table:table-cell office:value-type="float" office:value="9421" calcext:value-type="float">
            <text:p>9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life/1157658-ubiica-spotify-muzykalnyi-bot-v-telegram-dlya-skachivaniya-i-proslushivaniya-muzyki, https://dzen.ru/a/Y00dL2KkQTxe9r5Z, https://ti.ua/news/top_5_telegram_botov_v_2023/, https://t.me/thmusicbot, https://telega.in/catalog_bots/music, https://telegram.org.ru/telegram-bots/music/, https://t.me/fmusbot, https://vk.com/topic-125014542_34486473, https://dzen.ru/a/YI2iXt5W8Am8i35d, https://otvet.mail.ru/question/240476324</text:p>
          </table:table-cell>
        </table:table-row>
        <table:table-row table:style-name="ro1">
          <table:table-cell table:style-name="ce2" office:value-type="string" calcext:value-type="string">
            <text:p>телеграм бот с музыкой</text:p>
          </table:table-cell>
          <table:table-cell office:value-type="string" calcext:value-type="string">
            <text:p>бот музыки телеграм (19)</text:p>
          </table:table-cell>
          <table:table-cell office:value-type="float" office:value="386" calcext:value-type="float">
            <text:p>386</text:p>
          </table:table-cell>
          <table:table-cell office:value-type="float" office:value="9421" calcext:value-type="float">
            <text:p>94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life/1157658-ubiica-spotify-muzykalnyi-bot-v-telegram-dlya-skachivaniya-i-proslushivaniya-muzyki, https://dzen.ru/a/Y00dL2KkQTxe9r5Z, https://ti.ua/news/top_5_telegram_botov_v_2023/, https://t.me/thmusicbot, https://telega.in/catalog_bots/music, https://telegram.org.ru/telegram-bots/music/, https://t.me/fmusbot, https://vk.com/topic-125014542_34486473, https://dzen.ru/a/YI2iXt5W8Am8i35d, https://otvet.mail.ru/question/240476324</text:p>
          </table:table-cell>
        </table:table-row>
        <table:table-row table:style-name="ro1">
          <table:table-cell table:style-name="ce2" office:value-type="string" calcext:value-type="string">
            <text:p>бот с музыкой телеграм</text:p>
          </table:table-cell>
          <table:table-cell office:value-type="string" calcext:value-type="string">
            <text:p>бот музыки телеграм (19)</text:p>
          </table:table-cell>
          <table:table-cell office:value-type="float" office:value="386" calcext:value-type="float">
            <text:p>386</text:p>
          </table:table-cell>
          <table:table-cell office:value-type="float" office:value="9421" calcext:value-type="float">
            <text:p>9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life/1157658-ubiica-spotify-muzykalnyi-bot-v-telegram-dlya-skachivaniya-i-proslushivaniya-muzyki, https://dzen.ru/a/Y00dL2KkQTxe9r5Z, https://ti.ua/news/top_5_telegram_botov_v_2023/, https://t.me/thmusicbot, https://telega.in/catalog_bots/music, https://telegram.org.ru/telegram-bots/music/, https://t.me/fmusbot, https://vk.com/topic-125014542_34486473, https://dzen.ru/a/YI2iXt5W8Am8i35d, https://otvet.mail.ru/question/240476324</text:p>
          </table:table-cell>
        </table:table-row>
        <table:table-row table:style-name="ro1">
          <table:table-cell table:style-name="ce2" office:value-type="string" calcext:value-type="string">
            <text:p>телеграм для скачивания музыки</text:p>
          </table:table-cell>
          <table:table-cell office:value-type="string" calcext:value-type="string">
            <text:p>бот музыки телеграм (19)</text:p>
          </table:table-cell>
          <table:table-cell office:value-type="float" office:value="301" calcext:value-type="float">
            <text:p>301</text:p>
          </table:table-cell>
          <table:table-cell office:value-type="float" office:value="9421" calcext:value-type="float">
            <text:p>9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life/1157658-ubiica-spotify-muzykalnyi-bot-v-telegram-dlya-skachivaniya-i-proslushivaniya-muzyki, https://dzen.ru/a/Y00dL2KkQTxe9r5Z, https://ti.ua/news/top_5_telegram_botov_v_2023/, https://t.me/thmusicbot, https://telega.in/catalog_bots/music, https://telegram.org.ru/telegram-bots/music/, https://t.me/fmusbot, https://vk.com/topic-125014542_34486473, https://dzen.ru/a/YI2iXt5W8Am8i35d, https://otvet.mail.ru/question/240476324</text:p>
          </table:table-cell>
        </table:table-row>
        <table:table-row table:style-name="ro1">
          <table:table-cell table:style-name="ce2" office:value-type="string" calcext:value-type="string">
            <text:p>боты для скачивания музыки в телеграмме</text:p>
          </table:table-cell>
          <table:table-cell office:value-type="string" calcext:value-type="string">
            <text:p>бот музыки телеграм (19)</text:p>
          </table:table-cell>
          <table:table-cell office:value-type="float" office:value="295" calcext:value-type="float">
            <text:p>295</text:p>
          </table:table-cell>
          <table:table-cell office:value-type="float" office:value="9421" calcext:value-type="float">
            <text:p>9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life/1157658-ubiica-spotify-muzykalnyi-bot-v-telegram-dlya-skachivaniya-i-proslushivaniya-muzyki, https://dzen.ru/a/Y00dL2KkQTxe9r5Z, https://ti.ua/news/top_5_telegram_botov_v_2023/, https://t.me/thmusicbot, https://telega.in/catalog_bots/music, https://telegram.org.ru/telegram-bots/music/, https://t.me/fmusbot, https://vk.com/topic-125014542_34486473, https://dzen.ru/a/YI2iXt5W8Am8i35d, https://otvet.mail.ru/question/240476324</text:p>
          </table:table-cell>
        </table:table-row>
        <table:table-row table:style-name="ro1">
          <table:table-cell table:style-name="ce2" office:value-type="string" calcext:value-type="string">
            <text:p>бот для скачивания музыки телеграм</text:p>
          </table:table-cell>
          <table:table-cell office:value-type="string" calcext:value-type="string">
            <text:p>бот музыки телеграм (19)</text:p>
          </table:table-cell>
          <table:table-cell office:value-type="float" office:value="248" calcext:value-type="float">
            <text:p>248</text:p>
          </table:table-cell>
          <table:table-cell office:value-type="float" office:value="9421" calcext:value-type="float">
            <text:p>9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life/1157658-ubiica-spotify-muzykalnyi-bot-v-telegram-dlya-skachivaniya-i-proslushivaniya-muzyki, https://dzen.ru/a/Y00dL2KkQTxe9r5Z, https://ti.ua/news/top_5_telegram_botov_v_2023/, https://t.me/thmusicbot, https://telega.in/catalog_bots/music, https://telegram.org.ru/telegram-bots/music/, https://t.me/fmusbot, https://vk.com/topic-125014542_34486473, https://dzen.ru/a/YI2iXt5W8Am8i35d, https://otvet.mail.ru/question/240476324</text:p>
          </table:table-cell>
        </table:table-row>
        <table:table-row table:style-name="ro1">
          <table:table-cell table:style-name="ce2" office:value-type="string" calcext:value-type="string">
            <text:p>телеграм бот для скачивания музыки</text:p>
          </table:table-cell>
          <table:table-cell office:value-type="string" calcext:value-type="string">
            <text:p>бот музыки телеграм (19)</text:p>
          </table:table-cell>
          <table:table-cell office:value-type="float" office:value="248" calcext:value-type="float">
            <text:p>248</text:p>
          </table:table-cell>
          <table:table-cell office:value-type="float" office:value="9421" calcext:value-type="float">
            <text:p>9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life/1157658-ubiica-spotify-muzykalnyi-bot-v-telegram-dlya-skachivaniya-i-proslushivaniya-muzyki, https://dzen.ru/a/Y00dL2KkQTxe9r5Z, https://ti.ua/news/top_5_telegram_botov_v_2023/, https://t.me/thmusicbot, https://telega.in/catalog_bots/music, https://telegram.org.ru/telegram-bots/music/, https://t.me/fmusbot, https://vk.com/topic-125014542_34486473, https://dzen.ru/a/YI2iXt5W8Am8i35d, https://otvet.mail.ru/question/240476324</text:p>
          </table:table-cell>
        </table:table-row>
        <table:table-row table:style-name="ro1">
          <table:table-cell table:style-name="ce2" office:value-type="string" calcext:value-type="string">
            <text:p>музыкальный бот телеграмм</text:p>
          </table:table-cell>
          <table:table-cell office:value-type="string" calcext:value-type="string">
            <text:p>бот музыки телеграм (19)</text:p>
          </table:table-cell>
          <table:table-cell office:value-type="float" office:value="239" calcext:value-type="float">
            <text:p>239</text:p>
          </table:table-cell>
          <table:table-cell office:value-type="float" office:value="9421" calcext:value-type="float">
            <text:p>9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life/1157658-ubiica-spotify-muzykalnyi-bot-v-telegram-dlya-skachivaniya-i-proslushivaniya-muzyki, https://dzen.ru/a/Y00dL2KkQTxe9r5Z, https://ti.ua/news/top_5_telegram_botov_v_2023/, https://t.me/thmusicbot, https://telega.in/catalog_bots/music, https://telegram.org.ru/telegram-bots/music/, https://t.me/fmusbot, https://vk.com/topic-125014542_34486473, https://dzen.ru/a/YI2iXt5W8Am8i35d, https://otvet.mail.ru/question/240476324</text:p>
          </table:table-cell>
        </table:table-row>
        <table:table-row table:style-name="ro1">
          <table:table-cell table:style-name="ce2" office:value-type="string" calcext:value-type="string">
            <text:p>музыкальный бот телеграм</text:p>
          </table:table-cell>
          <table:table-cell office:value-type="string" calcext:value-type="string">
            <text:p>бот музыки телеграм (19)</text:p>
          </table:table-cell>
          <table:table-cell office:value-type="float" office:value="189" calcext:value-type="float">
            <text:p>189</text:p>
          </table:table-cell>
          <table:table-cell office:value-type="float" office:value="9421" calcext:value-type="float">
            <text:p>9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life/1157658-ubiica-spotify-muzykalnyi-bot-v-telegram-dlya-skachivaniya-i-proslushivaniya-muzyki, https://dzen.ru/a/Y00dL2KkQTxe9r5Z, https://ti.ua/news/top_5_telegram_botov_v_2023/, https://t.me/thmusicbot, https://telega.in/catalog_bots/music, https://telegram.org.ru/telegram-bots/music/, https://t.me/fmusbot, https://vk.com/topic-125014542_34486473, https://dzen.ru/a/YI2iXt5W8Am8i35d, https://otvet.mail.ru/question/240476324</text:p>
          </table:table-cell>
        </table:table-row>
        <table:table-row table:style-name="ro1">
          <table:table-cell table:style-name="ce2" office:value-type="string" calcext:value-type="string">
            <text:p>телеграм бот для поиска музыки</text:p>
          </table:table-cell>
          <table:table-cell office:value-type="string" calcext:value-type="string">
            <text:p>бот музыки телеграм (19)</text:p>
          </table:table-cell>
          <table:table-cell office:value-type="float" office:value="187" calcext:value-type="float">
            <text:p>187</text:p>
          </table:table-cell>
          <table:table-cell office:value-type="float" office:value="9421" calcext:value-type="float">
            <text:p>94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life/1157658-ubiica-spotify-muzykalnyi-bot-v-telegram-dlya-skachivaniya-i-proslushivaniya-muzyki, https://dzen.ru/a/Y00dL2KkQTxe9r5Z, https://ti.ua/news/top_5_telegram_botov_v_2023/, https://t.me/thmusicbot, https://telega.in/catalog_bots/music, https://telegram.org.ru/telegram-bots/music/, https://t.me/fmusbot, https://vk.com/topic-125014542_34486473, https://dzen.ru/a/YI2iXt5W8Am8i35d, https://otvet.mail.ru/question/240476324</text:p>
          </table:table-cell>
        </table:table-row>
        <table:table-row table:style-name="ro1">
          <table:table-cell table:style-name="ce2" office:value-type="string" calcext:value-type="string">
            <text:p>бот в телеграмме для поиска музыки</text:p>
          </table:table-cell>
          <table:table-cell office:value-type="string" calcext:value-type="string">
            <text:p>бот музыки телеграм (19)</text:p>
          </table:table-cell>
          <table:table-cell office:value-type="float" office:value="187" calcext:value-type="float">
            <text:p>187</text:p>
          </table:table-cell>
          <table:table-cell office:value-type="float" office:value="9421" calcext:value-type="float">
            <text:p>9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life/1157658-ubiica-spotify-muzykalnyi-bot-v-telegram-dlya-skachivaniya-i-proslushivaniya-muzyki, https://dzen.ru/a/Y00dL2KkQTxe9r5Z, https://ti.ua/news/top_5_telegram_botov_v_2023/, https://t.me/thmusicbot, https://telega.in/catalog_bots/music, https://telegram.org.ru/telegram-bots/music/, https://t.me/fmusbot, https://vk.com/topic-125014542_34486473, https://dzen.ru/a/YI2iXt5W8Am8i35d, https://otvet.mail.ru/question/240476324</text:p>
          </table:table-cell>
        </table:table-row>
        <table:table-row table:style-name="ro1">
          <table:table-cell table:style-name="ce2" office:value-type="string" calcext:value-type="string">
            <text:p>бот для поиска музыки телеграм</text:p>
          </table:table-cell>
          <table:table-cell office:value-type="string" calcext:value-type="string">
            <text:p>бот музыки телеграм (19)</text:p>
          </table:table-cell>
          <table:table-cell office:value-type="float" office:value="187" calcext:value-type="float">
            <text:p>187</text:p>
          </table:table-cell>
          <table:table-cell office:value-type="float" office:value="9421" calcext:value-type="float">
            <text:p>9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life/1157658-ubiica-spotify-muzykalnyi-bot-v-telegram-dlya-skachivaniya-i-proslushivaniya-muzyki, https://dzen.ru/a/Y00dL2KkQTxe9r5Z, https://ti.ua/news/top_5_telegram_botov_v_2023/, https://t.me/thmusicbot, https://telega.in/catalog_bots/music, https://telegram.org.ru/telegram-bots/music/, https://t.me/fmusbot, https://vk.com/topic-125014542_34486473, https://dzen.ru/a/YI2iXt5W8Am8i35d, https://otvet.mail.ru/question/240476324</text:p>
          </table:table-cell>
        </table:table-row>
        <table:table-row table:style-name="ro1">
          <table:table-cell table:style-name="ce2" office:value-type="string" calcext:value-type="string">
            <text:p>бот телеграм для поиска музыки</text:p>
          </table:table-cell>
          <table:table-cell office:value-type="string" calcext:value-type="string">
            <text:p>бот музыки телеграм (19)</text:p>
          </table:table-cell>
          <table:table-cell office:value-type="float" office:value="187" calcext:value-type="float">
            <text:p>187</text:p>
          </table:table-cell>
          <table:table-cell office:value-type="float" office:value="9421" calcext:value-type="float">
            <text:p>9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life/1157658-ubiica-spotify-muzykalnyi-bot-v-telegram-dlya-skachivaniya-i-proslushivaniya-muzyki, https://dzen.ru/a/Y00dL2KkQTxe9r5Z, https://ti.ua/news/top_5_telegram_botov_v_2023/, https://t.me/thmusicbot, https://telega.in/catalog_bots/music, https://telegram.org.ru/telegram-bots/music/, https://t.me/fmusbot, https://vk.com/topic-125014542_34486473, https://dzen.ru/a/YI2iXt5W8Am8i35d, https://otvet.mail.ru/question/240476324</text:p>
          </table:table-cell>
        </table:table-row>
        <table:table-row table:style-name="ro1">
          <table:table-cell table:style-name="ce2" office:value-type="string" calcext:value-type="string">
            <text:p>боты для поиска музыки телеграм</text:p>
          </table:table-cell>
          <table:table-cell office:value-type="string" calcext:value-type="string">
            <text:p>бот музыки телеграм (19)</text:p>
          </table:table-cell>
          <table:table-cell office:value-type="float" office:value="187" calcext:value-type="float">
            <text:p>187</text:p>
          </table:table-cell>
          <table:table-cell office:value-type="float" office:value="9421" calcext:value-type="float">
            <text:p>9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life/1157658-ubiica-spotify-muzykalnyi-bot-v-telegram-dlya-skachivaniya-i-proslushivaniya-muzyki, https://dzen.ru/a/Y00dL2KkQTxe9r5Z, https://ti.ua/news/top_5_telegram_botov_v_2023/, https://t.me/thmusicbot, https://telega.in/catalog_bots/music, https://telegram.org.ru/telegram-bots/music/, https://t.me/fmusbot, https://vk.com/topic-125014542_34486473, https://dzen.ru/a/YI2iXt5W8Am8i35d, https://otvet.mail.ru/question/240476324</text:p>
          </table:table-cell>
        </table:table-row>
        <table:table-row table:style-name="ro1">
          <table:table-cell table:style-name="ce2" office:value-type="string" calcext:value-type="string">
            <text:p>музыкальный бот в телеграм</text:p>
          </table:table-cell>
          <table:table-cell office:value-type="string" calcext:value-type="string">
            <text:p>бот музыки телеграм (19)</text:p>
          </table:table-cell>
          <table:table-cell office:value-type="float" office:value="74" calcext:value-type="float">
            <text:p>74</text:p>
          </table:table-cell>
          <table:table-cell office:value-type="float" office:value="9421" calcext:value-type="float">
            <text:p>9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life/1157658-ubiica-spotify-muzykalnyi-bot-v-telegram-dlya-skachivaniya-i-proslushivaniya-muzyki, https://dzen.ru/a/Y00dL2KkQTxe9r5Z, https://ti.ua/news/top_5_telegram_botov_v_2023/, https://t.me/thmusicbot, https://telega.in/catalog_bots/music, https://telegram.org.ru/telegram-bots/music/, https://t.me/fmusbot, https://vk.com/topic-125014542_34486473, https://dzen.ru/a/YI2iXt5W8Am8i35d, https://otvet.mail.ru/question/240476324</text:p>
          </table:table-cell>
        </table:table-row>
        <table:table-row table:style-name="ro1">
          <table:table-cell table:style-name="ce2" office:value-type="string" calcext:value-type="string">
            <text:p>бот стикеров телеграмм</text:p>
          </table:table-cell>
          <table:table-cell office:value-type="string" calcext:value-type="string">
            <text:p>бот стикеров телеграмм (16)</text:p>
          </table:table-cell>
          <table:table-cell office:value-type="float" office:value="2588" calcext:value-type="float">
            <text:p>2588</text:p>
          </table:table-cell>
          <table:table-cell office:value-type="float" office:value="12740" calcext:value-type="float">
            <text:p>127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ournal.citilink.ru/articles/kak-sdelat-svoi-stikery-v-telegram-3-prostyh-sposoba/, https://partnerkin.com/blog/articles/boty-dlya-stikerov-v-telegram, https://fb-killa.pro/threads/5-botov-dlja-sozdanija-stikerov-v-telegrame.22932/, https://telegram.org/blog/sticker-maker/ru, https://partnerkin.com/tribuna/blog_zaparusekund/telegram_boty_dlya_sozdaniya_s, https://t.me/StickerReceiverBot, https://www.calltouch.ru/blog/kak-sdelat-sobstvennye-stikery-i-zagruzit-v-telegram/, https://vc.ru/u/2338368-olga-domestova/840594-boty-dlya-sozdaniya-stikerov, https://telegram.me/stickers, https://www.unisender.com/ru/blog/kak-sozdat-svoi-stikery-v-telegram/</text:p>
          </table:table-cell>
        </table:table-row>
        <table:table-row table:style-name="ro1">
          <table:table-cell table:style-name="ce2" office:value-type="string" calcext:value-type="string">
            <text:p>бот стикеров телеграм</text:p>
          </table:table-cell>
          <table:table-cell office:value-type="string" calcext:value-type="string">
            <text:p>бот стикеров телеграмм (16)</text:p>
          </table:table-cell>
          <table:table-cell office:value-type="float" office:value="1368" calcext:value-type="float">
            <text:p>1368</text:p>
          </table:table-cell>
          <table:table-cell office:value-type="float" office:value="12740" calcext:value-type="float">
            <text:p>127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ournal.citilink.ru/articles/kak-sdelat-svoi-stikery-v-telegram-3-prostyh-sposoba/, https://partnerkin.com/blog/articles/boty-dlya-stikerov-v-telegram, https://fb-killa.pro/threads/5-botov-dlja-sozdanija-stikerov-v-telegrame.22932/, https://telegram.org/blog/sticker-maker/ru, https://partnerkin.com/tribuna/blog_zaparusekund/telegram_boty_dlya_sozdaniya_s, https://t.me/StickerReceiverBot, https://www.calltouch.ru/blog/kak-sdelat-sobstvennye-stikery-i-zagruzit-v-telegram/, https://vc.ru/u/2338368-olga-domestova/840594-boty-dlya-sozdaniya-stikerov, https://telegram.me/stickers, https://www.unisender.com/ru/blog/kak-sozdat-svoi-stikery-v-telegram/</text:p>
          </table:table-cell>
        </table:table-row>
        <table:table-row table:style-name="ro1">
          <table:table-cell table:style-name="ce2" office:value-type="string" calcext:value-type="string">
            <text:p>бот стикеры телеграм</text:p>
          </table:table-cell>
          <table:table-cell office:value-type="string" calcext:value-type="string">
            <text:p>бот стикеров телеграмм (16)</text:p>
          </table:table-cell>
          <table:table-cell office:value-type="float" office:value="1368" calcext:value-type="float">
            <text:p>1368</text:p>
          </table:table-cell>
          <table:table-cell office:value-type="float" office:value="12740" calcext:value-type="float">
            <text:p>127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ournal.citilink.ru/articles/kak-sdelat-svoi-stikery-v-telegram-3-prostyh-sposoba/, https://partnerkin.com/blog/articles/boty-dlya-stikerov-v-telegram, https://fb-killa.pro/threads/5-botov-dlja-sozdanija-stikerov-v-telegrame.22932/, https://telegram.org/blog/sticker-maker/ru, https://partnerkin.com/tribuna/blog_zaparusekund/telegram_boty_dlya_sozdaniya_s, https://t.me/StickerReceiverBot, https://www.calltouch.ru/blog/kak-sdelat-sobstvennye-stikery-i-zagruzit-v-telegram/, https://vc.ru/u/2338368-olga-domestova/840594-boty-dlya-sozdaniya-stikerov, https://telegram.me/stickers, https://www.unisender.com/ru/blog/kak-sozdat-svoi-stikery-v-telegram/</text:p>
          </table:table-cell>
        </table:table-row>
        <table:table-row table:style-name="ro1">
          <table:table-cell table:style-name="ce2" office:value-type="string" calcext:value-type="string">
            <text:p>телеграм бот стикеры</text:p>
          </table:table-cell>
          <table:table-cell office:value-type="string" calcext:value-type="string">
            <text:p>бот стикеров телеграмм (16)</text:p>
          </table:table-cell>
          <table:table-cell office:value-type="float" office:value="1368" calcext:value-type="float">
            <text:p>1368</text:p>
          </table:table-cell>
          <table:table-cell office:value-type="float" office:value="12740" calcext:value-type="float">
            <text:p>127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ournal.citilink.ru/articles/kak-sdelat-svoi-stikery-v-telegram-3-prostyh-sposoba/, https://partnerkin.com/blog/articles/boty-dlya-stikerov-v-telegram, https://fb-killa.pro/threads/5-botov-dlja-sozdanija-stikerov-v-telegrame.22932/, https://telegram.org/blog/sticker-maker/ru, https://partnerkin.com/tribuna/blog_zaparusekund/telegram_boty_dlya_sozdaniya_s, https://t.me/StickerReceiverBot, https://www.calltouch.ru/blog/kak-sdelat-sobstvennye-stikery-i-zagruzit-v-telegram/, https://vc.ru/u/2338368-olga-domestova/840594-boty-dlya-sozdaniya-stikerov, https://telegram.me/stickers, https://www.unisender.com/ru/blog/kak-sozdat-svoi-stikery-v-telegram/</text:p>
          </table:table-cell>
        </table:table-row>
        <table:table-row table:style-name="ro1">
          <table:table-cell table:style-name="ce2" office:value-type="string" calcext:value-type="string">
            <text:p>бот в телеграмме для стикеров</text:p>
          </table:table-cell>
          <table:table-cell office:value-type="string" calcext:value-type="string">
            <text:p>бот стикеров телеграмм (16)</text:p>
          </table:table-cell>
          <table:table-cell office:value-type="float" office:value="811" calcext:value-type="float">
            <text:p>811</text:p>
          </table:table-cell>
          <table:table-cell office:value-type="float" office:value="12740" calcext:value-type="float">
            <text:p>127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ournal.citilink.ru/articles/kak-sdelat-svoi-stikery-v-telegram-3-prostyh-sposoba/, https://partnerkin.com/blog/articles/boty-dlya-stikerov-v-telegram, https://fb-killa.pro/threads/5-botov-dlja-sozdanija-stikerov-v-telegrame.22932/, https://telegram.org/blog/sticker-maker/ru, https://partnerkin.com/tribuna/blog_zaparusekund/telegram_boty_dlya_sozdaniya_s, https://t.me/StickerReceiverBot, https://www.calltouch.ru/blog/kak-sdelat-sobstvennye-stikery-i-zagruzit-v-telegram/, https://vc.ru/u/2338368-olga-domestova/840594-boty-dlya-sozdaniya-stikerov, https://telegram.me/stickers, https://www.unisender.com/ru/blog/kak-sozdat-svoi-stikery-v-telegram/</text:p>
          </table:table-cell>
        </table:table-row>
        <table:table-row table:style-name="ro1">
          <table:table-cell table:style-name="ce2" office:value-type="string" calcext:value-type="string">
            <text:p>бот для стикеров телеграм</text:p>
          </table:table-cell>
          <table:table-cell office:value-type="string" calcext:value-type="string">
            <text:p>бот стикеров телеграмм (16)</text:p>
          </table:table-cell>
          <table:table-cell office:value-type="float" office:value="670" calcext:value-type="float">
            <text:p>670</text:p>
          </table:table-cell>
          <table:table-cell office:value-type="float" office:value="12740" calcext:value-type="float">
            <text:p>127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ournal.citilink.ru/articles/kak-sdelat-svoi-stikery-v-telegram-3-prostyh-sposoba/, https://partnerkin.com/blog/articles/boty-dlya-stikerov-v-telegram, https://fb-killa.pro/threads/5-botov-dlja-sozdanija-stikerov-v-telegrame.22932/, https://telegram.org/blog/sticker-maker/ru, https://partnerkin.com/tribuna/blog_zaparusekund/telegram_boty_dlya_sozdaniya_s, https://t.me/StickerReceiverBot, https://www.calltouch.ru/blog/kak-sdelat-sobstvennye-stikery-i-zagruzit-v-telegram/, https://vc.ru/u/2338368-olga-domestova/840594-boty-dlya-sozdaniya-stikerov, https://telegram.me/stickers, https://www.unisender.com/ru/blog/kak-sozdat-svoi-stikery-v-telegram/</text:p>
          </table:table-cell>
        </table:table-row>
        <table:table-row table:style-name="ro1">
          <table:table-cell table:style-name="ce2" office:value-type="string" calcext:value-type="string">
            <text:p>боты для стикеров телеграм</text:p>
          </table:table-cell>
          <table:table-cell office:value-type="string" calcext:value-type="string">
            <text:p>бот стикеров телеграмм (16)</text:p>
          </table:table-cell>
          <table:table-cell office:value-type="float" office:value="670" calcext:value-type="float">
            <text:p>670</text:p>
          </table:table-cell>
          <table:table-cell office:value-type="float" office:value="12740" calcext:value-type="float">
            <text:p>127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ournal.citilink.ru/articles/kak-sdelat-svoi-stikery-v-telegram-3-prostyh-sposoba/, https://partnerkin.com/blog/articles/boty-dlya-stikerov-v-telegram, https://fb-killa.pro/threads/5-botov-dlja-sozdanija-stikerov-v-telegrame.22932/, https://telegram.org/blog/sticker-maker/ru, https://partnerkin.com/tribuna/blog_zaparusekund/telegram_boty_dlya_sozdaniya_s, https://t.me/StickerReceiverBot, https://www.calltouch.ru/blog/kak-sdelat-sobstvennye-stikery-i-zagruzit-v-telegram/, https://vc.ru/u/2338368-olga-domestova/840594-boty-dlya-sozdaniya-stikerov, https://telegram.me/stickers, https://www.unisender.com/ru/blog/kak-sozdat-svoi-stikery-v-telegram/</text:p>
          </table:table-cell>
        </table:table-row>
        <table:table-row table:style-name="ro1">
          <table:table-cell table:style-name="ce2" office:value-type="string" calcext:value-type="string">
            <text:p>телеграм бот для стикеров</text:p>
          </table:table-cell>
          <table:table-cell office:value-type="string" calcext:value-type="string">
            <text:p>бот стикеров телеграмм (16)</text:p>
          </table:table-cell>
          <table:table-cell office:value-type="float" office:value="670" calcext:value-type="float">
            <text:p>670</text:p>
          </table:table-cell>
          <table:table-cell office:value-type="float" office:value="12740" calcext:value-type="float">
            <text:p>127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ournal.citilink.ru/articles/kak-sdelat-svoi-stikery-v-telegram-3-prostyh-sposoba/, https://partnerkin.com/blog/articles/boty-dlya-stikerov-v-telegram, https://fb-killa.pro/threads/5-botov-dlja-sozdanija-stikerov-v-telegrame.22932/, https://telegram.org/blog/sticker-maker/ru, https://partnerkin.com/tribuna/blog_zaparusekund/telegram_boty_dlya_sozdaniya_s, https://t.me/StickerReceiverBot, https://www.calltouch.ru/blog/kak-sdelat-sobstvennye-stikery-i-zagruzit-v-telegram/, https://vc.ru/u/2338368-olga-domestova/840594-boty-dlya-sozdaniya-stikerov, https://telegram.me/stickers, https://www.unisender.com/ru/blog/kak-sozdat-svoi-stikery-v-telegram/</text:p>
          </table:table-cell>
        </table:table-row>
        <table:table-row table:style-name="ro1">
          <table:table-cell table:style-name="ce2" office:value-type="string" calcext:value-type="string">
            <text:p>бот для создания стикеров телеграмм</text:p>
          </table:table-cell>
          <table:table-cell office:value-type="string" calcext:value-type="string">
            <text:p>бот стикеров телеграмм (16)</text:p>
          </table:table-cell>
          <table:table-cell office:value-type="float" office:value="606" calcext:value-type="float">
            <text:p>606</text:p>
          </table:table-cell>
          <table:table-cell office:value-type="float" office:value="12740" calcext:value-type="float">
            <text:p>127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ournal.citilink.ru/articles/kak-sdelat-svoi-stikery-v-telegram-3-prostyh-sposoba/, https://partnerkin.com/blog/articles/boty-dlya-stikerov-v-telegram, https://fb-killa.pro/threads/5-botov-dlja-sozdanija-stikerov-v-telegrame.22932/, https://telegram.org/blog/sticker-maker/ru, https://partnerkin.com/tribuna/blog_zaparusekund/telegram_boty_dlya_sozdaniya_s, https://t.me/StickerReceiverBot, https://www.calltouch.ru/blog/kak-sdelat-sobstvennye-stikery-i-zagruzit-v-telegram/, https://vc.ru/u/2338368-olga-domestova/840594-boty-dlya-sozdaniya-stikerov, https://telegram.me/stickers, https://www.unisender.com/ru/blog/kak-sozdat-svoi-stikery-v-telegram/</text:p>
          </table:table-cell>
        </table:table-row>
        <table:table-row table:style-name="ro1">
          <table:table-cell table:style-name="ce2" office:value-type="string" calcext:value-type="string">
            <text:p>бот для создания стикеров телеграм</text:p>
          </table:table-cell>
          <table:table-cell office:value-type="string" calcext:value-type="string">
            <text:p>бот стикеров телеграмм (16)</text:p>
          </table:table-cell>
          <table:table-cell office:value-type="float" office:value="549" calcext:value-type="float">
            <text:p>549</text:p>
          </table:table-cell>
          <table:table-cell office:value-type="float" office:value="12740" calcext:value-type="float">
            <text:p>127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ournal.citilink.ru/articles/kak-sdelat-svoi-stikery-v-telegram-3-prostyh-sposoba/, https://partnerkin.com/blog/articles/boty-dlya-stikerov-v-telegram, https://fb-killa.pro/threads/5-botov-dlja-sozdanija-stikerov-v-telegrame.22932/, https://telegram.org/blog/sticker-maker/ru, https://partnerkin.com/tribuna/blog_zaparusekund/telegram_boty_dlya_sozdaniya_s, https://t.me/StickerReceiverBot, https://www.calltouch.ru/blog/kak-sdelat-sobstvennye-stikery-i-zagruzit-v-telegram/, https://vc.ru/u/2338368-olga-domestova/840594-boty-dlya-sozdaniya-stikerov, https://telegram.me/stickers, https://www.unisender.com/ru/blog/kak-sozdat-svoi-stikery-v-telegram/</text:p>
          </table:table-cell>
        </table:table-row>
        <table:table-row table:style-name="ro1">
          <table:table-cell table:style-name="ce2" office:value-type="string" calcext:value-type="string">
            <text:p>бот телеграм для создания стикеров</text:p>
          </table:table-cell>
          <table:table-cell office:value-type="string" calcext:value-type="string">
            <text:p>бот стикеров телеграмм (16)</text:p>
          </table:table-cell>
          <table:table-cell office:value-type="float" office:value="549" calcext:value-type="float">
            <text:p>549</text:p>
          </table:table-cell>
          <table:table-cell office:value-type="float" office:value="12740" calcext:value-type="float">
            <text:p>127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ournal.citilink.ru/articles/kak-sdelat-svoi-stikery-v-telegram-3-prostyh-sposoba/, https://partnerkin.com/blog/articles/boty-dlya-stikerov-v-telegram, https://fb-killa.pro/threads/5-botov-dlja-sozdanija-stikerov-v-telegrame.22932/, https://telegram.org/blog/sticker-maker/ru, https://partnerkin.com/tribuna/blog_zaparusekund/telegram_boty_dlya_sozdaniya_s, https://t.me/StickerReceiverBot, https://www.calltouch.ru/blog/kak-sdelat-sobstvennye-stikery-i-zagruzit-v-telegram/, https://vc.ru/u/2338368-olga-domestova/840594-boty-dlya-sozdaniya-stikerov, https://telegram.me/stickers, https://www.unisender.com/ru/blog/kak-sozdat-svoi-stikery-v-telegram/</text:p>
          </table:table-cell>
        </table:table-row>
        <table:table-row table:style-name="ro1">
          <table:table-cell table:style-name="ce2" office:value-type="string" calcext:value-type="string">
            <text:p>телеграм бот для создания стикеров</text:p>
          </table:table-cell>
          <table:table-cell office:value-type="string" calcext:value-type="string">
            <text:p>бот стикеров телеграмм (16)</text:p>
          </table:table-cell>
          <table:table-cell office:value-type="float" office:value="549" calcext:value-type="float">
            <text:p>549</text:p>
          </table:table-cell>
          <table:table-cell office:value-type="float" office:value="12740" calcext:value-type="float">
            <text:p>127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ournal.citilink.ru/articles/kak-sdelat-svoi-stikery-v-telegram-3-prostyh-sposoba/, https://partnerkin.com/blog/articles/boty-dlya-stikerov-v-telegram, https://fb-killa.pro/threads/5-botov-dlja-sozdanija-stikerov-v-telegrame.22932/, https://telegram.org/blog/sticker-maker/ru, https://partnerkin.com/tribuna/blog_zaparusekund/telegram_boty_dlya_sozdaniya_s, https://t.me/StickerReceiverBot, https://www.calltouch.ru/blog/kak-sdelat-sobstvennye-stikery-i-zagruzit-v-telegram/, https://vc.ru/u/2338368-olga-domestova/840594-boty-dlya-sozdaniya-stikerov, https://telegram.me/stickers, https://www.unisender.com/ru/blog/kak-sozdat-svoi-stikery-v-telegram/</text:p>
          </table:table-cell>
        </table:table-row>
        <table:table-row table:style-name="ro1">
          <table:table-cell table:style-name="ce2" office:value-type="string" calcext:value-type="string">
            <text:p>бот в телеграмме для создания стикеров</text:p>
          </table:table-cell>
          <table:table-cell office:value-type="string" calcext:value-type="string">
            <text:p>бот стикеров телеграмм (16)</text:p>
          </table:table-cell>
          <table:table-cell office:value-type="float" office:value="500" calcext:value-type="float">
            <text:p>500</text:p>
          </table:table-cell>
          <table:table-cell office:value-type="float" office:value="12740" calcext:value-type="float">
            <text:p>127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ournal.citilink.ru/articles/kak-sdelat-svoi-stikery-v-telegram-3-prostyh-sposoba/, https://partnerkin.com/blog/articles/boty-dlya-stikerov-v-telegram, https://fb-killa.pro/threads/5-botov-dlja-sozdanija-stikerov-v-telegrame.22932/, https://telegram.org/blog/sticker-maker/ru, https://partnerkin.com/tribuna/blog_zaparusekund/telegram_boty_dlya_sozdaniya_s, https://t.me/StickerReceiverBot, https://www.calltouch.ru/blog/kak-sdelat-sobstvennye-stikery-i-zagruzit-v-telegram/, https://vc.ru/u/2338368-olga-domestova/840594-boty-dlya-sozdaniya-stikerov, https://telegram.me/stickers, https://www.unisender.com/ru/blog/kak-sozdat-svoi-stikery-v-telegram/</text:p>
          </table:table-cell>
        </table:table-row>
        <table:table-row table:style-name="ro1">
          <table:table-cell table:style-name="ce2" office:value-type="string" calcext:value-type="string">
            <text:p>бот в телеграм для создания стикеров</text:p>
          </table:table-cell>
          <table:table-cell office:value-type="string" calcext:value-type="string">
            <text:p>бот стикеров телеграмм (16)</text:p>
          </table:table-cell>
          <table:table-cell office:value-type="float" office:value="456" calcext:value-type="float">
            <text:p>456</text:p>
          </table:table-cell>
          <table:table-cell office:value-type="float" office:value="12740" calcext:value-type="float">
            <text:p>127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ournal.citilink.ru/articles/kak-sdelat-svoi-stikery-v-telegram-3-prostyh-sposoba/, https://partnerkin.com/blog/articles/boty-dlya-stikerov-v-telegram, https://fb-killa.pro/threads/5-botov-dlja-sozdanija-stikerov-v-telegrame.22932/, https://telegram.org/blog/sticker-maker/ru, https://partnerkin.com/tribuna/blog_zaparusekund/telegram_boty_dlya_sozdaniya_s, https://t.me/StickerReceiverBot, https://www.calltouch.ru/blog/kak-sdelat-sobstvennye-stikery-i-zagruzit-v-telegram/, https://vc.ru/u/2338368-olga-domestova/840594-boty-dlya-sozdaniya-stikerov, https://telegram.me/stickers, https://www.unisender.com/ru/blog/kak-sozdat-svoi-stikery-v-telegram/</text:p>
          </table:table-cell>
        </table:table-row>
        <table:table-row table:style-name="ro1">
          <table:table-cell table:style-name="ce2" office:value-type="string" calcext:value-type="string">
            <text:p>бот в телеграме для создания стикеров</text:p>
          </table:table-cell>
          <table:table-cell office:value-type="string" calcext:value-type="string">
            <text:p>бот стикеров телеграмм (16)</text:p>
          </table:table-cell>
          <table:table-cell office:value-type="float" office:value="14" calcext:value-type="float">
            <text:p>14</text:p>
          </table:table-cell>
          <table:table-cell office:value-type="float" office:value="12740" calcext:value-type="float">
            <text:p>127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ournal.citilink.ru/articles/kak-sdelat-svoi-stikery-v-telegram-3-prostyh-sposoba/, https://partnerkin.com/blog/articles/boty-dlya-stikerov-v-telegram, https://fb-killa.pro/threads/5-botov-dlja-sozdanija-stikerov-v-telegrame.22932/, https://telegram.org/blog/sticker-maker/ru, https://partnerkin.com/tribuna/blog_zaparusekund/telegram_boty_dlya_sozdaniya_s, https://t.me/StickerReceiverBot, https://www.calltouch.ru/blog/kak-sdelat-sobstvennye-stikery-i-zagruzit-v-telegram/, https://vc.ru/u/2338368-olga-domestova/840594-boty-dlya-sozdaniya-stikerov, https://telegram.me/stickers, https://www.unisender.com/ru/blog/kak-sozdat-svoi-stikery-v-telegram/</text:p>
          </table:table-cell>
        </table:table-row>
        <table:table-row table:style-name="ro1">
          <table:table-cell table:style-name="ce2" office:value-type="string" calcext:value-type="string">
            <text:p>бот для скачивания стикеров телеграм</text:p>
          </table:table-cell>
          <table:table-cell office:value-type="string" calcext:value-type="string">
            <text:p>бот стикеров телеграмм (16)</text:p>
          </table:table-cell>
          <table:table-cell office:value-type="float" office:value="4" calcext:value-type="float">
            <text:p>4</text:p>
          </table:table-cell>
          <table:table-cell office:value-type="float" office:value="12740" calcext:value-type="float">
            <text:p>127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ournal.citilink.ru/articles/kak-sdelat-svoi-stikery-v-telegram-3-prostyh-sposoba/, https://partnerkin.com/blog/articles/boty-dlya-stikerov-v-telegram, https://fb-killa.pro/threads/5-botov-dlja-sozdanija-stikerov-v-telegrame.22932/, https://telegram.org/blog/sticker-maker/ru, https://partnerkin.com/tribuna/blog_zaparusekund/telegram_boty_dlya_sozdaniya_s, https://t.me/StickerReceiverBot, https://www.calltouch.ru/blog/kak-sdelat-sobstvennye-stikery-i-zagruzit-v-telegram/, https://vc.ru/u/2338368-olga-domestova/840594-boty-dlya-sozdaniya-stikerov, https://telegram.me/stickers, https://www.unisender.com/ru/blog/kak-sozdat-svoi-stikery-v-telegram/</text:p>
          </table:table-cell>
        </table:table-row>
        <table:table-row table:style-name="ro1">
          <table:table-cell table:style-name="ce2" office:value-type="string" calcext:value-type="string">
            <text:p>создание тг бота</text:p>
          </table:table-cell>
          <table:table-cell office:value-type="string" calcext:value-type="string">
            <text:p>создание тг бота (15)</text:p>
          </table:table-cell>
          <table:table-cell office:value-type="float" office:value="11542" calcext:value-type="float">
            <text:p>11542</text:p>
          </table:table-cell>
          <table:table-cell office:value-type="float" office:value="32948" calcext:value-type="float">
            <text:p>329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ak-sozdat-bota-v-telegram/, https://developers.sber.ru/help/salutebot/telegram-integration, https://habr.com/ru/articles/844236/, https://sendpulse.com/ru/knowledge-base/chatbot/telegram/create-telegram-chatbot, https://t-j.ru/guide/howto-telegram-bot/, https://botmother.ru/blog/kak-sdelat-bota-v-telegram, https://www.youtube.com/watch?v=urEndMm4dp0, https://habr.com/ru/articles/732136/, https://timeweb.com/ru/community/articles/chat-boty-v-telegram-na-python-i-aiogram-pishem-pervogo-bota, https://hi-tech.mail.ru/review/117282-kak-sozdat-bota-v-telegram/</text:p>
          </table:table-cell>
        </table:table-row>
        <table:table-row table:style-name="ro1">
          <table:table-cell table:style-name="ce2" office:value-type="string" calcext:value-type="string">
            <text:p>телеграм бот создание</text:p>
          </table:table-cell>
          <table:table-cell office:value-type="string" calcext:value-type="string">
            <text:p>создание тг бота (15)</text:p>
          </table:table-cell>
          <table:table-cell office:value-type="float" office:value="7262" calcext:value-type="float">
            <text:p>7262</text:p>
          </table:table-cell>
          <table:table-cell office:value-type="float" office:value="32948" calcext:value-type="float">
            <text:p>329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ak-sozdat-bota-v-telegram/, https://developers.sber.ru/help/salutebot/telegram-integration, https://habr.com/ru/articles/844236/, https://sendpulse.com/ru/knowledge-base/chatbot/telegram/create-telegram-chatbot, https://t-j.ru/guide/howto-telegram-bot/, https://botmother.ru/blog/kak-sdelat-bota-v-telegram, https://www.youtube.com/watch?v=urEndMm4dp0, https://habr.com/ru/articles/732136/, https://timeweb.com/ru/community/articles/chat-boty-v-telegram-na-python-i-aiogram-pishem-pervogo-bota, https://hi-tech.mail.ru/review/117282-kak-sozdat-bota-v-telegram/</text:p>
          </table:table-cell>
        </table:table-row>
        <table:table-row table:style-name="ro1">
          <table:table-cell table:style-name="ce2" office:value-type="string" calcext:value-type="string">
            <text:p>создание бота в тг</text:p>
          </table:table-cell>
          <table:table-cell office:value-type="string" calcext:value-type="string">
            <text:p>создание тг бота (15)</text:p>
          </table:table-cell>
          <table:table-cell office:value-type="float" office:value="5586" calcext:value-type="float">
            <text:p>5586</text:p>
          </table:table-cell>
          <table:table-cell office:value-type="float" office:value="32948" calcext:value-type="float">
            <text:p>329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ak-sozdat-bota-v-telegram/, https://developers.sber.ru/help/salutebot/telegram-integration, https://habr.com/ru/articles/844236/, https://sendpulse.com/ru/knowledge-base/chatbot/telegram/create-telegram-chatbot, https://t-j.ru/guide/howto-telegram-bot/, https://botmother.ru/blog/kak-sdelat-bota-v-telegram, https://www.youtube.com/watch?v=urEndMm4dp0, https://habr.com/ru/articles/732136/, https://timeweb.com/ru/community/articles/chat-boty-v-telegram-na-python-i-aiogram-pishem-pervogo-bota, https://hi-tech.mail.ru/review/117282-kak-sozdat-bota-v-telegram/</text:p>
          </table:table-cell>
        </table:table-row>
        <table:table-row table:style-name="ro1">
          <table:table-cell table:style-name="ce2" office:value-type="string" calcext:value-type="string">
            <text:p>пишем телеграм бота</text:p>
          </table:table-cell>
          <table:table-cell office:value-type="string" calcext:value-type="string">
            <text:p>создание тг бота (15)</text:p>
          </table:table-cell>
          <table:table-cell office:value-type="float" office:value="2535" calcext:value-type="float">
            <text:p>2535</text:p>
          </table:table-cell>
          <table:table-cell office:value-type="float" office:value="32948" calcext:value-type="float">
            <text:p>32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ak-sozdat-bota-v-telegram/, https://developers.sber.ru/help/salutebot/telegram-integration, https://habr.com/ru/articles/844236/, https://sendpulse.com/ru/knowledge-base/chatbot/telegram/create-telegram-chatbot, https://t-j.ru/guide/howto-telegram-bot/, https://botmother.ru/blog/kak-sdelat-bota-v-telegram, https://www.youtube.com/watch?v=urEndMm4dp0, https://habr.com/ru/articles/732136/, https://timeweb.com/ru/community/articles/chat-boty-v-telegram-na-python-i-aiogram-pishem-pervogo-bota, https://hi-tech.mail.ru/review/117282-kak-sozdat-bota-v-telegram/</text:p>
          </table:table-cell>
        </table:table-row>
        <table:table-row table:style-name="ro1">
          <table:table-cell table:style-name="ce2" office:value-type="string" calcext:value-type="string">
            <text:p>телеграм бот на с</text:p>
          </table:table-cell>
          <table:table-cell office:value-type="string" calcext:value-type="string">
            <text:p>создание тг бота (15)</text:p>
          </table:table-cell>
          <table:table-cell office:value-type="float" office:value="1695" calcext:value-type="float">
            <text:p>1695</text:p>
          </table:table-cell>
          <table:table-cell office:value-type="float" office:value="32948" calcext:value-type="float">
            <text:p>32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ak-sozdat-bota-v-telegram/, https://developers.sber.ru/help/salutebot/telegram-integration, https://habr.com/ru/articles/844236/, https://sendpulse.com/ru/knowledge-base/chatbot/telegram/create-telegram-chatbot, https://t-j.ru/guide/howto-telegram-bot/, https://botmother.ru/blog/kak-sdelat-bota-v-telegram, https://www.youtube.com/watch?v=urEndMm4dp0, https://habr.com/ru/articles/732136/, https://timeweb.com/ru/community/articles/chat-boty-v-telegram-na-python-i-aiogram-pishem-pervogo-bota, https://hi-tech.mail.ru/review/117282-kak-sozdat-bota-v-telegram/</text:p>
          </table:table-cell>
        </table:table-row>
        <table:table-row table:style-name="ro1">
          <table:table-cell table:style-name="ce2" office:value-type="string" calcext:value-type="string">
            <text:p>разработка телеграм бота</text:p>
          </table:table-cell>
          <table:table-cell office:value-type="string" calcext:value-type="string">
            <text:p>создание тг бота (15)</text:p>
          </table:table-cell>
          <table:table-cell office:value-type="float" office:value="1161" calcext:value-type="float">
            <text:p>1161</text:p>
          </table:table-cell>
          <table:table-cell office:value-type="float" office:value="32948" calcext:value-type="float">
            <text:p>329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ak-sozdat-bota-v-telegram/, https://developers.sber.ru/help/salutebot/telegram-integration, https://habr.com/ru/articles/844236/, https://sendpulse.com/ru/knowledge-base/chatbot/telegram/create-telegram-chatbot, https://t-j.ru/guide/howto-telegram-bot/, https://botmother.ru/blog/kak-sdelat-bota-v-telegram, https://www.youtube.com/watch?v=urEndMm4dp0, https://habr.com/ru/articles/732136/, https://timeweb.com/ru/community/articles/chat-boty-v-telegram-na-python-i-aiogram-pishem-pervogo-bota, https://hi-tech.mail.ru/review/117282-kak-sozdat-bota-v-telegram/</text:p>
          </table:table-cell>
        </table:table-row>
        <table:table-row table:style-name="ro1">
          <table:table-cell table:style-name="ce2" office:value-type="string" calcext:value-type="string">
            <text:p>разработка ботов телеграм</text:p>
          </table:table-cell>
          <table:table-cell office:value-type="string" calcext:value-type="string">
            <text:p>создание тг бота (15)</text:p>
          </table:table-cell>
          <table:table-cell office:value-type="float" office:value="1161" calcext:value-type="float">
            <text:p>1161</text:p>
          </table:table-cell>
          <table:table-cell office:value-type="float" office:value="32948" calcext:value-type="float">
            <text:p>329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ak-sozdat-bota-v-telegram/, https://developers.sber.ru/help/salutebot/telegram-integration, https://habr.com/ru/articles/844236/, https://sendpulse.com/ru/knowledge-base/chatbot/telegram/create-telegram-chatbot, https://t-j.ru/guide/howto-telegram-bot/, https://botmother.ru/blog/kak-sdelat-bota-v-telegram, https://www.youtube.com/watch?v=urEndMm4dp0, https://habr.com/ru/articles/732136/, https://timeweb.com/ru/community/articles/chat-boty-v-telegram-na-python-i-aiogram-pishem-pervogo-bota, https://hi-tech.mail.ru/review/117282-kak-sozdat-bota-v-telegram/</text:p>
          </table:table-cell>
        </table:table-row>
        <table:table-row table:style-name="ro1">
          <table:table-cell table:style-name="ce2" office:value-type="string" calcext:value-type="string">
            <text:p>простой телеграм бот</text:p>
          </table:table-cell>
          <table:table-cell office:value-type="string" calcext:value-type="string">
            <text:p>создание тг бота (15)</text:p>
          </table:table-cell>
          <table:table-cell office:value-type="float" office:value="515" calcext:value-type="float">
            <text:p>515</text:p>
          </table:table-cell>
          <table:table-cell office:value-type="float" office:value="32948" calcext:value-type="float">
            <text:p>32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ak-sozdat-bota-v-telegram/, https://developers.sber.ru/help/salutebot/telegram-integration, https://habr.com/ru/articles/844236/, https://sendpulse.com/ru/knowledge-base/chatbot/telegram/create-telegram-chatbot, https://t-j.ru/guide/howto-telegram-bot/, https://botmother.ru/blog/kak-sdelat-bota-v-telegram, https://www.youtube.com/watch?v=urEndMm4dp0, https://habr.com/ru/articles/732136/, https://timeweb.com/ru/community/articles/chat-boty-v-telegram-na-python-i-aiogram-pishem-pervogo-bota, https://hi-tech.mail.ru/review/117282-kak-sozdat-bota-v-telegram/</text:p>
          </table:table-cell>
        </table:table-row>
        <table:table-row table:style-name="ro1">
          <table:table-cell table:style-name="ce2" office:value-type="string" calcext:value-type="string">
            <text:p>разработка бота в телеграм</text:p>
          </table:table-cell>
          <table:table-cell office:value-type="string" calcext:value-type="string">
            <text:p>создание тг бота (15)</text:p>
          </table:table-cell>
          <table:table-cell office:value-type="float" office:value="376" calcext:value-type="float">
            <text:p>376</text:p>
          </table:table-cell>
          <table:table-cell office:value-type="float" office:value="32948" calcext:value-type="float">
            <text:p>32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ak-sozdat-bota-v-telegram/, https://developers.sber.ru/help/salutebot/telegram-integration, https://habr.com/ru/articles/844236/, https://sendpulse.com/ru/knowledge-base/chatbot/telegram/create-telegram-chatbot, https://t-j.ru/guide/howto-telegram-bot/, https://botmother.ru/blog/kak-sdelat-bota-v-telegram, https://www.youtube.com/watch?v=urEndMm4dp0, https://habr.com/ru/articles/732136/, https://timeweb.com/ru/community/articles/chat-boty-v-telegram-na-python-i-aiogram-pishem-pervogo-bota, https://hi-tech.mail.ru/review/117282-kak-sozdat-bota-v-telegram/</text:p>
          </table:table-cell>
        </table:table-row>
        <table:table-row table:style-name="ro1">
          <table:table-cell table:style-name="ce2" office:value-type="string" calcext:value-type="string">
            <text:p>написание ботов для телеграм</text:p>
          </table:table-cell>
          <table:table-cell office:value-type="string" calcext:value-type="string">
            <text:p>создание тг бота (15)</text:p>
          </table:table-cell>
          <table:table-cell office:value-type="float" office:value="341" calcext:value-type="float">
            <text:p>341</text:p>
          </table:table-cell>
          <table:table-cell office:value-type="float" office:value="32948" calcext:value-type="float">
            <text:p>32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ak-sozdat-bota-v-telegram/, https://developers.sber.ru/help/salutebot/telegram-integration, https://habr.com/ru/articles/844236/, https://sendpulse.com/ru/knowledge-base/chatbot/telegram/create-telegram-chatbot, https://t-j.ru/guide/howto-telegram-bot/, https://botmother.ru/blog/kak-sdelat-bota-v-telegram, https://www.youtube.com/watch?v=urEndMm4dp0, https://habr.com/ru/articles/732136/, https://timeweb.com/ru/community/articles/chat-boty-v-telegram-na-python-i-aiogram-pishem-pervogo-bota, https://hi-tech.mail.ru/review/117282-kak-sozdat-bota-v-telegram/</text:p>
          </table:table-cell>
        </table:table-row>
        <table:table-row table:style-name="ro1">
          <table:table-cell table:style-name="ce2" office:value-type="string" calcext:value-type="string">
            <text:p>пишем бота для телеграм</text:p>
          </table:table-cell>
          <table:table-cell office:value-type="string" calcext:value-type="string">
            <text:p>создание тг бота (15)</text:p>
          </table:table-cell>
          <table:table-cell office:value-type="float" office:value="245" calcext:value-type="float">
            <text:p>245</text:p>
          </table:table-cell>
          <table:table-cell office:value-type="float" office:value="32948" calcext:value-type="float">
            <text:p>32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ak-sozdat-bota-v-telegram/, https://developers.sber.ru/help/salutebot/telegram-integration, https://habr.com/ru/articles/844236/, https://sendpulse.com/ru/knowledge-base/chatbot/telegram/create-telegram-chatbot, https://t-j.ru/guide/howto-telegram-bot/, https://botmother.ru/blog/kak-sdelat-bota-v-telegram, https://www.youtube.com/watch?v=urEndMm4dp0, https://habr.com/ru/articles/732136/, https://timeweb.com/ru/community/articles/chat-boty-v-telegram-na-python-i-aiogram-pishem-pervogo-bota, https://hi-tech.mail.ru/review/117282-kak-sozdat-bota-v-telegram/</text:p>
          </table:table-cell>
        </table:table-row>
        <table:table-row table:style-name="ro1">
          <table:table-cell table:style-name="ce2" office:value-type="string" calcext:value-type="string">
            <text:p>в telegram новый бот</text:p>
          </table:table-cell>
          <table:table-cell office:value-type="string" calcext:value-type="string">
            <text:p>создание тг бота (15)</text:p>
          </table:table-cell>
          <table:table-cell office:value-type="float" office:value="181" calcext:value-type="float">
            <text:p>181</text:p>
          </table:table-cell>
          <table:table-cell office:value-type="float" office:value="32948" calcext:value-type="float">
            <text:p>32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ak-sozdat-bota-v-telegram/, https://developers.sber.ru/help/salutebot/telegram-integration, https://habr.com/ru/articles/844236/, https://sendpulse.com/ru/knowledge-base/chatbot/telegram/create-telegram-chatbot, https://t-j.ru/guide/howto-telegram-bot/, https://botmother.ru/blog/kak-sdelat-bota-v-telegram, https://www.youtube.com/watch?v=urEndMm4dp0, https://habr.com/ru/articles/732136/, https://timeweb.com/ru/community/articles/chat-boty-v-telegram-na-python-i-aiogram-pishem-pervogo-bota, https://hi-tech.mail.ru/review/117282-kak-sozdat-bota-v-telegram/</text:p>
          </table:table-cell>
        </table:table-row>
        <table:table-row table:style-name="ro1">
          <table:table-cell table:style-name="ce2" office:value-type="string" calcext:value-type="string">
            <text:p>написание бота для telegram</text:p>
          </table:table-cell>
          <table:table-cell office:value-type="string" calcext:value-type="string">
            <text:p>создание тг бота (15)</text:p>
          </table:table-cell>
          <table:table-cell office:value-type="float" office:value="163" calcext:value-type="float">
            <text:p>163</text:p>
          </table:table-cell>
          <table:table-cell office:value-type="float" office:value="32948" calcext:value-type="float">
            <text:p>32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ak-sozdat-bota-v-telegram/, https://developers.sber.ru/help/salutebot/telegram-integration, https://habr.com/ru/articles/844236/, https://sendpulse.com/ru/knowledge-base/chatbot/telegram/create-telegram-chatbot, https://t-j.ru/guide/howto-telegram-bot/, https://botmother.ru/blog/kak-sdelat-bota-v-telegram, https://www.youtube.com/watch?v=urEndMm4dp0, https://habr.com/ru/articles/732136/, https://timeweb.com/ru/community/articles/chat-boty-v-telegram-na-python-i-aiogram-pishem-pervogo-bota, https://hi-tech.mail.ru/review/117282-kak-sozdat-bota-v-telegram/</text:p>
          </table:table-cell>
        </table:table-row>
        <table:table-row table:style-name="ro1">
          <table:table-cell table:style-name="ce2" office:value-type="string" calcext:value-type="string">
            <text:p>пишем бота для telegram</text:p>
          </table:table-cell>
          <table:table-cell office:value-type="string" calcext:value-type="string">
            <text:p>создание тг бота (15)</text:p>
          </table:table-cell>
          <table:table-cell office:value-type="float" office:value="105" calcext:value-type="float">
            <text:p>105</text:p>
          </table:table-cell>
          <table:table-cell office:value-type="float" office:value="32948" calcext:value-type="float">
            <text:p>32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ak-sozdat-bota-v-telegram/, https://developers.sber.ru/help/salutebot/telegram-integration, https://habr.com/ru/articles/844236/, https://sendpulse.com/ru/knowledge-base/chatbot/telegram/create-telegram-chatbot, https://t-j.ru/guide/howto-telegram-bot/, https://botmother.ru/blog/kak-sdelat-bota-v-telegram, https://www.youtube.com/watch?v=urEndMm4dp0, https://habr.com/ru/articles/732136/, https://timeweb.com/ru/community/articles/chat-boty-v-telegram-na-python-i-aiogram-pishem-pervogo-bota, https://hi-tech.mail.ru/review/117282-kak-sozdat-bota-v-telegram/</text:p>
          </table:table-cell>
        </table:table-row>
        <table:table-row table:style-name="ro1">
          <table:table-cell table:style-name="ce2" office:value-type="string" calcext:value-type="string">
            <text:p>программирование бота в телеграм</text:p>
          </table:table-cell>
          <table:table-cell office:value-type="string" calcext:value-type="string">
            <text:p>создание тг бота (15)</text:p>
          </table:table-cell>
          <table:table-cell office:value-type="float" office:value="80" calcext:value-type="float">
            <text:p>80</text:p>
          </table:table-cell>
          <table:table-cell office:value-type="float" office:value="32948" calcext:value-type="float">
            <text:p>32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ak-sozdat-bota-v-telegram/, https://developers.sber.ru/help/salutebot/telegram-integration, https://habr.com/ru/articles/844236/, https://sendpulse.com/ru/knowledge-base/chatbot/telegram/create-telegram-chatbot, https://t-j.ru/guide/howto-telegram-bot/, https://botmother.ru/blog/kak-sdelat-bota-v-telegram, https://www.youtube.com/watch?v=urEndMm4dp0, https://habr.com/ru/articles/732136/, https://timeweb.com/ru/community/articles/chat-boty-v-telegram-na-python-i-aiogram-pishem-pervogo-bota, https://hi-tech.mail.ru/review/117282-kak-sozdat-bota-v-telegram/</text:p>
          </table:table-cell>
        </table:table-row>
        <table:table-row table:style-name="ro1">
          <table:table-cell table:style-name="ce2" office:value-type="string" calcext:value-type="string">
            <text:p>голосовое в текст телеграм</text:p>
          </table:table-cell>
          <table:table-cell office:value-type="string" calcext:value-type="string">
            <text:p>голосовое в текст телеграм (13)</text:p>
          </table:table-cell>
          <table:table-cell office:value-type="float" office:value="827" calcext:value-type="float">
            <text:p>827</text:p>
          </table:table-cell>
          <table:table-cell office:value-type="float" office:value="2182" calcext:value-type="float">
            <text:p>2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speech/telegram-voice-recognition, https://vc.ru/tribuna/700168-udobnyi-telegram-bot-dlya-raspoznavaniya-rechi-v-golosovyh-i-video-soobsheniyah, https://habr.com/ru/articles/591563/, https://teamlogs.ru/blog/bots-dlya-perevoda-audio-i-video, https://itlook.ua/news/telegram-bot-kotoryy-preobrazuet-golosovye-soobshcheniya-v-tekst, https://transkriptor.com/ru/%D0%B3%D0%BE%D0%BB%D0%BE%D1%81-%D0%B2-%D1%82%D0%B5%D0%BA%D1%81%D1%82-%D0%B2-%D1%82%D0%B5%D0%BB%D0%B5%D0%B3%D1%80%D0%B0%D0%BC%D0%BC%D0%B5/, https://ti.ua/news/telegramm_bot_golosovye_soobshcheniya_v_tekst/, https://appleinsider.ru/tips-tricks/kak-prevratit-golosovye-soobshheniya-v-tekst-v-telegram-samyj-luchshij-sposob.html, https://medium.com/@pavel.loginov.dev/speech-to-text-%D1%82%D1%80%D0%B0%D0%BD%D1%81%D0%BA%D1%80%D0%B8%D0%B1%D0%B0%D1%86%D0%B8%D1%8F-telegram-voice-%D0%B2-%D1%82%D0%B5%D0%BA%D1%81%D1%82-%D0%B8%D1%81%D0%BF%D0%BE%D0%BB%D1%8C%D0%B7%D1%83%D1%8F-openai-api-3cf15bff49c3, https://www.youtube.com/watch?v=RoEOeMrVEJQ</text:p>
          </table:table-cell>
        </table:table-row>
        <table:table-row table:style-name="ro1">
          <table:table-cell table:style-name="ce2" office:value-type="string" calcext:value-type="string">
            <text:p>бот тг голосовые в текст</text:p>
          </table:table-cell>
          <table:table-cell office:value-type="string" calcext:value-type="string">
            <text:p>голосовое в текст телеграм (13)</text:p>
          </table:table-cell>
          <table:table-cell office:value-type="float" office:value="338" calcext:value-type="float">
            <text:p>338</text:p>
          </table:table-cell>
          <table:table-cell office:value-type="float" office:value="2182" calcext:value-type="float">
            <text:p>2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speech/telegram-voice-recognition, https://vc.ru/tribuna/700168-udobnyi-telegram-bot-dlya-raspoznavaniya-rechi-v-golosovyh-i-video-soobsheniyah, https://habr.com/ru/articles/591563/, https://teamlogs.ru/blog/bots-dlya-perevoda-audio-i-video, https://itlook.ua/news/telegram-bot-kotoryy-preobrazuet-golosovye-soobshcheniya-v-tekst, https://transkriptor.com/ru/%D0%B3%D0%BE%D0%BB%D0%BE%D1%81-%D0%B2-%D1%82%D0%B5%D0%BA%D1%81%D1%82-%D0%B2-%D1%82%D0%B5%D0%BB%D0%B5%D0%B3%D1%80%D0%B0%D0%BC%D0%BC%D0%B5/, https://ti.ua/news/telegramm_bot_golosovye_soobshcheniya_v_tekst/, https://appleinsider.ru/tips-tricks/kak-prevratit-golosovye-soobshheniya-v-tekst-v-telegram-samyj-luchshij-sposob.html, https://medium.com/@pavel.loginov.dev/speech-to-text-%D1%82%D1%80%D0%B0%D0%BD%D1%81%D0%BA%D1%80%D0%B8%D0%B1%D0%B0%D1%86%D0%B8%D1%8F-telegram-voice-%D0%B2-%D1%82%D0%B5%D0%BA%D1%81%D1%82-%D0%B8%D1%81%D0%BF%D0%BE%D0%BB%D1%8C%D0%B7%D1%83%D1%8F-openai-api-3cf15bff49c3, https://www.youtube.com/watch?v=RoEOeMrVEJQ</text:p>
          </table:table-cell>
        </table:table-row>
        <table:table-row table:style-name="ro1">
          <table:table-cell table:style-name="ce2" office:value-type="string" calcext:value-type="string">
            <text:p>голос в текст телеграм</text:p>
          </table:table-cell>
          <table:table-cell office:value-type="string" calcext:value-type="string">
            <text:p>голосовое в текст телеграм (13)</text:p>
          </table:table-cell>
          <table:table-cell office:value-type="float" office:value="317" calcext:value-type="float">
            <text:p>317</text:p>
          </table:table-cell>
          <table:table-cell office:value-type="float" office:value="2182" calcext:value-type="float">
            <text:p>2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speech/telegram-voice-recognition, https://vc.ru/tribuna/700168-udobnyi-telegram-bot-dlya-raspoznavaniya-rechi-v-golosovyh-i-video-soobsheniyah, https://habr.com/ru/articles/591563/, https://teamlogs.ru/blog/bots-dlya-perevoda-audio-i-video, https://itlook.ua/news/telegram-bot-kotoryy-preobrazuet-golosovye-soobshcheniya-v-tekst, https://transkriptor.com/ru/%D0%B3%D0%BE%D0%BB%D0%BE%D1%81-%D0%B2-%D1%82%D0%B5%D0%BA%D1%81%D1%82-%D0%B2-%D1%82%D0%B5%D0%BB%D0%B5%D0%B3%D1%80%D0%B0%D0%BC%D0%BC%D0%B5/, https://ti.ua/news/telegramm_bot_golosovye_soobshcheniya_v_tekst/, https://appleinsider.ru/tips-tricks/kak-prevratit-golosovye-soobshheniya-v-tekst-v-telegram-samyj-luchshij-sposob.html, https://medium.com/@pavel.loginov.dev/speech-to-text-%D1%82%D1%80%D0%B0%D0%BD%D1%81%D0%BA%D1%80%D0%B8%D0%B1%D0%B0%D1%86%D0%B8%D1%8F-telegram-voice-%D0%B2-%D1%82%D0%B5%D0%BA%D1%81%D1%82-%D0%B8%D1%81%D0%BF%D0%BE%D0%BB%D1%8C%D0%B7%D1%83%D1%8F-openai-api-3cf15bff49c3, https://www.youtube.com/watch?v=RoEOeMrVEJQ</text:p>
          </table:table-cell>
        </table:table-row>
        <table:table-row table:style-name="ro1">
          <table:table-cell table:style-name="ce2" office:value-type="string" calcext:value-type="string">
            <text:p>бот телеграм голосовые в текст</text:p>
          </table:table-cell>
          <table:table-cell office:value-type="string" calcext:value-type="string">
            <text:p>голосовое в текст телеграм (13)</text:p>
          </table:table-cell>
          <table:table-cell office:value-type="float" office:value="206" calcext:value-type="float">
            <text:p>206</text:p>
          </table:table-cell>
          <table:table-cell office:value-type="float" office:value="2182" calcext:value-type="float">
            <text:p>2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speech/telegram-voice-recognition, https://vc.ru/tribuna/700168-udobnyi-telegram-bot-dlya-raspoznavaniya-rechi-v-golosovyh-i-video-soobsheniyah, https://habr.com/ru/articles/591563/, https://teamlogs.ru/blog/bots-dlya-perevoda-audio-i-video, https://itlook.ua/news/telegram-bot-kotoryy-preobrazuet-golosovye-soobshcheniya-v-tekst, https://transkriptor.com/ru/%D0%B3%D0%BE%D0%BB%D0%BE%D1%81-%D0%B2-%D1%82%D0%B5%D0%BA%D1%81%D1%82-%D0%B2-%D1%82%D0%B5%D0%BB%D0%B5%D0%B3%D1%80%D0%B0%D0%BC%D0%BC%D0%B5/, https://ti.ua/news/telegramm_bot_golosovye_soobshcheniya_v_tekst/, https://appleinsider.ru/tips-tricks/kak-prevratit-golosovye-soobshheniya-v-tekst-v-telegram-samyj-luchshij-sposob.html, https://medium.com/@pavel.loginov.dev/speech-to-text-%D1%82%D1%80%D0%B0%D0%BD%D1%81%D0%BA%D1%80%D0%B8%D0%B1%D0%B0%D1%86%D0%B8%D1%8F-telegram-voice-%D0%B2-%D1%82%D0%B5%D0%BA%D1%81%D1%82-%D0%B8%D1%81%D0%BF%D0%BE%D0%BB%D1%8C%D0%B7%D1%83%D1%8F-openai-api-3cf15bff49c3, https://www.youtube.com/watch?v=RoEOeMrVEJQ</text:p>
          </table:table-cell>
        </table:table-row>
        <table:table-row table:style-name="ro1">
          <table:table-cell table:style-name="ce2" office:value-type="string" calcext:value-type="string">
            <text:p>телеграм бот голосовые в текст</text:p>
          </table:table-cell>
          <table:table-cell office:value-type="string" calcext:value-type="string">
            <text:p>голосовое в текст телеграм (13)</text:p>
          </table:table-cell>
          <table:table-cell office:value-type="float" office:value="206" calcext:value-type="float">
            <text:p>206</text:p>
          </table:table-cell>
          <table:table-cell office:value-type="float" office:value="2182" calcext:value-type="float">
            <text:p>2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speech/telegram-voice-recognition, https://vc.ru/tribuna/700168-udobnyi-telegram-bot-dlya-raspoznavaniya-rechi-v-golosovyh-i-video-soobsheniyah, https://habr.com/ru/articles/591563/, https://teamlogs.ru/blog/bots-dlya-perevoda-audio-i-video, https://itlook.ua/news/telegram-bot-kotoryy-preobrazuet-golosovye-soobshcheniya-v-tekst, https://transkriptor.com/ru/%D0%B3%D0%BE%D0%BB%D0%BE%D1%81-%D0%B2-%D1%82%D0%B5%D0%BA%D1%81%D1%82-%D0%B2-%D1%82%D0%B5%D0%BB%D0%B5%D0%B3%D1%80%D0%B0%D0%BC%D0%BC%D0%B5/, https://ti.ua/news/telegramm_bot_golosovye_soobshcheniya_v_tekst/, https://appleinsider.ru/tips-tricks/kak-prevratit-golosovye-soobshheniya-v-tekst-v-telegram-samyj-luchshij-sposob.html, https://medium.com/@pavel.loginov.dev/speech-to-text-%D1%82%D1%80%D0%B0%D0%BD%D1%81%D0%BA%D1%80%D0%B8%D0%B1%D0%B0%D1%86%D0%B8%D1%8F-telegram-voice-%D0%B2-%D1%82%D0%B5%D0%BA%D1%81%D1%82-%D0%B8%D1%81%D0%BF%D0%BE%D0%BB%D1%8C%D0%B7%D1%83%D1%8F-openai-api-3cf15bff49c3, https://www.youtube.com/watch?v=RoEOeMrVEJQ</text:p>
          </table:table-cell>
        </table:table-row>
        <table:table-row table:style-name="ro1">
          <table:table-cell table:style-name="ce2" office:value-type="string" calcext:value-type="string">
            <text:p>бот расшифровка голосовых телеграм</text:p>
          </table:table-cell>
          <table:table-cell office:value-type="string" calcext:value-type="string">
            <text:p>голосовое в текст телеграм (13)</text:p>
          </table:table-cell>
          <table:table-cell office:value-type="float" office:value="79" calcext:value-type="float">
            <text:p>79</text:p>
          </table:table-cell>
          <table:table-cell office:value-type="float" office:value="2182" calcext:value-type="float">
            <text:p>2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speech/telegram-voice-recognition, https://vc.ru/tribuna/700168-udobnyi-telegram-bot-dlya-raspoznavaniya-rechi-v-golosovyh-i-video-soobsheniyah, https://habr.com/ru/articles/591563/, https://teamlogs.ru/blog/bots-dlya-perevoda-audio-i-video, https://itlook.ua/news/telegram-bot-kotoryy-preobrazuet-golosovye-soobshcheniya-v-tekst, https://transkriptor.com/ru/%D0%B3%D0%BE%D0%BB%D0%BE%D1%81-%D0%B2-%D1%82%D0%B5%D0%BA%D1%81%D1%82-%D0%B2-%D1%82%D0%B5%D0%BB%D0%B5%D0%B3%D1%80%D0%B0%D0%BC%D0%BC%D0%B5/, https://ti.ua/news/telegramm_bot_golosovye_soobshcheniya_v_tekst/, https://appleinsider.ru/tips-tricks/kak-prevratit-golosovye-soobshheniya-v-tekst-v-telegram-samyj-luchshij-sposob.html, https://medium.com/@pavel.loginov.dev/speech-to-text-%D1%82%D1%80%D0%B0%D0%BD%D1%81%D0%BA%D1%80%D0%B8%D0%B1%D0%B0%D1%86%D0%B8%D1%8F-telegram-voice-%D0%B2-%D1%82%D0%B5%D0%BA%D1%81%D1%82-%D0%B8%D1%81%D0%BF%D0%BE%D0%BB%D1%8C%D0%B7%D1%83%D1%8F-openai-api-3cf15bff49c3, https://www.youtube.com/watch?v=RoEOeMrVEJQ</text:p>
          </table:table-cell>
        </table:table-row>
        <table:table-row table:style-name="ro1">
          <table:table-cell table:style-name="ce2" office:value-type="string" calcext:value-type="string">
            <text:p>бот в телеграмме для перевода голосовых сообщений</text:p>
          </table:table-cell>
          <table:table-cell office:value-type="string" calcext:value-type="string">
            <text:p>голосовое в текст телеграм (13)</text:p>
          </table:table-cell>
          <table:table-cell office:value-type="float" office:value="55" calcext:value-type="float">
            <text:p>55</text:p>
          </table:table-cell>
          <table:table-cell office:value-type="float" office:value="2182" calcext:value-type="float">
            <text:p>2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speech/telegram-voice-recognition, https://vc.ru/tribuna/700168-udobnyi-telegram-bot-dlya-raspoznavaniya-rechi-v-golosovyh-i-video-soobsheniyah, https://habr.com/ru/articles/591563/, https://teamlogs.ru/blog/bots-dlya-perevoda-audio-i-video, https://itlook.ua/news/telegram-bot-kotoryy-preobrazuet-golosovye-soobshcheniya-v-tekst, https://transkriptor.com/ru/%D0%B3%D0%BE%D0%BB%D0%BE%D1%81-%D0%B2-%D1%82%D0%B5%D0%BA%D1%81%D1%82-%D0%B2-%D1%82%D0%B5%D0%BB%D0%B5%D0%B3%D1%80%D0%B0%D0%BC%D0%BC%D0%B5/, https://ti.ua/news/telegramm_bot_golosovye_soobshcheniya_v_tekst/, https://appleinsider.ru/tips-tricks/kak-prevratit-golosovye-soobshheniya-v-tekst-v-telegram-samyj-luchshij-sposob.html, https://medium.com/@pavel.loginov.dev/speech-to-text-%D1%82%D1%80%D0%B0%D0%BD%D1%81%D0%BA%D1%80%D0%B8%D0%B1%D0%B0%D1%86%D0%B8%D1%8F-telegram-voice-%D0%B2-%D1%82%D0%B5%D0%BA%D1%81%D1%82-%D0%B8%D1%81%D0%BF%D0%BE%D0%BB%D1%8C%D0%B7%D1%83%D1%8F-openai-api-3cf15bff49c3, https://www.youtube.com/watch?v=RoEOeMrVEJQ</text:p>
          </table:table-cell>
        </table:table-row>
        <table:table-row table:style-name="ro1">
          <table:table-cell table:style-name="ce2" office:value-type="string" calcext:value-type="string">
            <text:p>бот для расшифровки голосовых телеграм</text:p>
          </table:table-cell>
          <table:table-cell office:value-type="string" calcext:value-type="string">
            <text:p>голосовое в текст телеграм (13)</text:p>
          </table:table-cell>
          <table:table-cell office:value-type="float" office:value="44" calcext:value-type="float">
            <text:p>44</text:p>
          </table:table-cell>
          <table:table-cell office:value-type="float" office:value="2182" calcext:value-type="float">
            <text:p>2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speech/telegram-voice-recognition, https://vc.ru/tribuna/700168-udobnyi-telegram-bot-dlya-raspoznavaniya-rechi-v-golosovyh-i-video-soobsheniyah, https://habr.com/ru/articles/591563/, https://teamlogs.ru/blog/bots-dlya-perevoda-audio-i-video, https://itlook.ua/news/telegram-bot-kotoryy-preobrazuet-golosovye-soobshcheniya-v-tekst, https://transkriptor.com/ru/%D0%B3%D0%BE%D0%BB%D0%BE%D1%81-%D0%B2-%D1%82%D0%B5%D0%BA%D1%81%D1%82-%D0%B2-%D1%82%D0%B5%D0%BB%D0%B5%D0%B3%D1%80%D0%B0%D0%BC%D0%BC%D0%B5/, https://ti.ua/news/telegramm_bot_golosovye_soobshcheniya_v_tekst/, https://appleinsider.ru/tips-tricks/kak-prevratit-golosovye-soobshheniya-v-tekst-v-telegram-samyj-luchshij-sposob.html, https://medium.com/@pavel.loginov.dev/speech-to-text-%D1%82%D1%80%D0%B0%D0%BD%D1%81%D0%BA%D1%80%D0%B8%D0%B1%D0%B0%D1%86%D0%B8%D1%8F-telegram-voice-%D0%B2-%D1%82%D0%B5%D0%BA%D1%81%D1%82-%D0%B8%D1%81%D0%BF%D0%BE%D0%BB%D1%8C%D0%B7%D1%83%D1%8F-openai-api-3cf15bff49c3, https://www.youtube.com/watch?v=RoEOeMrVEJQ</text:p>
          </table:table-cell>
        </table:table-row>
        <table:table-row table:style-name="ro1">
          <table:table-cell table:style-name="ce2" office:value-type="string" calcext:value-type="string">
            <text:p>телеграм бот для расшифровки голосовых</text:p>
          </table:table-cell>
          <table:table-cell office:value-type="string" calcext:value-type="string">
            <text:p>голосовое в текст телеграм (13)</text:p>
          </table:table-cell>
          <table:table-cell office:value-type="float" office:value="44" calcext:value-type="float">
            <text:p>44</text:p>
          </table:table-cell>
          <table:table-cell office:value-type="float" office:value="2182" calcext:value-type="float">
            <text:p>2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speech/telegram-voice-recognition, https://vc.ru/tribuna/700168-udobnyi-telegram-bot-dlya-raspoznavaniya-rechi-v-golosovyh-i-video-soobsheniyah, https://habr.com/ru/articles/591563/, https://teamlogs.ru/blog/bots-dlya-perevoda-audio-i-video, https://itlook.ua/news/telegram-bot-kotoryy-preobrazuet-golosovye-soobshcheniya-v-tekst, https://transkriptor.com/ru/%D0%B3%D0%BE%D0%BB%D0%BE%D1%81-%D0%B2-%D1%82%D0%B5%D0%BA%D1%81%D1%82-%D0%B2-%D1%82%D0%B5%D0%BB%D0%B5%D0%B3%D1%80%D0%B0%D0%BC%D0%BC%D0%B5/, https://ti.ua/news/telegramm_bot_golosovye_soobshcheniya_v_tekst/, https://appleinsider.ru/tips-tricks/kak-prevratit-golosovye-soobshheniya-v-tekst-v-telegram-samyj-luchshij-sposob.html, https://medium.com/@pavel.loginov.dev/speech-to-text-%D1%82%D1%80%D0%B0%D0%BD%D1%81%D0%BA%D1%80%D0%B8%D0%B1%D0%B0%D1%86%D0%B8%D1%8F-telegram-voice-%D0%B2-%D1%82%D0%B5%D0%BA%D1%81%D1%82-%D0%B8%D1%81%D0%BF%D0%BE%D0%BB%D1%8C%D0%B7%D1%83%D1%8F-openai-api-3cf15bff49c3, https://www.youtube.com/watch?v=RoEOeMrVEJQ</text:p>
          </table:table-cell>
        </table:table-row>
        <table:table-row table:style-name="ro1">
          <table:table-cell table:style-name="ce2" office:value-type="string" calcext:value-type="string">
            <text:p>бот который переводит аудио в текст телеграм</text:p>
          </table:table-cell>
          <table:table-cell office:value-type="string" calcext:value-type="string">
            <text:p>голосовое в текст телеграм (13)</text:p>
          </table:table-cell>
          <table:table-cell office:value-type="float" office:value="29" calcext:value-type="float">
            <text:p>29</text:p>
          </table:table-cell>
          <table:table-cell office:value-type="float" office:value="2182" calcext:value-type="float">
            <text:p>2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speech/telegram-voice-recognition, https://vc.ru/tribuna/700168-udobnyi-telegram-bot-dlya-raspoznavaniya-rechi-v-golosovyh-i-video-soobsheniyah, https://habr.com/ru/articles/591563/, https://teamlogs.ru/blog/bots-dlya-perevoda-audio-i-video, https://itlook.ua/news/telegram-bot-kotoryy-preobrazuet-golosovye-soobshcheniya-v-tekst, https://transkriptor.com/ru/%D0%B3%D0%BE%D0%BB%D0%BE%D1%81-%D0%B2-%D1%82%D0%B5%D0%BA%D1%81%D1%82-%D0%B2-%D1%82%D0%B5%D0%BB%D0%B5%D0%B3%D1%80%D0%B0%D0%BC%D0%BC%D0%B5/, https://ti.ua/news/telegramm_bot_golosovye_soobshcheniya_v_tekst/, https://appleinsider.ru/tips-tricks/kak-prevratit-golosovye-soobshheniya-v-tekst-v-telegram-samyj-luchshij-sposob.html, https://medium.com/@pavel.loginov.dev/speech-to-text-%D1%82%D1%80%D0%B0%D0%BD%D1%81%D0%BA%D1%80%D0%B8%D0%B1%D0%B0%D1%86%D0%B8%D1%8F-telegram-voice-%D0%B2-%D1%82%D0%B5%D0%BA%D1%81%D1%82-%D0%B8%D1%81%D0%BF%D0%BE%D0%BB%D1%8C%D0%B7%D1%83%D1%8F-openai-api-3cf15bff49c3, https://www.youtube.com/watch?v=RoEOeMrVEJQ</text:p>
          </table:table-cell>
        </table:table-row>
        <table:table-row table:style-name="ro1">
          <table:table-cell table:style-name="ce2" office:value-type="string" calcext:value-type="string">
            <text:p>бот в тг который переводит гс в текст</text:p>
          </table:table-cell>
          <table:table-cell office:value-type="string" calcext:value-type="string">
            <text:p>голосовое в текст телеграм (13)</text:p>
          </table:table-cell>
          <table:table-cell office:value-type="float" office:value="28" calcext:value-type="float">
            <text:p>28</text:p>
          </table:table-cell>
          <table:table-cell office:value-type="float" office:value="2182" calcext:value-type="float">
            <text:p>2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speech/telegram-voice-recognition, https://vc.ru/tribuna/700168-udobnyi-telegram-bot-dlya-raspoznavaniya-rechi-v-golosovyh-i-video-soobsheniyah, https://habr.com/ru/articles/591563/, https://teamlogs.ru/blog/bots-dlya-perevoda-audio-i-video, https://itlook.ua/news/telegram-bot-kotoryy-preobrazuet-golosovye-soobshcheniya-v-tekst, https://transkriptor.com/ru/%D0%B3%D0%BE%D0%BB%D0%BE%D1%81-%D0%B2-%D1%82%D0%B5%D0%BA%D1%81%D1%82-%D0%B2-%D1%82%D0%B5%D0%BB%D0%B5%D0%B3%D1%80%D0%B0%D0%BC%D0%BC%D0%B5/, https://ti.ua/news/telegramm_bot_golosovye_soobshcheniya_v_tekst/, https://appleinsider.ru/tips-tricks/kak-prevratit-golosovye-soobshheniya-v-tekst-v-telegram-samyj-luchshij-sposob.html, https://medium.com/@pavel.loginov.dev/speech-to-text-%D1%82%D1%80%D0%B0%D0%BD%D1%81%D0%BA%D1%80%D0%B8%D0%B1%D0%B0%D1%86%D0%B8%D1%8F-telegram-voice-%D0%B2-%D1%82%D0%B5%D0%BA%D1%81%D1%82-%D0%B8%D1%81%D0%BF%D0%BE%D0%BB%D1%8C%D0%B7%D1%83%D1%8F-openai-api-3cf15bff49c3, https://www.youtube.com/watch?v=RoEOeMrVEJQ</text:p>
          </table:table-cell>
        </table:table-row>
        <table:table-row table:style-name="ro1">
          <table:table-cell table:style-name="ce2" office:value-type="string" calcext:value-type="string">
            <text:p>телеграм бот для перевода голосовых сообщений в текст</text:p>
          </table:table-cell>
          <table:table-cell office:value-type="string" calcext:value-type="string">
            <text:p>голосовое в текст телеграм (13)</text:p>
          </table:table-cell>
          <table:table-cell office:value-type="float" office:value="6" calcext:value-type="float">
            <text:p>6</text:p>
          </table:table-cell>
          <table:table-cell office:value-type="float" office:value="2182" calcext:value-type="float">
            <text:p>2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speech/telegram-voice-recognition, https://vc.ru/tribuna/700168-udobnyi-telegram-bot-dlya-raspoznavaniya-rechi-v-golosovyh-i-video-soobsheniyah, https://habr.com/ru/articles/591563/, https://teamlogs.ru/blog/bots-dlya-perevoda-audio-i-video, https://itlook.ua/news/telegram-bot-kotoryy-preobrazuet-golosovye-soobshcheniya-v-tekst, https://transkriptor.com/ru/%D0%B3%D0%BE%D0%BB%D0%BE%D1%81-%D0%B2-%D1%82%D0%B5%D0%BA%D1%81%D1%82-%D0%B2-%D1%82%D0%B5%D0%BB%D0%B5%D0%B3%D1%80%D0%B0%D0%BC%D0%BC%D0%B5/, https://ti.ua/news/telegramm_bot_golosovye_soobshcheniya_v_tekst/, https://appleinsider.ru/tips-tricks/kak-prevratit-golosovye-soobshheniya-v-tekst-v-telegram-samyj-luchshij-sposob.html, https://medium.com/@pavel.loginov.dev/speech-to-text-%D1%82%D1%80%D0%B0%D0%BD%D1%81%D0%BA%D1%80%D0%B8%D0%B1%D0%B0%D1%86%D0%B8%D1%8F-telegram-voice-%D0%B2-%D1%82%D0%B5%D0%BA%D1%81%D1%82-%D0%B8%D1%81%D0%BF%D0%BE%D0%BB%D1%8C%D0%B7%D1%83%D1%8F-openai-api-3cf15bff49c3, https://www.youtube.com/watch?v=RoEOeMrVEJQ</text:p>
          </table:table-cell>
        </table:table-row>
        <table:table-row table:style-name="ro1">
          <table:table-cell table:style-name="ce2" office:value-type="string" calcext:value-type="string">
            <text:p>бот в тг для перевода голосовых сообщений</text:p>
          </table:table-cell>
          <table:table-cell office:value-type="string" calcext:value-type="string">
            <text:p>голосовое в текст телеграм (13)</text:p>
          </table:table-cell>
          <table:table-cell office:value-type="float" office:value="3" calcext:value-type="float">
            <text:p>3</text:p>
          </table:table-cell>
          <table:table-cell office:value-type="float" office:value="2182" calcext:value-type="float">
            <text:p>2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speech/telegram-voice-recognition, https://vc.ru/tribuna/700168-udobnyi-telegram-bot-dlya-raspoznavaniya-rechi-v-golosovyh-i-video-soobsheniyah, https://habr.com/ru/articles/591563/, https://teamlogs.ru/blog/bots-dlya-perevoda-audio-i-video, https://itlook.ua/news/telegram-bot-kotoryy-preobrazuet-golosovye-soobshcheniya-v-tekst, https://transkriptor.com/ru/%D0%B3%D0%BE%D0%BB%D0%BE%D1%81-%D0%B2-%D1%82%D0%B5%D0%BA%D1%81%D1%82-%D0%B2-%D1%82%D0%B5%D0%BB%D0%B5%D0%B3%D1%80%D0%B0%D0%BC%D0%BC%D0%B5/, https://ti.ua/news/telegramm_bot_golosovye_soobshcheniya_v_tekst/, https://appleinsider.ru/tips-tricks/kak-prevratit-golosovye-soobshheniya-v-tekst-v-telegram-samyj-luchshij-sposob.html, https://medium.com/@pavel.loginov.dev/speech-to-text-%D1%82%D1%80%D0%B0%D0%BD%D1%81%D0%BA%D1%80%D0%B8%D0%B1%D0%B0%D1%86%D0%B8%D1%8F-telegram-voice-%D0%B2-%D1%82%D0%B5%D0%BA%D1%81%D1%82-%D0%B8%D1%81%D0%BF%D0%BE%D0%BB%D1%8C%D0%B7%D1%83%D1%8F-openai-api-3cf15bff49c3, https://www.youtube.com/watch?v=RoEOeMrVEJQ</text:p>
          </table:table-cell>
        </table:table-row>
        <table:table-row table:style-name="ro1">
          <table:table-cell table:style-name="ce2" office:value-type="string" calcext:value-type="string">
            <text:p>куплю телеграм бота</text:p>
          </table:table-cell>
          <table:table-cell office:value-type="string" calcext:value-type="string">
            <text:p>куплю телеграм бота (12)</text:p>
          </table:table-cell>
          <table:table-cell office:value-type="float" office:value="2411" calcext:value-type="float">
            <text:p>2411</text:p>
          </table:table-cell>
          <table:table-cell office:value-type="float" office:value="5590" calcext:value-type="float">
            <text:p>55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portal/solutions/chat-bot/telegram, https://aimylogic.com/ru/kak-sdelat-chatbota/skolko-stoit-chatbot, https://kwork.ru/categories/script-programming/chat-boty-gotovie, https://freelancehunt.com/freelancers/programmirovanie/razrabotka-botov, https://web-f.ru/cozdanie-chat-bota-v-telegram/, https://profi.ru/it_freelance/razrabotka-chat-botov/price/, https://ya.ru/neurum/c/ekonomika-i-finansi/q/skolko_stoit_razrabotka_telegrambota_c003ec23, https://chatlabs.ru/, https://www.telderi.ru/ru/system/howtoselltgbot, https://profi.ru/it_freelance/razrabotka-botov-telegram/</text:p>
          </table:table-cell>
        </table:table-row>
        <table:table-row table:style-name="ro1">
          <table:table-cell table:style-name="ce2" office:value-type="string" calcext:value-type="string">
            <text:p>продажа ботов телеграмм</text:p>
          </table:table-cell>
          <table:table-cell office:value-type="string" calcext:value-type="string">
            <text:p>куплю телеграм бота (12)</text:p>
          </table:table-cell>
          <table:table-cell office:value-type="float" office:value="1271" calcext:value-type="float">
            <text:p>1271</text:p>
          </table:table-cell>
          <table:table-cell office:value-type="float" office:value="5590" calcext:value-type="float">
            <text:p>55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portal/solutions/chat-bot/telegram, https://aimylogic.com/ru/kak-sdelat-chatbota/skolko-stoit-chatbot, https://kwork.ru/categories/script-programming/chat-boty-gotovie, https://freelancehunt.com/freelancers/programmirovanie/razrabotka-botov, https://web-f.ru/cozdanie-chat-bota-v-telegram/, https://profi.ru/it_freelance/razrabotka-chat-botov/price/, https://ya.ru/neurum/c/ekonomika-i-finansi/q/skolko_stoit_razrabotka_telegrambota_c003ec23, https://chatlabs.ru/, https://www.telderi.ru/ru/system/howtoselltgbot, https://profi.ru/it_freelance/razrabotka-botov-telegram/</text:p>
          </table:table-cell>
        </table:table-row>
        <table:table-row table:style-name="ro1">
          <table:table-cell table:style-name="ce2" office:value-type="string" calcext:value-type="string">
            <text:p>продажа чат ботов</text:p>
          </table:table-cell>
          <table:table-cell office:value-type="string" calcext:value-type="string">
            <text:p>куплю телеграм бота (12)</text:p>
          </table:table-cell>
          <table:table-cell office:value-type="float" office:value="668" calcext:value-type="float">
            <text:p>668</text:p>
          </table:table-cell>
          <table:table-cell office:value-type="float" office:value="5590" calcext:value-type="float">
            <text:p>55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portal/solutions/chat-bot/telegram, https://aimylogic.com/ru/kak-sdelat-chatbota/skolko-stoit-chatbot, https://kwork.ru/categories/script-programming/chat-boty-gotovie, https://freelancehunt.com/freelancers/programmirovanie/razrabotka-botov, https://web-f.ru/cozdanie-chat-bota-v-telegram/, https://profi.ru/it_freelance/razrabotka-chat-botov/price/, https://ya.ru/neurum/c/ekonomika-i-finansi/q/skolko_stoit_razrabotka_telegrambota_c003ec23, https://chatlabs.ru/, https://www.telderi.ru/ru/system/howtoselltgbot, https://profi.ru/it_freelance/razrabotka-botov-telegram/</text:p>
          </table:table-cell>
        </table:table-row>
        <table:table-row table:style-name="ro1">
          <table:table-cell table:style-name="ce2" office:value-type="string" calcext:value-type="string">
            <text:p>телеграм бот цена</text:p>
          </table:table-cell>
          <table:table-cell office:value-type="string" calcext:value-type="string">
            <text:p>куплю телеграм бота (12)</text:p>
          </table:table-cell>
          <table:table-cell office:value-type="float" office:value="346" calcext:value-type="float">
            <text:p>346</text:p>
          </table:table-cell>
          <table:table-cell office:value-type="float" office:value="5590" calcext:value-type="float">
            <text:p>55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portal/solutions/chat-bot/telegram, https://aimylogic.com/ru/kak-sdelat-chatbota/skolko-stoit-chatbot, https://kwork.ru/categories/script-programming/chat-boty-gotovie, https://freelancehunt.com/freelancers/programmirovanie/razrabotka-botov, https://web-f.ru/cozdanie-chat-bota-v-telegram/, https://profi.ru/it_freelance/razrabotka-chat-botov/price/, https://ya.ru/neurum/c/ekonomika-i-finansi/q/skolko_stoit_razrabotka_telegrambota_c003ec23, https://chatlabs.ru/, https://www.telderi.ru/ru/system/howtoselltgbot, https://profi.ru/it_freelance/razrabotka-botov-telegram/</text:p>
          </table:table-cell>
        </table:table-row>
        <table:table-row table:style-name="ro1">
          <table:table-cell table:style-name="ce2" office:value-type="string" calcext:value-type="string">
            <text:p>продажа ботов в телеграм</text:p>
          </table:table-cell>
          <table:table-cell office:value-type="string" calcext:value-type="string">
            <text:p>куплю телеграм бота (12)</text:p>
          </table:table-cell>
          <table:table-cell office:value-type="float" office:value="314" calcext:value-type="float">
            <text:p>314</text:p>
          </table:table-cell>
          <table:table-cell office:value-type="float" office:value="5590" calcext:value-type="float">
            <text:p>55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portal/solutions/chat-bot/telegram, https://aimylogic.com/ru/kak-sdelat-chatbota/skolko-stoit-chatbot, https://kwork.ru/categories/script-programming/chat-boty-gotovie, https://freelancehunt.com/freelancers/programmirovanie/razrabotka-botov, https://web-f.ru/cozdanie-chat-bota-v-telegram/, https://profi.ru/it_freelance/razrabotka-chat-botov/price/, https://ya.ru/neurum/c/ekonomika-i-finansi/q/skolko_stoit_razrabotka_telegrambota_c003ec23, https://chatlabs.ru/, https://www.telderi.ru/ru/system/howtoselltgbot, https://profi.ru/it_freelance/razrabotka-botov-telegram/</text:p>
          </table:table-cell>
        </table:table-row>
        <table:table-row table:style-name="ro1">
          <table:table-cell table:style-name="ce2" office:value-type="string" calcext:value-type="string">
            <text:p>телеграм бот на заказ</text:p>
          </table:table-cell>
          <table:table-cell office:value-type="string" calcext:value-type="string">
            <text:p>куплю телеграм бота (12)</text:p>
          </table:table-cell>
          <table:table-cell office:value-type="float" office:value="244" calcext:value-type="float">
            <text:p>244</text:p>
          </table:table-cell>
          <table:table-cell office:value-type="float" office:value="5590" calcext:value-type="float">
            <text:p>559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portal/solutions/chat-bot/telegram, https://aimylogic.com/ru/kak-sdelat-chatbota/skolko-stoit-chatbot, https://kwork.ru/categories/script-programming/chat-boty-gotovie, https://freelancehunt.com/freelancers/programmirovanie/razrabotka-botov, https://web-f.ru/cozdanie-chat-bota-v-telegram/, https://profi.ru/it_freelance/razrabotka-chat-botov/price/, https://ya.ru/neurum/c/ekonomika-i-finansi/q/skolko_stoit_razrabotka_telegrambota_c003ec23, https://chatlabs.ru/, https://www.telderi.ru/ru/system/howtoselltgbot, https://profi.ru/it_freelance/razrabotka-botov-telegram/</text:p>
          </table:table-cell>
        </table:table-row>
        <table:table-row table:style-name="ro1">
          <table:table-cell table:style-name="ce2" office:value-type="string" calcext:value-type="string">
            <text:p>стоимость телеграм бота</text:p>
          </table:table-cell>
          <table:table-cell office:value-type="string" calcext:value-type="string">
            <text:p>куплю телеграм бота (12)</text:p>
          </table:table-cell>
          <table:table-cell office:value-type="float" office:value="234" calcext:value-type="float">
            <text:p>234</text:p>
          </table:table-cell>
          <table:table-cell office:value-type="float" office:value="5590" calcext:value-type="float">
            <text:p>55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portal/solutions/chat-bot/telegram, https://aimylogic.com/ru/kak-sdelat-chatbota/skolko-stoit-chatbot, https://kwork.ru/categories/script-programming/chat-boty-gotovie, https://freelancehunt.com/freelancers/programmirovanie/razrabotka-botov, https://web-f.ru/cozdanie-chat-bota-v-telegram/, https://profi.ru/it_freelance/razrabotka-chat-botov/price/, https://ya.ru/neurum/c/ekonomika-i-finansi/q/skolko_stoit_razrabotka_telegrambota_c003ec23, https://chatlabs.ru/, https://www.telderi.ru/ru/system/howtoselltgbot, https://profi.ru/it_freelance/razrabotka-botov-telegram/</text:p>
          </table:table-cell>
        </table:table-row>
        <table:table-row table:style-name="ro1">
          <table:table-cell table:style-name="ce2" office:value-type="string" calcext:value-type="string">
            <text:p>разработка телеграм бота цена</text:p>
          </table:table-cell>
          <table:table-cell office:value-type="string" calcext:value-type="string">
            <text:p>куплю телеграм бота (12)</text:p>
          </table:table-cell>
          <table:table-cell office:value-type="float" office:value="35" calcext:value-type="float">
            <text:p>35</text:p>
          </table:table-cell>
          <table:table-cell office:value-type="float" office:value="5590" calcext:value-type="float">
            <text:p>559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portal/solutions/chat-bot/telegram, https://aimylogic.com/ru/kak-sdelat-chatbota/skolko-stoit-chatbot, https://kwork.ru/categories/script-programming/chat-boty-gotovie, https://freelancehunt.com/freelancers/programmirovanie/razrabotka-botov, https://web-f.ru/cozdanie-chat-bota-v-telegram/, https://profi.ru/it_freelance/razrabotka-chat-botov/price/, https://ya.ru/neurum/c/ekonomika-i-finansi/q/skolko_stoit_razrabotka_telegrambota_c003ec23, https://chatlabs.ru/, https://www.telderi.ru/ru/system/howtoselltgbot, https://profi.ru/it_freelance/razrabotka-botov-telegram/</text:p>
          </table:table-cell>
        </table:table-row>
        <table:table-row table:style-name="ro1">
          <table:table-cell table:style-name="ce2" office:value-type="string" calcext:value-type="string">
            <text:p>разработка бота телеграм цена</text:p>
          </table:table-cell>
          <table:table-cell office:value-type="string" calcext:value-type="string">
            <text:p>куплю телеграм бота (12)</text:p>
          </table:table-cell>
          <table:table-cell office:value-type="float" office:value="35" calcext:value-type="float">
            <text:p>35</text:p>
          </table:table-cell>
          <table:table-cell office:value-type="float" office:value="5590" calcext:value-type="float">
            <text:p>559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portal/solutions/chat-bot/telegram, https://aimylogic.com/ru/kak-sdelat-chatbota/skolko-stoit-chatbot, https://kwork.ru/categories/script-programming/chat-boty-gotovie, https://freelancehunt.com/freelancers/programmirovanie/razrabotka-botov, https://web-f.ru/cozdanie-chat-bota-v-telegram/, https://profi.ru/it_freelance/razrabotka-chat-botov/price/, https://ya.ru/neurum/c/ekonomika-i-finansi/q/skolko_stoit_razrabotka_telegrambota_c003ec23, https://chatlabs.ru/, https://www.telderi.ru/ru/system/howtoselltgbot, https://profi.ru/it_freelance/razrabotka-botov-telegram/</text:p>
          </table:table-cell>
        </table:table-row>
        <table:table-row table:style-name="ro1">
          <table:table-cell table:style-name="ce2" office:value-type="string" calcext:value-type="string">
            <text:p>создание телеграм бота на заказ</text:p>
          </table:table-cell>
          <table:table-cell office:value-type="string" calcext:value-type="string">
            <text:p>куплю телеграм бота (12)</text:p>
          </table:table-cell>
          <table:table-cell office:value-type="float" office:value="16" calcext:value-type="float">
            <text:p>16</text:p>
          </table:table-cell>
          <table:table-cell office:value-type="float" office:value="5590" calcext:value-type="float">
            <text:p>559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portal/solutions/chat-bot/telegram, https://aimylogic.com/ru/kak-sdelat-chatbota/skolko-stoit-chatbot, https://kwork.ru/categories/script-programming/chat-boty-gotovie, https://freelancehunt.com/freelancers/programmirovanie/razrabotka-botov, https://web-f.ru/cozdanie-chat-bota-v-telegram/, https://profi.ru/it_freelance/razrabotka-chat-botov/price/, https://ya.ru/neurum/c/ekonomika-i-finansi/q/skolko_stoit_razrabotka_telegrambota_c003ec23, https://chatlabs.ru/, https://www.telderi.ru/ru/system/howtoselltgbot, https://profi.ru/it_freelance/razrabotka-botov-telegram/</text:p>
          </table:table-cell>
        </table:table-row>
        <table:table-row table:style-name="ro1">
          <table:table-cell table:style-name="ce2" office:value-type="string" calcext:value-type="string">
            <text:p>разработка чат бота телеграм цена</text:p>
          </table:table-cell>
          <table:table-cell office:value-type="string" calcext:value-type="string">
            <text:p>куплю телеграм бота (12)</text:p>
          </table:table-cell>
          <table:table-cell office:value-type="float" office:value="8" calcext:value-type="float">
            <text:p>8</text:p>
          </table:table-cell>
          <table:table-cell office:value-type="float" office:value="5590" calcext:value-type="float">
            <text:p>55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portal/solutions/chat-bot/telegram, https://aimylogic.com/ru/kak-sdelat-chatbota/skolko-stoit-chatbot, https://kwork.ru/categories/script-programming/chat-boty-gotovie, https://freelancehunt.com/freelancers/programmirovanie/razrabotka-botov, https://web-f.ru/cozdanie-chat-bota-v-telegram/, https://profi.ru/it_freelance/razrabotka-chat-botov/price/, https://ya.ru/neurum/c/ekonomika-i-finansi/q/skolko_stoit_razrabotka_telegrambota_c003ec23, https://chatlabs.ru/, https://www.telderi.ru/ru/system/howtoselltgbot, https://profi.ru/it_freelance/razrabotka-botov-telegram/</text:p>
          </table:table-cell>
        </table:table-row>
        <table:table-row table:style-name="ro1">
          <table:table-cell table:style-name="ce2" office:value-type="string" calcext:value-type="string">
            <text:p>создание чат бота в телеграм цена</text:p>
          </table:table-cell>
          <table:table-cell office:value-type="string" calcext:value-type="string">
            <text:p>куплю телеграм бота (12)</text:p>
          </table:table-cell>
          <table:table-cell office:value-type="float" office:value="8" calcext:value-type="float">
            <text:p>8</text:p>
          </table:table-cell>
          <table:table-cell office:value-type="float" office:value="5590" calcext:value-type="float">
            <text:p>559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portal/solutions/chat-bot/telegram, https://aimylogic.com/ru/kak-sdelat-chatbota/skolko-stoit-chatbot, https://kwork.ru/categories/script-programming/chat-boty-gotovie, https://freelancehunt.com/freelancers/programmirovanie/razrabotka-botov, https://web-f.ru/cozdanie-chat-bota-v-telegram/, https://profi.ru/it_freelance/razrabotka-chat-botov/price/, https://ya.ru/neurum/c/ekonomika-i-finansi/q/skolko_stoit_razrabotka_telegrambota_c003ec23, https://chatlabs.ru/, https://www.telderi.ru/ru/system/howtoselltgbot, https://profi.ru/it_freelance/razrabotka-botov-telegram/</text:p>
          </table:table-cell>
        </table:table-row>
        <table:table-row table:style-name="ro1">
          <table:table-cell table:style-name="ce2" office:value-type="string" calcext:value-type="string">
            <text:p>пересылка сообщений телеграмм</text:p>
          </table:table-cell>
          <table:table-cell office:value-type="string" calcext:value-type="string">
            <text:p>пересылка сообщений телеграмм (11)</text:p>
          </table:table-cell>
          <table:table-cell office:value-type="float" office:value="3234" calcext:value-type="float">
            <text:p>3234</text:p>
          </table:table-cell>
          <table:table-cell office:value-type="float" office:value="4013" calcext:value-type="float">
            <text:p>4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lowin.click/, https://github.com/bearpro/telegram-message-forwarder, https://old.junctionbot.io/ru/%D0%BF%D0%B5%D1%80%D0%B5%D1%81%D1%8B%D0%BB%D0%BA%D0%B0-%D1%82%D0%B5%D0%BB%D0%B5%D0%B3%D1%80%D0%B0%D0%BC-%D1%81%D0%BE%D0%BE%D0%B1%D1%89%D0%B5%D0%BD%D0%B8%D0%B9/, https://ya.ru/neurum/c/drugoe/q/est_li_besplatnye_boty_dlya_peresylki_iz_odnogo_75a4a658, https://peresylka-telegram.click/, https://redirect-bot.com/manual/, https://www.youtube.com/watch?v=SnOUoGQFK9Y, https://old.junctionbot.io/ru/forwarding-ru/, https://redirect-bot.com/, https://pikabu.ru/story/obzor_servisa_flowin_dlya_peresyilki_soobshcheniy_v_telegram_funktsional_stoimost_partnerskaya_programma_10776847</text:p>
          </table:table-cell>
        </table:table-row>
        <table:table-row table:style-name="ro1">
          <table:table-cell table:style-name="ce2" office:value-type="string" calcext:value-type="string">
            <text:p>телеграм бот пересылка сообщений</text:p>
          </table:table-cell>
          <table:table-cell office:value-type="string" calcext:value-type="string">
            <text:p>пересылка сообщений телеграмм (11)</text:p>
          </table:table-cell>
          <table:table-cell office:value-type="float" office:value="152" calcext:value-type="float">
            <text:p>152</text:p>
          </table:table-cell>
          <table:table-cell office:value-type="float" office:value="4013" calcext:value-type="float">
            <text:p>40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lowin.click/, https://github.com/bearpro/telegram-message-forwarder, https://old.junctionbot.io/ru/%D0%BF%D0%B5%D1%80%D0%B5%D1%81%D1%8B%D0%BB%D0%BA%D0%B0-%D1%82%D0%B5%D0%BB%D0%B5%D0%B3%D1%80%D0%B0%D0%BC-%D1%81%D0%BE%D0%BE%D0%B1%D1%89%D0%B5%D0%BD%D0%B8%D0%B9/, https://ya.ru/neurum/c/drugoe/q/est_li_besplatnye_boty_dlya_peresylki_iz_odnogo_75a4a658, https://peresylka-telegram.click/, https://redirect-bot.com/manual/, https://www.youtube.com/watch?v=SnOUoGQFK9Y, https://old.junctionbot.io/ru/forwarding-ru/, https://redirect-bot.com/, https://pikabu.ru/story/obzor_servisa_flowin_dlya_peresyilki_soobshcheniy_v_telegram_funktsional_stoimost_partnerskaya_programma_10776847</text:p>
          </table:table-cell>
        </table:table-row>
        <table:table-row table:style-name="ro1">
          <table:table-cell table:style-name="ce2" office:value-type="string" calcext:value-type="string">
            <text:p>бот пересылки сообщений телеграмм</text:p>
          </table:table-cell>
          <table:table-cell office:value-type="string" calcext:value-type="string">
            <text:p>пересылка сообщений телеграмм (11)</text:p>
          </table:table-cell>
          <table:table-cell office:value-type="float" office:value="145" calcext:value-type="float">
            <text:p>145</text:p>
          </table:table-cell>
          <table:table-cell office:value-type="float" office:value="4013" calcext:value-type="float">
            <text:p>40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lowin.click/, https://github.com/bearpro/telegram-message-forwarder, https://old.junctionbot.io/ru/%D0%BF%D0%B5%D1%80%D0%B5%D1%81%D1%8B%D0%BB%D0%BA%D0%B0-%D1%82%D0%B5%D0%BB%D0%B5%D0%B3%D1%80%D0%B0%D0%BC-%D1%81%D0%BE%D0%BE%D0%B1%D1%89%D0%B5%D0%BD%D0%B8%D0%B9/, https://ya.ru/neurum/c/drugoe/q/est_li_besplatnye_boty_dlya_peresylki_iz_odnogo_75a4a658, https://peresylka-telegram.click/, https://redirect-bot.com/manual/, https://www.youtube.com/watch?v=SnOUoGQFK9Y, https://old.junctionbot.io/ru/forwarding-ru/, https://redirect-bot.com/, https://pikabu.ru/story/obzor_servisa_flowin_dlya_peresyilki_soobshcheniy_v_telegram_funktsional_stoimost_partnerskaya_programma_10776847</text:p>
          </table:table-cell>
        </table:table-row>
        <table:table-row table:style-name="ro1">
          <table:table-cell table:style-name="ce2" office:value-type="string" calcext:value-type="string">
            <text:p>пересылка сообщений телеграмм бот</text:p>
          </table:table-cell>
          <table:table-cell office:value-type="string" calcext:value-type="string">
            <text:p>пересылка сообщений телеграмм (11)</text:p>
          </table:table-cell>
          <table:table-cell office:value-type="float" office:value="145" calcext:value-type="float">
            <text:p>145</text:p>
          </table:table-cell>
          <table:table-cell office:value-type="float" office:value="4013" calcext:value-type="float">
            <text:p>40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lowin.click/, https://github.com/bearpro/telegram-message-forwarder, https://old.junctionbot.io/ru/%D0%BF%D0%B5%D1%80%D0%B5%D1%81%D1%8B%D0%BB%D0%BA%D0%B0-%D1%82%D0%B5%D0%BB%D0%B5%D0%B3%D1%80%D0%B0%D0%BC-%D1%81%D0%BE%D0%BE%D0%B1%D1%89%D0%B5%D0%BD%D0%B8%D0%B9/, https://ya.ru/neurum/c/drugoe/q/est_li_besplatnye_boty_dlya_peresylki_iz_odnogo_75a4a658, https://peresylka-telegram.click/, https://redirect-bot.com/manual/, https://www.youtube.com/watch?v=SnOUoGQFK9Y, https://old.junctionbot.io/ru/forwarding-ru/, https://redirect-bot.com/, https://pikabu.ru/story/obzor_servisa_flowin_dlya_peresyilki_soobshcheniy_v_telegram_funktsional_stoimost_partnerskaya_programma_10776847</text:p>
          </table:table-cell>
        </table:table-row>
        <table:table-row table:style-name="ro1">
          <table:table-cell table:style-name="ce2" office:value-type="string" calcext:value-type="string">
            <text:p>бот телеграм для пересылки сообщений</text:p>
          </table:table-cell>
          <table:table-cell office:value-type="string" calcext:value-type="string">
            <text:p>пересылка сообщений телеграмм (11)</text:p>
          </table:table-cell>
          <table:table-cell office:value-type="float" office:value="97" calcext:value-type="float">
            <text:p>97</text:p>
          </table:table-cell>
          <table:table-cell office:value-type="float" office:value="4013" calcext:value-type="float">
            <text:p>40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lowin.click/, https://github.com/bearpro/telegram-message-forwarder, https://old.junctionbot.io/ru/%D0%BF%D0%B5%D1%80%D0%B5%D1%81%D1%8B%D0%BB%D0%BA%D0%B0-%D1%82%D0%B5%D0%BB%D0%B5%D0%B3%D1%80%D0%B0%D0%BC-%D1%81%D0%BE%D0%BE%D0%B1%D1%89%D0%B5%D0%BD%D0%B8%D0%B9/, https://ya.ru/neurum/c/drugoe/q/est_li_besplatnye_boty_dlya_peresylki_iz_odnogo_75a4a658, https://peresylka-telegram.click/, https://redirect-bot.com/manual/, https://www.youtube.com/watch?v=SnOUoGQFK9Y, https://old.junctionbot.io/ru/forwarding-ru/, https://redirect-bot.com/, https://pikabu.ru/story/obzor_servisa_flowin_dlya_peresyilki_soobshcheniy_v_telegram_funktsional_stoimost_partnerskaya_programma_10776847</text:p>
          </table:table-cell>
        </table:table-row>
        <table:table-row table:style-name="ro1">
          <table:table-cell table:style-name="ce2" office:value-type="string" calcext:value-type="string">
            <text:p>телеграм бот для пересылки сообщений</text:p>
          </table:table-cell>
          <table:table-cell office:value-type="string" calcext:value-type="string">
            <text:p>пересылка сообщений телеграмм (11)</text:p>
          </table:table-cell>
          <table:table-cell office:value-type="float" office:value="97" calcext:value-type="float">
            <text:p>97</text:p>
          </table:table-cell>
          <table:table-cell office:value-type="float" office:value="4013" calcext:value-type="float">
            <text:p>40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lowin.click/, https://github.com/bearpro/telegram-message-forwarder, https://old.junctionbot.io/ru/%D0%BF%D0%B5%D1%80%D0%B5%D1%81%D1%8B%D0%BB%D0%BA%D0%B0-%D1%82%D0%B5%D0%BB%D0%B5%D0%B3%D1%80%D0%B0%D0%BC-%D1%81%D0%BE%D0%BE%D0%B1%D1%89%D0%B5%D0%BD%D0%B8%D0%B9/, https://ya.ru/neurum/c/drugoe/q/est_li_besplatnye_boty_dlya_peresylki_iz_odnogo_75a4a658, https://peresylka-telegram.click/, https://redirect-bot.com/manual/, https://www.youtube.com/watch?v=SnOUoGQFK9Y, https://old.junctionbot.io/ru/forwarding-ru/, https://redirect-bot.com/, https://pikabu.ru/story/obzor_servisa_flowin_dlya_peresyilki_soobshcheniy_v_telegram_funktsional_stoimost_partnerskaya_programma_10776847</text:p>
          </table:table-cell>
        </table:table-row>
        <table:table-row table:style-name="ro1">
          <table:table-cell table:style-name="ce2" office:value-type="string" calcext:value-type="string">
            <text:p>бот для пересылки сообщений телеграмм</text:p>
          </table:table-cell>
          <table:table-cell office:value-type="string" calcext:value-type="string">
            <text:p>пересылка сообщений телеграмм (11)</text:p>
          </table:table-cell>
          <table:table-cell office:value-type="float" office:value="69" calcext:value-type="float">
            <text:p>69</text:p>
          </table:table-cell>
          <table:table-cell office:value-type="float" office:value="4013" calcext:value-type="float">
            <text:p>40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lowin.click/, https://github.com/bearpro/telegram-message-forwarder, https://old.junctionbot.io/ru/%D0%BF%D0%B5%D1%80%D0%B5%D1%81%D1%8B%D0%BB%D0%BA%D0%B0-%D1%82%D0%B5%D0%BB%D0%B5%D0%B3%D1%80%D0%B0%D0%BC-%D1%81%D0%BE%D0%BE%D0%B1%D1%89%D0%B5%D0%BD%D0%B8%D0%B9/, https://ya.ru/neurum/c/drugoe/q/est_li_besplatnye_boty_dlya_peresylki_iz_odnogo_75a4a658, https://peresylka-telegram.click/, https://redirect-bot.com/manual/, https://www.youtube.com/watch?v=SnOUoGQFK9Y, https://old.junctionbot.io/ru/forwarding-ru/, https://redirect-bot.com/, https://pikabu.ru/story/obzor_servisa_flowin_dlya_peresyilki_soobshcheniy_v_telegram_funktsional_stoimost_partnerskaya_programma_10776847</text:p>
          </table:table-cell>
        </table:table-row>
        <table:table-row table:style-name="ro1">
          <table:table-cell table:style-name="ce2" office:value-type="string" calcext:value-type="string">
            <text:p>автоматическая пересылка сообщений телеграмм</text:p>
          </table:table-cell>
          <table:table-cell office:value-type="string" calcext:value-type="string">
            <text:p>пересылка сообщений телеграмм (11)</text:p>
          </table:table-cell>
          <table:table-cell office:value-type="float" office:value="45" calcext:value-type="float">
            <text:p>45</text:p>
          </table:table-cell>
          <table:table-cell office:value-type="float" office:value="4013" calcext:value-type="float">
            <text:p>40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lowin.click/, https://github.com/bearpro/telegram-message-forwarder, https://old.junctionbot.io/ru/%D0%BF%D0%B5%D1%80%D0%B5%D1%81%D1%8B%D0%BB%D0%BA%D0%B0-%D1%82%D0%B5%D0%BB%D0%B5%D0%B3%D1%80%D0%B0%D0%BC-%D1%81%D0%BE%D0%BE%D0%B1%D1%89%D0%B5%D0%BD%D0%B8%D0%B9/, https://ya.ru/neurum/c/drugoe/q/est_li_besplatnye_boty_dlya_peresylki_iz_odnogo_75a4a658, https://peresylka-telegram.click/, https://redirect-bot.com/manual/, https://www.youtube.com/watch?v=SnOUoGQFK9Y, https://old.junctionbot.io/ru/forwarding-ru/, https://redirect-bot.com/, https://pikabu.ru/story/obzor_servisa_flowin_dlya_peresyilki_soobshcheniy_v_telegram_funktsional_stoimost_partnerskaya_programma_10776847</text:p>
          </table:table-cell>
        </table:table-row>
        <table:table-row table:style-name="ro1">
          <table:table-cell table:style-name="ce2" office:value-type="string" calcext:value-type="string">
            <text:p>бот для пересылки постов в телеграм</text:p>
          </table:table-cell>
          <table:table-cell office:value-type="string" calcext:value-type="string">
            <text:p>пересылка сообщений телеграмм (11)</text:p>
          </table:table-cell>
          <table:table-cell office:value-type="float" office:value="16" calcext:value-type="float">
            <text:p>16</text:p>
          </table:table-cell>
          <table:table-cell office:value-type="float" office:value="4013" calcext:value-type="float">
            <text:p>4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lowin.click/, https://github.com/bearpro/telegram-message-forwarder, https://old.junctionbot.io/ru/%D0%BF%D0%B5%D1%80%D0%B5%D1%81%D1%8B%D0%BB%D0%BA%D0%B0-%D1%82%D0%B5%D0%BB%D0%B5%D0%B3%D1%80%D0%B0%D0%BC-%D1%81%D0%BE%D0%BE%D0%B1%D1%89%D0%B5%D0%BD%D0%B8%D0%B9/, https://ya.ru/neurum/c/drugoe/q/est_li_besplatnye_boty_dlya_peresylki_iz_odnogo_75a4a658, https://peresylka-telegram.click/, https://redirect-bot.com/manual/, https://www.youtube.com/watch?v=SnOUoGQFK9Y, https://old.junctionbot.io/ru/forwarding-ru/, https://redirect-bot.com/, https://pikabu.ru/story/obzor_servisa_flowin_dlya_peresyilki_soobshcheniy_v_telegram_funktsional_stoimost_partnerskaya_programma_10776847</text:p>
          </table:table-cell>
        </table:table-row>
        <table:table-row table:style-name="ro1">
          <table:table-cell table:style-name="ce2" office:value-type="string" calcext:value-type="string">
            <text:p>бесплатный бот для пересылки сообщений телеграмм</text:p>
          </table:table-cell>
          <table:table-cell office:value-type="string" calcext:value-type="string">
            <text:p>пересылка сообщений телеграмм (11)</text:p>
          </table:table-cell>
          <table:table-cell office:value-type="float" office:value="11" calcext:value-type="float">
            <text:p>11</text:p>
          </table:table-cell>
          <table:table-cell office:value-type="float" office:value="4013" calcext:value-type="float">
            <text:p>4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lowin.click/, https://github.com/bearpro/telegram-message-forwarder, https://old.junctionbot.io/ru/%D0%BF%D0%B5%D1%80%D0%B5%D1%81%D1%8B%D0%BB%D0%BA%D0%B0-%D1%82%D0%B5%D0%BB%D0%B5%D0%B3%D1%80%D0%B0%D0%BC-%D1%81%D0%BE%D0%BE%D0%B1%D1%89%D0%B5%D0%BD%D0%B8%D0%B9/, https://ya.ru/neurum/c/drugoe/q/est_li_besplatnye_boty_dlya_peresylki_iz_odnogo_75a4a658, https://peresylka-telegram.click/, https://redirect-bot.com/manual/, https://www.youtube.com/watch?v=SnOUoGQFK9Y, https://old.junctionbot.io/ru/forwarding-ru/, https://redirect-bot.com/, https://pikabu.ru/story/obzor_servisa_flowin_dlya_peresyilki_soobshcheniy_v_telegram_funktsional_stoimost_partnerskaya_programma_10776847</text:p>
          </table:table-cell>
        </table:table-row>
        <table:table-row table:style-name="ro1">
          <table:table-cell table:style-name="ce2" office:value-type="string" calcext:value-type="string">
            <text:p>бот в телеграмме для автоматической пересылки сообщений</text:p>
          </table:table-cell>
          <table:table-cell office:value-type="string" calcext:value-type="string">
            <text:p>пересылка сообщений телеграмм (11)</text:p>
          </table:table-cell>
          <table:table-cell office:value-type="float" office:value="2" calcext:value-type="float">
            <text:p>2</text:p>
          </table:table-cell>
          <table:table-cell office:value-type="float" office:value="4013" calcext:value-type="float">
            <text:p>40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lowin.click/, https://github.com/bearpro/telegram-message-forwarder, https://old.junctionbot.io/ru/%D0%BF%D0%B5%D1%80%D0%B5%D1%81%D1%8B%D0%BB%D0%BA%D0%B0-%D1%82%D0%B5%D0%BB%D0%B5%D0%B3%D1%80%D0%B0%D0%BC-%D1%81%D0%BE%D0%BE%D0%B1%D1%89%D0%B5%D0%BD%D0%B8%D0%B9/, https://ya.ru/neurum/c/drugoe/q/est_li_besplatnye_boty_dlya_peresylki_iz_odnogo_75a4a658, https://peresylka-telegram.click/, https://redirect-bot.com/manual/, https://www.youtube.com/watch?v=SnOUoGQFK9Y, https://old.junctionbot.io/ru/forwarding-ru/, https://redirect-bot.com/, https://pikabu.ru/story/obzor_servisa_flowin_dlya_peresyilki_soobshcheniy_v_telegram_funktsional_stoimost_partnerskaya_programma_10776847</text:p>
          </table:table-cell>
        </table:table-row>
        <table:table-row table:style-name="ro1">
          <table:table-cell table:style-name="ce2" office:value-type="string" calcext:value-type="string">
            <text:p>боты телеграмм для развлечения</text:p>
          </table:table-cell>
          <table:table-cell office:value-type="string" calcext:value-type="string">
            <text:p>боты телеграмм для развлечения (11)</text:p>
          </table:table-cell>
          <table:table-cell office:value-type="float" office:value="268" calcext:value-type="float">
            <text:p>268</text:p>
          </table:table-cell>
          <table:table-cell office:value-type="float" office:value="1076" calcext:value-type="float">
            <text:p>10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halvacard.ru/entertainment/podborka-botov-dlya-chatov-telegram, https://thegirl.ru/articles/25-samykh-prikolnykh-i-poleznykh-botov-v-telegram/, https://gerabot.com/ru/article/igrovi_chatboti_u_telegram, https://perfluence.net/blog/article/best-telegram-chat-bots, https://skillbox.ru/media/marketing/30-poleznykh-telegrambotov-ot-napominalok-do-anonimnykh-chatov/, https://telegram.org.ru/telegram-bots/bots-entertainments/page/3/, https://vc.ru/services/620996-podborka-telegramm-botov-dlya-razvlecheniya, https://dzen.ru/a/Yuu7DBklCmYXvK-1, https://dzen.ru/list/games/boty-v-telegramme-dlia-grupp-razvlekatelnye-igry, https://pikabu.ru/story/luchshie_igrovyie_botyi_telegramm_dlya_vashey_besedyi_gruppyi_10761230</text:p>
          </table:table-cell>
        </table:table-row>
        <table:table-row table:style-name="ro1">
          <table:table-cell table:style-name="ce2" office:value-type="string" calcext:value-type="string">
            <text:p>развлекательные боты телеграмм</text:p>
          </table:table-cell>
          <table:table-cell office:value-type="string" calcext:value-type="string">
            <text:p>боты телеграмм для развлечения (11)</text:p>
          </table:table-cell>
          <table:table-cell office:value-type="float" office:value="241" calcext:value-type="float">
            <text:p>241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halvacard.ru/entertainment/podborka-botov-dlya-chatov-telegram, https://thegirl.ru/articles/25-samykh-prikolnykh-i-poleznykh-botov-v-telegram/, https://gerabot.com/ru/article/igrovi_chatboti_u_telegram, https://perfluence.net/blog/article/best-telegram-chat-bots, https://skillbox.ru/media/marketing/30-poleznykh-telegrambotov-ot-napominalok-do-anonimnykh-chatov/, https://telegram.org.ru/telegram-bots/bots-entertainments/page/3/, https://vc.ru/services/620996-podborka-telegramm-botov-dlya-razvlecheniya, https://dzen.ru/a/Yuu7DBklCmYXvK-1, https://dzen.ru/list/games/boty-v-telegramme-dlia-grupp-razvlekatelnye-igry, https://pikabu.ru/story/luchshie_igrovyie_botyi_telegramm_dlya_vashey_besedyi_gruppyi_10761230</text:p>
          </table:table-cell>
        </table:table-row>
        <table:table-row table:style-name="ro1">
          <table:table-cell table:style-name="ce2" office:value-type="string" calcext:value-type="string">
            <text:p>боты в тг для развлечения</text:p>
          </table:table-cell>
          <table:table-cell office:value-type="string" calcext:value-type="string">
            <text:p>боты телеграмм для развлечения (11)</text:p>
          </table:table-cell>
          <table:table-cell office:value-type="float" office:value="156" calcext:value-type="float">
            <text:p>156</text:p>
          </table:table-cell>
          <table:table-cell office:value-type="float" office:value="1076" calcext:value-type="float">
            <text:p>10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halvacard.ru/entertainment/podborka-botov-dlya-chatov-telegram, https://thegirl.ru/articles/25-samykh-prikolnykh-i-poleznykh-botov-v-telegram/, https://gerabot.com/ru/article/igrovi_chatboti_u_telegram, https://perfluence.net/blog/article/best-telegram-chat-bots, https://skillbox.ru/media/marketing/30-poleznykh-telegrambotov-ot-napominalok-do-anonimnykh-chatov/, https://telegram.org.ru/telegram-bots/bots-entertainments/page/3/, https://vc.ru/services/620996-podborka-telegramm-botov-dlya-razvlecheniya, https://dzen.ru/a/Yuu7DBklCmYXvK-1, https://dzen.ru/list/games/boty-v-telegramme-dlia-grupp-razvlekatelnye-igry, https://pikabu.ru/story/luchshie_igrovyie_botyi_telegramm_dlya_vashey_besedyi_gruppyi_10761230</text:p>
          </table:table-cell>
        </table:table-row>
        <table:table-row table:style-name="ro1">
          <table:table-cell table:style-name="ce2" office:value-type="string" calcext:value-type="string">
            <text:p>развлекательные боты для чатов телеграм</text:p>
          </table:table-cell>
          <table:table-cell office:value-type="string" calcext:value-type="string">
            <text:p>боты телеграмм для развлечения (11)</text:p>
          </table:table-cell>
          <table:table-cell office:value-type="float" office:value="104" calcext:value-type="float">
            <text:p>104</text:p>
          </table:table-cell>
          <table:table-cell office:value-type="float" office:value="1076" calcext:value-type="float">
            <text:p>10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halvacard.ru/entertainment/podborka-botov-dlya-chatov-telegram, https://thegirl.ru/articles/25-samykh-prikolnykh-i-poleznykh-botov-v-telegram/, https://gerabot.com/ru/article/igrovi_chatboti_u_telegram, https://perfluence.net/blog/article/best-telegram-chat-bots, https://skillbox.ru/media/marketing/30-poleznykh-telegrambotov-ot-napominalok-do-anonimnykh-chatov/, https://telegram.org.ru/telegram-bots/bots-entertainments/page/3/, https://vc.ru/services/620996-podborka-telegramm-botov-dlya-razvlecheniya, https://dzen.ru/a/Yuu7DBklCmYXvK-1, https://dzen.ru/list/games/boty-v-telegramme-dlia-grupp-razvlekatelnye-igry, https://pikabu.ru/story/luchshie_igrovyie_botyi_telegramm_dlya_vashey_besedyi_gruppyi_10761230</text:p>
          </table:table-cell>
        </table:table-row>
        <table:table-row table:style-name="ro1">
          <table:table-cell table:style-name="ce2" office:value-type="string" calcext:value-type="string">
            <text:p>боты для развлечения телеграм</text:p>
          </table:table-cell>
          <table:table-cell office:value-type="string" calcext:value-type="string">
            <text:p>боты телеграмм для развлечения (11)</text:p>
          </table:table-cell>
          <table:table-cell office:value-type="float" office:value="84" calcext:value-type="float">
            <text:p>84</text:p>
          </table:table-cell>
          <table:table-cell office:value-type="float" office:value="1076" calcext:value-type="float">
            <text:p>10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halvacard.ru/entertainment/podborka-botov-dlya-chatov-telegram, https://thegirl.ru/articles/25-samykh-prikolnykh-i-poleznykh-botov-v-telegram/, https://gerabot.com/ru/article/igrovi_chatboti_u_telegram, https://perfluence.net/blog/article/best-telegram-chat-bots, https://skillbox.ru/media/marketing/30-poleznykh-telegrambotov-ot-napominalok-do-anonimnykh-chatov/, https://telegram.org.ru/telegram-bots/bots-entertainments/page/3/, https://vc.ru/services/620996-podborka-telegramm-botov-dlya-razvlecheniya, https://dzen.ru/a/Yuu7DBklCmYXvK-1, https://dzen.ru/list/games/boty-v-telegramme-dlia-grupp-razvlekatelnye-igry, https://pikabu.ru/story/luchshie_igrovyie_botyi_telegramm_dlya_vashey_besedyi_gruppyi_10761230</text:p>
          </table:table-cell>
        </table:table-row>
        <table:table-row table:style-name="ro1">
          <table:table-cell table:style-name="ce2" office:value-type="string" calcext:value-type="string">
            <text:p>телеграм боты для развлечения</text:p>
          </table:table-cell>
          <table:table-cell office:value-type="string" calcext:value-type="string">
            <text:p>боты телеграмм для развлечения (11)</text:p>
          </table:table-cell>
          <table:table-cell office:value-type="float" office:value="84" calcext:value-type="float">
            <text:p>84</text:p>
          </table:table-cell>
          <table:table-cell office:value-type="float" office:value="1076" calcext:value-type="float">
            <text:p>10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halvacard.ru/entertainment/podborka-botov-dlya-chatov-telegram, https://thegirl.ru/articles/25-samykh-prikolnykh-i-poleznykh-botov-v-telegram/, https://gerabot.com/ru/article/igrovi_chatboti_u_telegram, https://perfluence.net/blog/article/best-telegram-chat-bots, https://skillbox.ru/media/marketing/30-poleznykh-telegrambotov-ot-napominalok-do-anonimnykh-chatov/, https://telegram.org.ru/telegram-bots/bots-entertainments/page/3/, https://vc.ru/services/620996-podborka-telegramm-botov-dlya-razvlecheniya, https://dzen.ru/a/Yuu7DBklCmYXvK-1, https://dzen.ru/list/games/boty-v-telegramme-dlia-grupp-razvlekatelnye-igry, https://pikabu.ru/story/luchshie_igrovyie_botyi_telegramm_dlya_vashey_besedyi_gruppyi_10761230</text:p>
          </table:table-cell>
        </table:table-row>
        <table:table-row table:style-name="ro1">
          <table:table-cell table:style-name="ce2" office:value-type="string" calcext:value-type="string">
            <text:p>развлекательные боты телеграмм для чатов</text:p>
          </table:table-cell>
          <table:table-cell office:value-type="string" calcext:value-type="string">
            <text:p>боты телеграмм для развлечения (11)</text:p>
          </table:table-cell>
          <table:table-cell office:value-type="float" office:value="81" calcext:value-type="float">
            <text:p>81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halvacard.ru/entertainment/podborka-botov-dlya-chatov-telegram, https://thegirl.ru/articles/25-samykh-prikolnykh-i-poleznykh-botov-v-telegram/, https://gerabot.com/ru/article/igrovi_chatboti_u_telegram, https://perfluence.net/blog/article/best-telegram-chat-bots, https://skillbox.ru/media/marketing/30-poleznykh-telegrambotov-ot-napominalok-do-anonimnykh-chatov/, https://telegram.org.ru/telegram-bots/bots-entertainments/page/3/, https://vc.ru/services/620996-podborka-telegramm-botov-dlya-razvlecheniya, https://dzen.ru/a/Yuu7DBklCmYXvK-1, https://dzen.ru/list/games/boty-v-telegramme-dlia-grupp-razvlekatelnye-igry, https://pikabu.ru/story/luchshie_igrovyie_botyi_telegramm_dlya_vashey_besedyi_gruppyi_10761230</text:p>
          </table:table-cell>
        </table:table-row>
        <table:table-row table:style-name="ro1">
          <table:table-cell table:style-name="ce2" office:value-type="string" calcext:value-type="string">
            <text:p>боты для чатов телеграм развлечения</text:p>
          </table:table-cell>
          <table:table-cell office:value-type="string" calcext:value-type="string">
            <text:p>боты телеграмм для развлечения (11)</text:p>
          </table:table-cell>
          <table:table-cell office:value-type="float" office:value="23" calcext:value-type="float">
            <text:p>23</text:p>
          </table:table-cell>
          <table:table-cell office:value-type="float" office:value="1076" calcext:value-type="float">
            <text:p>10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halvacard.ru/entertainment/podborka-botov-dlya-chatov-telegram, https://thegirl.ru/articles/25-samykh-prikolnykh-i-poleznykh-botov-v-telegram/, https://gerabot.com/ru/article/igrovi_chatboti_u_telegram, https://perfluence.net/blog/article/best-telegram-chat-bots, https://skillbox.ru/media/marketing/30-poleznykh-telegrambotov-ot-napominalok-do-anonimnykh-chatov/, https://telegram.org.ru/telegram-bots/bots-entertainments/page/3/, https://vc.ru/services/620996-podborka-telegramm-botov-dlya-razvlecheniya, https://dzen.ru/a/Yuu7DBklCmYXvK-1, https://dzen.ru/list/games/boty-v-telegramme-dlia-grupp-razvlekatelnye-igry, https://pikabu.ru/story/luchshie_igrovyie_botyi_telegramm_dlya_vashey_besedyi_gruppyi_10761230</text:p>
          </table:table-cell>
        </table:table-row>
        <table:table-row table:style-name="ro1">
          <table:table-cell table:style-name="ce2" office:value-type="string" calcext:value-type="string">
            <text:p>боты в телеграм для развлечения</text:p>
          </table:table-cell>
          <table:table-cell office:value-type="string" calcext:value-type="string">
            <text:p>боты телеграмм для развлечения (11)</text:p>
          </table:table-cell>
          <table:table-cell office:value-type="float" office:value="22" calcext:value-type="float">
            <text:p>22</text:p>
          </table:table-cell>
          <table:table-cell office:value-type="float" office:value="1076" calcext:value-type="float">
            <text:p>10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halvacard.ru/entertainment/podborka-botov-dlya-chatov-telegram, https://thegirl.ru/articles/25-samykh-prikolnykh-i-poleznykh-botov-v-telegram/, https://gerabot.com/ru/article/igrovi_chatboti_u_telegram, https://perfluence.net/blog/article/best-telegram-chat-bots, https://skillbox.ru/media/marketing/30-poleznykh-telegrambotov-ot-napominalok-do-anonimnykh-chatov/, https://telegram.org.ru/telegram-bots/bots-entertainments/page/3/, https://vc.ru/services/620996-podborka-telegramm-botov-dlya-razvlecheniya, https://dzen.ru/a/Yuu7DBklCmYXvK-1, https://dzen.ru/list/games/boty-v-telegramme-dlia-grupp-razvlekatelnye-igry, https://pikabu.ru/story/luchshie_igrovyie_botyi_telegramm_dlya_vashey_besedyi_gruppyi_10761230</text:p>
          </table:table-cell>
        </table:table-row>
        <table:table-row table:style-name="ro1">
          <table:table-cell table:style-name="ce2" office:value-type="string" calcext:value-type="string">
            <text:p>развлекательные боты для бесед телеграм</text:p>
          </table:table-cell>
          <table:table-cell office:value-type="string" calcext:value-type="string">
            <text:p>боты телеграмм для развлечения (11)</text:p>
          </table:table-cell>
          <table:table-cell office:value-type="float" office:value="13" calcext:value-type="float">
            <text:p>13</text:p>
          </table:table-cell>
          <table:table-cell office:value-type="float" office:value="1076" calcext:value-type="float">
            <text:p>10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halvacard.ru/entertainment/podborka-botov-dlya-chatov-telegram, https://thegirl.ru/articles/25-samykh-prikolnykh-i-poleznykh-botov-v-telegram/, https://gerabot.com/ru/article/igrovi_chatboti_u_telegram, https://perfluence.net/blog/article/best-telegram-chat-bots, https://skillbox.ru/media/marketing/30-poleznykh-telegrambotov-ot-napominalok-do-anonimnykh-chatov/, https://telegram.org.ru/telegram-bots/bots-entertainments/page/3/, https://vc.ru/services/620996-podborka-telegramm-botov-dlya-razvlecheniya, https://dzen.ru/a/Yuu7DBklCmYXvK-1, https://dzen.ru/list/games/boty-v-telegramme-dlia-grupp-razvlekatelnye-igry, https://pikabu.ru/story/luchshie_igrovyie_botyi_telegramm_dlya_vashey_besedyi_gruppyi_10761230</text:p>
          </table:table-cell>
        </table:table-row>
        <table:table-row table:style-name="ro1">
          <table:table-cell table:style-name="ce2" office:value-type="string" calcext:value-type="string">
            <text:p>развлекательные боты телеграмм для бесед</text:p>
          </table:table-cell>
          <table:table-cell office:value-type="string" calcext:value-type="string">
            <text:p>боты телеграмм для развлечения (11)</text:p>
          </table:table-cell>
          <table:table-cell office:value-type="float" office:value="0" calcext:value-type="float">
            <text:p>0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halvacard.ru/entertainment/podborka-botov-dlya-chatov-telegram, https://thegirl.ru/articles/25-samykh-prikolnykh-i-poleznykh-botov-v-telegram/, https://gerabot.com/ru/article/igrovi_chatboti_u_telegram, https://perfluence.net/blog/article/best-telegram-chat-bots, https://skillbox.ru/media/marketing/30-poleznykh-telegrambotov-ot-napominalok-do-anonimnykh-chatov/, https://telegram.org.ru/telegram-bots/bots-entertainments/page/3/, https://vc.ru/services/620996-podborka-telegramm-botov-dlya-razvlecheniya, https://dzen.ru/a/Yuu7DBklCmYXvK-1, https://dzen.ru/list/games/boty-v-telegramme-dlia-grupp-razvlekatelnye-igry, https://pikabu.ru/story/luchshie_igrovyie_botyi_telegramm_dlya_vashey_besedyi_gruppyi_10761230</text:p>
          </table:table-cell>
        </table:table-row>
        <table:table-row table:style-name="ro1">
          <table:table-cell table:style-name="ce2" office:value-type="string" calcext:value-type="string">
            <text:p>пост бот телеграм</text:p>
          </table:table-cell>
          <table:table-cell office:value-type="string" calcext:value-type="string">
            <text:p>пост бот телеграм (10)</text:p>
          </table:table-cell>
          <table:table-cell office:value-type="float" office:value="1106" calcext:value-type="float">
            <text:p>1106</text:p>
          </table:table-cell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box.com/blog/tlg/bot-dlya-postov-v-telegramme/, https://news.pressfeed.ru/15-telegram-botov-dlya-raboty-s-tekstom-kartinkami-postami-oplatoj-i-podpiskami/, https://telepost.me/, https://dzen.ru/a/ZKf4ghWAnm8SbOw9, https://vc.ru/marketing/1676296-poleznye-boty-dlya-postinga-v-telegram-kanal, https://vc.ru/social/1440656-poleznye-boty-dlya-telegram-kotorye-pomogayut-v-rabote, https://www.unisender.com/ru/blog/boty-v-telegram/, https://sendpulse.com/ru/knowledge-base/chatbot/telegram/publish-telegram-post, https://text.ru/blog/10-poleznyh-telegram-botov-dlya-sozdaniya-i-obrabotki-kontenta, https://notepost.ru/</text:p>
          </table:table-cell>
        </table:table-row>
        <table:table-row table:style-name="ro1">
          <table:table-cell table:style-name="ce2" office:value-type="string" calcext:value-type="string">
            <text:p>бот для постов телеграм</text:p>
          </table:table-cell>
          <table:table-cell office:value-type="string" calcext:value-type="string">
            <text:p>пост бот телеграм (10)</text:p>
          </table:table-cell>
          <table:table-cell office:value-type="float" office:value="446" calcext:value-type="float">
            <text:p>446</text:p>
          </table:table-cell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box.com/blog/tlg/bot-dlya-postov-v-telegramme/, https://news.pressfeed.ru/15-telegram-botov-dlya-raboty-s-tekstom-kartinkami-postami-oplatoj-i-podpiskami/, https://telepost.me/, https://dzen.ru/a/ZKf4ghWAnm8SbOw9, https://vc.ru/marketing/1676296-poleznye-boty-dlya-postinga-v-telegram-kanal, https://vc.ru/social/1440656-poleznye-boty-dlya-telegram-kotorye-pomogayut-v-rabote, https://www.unisender.com/ru/blog/boty-v-telegram/, https://sendpulse.com/ru/knowledge-base/chatbot/telegram/publish-telegram-post, https://text.ru/blog/10-poleznyh-telegram-botov-dlya-sozdaniya-i-obrabotki-kontenta, https://notepost.ru/</text:p>
          </table:table-cell>
        </table:table-row>
        <table:table-row table:style-name="ro1">
          <table:table-cell table:style-name="ce2" office:value-type="string" calcext:value-type="string">
            <text:p>бот для постов в телеграм</text:p>
          </table:table-cell>
          <table:table-cell office:value-type="string" calcext:value-type="string">
            <text:p>пост бот телеграм (10)</text:p>
          </table:table-cell>
          <table:table-cell office:value-type="float" office:value="319" calcext:value-type="float">
            <text:p>319</text:p>
          </table:table-cell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box.com/blog/tlg/bot-dlya-postov-v-telegramme/, https://news.pressfeed.ru/15-telegram-botov-dlya-raboty-s-tekstom-kartinkami-postami-oplatoj-i-podpiskami/, https://telepost.me/, https://dzen.ru/a/ZKf4ghWAnm8SbOw9, https://vc.ru/marketing/1676296-poleznye-boty-dlya-postinga-v-telegram-kanal, https://vc.ru/social/1440656-poleznye-boty-dlya-telegram-kotorye-pomogayut-v-rabote, https://www.unisender.com/ru/blog/boty-v-telegram/, https://sendpulse.com/ru/knowledge-base/chatbot/telegram/publish-telegram-post, https://text.ru/blog/10-poleznyh-telegram-botov-dlya-sozdaniya-i-obrabotki-kontenta, https://notepost.ru/</text:p>
          </table:table-cell>
        </table:table-row>
        <table:table-row table:style-name="ro1">
          <table:table-cell table:style-name="ce2" office:value-type="string" calcext:value-type="string">
            <text:p>телеграм бот для публикации</text:p>
          </table:table-cell>
          <table:table-cell office:value-type="string" calcext:value-type="string">
            <text:p>пост бот телеграм (10)</text:p>
          </table:table-cell>
          <table:table-cell office:value-type="float" office:value="148" calcext:value-type="float">
            <text:p>148</text:p>
          </table:table-cell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box.com/blog/tlg/bot-dlya-postov-v-telegramme/, https://news.pressfeed.ru/15-telegram-botov-dlya-raboty-s-tekstom-kartinkami-postami-oplatoj-i-podpiskami/, https://telepost.me/, https://dzen.ru/a/ZKf4ghWAnm8SbOw9, https://vc.ru/marketing/1676296-poleznye-boty-dlya-postinga-v-telegram-kanal, https://vc.ru/social/1440656-poleznye-boty-dlya-telegram-kotorye-pomogayut-v-rabote, https://www.unisender.com/ru/blog/boty-v-telegram/, https://sendpulse.com/ru/knowledge-base/chatbot/telegram/publish-telegram-post, https://text.ru/blog/10-poleznyh-telegram-botov-dlya-sozdaniya-i-obrabotki-kontenta, https://notepost.ru/</text:p>
          </table:table-cell>
        </table:table-row>
        <table:table-row table:style-name="ro1">
          <table:table-cell table:style-name="ce2" office:value-type="string" calcext:value-type="string">
            <text:p>боты для постинга телеграм</text:p>
          </table:table-cell>
          <table:table-cell office:value-type="string" calcext:value-type="string">
            <text:p>пост бот телеграм (10)</text:p>
          </table:table-cell>
          <table:table-cell office:value-type="float" office:value="146" calcext:value-type="float">
            <text:p>146</text:p>
          </table:table-cell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box.com/blog/tlg/bot-dlya-postov-v-telegramme/, https://news.pressfeed.ru/15-telegram-botov-dlya-raboty-s-tekstom-kartinkami-postami-oplatoj-i-podpiskami/, https://telepost.me/, https://dzen.ru/a/ZKf4ghWAnm8SbOw9, https://vc.ru/marketing/1676296-poleznye-boty-dlya-postinga-v-telegram-kanal, https://vc.ru/social/1440656-poleznye-boty-dlya-telegram-kotorye-pomogayut-v-rabote, https://www.unisender.com/ru/blog/boty-v-telegram/, https://sendpulse.com/ru/knowledge-base/chatbot/telegram/publish-telegram-post, https://text.ru/blog/10-poleznyh-telegram-botov-dlya-sozdaniya-i-obrabotki-kontenta, https://notepost.ru/</text:p>
          </table:table-cell>
        </table:table-row>
        <table:table-row table:style-name="ro1">
          <table:table-cell table:style-name="ce2" office:value-type="string" calcext:value-type="string">
            <text:p>бот для публикаций в телеграм</text:p>
          </table:table-cell>
          <table:table-cell office:value-type="string" calcext:value-type="string">
            <text:p>пост бот телеграм (10)</text:p>
          </table:table-cell>
          <table:table-cell office:value-type="float" office:value="118" calcext:value-type="float">
            <text:p>118</text:p>
          </table:table-cell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box.com/blog/tlg/bot-dlya-postov-v-telegramme/, https://news.pressfeed.ru/15-telegram-botov-dlya-raboty-s-tekstom-kartinkami-postami-oplatoj-i-podpiskami/, https://telepost.me/, https://dzen.ru/a/ZKf4ghWAnm8SbOw9, https://vc.ru/marketing/1676296-poleznye-boty-dlya-postinga-v-telegram-kanal, https://vc.ru/social/1440656-poleznye-boty-dlya-telegram-kotorye-pomogayut-v-rabote, https://www.unisender.com/ru/blog/boty-v-telegram/, https://sendpulse.com/ru/knowledge-base/chatbot/telegram/publish-telegram-post, https://text.ru/blog/10-poleznyh-telegram-botov-dlya-sozdaniya-i-obrabotki-kontenta, https://notepost.ru/</text:p>
          </table:table-cell>
        </table:table-row>
        <table:table-row table:style-name="ro1">
          <table:table-cell table:style-name="ce2" office:value-type="string" calcext:value-type="string">
            <text:p>бот для отложенных постов телеграм</text:p>
          </table:table-cell>
          <table:table-cell office:value-type="string" calcext:value-type="string">
            <text:p>пост бот телеграм (10)</text:p>
          </table:table-cell>
          <table:table-cell office:value-type="float" office:value="36" calcext:value-type="float">
            <text:p>36</text:p>
          </table:table-cell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box.com/blog/tlg/bot-dlya-postov-v-telegramme/, https://news.pressfeed.ru/15-telegram-botov-dlya-raboty-s-tekstom-kartinkami-postami-oplatoj-i-podpiskami/, https://telepost.me/, https://dzen.ru/a/ZKf4ghWAnm8SbOw9, https://vc.ru/marketing/1676296-poleznye-boty-dlya-postinga-v-telegram-kanal, https://vc.ru/social/1440656-poleznye-boty-dlya-telegram-kotorye-pomogayut-v-rabote, https://www.unisender.com/ru/blog/boty-v-telegram/, https://sendpulse.com/ru/knowledge-base/chatbot/telegram/publish-telegram-post, https://text.ru/blog/10-poleznyh-telegram-botov-dlya-sozdaniya-i-obrabotki-kontenta, https://notepost.ru/</text:p>
          </table:table-cell>
        </table:table-row>
        <table:table-row table:style-name="ro1">
          <table:table-cell table:style-name="ce2" office:value-type="string" calcext:value-type="string">
            <text:p>бот для создания постов в телеграм</text:p>
          </table:table-cell>
          <table:table-cell office:value-type="string" calcext:value-type="string">
            <text:p>пост бот телеграм (10)</text:p>
          </table:table-cell>
          <table:table-cell office:value-type="float" office:value="25" calcext:value-type="float">
            <text:p>25</text:p>
          </table:table-cell>
          <table:table-cell office:value-type="float" office:value="2360" calcext:value-type="float">
            <text:p>2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box.com/blog/tlg/bot-dlya-postov-v-telegramme/, https://news.pressfeed.ru/15-telegram-botov-dlya-raboty-s-tekstom-kartinkami-postami-oplatoj-i-podpiskami/, https://telepost.me/, https://dzen.ru/a/ZKf4ghWAnm8SbOw9, https://vc.ru/marketing/1676296-poleznye-boty-dlya-postinga-v-telegram-kanal, https://vc.ru/social/1440656-poleznye-boty-dlya-telegram-kotorye-pomogayut-v-rabote, https://www.unisender.com/ru/blog/boty-v-telegram/, https://sendpulse.com/ru/knowledge-base/chatbot/telegram/publish-telegram-post, https://text.ru/blog/10-poleznyh-telegram-botov-dlya-sozdaniya-i-obrabotki-kontenta, https://notepost.ru/</text:p>
          </table:table-cell>
        </table:table-row>
        <table:table-row table:style-name="ro1">
          <table:table-cell table:style-name="ce2" office:value-type="string" calcext:value-type="string">
            <text:p>бот для отложенного постинга телеграм</text:p>
          </table:table-cell>
          <table:table-cell office:value-type="string" calcext:value-type="string">
            <text:p>пост бот телеграм (10)</text:p>
          </table:table-cell>
          <table:table-cell office:value-type="float" office:value="10" calcext:value-type="float">
            <text:p>10</text:p>
          </table:table-cell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box.com/blog/tlg/bot-dlya-postov-v-telegramme/, https://news.pressfeed.ru/15-telegram-botov-dlya-raboty-s-tekstom-kartinkami-postami-oplatoj-i-podpiskami/, https://telepost.me/, https://dzen.ru/a/ZKf4ghWAnm8SbOw9, https://vc.ru/marketing/1676296-poleznye-boty-dlya-postinga-v-telegram-kanal, https://vc.ru/social/1440656-poleznye-boty-dlya-telegram-kotorye-pomogayut-v-rabote, https://www.unisender.com/ru/blog/boty-v-telegram/, https://sendpulse.com/ru/knowledge-base/chatbot/telegram/publish-telegram-post, https://text.ru/blog/10-poleznyh-telegram-botov-dlya-sozdaniya-i-obrabotki-kontenta, https://notepost.ru/</text:p>
          </table:table-cell>
        </table:table-row>
        <table:table-row table:style-name="ro1">
          <table:table-cell table:style-name="ce2" office:value-type="string" calcext:value-type="string">
            <text:p>бот для оформления постов в телеграм</text:p>
          </table:table-cell>
          <table:table-cell office:value-type="string" calcext:value-type="string">
            <text:p>пост бот телеграм (10)</text:p>
          </table:table-cell>
          <table:table-cell office:value-type="float" office:value="6" calcext:value-type="float">
            <text:p>6</text:p>
          </table:table-cell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mmbox.com/blog/tlg/bot-dlya-postov-v-telegramme/, https://news.pressfeed.ru/15-telegram-botov-dlya-raboty-s-tekstom-kartinkami-postami-oplatoj-i-podpiskami/, https://telepost.me/, https://dzen.ru/a/ZKf4ghWAnm8SbOw9, https://vc.ru/marketing/1676296-poleznye-boty-dlya-postinga-v-telegram-kanal, https://vc.ru/social/1440656-poleznye-boty-dlya-telegram-kotorye-pomogayut-v-rabote, https://www.unisender.com/ru/blog/boty-v-telegram/, https://sendpulse.com/ru/knowledge-base/chatbot/telegram/publish-telegram-post, https://text.ru/blog/10-poleznyh-telegram-botov-dlya-sozdaniya-i-obrabotki-kontenta, https://notepost.ru/</text:p>
          </table:table-cell>
        </table:table-row>
        <table:table-row table:style-name="ro1">
          <table:table-cell table:style-name="ce2" office:value-type="string" calcext:value-type="string">
            <text:p>телеграм бот фильмов</text:p>
          </table:table-cell>
          <table:table-cell office:value-type="string" calcext:value-type="string">
            <text:p>телеграм бот фильмов (10)</text:p>
          </table:table-cell>
          <table:table-cell office:value-type="float" office:value="1166" calcext:value-type="float">
            <text:p>1166</text:p>
          </table:table-cell>
          <table:table-cell office:value-type="float" office:value="4608" calcext:value-type="float">
            <text:p>46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vet.mail.ru/question/235510064, https://github.com/danfimov/cinemabot, https://pikabu.ru/story/top3_luchshikh_kinobotov_dlya_prosmotra_filmov_v_telegram_10041176, https://peopletalk.ru/article/kak-vybrat-kino-za-pyat-minut-13-samyh-poleznyh-botov-sajtov-i-grupp/, https://pikabu.ru/story/top5_luchshikh_kinobotov_dlya_prosmotra_filmov_v_telegram_11805441, https://github.com/Qwicen/cinema_bot, https://dzen.ru/a/ZzUc4U7_lRAz_aWx, https://www.tiktok.com/discover/%D1%82%D0%B3-%D0%B1%D0%BE%D1%82%D1%8B-%D0%B4%D0%BB%D1%8F-%D0%BF%D1%80%D0%BE%D1%81%D0%BC%D0%BE%D1%82%D1%80%D0%B0-%D1%84%D0%B8%D0%BB%D1%8C%D0%BC%D0%BE%D0%B2, https://dzen.ru/a/ZtymDm-dXQGiy4Dz, https://t.me/KinoSerialBot</text:p>
          </table:table-cell>
        </table:table-row>
        <table:table-row table:style-name="ro1">
          <table:table-cell table:style-name="ce2" office:value-type="string" calcext:value-type="string">
            <text:p>бот фильмов телеграм</text:p>
          </table:table-cell>
          <table:table-cell office:value-type="string" calcext:value-type="string">
            <text:p>телеграм бот фильмов (10)</text:p>
          </table:table-cell>
          <table:table-cell office:value-type="float" office:value="1166" calcext:value-type="float">
            <text:p>1166</text:p>
          </table:table-cell>
          <table:table-cell office:value-type="float" office:value="4608" calcext:value-type="float">
            <text:p>46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vet.mail.ru/question/235510064, https://github.com/danfimov/cinemabot, https://pikabu.ru/story/top3_luchshikh_kinobotov_dlya_prosmotra_filmov_v_telegram_10041176, https://peopletalk.ru/article/kak-vybrat-kino-za-pyat-minut-13-samyh-poleznyh-botov-sajtov-i-grupp/, https://pikabu.ru/story/top5_luchshikh_kinobotov_dlya_prosmotra_filmov_v_telegram_11805441, https://github.com/Qwicen/cinema_bot, https://dzen.ru/a/ZzUc4U7_lRAz_aWx, https://www.tiktok.com/discover/%D1%82%D0%B3-%D0%B1%D0%BE%D1%82%D1%8B-%D0%B4%D0%BB%D1%8F-%D0%BF%D1%80%D0%BE%D1%81%D0%BC%D0%BE%D1%82%D1%80%D0%B0-%D1%84%D0%B8%D0%BB%D1%8C%D0%BC%D0%BE%D0%B2, https://dzen.ru/a/ZtymDm-dXQGiy4Dz, https://t.me/KinoSerialBot</text:p>
          </table:table-cell>
        </table:table-row>
        <table:table-row table:style-name="ro1">
          <table:table-cell table:style-name="ce2" office:value-type="string" calcext:value-type="string">
            <text:p>бот для фильмов телеграм</text:p>
          </table:table-cell>
          <table:table-cell office:value-type="string" calcext:value-type="string">
            <text:p>телеграм бот фильмов (10)</text:p>
          </table:table-cell>
          <table:table-cell office:value-type="float" office:value="460" calcext:value-type="float">
            <text:p>460</text:p>
          </table:table-cell>
          <table:table-cell office:value-type="float" office:value="4608" calcext:value-type="float">
            <text:p>46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vet.mail.ru/question/235510064, https://github.com/danfimov/cinemabot, https://pikabu.ru/story/top3_luchshikh_kinobotov_dlya_prosmotra_filmov_v_telegram_10041176, https://peopletalk.ru/article/kak-vybrat-kino-za-pyat-minut-13-samyh-poleznyh-botov-sajtov-i-grupp/, https://pikabu.ru/story/top5_luchshikh_kinobotov_dlya_prosmotra_filmov_v_telegram_11805441, https://github.com/Qwicen/cinema_bot, https://dzen.ru/a/ZzUc4U7_lRAz_aWx, https://www.tiktok.com/discover/%D1%82%D0%B3-%D0%B1%D0%BE%D1%82%D1%8B-%D0%B4%D0%BB%D1%8F-%D0%BF%D1%80%D0%BE%D1%81%D0%BC%D0%BE%D1%82%D1%80%D0%B0-%D1%84%D0%B8%D0%BB%D1%8C%D0%BC%D0%BE%D0%B2, https://dzen.ru/a/ZtymDm-dXQGiy4Dz, https://t.me/KinoSerialBot</text:p>
          </table:table-cell>
        </table:table-row>
        <table:table-row table:style-name="ro1">
          <table:table-cell table:style-name="ce2" office:value-type="string" calcext:value-type="string">
            <text:p>бот телеграм для фильмов</text:p>
          </table:table-cell>
          <table:table-cell office:value-type="string" calcext:value-type="string">
            <text:p>телеграм бот фильмов (10)</text:p>
          </table:table-cell>
          <table:table-cell office:value-type="float" office:value="460" calcext:value-type="float">
            <text:p>460</text:p>
          </table:table-cell>
          <table:table-cell office:value-type="float" office:value="4608" calcext:value-type="float">
            <text:p>46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vet.mail.ru/question/235510064, https://github.com/danfimov/cinemabot, https://pikabu.ru/story/top3_luchshikh_kinobotov_dlya_prosmotra_filmov_v_telegram_10041176, https://peopletalk.ru/article/kak-vybrat-kino-za-pyat-minut-13-samyh-poleznyh-botov-sajtov-i-grupp/, https://pikabu.ru/story/top5_luchshikh_kinobotov_dlya_prosmotra_filmov_v_telegram_11805441, https://github.com/Qwicen/cinema_bot, https://dzen.ru/a/ZzUc4U7_lRAz_aWx, https://www.tiktok.com/discover/%D1%82%D0%B3-%D0%B1%D0%BE%D1%82%D1%8B-%D0%B4%D0%BB%D1%8F-%D0%BF%D1%80%D0%BE%D1%81%D0%BC%D0%BE%D1%82%D1%80%D0%B0-%D1%84%D0%B8%D0%BB%D1%8C%D0%BC%D0%BE%D0%B2, https://dzen.ru/a/ZtymDm-dXQGiy4Dz, https://t.me/KinoSerialBot</text:p>
          </table:table-cell>
        </table:table-row>
        <table:table-row table:style-name="ro1">
          <table:table-cell table:style-name="ce2" office:value-type="string" calcext:value-type="string">
            <text:p>телеграм бот для фильмов</text:p>
          </table:table-cell>
          <table:table-cell office:value-type="string" calcext:value-type="string">
            <text:p>телеграм бот фильмов (10)</text:p>
          </table:table-cell>
          <table:table-cell office:value-type="float" office:value="460" calcext:value-type="float">
            <text:p>460</text:p>
          </table:table-cell>
          <table:table-cell office:value-type="float" office:value="4608" calcext:value-type="float">
            <text:p>46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vet.mail.ru/question/235510064, https://github.com/danfimov/cinemabot, https://pikabu.ru/story/top3_luchshikh_kinobotov_dlya_prosmotra_filmov_v_telegram_10041176, https://peopletalk.ru/article/kak-vybrat-kino-za-pyat-minut-13-samyh-poleznyh-botov-sajtov-i-grupp/, https://pikabu.ru/story/top5_luchshikh_kinobotov_dlya_prosmotra_filmov_v_telegram_11805441, https://github.com/Qwicen/cinema_bot, https://dzen.ru/a/ZzUc4U7_lRAz_aWx, https://www.tiktok.com/discover/%D1%82%D0%B3-%D0%B1%D0%BE%D1%82%D1%8B-%D0%B4%D0%BB%D1%8F-%D0%BF%D1%80%D0%BE%D1%81%D0%BC%D0%BE%D1%82%D1%80%D0%B0-%D1%84%D0%B8%D0%BB%D1%8C%D0%BC%D0%BE%D0%B2, https://dzen.ru/a/ZtymDm-dXQGiy4Dz, https://t.me/KinoSerialBot</text:p>
          </table:table-cell>
        </table:table-row>
        <table:table-row table:style-name="ro1">
          <table:table-cell table:style-name="ce2" office:value-type="string" calcext:value-type="string">
            <text:p>телеграмм боты с фильмами</text:p>
          </table:table-cell>
          <table:table-cell office:value-type="string" calcext:value-type="string">
            <text:p>телеграм бот фильмов (10)</text:p>
          </table:table-cell>
          <table:table-cell office:value-type="float" office:value="432" calcext:value-type="float">
            <text:p>432</text:p>
          </table:table-cell>
          <table:table-cell office:value-type="float" office:value="4608" calcext:value-type="float">
            <text:p>46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vet.mail.ru/question/235510064, https://github.com/danfimov/cinemabot, https://pikabu.ru/story/top3_luchshikh_kinobotov_dlya_prosmotra_filmov_v_telegram_10041176, https://peopletalk.ru/article/kak-vybrat-kino-za-pyat-minut-13-samyh-poleznyh-botov-sajtov-i-grupp/, https://pikabu.ru/story/top5_luchshikh_kinobotov_dlya_prosmotra_filmov_v_telegram_11805441, https://github.com/Qwicen/cinema_bot, https://dzen.ru/a/ZzUc4U7_lRAz_aWx, https://www.tiktok.com/discover/%D1%82%D0%B3-%D0%B1%D0%BE%D1%82%D1%8B-%D0%B4%D0%BB%D1%8F-%D0%BF%D1%80%D0%BE%D1%81%D0%BC%D0%BE%D1%82%D1%80%D0%B0-%D1%84%D0%B8%D0%BB%D1%8C%D0%BC%D0%BE%D0%B2, https://dzen.ru/a/ZtymDm-dXQGiy4Dz, https://t.me/KinoSerialBot</text:p>
          </table:table-cell>
        </table:table-row>
        <table:table-row table:style-name="ro1">
          <table:table-cell table:style-name="ce2" office:value-type="string" calcext:value-type="string">
            <text:p>бот для просмотра фильмов в телеграмм</text:p>
          </table:table-cell>
          <table:table-cell office:value-type="string" calcext:value-type="string">
            <text:p>телеграм бот фильмов (10)</text:p>
          </table:table-cell>
          <table:table-cell office:value-type="float" office:value="325" calcext:value-type="float">
            <text:p>325</text:p>
          </table:table-cell>
          <table:table-cell office:value-type="float" office:value="4608" calcext:value-type="float">
            <text:p>46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vet.mail.ru/question/235510064, https://github.com/danfimov/cinemabot, https://pikabu.ru/story/top3_luchshikh_kinobotov_dlya_prosmotra_filmov_v_telegram_10041176, https://peopletalk.ru/article/kak-vybrat-kino-za-pyat-minut-13-samyh-poleznyh-botov-sajtov-i-grupp/, https://pikabu.ru/story/top5_luchshikh_kinobotov_dlya_prosmotra_filmov_v_telegram_11805441, https://github.com/Qwicen/cinema_bot, https://dzen.ru/a/ZzUc4U7_lRAz_aWx, https://www.tiktok.com/discover/%D1%82%D0%B3-%D0%B1%D0%BE%D1%82%D1%8B-%D0%B4%D0%BB%D1%8F-%D0%BF%D1%80%D0%BE%D1%81%D0%BC%D0%BE%D1%82%D1%80%D0%B0-%D1%84%D0%B8%D0%BB%D1%8C%D0%BC%D0%BE%D0%B2, https://dzen.ru/a/ZtymDm-dXQGiy4Dz, https://t.me/KinoSerialBot</text:p>
          </table:table-cell>
        </table:table-row>
        <table:table-row table:style-name="ro1">
          <table:table-cell table:style-name="ce2" office:value-type="string" calcext:value-type="string">
            <text:p>бот для просмотра фильмов в телеграм</text:p>
          </table:table-cell>
          <table:table-cell office:value-type="string" calcext:value-type="string">
            <text:p>телеграм бот фильмов (10)</text:p>
          </table:table-cell>
          <table:table-cell office:value-type="float" office:value="81" calcext:value-type="float">
            <text:p>81</text:p>
          </table:table-cell>
          <table:table-cell office:value-type="float" office:value="4608" calcext:value-type="float">
            <text:p>46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vet.mail.ru/question/235510064, https://github.com/danfimov/cinemabot, https://pikabu.ru/story/top3_luchshikh_kinobotov_dlya_prosmotra_filmov_v_telegram_10041176, https://peopletalk.ru/article/kak-vybrat-kino-za-pyat-minut-13-samyh-poleznyh-botov-sajtov-i-grupp/, https://pikabu.ru/story/top5_luchshikh_kinobotov_dlya_prosmotra_filmov_v_telegram_11805441, https://github.com/Qwicen/cinema_bot, https://dzen.ru/a/ZzUc4U7_lRAz_aWx, https://www.tiktok.com/discover/%D1%82%D0%B3-%D0%B1%D0%BE%D1%82%D1%8B-%D0%B4%D0%BB%D1%8F-%D0%BF%D1%80%D0%BE%D1%81%D0%BC%D0%BE%D1%82%D1%80%D0%B0-%D1%84%D0%B8%D0%BB%D1%8C%D0%BC%D0%BE%D0%B2, https://dzen.ru/a/ZtymDm-dXQGiy4Dz, https://t.me/KinoSerialBot</text:p>
          </table:table-cell>
        </table:table-row>
        <table:table-row table:style-name="ro1">
          <table:table-cell table:style-name="ce2" office:value-type="string" calcext:value-type="string">
            <text:p>бот для поиска фильмов телеграм</text:p>
          </table:table-cell>
          <table:table-cell office:value-type="string" calcext:value-type="string">
            <text:p>телеграм бот фильмов (10)</text:p>
          </table:table-cell>
          <table:table-cell office:value-type="float" office:value="43" calcext:value-type="float">
            <text:p>43</text:p>
          </table:table-cell>
          <table:table-cell office:value-type="float" office:value="4608" calcext:value-type="float">
            <text:p>46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vet.mail.ru/question/235510064, https://github.com/danfimov/cinemabot, https://pikabu.ru/story/top3_luchshikh_kinobotov_dlya_prosmotra_filmov_v_telegram_10041176, https://peopletalk.ru/article/kak-vybrat-kino-za-pyat-minut-13-samyh-poleznyh-botov-sajtov-i-grupp/, https://pikabu.ru/story/top5_luchshikh_kinobotov_dlya_prosmotra_filmov_v_telegram_11805441, https://github.com/Qwicen/cinema_bot, https://dzen.ru/a/ZzUc4U7_lRAz_aWx, https://www.tiktok.com/discover/%D1%82%D0%B3-%D0%B1%D0%BE%D1%82%D1%8B-%D0%B4%D0%BB%D1%8F-%D0%BF%D1%80%D0%BE%D1%81%D0%BC%D0%BE%D1%82%D1%80%D0%B0-%D1%84%D0%B8%D0%BB%D1%8C%D0%BC%D0%BE%D0%B2, https://dzen.ru/a/ZtymDm-dXQGiy4Dz, https://t.me/KinoSerialBot</text:p>
          </table:table-cell>
        </table:table-row>
        <table:table-row table:style-name="ro1">
          <table:table-cell table:style-name="ce2" office:value-type="string" calcext:value-type="string">
            <text:p>бот в телеграме для просмотра фильмов</text:p>
          </table:table-cell>
          <table:table-cell office:value-type="string" calcext:value-type="string">
            <text:p>телеграм бот фильмов (10)</text:p>
          </table:table-cell>
          <table:table-cell office:value-type="float" office:value="15" calcext:value-type="float">
            <text:p>15</text:p>
          </table:table-cell>
          <table:table-cell office:value-type="float" office:value="4608" calcext:value-type="float">
            <text:p>46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vet.mail.ru/question/235510064, https://github.com/danfimov/cinemabot, https://pikabu.ru/story/top3_luchshikh_kinobotov_dlya_prosmotra_filmov_v_telegram_10041176, https://peopletalk.ru/article/kak-vybrat-kino-za-pyat-minut-13-samyh-poleznyh-botov-sajtov-i-grupp/, https://pikabu.ru/story/top5_luchshikh_kinobotov_dlya_prosmotra_filmov_v_telegram_11805441, https://github.com/Qwicen/cinema_bot, https://dzen.ru/a/ZzUc4U7_lRAz_aWx, https://www.tiktok.com/discover/%D1%82%D0%B3-%D0%B1%D0%BE%D1%82%D1%8B-%D0%B4%D0%BB%D1%8F-%D0%BF%D1%80%D0%BE%D1%81%D0%BC%D0%BE%D1%82%D1%80%D0%B0-%D1%84%D0%B8%D0%BB%D1%8C%D0%BC%D0%BE%D0%B2, https://dzen.ru/a/ZtymDm-dXQGiy4Dz, https://t.me/KinoSerialBot</text:p>
          </table:table-cell>
        </table:table-row>
        <table:table-row table:style-name="ro1">
          <table:table-cell table:style-name="ce2" office:value-type="string" calcext:value-type="string">
            <text:p>прикольные боты в телеграмме</text:p>
          </table:table-cell>
          <table:table-cell office:value-type="string" calcext:value-type="string">
            <text:p>прикольные боты в телеграмме (9)</text:p>
          </table:table-cell>
          <table:table-cell office:value-type="float" office:value="294" calcext:value-type="float">
            <text:p>294</text:p>
          </table:table-cell>
          <table:table-cell office:value-type="float" office:value="747" calcext:value-type="float">
            <text:p>7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irl.ru/articles/25-samykh-prikolnykh-i-poleznykh-botov-v-telegram/, https://pikabu.ru/story/aktualnyie_telegrambotyi_v_2024_11419202, https://eora.ru/tpost/2cjx0gf7m1-liga-plohih-botov-slozhnie-smeshnie-i-kr, https://pr-cy.ru/news/p/10569-telegram-bots, https://grintern.ru/blog/141-15-telegram-botov-kotoryh-vy-polyubite, https://vc.ru/social/228244-tvoi-batya-chat-bot-kotoryi-shutit-nesmeshno-i-ne-k-mestu, https://beget.com/ru/news/2024/boty-v-tg-top-20-besplatnyh-i-populyarnyh-dlya-telegram, https://vc.ru/692804-poleznye-i-neobychnye-boty-v-telegram, https://skillbox.ru/media/marketing/30-poleznykh-telegrambotov-ot-napominalok-do-anonimnykh-chatov/, https://telegram.botlist.ru/telegram/telegram-bots/telegram-bots-humor/</text:p>
          </table:table-cell>
        </table:table-row>
        <table:table-row table:style-name="ro1">
          <table:table-cell table:style-name="ce2" office:value-type="string" calcext:value-type="string">
            <text:p>прикольные боты телеграм</text:p>
          </table:table-cell>
          <table:table-cell office:value-type="string" calcext:value-type="string">
            <text:p>прикольные боты в телеграмме (9)</text:p>
          </table:table-cell>
          <table:table-cell office:value-type="float" office:value="174" calcext:value-type="float">
            <text:p>174</text:p>
          </table:table-cell>
          <table:table-cell office:value-type="float" office:value="747" calcext:value-type="float">
            <text:p>7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irl.ru/articles/25-samykh-prikolnykh-i-poleznykh-botov-v-telegram/, https://pikabu.ru/story/aktualnyie_telegrambotyi_v_2024_11419202, https://eora.ru/tpost/2cjx0gf7m1-liga-plohih-botov-slozhnie-smeshnie-i-kr, https://pr-cy.ru/news/p/10569-telegram-bots, https://grintern.ru/blog/141-15-telegram-botov-kotoryh-vy-polyubite, https://vc.ru/social/228244-tvoi-batya-chat-bot-kotoryi-shutit-nesmeshno-i-ne-k-mestu, https://beget.com/ru/news/2024/boty-v-tg-top-20-besplatnyh-i-populyarnyh-dlya-telegram, https://vc.ru/692804-poleznye-i-neobychnye-boty-v-telegram, https://skillbox.ru/media/marketing/30-poleznykh-telegrambotov-ot-napominalok-do-anonimnykh-chatov/, https://telegram.botlist.ru/telegram/telegram-bots/telegram-bots-humor/</text:p>
          </table:table-cell>
        </table:table-row>
        <table:table-row table:style-name="ro1">
          <table:table-cell table:style-name="ce2" office:value-type="string" calcext:value-type="string">
            <text:p>смешные боты для чатов телеграм</text:p>
          </table:table-cell>
          <table:table-cell office:value-type="string" calcext:value-type="string">
            <text:p>прикольные боты в телеграмме (9)</text:p>
          </table:table-cell>
          <table:table-cell office:value-type="float" office:value="149" calcext:value-type="float">
            <text:p>149</text:p>
          </table:table-cell>
          <table:table-cell office:value-type="float" office:value="747" calcext:value-type="float">
            <text:p>7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irl.ru/articles/25-samykh-prikolnykh-i-poleznykh-botov-v-telegram/, https://pikabu.ru/story/aktualnyie_telegrambotyi_v_2024_11419202, https://eora.ru/tpost/2cjx0gf7m1-liga-plohih-botov-slozhnie-smeshnie-i-kr, https://pr-cy.ru/news/p/10569-telegram-bots, https://grintern.ru/blog/141-15-telegram-botov-kotoryh-vy-polyubite, https://vc.ru/social/228244-tvoi-batya-chat-bot-kotoryi-shutit-nesmeshno-i-ne-k-mestu, https://beget.com/ru/news/2024/boty-v-tg-top-20-besplatnyh-i-populyarnyh-dlya-telegram, https://vc.ru/692804-poleznye-i-neobychnye-boty-v-telegram, https://skillbox.ru/media/marketing/30-poleznykh-telegrambotov-ot-napominalok-do-anonimnykh-chatov/, https://telegram.botlist.ru/telegram/telegram-bots/telegram-bots-humor/</text:p>
          </table:table-cell>
        </table:table-row>
        <table:table-row table:style-name="ro1">
          <table:table-cell table:style-name="ce2" office:value-type="string" calcext:value-type="string">
            <text:p>боты телеграмм для чатов смешные</text:p>
          </table:table-cell>
          <table:table-cell office:value-type="string" calcext:value-type="string">
            <text:p>прикольные боты в телеграмме (9)</text:p>
          </table:table-cell>
          <table:table-cell office:value-type="float" office:value="96" calcext:value-type="float">
            <text:p>96</text:p>
          </table:table-cell>
          <table:table-cell office:value-type="float" office:value="747" calcext:value-type="float">
            <text:p>7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irl.ru/articles/25-samykh-prikolnykh-i-poleznykh-botov-v-telegram/, https://pikabu.ru/story/aktualnyie_telegrambotyi_v_2024_11419202, https://eora.ru/tpost/2cjx0gf7m1-liga-plohih-botov-slozhnie-smeshnie-i-kr, https://pr-cy.ru/news/p/10569-telegram-bots, https://grintern.ru/blog/141-15-telegram-botov-kotoryh-vy-polyubite, https://vc.ru/social/228244-tvoi-batya-chat-bot-kotoryi-shutit-nesmeshno-i-ne-k-mestu, https://beget.com/ru/news/2024/boty-v-tg-top-20-besplatnyh-i-populyarnyh-dlya-telegram, https://vc.ru/692804-poleznye-i-neobychnye-boty-v-telegram, https://skillbox.ru/media/marketing/30-poleznykh-telegrambotov-ot-napominalok-do-anonimnykh-chatov/, https://telegram.botlist.ru/telegram/telegram-bots/telegram-bots-humor/</text:p>
          </table:table-cell>
        </table:table-row>
        <table:table-row table:style-name="ro1">
          <table:table-cell table:style-name="ce2" office:value-type="string" calcext:value-type="string">
            <text:p>угарные боты в телеграм</text:p>
          </table:table-cell>
          <table:table-cell office:value-type="string" calcext:value-type="string">
            <text:p>прикольные боты в телеграмме (9)</text:p>
          </table:table-cell>
          <table:table-cell office:value-type="float" office:value="17" calcext:value-type="float">
            <text:p>17</text:p>
          </table:table-cell>
          <table:table-cell office:value-type="float" office:value="747" calcext:value-type="float">
            <text:p>7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irl.ru/articles/25-samykh-prikolnykh-i-poleznykh-botov-v-telegram/, https://pikabu.ru/story/aktualnyie_telegrambotyi_v_2024_11419202, https://eora.ru/tpost/2cjx0gf7m1-liga-plohih-botov-slozhnie-smeshnie-i-kr, https://pr-cy.ru/news/p/10569-telegram-bots, https://grintern.ru/blog/141-15-telegram-botov-kotoryh-vy-polyubite, https://vc.ru/social/228244-tvoi-batya-chat-bot-kotoryi-shutit-nesmeshno-i-ne-k-mestu, https://beget.com/ru/news/2024/boty-v-tg-top-20-besplatnyh-i-populyarnyh-dlya-telegram, https://vc.ru/692804-poleznye-i-neobychnye-boty-v-telegram, https://skillbox.ru/media/marketing/30-poleznykh-telegrambotov-ot-napominalok-do-anonimnykh-chatov/, https://telegram.botlist.ru/telegram/telegram-bots/telegram-bots-humor/</text:p>
          </table:table-cell>
        </table:table-row>
        <table:table-row table:style-name="ro1">
          <table:table-cell table:style-name="ce2" office:value-type="string" calcext:value-type="string">
            <text:p>веселые боты для телеграм</text:p>
          </table:table-cell>
          <table:table-cell office:value-type="string" calcext:value-type="string">
            <text:p>прикольные боты в телеграмме (9)</text:p>
          </table:table-cell>
          <table:table-cell office:value-type="float" office:value="9" calcext:value-type="float">
            <text:p>9</text:p>
          </table:table-cell>
          <table:table-cell office:value-type="float" office:value="747" calcext:value-type="float">
            <text:p>7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irl.ru/articles/25-samykh-prikolnykh-i-poleznykh-botov-v-telegram/, https://pikabu.ru/story/aktualnyie_telegrambotyi_v_2024_11419202, https://eora.ru/tpost/2cjx0gf7m1-liga-plohih-botov-slozhnie-smeshnie-i-kr, https://pr-cy.ru/news/p/10569-telegram-bots, https://grintern.ru/blog/141-15-telegram-botov-kotoryh-vy-polyubite, https://vc.ru/social/228244-tvoi-batya-chat-bot-kotoryi-shutit-nesmeshno-i-ne-k-mestu, https://beget.com/ru/news/2024/boty-v-tg-top-20-besplatnyh-i-populyarnyh-dlya-telegram, https://vc.ru/692804-poleznye-i-neobychnye-boty-v-telegram, https://skillbox.ru/media/marketing/30-poleznykh-telegrambotov-ot-napominalok-do-anonimnykh-chatov/, https://telegram.botlist.ru/telegram/telegram-bots/telegram-bots-humor/</text:p>
          </table:table-cell>
        </table:table-row>
        <table:table-row table:style-name="ro1">
          <table:table-cell table:style-name="ce2" office:value-type="string" calcext:value-type="string">
            <text:p>боты для бесед телеграм смешные</text:p>
          </table:table-cell>
          <table:table-cell office:value-type="string" calcext:value-type="string">
            <text:p>прикольные боты в телеграмме (9)</text:p>
          </table:table-cell>
          <table:table-cell office:value-type="float" office:value="5" calcext:value-type="float">
            <text:p>5</text:p>
          </table:table-cell>
          <table:table-cell office:value-type="float" office:value="747" calcext:value-type="float">
            <text:p>7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irl.ru/articles/25-samykh-prikolnykh-i-poleznykh-botov-v-telegram/, https://pikabu.ru/story/aktualnyie_telegrambotyi_v_2024_11419202, https://eora.ru/tpost/2cjx0gf7m1-liga-plohih-botov-slozhnie-smeshnie-i-kr, https://pr-cy.ru/news/p/10569-telegram-bots, https://grintern.ru/blog/141-15-telegram-botov-kotoryh-vy-polyubite, https://vc.ru/social/228244-tvoi-batya-chat-bot-kotoryi-shutit-nesmeshno-i-ne-k-mestu, https://beget.com/ru/news/2024/boty-v-tg-top-20-besplatnyh-i-populyarnyh-dlya-telegram, https://vc.ru/692804-poleznye-i-neobychnye-boty-v-telegram, https://skillbox.ru/media/marketing/30-poleznykh-telegrambotov-ot-napominalok-do-anonimnykh-chatov/, https://telegram.botlist.ru/telegram/telegram-bots/telegram-bots-humor/</text:p>
          </table:table-cell>
        </table:table-row>
        <table:table-row table:style-name="ro1">
          <table:table-cell table:style-name="ce2" office:value-type="string" calcext:value-type="string">
            <text:p>дерзкий бот телеграмм</text:p>
          </table:table-cell>
          <table:table-cell office:value-type="string" calcext:value-type="string">
            <text:p>прикольные боты в телеграмме (9)</text:p>
          </table:table-cell>
          <table:table-cell office:value-type="float" office:value="3" calcext:value-type="float">
            <text:p>3</text:p>
          </table:table-cell>
          <table:table-cell office:value-type="float" office:value="747" calcext:value-type="float">
            <text:p>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irl.ru/articles/25-samykh-prikolnykh-i-poleznykh-botov-v-telegram/, https://pikabu.ru/story/aktualnyie_telegrambotyi_v_2024_11419202, https://eora.ru/tpost/2cjx0gf7m1-liga-plohih-botov-slozhnie-smeshnie-i-kr, https://pr-cy.ru/news/p/10569-telegram-bots, https://grintern.ru/blog/141-15-telegram-botov-kotoryh-vy-polyubite, https://vc.ru/social/228244-tvoi-batya-chat-bot-kotoryi-shutit-nesmeshno-i-ne-k-mestu, https://beget.com/ru/news/2024/boty-v-tg-top-20-besplatnyh-i-populyarnyh-dlya-telegram, https://vc.ru/692804-poleznye-i-neobychnye-boty-v-telegram, https://skillbox.ru/media/marketing/30-poleznykh-telegrambotov-ot-napominalok-do-anonimnykh-chatov/, https://telegram.botlist.ru/telegram/telegram-bots/telegram-bots-humor/</text:p>
          </table:table-cell>
        </table:table-row>
        <table:table-row table:style-name="ro1">
          <table:table-cell table:style-name="ce2" office:value-type="string" calcext:value-type="string">
            <text:p>боты телеграмм для групповых чатов смешные</text:p>
          </table:table-cell>
          <table:table-cell office:value-type="string" calcext:value-type="string">
            <text:p>прикольные боты в телеграмме (9)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irl.ru/articles/25-samykh-prikolnykh-i-poleznykh-botov-v-telegram/, https://pikabu.ru/story/aktualnyie_telegrambotyi_v_2024_11419202, https://eora.ru/tpost/2cjx0gf7m1-liga-plohih-botov-slozhnie-smeshnie-i-kr, https://pr-cy.ru/news/p/10569-telegram-bots, https://grintern.ru/blog/141-15-telegram-botov-kotoryh-vy-polyubite, https://vc.ru/social/228244-tvoi-batya-chat-bot-kotoryi-shutit-nesmeshno-i-ne-k-mestu, https://beget.com/ru/news/2024/boty-v-tg-top-20-besplatnyh-i-populyarnyh-dlya-telegram, https://vc.ru/692804-poleznye-i-neobychnye-boty-v-telegram, https://skillbox.ru/media/marketing/30-poleznykh-telegrambotov-ot-napominalok-do-anonimnykh-chatov/, https://telegram.botlist.ru/telegram/telegram-bots/telegram-bots-humor/</text:p>
          </table:table-cell>
        </table:table-row>
        <table:table-row table:style-name="ro1">
          <table:table-cell table:style-name="ce2" office:value-type="string" calcext:value-type="string">
            <text:p>секреты телеграмма</text:p>
          </table:table-cell>
          <table:table-cell office:value-type="string" calcext:value-type="string">
            <text:p>секреты телеграмма (8)</text:p>
          </table:table-cell>
          <table:table-cell office:value-type="float" office:value="2010" calcext:value-type="float">
            <text:p>2010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b.ru/story/poleznye-funkcii-fishki-telegram/, https://hi-tech.mail.ru/review/57925-20-poleznyh-fishek-telegram-o-kotoryh-vy-mogli-ne-znat/, https://www.iphones.ru/iNotes/20-poleznyh-fishek-telegram-kotorye-malo-kto-znaet-naprimer-kak-otpravlyat-skrytyy-tekst-02-17-2022, https://www.unisender.com/ru/blog/12-lajfhakov-telegram-neochevidnye-fishki-i-sposoby-ispolzovaniya/, https://www.etxt.ru/subscribes/vozmozhnosti-telegrama/, https://news.pressfeed.ru/24-fishek-i-skrytyh-funkczij-telegram/, https://www.ludipeople.ru/blog_telegram, https://ichip.ru/obzory/programmy-i-prilozheniya/raskryvaem-fishki-telegram-10-neochevidnyh-vozmozhnostej-messendzhera-dlya-iphone-i-android-892282, https://lifehacker.ru/fishki-telegram/, https://adme.media/articles/11-vozmozhnostej-telegram-o-kotoryh-ne-znayut-dazhe-te-kto-polzuetsya-im-kazhdyj-den-2420115/</text:p>
          </table:table-cell>
        </table:table-row>
        <table:table-row table:style-name="ro1">
          <table:table-cell table:style-name="ce2" office:value-type="string" calcext:value-type="string">
            <text:p>фишки в телеграмме</text:p>
          </table:table-cell>
          <table:table-cell office:value-type="string" calcext:value-type="string">
            <text:p>секреты телеграмма (8)</text:p>
          </table:table-cell>
          <table:table-cell office:value-type="float" office:value="1640" calcext:value-type="float">
            <text:p>1640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b.ru/story/poleznye-funkcii-fishki-telegram/, https://hi-tech.mail.ru/review/57925-20-poleznyh-fishek-telegram-o-kotoryh-vy-mogli-ne-znat/, https://www.iphones.ru/iNotes/20-poleznyh-fishek-telegram-kotorye-malo-kto-znaet-naprimer-kak-otpravlyat-skrytyy-tekst-02-17-2022, https://www.unisender.com/ru/blog/12-lajfhakov-telegram-neochevidnye-fishki-i-sposoby-ispolzovaniya/, https://www.etxt.ru/subscribes/vozmozhnosti-telegrama/, https://news.pressfeed.ru/24-fishek-i-skrytyh-funkczij-telegram/, https://www.ludipeople.ru/blog_telegram, https://ichip.ru/obzory/programmy-i-prilozheniya/raskryvaem-fishki-telegram-10-neochevidnyh-vozmozhnostej-messendzhera-dlya-iphone-i-android-892282, https://lifehacker.ru/fishki-telegram/, https://adme.media/articles/11-vozmozhnostej-telegram-o-kotoryh-ne-znayut-dazhe-te-kto-polzuetsya-im-kazhdyj-den-2420115/</text:p>
          </table:table-cell>
        </table:table-row>
        <table:table-row table:style-name="ro1">
          <table:table-cell table:style-name="ce2" office:value-type="string" calcext:value-type="string">
            <text:p>секреты телеграм</text:p>
          </table:table-cell>
          <table:table-cell office:value-type="string" calcext:value-type="string">
            <text:p>секреты телеграмма (8)</text:p>
          </table:table-cell>
          <table:table-cell office:value-type="float" office:value="1609" calcext:value-type="float">
            <text:p>1609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b.ru/story/poleznye-funkcii-fishki-telegram/, https://hi-tech.mail.ru/review/57925-20-poleznyh-fishek-telegram-o-kotoryh-vy-mogli-ne-znat/, https://www.iphones.ru/iNotes/20-poleznyh-fishek-telegram-kotorye-malo-kto-znaet-naprimer-kak-otpravlyat-skrytyy-tekst-02-17-2022, https://www.unisender.com/ru/blog/12-lajfhakov-telegram-neochevidnye-fishki-i-sposoby-ispolzovaniya/, https://www.etxt.ru/subscribes/vozmozhnosti-telegrama/, https://news.pressfeed.ru/24-fishek-i-skrytyh-funkczij-telegram/, https://www.ludipeople.ru/blog_telegram, https://ichip.ru/obzory/programmy-i-prilozheniya/raskryvaem-fishki-telegram-10-neochevidnyh-vozmozhnostej-messendzhera-dlya-iphone-i-android-892282, https://lifehacker.ru/fishki-telegram/, https://adme.media/articles/11-vozmozhnostej-telegram-o-kotoryh-ne-znayut-dazhe-te-kto-polzuetsya-im-kazhdyj-den-2420115/</text:p>
          </table:table-cell>
        </table:table-row>
        <table:table-row table:style-name="ro1">
          <table:table-cell table:style-name="ce2" office:value-type="string" calcext:value-type="string">
            <text:p>возможности telegram</text:p>
          </table:table-cell>
          <table:table-cell office:value-type="string" calcext:value-type="string">
            <text:p>секреты телеграмма (8)</text:p>
          </table:table-cell>
          <table:table-cell office:value-type="float" office:value="1100" calcext:value-type="float">
            <text:p>1100</text:p>
          </table:table-cell>
          <table:table-cell office:value-type="float" office:value="6984" calcext:value-type="float">
            <text:p>69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b.ru/story/poleznye-funkcii-fishki-telegram/, https://hi-tech.mail.ru/review/57925-20-poleznyh-fishek-telegram-o-kotoryh-vy-mogli-ne-znat/, https://www.iphones.ru/iNotes/20-poleznyh-fishek-telegram-kotorye-malo-kto-znaet-naprimer-kak-otpravlyat-skrytyy-tekst-02-17-2022, https://www.unisender.com/ru/blog/12-lajfhakov-telegram-neochevidnye-fishki-i-sposoby-ispolzovaniya/, https://www.etxt.ru/subscribes/vozmozhnosti-telegrama/, https://news.pressfeed.ru/24-fishek-i-skrytyh-funkczij-telegram/, https://www.ludipeople.ru/blog_telegram, https://ichip.ru/obzory/programmy-i-prilozheniya/raskryvaem-fishki-telegram-10-neochevidnyh-vozmozhnostej-messendzhera-dlya-iphone-i-android-892282, https://lifehacker.ru/fishki-telegram/, https://adme.media/articles/11-vozmozhnostej-telegram-o-kotoryh-ne-znayut-dazhe-te-kto-polzuetsya-im-kazhdyj-den-2420115/</text:p>
          </table:table-cell>
        </table:table-row>
        <table:table-row table:style-name="ro1">
          <table:table-cell table:style-name="ce2" office:value-type="string" calcext:value-type="string">
            <text:p>скрытые функции телеграмм</text:p>
          </table:table-cell>
          <table:table-cell office:value-type="string" calcext:value-type="string">
            <text:p>секреты телеграмма (8)</text:p>
          </table:table-cell>
          <table:table-cell office:value-type="float" office:value="330" calcext:value-type="float">
            <text:p>330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b.ru/story/poleznye-funkcii-fishki-telegram/, https://hi-tech.mail.ru/review/57925-20-poleznyh-fishek-telegram-o-kotoryh-vy-mogli-ne-znat/, https://www.iphones.ru/iNotes/20-poleznyh-fishek-telegram-kotorye-malo-kto-znaet-naprimer-kak-otpravlyat-skrytyy-tekst-02-17-2022, https://www.unisender.com/ru/blog/12-lajfhakov-telegram-neochevidnye-fishki-i-sposoby-ispolzovaniya/, https://www.etxt.ru/subscribes/vozmozhnosti-telegrama/, https://news.pressfeed.ru/24-fishek-i-skrytyh-funkczij-telegram/, https://www.ludipeople.ru/blog_telegram, https://ichip.ru/obzory/programmy-i-prilozheniya/raskryvaem-fishki-telegram-10-neochevidnyh-vozmozhnostej-messendzhera-dlya-iphone-i-android-892282, https://lifehacker.ru/fishki-telegram/, https://adme.media/articles/11-vozmozhnostej-telegram-o-kotoryh-ne-znayut-dazhe-te-kto-polzuetsya-im-kazhdyj-den-2420115/</text:p>
          </table:table-cell>
        </table:table-row>
        <table:table-row table:style-name="ro1">
          <table:table-cell table:style-name="ce2" office:value-type="string" calcext:value-type="string">
            <text:p>секреты telegram</text:p>
          </table:table-cell>
          <table:table-cell office:value-type="string" calcext:value-type="string">
            <text:p>секреты телеграмма (8)</text:p>
          </table:table-cell>
          <table:table-cell office:value-type="float" office:value="204" calcext:value-type="float">
            <text:p>20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b.ru/story/poleznye-funkcii-fishki-telegram/, https://hi-tech.mail.ru/review/57925-20-poleznyh-fishek-telegram-o-kotoryh-vy-mogli-ne-znat/, https://www.iphones.ru/iNotes/20-poleznyh-fishek-telegram-kotorye-malo-kto-znaet-naprimer-kak-otpravlyat-skrytyy-tekst-02-17-2022, https://www.unisender.com/ru/blog/12-lajfhakov-telegram-neochevidnye-fishki-i-sposoby-ispolzovaniya/, https://www.etxt.ru/subscribes/vozmozhnosti-telegrama/, https://news.pressfeed.ru/24-fishek-i-skrytyh-funkczij-telegram/, https://www.ludipeople.ru/blog_telegram, https://ichip.ru/obzory/programmy-i-prilozheniya/raskryvaem-fishki-telegram-10-neochevidnyh-vozmozhnostej-messendzhera-dlya-iphone-i-android-892282, https://lifehacker.ru/fishki-telegram/, https://adme.media/articles/11-vozmozhnostej-telegram-o-kotoryh-ne-znayut-dazhe-te-kto-polzuetsya-im-kazhdyj-den-2420115/</text:p>
          </table:table-cell>
        </table:table-row>
        <table:table-row table:style-name="ro1">
          <table:table-cell table:style-name="ce2" office:value-type="string" calcext:value-type="string">
            <text:p>скрытые возможности телеграмм</text:p>
          </table:table-cell>
          <table:table-cell office:value-type="string" calcext:value-type="string">
            <text:p>секреты телеграмма (8)</text:p>
          </table:table-cell>
          <table:table-cell office:value-type="float" office:value="87" calcext:value-type="float">
            <text:p>87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b.ru/story/poleznye-funkcii-fishki-telegram/, https://hi-tech.mail.ru/review/57925-20-poleznyh-fishek-telegram-o-kotoryh-vy-mogli-ne-znat/, https://www.iphones.ru/iNotes/20-poleznyh-fishek-telegram-kotorye-malo-kto-znaet-naprimer-kak-otpravlyat-skrytyy-tekst-02-17-2022, https://www.unisender.com/ru/blog/12-lajfhakov-telegram-neochevidnye-fishki-i-sposoby-ispolzovaniya/, https://www.etxt.ru/subscribes/vozmozhnosti-telegrama/, https://news.pressfeed.ru/24-fishek-i-skrytyh-funkczij-telegram/, https://www.ludipeople.ru/blog_telegram, https://ichip.ru/obzory/programmy-i-prilozheniya/raskryvaem-fishki-telegram-10-neochevidnyh-vozmozhnostej-messendzhera-dlya-iphone-i-android-892282, https://lifehacker.ru/fishki-telegram/, https://adme.media/articles/11-vozmozhnostej-telegram-o-kotoryh-ne-znayut-dazhe-te-kto-polzuetsya-im-kazhdyj-den-2420115/</text:p>
          </table:table-cell>
        </table:table-row>
        <table:table-row table:style-name="ro1">
          <table:table-cell table:style-name="ce2" office:value-type="string" calcext:value-type="string">
            <text:p>скрытые возможности telegram</text:p>
          </table:table-cell>
          <table:table-cell office:value-type="string" calcext:value-type="string">
            <text:p>секреты телеграмма (8)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b.ru/story/poleznye-funkcii-fishki-telegram/, https://hi-tech.mail.ru/review/57925-20-poleznyh-fishek-telegram-o-kotoryh-vy-mogli-ne-znat/, https://www.iphones.ru/iNotes/20-poleznyh-fishek-telegram-kotorye-malo-kto-znaet-naprimer-kak-otpravlyat-skrytyy-tekst-02-17-2022, https://www.unisender.com/ru/blog/12-lajfhakov-telegram-neochevidnye-fishki-i-sposoby-ispolzovaniya/, https://www.etxt.ru/subscribes/vozmozhnosti-telegrama/, https://news.pressfeed.ru/24-fishek-i-skrytyh-funkczij-telegram/, https://www.ludipeople.ru/blog_telegram, https://ichip.ru/obzory/programmy-i-prilozheniya/raskryvaem-fishki-telegram-10-neochevidnyh-vozmozhnostej-messendzhera-dlya-iphone-i-android-892282, https://lifehacker.ru/fishki-telegram/, https://adme.media/articles/11-vozmozhnostej-telegram-o-kotoryh-ne-znayut-dazhe-te-kto-polzuetsya-im-kazhdyj-den-2420115/</text:p>
          </table:table-cell>
        </table:table-row>
        <table:table-row table:style-name="ro1">
          <table:table-cell table:style-name="ce2" office:value-type="string" calcext:value-type="string">
            <text:p>бот рассылки телеграм</text:p>
          </table:table-cell>
          <table:table-cell office:value-type="string" calcext:value-type="string">
            <text:p>бот рассылки телеграм (7)</text:p>
          </table:table-cell>
          <table:table-cell office:value-type="float" office:value="1570" calcext:value-type="float">
            <text:p>1570</text:p>
          </table:table-cell>
          <table:table-cell office:value-type="float" office:value="5340" calcext:value-type="float">
            <text:p>5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om/ru/community/articles/top-15-servisov-dlya-rassylok-telegram-v-2024-godu, https://sendpulse.com/ru/knowledge-base/chatbot/telegram/send-telegram-campaign, https://www.unisender.com/ru/blog/servisy-dlya-rassylki-v-telegram/, https://messaggio.com/ru/messaging-in-telegram/, https://sendsay.ru/blog/boty-dlya-rassylok-v-telegrame/, https://sky.pro/wiki/python/kak-sozdat-bota-dlya-rassylki-v-telegram/, https://www.carrotquest.io/blog/telegram-marketing-software/, https://digitalkassa.ru/blog/top-30-servisov-dlya-rassylok-v-telegram/, https://bot-marketing.com/tagline/chat-bot-dlya-rassylki-v-telegram/, https://rarus.ru/bonus/rassylka-v-telegram/</text:p>
          </table:table-cell>
        </table:table-row>
        <table:table-row table:style-name="ro1">
          <table:table-cell table:style-name="ce2" office:value-type="string" calcext:value-type="string">
            <text:p>бот для рассылки телеграм</text:p>
          </table:table-cell>
          <table:table-cell office:value-type="string" calcext:value-type="string">
            <text:p>бот рассылки телеграм (7)</text:p>
          </table:table-cell>
          <table:table-cell office:value-type="float" office:value="1030" calcext:value-type="float">
            <text:p>1030</text:p>
          </table:table-cell>
          <table:table-cell office:value-type="float" office:value="5340" calcext:value-type="float">
            <text:p>5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om/ru/community/articles/top-15-servisov-dlya-rassylok-telegram-v-2024-godu, https://sendpulse.com/ru/knowledge-base/chatbot/telegram/send-telegram-campaign, https://www.unisender.com/ru/blog/servisy-dlya-rassylki-v-telegram/, https://messaggio.com/ru/messaging-in-telegram/, https://sendsay.ru/blog/boty-dlya-rassylok-v-telegrame/, https://sky.pro/wiki/python/kak-sozdat-bota-dlya-rassylki-v-telegram/, https://www.carrotquest.io/blog/telegram-marketing-software/, https://digitalkassa.ru/blog/top-30-servisov-dlya-rassylok-v-telegram/, https://bot-marketing.com/tagline/chat-bot-dlya-rassylki-v-telegram/, https://rarus.ru/bonus/rassylka-v-telegram/</text:p>
          </table:table-cell>
        </table:table-row>
        <table:table-row table:style-name="ro1">
          <table:table-cell table:style-name="ce2" office:value-type="string" calcext:value-type="string">
            <text:p>бот телеграм для рассылки</text:p>
          </table:table-cell>
          <table:table-cell office:value-type="string" calcext:value-type="string">
            <text:p>бот рассылки телеграм (7)</text:p>
          </table:table-cell>
          <table:table-cell office:value-type="float" office:value="1030" calcext:value-type="float">
            <text:p>1030</text:p>
          </table:table-cell>
          <table:table-cell office:value-type="float" office:value="5340" calcext:value-type="float">
            <text:p>5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om/ru/community/articles/top-15-servisov-dlya-rassylok-telegram-v-2024-godu, https://sendpulse.com/ru/knowledge-base/chatbot/telegram/send-telegram-campaign, https://www.unisender.com/ru/blog/servisy-dlya-rassylki-v-telegram/, https://messaggio.com/ru/messaging-in-telegram/, https://sendsay.ru/blog/boty-dlya-rassylok-v-telegrame/, https://sky.pro/wiki/python/kak-sozdat-bota-dlya-rassylki-v-telegram/, https://www.carrotquest.io/blog/telegram-marketing-software/, https://digitalkassa.ru/blog/top-30-servisov-dlya-rassylok-v-telegram/, https://bot-marketing.com/tagline/chat-bot-dlya-rassylki-v-telegram/, https://rarus.ru/bonus/rassylka-v-telegram/</text:p>
          </table:table-cell>
        </table:table-row>
        <table:table-row table:style-name="ro1">
          <table:table-cell table:style-name="ce2" office:value-type="string" calcext:value-type="string">
            <text:p>бот для рассылки в телеграм</text:p>
          </table:table-cell>
          <table:table-cell office:value-type="string" calcext:value-type="string">
            <text:p>бот рассылки телеграм (7)</text:p>
          </table:table-cell>
          <table:table-cell office:value-type="float" office:value="857" calcext:value-type="float">
            <text:p>857</text:p>
          </table:table-cell>
          <table:table-cell office:value-type="float" office:value="5340" calcext:value-type="float">
            <text:p>5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om/ru/community/articles/top-15-servisov-dlya-rassylok-telegram-v-2024-godu, https://sendpulse.com/ru/knowledge-base/chatbot/telegram/send-telegram-campaign, https://www.unisender.com/ru/blog/servisy-dlya-rassylki-v-telegram/, https://messaggio.com/ru/messaging-in-telegram/, https://sendsay.ru/blog/boty-dlya-rassylok-v-telegrame/, https://sky.pro/wiki/python/kak-sozdat-bota-dlya-rassylki-v-telegram/, https://www.carrotquest.io/blog/telegram-marketing-software/, https://digitalkassa.ru/blog/top-30-servisov-dlya-rassylok-v-telegram/, https://bot-marketing.com/tagline/chat-bot-dlya-rassylki-v-telegram/, https://rarus.ru/bonus/rassylka-v-telegram/</text:p>
          </table:table-cell>
        </table:table-row>
        <table:table-row table:style-name="ro1">
          <table:table-cell table:style-name="ce2" office:value-type="string" calcext:value-type="string">
            <text:p>телеграм бот для рассылки сообщений</text:p>
          </table:table-cell>
          <table:table-cell office:value-type="string" calcext:value-type="string">
            <text:p>бот рассылки телеграм (7)</text:p>
          </table:table-cell>
          <table:table-cell office:value-type="float" office:value="688" calcext:value-type="float">
            <text:p>688</text:p>
          </table:table-cell>
          <table:table-cell office:value-type="float" office:value="5340" calcext:value-type="float">
            <text:p>5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om/ru/community/articles/top-15-servisov-dlya-rassylok-telegram-v-2024-godu, https://sendpulse.com/ru/knowledge-base/chatbot/telegram/send-telegram-campaign, https://www.unisender.com/ru/blog/servisy-dlya-rassylki-v-telegram/, https://messaggio.com/ru/messaging-in-telegram/, https://sendsay.ru/blog/boty-dlya-rassylok-v-telegrame/, https://sky.pro/wiki/python/kak-sozdat-bota-dlya-rassylki-v-telegram/, https://www.carrotquest.io/blog/telegram-marketing-software/, https://digitalkassa.ru/blog/top-30-servisov-dlya-rassylok-v-telegram/, https://bot-marketing.com/tagline/chat-bot-dlya-rassylki-v-telegram/, https://rarus.ru/bonus/rassylka-v-telegram/</text:p>
          </table:table-cell>
        </table:table-row>
        <table:table-row table:style-name="ro1">
          <table:table-cell table:style-name="ce2" office:value-type="string" calcext:value-type="string">
            <text:p>бот в телеграмме для рассылки сообщений</text:p>
          </table:table-cell>
          <table:table-cell office:value-type="string" calcext:value-type="string">
            <text:p>бот рассылки телеграм (7)</text:p>
          </table:table-cell>
          <table:table-cell office:value-type="float" office:value="115" calcext:value-type="float">
            <text:p>115</text:p>
          </table:table-cell>
          <table:table-cell office:value-type="float" office:value="5340" calcext:value-type="float">
            <text:p>5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om/ru/community/articles/top-15-servisov-dlya-rassylok-telegram-v-2024-godu, https://sendpulse.com/ru/knowledge-base/chatbot/telegram/send-telegram-campaign, https://www.unisender.com/ru/blog/servisy-dlya-rassylki-v-telegram/, https://messaggio.com/ru/messaging-in-telegram/, https://sendsay.ru/blog/boty-dlya-rassylok-v-telegrame/, https://sky.pro/wiki/python/kak-sozdat-bota-dlya-rassylki-v-telegram/, https://www.carrotquest.io/blog/telegram-marketing-software/, https://digitalkassa.ru/blog/top-30-servisov-dlya-rassylok-v-telegram/, https://bot-marketing.com/tagline/chat-bot-dlya-rassylki-v-telegram/, https://rarus.ru/bonus/rassylka-v-telegram/</text:p>
          </table:table-cell>
        </table:table-row>
        <table:table-row table:style-name="ro1">
          <table:table-cell table:style-name="ce2" office:value-type="string" calcext:value-type="string">
            <text:p>спам по чатам телеграм</text:p>
          </table:table-cell>
          <table:table-cell office:value-type="string" calcext:value-type="string">
            <text:p>бот рассылки телеграм (7)</text:p>
          </table:table-cell>
          <table:table-cell office:value-type="float" office:value="50" calcext:value-type="float">
            <text:p>50</text:p>
          </table:table-cell>
          <table:table-cell office:value-type="float" office:value="5340" calcext:value-type="float">
            <text:p>5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imeweb.com/ru/community/articles/top-15-servisov-dlya-rassylok-telegram-v-2024-godu, https://sendpulse.com/ru/knowledge-base/chatbot/telegram/send-telegram-campaign, https://www.unisender.com/ru/blog/servisy-dlya-rassylki-v-telegram/, https://messaggio.com/ru/messaging-in-telegram/, https://sendsay.ru/blog/boty-dlya-rassylok-v-telegrame/, https://sky.pro/wiki/python/kak-sozdat-bota-dlya-rassylki-v-telegram/, https://www.carrotquest.io/blog/telegram-marketing-software/, https://digitalkassa.ru/blog/top-30-servisov-dlya-rassylok-v-telegram/, https://bot-marketing.com/tagline/chat-bot-dlya-rassylki-v-telegram/, https://rarus.ru/bonus/rassylka-v-telegram/</text:p>
          </table:table-cell>
        </table:table-row>
        <table:table-row table:style-name="ro1">
          <table:table-cell table:style-name="ce2" office:value-type="string" calcext:value-type="string">
            <text:p>голосовые боты телеграмм</text:p>
          </table:table-cell>
          <table:table-cell office:value-type="string" calcext:value-type="string">
            <text:p>голосовые боты телеграмм (7)</text:p>
          </table:table-cell>
          <table:table-cell office:value-type="float" office:value="1991" calcext:value-type="float">
            <text:p>1991</text:p>
          </table:table-cell>
          <table:table-cell office:value-type="float" office:value="4407" calcext:value-type="float">
            <text:p>44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ybervoice.io/ru/telegram-bot.html, https://developers.sber.ru/help/salutespeech/telegram-voice-recognition, https://dzen.ru/a/Zd4uMJ4jISiifTSA, https://t.me/silero_voice_bot, https://habr.com/ru/sandbox/217059/, https://teamlogs.ru/blog/bots-dlya-perevoda-audio-i-video, https://botstat.io/c/voice/, https://help.bothelp.io/otpravka-golosovyh-soobshhenij-i-audio-v-telegram/, https://help.cloud.just-ai.com/aimyvoice/telegram-bot, https://pikabu.ru/story/botyi_dlya_ozvuchki_teksta__golosovoy_dipfeyk_v_telegram_11661620</text:p>
          </table:table-cell>
        </table:table-row>
        <table:table-row table:style-name="ro1">
          <table:table-cell table:style-name="ce2" office:value-type="string" calcext:value-type="string">
            <text:p>голосовой бот телеграм</text:p>
          </table:table-cell>
          <table:table-cell office:value-type="string" calcext:value-type="string">
            <text:p>голосовые боты телеграмм (7)</text:p>
          </table:table-cell>
          <table:table-cell office:value-type="float" office:value="1250" calcext:value-type="float">
            <text:p>1250</text:p>
          </table:table-cell>
          <table:table-cell office:value-type="float" office:value="4407" calcext:value-type="float">
            <text:p>44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ybervoice.io/ru/telegram-bot.html, https://developers.sber.ru/help/salutespeech/telegram-voice-recognition, https://dzen.ru/a/Zd4uMJ4jISiifTSA, https://t.me/silero_voice_bot, https://habr.com/ru/sandbox/217059/, https://teamlogs.ru/blog/bots-dlya-perevoda-audio-i-video, https://botstat.io/c/voice/, https://help.bothelp.io/otpravka-golosovyh-soobshhenij-i-audio-v-telegram/, https://help.cloud.just-ai.com/aimyvoice/telegram-bot, https://pikabu.ru/story/botyi_dlya_ozvuchki_teksta__golosovoy_dipfeyk_v_telegram_11661620</text:p>
          </table:table-cell>
        </table:table-row>
        <table:table-row table:style-name="ro1">
          <table:table-cell table:style-name="ce2" office:value-type="string" calcext:value-type="string">
            <text:p>бот с голосовыми сообщениями</text:p>
          </table:table-cell>
          <table:table-cell office:value-type="string" calcext:value-type="string">
            <text:p>голосовые боты телеграмм (7)</text:p>
          </table:table-cell>
          <table:table-cell office:value-type="float" office:value="393" calcext:value-type="float">
            <text:p>393</text:p>
          </table:table-cell>
          <table:table-cell office:value-type="float" office:value="4407" calcext:value-type="float">
            <text:p>44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ybervoice.io/ru/telegram-bot.html, https://developers.sber.ru/help/salutespeech/telegram-voice-recognition, https://dzen.ru/a/Zd4uMJ4jISiifTSA, https://t.me/silero_voice_bot, https://habr.com/ru/sandbox/217059/, https://teamlogs.ru/blog/bots-dlya-perevoda-audio-i-video, https://botstat.io/c/voice/, https://help.bothelp.io/otpravka-golosovyh-soobshhenij-i-audio-v-telegram/, https://help.cloud.just-ai.com/aimyvoice/telegram-bot, https://pikabu.ru/story/botyi_dlya_ozvuchki_teksta__golosovoy_dipfeyk_v_telegram_11661620</text:p>
          </table:table-cell>
        </table:table-row>
        <table:table-row table:style-name="ro1">
          <table:table-cell table:style-name="ce2" office:value-type="string" calcext:value-type="string">
            <text:p>бот для голосовых сообщений телеграмм</text:p>
          </table:table-cell>
          <table:table-cell office:value-type="string" calcext:value-type="string">
            <text:p>голосовые боты телеграмм (7)</text:p>
          </table:table-cell>
          <table:table-cell office:value-type="float" office:value="363" calcext:value-type="float">
            <text:p>363</text:p>
          </table:table-cell>
          <table:table-cell office:value-type="float" office:value="4407" calcext:value-type="float">
            <text:p>4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ybervoice.io/ru/telegram-bot.html, https://developers.sber.ru/help/salutespeech/telegram-voice-recognition, https://dzen.ru/a/Zd4uMJ4jISiifTSA, https://t.me/silero_voice_bot, https://habr.com/ru/sandbox/217059/, https://teamlogs.ru/blog/bots-dlya-perevoda-audio-i-video, https://botstat.io/c/voice/, https://help.bothelp.io/otpravka-golosovyh-soobshhenij-i-audio-v-telegram/, https://help.cloud.just-ai.com/aimyvoice/telegram-bot, https://pikabu.ru/story/botyi_dlya_ozvuchki_teksta__golosovoy_dipfeyk_v_telegram_11661620</text:p>
          </table:table-cell>
        </table:table-row>
        <table:table-row table:style-name="ro1">
          <table:table-cell table:style-name="ce2" office:value-type="string" calcext:value-type="string">
            <text:p>бот в телеграмме для голосовых сообщений</text:p>
          </table:table-cell>
          <table:table-cell office:value-type="string" calcext:value-type="string">
            <text:p>голосовые боты телеграмм (7)</text:p>
          </table:table-cell>
          <table:table-cell office:value-type="float" office:value="228" calcext:value-type="float">
            <text:p>228</text:p>
          </table:table-cell>
          <table:table-cell office:value-type="float" office:value="4407" calcext:value-type="float">
            <text:p>4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ybervoice.io/ru/telegram-bot.html, https://developers.sber.ru/help/salutespeech/telegram-voice-recognition, https://dzen.ru/a/Zd4uMJ4jISiifTSA, https://t.me/silero_voice_bot, https://habr.com/ru/sandbox/217059/, https://teamlogs.ru/blog/bots-dlya-perevoda-audio-i-video, https://botstat.io/c/voice/, https://help.bothelp.io/otpravka-golosovyh-soobshhenij-i-audio-v-telegram/, https://help.cloud.just-ai.com/aimyvoice/telegram-bot, https://pikabu.ru/story/botyi_dlya_ozvuchki_teksta__golosovoy_dipfeyk_v_telegram_11661620</text:p>
          </table:table-cell>
        </table:table-row>
        <table:table-row table:style-name="ro1">
          <table:table-cell table:style-name="ce2" office:value-type="string" calcext:value-type="string">
            <text:p>бот в телеграмме для изменения голоса</text:p>
          </table:table-cell>
          <table:table-cell office:value-type="string" calcext:value-type="string">
            <text:p>голосовые боты телеграмм (7)</text:p>
          </table:table-cell>
          <table:table-cell office:value-type="float" office:value="170" calcext:value-type="float">
            <text:p>170</text:p>
          </table:table-cell>
          <table:table-cell office:value-type="float" office:value="4407" calcext:value-type="float">
            <text:p>44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ybervoice.io/ru/telegram-bot.html, https://developers.sber.ru/help/salutespeech/telegram-voice-recognition, https://dzen.ru/a/Zd4uMJ4jISiifTSA, https://t.me/silero_voice_bot, https://habr.com/ru/sandbox/217059/, https://teamlogs.ru/blog/bots-dlya-perevoda-audio-i-video, https://botstat.io/c/voice/, https://help.bothelp.io/otpravka-golosovyh-soobshhenij-i-audio-v-telegram/, https://help.cloud.just-ai.com/aimyvoice/telegram-bot, https://pikabu.ru/story/botyi_dlya_ozvuchki_teksta__golosovoy_dipfeyk_v_telegram_11661620</text:p>
          </table:table-cell>
        </table:table-row>
        <table:table-row table:style-name="ro1">
          <table:table-cell table:style-name="ce2" office:value-type="string" calcext:value-type="string">
            <text:p>бот мужской голос телеграм</text:p>
          </table:table-cell>
          <table:table-cell office:value-type="string" calcext:value-type="string">
            <text:p>голосовые боты телеграмм (7)</text:p>
          </table:table-cell>
          <table:table-cell office:value-type="float" office:value="12" calcext:value-type="float">
            <text:p>12</text:p>
          </table:table-cell>
          <table:table-cell office:value-type="float" office:value="4407" calcext:value-type="float">
            <text:p>4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ybervoice.io/ru/telegram-bot.html, https://developers.sber.ru/help/salutespeech/telegram-voice-recognition, https://dzen.ru/a/Zd4uMJ4jISiifTSA, https://t.me/silero_voice_bot, https://habr.com/ru/sandbox/217059/, https://teamlogs.ru/blog/bots-dlya-perevoda-audio-i-video, https://botstat.io/c/voice/, https://help.bothelp.io/otpravka-golosovyh-soobshhenij-i-audio-v-telegram/, https://help.cloud.just-ai.com/aimyvoice/telegram-bot, https://pikabu.ru/story/botyi_dlya_ozvuchki_teksta__golosovoy_dipfeyk_v_telegram_11661620</text:p>
          </table:table-cell>
        </table:table-row>
        <table:table-row table:style-name="ro1">
          <table:table-cell table:style-name="ce2" office:value-type="string" calcext:value-type="string">
            <text:p>телеграм бот для заявок</text:p>
          </table:table-cell>
          <table:table-cell office:value-type="string" calcext:value-type="string">
            <text:p>телеграм бот для заявок (6)</text:p>
          </table:table-cell>
          <table:table-cell office:value-type="float" office:value="277" calcext:value-type="float">
            <text:p>277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dmin24.ru/blog/kak-prinimat-zayavki-cherez-telegram-bot, https://dzen.ru/a/Zj9r7aEn9FpaKxT4, https://timeweb.com/ru/community/articles/kak-sdelat-telegram-bot-dlya-priema-zayavok-samostoyatelno, https://kwork.ru/script-programming/28144811/chat-bot-dlya-priyoma-zayavok-na-uslugi, https://robo-voice.ru/bot_dlya_priema_zayavok_i_soobshhenij/, https://developers.sber.ru/help/salutebot/telegram-integration, https://vc.ru/services/563705-avtomaticheskii-priem-zayavok-na-kanal-v-telegram-subers, https://bot-t.com/site/join, https://blog.fleep.bot/priglasitelnye-ssylki-v-telegram, https://dzen.ru/a/ZuUzRP1iXURtHeL4</text:p>
          </table:table-cell>
        </table:table-row>
        <table:table-row table:style-name="ro1">
          <table:table-cell table:style-name="ce2" office:value-type="string" calcext:value-type="string">
            <text:p>бот для принятия заявок</text:p>
          </table:table-cell>
          <table:table-cell office:value-type="string" calcext:value-type="string">
            <text:p>телеграм бот для заявок (6)</text:p>
          </table:table-cell>
          <table:table-cell office:value-type="float" office:value="190" calcext:value-type="float">
            <text:p>190</text:p>
          </table:table-cell>
          <table:table-cell office:value-type="float" office:value="765" calcext:value-type="float">
            <text:p>7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dmin24.ru/blog/kak-prinimat-zayavki-cherez-telegram-bot, https://dzen.ru/a/Zj9r7aEn9FpaKxT4, https://timeweb.com/ru/community/articles/kak-sdelat-telegram-bot-dlya-priema-zayavok-samostoyatelno, https://kwork.ru/script-programming/28144811/chat-bot-dlya-priyoma-zayavok-na-uslugi, https://robo-voice.ru/bot_dlya_priema_zayavok_i_soobshhenij/, https://developers.sber.ru/help/salutebot/telegram-integration, https://vc.ru/services/563705-avtomaticheskii-priem-zayavok-na-kanal-v-telegram-subers, https://bot-t.com/site/join, https://blog.fleep.bot/priglasitelnye-ssylki-v-telegram, https://dzen.ru/a/ZuUzRP1iXURtHeL4</text:p>
          </table:table-cell>
        </table:table-row>
        <table:table-row table:style-name="ro1">
          <table:table-cell table:style-name="ce2" office:value-type="string" calcext:value-type="string">
            <text:p>бот для приема заявок телеграм</text:p>
          </table:table-cell>
          <table:table-cell office:value-type="string" calcext:value-type="string">
            <text:p>телеграм бот для заявок (6)</text:p>
          </table:table-cell>
          <table:table-cell office:value-type="float" office:value="110" calcext:value-type="float">
            <text:p>110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dmin24.ru/blog/kak-prinimat-zayavki-cherez-telegram-bot, https://dzen.ru/a/Zj9r7aEn9FpaKxT4, https://timeweb.com/ru/community/articles/kak-sdelat-telegram-bot-dlya-priema-zayavok-samostoyatelno, https://kwork.ru/script-programming/28144811/chat-bot-dlya-priyoma-zayavok-na-uslugi, https://robo-voice.ru/bot_dlya_priema_zayavok_i_soobshhenij/, https://developers.sber.ru/help/salutebot/telegram-integration, https://vc.ru/services/563705-avtomaticheskii-priem-zayavok-na-kanal-v-telegram-subers, https://bot-t.com/site/join, https://blog.fleep.bot/priglasitelnye-ssylki-v-telegram, https://dzen.ru/a/ZuUzRP1iXURtHeL4</text:p>
          </table:table-cell>
        </table:table-row>
        <table:table-row table:style-name="ro1">
          <table:table-cell table:style-name="ce2" office:value-type="string" calcext:value-type="string">
            <text:p>телеграм бот для приема заявок</text:p>
          </table:table-cell>
          <table:table-cell office:value-type="string" calcext:value-type="string">
            <text:p>телеграм бот для заявок (6)</text:p>
          </table:table-cell>
          <table:table-cell office:value-type="float" office:value="110" calcext:value-type="float">
            <text:p>110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dmin24.ru/blog/kak-prinimat-zayavki-cherez-telegram-bot, https://dzen.ru/a/Zj9r7aEn9FpaKxT4, https://timeweb.com/ru/community/articles/kak-sdelat-telegram-bot-dlya-priema-zayavok-samostoyatelno, https://kwork.ru/script-programming/28144811/chat-bot-dlya-priyoma-zayavok-na-uslugi, https://robo-voice.ru/bot_dlya_priema_zayavok_i_soobshhenij/, https://developers.sber.ru/help/salutebot/telegram-integration, https://vc.ru/services/563705-avtomaticheskii-priem-zayavok-na-kanal-v-telegram-subers, https://bot-t.com/site/join, https://blog.fleep.bot/priglasitelnye-ssylki-v-telegram, https://dzen.ru/a/ZuUzRP1iXURtHeL4</text:p>
          </table:table-cell>
        </table:table-row>
        <table:table-row table:style-name="ro1">
          <table:table-cell table:style-name="ce2" office:value-type="string" calcext:value-type="string">
            <text:p>телеграм бот для приема заказов</text:p>
          </table:table-cell>
          <table:table-cell office:value-type="string" calcext:value-type="string">
            <text:p>телеграм бот для заявок (6)</text:p>
          </table:table-cell>
          <table:table-cell office:value-type="float" office:value="39" calcext:value-type="float">
            <text:p>39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dmin24.ru/blog/kak-prinimat-zayavki-cherez-telegram-bot, https://dzen.ru/a/Zj9r7aEn9FpaKxT4, https://timeweb.com/ru/community/articles/kak-sdelat-telegram-bot-dlya-priema-zayavok-samostoyatelno, https://kwork.ru/script-programming/28144811/chat-bot-dlya-priyoma-zayavok-na-uslugi, https://robo-voice.ru/bot_dlya_priema_zayavok_i_soobshhenij/, https://developers.sber.ru/help/salutebot/telegram-integration, https://vc.ru/services/563705-avtomaticheskii-priem-zayavok-na-kanal-v-telegram-subers, https://bot-t.com/site/join, https://blog.fleep.bot/priglasitelnye-ssylki-v-telegram, https://dzen.ru/a/ZuUzRP1iXURtHeL4</text:p>
          </table:table-cell>
        </table:table-row>
        <table:table-row table:style-name="ro1">
          <table:table-cell table:style-name="ce2" office:value-type="string" calcext:value-type="string">
            <text:p>телеграм бот для сбора заявок</text:p>
          </table:table-cell>
          <table:table-cell office:value-type="string" calcext:value-type="string">
            <text:p>телеграм бот для заявок (6)</text:p>
          </table:table-cell>
          <table:table-cell office:value-type="float" office:value="39" calcext:value-type="float">
            <text:p>39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dmin24.ru/blog/kak-prinimat-zayavki-cherez-telegram-bot, https://dzen.ru/a/Zj9r7aEn9FpaKxT4, https://timeweb.com/ru/community/articles/kak-sdelat-telegram-bot-dlya-priema-zayavok-samostoyatelno, https://kwork.ru/script-programming/28144811/chat-bot-dlya-priyoma-zayavok-na-uslugi, https://robo-voice.ru/bot_dlya_priema_zayavok_i_soobshhenij/, https://developers.sber.ru/help/salutebot/telegram-integration, https://vc.ru/services/563705-avtomaticheskii-priem-zayavok-na-kanal-v-telegram-subers, https://bot-t.com/site/join, https://blog.fleep.bot/priglasitelnye-ssylki-v-telegram, https://dzen.ru/a/ZuUzRP1iXURtHeL4</text:p>
          </table:table-cell>
        </table:table-row>
        <table:table-row table:style-name="ro1">
          <table:table-cell table:style-name="ce2" office:value-type="string" calcext:value-type="string">
            <text:p>бот который делает кружочки в телеграмме</text:p>
          </table:table-cell>
          <table:table-cell office:value-type="string" calcext:value-type="string">
            <text:p>бот который делает кружочки в телеграмме (6)</text:p>
          </table:table-cell>
          <table:table-cell office:value-type="float" office:value="160" calcext:value-type="float">
            <text:p>160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f.ru/techno/technology/kak-sdelat-kruzhok-video-v-telegram-s-pomoshchyu-bota, https://dzen.ru/b/YySpUTzbqCi_Ovhm, https://vc.ru/tribuna/787004-roundgram-bot-kotoryi-sdelaet-iz-video-kruzhok-v-telegramme, https://skillbox.ru/media/marketing/kak-zapisat-kruzhok-v-telegram-poshagovaya-instrukciya-so-skrinshotami/, https://www.tiktok.com/discover/%D0%B1%D0%BE%D1%82-%D0%B2-%D1%82%D0%B3-%D0%BA%D0%BE%D1%82%D0%BE%D1%80%D1%8B%D0%B9-%D0%B4%D0%B5%D0%BB%D0%B0%D0%B5%D1%82-%D0%B2%D0%B8%D0%B4%D0%B5%D0%BE-%D0%B2-%D0%BA%D1%80%D1%83%D0%B6%D0%BA%D0%B8, https://help.chatplace.io/en/articles/9305559-%D0%BE%D1%82%D0%BF%D1%80%D0%B0%D0%B2%D0%BA%D0%B0-%D0%B2%D0%B8%D0%B4%D0%B5%D0%BE-%D0%B7%D0%B0%D0%BC%D0%B5%D1%82%D0%BE%D0%BA-%D0%BA%D1%80%D1%83%D0%B6%D0%BA%D0%BE%D0%B2-%D0%B2-telegram, https://timeweb.com/ru/community/articles/kak-sdelat-kruzhok-v-telegram-bote-sozdanie-bota-zapis-i-otpravka-kruzhkov, https://vc.ru/social/864604-bot-dlya-kruglyh-video-v-telegram-versiya-20, https://vc.ru/tribuna/1370353-besplatnyi-telegram-bot-dlya-sozdaniya-kruzhkov-iz-vashih-video, https://github.com/Dizro/Telegram-Video-Circle-Bot/blob/main/README.md</text:p>
          </table:table-cell>
        </table:table-row>
        <table:table-row table:style-name="ro1">
          <table:table-cell table:style-name="ce2" office:value-type="string" calcext:value-type="string">
            <text:p>бот для кружков в телеграмме</text:p>
          </table:table-cell>
          <table:table-cell office:value-type="string" calcext:value-type="string">
            <text:p>бот который делает кружочки в телеграмме (6)</text:p>
          </table:table-cell>
          <table:table-cell office:value-type="float" office:value="98" calcext:value-type="float">
            <text:p>98</text:p>
          </table:table-cell>
          <table:table-cell office:value-type="float" office:value="335" calcext:value-type="float">
            <text:p>3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f.ru/techno/technology/kak-sdelat-kruzhok-video-v-telegram-s-pomoshchyu-bota, https://dzen.ru/b/YySpUTzbqCi_Ovhm, https://vc.ru/tribuna/787004-roundgram-bot-kotoryi-sdelaet-iz-video-kruzhok-v-telegramme, https://skillbox.ru/media/marketing/kak-zapisat-kruzhok-v-telegram-poshagovaya-instrukciya-so-skrinshotami/, https://www.tiktok.com/discover/%D0%B1%D0%BE%D1%82-%D0%B2-%D1%82%D0%B3-%D0%BA%D0%BE%D1%82%D0%BE%D1%80%D1%8B%D0%B9-%D0%B4%D0%B5%D0%BB%D0%B0%D0%B5%D1%82-%D0%B2%D0%B8%D0%B4%D0%B5%D0%BE-%D0%B2-%D0%BA%D1%80%D1%83%D0%B6%D0%BA%D0%B8, https://help.chatplace.io/en/articles/9305559-%D0%BE%D1%82%D0%BF%D1%80%D0%B0%D0%B2%D0%BA%D0%B0-%D0%B2%D0%B8%D0%B4%D0%B5%D0%BE-%D0%B7%D0%B0%D0%BC%D0%B5%D1%82%D0%BE%D0%BA-%D0%BA%D1%80%D1%83%D0%B6%D0%BA%D0%BE%D0%B2-%D0%B2-telegram, https://timeweb.com/ru/community/articles/kak-sdelat-kruzhok-v-telegram-bote-sozdanie-bota-zapis-i-otpravka-kruzhkov, https://vc.ru/social/864604-bot-dlya-kruglyh-video-v-telegram-versiya-20, https://vc.ru/tribuna/1370353-besplatnyi-telegram-bot-dlya-sozdaniya-kruzhkov-iz-vashih-video, https://github.com/Dizro/Telegram-Video-Circle-Bot/blob/main/README.md</text:p>
          </table:table-cell>
        </table:table-row>
        <table:table-row table:style-name="ro1">
          <table:table-cell table:style-name="ce2" office:value-type="string" calcext:value-type="string">
            <text:p>бот для кружочков телеграм</text:p>
          </table:table-cell>
          <table:table-cell office:value-type="string" calcext:value-type="string">
            <text:p>бот который делает кружочки в телеграмме (6)</text:p>
          </table:table-cell>
          <table:table-cell office:value-type="float" office:value="66" calcext:value-type="float">
            <text:p>66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f.ru/techno/technology/kak-sdelat-kruzhok-video-v-telegram-s-pomoshchyu-bota, https://dzen.ru/b/YySpUTzbqCi_Ovhm, https://vc.ru/tribuna/787004-roundgram-bot-kotoryi-sdelaet-iz-video-kruzhok-v-telegramme, https://skillbox.ru/media/marketing/kak-zapisat-kruzhok-v-telegram-poshagovaya-instrukciya-so-skrinshotami/, https://www.tiktok.com/discover/%D0%B1%D0%BE%D1%82-%D0%B2-%D1%82%D0%B3-%D0%BA%D0%BE%D1%82%D0%BE%D1%80%D1%8B%D0%B9-%D0%B4%D0%B5%D0%BB%D0%B0%D0%B5%D1%82-%D0%B2%D0%B8%D0%B4%D0%B5%D0%BE-%D0%B2-%D0%BA%D1%80%D1%83%D0%B6%D0%BA%D0%B8, https://help.chatplace.io/en/articles/9305559-%D0%BE%D1%82%D0%BF%D1%80%D0%B0%D0%B2%D0%BA%D0%B0-%D0%B2%D0%B8%D0%B4%D0%B5%D0%BE-%D0%B7%D0%B0%D0%BC%D0%B5%D1%82%D0%BE%D0%BA-%D0%BA%D1%80%D1%83%D0%B6%D0%BA%D0%BE%D0%B2-%D0%B2-telegram, https://timeweb.com/ru/community/articles/kak-sdelat-kruzhok-v-telegram-bote-sozdanie-bota-zapis-i-otpravka-kruzhkov, https://vc.ru/social/864604-bot-dlya-kruglyh-video-v-telegram-versiya-20, https://vc.ru/tribuna/1370353-besplatnyi-telegram-bot-dlya-sozdaniya-kruzhkov-iz-vashih-video, https://github.com/Dizro/Telegram-Video-Circle-Bot/blob/main/README.md</text:p>
          </table:table-cell>
        </table:table-row>
        <table:table-row table:style-name="ro1">
          <table:table-cell table:style-name="ce2" office:value-type="string" calcext:value-type="string">
            <text:p>бот для круглых видео телеграм</text:p>
          </table:table-cell>
          <table:table-cell office:value-type="string" calcext:value-type="string">
            <text:p>бот который делает кружочки в телеграмме (6)</text:p>
          </table:table-cell>
          <table:table-cell office:value-type="float" office:value="8" calcext:value-type="float">
            <text:p>8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f.ru/techno/technology/kak-sdelat-kruzhok-video-v-telegram-s-pomoshchyu-bota, https://dzen.ru/b/YySpUTzbqCi_Ovhm, https://vc.ru/tribuna/787004-roundgram-bot-kotoryi-sdelaet-iz-video-kruzhok-v-telegramme, https://skillbox.ru/media/marketing/kak-zapisat-kruzhok-v-telegram-poshagovaya-instrukciya-so-skrinshotami/, https://www.tiktok.com/discover/%D0%B1%D0%BE%D1%82-%D0%B2-%D1%82%D0%B3-%D0%BA%D0%BE%D1%82%D0%BE%D1%80%D1%8B%D0%B9-%D0%B4%D0%B5%D0%BB%D0%B0%D0%B5%D1%82-%D0%B2%D0%B8%D0%B4%D0%B5%D0%BE-%D0%B2-%D0%BA%D1%80%D1%83%D0%B6%D0%BA%D0%B8, https://help.chatplace.io/en/articles/9305559-%D0%BE%D1%82%D0%BF%D1%80%D0%B0%D0%B2%D0%BA%D0%B0-%D0%B2%D0%B8%D0%B4%D0%B5%D0%BE-%D0%B7%D0%B0%D0%BC%D0%B5%D1%82%D0%BE%D0%BA-%D0%BA%D1%80%D1%83%D0%B6%D0%BA%D0%BE%D0%B2-%D0%B2-telegram, https://timeweb.com/ru/community/articles/kak-sdelat-kruzhok-v-telegram-bote-sozdanie-bota-zapis-i-otpravka-kruzhkov, https://vc.ru/social/864604-bot-dlya-kruglyh-video-v-telegram-versiya-20, https://vc.ru/tribuna/1370353-besplatnyi-telegram-bot-dlya-sozdaniya-kruzhkov-iz-vashih-video, https://github.com/Dizro/Telegram-Video-Circle-Bot/blob/main/README.md</text:p>
          </table:table-cell>
        </table:table-row>
        <table:table-row table:style-name="ro1">
          <table:table-cell table:style-name="ce2" office:value-type="string" calcext:value-type="string">
            <text:p>бот для видеосообщений телеграм</text:p>
          </table:table-cell>
          <table:table-cell office:value-type="string" calcext:value-type="string">
            <text:p>бот который делает кружочки в телеграмме (6)</text:p>
          </table:table-cell>
          <table:table-cell office:value-type="float" office:value="3" calcext:value-type="float">
            <text:p>3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f.ru/techno/technology/kak-sdelat-kruzhok-video-v-telegram-s-pomoshchyu-bota, https://dzen.ru/b/YySpUTzbqCi_Ovhm, https://vc.ru/tribuna/787004-roundgram-bot-kotoryi-sdelaet-iz-video-kruzhok-v-telegramme, https://skillbox.ru/media/marketing/kak-zapisat-kruzhok-v-telegram-poshagovaya-instrukciya-so-skrinshotami/, https://www.tiktok.com/discover/%D0%B1%D0%BE%D1%82-%D0%B2-%D1%82%D0%B3-%D0%BA%D0%BE%D1%82%D0%BE%D1%80%D1%8B%D0%B9-%D0%B4%D0%B5%D0%BB%D0%B0%D0%B5%D1%82-%D0%B2%D0%B8%D0%B4%D0%B5%D0%BE-%D0%B2-%D0%BA%D1%80%D1%83%D0%B6%D0%BA%D0%B8, https://help.chatplace.io/en/articles/9305559-%D0%BE%D1%82%D0%BF%D1%80%D0%B0%D0%B2%D0%BA%D0%B0-%D0%B2%D0%B8%D0%B4%D0%B5%D0%BE-%D0%B7%D0%B0%D0%BC%D0%B5%D1%82%D0%BE%D0%BA-%D0%BA%D1%80%D1%83%D0%B6%D0%BA%D0%BE%D0%B2-%D0%B2-telegram, https://timeweb.com/ru/community/articles/kak-sdelat-kruzhok-v-telegram-bote-sozdanie-bota-zapis-i-otpravka-kruzhkov, https://vc.ru/social/864604-bot-dlya-kruglyh-video-v-telegram-versiya-20, https://vc.ru/tribuna/1370353-besplatnyi-telegram-bot-dlya-sozdaniya-kruzhkov-iz-vashih-video, https://github.com/Dizro/Telegram-Video-Circle-Bot/blob/main/README.md</text:p>
          </table:table-cell>
        </table:table-row>
        <table:table-row table:style-name="ro1">
          <table:table-cell table:style-name="ce2" office:value-type="string" calcext:value-type="string">
            <text:p>бот для создания круглых видео телеграм</text:p>
          </table:table-cell>
          <table:table-cell office:value-type="string" calcext:value-type="string">
            <text:p>бот который делает кружочки в телеграмме (6)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f.ru/techno/technology/kak-sdelat-kruzhok-video-v-telegram-s-pomoshchyu-bota, https://dzen.ru/b/YySpUTzbqCi_Ovhm, https://vc.ru/tribuna/787004-roundgram-bot-kotoryi-sdelaet-iz-video-kruzhok-v-telegramme, https://skillbox.ru/media/marketing/kak-zapisat-kruzhok-v-telegram-poshagovaya-instrukciya-so-skrinshotami/, https://www.tiktok.com/discover/%D0%B1%D0%BE%D1%82-%D0%B2-%D1%82%D0%B3-%D0%BA%D0%BE%D1%82%D0%BE%D1%80%D1%8B%D0%B9-%D0%B4%D0%B5%D0%BB%D0%B0%D0%B5%D1%82-%D0%B2%D0%B8%D0%B4%D0%B5%D0%BE-%D0%B2-%D0%BA%D1%80%D1%83%D0%B6%D0%BA%D0%B8, https://help.chatplace.io/en/articles/9305559-%D0%BE%D1%82%D0%BF%D1%80%D0%B0%D0%B2%D0%BA%D0%B0-%D0%B2%D0%B8%D0%B4%D0%B5%D0%BE-%D0%B7%D0%B0%D0%BC%D0%B5%D1%82%D0%BE%D0%BA-%D0%BA%D1%80%D1%83%D0%B6%D0%BA%D0%BE%D0%B2-%D0%B2-telegram, https://timeweb.com/ru/community/articles/kak-sdelat-kruzhok-v-telegram-bote-sozdanie-bota-zapis-i-otpravka-kruzhkov, https://vc.ru/social/864604-bot-dlya-kruglyh-video-v-telegram-versiya-20, https://vc.ru/tribuna/1370353-besplatnyi-telegram-bot-dlya-sozdaniya-kruzhkov-iz-vashih-video, https://github.com/Dizro/Telegram-Video-Circle-Bot/blob/main/README.md</text:p>
          </table:table-cell>
        </table:table-row>
        <table:table-row table:style-name="ro1">
          <table:table-cell table:style-name="ce2" office:value-type="string" calcext:value-type="string">
            <text:p>видео бот телеграм</text:p>
          </table:table-cell>
          <table:table-cell office:value-type="string" calcext:value-type="string">
            <text:p>видео бот телеграм (5)</text:p>
          </table:table-cell>
          <table:table-cell office:value-type="float" office:value="8662" calcext:value-type="float">
            <text:p>8662</text:p>
          </table:table-cell>
          <table:table-cell office:value-type="float" office:value="12657" calcext:value-type="float">
            <text:p>12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lifehacker.ru/poleznye-telegram-boty/, https://t.me/SaveAsBot, https://pikabu.ru/story/telegrambot_dlya_skachivaniya_video_iz_vk_i_youtube_10264156, https://retext.ai/ru/blog/telegram-boty-dlya-skacivaniya-foto-video-muzyki-knig, https://ru.androidsis.com/3-%D0%B1%D0%BE%D1%82%D0%BE%D0%B2-%D0%B4%D0%BB%D1%8F-%D1%82%D0%B5%D0%BB%D0%B5%D0%B3%D1%80%D0%B0%D0%BC%D0%BC/, https://t.me/SaveFromVkBot, https://dtf.ru/u/89051-ssylki-v-internete/3592812-besplatnyi-telegram-bot-dlya-skachivaniya-video-s-youtube-i-vk, https://freelance.habr.com/projects/348467, https://kwork.ru/script-programming/30216715/telegramm-bot-dlya-skachivaniya-faylov-s-obyazatelnoy-podpiskoy</text:p>
          </table:table-cell>
        </table:table-row>
        <table:table-row table:style-name="ro1">
          <table:table-cell table:style-name="ce2" office:value-type="string" calcext:value-type="string">
            <text:p>телеграмм бот для скачивания видео</text:p>
          </table:table-cell>
          <table:table-cell office:value-type="string" calcext:value-type="string">
            <text:p>видео бот телеграм (5)</text:p>
          </table:table-cell>
          <table:table-cell office:value-type="float" office:value="2500" calcext:value-type="float">
            <text:p>2500</text:p>
          </table:table-cell>
          <table:table-cell office:value-type="float" office:value="12657" calcext:value-type="float">
            <text:p>126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lifehacker.ru/poleznye-telegram-boty/, https://t.me/SaveAsBot, https://pikabu.ru/story/telegrambot_dlya_skachivaniya_video_iz_vk_i_youtube_10264156, https://retext.ai/ru/blog/telegram-boty-dlya-skacivaniya-foto-video-muzyki-knig, https://ru.androidsis.com/3-%D0%B1%D0%BE%D1%82%D0%BE%D0%B2-%D0%B4%D0%BB%D1%8F-%D1%82%D0%B5%D0%BB%D0%B5%D0%B3%D1%80%D0%B0%D0%BC%D0%BC/, https://t.me/SaveFromVkBot, https://dtf.ru/u/89051-ssylki-v-internete/3592812-besplatnyi-telegram-bot-dlya-skachivaniya-video-s-youtube-i-vk, https://freelance.habr.com/projects/348467, https://kwork.ru/script-programming/30216715/telegramm-bot-dlya-skachivaniya-faylov-s-obyazatelnoy-podpiskoy</text:p>
          </table:table-cell>
        </table:table-row>
        <table:table-row table:style-name="ro1">
          <table:table-cell table:style-name="ce2" office:value-type="string" calcext:value-type="string">
            <text:p>телеграм бот для скачивания видео</text:p>
          </table:table-cell>
          <table:table-cell office:value-type="string" calcext:value-type="string">
            <text:p>видео бот телеграм (5)</text:p>
          </table:table-cell>
          <table:table-cell office:value-type="float" office:value="1436" calcext:value-type="float">
            <text:p>1436</text:p>
          </table:table-cell>
          <table:table-cell office:value-type="float" office:value="12657" calcext:value-type="float">
            <text:p>126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lifehacker.ru/poleznye-telegram-boty/, https://t.me/SaveAsBot, https://pikabu.ru/story/telegrambot_dlya_skachivaniya_video_iz_vk_i_youtube_10264156, https://retext.ai/ru/blog/telegram-boty-dlya-skacivaniya-foto-video-muzyki-knig, https://ru.androidsis.com/3-%D0%B1%D0%BE%D1%82%D0%BE%D0%B2-%D0%B4%D0%BB%D1%8F-%D1%82%D0%B5%D0%BB%D0%B5%D0%B3%D1%80%D0%B0%D0%BC%D0%BC/, https://t.me/SaveFromVkBot, https://dtf.ru/u/89051-ssylki-v-internete/3592812-besplatnyi-telegram-bot-dlya-skachivaniya-video-s-youtube-i-vk, https://freelance.habr.com/projects/348467, https://kwork.ru/script-programming/30216715/telegramm-bot-dlya-skachivaniya-faylov-s-obyazatelnoy-podpiskoy</text:p>
          </table:table-cell>
        </table:table-row>
        <table:table-row table:style-name="ro1">
          <table:table-cell table:style-name="ce2" office:value-type="string" calcext:value-type="string">
            <text:p>бот для скачивания файлов телеграмм</text:p>
          </table:table-cell>
          <table:table-cell office:value-type="string" calcext:value-type="string">
            <text:p>видео бот телеграм (5)</text:p>
          </table:table-cell>
          <table:table-cell office:value-type="float" office:value="30" calcext:value-type="float">
            <text:p>30</text:p>
          </table:table-cell>
          <table:table-cell office:value-type="float" office:value="12657" calcext:value-type="float">
            <text:p>126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lifehacker.ru/poleznye-telegram-boty/, https://t.me/SaveAsBot, https://pikabu.ru/story/telegrambot_dlya_skachivaniya_video_iz_vk_i_youtube_10264156, https://retext.ai/ru/blog/telegram-boty-dlya-skacivaniya-foto-video-muzyki-knig, https://ru.androidsis.com/3-%D0%B1%D0%BE%D1%82%D0%BE%D0%B2-%D0%B4%D0%BB%D1%8F-%D1%82%D0%B5%D0%BB%D0%B5%D0%B3%D1%80%D0%B0%D0%BC%D0%BC/, https://t.me/SaveFromVkBot, https://dtf.ru/u/89051-ssylki-v-internete/3592812-besplatnyi-telegram-bot-dlya-skachivaniya-video-s-youtube-i-vk, https://freelance.habr.com/projects/348467, https://kwork.ru/script-programming/30216715/telegramm-bot-dlya-skachivaniya-faylov-s-obyazatelnoy-podpiskoy</text:p>
          </table:table-cell>
        </table:table-row>
        <table:table-row table:style-name="ro1">
          <table:table-cell table:style-name="ce2" office:value-type="string" calcext:value-type="string">
            <text:p>телеграм бот для скачивания файлов</text:p>
          </table:table-cell>
          <table:table-cell office:value-type="string" calcext:value-type="string">
            <text:p>видео бот телеграм (5)</text:p>
          </table:table-cell>
          <table:table-cell office:value-type="float" office:value="29" calcext:value-type="float">
            <text:p>29</text:p>
          </table:table-cell>
          <table:table-cell office:value-type="float" office:value="12657" calcext:value-type="float">
            <text:p>126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chip.ru/podborki/programmy-prilozheniya/5-telegram-botov-kotorye-pomogut-skachat-video-s-youtube-i-socsetej-834852, https://lifehacker.ru/poleznye-telegram-boty/, https://t.me/SaveAsBot, https://pikabu.ru/story/telegrambot_dlya_skachivaniya_video_iz_vk_i_youtube_10264156, https://retext.ai/ru/blog/telegram-boty-dlya-skacivaniya-foto-video-muzyki-knig, https://ru.androidsis.com/3-%D0%B1%D0%BE%D1%82%D0%BE%D0%B2-%D0%B4%D0%BB%D1%8F-%D1%82%D0%B5%D0%BB%D0%B5%D0%B3%D1%80%D0%B0%D0%BC%D0%BC/, https://t.me/SaveFromVkBot, https://dtf.ru/u/89051-ssylki-v-internete/3592812-besplatnyi-telegram-bot-dlya-skachivaniya-video-s-youtube-i-vk, https://freelance.habr.com/projects/348467, https://kwork.ru/script-programming/30216715/telegramm-bot-dlya-skachivaniya-faylov-s-obyazatelnoy-podpiskoy</text:p>
          </table:table-cell>
        </table:table-row>
        <table:table-row table:style-name="ro1">
          <table:table-cell table:style-name="ce2" office:value-type="string" calcext:value-type="string">
            <text:p>тг бот для скачивания фильмов</text:p>
          </table:table-cell>
          <table:table-cell office:value-type="string" calcext:value-type="string">
            <text:p>тг бот для скачивания фильмов (5)</text:p>
          </table:table-cell>
          <table:table-cell office:value-type="float" office:value="247" calcext:value-type="float">
            <text:p>247</text:p>
          </table:table-cell>
          <table:table-cell office:value-type="float" office:value="324" calcext:value-type="float">
            <text:p>3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top3_luchshikh_kinobotov_dlya_prosmotra_filmov_v_telegram_11091052, https://ti.ua/news/telegram_bot_dlya_prosmotra_filmov_i_dazhe_offline/, https://dzen.ru/a/YHb8RhKmEC8WnQ2c, https://ichip.ru/podborki/programmy-prilozheniya/5-telegram-botov-kotorye-pomogut-skachat-video-s-youtube-i-socsetej-834852, https://retext.ai/ru/blog/telegram-boty-dlya-skacivaniya-foto-video-muzyki-knig, https://beget.com/ru/news/2024/boty-v-tg-top-20-besplatnyh-i-populyarnyh-dlya-telegram, https://github.com/danfimov/cinemabot, https://pikabu.ru/story/top5_luchshikh_kinobotov_dlya_prosmotra_filmov_v_telegram_11805441, https://ti.ua/news/top_5_telegram_botov_v_2023/</text:p>
          </table:table-cell>
        </table:table-row>
        <table:table-row table:style-name="ro1">
          <table:table-cell table:style-name="ce2" office:value-type="string" calcext:value-type="string">
            <text:p>бот для поиска видео в телеграмм</text:p>
          </table:table-cell>
          <table:table-cell office:value-type="string" calcext:value-type="string">
            <text:p>тг бот для скачивания фильмов (5)</text:p>
          </table:table-cell>
          <table:table-cell office:value-type="float" office:value="72" calcext:value-type="float">
            <text:p>72</text:p>
          </table:table-cell>
          <table:table-cell office:value-type="float" office:value="324" calcext:value-type="float">
            <text:p>3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top3_luchshikh_kinobotov_dlya_prosmotra_filmov_v_telegram_11091052, https://ti.ua/news/telegram_bot_dlya_prosmotra_filmov_i_dazhe_offline/, https://dzen.ru/a/YHb8RhKmEC8WnQ2c, https://ichip.ru/podborki/programmy-prilozheniya/5-telegram-botov-kotorye-pomogut-skachat-video-s-youtube-i-socsetej-834852, https://retext.ai/ru/blog/telegram-boty-dlya-skacivaniya-foto-video-muzyki-knig, https://beget.com/ru/news/2024/boty-v-tg-top-20-besplatnyh-i-populyarnyh-dlya-telegram, https://github.com/danfimov/cinemabot, https://pikabu.ru/story/top5_luchshikh_kinobotov_dlya_prosmotra_filmov_v_telegram_11805441, https://ti.ua/news/top_5_telegram_botov_v_2023/</text:p>
          </table:table-cell>
        </table:table-row>
        <table:table-row table:style-name="ro1">
          <table:table-cell table:style-name="ce2" office:value-type="string" calcext:value-type="string">
            <text:p>телеграм бот для скачивания мультиков</text:p>
          </table:table-cell>
          <table:table-cell office:value-type="string" calcext:value-type="string">
            <text:p>тг бот для скачивания фильмов (5)</text:p>
          </table:table-cell>
          <table:table-cell office:value-type="float" office:value="5" calcext:value-type="float">
            <text:p>5</text:p>
          </table:table-cell>
          <table:table-cell office:value-type="float" office:value="324" calcext:value-type="float">
            <text:p>3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top3_luchshikh_kinobotov_dlya_prosmotra_filmov_v_telegram_11091052, https://ti.ua/news/telegram_bot_dlya_prosmotra_filmov_i_dazhe_offline/, https://dzen.ru/a/YHb8RhKmEC8WnQ2c, https://ichip.ru/podborki/programmy-prilozheniya/5-telegram-botov-kotorye-pomogut-skachat-video-s-youtube-i-socsetej-834852, https://retext.ai/ru/blog/telegram-boty-dlya-skacivaniya-foto-video-muzyki-knig, https://beget.com/ru/news/2024/boty-v-tg-top-20-besplatnyh-i-populyarnyh-dlya-telegram, https://github.com/danfimov/cinemabot, https://pikabu.ru/story/top5_luchshikh_kinobotov_dlya_prosmotra_filmov_v_telegram_11805441, https://ti.ua/news/top_5_telegram_botov_v_2023/</text:p>
          </table:table-cell>
        </table:table-row>
        <table:table-row table:style-name="ro1">
          <table:table-cell table:style-name="ce2" office:value-type="string" calcext:value-type="string">
            <text:p>бот для скачивания фильмов телеграм 2021</text:p>
          </table:table-cell>
          <table:table-cell office:value-type="string" calcext:value-type="string">
            <text:p>тг бот для скачивания фильмов (5)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top3_luchshikh_kinobotov_dlya_prosmotra_filmov_v_telegram_11091052, https://ti.ua/news/telegram_bot_dlya_prosmotra_filmov_i_dazhe_offline/, https://dzen.ru/a/YHb8RhKmEC8WnQ2c, https://ichip.ru/podborki/programmy-prilozheniya/5-telegram-botov-kotorye-pomogut-skachat-video-s-youtube-i-socsetej-834852, https://retext.ai/ru/blog/telegram-boty-dlya-skacivaniya-foto-video-muzyki-knig, https://beget.com/ru/news/2024/boty-v-tg-top-20-besplatnyh-i-populyarnyh-dlya-telegram, https://github.com/danfimov/cinemabot, https://pikabu.ru/story/top5_luchshikh_kinobotov_dlya_prosmotra_filmov_v_telegram_11805441, https://ti.ua/news/top_5_telegram_botov_v_2023/</text:p>
          </table:table-cell>
        </table:table-row>
        <table:table-row table:style-name="ro1">
          <table:table-cell table:style-name="ce2" office:value-type="string" calcext:value-type="string">
            <text:p>бот для скачивания фильмов телеграм 2022</text:p>
          </table:table-cell>
          <table:table-cell office:value-type="string" calcext:value-type="string">
            <text:p>тг бот для скачивания фильмов (5)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top3_luchshikh_kinobotov_dlya_prosmotra_filmov_v_telegram_11091052, https://ti.ua/news/telegram_bot_dlya_prosmotra_filmov_i_dazhe_offline/, https://dzen.ru/a/YHb8RhKmEC8WnQ2c, https://ichip.ru/podborki/programmy-prilozheniya/5-telegram-botov-kotorye-pomogut-skachat-video-s-youtube-i-socsetej-834852, https://retext.ai/ru/blog/telegram-boty-dlya-skacivaniya-foto-video-muzyki-knig, https://beget.com/ru/news/2024/boty-v-tg-top-20-besplatnyh-i-populyarnyh-dlya-telegram, https://github.com/danfimov/cinemabot, https://pikabu.ru/story/top5_luchshikh_kinobotov_dlya_prosmotra_filmov_v_telegram_11805441, https://ti.ua/news/top_5_telegram_botov_v_2023/</text:p>
          </table:table-cell>
        </table:table-row>
        <table:table-row table:style-name="ro1">
          <table:table-cell table:style-name="ce2" office:value-type="string" calcext:value-type="string">
            <text:p>бот с кнопками телеграм</text:p>
          </table:table-cell>
          <table:table-cell office:value-type="string" calcext:value-type="string">
            <text:p>бот с кнопками телеграм (5)</text:p>
          </table:table-cell>
          <table:table-cell office:value-type="float" office:value="322" calcext:value-type="float">
            <text:p>322</text:p>
          </table:table-cell>
          <table:table-cell office:value-type="float" office:value="954" calcext:value-type="float">
            <text:p>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pid-brain.ru/solutions/smm-bot/, https://docs.salebot.pro/messendzhery-i-chaty/kak-sozdat-bota-v-telegram/knopki-v-telegram, https://timeweb.com/ru/community/articles/kak-sdelat-knopki-v-telegram-bote-poshagovaya-instrukciya-dlya-polzovatelya, https://habr.com/ru/sandbox/163347/, https://vc.ru/u/2100563-gleb-bogatov/762057-urok-o4-sozdanie-knopok-v-telegram-bote, https://handbook.tmat.me/ru/messages/buttons, https://skillbox.ru/media/code/chatboty-v-telegram-na-python-chast-2-sozdayem-i-nastraivaem-menyu/, https://www.unisender.com/ru/blog/kak-dobavit-knopku-menyu-botu-v-telegram/, https://ydmitry.ru/blog/kak-sdelat-knopku-pod-postom-v-telegram-kanale/, https://developers.sber.ru/help/salutebot/telegram-integration</text:p>
          </table:table-cell>
        </table:table-row>
        <table:table-row table:style-name="ro1">
          <table:table-cell table:style-name="ce2" office:value-type="string" calcext:value-type="string">
            <text:p>телеграм бот с кнопками</text:p>
          </table:table-cell>
          <table:table-cell office:value-type="string" calcext:value-type="string">
            <text:p>бот с кнопками телеграм (5)</text:p>
          </table:table-cell>
          <table:table-cell office:value-type="float" office:value="322" calcext:value-type="float">
            <text:p>322</text:p>
          </table:table-cell>
          <table:table-cell office:value-type="float" office:value="954" calcext:value-type="float">
            <text:p>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pid-brain.ru/solutions/smm-bot/, https://docs.salebot.pro/messendzhery-i-chaty/kak-sozdat-bota-v-telegram/knopki-v-telegram, https://timeweb.com/ru/community/articles/kak-sdelat-knopki-v-telegram-bote-poshagovaya-instrukciya-dlya-polzovatelya, https://habr.com/ru/sandbox/163347/, https://vc.ru/u/2100563-gleb-bogatov/762057-urok-o4-sozdanie-knopok-v-telegram-bote, https://handbook.tmat.me/ru/messages/buttons, https://skillbox.ru/media/code/chatboty-v-telegram-na-python-chast-2-sozdayem-i-nastraivaem-menyu/, https://www.unisender.com/ru/blog/kak-dobavit-knopku-menyu-botu-v-telegram/, https://ydmitry.ru/blog/kak-sdelat-knopku-pod-postom-v-telegram-kanale/, https://developers.sber.ru/help/salutebot/telegram-integration</text:p>
          </table:table-cell>
        </table:table-row>
        <table:table-row table:style-name="ro1">
          <table:table-cell table:style-name="ce2" office:value-type="string" calcext:value-type="string">
            <text:p>бот для кнопок в телеграмме</text:p>
          </table:table-cell>
          <table:table-cell office:value-type="string" calcext:value-type="string">
            <text:p>бот с кнопками телеграм (5)</text:p>
          </table:table-cell>
          <table:table-cell office:value-type="float" office:value="232" calcext:value-type="float">
            <text:p>232</text:p>
          </table:table-cell>
          <table:table-cell office:value-type="float" office:value="954" calcext:value-type="float">
            <text:p>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pid-brain.ru/solutions/smm-bot/, https://docs.salebot.pro/messendzhery-i-chaty/kak-sozdat-bota-v-telegram/knopki-v-telegram, https://timeweb.com/ru/community/articles/kak-sdelat-knopki-v-telegram-bote-poshagovaya-instrukciya-dlya-polzovatelya, https://habr.com/ru/sandbox/163347/, https://vc.ru/u/2100563-gleb-bogatov/762057-urok-o4-sozdanie-knopok-v-telegram-bote, https://handbook.tmat.me/ru/messages/buttons, https://skillbox.ru/media/code/chatboty-v-telegram-na-python-chast-2-sozdayem-i-nastraivaem-menyu/, https://www.unisender.com/ru/blog/kak-dobavit-knopku-menyu-botu-v-telegram/, https://ydmitry.ru/blog/kak-sdelat-knopku-pod-postom-v-telegram-kanale/, https://developers.sber.ru/help/salutebot/telegram-integration</text:p>
          </table:table-cell>
        </table:table-row>
        <table:table-row table:style-name="ro1">
          <table:table-cell table:style-name="ce2" office:value-type="string" calcext:value-type="string">
            <text:p>создание кнопок в телеграм боте</text:p>
          </table:table-cell>
          <table:table-cell office:value-type="string" calcext:value-type="string">
            <text:p>бот с кнопками телеграм (5)</text:p>
          </table:table-cell>
          <table:table-cell office:value-type="float" office:value="44" calcext:value-type="float">
            <text:p>44</text:p>
          </table:table-cell>
          <table:table-cell office:value-type="float" office:value="954" calcext:value-type="float">
            <text:p>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pid-brain.ru/solutions/smm-bot/, https://docs.salebot.pro/messendzhery-i-chaty/kak-sozdat-bota-v-telegram/knopki-v-telegram, https://timeweb.com/ru/community/articles/kak-sdelat-knopki-v-telegram-bote-poshagovaya-instrukciya-dlya-polzovatelya, https://habr.com/ru/sandbox/163347/, https://vc.ru/u/2100563-gleb-bogatov/762057-urok-o4-sozdanie-knopok-v-telegram-bote, https://handbook.tmat.me/ru/messages/buttons, https://skillbox.ru/media/code/chatboty-v-telegram-na-python-chast-2-sozdayem-i-nastraivaem-menyu/, https://www.unisender.com/ru/blog/kak-dobavit-knopku-menyu-botu-v-telegram/, https://ydmitry.ru/blog/kak-sdelat-knopku-pod-postom-v-telegram-kanale/, https://developers.sber.ru/help/salutebot/telegram-integration</text:p>
          </table:table-cell>
        </table:table-row>
        <table:table-row table:style-name="ro1">
          <table:table-cell table:style-name="ce2" office:value-type="string" calcext:value-type="string">
            <text:p>бот для создания кнопок в телеграм</text:p>
          </table:table-cell>
          <table:table-cell office:value-type="string" calcext:value-type="string">
            <text:p>бот с кнопками телеграм (5)</text:p>
          </table:table-cell>
          <table:table-cell office:value-type="float" office:value="34" calcext:value-type="float">
            <text:p>34</text:p>
          </table:table-cell>
          <table:table-cell office:value-type="float" office:value="954" calcext:value-type="float">
            <text:p>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pid-brain.ru/solutions/smm-bot/, https://docs.salebot.pro/messendzhery-i-chaty/kak-sozdat-bota-v-telegram/knopki-v-telegram, https://timeweb.com/ru/community/articles/kak-sdelat-knopki-v-telegram-bote-poshagovaya-instrukciya-dlya-polzovatelya, https://habr.com/ru/sandbox/163347/, https://vc.ru/u/2100563-gleb-bogatov/762057-urok-o4-sozdanie-knopok-v-telegram-bote, https://handbook.tmat.me/ru/messages/buttons, https://skillbox.ru/media/code/chatboty-v-telegram-na-python-chast-2-sozdayem-i-nastraivaem-menyu/, https://www.unisender.com/ru/blog/kak-dobavit-knopku-menyu-botu-v-telegram/, https://ydmitry.ru/blog/kak-sdelat-knopku-pod-postom-v-telegram-kanale/, https://developers.sber.ru/help/salutebot/telegram-integration</text:p>
          </table:table-cell>
        </table:table-row>
        <table:table-row table:style-name="ro1">
          <table:table-cell table:style-name="ce2" office:value-type="string" calcext:value-type="string">
            <text:p>парсинг каналов телеграм</text:p>
          </table:table-cell>
          <table:table-cell office:value-type="string" calcext:value-type="string">
            <text:p>парсинг каналов телеграм (5)</text:p>
          </table:table-cell>
          <table:table-cell office:value-type="float" office:value="294" calcext:value-type="float">
            <text:p>294</text:p>
          </table:table-cell>
          <table:table-cell office:value-type="float" office:value="747" calcext:value-type="float">
            <text:p>7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topraiting/3247511-luchshie-programmy-i-boty-dlya-parsinga-v-telegram-top-10-reiting-2024, https://leadpanda.media/ru/blog/parsing-telegram-kanaliv-7-botiv-dlya-parsingy/, https://www.calltouch.ru/blog/luchshie-servisy-i-boty-dlya-parsinga-telegram/, https://partnerkin.com/blog/articles/parsing-telegram-chaty-kanaly, https://habr.com/ru/articles/829580/, https://school.kontur.ru/publications/2609, https://vc.ru/marketing/1325202-parser-telegram-kanalov-kak-s-etim-rabotat-rasskazhem-kak-parsit-auditoriyu-i-kontent-s-kanalov, https://vc.ru/u/1335096-afftimes/531837-kak-parsit-kanaly-i-chaty-telegram, https://dzen.ru/a/ZDVmVm--RmOlMr8e, https://github.com/Ichinya/parser_telegram</text:p>
          </table:table-cell>
        </table:table-row>
        <table:table-row table:style-name="ro1">
          <table:table-cell table:style-name="ce2" office:value-type="string" calcext:value-type="string">
            <text:p>парсинг телеграм каналов</text:p>
          </table:table-cell>
          <table:table-cell office:value-type="string" calcext:value-type="string">
            <text:p>парсинг каналов телеграм (5)</text:p>
          </table:table-cell>
          <table:table-cell office:value-type="float" office:value="294" calcext:value-type="float">
            <text:p>294</text:p>
          </table:table-cell>
          <table:table-cell office:value-type="float" office:value="747" calcext:value-type="float">
            <text:p>7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topraiting/3247511-luchshie-programmy-i-boty-dlya-parsinga-v-telegram-top-10-reiting-2024, https://leadpanda.media/ru/blog/parsing-telegram-kanaliv-7-botiv-dlya-parsingy/, https://www.calltouch.ru/blog/luchshie-servisy-i-boty-dlya-parsinga-telegram/, https://partnerkin.com/blog/articles/parsing-telegram-chaty-kanaly, https://habr.com/ru/articles/829580/, https://school.kontur.ru/publications/2609, https://vc.ru/marketing/1325202-parser-telegram-kanalov-kak-s-etim-rabotat-rasskazhem-kak-parsit-auditoriyu-i-kontent-s-kanalov, https://vc.ru/u/1335096-afftimes/531837-kak-parsit-kanaly-i-chaty-telegram, https://dzen.ru/a/ZDVmVm--RmOlMr8e, https://github.com/Ichinya/parser_telegram</text:p>
          </table:table-cell>
        </table:table-row>
        <table:table-row table:style-name="ro1">
          <table:table-cell table:style-name="ce2" office:value-type="string" calcext:value-type="string">
            <text:p>парсинг бот телеграм</text:p>
          </table:table-cell>
          <table:table-cell office:value-type="string" calcext:value-type="string">
            <text:p>парсинг каналов телеграм (5)</text:p>
          </table:table-cell>
          <table:table-cell office:value-type="float" office:value="113" calcext:value-type="float">
            <text:p>113</text:p>
          </table:table-cell>
          <table:table-cell office:value-type="float" office:value="747" calcext:value-type="float">
            <text:p>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topraiting/3247511-luchshie-programmy-i-boty-dlya-parsinga-v-telegram-top-10-reiting-2024, https://leadpanda.media/ru/blog/parsing-telegram-kanaliv-7-botiv-dlya-parsingy/, https://www.calltouch.ru/blog/luchshie-servisy-i-boty-dlya-parsinga-telegram/, https://partnerkin.com/blog/articles/parsing-telegram-chaty-kanaly, https://habr.com/ru/articles/829580/, https://school.kontur.ru/publications/2609, https://vc.ru/marketing/1325202-parser-telegram-kanalov-kak-s-etim-rabotat-rasskazhem-kak-parsit-auditoriyu-i-kontent-s-kanalov, https://vc.ru/u/1335096-afftimes/531837-kak-parsit-kanaly-i-chaty-telegram, https://dzen.ru/a/ZDVmVm--RmOlMr8e, https://github.com/Ichinya/parser_telegram</text:p>
          </table:table-cell>
        </table:table-row>
        <table:table-row table:style-name="ro1">
          <table:table-cell table:style-name="ce2" office:value-type="string" calcext:value-type="string">
            <text:p>бот для парсинга телеграм</text:p>
          </table:table-cell>
          <table:table-cell office:value-type="string" calcext:value-type="string">
            <text:p>парсинг каналов телеграм (5)</text:p>
          </table:table-cell>
          <table:table-cell office:value-type="float" office:value="45" calcext:value-type="float">
            <text:p>45</text:p>
          </table:table-cell>
          <table:table-cell office:value-type="float" office:value="747" calcext:value-type="float">
            <text:p>7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topraiting/3247511-luchshie-programmy-i-boty-dlya-parsinga-v-telegram-top-10-reiting-2024, https://leadpanda.media/ru/blog/parsing-telegram-kanaliv-7-botiv-dlya-parsingy/, https://www.calltouch.ru/blog/luchshie-servisy-i-boty-dlya-parsinga-telegram/, https://partnerkin.com/blog/articles/parsing-telegram-chaty-kanaly, https://habr.com/ru/articles/829580/, https://school.kontur.ru/publications/2609, https://vc.ru/marketing/1325202-parser-telegram-kanalov-kak-s-etim-rabotat-rasskazhem-kak-parsit-auditoriyu-i-kontent-s-kanalov, https://vc.ru/u/1335096-afftimes/531837-kak-parsit-kanaly-i-chaty-telegram, https://dzen.ru/a/ZDVmVm--RmOlMr8e, https://github.com/Ichinya/parser_telegram</text:p>
          </table:table-cell>
        </table:table-row>
        <table:table-row table:style-name="ro1">
          <table:table-cell table:style-name="ce2" office:value-type="string" calcext:value-type="string">
            <text:p>парсинг участников телеграм каналов</text:p>
          </table:table-cell>
          <table:table-cell office:value-type="string" calcext:value-type="string">
            <text:p>парсинг каналов телеграм (5)</text:p>
          </table:table-cell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topraiting/3247511-luchshie-programmy-i-boty-dlya-parsinga-v-telegram-top-10-reiting-2024, https://leadpanda.media/ru/blog/parsing-telegram-kanaliv-7-botiv-dlya-parsingy/, https://www.calltouch.ru/blog/luchshie-servisy-i-boty-dlya-parsinga-telegram/, https://partnerkin.com/blog/articles/parsing-telegram-chaty-kanaly, https://habr.com/ru/articles/829580/, https://school.kontur.ru/publications/2609, https://vc.ru/marketing/1325202-parser-telegram-kanalov-kak-s-etim-rabotat-rasskazhem-kak-parsit-auditoriyu-i-kontent-s-kanalov, https://vc.ru/u/1335096-afftimes/531837-kak-parsit-kanaly-i-chaty-telegram, https://dzen.ru/a/ZDVmVm--RmOlMr8e, https://github.com/Ichinya/parser_telegram</text:p>
          </table:table-cell>
        </table:table-row>
        <table:table-row table:style-name="ro1">
          <table:table-cell table:style-name="ce2" office:value-type="string" calcext:value-type="string">
            <text:p>бот оплаты телеграмм</text:p>
          </table:table-cell>
          <table:table-cell office:value-type="string" calcext:value-type="string">
            <text:p>бот оплаты телеграмм (5)</text:p>
          </table:table-cell>
          <table:table-cell office:value-type="float" office:value="1462" calcext:value-type="float">
            <text:p>1462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kassa.com/telegram-bot, https://info.paymaster.ru/oplata-v-telegram/, https://selectel.ru/blog/tutorials/telegram-bot-with-monetization/, https://timeweb.com/ru/community/articles/kak-sdelat-bota-v-telegram-s-funkciey-oplaty-servis-programmirovanie, https://vc.ru/gdekurs/1431077-6-proverennyh-servisov-dlya-priema-platezhei-v-telegram, https://yookassa.ru/docs/support/payments/onboarding/integration/cms-module/telegram, https://cloudpayments.ru/blog/kak-prinimat-platezhi-v-telegram/, https://robokassa.com/robokassa/join/biznes/prodazhi-cherez-telegram/, https://habr.com/ru/companies/otus/articles/781194/, https://vc.ru/services/734221-priem-platezhei-v-telegram-kak-nastroit-oplatu-v-chate</text:p>
          </table:table-cell>
        </table:table-row>
        <table:table-row table:style-name="ro1">
          <table:table-cell table:style-name="ce2" office:value-type="string" calcext:value-type="string">
            <text:p>телеграм бот с оплатой</text:p>
          </table:table-cell>
          <table:table-cell office:value-type="string" calcext:value-type="string">
            <text:p>бот оплаты телеграмм (5)</text:p>
          </table:table-cell>
          <table:table-cell office:value-type="float" office:value="208" calcext:value-type="float">
            <text:p>208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kassa.com/telegram-bot, https://info.paymaster.ru/oplata-v-telegram/, https://selectel.ru/blog/tutorials/telegram-bot-with-monetization/, https://timeweb.com/ru/community/articles/kak-sdelat-bota-v-telegram-s-funkciey-oplaty-servis-programmirovanie, https://vc.ru/gdekurs/1431077-6-proverennyh-servisov-dlya-priema-platezhei-v-telegram, https://yookassa.ru/docs/support/payments/onboarding/integration/cms-module/telegram, https://cloudpayments.ru/blog/kak-prinimat-platezhi-v-telegram/, https://robokassa.com/robokassa/join/biznes/prodazhi-cherez-telegram/, https://habr.com/ru/companies/otus/articles/781194/, https://vc.ru/services/734221-priem-platezhei-v-telegram-kak-nastroit-oplatu-v-chate</text:p>
          </table:table-cell>
        </table:table-row>
        <table:table-row table:style-name="ro1">
          <table:table-cell table:style-name="ce2" office:value-type="string" calcext:value-type="string">
            <text:p>платежный бот телеграмм</text:p>
          </table:table-cell>
          <table:table-cell office:value-type="string" calcext:value-type="string">
            <text:p>бот оплаты телеграмм (5)</text:p>
          </table:table-cell>
          <table:table-cell office:value-type="float" office:value="183" calcext:value-type="float">
            <text:p>183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kassa.com/telegram-bot, https://info.paymaster.ru/oplata-v-telegram/, https://selectel.ru/blog/tutorials/telegram-bot-with-monetization/, https://timeweb.com/ru/community/articles/kak-sdelat-bota-v-telegram-s-funkciey-oplaty-servis-programmirovanie, https://vc.ru/gdekurs/1431077-6-proverennyh-servisov-dlya-priema-platezhei-v-telegram, https://yookassa.ru/docs/support/payments/onboarding/integration/cms-module/telegram, https://cloudpayments.ru/blog/kak-prinimat-platezhi-v-telegram/, https://robokassa.com/robokassa/join/biznes/prodazhi-cherez-telegram/, https://habr.com/ru/companies/otus/articles/781194/, https://vc.ru/services/734221-priem-platezhei-v-telegram-kak-nastroit-oplatu-v-chate</text:p>
          </table:table-cell>
        </table:table-row>
        <table:table-row table:style-name="ro1">
          <table:table-cell table:style-name="ce2" office:value-type="string" calcext:value-type="string">
            <text:p>бот для оплаты в телеграм</text:p>
          </table:table-cell>
          <table:table-cell office:value-type="string" calcext:value-type="string">
            <text:p>бот оплаты телеграмм (5)</text:p>
          </table:table-cell>
          <table:table-cell office:value-type="float" office:value="103" calcext:value-type="float">
            <text:p>103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kassa.com/telegram-bot, https://info.paymaster.ru/oplata-v-telegram/, https://selectel.ru/blog/tutorials/telegram-bot-with-monetization/, https://timeweb.com/ru/community/articles/kak-sdelat-bota-v-telegram-s-funkciey-oplaty-servis-programmirovanie, https://vc.ru/gdekurs/1431077-6-proverennyh-servisov-dlya-priema-platezhei-v-telegram, https://yookassa.ru/docs/support/payments/onboarding/integration/cms-module/telegram, https://cloudpayments.ru/blog/kak-prinimat-platezhi-v-telegram/, https://robokassa.com/robokassa/join/biznes/prodazhi-cherez-telegram/, https://habr.com/ru/companies/otus/articles/781194/, https://vc.ru/services/734221-priem-platezhei-v-telegram-kak-nastroit-oplatu-v-chate</text:p>
          </table:table-cell>
        </table:table-row>
        <table:table-row table:style-name="ro1">
          <table:table-cell table:style-name="ce2" office:value-type="string" calcext:value-type="string">
            <text:p>бот для приема платежей телеграм</text:p>
          </table:table-cell>
          <table:table-cell office:value-type="string" calcext:value-type="string">
            <text:p>бот оплаты телеграмм (5)</text:p>
          </table:table-cell>
          <table:table-cell office:value-type="float" office:value="39" calcext:value-type="float">
            <text:p>39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kassa.com/telegram-bot, https://info.paymaster.ru/oplata-v-telegram/, https://selectel.ru/blog/tutorials/telegram-bot-with-monetization/, https://timeweb.com/ru/community/articles/kak-sdelat-bota-v-telegram-s-funkciey-oplaty-servis-programmirovanie, https://vc.ru/gdekurs/1431077-6-proverennyh-servisov-dlya-priema-platezhei-v-telegram, https://yookassa.ru/docs/support/payments/onboarding/integration/cms-module/telegram, https://cloudpayments.ru/blog/kak-prinimat-platezhi-v-telegram/, https://robokassa.com/robokassa/join/biznes/prodazhi-cherez-telegram/, https://habr.com/ru/companies/otus/articles/781194/, https://vc.ru/services/734221-priem-platezhei-v-telegram-kak-nastroit-oplatu-v-chate</text:p>
          </table:table-cell>
        </table:table-row>
        <table:table-row table:style-name="ro1">
          <table:table-cell table:style-name="ce2" office:value-type="string" calcext:value-type="string">
            <text:p>телеграм бот как работает</text:p>
          </table:table-cell>
          <table:table-cell office:value-type="string" calcext:value-type="string">
            <text:p>телеграм бот как работает (5)</text:p>
          </table:table-cell>
          <table:table-cell office:value-type="float" office:value="864" calcext:value-type="float">
            <text:p>864</text:p>
          </table:table-cell>
          <table:table-cell office:value-type="float" office:value="1497" calcext:value-type="float">
            <text:p>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60-media.ru/blog/telegram/chto-takoe-telegram-bot/, https://gb.ru/blog/chto-takoe-telegram/, https://practicum.yandex.ru/blog/telegram-boty-kak-rabotayut-i-kak-nastroit/, https://rarus.ru/bonus/telegram-bot/, https://rskrf.ru/tips/eksperty-obyasnyayut/chat-boty-v-telegram-zachem-nuzhny-i-kak-ispolzovat-bezopasno/, https://tlgrm.ru/docs/bots, https://www.carrotquest.io/chatbot/chatbot-types/, https://www.lospollos.com/blog/ru/boty-v-telegram-kak-rabotayut-chto-umeyut-kak-imi-polzovatsya/, https://habr.com/ru/articles/543676/, https://skillbox.ru/media/marketing/boty-v-telegram-kakimi-oni-byvayut-kak-rabotayut-i-kak-sdelat-svoego/</text:p>
          </table:table-cell>
        </table:table-row>
        <table:table-row table:style-name="ro1">
          <table:table-cell table:style-name="ce2" office:value-type="string" calcext:value-type="string">
            <text:p>функции бота в телеграмме</text:p>
          </table:table-cell>
          <table:table-cell office:value-type="string" calcext:value-type="string">
            <text:p>телеграм бот как работает (5)</text:p>
          </table:table-cell>
          <table:table-cell office:value-type="float" office:value="248" calcext:value-type="float">
            <text:p>248</text:p>
          </table:table-cell>
          <table:table-cell office:value-type="float" office:value="1497" calcext:value-type="float">
            <text:p>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60-media.ru/blog/telegram/chto-takoe-telegram-bot/, https://gb.ru/blog/chto-takoe-telegram/, https://practicum.yandex.ru/blog/telegram-boty-kak-rabotayut-i-kak-nastroit/, https://rarus.ru/bonus/telegram-bot/, https://rskrf.ru/tips/eksperty-obyasnyayut/chat-boty-v-telegram-zachem-nuzhny-i-kak-ispolzovat-bezopasno/, https://tlgrm.ru/docs/bots, https://www.carrotquest.io/chatbot/chatbot-types/, https://www.lospollos.com/blog/ru/boty-v-telegram-kak-rabotayut-chto-umeyut-kak-imi-polzovatsya/, https://habr.com/ru/articles/543676/, https://skillbox.ru/media/marketing/boty-v-telegram-kakimi-oni-byvayut-kak-rabotayut-i-kak-sdelat-svoego/</text:p>
          </table:table-cell>
        </table:table-row>
        <table:table-row table:style-name="ro1">
          <table:table-cell table:style-name="ce2" office:value-type="string" calcext:value-type="string">
            <text:p>телеграм бот возможности</text:p>
          </table:table-cell>
          <table:table-cell office:value-type="string" calcext:value-type="string">
            <text:p>телеграм бот как работает (5)</text:p>
          </table:table-cell>
          <table:table-cell office:value-type="float" office:value="235" calcext:value-type="float">
            <text:p>235</text:p>
          </table:table-cell>
          <table:table-cell office:value-type="float" office:value="1497" calcext:value-type="float">
            <text:p>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60-media.ru/blog/telegram/chto-takoe-telegram-bot/, https://gb.ru/blog/chto-takoe-telegram/, https://practicum.yandex.ru/blog/telegram-boty-kak-rabotayut-i-kak-nastroit/, https://rarus.ru/bonus/telegram-bot/, https://rskrf.ru/tips/eksperty-obyasnyayut/chat-boty-v-telegram-zachem-nuzhny-i-kak-ispolzovat-bezopasno/, https://tlgrm.ru/docs/bots, https://www.carrotquest.io/chatbot/chatbot-types/, https://www.lospollos.com/blog/ru/boty-v-telegram-kak-rabotayut-chto-umeyut-kak-imi-polzovatsya/, https://habr.com/ru/articles/543676/, https://skillbox.ru/media/marketing/boty-v-telegram-kakimi-oni-byvayut-kak-rabotayut-i-kak-sdelat-svoego/</text:p>
          </table:table-cell>
        </table:table-row>
        <table:table-row table:style-name="ro1">
          <table:table-cell table:style-name="ce2" office:value-type="string" calcext:value-type="string">
            <text:p>возможности ботов в телеграм</text:p>
          </table:table-cell>
          <table:table-cell office:value-type="string" calcext:value-type="string">
            <text:p>телеграм бот как работает (5)</text:p>
          </table:table-cell>
          <table:table-cell office:value-type="float" office:value="107" calcext:value-type="float">
            <text:p>107</text:p>
          </table:table-cell>
          <table:table-cell office:value-type="float" office:value="1497" calcext:value-type="float">
            <text:p>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60-media.ru/blog/telegram/chto-takoe-telegram-bot/, https://gb.ru/blog/chto-takoe-telegram/, https://practicum.yandex.ru/blog/telegram-boty-kak-rabotayut-i-kak-nastroit/, https://rarus.ru/bonus/telegram-bot/, https://rskrf.ru/tips/eksperty-obyasnyayut/chat-boty-v-telegram-zachem-nuzhny-i-kak-ispolzovat-bezopasno/, https://tlgrm.ru/docs/bots, https://www.carrotquest.io/chatbot/chatbot-types/, https://www.lospollos.com/blog/ru/boty-v-telegram-kak-rabotayut-chto-umeyut-kak-imi-polzovatsya/, https://habr.com/ru/articles/543676/, https://skillbox.ru/media/marketing/boty-v-telegram-kakimi-oni-byvayut-kak-rabotayut-i-kak-sdelat-svoego/</text:p>
          </table:table-cell>
        </table:table-row>
        <table:table-row table:style-name="ro1">
          <table:table-cell table:style-name="ce2" office:value-type="string" calcext:value-type="string">
            <text:p>возможности чат бота телеграм</text:p>
          </table:table-cell>
          <table:table-cell office:value-type="string" calcext:value-type="string">
            <text:p>телеграм бот как работает (5)</text:p>
          </table:table-cell>
          <table:table-cell office:value-type="float" office:value="43" calcext:value-type="float">
            <text:p>43</text:p>
          </table:table-cell>
          <table:table-cell office:value-type="float" office:value="1497" calcext:value-type="float">
            <text:p>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60-media.ru/blog/telegram/chto-takoe-telegram-bot/, https://gb.ru/blog/chto-takoe-telegram/, https://practicum.yandex.ru/blog/telegram-boty-kak-rabotayut-i-kak-nastroit/, https://rarus.ru/bonus/telegram-bot/, https://rskrf.ru/tips/eksperty-obyasnyayut/chat-boty-v-telegram-zachem-nuzhny-i-kak-ispolzovat-bezopasno/, https://tlgrm.ru/docs/bots, https://www.carrotquest.io/chatbot/chatbot-types/, https://www.lospollos.com/blog/ru/boty-v-telegram-kak-rabotayut-chto-umeyut-kak-imi-polzovatsya/, https://habr.com/ru/articles/543676/, https://skillbox.ru/media/marketing/boty-v-telegram-kakimi-oni-byvayut-kak-rabotayut-i-kak-sdelat-svoego/</text:p>
          </table:table-cell>
        </table:table-row>
        <table:table-row table:style-name="ro1">
          <table:table-cell table:style-name="ce2" office:value-type="string" calcext:value-type="string">
            <text:p>телеграм бот для розыгрышей</text:p>
          </table:table-cell>
          <table:table-cell office:value-type="string" calcext:value-type="string">
            <text:p>телеграм бот для розыгрышей (5)</text:p>
          </table:table-cell>
          <table:table-cell office:value-type="float" office:value="395" calcext:value-type="float">
            <text:p>395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chatplace.io/kak-sozdat-rozygrysh-v-telegram-boty-dlya-konkursa-rekomendacii/, https://github.com/Jaammerr/telegram-giveaway-bot, https://giveshare.ru/, https://tenchat.ru/media/711297-3-telegrambota-dlya-provedeniya-rozygryshey-na-vashem-kanale, https://tggrow.com/ru, https://t.me/GiveShareBot, https://teletype.in/@detresher/giveaway, https://targetkultivator.ru/tg/about, https://vc.ru/social/904212-kak-provesti-rozygrysh-v-telegram-na-avtomate-s-pomoshyu-bota, https://www.youtube.com/watch?v=D5njQIpoNW8</text:p>
          </table:table-cell>
        </table:table-row>
        <table:table-row table:style-name="ro1">
          <table:table-cell table:style-name="ce2" office:value-type="string" calcext:value-type="string">
            <text:p>бот для розыгрыша телеграм</text:p>
          </table:table-cell>
          <table:table-cell office:value-type="string" calcext:value-type="string">
            <text:p>телеграм бот для розыгрышей (5)</text:p>
          </table:table-cell>
          <table:table-cell office:value-type="float" office:value="394" calcext:value-type="float">
            <text:p>394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chatplace.io/kak-sozdat-rozygrysh-v-telegram-boty-dlya-konkursa-rekomendacii/, https://github.com/Jaammerr/telegram-giveaway-bot, https://giveshare.ru/, https://tenchat.ru/media/711297-3-telegrambota-dlya-provedeniya-rozygryshey-na-vashem-kanale, https://tggrow.com/ru, https://t.me/GiveShareBot, https://teletype.in/@detresher/giveaway, https://targetkultivator.ru/tg/about, https://vc.ru/social/904212-kak-provesti-rozygrysh-v-telegram-na-avtomate-s-pomoshyu-bota, https://www.youtube.com/watch?v=D5njQIpoNW8</text:p>
          </table:table-cell>
        </table:table-row>
        <table:table-row table:style-name="ro1">
          <table:table-cell table:style-name="ce2" office:value-type="string" calcext:value-type="string">
            <text:p>бот для конкурсов телеграм</text:p>
          </table:table-cell>
          <table:table-cell office:value-type="string" calcext:value-type="string">
            <text:p>телеграм бот для розыгрышей (5)</text:p>
          </table:table-cell>
          <table:table-cell office:value-type="float" office:value="73" calcext:value-type="float">
            <text:p>73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chatplace.io/kak-sozdat-rozygrysh-v-telegram-boty-dlya-konkursa-rekomendacii/, https://github.com/Jaammerr/telegram-giveaway-bot, https://giveshare.ru/, https://tenchat.ru/media/711297-3-telegrambota-dlya-provedeniya-rozygryshey-na-vashem-kanale, https://tggrow.com/ru, https://t.me/GiveShareBot, https://teletype.in/@detresher/giveaway, https://targetkultivator.ru/tg/about, https://vc.ru/social/904212-kak-provesti-rozygrysh-v-telegram-na-avtomate-s-pomoshyu-bota, https://www.youtube.com/watch?v=D5njQIpoNW8</text:p>
          </table:table-cell>
        </table:table-row>
        <table:table-row table:style-name="ro1">
          <table:table-cell table:style-name="ce2" office:value-type="string" calcext:value-type="string">
            <text:p>телеграм бот для конкурсов</text:p>
          </table:table-cell>
          <table:table-cell office:value-type="string" calcext:value-type="string">
            <text:p>телеграм бот для розыгрышей (5)</text:p>
          </table:table-cell>
          <table:table-cell office:value-type="float" office:value="73" calcext:value-type="float">
            <text:p>73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chatplace.io/kak-sozdat-rozygrysh-v-telegram-boty-dlya-konkursa-rekomendacii/, https://github.com/Jaammerr/telegram-giveaway-bot, https://giveshare.ru/, https://tenchat.ru/media/711297-3-telegrambota-dlya-provedeniya-rozygryshey-na-vashem-kanale, https://tggrow.com/ru, https://t.me/GiveShareBot, https://teletype.in/@detresher/giveaway, https://targetkultivator.ru/tg/about, https://vc.ru/social/904212-kak-provesti-rozygrysh-v-telegram-na-avtomate-s-pomoshyu-bota, https://www.youtube.com/watch?v=D5njQIpoNW8</text:p>
          </table:table-cell>
        </table:table-row>
        <table:table-row table:style-name="ro1">
          <table:table-cell table:style-name="ce2" office:value-type="string" calcext:value-type="string">
            <text:p>бот для проведения розыгрыша в телеграм</text:p>
          </table:table-cell>
          <table:table-cell office:value-type="string" calcext:value-type="string">
            <text:p>телеграм бот для розыгрышей (5)</text:p>
          </table:table-cell>
          <table:table-cell office:value-type="float" office:value="14" calcext:value-type="float">
            <text:p>14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chatplace.io/kak-sozdat-rozygrysh-v-telegram-boty-dlya-konkursa-rekomendacii/, https://github.com/Jaammerr/telegram-giveaway-bot, https://giveshare.ru/, https://tenchat.ru/media/711297-3-telegrambota-dlya-provedeniya-rozygryshey-na-vashem-kanale, https://tggrow.com/ru, https://t.me/GiveShareBot, https://teletype.in/@detresher/giveaway, https://targetkultivator.ru/tg/about, https://vc.ru/social/904212-kak-provesti-rozygrysh-v-telegram-na-avtomate-s-pomoshyu-bota, https://www.youtube.com/watch?v=D5njQIpoNW8</text:p>
          </table:table-cell>
        </table:table-row>
        <table:table-row table:style-name="ro1">
          <table:table-cell table:style-name="ce2" office:value-type="string" calcext:value-type="string">
            <text:p>бот для поиска телеграм каналов</text:p>
          </table:table-cell>
          <table:table-cell office:value-type="string" calcext:value-type="string">
            <text:p>бот для поиска телеграм каналов (5)</text:p>
          </table:table-cell>
          <table:table-cell office:value-type="float" office:value="120" calcext:value-type="float">
            <text:p>120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asp.pro/bot-tg/searchee-bot-dlya-poiska-tematicheskih-telegram-kanalov/, https://tomoru.ru/media/telegram-search, https://vc.ru/services/1730780-telegram-bot-dlya-poiska-kanalov-i-chatov-poisk-kanalov-v-telegram-po-klyuchevym-slovam, https://habr.com/ru/articles/861616/, https://vc.ru/services/1705928-besplatnyi-bot-dlya-poiska-kanalov-i-chatov-v-telegram, https://www.unisender.com/ru/blog/kak-najti-informaciyu-v-chate-ili-kanale-telegram/, https://www.youtube.com/watch?v=PByV7uaVMl8, https://blog.icontextgroup.ru/articles/20-nezamenimyh-telegram-botov-dlya-administratorov-kanalov-i-chatov, https://pikabu.ru/story/telegram_global_search_obzor_bota_dlya_monitoringa_globalnogo_poiska_v_telegram_11260197, https://t.me/SearcheeBot</text:p>
          </table:table-cell>
        </table:table-row>
        <table:table-row table:style-name="ro1">
          <table:table-cell table:style-name="ce2" office:value-type="string" calcext:value-type="string">
            <text:p>бот для поиска каналов телеграм</text:p>
          </table:table-cell>
          <table:table-cell office:value-type="string" calcext:value-type="string">
            <text:p>бот для поиска телеграм каналов (5)</text:p>
          </table:table-cell>
          <table:table-cell office:value-type="float" office:value="120" calcext:value-type="float">
            <text:p>120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asp.pro/bot-tg/searchee-bot-dlya-poiska-tematicheskih-telegram-kanalov/, https://tomoru.ru/media/telegram-search, https://vc.ru/services/1730780-telegram-bot-dlya-poiska-kanalov-i-chatov-poisk-kanalov-v-telegram-po-klyuchevym-slovam, https://habr.com/ru/articles/861616/, https://vc.ru/services/1705928-besplatnyi-bot-dlya-poiska-kanalov-i-chatov-v-telegram, https://www.unisender.com/ru/blog/kak-najti-informaciyu-v-chate-ili-kanale-telegram/, https://www.youtube.com/watch?v=PByV7uaVMl8, https://blog.icontextgroup.ru/articles/20-nezamenimyh-telegram-botov-dlya-administratorov-kanalov-i-chatov, https://pikabu.ru/story/telegram_global_search_obzor_bota_dlya_monitoringa_globalnogo_poiska_v_telegram_11260197, https://t.me/SearcheeBot</text:p>
          </table:table-cell>
        </table:table-row>
        <table:table-row table:style-name="ro1">
          <table:table-cell table:style-name="ce2" office:value-type="string" calcext:value-type="string">
            <text:p>бот для поиска чатов телеграм</text:p>
          </table:table-cell>
          <table:table-cell office:value-type="string" calcext:value-type="string">
            <text:p>бот для поиска телеграм каналов (5)</text:p>
          </table:table-cell>
          <table:table-cell office:value-type="float" office:value="114" calcext:value-type="float">
            <text:p>114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asp.pro/bot-tg/searchee-bot-dlya-poiska-tematicheskih-telegram-kanalov/, https://tomoru.ru/media/telegram-search, https://vc.ru/services/1730780-telegram-bot-dlya-poiska-kanalov-i-chatov-poisk-kanalov-v-telegram-po-klyuchevym-slovam, https://habr.com/ru/articles/861616/, https://vc.ru/services/1705928-besplatnyi-bot-dlya-poiska-kanalov-i-chatov-v-telegram, https://www.unisender.com/ru/blog/kak-najti-informaciyu-v-chate-ili-kanale-telegram/, https://www.youtube.com/watch?v=PByV7uaVMl8, https://blog.icontextgroup.ru/articles/20-nezamenimyh-telegram-botov-dlya-administratorov-kanalov-i-chatov, https://pikabu.ru/story/telegram_global_search_obzor_bota_dlya_monitoringa_globalnogo_poiska_v_telegram_11260197, https://t.me/SearcheeBot</text:p>
          </table:table-cell>
        </table:table-row>
        <table:table-row table:style-name="ro1">
          <table:table-cell table:style-name="ce2" office:value-type="string" calcext:value-type="string">
            <text:p>поисковый бот телеграм</text:p>
          </table:table-cell>
          <table:table-cell office:value-type="string" calcext:value-type="string">
            <text:p>бот для поиска телеграм каналов (5)</text:p>
          </table:table-cell>
          <table:table-cell office:value-type="float" office:value="75" calcext:value-type="float">
            <text:p>75</text:p>
          </table:table-cell>
          <table:table-cell office:value-type="float" office:value="477" calcext:value-type="float">
            <text:p>4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asp.pro/bot-tg/searchee-bot-dlya-poiska-tematicheskih-telegram-kanalov/, https://tomoru.ru/media/telegram-search, https://vc.ru/services/1730780-telegram-bot-dlya-poiska-kanalov-i-chatov-poisk-kanalov-v-telegram-po-klyuchevym-slovam, https://habr.com/ru/articles/861616/, https://vc.ru/services/1705928-besplatnyi-bot-dlya-poiska-kanalov-i-chatov-v-telegram, https://www.unisender.com/ru/blog/kak-najti-informaciyu-v-chate-ili-kanale-telegram/, https://www.youtube.com/watch?v=PByV7uaVMl8, https://blog.icontextgroup.ru/articles/20-nezamenimyh-telegram-botov-dlya-administratorov-kanalov-i-chatov, https://pikabu.ru/story/telegram_global_search_obzor_bota_dlya_monitoringa_globalnogo_poiska_v_telegram_11260197, https://t.me/SearcheeBot</text:p>
          </table:table-cell>
        </table:table-row>
        <table:table-row table:style-name="ro1">
          <table:table-cell table:style-name="ce2" office:value-type="string" calcext:value-type="string">
            <text:p>бот для поиска групп в телеграмме</text:p>
          </table:table-cell>
          <table:table-cell office:value-type="string" calcext:value-type="string">
            <text:p>бот для поиска телеграм каналов (5)</text:p>
          </table:table-cell>
          <table:table-cell office:value-type="float" office:value="48" calcext:value-type="float">
            <text:p>48</text:p>
          </table:table-cell>
          <table:table-cell office:value-type="float" office:value="477" calcext:value-type="float">
            <text:p>4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asp.pro/bot-tg/searchee-bot-dlya-poiska-tematicheskih-telegram-kanalov/, https://tomoru.ru/media/telegram-search, https://vc.ru/services/1730780-telegram-bot-dlya-poiska-kanalov-i-chatov-poisk-kanalov-v-telegram-po-klyuchevym-slovam, https://habr.com/ru/articles/861616/, https://vc.ru/services/1705928-besplatnyi-bot-dlya-poiska-kanalov-i-chatov-v-telegram, https://www.unisender.com/ru/blog/kak-najti-informaciyu-v-chate-ili-kanale-telegram/, https://www.youtube.com/watch?v=PByV7uaVMl8, https://blog.icontextgroup.ru/articles/20-nezamenimyh-telegram-botov-dlya-administratorov-kanalov-i-chatov, https://pikabu.ru/story/telegram_global_search_obzor_bota_dlya_monitoringa_globalnogo_poiska_v_telegram_11260197, https://t.me/SearcheeBot</text:p>
          </table:table-cell>
        </table:table-row>
        <table:table-row table:style-name="ro1">
          <table:table-cell table:style-name="ce2" office:value-type="string" calcext:value-type="string">
            <text:p>бот для магазина телеграм</text:p>
          </table:table-cell>
          <table:table-cell office:value-type="string" calcext:value-type="string">
            <text:p>бот для магазина телеграм (4)</text:p>
          </table:table-cell>
          <table:table-cell office:value-type="float" office:value="206" calcext:value-type="float">
            <text:p>206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shop-development, https://habr.com/ru/companies/amvera/articles/836604/, https://webbot.shop/, https://www.botobot.ru/, https://www.ucoz.ru/bot/, https://bot.divly.pro/, https://tgmall.io/ru, https://tgshop.io/, https://dzen.ru/a/Zb-S469gIFIiwFDg, https://mindbox.ru/journal/education/internet-magazin-v-telegram/</text:p>
          </table:table-cell>
        </table:table-row>
        <table:table-row table:style-name="ro1">
          <table:table-cell table:style-name="ce2" office:value-type="string" calcext:value-type="string">
            <text:p>телеграм бот для магазина</text:p>
          </table:table-cell>
          <table:table-cell office:value-type="string" calcext:value-type="string">
            <text:p>бот для магазина телеграм (4)</text:p>
          </table:table-cell>
          <table:table-cell office:value-type="float" office:value="206" calcext:value-type="float">
            <text:p>206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shop-development, https://habr.com/ru/companies/amvera/articles/836604/, https://webbot.shop/, https://www.botobot.ru/, https://www.ucoz.ru/bot/, https://bot.divly.pro/, https://tgmall.io/ru, https://tgshop.io/, https://dzen.ru/a/Zb-S469gIFIiwFDg, https://mindbox.ru/journal/education/internet-magazin-v-telegram/</text:p>
          </table:table-cell>
        </table:table-row>
        <table:table-row table:style-name="ro1">
          <table:table-cell table:style-name="ce2" office:value-type="string" calcext:value-type="string">
            <text:p>бот для создания магазина телеграм</text:p>
          </table:table-cell>
          <table:table-cell office:value-type="string" calcext:value-type="string">
            <text:p>бот для магазина телеграм (4)</text:p>
          </table:table-cell>
          <table:table-cell office:value-type="float" office:value="57" calcext:value-type="float">
            <text:p>57</text:p>
          </table:table-cell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shop-development, https://habr.com/ru/companies/amvera/articles/836604/, https://webbot.shop/, https://www.botobot.ru/, https://www.ucoz.ru/bot/, https://bot.divly.pro/, https://tgmall.io/ru, https://tgshop.io/, https://dzen.ru/a/Zb-S469gIFIiwFDg, https://mindbox.ru/journal/education/internet-magazin-v-telegram/</text:p>
          </table:table-cell>
        </table:table-row>
        <table:table-row table:style-name="ro1">
          <table:table-cell table:style-name="ce2" office:value-type="string" calcext:value-type="string">
            <text:p>телеграм бот для интернет магазина</text:p>
          </table:table-cell>
          <table:table-cell office:value-type="string" calcext:value-type="string">
            <text:p>бот для магазина телеграм (4)</text:p>
          </table:table-cell>
          <table:table-cell office:value-type="float" office:value="13" calcext:value-type="float">
            <text:p>13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sber.ru/help/salutebot/telegram-shop-development, https://habr.com/ru/companies/amvera/articles/836604/, https://webbot.shop/, https://www.botobot.ru/, https://www.ucoz.ru/bot/, https://bot.divly.pro/, https://tgmall.io/ru, https://tgshop.io/, https://dzen.ru/a/Zb-S469gIFIiwFDg, https://mindbox.ru/journal/education/internet-magazin-v-telegram/</text:p>
          </table:table-cell>
        </table:table-row>
        <table:table-row table:style-name="ro1">
          <table:table-cell table:style-name="ce2" office:value-type="string" calcext:value-type="string">
            <text:p>бот телеграм для скачивания видео с тик ток</text:p>
          </table:table-cell>
          <table:table-cell office:value-type="string" calcext:value-type="string">
            <text:p>бот телеграм для скачивания видео с тик ток (4)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ua/ru/news/yak-zavantazhyty-video-z-tiktok, https://gusarov-group.by/kak-skachat-video-iz-tik-tok-bez-vodyanogo-znaka/, https://t.me/TIKTOKDOWNLOADROBOT, https://www.tiktok.com/discover/%D1%82%D0%B5%D0%BB%D0%B5%D0%B3%D1%80%D0%B0%D0%BC-%D0%B1%D0%BE%D1%82-%D0%B4%D0%BB%D1%8F-%D1%81%D0%BA%D0%B0%D1%87%D0%B8%D0%B2%D0%B0%D0%BD%D0%B8%D1%8F-%D0%B2%D0%B8%D0%B4%D0%B5%D0%BE-%D1%81-%D1%82%D1%82, https://dzen.ru/a/YI2jSepDTRLfAiBW, https://github.com/VadimTutin/tiktok-downloader-bot, https://ichip.ru/podborki/programmy-prilozheniya/5-telegram-botov-kotorye-pomogut-skachat-video-s-youtube-i-socsetej-834852, https://pikabu.ru/story/telegrambot_dlya_skachivaniya_video_iz_vk_youtube_instagram_tiktok_12380825, https://t.me/ttloaderbot, https://vc.ru/u/2589165-zeykanm/918895-telegram-bot-dlya-skachivaniya-muzyki-iz-tiktok-i-video-bez-vodyanogo-znaka</text:p>
          </table:table-cell>
        </table:table-row>
        <table:table-row table:style-name="ro1">
          <table:table-cell table:style-name="ce2" office:value-type="string" calcext:value-type="string">
            <text:p>телеграм бот для скачивания видео с тик тока</text:p>
          </table:table-cell>
          <table:table-cell office:value-type="string" calcext:value-type="string">
            <text:p>бот телеграм для скачивания видео с тик ток (4)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ua/ru/news/yak-zavantazhyty-video-z-tiktok, https://gusarov-group.by/kak-skachat-video-iz-tik-tok-bez-vodyanogo-znaka/, https://t.me/TIKTOKDOWNLOADROBOT, https://www.tiktok.com/discover/%D1%82%D0%B5%D0%BB%D0%B5%D0%B3%D1%80%D0%B0%D0%BC-%D0%B1%D0%BE%D1%82-%D0%B4%D0%BB%D1%8F-%D1%81%D0%BA%D0%B0%D1%87%D0%B8%D0%B2%D0%B0%D0%BD%D0%B8%D1%8F-%D0%B2%D0%B8%D0%B4%D0%B5%D0%BE-%D1%81-%D1%82%D1%82, https://dzen.ru/a/YI2jSepDTRLfAiBW, https://github.com/VadimTutin/tiktok-downloader-bot, https://ichip.ru/podborki/programmy-prilozheniya/5-telegram-botov-kotorye-pomogut-skachat-video-s-youtube-i-socsetej-834852, https://pikabu.ru/story/telegrambot_dlya_skachivaniya_video_iz_vk_youtube_instagram_tiktok_12380825, https://t.me/ttloaderbot, https://vc.ru/u/2589165-zeykanm/918895-telegram-bot-dlya-skachivaniya-muzyki-iz-tiktok-i-video-bez-vodyanogo-znaka</text:p>
          </table:table-cell>
        </table:table-row>
        <table:table-row table:style-name="ro1">
          <table:table-cell table:style-name="ce2" office:value-type="string" calcext:value-type="string">
            <text:p>телеграм бот для скачивания видео из тик ток</text:p>
          </table:table-cell>
          <table:table-cell office:value-type="string" calcext:value-type="string">
            <text:p>бот телеграм для скачивания видео с тик ток (4)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ua/ru/news/yak-zavantazhyty-video-z-tiktok, https://gusarov-group.by/kak-skachat-video-iz-tik-tok-bez-vodyanogo-znaka/, https://t.me/TIKTOKDOWNLOADROBOT, https://www.tiktok.com/discover/%D1%82%D0%B5%D0%BB%D0%B5%D0%B3%D1%80%D0%B0%D0%BC-%D0%B1%D0%BE%D1%82-%D0%B4%D0%BB%D1%8F-%D1%81%D0%BA%D0%B0%D1%87%D0%B8%D0%B2%D0%B0%D0%BD%D0%B8%D1%8F-%D0%B2%D0%B8%D0%B4%D0%B5%D0%BE-%D1%81-%D1%82%D1%82, https://dzen.ru/a/YI2jSepDTRLfAiBW, https://github.com/VadimTutin/tiktok-downloader-bot, https://ichip.ru/podborki/programmy-prilozheniya/5-telegram-botov-kotorye-pomogut-skachat-video-s-youtube-i-socsetej-834852, https://pikabu.ru/story/telegrambot_dlya_skachivaniya_video_iz_vk_youtube_instagram_tiktok_12380825, https://t.me/ttloaderbot, https://vc.ru/u/2589165-zeykanm/918895-telegram-bot-dlya-skachivaniya-muzyki-iz-tiktok-i-video-bez-vodyanogo-znaka</text:p>
          </table:table-cell>
        </table:table-row>
        <table:table-row table:style-name="ro1">
          <table:table-cell table:style-name="ce2" office:value-type="string" calcext:value-type="string">
            <text:p>тг бот для скачивания видео с тт</text:p>
          </table:table-cell>
          <table:table-cell office:value-type="string" calcext:value-type="string">
            <text:p>бот телеграм для скачивания видео с тик ток (4)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ua/ru/news/yak-zavantazhyty-video-z-tiktok, https://gusarov-group.by/kak-skachat-video-iz-tik-tok-bez-vodyanogo-znaka/, https://t.me/TIKTOKDOWNLOADROBOT, https://www.tiktok.com/discover/%D1%82%D0%B5%D0%BB%D0%B5%D0%B3%D1%80%D0%B0%D0%BC-%D0%B1%D0%BE%D1%82-%D0%B4%D0%BB%D1%8F-%D1%81%D0%BA%D0%B0%D1%87%D0%B8%D0%B2%D0%B0%D0%BD%D0%B8%D1%8F-%D0%B2%D0%B8%D0%B4%D0%B5%D0%BE-%D1%81-%D1%82%D1%82, https://dzen.ru/a/YI2jSepDTRLfAiBW, https://github.com/VadimTutin/tiktok-downloader-bot, https://ichip.ru/podborki/programmy-prilozheniya/5-telegram-botov-kotorye-pomogut-skachat-video-s-youtube-i-socsetej-834852, https://pikabu.ru/story/telegrambot_dlya_skachivaniya_video_iz_vk_youtube_instagram_tiktok_12380825, https://t.me/ttloaderbot, https://vc.ru/u/2589165-zeykanm/918895-telegram-bot-dlya-skachivaniya-muzyki-iz-tiktok-i-video-bez-vodyanogo-znaka</text:p>
          </table:table-cell>
        </table:table-row>
        <table:table-row table:style-name="ro1">
          <table:table-cell table:style-name="ce2" office:value-type="string" calcext:value-type="string">
            <text:p>примеры телеграм ботов</text:p>
          </table:table-cell>
          <table:table-cell office:value-type="string" calcext:value-type="string">
            <text:p>примеры телеграм ботов (4)</text:p>
          </table:table-cell>
          <table:table-cell office:value-type="float" office:value="680" calcext:value-type="float">
            <text:p>680</text:p>
          </table:table-cell>
          <table:table-cell office:value-type="float" office:value="1765" calcext:value-type="float">
            <text:p>1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elp.io/ru/templates, https://chr.by/blog/telegram-boti-chto-eto-primeri-dlya-chego-nujni, https://habr.com/ru/articles/757448/, https://sendpulse.com/ru/blog/chatbot-examples, https://practicum.yandex.ru/blog/telegram-boty-kak-rabotayut-i-kak-nastroit/, https://tlgrm.ru/docs/bots/samples, https://pbd.space/blog/telegram-boty-kakiye-byvayut-kak-sozdat-i-kak-rabotat/, https://pr-cy.ru/news/p/10569-telegram-bots, https://timeweb.com/ru/community/articles/top-50-botov-v-telegram-dlya-biznesa-reyting-poleznyh-botov</text:p>
          </table:table-cell>
        </table:table-row>
        <table:table-row table:style-name="ro1">
          <table:table-cell table:style-name="ce2" office:value-type="string" calcext:value-type="string">
            <text:p>телеграм бот пример</text:p>
          </table:table-cell>
          <table:table-cell office:value-type="string" calcext:value-type="string">
            <text:p>примеры телеграм ботов (4)</text:p>
          </table:table-cell>
          <table:table-cell office:value-type="float" office:value="680" calcext:value-type="float">
            <text:p>680</text:p>
          </table:table-cell>
          <table:table-cell office:value-type="float" office:value="1765" calcext:value-type="float">
            <text:p>1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elp.io/ru/templates, https://chr.by/blog/telegram-boti-chto-eto-primeri-dlya-chego-nujni, https://habr.com/ru/articles/757448/, https://sendpulse.com/ru/blog/chatbot-examples, https://practicum.yandex.ru/blog/telegram-boty-kak-rabotayut-i-kak-nastroit/, https://tlgrm.ru/docs/bots/samples, https://pbd.space/blog/telegram-boty-kakiye-byvayut-kak-sozdat-i-kak-rabotat/, https://pr-cy.ru/news/p/10569-telegram-bots, https://timeweb.com/ru/community/articles/top-50-botov-v-telegram-dlya-biznesa-reyting-poleznyh-botov</text:p>
          </table:table-cell>
        </table:table-row>
        <table:table-row table:style-name="ro1">
          <table:table-cell table:style-name="ce2" office:value-type="string" calcext:value-type="string">
            <text:p>примеры ботов в телеграм</text:p>
          </table:table-cell>
          <table:table-cell office:value-type="string" calcext:value-type="string">
            <text:p>примеры телеграм ботов (4)</text:p>
          </table:table-cell>
          <table:table-cell office:value-type="float" office:value="247" calcext:value-type="float">
            <text:p>247</text:p>
          </table:table-cell>
          <table:table-cell office:value-type="float" office:value="1765" calcext:value-type="float">
            <text:p>1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elp.io/ru/templates, https://chr.by/blog/telegram-boti-chto-eto-primeri-dlya-chego-nujni, https://habr.com/ru/articles/757448/, https://sendpulse.com/ru/blog/chatbot-examples, https://practicum.yandex.ru/blog/telegram-boty-kak-rabotayut-i-kak-nastroit/, https://tlgrm.ru/docs/bots/samples, https://pbd.space/blog/telegram-boty-kakiye-byvayut-kak-sozdat-i-kak-rabotat/, https://pr-cy.ru/news/p/10569-telegram-bots, https://timeweb.com/ru/community/articles/top-50-botov-v-telegram-dlya-biznesa-reyting-poleznyh-botov</text:p>
          </table:table-cell>
        </table:table-row>
        <table:table-row table:style-name="ro1">
          <table:table-cell table:style-name="ce2" office:value-type="string" calcext:value-type="string">
            <text:p>примеры чат ботов телеграм</text:p>
          </table:table-cell>
          <table:table-cell office:value-type="string" calcext:value-type="string">
            <text:p>примеры телеграм ботов (4)</text:p>
          </table:table-cell>
          <table:table-cell office:value-type="float" office:value="158" calcext:value-type="float">
            <text:p>158</text:p>
          </table:table-cell>
          <table:table-cell office:value-type="float" office:value="1765" calcext:value-type="float">
            <text:p>1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help.io/ru/templates, https://chr.by/blog/telegram-boti-chto-eto-primeri-dlya-chego-nujni, https://habr.com/ru/articles/757448/, https://sendpulse.com/ru/blog/chatbot-examples, https://practicum.yandex.ru/blog/telegram-boty-kak-rabotayut-i-kak-nastroit/, https://tlgrm.ru/docs/bots/samples, https://pbd.space/blog/telegram-boty-kakiye-byvayut-kak-sozdat-i-kak-rabotat/, https://pr-cy.ru/news/p/10569-telegram-bots, https://timeweb.com/ru/community/articles/top-50-botov-v-telegram-dlya-biznesa-reyting-poleznyh-botov</text:p>
          </table:table-cell>
        </table:table-row>
        <table:table-row table:style-name="ro1">
          <table:table-cell table:style-name="ce2" office:value-type="string" calcext:value-type="string">
            <text:p>бот ии телеграмм</text:p>
          </table:table-cell>
          <table:table-cell office:value-type="string" calcext:value-type="string">
            <text:p>бот ии телеграмм (4)</text:p>
          </table:table-cell>
          <table:table-cell office:value-type="float" office:value="3290" calcext:value-type="float">
            <text:p>3290</text:p>
          </table:table-cell>
          <table:table-cell office:value-type="float" office:value="7286" calcext:value-type="float">
            <text:p>7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B3hcI4GPBpA2c_7, https://habr.com/ru/articles/851240/, https://tomoru.ru/media/bots-for-telegram, https://3dnews.ru/1112238/telegram-bots-with-ai, https://habr.com/ru/articles/836856/, https://t.me/gigachat_bot, https://the-tech.kz/10-ii-botov-v-telegram-kotorye-uprostyat-vashu-rabotu/, https://vc.ru/services/1037868-6-populyarnyh-ii-telegram-bota, https://semantica-media.ru/blog/nejroseti-v-telegram-top-19-botov-s-iskusstvennym-intellektom.html, https://www.smartbotpro.ru/</text:p>
          </table:table-cell>
        </table:table-row>
        <table:table-row table:style-name="ro1">
          <table:table-cell table:style-name="ce2" office:value-type="string" calcext:value-type="string">
            <text:p>ии бот телеграмм</text:p>
          </table:table-cell>
          <table:table-cell office:value-type="string" calcext:value-type="string">
            <text:p>бот ии телеграмм (4)</text:p>
          </table:table-cell>
          <table:table-cell office:value-type="float" office:value="3290" calcext:value-type="float">
            <text:p>3290</text:p>
          </table:table-cell>
          <table:table-cell office:value-type="float" office:value="7286" calcext:value-type="float">
            <text:p>7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B3hcI4GPBpA2c_7, https://habr.com/ru/articles/851240/, https://tomoru.ru/media/bots-for-telegram, https://3dnews.ru/1112238/telegram-bots-with-ai, https://habr.com/ru/articles/836856/, https://t.me/gigachat_bot, https://the-tech.kz/10-ii-botov-v-telegram-kotorye-uprostyat-vashu-rabotu/, https://vc.ru/services/1037868-6-populyarnyh-ii-telegram-bota, https://semantica-media.ru/blog/nejroseti-v-telegram-top-19-botov-s-iskusstvennym-intellektom.html, https://www.smartbotpro.ru/</text:p>
          </table:table-cell>
        </table:table-row>
        <table:table-row table:style-name="ro1">
          <table:table-cell table:style-name="ce2" office:value-type="string" calcext:value-type="string">
            <text:p>бот с ии телеграм</text:p>
          </table:table-cell>
          <table:table-cell office:value-type="string" calcext:value-type="string">
            <text:p>бот ии телеграмм (4)</text:p>
          </table:table-cell>
          <table:table-cell office:value-type="float" office:value="692" calcext:value-type="float">
            <text:p>692</text:p>
          </table:table-cell>
          <table:table-cell office:value-type="float" office:value="7286" calcext:value-type="float">
            <text:p>7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B3hcI4GPBpA2c_7, https://habr.com/ru/articles/851240/, https://tomoru.ru/media/bots-for-telegram, https://3dnews.ru/1112238/telegram-bots-with-ai, https://habr.com/ru/articles/836856/, https://t.me/gigachat_bot, https://the-tech.kz/10-ii-botov-v-telegram-kotorye-uprostyat-vashu-rabotu/, https://vc.ru/services/1037868-6-populyarnyh-ii-telegram-bota, https://semantica-media.ru/blog/nejroseti-v-telegram-top-19-botov-s-iskusstvennym-intellektom.html, https://www.smartbotpro.ru/</text:p>
          </table:table-cell>
        </table:table-row>
        <table:table-row table:style-name="ro1">
          <table:table-cell table:style-name="ce2" office:value-type="string" calcext:value-type="string">
            <text:p>телеграм бот который пишет за тебя</text:p>
          </table:table-cell>
          <table:table-cell office:value-type="string" calcext:value-type="string">
            <text:p>бот ии телеграмм (4)</text:p>
          </table:table-cell>
          <table:table-cell office:value-type="float" office:value="14" calcext:value-type="float">
            <text:p>14</text:p>
          </table:table-cell>
          <table:table-cell office:value-type="float" office:value="7286" calcext:value-type="float">
            <text:p>7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B3hcI4GPBpA2c_7, https://habr.com/ru/articles/851240/, https://tomoru.ru/media/bots-for-telegram, https://3dnews.ru/1112238/telegram-bots-with-ai, https://habr.com/ru/articles/836856/, https://t.me/gigachat_bot, https://the-tech.kz/10-ii-botov-v-telegram-kotorye-uprostyat-vashu-rabotu/, https://vc.ru/services/1037868-6-populyarnyh-ii-telegram-bota, https://semantica-media.ru/blog/nejroseti-v-telegram-top-19-botov-s-iskusstvennym-intellektom.html, https://www.smartbotpro.ru/</text:p>
          </table:table-cell>
        </table:table-row>
        <table:table-row table:style-name="ro1">
          <table:table-cell table:style-name="ce2" office:value-type="string" calcext:value-type="string">
            <text:p>телеграм бот подписка</text:p>
          </table:table-cell>
          <table:table-cell office:value-type="string" calcext:value-type="string">
            <text:p>телеграм бот подписка (3)</text:p>
          </table:table-cell>
          <table:table-cell office:value-type="float" office:value="2458" calcext:value-type="float">
            <text:p>2458</text:p>
          </table:table-cell>
          <table:table-cell office:value-type="float" office:value="2609" calcext:value-type="float">
            <text:p>26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idsub.io/, https://simplesub.io/ru, https://smmplanner.com/blog/platnaia-podpiska-v-tielieghramie-poshaghovaia-instruktsiia-po-nastroikie/, https://dzen.ru/a/ZXmUYuUQoQmOJBWm, https://habr.com/ru/articles/829686/, https://selectel.ru/blog/tutorials/telegram-bot-with-monetization/, https://toolsy.bot/, https://vc.ru/telegram/1402700-top-3-bota-dlya-monetizacii-telegram-kanalov-plyusy-i-minusy, https://winwinbot.ru/solutions/tgchannel, https://www.vipsub.app/</text:p>
          </table:table-cell>
        </table:table-row>
        <table:table-row table:style-name="ro1">
          <table:table-cell table:style-name="ce2" office:value-type="string" calcext:value-type="string">
            <text:p>бот для платной подписки телеграм</text:p>
          </table:table-cell>
          <table:table-cell office:value-type="string" calcext:value-type="string">
            <text:p>телеграм бот подписка (3)</text:p>
          </table:table-cell>
          <table:table-cell office:value-type="float" office:value="76" calcext:value-type="float">
            <text:p>76</text:p>
          </table:table-cell>
          <table:table-cell office:value-type="float" office:value="2609" calcext:value-type="float">
            <text:p>26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idsub.io/, https://simplesub.io/ru, https://smmplanner.com/blog/platnaia-podpiska-v-tielieghramie-poshaghovaia-instruktsiia-po-nastroikie/, https://dzen.ru/a/ZXmUYuUQoQmOJBWm, https://habr.com/ru/articles/829686/, https://selectel.ru/blog/tutorials/telegram-bot-with-monetization/, https://toolsy.bot/, https://vc.ru/telegram/1402700-top-3-bota-dlya-monetizacii-telegram-kanalov-plyusy-i-minusy, https://winwinbot.ru/solutions/tgchannel, https://www.vipsub.app/</text:p>
          </table:table-cell>
        </table:table-row>
        <table:table-row table:style-name="ro1">
          <table:table-cell table:style-name="ce2" office:value-type="string" calcext:value-type="string">
            <text:p>телеграм бот для платных подписок</text:p>
          </table:table-cell>
          <table:table-cell office:value-type="string" calcext:value-type="string">
            <text:p>телеграм бот подписка (3)</text:p>
          </table:table-cell>
          <table:table-cell office:value-type="float" office:value="75" calcext:value-type="float">
            <text:p>75</text:p>
          </table:table-cell>
          <table:table-cell office:value-type="float" office:value="2609" calcext:value-type="float">
            <text:p>26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idsub.io/, https://simplesub.io/ru, https://smmplanner.com/blog/platnaia-podpiska-v-tielieghramie-poshaghovaia-instruktsiia-po-nastroikie/, https://dzen.ru/a/ZXmUYuUQoQmOJBWm, https://habr.com/ru/articles/829686/, https://selectel.ru/blog/tutorials/telegram-bot-with-monetization/, https://toolsy.bot/, https://vc.ru/telegram/1402700-top-3-bota-dlya-monetizacii-telegram-kanalov-plyusy-i-minusy, https://winwinbot.ru/solutions/tgchannel, https://www.vipsub.app/</text:p>
          </table:table-cell>
        </table:table-row>
        <table:table-row table:style-name="ro1">
          <table:table-cell table:style-name="ce2" office:value-type="string" calcext:value-type="string">
            <text:p>телеграм бот меню</text:p>
          </table:table-cell>
          <table:table-cell office:value-type="string" calcext:value-type="string">
            <text:p>телеграм бот меню (3)</text:p>
          </table:table-cell>
          <table:table-cell office:value-type="float" office:value="853" calcext:value-type="float">
            <text:p>853</text:p>
          </table:table-cell>
          <table:table-cell office:value-type="float" office:value="2363" calcext:value-type="float">
            <text:p>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smartbotpro.ru/scenarii/menyu-dlya-telegram-bota, https://dzen.ru/a/YvPrvmLcSF6UAHRz, https://habr.com/ru/articles/757236/, https://help.bothelp.io/menyu-s-komandami-v-telegram-bote/, https://psenyukov.ru/%D1%81%D0%BE%D0%B7%D0%B4%D0%B0%D0%BD%D0%B8%D0%B5-%D0%BC%D0%B5%D0%BD%D1%8E-%D0%B2-telegram-%D0%B1%D0%BE%D1%82%D0%B5/, https://sendpulse.com/ru/knowledge-base/chatbot/telegram/menu, https://skillbox.ru/media/code/chatboty-v-telegram-na-python-chast-2-sozdayem-i-nastraivaem-menyu/, https://www.unisender.com/ru/blog/kak-dobavit-knopku-menyu-botu-v-telegram/, https://core.telegram.org/api/bots/menu, https://docs.botmother.ru/article/42321</text:p>
          </table:table-cell>
        </table:table-row>
        <table:table-row table:style-name="ro1">
          <table:table-cell table:style-name="ce2" office:value-type="string" calcext:value-type="string">
            <text:p>меню телеграм бота</text:p>
          </table:table-cell>
          <table:table-cell office:value-type="string" calcext:value-type="string">
            <text:p>телеграм бот меню (3)</text:p>
          </table:table-cell>
          <table:table-cell office:value-type="float" office:value="853" calcext:value-type="float">
            <text:p>853</text:p>
          </table:table-cell>
          <table:table-cell office:value-type="float" office:value="2363" calcext:value-type="float">
            <text:p>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smartbotpro.ru/scenarii/menyu-dlya-telegram-bota, https://dzen.ru/a/YvPrvmLcSF6UAHRz, https://habr.com/ru/articles/757236/, https://help.bothelp.io/menyu-s-komandami-v-telegram-bote/, https://psenyukov.ru/%D1%81%D0%BE%D0%B7%D0%B4%D0%B0%D0%BD%D0%B8%D0%B5-%D0%BC%D0%B5%D0%BD%D1%8E-%D0%B2-telegram-%D0%B1%D0%BE%D1%82%D0%B5/, https://sendpulse.com/ru/knowledge-base/chatbot/telegram/menu, https://skillbox.ru/media/code/chatboty-v-telegram-na-python-chast-2-sozdayem-i-nastraivaem-menyu/, https://www.unisender.com/ru/blog/kak-dobavit-knopku-menyu-botu-v-telegram/, https://core.telegram.org/api/bots/menu, https://docs.botmother.ru/article/42321</text:p>
          </table:table-cell>
        </table:table-row>
        <table:table-row table:style-name="ro1">
          <table:table-cell table:style-name="ce2" office:value-type="string" calcext:value-type="string">
            <text:p>меню в телеграм боте</text:p>
          </table:table-cell>
          <table:table-cell office:value-type="string" calcext:value-type="string">
            <text:p>телеграм бот меню (3)</text:p>
          </table:table-cell>
          <table:table-cell office:value-type="float" office:value="657" calcext:value-type="float">
            <text:p>657</text:p>
          </table:table-cell>
          <table:table-cell office:value-type="float" office:value="2363" calcext:value-type="float">
            <text:p>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smartbotpro.ru/scenarii/menyu-dlya-telegram-bota, https://dzen.ru/a/YvPrvmLcSF6UAHRz, https://habr.com/ru/articles/757236/, https://help.bothelp.io/menyu-s-komandami-v-telegram-bote/, https://psenyukov.ru/%D1%81%D0%BE%D0%B7%D0%B4%D0%B0%D0%BD%D0%B8%D0%B5-%D0%BC%D0%B5%D0%BD%D1%8E-%D0%B2-telegram-%D0%B1%D0%BE%D1%82%D0%B5/, https://sendpulse.com/ru/knowledge-base/chatbot/telegram/menu, https://skillbox.ru/media/code/chatboty-v-telegram-na-python-chast-2-sozdayem-i-nastraivaem-menyu/, https://www.unisender.com/ru/blog/kak-dobavit-knopku-menyu-botu-v-telegram/, https://core.telegram.org/api/bots/menu, https://docs.botmother.ru/article/42321</text:p>
          </table:table-cell>
        </table:table-row>
        <table:table-row table:style-name="ro1">
          <table:table-cell table:style-name="ce2" office:value-type="string" calcext:value-type="string">
            <text:p>телеграм бот для улучшения качества фото</text:p>
          </table:table-cell>
          <table:table-cell office:value-type="string" calcext:value-type="string">
            <text:p>телеграм бот для улучшения качества фото (3)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asp.pro/bot-tg/telegram-bot-bebot-dlya-redaktirovaniya-fotografij/, https://habr.com/ru/articles/851240/, https://kolersky.com/photo, https://t.me/DeepPaintBot, https://vc.ru/services/1401468-podborka-telegram-boty-dlya-sozdaniya-kartinok-top-10-botov, https://bangbangeducation.ru/point/podborki-i-riefieriensy/nejroseti-dlya-obrabotki-i-uluchsheniya-kachestva-foto/, https://dzen.ru/a/ZK-ys3aBJhGaso_V, https://pikabu.ru/story/uluchshaem_foto_s_pomoshchyu_bota_v_telegram_9698773, https://vc.ru/u/2789524-dmitrii-mugstel/1481940-uluchshai-svoi-fotografii-s-telegram-botom-bystroe-vosstanovlenie-kachestva-izobrazhenii</text:p>
          </table:table-cell>
        </table:table-row>
        <table:table-row table:style-name="ro1">
          <table:table-cell table:style-name="ce2" office:value-type="string" calcext:value-type="string">
            <text:p>телеграм бот который улучшает качество фото</text:p>
          </table:table-cell>
          <table:table-cell office:value-type="string" calcext:value-type="string">
            <text:p>телеграм бот для улучшения качества фото (3)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asp.pro/bot-tg/telegram-bot-bebot-dlya-redaktirovaniya-fotografij/, https://habr.com/ru/articles/851240/, https://kolersky.com/photo, https://t.me/DeepPaintBot, https://vc.ru/services/1401468-podborka-telegram-boty-dlya-sozdaniya-kartinok-top-10-botov, https://bangbangeducation.ru/point/podborki-i-riefieriensy/nejroseti-dlya-obrabotki-i-uluchsheniya-kachestva-foto/, https://dzen.ru/a/ZK-ys3aBJhGaso_V, https://pikabu.ru/story/uluchshaem_foto_s_pomoshchyu_bota_v_telegram_9698773, https://vc.ru/u/2789524-dmitrii-mugstel/1481940-uluchshai-svoi-fotografii-s-telegram-botom-bystroe-vosstanovlenie-kachestva-izobrazhenii</text:p>
          </table:table-cell>
        </table:table-row>
        <table:table-row table:style-name="ro1">
          <table:table-cell table:style-name="ce2" office:value-type="string" calcext:value-type="string">
            <text:p>бот фоторедактор телеграмм</text:p>
          </table:table-cell>
          <table:table-cell office:value-type="string" calcext:value-type="string">
            <text:p>телеграм бот для улучшения качества фото (3)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asp.pro/bot-tg/telegram-bot-bebot-dlya-redaktirovaniya-fotografij/, https://habr.com/ru/articles/851240/, https://kolersky.com/photo, https://t.me/DeepPaintBot, https://vc.ru/services/1401468-podborka-telegram-boty-dlya-sozdaniya-kartinok-top-10-botov, https://bangbangeducation.ru/point/podborki-i-riefieriensy/nejroseti-dlya-obrabotki-i-uluchsheniya-kachestva-foto/, https://dzen.ru/a/ZK-ys3aBJhGaso_V, https://pikabu.ru/story/uluchshaem_foto_s_pomoshchyu_bota_v_telegram_9698773, https://vc.ru/u/2789524-dmitrii-mugstel/1481940-uluchshai-svoi-fotografii-s-telegram-botom-bystroe-vosstanovlenie-kachestva-izobrazhenii</text:p>
          </table:table-cell>
        </table:table-row>
        <table:table-row table:style-name="ro1">
          <table:table-cell table:style-name="ce2" office:value-type="string" calcext:value-type="string">
            <text:p>бот приветствия телеграмм</text:p>
          </table:table-cell>
          <table:table-cell office:value-type="string" calcext:value-type="string">
            <text:p>бот приветствия телеграмм (3)</text:p>
          </table:table-cell>
          <table:table-cell office:value-type="float" office:value="446" calcext:value-type="float">
            <text:p>446</text:p>
          </table:table-cell>
          <table:table-cell office:value-type="float" office:value="795" calcext:value-type="float">
            <text:p>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DUB1401/HiBot, https://sendpulse.com/ru/knowledge-base/chatbot/telegram/description, https://wersis.ru/online-school/tg-bots/, https://www.unisender.com/ru/support/how-to-make/kak-nastroit-privetstvennoe-soobshchenie-v-chat-bote/, https://developers.sber.ru/help/salutebot/telegram-integration, https://docs.chatkeeper.app/ru/instruction/greeting.html, https://help.bothelp.io/privetstvie-pri-podpiske/, https://vc.ru/telegram/1466242-kak-nastroit-avtomaticheskoe-privetstvie-v-telegram</text:p>
          </table:table-cell>
        </table:table-row>
        <table:table-row table:style-name="ro1">
          <table:table-cell table:style-name="ce2" office:value-type="string" calcext:value-type="string">
            <text:p>приветственный бот телеграм</text:p>
          </table:table-cell>
          <table:table-cell office:value-type="string" calcext:value-type="string">
            <text:p>бот приветствия телеграмм (3)</text:p>
          </table:table-cell>
          <table:table-cell office:value-type="float" office:value="272" calcext:value-type="float">
            <text:p>272</text:p>
          </table:table-cell>
          <table:table-cell office:value-type="float" office:value="795" calcext:value-type="float">
            <text:p>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DUB1401/HiBot, https://sendpulse.com/ru/knowledge-base/chatbot/telegram/description, https://wersis.ru/online-school/tg-bots/, https://www.unisender.com/ru/support/how-to-make/kak-nastroit-privetstvennoe-soobshchenie-v-chat-bote/, https://developers.sber.ru/help/salutebot/telegram-integration, https://docs.chatkeeper.app/ru/instruction/greeting.html, https://help.bothelp.io/privetstvie-pri-podpiske/, https://vc.ru/telegram/1466242-kak-nastroit-avtomaticheskoe-privetstvie-v-telegram</text:p>
          </table:table-cell>
        </table:table-row>
        <table:table-row table:style-name="ro1">
          <table:table-cell table:style-name="ce2" office:value-type="string" calcext:value-type="string">
            <text:p>бот для приветствия в телеграм</text:p>
          </table:table-cell>
          <table:table-cell office:value-type="string" calcext:value-type="string">
            <text:p>бот приветствия телеграмм (3)</text:p>
          </table:table-cell>
          <table:table-cell office:value-type="float" office:value="77" calcext:value-type="float">
            <text:p>77</text:p>
          </table:table-cell>
          <table:table-cell office:value-type="float" office:value="795" calcext:value-type="float">
            <text:p>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DUB1401/HiBot, https://sendpulse.com/ru/knowledge-base/chatbot/telegram/description, https://wersis.ru/online-school/tg-bots/, https://www.unisender.com/ru/support/how-to-make/kak-nastroit-privetstvennoe-soobshchenie-v-chat-bote/, https://developers.sber.ru/help/salutebot/telegram-integration, https://docs.chatkeeper.app/ru/instruction/greeting.html, https://help.bothelp.io/privetstvie-pri-podpiske/, https://vc.ru/telegram/1466242-kak-nastroit-avtomaticheskoe-privetstvie-v-telegram</text:p>
          </table:table-cell>
        </table:table-row>
        <table:table-row table:style-name="ro1">
          <table:table-cell table:style-name="ce2" office:value-type="string" calcext:value-type="string">
            <text:p>телеграм бот конвертер видео</text:p>
          </table:table-cell>
          <table:table-cell office:value-type="string" calcext:value-type="string">
            <text:p>телеграм бот конвертер видео (3)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volter/FileConvertBot, https://lifehacker.ru/poleznye-telegram-boty/, https://t.me/newfileconverterbot, https://vc.ru/tribuna/1208076-kruzhkobot-bot-kotoryi-sdelaet-iz-video-golosovye-muzyku-ili-kruzhki-v-telegram, https://pikabu.ru/story/bot_dlya_izvlecheniya_audio_iz_video_12227933, https://t.me/YtbAudioBot, https://www.kiwiagency.com.ua/rus/blog/pomoschniki-v-telegram-poleznaya-podborka-botov.html, https://www.reddit.com/r/TelegramBots/comments/1g1bwtc/telegram_video_link_to_audio_converter_bot/</text:p>
          </table:table-cell>
        </table:table-row>
        <table:table-row table:style-name="ro1">
          <table:table-cell table:style-name="ce2" office:value-type="string" calcext:value-type="string">
            <text:p>телеграм бот конвертер видео в аудио</text:p>
          </table:table-cell>
          <table:table-cell office:value-type="string" calcext:value-type="string">
            <text:p>телеграм бот конвертер видео (3)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volter/FileConvertBot, https://lifehacker.ru/poleznye-telegram-boty/, https://t.me/newfileconverterbot, https://vc.ru/tribuna/1208076-kruzhkobot-bot-kotoryi-sdelaet-iz-video-golosovye-muzyku-ili-kruzhki-v-telegram, https://pikabu.ru/story/bot_dlya_izvlecheniya_audio_iz_video_12227933, https://t.me/YtbAudioBot, https://www.kiwiagency.com.ua/rus/blog/pomoschniki-v-telegram-poleznaya-podborka-botov.html, https://www.reddit.com/r/TelegramBots/comments/1g1bwtc/telegram_video_link_to_audio_converter_bot/</text:p>
          </table:table-cell>
        </table:table-row>
        <table:table-row table:style-name="ro1">
          <table:table-cell table:style-name="ce2" office:value-type="string" calcext:value-type="string">
            <text:p>телеграм бот конвертер видео в mp3</text:p>
          </table:table-cell>
          <table:table-cell office:value-type="string" calcext:value-type="string">
            <text:p>телеграм бот конвертер видео (3)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volter/FileConvertBot, https://lifehacker.ru/poleznye-telegram-boty/, https://t.me/newfileconverterbot, https://vc.ru/tribuna/1208076-kruzhkobot-bot-kotoryi-sdelaet-iz-video-golosovye-muzyku-ili-kruzhki-v-telegram, https://pikabu.ru/story/bot_dlya_izvlecheniya_audio_iz_video_12227933, https://t.me/YtbAudioBot, https://www.kiwiagency.com.ua/rus/blog/pomoschniki-v-telegram-poleznaya-podborka-botov.html, https://www.reddit.com/r/TelegramBots/comments/1g1bwtc/telegram_video_link_to_audio_converter_bot/</text:p>
          </table:table-cell>
        </table:table-row>
        <table:table-row table:style-name="ro1">
          <table:table-cell table:style-name="ce2" office:value-type="string" calcext:value-type="string">
            <text:p>бот уведомлений telegram</text:p>
          </table:table-cell>
          <table:table-cell office:value-type="string" calcext:value-type="string">
            <text:p>бот уведомлений telegram (3)</text:p>
          </table:table-cell>
          <table:table-cell office:value-type="float" office:value="176" calcext:value-type="float">
            <text:p>176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ru/docs/advanced/overview/solutions/telegram-notifications.html, https://kkm.solutions/faq/1118/, https://respond.io/ru/blog/telegram-push-notifications, https://snnkv.com/articles/telegram-bot-notifications/, https://telegram.org/blog/notifications-bots?setln=ru, https://wiki.spruthub.ru/%D0%A3%D0%B2%D0%B5%D0%B4%D0%BE%D0%BC%D0%BB%D0%B5%D0%BD%D0%B8%D1%8F_%D0%B2_Telegram_(%D0%A2%D0%B5%D0%BB%D0%B5%D0%B3%D1%80%D0%B0%D0%BC), https://www.ispsystem.ru/docs/vmmanager-admin/monitoring/otpravka-uvedomlenij-v-telegram, https://www.webasyst.ru/store/plugin/sms/tgadmin/</text:p>
          </table:table-cell>
        </table:table-row>
        <table:table-row table:style-name="ro1">
          <table:table-cell table:style-name="ce2" office:value-type="string" calcext:value-type="string">
            <text:p>телеграм бот для уведомлений</text:p>
          </table:table-cell>
          <table:table-cell office:value-type="string" calcext:value-type="string">
            <text:p>бот уведомлений telegram (3)</text:p>
          </table:table-cell>
          <table:table-cell office:value-type="float" office:value="117" calcext:value-type="float">
            <text:p>117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ru/docs/advanced/overview/solutions/telegram-notifications.html, https://kkm.solutions/faq/1118/, https://respond.io/ru/blog/telegram-push-notifications, https://snnkv.com/articles/telegram-bot-notifications/, https://telegram.org/blog/notifications-bots?setln=ru, https://wiki.spruthub.ru/%D0%A3%D0%B2%D0%B5%D0%B4%D0%BE%D0%BC%D0%BB%D0%B5%D0%BD%D0%B8%D1%8F_%D0%B2_Telegram_(%D0%A2%D0%B5%D0%BB%D0%B5%D0%B3%D1%80%D0%B0%D0%BC), https://www.ispsystem.ru/docs/vmmanager-admin/monitoring/otpravka-uvedomlenij-v-telegram, https://www.webasyst.ru/store/plugin/sms/tgadmin/</text:p>
          </table:table-cell>
        </table:table-row>
        <table:table-row table:style-name="ro1">
          <table:table-cell table:style-name="ce2" office:value-type="string" calcext:value-type="string">
            <text:p>телеграм бот для уведомлений с сайта</text:p>
          </table:table-cell>
          <table:table-cell office:value-type="string" calcext:value-type="string">
            <text:p>бот уведомлений telegram (3)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ru/docs/advanced/overview/solutions/telegram-notifications.html, https://kkm.solutions/faq/1118/, https://respond.io/ru/blog/telegram-push-notifications, https://snnkv.com/articles/telegram-bot-notifications/, https://telegram.org/blog/notifications-bots?setln=ru, https://wiki.spruthub.ru/%D0%A3%D0%B2%D0%B5%D0%B4%D0%BE%D0%BC%D0%BB%D0%B5%D0%BD%D0%B8%D1%8F_%D0%B2_Telegram_(%D0%A2%D0%B5%D0%BB%D0%B5%D0%B3%D1%80%D0%B0%D0%BC), https://www.ispsystem.ru/docs/vmmanager-admin/monitoring/otpravka-uvedomlenij-v-telegram, https://www.webasyst.ru/store/plugin/sms/tgadmin/</text:p>
          </table:table-cell>
        </table:table-row>
        <table:table-row table:style-name="ro1">
          <table:table-cell table:style-name="ce2" office:value-type="string" calcext:value-type="string">
            <text:p>автопостинг телеграм бот</text:p>
          </table:table-cell>
          <table:table-cell office:value-type="string" calcext:value-type="string">
            <text:p>автопостинг телеграм бот (3)</text:p>
          </table:table-cell>
          <table:table-cell office:value-type="float" office:value="144" calcext:value-type="float">
            <text:p>144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akedreamprofits.ru/blog/telegram-autoposting-services/, https://postmypost.io/ru/resources/tri-varianta-otlozhennogo-postinga-v-telegram-v-2024-godu/, https://roboposting.ru/posting/boty-dlya-avtomatizacii-postinga-v-telegram, https://smmbox.com/blog/tlg/bot-dlya-postov-v-telegramme/, https://smmplanner.com/blog/avtopostingh-v-tielieghramie-boty-siervisy-vozmozhnosti/, https://telepost.me/, https://www.calltouch.ru/blog/kak-nastroit-avtoposting-v-telegrame/, https://smmbox.com/blog/tlg/otlozhennyj-avtoposting-v-telegram-po-kontent-planu/, https://vc.ru/tribuna/1153207-nastraivaite-otlozhennyi-i-avtoposting-v-telegram-s-pomoshyu-chatgpt</text:p>
          </table:table-cell>
        </table:table-row>
        <table:table-row table:style-name="ro1">
          <table:table-cell table:style-name="ce2" office:value-type="string" calcext:value-type="string">
            <text:p>бот автопостинг телеграм</text:p>
          </table:table-cell>
          <table:table-cell office:value-type="string" calcext:value-type="string">
            <text:p>автопостинг телеграм бот (3)</text:p>
          </table:table-cell>
          <table:table-cell office:value-type="float" office:value="144" calcext:value-type="float">
            <text:p>144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akedreamprofits.ru/blog/telegram-autoposting-services/, https://postmypost.io/ru/resources/tri-varianta-otlozhennogo-postinga-v-telegram-v-2024-godu/, https://roboposting.ru/posting/boty-dlya-avtomatizacii-postinga-v-telegram, https://smmbox.com/blog/tlg/bot-dlya-postov-v-telegramme/, https://smmplanner.com/blog/avtopostingh-v-tielieghramie-boty-siervisy-vozmozhnosti/, https://telepost.me/, https://www.calltouch.ru/blog/kak-nastroit-avtoposting-v-telegrame/, https://smmbox.com/blog/tlg/otlozhennyj-avtoposting-v-telegram-po-kontent-planu/, https://vc.ru/tribuna/1153207-nastraivaite-otlozhennyi-i-avtoposting-v-telegram-s-pomoshyu-chatgpt</text:p>
          </table:table-cell>
        </table:table-row>
        <table:table-row table:style-name="ro1">
          <table:table-cell table:style-name="ce2" office:value-type="string" calcext:value-type="string">
            <text:p>бот для автопостинга телеграмм</text:p>
          </table:table-cell>
          <table:table-cell office:value-type="string" calcext:value-type="string">
            <text:p>автопостинг телеграм бот (3)</text:p>
          </table:table-cell>
          <table:table-cell office:value-type="float" office:value="26" calcext:value-type="float">
            <text:p>26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akedreamprofits.ru/blog/telegram-autoposting-services/, https://postmypost.io/ru/resources/tri-varianta-otlozhennogo-postinga-v-telegram-v-2024-godu/, https://roboposting.ru/posting/boty-dlya-avtomatizacii-postinga-v-telegram, https://smmbox.com/blog/tlg/bot-dlya-postov-v-telegramme/, https://smmplanner.com/blog/avtopostingh-v-tielieghramie-boty-siervisy-vozmozhnosti/, https://telepost.me/, https://www.calltouch.ru/blog/kak-nastroit-avtoposting-v-telegrame/, https://smmbox.com/blog/tlg/otlozhennyj-avtoposting-v-telegram-po-kontent-planu/, https://vc.ru/tribuna/1153207-nastraivaite-otlozhennyi-i-avtoposting-v-telegram-s-pomoshyu-chatgpt</text:p>
          </table:table-cell>
        </table:table-row>
        <table:table-row table:style-name="ro1">
          <table:table-cell table:style-name="ce2" office:value-type="string" calcext:value-type="string">
            <text:p>аналоги телеграмм</text:p>
          </table:table-cell>
          <table:table-cell office:value-type="string" calcext:value-type="string">
            <text:p>аналоги телеграмм (2)</text:p>
          </table:table-cell>
          <table:table-cell office:value-type="float" office:value="2118" calcext:value-type="float">
            <text:p>2118</text:p>
          </table:table-cell>
          <table:table-cell office:value-type="float" office:value="2980" calcext:value-type="float">
            <text:p>29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iz.mail.ru/blog/articles/cem-zamenit-whatsapp-i-telegram-5-rossiiskix-messendzerov-dlya-biznesa-i-licnoi-perepiski, https://blinkvisa.com/ru/blog/secretchat/top-telegram-alternatives-to-chat-for-couples-family-friends-work/, https://express.ms/blog/obzory/analogi-telegram-v-2023-godu-obzor-resheniy/, https://getcompass.ru/blog/posts/messendzher-alternativa-telegramm, https://mts-link.ru/blog/telegram-messenger-analog/, https://startpack.ru/application/telegram-messenger/alternatives, https://trends.rbc.ru/trends/industry/6746df079a79478097a398c6, https://www.unisender.com/ru/blog/alternativy-whatsapp-i-telegram/, https://ya.ru/neurum/c/tehnologii/q/chem_mozhno_zamenit_telegramm_f007a3c4</text:p>
          </table:table-cell>
        </table:table-row>
        <table:table-row table:style-name="ro1">
          <table:table-cell table:style-name="ce2" office:value-type="string" calcext:value-type="string">
            <text:p>аналог телеграм</text:p>
          </table:table-cell>
          <table:table-cell office:value-type="string" calcext:value-type="string">
            <text:p>аналоги телеграмм (2)</text:p>
          </table:table-cell>
          <table:table-cell office:value-type="float" office:value="862" calcext:value-type="float">
            <text:p>862</text:p>
          </table:table-cell>
          <table:table-cell office:value-type="float" office:value="2980" calcext:value-type="float">
            <text:p>29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iz.mail.ru/blog/articles/cem-zamenit-whatsapp-i-telegram-5-rossiiskix-messendzerov-dlya-biznesa-i-licnoi-perepiski, https://blinkvisa.com/ru/blog/secretchat/top-telegram-alternatives-to-chat-for-couples-family-friends-work/, https://express.ms/blog/obzory/analogi-telegram-v-2023-godu-obzor-resheniy/, https://getcompass.ru/blog/posts/messendzher-alternativa-telegramm, https://mts-link.ru/blog/telegram-messenger-analog/, https://startpack.ru/application/telegram-messenger/alternatives, https://trends.rbc.ru/trends/industry/6746df079a79478097a398c6, https://www.unisender.com/ru/blog/alternativy-whatsapp-i-telegram/, https://ya.ru/neurum/c/tehnologii/q/chem_mozhno_zamenit_telegramm_f007a3c4</text:p>
          </table:table-cell>
        </table:table-row>
        <table:table-row table:style-name="ro1">
          <table:table-cell table:style-name="ce2" office:value-type="string" calcext:value-type="string">
            <text:p>антимат бот телеграм</text:p>
          </table:table-cell>
          <table:table-cell office:value-type="string" calcext:value-type="string">
            <text:p>антимат бот телеграм (2)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base.ru/articles/antimathelp_bot-gqDbqL0RNV, https://botsbase.ru/bots/antimathelp_bot, https://dev.ua/ru/news/bot-matiuk-1694157398, https://geoscript.ru/product/antimat_bot_v_telegram/, https://kwork.ru/script-programming/37284945/telegram-bot-antimat-moderator-v-gruppu, https://m.youtube.com/watch?v=Fpk4vx3giqU, https://teletype.in/@rodenko_ksy/bot-administrator-dlya-kanala-ili-chata-v-telegram, https://tgdev.io/ru/, https://vc.ru/telegram/1421116-antispam-bot-dlya-chatov-i-kommentariev-v-telegram, https://www.youtube.com/watch?v=elDz_WnsyvI</text:p>
          </table:table-cell>
        </table:table-row>
        <table:table-row table:style-name="ro1">
          <table:table-cell table:style-name="ce2" office:value-type="string" calcext:value-type="string">
            <text:p>бот антимат телеграм</text:p>
          </table:table-cell>
          <table:table-cell office:value-type="string" calcext:value-type="string">
            <text:p>антимат бот телеграм (2)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base.ru/articles/antimathelp_bot-gqDbqL0RNV, https://botsbase.ru/bots/antimathelp_bot, https://dev.ua/ru/news/bot-matiuk-1694157398, https://geoscript.ru/product/antimat_bot_v_telegram/, https://kwork.ru/script-programming/37284945/telegram-bot-antimat-moderator-v-gruppu, https://m.youtube.com/watch?v=Fpk4vx3giqU, https://teletype.in/@rodenko_ksy/bot-administrator-dlya-kanala-ili-chata-v-telegram, https://tgdev.io/ru/, https://vc.ru/telegram/1421116-antispam-bot-dlya-chatov-i-kommentariev-v-telegram, https://www.youtube.com/watch?v=elDz_WnsyvI</text:p>
          </table:table-cell>
        </table:table-row>
        <table:table-row table:style-name="ro1">
          <table:table-cell table:style-name="ce2" office:value-type="string" calcext:value-type="string">
            <text:p>бот для гифок телеграм</text:p>
          </table:table-cell>
          <table:table-cell office:value-type="string" calcext:value-type="string">
            <text:p>бот для гифок телеграм (2)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nvertmonster.ru/blog/design-and-ux-ui/gif-animatsiya/, https://dzen.ru/a/Ze7njOoVMDonO4fK, https://letteros.com/blog/sovety/kak-sdelat-gif-v-telegrame-poshagovoe-rukovodstvo/, https://protelegram.ru/2017/05/01/vgifbot/, https://sci.rambler.ru/soft/54330543-kak-sdelat-gif-v-telegram/, https://vc.ru/telegram/1680175-udobnyi-telegram-bot-dlya-sozdaniya-gif-i-luchshee-szhatie-video</text:p>
          </table:table-cell>
        </table:table-row>
        <table:table-row table:style-name="ro1">
          <table:table-cell table:style-name="ce2" office:value-type="string" calcext:value-type="string">
            <text:p>бот для создания гиф телеграмм</text:p>
          </table:table-cell>
          <table:table-cell office:value-type="string" calcext:value-type="string">
            <text:p>бот для гифок телеграм (2)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nvertmonster.ru/blog/design-and-ux-ui/gif-animatsiya/, https://dzen.ru/a/Ze7njOoVMDonO4fK, https://letteros.com/blog/sovety/kak-sdelat-gif-v-telegrame-poshagovoe-rukovodstvo/, https://protelegram.ru/2017/05/01/vgifbot/, https://sci.rambler.ru/soft/54330543-kak-sdelat-gif-v-telegram/, https://vc.ru/telegram/1680175-udobnyi-telegram-bot-dlya-sozdaniya-gif-i-luchshee-szhatie-video</text:p>
          </table:table-cell>
        </table:table-row>
        <table:table-row table:style-name="ro1">
          <table:table-cell table:style-name="ce2" office:value-type="string" calcext:value-type="string">
            <text:p>бот голосование телеграм</text:p>
          </table:table-cell>
          <table:table-cell office:value-type="string" calcext:value-type="string">
            <text:p>бот голосование телеграм (2)</text:p>
          </table:table-cell>
          <table:table-cell office:value-type="float" office:value="156" calcext:value-type="float">
            <text:p>156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elp.leadteh.ru/bystryi-start/keisy-na-praktike/chat-bot-dlya-golosovaniya-v-telegram, https://skillbox.ru/media/marketing/kak-sozdat-opros-v-telegram-poshagovaya-instruktsiya-so-skrinshotami/, https://texterra.ru/blog/opros-v-telegram-delaem-za-paru-klikov-s-telefona-i-kompyutera.html, https://timeweb.com/ru/community/articles/kak-sozdat-opros-v-telegram, https://vc.ru/smmli/1396307-10-botov-v-telegram-dlya-nakrutki-golosovaniya, https://www.calltouch.ru/blog/kak-provesti-opros-v-telegram-sposoby-i-primery/, https://www.unisender.com/ru/blog/kak-sdelat-opros-v-telegram/, https://yagla.ru/blog/marketing/kak-sdelat-opros-v-telegramme-na-pk-i-na-telefone-bazovye-instrumenty--4-luchshih-bota--2204m94955/</text:p>
          </table:table-cell>
        </table:table-row>
        <table:table-row table:style-name="ro1">
          <table:table-cell table:style-name="ce2" office:value-type="string" calcext:value-type="string">
            <text:p>бот для голосования телеграм</text:p>
          </table:table-cell>
          <table:table-cell office:value-type="string" calcext:value-type="string">
            <text:p>бот голосование телеграм (2)</text:p>
          </table:table-cell>
          <table:table-cell office:value-type="float" office:value="93" calcext:value-type="float">
            <text:p>93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elp.leadteh.ru/bystryi-start/keisy-na-praktike/chat-bot-dlya-golosovaniya-v-telegram, https://skillbox.ru/media/marketing/kak-sozdat-opros-v-telegram-poshagovaya-instruktsiya-so-skrinshotami/, https://texterra.ru/blog/opros-v-telegram-delaem-za-paru-klikov-s-telefona-i-kompyutera.html, https://timeweb.com/ru/community/articles/kak-sozdat-opros-v-telegram, https://vc.ru/smmli/1396307-10-botov-v-telegram-dlya-nakrutki-golosovaniya, https://www.calltouch.ru/blog/kak-provesti-opros-v-telegram-sposoby-i-primery/, https://www.unisender.com/ru/blog/kak-sdelat-opros-v-telegram/, https://yagla.ru/blog/marketing/kak-sdelat-opros-v-telegramme-na-pk-i-na-telefone-bazovye-instrumenty--4-luchshih-bota--2204m94955/</text:p>
          </table:table-cell>
        </table:table-row>
        <table:table-row table:style-name="ro1">
          <table:table-cell table:style-name="ce2" office:value-type="string" calcext:value-type="string">
            <text:p>бот напоминалка телеграм</text:p>
          </table:table-cell>
          <table:table-cell office:value-type="string" calcext:value-type="string">
            <text:p>бот напоминалка телеграм (2)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risbot.com/marketplace/napominaniya-v-telegram, https://call-store.ru/blog/detail/15-poleznykh-botov-dlya-telegram-pogoda-napominaniya-kursy-valyut/, https://github.com/DmitriiParshin/reminder_bot, https://pikabu.ru/story/bot_napominalka_v_telegram_notico__instrument_kotoryiy_uluchshit_produktivnost_12383045, https://skeddy.me/ru, https://synweb.ru/razrabotka-bota-telegram/reminder, https://vc.ru/telegram/1440801-kak-telegram-bot-napominalka-mozhet-izmenit-vashu-zhizn-udobnyi-instrument-dlya-teh-kto-cenit-vremya, https://vk.com/wall-169227547_3653</text:p>
          </table:table-cell>
        </table:table-row>
        <table:table-row table:style-name="ro1">
          <table:table-cell table:style-name="ce2" office:value-type="string" calcext:value-type="string">
            <text:p>телеграм бот для напоминаний</text:p>
          </table:table-cell>
          <table:table-cell office:value-type="string" calcext:value-type="string">
            <text:p>бот напоминалка телеграм (2)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risbot.com/marketplace/napominaniya-v-telegram, https://call-store.ru/blog/detail/15-poleznykh-botov-dlya-telegram-pogoda-napominaniya-kursy-valyut/, https://github.com/DmitriiParshin/reminder_bot, https://pikabu.ru/story/bot_napominalka_v_telegram_notico__instrument_kotoryiy_uluchshit_produktivnost_12383045, https://skeddy.me/ru, https://synweb.ru/razrabotka-bota-telegram/reminder, https://vc.ru/telegram/1440801-kak-telegram-bot-napominalka-mozhet-izmenit-vashu-zhizn-udobnyi-instrument-dlya-teh-kto-cenit-vremya, https://vk.com/wall-169227547_3653</text:p>
          </table:table-cell>
        </table:table-row>
        <table:table-row table:style-name="ro1">
          <table:table-cell table:style-name="ce2" office:value-type="string" calcext:value-type="string">
            <text:p>бот таймер телеграм</text:p>
          </table:table-cell>
          <table:table-cell office:value-type="string" calcext:value-type="string">
            <text:p>бот таймер телеграм (2)</text:p>
          </table:table-cell>
          <table:table-cell office:value-type="float" office:value="58" calcext:value-type="float">
            <text:p>5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jucktion/telegram-timer-bot, https://help.leadteh.ru/bystryi-start/keisy-na-praktike/otlozhennyi-posting-taimer-v-telegram-bot., https://qna.habr.com/q/1232790, https://ru.stackoverflow.com/questions/1537290/%D0%A4%D1%83%D0%BD%D0%BA%D1%86%D0%B8%D1%8F-%D1%82%D0%B0%D0%B9%D0%BC%D0%B5%D1%80-%D0%B4%D0%BB%D1%8F-telegram-%D0%B1%D0%BE%D1%82%D0%B0, https://rutube.ru/video/116644ebc50450630d7ae9c7267ec007/, https://telegram.me/pomodoro_timer_bot, https://tlgrm.ru/channels/@ObzorchikPlus/5593, https://www.youtube.com/watch?v=ZjzU5z-gqHU, https://www.youtube.com/watch?v=vEO0x1Moi7I</text:p>
          </table:table-cell>
        </table:table-row>
        <table:table-row table:style-name="ro1">
          <table:table-cell table:style-name="ce2" office:value-type="string" calcext:value-type="string">
            <text:p>таймер бот телеграм</text:p>
          </table:table-cell>
          <table:table-cell office:value-type="string" calcext:value-type="string">
            <text:p>бот таймер телеграм (2)</text:p>
          </table:table-cell>
          <table:table-cell office:value-type="float" office:value="58" calcext:value-type="float">
            <text:p>5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jucktion/telegram-timer-bot, https://help.leadteh.ru/bystryi-start/keisy-na-praktike/otlozhennyi-posting-taimer-v-telegram-bot., https://qna.habr.com/q/1232790, https://ru.stackoverflow.com/questions/1537290/%D0%A4%D1%83%D0%BD%D0%BA%D1%86%D0%B8%D1%8F-%D1%82%D0%B0%D0%B9%D0%BC%D0%B5%D1%80-%D0%B4%D0%BB%D1%8F-telegram-%D0%B1%D0%BE%D1%82%D0%B0, https://rutube.ru/video/116644ebc50450630d7ae9c7267ec007/, https://telegram.me/pomodoro_timer_bot, https://tlgrm.ru/channels/@ObzorchikPlus/5593, https://www.youtube.com/watch?v=ZjzU5z-gqHU, https://www.youtube.com/watch?v=vEO0x1Moi7I</text:p>
          </table:table-cell>
        </table:table-row>
        <table:table-row table:style-name="ro1">
          <table:table-cell table:style-name="ce2" office:value-type="string" calcext:value-type="string">
            <text:p>бот орфографии телеграм</text:p>
          </table:table-cell>
          <table:table-cell office:value-type="string" calcext:value-type="string">
            <text:p>бот орфографии телеграм (2)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Af6PGBZX1_9uVW5, https://pr-cy.ru/news/p/10569-telegram-bots, https://t.me/textovod, https://telegram.org.ru/15243-telegram-bot-dlya-proverki-orfografii.html, https://vc.ru/services/641245-boty-telegram-top-11-poleznyh-botov-dlya-raboty-s-tekstom</text:p>
          </table:table-cell>
        </table:table-row>
        <table:table-row table:style-name="ro1">
          <table:table-cell table:style-name="ce2" office:value-type="string" calcext:value-type="string">
            <text:p>телеграм бот который исправляет ошибки в тексте</text:p>
          </table:table-cell>
          <table:table-cell office:value-type="string" calcext:value-type="string">
            <text:p>бот орфографии телеграм (2)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Af6PGBZX1_9uVW5, https://pr-cy.ru/news/p/10569-telegram-bots, https://t.me/textovod, https://telegram.org.ru/15243-telegram-bot-dlya-proverki-orfografii.html, https://vc.ru/services/641245-boty-telegram-top-11-poleznyh-botov-dlya-raboty-s-tekstom</text:p>
          </table:table-cell>
        </table:table-row>
        <table:table-row table:style-name="ro1">
          <table:table-cell table:style-name="ce2" office:value-type="string" calcext:value-type="string">
            <text:p>тайный санта телеграм</text:p>
          </table:table-cell>
          <table:table-cell office:value-type="string" calcext:value-type="string">
            <text:p>тайный санта телеграм (2)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aipunk.ru/, https://github.com/pavel-glukhov/Secret-Santa-Telegram-Bot, https://habr.com/ru/articles/432270/, https://lifehacker.ru/moj-santa-telegram/, https://pikabu.ru/story/taynyiy_santa_v_tg_12036618, https://t.me/mysanta_bot, https://t.me/tayniysantabot, https://vc.ru/tribuna/52272-happysecretsantabot-telegram-bot-dlya-igry-tainyi-santa</text:p>
          </table:table-cell>
        </table:table-row>
        <table:table-row table:style-name="ro1">
          <table:table-cell table:style-name="ce2" office:value-type="string" calcext:value-type="string">
            <text:p>тайный санта бот телеграм</text:p>
          </table:table-cell>
          <table:table-cell office:value-type="string" calcext:value-type="string">
            <text:p>тайный санта телеграм (2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aipunk.ru/, https://github.com/pavel-glukhov/Secret-Santa-Telegram-Bot, https://habr.com/ru/articles/432270/, https://lifehacker.ru/moj-santa-telegram/, https://pikabu.ru/story/taynyiy_santa_v_tg_12036618, https://t.me/mysanta_bot, https://t.me/tayniysantabot, https://vc.ru/tribuna/52272-happysecretsantabot-telegram-bot-dlya-igry-tainyi-santa</text:p>
          </table:table-cell>
        </table:table-row>
        <table:table-row table:style-name="ro1">
          <table:table-cell table:style-name="ce2" office:value-type="string" calcext:value-type="string">
            <text:p>облако телеграм бот</text:p>
          </table:table-cell>
          <table:table-cell office:value-type="string" calcext:value-type="string">
            <text:p>облако телеграм бот (2)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amvera/articles/742164/, https://selectel.ru/blog/tutorials/how-to-deploy-a-telegram-bot/, https://timeweb.cloud/tutorials/servers/kak-sozdat-telegram-bota-na-oblachnom-servere</text:p>
          </table:table-cell>
        </table:table-row>
        <table:table-row table:style-name="ro1">
          <table:table-cell table:style-name="ce2" office:value-type="string" calcext:value-type="string">
            <text:p>запуск телеграм бота на сервере</text:p>
          </table:table-cell>
          <table:table-cell office:value-type="string" calcext:value-type="string">
            <text:p>облако телеграм бот (2)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amvera/articles/742164/, https://selectel.ru/blog/tutorials/how-to-deploy-a-telegram-bot/, https://timeweb.cloud/tutorials/servers/kak-sozdat-telegram-bota-na-oblachnom-servere</text:p>
          </table:table-cell>
        </table:table-row>
        <table:table-row table:style-name="ro1">
          <table:table-cell table:style-name="ce2" office:value-type="string" calcext:value-type="string">
            <text:p>web bot telegram</text:p>
          </table:table-cell>
          <table:table-cell office:value-type="string" calcext:value-type="string">
            <text:p>web bot telegram (2)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api/bots, https://core.telegram.org/bots/features, https://core.telegram.org/bots/webapps, https://github.com/revenkroz/telegram-web-app-bot-example, https://medium.com/@calixtemayoraz/step-by-step-guide-to-build-a-telegram-chatbot-with-a-simple-webapp-ui-using-python-44dca453522f, https://web.telegram.org/</text:p>
          </table:table-cell>
        </table:table-row>
        <table:table-row table:style-name="ro1">
          <table:table-cell table:style-name="ce2" office:value-type="string" calcext:value-type="string">
            <text:p>web bots telegram</text:p>
          </table:table-cell>
          <table:table-cell office:value-type="string" calcext:value-type="string">
            <text:p>web bot telegram (2)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api/bots, https://core.telegram.org/bots/features, https://core.telegram.org/bots/webapps, https://github.com/revenkroz/telegram-web-app-bot-example, https://medium.com/@calixtemayoraz/step-by-step-guide-to-build-a-telegram-chatbot-with-a-simple-webapp-ui-using-python-44dca453522f, https://web.telegram.org/</text:p>
          </table:table-cell>
        </table:table-row>
        <table:table-row table:style-name="ro1">
          <table:table-cell table:style-name="ce2" office:value-type="string" calcext:value-type="string">
            <text:p>бот который отмечает всех в чате телеграм</text:p>
          </table:table-cell>
          <table:table-cell office:value-type="string" calcext:value-type="string">
            <text:p>бот который отмечает всех в чате телеграм (2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vet.mail.ru/question/235908831, https://pikabu.ru/story/telegramm_botyi_dlya_grupp_10405662, https://qna.habr.com/q/1160934, https://qna.habr.com/q/1162198, https://ru.botostore.com/c/mentionrobot/, https://vc.ru/services/975660-boty-v-telegram-5-poleznyh-botov-dlya-kanala-i-chata</text:p>
          </table:table-cell>
        </table:table-row>
        <table:table-row table:style-name="ro1">
          <table:table-cell table:style-name="ce2" office:value-type="string" calcext:value-type="string">
            <text:p>telegram упомянуть всех бот</text:p>
          </table:table-cell>
          <table:table-cell office:value-type="string" calcext:value-type="string">
            <text:p>бот который отмечает всех в чате телеграм (2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vet.mail.ru/question/235908831, https://pikabu.ru/story/telegramm_botyi_dlya_grupp_10405662, https://qna.habr.com/q/1160934, https://qna.habr.com/q/1162198, https://ru.botostore.com/c/mentionrobot/, https://vc.ru/services/975660-boty-v-telegram-5-poleznyh-botov-dlya-kanala-i-chata</text:p>
          </table:table-cell>
        </table:table-row>
        <table:table-row table:style-name="ro1">
          <table:table-cell table:style-name="ce2" office:value-type="string" calcext:value-type="string">
            <text:p>ролевой бот телеграм</text:p>
          </table:table-cell>
          <table:table-cell office:value-type="string" calcext:value-type="string">
            <text:p>ролевой бот телеграм (2)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@anonrolka_bot, https://dtf.ru/u/2306011-alexei-kurpatov/3346108-kachestvennye-tekstovye-rolevye-igry-v-telegram, https://project.ai-info.ru/projects/proekty-2018/3-kurs/telegram-bot-dlya-provedeniya-rolevyh-igr, https://vc.ru/telegram/1844775-tekstovye-rolevye-igry-v-telegrame-gde-iskat-i-kak-igrat, https://vc.ru/tribuna/1148130-subbotnii-samopiar-na-vcru?comment=7439415</text:p>
          </table:table-cell>
        </table:table-row>
        <table:table-row table:style-name="ro1">
          <table:table-cell table:style-name="ce2" office:value-type="string" calcext:value-type="string">
            <text:p>бот для ролки в телеграм</text:p>
          </table:table-cell>
          <table:table-cell office:value-type="string" calcext:value-type="string">
            <text:p>ролевой бот телеграм (2)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at.io/@anonrolka_bot, https://dtf.ru/u/2306011-alexei-kurpatov/3346108-kachestvennye-tekstovye-rolevye-igry-v-telegram, https://project.ai-info.ru/projects/proekty-2018/3-kurs/telegram-bot-dlya-provedeniya-rolevyh-igr, https://vc.ru/telegram/1844775-tekstovye-rolevye-igry-v-telegrame-gde-iskat-i-kak-igrat, https://vc.ru/tribuna/1148130-subbotnii-samopiar-na-vcru?comment=7439415</text:p>
          </table:table-cell>
        </table:table-row>
        <table:table-row table:style-name="ro1">
          <table:table-cell table:style-name="ce2" office:value-type="string" calcext:value-type="string">
            <text:p>донат бот телеграм</text:p>
          </table:table-cell>
          <table:table-cell office:value-type="string" calcext:value-type="string">
            <text:p>донат бот телеграм (2)</text:p>
          </table:table-cell>
          <table:table-cell office:value-type="float" office:value="177" calcext:value-type="float">
            <text:p>177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tips.ru/button_tg, https://donate.stream/help/%D0%91%D0%BE%D1%82%20%D0%B4%D0%BB%D1%8F%20Telegram, https://mixplat.ru/fundraising/donations-in-telegram/, https://t.me/GoPlayDonateBot, https://tribute.tg/, https://vc.ru/telegram/1402700-top-3-bota-dlya-monetizacii-telegram-kanalov-plyusy-i-minusy, https://vc.ru/telegram/1876326-kak-poluchat-donaty-v-telegram-kanale-podrobnaya-instrukciya-po-monetizacii</text:p>
          </table:table-cell>
        </table:table-row>
        <table:table-row table:style-name="ro1">
          <table:table-cell table:style-name="ce2" office:value-type="string" calcext:value-type="string">
            <text:p>бот для донатов телеграм</text:p>
          </table:table-cell>
          <table:table-cell office:value-type="string" calcext:value-type="string">
            <text:p>донат бот телеграм (2)</text:p>
          </table:table-cell>
          <table:table-cell office:value-type="float" office:value="92" calcext:value-type="float">
            <text:p>92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tips.ru/button_tg, https://donate.stream/help/%D0%91%D0%BE%D1%82%20%D0%B4%D0%BB%D1%8F%20Telegram, https://mixplat.ru/fundraising/donations-in-telegram/, https://t.me/GoPlayDonateBot, https://tribute.tg/, https://vc.ru/telegram/1402700-top-3-bota-dlya-monetizacii-telegram-kanalov-plyusy-i-minusy, https://vc.ru/telegram/1876326-kak-poluchat-donaty-v-telegram-kanale-podrobnaya-instrukciya-po-monetizacii</text:p>
          </table:table-cell>
        </table:table-row>
        <table:table-row table:style-name="ro1">
          <table:table-cell table:style-name="ce2" office:value-type="string" calcext:value-type="string">
            <text:p>телеграм бот день рождения</text:p>
          </table:table-cell>
          <table:table-cell office:value-type="string" calcext:value-type="string">
            <text:p>телеграм бот день рождения (2)</text:p>
          </table:table-cell>
          <table:table-cell office:value-type="float" office:value="190" calcext:value-type="float">
            <text:p>190</text:p>
          </table:table-cell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risbot.com/marketplace/pozdravlenie-s-dnem-rozhdeniya-v-gruppe, https://dtf.ru/flood/2740531-vy-tozhe-zabyvaete-pro-dni-rozhdeniya-druzei-rasskazhu-pro-sposob-kotoryi-izbavil-menya-ot-etoi-problemy, https://dzen.ru/a/Yvzx_Wr6nEJPco5X, https://github.com/EgorMIt/HappyBirthdayBot, https://pikabu.ru/story/telegram_bot_napominayushchiy_o_dnyakh_rozhdeniyakh_eshchyo_odin_12298233, https://sobirapp.ru/, https://sobirapp.ru/birthdays, https://t.me/birthdaycountbot, https://vc.ru/services/649910-reccurently-bot-telegram-bot-napomnit-o-dne-rozhdeniya, https://www.youtube.com/watch?v=7A1fKlQMg-w</text:p>
          </table:table-cell>
        </table:table-row>
        <table:table-row table:style-name="ro1">
          <table:table-cell table:style-name="ce2" office:value-type="string" calcext:value-type="string">
            <text:p>телеграм бот дни рождения</text:p>
          </table:table-cell>
          <table:table-cell office:value-type="string" calcext:value-type="string">
            <text:p>телеграм бот день рождения (2)</text:p>
          </table:table-cell>
          <table:table-cell office:value-type="float" office:value="190" calcext:value-type="float">
            <text:p>190</text:p>
          </table:table-cell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risbot.com/marketplace/pozdravlenie-s-dnem-rozhdeniya-v-gruppe, https://dtf.ru/flood/2740531-vy-tozhe-zabyvaete-pro-dni-rozhdeniya-druzei-rasskazhu-pro-sposob-kotoryi-izbavil-menya-ot-etoi-problemy, https://dzen.ru/a/Yvzx_Wr6nEJPco5X, https://github.com/EgorMIt/HappyBirthdayBot, https://pikabu.ru/story/telegram_bot_napominayushchiy_o_dnyakh_rozhdeniyakh_eshchyo_odin_12298233, https://sobirapp.ru/, https://sobirapp.ru/birthdays, https://t.me/birthdaycountbot, https://vc.ru/services/649910-reccurently-bot-telegram-bot-napomnit-o-dne-rozhdeniya, https://www.youtube.com/watch?v=7A1fKlQMg-w</text:p>
          </table:table-cell>
        </table:table-row>
        <table:table-row table:style-name="ro1">
          <table:table-cell table:style-name="ce2" office:value-type="string" calcext:value-type="string">
            <text:p>печатный текст в рукописный бот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tme.ai/blog/ocr-i-chatbot-bot-dlya-raspoznavaniya-teksta/, https://hand-text.ru/, https://handwritter.ru/, https://handwrittner.com/, https://t.me/vavatarbot, https://tenchat.ru/media/1145247-10-telegram-botov-kopirayteru, https://vc.ru/services/641245-boty-telegram-top-11-poleznyh-botov-dlya-raboty-s-tekstom, https://vc.ru/u/1557220-iimho/657218-kak-sdelat-tekst-iz-kartinki-v-telegram, https://vk.com/konspektbot, https://www.iguides.ru/main/os/raspoznavat_pechatnyy_ili_rukopisnyy_tekst_pryamo_v_telegram/</text:p>
          </table:table-cell>
        </table:table-row>
        <table:table-row table:style-name="ro1">
          <table:table-cell table:style-name="ce2" office:value-type="string" calcext:value-type="string">
            <text:p>почтовый бот телеграм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by.net/threads/pochtovyj-telegramm-bot-na-python.79360/, https://habr.com/ru/articles/590515/, https://habr.com/ru/companies/ppr/articles/796889/, https://isoho.pro/email-bot/, https://mkr-digital.by/spravka/gmail-bot/, https://ramziv.com/article/54, https://t.me/KazPostBot, https://t.me/s/bots_tg?q=%23Mail, https://vc.ru/services/1126712-bezlimitnyi-generator-pocht-v-telegram, https://vc.ru/tribuna/835845-senthybot-pochtovyi-servis-kak-gmail-tolko-v-telegramme</text:p>
          </table:table-cell>
        </table:table-row>
        <table:table-row table:style-name="ro1">
          <table:table-cell table:style-name="ce2" office:value-type="string" calcext:value-type="string">
            <text:p>чат рулетка бот в тг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cheatdestroy/TG-Chat-Roulette, https://nekto.me/audiochat, https://t.me/AnonValentBot, https://t.me/anonroulettebot, https://telegram.botlist.ru/telegram/telegram-bots/telegram-bots-social/, https://telegram.im/@ruletka?lang=ru, https://vc.ru/services/1289377-luchshie-chaty-i-boty-dlya-znakomstv-v-telegram-top-50-analogov-tinder, https://vc.ru/telegram/1398859-45-luchshih-botov-i-chatov-dlya-telegram-znakomstv, https://work-zilla.com/development-and-it/chatbot-development/create-chat-roulette-bot-for-telegram, https://www.youtube.com/watch?v=SaP0OzgkYMo</text:p>
          </table:table-cell>
        </table:table-row>
        <table:table-row table:style-name="ro1">
          <table:table-cell table:style-name="ce2" office:value-type="string" calcext:value-type="string">
            <text:p>структура телеграм бот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zHwMs-VpF6BeAnC, https://freehost.com.ua/faq/articles/teorija-chat-bota-chast-2/, https://habr.com/ru/articles/732136/, https://habr.com/ru/companies/otus/articles/760890/, https://help.cloud.just-ai.com/jaicp/common/bot_structure/about_bot_structure/, https://mastergroosha.github.io/aiogram-3-guide/routers/, https://mindbox.ru/journal/education/shema-chat-bota/, https://ru.hexlet.io/blog/posts/kak-sozdat-bota-v-telegram-bolshaya-instruktsiya, https://stepik.org/course/120924/promo, https://www.unisender.com/ru/blog/skhema-chat-bota-zachem-nuzhna-i-kak-sostavit/</text:p>
          </table:table-cell>
        </table:table-row>
        <table:table-row table:style-name="ro1">
          <table:table-cell table:style-name="ce2" office:value-type="string" calcext:value-type="string">
            <text:p>телеграм виджет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widgets, https://elfsight.com/ru/telegram-chat-widget/, https://elfsight.com/ru/telegram-chat-widget/features/, https://gnzs.ru/instructions/telegram-notifications, https://hoversignal.com/ru/widgets/infobiznes-i-obrazovanie/chat-telegram, https://ru.tgwidget.com/, https://telegram-widget.ru.aptoide.com/app, https://wazzup24.ru/review-articles/how-do-i-add-a-telegram-widget-to-your-website-to-attract-new-customers/, https://www.myalice.ai/telegram-widget, https://www.spot.uz/ru/2021/02/24/telegram/</text:p>
          </table:table-cell>
        </table:table-row>
        <table:table-row table:style-name="ro1">
          <table:table-cell table:style-name="ce2" office:value-type="string" calcext:value-type="string">
            <text:p>телеграм бот exce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bato.ru/integration-telegram-microsoft_excel, https://apimonster.ru/connector/bundle/microsoft-excel/telegramBot/, https://dzen.ru/a/ZKrrLbsqoB7IOWIh, https://habr.com/ru/articles/788206/, https://kwork.ru/script-programming/23909240/gotoviy-telegram-bot-kak-forma-sbora-dannykh-v-google-tablitsu-excel, https://pipedream.com/apps/telegram-bot-api/integrations/microsoft-excel, https://qna.habr.com/q/1262640, https://vc.ru/services/1619252-telegram-bot-dlya-raboty-s-excel, https://www.make.com/en/integrations/microsoft-excel/telegram, https://www.pabbly.com/connect/integrations/microsoft-excel/telegram-bot/</text:p>
          </table:table-cell>
        </table:table-row>
        <table:table-row table:style-name="ro1">
          <table:table-cell table:style-name="ce2" office:value-type="string" calcext:value-type="string">
            <text:p>телеграм бот для записи клиентов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maed.ru/novice/chat-bot-telegram/, https://developers.sber.ru/help/salutebot/chatbot-for-customers-writing, https://docs.salebot.pro/uslugi-i-onlain-zapis/chat-bot-dlya-onlain-zapisi, https://dzen.ru/a/ZuUzRP1iXURtHeL4, https://easyweek.ru/integrations/telegram_bot/appointments-scheduling, https://pikabu.ru/story/telegram_bot_dlya_zapisi_klientov_12295043, https://sendpulse.com/ru/knowledge-base/chatbot/telegram/create-telegram-chatbot, https://vc.ru/life/940800-kak-ya-sdelala-telegram-bota-dlya-zapisi-klientov-i-osvobodila-sebya-ot-lishnego-obsheniya, https://vc.ru/services/966398-besplatnyi-telegram-bot-dlya-onlain-zapisi-klientov, https://zabot24.ru/telegrambot/</text:p>
          </table:table-cell>
        </table:table-row>
        <table:table-row table:style-name="ro1">
          <table:table-cell table:style-name="ce2" office:value-type="string" calcext:value-type="string">
            <text:p>телеграм бот для игры в шахматы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tlabs.ru/kejsy/shahmatnyj-bot-v-formate-telegram-web-app/, https://chessio.org/telegram-about, https://github.com/K1rL3s/Telegram-Chess-Bot, https://github.com/pkozlov/ChessBot, https://protelegram.ru/2017/08/07/playchessbot/, https://t.me/ChessNowBot, https://t.me/chess, https://telegram.me/ChessBot, https://telegram.org.ru/20398-shahmaty-chess.html, https://vc.ru/u/1208863-ivan/436273-obzor-shahmatnyh-botov</text:p>
          </table:table-cell>
        </table:table-row>
        <table:table-row table:style-name="ro1">
          <table:table-cell table:style-name="ce2" office:value-type="string" calcext:value-type="string">
            <text:p>телеграм бот для сокращения ссылок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faqtor.ru/shorten-url/, https://goo.su/page/sokratit-ssilku-telegram, https://help.telega.in/hc/ru/articles/14001949806993-%D0%A1%D0%BE%D0%BA%D1%80%D0%B0%D1%89%D0%B5%D0%BD%D0%B8%D0%B5-%D1%81%D1%81%D1%8B%D0%BB%D0%BE%D0%BA, https://kurl.ru/page/telegram-korotkiye-ssylki, https://qna.habr.com/q/1348690, https://qna.habr.com/q/1348690?from=questions_similar, https://tgclick.com/, https://web-promo.ua/blog/top-12-onlajn-servisov-dlya-sokrashheniya-ssylok/, https://weeek.net/ru/blog/5-servisov-dla-sozdania-korotkih-ssylok, https://www.unisender.com/ru/blog/korotkiy-url/</text:p>
          </table:table-cell>
        </table:table-row>
        <table:table-row table:style-name="ro1">
          <table:table-cell table:style-name="ce2" office:value-type="string" calcext:value-type="string">
            <text:p>телеграм бот с админкой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icontextgroup.ru/articles/20-nezamenimyh-telegram-botov-dlya-administratorov-kanalov-i-chatov, https://dzen.ru/a/Yw7anCDuoSgTIAb5, https://habr.com/ru/articles/599117/, https://habr.com/ru/articles/822809/, https://kwork.ru/script-programming/17738625/asinkhronniy-telegram-bot-s-bazoy-dannykh-menyu-i-adminkoy, https://kwork.ru/script-programming/24742595/admin-bot-telegram, https://pr-cy.ru/news/p/10569-telegram-bots, https://ru.hexlet.io/blog/posts/kak-ya-pisal-telegram-bot-s-adminkoy-na-django, https://vc.ru/services/194614-podborka-botov-telegram-dlya-admina, https://www.sostav.ru/blogs/277893/54797</text:p>
          </table:table-cell>
        </table:table-row>
        <table:table-row table:style-name="ro1">
          <table:table-cell table:style-name="ce2" office:value-type="string" calcext:value-type="string">
            <text:p>телеграм чат на сайт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eversite.ru/chat-telegram/, https://click-chat.ru/, https://creatium.academy/help/telegram-feedback, https://elfsight.com/ru/telegram-chat-widget/, https://habr.com/ru/articles/264035/, https://help.weblium.com/ru/article/podklyuchenie-telegram-k-vashemu-sajtu-1h9jjfy/, https://livetex.ru/telegram/, https://pfka.ru/vidzhety-dlya-sayta/online-chat/, https://respond.io/ru/blog/add-telegram-to-website, https://tocha.online/</text:p>
          </table:table-cell>
        </table:table-row>
        <table:table-row table:style-name="ro1">
          <table:table-cell table:style-name="ce2" office:value-type="string" calcext:value-type="string">
            <text:p>создание бота для telegram на webhook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ru/docs/architecture-center/topics/tutorials/functiongraph-webhook-telegram-bot.html, https://decovar.dev/blog/2018/12/02/telegram-bot-webhook-ru/, https://docs.testit.software/user-guide/work-with-projects/set-up-webhooks/set-up-telegram-notifications-using-webhooks.html, https://habr.com/ru/companies/amvera/articles/836032/, https://habr.com/ru/companies/digitalleague/articles/716760/, https://infostart.ru/1c/articles/1887707/, https://mastergroosha.github.io/telegram-tutorial/docs/lesson_04/, https://rutube.ru/video/ec1c08025c89c1a3d94dbc2a8cab425f/, https://www.mindomo.com/mind-maps/-telegram-webhook-1-d93d4f446e0c4cabad180c09edb7ed8b, https://www.pachca.com/articles/webhook</text:p>
          </table:table-cell>
        </table:table-row>
        <table:table-row table:style-name="ro1">
          <table:table-cell table:style-name="ce2" office:value-type="string" calcext:value-type="string">
            <text:p>фейк аккаунт телеграм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berbank.ru/ru/person/kibrary/reminders/chto-delat-esli-vash-akkaunt-v-telegram-klonirovali, https://beelinenow.ru/articles/v-telegram-poyavilas-novaya-skhema-moshennichestva-kak-obezopasit-svoy-akkaunt/, https://digital.gov74.ru/files/%D0%9F%D0%B0%D0%BC%D1%8F%D1%82%D0%BA%D0%B0_%D0%BF%D0%BE_%D0%B1%D0%BB%D0%BE%D0%BA%D0%B8%D1%80%D0%BE%D0%B2%D0%BA%D0%B5_%D1%84%D0%B5%D0%B9%D0%BA%D0%BE%D0%B2%D1%8B%D1%85_%D0%B0%D0%BA%D0%BA%D0%B0%D1%83%D0%BD%D1%82%D0%BE%D0%B2,_%D0%BA%D0%B0%D0%BD%D0%B0%D0%BB%D0%BE%D0%B2_%D0%B2_Telegram.pdf, https://dzen.ru/list/questions/kak-sozdat-telegram-akkaunt-bez-nomera-telefona, https://popsters.ru/blog/post/feyki-v-telegram-kak-raspoznat-podozritelnye-akkaunty, https://vk.com/wall52156120_19813, https://www.belnovosti.ru/politika/gorsovet/118023.html, https://www.ixbt.com/live/offtopic/kak-sozdat-akkaunt-v-telegram-bez-nomera-telefona-5-proverennyh-sposobov-v-2024-godu.html, https://www.reddit.com/r/rusAskReddit/comments/1g7cnjx/%D0%BA%D0%B0%D0%BA_%D1%81%D0%BE%D0%B7%D0%B4%D0%B0%D1%82%D1%8C_%D1%84%D0%B5%D0%B9%D0%BA_%D0%B2_%D1%82%D0%B5%D0%BB%D0%B5%D0%B3%D1%80%D0%B0%D0%BC%D0%BC%D0%B5/, https://www.youtube.com/watch?v=a4YzubI-mXA</text:p>
          </table:table-cell>
        </table:table-row>
        <table:table-row table:style-name="ro1">
          <table:table-cell table:style-name="ce2" office:value-type="string" calcext:value-type="string">
            <text:p>создание ботов в телеграм обучение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ak-sozdat-bota-v-telegram/, https://habr.com/ru/articles/833696/, https://itproger.com/course/telegram-bot, https://kurshub.ru/kursy/luchshie-kursy-razrabotki-chat-botov/, https://progmatica.innopolis.university/courses/telegrambot, https://skillbox.ru/course/python-basic-stage-1/, https://stepik.org/catalog/295, https://stepik.org/course/120924/promo, https://www.unisender.com/ru/blog/top-kursov-dlya-obucheniya-chat-botam/, https://www.youtube.com/playlist?list=PLVF6_6-a08tmJU2HSibotQVjJrpUY_HWk</text:p>
          </table:table-cell>
        </table:table-row>
        <table:table-row table:style-name="ro1">
          <table:table-cell table:style-name="ce2" office:value-type="string" calcext:value-type="string">
            <text:p>telegram bot меню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ubos.tech/olha/how-to-add-a-menu-of-commands-in-telegram-43ic, https://core.telegram.org/api/bots/menu, https://core.telegram.org/bots/features, https://core.telegram.org/constructor/botMenuButton, https://n8n.io/workflows/3055-telegram-bot-with-menu-driven-commands/, https://pypi.org/project/telegram-menu/, https://sendpulse.com/knowledge-base/chatbot/telegram/menu, https://stackoverflow.com/questions/72594564/how-can-i-add-menu-button-in-telegram-bot, https://www.reddit.com/r/n8n/comments/1j4yg9y/telegram_bot_template_menu_commands_no_typing/, https://www.unisender.com/ru/blog/kak-dobavit-knopku-menyu-botu-v-telegram/</text:p>
          </table:table-cell>
        </table:table-row>
        <table:table-row table:style-name="ro1">
          <table:table-cell table:style-name="ce2" office:value-type="string" calcext:value-type="string">
            <text:p>telegram bot многоуровневое меню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00.ya.ru/v_wwhSj2fC, https://dzen.ru/a/Z6MVZ9y4O0xZu1PW, https://dzen.ru/b/ZfrZ-Sd_unPm04T6, https://forum.hpc.name/thread/p610/76156/sozdanie-mnogourovnevogo-menyu-v-telegram-bote-na-python.html, https://otvet.mail.ru/question/230838821, https://qna.habr.com/q/1239296, https://qna.habr.com/q/1347118, https://ru.stackoverflow.com/questions/1204894/%D0%9A%D0%B0%D0%BA-%D1%81%D0%B4%D0%B5%D0%BB%D0%B0%D1%82%D1%8C-%D0%BC%D0%BD%D0%BE%D0%B3%D0%BE%D1%83%D1%80%D0%BE%D0%B2%D0%BD%D0%B5%D0%B2%D0%BE%D0%B5-%D0%BC%D0%B5%D0%BD%D1%8E-%D0%B2-%D1%82%D0%B5%D0%BB%D0%B5%D0%B3%D1%80%D0%B0%D0%BC%D0%BC-%D0%B1%D0%BE%D1%82%D0%B5, https://rutube.ru/video/75dbfc61028b017424b540bc12dca0be/, https://rutube.ru/video/cb88a38758d61fc2bcbc9b51aae5f885/</text:p>
          </table:table-cell>
        </table:table-row>
        <table:table-row table:style-name="ro1">
          <table:table-cell table:style-name="ce2" office:value-type="string" calcext:value-type="string">
            <text:p>telegram bot редактирование сообщений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salebot.pro/messendzhery-i-chaty/kak-sozdat-bota-v-telegram/api-telegram-funkcii-dlya-ispolzovaniya-vsekh-vozmozhnostei-telegram/funkcii-dlya-otpravki-i-redaktirovaniya-soobshenii, https://help.bothelp.io/redaktirovanie-bota-kanala-telegram/, https://imakebots.ru/article/redaktiruem-soobshchenie-cherez-telegram-bot, https://qna.habr.com/q/1114310, https://qna.habr.com/q/1260774, https://ru.stackoverflow.com/questions/1276668/%D0%9A%D0%B0%D0%BA-%D0%BE%D1%82%D1%80%D0%B5%D0%B4%D0%B0%D0%BA%D1%82%D0%B8%D1%80%D0%BE%D0%B2%D0%B0%D1%82%D1%8C-%D1%81%D0%BE%D0%BE%D0%B1%D1%89%D0%B5%D0%BD%D0%B8%D0%B5-%D0%B1%D0%BE%D1%82%D0%B0, https://sendpulse.com/ru/knowledge-base/chatbot/telegram/format-text, https://stepik.org/lesson/871515/step/1, https://stepik.org/lesson/871515/step/8?unit=875821, https://vk.com/video-193893087_456239237</text:p>
          </table:table-cell>
        </table:table-row>
        <table:table-row table:style-name="ro1">
          <table:table-cell table:style-name="ce2" office:value-type="string" calcext:value-type="string">
            <text:p>webhooks telegram bo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58" calcext:value-type="float">
            <text:p>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domotz.com/product-bytes/telegram-webhook-and-bot-api/, https://community.make.com/t/setting-up-a-telegram-bot-webhook/28520, https://core.telegram.org/bots/api, https://core.telegram.org/bots/webhooks, https://github.com/telegraf/telegraf/discussions/1672, https://medium.com/@ukpai/telegram-webhook-981fc3b4294b, https://stackoverflow.com/questions/42554548/how-to-set-telegram-bot-webhook, https://www.contentful.com/blog/telegram-webhooks-bots/, https://www.reddit.com/r/Proxmox/comments/1i1330y/quick_guide_to_add_telegram_notifications_using/, https://www.reddit.com/r/django/comments/118wkdq/a_stepbystep_tutorial_for_building_a/</text:p>
          </table:table-cell>
        </table:table-row>
        <table:table-row table:style-name="ro1">
          <table:table-cell table:style-name="ce2" office:value-type="string" calcext:value-type="string">
            <text:p>бот граббер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257674-socialgrab-grabber-postov/3521274-socialgrab-telegram-bot-avto-postinga-grabber-postov-iz-vk-v-telegram, https://github.com/WALTERXO/telegram-grabber, https://github.com/ZusPlay/Telegram-Post-Grabber, https://kwork.ru/script-programming/28973751/grabber-postov-s-chuzhikh-telegram-kanalov, https://neurocom.store/contentmonstergpt, https://t.me/s/my_grab?before=59, https://vc.ru/u/2911954-telegramer/1045275-telegram-bot-avto-postinga-grabber-bot, https://www.youtube.com/watch?v=4k-L2ZwuBpo, https://www.youtube.com/watch?v=oOmqL7jftWI, https://zennolab.com/discussion/threads/telegram-grabber-parser-postov-s-zamenoj-slov-i-ssylok.111606/</text:p>
          </table:table-cell>
        </table:table-row>
        <table:table-row table:style-name="ro1">
          <table:table-cell table:style-name="ce2" office:value-type="string" calcext:value-type="string">
            <text:p>бот для жалоб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pro-smm/3324244-nakrutka-zhalob-tg-besplatno-spisok-top-ploshadok-na-2025-god, https://smmlaba.com/telegram/telegramjalobi/, https://telegram.org/support?setln=ru, https://tula.aif.ru/society/v-tulskoy-oblasti-zapushchen-telegram-bot-dlya-zhalob-na-samokatchikov, https://vc.ru/smm-promotion/1177392-nakrutka-zhalob-telegram-besplatno-8-free-saitov, https://vc.ru/smmli/1662069-kak-ya-nakruchivala-zhaloby-v-telegram-na-gruppu-i-admina-moshennikov-kinut-zhalobu-cherez-botov-i-servisy, https://verter.online/chat-bot-dlya-zhalob, https://www.gazeta.ru/tech/news/2024/09/23/23988577.shtml, https://www.rbc.ru/rbcfreenews/66f1a31d9a79475099be1341, https://телеграм.онлайн/wiki/%D0%BA%D0%B0%D0%BA-%D0%B8-%D0%BA%D1%83%D0%B4%D0%B0-%D0%BE%D0%B1%D1%80%D0%B0%D1%82%D0%B8%D1%82%D1%8C%D1%81%D1%8F-%D0%B2-%D1%81%D0%BB%D1%83%D0%B6%D0%B1%D1%83-%D0%BF%D0%BE%D0%B4%D0%B4%D0%B5%D1%80%D0%B6%D0%BA%D0%B8-%D1%82%D0%B5%D0%BB%D0%B5%D0%B3%D1%80%D0%B0%D0%BC/</text:p>
          </table:table-cell>
        </table:table-row>
        <table:table-row table:style-name="ro1">
          <table:table-cell table:style-name="ce2" office:value-type="string" calcext:value-type="string">
            <text:p>бот для заметок в телеграмме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to-can.tilda.ws/, https://github.com/Pizhlo/bot-reminder-go-telegram, https://lifehacker.ru/kak-vesti-dela-v-tg/, https://pikabu.ru/story/top_5_poleznyikh_botov_v_telegram_ot_planerov_do_poiskovikov_12165960, https://vas3k.club/post/18815/, https://vc.ru/tribuna/666282-wolfie-tvoi-personalnyi-telegram-bot-dlya-organizacii-zametok, https://vc.ru/tribuna/700075-telegram-bot-dlya-otpravki-zametok-v-notion, https://vk.com/wall-169227547_3653, https://www.youtube.com/watch?v=KH0wsyZ72tw, https://www.youtube.com/watch?v=UB1wlrwZWLU</text:p>
          </table:table-cell>
        </table:table-row>
        <table:table-row table:style-name="ro1">
          <table:table-cell table:style-name="ce2" office:value-type="string" calcext:value-type="string">
            <text:p>chatgpt телеграм бот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father-bot/chatgpt_telegram_bot, https://github.com/n3d1117/chatgpt-telegram-bot, https://gptask.io/, https://habr.com/ru/articles/743706/, https://habr.com/ru/articles/851240/, https://t.me/GPT4Telegrambot, https://t.me/GPT_chat_chatgpt_bot, https://vc.ru/services/1400139-top-5-telegram-botov-s-chatgpt-polnaya-podborka-botov-chatgpt-v-telegram, https://www.gptunnel.ru/ru/blog/telegram-bot, https://www.unisender.com/ru/blog/kak-sozdat-telegram-bota-na-osnove-chatgpt/</text:p>
          </table:table-cell>
        </table:table-row>
        <table:table-row table:style-name="ro1">
          <table:table-cell table:style-name="ce2" office:value-type="string" calcext:value-type="string">
            <text:p>rss бот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ongronggg9/RSS-to-Telegram-Bot, https://help.rss.app/en/articles/8880712-how-to-add-rss-feeds-to-telegram, https://ifttt.com/connect/feed/telegram, https://pikabu.ru/story/agregatsiya_rss_v_telegram_gruppiruem_rss_kanalyi_v_odin_bot_10234597, https://rss.app/bots/rssfeeds-telegram-bot, https://telegram.me/TheFeedReaderBot, https://thefeedreaderbot.com/, https://www.amolit.net/articles/kak-nastroit-avtoposting-v-kanal-telegram-iz-rss-lenty, https://www.make.com/en/integrations/rss/telegram, https://www.youtube.com/watch?v=kY2Z6n-DPOk</text:p>
          </table:table-cell>
        </table:table-row>
        <table:table-row table:style-name="ro1">
          <table:table-cell table:style-name="ce2" office:value-type="string" calcext:value-type="string">
            <text:p>эхо бот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python-telegram-bot.org/en/v21.7/examples.echobot.html, https://github.com/Vya4eslavSeleznev/EchoBot, https://github.com/python-telegram-bot/python-telegram-bot/blob/master/examples/echobot.py, https://mastergroosha.github.io/telegram-tutorial/docs/lesson_01/, https://skillbox.ru/media/code/chatboty-v-telegram-na-python-chast-1/, https://stepik.org/lesson/759399/step/1, https://surik00.gitbooks.io/aiogram-lessons/content/chapter1.html, https://www.botodrom.com/flows/mechanics/telegram/echo-bot, https://www.tutorialspoint.com/serverless/serverless_telegram_echo_bot.htm, https://www.youtube.com/watch?v=CbUKhd2pTpU</text:p>
          </table:table-cell>
        </table:table-row>
        <table:table-row table:style-name="ro1">
          <table:table-cell table:style-name="ce2" office:value-type="string" calcext:value-type="string">
            <text:p>загрузка файлов телеграм бот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azSUvcQyVN_SfoD, https://forum.hpc.name/thread/k091/136396/kak-sozdat-telegram-bota-dlya-zagruzki-i-skachivaniya-faylov.html, https://grammy.dev/ru/guide/files, https://habr.com/ru/articles/840982/, https://imakebots.ru/article/poluchenie-botom-media-faylov-i-sohranenie-ih-na-svoem-servere, https://lifehacker.ru/uploadgram-bot/, https://ru.stackoverflow.com/questions/1431068/%D0%B7%D0%B0%D0%B3%D1%80%D1%83%D0%B7%D0%BA%D0%B0-%D1%84%D0%BE%D1%82%D0%BE-%D0%B2-%D1%82%D0%B5%D0%BB%D0%B5%D0%B3%D1%80%D0%B0%D0%BC%D0%BC-%D0%B1%D0%BE%D1%82%D0%B0-%D0%B8-%D1%81%D0%BE%D1%85%D1%80%D0%B0%D0%BD%D0%B5%D0%BD%D0%B8%D0%B5-%D0%B4%D0%B0%D0%BD%D0%BD%D1%8B%D1%85-%D0%B2-%D0%91%D0%94, https://vc.ru/u/2100563-gleb-bogatov/762720-urok-o5-otpravka-i-poluchenie-raznyh-failov-polzovatelyu, https://www.weblancer.net/freelance/veb-programmirovanie-31/zagruzka-failov-saita-cherez-telegram-bot-1108121/, https://www.youtube.com/watch?v=8BixHn7Te84</text:p>
          </table:table-cell>
        </table:table-row>
        <table:table-row table:style-name="ro1">
          <table:table-cell table:style-name="ce2" office:value-type="string" calcext:value-type="string">
            <text:p>инлайн боты телеграм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-cs.ru/threads/21438/, https://docs.salebot.pro/messendzhery-i-chaty/kak-sozdat-bota-v-telegram/inlain-inline-rezhim-v-telegram, https://handbook.tmat.me/ru/interaction/inline, https://telegram.org/blog/inline-bots?setln=it, https://timthewebmaster.com/ru/articles/kak-sdelat-inlajn-telegram-bota/, https://tlgrm.ru/docs/bots/inline, https://vc.ru/1560181, https://win10tweaker.ru/forum/topic/inlane-%D0%B1%D0%BE%D1%82%D1%8B-telegram, https://www.iphones.ru/iNotes/700230, https://ya.ru/neurum/c/tehnologii/q/kak_rabotaet_inlinerezhim_v_telegrambotah_a19ad63a</text:p>
          </table:table-cell>
        </table:table-row>
        <table:table-row table:style-name="ro1">
          <table:table-cell table:style-name="ce2" office:value-type="string" calcext:value-type="string">
            <text:p>квест бот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MHJVi0POQMEWGuz, https://geekclass.ru/articles/1, https://github.com/Homyakin/telegram-quest-bot, https://habr.com/ru/articles/829670/, https://habr.com/ru/articles/895098/, https://t.me/QuestGameBot, https://t.me/pluscityquest_bot, https://tipicalorg.wordpress.com/geo/telegram/, https://www.art-active24.ru/telegram-kvest/, https://www.carrotquest.io/blog/create-telegram-bot/</text:p>
          </table:table-cell>
        </table:table-row>
        <table:table-row table:style-name="ro1">
          <table:table-cell table:style-name="ce2" office:value-type="string" calcext:value-type="string">
            <text:p>отложенные публикации в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akedreamprofits.ru/blog/schedule-post-telegram/, https://postmypost.io/ru/resources/tri-varianta-otlozhennogo-postinga-v-telegram-v-2024-godu/, https://roboposting.ru/delayed-posting/sozdanie-otlozhennogo-posta-v-telegram, https://skillbox.ru/media/marketing/kak-sdelat-post-v-telegram-razbiraem-glavnye-funktsii-s-instruktsiyami-i-skrinshotami/, https://smmbox.com/blog/tlg/kak-sdelat-otlozhennyj-post-v-telegram/, https://telepost.me/, https://tomoru.ru/media/posting-telegram, https://vc.ru/marketing/1579449-kak-sdelat-otlozhennyi-post-v-telegram, https://vc.ru/social/1745497-kak-sdelat-otlozhennyi-post-v-telegram-podrobnyi-gaid-na-2025-god, https://www.youtube.com/watch?v=vMjmDIsRmcc</text:p>
          </table:table-cell>
        </table:table-row>
        <table:table-row table:style-name="ro1">
          <table:table-cell table:style-name="ce2" office:value-type="string" calcext:value-type="string">
            <text:p>новостной бот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WBhIfLg9kHLXg3r, https://gerabot.com/ru/article/yak_stvoriti_ta_prosuvati_novinnii_chatbot_v_telegram, https://habr.com/ru/articles/769860/, https://habr.com/ru/articles/788042/, https://help.cloud.just-ai.com/aimylogic/how_to/news_bot, https://t.me/news78bot, https://telegram.org.ru/telegram-bots/bots-news/, https://vc.ru/u/2599662-artem/921816-lichnyi-klassifikator-agregator-novostei-v-vide-telegram-bota, https://www.unisender.com/ru/blog/boty-v-telegram/, https://www.youtube.com/watch?v=zLN8S5enzGk</text:p>
          </table:table-cell>
        </table:table-row>
        <table:table-row table:style-name="ro1">
          <table:table-cell table:style-name="ce2" office:value-type="string" calcext:value-type="string">
            <text:p>бот конвертер телеграм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lexander-kurchin/tg-bot-currency-converter, https://github.com/bipinkrish/File-Converter-Bot, https://habr.com/ru/articles/692826/, https://latenode.com/integrations/telegram-bot-api/converter, https://lifehacker.ru/poleznye-telegram-boty/, https://t.me/ebook_converter_bot, https://t.me/newfileconverterbot, https://telegram.me/FileConverterBot, https://www.telegrambots.info/bots/DocumentConversionBot, https://www.youtube.com/watch?v=ieaiybYIzcY</text:p>
          </table:table-cell>
        </table:table-row>
        <table:table-row table:style-name="ro1">
          <table:table-cell table:style-name="ce2" office:value-type="string" calcext:value-type="string">
            <text:p>бот который пишет текст с фото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i.bot/ru/extract-text-from-image-ocr/, https://habr.com/ru/articles/851240/, https://pikabu.ru/story/neyroseti_v_telegram_5_besplatnyikh_telegrambotov_dlya_generatsii_teksta_foto_video_12378071, https://play.google.com/store/apps/details?id=image.to.text.ocr&amp;hl=ru, https://robbi.ai/, https://vc.ru/services/641245-boty-telegram-top-11-poleznyh-botov-dlya-raboty-s-tekstom, https://vc.ru/u/1557220-iimho/657218-kak-sdelat-tekst-iz-kartinki-v-telegram, https://visionbot.ru/, https://www.imagetotext.info/ru/image-to-text, https://www.ocr.best/ru/image-to-text</text:p>
          </table:table-cell>
        </table:table-row>
        <table:table-row table:style-name="ro1">
          <table:table-cell table:style-name="ce2" office:value-type="string" calcext:value-type="string">
            <text:p>бункер бот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unker-online.com/, https://ela.kpi.ua/items/f50c0835-efdb-421a-acd0-0745f4ed1323, https://github.com/Bunker-x, https://github.com/n-fdrv/BunkerTelegramBot, https://t.me/bunker_online, https://t.me/s/bunker_online?before=56, https://telega.place/bot/bfgbunker_bot, https://telegram.im/@bunkerplay_bot?lang=ru, https://telemetr.me/content/5u5h5yeFL9wzYTYy, https://vk.com/wall-149372423_2090</text:p>
          </table:table-cell>
        </table:table-row>
        <table:table-row table:style-name="ro1">
          <table:table-cell table:style-name="ce11" office:value-type="string" calcext:value-type="string">
            <text:p>python telegram</text:p>
          </table:table-cell>
          <table:table-cell office:value-type="string" calcext:value-type="string">
            <text:p>python telegram (22)</text:p>
          </table:table-cell>
          <table:table-cell office:value-type="float" office:value="12743" calcext:value-type="float">
            <text:p>12743</text:p>
          </table:table-cell>
          <table:table-cell office:value-type="float" office:value="56479" calcext:value-type="float">
            <text:p>56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telegram-bot/python-telegram-bot, https://www.freecodecamp.org/news/how-to-create-a-telegram-bot-using-python/, https://python-telegram-bot.org/, https://medium.com/@moraneus/building-telegram-bot-with-python-telegram-bot-a-comprehensive-guide-7e33f014dc79, https://core.telegram.org/bots/samples, https://www.reddit.com/r/learnpython/comments/12mhz81/what_is_the_best_way_to_learn_pythontelegrambot/, https://medium.com/@mikez_dg/creating-a-simple-but-interactive-telegram-bot-with-python-a-complete-guide-d713f8b6c3d7, https://pypi.org/project/python-telegram-bot/2.4/, https://www.toptal.com/python/telegram-bot-tutorial-python, https://levelup.gitconnected.com/building-a-telegram-bot-in-2024-with-python-17b483a7f6b9</text:p>
          </table:table-cell>
        </table:table-row>
        <table:table-row table:style-name="ro1">
          <table:table-cell office:value-type="string" calcext:value-type="string">
            <text:p>python telegram bot</text:p>
          </table:table-cell>
          <table:table-cell office:value-type="string" calcext:value-type="string">
            <text:p>python telegram (22)</text:p>
          </table:table-cell>
          <table:table-cell office:value-type="float" office:value="8321" calcext:value-type="float">
            <text:p>8321</text:p>
          </table:table-cell>
          <table:table-cell office:value-type="float" office:value="56479" calcext:value-type="float">
            <text:p>56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telegram-bot/python-telegram-bot, https://www.freecodecamp.org/news/how-to-create-a-telegram-bot-using-python/, https://python-telegram-bot.org/, https://medium.com/@moraneus/building-telegram-bot-with-python-telegram-bot-a-comprehensive-guide-7e33f014dc79, https://core.telegram.org/bots/samples, https://www.reddit.com/r/learnpython/comments/12mhz81/what_is_the_best_way_to_learn_pythontelegrambot/, https://medium.com/@mikez_dg/creating-a-simple-but-interactive-telegram-bot-with-python-a-complete-guide-d713f8b6c3d7, https://pypi.org/project/python-telegram-bot/2.4/, https://www.toptal.com/python/telegram-bot-tutorial-python, https://levelup.gitconnected.com/building-a-telegram-bot-in-2024-with-python-17b483a7f6b9</text:p>
          </table:table-cell>
        </table:table-row>
        <table:table-row table:style-name="ro1">
          <table:table-cell office:value-type="string" calcext:value-type="string">
            <text:p>telegram python bot</text:p>
          </table:table-cell>
          <table:table-cell office:value-type="string" calcext:value-type="string">
            <text:p>python telegram (22)</text:p>
          </table:table-cell>
          <table:table-cell office:value-type="float" office:value="8321" calcext:value-type="float">
            <text:p>8321</text:p>
          </table:table-cell>
          <table:table-cell office:value-type="float" office:value="56479" calcext:value-type="float">
            <text:p>56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telegram-bot/python-telegram-bot, https://www.freecodecamp.org/news/how-to-create-a-telegram-bot-using-python/, https://python-telegram-bot.org/, https://medium.com/@moraneus/building-telegram-bot-with-python-telegram-bot-a-comprehensive-guide-7e33f014dc79, https://core.telegram.org/bots/samples, https://www.reddit.com/r/learnpython/comments/12mhz81/what_is_the_best_way_to_learn_pythontelegrambot/, https://medium.com/@mikez_dg/creating-a-simple-but-interactive-telegram-bot-with-python-a-complete-guide-d713f8b6c3d7, https://pypi.org/project/python-telegram-bot/2.4/, https://www.toptal.com/python/telegram-bot-tutorial-python, https://levelup.gitconnected.com/building-a-telegram-bot-in-2024-with-python-17b483a7f6b9</text:p>
          </table:table-cell>
        </table:table-row>
        <table:table-row table:style-name="ro1">
          <table:table-cell office:value-type="string" calcext:value-type="string">
            <text:p>bot python telegram</text:p>
          </table:table-cell>
          <table:table-cell office:value-type="string" calcext:value-type="string">
            <text:p>python telegram (22)</text:p>
          </table:table-cell>
          <table:table-cell office:value-type="float" office:value="8321" calcext:value-type="float">
            <text:p>8321</text:p>
          </table:table-cell>
          <table:table-cell office:value-type="float" office:value="56479" calcext:value-type="float">
            <text:p>56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telegram-bot/python-telegram-bot, https://www.freecodecamp.org/news/how-to-create-a-telegram-bot-using-python/, https://python-telegram-bot.org/, https://medium.com/@moraneus/building-telegram-bot-with-python-telegram-bot-a-comprehensive-guide-7e33f014dc79, https://core.telegram.org/bots/samples, https://www.reddit.com/r/learnpython/comments/12mhz81/what_is_the_best_way_to_learn_pythontelegrambot/, https://medium.com/@mikez_dg/creating-a-simple-but-interactive-telegram-bot-with-python-a-complete-guide-d713f8b6c3d7, https://pypi.org/project/python-telegram-bot/2.4/, https://www.toptal.com/python/telegram-bot-tutorial-python, https://levelup.gitconnected.com/building-a-telegram-bot-in-2024-with-python-17b483a7f6b9</text:p>
          </table:table-cell>
        </table:table-row>
        <table:table-row table:style-name="ro1">
          <table:table-cell office:value-type="string" calcext:value-type="string">
            <text:p>python bot telegram</text:p>
          </table:table-cell>
          <table:table-cell office:value-type="string" calcext:value-type="string">
            <text:p>python telegram (22)</text:p>
          </table:table-cell>
          <table:table-cell office:value-type="float" office:value="8321" calcext:value-type="float">
            <text:p>8321</text:p>
          </table:table-cell>
          <table:table-cell office:value-type="float" office:value="56479" calcext:value-type="float">
            <text:p>56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telegram-bot/python-telegram-bot, https://www.freecodecamp.org/news/how-to-create-a-telegram-bot-using-python/, https://python-telegram-bot.org/, https://medium.com/@moraneus/building-telegram-bot-with-python-telegram-bot-a-comprehensive-guide-7e33f014dc79, https://core.telegram.org/bots/samples, https://www.reddit.com/r/learnpython/comments/12mhz81/what_is_the_best_way_to_learn_pythontelegrambot/, https://medium.com/@mikez_dg/creating-a-simple-but-interactive-telegram-bot-with-python-a-complete-guide-d713f8b6c3d7, https://pypi.org/project/python-telegram-bot/2.4/, https://www.toptal.com/python/telegram-bot-tutorial-python, https://levelup.gitconnected.com/building-a-telegram-bot-in-2024-with-python-17b483a7f6b9</text:p>
          </table:table-cell>
        </table:table-row>
        <table:table-row table:style-name="ro1">
          <table:table-cell office:value-type="string" calcext:value-type="string">
            <text:p>bot telegram python</text:p>
          </table:table-cell>
          <table:table-cell office:value-type="string" calcext:value-type="string">
            <text:p>python telegram (22)</text:p>
          </table:table-cell>
          <table:table-cell office:value-type="float" office:value="8321" calcext:value-type="float">
            <text:p>8321</text:p>
          </table:table-cell>
          <table:table-cell office:value-type="float" office:value="56479" calcext:value-type="float">
            <text:p>56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telegram-bot/python-telegram-bot, https://www.freecodecamp.org/news/how-to-create-a-telegram-bot-using-python/, https://python-telegram-bot.org/, https://medium.com/@moraneus/building-telegram-bot-with-python-telegram-bot-a-comprehensive-guide-7e33f014dc79, https://core.telegram.org/bots/samples, https://www.reddit.com/r/learnpython/comments/12mhz81/what_is_the_best_way_to_learn_pythontelegrambot/, https://medium.com/@mikez_dg/creating-a-simple-but-interactive-telegram-bot-with-python-a-complete-guide-d713f8b6c3d7, https://pypi.org/project/python-telegram-bot/2.4/, https://www.toptal.com/python/telegram-bot-tutorial-python, https://levelup.gitconnected.com/building-a-telegram-bot-in-2024-with-python-17b483a7f6b9</text:p>
          </table:table-cell>
        </table:table-row>
        <table:table-row table:style-name="ro1">
          <table:table-cell office:value-type="string" calcext:value-type="string">
            <text:p>telegram bot py</text:p>
          </table:table-cell>
          <table:table-cell office:value-type="string" calcext:value-type="string">
            <text:p>python telegram (22)</text:p>
          </table:table-cell>
          <table:table-cell office:value-type="float" office:value="786" calcext:value-type="float">
            <text:p>786</text:p>
          </table:table-cell>
          <table:table-cell office:value-type="float" office:value="56479" calcext:value-type="float">
            <text:p>56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telegram-bot/python-telegram-bot, https://www.freecodecamp.org/news/how-to-create-a-telegram-bot-using-python/, https://python-telegram-bot.org/, https://medium.com/@moraneus/building-telegram-bot-with-python-telegram-bot-a-comprehensive-guide-7e33f014dc79, https://core.telegram.org/bots/samples, https://www.reddit.com/r/learnpython/comments/12mhz81/what_is_the_best_way_to_learn_pythontelegrambot/, https://medium.com/@mikez_dg/creating-a-simple-but-interactive-telegram-bot-with-python-a-complete-guide-d713f8b6c3d7, https://pypi.org/project/python-telegram-bot/2.4/, https://www.toptal.com/python/telegram-bot-tutorial-python, https://levelup.gitconnected.com/building-a-telegram-bot-in-2024-with-python-17b483a7f6b9</text:p>
          </table:table-cell>
        </table:table-row>
        <table:table-row table:style-name="ro1">
          <table:table-cell office:value-type="string" calcext:value-type="string">
            <text:p>python tg bot</text:p>
          </table:table-cell>
          <table:table-cell office:value-type="string" calcext:value-type="string">
            <text:p>python telegram (22)</text:p>
          </table:table-cell>
          <table:table-cell office:value-type="float" office:value="357" calcext:value-type="float">
            <text:p>357</text:p>
          </table:table-cell>
          <table:table-cell office:value-type="float" office:value="56479" calcext:value-type="float">
            <text:p>56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telegram-bot/python-telegram-bot, https://www.freecodecamp.org/news/how-to-create-a-telegram-bot-using-python/, https://python-telegram-bot.org/, https://medium.com/@moraneus/building-telegram-bot-with-python-telegram-bot-a-comprehensive-guide-7e33f014dc79, https://core.telegram.org/bots/samples, https://www.reddit.com/r/learnpython/comments/12mhz81/what_is_the_best_way_to_learn_pythontelegrambot/, https://medium.com/@mikez_dg/creating-a-simple-but-interactive-telegram-bot-with-python-a-complete-guide-d713f8b6c3d7, https://pypi.org/project/python-telegram-bot/2.4/, https://www.toptal.com/python/telegram-bot-tutorial-python, https://levelup.gitconnected.com/building-a-telegram-bot-in-2024-with-python-17b483a7f6b9</text:p>
          </table:table-cell>
        </table:table-row>
        <table:table-row table:style-name="ro1">
          <table:table-cell office:value-type="string" calcext:value-type="string">
            <text:p>tg bot python</text:p>
          </table:table-cell>
          <table:table-cell office:value-type="string" calcext:value-type="string">
            <text:p>python telegram (22)</text:p>
          </table:table-cell>
          <table:table-cell office:value-type="float" office:value="357" calcext:value-type="float">
            <text:p>357</text:p>
          </table:table-cell>
          <table:table-cell office:value-type="float" office:value="56479" calcext:value-type="float">
            <text:p>56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telegram-bot/python-telegram-bot, https://www.freecodecamp.org/news/how-to-create-a-telegram-bot-using-python/, https://python-telegram-bot.org/, https://medium.com/@moraneus/building-telegram-bot-with-python-telegram-bot-a-comprehensive-guide-7e33f014dc79, https://core.telegram.org/bots/samples, https://www.reddit.com/r/learnpython/comments/12mhz81/what_is_the_best_way_to_learn_pythontelegrambot/, https://medium.com/@mikez_dg/creating-a-simple-but-interactive-telegram-bot-with-python-a-complete-guide-d713f8b6c3d7, https://pypi.org/project/python-telegram-bot/2.4/, https://www.toptal.com/python/telegram-bot-tutorial-python, https://levelup.gitconnected.com/building-a-telegram-bot-in-2024-with-python-17b483a7f6b9</text:p>
          </table:table-cell>
        </table:table-row>
        <table:table-row table:style-name="ro1">
          <table:table-cell office:value-type="string" calcext:value-type="string">
            <text:p>telegram bot in python</text:p>
          </table:table-cell>
          <table:table-cell office:value-type="string" calcext:value-type="string">
            <text:p>python telegram (22)</text:p>
          </table:table-cell>
          <table:table-cell office:value-type="float" office:value="262" calcext:value-type="float">
            <text:p>262</text:p>
          </table:table-cell>
          <table:table-cell office:value-type="float" office:value="56479" calcext:value-type="float">
            <text:p>56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telegram-bot/python-telegram-bot, https://www.freecodecamp.org/news/how-to-create-a-telegram-bot-using-python/, https://python-telegram-bot.org/, https://medium.com/@moraneus/building-telegram-bot-with-python-telegram-bot-a-comprehensive-guide-7e33f014dc79, https://core.telegram.org/bots/samples, https://www.reddit.com/r/learnpython/comments/12mhz81/what_is_the_best_way_to_learn_pythontelegrambot/, https://medium.com/@mikez_dg/creating-a-simple-but-interactive-telegram-bot-with-python-a-complete-guide-d713f8b6c3d7, https://pypi.org/project/python-telegram-bot/2.4/, https://www.toptal.com/python/telegram-bot-tutorial-python, https://levelup.gitconnected.com/building-a-telegram-bot-in-2024-with-python-17b483a7f6b9</text:p>
          </table:table-cell>
        </table:table-row>
        <table:table-row table:style-name="ro1">
          <table:table-cell office:value-type="string" calcext:value-type="string">
            <text:p>telegram bot using python</text:p>
          </table:table-cell>
          <table:table-cell office:value-type="string" calcext:value-type="string">
            <text:p>python telegram (22)</text:p>
          </table:table-cell>
          <table:table-cell office:value-type="float" office:value="82" calcext:value-type="float">
            <text:p>82</text:p>
          </table:table-cell>
          <table:table-cell office:value-type="float" office:value="56479" calcext:value-type="float">
            <text:p>56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telegram-bot/python-telegram-bot, https://www.freecodecamp.org/news/how-to-create-a-telegram-bot-using-python/, https://python-telegram-bot.org/, https://medium.com/@moraneus/building-telegram-bot-with-python-telegram-bot-a-comprehensive-guide-7e33f014dc79, https://core.telegram.org/bots/samples, https://www.reddit.com/r/learnpython/comments/12mhz81/what_is_the_best_way_to_learn_pythontelegrambot/, https://medium.com/@mikez_dg/creating-a-simple-but-interactive-telegram-bot-with-python-a-complete-guide-d713f8b6c3d7, https://pypi.org/project/python-telegram-bot/2.4/, https://www.toptal.com/python/telegram-bot-tutorial-python, https://levelup.gitconnected.com/building-a-telegram-bot-in-2024-with-python-17b483a7f6b9</text:p>
          </table:table-cell>
        </table:table-row>
        <table:table-row table:style-name="ro1">
          <table:table-cell office:value-type="string" calcext:value-type="string">
            <text:p>telegram bot with python</text:p>
          </table:table-cell>
          <table:table-cell office:value-type="string" calcext:value-type="string">
            <text:p>python telegram (22)</text:p>
          </table:table-cell>
          <table:table-cell office:value-type="float" office:value="53" calcext:value-type="float">
            <text:p>53</text:p>
          </table:table-cell>
          <table:table-cell office:value-type="float" office:value="56479" calcext:value-type="float">
            <text:p>56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telegram-bot/python-telegram-bot, https://www.freecodecamp.org/news/how-to-create-a-telegram-bot-using-python/, https://python-telegram-bot.org/, https://medium.com/@moraneus/building-telegram-bot-with-python-telegram-bot-a-comprehensive-guide-7e33f014dc79, https://core.telegram.org/bots/samples, https://www.reddit.com/r/learnpython/comments/12mhz81/what_is_the_best_way_to_learn_pythontelegrambot/, https://medium.com/@mikez_dg/creating-a-simple-but-interactive-telegram-bot-with-python-a-complete-guide-d713f8b6c3d7, https://pypi.org/project/python-telegram-bot/2.4/, https://www.toptal.com/python/telegram-bot-tutorial-python, https://levelup.gitconnected.com/building-a-telegram-bot-in-2024-with-python-17b483a7f6b9</text:p>
          </table:table-cell>
        </table:table-row>
        <table:table-row table:style-name="ro1">
          <table:table-cell office:value-type="string" calcext:value-type="string">
            <text:p>telegram bot on python</text:p>
          </table:table-cell>
          <table:table-cell office:value-type="string" calcext:value-type="string">
            <text:p>python telegram (22)</text:p>
          </table:table-cell>
          <table:table-cell office:value-type="float" office:value="47" calcext:value-type="float">
            <text:p>47</text:p>
          </table:table-cell>
          <table:table-cell office:value-type="float" office:value="56479" calcext:value-type="float">
            <text:p>56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telegram-bot/python-telegram-bot, https://www.freecodecamp.org/news/how-to-create-a-telegram-bot-using-python/, https://python-telegram-bot.org/, https://medium.com/@moraneus/building-telegram-bot-with-python-telegram-bot-a-comprehensive-guide-7e33f014dc79, https://core.telegram.org/bots/samples, https://www.reddit.com/r/learnpython/comments/12mhz81/what_is_the_best_way_to_learn_pythontelegrambot/, https://medium.com/@mikez_dg/creating-a-simple-but-interactive-telegram-bot-with-python-a-complete-guide-d713f8b6c3d7, https://pypi.org/project/python-telegram-bot/2.4/, https://www.toptal.com/python/telegram-bot-tutorial-python, https://levelup.gitconnected.com/building-a-telegram-bot-in-2024-with-python-17b483a7f6b9</text:p>
          </table:table-cell>
        </table:table-row>
        <table:table-row table:style-name="ro1">
          <table:table-cell office:value-type="string" calcext:value-type="string">
            <text:p>telegram chat bot python</text:p>
          </table:table-cell>
          <table:table-cell office:value-type="string" calcext:value-type="string">
            <text:p>python telegram (22)</text:p>
          </table:table-cell>
          <table:table-cell office:value-type="float" office:value="36" calcext:value-type="float">
            <text:p>36</text:p>
          </table:table-cell>
          <table:table-cell office:value-type="float" office:value="56479" calcext:value-type="float">
            <text:p>56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telegram-bot/python-telegram-bot, https://www.freecodecamp.org/news/how-to-create-a-telegram-bot-using-python/, https://python-telegram-bot.org/, https://medium.com/@moraneus/building-telegram-bot-with-python-telegram-bot-a-comprehensive-guide-7e33f014dc79, https://core.telegram.org/bots/samples, https://www.reddit.com/r/learnpython/comments/12mhz81/what_is_the_best_way_to_learn_pythontelegrambot/, https://medium.com/@mikez_dg/creating-a-simple-but-interactive-telegram-bot-with-python-a-complete-guide-d713f8b6c3d7, https://pypi.org/project/python-telegram-bot/2.4/, https://www.toptal.com/python/telegram-bot-tutorial-python, https://levelup.gitconnected.com/building-a-telegram-bot-in-2024-with-python-17b483a7f6b9</text:p>
          </table:table-cell>
        </table:table-row>
        <table:table-row table:style-name="ro1">
          <table:table-cell office:value-type="string" calcext:value-type="string">
            <text:p>python telegram bot example</text:p>
          </table:table-cell>
          <table:table-cell office:value-type="string" calcext:value-type="string">
            <text:p>python telegram (22)</text:p>
          </table:table-cell>
          <table:table-cell office:value-type="float" office:value="29" calcext:value-type="float">
            <text:p>29</text:p>
          </table:table-cell>
          <table:table-cell office:value-type="float" office:value="56479" calcext:value-type="float">
            <text:p>56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telegram-bot/python-telegram-bot, https://www.freecodecamp.org/news/how-to-create-a-telegram-bot-using-python/, https://python-telegram-bot.org/, https://medium.com/@moraneus/building-telegram-bot-with-python-telegram-bot-a-comprehensive-guide-7e33f014dc79, https://core.telegram.org/bots/samples, https://www.reddit.com/r/learnpython/comments/12mhz81/what_is_the_best_way_to_learn_pythontelegrambot/, https://medium.com/@mikez_dg/creating-a-simple-but-interactive-telegram-bot-with-python-a-complete-guide-d713f8b6c3d7, https://pypi.org/project/python-telegram-bot/2.4/, https://www.toptal.com/python/telegram-bot-tutorial-python, https://levelup.gitconnected.com/building-a-telegram-bot-in-2024-with-python-17b483a7f6b9</text:p>
          </table:table-cell>
        </table:table-row>
        <table:table-row table:style-name="ro1">
          <table:table-cell office:value-type="string" calcext:value-type="string">
            <text:p>bot telegram python example</text:p>
          </table:table-cell>
          <table:table-cell office:value-type="string" calcext:value-type="string">
            <text:p>python telegram (22)</text:p>
          </table:table-cell>
          <table:table-cell office:value-type="float" office:value="29" calcext:value-type="float">
            <text:p>29</text:p>
          </table:table-cell>
          <table:table-cell office:value-type="float" office:value="56479" calcext:value-type="float">
            <text:p>56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telegram-bot/python-telegram-bot, https://www.freecodecamp.org/news/how-to-create-a-telegram-bot-using-python/, https://python-telegram-bot.org/, https://medium.com/@moraneus/building-telegram-bot-with-python-telegram-bot-a-comprehensive-guide-7e33f014dc79, https://core.telegram.org/bots/samples, https://www.reddit.com/r/learnpython/comments/12mhz81/what_is_the_best_way_to_learn_pythontelegrambot/, https://medium.com/@mikez_dg/creating-a-simple-but-interactive-telegram-bot-with-python-a-complete-guide-d713f8b6c3d7, https://pypi.org/project/python-telegram-bot/2.4/, https://www.toptal.com/python/telegram-bot-tutorial-python, https://levelup.gitconnected.com/building-a-telegram-bot-in-2024-with-python-17b483a7f6b9</text:p>
          </table:table-cell>
        </table:table-row>
        <table:table-row table:style-name="ro1">
          <table:table-cell office:value-type="string" calcext:value-type="string">
            <text:p>telegram python bot example</text:p>
          </table:table-cell>
          <table:table-cell office:value-type="string" calcext:value-type="string">
            <text:p>python telegram (22)</text:p>
          </table:table-cell>
          <table:table-cell office:value-type="float" office:value="29" calcext:value-type="float">
            <text:p>29</text:p>
          </table:table-cell>
          <table:table-cell office:value-type="float" office:value="56479" calcext:value-type="float">
            <text:p>56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telegram-bot/python-telegram-bot, https://www.freecodecamp.org/news/how-to-create-a-telegram-bot-using-python/, https://python-telegram-bot.org/, https://medium.com/@moraneus/building-telegram-bot-with-python-telegram-bot-a-comprehensive-guide-7e33f014dc79, https://core.telegram.org/bots/samples, https://www.reddit.com/r/learnpython/comments/12mhz81/what_is_the_best_way_to_learn_pythontelegrambot/, https://medium.com/@mikez_dg/creating-a-simple-but-interactive-telegram-bot-with-python-a-complete-guide-d713f8b6c3d7, https://pypi.org/project/python-telegram-bot/2.4/, https://www.toptal.com/python/telegram-bot-tutorial-python, https://levelup.gitconnected.com/building-a-telegram-bot-in-2024-with-python-17b483a7f6b9</text:p>
          </table:table-cell>
        </table:table-row>
        <table:table-row table:style-name="ro1">
          <table:table-cell office:value-type="string" calcext:value-type="string">
            <text:p>telegram bot example python</text:p>
          </table:table-cell>
          <table:table-cell office:value-type="string" calcext:value-type="string">
            <text:p>python telegram (22)</text:p>
          </table:table-cell>
          <table:table-cell office:value-type="float" office:value="29" calcext:value-type="float">
            <text:p>29</text:p>
          </table:table-cell>
          <table:table-cell office:value-type="float" office:value="56479" calcext:value-type="float">
            <text:p>56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telegram-bot/python-telegram-bot, https://www.freecodecamp.org/news/how-to-create-a-telegram-bot-using-python/, https://python-telegram-bot.org/, https://medium.com/@moraneus/building-telegram-bot-with-python-telegram-bot-a-comprehensive-guide-7e33f014dc79, https://core.telegram.org/bots/samples, https://www.reddit.com/r/learnpython/comments/12mhz81/what_is_the_best_way_to_learn_pythontelegrambot/, https://medium.com/@mikez_dg/creating-a-simple-but-interactive-telegram-bot-with-python-a-complete-guide-d713f8b6c3d7, https://pypi.org/project/python-telegram-bot/2.4/, https://www.toptal.com/python/telegram-bot-tutorial-python, https://levelup.gitconnected.com/building-a-telegram-bot-in-2024-with-python-17b483a7f6b9</text:p>
          </table:table-cell>
        </table:table-row>
        <table:table-row table:style-name="ro1">
          <table:table-cell office:value-type="string" calcext:value-type="string">
            <text:p>python telegram bot org</text:p>
          </table:table-cell>
          <table:table-cell office:value-type="string" calcext:value-type="string">
            <text:p>python telegram (22)</text:p>
          </table:table-cell>
          <table:table-cell office:value-type="float" office:value="28" calcext:value-type="float">
            <text:p>28</text:p>
          </table:table-cell>
          <table:table-cell office:value-type="float" office:value="56479" calcext:value-type="float">
            <text:p>56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telegram-bot/python-telegram-bot, https://www.freecodecamp.org/news/how-to-create-a-telegram-bot-using-python/, https://python-telegram-bot.org/, https://medium.com/@moraneus/building-telegram-bot-with-python-telegram-bot-a-comprehensive-guide-7e33f014dc79, https://core.telegram.org/bots/samples, https://www.reddit.com/r/learnpython/comments/12mhz81/what_is_the_best_way_to_learn_pythontelegrambot/, https://medium.com/@mikez_dg/creating-a-simple-but-interactive-telegram-bot-with-python-a-complete-guide-d713f8b6c3d7, https://pypi.org/project/python-telegram-bot/2.4/, https://www.toptal.com/python/telegram-bot-tutorial-python, https://levelup.gitconnected.com/building-a-telegram-bot-in-2024-with-python-17b483a7f6b9</text:p>
          </table:table-cell>
        </table:table-row>
        <table:table-row table:style-name="ro1">
          <table:table-cell office:value-type="string" calcext:value-type="string">
            <text:p>chatbot telegram python</text:p>
          </table:table-cell>
          <table:table-cell office:value-type="string" calcext:value-type="string">
            <text:p>python telegram (22)</text:p>
          </table:table-cell>
          <table:table-cell office:value-type="float" office:value="7" calcext:value-type="float">
            <text:p>7</text:p>
          </table:table-cell>
          <table:table-cell office:value-type="float" office:value="56479" calcext:value-type="float">
            <text:p>56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telegram-bot/python-telegram-bot, https://www.freecodecamp.org/news/how-to-create-a-telegram-bot-using-python/, https://python-telegram-bot.org/, https://medium.com/@moraneus/building-telegram-bot-with-python-telegram-bot-a-comprehensive-guide-7e33f014dc79, https://core.telegram.org/bots/samples, https://www.reddit.com/r/learnpython/comments/12mhz81/what_is_the_best_way_to_learn_pythontelegrambot/, https://medium.com/@mikez_dg/creating-a-simple-but-interactive-telegram-bot-with-python-a-complete-guide-d713f8b6c3d7, https://pypi.org/project/python-telegram-bot/2.4/, https://www.toptal.com/python/telegram-bot-tutorial-python, https://levelup.gitconnected.com/building-a-telegram-bot-in-2024-with-python-17b483a7f6b9</text:p>
          </table:table-cell>
        </table:table-row>
        <table:table-row table:style-name="ro1">
          <table:table-cell office:value-type="string" calcext:value-type="string">
            <text:p>telegram automation python</text:p>
          </table:table-cell>
          <table:table-cell office:value-type="string" calcext:value-type="string">
            <text:p>python telegram (22)</text:p>
          </table:table-cell>
          <table:table-cell office:value-type="float" office:value="0" calcext:value-type="float">
            <text:p>0</text:p>
          </table:table-cell>
          <table:table-cell office:value-type="float" office:value="56479" calcext:value-type="float">
            <text:p>56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telegram-bot/python-telegram-bot, https://www.freecodecamp.org/news/how-to-create-a-telegram-bot-using-python/, https://python-telegram-bot.org/, https://medium.com/@moraneus/building-telegram-bot-with-python-telegram-bot-a-comprehensive-guide-7e33f014dc79, https://core.telegram.org/bots/samples, https://www.reddit.com/r/learnpython/comments/12mhz81/what_is_the_best_way_to_learn_pythontelegrambot/, https://medium.com/@mikez_dg/creating-a-simple-but-interactive-telegram-bot-with-python-a-complete-guide-d713f8b6c3d7, https://pypi.org/project/python-telegram-bot/2.4/, https://www.toptal.com/python/telegram-bot-tutorial-python, https://levelup.gitconnected.com/building-a-telegram-bot-in-2024-with-python-17b483a7f6b9</text:p>
          </table:table-cell>
        </table:table-row>
        <table:table-row table:style-name="ro1">
          <table:table-cell office:value-type="string" calcext:value-type="string">
            <text:p>telegram chatbot using python</text:p>
          </table:table-cell>
          <table:table-cell office:value-type="string" calcext:value-type="string">
            <text:p>python telegram (22)</text:p>
          </table:table-cell>
          <table:table-cell office:value-type="float" office:value="0" calcext:value-type="float">
            <text:p>0</text:p>
          </table:table-cell>
          <table:table-cell office:value-type="float" office:value="56479" calcext:value-type="float">
            <text:p>56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telegram-bot/python-telegram-bot, https://www.freecodecamp.org/news/how-to-create-a-telegram-bot-using-python/, https://python-telegram-bot.org/, https://medium.com/@moraneus/building-telegram-bot-with-python-telegram-bot-a-comprehensive-guide-7e33f014dc79, https://core.telegram.org/bots/samples, https://www.reddit.com/r/learnpython/comments/12mhz81/what_is_the_best_way_to_learn_pythontelegrambot/, https://medium.com/@mikez_dg/creating-a-simple-but-interactive-telegram-bot-with-python-a-complete-guide-d713f8b6c3d7, https://pypi.org/project/python-telegram-bot/2.4/, https://www.toptal.com/python/telegram-bot-tutorial-python, https://levelup.gitconnected.com/building-a-telegram-bot-in-2024-with-python-17b483a7f6b9</text:p>
          </table:table-cell>
        </table:table-row>
        <table:table-row table:style-name="ro1">
          <table:table-cell office:value-type="string" calcext:value-type="string">
            <text:p>telegram bot</text:p>
          </table:table-cell>
          <table:table-cell office:value-type="string" calcext:value-type="string">
            <text:p>telegram bot (3)</text:p>
          </table:table-cell>
          <table:table-cell office:value-type="float" office:value="48706" calcext:value-type="float">
            <text:p>48706</text:p>
          </table:table-cell>
          <table:table-cell office:value-type="float" office:value="49000" calcext:value-type="float">
            <text:p>4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api, https://sinch.com/blog/the-10-best-telegram-bots/, https://core.telegram.org/bots/features, https://t.me/GPT4Telegrambot, https://telegram.org/blog/bot-revolution, https://www.home-assistant.io/integrations/telegram_bot/, https://www.make.com/en/help/app/telegram-bot, https://www.opc-router.com/what-is-a-telegram-bot/</text:p>
          </table:table-cell>
        </table:table-row>
        <table:table-row table:style-name="ro1">
          <table:table-cell office:value-type="string" calcext:value-type="string">
            <text:p>telegram robot</text:p>
          </table:table-cell>
          <table:table-cell office:value-type="string" calcext:value-type="string">
            <text:p>telegram bot (3)</text:p>
          </table:table-cell>
          <table:table-cell office:value-type="float" office:value="151" calcext:value-type="float">
            <text:p>151</text:p>
          </table:table-cell>
          <table:table-cell office:value-type="float" office:value="49000" calcext:value-type="float">
            <text:p>49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api, https://sinch.com/blog/the-10-best-telegram-bots/, https://core.telegram.org/bots/features, https://t.me/GPT4Telegrambot, https://telegram.org/blog/bot-revolution, https://www.home-assistant.io/integrations/telegram_bot/, https://www.make.com/en/help/app/telegram-bot, https://www.opc-router.com/what-is-a-telegram-bot/</text:p>
          </table:table-cell>
        </table:table-row>
        <table:table-row table:style-name="ro1">
          <table:table-cell office:value-type="string" calcext:value-type="string">
            <text:p>telegram bot service</text:p>
          </table:table-cell>
          <table:table-cell office:value-type="string" calcext:value-type="string">
            <text:p>telegram bot (3)</text:p>
          </table:table-cell>
          <table:table-cell office:value-type="float" office:value="143" calcext:value-type="float">
            <text:p>143</text:p>
          </table:table-cell>
          <table:table-cell office:value-type="float" office:value="49000" calcext:value-type="float">
            <text:p>4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api, https://sinch.com/blog/the-10-best-telegram-bots/, https://core.telegram.org/bots/features, https://t.me/GPT4Telegrambot, https://telegram.org/blog/bot-revolution, https://www.home-assistant.io/integrations/telegram_bot/, https://www.make.com/en/help/app/telegram-bot, https://www.opc-router.com/what-is-a-telegram-bot/</text:p>
          </table:table-cell>
        </table:table-row>
        <table:table-row table:style-name="ro1">
          <table:table-cell office:value-type="string" calcext:value-type="string">
            <text:p>telegram chat id</text:p>
          </table:table-cell>
          <table:table-cell office:value-type="string" calcext:value-type="string">
            <text:p>telegram chat id (35)</text:p>
          </table:table-cell>
          <table:table-cell office:value-type="float" office:value="1881" calcext:value-type="float">
            <text:p>1881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telegram id chat</text:p>
          </table:table-cell>
          <table:table-cell office:value-type="string" calcext:value-type="string">
            <text:p>telegram chat id (35)</text:p>
          </table:table-cell>
          <table:table-cell office:value-type="float" office:value="1881" calcext:value-type="float">
            <text:p>1881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telegram bot id</text:p>
          </table:table-cell>
          <table:table-cell office:value-type="string" calcext:value-type="string">
            <text:p>telegram chat id (35)</text:p>
          </table:table-cell>
          <table:table-cell office:value-type="float" office:value="1196" calcext:value-type="float">
            <text:p>1196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id bot telegram</text:p>
          </table:table-cell>
          <table:table-cell office:value-type="string" calcext:value-type="string">
            <text:p>telegram chat id (35)</text:p>
          </table:table-cell>
          <table:table-cell office:value-type="float" office:value="1196" calcext:value-type="float">
            <text:p>1196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bot chat id telegram</text:p>
          </table:table-cell>
          <table:table-cell office:value-type="string" calcext:value-type="string">
            <text:p>telegram chat id (35)</text:p>
          </table:table-cell>
          <table:table-cell office:value-type="float" office:value="382" calcext:value-type="float">
            <text:p>382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chat id bot telegram</text:p>
          </table:table-cell>
          <table:table-cell office:value-type="string" calcext:value-type="string">
            <text:p>telegram chat id (35)</text:p>
          </table:table-cell>
          <table:table-cell office:value-type="float" office:value="382" calcext:value-type="float">
            <text:p>382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chat id telegram bot</text:p>
          </table:table-cell>
          <table:table-cell office:value-type="string" calcext:value-type="string">
            <text:p>telegram chat id (35)</text:p>
          </table:table-cell>
          <table:table-cell office:value-type="float" office:value="382" calcext:value-type="float">
            <text:p>382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telegram chat id bot</text:p>
          </table:table-cell>
          <table:table-cell office:value-type="string" calcext:value-type="string">
            <text:p>telegram chat id (35)</text:p>
          </table:table-cell>
          <table:table-cell office:value-type="float" office:value="382" calcext:value-type="float">
            <text:p>382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telegram bot chat id</text:p>
          </table:table-cell>
          <table:table-cell office:value-type="string" calcext:value-type="string">
            <text:p>telegram chat id (35)</text:p>
          </table:table-cell>
          <table:table-cell office:value-type="float" office:value="382" calcext:value-type="float">
            <text:p>382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telegram api chat id</text:p>
          </table:table-cell>
          <table:table-cell office:value-type="string" calcext:value-type="string">
            <text:p>telegram chat id (35)</text:p>
          </table:table-cell>
          <table:table-cell office:value-type="float" office:value="267" calcext:value-type="float">
            <text:p>267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get id bot telegram</text:p>
          </table:table-cell>
          <table:table-cell office:value-type="string" calcext:value-type="string">
            <text:p>telegram chat id (35)</text:p>
          </table:table-cell>
          <table:table-cell office:value-type="float" office:value="201" calcext:value-type="float">
            <text:p>201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telegram get bot id</text:p>
          </table:table-cell>
          <table:table-cell office:value-type="string" calcext:value-type="string">
            <text:p>telegram chat id (35)</text:p>
          </table:table-cell>
          <table:table-cell office:value-type="float" office:value="201" calcext:value-type="float">
            <text:p>201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get id telegram bot</text:p>
          </table:table-cell>
          <table:table-cell office:value-type="string" calcext:value-type="string">
            <text:p>telegram chat id (35)</text:p>
          </table:table-cell>
          <table:table-cell office:value-type="float" office:value="201" calcext:value-type="float">
            <text:p>201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get telegram bot id</text:p>
          </table:table-cell>
          <table:table-cell office:value-type="string" calcext:value-type="string">
            <text:p>telegram chat id (35)</text:p>
          </table:table-cell>
          <table:table-cell office:value-type="float" office:value="201" calcext:value-type="float">
            <text:p>201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get bot id telegram</text:p>
          </table:table-cell>
          <table:table-cell office:value-type="string" calcext:value-type="string">
            <text:p>telegram chat id (35)</text:p>
          </table:table-cell>
          <table:table-cell office:value-type="float" office:value="201" calcext:value-type="float">
            <text:p>201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telegram get chat id</text:p>
          </table:table-cell>
          <table:table-cell office:value-type="string" calcext:value-type="string">
            <text:p>telegram chat id (35)</text:p>
          </table:table-cell>
          <table:table-cell office:value-type="float" office:value="182" calcext:value-type="float">
            <text:p>182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get telegram chat id</text:p>
          </table:table-cell>
          <table:table-cell office:value-type="string" calcext:value-type="string">
            <text:p>telegram chat id (35)</text:p>
          </table:table-cell>
          <table:table-cell office:value-type="float" office:value="182" calcext:value-type="float">
            <text:p>182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get chat id telegram</text:p>
          </table:table-cell>
          <table:table-cell office:value-type="string" calcext:value-type="string">
            <text:p>telegram chat id (35)</text:p>
          </table:table-cell>
          <table:table-cell office:value-type="float" office:value="182" calcext:value-type="float">
            <text:p>182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tg chat id</text:p>
          </table:table-cell>
          <table:table-cell office:value-type="string" calcext:value-type="string">
            <text:p>telegram chat id (35)</text:p>
          </table:table-cell>
          <table:table-cell office:value-type="float" office:value="111" calcext:value-type="float">
            <text:p>111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telegram bot get chat id</text:p>
          </table:table-cell>
          <table:table-cell office:value-type="string" calcext:value-type="string">
            <text:p>telegram chat id (35)</text:p>
          </table:table-cell>
          <table:table-cell office:value-type="float" office:value="60" calcext:value-type="float">
            <text:p>60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telegram get chat id bot</text:p>
          </table:table-cell>
          <table:table-cell office:value-type="string" calcext:value-type="string">
            <text:p>telegram chat id (35)</text:p>
          </table:table-cell>
          <table:table-cell office:value-type="float" office:value="60" calcext:value-type="float">
            <text:p>60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telegram get bot chat id</text:p>
          </table:table-cell>
          <table:table-cell office:value-type="string" calcext:value-type="string">
            <text:p>telegram chat id (35)</text:p>
          </table:table-cell>
          <table:table-cell office:value-type="float" office:value="60" calcext:value-type="float">
            <text:p>60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get chat id telegram bot</text:p>
          </table:table-cell>
          <table:table-cell office:value-type="string" calcext:value-type="string">
            <text:p>telegram chat id (35)</text:p>
          </table:table-cell>
          <table:table-cell office:value-type="float" office:value="60" calcext:value-type="float">
            <text:p>60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get chat id bot telegram</text:p>
          </table:table-cell>
          <table:table-cell office:value-type="string" calcext:value-type="string">
            <text:p>telegram chat id (35)</text:p>
          </table:table-cell>
          <table:table-cell office:value-type="float" office:value="60" calcext:value-type="float">
            <text:p>60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get bot chat id telegram</text:p>
          </table:table-cell>
          <table:table-cell office:value-type="string" calcext:value-type="string">
            <text:p>telegram chat id (35)</text:p>
          </table:table-cell>
          <table:table-cell office:value-type="float" office:value="60" calcext:value-type="float">
            <text:p>60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get telegram bot chat id</text:p>
          </table:table-cell>
          <table:table-cell office:value-type="string" calcext:value-type="string">
            <text:p>telegram chat id (35)</text:p>
          </table:table-cell>
          <table:table-cell office:value-type="float" office:value="60" calcext:value-type="float">
            <text:p>60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telegram how to get chat id</text:p>
          </table:table-cell>
          <table:table-cell office:value-type="string" calcext:value-type="string">
            <text:p>telegram chat id (35)</text:p>
          </table:table-cell>
          <table:table-cell office:value-type="float" office:value="40" calcext:value-type="float">
            <text:p>40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telegram api get chat id</text:p>
          </table:table-cell>
          <table:table-cell office:value-type="string" calcext:value-type="string">
            <text:p>telegram chat id (35)</text:p>
          </table:table-cell>
          <table:table-cell office:value-type="float" office:value="32" calcext:value-type="float">
            <text:p>32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chat id group telegram</text:p>
          </table:table-cell>
          <table:table-cell office:value-type="string" calcext:value-type="string">
            <text:p>telegram chat id (35)</text:p>
          </table:table-cell>
          <table:table-cell office:value-type="float" office:value="18" calcext:value-type="float">
            <text:p>18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telegram bot api get chat id</text:p>
          </table:table-cell>
          <table:table-cell office:value-type="string" calcext:value-type="string">
            <text:p>telegram chat id (35)</text:p>
          </table:table-cell>
          <table:table-cell office:value-type="float" office:value="10" calcext:value-type="float">
            <text:p>10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find chat id telegram</text:p>
          </table:table-cell>
          <table:table-cell office:value-type="string" calcext:value-type="string">
            <text:p>telegram chat id (35)</text:p>
          </table:table-cell>
          <table:table-cell office:value-type="float" office:value="10" calcext:value-type="float">
            <text:p>10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telegram find chat id</text:p>
          </table:table-cell>
          <table:table-cell office:value-type="string" calcext:value-type="string">
            <text:p>telegram chat id (35)</text:p>
          </table:table-cell>
          <table:table-cell office:value-type="float" office:value="10" calcext:value-type="float">
            <text:p>10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find telegram chat id</text:p>
          </table:table-cell>
          <table:table-cell office:value-type="string" calcext:value-type="string">
            <text:p>telegram chat id (35)</text:p>
          </table:table-cell>
          <table:table-cell office:value-type="float" office:value="10" calcext:value-type="float">
            <text:p>10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botfather chat id</text:p>
          </table:table-cell>
          <table:table-cell office:value-type="string" calcext:value-type="string">
            <text:p>telegram chat id (35)</text:p>
          </table:table-cell>
          <table:table-cell office:value-type="float" office:value="9" calcext:value-type="float">
            <text:p>9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telegram get group chat id</text:p>
          </table:table-cell>
          <table:table-cell office:value-type="string" calcext:value-type="string">
            <text:p>telegram chat id (35)</text:p>
          </table:table-cell>
          <table:table-cell office:value-type="float" office:value="3" calcext:value-type="float">
            <text:p>3</text:p>
          </table:table-cell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2423837/telegram-bot-how-to-get-a-group-chat-id, https://gist.github.com/nafiesl/4ad622f344cd1dc3bb1ecbe468ff9f8a, https://community.splunk.com/t5/All-Apps-and-Add-ons/Telegram-Alert-Action-Where-do-you-get-a-quot-chat-id-quot/m-p/367184, https://community.zapier.com/how-do-i-3/can-t-find-any-telegram-chat-id-in-the-telegram-action-39038, https://community.openhab.org/t/solved-telegram-cant-get-chat-id/43870, https://www.reddit.com/r/Telegram/comments/vbcf3t/chatid/, https://www.wikihow.com/Know-Chat-ID-on-Telegram-on-Android, https://docs.influxdata.com/kapacitor/v1/reference/event_handlers/telegram/, https://docs.tracardi.com/qa/how_can_i_get_telegram_bot/, https://medium.com/@2mau/how-to-get-a-chat-id-in-telegram-1861a33ca1de</text:p>
          </table:table-cell>
        </table:table-row>
        <table:table-row table:style-name="ro1">
          <table:table-cell office:value-type="string" calcext:value-type="string">
            <text:p>telegram webhook</text:p>
          </table:table-cell>
          <table:table-cell office:value-type="string" calcext:value-type="string">
            <text:p>telegram webhook (19)</text:p>
          </table:table-cell>
          <table:table-cell office:value-type="float" office:value="1597" calcext:value-type="float">
            <text:p>1597</text:p>
          </table:table-cell>
          <table:table-cell office:value-type="float" office:value="6736" calcext:value-type="float">
            <text:p>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webhooks, https://blog.domotz.com/product-bytes/telegram-webhook-and-bot-api/, https://stackoverflow.com/questions/42554548/how-to-set-telegram-bot-webhook, https://community.make.com/t/setting-up-a-telegram-bot-webhook/28520, https://core.telegram.org/bots/api, https://medium.com/@ukpai/telegram-webhook-981fc3b4294b, https://help.domotz.com/integrations/how-to-create-a-telegram-webhook/, https://sirvelia.com/en/telegram-bot-webhook/, https://www.reddit.com/r/django/comments/118wkdq/a_stepbystep_tutorial_for_building_a/, https://sergiodelamo.com/blog/change-telegrambot-webhook.html</text:p>
          </table:table-cell>
        </table:table-row>
        <table:table-row table:style-name="ro1">
          <table:table-cell office:value-type="string" calcext:value-type="string">
            <text:p>webhook telegram</text:p>
          </table:table-cell>
          <table:table-cell office:value-type="string" calcext:value-type="string">
            <text:p>telegram webhook (19)</text:p>
          </table:table-cell>
          <table:table-cell office:value-type="float" office:value="1597" calcext:value-type="float">
            <text:p>1597</text:p>
          </table:table-cell>
          <table:table-cell office:value-type="float" office:value="6736" calcext:value-type="float">
            <text:p>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webhooks, https://blog.domotz.com/product-bytes/telegram-webhook-and-bot-api/, https://stackoverflow.com/questions/42554548/how-to-set-telegram-bot-webhook, https://community.make.com/t/setting-up-a-telegram-bot-webhook/28520, https://core.telegram.org/bots/api, https://medium.com/@ukpai/telegram-webhook-981fc3b4294b, https://help.domotz.com/integrations/how-to-create-a-telegram-webhook/, https://sirvelia.com/en/telegram-bot-webhook/, https://www.reddit.com/r/django/comments/118wkdq/a_stepbystep_tutorial_for_building_a/, https://sergiodelamo.com/blog/change-telegrambot-webhook.html</text:p>
          </table:table-cell>
        </table:table-row>
        <table:table-row table:style-name="ro1">
          <table:table-cell office:value-type="string" calcext:value-type="string">
            <text:p>telegram bot webhook</text:p>
          </table:table-cell>
          <table:table-cell office:value-type="string" calcext:value-type="string">
            <text:p>telegram webhook (19)</text:p>
          </table:table-cell>
          <table:table-cell office:value-type="float" office:value="558" calcext:value-type="float">
            <text:p>558</text:p>
          </table:table-cell>
          <table:table-cell office:value-type="float" office:value="6736" calcext:value-type="float">
            <text:p>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webhooks, https://blog.domotz.com/product-bytes/telegram-webhook-and-bot-api/, https://stackoverflow.com/questions/42554548/how-to-set-telegram-bot-webhook, https://community.make.com/t/setting-up-a-telegram-bot-webhook/28520, https://core.telegram.org/bots/api, https://medium.com/@ukpai/telegram-webhook-981fc3b4294b, https://help.domotz.com/integrations/how-to-create-a-telegram-webhook/, https://sirvelia.com/en/telegram-bot-webhook/, https://www.reddit.com/r/django/comments/118wkdq/a_stepbystep_tutorial_for_building_a/, https://sergiodelamo.com/blog/change-telegrambot-webhook.html</text:p>
          </table:table-cell>
        </table:table-row>
        <table:table-row table:style-name="ro1">
          <table:table-cell office:value-type="string" calcext:value-type="string">
            <text:p>webhook telegram bot</text:p>
          </table:table-cell>
          <table:table-cell office:value-type="string" calcext:value-type="string">
            <text:p>telegram webhook (19)</text:p>
          </table:table-cell>
          <table:table-cell office:value-type="float" office:value="558" calcext:value-type="float">
            <text:p>558</text:p>
          </table:table-cell>
          <table:table-cell office:value-type="float" office:value="6736" calcext:value-type="float">
            <text:p>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webhooks, https://blog.domotz.com/product-bytes/telegram-webhook-and-bot-api/, https://stackoverflow.com/questions/42554548/how-to-set-telegram-bot-webhook, https://community.make.com/t/setting-up-a-telegram-bot-webhook/28520, https://core.telegram.org/bots/api, https://medium.com/@ukpai/telegram-webhook-981fc3b4294b, https://help.domotz.com/integrations/how-to-create-a-telegram-webhook/, https://sirvelia.com/en/telegram-bot-webhook/, https://www.reddit.com/r/django/comments/118wkdq/a_stepbystep_tutorial_for_building_a/, https://sergiodelamo.com/blog/change-telegrambot-webhook.html</text:p>
          </table:table-cell>
        </table:table-row>
        <table:table-row table:style-name="ro1">
          <table:table-cell office:value-type="string" calcext:value-type="string">
            <text:p>webhook bot telegram</text:p>
          </table:table-cell>
          <table:table-cell office:value-type="string" calcext:value-type="string">
            <text:p>telegram webhook (19)</text:p>
          </table:table-cell>
          <table:table-cell office:value-type="float" office:value="558" calcext:value-type="float">
            <text:p>558</text:p>
          </table:table-cell>
          <table:table-cell office:value-type="float" office:value="6736" calcext:value-type="float">
            <text:p>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webhooks, https://blog.domotz.com/product-bytes/telegram-webhook-and-bot-api/, https://stackoverflow.com/questions/42554548/how-to-set-telegram-bot-webhook, https://community.make.com/t/setting-up-a-telegram-bot-webhook/28520, https://core.telegram.org/bots/api, https://medium.com/@ukpai/telegram-webhook-981fc3b4294b, https://help.domotz.com/integrations/how-to-create-a-telegram-webhook/, https://sirvelia.com/en/telegram-bot-webhook/, https://www.reddit.com/r/django/comments/118wkdq/a_stepbystep_tutorial_for_building_a/, https://sergiodelamo.com/blog/change-telegrambot-webhook.html</text:p>
          </table:table-cell>
        </table:table-row>
        <table:table-row table:style-name="ro1">
          <table:table-cell office:value-type="string" calcext:value-type="string">
            <text:p>telegram webhook bot</text:p>
          </table:table-cell>
          <table:table-cell office:value-type="string" calcext:value-type="string">
            <text:p>telegram webhook (19)</text:p>
          </table:table-cell>
          <table:table-cell office:value-type="float" office:value="558" calcext:value-type="float">
            <text:p>558</text:p>
          </table:table-cell>
          <table:table-cell office:value-type="float" office:value="6736" calcext:value-type="float">
            <text:p>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webhooks, https://blog.domotz.com/product-bytes/telegram-webhook-and-bot-api/, https://stackoverflow.com/questions/42554548/how-to-set-telegram-bot-webhook, https://community.make.com/t/setting-up-a-telegram-bot-webhook/28520, https://core.telegram.org/bots/api, https://medium.com/@ukpai/telegram-webhook-981fc3b4294b, https://help.domotz.com/integrations/how-to-create-a-telegram-webhook/, https://sirvelia.com/en/telegram-bot-webhook/, https://www.reddit.com/r/django/comments/118wkdq/a_stepbystep_tutorial_for_building_a/, https://sergiodelamo.com/blog/change-telegrambot-webhook.html</text:p>
          </table:table-cell>
        </table:table-row>
        <table:table-row table:style-name="ro1">
          <table:table-cell office:value-type="string" calcext:value-type="string">
            <text:p>telegram api webhook</text:p>
          </table:table-cell>
          <table:table-cell office:value-type="string" calcext:value-type="string">
            <text:p>telegram webhook (19)</text:p>
          </table:table-cell>
          <table:table-cell office:value-type="float" office:value="344" calcext:value-type="float">
            <text:p>344</text:p>
          </table:table-cell>
          <table:table-cell office:value-type="float" office:value="6736" calcext:value-type="float">
            <text:p>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webhooks, https://blog.domotz.com/product-bytes/telegram-webhook-and-bot-api/, https://stackoverflow.com/questions/42554548/how-to-set-telegram-bot-webhook, https://community.make.com/t/setting-up-a-telegram-bot-webhook/28520, https://core.telegram.org/bots/api, https://medium.com/@ukpai/telegram-webhook-981fc3b4294b, https://help.domotz.com/integrations/how-to-create-a-telegram-webhook/, https://sirvelia.com/en/telegram-bot-webhook/, https://www.reddit.com/r/django/comments/118wkdq/a_stepbystep_tutorial_for_building_a/, https://sergiodelamo.com/blog/change-telegrambot-webhook.html</text:p>
          </table:table-cell>
        </table:table-row>
        <table:table-row table:style-name="ro1">
          <table:table-cell office:value-type="string" calcext:value-type="string">
            <text:p>telegram webhook api</text:p>
          </table:table-cell>
          <table:table-cell office:value-type="string" calcext:value-type="string">
            <text:p>telegram webhook (19)</text:p>
          </table:table-cell>
          <table:table-cell office:value-type="float" office:value="344" calcext:value-type="float">
            <text:p>344</text:p>
          </table:table-cell>
          <table:table-cell office:value-type="float" office:value="6736" calcext:value-type="float">
            <text:p>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webhooks, https://blog.domotz.com/product-bytes/telegram-webhook-and-bot-api/, https://stackoverflow.com/questions/42554548/how-to-set-telegram-bot-webhook, https://community.make.com/t/setting-up-a-telegram-bot-webhook/28520, https://core.telegram.org/bots/api, https://medium.com/@ukpai/telegram-webhook-981fc3b4294b, https://help.domotz.com/integrations/how-to-create-a-telegram-webhook/, https://sirvelia.com/en/telegram-bot-webhook/, https://www.reddit.com/r/django/comments/118wkdq/a_stepbystep_tutorial_for_building_a/, https://sergiodelamo.com/blog/change-telegrambot-webhook.html</text:p>
          </table:table-cell>
        </table:table-row>
        <table:table-row table:style-name="ro1">
          <table:table-cell office:value-type="string" calcext:value-type="string">
            <text:p>webhook to telegram</text:p>
          </table:table-cell>
          <table:table-cell office:value-type="string" calcext:value-type="string">
            <text:p>telegram webhook (19)</text:p>
          </table:table-cell>
          <table:table-cell office:value-type="float" office:value="162" calcext:value-type="float">
            <text:p>162</text:p>
          </table:table-cell>
          <table:table-cell office:value-type="float" office:value="6736" calcext:value-type="float">
            <text:p>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webhooks, https://blog.domotz.com/product-bytes/telegram-webhook-and-bot-api/, https://stackoverflow.com/questions/42554548/how-to-set-telegram-bot-webhook, https://community.make.com/t/setting-up-a-telegram-bot-webhook/28520, https://core.telegram.org/bots/api, https://medium.com/@ukpai/telegram-webhook-981fc3b4294b, https://help.domotz.com/integrations/how-to-create-a-telegram-webhook/, https://sirvelia.com/en/telegram-bot-webhook/, https://www.reddit.com/r/django/comments/118wkdq/a_stepbystep_tutorial_for_building_a/, https://sergiodelamo.com/blog/change-telegrambot-webhook.html</text:p>
          </table:table-cell>
        </table:table-row>
        <table:table-row table:style-name="ro1">
          <table:table-cell office:value-type="string" calcext:value-type="string">
            <text:p>telegram bot api webhook</text:p>
          </table:table-cell>
          <table:table-cell office:value-type="string" calcext:value-type="string">
            <text:p>telegram webhook (19)</text:p>
          </table:table-cell>
          <table:table-cell office:value-type="float" office:value="87" calcext:value-type="float">
            <text:p>87</text:p>
          </table:table-cell>
          <table:table-cell office:value-type="float" office:value="6736" calcext:value-type="float">
            <text:p>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webhooks, https://blog.domotz.com/product-bytes/telegram-webhook-and-bot-api/, https://stackoverflow.com/questions/42554548/how-to-set-telegram-bot-webhook, https://community.make.com/t/setting-up-a-telegram-bot-webhook/28520, https://core.telegram.org/bots/api, https://medium.com/@ukpai/telegram-webhook-981fc3b4294b, https://help.domotz.com/integrations/how-to-create-a-telegram-webhook/, https://sirvelia.com/en/telegram-bot-webhook/, https://www.reddit.com/r/django/comments/118wkdq/a_stepbystep_tutorial_for_building_a/, https://sergiodelamo.com/blog/change-telegrambot-webhook.html</text:p>
          </table:table-cell>
        </table:table-row>
        <table:table-row table:style-name="ro1">
          <table:table-cell office:value-type="string" calcext:value-type="string">
            <text:p>telegram set webhook</text:p>
          </table:table-cell>
          <table:table-cell office:value-type="string" calcext:value-type="string">
            <text:p>telegram webhook (19)</text:p>
          </table:table-cell>
          <table:table-cell office:value-type="float" office:value="79" calcext:value-type="float">
            <text:p>79</text:p>
          </table:table-cell>
          <table:table-cell office:value-type="float" office:value="6736" calcext:value-type="float">
            <text:p>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webhooks, https://blog.domotz.com/product-bytes/telegram-webhook-and-bot-api/, https://stackoverflow.com/questions/42554548/how-to-set-telegram-bot-webhook, https://community.make.com/t/setting-up-a-telegram-bot-webhook/28520, https://core.telegram.org/bots/api, https://medium.com/@ukpai/telegram-webhook-981fc3b4294b, https://help.domotz.com/integrations/how-to-create-a-telegram-webhook/, https://sirvelia.com/en/telegram-bot-webhook/, https://www.reddit.com/r/django/comments/118wkdq/a_stepbystep_tutorial_for_building_a/, https://sergiodelamo.com/blog/change-telegrambot-webhook.html</text:p>
          </table:table-cell>
        </table:table-row>
        <table:table-row table:style-name="ro1">
          <table:table-cell office:value-type="string" calcext:value-type="string">
            <text:p>set webhook telegram</text:p>
          </table:table-cell>
          <table:table-cell office:value-type="string" calcext:value-type="string">
            <text:p>telegram webhook (19)</text:p>
          </table:table-cell>
          <table:table-cell office:value-type="float" office:value="79" calcext:value-type="float">
            <text:p>79</text:p>
          </table:table-cell>
          <table:table-cell office:value-type="float" office:value="6736" calcext:value-type="float">
            <text:p>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webhooks, https://blog.domotz.com/product-bytes/telegram-webhook-and-bot-api/, https://stackoverflow.com/questions/42554548/how-to-set-telegram-bot-webhook, https://community.make.com/t/setting-up-a-telegram-bot-webhook/28520, https://core.telegram.org/bots/api, https://medium.com/@ukpai/telegram-webhook-981fc3b4294b, https://help.domotz.com/integrations/how-to-create-a-telegram-webhook/, https://sirvelia.com/en/telegram-bot-webhook/, https://www.reddit.com/r/django/comments/118wkdq/a_stepbystep_tutorial_for_building_a/, https://sergiodelamo.com/blog/change-telegrambot-webhook.html</text:p>
          </table:table-cell>
        </table:table-row>
        <table:table-row table:style-name="ro1">
          <table:table-cell office:value-type="string" calcext:value-type="string">
            <text:p>set telegram webhook</text:p>
          </table:table-cell>
          <table:table-cell office:value-type="string" calcext:value-type="string">
            <text:p>telegram webhook (19)</text:p>
          </table:table-cell>
          <table:table-cell office:value-type="float" office:value="79" calcext:value-type="float">
            <text:p>79</text:p>
          </table:table-cell>
          <table:table-cell office:value-type="float" office:value="6736" calcext:value-type="float">
            <text:p>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webhooks, https://blog.domotz.com/product-bytes/telegram-webhook-and-bot-api/, https://stackoverflow.com/questions/42554548/how-to-set-telegram-bot-webhook, https://community.make.com/t/setting-up-a-telegram-bot-webhook/28520, https://core.telegram.org/bots/api, https://medium.com/@ukpai/telegram-webhook-981fc3b4294b, https://help.domotz.com/integrations/how-to-create-a-telegram-webhook/, https://sirvelia.com/en/telegram-bot-webhook/, https://www.reddit.com/r/django/comments/118wkdq/a_stepbystep_tutorial_for_building_a/, https://sergiodelamo.com/blog/change-telegrambot-webhook.html</text:p>
          </table:table-cell>
        </table:table-row>
        <table:table-row table:style-name="ro1">
          <table:table-cell office:value-type="string" calcext:value-type="string">
            <text:p>telegram bot set webhook</text:p>
          </table:table-cell>
          <table:table-cell office:value-type="string" calcext:value-type="string">
            <text:p>telegram webhook (19)</text:p>
          </table:table-cell>
          <table:table-cell office:value-type="float" office:value="37" calcext:value-type="float">
            <text:p>37</text:p>
          </table:table-cell>
          <table:table-cell office:value-type="float" office:value="6736" calcext:value-type="float">
            <text:p>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webhooks, https://blog.domotz.com/product-bytes/telegram-webhook-and-bot-api/, https://stackoverflow.com/questions/42554548/how-to-set-telegram-bot-webhook, https://community.make.com/t/setting-up-a-telegram-bot-webhook/28520, https://core.telegram.org/bots/api, https://medium.com/@ukpai/telegram-webhook-981fc3b4294b, https://help.domotz.com/integrations/how-to-create-a-telegram-webhook/, https://sirvelia.com/en/telegram-bot-webhook/, https://www.reddit.com/r/django/comments/118wkdq/a_stepbystep_tutorial_for_building_a/, https://sergiodelamo.com/blog/change-telegrambot-webhook.html</text:p>
          </table:table-cell>
        </table:table-row>
        <table:table-row table:style-name="ro1">
          <table:table-cell office:value-type="string" calcext:value-type="string">
            <text:p>set webhook telegram bot</text:p>
          </table:table-cell>
          <table:table-cell office:value-type="string" calcext:value-type="string">
            <text:p>telegram webhook (19)</text:p>
          </table:table-cell>
          <table:table-cell office:value-type="float" office:value="37" calcext:value-type="float">
            <text:p>37</text:p>
          </table:table-cell>
          <table:table-cell office:value-type="float" office:value="6736" calcext:value-type="float">
            <text:p>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webhooks, https://blog.domotz.com/product-bytes/telegram-webhook-and-bot-api/, https://stackoverflow.com/questions/42554548/how-to-set-telegram-bot-webhook, https://community.make.com/t/setting-up-a-telegram-bot-webhook/28520, https://core.telegram.org/bots/api, https://medium.com/@ukpai/telegram-webhook-981fc3b4294b, https://help.domotz.com/integrations/how-to-create-a-telegram-webhook/, https://sirvelia.com/en/telegram-bot-webhook/, https://www.reddit.com/r/django/comments/118wkdq/a_stepbystep_tutorial_for_building_a/, https://sergiodelamo.com/blog/change-telegrambot-webhook.html</text:p>
          </table:table-cell>
        </table:table-row>
        <table:table-row table:style-name="ro1">
          <table:table-cell office:value-type="string" calcext:value-type="string">
            <text:p>telegram webhook send message</text:p>
          </table:table-cell>
          <table:table-cell office:value-type="string" calcext:value-type="string">
            <text:p>telegram webhook (19)</text:p>
          </table:table-cell>
          <table:table-cell office:value-type="float" office:value="22" calcext:value-type="float">
            <text:p>22</text:p>
          </table:table-cell>
          <table:table-cell office:value-type="float" office:value="6736" calcext:value-type="float">
            <text:p>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webhooks, https://blog.domotz.com/product-bytes/telegram-webhook-and-bot-api/, https://stackoverflow.com/questions/42554548/how-to-set-telegram-bot-webhook, https://community.make.com/t/setting-up-a-telegram-bot-webhook/28520, https://core.telegram.org/bots/api, https://medium.com/@ukpai/telegram-webhook-981fc3b4294b, https://help.domotz.com/integrations/how-to-create-a-telegram-webhook/, https://sirvelia.com/en/telegram-bot-webhook/, https://www.reddit.com/r/django/comments/118wkdq/a_stepbystep_tutorial_for_building_a/, https://sergiodelamo.com/blog/change-telegrambot-webhook.html</text:p>
          </table:table-cell>
        </table:table-row>
        <table:table-row table:style-name="ro1">
          <table:table-cell office:value-type="string" calcext:value-type="string">
            <text:p>telegram webhook example</text:p>
          </table:table-cell>
          <table:table-cell office:value-type="string" calcext:value-type="string">
            <text:p>telegram webhook (19)</text:p>
          </table:table-cell>
          <table:table-cell office:value-type="float" office:value="15" calcext:value-type="float">
            <text:p>15</text:p>
          </table:table-cell>
          <table:table-cell office:value-type="float" office:value="6736" calcext:value-type="float">
            <text:p>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webhooks, https://blog.domotz.com/product-bytes/telegram-webhook-and-bot-api/, https://stackoverflow.com/questions/42554548/how-to-set-telegram-bot-webhook, https://community.make.com/t/setting-up-a-telegram-bot-webhook/28520, https://core.telegram.org/bots/api, https://medium.com/@ukpai/telegram-webhook-981fc3b4294b, https://help.domotz.com/integrations/how-to-create-a-telegram-webhook/, https://sirvelia.com/en/telegram-bot-webhook/, https://www.reddit.com/r/django/comments/118wkdq/a_stepbystep_tutorial_for_building_a/, https://sergiodelamo.com/blog/change-telegrambot-webhook.html</text:p>
          </table:table-cell>
        </table:table-row>
        <table:table-row table:style-name="ro1">
          <table:table-cell office:value-type="string" calcext:value-type="string">
            <text:p>telegram bot webhook example</text:p>
          </table:table-cell>
          <table:table-cell office:value-type="string" calcext:value-type="string">
            <text:p>telegram webhook (19)</text:p>
          </table:table-cell>
          <table:table-cell office:value-type="float" office:value="13" calcext:value-type="float">
            <text:p>13</text:p>
          </table:table-cell>
          <table:table-cell office:value-type="float" office:value="6736" calcext:value-type="float">
            <text:p>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webhooks, https://blog.domotz.com/product-bytes/telegram-webhook-and-bot-api/, https://stackoverflow.com/questions/42554548/how-to-set-telegram-bot-webhook, https://community.make.com/t/setting-up-a-telegram-bot-webhook/28520, https://core.telegram.org/bots/api, https://medium.com/@ukpai/telegram-webhook-981fc3b4294b, https://help.domotz.com/integrations/how-to-create-a-telegram-webhook/, https://sirvelia.com/en/telegram-bot-webhook/, https://www.reddit.com/r/django/comments/118wkdq/a_stepbystep_tutorial_for_building_a/, https://sergiodelamo.com/blog/change-telegrambot-webhook.html</text:p>
          </table:table-cell>
        </table:table-row>
        <table:table-row table:style-name="ro1">
          <table:table-cell office:value-type="string" calcext:value-type="string">
            <text:p>telegram api set webhook</text:p>
          </table:table-cell>
          <table:table-cell office:value-type="string" calcext:value-type="string">
            <text:p>telegram webhook (19)</text:p>
          </table:table-cell>
          <table:table-cell office:value-type="float" office:value="12" calcext:value-type="float">
            <text:p>12</text:p>
          </table:table-cell>
          <table:table-cell office:value-type="float" office:value="6736" calcext:value-type="float">
            <text:p>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webhooks, https://blog.domotz.com/product-bytes/telegram-webhook-and-bot-api/, https://stackoverflow.com/questions/42554548/how-to-set-telegram-bot-webhook, https://community.make.com/t/setting-up-a-telegram-bot-webhook/28520, https://core.telegram.org/bots/api, https://medium.com/@ukpai/telegram-webhook-981fc3b4294b, https://help.domotz.com/integrations/how-to-create-a-telegram-webhook/, https://sirvelia.com/en/telegram-bot-webhook/, https://www.reddit.com/r/django/comments/118wkdq/a_stepbystep_tutorial_for_building_a/, https://sergiodelamo.com/blog/change-telegrambot-webhook.html</text:p>
          </table:table-cell>
        </table:table-row>
        <table:table-row table:style-name="ro1">
          <table:table-cell office:value-type="string" calcext:value-type="string">
            <text:p>creating a telegram bot</text:p>
          </table:table-cell>
          <table:table-cell office:value-type="string" calcext:value-type="string">
            <text:p>creating a telegram bot (12)</text:p>
          </table:table-cell>
          <table:table-cell office:value-type="float" office:value="828" calcext:value-type="float">
            <text:p>828</text:p>
          </table:table-cell>
          <table:table-cell office:value-type="float" office:value="4767" calcext:value-type="float">
            <text:p>4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optal.com/python/telegram-bot-tutorial-python, https://tjtanjin.medium.com/how-to-build-a-telegram-bot-a-beginners-step-by-step-guide-c671ce027c55, https://core.telegram.org/bots/tutorial, https://www.reddit.com/r/Python/comments/j7cdpj/first_telegram_bot/, https://flowxo.com/how-to-create-a-bot-for-telegram-short-and-simple-guide-for-beginners/, https://sendpulse.com/knowledge-base/chatbot/telegram/create-telegram-chatbot, https://www.directual.com/lesson-library/how-to-create-a-telegram-bot, https://www.reddit.com/r/TelegramBots/comments/1bc7l1g/how_to_create_a_bot/, https://github.com/python-telegram-bot/python-telegram-bot, https://www.pythonanywhere.com/forums/topic/33464/</text:p>
          </table:table-cell>
        </table:table-row>
        <table:table-row table:style-name="ro1">
          <table:table-cell office:value-type="string" calcext:value-type="string">
            <text:p>coding bot telegram</text:p>
          </table:table-cell>
          <table:table-cell office:value-type="string" calcext:value-type="string">
            <text:p>creating a telegram bot (12)</text:p>
          </table:table-cell>
          <table:table-cell office:value-type="float" office:value="450" calcext:value-type="float">
            <text:p>450</text:p>
          </table:table-cell>
          <table:table-cell office:value-type="float" office:value="4767" calcext:value-type="float">
            <text:p>4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optal.com/python/telegram-bot-tutorial-python, https://tjtanjin.medium.com/how-to-build-a-telegram-bot-a-beginners-step-by-step-guide-c671ce027c55, https://core.telegram.org/bots/tutorial, https://www.reddit.com/r/Python/comments/j7cdpj/first_telegram_bot/, https://flowxo.com/how-to-create-a-bot-for-telegram-short-and-simple-guide-for-beginners/, https://sendpulse.com/knowledge-base/chatbot/telegram/create-telegram-chatbot, https://www.directual.com/lesson-library/how-to-create-a-telegram-bot, https://www.reddit.com/r/TelegramBots/comments/1bc7l1g/how_to_create_a_bot/, https://github.com/python-telegram-bot/python-telegram-bot, https://www.pythonanywhere.com/forums/topic/33464/</text:p>
          </table:table-cell>
        </table:table-row>
        <table:table-row table:style-name="ro1">
          <table:table-cell office:value-type="string" calcext:value-type="string">
            <text:p>coding telegram bot</text:p>
          </table:table-cell>
          <table:table-cell office:value-type="string" calcext:value-type="string">
            <text:p>creating a telegram bot (12)</text:p>
          </table:table-cell>
          <table:table-cell office:value-type="float" office:value="450" calcext:value-type="float">
            <text:p>450</text:p>
          </table:table-cell>
          <table:table-cell office:value-type="float" office:value="4767" calcext:value-type="float">
            <text:p>4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optal.com/python/telegram-bot-tutorial-python, https://tjtanjin.medium.com/how-to-build-a-telegram-bot-a-beginners-step-by-step-guide-c671ce027c55, https://core.telegram.org/bots/tutorial, https://www.reddit.com/r/Python/comments/j7cdpj/first_telegram_bot/, https://flowxo.com/how-to-create-a-bot-for-telegram-short-and-simple-guide-for-beginners/, https://sendpulse.com/knowledge-base/chatbot/telegram/create-telegram-chatbot, https://www.directual.com/lesson-library/how-to-create-a-telegram-bot, https://www.reddit.com/r/TelegramBots/comments/1bc7l1g/how_to_create_a_bot/, https://github.com/python-telegram-bot/python-telegram-bot, https://www.pythonanywhere.com/forums/topic/33464/</text:p>
          </table:table-cell>
        </table:table-row>
        <table:table-row table:style-name="ro1">
          <table:table-cell office:value-type="string" calcext:value-type="string">
            <text:p>start bot telegram</text:p>
          </table:table-cell>
          <table:table-cell office:value-type="string" calcext:value-type="string">
            <text:p>creating a telegram bot (12)</text:p>
          </table:table-cell>
          <table:table-cell office:value-type="float" office:value="450" calcext:value-type="float">
            <text:p>450</text:p>
          </table:table-cell>
          <table:table-cell office:value-type="float" office:value="4767" calcext:value-type="float">
            <text:p>4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optal.com/python/telegram-bot-tutorial-python, https://tjtanjin.medium.com/how-to-build-a-telegram-bot-a-beginners-step-by-step-guide-c671ce027c55, https://core.telegram.org/bots/tutorial, https://www.reddit.com/r/Python/comments/j7cdpj/first_telegram_bot/, https://flowxo.com/how-to-create-a-bot-for-telegram-short-and-simple-guide-for-beginners/, https://sendpulse.com/knowledge-base/chatbot/telegram/create-telegram-chatbot, https://www.directual.com/lesson-library/how-to-create-a-telegram-bot, https://www.reddit.com/r/TelegramBots/comments/1bc7l1g/how_to_create_a_bot/, https://github.com/python-telegram-bot/python-telegram-bot, https://www.pythonanywhere.com/forums/topic/33464/</text:p>
          </table:table-cell>
        </table:table-row>
        <table:table-row table:style-name="ro1">
          <table:table-cell office:value-type="string" calcext:value-type="string">
            <text:p>start telegram bot</text:p>
          </table:table-cell>
          <table:table-cell office:value-type="string" calcext:value-type="string">
            <text:p>creating a telegram bot (12)</text:p>
          </table:table-cell>
          <table:table-cell office:value-type="float" office:value="450" calcext:value-type="float">
            <text:p>450</text:p>
          </table:table-cell>
          <table:table-cell office:value-type="float" office:value="4767" calcext:value-type="float">
            <text:p>4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optal.com/python/telegram-bot-tutorial-python, https://tjtanjin.medium.com/how-to-build-a-telegram-bot-a-beginners-step-by-step-guide-c671ce027c55, https://core.telegram.org/bots/tutorial, https://www.reddit.com/r/Python/comments/j7cdpj/first_telegram_bot/, https://flowxo.com/how-to-create-a-bot-for-telegram-short-and-simple-guide-for-beginners/, https://sendpulse.com/knowledge-base/chatbot/telegram/create-telegram-chatbot, https://www.directual.com/lesson-library/how-to-create-a-telegram-bot, https://www.reddit.com/r/TelegramBots/comments/1bc7l1g/how_to_create_a_bot/, https://github.com/python-telegram-bot/python-telegram-bot, https://www.pythonanywhere.com/forums/topic/33464/</text:p>
          </table:table-cell>
        </table:table-row>
        <table:table-row table:style-name="ro1">
          <table:table-cell office:value-type="string" calcext:value-type="string">
            <text:p>telegram bot coding</text:p>
          </table:table-cell>
          <table:table-cell office:value-type="string" calcext:value-type="string">
            <text:p>creating a telegram bot (12)</text:p>
          </table:table-cell>
          <table:table-cell office:value-type="float" office:value="450" calcext:value-type="float">
            <text:p>450</text:p>
          </table:table-cell>
          <table:table-cell office:value-type="float" office:value="4767" calcext:value-type="float">
            <text:p>4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optal.com/python/telegram-bot-tutorial-python, https://tjtanjin.medium.com/how-to-build-a-telegram-bot-a-beginners-step-by-step-guide-c671ce027c55, https://core.telegram.org/bots/tutorial, https://www.reddit.com/r/Python/comments/j7cdpj/first_telegram_bot/, https://flowxo.com/how-to-create-a-bot-for-telegram-short-and-simple-guide-for-beginners/, https://sendpulse.com/knowledge-base/chatbot/telegram/create-telegram-chatbot, https://www.directual.com/lesson-library/how-to-create-a-telegram-bot, https://www.reddit.com/r/TelegramBots/comments/1bc7l1g/how_to_create_a_bot/, https://github.com/python-telegram-bot/python-telegram-bot, https://www.pythonanywhere.com/forums/topic/33464/</text:p>
          </table:table-cell>
        </table:table-row>
        <table:table-row table:style-name="ro1">
          <table:table-cell office:value-type="string" calcext:value-type="string">
            <text:p>telegram bot start</text:p>
          </table:table-cell>
          <table:table-cell office:value-type="string" calcext:value-type="string">
            <text:p>creating a telegram bot (12)</text:p>
          </table:table-cell>
          <table:table-cell office:value-type="float" office:value="450" calcext:value-type="float">
            <text:p>450</text:p>
          </table:table-cell>
          <table:table-cell office:value-type="float" office:value="4767" calcext:value-type="float">
            <text:p>4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optal.com/python/telegram-bot-tutorial-python, https://tjtanjin.medium.com/how-to-build-a-telegram-bot-a-beginners-step-by-step-guide-c671ce027c55, https://core.telegram.org/bots/tutorial, https://www.reddit.com/r/Python/comments/j7cdpj/first_telegram_bot/, https://flowxo.com/how-to-create-a-bot-for-telegram-short-and-simple-guide-for-beginners/, https://sendpulse.com/knowledge-base/chatbot/telegram/create-telegram-chatbot, https://www.directual.com/lesson-library/how-to-create-a-telegram-bot, https://www.reddit.com/r/TelegramBots/comments/1bc7l1g/how_to_create_a_bot/, https://github.com/python-telegram-bot/python-telegram-bot, https://www.pythonanywhere.com/forums/topic/33464/</text:p>
          </table:table-cell>
        </table:table-row>
        <table:table-row table:style-name="ro1">
          <table:table-cell office:value-type="string" calcext:value-type="string">
            <text:p>telegram bot making</text:p>
          </table:table-cell>
          <table:table-cell office:value-type="string" calcext:value-type="string">
            <text:p>creating a telegram bot (12)</text:p>
          </table:table-cell>
          <table:table-cell office:value-type="float" office:value="445" calcext:value-type="float">
            <text:p>445</text:p>
          </table:table-cell>
          <table:table-cell office:value-type="float" office:value="4767" calcext:value-type="float">
            <text:p>4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optal.com/python/telegram-bot-tutorial-python, https://tjtanjin.medium.com/how-to-build-a-telegram-bot-a-beginners-step-by-step-guide-c671ce027c55, https://core.telegram.org/bots/tutorial, https://www.reddit.com/r/Python/comments/j7cdpj/first_telegram_bot/, https://flowxo.com/how-to-create-a-bot-for-telegram-short-and-simple-guide-for-beginners/, https://sendpulse.com/knowledge-base/chatbot/telegram/create-telegram-chatbot, https://www.directual.com/lesson-library/how-to-create-a-telegram-bot, https://www.reddit.com/r/TelegramBots/comments/1bc7l1g/how_to_create_a_bot/, https://github.com/python-telegram-bot/python-telegram-bot, https://www.pythonanywhere.com/forums/topic/33464/</text:p>
          </table:table-cell>
        </table:table-row>
        <table:table-row table:style-name="ro1">
          <table:table-cell office:value-type="string" calcext:value-type="string">
            <text:p>telegram bot how to</text:p>
          </table:table-cell>
          <table:table-cell office:value-type="string" calcext:value-type="string">
            <text:p>creating a telegram bot (12)</text:p>
          </table:table-cell>
          <table:table-cell office:value-type="float" office:value="427" calcext:value-type="float">
            <text:p>427</text:p>
          </table:table-cell>
          <table:table-cell office:value-type="float" office:value="4767" calcext:value-type="float">
            <text:p>4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optal.com/python/telegram-bot-tutorial-python, https://tjtanjin.medium.com/how-to-build-a-telegram-bot-a-beginners-step-by-step-guide-c671ce027c55, https://core.telegram.org/bots/tutorial, https://www.reddit.com/r/Python/comments/j7cdpj/first_telegram_bot/, https://flowxo.com/how-to-create-a-bot-for-telegram-short-and-simple-guide-for-beginners/, https://sendpulse.com/knowledge-base/chatbot/telegram/create-telegram-chatbot, https://www.directual.com/lesson-library/how-to-create-a-telegram-bot, https://www.reddit.com/r/TelegramBots/comments/1bc7l1g/how_to_create_a_bot/, https://github.com/python-telegram-bot/python-telegram-bot, https://www.pythonanywhere.com/forums/topic/33464/</text:p>
          </table:table-cell>
        </table:table-row>
        <table:table-row table:style-name="ro1">
          <table:table-cell office:value-type="string" calcext:value-type="string">
            <text:p>making a telegram bot</text:p>
          </table:table-cell>
          <table:table-cell office:value-type="string" calcext:value-type="string">
            <text:p>creating a telegram bot (12)</text:p>
          </table:table-cell>
          <table:table-cell office:value-type="float" office:value="175" calcext:value-type="float">
            <text:p>175</text:p>
          </table:table-cell>
          <table:table-cell office:value-type="float" office:value="4767" calcext:value-type="float">
            <text:p>4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optal.com/python/telegram-bot-tutorial-python, https://tjtanjin.medium.com/how-to-build-a-telegram-bot-a-beginners-step-by-step-guide-c671ce027c55, https://core.telegram.org/bots/tutorial, https://www.reddit.com/r/Python/comments/j7cdpj/first_telegram_bot/, https://flowxo.com/how-to-create-a-bot-for-telegram-short-and-simple-guide-for-beginners/, https://sendpulse.com/knowledge-base/chatbot/telegram/create-telegram-chatbot, https://www.directual.com/lesson-library/how-to-create-a-telegram-bot, https://www.reddit.com/r/TelegramBots/comments/1bc7l1g/how_to_create_a_bot/, https://github.com/python-telegram-bot/python-telegram-bot, https://www.pythonanywhere.com/forums/topic/33464/</text:p>
          </table:table-cell>
        </table:table-row>
        <table:table-row table:style-name="ro1">
          <table:table-cell office:value-type="string" calcext:value-type="string">
            <text:p>telegram bot programming</text:p>
          </table:table-cell>
          <table:table-cell office:value-type="string" calcext:value-type="string">
            <text:p>creating a telegram bot (12)</text:p>
          </table:table-cell>
          <table:table-cell office:value-type="float" office:value="128" calcext:value-type="float">
            <text:p>128</text:p>
          </table:table-cell>
          <table:table-cell office:value-type="float" office:value="4767" calcext:value-type="float">
            <text:p>4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optal.com/python/telegram-bot-tutorial-python, https://tjtanjin.medium.com/how-to-build-a-telegram-bot-a-beginners-step-by-step-guide-c671ce027c55, https://core.telegram.org/bots/tutorial, https://www.reddit.com/r/Python/comments/j7cdpj/first_telegram_bot/, https://flowxo.com/how-to-create-a-bot-for-telegram-short-and-simple-guide-for-beginners/, https://sendpulse.com/knowledge-base/chatbot/telegram/create-telegram-chatbot, https://www.directual.com/lesson-library/how-to-create-a-telegram-bot, https://www.reddit.com/r/TelegramBots/comments/1bc7l1g/how_to_create_a_bot/, https://github.com/python-telegram-bot/python-telegram-bot, https://www.pythonanywhere.com/forums/topic/33464/</text:p>
          </table:table-cell>
        </table:table-row>
        <table:table-row table:style-name="ro1">
          <table:table-cell office:value-type="string" calcext:value-type="string">
            <text:p>simple telegram bot</text:p>
          </table:table-cell>
          <table:table-cell office:value-type="string" calcext:value-type="string">
            <text:p>creating a telegram bot (12)</text:p>
          </table:table-cell>
          <table:table-cell office:value-type="float" office:value="64" calcext:value-type="float">
            <text:p>64</text:p>
          </table:table-cell>
          <table:table-cell office:value-type="float" office:value="4767" calcext:value-type="float">
            <text:p>4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optal.com/python/telegram-bot-tutorial-python, https://tjtanjin.medium.com/how-to-build-a-telegram-bot-a-beginners-step-by-step-guide-c671ce027c55, https://core.telegram.org/bots/tutorial, https://www.reddit.com/r/Python/comments/j7cdpj/first_telegram_bot/, https://flowxo.com/how-to-create-a-bot-for-telegram-short-and-simple-guide-for-beginners/, https://sendpulse.com/knowledge-base/chatbot/telegram/create-telegram-chatbot, https://www.directual.com/lesson-library/how-to-create-a-telegram-bot, https://www.reddit.com/r/TelegramBots/comments/1bc7l1g/how_to_create_a_bot/, https://github.com/python-telegram-bot/python-telegram-bot, https://www.pythonanywhere.com/forums/topic/33464/</text:p>
          </table:table-cell>
        </table:table-row>
        <table:table-row table:style-name="ro1">
          <table:table-cell office:value-type="string" calcext:value-type="string">
            <text:p>inline telegram</text:p>
          </table:table-cell>
          <table:table-cell office:value-type="string" calcext:value-type="string">
            <text:p>inline telegram (7)</text:p>
          </table:table-cell>
          <table:table-cell office:value-type="float" office:value="1004" calcext:value-type="float">
            <text:p>1004</text:p>
          </table:table-cell>
          <table:table-cell office:value-type="float" office:value="4455" calcext:value-type="float">
            <text:p>4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nvcomp.it/about-telegram-bot-api-inline-mode-fa58d980ae89, https://core.telegram.org/api/bots/inline, https://superuser.com/questions/1422023/how-does-one-enable-disable-inline-bot-use-in-telegram-chats, https://telegram.org/blog/inline-bots?setln=it, https://telegrambots.github.io/book/3/inline.html, https://community.make.com/t/telegram-inline-queries-and-callback-data/44240, https://www.reddit.com/r/Telegram/comments/kyjarj/what_are_some_of_the_best_inline_bots_you_use_and/, https://core.telegram.org/bots/2-0-intro, https://stackoverflow.com/questions/74672289/telegram-inline-bot-buttons-get-stuck-loading, https://github.com/python-telegram-bot/python-telegram-bot/blob/master/examples/inlinebot.py</text:p>
          </table:table-cell>
        </table:table-row>
        <table:table-row table:style-name="ro1">
          <table:table-cell office:value-type="string" calcext:value-type="string">
            <text:p>telegram inline</text:p>
          </table:table-cell>
          <table:table-cell office:value-type="string" calcext:value-type="string">
            <text:p>inline telegram (7)</text:p>
          </table:table-cell>
          <table:table-cell office:value-type="float" office:value="1004" calcext:value-type="float">
            <text:p>1004</text:p>
          </table:table-cell>
          <table:table-cell office:value-type="float" office:value="4455" calcext:value-type="float">
            <text:p>4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nvcomp.it/about-telegram-bot-api-inline-mode-fa58d980ae89, https://core.telegram.org/api/bots/inline, https://superuser.com/questions/1422023/how-does-one-enable-disable-inline-bot-use-in-telegram-chats, https://telegram.org/blog/inline-bots?setln=it, https://telegrambots.github.io/book/3/inline.html, https://community.make.com/t/telegram-inline-queries-and-callback-data/44240, https://www.reddit.com/r/Telegram/comments/kyjarj/what_are_some_of_the_best_inline_bots_you_use_and/, https://core.telegram.org/bots/2-0-intro, https://stackoverflow.com/questions/74672289/telegram-inline-bot-buttons-get-stuck-loading, https://github.com/python-telegram-bot/python-telegram-bot/blob/master/examples/inlinebot.py</text:p>
          </table:table-cell>
        </table:table-row>
        <table:table-row table:style-name="ro1">
          <table:table-cell office:value-type="string" calcext:value-type="string">
            <text:p>inline bot</text:p>
          </table:table-cell>
          <table:table-cell office:value-type="string" calcext:value-type="string">
            <text:p>inline telegram (7)</text:p>
          </table:table-cell>
          <table:table-cell office:value-type="float" office:value="683" calcext:value-type="float">
            <text:p>683</text:p>
          </table:table-cell>
          <table:table-cell office:value-type="float" office:value="4455" calcext:value-type="float">
            <text:p>4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nvcomp.it/about-telegram-bot-api-inline-mode-fa58d980ae89, https://core.telegram.org/api/bots/inline, https://superuser.com/questions/1422023/how-does-one-enable-disable-inline-bot-use-in-telegram-chats, https://telegram.org/blog/inline-bots?setln=it, https://telegrambots.github.io/book/3/inline.html, https://community.make.com/t/telegram-inline-queries-and-callback-data/44240, https://www.reddit.com/r/Telegram/comments/kyjarj/what_are_some_of_the_best_inline_bots_you_use_and/, https://core.telegram.org/bots/2-0-intro, https://stackoverflow.com/questions/74672289/telegram-inline-bot-buttons-get-stuck-loading, https://github.com/python-telegram-bot/python-telegram-bot/blob/master/examples/inlinebot.py</text:p>
          </table:table-cell>
        </table:table-row>
        <table:table-row table:style-name="ro1">
          <table:table-cell office:value-type="string" calcext:value-type="string">
            <text:p>inline bot telegram</text:p>
          </table:table-cell>
          <table:table-cell office:value-type="string" calcext:value-type="string">
            <text:p>inline telegram (7)</text:p>
          </table:table-cell>
          <table:table-cell office:value-type="float" office:value="441" calcext:value-type="float">
            <text:p>441</text:p>
          </table:table-cell>
          <table:table-cell office:value-type="float" office:value="4455" calcext:value-type="float">
            <text:p>4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nvcomp.it/about-telegram-bot-api-inline-mode-fa58d980ae89, https://core.telegram.org/api/bots/inline, https://superuser.com/questions/1422023/how-does-one-enable-disable-inline-bot-use-in-telegram-chats, https://telegram.org/blog/inline-bots?setln=it, https://telegrambots.github.io/book/3/inline.html, https://community.make.com/t/telegram-inline-queries-and-callback-data/44240, https://www.reddit.com/r/Telegram/comments/kyjarj/what_are_some_of_the_best_inline_bots_you_use_and/, https://core.telegram.org/bots/2-0-intro, https://stackoverflow.com/questions/74672289/telegram-inline-bot-buttons-get-stuck-loading, https://github.com/python-telegram-bot/python-telegram-bot/blob/master/examples/inlinebot.py</text:p>
          </table:table-cell>
        </table:table-row>
        <table:table-row table:style-name="ro1">
          <table:table-cell office:value-type="string" calcext:value-type="string">
            <text:p>inline telegram bot</text:p>
          </table:table-cell>
          <table:table-cell office:value-type="string" calcext:value-type="string">
            <text:p>inline telegram (7)</text:p>
          </table:table-cell>
          <table:table-cell office:value-type="float" office:value="441" calcext:value-type="float">
            <text:p>441</text:p>
          </table:table-cell>
          <table:table-cell office:value-type="float" office:value="4455" calcext:value-type="float">
            <text:p>4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nvcomp.it/about-telegram-bot-api-inline-mode-fa58d980ae89, https://core.telegram.org/api/bots/inline, https://superuser.com/questions/1422023/how-does-one-enable-disable-inline-bot-use-in-telegram-chats, https://telegram.org/blog/inline-bots?setln=it, https://telegrambots.github.io/book/3/inline.html, https://community.make.com/t/telegram-inline-queries-and-callback-data/44240, https://www.reddit.com/r/Telegram/comments/kyjarj/what_are_some_of_the_best_inline_bots_you_use_and/, https://core.telegram.org/bots/2-0-intro, https://stackoverflow.com/questions/74672289/telegram-inline-bot-buttons-get-stuck-loading, https://github.com/python-telegram-bot/python-telegram-bot/blob/master/examples/inlinebot.py</text:p>
          </table:table-cell>
        </table:table-row>
        <table:table-row table:style-name="ro1">
          <table:table-cell office:value-type="string" calcext:value-type="string">
            <text:p>telegram bot inline</text:p>
          </table:table-cell>
          <table:table-cell office:value-type="string" calcext:value-type="string">
            <text:p>inline telegram (7)</text:p>
          </table:table-cell>
          <table:table-cell office:value-type="float" office:value="441" calcext:value-type="float">
            <text:p>441</text:p>
          </table:table-cell>
          <table:table-cell office:value-type="float" office:value="4455" calcext:value-type="float">
            <text:p>4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nvcomp.it/about-telegram-bot-api-inline-mode-fa58d980ae89, https://core.telegram.org/api/bots/inline, https://superuser.com/questions/1422023/how-does-one-enable-disable-inline-bot-use-in-telegram-chats, https://telegram.org/blog/inline-bots?setln=it, https://telegrambots.github.io/book/3/inline.html, https://community.make.com/t/telegram-inline-queries-and-callback-data/44240, https://www.reddit.com/r/Telegram/comments/kyjarj/what_are_some_of_the_best_inline_bots_you_use_and/, https://core.telegram.org/bots/2-0-intro, https://stackoverflow.com/questions/74672289/telegram-inline-bot-buttons-get-stuck-loading, https://github.com/python-telegram-bot/python-telegram-bot/blob/master/examples/inlinebot.py</text:p>
          </table:table-cell>
        </table:table-row>
        <table:table-row table:style-name="ro1">
          <table:table-cell office:value-type="string" calcext:value-type="string">
            <text:p>telegram inline bot</text:p>
          </table:table-cell>
          <table:table-cell office:value-type="string" calcext:value-type="string">
            <text:p>inline telegram (7)</text:p>
          </table:table-cell>
          <table:table-cell office:value-type="float" office:value="441" calcext:value-type="float">
            <text:p>441</text:p>
          </table:table-cell>
          <table:table-cell office:value-type="float" office:value="4455" calcext:value-type="float">
            <text:p>4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nvcomp.it/about-telegram-bot-api-inline-mode-fa58d980ae89, https://core.telegram.org/api/bots/inline, https://superuser.com/questions/1422023/how-does-one-enable-disable-inline-bot-use-in-telegram-chats, https://telegram.org/blog/inline-bots?setln=it, https://telegrambots.github.io/book/3/inline.html, https://community.make.com/t/telegram-inline-queries-and-callback-data/44240, https://www.reddit.com/r/Telegram/comments/kyjarj/what_are_some_of_the_best_inline_bots_you_use_and/, https://core.telegram.org/bots/2-0-intro, https://stackoverflow.com/questions/74672289/telegram-inline-bot-buttons-get-stuck-loading, https://github.com/python-telegram-bot/python-telegram-bot/blob/master/examples/inlinebot.py</text:p>
          </table:table-cell>
        </table:table-row>
        <table:table-row table:style-name="ro1">
          <table:table-cell office:value-type="string" calcext:value-type="string">
            <text:p>chat gpt telegram</text:p>
          </table:table-cell>
          <table:table-cell office:value-type="string" calcext:value-type="string">
            <text:p>chat gpt telegram (9)</text:p>
          </table:table-cell>
          <table:table-cell office:value-type="float" office:value="1515" calcext:value-type="float">
            <text:p>1515</text:p>
          </table:table-cell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tgptontelegram.com/, https://github.com/father-bot/chatgpt_telegram_bot, https://github.com/n3d1117/chatgpt-telegram-bot, https://t.me/GPT4Telegrambot, https://www.reddit.com/r/ChatGPT/comments/1252iik/i_built_a_free_chatgpt4_bot_on_telegram/, https://community.openai.com/t/what-are-the-best-chatgpt-telegram-bots/287820, https://www.simplilearn.com/tutorials/chatgpt-tutorial/chatgpt-for-telegram, https://www.make.com/en/use-cases/chatgpt-telegram-bot, https://community.openai.com/t/creating-a-telegram-bot-with-custom-gpts/581011, https://gptask.io/</text:p>
          </table:table-cell>
        </table:table-row>
        <table:table-row table:style-name="ro1">
          <table:table-cell office:value-type="string" calcext:value-type="string">
            <text:p>chat gpt bot telegram</text:p>
          </table:table-cell>
          <table:table-cell office:value-type="string" calcext:value-type="string">
            <text:p>chat gpt telegram (9)</text:p>
          </table:table-cell>
          <table:table-cell office:value-type="float" office:value="353" calcext:value-type="float">
            <text:p>353</text:p>
          </table:table-cell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tgptontelegram.com/, https://github.com/father-bot/chatgpt_telegram_bot, https://github.com/n3d1117/chatgpt-telegram-bot, https://t.me/GPT4Telegrambot, https://www.reddit.com/r/ChatGPT/comments/1252iik/i_built_a_free_chatgpt4_bot_on_telegram/, https://community.openai.com/t/what-are-the-best-chatgpt-telegram-bots/287820, https://www.simplilearn.com/tutorials/chatgpt-tutorial/chatgpt-for-telegram, https://www.make.com/en/use-cases/chatgpt-telegram-bot, https://community.openai.com/t/creating-a-telegram-bot-with-custom-gpts/581011, https://gptask.io/</text:p>
          </table:table-cell>
        </table:table-row>
        <table:table-row table:style-name="ro1">
          <table:table-cell office:value-type="string" calcext:value-type="string">
            <text:p>telegram bot chat gpt</text:p>
          </table:table-cell>
          <table:table-cell office:value-type="string" calcext:value-type="string">
            <text:p>chat gpt telegram (9)</text:p>
          </table:table-cell>
          <table:table-cell office:value-type="float" office:value="353" calcext:value-type="float">
            <text:p>353</text:p>
          </table:table-cell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tgptontelegram.com/, https://github.com/father-bot/chatgpt_telegram_bot, https://github.com/n3d1117/chatgpt-telegram-bot, https://t.me/GPT4Telegrambot, https://www.reddit.com/r/ChatGPT/comments/1252iik/i_built_a_free_chatgpt4_bot_on_telegram/, https://community.openai.com/t/what-are-the-best-chatgpt-telegram-bots/287820, https://www.simplilearn.com/tutorials/chatgpt-tutorial/chatgpt-for-telegram, https://www.make.com/en/use-cases/chatgpt-telegram-bot, https://community.openai.com/t/creating-a-telegram-bot-with-custom-gpts/581011, https://gptask.io/</text:p>
          </table:table-cell>
        </table:table-row>
        <table:table-row table:style-name="ro1">
          <table:table-cell office:value-type="string" calcext:value-type="string">
            <text:p>telegram chat gpt bot</text:p>
          </table:table-cell>
          <table:table-cell office:value-type="string" calcext:value-type="string">
            <text:p>chat gpt telegram (9)</text:p>
          </table:table-cell>
          <table:table-cell office:value-type="float" office:value="353" calcext:value-type="float">
            <text:p>353</text:p>
          </table:table-cell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tgptontelegram.com/, https://github.com/father-bot/chatgpt_telegram_bot, https://github.com/n3d1117/chatgpt-telegram-bot, https://t.me/GPT4Telegrambot, https://www.reddit.com/r/ChatGPT/comments/1252iik/i_built_a_free_chatgpt4_bot_on_telegram/, https://community.openai.com/t/what-are-the-best-chatgpt-telegram-bots/287820, https://www.simplilearn.com/tutorials/chatgpt-tutorial/chatgpt-for-telegram, https://www.make.com/en/use-cases/chatgpt-telegram-bot, https://community.openai.com/t/creating-a-telegram-bot-with-custom-gpts/581011, https://gptask.io/</text:p>
          </table:table-cell>
        </table:table-row>
        <table:table-row table:style-name="ro1">
          <table:table-cell office:value-type="string" calcext:value-type="string">
            <text:p>chatgpt bot telegram</text:p>
          </table:table-cell>
          <table:table-cell office:value-type="string" calcext:value-type="string">
            <text:p>chat gpt telegram (9)</text:p>
          </table:table-cell>
          <table:table-cell office:value-type="float" office:value="158" calcext:value-type="float">
            <text:p>158</text:p>
          </table:table-cell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tgptontelegram.com/, https://github.com/father-bot/chatgpt_telegram_bot, https://github.com/n3d1117/chatgpt-telegram-bot, https://t.me/GPT4Telegrambot, https://www.reddit.com/r/ChatGPT/comments/1252iik/i_built_a_free_chatgpt4_bot_on_telegram/, https://community.openai.com/t/what-are-the-best-chatgpt-telegram-bots/287820, https://www.simplilearn.com/tutorials/chatgpt-tutorial/chatgpt-for-telegram, https://www.make.com/en/use-cases/chatgpt-telegram-bot, https://community.openai.com/t/creating-a-telegram-bot-with-custom-gpts/581011, https://gptask.io/</text:p>
          </table:table-cell>
        </table:table-row>
        <table:table-row table:style-name="ro1">
          <table:table-cell office:value-type="string" calcext:value-type="string">
            <text:p>telegram chatgpt bot</text:p>
          </table:table-cell>
          <table:table-cell office:value-type="string" calcext:value-type="string">
            <text:p>chat gpt telegram (9)</text:p>
          </table:table-cell>
          <table:table-cell office:value-type="float" office:value="158" calcext:value-type="float">
            <text:p>158</text:p>
          </table:table-cell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tgptontelegram.com/, https://github.com/father-bot/chatgpt_telegram_bot, https://github.com/n3d1117/chatgpt-telegram-bot, https://t.me/GPT4Telegrambot, https://www.reddit.com/r/ChatGPT/comments/1252iik/i_built_a_free_chatgpt4_bot_on_telegram/, https://community.openai.com/t/what-are-the-best-chatgpt-telegram-bots/287820, https://www.simplilearn.com/tutorials/chatgpt-tutorial/chatgpt-for-telegram, https://www.make.com/en/use-cases/chatgpt-telegram-bot, https://community.openai.com/t/creating-a-telegram-bot-with-custom-gpts/581011, https://gptask.io/</text:p>
          </table:table-cell>
        </table:table-row>
        <table:table-row table:style-name="ro1">
          <table:table-cell office:value-type="string" calcext:value-type="string">
            <text:p>telegram bot chatgpt</text:p>
          </table:table-cell>
          <table:table-cell office:value-type="string" calcext:value-type="string">
            <text:p>chat gpt telegram (9)</text:p>
          </table:table-cell>
          <table:table-cell office:value-type="float" office:value="158" calcext:value-type="float">
            <text:p>158</text:p>
          </table:table-cell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tgptontelegram.com/, https://github.com/father-bot/chatgpt_telegram_bot, https://github.com/n3d1117/chatgpt-telegram-bot, https://t.me/GPT4Telegrambot, https://www.reddit.com/r/ChatGPT/comments/1252iik/i_built_a_free_chatgpt4_bot_on_telegram/, https://community.openai.com/t/what-are-the-best-chatgpt-telegram-bots/287820, https://www.simplilearn.com/tutorials/chatgpt-tutorial/chatgpt-for-telegram, https://www.make.com/en/use-cases/chatgpt-telegram-bot, https://community.openai.com/t/creating-a-telegram-bot-with-custom-gpts/581011, https://gptask.io/</text:p>
          </table:table-cell>
        </table:table-row>
        <table:table-row table:style-name="ro1">
          <table:table-cell office:value-type="string" calcext:value-type="string">
            <text:p>chat gpt in telegram</text:p>
          </table:table-cell>
          <table:table-cell office:value-type="string" calcext:value-type="string">
            <text:p>chat gpt telegram (9)</text:p>
          </table:table-cell>
          <table:table-cell office:value-type="float" office:value="18" calcext:value-type="float">
            <text:p>18</text:p>
          </table:table-cell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tgptontelegram.com/, https://github.com/father-bot/chatgpt_telegram_bot, https://github.com/n3d1117/chatgpt-telegram-bot, https://t.me/GPT4Telegrambot, https://www.reddit.com/r/ChatGPT/comments/1252iik/i_built_a_free_chatgpt4_bot_on_telegram/, https://community.openai.com/t/what-are-the-best-chatgpt-telegram-bots/287820, https://www.simplilearn.com/tutorials/chatgpt-tutorial/chatgpt-for-telegram, https://www.make.com/en/use-cases/chatgpt-telegram-bot, https://community.openai.com/t/creating-a-telegram-bot-with-custom-gpts/581011, https://gptask.io/</text:p>
          </table:table-cell>
        </table:table-row>
        <table:table-row table:style-name="ro1">
          <table:table-cell office:value-type="string" calcext:value-type="string">
            <text:p>chatgpt on telegram</text:p>
          </table:table-cell>
          <table:table-cell office:value-type="string" calcext:value-type="string">
            <text:p>chat gpt telegram (9)</text:p>
          </table:table-cell>
          <table:table-cell office:value-type="float" office:value="0" calcext:value-type="float">
            <text:p>0</text:p>
          </table:table-cell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tgptontelegram.com/, https://github.com/father-bot/chatgpt_telegram_bot, https://github.com/n3d1117/chatgpt-telegram-bot, https://t.me/GPT4Telegrambot, https://www.reddit.com/r/ChatGPT/comments/1252iik/i_built_a_free_chatgpt4_bot_on_telegram/, https://community.openai.com/t/what-are-the-best-chatgpt-telegram-bots/287820, https://www.simplilearn.com/tutorials/chatgpt-tutorial/chatgpt-for-telegram, https://www.make.com/en/use-cases/chatgpt-telegram-bot, https://community.openai.com/t/creating-a-telegram-bot-with-custom-gpts/581011, https://gptask.io/</text:p>
          </table:table-cell>
        </table:table-row>
        <table:table-row table:style-name="ro1">
          <table:table-cell office:value-type="string" calcext:value-type="string">
            <text:p>ai bot telegram</text:p>
          </table:table-cell>
          <table:table-cell office:value-type="string" calcext:value-type="string">
            <text:p>ai bot telegram (6)</text:p>
          </table:table-cell>
          <table:table-cell office:value-type="float" office:value="602" calcext:value-type="float">
            <text:p>602</text:p>
          </table:table-cell>
          <table:table-cell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press.com/blog/top-telegram-chatbots, https://t.me/GPT4Telegrambot, https://lunabot.ai/en/telegram, https://www.voiceflow.com/blog/telegram-chatbot#:~:text=A%20Telegram%20Bot%20is%20a,and%20other%20requests%20and%20actions., https://discuss.huggingface.co/t/telegram-ai-chatbot/144417, https://github.com/emingenc/telegramGPT, https://telegrambotlist.com/, https://relevanceai.com/agent-templates-software/telegram, https://sinch.com/blog/the-10-best-telegram-bots/, https://community.make.com/t/making-a-chatbot-in-telegram/69497</text:p>
          </table:table-cell>
        </table:table-row>
        <table:table-row table:style-name="ro1">
          <table:table-cell office:value-type="string" calcext:value-type="string">
            <text:p>telegram ai bot</text:p>
          </table:table-cell>
          <table:table-cell office:value-type="string" calcext:value-type="string">
            <text:p>ai bot telegram (6)</text:p>
          </table:table-cell>
          <table:table-cell office:value-type="float" office:value="602" calcext:value-type="float">
            <text:p>602</text:p>
          </table:table-cell>
          <table:table-cell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press.com/blog/top-telegram-chatbots, https://t.me/GPT4Telegrambot, https://lunabot.ai/en/telegram, https://www.voiceflow.com/blog/telegram-chatbot#:~:text=A%20Telegram%20Bot%20is%20a,and%20other%20requests%20and%20actions., https://discuss.huggingface.co/t/telegram-ai-chatbot/144417, https://github.com/emingenc/telegramGPT, https://telegrambotlist.com/, https://relevanceai.com/agent-templates-software/telegram, https://sinch.com/blog/the-10-best-telegram-bots/, https://community.make.com/t/making-a-chatbot-in-telegram/69497</text:p>
          </table:table-cell>
        </table:table-row>
        <table:table-row table:style-name="ro1">
          <table:table-cell office:value-type="string" calcext:value-type="string">
            <text:p>ai telegram bot</text:p>
          </table:table-cell>
          <table:table-cell office:value-type="string" calcext:value-type="string">
            <text:p>ai bot telegram (6)</text:p>
          </table:table-cell>
          <table:table-cell office:value-type="float" office:value="602" calcext:value-type="float">
            <text:p>602</text:p>
          </table:table-cell>
          <table:table-cell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press.com/blog/top-telegram-chatbots, https://t.me/GPT4Telegrambot, https://lunabot.ai/en/telegram, https://www.voiceflow.com/blog/telegram-chatbot#:~:text=A%20Telegram%20Bot%20is%20a,and%20other%20requests%20and%20actions., https://discuss.huggingface.co/t/telegram-ai-chatbot/144417, https://github.com/emingenc/telegramGPT, https://telegrambotlist.com/, https://relevanceai.com/agent-templates-software/telegram, https://sinch.com/blog/the-10-best-telegram-bots/, https://community.make.com/t/making-a-chatbot-in-telegram/69497</text:p>
          </table:table-cell>
        </table:table-row>
        <table:table-row table:style-name="ro1">
          <table:table-cell office:value-type="string" calcext:value-type="string">
            <text:p>ai telegram bots</text:p>
          </table:table-cell>
          <table:table-cell office:value-type="string" calcext:value-type="string">
            <text:p>ai bot telegram (6)</text:p>
          </table:table-cell>
          <table:table-cell office:value-type="float" office:value="602" calcext:value-type="float">
            <text:p>602</text:p>
          </table:table-cell>
          <table:table-cell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press.com/blog/top-telegram-chatbots, https://t.me/GPT4Telegrambot, https://lunabot.ai/en/telegram, https://www.voiceflow.com/blog/telegram-chatbot#:~:text=A%20Telegram%20Bot%20is%20a,and%20other%20requests%20and%20actions., https://discuss.huggingface.co/t/telegram-ai-chatbot/144417, https://github.com/emingenc/telegramGPT, https://telegrambotlist.com/, https://relevanceai.com/agent-templates-software/telegram, https://sinch.com/blog/the-10-best-telegram-bots/, https://community.make.com/t/making-a-chatbot-in-telegram/69497</text:p>
          </table:table-cell>
        </table:table-row>
        <table:table-row table:style-name="ro1">
          <table:table-cell office:value-type="string" calcext:value-type="string">
            <text:p>telegram ai chatbot</text:p>
          </table:table-cell>
          <table:table-cell office:value-type="string" calcext:value-type="string">
            <text:p>ai bot telegram (6)</text:p>
          </table:table-cell>
          <table:table-cell office:value-type="float" office:value="43" calcext:value-type="float">
            <text:p>43</text:p>
          </table:table-cell>
          <table:table-cell office:value-type="float" office:value="2494" calcext:value-type="float">
            <text:p>2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press.com/blog/top-telegram-chatbots, https://t.me/GPT4Telegrambot, https://lunabot.ai/en/telegram, https://www.voiceflow.com/blog/telegram-chatbot#:~:text=A%20Telegram%20Bot%20is%20a,and%20other%20requests%20and%20actions., https://discuss.huggingface.co/t/telegram-ai-chatbot/144417, https://github.com/emingenc/telegramGPT, https://telegrambotlist.com/, https://relevanceai.com/agent-templates-software/telegram, https://sinch.com/blog/the-10-best-telegram-bots/, https://community.make.com/t/making-a-chatbot-in-telegram/69497</text:p>
          </table:table-cell>
        </table:table-row>
        <table:table-row table:style-name="ro1">
          <table:table-cell office:value-type="string" calcext:value-type="string">
            <text:p>ai chatbot telegram</text:p>
          </table:table-cell>
          <table:table-cell office:value-type="string" calcext:value-type="string">
            <text:p>ai bot telegram (6)</text:p>
          </table:table-cell>
          <table:table-cell office:value-type="float" office:value="43" calcext:value-type="float">
            <text:p>43</text:p>
          </table:table-cell>
          <table:table-cell office:value-type="float" office:value="2494" calcext:value-type="float">
            <text:p>2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press.com/blog/top-telegram-chatbots, https://t.me/GPT4Telegrambot, https://lunabot.ai/en/telegram, https://www.voiceflow.com/blog/telegram-chatbot#:~:text=A%20Telegram%20Bot%20is%20a,and%20other%20requests%20and%20actions., https://discuss.huggingface.co/t/telegram-ai-chatbot/144417, https://github.com/emingenc/telegramGPT, https://telegrambotlist.com/, https://relevanceai.com/agent-templates-software/telegram, https://sinch.com/blog/the-10-best-telegram-bots/, https://community.make.com/t/making-a-chatbot-in-telegram/69497</text:p>
          </table:table-cell>
        </table:table-row>
        <table:table-row table:style-name="ro1">
          <table:table-cell office:value-type="string" calcext:value-type="string">
            <text:p>bot group telegram</text:p>
          </table:table-cell>
          <table:table-cell office:value-type="string" calcext:value-type="string">
            <text:p>bot group telegram (10)</text:p>
          </table:table-cell>
          <table:table-cell office:value-type="float" office:value="596" calcext:value-type="float">
            <text:p>596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sync_dime/ultimate-list-of-50-essential-telegram-bots-hn, https://www.save.day/blog-posts/channel-telegram-bot, https://www.airdroid.com/ai-insights/telegram-bots-for-groups/, https://www.reddit.com/r/TelegramBots/comments/1aqzo6g/top_5_telegram_bots_you_use/, https://telegrambotlist.com/, https://chatimize.com/telegram-bot-group/, https://core.telegram.org/bots/features, https://www.quora.com/Can-you-recommend-some-creative-and-engaging-bots-on-Telegram, https://github.com/kalanakt/awesome-telegram, https://botpenguin.com/blogs/telegram-bots-for-groups</text:p>
          </table:table-cell>
        </table:table-row>
        <table:table-row table:style-name="ro1">
          <table:table-cell office:value-type="string" calcext:value-type="string">
            <text:p>bot telegram group</text:p>
          </table:table-cell>
          <table:table-cell office:value-type="string" calcext:value-type="string">
            <text:p>bot group telegram (10)</text:p>
          </table:table-cell>
          <table:table-cell office:value-type="float" office:value="596" calcext:value-type="float">
            <text:p>596</text:p>
          </table:table-cell>
          <table:table-cell office:value-type="float" office:value="1856" calcext:value-type="float">
            <text:p>1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sync_dime/ultimate-list-of-50-essential-telegram-bots-hn, https://www.save.day/blog-posts/channel-telegram-bot, https://www.airdroid.com/ai-insights/telegram-bots-for-groups/, https://www.reddit.com/r/TelegramBots/comments/1aqzo6g/top_5_telegram_bots_you_use/, https://telegrambotlist.com/, https://chatimize.com/telegram-bot-group/, https://core.telegram.org/bots/features, https://www.quora.com/Can-you-recommend-some-creative-and-engaging-bots-on-Telegram, https://github.com/kalanakt/awesome-telegram, https://botpenguin.com/blogs/telegram-bots-for-groups</text:p>
          </table:table-cell>
        </table:table-row>
        <table:table-row table:style-name="ro1">
          <table:table-cell office:value-type="string" calcext:value-type="string">
            <text:p>telegram bots for groups</text:p>
          </table:table-cell>
          <table:table-cell office:value-type="string" calcext:value-type="string">
            <text:p>bot group telegram (10)</text:p>
          </table:table-cell>
          <table:table-cell office:value-type="float" office:value="293" calcext:value-type="float">
            <text:p>293</text:p>
          </table:table-cell>
          <table:table-cell office:value-type="float" office:value="1856" calcext:value-type="float">
            <text:p>1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sync_dime/ultimate-list-of-50-essential-telegram-bots-hn, https://www.save.day/blog-posts/channel-telegram-bot, https://www.airdroid.com/ai-insights/telegram-bots-for-groups/, https://www.reddit.com/r/TelegramBots/comments/1aqzo6g/top_5_telegram_bots_you_use/, https://telegrambotlist.com/, https://chatimize.com/telegram-bot-group/, https://core.telegram.org/bots/features, https://www.quora.com/Can-you-recommend-some-creative-and-engaging-bots-on-Telegram, https://github.com/kalanakt/awesome-telegram, https://botpenguin.com/blogs/telegram-bots-for-groups</text:p>
          </table:table-cell>
        </table:table-row>
        <table:table-row table:style-name="ro1">
          <table:table-cell office:value-type="string" calcext:value-type="string">
            <text:p>bots for telegram group</text:p>
          </table:table-cell>
          <table:table-cell office:value-type="string" calcext:value-type="string">
            <text:p>bot group telegram (10)</text:p>
          </table:table-cell>
          <table:table-cell office:value-type="float" office:value="293" calcext:value-type="float">
            <text:p>293</text:p>
          </table:table-cell>
          <table:table-cell office:value-type="float" office:value="1856" calcext:value-type="float">
            <text:p>1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sync_dime/ultimate-list-of-50-essential-telegram-bots-hn, https://www.save.day/blog-posts/channel-telegram-bot, https://www.airdroid.com/ai-insights/telegram-bots-for-groups/, https://www.reddit.com/r/TelegramBots/comments/1aqzo6g/top_5_telegram_bots_you_use/, https://telegrambotlist.com/, https://chatimize.com/telegram-bot-group/, https://core.telegram.org/bots/features, https://www.quora.com/Can-you-recommend-some-creative-and-engaging-bots-on-Telegram, https://github.com/kalanakt/awesome-telegram, https://botpenguin.com/blogs/telegram-bots-for-groups</text:p>
          </table:table-cell>
        </table:table-row>
        <table:table-row table:style-name="ro1">
          <table:table-cell office:value-type="string" calcext:value-type="string">
            <text:p>telegram bot group link</text:p>
          </table:table-cell>
          <table:table-cell office:value-type="string" calcext:value-type="string">
            <text:p>bot group telegram (10)</text:p>
          </table:table-cell>
          <table:table-cell office:value-type="float" office:value="56" calcext:value-type="float">
            <text:p>56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sync_dime/ultimate-list-of-50-essential-telegram-bots-hn, https://www.save.day/blog-posts/channel-telegram-bot, https://www.airdroid.com/ai-insights/telegram-bots-for-groups/, https://www.reddit.com/r/TelegramBots/comments/1aqzo6g/top_5_telegram_bots_you_use/, https://telegrambotlist.com/, https://chatimize.com/telegram-bot-group/, https://core.telegram.org/bots/features, https://www.quora.com/Can-you-recommend-some-creative-and-engaging-bots-on-Telegram, https://github.com/kalanakt/awesome-telegram, https://botpenguin.com/blogs/telegram-bots-for-groups</text:p>
          </table:table-cell>
        </table:table-row>
        <table:table-row table:style-name="ro1">
          <table:table-cell office:value-type="string" calcext:value-type="string">
            <text:p>bots on telegram channel</text:p>
          </table:table-cell>
          <table:table-cell office:value-type="string" calcext:value-type="string">
            <text:p>bot group telegram (10)</text:p>
          </table:table-cell>
          <table:table-cell office:value-type="float" office:value="20" calcext:value-type="float">
            <text:p>20</text:p>
          </table:table-cell>
          <table:table-cell office:value-type="float" office:value="1856" calcext:value-type="float">
            <text:p>1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sync_dime/ultimate-list-of-50-essential-telegram-bots-hn, https://www.save.day/blog-posts/channel-telegram-bot, https://www.airdroid.com/ai-insights/telegram-bots-for-groups/, https://www.reddit.com/r/TelegramBots/comments/1aqzo6g/top_5_telegram_bots_you_use/, https://telegrambotlist.com/, https://chatimize.com/telegram-bot-group/, https://core.telegram.org/bots/features, https://www.quora.com/Can-you-recommend-some-creative-and-engaging-bots-on-Telegram, https://github.com/kalanakt/awesome-telegram, https://botpenguin.com/blogs/telegram-bots-for-groups</text:p>
          </table:table-cell>
        </table:table-row>
        <table:table-row table:style-name="ro1">
          <table:table-cell office:value-type="string" calcext:value-type="string">
            <text:p>best bot for telegram group</text:p>
          </table:table-cell>
          <table:table-cell office:value-type="string" calcext:value-type="string">
            <text:p>bot group telegram (10)</text:p>
          </table:table-cell>
          <table:table-cell office:value-type="float" office:value="1" calcext:value-type="float">
            <text:p>1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sync_dime/ultimate-list-of-50-essential-telegram-bots-hn, https://www.save.day/blog-posts/channel-telegram-bot, https://www.airdroid.com/ai-insights/telegram-bots-for-groups/, https://www.reddit.com/r/TelegramBots/comments/1aqzo6g/top_5_telegram_bots_you_use/, https://telegrambotlist.com/, https://chatimize.com/telegram-bot-group/, https://core.telegram.org/bots/features, https://www.quora.com/Can-you-recommend-some-creative-and-engaging-bots-on-Telegram, https://github.com/kalanakt/awesome-telegram, https://botpenguin.com/blogs/telegram-bots-for-groups</text:p>
          </table:table-cell>
        </table:table-row>
        <table:table-row table:style-name="ro1">
          <table:table-cell office:value-type="string" calcext:value-type="string">
            <text:p>best telegram bots for groups</text:p>
          </table:table-cell>
          <table:table-cell office:value-type="string" calcext:value-type="string">
            <text:p>bot group telegram (10)</text:p>
          </table:table-cell>
          <table:table-cell office:value-type="float" office:value="1" calcext:value-type="float">
            <text:p>1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sync_dime/ultimate-list-of-50-essential-telegram-bots-hn, https://www.save.day/blog-posts/channel-telegram-bot, https://www.airdroid.com/ai-insights/telegram-bots-for-groups/, https://www.reddit.com/r/TelegramBots/comments/1aqzo6g/top_5_telegram_bots_you_use/, https://telegrambotlist.com/, https://chatimize.com/telegram-bot-group/, https://core.telegram.org/bots/features, https://www.quora.com/Can-you-recommend-some-creative-and-engaging-bots-on-Telegram, https://github.com/kalanakt/awesome-telegram, https://botpenguin.com/blogs/telegram-bots-for-groups</text:p>
          </table:table-cell>
        </table:table-row>
        <table:table-row table:style-name="ro1">
          <table:table-cell office:value-type="string" calcext:value-type="string">
            <text:p>best free telegram bots for groups</text:p>
          </table:table-cell>
          <table:table-cell office:value-type="string" calcext:value-type="string">
            <text:p>bot group telegram (10)</text:p>
          </table:table-cell>
          <table:table-cell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sync_dime/ultimate-list-of-50-essential-telegram-bots-hn, https://www.save.day/blog-posts/channel-telegram-bot, https://www.airdroid.com/ai-insights/telegram-bots-for-groups/, https://www.reddit.com/r/TelegramBots/comments/1aqzo6g/top_5_telegram_bots_you_use/, https://telegrambotlist.com/, https://chatimize.com/telegram-bot-group/, https://core.telegram.org/bots/features, https://www.quora.com/Can-you-recommend-some-creative-and-engaging-bots-on-Telegram, https://github.com/kalanakt/awesome-telegram, https://botpenguin.com/blogs/telegram-bots-for-groups</text:p>
          </table:table-cell>
        </table:table-row>
        <table:table-row table:style-name="ro1">
          <table:table-cell office:value-type="string" calcext:value-type="string">
            <text:p>free telegram bots for groups</text:p>
          </table:table-cell>
          <table:table-cell office:value-type="string" calcext:value-type="string">
            <text:p>bot group telegram (10)</text:p>
          </table:table-cell>
          <table:table-cell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sync_dime/ultimate-list-of-50-essential-telegram-bots-hn, https://www.save.day/blog-posts/channel-telegram-bot, https://www.airdroid.com/ai-insights/telegram-bots-for-groups/, https://www.reddit.com/r/TelegramBots/comments/1aqzo6g/top_5_telegram_bots_you_use/, https://telegrambotlist.com/, https://chatimize.com/telegram-bot-group/, https://core.telegram.org/bots/features, https://www.quora.com/Can-you-recommend-some-creative-and-engaging-bots-on-Telegram, https://github.com/kalanakt/awesome-telegram, https://botpenguin.com/blogs/telegram-bots-for-groups</text:p>
          </table:table-cell>
        </table:table-row>
        <table:table-row table:style-name="ro1">
          <table:table-cell office:value-type="string" calcext:value-type="string">
            <text:p>file bot telegram</text:p>
          </table:table-cell>
          <table:table-cell office:value-type="string" calcext:value-type="string">
            <text:p>file bot telegram (4)</text:p>
          </table:table-cell>
          <table:table-cell office:value-type="float" office:value="731" calcext:value-type="float">
            <text:p>731</text:p>
          </table:table-cell>
          <table:table-cell office:value-type="float" office:value="1525" calcext:value-type="float">
            <text:p>1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CodeXBotz/File-Sharing-Bot, https://t.me/newfileconverterbot, https://core.telegram.org/bots/faq, https://core.telegram.org/bots/features, https://github.com/EverythingSuckz/TG-FileStreamBot, https://t.me/filetobot, https://telegrambots.github.io/book/3/files.html, https://core.telegram.org/api/files, https://stackoverflow.com/questions/55470047/how-to-send-file-via-telegram-bot, https://telegram-bot-sdk.readme.io/reference/getfile</text:p>
          </table:table-cell>
        </table:table-row>
        <table:table-row table:style-name="ro1">
          <table:table-cell office:value-type="string" calcext:value-type="string">
            <text:p>telegram file bot</text:p>
          </table:table-cell>
          <table:table-cell office:value-type="string" calcext:value-type="string">
            <text:p>file bot telegram (4)</text:p>
          </table:table-cell>
          <table:table-cell office:value-type="float" office:value="731" calcext:value-type="float">
            <text:p>731</text:p>
          </table:table-cell>
          <table:table-cell office:value-type="float" office:value="1525" calcext:value-type="float">
            <text:p>1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CodeXBotz/File-Sharing-Bot, https://t.me/newfileconverterbot, https://core.telegram.org/bots/faq, https://core.telegram.org/bots/features, https://github.com/EverythingSuckz/TG-FileStreamBot, https://t.me/filetobot, https://telegrambots.github.io/book/3/files.html, https://core.telegram.org/api/files, https://stackoverflow.com/questions/55470047/how-to-send-file-via-telegram-bot, https://telegram-bot-sdk.readme.io/reference/getfile</text:p>
          </table:table-cell>
        </table:table-row>
        <table:table-row table:style-name="ro1">
          <table:table-cell office:value-type="string" calcext:value-type="string">
            <text:p>file to bot telegram</text:p>
          </table:table-cell>
          <table:table-cell office:value-type="string" calcext:value-type="string">
            <text:p>file bot telegram (4)</text:p>
          </table:table-cell>
          <table:table-cell office:value-type="float" office:value="63" calcext:value-type="float">
            <text:p>63</text:p>
          </table:table-cell>
          <table:table-cell office:value-type="float" office:value="1525" calcext:value-type="float">
            <text:p>1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CodeXBotz/File-Sharing-Bot, https://t.me/newfileconverterbot, https://core.telegram.org/bots/faq, https://core.telegram.org/bots/features, https://github.com/EverythingSuckz/TG-FileStreamBot, https://t.me/filetobot, https://telegrambots.github.io/book/3/files.html, https://core.telegram.org/api/files, https://stackoverflow.com/questions/55470047/how-to-send-file-via-telegram-bot, https://telegram-bot-sdk.readme.io/reference/getfile</text:p>
          </table:table-cell>
        </table:table-row>
        <table:table-row table:style-name="ro1">
          <table:table-cell office:value-type="string" calcext:value-type="string">
            <text:p>telegram link to file bot</text:p>
          </table:table-cell>
          <table:table-cell office:value-type="string" calcext:value-type="string">
            <text:p>file bot telegram (4)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CodeXBotz/File-Sharing-Bot, https://t.me/newfileconverterbot, https://core.telegram.org/bots/faq, https://core.telegram.org/bots/features, https://github.com/EverythingSuckz/TG-FileStreamBot, https://t.me/filetobot, https://telegrambots.github.io/book/3/files.html, https://core.telegram.org/api/files, https://stackoverflow.com/questions/55470047/how-to-send-file-via-telegram-bot, https://telegram-bot-sdk.readme.io/reference/getfile</text:p>
          </table:table-cell>
        </table:table-row>
        <table:table-row table:style-name="ro1">
          <table:table-cell office:value-type="string" calcext:value-type="string">
            <text:p>button telegram bot</text:p>
          </table:table-cell>
          <table:table-cell office:value-type="string" calcext:value-type="string">
            <text:p>button telegram bot (12)</text:p>
          </table:table-cell>
          <table:table-cell office:value-type="float" office:value="282" calcext:value-type="float">
            <text:p>282</text:p>
          </table:table-cell>
          <table:table-cell office:value-type="float" office:value="1366" calcext:value-type="float">
            <text:p>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api/bots/buttons, https://handbook.tmat.me/en/messages/buttons, https://core.telegram.org/bots/2-0-intro, https://medium.com/@travilabs/building-a-simple-telegram-bot-with-buttons-using-python-0a16c52485c0, https://community.make.com/t/walkthru-adding-buttons-to-telegram-bots-video/49999, https://www.geeksforgeeks.org/keyboard-buttons-in-telegram-bot-using-python/, https://community.latenode.com/t/how-to-implement-interactive-buttons-in-a-telegram-bot/9610, https://stackoverflow.com/questions/76705388/python-telegram-bot-send-message-with-buttons, https://community.make.com/t/telegram-button/41464, https://core.telegram.org/api/bots/menu</text:p>
          </table:table-cell>
        </table:table-row>
        <table:table-row table:style-name="ro1">
          <table:table-cell office:value-type="string" calcext:value-type="string">
            <text:p>telegram bot button</text:p>
          </table:table-cell>
          <table:table-cell office:value-type="string" calcext:value-type="string">
            <text:p>button telegram bot (12)</text:p>
          </table:table-cell>
          <table:table-cell office:value-type="float" office:value="282" calcext:value-type="float">
            <text:p>282</text:p>
          </table:table-cell>
          <table:table-cell office:value-type="float" office:value="1366" calcext:value-type="float">
            <text:p>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api/bots/buttons, https://handbook.tmat.me/en/messages/buttons, https://core.telegram.org/bots/2-0-intro, https://medium.com/@travilabs/building-a-simple-telegram-bot-with-buttons-using-python-0a16c52485c0, https://community.make.com/t/walkthru-adding-buttons-to-telegram-bots-video/49999, https://www.geeksforgeeks.org/keyboard-buttons-in-telegram-bot-using-python/, https://community.latenode.com/t/how-to-implement-interactive-buttons-in-a-telegram-bot/9610, https://stackoverflow.com/questions/76705388/python-telegram-bot-send-message-with-buttons, https://community.make.com/t/telegram-button/41464, https://core.telegram.org/api/bots/menu</text:p>
          </table:table-cell>
        </table:table-row>
        <table:table-row table:style-name="ro1">
          <table:table-cell office:value-type="string" calcext:value-type="string">
            <text:p>telegram button bot</text:p>
          </table:table-cell>
          <table:table-cell office:value-type="string" calcext:value-type="string">
            <text:p>button telegram bot (12)</text:p>
          </table:table-cell>
          <table:table-cell office:value-type="float" office:value="282" calcext:value-type="float">
            <text:p>282</text:p>
          </table:table-cell>
          <table:table-cell office:value-type="float" office:value="1366" calcext:value-type="float">
            <text:p>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api/bots/buttons, https://handbook.tmat.me/en/messages/buttons, https://core.telegram.org/bots/2-0-intro, https://medium.com/@travilabs/building-a-simple-telegram-bot-with-buttons-using-python-0a16c52485c0, https://community.make.com/t/walkthru-adding-buttons-to-telegram-bots-video/49999, https://www.geeksforgeeks.org/keyboard-buttons-in-telegram-bot-using-python/, https://community.latenode.com/t/how-to-implement-interactive-buttons-in-a-telegram-bot/9610, https://stackoverflow.com/questions/76705388/python-telegram-bot-send-message-with-buttons, https://community.make.com/t/telegram-button/41464, https://core.telegram.org/api/bots/menu</text:p>
          </table:table-cell>
        </table:table-row>
        <table:table-row table:style-name="ro1">
          <table:table-cell office:value-type="string" calcext:value-type="string">
            <text:p>telegram inline button</text:p>
          </table:table-cell>
          <table:table-cell office:value-type="string" calcext:value-type="string">
            <text:p>button telegram bot (12)</text:p>
          </table:table-cell>
          <table:table-cell office:value-type="float" office:value="188" calcext:value-type="float">
            <text:p>188</text:p>
          </table:table-cell>
          <table:table-cell office:value-type="float" office:value="1366" calcext:value-type="float">
            <text:p>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api/bots/buttons, https://handbook.tmat.me/en/messages/buttons, https://core.telegram.org/bots/2-0-intro, https://medium.com/@travilabs/building-a-simple-telegram-bot-with-buttons-using-python-0a16c52485c0, https://community.make.com/t/walkthru-adding-buttons-to-telegram-bots-video/49999, https://www.geeksforgeeks.org/keyboard-buttons-in-telegram-bot-using-python/, https://community.latenode.com/t/how-to-implement-interactive-buttons-in-a-telegram-bot/9610, https://stackoverflow.com/questions/76705388/python-telegram-bot-send-message-with-buttons, https://community.make.com/t/telegram-button/41464, https://core.telegram.org/api/bots/menu</text:p>
          </table:table-cell>
        </table:table-row>
        <table:table-row table:style-name="ro1">
          <table:table-cell office:value-type="string" calcext:value-type="string">
            <text:p>telegram api buttons</text:p>
          </table:table-cell>
          <table:table-cell office:value-type="string" calcext:value-type="string">
            <text:p>button telegram bot (12)</text:p>
          </table:table-cell>
          <table:table-cell office:value-type="float" office:value="156" calcext:value-type="float">
            <text:p>156</text:p>
          </table:table-cell>
          <table:table-cell office:value-type="float" office:value="1366" calcext:value-type="float">
            <text:p>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api/bots/buttons, https://handbook.tmat.me/en/messages/buttons, https://core.telegram.org/bots/2-0-intro, https://medium.com/@travilabs/building-a-simple-telegram-bot-with-buttons-using-python-0a16c52485c0, https://community.make.com/t/walkthru-adding-buttons-to-telegram-bots-video/49999, https://www.geeksforgeeks.org/keyboard-buttons-in-telegram-bot-using-python/, https://community.latenode.com/t/how-to-implement-interactive-buttons-in-a-telegram-bot/9610, https://stackoverflow.com/questions/76705388/python-telegram-bot-send-message-with-buttons, https://community.make.com/t/telegram-button/41464, https://core.telegram.org/api/bots/menu</text:p>
          </table:table-cell>
        </table:table-row>
        <table:table-row table:style-name="ro1">
          <table:table-cell office:value-type="string" calcext:value-type="string">
            <text:p>inline button telegram bot</text:p>
          </table:table-cell>
          <table:table-cell office:value-type="string" calcext:value-type="string">
            <text:p>button telegram bot (12)</text:p>
          </table:table-cell>
          <table:table-cell office:value-type="float" office:value="50" calcext:value-type="float">
            <text:p>50</text:p>
          </table:table-cell>
          <table:table-cell office:value-type="float" office:value="1366" calcext:value-type="float">
            <text:p>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api/bots/buttons, https://handbook.tmat.me/en/messages/buttons, https://core.telegram.org/bots/2-0-intro, https://medium.com/@travilabs/building-a-simple-telegram-bot-with-buttons-using-python-0a16c52485c0, https://community.make.com/t/walkthru-adding-buttons-to-telegram-bots-video/49999, https://www.geeksforgeeks.org/keyboard-buttons-in-telegram-bot-using-python/, https://community.latenode.com/t/how-to-implement-interactive-buttons-in-a-telegram-bot/9610, https://stackoverflow.com/questions/76705388/python-telegram-bot-send-message-with-buttons, https://community.make.com/t/telegram-button/41464, https://core.telegram.org/api/bots/menu</text:p>
          </table:table-cell>
        </table:table-row>
        <table:table-row table:style-name="ro1">
          <table:table-cell office:value-type="string" calcext:value-type="string">
            <text:p>telegram bot inline buttons</text:p>
          </table:table-cell>
          <table:table-cell office:value-type="string" calcext:value-type="string">
            <text:p>button telegram bot (12)</text:p>
          </table:table-cell>
          <table:table-cell office:value-type="float" office:value="50" calcext:value-type="float">
            <text:p>50</text:p>
          </table:table-cell>
          <table:table-cell office:value-type="float" office:value="1366" calcext:value-type="float">
            <text:p>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api/bots/buttons, https://handbook.tmat.me/en/messages/buttons, https://core.telegram.org/bots/2-0-intro, https://medium.com/@travilabs/building-a-simple-telegram-bot-with-buttons-using-python-0a16c52485c0, https://community.make.com/t/walkthru-adding-buttons-to-telegram-bots-video/49999, https://www.geeksforgeeks.org/keyboard-buttons-in-telegram-bot-using-python/, https://community.latenode.com/t/how-to-implement-interactive-buttons-in-a-telegram-bot/9610, https://stackoverflow.com/questions/76705388/python-telegram-bot-send-message-with-buttons, https://community.make.com/t/telegram-button/41464, https://core.telegram.org/api/bots/menu</text:p>
          </table:table-cell>
        </table:table-row>
        <table:table-row table:style-name="ro1">
          <table:table-cell office:value-type="string" calcext:value-type="string">
            <text:p>telegram bot api buttons</text:p>
          </table:table-cell>
          <table:table-cell office:value-type="string" calcext:value-type="string">
            <text:p>button telegram bot (12)</text:p>
          </table:table-cell>
          <table:table-cell office:value-type="float" office:value="42" calcext:value-type="float">
            <text:p>42</text:p>
          </table:table-cell>
          <table:table-cell office:value-type="float" office:value="1366" calcext:value-type="float">
            <text:p>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api/bots/buttons, https://handbook.tmat.me/en/messages/buttons, https://core.telegram.org/bots/2-0-intro, https://medium.com/@travilabs/building-a-simple-telegram-bot-with-buttons-using-python-0a16c52485c0, https://community.make.com/t/walkthru-adding-buttons-to-telegram-bots-video/49999, https://www.geeksforgeeks.org/keyboard-buttons-in-telegram-bot-using-python/, https://community.latenode.com/t/how-to-implement-interactive-buttons-in-a-telegram-bot/9610, https://stackoverflow.com/questions/76705388/python-telegram-bot-send-message-with-buttons, https://community.make.com/t/telegram-button/41464, https://core.telegram.org/api/bots/menu</text:p>
          </table:table-cell>
        </table:table-row>
        <table:table-row table:style-name="ro1">
          <table:table-cell office:value-type="string" calcext:value-type="string">
            <text:p>telegram bot with buttons</text:p>
          </table:table-cell>
          <table:table-cell office:value-type="string" calcext:value-type="string">
            <text:p>button telegram bot (12)</text:p>
          </table:table-cell>
          <table:table-cell office:value-type="float" office:value="17" calcext:value-type="float">
            <text:p>17</text:p>
          </table:table-cell>
          <table:table-cell office:value-type="float" office:value="1366" calcext:value-type="float">
            <text:p>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api/bots/buttons, https://handbook.tmat.me/en/messages/buttons, https://core.telegram.org/bots/2-0-intro, https://medium.com/@travilabs/building-a-simple-telegram-bot-with-buttons-using-python-0a16c52485c0, https://community.make.com/t/walkthru-adding-buttons-to-telegram-bots-video/49999, https://www.geeksforgeeks.org/keyboard-buttons-in-telegram-bot-using-python/, https://community.latenode.com/t/how-to-implement-interactive-buttons-in-a-telegram-bot/9610, https://stackoverflow.com/questions/76705388/python-telegram-bot-send-message-with-buttons, https://community.make.com/t/telegram-button/41464, https://core.telegram.org/api/bots/menu</text:p>
          </table:table-cell>
        </table:table-row>
        <table:table-row table:style-name="ro1">
          <table:table-cell office:value-type="string" calcext:value-type="string">
            <text:p>telegram bot add buttons</text:p>
          </table:table-cell>
          <table:table-cell office:value-type="string" calcext:value-type="string">
            <text:p>button telegram bot (12)</text:p>
          </table:table-cell>
          <table:table-cell office:value-type="float" office:value="16" calcext:value-type="float">
            <text:p>16</text:p>
          </table:table-cell>
          <table:table-cell office:value-type="float" office:value="1366" calcext:value-type="float">
            <text:p>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api/bots/buttons, https://handbook.tmat.me/en/messages/buttons, https://core.telegram.org/bots/2-0-intro, https://medium.com/@travilabs/building-a-simple-telegram-bot-with-buttons-using-python-0a16c52485c0, https://community.make.com/t/walkthru-adding-buttons-to-telegram-bots-video/49999, https://www.geeksforgeeks.org/keyboard-buttons-in-telegram-bot-using-python/, https://community.latenode.com/t/how-to-implement-interactive-buttons-in-a-telegram-bot/9610, https://stackoverflow.com/questions/76705388/python-telegram-bot-send-message-with-buttons, https://community.make.com/t/telegram-button/41464, https://core.telegram.org/api/bots/menu</text:p>
          </table:table-cell>
        </table:table-row>
        <table:table-row table:style-name="ro1">
          <table:table-cell office:value-type="string" calcext:value-type="string">
            <text:p>telegram bot buttons example</text:p>
          </table:table-cell>
          <table:table-cell office:value-type="string" calcext:value-type="string">
            <text:p>button telegram bot (12)</text:p>
          </table:table-cell>
          <table:table-cell office:value-type="float" office:value="1" calcext:value-type="float">
            <text:p>1</text:p>
          </table:table-cell>
          <table:table-cell office:value-type="float" office:value="1366" calcext:value-type="float">
            <text:p>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api/bots/buttons, https://handbook.tmat.me/en/messages/buttons, https://core.telegram.org/bots/2-0-intro, https://medium.com/@travilabs/building-a-simple-telegram-bot-with-buttons-using-python-0a16c52485c0, https://community.make.com/t/walkthru-adding-buttons-to-telegram-bots-video/49999, https://www.geeksforgeeks.org/keyboard-buttons-in-telegram-bot-using-python/, https://community.latenode.com/t/how-to-implement-interactive-buttons-in-a-telegram-bot/9610, https://stackoverflow.com/questions/76705388/python-telegram-bot-send-message-with-buttons, https://community.make.com/t/telegram-button/41464, https://core.telegram.org/api/bots/menu</text:p>
          </table:table-cell>
        </table:table-row>
        <table:table-row table:style-name="ro1">
          <table:table-cell office:value-type="string" calcext:value-type="string">
            <text:p>telegram bot send message with buttons</text:p>
          </table:table-cell>
          <table:table-cell office:value-type="string" calcext:value-type="string">
            <text:p>button telegram bot (12)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api/bots/buttons, https://handbook.tmat.me/en/messages/buttons, https://core.telegram.org/bots/2-0-intro, https://medium.com/@travilabs/building-a-simple-telegram-bot-with-buttons-using-python-0a16c52485c0, https://community.make.com/t/walkthru-adding-buttons-to-telegram-bots-video/49999, https://www.geeksforgeeks.org/keyboard-buttons-in-telegram-bot-using-python/, https://community.latenode.com/t/how-to-implement-interactive-buttons-in-a-telegram-bot/9610, https://stackoverflow.com/questions/76705388/python-telegram-bot-send-message-with-buttons, https://community.make.com/t/telegram-button/41464, https://core.telegram.org/api/bots/menu</text:p>
          </table:table-cell>
        </table:table-row>
        <table:table-row table:style-name="ro1">
          <table:table-cell office:value-type="string" calcext:value-type="string">
            <text:p>bot download telegram</text:p>
          </table:table-cell>
          <table:table-cell office:value-type="string" calcext:value-type="string">
            <text:p>bot download telegram (4)</text:p>
          </table:table-cell>
          <table:table-cell office:value-type="float" office:value="316" calcext:value-type="float">
            <text:p>316</text:p>
          </table:table-cell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-telegram-bot.org/, https://t.me/APKFreeDownloader_Bot, https://www.nuget.org/packages/telegram.bot/, https://www.reddit.com/r/Python/comments/1e73i3f/i_created_a_telegram_bot_for_downloading/, https://dev.to/async_dime/ultimate-list-of-50-essential-telegram-bots-hn, https://github.com/diegormirhan/all-in-one-downloader-bot, https://play.google.com/store/apps/details?id=org.telegram.messenger&amp;hl=en_IN, https://pypi.org/project/python-telegram-bot/, https://t.me/DownloadsMasterBot, https://www.cryptohopper.com/marketplace/apps/app?app_id=11</text:p>
          </table:table-cell>
        </table:table-row>
        <table:table-row table:style-name="ro1">
          <table:table-cell office:value-type="string" calcext:value-type="string">
            <text:p>bot telegram download</text:p>
          </table:table-cell>
          <table:table-cell office:value-type="string" calcext:value-type="string">
            <text:p>bot download telegram (4)</text:p>
          </table:table-cell>
          <table:table-cell office:value-type="float" office:value="316" calcext:value-type="float">
            <text:p>316</text:p>
          </table:table-cell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-telegram-bot.org/, https://t.me/APKFreeDownloader_Bot, https://www.nuget.org/packages/telegram.bot/, https://www.reddit.com/r/Python/comments/1e73i3f/i_created_a_telegram_bot_for_downloading/, https://dev.to/async_dime/ultimate-list-of-50-essential-telegram-bots-hn, https://github.com/diegormirhan/all-in-one-downloader-bot, https://play.google.com/store/apps/details?id=org.telegram.messenger&amp;hl=en_IN, https://pypi.org/project/python-telegram-bot/, https://t.me/DownloadsMasterBot, https://www.cryptohopper.com/marketplace/apps/app?app_id=11</text:p>
          </table:table-cell>
        </table:table-row>
        <table:table-row table:style-name="ro1">
          <table:table-cell office:value-type="string" calcext:value-type="string">
            <text:p>download bot telegram</text:p>
          </table:table-cell>
          <table:table-cell office:value-type="string" calcext:value-type="string">
            <text:p>bot download telegram (4)</text:p>
          </table:table-cell>
          <table:table-cell office:value-type="float" office:value="316" calcext:value-type="float">
            <text:p>316</text:p>
          </table:table-cell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-telegram-bot.org/, https://t.me/APKFreeDownloader_Bot, https://www.nuget.org/packages/telegram.bot/, https://www.reddit.com/r/Python/comments/1e73i3f/i_created_a_telegram_bot_for_downloading/, https://dev.to/async_dime/ultimate-list-of-50-essential-telegram-bots-hn, https://github.com/diegormirhan/all-in-one-downloader-bot, https://play.google.com/store/apps/details?id=org.telegram.messenger&amp;hl=en_IN, https://pypi.org/project/python-telegram-bot/, https://t.me/DownloadsMasterBot, https://www.cryptohopper.com/marketplace/apps/app?app_id=11</text:p>
          </table:table-cell>
        </table:table-row>
        <table:table-row table:style-name="ro1">
          <table:table-cell office:value-type="string" calcext:value-type="string">
            <text:p>download telegram bot</text:p>
          </table:table-cell>
          <table:table-cell office:value-type="string" calcext:value-type="string">
            <text:p>bot download telegram (4)</text:p>
          </table:table-cell>
          <table:table-cell office:value-type="float" office:value="316" calcext:value-type="float">
            <text:p>316</text:p>
          </table:table-cell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-telegram-bot.org/, https://t.me/APKFreeDownloader_Bot, https://www.nuget.org/packages/telegram.bot/, https://www.reddit.com/r/Python/comments/1e73i3f/i_created_a_telegram_bot_for_downloading/, https://dev.to/async_dime/ultimate-list-of-50-essential-telegram-bots-hn, https://github.com/diegormirhan/all-in-one-downloader-bot, https://play.google.com/store/apps/details?id=org.telegram.messenger&amp;hl=en_IN, https://pypi.org/project/python-telegram-bot/, https://t.me/DownloadsMasterBot, https://www.cryptohopper.com/marketplace/apps/app?app_id=11</text:p>
          </table:table-cell>
        </table:table-row>
        <table:table-row table:style-name="ro1">
          <table:table-cell office:value-type="string" calcext:value-type="string">
            <text:p>free telegram bot</text:p>
          </table:table-cell>
          <table:table-cell office:value-type="string" calcext:value-type="string">
            <text:p>free telegram bot (4)</text:p>
          </table:table-cell>
          <table:table-cell office:value-type="float" office:value="375" calcext:value-type="float">
            <text:p>375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endpulse.com/features/chatbot/telegram, https://sinch.com/blog/the-10-best-telegram-bots/, https://t.me/GPT4Telegrambot, https://botpenguin.com/platform/chatbot-for-telegram, https://flowxo.com/how-to-create-a-bot-for-telegram-short-and-simple-guide-for-beginners/, https://telegrambotlist.com/, https://www.reddit.com/r/learnpython/comments/1fqqou4/where_can_i_host_a_telegram_bot_for_free/, https://www.such.chat/, https://dev.to/async_dime/ultimate-list-of-50-essential-telegram-bots-hn, https://manybot.io/</text:p>
          </table:table-cell>
        </table:table-row>
        <table:table-row table:style-name="ro1">
          <table:table-cell office:value-type="string" calcext:value-type="string">
            <text:p>telegram bot free</text:p>
          </table:table-cell>
          <table:table-cell office:value-type="string" calcext:value-type="string">
            <text:p>free telegram bot (4)</text:p>
          </table:table-cell>
          <table:table-cell office:value-type="float" office:value="375" calcext:value-type="float">
            <text:p>375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endpulse.com/features/chatbot/telegram, https://sinch.com/blog/the-10-best-telegram-bots/, https://t.me/GPT4Telegrambot, https://botpenguin.com/platform/chatbot-for-telegram, https://flowxo.com/how-to-create-a-bot-for-telegram-short-and-simple-guide-for-beginners/, https://telegrambotlist.com/, https://www.reddit.com/r/learnpython/comments/1fqqou4/where_can_i_host_a_telegram_bot_for_free/, https://www.such.chat/, https://dev.to/async_dime/ultimate-list-of-50-essential-telegram-bots-hn, https://manybot.io/</text:p>
          </table:table-cell>
        </table:table-row>
        <table:table-row table:style-name="ro1">
          <table:table-cell office:value-type="string" calcext:value-type="string">
            <text:p>telegram free bot</text:p>
          </table:table-cell>
          <table:table-cell office:value-type="string" calcext:value-type="string">
            <text:p>free telegram bot (4)</text:p>
          </table:table-cell>
          <table:table-cell office:value-type="float" office:value="375" calcext:value-type="float">
            <text:p>375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endpulse.com/features/chatbot/telegram, https://sinch.com/blog/the-10-best-telegram-bots/, https://t.me/GPT4Telegrambot, https://botpenguin.com/platform/chatbot-for-telegram, https://flowxo.com/how-to-create-a-bot-for-telegram-short-and-simple-guide-for-beginners/, https://telegrambotlist.com/, https://www.reddit.com/r/learnpython/comments/1fqqou4/where_can_i_host_a_telegram_bot_for_free/, https://www.such.chat/, https://dev.to/async_dime/ultimate-list-of-50-essential-telegram-bots-hn, https://manybot.io/</text:p>
          </table:table-cell>
        </table:table-row>
        <table:table-row table:style-name="ro1">
          <table:table-cell office:value-type="string" calcext:value-type="string">
            <text:p>bot telegram gratis</text:p>
          </table:table-cell>
          <table:table-cell office:value-type="string" calcext:value-type="string">
            <text:p>free telegram bot (4)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endpulse.com/features/chatbot/telegram, https://sinch.com/blog/the-10-best-telegram-bots/, https://t.me/GPT4Telegrambot, https://botpenguin.com/platform/chatbot-for-telegram, https://flowxo.com/how-to-create-a-bot-for-telegram-short-and-simple-guide-for-beginners/, https://telegrambotlist.com/, https://www.reddit.com/r/learnpython/comments/1fqqou4/where_can_i_host_a_telegram_bot_for_free/, https://www.such.chat/, https://dev.to/async_dime/ultimate-list-of-50-essential-telegram-bots-hn, https://manybot.io/</text:p>
          </table:table-cell>
        </table:table-row>
        <table:table-row table:style-name="ro1">
          <table:table-cell office:value-type="string" calcext:value-type="string">
            <text:p>stickers bot</text:p>
          </table:table-cell>
          <table:table-cell office:value-type="string" calcext:value-type="string">
            <text:p>stickers bot (5)</text:p>
          </table:table-cell>
          <table:table-cell office:value-type="float" office:value="531" calcext:value-type="float">
            <text:p>531</text:p>
          </table:table-cell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import-stickers, https://t.me/fStikBot, https://telegram.me/stickers, https://www.sogni.ai/stickers, https://core.telegram.org/stickers, https://core.telegram.org/api/stickers, https://github.com/breakdowns/kang-stickerbot, https://telegram.org/blog/sticker-maker, https://www.reddit.com/r/TelegramBots/comments/12wx2k4/telegram_bot_for_importing_animated_stickerly/</text:p>
          </table:table-cell>
        </table:table-row>
        <table:table-row table:style-name="ro1">
          <table:table-cell office:value-type="string" calcext:value-type="string">
            <text:p>bot sticker telegram</text:p>
          </table:table-cell>
          <table:table-cell office:value-type="string" calcext:value-type="string">
            <text:p>stickers bot (5)</text:p>
          </table:table-cell>
          <table:table-cell office:value-type="float" office:value="144" calcext:value-type="float">
            <text:p>144</text:p>
          </table:table-cell>
          <table:table-cell office:value-type="float" office:value="1107" calcext:value-type="float">
            <text:p>11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import-stickers, https://t.me/fStikBot, https://telegram.me/stickers, https://www.sogni.ai/stickers, https://core.telegram.org/stickers, https://core.telegram.org/api/stickers, https://github.com/breakdowns/kang-stickerbot, https://telegram.org/blog/sticker-maker, https://www.reddit.com/r/TelegramBots/comments/12wx2k4/telegram_bot_for_importing_animated_stickerly/</text:p>
          </table:table-cell>
        </table:table-row>
        <table:table-row table:style-name="ro1">
          <table:table-cell office:value-type="string" calcext:value-type="string">
            <text:p>sticker bot telegram</text:p>
          </table:table-cell>
          <table:table-cell office:value-type="string" calcext:value-type="string">
            <text:p>stickers bot (5)</text:p>
          </table:table-cell>
          <table:table-cell office:value-type="float" office:value="144" calcext:value-type="float">
            <text:p>144</text:p>
          </table:table-cell>
          <table:table-cell office:value-type="float" office:value="1107" calcext:value-type="float">
            <text:p>1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import-stickers, https://t.me/fStikBot, https://telegram.me/stickers, https://www.sogni.ai/stickers, https://core.telegram.org/stickers, https://core.telegram.org/api/stickers, https://github.com/breakdowns/kang-stickerbot, https://telegram.org/blog/sticker-maker, https://www.reddit.com/r/TelegramBots/comments/12wx2k4/telegram_bot_for_importing_animated_stickerly/</text:p>
          </table:table-cell>
        </table:table-row>
        <table:table-row table:style-name="ro1">
          <table:table-cell office:value-type="string" calcext:value-type="string">
            <text:p>sticker telegram bot</text:p>
          </table:table-cell>
          <table:table-cell office:value-type="string" calcext:value-type="string">
            <text:p>stickers bot (5)</text:p>
          </table:table-cell>
          <table:table-cell office:value-type="float" office:value="144" calcext:value-type="float">
            <text:p>144</text:p>
          </table:table-cell>
          <table:table-cell office:value-type="float" office:value="1107" calcext:value-type="float">
            <text:p>1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import-stickers, https://t.me/fStikBot, https://telegram.me/stickers, https://www.sogni.ai/stickers, https://core.telegram.org/stickers, https://core.telegram.org/api/stickers, https://github.com/breakdowns/kang-stickerbot, https://telegram.org/blog/sticker-maker, https://www.reddit.com/r/TelegramBots/comments/12wx2k4/telegram_bot_for_importing_animated_stickerly/</text:p>
          </table:table-cell>
        </table:table-row>
        <table:table-row table:style-name="ro1">
          <table:table-cell office:value-type="string" calcext:value-type="string">
            <text:p>telegram bot stickers</text:p>
          </table:table-cell>
          <table:table-cell office:value-type="string" calcext:value-type="string">
            <text:p>stickers bot (5)</text:p>
          </table:table-cell>
          <table:table-cell office:value-type="float" office:value="144" calcext:value-type="float">
            <text:p>144</text:p>
          </table:table-cell>
          <table:table-cell office:value-type="float" office:value="1107" calcext:value-type="float">
            <text:p>1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import-stickers, https://t.me/fStikBot, https://telegram.me/stickers, https://www.sogni.ai/stickers, https://core.telegram.org/stickers, https://core.telegram.org/api/stickers, https://github.com/breakdowns/kang-stickerbot, https://telegram.org/blog/sticker-maker, https://www.reddit.com/r/TelegramBots/comments/12wx2k4/telegram_bot_for_importing_animated_stickerly/</text:p>
          </table:table-cell>
        </table:table-row>
        <table:table-row table:style-name="ro1">
          <table:table-cell office:value-type="string" calcext:value-type="string">
            <text:p>telegram channel bot</text:p>
          </table:table-cell>
          <table:table-cell office:value-type="string" calcext:value-type="string">
            <text:p>telegram channel bot (6)</text:p>
          </table:table-cell>
          <table:table-cell office:value-type="float" office:value="320" calcext:value-type="float">
            <text:p>320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features, https://www.contentful.com/blog/telegram-webhooks-bots/, https://www.save.day/blog-posts/channel-telegram-bot, https://chatimize.com/telegram-bot-group/, https://dev.to/async_dime/ultimate-list-of-50-essential-telegram-bots-hn, https://t.me/SearcheeBot, https://www.invitemember.com/, https://stackoverflow.com/questions/33126743/how-do-i-add-my-bot-to-a-telegram-channel, https://sinch.com/blog/how-to-create-use-chatbot-telegram/#:~:text=A%20Telegram%20chatbot%20is%20an,and%20the%20bots%20respond%20accordingly., https://sinch.com/blog/the-10-best-telegram-bots/</text:p>
          </table:table-cell>
        </table:table-row>
        <table:table-row table:style-name="ro1">
          <table:table-cell office:value-type="string" calcext:value-type="string">
            <text:p>bot telegram channel</text:p>
          </table:table-cell>
          <table:table-cell office:value-type="string" calcext:value-type="string">
            <text:p>telegram channel bot (6)</text:p>
          </table:table-cell>
          <table:table-cell office:value-type="float" office:value="320" calcext:value-type="float">
            <text:p>320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features, https://www.contentful.com/blog/telegram-webhooks-bots/, https://www.save.day/blog-posts/channel-telegram-bot, https://chatimize.com/telegram-bot-group/, https://dev.to/async_dime/ultimate-list-of-50-essential-telegram-bots-hn, https://t.me/SearcheeBot, https://www.invitemember.com/, https://stackoverflow.com/questions/33126743/how-do-i-add-my-bot-to-a-telegram-channel, https://sinch.com/blog/how-to-create-use-chatbot-telegram/#:~:text=A%20Telegram%20chatbot%20is%20an,and%20the%20bots%20respond%20accordingly., https://sinch.com/blog/the-10-best-telegram-bots/</text:p>
          </table:table-cell>
        </table:table-row>
        <table:table-row table:style-name="ro1">
          <table:table-cell office:value-type="string" calcext:value-type="string">
            <text:p>telegram bots for channels</text:p>
          </table:table-cell>
          <table:table-cell office:value-type="string" calcext:value-type="string">
            <text:p>telegram channel bot (6)</text:p>
          </table:table-cell>
          <table:table-cell office:value-type="float" office:value="78" calcext:value-type="float">
            <text:p>78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features, https://www.contentful.com/blog/telegram-webhooks-bots/, https://www.save.day/blog-posts/channel-telegram-bot, https://chatimize.com/telegram-bot-group/, https://dev.to/async_dime/ultimate-list-of-50-essential-telegram-bots-hn, https://t.me/SearcheeBot, https://www.invitemember.com/, https://stackoverflow.com/questions/33126743/how-do-i-add-my-bot-to-a-telegram-channel, https://sinch.com/blog/how-to-create-use-chatbot-telegram/#:~:text=A%20Telegram%20chatbot%20is%20an,and%20the%20bots%20respond%20accordingly., https://sinch.com/blog/the-10-best-telegram-bots/</text:p>
          </table:table-cell>
        </table:table-row>
        <table:table-row table:style-name="ro1">
          <table:table-cell office:value-type="string" calcext:value-type="string">
            <text:p>bot for telegram channel</text:p>
          </table:table-cell>
          <table:table-cell office:value-type="string" calcext:value-type="string">
            <text:p>telegram channel bot (6)</text:p>
          </table:table-cell>
          <table:table-cell office:value-type="float" office:value="78" calcext:value-type="float">
            <text:p>78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features, https://www.contentful.com/blog/telegram-webhooks-bots/, https://www.save.day/blog-posts/channel-telegram-bot, https://chatimize.com/telegram-bot-group/, https://dev.to/async_dime/ultimate-list-of-50-essential-telegram-bots-hn, https://t.me/SearcheeBot, https://www.invitemember.com/, https://stackoverflow.com/questions/33126743/how-do-i-add-my-bot-to-a-telegram-channel, https://sinch.com/blog/how-to-create-use-chatbot-telegram/#:~:text=A%20Telegram%20chatbot%20is%20an,and%20the%20bots%20respond%20accordingly., https://sinch.com/blog/the-10-best-telegram-bots/</text:p>
          </table:table-cell>
        </table:table-row>
        <table:table-row table:style-name="ro1">
          <table:table-cell office:value-type="string" calcext:value-type="string">
            <text:p>telegram bot in channel</text:p>
          </table:table-cell>
          <table:table-cell office:value-type="string" calcext:value-type="string">
            <text:p>telegram channel bot (6)</text:p>
          </table:table-cell>
          <table:table-cell office:value-type="float" office:value="50" calcext:value-type="float">
            <text:p>50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features, https://www.contentful.com/blog/telegram-webhooks-bots/, https://www.save.day/blog-posts/channel-telegram-bot, https://chatimize.com/telegram-bot-group/, https://dev.to/async_dime/ultimate-list-of-50-essential-telegram-bots-hn, https://t.me/SearcheeBot, https://www.invitemember.com/, https://stackoverflow.com/questions/33126743/how-do-i-add-my-bot-to-a-telegram-channel, https://sinch.com/blog/how-to-create-use-chatbot-telegram/#:~:text=A%20Telegram%20chatbot%20is%20an,and%20the%20bots%20respond%20accordingly., https://sinch.com/blog/the-10-best-telegram-bots/</text:p>
          </table:table-cell>
        </table:table-row>
        <table:table-row table:style-name="ro1">
          <table:table-cell office:value-type="string" calcext:value-type="string">
            <text:p>telegram channel management bot</text:p>
          </table:table-cell>
          <table:table-cell office:value-type="string" calcext:value-type="string">
            <text:p>telegram channel bot (6)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features, https://www.contentful.com/blog/telegram-webhooks-bots/, https://www.save.day/blog-posts/channel-telegram-bot, https://chatimize.com/telegram-bot-group/, https://dev.to/async_dime/ultimate-list-of-50-essential-telegram-bots-hn, https://t.me/SearcheeBot, https://www.invitemember.com/, https://stackoverflow.com/questions/33126743/how-do-i-add-my-bot-to-a-telegram-channel, https://sinch.com/blog/how-to-create-use-chatbot-telegram/#:~:text=A%20Telegram%20chatbot%20is%20an,and%20the%20bots%20respond%20accordingly., https://sinch.com/blog/the-10-best-telegram-bots/</text:p>
          </table:table-cell>
        </table:table-row>
        <table:table-row table:style-name="ro1">
          <table:table-cell office:value-type="string" calcext:value-type="string">
            <text:p>telegram bot web</text:p>
          </table:table-cell>
          <table:table-cell office:value-type="string" calcext:value-type="string">
            <text:p>telegram bot web (4)</text:p>
          </table:table-cell>
          <table:table-cell office:value-type="float" office:value="250" calcext:value-type="float">
            <text:p>250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venkroz/telegram-web-app-bot-example, https://core.telegram.org/bots/webapps, https://core.telegram.org/api/bots/webapps, https://core.telegram.org/bots/features, https://core.telegram.org/, https://core.telegram.org/api/bots, https://core.telegram.org/api/web-events, https://medium.com/@calixtemayoraz/step-by-step-guide-to-build-a-telegram-chatbot-with-a-simple-webapp-ui-using-python-44dca453522f, https://telegram.org/blog/bot-revolution, https://web.telegram.org/</text:p>
          </table:table-cell>
        </table:table-row>
        <table:table-row table:style-name="ro1">
          <table:table-cell office:value-type="string" calcext:value-type="string">
            <text:p>telegram web bot</text:p>
          </table:table-cell>
          <table:table-cell office:value-type="string" calcext:value-type="string">
            <text:p>telegram bot web (4)</text:p>
          </table:table-cell>
          <table:table-cell office:value-type="float" office:value="250" calcext:value-type="float">
            <text:p>250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venkroz/telegram-web-app-bot-example, https://core.telegram.org/bots/webapps, https://core.telegram.org/api/bots/webapps, https://core.telegram.org/bots/features, https://core.telegram.org/, https://core.telegram.org/api/bots, https://core.telegram.org/api/web-events, https://medium.com/@calixtemayoraz/step-by-step-guide-to-build-a-telegram-chatbot-with-a-simple-webapp-ui-using-python-44dca453522f, https://telegram.org/blog/bot-revolution, https://web.telegram.org/</text:p>
          </table:table-cell>
        </table:table-row>
        <table:table-row table:style-name="ro1">
          <table:table-cell office:value-type="string" calcext:value-type="string">
            <text:p>telegram web bots</text:p>
          </table:table-cell>
          <table:table-cell office:value-type="string" calcext:value-type="string">
            <text:p>telegram bot web (4)</text:p>
          </table:table-cell>
          <table:table-cell office:value-type="float" office:value="250" calcext:value-type="float">
            <text:p>250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venkroz/telegram-web-app-bot-example, https://core.telegram.org/bots/webapps, https://core.telegram.org/api/bots/webapps, https://core.telegram.org/bots/features, https://core.telegram.org/, https://core.telegram.org/api/bots, https://core.telegram.org/api/web-events, https://medium.com/@calixtemayoraz/step-by-step-guide-to-build-a-telegram-chatbot-with-a-simple-webapp-ui-using-python-44dca453522f, https://telegram.org/blog/bot-revolution, https://web.telegram.org/</text:p>
          </table:table-cell>
        </table:table-row>
        <table:table-row table:style-name="ro1">
          <table:table-cell office:value-type="string" calcext:value-type="string">
            <text:p>telegram web app api</text:p>
          </table:table-cell>
          <table:table-cell office:value-type="string" calcext:value-type="string">
            <text:p>telegram bot web (4)</text:p>
          </table:table-cell>
          <table:table-cell office:value-type="float" office:value="90" calcext:value-type="float">
            <text:p>90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venkroz/telegram-web-app-bot-example, https://core.telegram.org/bots/webapps, https://core.telegram.org/api/bots/webapps, https://core.telegram.org/bots/features, https://core.telegram.org/, https://core.telegram.org/api/bots, https://core.telegram.org/api/web-events, https://medium.com/@calixtemayoraz/step-by-step-guide-to-build-a-telegram-chatbot-with-a-simple-webapp-ui-using-python-44dca453522f, https://telegram.org/blog/bot-revolution, https://web.telegram.org/</text:p>
          </table:table-cell>
        </table:table-row>
        <table:table-row table:style-name="ro1">
          <table:table-cell office:value-type="string" calcext:value-type="string">
            <text:p>bot telegram video</text:p>
          </table:table-cell>
          <table:table-cell office:value-type="string" calcext:value-type="string">
            <text:p>bot telegram video (2)</text:p>
          </table:table-cell>
          <table:table-cell office:value-type="float" office:value="290" calcext:value-type="float">
            <text:p>290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api, https://dev.to/async_dime/ultimate-list-of-50-essential-telegram-bots-hn, https://www.quora.com/What-are-the-best-telegram-bots-to-download-videos-and-photos-from-social-media-with-high-quality, https://www.reddit.com/r/Python/comments/1e73i3f/i_created_a_telegram_bot_for_downloading/, https://www.reddit.com/r/androidapps/comments/18o0l9e/what_are_some_of_the_best_telegram_bots/</text:p>
          </table:table-cell>
        </table:table-row>
        <table:table-row table:style-name="ro1">
          <table:table-cell office:value-type="string" calcext:value-type="string">
            <text:p>video bot telegram</text:p>
          </table:table-cell>
          <table:table-cell office:value-type="string" calcext:value-type="string">
            <text:p>bot telegram video (2)</text:p>
          </table:table-cell>
          <table:table-cell office:value-type="float" office:value="290" calcext:value-type="float">
            <text:p>290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api, https://dev.to/async_dime/ultimate-list-of-50-essential-telegram-bots-hn, https://www.quora.com/What-are-the-best-telegram-bots-to-download-videos-and-photos-from-social-media-with-high-quality, https://www.reddit.com/r/Python/comments/1e73i3f/i_created_a_telegram_bot_for_downloading/, https://www.reddit.com/r/androidapps/comments/18o0l9e/what_are_some_of_the_best_telegram_bots/</text:p>
          </table:table-cell>
        </table:table-row>
        <table:table-row table:style-name="ro1">
          <table:table-cell office:value-type="string" calcext:value-type="string">
            <text:p>telegram shop bot</text:p>
          </table:table-cell>
          <table:table-cell office:value-type="string" calcext:value-type="string">
            <text:p>telegram shop bot (5)</text:p>
          </table:table-cell>
          <table:table-cell office:value-type="float" office:value="126" calcext:value-type="float">
            <text:p>126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ore.cc/, https://github.com/indmdev/Free-Telegram-Store-Bot, https://smartbotsland.com/shop/telegram-store-bot-setup-guide/, https://storebot.me/, https://t.me/shopbot, https://telegram.me/storebot, https://medium.com/@milad.ra/telegram-store-bot-f6f0f82f7776, https://botifi.me/en/telegram-bot/, https://github.com/NikolaySimakov/Shop-bot, https://www.fiverr.com/gigs/telegram-shop-bot</text:p>
          </table:table-cell>
        </table:table-row>
        <table:table-row table:style-name="ro1">
          <table:table-cell office:value-type="string" calcext:value-type="string">
            <text:p>shop bot telegram</text:p>
          </table:table-cell>
          <table:table-cell office:value-type="string" calcext:value-type="string">
            <text:p>telegram shop bot (5)</text:p>
          </table:table-cell>
          <table:table-cell office:value-type="float" office:value="126" calcext:value-type="float">
            <text:p>126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ore.cc/, https://github.com/indmdev/Free-Telegram-Store-Bot, https://smartbotsland.com/shop/telegram-store-bot-setup-guide/, https://storebot.me/, https://t.me/shopbot, https://telegram.me/storebot, https://medium.com/@milad.ra/telegram-store-bot-f6f0f82f7776, https://botifi.me/en/telegram-bot/, https://github.com/NikolaySimakov/Shop-bot, https://www.fiverr.com/gigs/telegram-shop-bot</text:p>
          </table:table-cell>
        </table:table-row>
        <table:table-row table:style-name="ro1">
          <table:table-cell office:value-type="string" calcext:value-type="string">
            <text:p>telegram bot shop</text:p>
          </table:table-cell>
          <table:table-cell office:value-type="string" calcext:value-type="string">
            <text:p>telegram shop bot (5)</text:p>
          </table:table-cell>
          <table:table-cell office:value-type="float" office:value="126" calcext:value-type="float">
            <text:p>126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ore.cc/, https://github.com/indmdev/Free-Telegram-Store-Bot, https://smartbotsland.com/shop/telegram-store-bot-setup-guide/, https://storebot.me/, https://t.me/shopbot, https://telegram.me/storebot, https://medium.com/@milad.ra/telegram-store-bot-f6f0f82f7776, https://botifi.me/en/telegram-bot/, https://github.com/NikolaySimakov/Shop-bot, https://www.fiverr.com/gigs/telegram-shop-bot</text:p>
          </table:table-cell>
        </table:table-row>
        <table:table-row table:style-name="ro1">
          <table:table-cell office:value-type="string" calcext:value-type="string">
            <text:p>telegram shopping bot</text:p>
          </table:table-cell>
          <table:table-cell office:value-type="string" calcext:value-type="string">
            <text:p>telegram shop bot (5)</text:p>
          </table:table-cell>
          <table:table-cell office:value-type="float" office:value="126" calcext:value-type="float">
            <text:p>126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ore.cc/, https://github.com/indmdev/Free-Telegram-Store-Bot, https://smartbotsland.com/shop/telegram-store-bot-setup-guide/, https://storebot.me/, https://t.me/shopbot, https://telegram.me/storebot, https://medium.com/@milad.ra/telegram-store-bot-f6f0f82f7776, https://botifi.me/en/telegram-bot/, https://github.com/NikolaySimakov/Shop-bot, https://www.fiverr.com/gigs/telegram-shop-bot</text:p>
          </table:table-cell>
        </table:table-row>
        <table:table-row table:style-name="ro1">
          <table:table-cell office:value-type="string" calcext:value-type="string">
            <text:p>bot store telegram</text:p>
          </table:table-cell>
          <table:table-cell office:value-type="string" calcext:value-type="string">
            <text:p>telegram shop bot (5)</text:p>
          </table:table-cell>
          <table:table-cell office:value-type="float" office:value="73" calcext:value-type="float">
            <text:p>73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tore.cc/, https://github.com/indmdev/Free-Telegram-Store-Bot, https://smartbotsland.com/shop/telegram-store-bot-setup-guide/, https://storebot.me/, https://t.me/shopbot, https://telegram.me/storebot, https://medium.com/@milad.ra/telegram-store-bot-f6f0f82f7776, https://botifi.me/en/telegram-bot/, https://github.com/NikolaySimakov/Shop-bot, https://www.fiverr.com/gigs/telegram-shop-bot</text:p>
          </table:table-cell>
        </table:table-row>
        <table:table-row table:style-name="ro1">
          <table:table-cell office:value-type="string" calcext:value-type="string">
            <text:p>download youtube telegram</text:p>
          </table:table-cell>
          <table:table-cell office:value-type="string" calcext:value-type="string">
            <text:p>download youtube telegram (17)</text:p>
          </table:table-cell>
          <table:table-cell office:value-type="float" office:value="117" calcext:value-type="float">
            <text:p>117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outube_dwnldr_bot, https://t.me/YtbDownBot, https://www.youtube.com/watch?v=O1CJJ4EoBDM, https://telegram.me/vid, https://github.com/tgbot-collection/ytdlbot, https://github.com/vaaski/telegram-ytdl, https://www.reddit.com/r/TelegramBots/comments/17g1o05/youtube_download_bot/, https://www.reddit.com/r/Python/comments/1e73i3f/i_created_a_telegram_bot_for_downloading/, https://qwertyllm.medium.com/creating-a-telegram-bot-that-can-download-youtube-videos-6d9f76d10a97, https://www.alphr.com/telegram-youtube-downloader/</text:p>
          </table:table-cell>
        </table:table-row>
        <table:table-row table:style-name="ro1">
          <table:table-cell office:value-type="string" calcext:value-type="string">
            <text:p>youtube download bot telegram</text:p>
          </table:table-cell>
          <table:table-cell office:value-type="string" calcext:value-type="string">
            <text:p>download youtube telegram (17)</text:p>
          </table:table-cell>
          <table:table-cell office:value-type="float" office:value="48" calcext:value-type="float">
            <text:p>48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outube_dwnldr_bot, https://t.me/YtbDownBot, https://www.youtube.com/watch?v=O1CJJ4EoBDM, https://telegram.me/vid, https://github.com/tgbot-collection/ytdlbot, https://github.com/vaaski/telegram-ytdl, https://www.reddit.com/r/TelegramBots/comments/17g1o05/youtube_download_bot/, https://www.reddit.com/r/Python/comments/1e73i3f/i_created_a_telegram_bot_for_downloading/, https://qwertyllm.medium.com/creating-a-telegram-bot-that-can-download-youtube-videos-6d9f76d10a97, https://www.alphr.com/telegram-youtube-downloader/</text:p>
          </table:table-cell>
        </table:table-row>
        <table:table-row table:style-name="ro1">
          <table:table-cell office:value-type="string" calcext:value-type="string">
            <text:p>telegram bot youtube download</text:p>
          </table:table-cell>
          <table:table-cell office:value-type="string" calcext:value-type="string">
            <text:p>download youtube telegram (17)</text:p>
          </table:table-cell>
          <table:table-cell office:value-type="float" office:value="48" calcext:value-type="float">
            <text:p>48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outube_dwnldr_bot, https://t.me/YtbDownBot, https://www.youtube.com/watch?v=O1CJJ4EoBDM, https://telegram.me/vid, https://github.com/tgbot-collection/ytdlbot, https://github.com/vaaski/telegram-ytdl, https://www.reddit.com/r/TelegramBots/comments/17g1o05/youtube_download_bot/, https://www.reddit.com/r/Python/comments/1e73i3f/i_created_a_telegram_bot_for_downloading/, https://qwertyllm.medium.com/creating-a-telegram-bot-that-can-download-youtube-videos-6d9f76d10a97, https://www.alphr.com/telegram-youtube-downloader/</text:p>
          </table:table-cell>
        </table:table-row>
        <table:table-row table:style-name="ro1">
          <table:table-cell office:value-type="string" calcext:value-type="string">
            <text:p>bot download youtube telegram</text:p>
          </table:table-cell>
          <table:table-cell office:value-type="string" calcext:value-type="string">
            <text:p>download youtube telegram (17)</text:p>
          </table:table-cell>
          <table:table-cell office:value-type="float" office:value="48" calcext:value-type="float">
            <text:p>48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outube_dwnldr_bot, https://t.me/YtbDownBot, https://www.youtube.com/watch?v=O1CJJ4EoBDM, https://telegram.me/vid, https://github.com/tgbot-collection/ytdlbot, https://github.com/vaaski/telegram-ytdl, https://www.reddit.com/r/TelegramBots/comments/17g1o05/youtube_download_bot/, https://www.reddit.com/r/Python/comments/1e73i3f/i_created_a_telegram_bot_for_downloading/, https://qwertyllm.medium.com/creating-a-telegram-bot-that-can-download-youtube-videos-6d9f76d10a97, https://www.alphr.com/telegram-youtube-downloader/</text:p>
          </table:table-cell>
        </table:table-row>
        <table:table-row table:style-name="ro1">
          <table:table-cell office:value-type="string" calcext:value-type="string">
            <text:p>youtube bot telegram download</text:p>
          </table:table-cell>
          <table:table-cell office:value-type="string" calcext:value-type="string">
            <text:p>download youtube telegram (17)</text:p>
          </table:table-cell>
          <table:table-cell office:value-type="float" office:value="48" calcext:value-type="float">
            <text:p>48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outube_dwnldr_bot, https://t.me/YtbDownBot, https://www.youtube.com/watch?v=O1CJJ4EoBDM, https://telegram.me/vid, https://github.com/tgbot-collection/ytdlbot, https://github.com/vaaski/telegram-ytdl, https://www.reddit.com/r/TelegramBots/comments/17g1o05/youtube_download_bot/, https://www.reddit.com/r/Python/comments/1e73i3f/i_created_a_telegram_bot_for_downloading/, https://qwertyllm.medium.com/creating-a-telegram-bot-that-can-download-youtube-videos-6d9f76d10a97, https://www.alphr.com/telegram-youtube-downloader/</text:p>
          </table:table-cell>
        </table:table-row>
        <table:table-row table:style-name="ro1">
          <table:table-cell office:value-type="string" calcext:value-type="string">
            <text:p>bot youtube downloader telegram</text:p>
          </table:table-cell>
          <table:table-cell office:value-type="string" calcext:value-type="string">
            <text:p>download youtube telegram (17)</text:p>
          </table:table-cell>
          <table:table-cell office:value-type="float" office:value="41" calcext:value-type="float">
            <text:p>41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outube_dwnldr_bot, https://t.me/YtbDownBot, https://www.youtube.com/watch?v=O1CJJ4EoBDM, https://telegram.me/vid, https://github.com/tgbot-collection/ytdlbot, https://github.com/vaaski/telegram-ytdl, https://www.reddit.com/r/TelegramBots/comments/17g1o05/youtube_download_bot/, https://www.reddit.com/r/Python/comments/1e73i3f/i_created_a_telegram_bot_for_downloading/, https://qwertyllm.medium.com/creating-a-telegram-bot-that-can-download-youtube-videos-6d9f76d10a97, https://www.alphr.com/telegram-youtube-downloader/</text:p>
          </table:table-cell>
        </table:table-row>
        <table:table-row table:style-name="ro1">
          <table:table-cell office:value-type="string" calcext:value-type="string">
            <text:p>youtube telegram bot downloader</text:p>
          </table:table-cell>
          <table:table-cell office:value-type="string" calcext:value-type="string">
            <text:p>download youtube telegram (17)</text:p>
          </table:table-cell>
          <table:table-cell office:value-type="float" office:value="41" calcext:value-type="float">
            <text:p>41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outube_dwnldr_bot, https://t.me/YtbDownBot, https://www.youtube.com/watch?v=O1CJJ4EoBDM, https://telegram.me/vid, https://github.com/tgbot-collection/ytdlbot, https://github.com/vaaski/telegram-ytdl, https://www.reddit.com/r/TelegramBots/comments/17g1o05/youtube_download_bot/, https://www.reddit.com/r/Python/comments/1e73i3f/i_created_a_telegram_bot_for_downloading/, https://qwertyllm.medium.com/creating-a-telegram-bot-that-can-download-youtube-videos-6d9f76d10a97, https://www.alphr.com/telegram-youtube-downloader/</text:p>
          </table:table-cell>
        </table:table-row>
        <table:table-row table:style-name="ro1">
          <table:table-cell office:value-type="string" calcext:value-type="string">
            <text:p>telegram youtube downloader bot</text:p>
          </table:table-cell>
          <table:table-cell office:value-type="string" calcext:value-type="string">
            <text:p>download youtube telegram (17)</text:p>
          </table:table-cell>
          <table:table-cell office:value-type="float" office:value="41" calcext:value-type="float">
            <text:p>41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outube_dwnldr_bot, https://t.me/YtbDownBot, https://www.youtube.com/watch?v=O1CJJ4EoBDM, https://telegram.me/vid, https://github.com/tgbot-collection/ytdlbot, https://github.com/vaaski/telegram-ytdl, https://www.reddit.com/r/TelegramBots/comments/17g1o05/youtube_download_bot/, https://www.reddit.com/r/Python/comments/1e73i3f/i_created_a_telegram_bot_for_downloading/, https://qwertyllm.medium.com/creating-a-telegram-bot-that-can-download-youtube-videos-6d9f76d10a97, https://www.alphr.com/telegram-youtube-downloader/</text:p>
          </table:table-cell>
        </table:table-row>
        <table:table-row table:style-name="ro1">
          <table:table-cell office:value-type="string" calcext:value-type="string">
            <text:p>youtube to telegram bot</text:p>
          </table:table-cell>
          <table:table-cell office:value-type="string" calcext:value-type="string">
            <text:p>download youtube telegram (17)</text:p>
          </table:table-cell>
          <table:table-cell office:value-type="float" office:value="34" calcext:value-type="float">
            <text:p>34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outube_dwnldr_bot, https://t.me/YtbDownBot, https://www.youtube.com/watch?v=O1CJJ4EoBDM, https://telegram.me/vid, https://github.com/tgbot-collection/ytdlbot, https://github.com/vaaski/telegram-ytdl, https://www.reddit.com/r/TelegramBots/comments/17g1o05/youtube_download_bot/, https://www.reddit.com/r/Python/comments/1e73i3f/i_created_a_telegram_bot_for_downloading/, https://qwertyllm.medium.com/creating-a-telegram-bot-that-can-download-youtube-videos-6d9f76d10a97, https://www.alphr.com/telegram-youtube-downloader/</text:p>
          </table:table-cell>
        </table:table-row>
        <table:table-row table:style-name="ro1">
          <table:table-cell office:value-type="string" calcext:value-type="string">
            <text:p>download youtube video telegram</text:p>
          </table:table-cell>
          <table:table-cell office:value-type="string" calcext:value-type="string">
            <text:p>download youtube telegram (17)</text:p>
          </table:table-cell>
          <table:table-cell office:value-type="float" office:value="28" calcext:value-type="float">
            <text:p>28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outube_dwnldr_bot, https://t.me/YtbDownBot, https://www.youtube.com/watch?v=O1CJJ4EoBDM, https://telegram.me/vid, https://github.com/tgbot-collection/ytdlbot, https://github.com/vaaski/telegram-ytdl, https://www.reddit.com/r/TelegramBots/comments/17g1o05/youtube_download_bot/, https://www.reddit.com/r/Python/comments/1e73i3f/i_created_a_telegram_bot_for_downloading/, https://qwertyllm.medium.com/creating-a-telegram-bot-that-can-download-youtube-videos-6d9f76d10a97, https://www.alphr.com/telegram-youtube-downloader/</text:p>
          </table:table-cell>
        </table:table-row>
        <table:table-row table:style-name="ro1">
          <table:table-cell office:value-type="string" calcext:value-type="string">
            <text:p>youtube video downloader telegram bot</text:p>
          </table:table-cell>
          <table:table-cell office:value-type="string" calcext:value-type="string">
            <text:p>download youtube telegram (17)</text:p>
          </table:table-cell>
          <table:table-cell office:value-type="float" office:value="11" calcext:value-type="float">
            <text:p>11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outube_dwnldr_bot, https://t.me/YtbDownBot, https://www.youtube.com/watch?v=O1CJJ4EoBDM, https://telegram.me/vid, https://github.com/tgbot-collection/ytdlbot, https://github.com/vaaski/telegram-ytdl, https://www.reddit.com/r/TelegramBots/comments/17g1o05/youtube_download_bot/, https://www.reddit.com/r/Python/comments/1e73i3f/i_created_a_telegram_bot_for_downloading/, https://qwertyllm.medium.com/creating-a-telegram-bot-that-can-download-youtube-videos-6d9f76d10a97, https://www.alphr.com/telegram-youtube-downloader/</text:p>
          </table:table-cell>
        </table:table-row>
        <table:table-row table:style-name="ro1">
          <table:table-cell office:value-type="string" calcext:value-type="string">
            <text:p>telegram bot youtube video downloader</text:p>
          </table:table-cell>
          <table:table-cell office:value-type="string" calcext:value-type="string">
            <text:p>download youtube telegram (17)</text:p>
          </table:table-cell>
          <table:table-cell office:value-type="float" office:value="11" calcext:value-type="float">
            <text:p>11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outube_dwnldr_bot, https://t.me/YtbDownBot, https://www.youtube.com/watch?v=O1CJJ4EoBDM, https://telegram.me/vid, https://github.com/tgbot-collection/ytdlbot, https://github.com/vaaski/telegram-ytdl, https://www.reddit.com/r/TelegramBots/comments/17g1o05/youtube_download_bot/, https://www.reddit.com/r/Python/comments/1e73i3f/i_created_a_telegram_bot_for_downloading/, https://qwertyllm.medium.com/creating-a-telegram-bot-that-can-download-youtube-videos-6d9f76d10a97, https://www.alphr.com/telegram-youtube-downloader/</text:p>
          </table:table-cell>
        </table:table-row>
        <table:table-row table:style-name="ro1">
          <table:table-cell office:value-type="string" calcext:value-type="string">
            <text:p>download video youtube telegram bot</text:p>
          </table:table-cell>
          <table:table-cell office:value-type="string" calcext:value-type="string">
            <text:p>download youtube telegram (17)</text:p>
          </table:table-cell>
          <table:table-cell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outube_dwnldr_bot, https://t.me/YtbDownBot, https://www.youtube.com/watch?v=O1CJJ4EoBDM, https://telegram.me/vid, https://github.com/tgbot-collection/ytdlbot, https://github.com/vaaski/telegram-ytdl, https://www.reddit.com/r/TelegramBots/comments/17g1o05/youtube_download_bot/, https://www.reddit.com/r/Python/comments/1e73i3f/i_created_a_telegram_bot_for_downloading/, https://qwertyllm.medium.com/creating-a-telegram-bot-that-can-download-youtube-videos-6d9f76d10a97, https://www.alphr.com/telegram-youtube-downloader/</text:p>
          </table:table-cell>
        </table:table-row>
        <table:table-row table:style-name="ro1">
          <table:table-cell office:value-type="string" calcext:value-type="string">
            <text:p>youtube dl telegram</text:p>
          </table:table-cell>
          <table:table-cell office:value-type="string" calcext:value-type="string">
            <text:p>download youtube telegram (17)</text:p>
          </table:table-cell>
          <table:table-cell office:value-type="float" office:value="9" calcext:value-type="float">
            <text:p>9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outube_dwnldr_bot, https://t.me/YtbDownBot, https://www.youtube.com/watch?v=O1CJJ4EoBDM, https://telegram.me/vid, https://github.com/tgbot-collection/ytdlbot, https://github.com/vaaski/telegram-ytdl, https://www.reddit.com/r/TelegramBots/comments/17g1o05/youtube_download_bot/, https://www.reddit.com/r/Python/comments/1e73i3f/i_created_a_telegram_bot_for_downloading/, https://qwertyllm.medium.com/creating-a-telegram-bot-that-can-download-youtube-videos-6d9f76d10a97, https://www.alphr.com/telegram-youtube-downloader/</text:p>
          </table:table-cell>
        </table:table-row>
        <table:table-row table:style-name="ro1">
          <table:table-cell office:value-type="string" calcext:value-type="string">
            <text:p>youtube dl telegram bot</text:p>
          </table:table-cell>
          <table:table-cell office:value-type="string" calcext:value-type="string">
            <text:p>download youtube telegram (17)</text:p>
          </table:table-cell>
          <table:table-cell office:value-type="float" office:value="8" calcext:value-type="float">
            <text:p>8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outube_dwnldr_bot, https://t.me/YtbDownBot, https://www.youtube.com/watch?v=O1CJJ4EoBDM, https://telegram.me/vid, https://github.com/tgbot-collection/ytdlbot, https://github.com/vaaski/telegram-ytdl, https://www.reddit.com/r/TelegramBots/comments/17g1o05/youtube_download_bot/, https://www.reddit.com/r/Python/comments/1e73i3f/i_created_a_telegram_bot_for_downloading/, https://qwertyllm.medium.com/creating-a-telegram-bot-that-can-download-youtube-videos-6d9f76d10a97, https://www.alphr.com/telegram-youtube-downloader/</text:p>
          </table:table-cell>
        </table:table-row>
        <table:table-row table:style-name="ro1">
          <table:table-cell office:value-type="string" calcext:value-type="string">
            <text:p>telegram bot for youtube download</text:p>
          </table:table-cell>
          <table:table-cell office:value-type="string" calcext:value-type="string">
            <text:p>download youtube telegram (17)</text:p>
          </table:table-cell>
          <table:table-cell office:value-type="float" office:value="3" calcext:value-type="float">
            <text:p>3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outube_dwnldr_bot, https://t.me/YtbDownBot, https://www.youtube.com/watch?v=O1CJJ4EoBDM, https://telegram.me/vid, https://github.com/tgbot-collection/ytdlbot, https://github.com/vaaski/telegram-ytdl, https://www.reddit.com/r/TelegramBots/comments/17g1o05/youtube_download_bot/, https://www.reddit.com/r/Python/comments/1e73i3f/i_created_a_telegram_bot_for_downloading/, https://qwertyllm.medium.com/creating-a-telegram-bot-that-can-download-youtube-videos-6d9f76d10a97, https://www.alphr.com/telegram-youtube-downloader/</text:p>
          </table:table-cell>
        </table:table-row>
        <table:table-row table:style-name="ro1">
          <table:table-cell office:value-type="string" calcext:value-type="string">
            <text:p>yt downloader bot telegram</text:p>
          </table:table-cell>
          <table:table-cell office:value-type="string" calcext:value-type="string">
            <text:p>download youtube telegram (17)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outube_dwnldr_bot, https://t.me/YtbDownBot, https://www.youtube.com/watch?v=O1CJJ4EoBDM, https://telegram.me/vid, https://github.com/tgbot-collection/ytdlbot, https://github.com/vaaski/telegram-ytdl, https://www.reddit.com/r/TelegramBots/comments/17g1o05/youtube_download_bot/, https://www.reddit.com/r/Python/comments/1e73i3f/i_created_a_telegram_bot_for_downloading/, https://qwertyllm.medium.com/creating-a-telegram-bot-that-can-download-youtube-videos-6d9f76d10a97, https://www.alphr.com/telegram-youtube-downloader/</text:p>
          </table:table-cell>
        </table:table-row>
        <table:table-row table:style-name="ro1">
          <table:table-cell office:value-type="string" calcext:value-type="string">
            <text:p>telegram bot finder</text:p>
          </table:table-cell>
          <table:table-cell office:value-type="string" calcext:value-type="string">
            <text:p>telegram bot finder (16)</text:p>
          </table:table-cell>
          <table:table-cell office:value-type="float" office:value="244" calcext:value-type="float">
            <text:p>244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save.day/blog-posts/telegram-search-bot, https://t.me/SearcheeBot, https://xtea.io/ts_en.html, https://github.com/TelegramDB/TelegramDB, https://www.airdroid.com/ai-insights/telegram-search-bot/, https://t.me/en_SearchBot, https://in.tgstat.com/channel/@TGBot_List, https://dev.to/async_dime/ultimate-list-of-50-essential-telegram-bots-hn, https://www.reddit.com/r/OSINT/comments/yrpxwu/telegramdb_a_search_engine_for_telegram/, https://telegrambotlist.com/</text:p>
          </table:table-cell>
        </table:table-row>
        <table:table-row table:style-name="ro1">
          <table:table-cell office:value-type="string" calcext:value-type="string">
            <text:p>telegram search bot</text:p>
          </table:table-cell>
          <table:table-cell office:value-type="string" calcext:value-type="string">
            <text:p>telegram bot finder (16)</text:p>
          </table:table-cell>
          <table:table-cell office:value-type="float" office:value="197" calcext:value-type="float">
            <text:p>197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save.day/blog-posts/telegram-search-bot, https://t.me/SearcheeBot, https://xtea.io/ts_en.html, https://github.com/TelegramDB/TelegramDB, https://www.airdroid.com/ai-insights/telegram-search-bot/, https://t.me/en_SearchBot, https://in.tgstat.com/channel/@TGBot_List, https://dev.to/async_dime/ultimate-list-of-50-essential-telegram-bots-hn, https://www.reddit.com/r/OSINT/comments/yrpxwu/telegramdb_a_search_engine_for_telegram/, https://telegrambotlist.com/</text:p>
          </table:table-cell>
        </table:table-row>
        <table:table-row table:style-name="ro1">
          <table:table-cell office:value-type="string" calcext:value-type="string">
            <text:p>searchee bot</text:p>
          </table:table-cell>
          <table:table-cell office:value-type="string" calcext:value-type="string">
            <text:p>telegram bot finder (16)</text:p>
          </table:table-cell>
          <table:table-cell office:value-type="float" office:value="24" calcext:value-type="float">
            <text:p>24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save.day/blog-posts/telegram-search-bot, https://t.me/SearcheeBot, https://xtea.io/ts_en.html, https://github.com/TelegramDB/TelegramDB, https://www.airdroid.com/ai-insights/telegram-search-bot/, https://t.me/en_SearchBot, https://in.tgstat.com/channel/@TGBot_List, https://dev.to/async_dime/ultimate-list-of-50-essential-telegram-bots-hn, https://www.reddit.com/r/OSINT/comments/yrpxwu/telegramdb_a_search_engine_for_telegram/, https://telegrambotlist.com/</text:p>
          </table:table-cell>
        </table:table-row>
        <table:table-row table:style-name="ro1">
          <table:table-cell office:value-type="string" calcext:value-type="string">
            <text:p>telegram group search bot</text:p>
          </table:table-cell>
          <table:table-cell office:value-type="string" calcext:value-type="string">
            <text:p>telegram bot finder (16)</text:p>
          </table:table-cell>
          <table:table-cell office:value-type="float" office:value="24" calcext:value-type="float">
            <text:p>24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save.day/blog-posts/telegram-search-bot, https://t.me/SearcheeBot, https://xtea.io/ts_en.html, https://github.com/TelegramDB/TelegramDB, https://www.airdroid.com/ai-insights/telegram-search-bot/, https://t.me/en_SearchBot, https://in.tgstat.com/channel/@TGBot_List, https://dev.to/async_dime/ultimate-list-of-50-essential-telegram-bots-hn, https://www.reddit.com/r/OSINT/comments/yrpxwu/telegramdb_a_search_engine_for_telegram/, https://telegrambotlist.com/</text:p>
          </table:table-cell>
        </table:table-row>
        <table:table-row table:style-name="ro1">
          <table:table-cell office:value-type="string" calcext:value-type="string">
            <text:p>search bot in telegram</text:p>
          </table:table-cell>
          <table:table-cell office:value-type="string" calcext:value-type="string">
            <text:p>telegram bot finder (16)</text:p>
          </table:table-cell>
          <table:table-cell office:value-type="float" office:value="12" calcext:value-type="float">
            <text:p>12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save.day/blog-posts/telegram-search-bot, https://t.me/SearcheeBot, https://xtea.io/ts_en.html, https://github.com/TelegramDB/TelegramDB, https://www.airdroid.com/ai-insights/telegram-search-bot/, https://t.me/en_SearchBot, https://in.tgstat.com/channel/@TGBot_List, https://dev.to/async_dime/ultimate-list-of-50-essential-telegram-bots-hn, https://www.reddit.com/r/OSINT/comments/yrpxwu/telegramdb_a_search_engine_for_telegram/, https://telegrambotlist.com/</text:p>
          </table:table-cell>
        </table:table-row>
        <table:table-row table:style-name="ro1">
          <table:table-cell office:value-type="string" calcext:value-type="string">
            <text:p>telegram channel search bot</text:p>
          </table:table-cell>
          <table:table-cell office:value-type="string" calcext:value-type="string">
            <text:p>telegram bot finder (16)</text:p>
          </table:table-cell>
          <table:table-cell office:value-type="float" office:value="10" calcext:value-type="float">
            <text:p>10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save.day/blog-posts/telegram-search-bot, https://t.me/SearcheeBot, https://xtea.io/ts_en.html, https://github.com/TelegramDB/TelegramDB, https://www.airdroid.com/ai-insights/telegram-search-bot/, https://t.me/en_SearchBot, https://in.tgstat.com/channel/@TGBot_List, https://dev.to/async_dime/ultimate-list-of-50-essential-telegram-bots-hn, https://www.reddit.com/r/OSINT/comments/yrpxwu/telegramdb_a_search_engine_for_telegram/, https://telegrambotlist.com/</text:p>
          </table:table-cell>
        </table:table-row>
        <table:table-row table:style-name="ro1">
          <table:table-cell office:value-type="string" calcext:value-type="string">
            <text:p>telegram search bot link</text:p>
          </table:table-cell>
          <table:table-cell office:value-type="string" calcext:value-type="string">
            <text:p>telegram bot finder (16)</text:p>
          </table:table-cell>
          <table:table-cell office:value-type="float" office:value="9" calcext:value-type="float">
            <text:p>9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save.day/blog-posts/telegram-search-bot, https://t.me/SearcheeBot, https://xtea.io/ts_en.html, https://github.com/TelegramDB/TelegramDB, https://www.airdroid.com/ai-insights/telegram-search-bot/, https://t.me/en_SearchBot, https://in.tgstat.com/channel/@TGBot_List, https://dev.to/async_dime/ultimate-list-of-50-essential-telegram-bots-hn, https://www.reddit.com/r/OSINT/comments/yrpxwu/telegramdb_a_search_engine_for_telegram/, https://telegrambotlist.com/</text:p>
          </table:table-cell>
        </table:table-row>
        <table:table-row table:style-name="ro1">
          <table:table-cell office:value-type="string" calcext:value-type="string">
            <text:p>telegram video search bot</text:p>
          </table:table-cell>
          <table:table-cell office:value-type="string" calcext:value-type="string">
            <text:p>telegram bot finder (16)</text:p>
          </table:table-cell>
          <table:table-cell office:value-type="float" office:value="5" calcext:value-type="float">
            <text:p>5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save.day/blog-posts/telegram-search-bot, https://t.me/SearcheeBot, https://xtea.io/ts_en.html, https://github.com/TelegramDB/TelegramDB, https://www.airdroid.com/ai-insights/telegram-search-bot/, https://t.me/en_SearchBot, https://in.tgstat.com/channel/@TGBot_List, https://dev.to/async_dime/ultimate-list-of-50-essential-telegram-bots-hn, https://www.reddit.com/r/OSINT/comments/yrpxwu/telegramdb_a_search_engine_for_telegram/, https://telegrambotlist.com/</text:p>
          </table:table-cell>
        </table:table-row>
        <table:table-row table:style-name="ro1">
          <table:table-cell office:value-type="string" calcext:value-type="string">
            <text:p>telegram bot search engine</text:p>
          </table:table-cell>
          <table:table-cell office:value-type="string" calcext:value-type="string">
            <text:p>telegram bot finder (16)</text:p>
          </table:table-cell>
          <table:table-cell office:value-type="float" office:value="2" calcext:value-type="float">
            <text:p>2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save.day/blog-posts/telegram-search-bot, https://t.me/SearcheeBot, https://xtea.io/ts_en.html, https://github.com/TelegramDB/TelegramDB, https://www.airdroid.com/ai-insights/telegram-search-bot/, https://t.me/en_SearchBot, https://in.tgstat.com/channel/@TGBot_List, https://dev.to/async_dime/ultimate-list-of-50-essential-telegram-bots-hn, https://www.reddit.com/r/OSINT/comments/yrpxwu/telegramdb_a_search_engine_for_telegram/, https://telegrambotlist.com/</text:p>
          </table:table-cell>
        </table:table-row>
        <table:table-row table:style-name="ro1">
          <table:table-cell office:value-type="string" calcext:value-type="string">
            <text:p>telegram global search bot</text:p>
          </table:table-cell>
          <table:table-cell office:value-type="string" calcext:value-type="string">
            <text:p>telegram bot finder (16)</text:p>
          </table:table-cell>
          <table:table-cell office:value-type="float" office:value="2" calcext:value-type="float">
            <text:p>2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save.day/blog-posts/telegram-search-bot, https://t.me/SearcheeBot, https://xtea.io/ts_en.html, https://github.com/TelegramDB/TelegramDB, https://www.airdroid.com/ai-insights/telegram-search-bot/, https://t.me/en_SearchBot, https://in.tgstat.com/channel/@TGBot_List, https://dev.to/async_dime/ultimate-list-of-50-essential-telegram-bots-hn, https://www.reddit.com/r/OSINT/comments/yrpxwu/telegramdb_a_search_engine_for_telegram/, https://telegrambotlist.com/</text:p>
          </table:table-cell>
        </table:table-row>
        <table:table-row table:style-name="ro1">
          <table:table-cell office:value-type="string" calcext:value-type="string">
            <text:p>telegram search engine bot</text:p>
          </table:table-cell>
          <table:table-cell office:value-type="string" calcext:value-type="string">
            <text:p>telegram bot finder (16)</text:p>
          </table:table-cell>
          <table:table-cell office:value-type="float" office:value="2" calcext:value-type="float">
            <text:p>2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save.day/blog-posts/telegram-search-bot, https://t.me/SearcheeBot, https://xtea.io/ts_en.html, https://github.com/TelegramDB/TelegramDB, https://www.airdroid.com/ai-insights/telegram-search-bot/, https://t.me/en_SearchBot, https://in.tgstat.com/channel/@TGBot_List, https://dev.to/async_dime/ultimate-list-of-50-essential-telegram-bots-hn, https://www.reddit.com/r/OSINT/comments/yrpxwu/telegramdb_a_search_engine_for_telegram/, https://telegrambotlist.com/</text:p>
          </table:table-cell>
        </table:table-row>
        <table:table-row table:style-name="ro1">
          <table:table-cell office:value-type="string" calcext:value-type="string">
            <text:p>telegram file search engine</text:p>
          </table:table-cell>
          <table:table-cell office:value-type="string" calcext:value-type="string">
            <text:p>telegram bot finder (16)</text:p>
          </table:table-cell>
          <table:table-cell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save.day/blog-posts/telegram-search-bot, https://t.me/SearcheeBot, https://xtea.io/ts_en.html, https://github.com/TelegramDB/TelegramDB, https://www.airdroid.com/ai-insights/telegram-search-bot/, https://t.me/en_SearchBot, https://in.tgstat.com/channel/@TGBot_List, https://dev.to/async_dime/ultimate-list-of-50-essential-telegram-bots-hn, https://www.reddit.com/r/OSINT/comments/yrpxwu/telegramdb_a_search_engine_for_telegram/, https://telegrambotlist.com/</text:p>
          </table:table-cell>
        </table:table-row>
        <table:table-row table:style-name="ro1">
          <table:table-cell office:value-type="string" calcext:value-type="string">
            <text:p>telegram group finder bot</text:p>
          </table:table-cell>
          <table:table-cell office:value-type="string" calcext:value-type="string">
            <text:p>telegram bot finder (16)</text:p>
          </table:table-cell>
          <table:table-cell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save.day/blog-posts/telegram-search-bot, https://t.me/SearcheeBot, https://xtea.io/ts_en.html, https://github.com/TelegramDB/TelegramDB, https://www.airdroid.com/ai-insights/telegram-search-bot/, https://t.me/en_SearchBot, https://in.tgstat.com/channel/@TGBot_List, https://dev.to/async_dime/ultimate-list-of-50-essential-telegram-bots-hn, https://www.reddit.com/r/OSINT/comments/yrpxwu/telegramdb_a_search_engine_for_telegram/, https://telegrambotlist.com/</text:p>
          </table:table-cell>
        </table:table-row>
        <table:table-row table:style-name="ro1">
          <table:table-cell office:value-type="string" calcext:value-type="string">
            <text:p>best telegram search bot</text:p>
          </table:table-cell>
          <table:table-cell office:value-type="string" calcext:value-type="string">
            <text:p>telegram bot finder (16)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save.day/blog-posts/telegram-search-bot, https://t.me/SearcheeBot, https://xtea.io/ts_en.html, https://github.com/TelegramDB/TelegramDB, https://www.airdroid.com/ai-insights/telegram-search-bot/, https://t.me/en_SearchBot, https://in.tgstat.com/channel/@TGBot_List, https://dev.to/async_dime/ultimate-list-of-50-essential-telegram-bots-hn, https://www.reddit.com/r/OSINT/comments/yrpxwu/telegramdb_a_search_engine_for_telegram/, https://telegrambotlist.com/</text:p>
          </table:table-cell>
        </table:table-row>
        <table:table-row table:style-name="ro1">
          <table:table-cell office:value-type="string" calcext:value-type="string">
            <text:p>searchee bot telegram</text:p>
          </table:table-cell>
          <table:table-cell office:value-type="string" calcext:value-type="string">
            <text:p>telegram bot finder (16)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save.day/blog-posts/telegram-search-bot, https://t.me/SearcheeBot, https://xtea.io/ts_en.html, https://github.com/TelegramDB/TelegramDB, https://www.airdroid.com/ai-insights/telegram-search-bot/, https://t.me/en_SearchBot, https://in.tgstat.com/channel/@TGBot_List, https://dev.to/async_dime/ultimate-list-of-50-essential-telegram-bots-hn, https://www.reddit.com/r/OSINT/comments/yrpxwu/telegramdb_a_search_engine_for_telegram/, https://telegrambotlist.com/</text:p>
          </table:table-cell>
        </table:table-row>
        <table:table-row table:style-name="ro1">
          <table:table-cell office:value-type="string" calcext:value-type="string">
            <text:p>telegram channel search robot</text:p>
          </table:table-cell>
          <table:table-cell office:value-type="string" calcext:value-type="string">
            <text:p>telegram bot finder (16)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save.day/blog-posts/telegram-search-bot, https://t.me/SearcheeBot, https://xtea.io/ts_en.html, https://github.com/TelegramDB/TelegramDB, https://www.airdroid.com/ai-insights/telegram-search-bot/, https://t.me/en_SearchBot, https://in.tgstat.com/channel/@TGBot_List, https://dev.to/async_dime/ultimate-list-of-50-essential-telegram-bots-hn, https://www.reddit.com/r/OSINT/comments/yrpxwu/telegramdb_a_search_engine_for_telegram/, https://telegrambotlist.com/</text:p>
          </table:table-cell>
        </table:table-row>
        <table:table-row table:style-name="ro1">
          <table:table-cell office:value-type="string" calcext:value-type="string">
            <text:p>telegram webhook python</text:p>
          </table:table-cell>
          <table:table-cell office:value-type="string" calcext:value-type="string">
            <text:p>telegram webhook python (6)</text:p>
          </table:table-cell>
          <table:table-cell office:value-type="float" office:value="99" calcext:value-type="float">
            <text:p>99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latenode.com/t/setting-up-a-python-telegram-bot-with-webhooks-on-apache-server/8558, https://docs.python-telegram-bot.org/en/v21.9/examples.customwebhookbot.html, https://github.com/python-telegram-bot/python-telegram-bot/discussions/2898, https://medium.com/@asilbekt/a-step-by-step-tutorial-for-building-a-webhook-integrated-telegram-bot-in-python-and-django-36b508d728e3, https://stackoverflow.com/questions/76884609/deploy-telegram-bot-on-webhooks, https://www.freecodecamp.org/news/how-to-build-and-deploy-python-telegram-bot-v20-webhooks/, https://www.reddit.com/r/django/comments/118wkdq/a_stepbystep_tutorial_for_building_a/, https://sirvelia.com/en/telegram-bot-webhook/, https://stackoverflow.com/questions/71897236/how-to-setup-webhook-on-pythonanywhere-using-python-telegram-bot-library, https://github.com/python-telegram-bot/python-telegram-bot/discussions/4299</text:p>
          </table:table-cell>
        </table:table-row>
        <table:table-row table:style-name="ro1">
          <table:table-cell office:value-type="string" calcext:value-type="string">
            <text:p>python telegram bot webhook</text:p>
          </table:table-cell>
          <table:table-cell office:value-type="string" calcext:value-type="string">
            <text:p>telegram webhook python (6)</text:p>
          </table:table-cell>
          <table:table-cell office:value-type="float" office:value="86" calcext:value-type="float">
            <text:p>86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latenode.com/t/setting-up-a-python-telegram-bot-with-webhooks-on-apache-server/8558, https://docs.python-telegram-bot.org/en/v21.9/examples.customwebhookbot.html, https://github.com/python-telegram-bot/python-telegram-bot/discussions/2898, https://medium.com/@asilbekt/a-step-by-step-tutorial-for-building-a-webhook-integrated-telegram-bot-in-python-and-django-36b508d728e3, https://stackoverflow.com/questions/76884609/deploy-telegram-bot-on-webhooks, https://www.freecodecamp.org/news/how-to-build-and-deploy-python-telegram-bot-v20-webhooks/, https://www.reddit.com/r/django/comments/118wkdq/a_stepbystep_tutorial_for_building_a/, https://sirvelia.com/en/telegram-bot-webhook/, https://stackoverflow.com/questions/71897236/how-to-setup-webhook-on-pythonanywhere-using-python-telegram-bot-library, https://github.com/python-telegram-bot/python-telegram-bot/discussions/4299</text:p>
          </table:table-cell>
        </table:table-row>
        <table:table-row table:style-name="ro1">
          <table:table-cell office:value-type="string" calcext:value-type="string">
            <text:p>telegram bot python webhook</text:p>
          </table:table-cell>
          <table:table-cell office:value-type="string" calcext:value-type="string">
            <text:p>telegram webhook python (6)</text:p>
          </table:table-cell>
          <table:table-cell office:value-type="float" office:value="86" calcext:value-type="float">
            <text:p>86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latenode.com/t/setting-up-a-python-telegram-bot-with-webhooks-on-apache-server/8558, https://docs.python-telegram-bot.org/en/v21.9/examples.customwebhookbot.html, https://github.com/python-telegram-bot/python-telegram-bot/discussions/2898, https://medium.com/@asilbekt/a-step-by-step-tutorial-for-building-a-webhook-integrated-telegram-bot-in-python-and-django-36b508d728e3, https://stackoverflow.com/questions/76884609/deploy-telegram-bot-on-webhooks, https://www.freecodecamp.org/news/how-to-build-and-deploy-python-telegram-bot-v20-webhooks/, https://www.reddit.com/r/django/comments/118wkdq/a_stepbystep_tutorial_for_building_a/, https://sirvelia.com/en/telegram-bot-webhook/, https://stackoverflow.com/questions/71897236/how-to-setup-webhook-on-pythonanywhere-using-python-telegram-bot-library, https://github.com/python-telegram-bot/python-telegram-bot/discussions/4299</text:p>
          </table:table-cell>
        </table:table-row>
        <table:table-row table:style-name="ro1">
          <table:table-cell office:value-type="string" calcext:value-type="string">
            <text:p>telegram bot webhook python</text:p>
          </table:table-cell>
          <table:table-cell office:value-type="string" calcext:value-type="string">
            <text:p>telegram webhook python (6)</text:p>
          </table:table-cell>
          <table:table-cell office:value-type="float" office:value="86" calcext:value-type="float">
            <text:p>86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latenode.com/t/setting-up-a-python-telegram-bot-with-webhooks-on-apache-server/8558, https://docs.python-telegram-bot.org/en/v21.9/examples.customwebhookbot.html, https://github.com/python-telegram-bot/python-telegram-bot/discussions/2898, https://medium.com/@asilbekt/a-step-by-step-tutorial-for-building-a-webhook-integrated-telegram-bot-in-python-and-django-36b508d728e3, https://stackoverflow.com/questions/76884609/deploy-telegram-bot-on-webhooks, https://www.freecodecamp.org/news/how-to-build-and-deploy-python-telegram-bot-v20-webhooks/, https://www.reddit.com/r/django/comments/118wkdq/a_stepbystep_tutorial_for_building_a/, https://sirvelia.com/en/telegram-bot-webhook/, https://stackoverflow.com/questions/71897236/how-to-setup-webhook-on-pythonanywhere-using-python-telegram-bot-library, https://github.com/python-telegram-bot/python-telegram-bot/discussions/4299</text:p>
          </table:table-cell>
        </table:table-row>
        <table:table-row table:style-name="ro1">
          <table:table-cell office:value-type="string" calcext:value-type="string">
            <text:p>webhook python telegram bot</text:p>
          </table:table-cell>
          <table:table-cell office:value-type="string" calcext:value-type="string">
            <text:p>telegram webhook python (6)</text:p>
          </table:table-cell>
          <table:table-cell office:value-type="float" office:value="86" calcext:value-type="float">
            <text:p>86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latenode.com/t/setting-up-a-python-telegram-bot-with-webhooks-on-apache-server/8558, https://docs.python-telegram-bot.org/en/v21.9/examples.customwebhookbot.html, https://github.com/python-telegram-bot/python-telegram-bot/discussions/2898, https://medium.com/@asilbekt/a-step-by-step-tutorial-for-building-a-webhook-integrated-telegram-bot-in-python-and-django-36b508d728e3, https://stackoverflow.com/questions/76884609/deploy-telegram-bot-on-webhooks, https://www.freecodecamp.org/news/how-to-build-and-deploy-python-telegram-bot-v20-webhooks/, https://www.reddit.com/r/django/comments/118wkdq/a_stepbystep_tutorial_for_building_a/, https://sirvelia.com/en/telegram-bot-webhook/, https://stackoverflow.com/questions/71897236/how-to-setup-webhook-on-pythonanywhere-using-python-telegram-bot-library, https://github.com/python-telegram-bot/python-telegram-bot/discussions/4299</text:p>
          </table:table-cell>
        </table:table-row>
        <table:table-row table:style-name="ro1">
          <table:table-cell office:value-type="string" calcext:value-type="string">
            <text:p>webhook telegram bot python</text:p>
          </table:table-cell>
          <table:table-cell office:value-type="string" calcext:value-type="string">
            <text:p>telegram webhook python (6)</text:p>
          </table:table-cell>
          <table:table-cell office:value-type="float" office:value="86" calcext:value-type="float">
            <text:p>86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latenode.com/t/setting-up-a-python-telegram-bot-with-webhooks-on-apache-server/8558, https://docs.python-telegram-bot.org/en/v21.9/examples.customwebhookbot.html, https://github.com/python-telegram-bot/python-telegram-bot/discussions/2898, https://medium.com/@asilbekt/a-step-by-step-tutorial-for-building-a-webhook-integrated-telegram-bot-in-python-and-django-36b508d728e3, https://stackoverflow.com/questions/76884609/deploy-telegram-bot-on-webhooks, https://www.freecodecamp.org/news/how-to-build-and-deploy-python-telegram-bot-v20-webhooks/, https://www.reddit.com/r/django/comments/118wkdq/a_stepbystep_tutorial_for_building_a/, https://sirvelia.com/en/telegram-bot-webhook/, https://stackoverflow.com/questions/71897236/how-to-setup-webhook-on-pythonanywhere-using-python-telegram-bot-library, https://github.com/python-telegram-bot/python-telegram-bot/discussions/4299</text:p>
          </table:table-cell>
        </table:table-row>
        <table:table-row table:style-name="ro1">
          <table:table-cell office:value-type="string" calcext:value-type="string">
            <text:p>bot telegram music</text:p>
          </table:table-cell>
          <table:table-cell office:value-type="string" calcext:value-type="string">
            <text:p>bot telegram music (2)</text:p>
          </table:table-cell>
          <table:table-cell office:value-type="float" office:value="509" calcext:value-type="float">
            <text:p>509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penguin.com/blogs/discover-telegram-bots-for-downloading-music, https://github.com/topics/telegram-music-bot, https://ifttt.com/applets/HAXVEask-best-telegram-music-bot-fast-and-easy-to-set-up-no-code-required, https://t.me/DeezerMusicBot, https://t.me/vkmusic_bot, https://www.quora.com/What-are-the-steps-to-create-a-music-bot-on-Telegram, https://www.reddit.com/r/TelegramBots/comments/182jj5t/telegram_music_bot/, https://www.soundonsound.com/forum/viewtopic.php?t=86251</text:p>
          </table:table-cell>
        </table:table-row>
        <table:table-row table:style-name="ro1">
          <table:table-cell office:value-type="string" calcext:value-type="string">
            <text:p>music bot for telegram</text:p>
          </table:table-cell>
          <table:table-cell office:value-type="string" calcext:value-type="string">
            <text:p>bot telegram music (2)</text:p>
          </table:table-cell>
          <table:table-cell office:value-type="float" office:value="12" calcext:value-type="float">
            <text:p>12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penguin.com/blogs/discover-telegram-bots-for-downloading-music, https://github.com/topics/telegram-music-bot, https://ifttt.com/applets/HAXVEask-best-telegram-music-bot-fast-and-easy-to-set-up-no-code-required, https://t.me/DeezerMusicBot, https://t.me/vkmusic_bot, https://www.quora.com/What-are-the-steps-to-create-a-music-bot-on-Telegram, https://www.reddit.com/r/TelegramBots/comments/182jj5t/telegram_music_bot/, https://www.soundonsound.com/forum/viewtopic.php?t=86251</text:p>
          </table:table-cell>
        </table:table-row>
        <table:table-row table:style-name="ro1">
          <table:table-cell office:value-type="string" calcext:value-type="string">
            <text:p>telegram notes bot</text:p>
          </table:table-cell>
          <table:table-cell office:value-type="string" calcext:value-type="string">
            <text:p>telegram notes bot (2)</text:p>
          </table:table-cell>
          <table:table-cell office:value-type="float" office:value="258" calcext:value-type="float">
            <text:p>258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features, https://github.com/dashezup/ezNotesBot, https://github.com/deptyped/notepher-bot, https://help.supernotes.app/en/articles/9003594-telegram-bot, https://medium.com/@alexanderprismotrov/telegram-bot-for-youtube-learners-taking-notes-with-subtitles-2894aa31f9cb, https://t.me/NotepherBot, https://www.reddit.com/r/TelegramBots/comments/1730tf9/create_and_share_notes_in_telegram/</text:p>
          </table:table-cell>
        </table:table-row>
        <table:table-row table:style-name="ro1">
          <table:table-cell office:value-type="string" calcext:value-type="string">
            <text:p>telegram bot for notes</text:p>
          </table:table-cell>
          <table:table-cell office:value-type="string" calcext:value-type="string">
            <text:p>telegram notes bot (2)</text:p>
          </table:table-cell>
          <table:table-cell office:value-type="float" office:value="246" calcext:value-type="float">
            <text:p>246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features, https://github.com/dashezup/ezNotesBot, https://github.com/deptyped/notepher-bot, https://help.supernotes.app/en/articles/9003594-telegram-bot, https://medium.com/@alexanderprismotrov/telegram-bot-for-youtube-learners-taking-notes-with-subtitles-2894aa31f9cb, https://t.me/NotepherBot, https://www.reddit.com/r/TelegramBots/comments/1730tf9/create_and_share_notes_in_telegram/</text:p>
          </table:table-cell>
        </table:table-row>
        <table:table-row table:style-name="ro1">
          <table:table-cell office:value-type="string" calcext:value-type="string">
            <text:p>menu bot telegram</text:p>
          </table:table-cell>
          <table:table-cell office:value-type="string" calcext:value-type="string">
            <text:p>menu bot telegram (4)</text:p>
          </table:table-cell>
          <table:table-cell office:value-type="float" office:value="124" calcext:value-type="float">
            <text:p>124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ubos.tech/olha/how-to-add-a-menu-of-commands-in-telegram-43ic, https://core.telegram.org/api/bots/menu, https://n8n.io/workflows/3055-telegram-bot-with-menu-driven-commands/, https://stackoverflow.com/questions/72594564/how-can-i-add-menu-button-in-telegram-bot, https://www.reddit.com/r/n8n/comments/1j4yg9y/telegram_bot_template_menu_commands_no_typing/, https://pypi.org/project/telegram-menu/, https://sendpulse.com/knowledge-base/chatbot/telegram/menu, https://core.telegram.org/bots/features, https://core.telegram.org/bots/features#:~:text=In%20all%20bot%20chats%2C%20a,needing%20to%20type%20it%20out., https://github.com/PetroVoronov/telegram-menu-from-structure</text:p>
          </table:table-cell>
        </table:table-row>
        <table:table-row table:style-name="ro1">
          <table:table-cell office:value-type="string" calcext:value-type="string">
            <text:p>menu telegram bot</text:p>
          </table:table-cell>
          <table:table-cell office:value-type="string" calcext:value-type="string">
            <text:p>menu bot telegram (4)</text:p>
          </table:table-cell>
          <table:table-cell office:value-type="float" office:value="124" calcext:value-type="float">
            <text:p>124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ubos.tech/olha/how-to-add-a-menu-of-commands-in-telegram-43ic, https://core.telegram.org/api/bots/menu, https://n8n.io/workflows/3055-telegram-bot-with-menu-driven-commands/, https://stackoverflow.com/questions/72594564/how-can-i-add-menu-button-in-telegram-bot, https://www.reddit.com/r/n8n/comments/1j4yg9y/telegram_bot_template_menu_commands_no_typing/, https://pypi.org/project/telegram-menu/, https://sendpulse.com/knowledge-base/chatbot/telegram/menu, https://core.telegram.org/bots/features, https://core.telegram.org/bots/features#:~:text=In%20all%20bot%20chats%2C%20a,needing%20to%20type%20it%20out., https://github.com/PetroVoronov/telegram-menu-from-structure</text:p>
          </table:table-cell>
        </table:table-row>
        <table:table-row table:style-name="ro1">
          <table:table-cell office:value-type="string" calcext:value-type="string">
            <text:p>telegram bot menu</text:p>
          </table:table-cell>
          <table:table-cell office:value-type="string" calcext:value-type="string">
            <text:p>menu bot telegram (4)</text:p>
          </table:table-cell>
          <table:table-cell office:value-type="float" office:value="124" calcext:value-type="float">
            <text:p>124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ubos.tech/olha/how-to-add-a-menu-of-commands-in-telegram-43ic, https://core.telegram.org/api/bots/menu, https://n8n.io/workflows/3055-telegram-bot-with-menu-driven-commands/, https://stackoverflow.com/questions/72594564/how-can-i-add-menu-button-in-telegram-bot, https://www.reddit.com/r/n8n/comments/1j4yg9y/telegram_bot_template_menu_commands_no_typing/, https://pypi.org/project/telegram-menu/, https://sendpulse.com/knowledge-base/chatbot/telegram/menu, https://core.telegram.org/bots/features, https://core.telegram.org/bots/features#:~:text=In%20all%20bot%20chats%2C%20a,needing%20to%20type%20it%20out., https://github.com/PetroVoronov/telegram-menu-from-structure</text:p>
          </table:table-cell>
        </table:table-row>
        <table:table-row table:style-name="ro1">
          <table:table-cell office:value-type="string" calcext:value-type="string">
            <text:p>telegram menu bot</text:p>
          </table:table-cell>
          <table:table-cell office:value-type="string" calcext:value-type="string">
            <text:p>menu bot telegram (4)</text:p>
          </table:table-cell>
          <table:table-cell office:value-type="float" office:value="124" calcext:value-type="float">
            <text:p>124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ubos.tech/olha/how-to-add-a-menu-of-commands-in-telegram-43ic, https://core.telegram.org/api/bots/menu, https://n8n.io/workflows/3055-telegram-bot-with-menu-driven-commands/, https://stackoverflow.com/questions/72594564/how-can-i-add-menu-button-in-telegram-bot, https://www.reddit.com/r/n8n/comments/1j4yg9y/telegram_bot_template_menu_commands_no_typing/, https://pypi.org/project/telegram-menu/, https://sendpulse.com/knowledge-base/chatbot/telegram/menu, https://core.telegram.org/bots/features, https://core.telegram.org/bots/features#:~:text=In%20all%20bot%20chats%2C%20a,needing%20to%20type%20it%20out., https://github.com/PetroVoronov/telegram-menu-from-structure</text:p>
          </table:table-cell>
        </table:table-row>
        <table:table-row table:style-name="ro1">
          <table:table-cell office:value-type="string" calcext:value-type="string">
            <text:p>gmail telegram</text:p>
          </table:table-cell>
          <table:table-cell office:value-type="string" calcext:value-type="string">
            <text:p>gmail telegram (4)</text:p>
          </table:table-cell>
          <table:table-cell office:value-type="float" office:value="366" calcext:value-type="float">
            <text:p>366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ppypie/how-to-integrate-gmail-with-telegram-c03, https://n8n.io/integrations/gmail/and/telegram/, https://t.me/gmailbot, https://telegram.org/privacy/gmailbot, https://botster.io/blog/forward-gmail-to-telegram, https://pipedream.com/apps/telegram-bot-api/integrations/gmail, https://www.make.com/en/integrations/google-email/telegram, https://www.quora.com/I-want-to-receive-Telegram-messages-on-Gmail-Is-it-possible, https://www.reddit.com/r/n8n/comments/1jwok7r/free_local_telegram_bot_to_manage_gmail_and/</text:p>
          </table:table-cell>
        </table:table-row>
        <table:table-row table:style-name="ro1">
          <table:table-cell office:value-type="string" calcext:value-type="string">
            <text:p>gmail bot telegram</text:p>
          </table:table-cell>
          <table:table-cell office:value-type="string" calcext:value-type="string">
            <text:p>gmail telegram (4)</text:p>
          </table:table-cell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ppypie/how-to-integrate-gmail-with-telegram-c03, https://n8n.io/integrations/gmail/and/telegram/, https://t.me/gmailbot, https://telegram.org/privacy/gmailbot, https://botster.io/blog/forward-gmail-to-telegram, https://pipedream.com/apps/telegram-bot-api/integrations/gmail, https://www.make.com/en/integrations/google-email/telegram, https://www.quora.com/I-want-to-receive-Telegram-messages-on-Gmail-Is-it-possible, https://www.reddit.com/r/n8n/comments/1jwok7r/free_local_telegram_bot_to_manage_gmail_and/</text:p>
          </table:table-cell>
        </table:table-row>
        <table:table-row table:style-name="ro1">
          <table:table-cell office:value-type="string" calcext:value-type="string">
            <text:p>gmail telegram bot</text:p>
          </table:table-cell>
          <table:table-cell office:value-type="string" calcext:value-type="string">
            <text:p>gmail telegram (4)</text:p>
          </table:table-cell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ppypie/how-to-integrate-gmail-with-telegram-c03, https://n8n.io/integrations/gmail/and/telegram/, https://t.me/gmailbot, https://telegram.org/privacy/gmailbot, https://botster.io/blog/forward-gmail-to-telegram, https://pipedream.com/apps/telegram-bot-api/integrations/gmail, https://www.make.com/en/integrations/google-email/telegram, https://www.quora.com/I-want-to-receive-Telegram-messages-on-Gmail-Is-it-possible, https://www.reddit.com/r/n8n/comments/1jwok7r/free_local_telegram_bot_to_manage_gmail_and/</text:p>
          </table:table-cell>
        </table:table-row>
        <table:table-row table:style-name="ro1">
          <table:table-cell office:value-type="string" calcext:value-type="string">
            <text:p>telegram bot gmail</text:p>
          </table:table-cell>
          <table:table-cell office:value-type="string" calcext:value-type="string">
            <text:p>gmail telegram (4)</text:p>
          </table:table-cell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ppypie/how-to-integrate-gmail-with-telegram-c03, https://n8n.io/integrations/gmail/and/telegram/, https://t.me/gmailbot, https://telegram.org/privacy/gmailbot, https://botster.io/blog/forward-gmail-to-telegram, https://pipedream.com/apps/telegram-bot-api/integrations/gmail, https://www.make.com/en/integrations/google-email/telegram, https://www.quora.com/I-want-to-receive-Telegram-messages-on-Gmail-Is-it-possible, https://www.reddit.com/r/n8n/comments/1jwok7r/free_local_telegram_bot_to_manage_gmail_and/</text:p>
          </table:table-cell>
        </table:table-row>
        <table:table-row table:style-name="ro1">
          <table:table-cell office:value-type="string" calcext:value-type="string">
            <text:p>telegram web api</text:p>
          </table:table-cell>
          <table:table-cell office:value-type="string" calcext:value-type="string">
            <text:p>telegram web api (2)</text:p>
          </table:table-cell>
          <table:table-cell office:value-type="float" office:value="227" calcext:value-type="float">
            <text:p>227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openai.com/t/how-to-connect-via-api-to-telegram/1018927, https://core.telegram.org/, https://github.com/TelegramBots/Telegram.Bot, https://github.com/riobits/Telegram-Web-API-Cheatsheet, https://my.telegram.org/, https://stackoverflow.com/questions/78453108/why-telegram-web-app-api-version-is-6-0-and-cant-be-changed-while-to-access-fe, https://web.telegram.org/</text:p>
          </table:table-cell>
        </table:table-row>
        <table:table-row table:style-name="ro1">
          <table:table-cell office:value-type="string" calcext:value-type="string">
            <text:p>web telegram api</text:p>
          </table:table-cell>
          <table:table-cell office:value-type="string" calcext:value-type="string">
            <text:p>telegram web api (2)</text:p>
          </table:table-cell>
          <table:table-cell office:value-type="float" office:value="227" calcext:value-type="float">
            <text:p>227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openai.com/t/how-to-connect-via-api-to-telegram/1018927, https://core.telegram.org/, https://github.com/TelegramBots/Telegram.Bot, https://github.com/riobits/Telegram-Web-API-Cheatsheet, https://my.telegram.org/, https://stackoverflow.com/questions/78453108/why-telegram-web-app-api-version-is-6-0-and-cant-be-changed-while-to-access-fe, https://web.telegram.org/</text:p>
          </table:table-cell>
        </table:table-row>
        <table:table-row table:style-name="ro1">
          <table:table-cell office:value-type="string" calcext:value-type="string">
            <text:p>bot text telegram</text:p>
          </table:table-cell>
          <table:table-cell office:value-type="string" calcext:value-type="string">
            <text:p>bot text telegram (2)</text:p>
          </table:table-cell>
          <table:table-cell office:value-type="float" office:value="219" calcext:value-type="float">
            <text:p>219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features, https://core.telegram.org/bots/update56kabdkb12ibuisabdubodbasbdaosd, https://t.me/transcriber_bot, https://telegram.me/texttsbot</text:p>
          </table:table-cell>
        </table:table-row>
        <table:table-row table:style-name="ro1">
          <table:table-cell office:value-type="string" calcext:value-type="string">
            <text:p>text bot telegram</text:p>
          </table:table-cell>
          <table:table-cell office:value-type="string" calcext:value-type="string">
            <text:p>bot text telegram (2)</text:p>
          </table:table-cell>
          <table:table-cell office:value-type="float" office:value="219" calcext:value-type="float">
            <text:p>219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features, https://core.telegram.org/bots/update56kabdkb12ibuisabdubodbasbdaosd, https://t.me/transcriber_bot, https://telegram.me/texttsbot</text:p>
          </table:table-cell>
        </table:table-row>
        <table:table-row table:style-name="ro1">
          <table:table-cell office:value-type="string" calcext:value-type="string">
            <text:p>telegram bot web app</text:p>
          </table:table-cell>
          <table:table-cell office:value-type="string" calcext:value-type="string">
            <text:p>telegram bot web app (6)</text:p>
          </table:table-cell>
          <table:table-cell office:value-type="float" office:value="84" calcext:value-type="float">
            <text:p>84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venkroz/telegram-web-app-bot-example, https://core.telegram.org/bots/webapps, https://medium.com/@calixtemayoraz/step-by-step-guide-to-build-a-telegram-chatbot-with-a-simple-webapp-ui-using-python-44dca453522f, https://dev.to/dev_family/how-to-build-a-web-app-deploying-telegram-mini-app-272e, https://docs.ton.org/v3/guidelines/dapps/tma/tutorials/step-by-step-guide, https://github.com/tgbotbuilder/react-webapp-example, https://stackoverflow.com/questions/78793295/getting-info-about-the-telegram-bot-in-the-telegram-web-app, https://core.telegram.org/api/bots/webapps, https://stackoverflow.com/questions/76172305/how-can-i-get-the-appname-to-build-t-me-url-for-launching-telegram-web-app-for, https://web.telegram.org/</text:p>
          </table:table-cell>
        </table:table-row>
        <table:table-row table:style-name="ro1">
          <table:table-cell office:value-type="string" calcext:value-type="string">
            <text:p>telegram web app bot</text:p>
          </table:table-cell>
          <table:table-cell office:value-type="string" calcext:value-type="string">
            <text:p>telegram bot web app (6)</text:p>
          </table:table-cell>
          <table:table-cell office:value-type="float" office:value="84" calcext:value-type="float">
            <text:p>84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venkroz/telegram-web-app-bot-example, https://core.telegram.org/bots/webapps, https://medium.com/@calixtemayoraz/step-by-step-guide-to-build-a-telegram-chatbot-with-a-simple-webapp-ui-using-python-44dca453522f, https://dev.to/dev_family/how-to-build-a-web-app-deploying-telegram-mini-app-272e, https://docs.ton.org/v3/guidelines/dapps/tma/tutorials/step-by-step-guide, https://github.com/tgbotbuilder/react-webapp-example, https://stackoverflow.com/questions/78793295/getting-info-about-the-telegram-bot-in-the-telegram-web-app, https://core.telegram.org/api/bots/webapps, https://stackoverflow.com/questions/76172305/how-can-i-get-the-appname-to-build-t-me-url-for-launching-telegram-web-app-for, https://web.telegram.org/</text:p>
          </table:table-cell>
        </table:table-row>
        <table:table-row table:style-name="ro1">
          <table:table-cell office:value-type="string" calcext:value-type="string">
            <text:p>web app bot telegram</text:p>
          </table:table-cell>
          <table:table-cell office:value-type="string" calcext:value-type="string">
            <text:p>telegram bot web app (6)</text:p>
          </table:table-cell>
          <table:table-cell office:value-type="float" office:value="84" calcext:value-type="float">
            <text:p>84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venkroz/telegram-web-app-bot-example, https://core.telegram.org/bots/webapps, https://medium.com/@calixtemayoraz/step-by-step-guide-to-build-a-telegram-chatbot-with-a-simple-webapp-ui-using-python-44dca453522f, https://dev.to/dev_family/how-to-build-a-web-app-deploying-telegram-mini-app-272e, https://docs.ton.org/v3/guidelines/dapps/tma/tutorials/step-by-step-guide, https://github.com/tgbotbuilder/react-webapp-example, https://stackoverflow.com/questions/78793295/getting-info-about-the-telegram-bot-in-the-telegram-web-app, https://core.telegram.org/api/bots/webapps, https://stackoverflow.com/questions/76172305/how-can-i-get-the-appname-to-build-t-me-url-for-launching-telegram-web-app-for, https://web.telegram.org/</text:p>
          </table:table-cell>
        </table:table-row>
        <table:table-row table:style-name="ro1">
          <table:table-cell office:value-type="string" calcext:value-type="string">
            <text:p>web app telegram bot</text:p>
          </table:table-cell>
          <table:table-cell office:value-type="string" calcext:value-type="string">
            <text:p>telegram bot web app (6)</text:p>
          </table:table-cell>
          <table:table-cell office:value-type="float" office:value="84" calcext:value-type="float">
            <text:p>84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venkroz/telegram-web-app-bot-example, https://core.telegram.org/bots/webapps, https://medium.com/@calixtemayoraz/step-by-step-guide-to-build-a-telegram-chatbot-with-a-simple-webapp-ui-using-python-44dca453522f, https://dev.to/dev_family/how-to-build-a-web-app-deploying-telegram-mini-app-272e, https://docs.ton.org/v3/guidelines/dapps/tma/tutorials/step-by-step-guide, https://github.com/tgbotbuilder/react-webapp-example, https://stackoverflow.com/questions/78793295/getting-info-about-the-telegram-bot-in-the-telegram-web-app, https://core.telegram.org/api/bots/webapps, https://stackoverflow.com/questions/76172305/how-can-i-get-the-appname-to-build-t-me-url-for-launching-telegram-web-app-for, https://web.telegram.org/</text:p>
          </table:table-cell>
        </table:table-row>
        <table:table-row table:style-name="ro1">
          <table:table-cell office:value-type="string" calcext:value-type="string">
            <text:p>telegram bot web app example</text:p>
          </table:table-cell>
          <table:table-cell office:value-type="string" calcext:value-type="string">
            <text:p>telegram bot web app (6)</text:p>
          </table:table-cell>
          <table:table-cell office:value-type="float" office:value="4" calcext:value-type="float">
            <text:p>4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venkroz/telegram-web-app-bot-example, https://core.telegram.org/bots/webapps, https://medium.com/@calixtemayoraz/step-by-step-guide-to-build-a-telegram-chatbot-with-a-simple-webapp-ui-using-python-44dca453522f, https://dev.to/dev_family/how-to-build-a-web-app-deploying-telegram-mini-app-272e, https://docs.ton.org/v3/guidelines/dapps/tma/tutorials/step-by-step-guide, https://github.com/tgbotbuilder/react-webapp-example, https://stackoverflow.com/questions/78793295/getting-info-about-the-telegram-bot-in-the-telegram-web-app, https://core.telegram.org/api/bots/webapps, https://stackoverflow.com/questions/76172305/how-can-i-get-the-appname-to-build-t-me-url-for-launching-telegram-web-app-for, https://web.telegram.org/</text:p>
          </table:table-cell>
        </table:table-row>
        <table:table-row table:style-name="ro1">
          <table:table-cell office:value-type="string" calcext:value-type="string">
            <text:p>telegram web app bot example</text:p>
          </table:table-cell>
          <table:table-cell office:value-type="string" calcext:value-type="string">
            <text:p>telegram bot web app (6)</text:p>
          </table:table-cell>
          <table:table-cell office:value-type="float" office:value="4" calcext:value-type="float">
            <text:p>4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venkroz/telegram-web-app-bot-example, https://core.telegram.org/bots/webapps, https://medium.com/@calixtemayoraz/step-by-step-guide-to-build-a-telegram-chatbot-with-a-simple-webapp-ui-using-python-44dca453522f, https://dev.to/dev_family/how-to-build-a-web-app-deploying-telegram-mini-app-272e, https://docs.ton.org/v3/guidelines/dapps/tma/tutorials/step-by-step-guide, https://github.com/tgbotbuilder/react-webapp-example, https://stackoverflow.com/questions/78793295/getting-info-about-the-telegram-bot-in-the-telegram-web-app, https://core.telegram.org/api/bots/webapps, https://stackoverflow.com/questions/76172305/how-can-i-get-the-appname-to-build-t-me-url-for-launching-telegram-web-app-for, https://web.telegram.org/</text:p>
          </table:table-cell>
        </table:table-row>
        <table:table-row table:style-name="ro1">
          <table:table-cell office:value-type="string" calcext:value-type="string">
            <text:p>voice bot telegram</text:p>
          </table:table-cell>
          <table:table-cell office:value-type="string" calcext:value-type="string">
            <text:p>voice bot telegram (4)</text:p>
          </table:table-cell>
          <table:table-cell office:value-type="float" office:value="94" calcext:value-type="float">
            <text:p>94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transcriber_bot, https://telegram.me/voicybot, https://www.voicy.network/ru/products/telegram-bot, https://core.telegram.org/bots/api, https://cybervoice.io/en/telegram-bot.html, https://gattanasio.cc/project/voice-bot/, https://github.com/shamspias/chatgpt-voice-chatbot-telegram, https://pipedream.com/apps/telegram-bot-api/actions/send-voice-message, https://telegram-bot-sdk.readme.io/reference/sendaudio, https://www.producthunt.com/products/voicy-telegram-sounds-bot</text:p>
          </table:table-cell>
        </table:table-row>
        <table:table-row table:style-name="ro1">
          <table:table-cell office:value-type="string" calcext:value-type="string">
            <text:p>telegram voice bot</text:p>
          </table:table-cell>
          <table:table-cell office:value-type="string" calcext:value-type="string">
            <text:p>voice bot telegram (4)</text:p>
          </table:table-cell>
          <table:table-cell office:value-type="float" office:value="94" calcext:value-type="float">
            <text:p>94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transcriber_bot, https://telegram.me/voicybot, https://www.voicy.network/ru/products/telegram-bot, https://core.telegram.org/bots/api, https://cybervoice.io/en/telegram-bot.html, https://gattanasio.cc/project/voice-bot/, https://github.com/shamspias/chatgpt-voice-chatbot-telegram, https://pipedream.com/apps/telegram-bot-api/actions/send-voice-message, https://telegram-bot-sdk.readme.io/reference/sendaudio, https://www.producthunt.com/products/voicy-telegram-sounds-bot</text:p>
          </table:table-cell>
        </table:table-row>
        <table:table-row table:style-name="ro1">
          <table:table-cell office:value-type="string" calcext:value-type="string">
            <text:p>bot audio telegram</text:p>
          </table:table-cell>
          <table:table-cell office:value-type="string" calcext:value-type="string">
            <text:p>voice bot telegram (4)</text:p>
          </table:table-cell>
          <table:table-cell office:value-type="float" office:value="69" calcext:value-type="float">
            <text:p>69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transcriber_bot, https://telegram.me/voicybot, https://www.voicy.network/ru/products/telegram-bot, https://core.telegram.org/bots/api, https://cybervoice.io/en/telegram-bot.html, https://gattanasio.cc/project/voice-bot/, https://github.com/shamspias/chatgpt-voice-chatbot-telegram, https://pipedream.com/apps/telegram-bot-api/actions/send-voice-message, https://telegram-bot-sdk.readme.io/reference/sendaudio, https://www.producthunt.com/products/voicy-telegram-sounds-bot</text:p>
          </table:table-cell>
        </table:table-row>
        <table:table-row table:style-name="ro1">
          <table:table-cell office:value-type="string" calcext:value-type="string">
            <text:p>telegram audio bot</text:p>
          </table:table-cell>
          <table:table-cell office:value-type="string" calcext:value-type="string">
            <text:p>voice bot telegram (4)</text:p>
          </table:table-cell>
          <table:table-cell office:value-type="float" office:value="69" calcext:value-type="float">
            <text:p>69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transcriber_bot, https://telegram.me/voicybot, https://www.voicy.network/ru/products/telegram-bot, https://core.telegram.org/bots/api, https://cybervoice.io/en/telegram-bot.html, https://gattanasio.cc/project/voice-bot/, https://github.com/shamspias/chatgpt-voice-chatbot-telegram, https://pipedream.com/apps/telegram-bot-api/actions/send-voice-message, https://telegram-bot-sdk.readme.io/reference/sendaudio, https://www.producthunt.com/products/voicy-telegram-sounds-bot</text:p>
          </table:table-cell>
        </table:table-row>
        <table:table-row table:style-name="ro1">
          <table:table-cell office:value-type="string" calcext:value-type="string">
            <text:p>admin bot telegram</text:p>
          </table:table-cell>
          <table:table-cell office:value-type="string" calcext:value-type="string">
            <text:p>admin bot telegram (4)</text:p>
          </table:table-cell>
          <table:table-cell office:value-type="float" office:value="71" calcext:value-type="float">
            <text:p>7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api/bots, https://creativeminds.helpscoutdocs.com/article/2603-telegram-bot-telegram-adding-bot-to-group-as-admin, https://www.customerservicemanager.com/10-telegram-bots-to-help-admins-manage-groups-and-channels/, https://chatimize.com/telegram-bot-group/, https://core.telegram.org/method/bots.setBotGroupDefaultAdminRights, https://github.com/Dih5/adminbot, https://core.telegram.org/bots/features, https://pipedream.com/apps/telegram-bot-api/actions/list-administrators-in-chat, https://www.reddit.com/r/Telegram/comments/taw8xt/what_are_the_best_moderation_tools_for_telegram/</text:p>
          </table:table-cell>
        </table:table-row>
        <table:table-row table:style-name="ro1">
          <table:table-cell office:value-type="string" calcext:value-type="string">
            <text:p>bot admin telegram</text:p>
          </table:table-cell>
          <table:table-cell office:value-type="string" calcext:value-type="string">
            <text:p>admin bot telegram (4)</text:p>
          </table:table-cell>
          <table:table-cell office:value-type="float" office:value="71" calcext:value-type="float">
            <text:p>7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api/bots, https://creativeminds.helpscoutdocs.com/article/2603-telegram-bot-telegram-adding-bot-to-group-as-admin, https://www.customerservicemanager.com/10-telegram-bots-to-help-admins-manage-groups-and-channels/, https://chatimize.com/telegram-bot-group/, https://core.telegram.org/method/bots.setBotGroupDefaultAdminRights, https://github.com/Dih5/adminbot, https://core.telegram.org/bots/features, https://pipedream.com/apps/telegram-bot-api/actions/list-administrators-in-chat, https://www.reddit.com/r/Telegram/comments/taw8xt/what_are_the_best_moderation_tools_for_telegram/</text:p>
          </table:table-cell>
        </table:table-row>
        <table:table-row table:style-name="ro1">
          <table:table-cell office:value-type="string" calcext:value-type="string">
            <text:p>telegram admin bot</text:p>
          </table:table-cell>
          <table:table-cell office:value-type="string" calcext:value-type="string">
            <text:p>admin bot telegram (4)</text:p>
          </table:table-cell>
          <table:table-cell office:value-type="float" office:value="71" calcext:value-type="float">
            <text:p>7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api/bots, https://creativeminds.helpscoutdocs.com/article/2603-telegram-bot-telegram-adding-bot-to-group-as-admin, https://www.customerservicemanager.com/10-telegram-bots-to-help-admins-manage-groups-and-channels/, https://chatimize.com/telegram-bot-group/, https://core.telegram.org/method/bots.setBotGroupDefaultAdminRights, https://github.com/Dih5/adminbot, https://core.telegram.org/bots/features, https://pipedream.com/apps/telegram-bot-api/actions/list-administrators-in-chat, https://www.reddit.com/r/Telegram/comments/taw8xt/what_are_the_best_moderation_tools_for_telegram/</text:p>
          </table:table-cell>
        </table:table-row>
        <table:table-row table:style-name="ro1">
          <table:table-cell office:value-type="string" calcext:value-type="string">
            <text:p>telegram bot admin</text:p>
          </table:table-cell>
          <table:table-cell office:value-type="string" calcext:value-type="string">
            <text:p>admin bot telegram (4)</text:p>
          </table:table-cell>
          <table:table-cell office:value-type="float" office:value="71" calcext:value-type="float">
            <text:p>7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api/bots, https://creativeminds.helpscoutdocs.com/article/2603-telegram-bot-telegram-adding-bot-to-group-as-admin, https://www.customerservicemanager.com/10-telegram-bots-to-help-admins-manage-groups-and-channels/, https://chatimize.com/telegram-bot-group/, https://core.telegram.org/method/bots.setBotGroupDefaultAdminRights, https://github.com/Dih5/adminbot, https://core.telegram.org/bots/features, https://pipedream.com/apps/telegram-bot-api/actions/list-administrators-in-chat, https://www.reddit.com/r/Telegram/comments/taw8xt/what_are_the_best_moderation_tools_for_telegram/</text:p>
          </table:table-cell>
        </table:table-row>
        <table:table-row table:style-name="ro1">
          <table:table-cell office:value-type="string" calcext:value-type="string">
            <text:p>bot telegram pdf</text:p>
          </table:table-cell>
          <table:table-cell office:value-type="string" calcext:value-type="string">
            <text:p>bot telegram pdf (5)</text:p>
          </table:table-cell>
          <table:table-cell office:value-type="float" office:value="55" calcext:value-type="float">
            <text:p>55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zeshuaro/telegram-pdf-bot, https://n8n.io/workflows/2392-telegram-chat-with-pdf/, https://t.me/pdfbot, https://theresanaiforthat.com/s/telegram+bot+pdf/, https://www.reddit.com/r/TelegramBots/comments/xipvx4/a_working_bot_for_books_on_telegram/, https://github.com/manumanoj0010/PDF-BOT, https://t.me/html_to_pdf_bot, https://www.make.com/en/integrations/pdf-generator-api/telegram, https://onlizer.com/pdf/telegram_bot, https://stackoverflow.com/questions/71237863/how-do-make-a-telegram-bot-to-read-a-pdf-file-sent-by-user-and-extract-data-from</text:p>
          </table:table-cell>
        </table:table-row>
        <table:table-row table:style-name="ro1">
          <table:table-cell office:value-type="string" calcext:value-type="string">
            <text:p>pdf bot telegram</text:p>
          </table:table-cell>
          <table:table-cell office:value-type="string" calcext:value-type="string">
            <text:p>bot telegram pdf (5)</text:p>
          </table:table-cell>
          <table:table-cell office:value-type="float" office:value="55" calcext:value-type="float">
            <text:p>55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zeshuaro/telegram-pdf-bot, https://n8n.io/workflows/2392-telegram-chat-with-pdf/, https://t.me/pdfbot, https://theresanaiforthat.com/s/telegram+bot+pdf/, https://www.reddit.com/r/TelegramBots/comments/xipvx4/a_working_bot_for_books_on_telegram/, https://github.com/manumanoj0010/PDF-BOT, https://t.me/html_to_pdf_bot, https://www.make.com/en/integrations/pdf-generator-api/telegram, https://onlizer.com/pdf/telegram_bot, https://stackoverflow.com/questions/71237863/how-do-make-a-telegram-bot-to-read-a-pdf-file-sent-by-user-and-extract-data-from</text:p>
          </table:table-cell>
        </table:table-row>
        <table:table-row table:style-name="ro1">
          <table:table-cell office:value-type="string" calcext:value-type="string">
            <text:p>pdf telegram bot</text:p>
          </table:table-cell>
          <table:table-cell office:value-type="string" calcext:value-type="string">
            <text:p>bot telegram pdf (5)</text:p>
          </table:table-cell>
          <table:table-cell office:value-type="float" office:value="55" calcext:value-type="float">
            <text:p>55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zeshuaro/telegram-pdf-bot, https://n8n.io/workflows/2392-telegram-chat-with-pdf/, https://t.me/pdfbot, https://theresanaiforthat.com/s/telegram+bot+pdf/, https://www.reddit.com/r/TelegramBots/comments/xipvx4/a_working_bot_for_books_on_telegram/, https://github.com/manumanoj0010/PDF-BOT, https://t.me/html_to_pdf_bot, https://www.make.com/en/integrations/pdf-generator-api/telegram, https://onlizer.com/pdf/telegram_bot, https://stackoverflow.com/questions/71237863/how-do-make-a-telegram-bot-to-read-a-pdf-file-sent-by-user-and-extract-data-from</text:p>
          </table:table-cell>
        </table:table-row>
        <table:table-row table:style-name="ro1">
          <table:table-cell office:value-type="string" calcext:value-type="string">
            <text:p>telegram bot pdf</text:p>
          </table:table-cell>
          <table:table-cell office:value-type="string" calcext:value-type="string">
            <text:p>bot telegram pdf (5)</text:p>
          </table:table-cell>
          <table:table-cell office:value-type="float" office:value="55" calcext:value-type="float">
            <text:p>55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zeshuaro/telegram-pdf-bot, https://n8n.io/workflows/2392-telegram-chat-with-pdf/, https://t.me/pdfbot, https://theresanaiforthat.com/s/telegram+bot+pdf/, https://www.reddit.com/r/TelegramBots/comments/xipvx4/a_working_bot_for_books_on_telegram/, https://github.com/manumanoj0010/PDF-BOT, https://t.me/html_to_pdf_bot, https://www.make.com/en/integrations/pdf-generator-api/telegram, https://onlizer.com/pdf/telegram_bot, https://stackoverflow.com/questions/71237863/how-do-make-a-telegram-bot-to-read-a-pdf-file-sent-by-user-and-extract-data-from</text:p>
          </table:table-cell>
        </table:table-row>
        <table:table-row table:style-name="ro1">
          <table:table-cell office:value-type="string" calcext:value-type="string">
            <text:p>telegram pdf bot</text:p>
          </table:table-cell>
          <table:table-cell office:value-type="string" calcext:value-type="string">
            <text:p>bot telegram pdf (5)</text:p>
          </table:table-cell>
          <table:table-cell office:value-type="float" office:value="55" calcext:value-type="float">
            <text:p>55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zeshuaro/telegram-pdf-bot, https://n8n.io/workflows/2392-telegram-chat-with-pdf/, https://t.me/pdfbot, https://theresanaiforthat.com/s/telegram+bot+pdf/, https://www.reddit.com/r/TelegramBots/comments/xipvx4/a_working_bot_for_books_on_telegram/, https://github.com/manumanoj0010/PDF-BOT, https://t.me/html_to_pdf_bot, https://www.make.com/en/integrations/pdf-generator-api/telegram, https://onlizer.com/pdf/telegram_bot, https://stackoverflow.com/questions/71237863/how-do-make-a-telegram-bot-to-read-a-pdf-file-sent-by-user-and-extract-data-from</text:p>
          </table:table-cell>
        </table:table-row>
        <table:table-row table:style-name="ro1">
          <table:table-cell office:value-type="string" calcext:value-type="string">
            <text:p>telegram email bot</text:p>
          </table:table-cell>
          <table:table-cell office:value-type="string" calcext:value-type="string">
            <text:p>telegram email bot (9)</text:p>
          </table:table-cell>
          <table:table-cell office:value-type="float" office:value="43" calcext:value-type="float">
            <text:p>43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TempMail_org_bot, https://t.me/gmailbot, https://pipedream.com/apps/email/integrations/telegram-bot-api, https://telegram.me/DropMailBot, https://github.com/TBXark/mail2telegram, https://www.make.com/en/integrations/email/telegram, https://help.automatic-email-manager.com/support/solutions/articles/67000707668-guide-to-linking-emails-with-telegram-messenger, https://botster.io/bots/email-to-messenger-forwarder, https://www.make.com/en/integrations/telegram/email, https://www.make.com/en/templates/2125-get-new-emails-in-telegram</text:p>
          </table:table-cell>
        </table:table-row>
        <table:table-row table:style-name="ro1">
          <table:table-cell office:value-type="string" calcext:value-type="string">
            <text:p>bot email telegram</text:p>
          </table:table-cell>
          <table:table-cell office:value-type="string" calcext:value-type="string">
            <text:p>telegram email bot (9)</text:p>
          </table:table-cell>
          <table:table-cell office:value-type="float" office:value="43" calcext:value-type="float">
            <text:p>43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TempMail_org_bot, https://t.me/gmailbot, https://pipedream.com/apps/email/integrations/telegram-bot-api, https://telegram.me/DropMailBot, https://github.com/TBXark/mail2telegram, https://www.make.com/en/integrations/email/telegram, https://help.automatic-email-manager.com/support/solutions/articles/67000707668-guide-to-linking-emails-with-telegram-messenger, https://botster.io/bots/email-to-messenger-forwarder, https://www.make.com/en/integrations/telegram/email, https://www.make.com/en/templates/2125-get-new-emails-in-telegram</text:p>
          </table:table-cell>
        </table:table-row>
        <table:table-row table:style-name="ro1">
          <table:table-cell office:value-type="string" calcext:value-type="string">
            <text:p>email bot telegram</text:p>
          </table:table-cell>
          <table:table-cell office:value-type="string" calcext:value-type="string">
            <text:p>telegram email bot (9)</text:p>
          </table:table-cell>
          <table:table-cell office:value-type="float" office:value="43" calcext:value-type="float">
            <text:p>43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TempMail_org_bot, https://t.me/gmailbot, https://pipedream.com/apps/email/integrations/telegram-bot-api, https://telegram.me/DropMailBot, https://github.com/TBXark/mail2telegram, https://www.make.com/en/integrations/email/telegram, https://help.automatic-email-manager.com/support/solutions/articles/67000707668-guide-to-linking-emails-with-telegram-messenger, https://botster.io/bots/email-to-messenger-forwarder, https://www.make.com/en/integrations/telegram/email, https://www.make.com/en/templates/2125-get-new-emails-in-telegram</text:p>
          </table:table-cell>
        </table:table-row>
        <table:table-row table:style-name="ro1">
          <table:table-cell office:value-type="string" calcext:value-type="string">
            <text:p>email telegram bot</text:p>
          </table:table-cell>
          <table:table-cell office:value-type="string" calcext:value-type="string">
            <text:p>telegram email bot (9)</text:p>
          </table:table-cell>
          <table:table-cell office:value-type="float" office:value="43" calcext:value-type="float">
            <text:p>43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TempMail_org_bot, https://t.me/gmailbot, https://pipedream.com/apps/email/integrations/telegram-bot-api, https://telegram.me/DropMailBot, https://github.com/TBXark/mail2telegram, https://www.make.com/en/integrations/email/telegram, https://help.automatic-email-manager.com/support/solutions/articles/67000707668-guide-to-linking-emails-with-telegram-messenger, https://botster.io/bots/email-to-messenger-forwarder, https://www.make.com/en/integrations/telegram/email, https://www.make.com/en/templates/2125-get-new-emails-in-telegram</text:p>
          </table:table-cell>
        </table:table-row>
        <table:table-row table:style-name="ro1">
          <table:table-cell office:value-type="string" calcext:value-type="string">
            <text:p>telegram bot email</text:p>
          </table:table-cell>
          <table:table-cell office:value-type="string" calcext:value-type="string">
            <text:p>telegram email bot (9)</text:p>
          </table:table-cell>
          <table:table-cell office:value-type="float" office:value="43" calcext:value-type="float">
            <text:p>43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TempMail_org_bot, https://t.me/gmailbot, https://pipedream.com/apps/email/integrations/telegram-bot-api, https://telegram.me/DropMailBot, https://github.com/TBXark/mail2telegram, https://www.make.com/en/integrations/email/telegram, https://help.automatic-email-manager.com/support/solutions/articles/67000707668-guide-to-linking-emails-with-telegram-messenger, https://botster.io/bots/email-to-messenger-forwarder, https://www.make.com/en/integrations/telegram/email, https://www.make.com/en/templates/2125-get-new-emails-in-telegram</text:p>
          </table:table-cell>
        </table:table-row>
        <table:table-row table:style-name="ro1">
          <table:table-cell office:value-type="string" calcext:value-type="string">
            <text:p>mail bot telegram</text:p>
          </table:table-cell>
          <table:table-cell office:value-type="string" calcext:value-type="string">
            <text:p>telegram email bot (9)</text:p>
          </table:table-cell>
          <table:table-cell office:value-type="float" office:value="22" calcext:value-type="float">
            <text:p>22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TempMail_org_bot, https://t.me/gmailbot, https://pipedream.com/apps/email/integrations/telegram-bot-api, https://telegram.me/DropMailBot, https://github.com/TBXark/mail2telegram, https://www.make.com/en/integrations/email/telegram, https://help.automatic-email-manager.com/support/solutions/articles/67000707668-guide-to-linking-emails-with-telegram-messenger, https://botster.io/bots/email-to-messenger-forwarder, https://www.make.com/en/integrations/telegram/email, https://www.make.com/en/templates/2125-get-new-emails-in-telegram</text:p>
          </table:table-cell>
        </table:table-row>
        <table:table-row table:style-name="ro1">
          <table:table-cell office:value-type="string" calcext:value-type="string">
            <text:p>telegram mail bot</text:p>
          </table:table-cell>
          <table:table-cell office:value-type="string" calcext:value-type="string">
            <text:p>telegram email bot (9)</text:p>
          </table:table-cell>
          <table:table-cell office:value-type="float" office:value="22" calcext:value-type="float">
            <text:p>22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TempMail_org_bot, https://t.me/gmailbot, https://pipedream.com/apps/email/integrations/telegram-bot-api, https://telegram.me/DropMailBot, https://github.com/TBXark/mail2telegram, https://www.make.com/en/integrations/email/telegram, https://help.automatic-email-manager.com/support/solutions/articles/67000707668-guide-to-linking-emails-with-telegram-messenger, https://botster.io/bots/email-to-messenger-forwarder, https://www.make.com/en/integrations/telegram/email, https://www.make.com/en/templates/2125-get-new-emails-in-telegram</text:p>
          </table:table-cell>
        </table:table-row>
        <table:table-row table:style-name="ro1">
          <table:table-cell office:value-type="string" calcext:value-type="string">
            <text:p>fake gmail bot telegram</text:p>
          </table:table-cell>
          <table:table-cell office:value-type="string" calcext:value-type="string">
            <text:p>telegram email bot (9)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TempMail_org_bot, https://t.me/gmailbot, https://pipedream.com/apps/email/integrations/telegram-bot-api, https://telegram.me/DropMailBot, https://github.com/TBXark/mail2telegram, https://www.make.com/en/integrations/email/telegram, https://help.automatic-email-manager.com/support/solutions/articles/67000707668-guide-to-linking-emails-with-telegram-messenger, https://botster.io/bots/email-to-messenger-forwarder, https://www.make.com/en/integrations/telegram/email, https://www.make.com/en/templates/2125-get-new-emails-in-telegram</text:p>
          </table:table-cell>
        </table:table-row>
        <table:table-row table:style-name="ro1">
          <table:table-cell office:value-type="string" calcext:value-type="string">
            <text:p>telegram bot for email id</text:p>
          </table:table-cell>
          <table:table-cell office:value-type="string" calcext:value-type="string">
            <text:p>telegram email bot (9)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TempMail_org_bot, https://t.me/gmailbot, https://pipedream.com/apps/email/integrations/telegram-bot-api, https://telegram.me/DropMailBot, https://github.com/TBXark/mail2telegram, https://www.make.com/en/integrations/email/telegram, https://help.automatic-email-manager.com/support/solutions/articles/67000707668-guide-to-linking-emails-with-telegram-messenger, https://botster.io/bots/email-to-messenger-forwarder, https://www.make.com/en/integrations/telegram/email, https://www.make.com/en/templates/2125-get-new-emails-in-telegram</text:p>
          </table:table-cell>
        </table:table-row>
        <table:table-row table:style-name="ro1">
          <table:table-cell office:value-type="string" calcext:value-type="string">
            <text:p>vk bot telegram</text:p>
          </table:table-cell>
          <table:table-cell office:value-type="string" calcext:value-type="string">
            <text:p>vk bot telegram (2)</text:p>
          </table:table-cell>
          <table:table-cell office:value-type="float" office:value="117" calcext:value-type="float">
            <text:p>117</text:p>
          </table:table-cell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vk.com/docs/intro/start/support/chatbots/tg-support-bot, https://github.com/seniv/vk-tg-bot, https://habr.com/ru/articles/804709/, https://pikabu.ru/story/telegrambot_dlya_skachivaniya_video_iz_vk_i_youtube_10264156, https://t.me/vkmusic_bot, https://vk.com/telegrambot, https://vk.com/topic-64980878_32312665</text:p>
          </table:table-cell>
        </table:table-row>
        <table:table-row table:style-name="ro1">
          <table:table-cell office:value-type="string" calcext:value-type="string">
            <text:p>vk telegram bot</text:p>
          </table:table-cell>
          <table:table-cell office:value-type="string" calcext:value-type="string">
            <text:p>vk bot telegram (2)</text:p>
          </table:table-cell>
          <table:table-cell office:value-type="float" office:value="117" calcext:value-type="float">
            <text:p>117</text:p>
          </table:table-cell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vk.com/docs/intro/start/support/chatbots/tg-support-bot, https://github.com/seniv/vk-tg-bot, https://habr.com/ru/articles/804709/, https://pikabu.ru/story/telegrambot_dlya_skachivaniya_video_iz_vk_i_youtube_10264156, https://t.me/vkmusic_bot, https://vk.com/telegrambot, https://vk.com/topic-64980878_32312665</text:p>
          </table:table-cell>
        </table:table-row>
        <table:table-row table:style-name="ro1">
          <table:table-cell office:value-type="string" calcext:value-type="string">
            <text:p>youtube mp3 telegram</text:p>
          </table:table-cell>
          <table:table-cell office:value-type="string" calcext:value-type="string">
            <text:p>youtube mp3 telegram (30)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bot youtube mp3 telegram</text:p>
          </table:table-cell>
          <table:table-cell office:value-type="string" calcext:value-type="string">
            <text:p>youtube mp3 telegram (30)</text:p>
          </table:table-cell>
          <table:table-cell office:value-type="float" office:value="20" calcext:value-type="float">
            <text:p>20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youtube mp3 bot telegram</text:p>
          </table:table-cell>
          <table:table-cell office:value-type="string" calcext:value-type="string">
            <text:p>youtube mp3 telegram (30)</text:p>
          </table:table-cell>
          <table:table-cell office:value-type="float" office:value="20" calcext:value-type="float">
            <text:p>20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telegram bot youtube mp3</text:p>
          </table:table-cell>
          <table:table-cell office:value-type="string" calcext:value-type="string">
            <text:p>youtube mp3 telegram (30)</text:p>
          </table:table-cell>
          <table:table-cell office:value-type="float" office:value="20" calcext:value-type="float">
            <text:p>20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telegram youtube bot mp3</text:p>
          </table:table-cell>
          <table:table-cell office:value-type="string" calcext:value-type="string">
            <text:p>youtube mp3 telegram (30)</text:p>
          </table:table-cell>
          <table:table-cell office:value-type="float" office:value="20" calcext:value-type="float">
            <text:p>20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telegram youtube mp3 bot</text:p>
          </table:table-cell>
          <table:table-cell office:value-type="string" calcext:value-type="string">
            <text:p>youtube mp3 telegram (30)</text:p>
          </table:table-cell>
          <table:table-cell office:value-type="float" office:value="20" calcext:value-type="float">
            <text:p>20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youtube audio downloader telegram</text:p>
          </table:table-cell>
          <table:table-cell office:value-type="string" calcext:value-type="string">
            <text:p>youtube mp3 telegram (30)</text:p>
          </table:table-cell>
          <table:table-cell office:value-type="float" office:value="14" calcext:value-type="float">
            <text:p>14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youtube audio download telegram bot</text:p>
          </table:table-cell>
          <table:table-cell office:value-type="string" calcext:value-type="string">
            <text:p>youtube mp3 telegram (30)</text:p>
          </table:table-cell>
          <table:table-cell office:value-type="float" office:value="9" calcext:value-type="float">
            <text:p>9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youtube audio download bot telegram</text:p>
          </table:table-cell>
          <table:table-cell office:value-type="string" calcext:value-type="string">
            <text:p>youtube mp3 telegram (30)</text:p>
          </table:table-cell>
          <table:table-cell office:value-type="float" office:value="9" calcext:value-type="float">
            <text:p>9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telegram youtube to mp3 bot</text:p>
          </table:table-cell>
          <table:table-cell office:value-type="string" calcext:value-type="string">
            <text:p>youtube mp3 telegram (30)</text:p>
          </table:table-cell>
          <table:table-cell office:value-type="float" office:value="9" calcext:value-type="float">
            <text:p>9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telegram bot youtube to mp3</text:p>
          </table:table-cell>
          <table:table-cell office:value-type="string" calcext:value-type="string">
            <text:p>youtube mp3 telegram (30)</text:p>
          </table:table-cell>
          <table:table-cell office:value-type="float" office:value="9" calcext:value-type="float">
            <text:p>9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youtube to mp3 bot telegram</text:p>
          </table:table-cell>
          <table:table-cell office:value-type="string" calcext:value-type="string">
            <text:p>youtube mp3 telegram (30)</text:p>
          </table:table-cell>
          <table:table-cell office:value-type="float" office:value="9" calcext:value-type="float">
            <text:p>9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youtube to mp3 telegram bot</text:p>
          </table:table-cell>
          <table:table-cell office:value-type="string" calcext:value-type="string">
            <text:p>youtube mp3 telegram (30)</text:p>
          </table:table-cell>
          <table:table-cell office:value-type="float" office:value="9" calcext:value-type="float">
            <text:p>9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youtube mp3 downloader telegram</text:p>
          </table:table-cell>
          <table:table-cell office:value-type="string" calcext:value-type="string">
            <text:p>youtube mp3 telegram (30)</text:p>
          </table:table-cell>
          <table:table-cell office:value-type="float" office:value="5" calcext:value-type="float">
            <text:p>5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download mp3 youtube telegram</text:p>
          </table:table-cell>
          <table:table-cell office:value-type="string" calcext:value-type="string">
            <text:p>youtube mp3 telegram (30)</text:p>
          </table:table-cell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youtube converter mp3 telegram</text:p>
          </table:table-cell>
          <table:table-cell office:value-type="string" calcext:value-type="string">
            <text:p>youtube mp3 telegram (30)</text:p>
          </table:table-cell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youtube download mp3 telegram</text:p>
          </table:table-cell>
          <table:table-cell office:value-type="string" calcext:value-type="string">
            <text:p>youtube mp3 telegram (30)</text:p>
          </table:table-cell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youtube mp3 converter telegram</text:p>
          </table:table-cell>
          <table:table-cell office:value-type="string" calcext:value-type="string">
            <text:p>youtube mp3 telegram (30)</text:p>
          </table:table-cell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youtube converter telegram bot</text:p>
          </table:table-cell>
          <table:table-cell office:value-type="string" calcext:value-type="string">
            <text:p>youtube mp3 telegram (30)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youtube converter bot telegram</text:p>
          </table:table-cell>
          <table:table-cell office:value-type="string" calcext:value-type="string">
            <text:p>youtube mp3 telegram (30)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download mp3 from youtube telegram</text:p>
          </table:table-cell>
          <table:table-cell office:value-type="string" calcext:value-type="string">
            <text:p>youtube mp3 telegram (30)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youtube mp3 converter telegram bot</text:p>
          </table:table-cell>
          <table:table-cell office:value-type="string" calcext:value-type="string">
            <text:p>youtube mp3 telegram (30)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youtube link to mp3 telegram bot</text:p>
          </table:table-cell>
          <table:table-cell office:value-type="string" calcext:value-type="string">
            <text:p>youtube mp3 telegram (30)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youtube mp3 download bot telegram</text:p>
          </table:table-cell>
          <table:table-cell office:value-type="string" calcext:value-type="string">
            <text:p>youtube mp3 telegram (30)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download audio from youtube telegram</text:p>
          </table:table-cell>
          <table:table-cell office:value-type="string" calcext:value-type="string">
            <text:p>youtube mp3 telegram (30)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youtube mp3 downloader telegram bot</text:p>
          </table:table-cell>
          <table:table-cell office:value-type="string" calcext:value-type="string">
            <text:p>youtube mp3 telegram (30)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youtube to mp3 320kbps telegram bot</text:p>
          </table:table-cell>
          <table:table-cell office:value-type="string" calcext:value-type="string">
            <text:p>youtube mp3 telegram (30)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download audio from youtube telegram bot</text:p>
          </table:table-cell>
          <table:table-cell office:value-type="string" calcext:value-type="string">
            <text:p>youtube mp3 telegram (30)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youtube video to mp3 telegram bot</text:p>
          </table:table-cell>
          <table:table-cell office:value-type="string" calcext:value-type="string">
            <text:p>youtube mp3 telegram (30)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yt to mp3 telegram bot</text:p>
          </table:table-cell>
          <table:table-cell office:value-type="string" calcext:value-type="string">
            <text:p>youtube mp3 telegram (30)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YtbAudioBot, https://github.com/ghaiith/Youtube-to-Mp3-TelegramBot, https://t.me/Youtube_dwnldr_bot, https://github.com/HermanPlay/YT2MP3, https://stackoverflow.com/questions/73180212/telegram-bot-convert-youtube-link-to-mp3-python, https://www.reddit.com/r/Music/comments/rlmjxj/bot_for_you_to_download_music_easily_from_youtube/, https://www.darkhackerworld.com/2023/08/youtube-to-mp3-telegram-bot.html, https://medium.com/coube-space/making-a-telegram-bot-to-download-mp3-from-youtube-5809f8d42550, https://www.youtube.com/watch?v=fIpTC_Fw7CM, https://www.youtube.com/watch?v=JKr_Xa98L7I</text:p>
          </table:table-cell>
        </table:table-row>
        <table:table-row table:style-name="ro1">
          <table:table-cell office:value-type="string" calcext:value-type="string">
            <text:p>rss bot telegram</text:p>
          </table:table-cell>
          <table:table-cell office:value-type="string" calcext:value-type="string">
            <text:p>rss bot telegram (6)</text:p>
          </table:table-cell>
          <table:table-cell office:value-type="float" office:value="48" calcext:value-type="float">
            <text:p>48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ongronggg9/RSS-to-Telegram-Bot, https://help.rss.app/en/articles/8880712-how-to-add-rss-feeds-to-telegram, https://ifttt.com/connect/feed/telegram, https://rss.app/bots/rssfeeds-telegram-bot, https://telegram.me/TheFeedReaderBot, https://www.make.com/en/integrations/rss/telegram, https://www.reddit.com/r/TelegramBots/comments/v38y2l/telegram_rss_feed_bots/, https://www.youtube.com/watch?v=kY2Z6n-DPOk, https://thefeedreaderbot.com/, https://github.com/BoKKeR/RSS-to-Telegram-Bot</text:p>
          </table:table-cell>
        </table:table-row>
        <table:table-row table:style-name="ro1">
          <table:table-cell office:value-type="string" calcext:value-type="string">
            <text:p>rss telegram bot</text:p>
          </table:table-cell>
          <table:table-cell office:value-type="string" calcext:value-type="string">
            <text:p>rss bot telegram (6)</text:p>
          </table:table-cell>
          <table:table-cell office:value-type="float" office:value="48" calcext:value-type="float">
            <text:p>48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ongronggg9/RSS-to-Telegram-Bot, https://help.rss.app/en/articles/8880712-how-to-add-rss-feeds-to-telegram, https://ifttt.com/connect/feed/telegram, https://rss.app/bots/rssfeeds-telegram-bot, https://telegram.me/TheFeedReaderBot, https://www.make.com/en/integrations/rss/telegram, https://www.reddit.com/r/TelegramBots/comments/v38y2l/telegram_rss_feed_bots/, https://www.youtube.com/watch?v=kY2Z6n-DPOk, https://thefeedreaderbot.com/, https://github.com/BoKKeR/RSS-to-Telegram-Bot</text:p>
          </table:table-cell>
        </table:table-row>
        <table:table-row table:style-name="ro1">
          <table:table-cell office:value-type="string" calcext:value-type="string">
            <text:p>telegram bot rss</text:p>
          </table:table-cell>
          <table:table-cell office:value-type="string" calcext:value-type="string">
            <text:p>rss bot telegram (6)</text:p>
          </table:table-cell>
          <table:table-cell office:value-type="float" office:value="48" calcext:value-type="float">
            <text:p>48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ongronggg9/RSS-to-Telegram-Bot, https://help.rss.app/en/articles/8880712-how-to-add-rss-feeds-to-telegram, https://ifttt.com/connect/feed/telegram, https://rss.app/bots/rssfeeds-telegram-bot, https://telegram.me/TheFeedReaderBot, https://www.make.com/en/integrations/rss/telegram, https://www.reddit.com/r/TelegramBots/comments/v38y2l/telegram_rss_feed_bots/, https://www.youtube.com/watch?v=kY2Z6n-DPOk, https://thefeedreaderbot.com/, https://github.com/BoKKeR/RSS-to-Telegram-Bot</text:p>
          </table:table-cell>
        </table:table-row>
        <table:table-row table:style-name="ro1">
          <table:table-cell office:value-type="string" calcext:value-type="string">
            <text:p>telegram rss bot</text:p>
          </table:table-cell>
          <table:table-cell office:value-type="string" calcext:value-type="string">
            <text:p>rss bot telegram (6)</text:p>
          </table:table-cell>
          <table:table-cell office:value-type="float" office:value="48" calcext:value-type="float">
            <text:p>48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ongronggg9/RSS-to-Telegram-Bot, https://help.rss.app/en/articles/8880712-how-to-add-rss-feeds-to-telegram, https://ifttt.com/connect/feed/telegram, https://rss.app/bots/rssfeeds-telegram-bot, https://telegram.me/TheFeedReaderBot, https://www.make.com/en/integrations/rss/telegram, https://www.reddit.com/r/TelegramBots/comments/v38y2l/telegram_rss_feed_bots/, https://www.youtube.com/watch?v=kY2Z6n-DPOk, https://thefeedreaderbot.com/, https://github.com/BoKKeR/RSS-to-Telegram-Bot</text:p>
          </table:table-cell>
        </table:table-row>
        <table:table-row table:style-name="ro1">
          <table:table-cell office:value-type="string" calcext:value-type="string">
            <text:p>rss to telegram bot</text:p>
          </table:table-cell>
          <table:table-cell office:value-type="string" calcext:value-type="string">
            <text:p>rss bot telegram (6)</text:p>
          </table:table-cell>
          <table:table-cell office:value-type="float" office:value="13" calcext:value-type="float">
            <text:p>13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ongronggg9/RSS-to-Telegram-Bot, https://help.rss.app/en/articles/8880712-how-to-add-rss-feeds-to-telegram, https://ifttt.com/connect/feed/telegram, https://rss.app/bots/rssfeeds-telegram-bot, https://telegram.me/TheFeedReaderBot, https://www.make.com/en/integrations/rss/telegram, https://www.reddit.com/r/TelegramBots/comments/v38y2l/telegram_rss_feed_bots/, https://www.youtube.com/watch?v=kY2Z6n-DPOk, https://thefeedreaderbot.com/, https://github.com/BoKKeR/RSS-to-Telegram-Bot</text:p>
          </table:table-cell>
        </table:table-row>
        <table:table-row table:style-name="ro1">
          <table:table-cell office:value-type="string" calcext:value-type="string">
            <text:p>rss feed telegram bot</text:p>
          </table:table-cell>
          <table:table-cell office:value-type="string" calcext:value-type="string">
            <text:p>rss bot telegram (6)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ongronggg9/RSS-to-Telegram-Bot, https://help.rss.app/en/articles/8880712-how-to-add-rss-feeds-to-telegram, https://ifttt.com/connect/feed/telegram, https://rss.app/bots/rssfeeds-telegram-bot, https://telegram.me/TheFeedReaderBot, https://www.make.com/en/integrations/rss/telegram, https://www.reddit.com/r/TelegramBots/comments/v38y2l/telegram_rss_feed_bots/, https://www.youtube.com/watch?v=kY2Z6n-DPOk, https://thefeedreaderbot.com/, https://github.com/BoKKeR/RSS-to-Telegram-Bot</text:p>
          </table:table-cell>
        </table:table-row>
        <table:table-row table:style-name="ro1">
          <table:table-cell office:value-type="string" calcext:value-type="string">
            <text:p>telegram welcome bot</text:p>
          </table:table-cell>
          <table:table-cell office:value-type="string" calcext:value-type="string">
            <text:p>telegram welcome bot (6)</text:p>
          </table:table-cell>
          <table:table-cell office:value-type="float" office:value="64" calcext:value-type="float">
            <text:p>64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1404092/telegram-how-can-show-welcome-message-for-new-join-bot, https://www.voc.ai/blog/rose-bot-auto-welcome-tutorial-%7C-telegram-url-button-en-us, https://github.com/meechos/telegram_bot, https://missrose.org/docs/greetings/, https://codesandbox.io/s/telegram-welcome-bot-dd8gb, https://www.reddit.com/r/TelegramBots/comments/135qni7/telegram_privat_chat_welcome_msg/, https://www.youtube.com/watch?v=mwOgdwKQ0iQ, https://community.flowxo.com/t/how-to-set-up-welcome-message-first-on-telegram/4302, https://help.groovehq.com/help/welcome-bot, https://www.quora.com/How-can-I-create-a-welcome-message-in-my-telegram-group</text:p>
          </table:table-cell>
        </table:table-row>
        <table:table-row table:style-name="ro1">
          <table:table-cell office:value-type="string" calcext:value-type="string">
            <text:p>welcome bot telegram</text:p>
          </table:table-cell>
          <table:table-cell office:value-type="string" calcext:value-type="string">
            <text:p>telegram welcome bot (6)</text:p>
          </table:table-cell>
          <table:table-cell office:value-type="float" office:value="64" calcext:value-type="float">
            <text:p>64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1404092/telegram-how-can-show-welcome-message-for-new-join-bot, https://www.voc.ai/blog/rose-bot-auto-welcome-tutorial-%7C-telegram-url-button-en-us, https://github.com/meechos/telegram_bot, https://missrose.org/docs/greetings/, https://codesandbox.io/s/telegram-welcome-bot-dd8gb, https://www.reddit.com/r/TelegramBots/comments/135qni7/telegram_privat_chat_welcome_msg/, https://www.youtube.com/watch?v=mwOgdwKQ0iQ, https://community.flowxo.com/t/how-to-set-up-welcome-message-first-on-telegram/4302, https://help.groovehq.com/help/welcome-bot, https://www.quora.com/How-can-I-create-a-welcome-message-in-my-telegram-group</text:p>
          </table:table-cell>
        </table:table-row>
        <table:table-row table:style-name="ro1">
          <table:table-cell office:value-type="string" calcext:value-type="string">
            <text:p>telegram welcome message</text:p>
          </table:table-cell>
          <table:table-cell office:value-type="string" calcext:value-type="string">
            <text:p>telegram welcome bot (6)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1404092/telegram-how-can-show-welcome-message-for-new-join-bot, https://www.voc.ai/blog/rose-bot-auto-welcome-tutorial-%7C-telegram-url-button-en-us, https://github.com/meechos/telegram_bot, https://missrose.org/docs/greetings/, https://codesandbox.io/s/telegram-welcome-bot-dd8gb, https://www.reddit.com/r/TelegramBots/comments/135qni7/telegram_privat_chat_welcome_msg/, https://www.youtube.com/watch?v=mwOgdwKQ0iQ, https://community.flowxo.com/t/how-to-set-up-welcome-message-first-on-telegram/4302, https://help.groovehq.com/help/welcome-bot, https://www.quora.com/How-can-I-create-a-welcome-message-in-my-telegram-group</text:p>
          </table:table-cell>
        </table:table-row>
        <table:table-row table:style-name="ro1">
          <table:table-cell office:value-type="string" calcext:value-type="string">
            <text:p>telegram bot welcome message</text:p>
          </table:table-cell>
          <table:table-cell office:value-type="string" calcext:value-type="string">
            <text:p>telegram welcome bot (6)</text:p>
          </table:table-cell>
          <table:table-cell office:value-type="float" office:value="16" calcext:value-type="float">
            <text:p>16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1404092/telegram-how-can-show-welcome-message-for-new-join-bot, https://www.voc.ai/blog/rose-bot-auto-welcome-tutorial-%7C-telegram-url-button-en-us, https://github.com/meechos/telegram_bot, https://missrose.org/docs/greetings/, https://codesandbox.io/s/telegram-welcome-bot-dd8gb, https://www.reddit.com/r/TelegramBots/comments/135qni7/telegram_privat_chat_welcome_msg/, https://www.youtube.com/watch?v=mwOgdwKQ0iQ, https://community.flowxo.com/t/how-to-set-up-welcome-message-first-on-telegram/4302, https://help.groovehq.com/help/welcome-bot, https://www.quora.com/How-can-I-create-a-welcome-message-in-my-telegram-group</text:p>
          </table:table-cell>
        </table:table-row>
        <table:table-row table:style-name="ro1">
          <table:table-cell office:value-type="string" calcext:value-type="string">
            <text:p>telegram welcome message bot</text:p>
          </table:table-cell>
          <table:table-cell office:value-type="string" calcext:value-type="string">
            <text:p>telegram welcome bot (6)</text:p>
          </table:table-cell>
          <table:table-cell office:value-type="float" office:value="16" calcext:value-type="float">
            <text:p>16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1404092/telegram-how-can-show-welcome-message-for-new-join-bot, https://www.voc.ai/blog/rose-bot-auto-welcome-tutorial-%7C-telegram-url-button-en-us, https://github.com/meechos/telegram_bot, https://missrose.org/docs/greetings/, https://codesandbox.io/s/telegram-welcome-bot-dd8gb, https://www.reddit.com/r/TelegramBots/comments/135qni7/telegram_privat_chat_welcome_msg/, https://www.youtube.com/watch?v=mwOgdwKQ0iQ, https://community.flowxo.com/t/how-to-set-up-welcome-message-first-on-telegram/4302, https://help.groovehq.com/help/welcome-bot, https://www.quora.com/How-can-I-create-a-welcome-message-in-my-telegram-group</text:p>
          </table:table-cell>
        </table:table-row>
        <table:table-row table:style-name="ro1">
          <table:table-cell office:value-type="string" calcext:value-type="string">
            <text:p>welcome message telegram bot</text:p>
          </table:table-cell>
          <table:table-cell office:value-type="string" calcext:value-type="string">
            <text:p>telegram welcome bot (6)</text:p>
          </table:table-cell>
          <table:table-cell office:value-type="float" office:value="16" calcext:value-type="float">
            <text:p>16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31404092/telegram-how-can-show-welcome-message-for-new-join-bot, https://www.voc.ai/blog/rose-bot-auto-welcome-tutorial-%7C-telegram-url-button-en-us, https://github.com/meechos/telegram_bot, https://missrose.org/docs/greetings/, https://codesandbox.io/s/telegram-welcome-bot-dd8gb, https://www.reddit.com/r/TelegramBots/comments/135qni7/telegram_privat_chat_welcome_msg/, https://www.youtube.com/watch?v=mwOgdwKQ0iQ, https://community.flowxo.com/t/how-to-set-up-welcome-message-first-on-telegram/4302, https://help.groovehq.com/help/welcome-bot, https://www.quora.com/How-can-I-create-a-welcome-message-in-my-telegram-group</text:p>
          </table:table-cell>
        </table:table-row>
        <table:table-row table:style-name="ro1">
          <table:table-cell office:value-type="string" calcext:value-type="string">
            <text:p>notification bot telegram</text:p>
          </table:table-cell>
          <table:table-cell office:value-type="string" calcext:value-type="string">
            <text:p>notification bot telegram (3)</text:p>
          </table:table-cell>
          <table:table-cell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freepbx.org/t/notifications-via-telegram-bot/94531, https://docs.duplicati.com/detailed-descriptions/sending-reports-via-email/sending-telegram-notifications, https://medium.com/linux-shots/setup-telegram-bot-to-get-alert-notifications-90be7da4444, https://www.ispsystem.com/docs/vmmanager-admin/monitoring/sending-notifications-to-telegram, https://github.com/caronc/apprise/wiki/notify_telegram, https://medium.com/free-code-camp/telegram-push-notifications-58477e71b2c2, https://stackoverflow.com/questions/57380528/how-can-i-create-a-pop-up-notification-in-telegram-bot, https://telegram.org/blog/notifications-bots, https://thingsboard.io/docs/user-guide/rule-engine-2-0/tutorials/integration-with-telegram-bot/, https://trello.com/power-ups/65c1561e2d5a360cc8f80c6c/telegram-notifications-telegram-bot-for-trello</text:p>
          </table:table-cell>
        </table:table-row>
        <table:table-row table:style-name="ro1">
          <table:table-cell office:value-type="string" calcext:value-type="string">
            <text:p>telegram bot notification</text:p>
          </table:table-cell>
          <table:table-cell office:value-type="string" calcext:value-type="string">
            <text:p>notification bot telegram (3)</text:p>
          </table:table-cell>
          <table:table-cell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freepbx.org/t/notifications-via-telegram-bot/94531, https://docs.duplicati.com/detailed-descriptions/sending-reports-via-email/sending-telegram-notifications, https://medium.com/linux-shots/setup-telegram-bot-to-get-alert-notifications-90be7da4444, https://www.ispsystem.com/docs/vmmanager-admin/monitoring/sending-notifications-to-telegram, https://github.com/caronc/apprise/wiki/notify_telegram, https://medium.com/free-code-camp/telegram-push-notifications-58477e71b2c2, https://stackoverflow.com/questions/57380528/how-can-i-create-a-pop-up-notification-in-telegram-bot, https://telegram.org/blog/notifications-bots, https://thingsboard.io/docs/user-guide/rule-engine-2-0/tutorials/integration-with-telegram-bot/, https://trello.com/power-ups/65c1561e2d5a360cc8f80c6c/telegram-notifications-telegram-bot-for-trello</text:p>
          </table:table-cell>
        </table:table-row>
        <table:table-row table:style-name="ro1">
          <table:table-cell office:value-type="string" calcext:value-type="string">
            <text:p>telegram notification bot</text:p>
          </table:table-cell>
          <table:table-cell office:value-type="string" calcext:value-type="string">
            <text:p>notification bot telegram (3)</text:p>
          </table:table-cell>
          <table:table-cell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freepbx.org/t/notifications-via-telegram-bot/94531, https://docs.duplicati.com/detailed-descriptions/sending-reports-via-email/sending-telegram-notifications, https://medium.com/linux-shots/setup-telegram-bot-to-get-alert-notifications-90be7da4444, https://www.ispsystem.com/docs/vmmanager-admin/monitoring/sending-notifications-to-telegram, https://github.com/caronc/apprise/wiki/notify_telegram, https://medium.com/free-code-camp/telegram-push-notifications-58477e71b2c2, https://stackoverflow.com/questions/57380528/how-can-i-create-a-pop-up-notification-in-telegram-bot, https://telegram.org/blog/notifications-bots, https://thingsboard.io/docs/user-guide/rule-engine-2-0/tutorials/integration-with-telegram-bot/, https://trello.com/power-ups/65c1561e2d5a360cc8f80c6c/telegram-notifications-telegram-bot-for-trello</text:p>
          </table:table-cell>
        </table:table-row>
        <table:table-row table:style-name="ro1">
          <table:table-cell office:value-type="string" calcext:value-type="string">
            <text:p>telegram bot testing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api, https://core.telegram.org/bots/features, https://github.com/TiagoDanin/Telegraf-Test, https://github.com/jehy/telegram-test-api, https://medium.com/@duketemon/how-to-test-a-telegram-bot-ba54eb1cadc0, https://medium.com/@oktaykopcak/testing-your-telegram-bot-with-ngrok-a-step-by-step-guide-81c8c4a9a853, https://pipedream.com/apps/headless-testing/integrations/telegram-bot-api, https://rubenlagus.github.io/TelegramBotsDocumentation/bot-testing.html, https://shallowdepth.online/posts/2021/12/end-to-end-tests-for-telegram-bots/, https://www.reddit.com/r/learnpython/comments/1hep0wz/how_to_stress_test_a_telegram_bot/</text:p>
          </table:table-cell>
        </table:table-row>
        <table:table-row table:style-name="ro1">
          <table:table-cell office:value-type="string" calcext:value-type="string">
            <text:p>news bot telegram</text:p>
          </table:table-cell>
          <table:table-cell office:value-type="string" calcext:value-type="string">
            <text:p>news bot telegram (3)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welel/breaking-news-bot, https://medium.com/@mekdesbelay34/automate-your-news-updates-a-beginners-guide-to-bringing-news-to-your-telegram-bot-9837d81fadce, https://rss.app/bots/google-telegram-bot, https://rss.app/news-alerts/telegram, https://t.me/botnews, https://github.com/ahthon/jolt-telegram-news-bot, https://serpapi.com/blog/create-a-telegram-news-feed-by-scraping-google-news/, https://www.save.day/blog-posts/channel-telegram-bot, https://www.youtube.com/shorts/7M-zFmNnelk</text:p>
          </table:table-cell>
        </table:table-row>
        <table:table-row table:style-name="ro1">
          <table:table-cell office:value-type="string" calcext:value-type="string">
            <text:p>telegram bot news</text:p>
          </table:table-cell>
          <table:table-cell office:value-type="string" calcext:value-type="string">
            <text:p>news bot telegram (3)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welel/breaking-news-bot, https://medium.com/@mekdesbelay34/automate-your-news-updates-a-beginners-guide-to-bringing-news-to-your-telegram-bot-9837d81fadce, https://rss.app/bots/google-telegram-bot, https://rss.app/news-alerts/telegram, https://t.me/botnews, https://github.com/ahthon/jolt-telegram-news-bot, https://serpapi.com/blog/create-a-telegram-news-feed-by-scraping-google-news/, https://www.save.day/blog-posts/channel-telegram-bot, https://www.youtube.com/shorts/7M-zFmNnelk</text:p>
          </table:table-cell>
        </table:table-row>
        <table:table-row table:style-name="ro1">
          <table:table-cell office:value-type="string" calcext:value-type="string">
            <text:p>telegram news bot</text:p>
          </table:table-cell>
          <table:table-cell office:value-type="string" calcext:value-type="string">
            <text:p>news bot telegram (3)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welel/breaking-news-bot, https://medium.com/@mekdesbelay34/automate-your-news-updates-a-beginners-guide-to-bringing-news-to-your-telegram-bot-9837d81fadce, https://rss.app/bots/google-telegram-bot, https://rss.app/news-alerts/telegram, https://t.me/botnews, https://github.com/ahthon/jolt-telegram-news-bot, https://serpapi.com/blog/create-a-telegram-news-feed-by-scraping-google-news/, https://www.save.day/blog-posts/channel-telegram-bot, https://www.youtube.com/shorts/7M-zFmNnelk</text:p>
          </table:table-cell>
        </table:table-row>
        <table:table-row table:style-name="ro1">
          <table:table-cell office:value-type="string" calcext:value-type="string">
            <text:p>alert bot telegram</text:p>
          </table:table-cell>
          <table:table-cell office:value-type="string" calcext:value-type="string">
            <text:p>alert bot telegram (3)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scuss.elastic.co/t/how-to-make-alerts-with-telegram-bot/282794, https://medium.com/linux-shots/setup-telegram-bot-to-get-alert-notifications-90be7da4444, https://sematext.com/docs/integration/alerts-telegram-integration/, https://stackoverflow.com/questions/57380528/how-can-i-create-a-pop-up-notification-in-telegram-bot, https://thingsboard.io/docs/user-guide/rule-engine-2-0/tutorials/integration-with-telegram-bot/, https://www.reddit.com/r/selfhosted/comments/1czl8yu/telegram_bot_to_receive_monitor_alerts_why_only_i/, https://community.latenode.com/t/how-to-set-up-daily-telegram-bot-alerts-for-new-users/7257, https://t.me/AlertBot, https://telegram.me/alertbot</text:p>
          </table:table-cell>
        </table:table-row>
        <table:table-row table:style-name="ro1">
          <table:table-cell office:value-type="string" calcext:value-type="string">
            <text:p>telegram alert bot</text:p>
          </table:table-cell>
          <table:table-cell office:value-type="string" calcext:value-type="string">
            <text:p>alert bot telegram (3)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scuss.elastic.co/t/how-to-make-alerts-with-telegram-bot/282794, https://medium.com/linux-shots/setup-telegram-bot-to-get-alert-notifications-90be7da4444, https://sematext.com/docs/integration/alerts-telegram-integration/, https://stackoverflow.com/questions/57380528/how-can-i-create-a-pop-up-notification-in-telegram-bot, https://thingsboard.io/docs/user-guide/rule-engine-2-0/tutorials/integration-with-telegram-bot/, https://www.reddit.com/r/selfhosted/comments/1czl8yu/telegram_bot_to_receive_monitor_alerts_why_only_i/, https://community.latenode.com/t/how-to-set-up-daily-telegram-bot-alerts-for-new-users/7257, https://t.me/AlertBot, https://telegram.me/alertbot</text:p>
          </table:table-cell>
        </table:table-row>
        <table:table-row table:style-name="ro1">
          <table:table-cell office:value-type="string" calcext:value-type="string">
            <text:p>telegram bot alert message</text:p>
          </table:table-cell>
          <table:table-cell office:value-type="string" calcext:value-type="string">
            <text:p>alert bot telegram (3)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scuss.elastic.co/t/how-to-make-alerts-with-telegram-bot/282794, https://medium.com/linux-shots/setup-telegram-bot-to-get-alert-notifications-90be7da4444, https://sematext.com/docs/integration/alerts-telegram-integration/, https://stackoverflow.com/questions/57380528/how-can-i-create-a-pop-up-notification-in-telegram-bot, https://thingsboard.io/docs/user-guide/rule-engine-2-0/tutorials/integration-with-telegram-bot/, https://www.reddit.com/r/selfhosted/comments/1czl8yu/telegram_bot_to_receive_monitor_alerts_why_only_i/, https://community.latenode.com/t/how-to-set-up-daily-telegram-bot-alerts-for-new-users/7257, https://t.me/AlertBot, https://telegram.me/alertbot</text:p>
          </table:table-cell>
        </table:table-row>
        <table:table-row table:style-name="ro1">
          <table:table-cell office:value-type="string" calcext:value-type="string">
            <text:p>telegram bot google sheets</text:p>
          </table:table-cell>
          <table:table-cell office:value-type="string" calcext:value-type="string">
            <text:p>telegram bot google sheets (5)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pheny.io/telegram-bot-google-sheets/, https://community.make.com/t/telegram-bot-to-google-sheets/20107, https://github.com/meneer-code/Connect-Telegram-Bot-to-Google-Sheets-ChatGPT-OpenAI, https://community.n8n.io/t/i-want-to-create-a-simple-telegram-bot-integration-with-google-sheet/67115, https://medium.com/@apes.finance/creating-the-ultimate-finance-telegram-bot-using-google-sheets-424e19e0a87e, https://ifttt.com/connect/google_sheets/telegram, https://community.make.com/t/image-from-telegram-bot-to-google-spreadsheet/25741, https://pipedream.com/apps/telegram-bot-api/integrations/google-sheets, https://stackoverflow.com/questions/64089105/saving-telegram-bot-messages-into-google-spreadsheet, https://stackoverflow.com/questions/72234677/connecting-telegram-bot-to-google-spreadsheet</text:p>
          </table:table-cell>
        </table:table-row>
        <table:table-row table:style-name="ro1">
          <table:table-cell office:value-type="string" calcext:value-type="string">
            <text:p>bot telegram google sheet</text:p>
          </table:table-cell>
          <table:table-cell office:value-type="string" calcext:value-type="string">
            <text:p>telegram bot google sheets (5)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pheny.io/telegram-bot-google-sheets/, https://community.make.com/t/telegram-bot-to-google-sheets/20107, https://github.com/meneer-code/Connect-Telegram-Bot-to-Google-Sheets-ChatGPT-OpenAI, https://community.n8n.io/t/i-want-to-create-a-simple-telegram-bot-integration-with-google-sheet/67115, https://medium.com/@apes.finance/creating-the-ultimate-finance-telegram-bot-using-google-sheets-424e19e0a87e, https://ifttt.com/connect/google_sheets/telegram, https://community.make.com/t/image-from-telegram-bot-to-google-spreadsheet/25741, https://pipedream.com/apps/telegram-bot-api/integrations/google-sheets, https://stackoverflow.com/questions/64089105/saving-telegram-bot-messages-into-google-spreadsheet, https://stackoverflow.com/questions/72234677/connecting-telegram-bot-to-google-spreadsheet</text:p>
          </table:table-cell>
        </table:table-row>
        <table:table-row table:style-name="ro1">
          <table:table-cell office:value-type="string" calcext:value-type="string">
            <text:p>google sheet telegram bot</text:p>
          </table:table-cell>
          <table:table-cell office:value-type="string" calcext:value-type="string">
            <text:p>telegram bot google sheets (5)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pheny.io/telegram-bot-google-sheets/, https://community.make.com/t/telegram-bot-to-google-sheets/20107, https://github.com/meneer-code/Connect-Telegram-Bot-to-Google-Sheets-ChatGPT-OpenAI, https://community.n8n.io/t/i-want-to-create-a-simple-telegram-bot-integration-with-google-sheet/67115, https://medium.com/@apes.finance/creating-the-ultimate-finance-telegram-bot-using-google-sheets-424e19e0a87e, https://ifttt.com/connect/google_sheets/telegram, https://community.make.com/t/image-from-telegram-bot-to-google-spreadsheet/25741, https://pipedream.com/apps/telegram-bot-api/integrations/google-sheets, https://stackoverflow.com/questions/64089105/saving-telegram-bot-messages-into-google-spreadsheet, https://stackoverflow.com/questions/72234677/connecting-telegram-bot-to-google-spreadsheet</text:p>
          </table:table-cell>
        </table:table-row>
        <table:table-row table:style-name="ro1">
          <table:table-cell office:value-type="string" calcext:value-type="string">
            <text:p>telegram bot to google sheets</text:p>
          </table:table-cell>
          <table:table-cell office:value-type="string" calcext:value-type="string">
            <text:p>telegram bot google sheets (5)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pheny.io/telegram-bot-google-sheets/, https://community.make.com/t/telegram-bot-to-google-sheets/20107, https://github.com/meneer-code/Connect-Telegram-Bot-to-Google-Sheets-ChatGPT-OpenAI, https://community.n8n.io/t/i-want-to-create-a-simple-telegram-bot-integration-with-google-sheet/67115, https://medium.com/@apes.finance/creating-the-ultimate-finance-telegram-bot-using-google-sheets-424e19e0a87e, https://ifttt.com/connect/google_sheets/telegram, https://community.make.com/t/image-from-telegram-bot-to-google-spreadsheet/25741, https://pipedream.com/apps/telegram-bot-api/integrations/google-sheets, https://stackoverflow.com/questions/64089105/saving-telegram-bot-messages-into-google-spreadsheet, https://stackoverflow.com/questions/72234677/connecting-telegram-bot-to-google-spreadsheet</text:p>
          </table:table-cell>
        </table:table-row>
        <table:table-row table:style-name="ro1">
          <table:table-cell office:value-type="string" calcext:value-type="string">
            <text:p>bot telegram spreadsheet</text:p>
          </table:table-cell>
          <table:table-cell office:value-type="string" calcext:value-type="string">
            <text:p>telegram bot google sheets (5)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pheny.io/telegram-bot-google-sheets/, https://community.make.com/t/telegram-bot-to-google-sheets/20107, https://github.com/meneer-code/Connect-Telegram-Bot-to-Google-Sheets-ChatGPT-OpenAI, https://community.n8n.io/t/i-want-to-create-a-simple-telegram-bot-integration-with-google-sheet/67115, https://medium.com/@apes.finance/creating-the-ultimate-finance-telegram-bot-using-google-sheets-424e19e0a87e, https://ifttt.com/connect/google_sheets/telegram, https://community.make.com/t/image-from-telegram-bot-to-google-spreadsheet/25741, https://pipedream.com/apps/telegram-bot-api/integrations/google-sheets, https://stackoverflow.com/questions/64089105/saving-telegram-bot-messages-into-google-spreadsheet, https://stackoverflow.com/questions/72234677/connecting-telegram-bot-to-google-spreadsheet</text:p>
          </table:table-cell>
        </table:table-row>
        <table:table-row table:style-name="ro1">
          <table:table-cell office:value-type="string" calcext:value-type="string">
            <text:p>telegram bot generator</text:p>
          </table:table-cell>
          <table:table-cell office:value-type="string" calcext:value-type="string">
            <text:p>telegram bot generator (3)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penguin.com/platform/chatbot-for-telegram, https://manybot.io/, https://puzzlebot.top/?lang=en, https://smartbotsland.com/, https://www.thebotcreator.com/, https://botmaker.com/en/channels/telegram, https://core.telegram.org/bots/tutorial, https://telewer.com/</text:p>
          </table:table-cell>
        </table:table-row>
        <table:table-row table:style-name="ro1">
          <table:table-cell office:value-type="string" calcext:value-type="string">
            <text:p>telegram bot maker</text:p>
          </table:table-cell>
          <table:table-cell office:value-type="string" calcext:value-type="string">
            <text:p>telegram bot generator (3)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penguin.com/platform/chatbot-for-telegram, https://manybot.io/, https://puzzlebot.top/?lang=en, https://smartbotsland.com/, https://www.thebotcreator.com/, https://botmaker.com/en/channels/telegram, https://core.telegram.org/bots/tutorial, https://telewer.com/</text:p>
          </table:table-cell>
        </table:table-row>
        <table:table-row table:style-name="ro1">
          <table:table-cell office:value-type="string" calcext:value-type="string">
            <text:p>bot maker telegram</text:p>
          </table:table-cell>
          <table:table-cell office:value-type="string" calcext:value-type="string">
            <text:p>telegram bot generator (3)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penguin.com/platform/chatbot-for-telegram, https://manybot.io/, https://puzzlebot.top/?lang=en, https://smartbotsland.com/, https://www.thebotcreator.com/, https://botmaker.com/en/channels/telegram, https://core.telegram.org/bots/tutorial, https://telewer.com/</text:p>
          </table:table-cell>
        </table:table-row>
        <table:table-row table:style-name="ro1">
          <table:table-cell office:value-type="string" calcext:value-type="string">
            <text:p>telegram bot database</text:p>
          </table:table-cell>
          <table:table-cell office:value-type="string" calcext:value-type="string">
            <text:p>telegram bot database (3)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aiseku/Telegram-Bot-MYSQL-Database, https://medium.com/@arian.shariat/build-your-telegram-bot-with-python-and-sqlalchemy-b4fec440c456, https://aziis98.com/articles/telegram-bot-with-python-and-sqlite/, https://community.n8n.io/t/looking-for-recommendations-i-am-creating-a-telegram-form-bot-and-i-need-the-best-database-service-to-integrate-with-n8n/30197, https://core.telegram.org/tdlib, https://medium.com/@oudommeng/telegram-bot-with-database-integration-425990c6162b, https://stackoverflow.com/questions/70987716/how-to-insert-data-into-a-database-from-a-telegram-bot, https://stackoverflow.com/questions/77390045/how-do-i-make-database-calls-asynchronous-inside-telegram-bot, https://www.reddit.com/r/TelegramBots/comments/zz1dq0/what_type_of_database_should_i_use_in_the_bot/</text:p>
          </table:table-cell>
        </table:table-row>
        <table:table-row table:style-name="ro1">
          <table:table-cell office:value-type="string" calcext:value-type="string">
            <text:p>python telegram bot database</text:p>
          </table:table-cell>
          <table:table-cell office:value-type="string" calcext:value-type="string">
            <text:p>telegram bot database (3)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aiseku/Telegram-Bot-MYSQL-Database, https://medium.com/@arian.shariat/build-your-telegram-bot-with-python-and-sqlalchemy-b4fec440c456, https://aziis98.com/articles/telegram-bot-with-python-and-sqlite/, https://community.n8n.io/t/looking-for-recommendations-i-am-creating-a-telegram-form-bot-and-i-need-the-best-database-service-to-integrate-with-n8n/30197, https://core.telegram.org/tdlib, https://medium.com/@oudommeng/telegram-bot-with-database-integration-425990c6162b, https://stackoverflow.com/questions/70987716/how-to-insert-data-into-a-database-from-a-telegram-bot, https://stackoverflow.com/questions/77390045/how-do-i-make-database-calls-asynchronous-inside-telegram-bot, https://www.reddit.com/r/TelegramBots/comments/zz1dq0/what_type_of_database_should_i_use_in_the_bot/</text:p>
          </table:table-cell>
        </table:table-row>
        <table:table-row table:style-name="ro1">
          <table:table-cell office:value-type="string" calcext:value-type="string">
            <text:p>telegram bot with database</text:p>
          </table:table-cell>
          <table:table-cell office:value-type="string" calcext:value-type="string">
            <text:p>telegram bot database (3)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aiseku/Telegram-Bot-MYSQL-Database, https://medium.com/@arian.shariat/build-your-telegram-bot-with-python-and-sqlalchemy-b4fec440c456, https://aziis98.com/articles/telegram-bot-with-python-and-sqlite/, https://community.n8n.io/t/looking-for-recommendations-i-am-creating-a-telegram-form-bot-and-i-need-the-best-database-service-to-integrate-with-n8n/30197, https://core.telegram.org/tdlib, https://medium.com/@oudommeng/telegram-bot-with-database-integration-425990c6162b, https://stackoverflow.com/questions/70987716/how-to-insert-data-into-a-database-from-a-telegram-bot, https://stackoverflow.com/questions/77390045/how-do-i-make-database-calls-asynchronous-inside-telegram-bot, https://www.reddit.com/r/TelegramBots/comments/zz1dq0/what_type_of_database_should_i_use_in_the_bot/</text:p>
          </table:table-cell>
        </table:table-row>
        <table:table-row table:style-name="ro1">
          <table:table-cell office:value-type="string" calcext:value-type="string">
            <text:p>echo bot telegram</text:p>
          </table:table-cell>
          <table:table-cell office:value-type="string" calcext:value-type="string">
            <text:p>echo bot telegram (3)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tutorial, https://docs.python-telegram-bot.org/en/v21.7/examples.echobot.html, https://github.com/python-telegram-bot/python-telegram-bot/blob/master/examples/echobot.py, https://prakharagarwal234.medium.com/first-telegram-bot-in-python-458b143f1f6c, https://www.reddit.com/r/ryelang/comments/174ey5i/telegram_echo_bot_with_rye/, https://www.tutorialspoint.com/serverless/serverless_telegram_echo_bot.htm, https://github.com/albirar/telegram-bot-echo, https://n8n.io/workflows/2007-telegram-echo-bot/, https://rubenlagus.github.io/TelegramBotsDocumentation/lesson-1.html, https://www.codementor.io/@karandeepbatra/part-1-how-to-create-a-telegram-bot-in-python-in-under-10-minutes-19yfdv4wrq</text:p>
          </table:table-cell>
        </table:table-row>
        <table:table-row table:style-name="ro1">
          <table:table-cell office:value-type="string" calcext:value-type="string">
            <text:p>telegram echo bot</text:p>
          </table:table-cell>
          <table:table-cell office:value-type="string" calcext:value-type="string">
            <text:p>echo bot telegram (3)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tutorial, https://docs.python-telegram-bot.org/en/v21.7/examples.echobot.html, https://github.com/python-telegram-bot/python-telegram-bot/blob/master/examples/echobot.py, https://prakharagarwal234.medium.com/first-telegram-bot-in-python-458b143f1f6c, https://www.reddit.com/r/ryelang/comments/174ey5i/telegram_echo_bot_with_rye/, https://www.tutorialspoint.com/serverless/serverless_telegram_echo_bot.htm, https://github.com/albirar/telegram-bot-echo, https://n8n.io/workflows/2007-telegram-echo-bot/, https://rubenlagus.github.io/TelegramBotsDocumentation/lesson-1.html, https://www.codementor.io/@karandeepbatra/part-1-how-to-create-a-telegram-bot-in-python-in-under-10-minutes-19yfdv4wrq</text:p>
          </table:table-cell>
        </table:table-row>
        <table:table-row table:style-name="ro1">
          <table:table-cell office:value-type="string" calcext:value-type="string">
            <text:p>echo bot telegram python</text:p>
          </table:table-cell>
          <table:table-cell office:value-type="string" calcext:value-type="string">
            <text:p>echo bot telegram (3)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bots/tutorial, https://docs.python-telegram-bot.org/en/v21.7/examples.echobot.html, https://github.com/python-telegram-bot/python-telegram-bot/blob/master/examples/echobot.py, https://prakharagarwal234.medium.com/first-telegram-bot-in-python-458b143f1f6c, https://www.reddit.com/r/ryelang/comments/174ey5i/telegram_echo_bot_with_rye/, https://www.tutorialspoint.com/serverless/serverless_telegram_echo_bot.htm, https://github.com/albirar/telegram-bot-echo, https://n8n.io/workflows/2007-telegram-echo-bot/, https://rubenlagus.github.io/TelegramBotsDocumentation/lesson-1.html, https://www.codementor.io/@karandeepbatra/part-1-how-to-create-a-telegram-bot-in-python-in-under-10-minutes-19yfdv4wrq</text:p>
          </table:table-cell>
        </table:table-row>
        <table:table-row table:style-name="ro1">
          <table:table-cell office:value-type="string" calcext:value-type="string">
            <text:p>converter bot telegram</text:p>
          </table:table-cell>
          <table:table-cell office:value-type="string" calcext:value-type="string">
            <text:p>converter bot telegram (5)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bipinkrish/File-Converter-Bot, https://t.me/newfileconverterbot, https://telegram.me/FileConverterBot, https://github.com/revolter/FileConvertBot, https://www.reddit.com/r/TelegramBots/comments/dz3opd/any_file_converter_bot_online/, https://tgdr.io/@newfileconverterbot, https://webservice.online-convert.com/convert-for-telegram, https://www.bitget.com/telegram-apps/file-converter, https://www.instagram.com/reel/Cz8tz0KJZgK/, https://www.youtube.com/watch?v=DtAj6gsTZ-o</text:p>
          </table:table-cell>
        </table:table-row>
        <table:table-row table:style-name="ro1">
          <table:table-cell office:value-type="string" calcext:value-type="string">
            <text:p>newfileconverterbot</text:p>
          </table:table-cell>
          <table:table-cell office:value-type="string" calcext:value-type="string">
            <text:p>converter bot telegram (5)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bipinkrish/File-Converter-Bot, https://t.me/newfileconverterbot, https://telegram.me/FileConverterBot, https://github.com/revolter/FileConvertBot, https://www.reddit.com/r/TelegramBots/comments/dz3opd/any_file_converter_bot_online/, https://tgdr.io/@newfileconverterbot, https://webservice.online-convert.com/convert-for-telegram, https://www.bitget.com/telegram-apps/file-converter, https://www.instagram.com/reel/Cz8tz0KJZgK/, https://www.youtube.com/watch?v=DtAj6gsTZ-o</text:p>
          </table:table-cell>
        </table:table-row>
        <table:table-row table:style-name="ro1">
          <table:table-cell office:value-type="string" calcext:value-type="string">
            <text:p>file converter bot telegram</text:p>
          </table:table-cell>
          <table:table-cell office:value-type="string" calcext:value-type="string">
            <text:p>converter bot telegram (5)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bipinkrish/File-Converter-Bot, https://t.me/newfileconverterbot, https://telegram.me/FileConverterBot, https://github.com/revolter/FileConvertBot, https://www.reddit.com/r/TelegramBots/comments/dz3opd/any_file_converter_bot_online/, https://tgdr.io/@newfileconverterbot, https://webservice.online-convert.com/convert-for-telegram, https://www.bitget.com/telegram-apps/file-converter, https://www.instagram.com/reel/Cz8tz0KJZgK/, https://www.youtube.com/watch?v=DtAj6gsTZ-o</text:p>
          </table:table-cell>
        </table:table-row>
        <table:table-row table:style-name="ro1">
          <table:table-cell office:value-type="string" calcext:value-type="string">
            <text:p>file converter telegram bot</text:p>
          </table:table-cell>
          <table:table-cell office:value-type="string" calcext:value-type="string">
            <text:p>converter bot telegram (5)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bipinkrish/File-Converter-Bot, https://t.me/newfileconverterbot, https://telegram.me/FileConverterBot, https://github.com/revolter/FileConvertBot, https://www.reddit.com/r/TelegramBots/comments/dz3opd/any_file_converter_bot_online/, https://tgdr.io/@newfileconverterbot, https://webservice.online-convert.com/convert-for-telegram, https://www.bitget.com/telegram-apps/file-converter, https://www.instagram.com/reel/Cz8tz0KJZgK/, https://www.youtube.com/watch?v=DtAj6gsTZ-o</text:p>
          </table:table-cell>
        </table:table-row>
        <table:table-row table:style-name="ro1">
          <table:table-cell office:value-type="string" calcext:value-type="string">
            <text:p>telegram file converter bot</text:p>
          </table:table-cell>
          <table:table-cell office:value-type="string" calcext:value-type="string">
            <text:p>converter bot telegram (5)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bipinkrish/File-Converter-Bot, https://t.me/newfileconverterbot, https://telegram.me/FileConverterBot, https://github.com/revolter/FileConvertBot, https://www.reddit.com/r/TelegramBots/comments/dz3opd/any_file_converter_bot_online/, https://tgdr.io/@newfileconverterbot, https://webservice.online-convert.com/convert-for-telegram, https://www.bitget.com/telegram-apps/file-converter, https://www.instagram.com/reel/Cz8tz0KJZgK/, https://www.youtube.com/watch?v=DtAj6gsTZ-o</text:p>
          </table:table-cell>
        </table:table-row>
        <table:table-row table:style-name="ro1">
          <table:table-cell office:value-type="string" calcext:value-type="string">
            <text:p>scheduled message telegram</text:p>
          </table:table-cell>
          <table:table-cell office:value-type="string" calcext:value-type="string">
            <text:p>scheduled message telegram (4)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ccessibleandroid.com/how-to-use-telegrams-message-scheduling-feature/, https://onlysocial.io/how-to-schedule-messages-on-telegram/, https://telegram.org/blog/scheduled-reminders-themes, https://www.idownloadblog.com/2023/03/15/how-to-schedule-message-on-telegram/, https://zapier.com/apps/schedule/integrations/telegram/1581662/send-telegram-messages-every-day-with-schedule-by-zapier, https://botize.com/en/app/telegrambot/telegram-post-bot, https://groups.google.com/g/automate-user/c/KQXwMzRm8X8, https://onlysocial.io/scheduling-on-telegram/, https://stackoverflow.com/questions/72156750/telegram-bot-to-send-auto-message-every-n-hours-with-python-telegram-bot, https://stackoverflow.com/questions/72383156/telegram-use-schedule-message</text:p>
          </table:table-cell>
        </table:table-row>
        <table:table-row table:style-name="ro1">
          <table:table-cell office:value-type="string" calcext:value-type="string">
            <text:p>auto send message telegram</text:p>
          </table:table-cell>
          <table:table-cell office:value-type="string" calcext:value-type="string">
            <text:p>scheduled message telegram (4)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ccessibleandroid.com/how-to-use-telegrams-message-scheduling-feature/, https://onlysocial.io/how-to-schedule-messages-on-telegram/, https://telegram.org/blog/scheduled-reminders-themes, https://www.idownloadblog.com/2023/03/15/how-to-schedule-message-on-telegram/, https://zapier.com/apps/schedule/integrations/telegram/1581662/send-telegram-messages-every-day-with-schedule-by-zapier, https://botize.com/en/app/telegrambot/telegram-post-bot, https://groups.google.com/g/automate-user/c/KQXwMzRm8X8, https://onlysocial.io/scheduling-on-telegram/, https://stackoverflow.com/questions/72156750/telegram-bot-to-send-auto-message-every-n-hours-with-python-telegram-bot, https://stackoverflow.com/questions/72383156/telegram-use-schedule-message</text:p>
          </table:table-cell>
        </table:table-row>
        <table:table-row table:style-name="ro1">
          <table:table-cell office:value-type="string" calcext:value-type="string">
            <text:p>send scheduled message telegram</text:p>
          </table:table-cell>
          <table:table-cell office:value-type="string" calcext:value-type="string">
            <text:p>scheduled message telegram (4)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ccessibleandroid.com/how-to-use-telegrams-message-scheduling-feature/, https://onlysocial.io/how-to-schedule-messages-on-telegram/, https://telegram.org/blog/scheduled-reminders-themes, https://www.idownloadblog.com/2023/03/15/how-to-schedule-message-on-telegram/, https://zapier.com/apps/schedule/integrations/telegram/1581662/send-telegram-messages-every-day-with-schedule-by-zapier, https://botize.com/en/app/telegrambot/telegram-post-bot, https://groups.google.com/g/automate-user/c/KQXwMzRm8X8, https://onlysocial.io/scheduling-on-telegram/, https://stackoverflow.com/questions/72156750/telegram-bot-to-send-auto-message-every-n-hours-with-python-telegram-bot, https://stackoverflow.com/questions/72383156/telegram-use-schedule-message</text:p>
          </table:table-cell>
        </table:table-row>
        <table:table-row table:style-name="ro1">
          <table:table-cell office:value-type="string" calcext:value-type="string">
            <text:p>telegram auto send message</text:p>
          </table:table-cell>
          <table:table-cell office:value-type="string" calcext:value-type="string">
            <text:p>scheduled message telegram (4)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ccessibleandroid.com/how-to-use-telegrams-message-scheduling-feature/, https://onlysocial.io/how-to-schedule-messages-on-telegram/, https://telegram.org/blog/scheduled-reminders-themes, https://www.idownloadblog.com/2023/03/15/how-to-schedule-message-on-telegram/, https://zapier.com/apps/schedule/integrations/telegram/1581662/send-telegram-messages-every-day-with-schedule-by-zapier, https://botize.com/en/app/telegrambot/telegram-post-bot, https://groups.google.com/g/automate-user/c/KQXwMzRm8X8, https://onlysocial.io/scheduling-on-telegram/, https://stackoverflow.com/questions/72156750/telegram-bot-to-send-auto-message-every-n-hours-with-python-telegram-bot, https://stackoverflow.com/questions/72383156/telegram-use-schedule-message</text:p>
          </table:table-cell>
        </table:table-row>
        <table:table-row table:style-name="ro1">
          <table:table-cell office:value-type="string" calcext:value-type="string">
            <text:p>telegram bot location</text:p>
          </table:table-cell>
          <table:table-cell office:value-type="string" calcext:value-type="string">
            <text:p>telegram bot location (4)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api/live-location, https://akhilkumarpenugonda.hashnode.dev/creating-a-telegram-bot-to-track-location-from-source-to-destination, https://dev.to/antonov_mike/request-location-and-telegram-bot-4emk, https://www.ip2location.com/free/plugins/others/telegram-bot, https://www.reddit.com/r/Telegram/comments/mvupmu/is_there_a_bot_for_sharing_location/, https://community.flowxo.com/t/bot-able-to-send-a-location-instead-of-a-google-maps-link-telegram/2121, https://community.make.com/t/getting-time-and-location-of-a-telegram-chat-user/40534, https://core.telegram.org/bots/api, https://github.com/marcpaulo15/GPS_TelegramBot, https://golubevcg.com/post/real-time_location_sharing_with_telegram_bots</text:p>
          </table:table-cell>
        </table:table-row>
        <table:table-row table:style-name="ro1">
          <table:table-cell office:value-type="string" calcext:value-type="string">
            <text:p>telegram bot get location</text:p>
          </table:table-cell>
          <table:table-cell office:value-type="string" calcext:value-type="string">
            <text:p>telegram bot location (4)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api/live-location, https://akhilkumarpenugonda.hashnode.dev/creating-a-telegram-bot-to-track-location-from-source-to-destination, https://dev.to/antonov_mike/request-location-and-telegram-bot-4emk, https://www.ip2location.com/free/plugins/others/telegram-bot, https://www.reddit.com/r/Telegram/comments/mvupmu/is_there_a_bot_for_sharing_location/, https://community.flowxo.com/t/bot-able-to-send-a-location-instead-of-a-google-maps-link-telegram/2121, https://community.make.com/t/getting-time-and-location-of-a-telegram-chat-user/40534, https://core.telegram.org/bots/api, https://github.com/marcpaulo15/GPS_TelegramBot, https://golubevcg.com/post/real-time_location_sharing_with_telegram_bots</text:p>
          </table:table-cell>
        </table:table-row>
        <table:table-row table:style-name="ro1">
          <table:table-cell office:value-type="string" calcext:value-type="string">
            <text:p>telegram bot get user location</text:p>
          </table:table-cell>
          <table:table-cell office:value-type="string" calcext:value-type="string">
            <text:p>telegram bot location (4)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api/live-location, https://akhilkumarpenugonda.hashnode.dev/creating-a-telegram-bot-to-track-location-from-source-to-destination, https://dev.to/antonov_mike/request-location-and-telegram-bot-4emk, https://www.ip2location.com/free/plugins/others/telegram-bot, https://www.reddit.com/r/Telegram/comments/mvupmu/is_there_a_bot_for_sharing_location/, https://community.flowxo.com/t/bot-able-to-send-a-location-instead-of-a-google-maps-link-telegram/2121, https://community.make.com/t/getting-time-and-location-of-a-telegram-chat-user/40534, https://core.telegram.org/bots/api, https://github.com/marcpaulo15/GPS_TelegramBot, https://golubevcg.com/post/real-time_location_sharing_with_telegram_bots</text:p>
          </table:table-cell>
        </table:table-row>
        <table:table-row table:style-name="ro1">
          <table:table-cell office:value-type="string" calcext:value-type="string">
            <text:p>telegram bot send location</text:p>
          </table:table-cell>
          <table:table-cell office:value-type="string" calcext:value-type="string">
            <text:p>telegram bot location (4)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e.telegram.org/api/live-location, https://akhilkumarpenugonda.hashnode.dev/creating-a-telegram-bot-to-track-location-from-source-to-destination, https://dev.to/antonov_mike/request-location-and-telegram-bot-4emk, https://www.ip2location.com/free/plugins/others/telegram-bot, https://www.reddit.com/r/Telegram/comments/mvupmu/is_there_a_bot_for_sharing_location/, https://community.flowxo.com/t/bot-able-to-send-a-location-instead-of-a-google-maps-link-telegram/2121, https://community.make.com/t/getting-time-and-location-of-a-telegram-chat-user/40534, https://core.telegram.org/bots/api, https://github.com/marcpaulo15/GPS_TelegramBot, https://golubevcg.com/post/real-time_location_sharing_with_telegram_bots</text:p>
          </table:table-cell>
        </table:table-row>
        <table:table-row table:style-name="ro1">
          <table:table-cell office:value-type="string" calcext:value-type="string">
            <text:p>pinterest bot telegram</text:p>
          </table:table-cell>
          <table:table-cell office:value-type="string" calcext:value-type="string">
            <text:p>pinterest bot telegram (6)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elp.gsctool.com/features/free-tools/telegram-bot-pinterest-images-and-video-downloader, https://t.me/PinterestVideoDlBot, https://t.me/pinterest_downloaderbot, https://www.reddit.com/r/YTuong/comments/1eep0ib/telegram_bot_pinterest_images_video_downloader/, https://github.com/Dineshkarthik/pinterest-telegram-bot, https://github.com/Krxuv/Social-Media-Downloader, https://botdownloader.com/pinterest-video-downloader, https://www.make.com/en/integrations/pinterest/telegram, https://bestoftelegram.com/bots/GoPinterestBot, https://github.com/Dineshkarthik/pinterest-telegram-bot/blob/master/pinterest_telegram_bot.py</text:p>
          </table:table-cell>
        </table:table-row>
        <table:table-row table:style-name="ro1">
          <table:table-cell office:value-type="string" calcext:value-type="string">
            <text:p>pinterest telegram bot</text:p>
          </table:table-cell>
          <table:table-cell office:value-type="string" calcext:value-type="string">
            <text:p>pinterest bot telegram (6)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elp.gsctool.com/features/free-tools/telegram-bot-pinterest-images-and-video-downloader, https://t.me/PinterestVideoDlBot, https://t.me/pinterest_downloaderbot, https://www.reddit.com/r/YTuong/comments/1eep0ib/telegram_bot_pinterest_images_video_downloader/, https://github.com/Dineshkarthik/pinterest-telegram-bot, https://github.com/Krxuv/Social-Media-Downloader, https://botdownloader.com/pinterest-video-downloader, https://www.make.com/en/integrations/pinterest/telegram, https://bestoftelegram.com/bots/GoPinterestBot, https://github.com/Dineshkarthik/pinterest-telegram-bot/blob/master/pinterest_telegram_bot.py</text:p>
          </table:table-cell>
        </table:table-row>
        <table:table-row table:style-name="ro1">
          <table:table-cell office:value-type="string" calcext:value-type="string">
            <text:p>pinterest downloader telegram bot</text:p>
          </table:table-cell>
          <table:table-cell office:value-type="string" calcext:value-type="string">
            <text:p>pinterest bot telegram (6)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elp.gsctool.com/features/free-tools/telegram-bot-pinterest-images-and-video-downloader, https://t.me/PinterestVideoDlBot, https://t.me/pinterest_downloaderbot, https://www.reddit.com/r/YTuong/comments/1eep0ib/telegram_bot_pinterest_images_video_downloader/, https://github.com/Dineshkarthik/pinterest-telegram-bot, https://github.com/Krxuv/Social-Media-Downloader, https://botdownloader.com/pinterest-video-downloader, https://www.make.com/en/integrations/pinterest/telegram, https://bestoftelegram.com/bots/GoPinterestBot, https://github.com/Dineshkarthik/pinterest-telegram-bot/blob/master/pinterest_telegram_bot.py</text:p>
          </table:table-cell>
        </table:table-row>
        <table:table-row table:style-name="ro1">
          <table:table-cell office:value-type="string" calcext:value-type="string">
            <text:p>bot telegram download video pinterest</text:p>
          </table:table-cell>
          <table:table-cell office:value-type="string" calcext:value-type="string">
            <text:p>pinterest bot telegram (6)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elp.gsctool.com/features/free-tools/telegram-bot-pinterest-images-and-video-downloader, https://t.me/PinterestVideoDlBot, https://t.me/pinterest_downloaderbot, https://www.reddit.com/r/YTuong/comments/1eep0ib/telegram_bot_pinterest_images_video_downloader/, https://github.com/Dineshkarthik/pinterest-telegram-bot, https://github.com/Krxuv/Social-Media-Downloader, https://botdownloader.com/pinterest-video-downloader, https://www.make.com/en/integrations/pinterest/telegram, https://bestoftelegram.com/bots/GoPinterestBot, https://github.com/Dineshkarthik/pinterest-telegram-bot/blob/master/pinterest_telegram_bot.py</text:p>
          </table:table-cell>
        </table:table-row>
        <table:table-row table:style-name="ro1">
          <table:table-cell office:value-type="string" calcext:value-type="string">
            <text:p>pinterest video downloader bot telegram</text:p>
          </table:table-cell>
          <table:table-cell office:value-type="string" calcext:value-type="string">
            <text:p>pinterest bot telegram (6)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elp.gsctool.com/features/free-tools/telegram-bot-pinterest-images-and-video-downloader, https://t.me/PinterestVideoDlBot, https://t.me/pinterest_downloaderbot, https://www.reddit.com/r/YTuong/comments/1eep0ib/telegram_bot_pinterest_images_video_downloader/, https://github.com/Dineshkarthik/pinterest-telegram-bot, https://github.com/Krxuv/Social-Media-Downloader, https://botdownloader.com/pinterest-video-downloader, https://www.make.com/en/integrations/pinterest/telegram, https://bestoftelegram.com/bots/GoPinterestBot, https://github.com/Dineshkarthik/pinterest-telegram-bot/blob/master/pinterest_telegram_bot.py</text:p>
          </table:table-cell>
        </table:table-row>
        <table:table-row table:style-name="ro1">
          <table:table-cell office:value-type="string" calcext:value-type="string">
            <text:p>pinterest video downloader telegram bot</text:p>
          </table:table-cell>
          <table:table-cell office:value-type="string" calcext:value-type="string">
            <text:p>pinterest bot telegram (6)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elp.gsctool.com/features/free-tools/telegram-bot-pinterest-images-and-video-downloader, https://t.me/PinterestVideoDlBot, https://t.me/pinterest_downloaderbot, https://www.reddit.com/r/YTuong/comments/1eep0ib/telegram_bot_pinterest_images_video_downloader/, https://github.com/Dineshkarthik/pinterest-telegram-bot, https://github.com/Krxuv/Social-Media-Downloader, https://botdownloader.com/pinterest-video-downloader, https://www.make.com/en/integrations/pinterest/telegram, https://bestoftelegram.com/bots/GoPinterestBot, https://github.com/Dineshkarthik/pinterest-telegram-bot/blob/master/pinterest_telegram_bot.py</text:p>
          </table:table-cell>
        </table:table-row>
        <table:table-row table:style-name="ro1">
          <table:table-cell office:value-type="string" calcext:value-type="string">
            <text:p>weather bot telegram</text:p>
          </table:table-cell>
          <table:table-cell office:value-type="string" calcext:value-type="string">
            <text:p>telegram weather bot (3)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chatbotslife.com/how-to-write-the-weather-telegram-bot-using-node-5d8efdd46d22, https://github.com/mustafababil/Telegram-Weather-Bot, https://medium.com/@babajidemichael/building-a-weather-bot-on-telegram-a-step-by-step-guide-256ff4931664, https://github.com/sparsh02/NestJS-Weather-BOT, https://medium.com/weatherbot/telegram-bot-for-weather-report-f688ada85b93, https://telegram.me/meteonovabot, https://telegram.me/weatherbot, https://www.geeksforgeeks.org/how-to-design-a-weather-bot-in-telegram-using-javascript/, https://www.make.com/en/integrations/weather/telegram, https://www.reddit.com/r/csharp/comments/1abv6ni/telegram_bot_your_weather_buddy_with_samples_of/</text:p>
          </table:table-cell>
        </table:table-row>
        <table:table-row table:style-name="ro1">
          <table:table-cell office:value-type="string" calcext:value-type="string">
            <text:p>telegram weather bot python</text:p>
          </table:table-cell>
          <table:table-cell office:value-type="string" calcext:value-type="string">
            <text:p>telegram weather bot (3)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chatbotslife.com/how-to-write-the-weather-telegram-bot-using-node-5d8efdd46d22, https://github.com/mustafababil/Telegram-Weather-Bot, https://medium.com/@babajidemichael/building-a-weather-bot-on-telegram-a-step-by-step-guide-256ff4931664, https://github.com/sparsh02/NestJS-Weather-BOT, https://medium.com/weatherbot/telegram-bot-for-weather-report-f688ada85b93, https://telegram.me/meteonovabot, https://telegram.me/weatherbot, https://www.geeksforgeeks.org/how-to-design-a-weather-bot-in-telegram-using-javascript/, https://www.make.com/en/integrations/weather/telegram, https://www.reddit.com/r/csharp/comments/1abv6ni/telegram_bot_your_weather_buddy_with_samples_of/</text:p>
          </table:table-cell>
        </table:table-row>
        <table:table-row table:style-name="ro1">
          <table:table-cell office:value-type="string" calcext:value-type="string">
            <text:p>telegram bot meaning</text:p>
          </table:table-cell>
          <table:table-cell office:value-type="string" calcext:value-type="string">
            <text:p>telegram bot meaning (2)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penguin.medium.com/what-is-a-telegram-bot-6-reasons-to-use-bots-for-telegram-541e2a71b794, https://cointelegraph.com/learn/telegram-bots-101, https://core.telegram.org/bots/features, https://telegram.org/blog/bot-revolution, https://www.opc-router.com/what-is-a-telegram-bot/#:~:text=A%20Telegram%20bot%20is%20a%20program%20that%20behaves%20like%20a,for%20robot%20or%20%E2%80%9Crobot%E2%80%9D., https://www.quora.com/What-is-a-telegram-bot-and-how-do-you-use-it, https://www.quora.com/What-is-the-purpose-of-creating-bots-on-Telegram-What-makes-them-unique-or-useful</text:p>
          </table:table-cell>
        </table:table-row>
        <table:table-row table:style-name="ro1">
          <table:table-cell office:value-type="string" calcext:value-type="string">
            <text:p>bot meaning in telegram</text:p>
          </table:table-cell>
          <table:table-cell office:value-type="string" calcext:value-type="string">
            <text:p>telegram bot meaning (2)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penguin.medium.com/what-is-a-telegram-bot-6-reasons-to-use-bots-for-telegram-541e2a71b794, https://cointelegraph.com/learn/telegram-bots-101, https://core.telegram.org/bots/features, https://telegram.org/blog/bot-revolution, https://www.opc-router.com/what-is-a-telegram-bot/#:~:text=A%20Telegram%20bot%20is%20a%20program%20that%20behaves%20like%20a,for%20robot%20or%20%E2%80%9Crobot%E2%80%9D., https://www.quora.com/What-is-a-telegram-bot-and-how-do-you-use-it, https://www.quora.com/What-is-the-purpose-of-creating-bots-on-Telegram-What-makes-them-unique-or-useful</text:p>
          </table:table-cell>
        </table:table-row>
        <table:table-row table:style-name="ro1">
          <table:table-cell office:value-type="string" calcext:value-type="string">
            <text:p>telegram bot timer</text:p>
          </table:table-cell>
          <table:table-cell office:value-type="string" calcext:value-type="string">
            <text:p>telegram bot timer (5)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teletips/CountdownTimer-TeLeTiPs, https://jh123x.com/blog/2023/a-live-countdown-telegram-bot/, https://telegram.me/pomodoro_timer_bot, https://www.reddit.com/r/TelegramBots/comments/5lud5d/countdown_bot_count_down_time_to_things_that/, https://docs.python-telegram-bot.org/en/v21.7/examples.timerbot.html, https://github.com/AmirTahaMim/TelegramCountdownBot, https://medium.com/@wenjh1998/telegram-live-timer-bot-bacf34d0c9f0, https://stackoverflow.com/questions/71485916/how-to-create-a-timer-with-validation-python-telegram, https://t.me/s/BotsArchive?q=%23timer&amp;before=2543, https://www.dailybot.com/lessons/countdown</text:p>
          </table:table-cell>
        </table:table-row>
        <table:table-row table:style-name="ro1">
          <table:table-cell office:value-type="string" calcext:value-type="string">
            <text:p>telegram timer bot</text:p>
          </table:table-cell>
          <table:table-cell office:value-type="string" calcext:value-type="string">
            <text:p>telegram bot timer (5)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teletips/CountdownTimer-TeLeTiPs, https://jh123x.com/blog/2023/a-live-countdown-telegram-bot/, https://telegram.me/pomodoro_timer_bot, https://www.reddit.com/r/TelegramBots/comments/5lud5d/countdown_bot_count_down_time_to_things_that/, https://docs.python-telegram-bot.org/en/v21.7/examples.timerbot.html, https://github.com/AmirTahaMim/TelegramCountdownBot, https://medium.com/@wenjh1998/telegram-live-timer-bot-bacf34d0c9f0, https://stackoverflow.com/questions/71485916/how-to-create-a-timer-with-validation-python-telegram, https://t.me/s/BotsArchive?q=%23timer&amp;before=2543, https://www.dailybot.com/lessons/countdown</text:p>
          </table:table-cell>
        </table:table-row>
        <table:table-row table:style-name="ro1">
          <table:table-cell office:value-type="string" calcext:value-type="string">
            <text:p>timer bot telegram</text:p>
          </table:table-cell>
          <table:table-cell office:value-type="string" calcext:value-type="string">
            <text:p>telegram bot timer (5)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teletips/CountdownTimer-TeLeTiPs, https://jh123x.com/blog/2023/a-live-countdown-telegram-bot/, https://telegram.me/pomodoro_timer_bot, https://www.reddit.com/r/TelegramBots/comments/5lud5d/countdown_bot_count_down_time_to_things_that/, https://docs.python-telegram-bot.org/en/v21.7/examples.timerbot.html, https://github.com/AmirTahaMim/TelegramCountdownBot, https://medium.com/@wenjh1998/telegram-live-timer-bot-bacf34d0c9f0, https://stackoverflow.com/questions/71485916/how-to-create-a-timer-with-validation-python-telegram, https://t.me/s/BotsArchive?q=%23timer&amp;before=2543, https://www.dailybot.com/lessons/countdown</text:p>
          </table:table-cell>
        </table:table-row>
        <table:table-row table:style-name="ro1">
          <table:table-cell office:value-type="string" calcext:value-type="string">
            <text:p>countdown bot telegram</text:p>
          </table:table-cell>
          <table:table-cell office:value-type="string" calcext:value-type="string">
            <text:p>telegram bot timer (5)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teletips/CountdownTimer-TeLeTiPs, https://jh123x.com/blog/2023/a-live-countdown-telegram-bot/, https://telegram.me/pomodoro_timer_bot, https://www.reddit.com/r/TelegramBots/comments/5lud5d/countdown_bot_count_down_time_to_things_that/, https://docs.python-telegram-bot.org/en/v21.7/examples.timerbot.html, https://github.com/AmirTahaMim/TelegramCountdownBot, https://medium.com/@wenjh1998/telegram-live-timer-bot-bacf34d0c9f0, https://stackoverflow.com/questions/71485916/how-to-create-a-timer-with-validation-python-telegram, https://t.me/s/BotsArchive?q=%23timer&amp;before=2543, https://www.dailybot.com/lessons/countdown</text:p>
          </table:table-cell>
        </table:table-row>
        <table:table-row table:style-name="ro1">
          <table:table-cell office:value-type="string" calcext:value-type="string">
            <text:p>telegram countdown bot</text:p>
          </table:table-cell>
          <table:table-cell office:value-type="string" calcext:value-type="string">
            <text:p>telegram bot timer (5)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teletips/CountdownTimer-TeLeTiPs, https://jh123x.com/blog/2023/a-live-countdown-telegram-bot/, https://telegram.me/pomodoro_timer_bot, https://www.reddit.com/r/TelegramBots/comments/5lud5d/countdown_bot_count_down_time_to_things_that/, https://docs.python-telegram-bot.org/en/v21.7/examples.timerbot.html, https://github.com/AmirTahaMim/TelegramCountdownBot, https://medium.com/@wenjh1998/telegram-live-timer-bot-bacf34d0c9f0, https://stackoverflow.com/questions/71485916/how-to-create-a-timer-with-validation-python-telegram, https://t.me/s/BotsArchive?q=%23timer&amp;before=2543, https://www.dailybot.com/lessons/countdown</text:p>
          </table:table-cell>
        </table:table-row>
        <table:table-row table:style-name="ro1">
          <table:table-cell office:value-type="string" calcext:value-type="string">
            <text:p>video to audio bot telegram</text:p>
          </table:table-cell>
          <table:table-cell office:value-type="string" calcext:value-type="string">
            <text:p>video to audio bot telegram (6)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volter/FileConvertBot, https://t.me/YtbAudioBot, https://t.me/newfileconverterbot, https://www.facebook.com/solutionchuks/videos/use-this-telegram-bot-to-extract-audio-from-a-youtube-videotech-youtube-telegram/773838128115726/, https://www.reddit.com/r/TelegramBots/comments/1g1bwtc/telegram_video_link_to_audio_converter_bot/, https://github.com/ghaiith/Youtube-to-Mp3-TelegramBot, https://stackoverflow.com/questions/73180212/telegram-bot-convert-youtube-link-to-mp3-python, https://stackoverflow.com/questions/74325678/telegram-bot-convert-mp4-to-mp3, https://telegramchannels.me/bots/videotoaudiookbot, https://community.make.com/t/file-conversion-oga-to-wav-mp3-flac-mp4-ogg-opus/15796</text:p>
          </table:table-cell>
        </table:table-row>
        <table:table-row table:style-name="ro1">
          <table:table-cell office:value-type="string" calcext:value-type="string">
            <text:p>video to audio telegram bot</text:p>
          </table:table-cell>
          <table:table-cell office:value-type="string" calcext:value-type="string">
            <text:p>video to audio bot telegram (6)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volter/FileConvertBot, https://t.me/YtbAudioBot, https://t.me/newfileconverterbot, https://www.facebook.com/solutionchuks/videos/use-this-telegram-bot-to-extract-audio-from-a-youtube-videotech-youtube-telegram/773838128115726/, https://www.reddit.com/r/TelegramBots/comments/1g1bwtc/telegram_video_link_to_audio_converter_bot/, https://github.com/ghaiith/Youtube-to-Mp3-TelegramBot, https://stackoverflow.com/questions/73180212/telegram-bot-convert-youtube-link-to-mp3-python, https://stackoverflow.com/questions/74325678/telegram-bot-convert-mp4-to-mp3, https://telegramchannels.me/bots/videotoaudiookbot, https://community.make.com/t/file-conversion-oga-to-wav-mp3-flac-mp4-ogg-opus/15796</text:p>
          </table:table-cell>
        </table:table-row>
        <table:table-row table:style-name="ro1">
          <table:table-cell office:value-type="string" calcext:value-type="string">
            <text:p>video to mp3 bot telegram</text:p>
          </table:table-cell>
          <table:table-cell office:value-type="string" calcext:value-type="string">
            <text:p>video to audio bot telegram (6)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volter/FileConvertBot, https://t.me/YtbAudioBot, https://t.me/newfileconverterbot, https://www.facebook.com/solutionchuks/videos/use-this-telegram-bot-to-extract-audio-from-a-youtube-videotech-youtube-telegram/773838128115726/, https://www.reddit.com/r/TelegramBots/comments/1g1bwtc/telegram_video_link_to_audio_converter_bot/, https://github.com/ghaiith/Youtube-to-Mp3-TelegramBot, https://stackoverflow.com/questions/73180212/telegram-bot-convert-youtube-link-to-mp3-python, https://stackoverflow.com/questions/74325678/telegram-bot-convert-mp4-to-mp3, https://telegramchannels.me/bots/videotoaudiookbot, https://community.make.com/t/file-conversion-oga-to-wav-mp3-flac-mp4-ogg-opus/15796</text:p>
          </table:table-cell>
        </table:table-row>
        <table:table-row table:style-name="ro1">
          <table:table-cell office:value-type="string" calcext:value-type="string">
            <text:p>video to mp3 telegram bot</text:p>
          </table:table-cell>
          <table:table-cell office:value-type="string" calcext:value-type="string">
            <text:p>video to audio bot telegram (6)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volter/FileConvertBot, https://t.me/YtbAudioBot, https://t.me/newfileconverterbot, https://www.facebook.com/solutionchuks/videos/use-this-telegram-bot-to-extract-audio-from-a-youtube-videotech-youtube-telegram/773838128115726/, https://www.reddit.com/r/TelegramBots/comments/1g1bwtc/telegram_video_link_to_audio_converter_bot/, https://github.com/ghaiith/Youtube-to-Mp3-TelegramBot, https://stackoverflow.com/questions/73180212/telegram-bot-convert-youtube-link-to-mp3-python, https://stackoverflow.com/questions/74325678/telegram-bot-convert-mp4-to-mp3, https://telegramchannels.me/bots/videotoaudiookbot, https://community.make.com/t/file-conversion-oga-to-wav-mp3-flac-mp4-ogg-opus/15796</text:p>
          </table:table-cell>
        </table:table-row>
        <table:table-row table:style-name="ro1">
          <table:table-cell office:value-type="string" calcext:value-type="string">
            <text:p>mp4 to mp3 telegram bot</text:p>
          </table:table-cell>
          <table:table-cell office:value-type="string" calcext:value-type="string">
            <text:p>video to audio bot telegram (6)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volter/FileConvertBot, https://t.me/YtbAudioBot, https://t.me/newfileconverterbot, https://www.facebook.com/solutionchuks/videos/use-this-telegram-bot-to-extract-audio-from-a-youtube-videotech-youtube-telegram/773838128115726/, https://www.reddit.com/r/TelegramBots/comments/1g1bwtc/telegram_video_link_to_audio_converter_bot/, https://github.com/ghaiith/Youtube-to-Mp3-TelegramBot, https://stackoverflow.com/questions/73180212/telegram-bot-convert-youtube-link-to-mp3-python, https://stackoverflow.com/questions/74325678/telegram-bot-convert-mp4-to-mp3, https://telegramchannels.me/bots/videotoaudiookbot, https://community.make.com/t/file-conversion-oga-to-wav-mp3-flac-mp4-ogg-opus/15796</text:p>
          </table:table-cell>
        </table:table-row>
        <table:table-row table:style-name="ro1">
          <table:table-cell office:value-type="string" calcext:value-type="string">
            <text:p>video to audio converter telegram bot</text:p>
          </table:table-cell>
          <table:table-cell office:value-type="string" calcext:value-type="string">
            <text:p>video to audio bot telegram (6)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volter/FileConvertBot, https://t.me/YtbAudioBot, https://t.me/newfileconverterbot, https://www.facebook.com/solutionchuks/videos/use-this-telegram-bot-to-extract-audio-from-a-youtube-videotech-youtube-telegram/773838128115726/, https://www.reddit.com/r/TelegramBots/comments/1g1bwtc/telegram_video_link_to_audio_converter_bot/, https://github.com/ghaiith/Youtube-to-Mp3-TelegramBot, https://stackoverflow.com/questions/73180212/telegram-bot-convert-youtube-link-to-mp3-python, https://stackoverflow.com/questions/74325678/telegram-bot-convert-mp4-to-mp3, https://telegramchannels.me/bots/videotoaudiookbot, https://community.make.com/t/file-conversion-oga-to-wav-mp3-flac-mp4-ogg-opus/15796</text:p>
          </table:table-cell>
        </table:table-row>
        <table:table-row table:style-name="ro1">
          <table:table-cell office:value-type="string" calcext:value-type="string">
            <text:p>auto post telegram</text:p>
          </table:table-cell>
          <table:table-cell office:value-type="string" calcext:value-type="string">
            <text:p>auto post telegram (5)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marketsaffiliates.com/setting-up-automated-posting-on-telegram/, https://github.com/xditya/ChannelAutoPost, https://rss.app/bots/categories/telegram, https://www.fs-poster.com/blog/how-to-auto-post-to-telegram-from-wordpress-a-complete-guide, https://github.com/famousketchup/pytgbot-autopost, https://postoplan.contenive.com/scheduled-posting-on-telegram, https://wordpress.org/plugins/wptelegram/, https://www.make.com/en/integrations/telegram, https://www.reddit.com/r/automation/comments/1gl2bup/how_to_automate_telegram_channel_post_scraping/, https://docs-v2.autoforwardtelegram.com/fundamentals/auto-post-scheduler</text:p>
          </table:table-cell>
        </table:table-row>
        <table:table-row table:style-name="ro1">
          <table:table-cell office:value-type="string" calcext:value-type="string">
            <text:p>telegram auto post</text:p>
          </table:table-cell>
          <table:table-cell office:value-type="string" calcext:value-type="string">
            <text:p>auto post telegram (5)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marketsaffiliates.com/setting-up-automated-posting-on-telegram/, https://github.com/xditya/ChannelAutoPost, https://rss.app/bots/categories/telegram, https://www.fs-poster.com/blog/how-to-auto-post-to-telegram-from-wordpress-a-complete-guide, https://github.com/famousketchup/pytgbot-autopost, https://postoplan.contenive.com/scheduled-posting-on-telegram, https://wordpress.org/plugins/wptelegram/, https://www.make.com/en/integrations/telegram, https://www.reddit.com/r/automation/comments/1gl2bup/how_to_automate_telegram_channel_post_scraping/, https://docs-v2.autoforwardtelegram.com/fundamentals/auto-post-scheduler</text:p>
          </table:table-cell>
        </table:table-row>
        <table:table-row table:style-name="ro1">
          <table:table-cell office:value-type="string" calcext:value-type="string">
            <text:p>auto post to telegram channel</text:p>
          </table:table-cell>
          <table:table-cell office:value-type="string" calcext:value-type="string">
            <text:p>auto post telegram (5)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marketsaffiliates.com/setting-up-automated-posting-on-telegram/, https://github.com/xditya/ChannelAutoPost, https://rss.app/bots/categories/telegram, https://www.fs-poster.com/blog/how-to-auto-post-to-telegram-from-wordpress-a-complete-guide, https://github.com/famousketchup/pytgbot-autopost, https://postoplan.contenive.com/scheduled-posting-on-telegram, https://wordpress.org/plugins/wptelegram/, https://www.make.com/en/integrations/telegram, https://www.reddit.com/r/automation/comments/1gl2bup/how_to_automate_telegram_channel_post_scraping/, https://docs-v2.autoforwardtelegram.com/fundamentals/auto-post-scheduler</text:p>
          </table:table-cell>
        </table:table-row>
        <table:table-row table:style-name="ro1">
          <table:table-cell office:value-type="string" calcext:value-type="string">
            <text:p>auto post bot telegram</text:p>
          </table:table-cell>
          <table:table-cell office:value-type="string" calcext:value-type="string">
            <text:p>auto post telegram (5)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marketsaffiliates.com/setting-up-automated-posting-on-telegram/, https://github.com/xditya/ChannelAutoPost, https://rss.app/bots/categories/telegram, https://www.fs-poster.com/blog/how-to-auto-post-to-telegram-from-wordpress-a-complete-guide, https://github.com/famousketchup/pytgbot-autopost, https://postoplan.contenive.com/scheduled-posting-on-telegram, https://wordpress.org/plugins/wptelegram/, https://www.make.com/en/integrations/telegram, https://www.reddit.com/r/automation/comments/1gl2bup/how_to_automate_telegram_channel_post_scraping/, https://docs-v2.autoforwardtelegram.com/fundamentals/auto-post-scheduler</text:p>
          </table:table-cell>
        </table:table-row>
        <table:table-row table:style-name="ro1">
          <table:table-cell office:value-type="string" calcext:value-type="string">
            <text:p>telegram auto post bot</text:p>
          </table:table-cell>
          <table:table-cell office:value-type="string" calcext:value-type="string">
            <text:p>auto post telegram (5)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marketsaffiliates.com/setting-up-automated-posting-on-telegram/, https://github.com/xditya/ChannelAutoPost, https://rss.app/bots/categories/telegram, https://www.fs-poster.com/blog/how-to-auto-post-to-telegram-from-wordpress-a-complete-guide, https://github.com/famousketchup/pytgbot-autopost, https://postoplan.contenive.com/scheduled-posting-on-telegram, https://wordpress.org/plugins/wptelegram/, https://www.make.com/en/integrations/telegram, https://www.reddit.com/r/automation/comments/1gl2bup/how_to_automate_telegram_channel_post_scraping/, https://docs-v2.autoforwardtelegram.com/fundamentals/auto-post-scheduler</text:p>
          </table:table-cell>
        </table:table-row>
        <table:table-row table:style-name="ro1">
          <table:table-cell office:value-type="string" calcext:value-type="string">
            <text:p>video to gif telegram bot</text:p>
          </table:table-cell>
          <table:table-cell office:value-type="string" calcext:value-type="string">
            <text:p>video to gif telegram bot (2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gif-maker.msngers.com/, https://ezgif.com/tgs-to-gif, https://stackoverflow.com/questions/41171347/sending-animated-gifs-with-sendphoto-telegram-bot, https://t.me/VideoToGifConverterBot, https://telegram.me/vgifbot</text:p>
          </table:table-cell>
        </table:table-row>
        <table:table-row table:style-name="ro1">
          <table:table-cell office:value-type="string" calcext:value-type="string">
            <text:p>gif maker bot telegram</text:p>
          </table:table-cell>
          <table:table-cell office:value-type="string" calcext:value-type="string">
            <text:p>video to gif telegram bot (2)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gif-maker.msngers.com/, https://ezgif.com/tgs-to-gif, https://stackoverflow.com/questions/41171347/sending-animated-gifs-with-sendphoto-telegram-bot, https://t.me/VideoToGifConverterBot, https://telegram.me/vgifbot</text:p>
          </table:table-cell>
        </table:table-row>
        <table:table-row table:style-name="ro1">
          <table:table-cell office:value-type="string" calcext:value-type="string">
            <text:p>telegram instagram downloader bot</text:p>
          </table:table-cell>
          <table:table-cell office:value-type="string" calcext:value-type="string">
            <text:p>telegram instagram downloader bot (7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melibayev/instagram-downloader-bot, https://t.me/instagram_load_bot, https://telegram.me/instasave_bot, https://t.me/DownloadsMasterBot, https://www.reddit.com/r/TelegramBots/comments/z19ew2/are_any_bots_for_downloading_instagram_live_videos/, https://bestoftelegram.com/bots/instagram-telegram-bots, https://github.com/ShivangKakkar/InstagramBot, https://www.quora.com/What-are-the-best-telegram-bots-to-download-videos-and-photos-from-social-media-with-high-quality, https://www.reddit.com/r/TelegramBots/comments/1f7h2h2/i_need_a_bot_for_downloading_instagram_reels_via/, https://www.youtube.com/watch?v=6CXq4Mz3u_U</text:p>
          </table:table-cell>
        </table:table-row>
        <table:table-row table:style-name="ro1">
          <table:table-cell office:value-type="string" calcext:value-type="string">
            <text:p>instagram download bot telegram</text:p>
          </table:table-cell>
          <table:table-cell office:value-type="string" calcext:value-type="string">
            <text:p>telegram instagram downloader bot (7)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melibayev/instagram-downloader-bot, https://t.me/instagram_load_bot, https://telegram.me/instasave_bot, https://t.me/DownloadsMasterBot, https://www.reddit.com/r/TelegramBots/comments/z19ew2/are_any_bots_for_downloading_instagram_live_videos/, https://bestoftelegram.com/bots/instagram-telegram-bots, https://github.com/ShivangKakkar/InstagramBot, https://www.quora.com/What-are-the-best-telegram-bots-to-download-videos-and-photos-from-social-media-with-high-quality, https://www.reddit.com/r/TelegramBots/comments/1f7h2h2/i_need_a_bot_for_downloading_instagram_reels_via/, https://www.youtube.com/watch?v=6CXq4Mz3u_U</text:p>
          </table:table-cell>
        </table:table-row>
        <table:table-row table:style-name="ro1">
          <table:table-cell office:value-type="string" calcext:value-type="string">
            <text:p>instagram video download telegram bot</text:p>
          </table:table-cell>
          <table:table-cell office:value-type="string" calcext:value-type="string">
            <text:p>telegram instagram downloader bot (7)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melibayev/instagram-downloader-bot, https://t.me/instagram_load_bot, https://telegram.me/instasave_bot, https://t.me/DownloadsMasterBot, https://www.reddit.com/r/TelegramBots/comments/z19ew2/are_any_bots_for_downloading_instagram_live_videos/, https://bestoftelegram.com/bots/instagram-telegram-bots, https://github.com/ShivangKakkar/InstagramBot, https://www.quora.com/What-are-the-best-telegram-bots-to-download-videos-and-photos-from-social-media-with-high-quality, https://www.reddit.com/r/TelegramBots/comments/1f7h2h2/i_need_a_bot_for_downloading_instagram_reels_via/, https://www.youtube.com/watch?v=6CXq4Mz3u_U</text:p>
          </table:table-cell>
        </table:table-row>
        <table:table-row table:style-name="ro1">
          <table:table-cell office:value-type="string" calcext:value-type="string">
            <text:p>instagram videos download telegram bot</text:p>
          </table:table-cell>
          <table:table-cell office:value-type="string" calcext:value-type="string">
            <text:p>telegram instagram downloader bot (7)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melibayev/instagram-downloader-bot, https://t.me/instagram_load_bot, https://telegram.me/instasave_bot, https://t.me/DownloadsMasterBot, https://www.reddit.com/r/TelegramBots/comments/z19ew2/are_any_bots_for_downloading_instagram_live_videos/, https://bestoftelegram.com/bots/instagram-telegram-bots, https://github.com/ShivangKakkar/InstagramBot, https://www.quora.com/What-are-the-best-telegram-bots-to-download-videos-and-photos-from-social-media-with-high-quality, https://www.reddit.com/r/TelegramBots/comments/1f7h2h2/i_need_a_bot_for_downloading_instagram_reels_via/, https://www.youtube.com/watch?v=6CXq4Mz3u_U</text:p>
          </table:table-cell>
        </table:table-row>
        <table:table-row table:style-name="ro1">
          <table:table-cell office:value-type="string" calcext:value-type="string">
            <text:p>instagram story downloader telegram bot</text:p>
          </table:table-cell>
          <table:table-cell office:value-type="string" calcext:value-type="string">
            <text:p>telegram instagram downloader bot (7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melibayev/instagram-downloader-bot, https://t.me/instagram_load_bot, https://telegram.me/instasave_bot, https://t.me/DownloadsMasterBot, https://www.reddit.com/r/TelegramBots/comments/z19ew2/are_any_bots_for_downloading_instagram_live_videos/, https://bestoftelegram.com/bots/instagram-telegram-bots, https://github.com/ShivangKakkar/InstagramBot, https://www.quora.com/What-are-the-best-telegram-bots-to-download-videos-and-photos-from-social-media-with-high-quality, https://www.reddit.com/r/TelegramBots/comments/1f7h2h2/i_need_a_bot_for_downloading_instagram_reels_via/, https://www.youtube.com/watch?v=6CXq4Mz3u_U</text:p>
          </table:table-cell>
        </table:table-row>
        <table:table-row table:style-name="ro1">
          <table:table-cell office:value-type="string" calcext:value-type="string">
            <text:p>instagram video downloader bot telegram</text:p>
          </table:table-cell>
          <table:table-cell office:value-type="string" calcext:value-type="string">
            <text:p>telegram instagram downloader bot (7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melibayev/instagram-downloader-bot, https://t.me/instagram_load_bot, https://telegram.me/instasave_bot, https://t.me/DownloadsMasterBot, https://www.reddit.com/r/TelegramBots/comments/z19ew2/are_any_bots_for_downloading_instagram_live_videos/, https://bestoftelegram.com/bots/instagram-telegram-bots, https://github.com/ShivangKakkar/InstagramBot, https://www.quora.com/What-are-the-best-telegram-bots-to-download-videos-and-photos-from-social-media-with-high-quality, https://www.reddit.com/r/TelegramBots/comments/1f7h2h2/i_need_a_bot_for_downloading_instagram_reels_via/, https://www.youtube.com/watch?v=6CXq4Mz3u_U</text:p>
          </table:table-cell>
        </table:table-row>
        <table:table-row table:style-name="ro1">
          <table:table-cell office:value-type="string" calcext:value-type="string">
            <text:p>telegram bot for downloading instagram videos</text:p>
          </table:table-cell>
          <table:table-cell office:value-type="string" calcext:value-type="string">
            <text:p>telegram instagram downloader bot (7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melibayev/instagram-downloader-bot, https://t.me/instagram_load_bot, https://telegram.me/instasave_bot, https://t.me/DownloadsMasterBot, https://www.reddit.com/r/TelegramBots/comments/z19ew2/are_any_bots_for_downloading_instagram_live_videos/, https://bestoftelegram.com/bots/instagram-telegram-bots, https://github.com/ShivangKakkar/InstagramBot, https://www.quora.com/What-are-the-best-telegram-bots-to-download-videos-and-photos-from-social-media-with-high-quality, https://www.reddit.com/r/TelegramBots/comments/1f7h2h2/i_need_a_bot_for_downloading_instagram_reels_via/, https://www.youtube.com/watch?v=6CXq4Mz3u_U</text:p>
          </table:table-cell>
        </table:table-row>
        <table:table-row table:style-name="ro1">
          <table:table-cell office:value-type="string" calcext:value-type="string">
            <text:p>telegram todo bot</text:p>
          </table:table-cell>
          <table:table-cell office:value-type="string" calcext:value-type="string">
            <text:p>telegram todo bot (5)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hallowdepth.online/projects/listok/, https://devforth.io/blog/tobedo-simple-telegram-checklist-todo-bot/, https://taskobot.com/, https://controlhippo.com/blog/telegram-bot-list/, https://github.com/devforth/tobedo, https://github.com/mustosoft/tg-todo-bot, https://www.reddit.com/r/TelegramBots/comments/v6x9za/i_made_a_simple_and_nice_todo_list_bot/, https://github.com/rayz1065/checkbot, https://medium.com/@denisgerasimenko/weve-created-a-task-manager-for-telegram-now-you-can-assign-tasks-to-your-chat-neighbors-e0f41d251e6c, https://www.reddit.com/r/TelegramBots/comments/ox9dzq/a_simple_checklist_bot_that_ive_made/</text:p>
          </table:table-cell>
        </table:table-row>
        <table:table-row table:style-name="ro1">
          <table:table-cell office:value-type="string" calcext:value-type="string">
            <text:p>todo bot telegram</text:p>
          </table:table-cell>
          <table:table-cell office:value-type="string" calcext:value-type="string">
            <text:p>telegram todo bot (5)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hallowdepth.online/projects/listok/, https://devforth.io/blog/tobedo-simple-telegram-checklist-todo-bot/, https://taskobot.com/, https://controlhippo.com/blog/telegram-bot-list/, https://github.com/devforth/tobedo, https://github.com/mustosoft/tg-todo-bot, https://www.reddit.com/r/TelegramBots/comments/v6x9za/i_made_a_simple_and_nice_todo_list_bot/, https://github.com/rayz1065/checkbot, https://medium.com/@denisgerasimenko/weve-created-a-task-manager-for-telegram-now-you-can-assign-tasks-to-your-chat-neighbors-e0f41d251e6c, https://www.reddit.com/r/TelegramBots/comments/ox9dzq/a_simple_checklist_bot_that_ive_made/</text:p>
          </table:table-cell>
        </table:table-row>
        <table:table-row table:style-name="ro1">
          <table:table-cell office:value-type="string" calcext:value-type="string">
            <text:p>telegram todo list bot</text:p>
          </table:table-cell>
          <table:table-cell office:value-type="string" calcext:value-type="string">
            <text:p>telegram todo bot (5)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hallowdepth.online/projects/listok/, https://devforth.io/blog/tobedo-simple-telegram-checklist-todo-bot/, https://taskobot.com/, https://controlhippo.com/blog/telegram-bot-list/, https://github.com/devforth/tobedo, https://github.com/mustosoft/tg-todo-bot, https://www.reddit.com/r/TelegramBots/comments/v6x9za/i_made_a_simple_and_nice_todo_list_bot/, https://github.com/rayz1065/checkbot, https://medium.com/@denisgerasimenko/weve-created-a-task-manager-for-telegram-now-you-can-assign-tasks-to-your-chat-neighbors-e0f41d251e6c, https://www.reddit.com/r/TelegramBots/comments/ox9dzq/a_simple_checklist_bot_that_ive_made/</text:p>
          </table:table-cell>
        </table:table-row>
        <table:table-row table:style-name="ro1">
          <table:table-cell office:value-type="string" calcext:value-type="string">
            <text:p>checklist bot telegram</text:p>
          </table:table-cell>
          <table:table-cell office:value-type="string" calcext:value-type="string">
            <text:p>telegram todo bot (5)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hallowdepth.online/projects/listok/, https://devforth.io/blog/tobedo-simple-telegram-checklist-todo-bot/, https://taskobot.com/, https://controlhippo.com/blog/telegram-bot-list/, https://github.com/devforth/tobedo, https://github.com/mustosoft/tg-todo-bot, https://www.reddit.com/r/TelegramBots/comments/v6x9za/i_made_a_simple_and_nice_todo_list_bot/, https://github.com/rayz1065/checkbot, https://medium.com/@denisgerasimenko/weve-created-a-task-manager-for-telegram-now-you-can-assign-tasks-to-your-chat-neighbors-e0f41d251e6c, https://www.reddit.com/r/TelegramBots/comments/ox9dzq/a_simple_checklist_bot_that_ive_made/</text:p>
          </table:table-cell>
        </table:table-row>
        <table:table-row table:style-name="ro1">
          <table:table-cell office:value-type="string" calcext:value-type="string">
            <text:p>telegram checklist bot</text:p>
          </table:table-cell>
          <table:table-cell office:value-type="string" calcext:value-type="string">
            <text:p>telegram todo bot (5)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hallowdepth.online/projects/listok/, https://devforth.io/blog/tobedo-simple-telegram-checklist-todo-bot/, https://taskobot.com/, https://controlhippo.com/blog/telegram-bot-list/, https://github.com/devforth/tobedo, https://github.com/mustosoft/tg-todo-bot, https://www.reddit.com/r/TelegramBots/comments/v6x9za/i_made_a_simple_and_nice_todo_list_bot/, https://github.com/rayz1065/checkbot, https://medium.com/@denisgerasimenko/weve-created-a-task-manager-for-telegram-now-you-can-assign-tasks-to-your-chat-neighbors-e0f41d251e6c, https://www.reddit.com/r/TelegramBots/comments/ox9dzq/a_simple_checklist_bot_that_ive_made/</text:p>
          </table:table-cell>
        </table:table-row>
        <table:table-row table:style-name="ro1">
          <table:table-cell office:value-type="string" calcext:value-type="string">
            <text:p>telegram manga bo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shero/llyod, https://github.com/tavomoya/mangagram, https://mangaseries.net/, https://t.me/MangaSubscriptionBot, https://t.me/Manga_Downloaderx_bot, https://telegramchannels.me/bots/read_mangabot, https://tgdr.io/@opmanganimebot, https://tgdr.io/anime, https://www.reddit.com/r/mangapiracy/comments/l9t6v0/i_made_a_telegram_channel_for_you_to_download/, https://www.youtube.com/watch?v=SyNWls9tDMk</text:p>
          </table:table-cell>
        </table:table-row>
        <table:table-row table:style-name="ro1">
          <table:table-cell office:value-type="string" calcext:value-type="string">
            <text:p>python telegram scraper</text:p>
          </table:table-cell>
          <table:table-cell office:value-type="string" calcext:value-type="string">
            <text:p>python telegram scraper (2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curious_coder/telegram-scraper/api/python, https://github.com/Steelio/Telegram-Post-Scraper, https://github.com/unnohwn/telegram-scraper, https://medium.com/@paritoshblogs/scrape-every-telegram-channel-effortlessly-with-this-python-code-its-game-changing-7471f6fed218, https://medium.com/@samuelmideksa4/web-scraping-using-python-c2924e3f0924, https://pypi.org/project/telegram-scraper/, https://smartproxy.com/blog/telegram-automation</text:p>
          </table:table-cell>
        </table:table-row>
        <table:table-row table:style-name="ro1">
          <table:table-cell office:value-type="string" calcext:value-type="string">
            <text:p>telegram scraper python</text:p>
          </table:table-cell>
          <table:table-cell office:value-type="string" calcext:value-type="string">
            <text:p>python telegram scraper (2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curious_coder/telegram-scraper/api/python, https://github.com/Steelio/Telegram-Post-Scraper, https://github.com/unnohwn/telegram-scraper, https://medium.com/@paritoshblogs/scrape-every-telegram-channel-effortlessly-with-this-python-code-its-game-changing-7471f6fed218, https://medium.com/@samuelmideksa4/web-scraping-using-python-c2924e3f0924, https://pypi.org/project/telegram-scraper/, https://smartproxy.com/blog/telegram-automation</text:p>
          </table:table-cell>
        </table:table-row>
        <table:table-row table:style-name="ro1">
          <table:table-cell office:value-type="string" calcext:value-type="string">
            <text:p>birthday bot telegram</text:p>
          </table:table-cell>
          <table:table-cell office:value-type="string" calcext:value-type="string">
            <text:p>birthday bot telegram (2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uddybot.tools/marketplace/happy-birthday-greetings, https://core.telegram.org/method/contacts.getBirthdays, https://github.com/IronTony-Stark/Telegram-Happy-Birthday-Bot, https://github.com/dreth/BdayReminderBot, https://t.me/birthdaycountbot, https://toptelegrambots.com/list/BaliBirthdayBot, https://www.andewil.com/telegram-birthday-reminder-bot/, https://www.reddit.com/r/Telegram/comments/1g94iht/telegram_birthday_bots_for_group_chats/, https://www.youtube.com/watch?v=Z0hKvVbMw10</text:p>
          </table:table-cell>
        </table:table-row>
        <table:table-row table:style-name="ro1">
          <table:table-cell office:value-type="string" calcext:value-type="string">
            <text:p>telegram birthday bot</text:p>
          </table:table-cell>
          <table:table-cell office:value-type="string" calcext:value-type="string">
            <text:p>birthday bot telegram (2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uddybot.tools/marketplace/happy-birthday-greetings, https://core.telegram.org/method/contacts.getBirthdays, https://github.com/IronTony-Stark/Telegram-Happy-Birthday-Bot, https://github.com/dreth/BdayReminderBot, https://t.me/birthdaycountbot, https://toptelegrambots.com/list/BaliBirthdayBot, https://www.andewil.com/telegram-birthday-reminder-bot/, https://www.reddit.com/r/Telegram/comments/1g94iht/telegram_birthday_bots_for_group_chats/, https://www.youtube.com/watch?v=Z0hKvVbMw10</text:p>
          </table:table-cell>
        </table:table-row>
        <table:table-row table:style-name="ro1">
          <table:table-cell office:value-type="string" calcext:value-type="string">
            <text:p>quiz bot telegram pytho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ntonykamp/QuizBot, https://github.com/gcatanese/SampleTelegramQuiz, https://quizbot.readthedocs.io/, https://stackoverflow.com/questions/78183081/a-telegram-bot-should-send-a-quiz-how-to-do-it, https://stackoverflow.com/questions/78287338/how-to-handle-next-question-in-a-quiz-in-pytelegrambotapi, https://telegram.org/tour/quizbot, https://timthewebmaster.com/en/articles/quizbot-bot-for-telegram/, https://towardsdatascience.com/creating-a-telegram-chatbot-quiz-with-python-711a43c0c424/, https://www.quora.com/How-do-I-create-a-quizbot-in-Telegram, https://www.reddit.com/r/learnprogramming/comments/hilk5o/quizbot_telegram_what_technologies_do_i_need_to/</text:p>
          </table:table-cell>
        </table:table-row>
        <table:table-row table:style-name="ro1">
          <table:table-cell office:value-type="string" calcext:value-type="string">
            <text:p>telegram calculator bo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tsfortelegram.com/project/calcu-bot/, https://github.com/ILoveBacteria/calculator-telegram-bot, https://github.com/amirh-khali/simple-calculator-telegram-bot, https://stackoverflow.com/questions/75480332/how-can-i-make-this-telegram-bot-calculator-work, https://t.me/Score_Rank_Calculator_Bot, https://t.me/calculation_smart_bot, https://telegramic.org/bot/mathcalcbot/, https://www.c-sharpcorner.com/article/how-to-create-telegram-bot/, https://www.quora.com/How-can-I-code-Python-a-calculator-for-my-bot-in-Telegram-Only-the-basic-stuff-like-addition-subtraction-multiplication-and-division, https://www.reddit.com/r/TelegramBots/comments/1ervybn/how_does_telegram_calculate_the_number_of_a_bots/</text:p>
          </table:table-cell>
        </table:table-row>
        <table:table-row table:style-name="ro1">
          <table:table-cell office:value-type="string" calcext:value-type="string">
            <text:p>monetize telegram bot</text:p>
          </table:table-cell>
          <table:table-cell office:value-type="string" calcext:value-type="string">
            <text:p>monetize telegram bot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m.org/blog/payments?setln=es, https://www.reddit.com/r/solana/comments/1e7786p/do_you_win_with_bots_telegram/, https://www.travelpayouts.com/blog/how-to-make-money-on-telegram/</text:p>
          </table:table-cell>
        </table:table-row>
        <table:table-row table:style-name="ro1">
          <table:table-cell office:value-type="string" calcext:value-type="string">
            <text:p>rich bot telegram</text:p>
          </table:table-cell>
          <table:table-cell office:value-type="string" calcext:value-type="string">
            <text:p>monetize telegram bot (2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m.org/blog/payments?setln=es, https://www.reddit.com/r/solana/comments/1e7786p/do_you_win_with_bots_telegram/, https://www.travelpayouts.com/blog/how-to-make-money-on-telegram/</text:p>
          </table:table-cell>
        </table:table-row>
        <table:table-row table:style-name="ro1">
          <table:table-cell office:value-type="string" calcext:value-type="string">
            <text:p>secret santa telegram bot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hebotplatform.com/docs/creating-a-secret-santa-bot, https://github.com/Voxter256/Secret-Santa-Bot, https://github.com/zeroone2numeral2/tg-secret-santa-bot, https://gitlab.com/-/snippets/3753197, https://secret-santa.team/, https://sharovarskyi.com/blog/posts/blazor-santa/, https://t.me/HappySecretSantaBot, https://t.me/santapartybot, https://www.findmini.app/santapartybot/, https://www.reddit.com/r/programming/comments/kfovpx/i_made_a_simple_secret_santa_telegram_bot_for_me/</text:p>
          </table:table-cell>
        </table:table-row>
        <table:table-row table:style-name="ro1">
          <table:table-cell office:value-type="string" calcext:value-type="string">
            <text:p>telegram survey bot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make.com/t/creating-a-survey-in-telegram-bot-with-make/13235, https://github.com/Catrobat/diary-survey-bot, https://github.com/Raze97/Telegram-Survey-Bot, https://n8n.io/workflows/3115-create-product-satisfaction-surveys-with-telegram-google-sheets-and-ai/, https://smartbotsland.com/buttons/survey-users-telegram-bot/, https://telegram.me/PollBot, https://telegram.org/tour/quizbot, https://timthewebmaster.com/en/articles/quizbot-bot-for-telegram/, https://www.reddit.com/r/googlesheets/comments/n316eg/telegram_bot_which_creates_survey_bots_from/, https://www.youtube.com/watch?v=R_kWsPKf8WE&amp;pp=ygUSI3RlbGVncmFtMDExNjkyNzE2</text:p>
          </table:table-cell>
        </table:table-row>
        <table:table-row table:style-name="ro1" table:number-rows-repeated="1046757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телеграм-бот-wordstat'.A960:'телеграм-бот-wordstat'.A984 'телеграм-бот-wordstat'.A2:'телеграм-бот-wordstat'.A592 'телеграм-бот-wordstat'.A594:'телеграм-бот-wordstat'.A816 'телеграм-бот-wordstat'.A820:'телеграм-бот-wordstat'.A941 'телеграм-бот-wordstat'.A945:'телеграм-бот-wordstat'.A958 'телеграм-бот-wordstat'.A1435:'телеграм-бот-wordstat'.A1048576">
            <calcext:condition calcext:apply-style-name="Bad" calcext:value="duplicate" calcext:base-cell-address="'телеграм-бот-wordstat'.A2"/>
          </calcext:conditional-format>
          <calcext:conditional-format calcext:target-range-address="'телеграм-бот-wordstat'.A985:'телеграм-бот-wordstat'.A1434">
            <calcext:condition calcext:apply-style-name="Bad" calcext:value="duplicate" calcext:base-cell-address="'телеграм-бот-wordstat'.A985"/>
          </calcext:conditional-format>
          <calcext:conditional-format calcext:target-range-address="'телеграм-бот-wordstat'.A593:'телеграм-бот-wordstat'.A593">
            <calcext:condition calcext:apply-style-name="Bad" calcext:value="duplicate" calcext:base-cell-address="'телеграм-бот-wordstat'.A593"/>
          </calcext:conditional-format>
          <calcext:conditional-format calcext:target-range-address="'телеграм-бот-wordstat'.A817:'телеграм-бот-wordstat'.A819">
            <calcext:condition calcext:apply-style-name="Bad" calcext:value="duplicate" calcext:base-cell-address="'телеграм-бот-wordstat'.A817"/>
          </calcext:conditional-format>
          <calcext:conditional-format calcext:target-range-address="'телеграм-бот-wordstat'.A942:'телеграм-бот-wordstat'.A944">
            <calcext:condition calcext:apply-style-name="Bad" calcext:value="duplicate" calcext:base-cell-address="'телеграм-бот-wordstat'.A942"/>
          </calcext:conditional-format>
          <calcext:conditional-format calcext:target-range-address="'телеграм-бот-wordstat'.A959:'телеграм-бот-wordstat'.A959">
            <calcext:condition calcext:apply-style-name="Bad" calcext:value="duplicate" calcext:base-cell-address="'телеграм-бот-wordstat'.A959"/>
          </calcext:conditional-format>
        </calcext:conditional-formats>
      </table:table>
      <table:named-expressions/>
      <table:database-ranges>
        <table:database-range table:name="__Anonymous_Sheet_DB__0" table:target-range-address="'телеграм-бот-wordstat'.A1435:'телеграм-бот-wordstat'.H1818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15:54:31.2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5-04-22T19:57:53.962000000</dc:date>
    <meta:editing-duration>PT2H25M</meta:editing-duration>
    <meta:editing-cycles>20</meta:editing-cycles>
    <meta:document-statistic meta:table-count="1" meta:cell-count="14544" meta:object-count="0"/>
  </office:meta>
</office:document-meta>
</file>